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33ff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085.4" calcext:value-type="float">
            <text:p>2085,4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3.2" calcext:value-type="float">
            <text:p>1343,2</text:p>
          </table:table-cell>
          <table:table-cell table:style-name="ce1" office:value-type="float" office:value="1684" calcext:value-type="float">
            <text:p>1684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3268.8" calcext:value-type="float">
            <text:p>3268,8</text:p>
          </table:table-cell>
          <table:table-cell table:style-name="ce1" office:value-type="float" office:value="2732.3" calcext:value-type="float">
            <text:p>2732,3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50.3" calcext:value-type="float">
            <text:p>150,3</text:p>
          </table:table-cell>
          <table:table-cell table:style-name="ce1" office:value-type="float" office:value="18451.2" calcext:value-type="float">
            <text:p>18451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42.6" calcext:value-type="float">
            <text:p>1142,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2867.4" calcext:value-type="float">
            <text:p>2867,4</text:p>
          </table:table-cell>
          <table:table-cell table:style-name="ce1" office:value-type="float" office:value="140.2" calcext:value-type="float">
            <text:p>14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7.5" calcext:value-type="float">
            <text:p>1027,5</text:p>
          </table:table-cell>
          <table:table-cell table:style-name="ce1" office:value-type="float" office:value="1644.2" calcext:value-type="float">
            <text:p>1644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87.6" calcext:value-type="float">
            <text:p>2987,6</text:p>
          </table:table-cell>
          <table:table-cell table:style-name="ce1" office:value-type="float" office:value="2080.5" calcext:value-type="float">
            <text:p>2080,5</text:p>
          </table:table-cell>
          <table:table-cell table:style-name="ce1" office:value-type="float" office:value="576.3" calcext:value-type="float">
            <text:p>576,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551.4" calcext:value-type="float">
            <text:p>18551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81.8" calcext:value-type="float">
            <text:p>781,8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2782.5" calcext:value-type="float">
            <text:p>2782,5</text:p>
          </table:table-cell>
          <table:table-cell table:style-name="ce1" office:value-type="float" office:value="260.4" calcext:value-type="float">
            <text:p>260,4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303.4" calcext:value-type="float">
            <text:p>1303,4</text:p>
          </table:table-cell>
          <table:table-cell table:style-name="ce1" office:value-type="float" office:value="2245.8" calcext:value-type="float">
            <text:p>2245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348.8" calcext:value-type="float">
            <text:p>3348,8</text:p>
          </table:table-cell>
          <table:table-cell table:style-name="ce1" office:value-type="float" office:value="2080.3" calcext:value-type="float">
            <text:p>2080,3</text:p>
          </table:table-cell>
          <table:table-cell table:style-name="ce1" office:value-type="float" office:value="440.6" calcext:value-type="float">
            <text:p>440,6</text:p>
          </table:table-cell>
          <table:table-cell table:style-name="ce1" office:value-type="float" office:value="120.2" calcext:value-type="float">
            <text:p>120,2</text:p>
          </table:table-cell>
          <table:table-cell table:style-name="ce1" office:value-type="float" office:value="19835" calcext:value-type="float">
            <text:p>19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.2" calcext:value-type="float">
            <text:p>140,2</text:p>
          </table:table-cell>
          <table:table-cell table:style-name="ce1" office:value-type="float" office:value="1252.8" calcext:value-type="float">
            <text:p>1252,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91" calcext:value-type="float">
            <text:p>33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220.4" calcext:value-type="float">
            <text:p>22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829.8" calcext:value-type="float">
            <text:p>1829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89" calcext:value-type="float">
            <text:p>3389</text:p>
          </table:table-cell>
          <table:table-cell table:style-name="ce1" office:value-type="float" office:value="2456.5" calcext:value-type="float">
            <text:p>2456,5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852.4" calcext:value-type="float">
            <text:p>18852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22.8" calcext:value-type="float">
            <text:p>1122,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33.3" calcext:value-type="float">
            <text:p>33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3208.3" calcext:value-type="float">
            <text:p>3208,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7.5" calcext:value-type="float">
            <text:p>1077,5</text:p>
          </table:table-cell>
          <table:table-cell table:style-name="ce1" office:value-type="float" office:value="1764.4" calcext:value-type="float">
            <text:p>1764,4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549.6" calcext:value-type="float">
            <text:p>3549,6</text:p>
          </table:table-cell>
          <table:table-cell table:style-name="ce1" office:value-type="float" office:value="1854.8" calcext:value-type="float">
            <text:p>1854,8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360.6" calcext:value-type="float">
            <text:p>360,6</text:p>
          </table:table-cell>
          <table:table-cell table:style-name="ce1" office:value-type="float" office:value="18832.2" calcext:value-type="float">
            <text:p>18832,2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2957.8" calcext:value-type="float">
            <text:p>2957,8</text:p>
          </table:table-cell>
          <table:table-cell table:style-name="ce1" office:value-type="float" office:value="275.3" calcext:value-type="float">
            <text:p>275,3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1323.4" calcext:value-type="float">
            <text:p>1323,4</text:p>
          </table:table-cell>
          <table:table-cell table:style-name="ce1" office:value-type="float" office:value="2481.3" calcext:value-type="float">
            <text:p>2481,3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2807.4" calcext:value-type="float">
            <text:p>2807,4</text:p>
          </table:table-cell>
          <table:table-cell table:style-name="ce1" office:value-type="float" office:value="2080.3" calcext:value-type="float">
            <text:p>2080,3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096" calcext:value-type="float">
            <text:p>200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91" calcext:value-type="float">
            <text:p>33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2586.6" calcext:value-type="float">
            <text:p>2586,6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428.5" calcext:value-type="float">
            <text:p>1428,5</text:p>
          </table:table-cell>
          <table:table-cell table:style-name="ce1" office:value-type="float" office:value="1704.2" calcext:value-type="float">
            <text:p>1704,2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028.2" calcext:value-type="float">
            <text:p>3028,2</text:p>
          </table:table-cell>
          <table:table-cell table:style-name="ce1" office:value-type="float" office:value="2907.5" calcext:value-type="float">
            <text:p>2907,5</text:p>
          </table:table-cell>
          <table:table-cell table:style-name="ce1" office:value-type="float" office:value="325.8" calcext:value-type="float">
            <text:p>325,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9353.6" calcext:value-type="float">
            <text:p>19353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33.7" calcext:value-type="float">
            <text:p>133,7</text:p>
          </table:table-cell>
          <table:table-cell table:style-name="ce1" office:value-type="float" office:value="1082.8" calcext:value-type="float">
            <text:p>1082,8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2857.5" calcext:value-type="float">
            <text:p>2857,5</text:p>
          </table:table-cell>
          <table:table-cell table:style-name="ce1" office:value-type="float" office:value="340.4" calcext:value-type="float">
            <text:p>34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378.3" calcext:value-type="float">
            <text:p>1378,3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2667.2" calcext:value-type="float">
            <text:p>2667,2</text:p>
          </table:table-cell>
          <table:table-cell table:style-name="ce1" office:value-type="float" office:value="2080.3" calcext:value-type="float">
            <text:p>2080,3</text:p>
          </table:table-cell>
          <table:table-cell table:style-name="ce1" office:value-type="float" office:value="500.8" calcext:value-type="float">
            <text:p>500,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267.8" calcext:value-type="float">
            <text:p>17267,8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43.8" calcext:value-type="float">
            <text:p>1543,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21.4" calcext:value-type="float">
            <text:p>4521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office:value-type="float" office:value="2967.6" calcext:value-type="float">
            <text:p>2967,6</text:p>
          </table:table-cell>
          <table:table-cell office:value-type="float" office:value="180.2" calcext:value-type="float">
            <text:p>180,2</text:p>
          </table:table-cell>
          <table:table-cell office:value-type="float" office:value="0" calcext:value-type="float">
            <text:p>0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654.3" calcext:value-type="float">
            <text:p>1654,3</text:p>
          </table:table-cell>
          <table:table-cell office:value-type="float" office:value="1924.8" calcext:value-type="float">
            <text:p>1924,8</text:p>
          </table:table-cell>
          <table:table-cell office:value-type="float" office:value="3391" calcext:value-type="float">
            <text:p>3391</text:p>
          </table:table-cell>
          <table:table-cell office:value-type="float" office:value="2667" calcext:value-type="float">
            <text:p>2667</text:p>
          </table:table-cell>
          <table:table-cell office:value-type="float" office:value="2205.8" calcext:value-type="float">
            <text:p>2205,8</text:p>
          </table:table-cell>
          <table:table-cell office:value-type="float" office:value="526" calcext:value-type="float">
            <text:p>526</text:p>
          </table:table-cell>
          <table:table-cell office:value-type="float" office:value="80" calcext:value-type="float">
            <text:p>80</text:p>
          </table:table-cell>
          <table:table-cell office:value-type="float" office:value="19514.4" calcext:value-type="float">
            <text:p>19514,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1.8" calcext:value-type="float">
            <text:p>821,8</text:p>
          </table:table-cell>
          <table:table-cell office:value-type="float" office:value="62.5" calcext:value-type="float">
            <text:p>6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office:value-type="float" office:value="2265.8" calcext:value-type="float">
            <text:p>2265,8</text:p>
          </table:table-cell>
          <table:table-cell office:value-type="float" office:value="275" calcext:value-type="float">
            <text:p>275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142.6" calcext:value-type="float">
            <text:p>1142,6</text:p>
          </table:table-cell>
          <table:table-cell office:value-type="float" office:value="1965" calcext:value-type="float">
            <text:p>1965</text:p>
          </table:table-cell>
          <table:table-cell office:value-type="float" office:value="6782" calcext:value-type="float">
            <text:p>6782</text:p>
          </table:table-cell>
          <table:table-cell office:value-type="float" office:value="3128.4" calcext:value-type="float">
            <text:p>3128,4</text:p>
          </table:table-cell>
          <table:table-cell office:value-type="float" office:value="1904.8" calcext:value-type="float">
            <text:p>1904,8</text:p>
          </table:table-cell>
          <table:table-cell office:value-type="float" office:value="676.3" calcext:value-type="float">
            <text:p>676,3</text:p>
          </table:table-cell>
          <table:table-cell office:value-type="float" office:value="0" calcext:value-type="float">
            <text:p>0</text:p>
          </table:table-cell>
          <table:table-cell office:value-type="float" office:value="19012.6" calcext:value-type="float">
            <text:p>19012,6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927" calcext:value-type="float">
            <text:p>927</text:p>
          </table:table-cell>
          <table:table-cell office:value-type="float" office:value="100" calcext:value-type="float">
            <text:p>100</text:p>
          </table:table-cell>
          <table:table-cell office:value-type="float" office:value="4521.4" calcext:value-type="float">
            <text:p>4521,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office:value-type="float" office:value="2205.6" calcext:value-type="float">
            <text:p>2205,6</text:p>
          </table:table-cell>
          <table:table-cell office:value-type="float" office:value="200.3" calcext:value-type="float">
            <text:p>200,3</text:p>
          </table:table-cell>
          <table:table-cell office:value-type="float" office:value="0" calcext:value-type="float">
            <text:p>0</text:p>
          </table:table-cell>
          <table:table-cell office:value-type="float" office:value="2712.8" calcext:value-type="float">
            <text:p>2712,8</text:p>
          </table:table-cell>
          <table:table-cell office:value-type="float" office:value="0" calcext:value-type="float">
            <text:p>0</text:p>
          </table:table-cell>
          <table:table-cell office:value-type="float" office:value="1252.8" calcext:value-type="float">
            <text:p>1252,8</text:p>
          </table:table-cell>
          <table:table-cell office:value-type="float" office:value="1925" calcext:value-type="float">
            <text:p>1925</text:p>
          </table:table-cell>
          <table:table-cell office:value-type="float" office:value="4521.4" calcext:value-type="float">
            <text:p>4521,4</text:p>
          </table:table-cell>
          <table:table-cell office:value-type="float" office:value="2747" calcext:value-type="float">
            <text:p>2747</text:p>
          </table:table-cell>
          <table:table-cell office:value-type="float" office:value="2055.3" calcext:value-type="float">
            <text:p>2055,3</text:p>
          </table:table-cell>
          <table:table-cell office:value-type="float" office:value="300.4" calcext:value-type="float">
            <text:p>300,4</text:p>
          </table:table-cell>
          <table:table-cell office:value-type="float" office:value="150.3" calcext:value-type="float">
            <text:p>150,3</text:p>
          </table:table-cell>
          <table:table-cell office:value-type="float" office:value="19373.8" calcext:value-type="float">
            <text:p>19373,8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062.4" calcext:value-type="float">
            <text:p>1062,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office:value-type="float" office:value="2446.2" calcext:value-type="float">
            <text:p>2446,2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865" calcext:value-type="float">
            <text:p>1865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907.8" calcext:value-type="float">
            <text:p>2907,8</text:p>
          </table:table-cell>
          <table:table-cell office:value-type="float" office:value="2481.3" calcext:value-type="float">
            <text:p>2481,3</text:p>
          </table:table-cell>
          <table:table-cell office:value-type="float" office:value="280.4" calcext:value-type="float">
            <text:p>280,4</text:p>
          </table:table-cell>
          <table:table-cell office:value-type="float" office:value="160" calcext:value-type="float">
            <text:p>160</text:p>
          </table:table-cell>
          <table:table-cell office:value-type="float" office:value="18009.8" calcext:value-type="float">
            <text:p>18009,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82.4" calcext:value-type="float">
            <text:p>1082,4</text:p>
          </table:table-cell>
          <table:table-cell office:value-type="float" office:value="187.5" calcext:value-type="float">
            <text:p>18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float" office:value="2832.5" calcext:value-type="float">
            <text:p>2832,5</text:p>
          </table:table-cell>
          <table:table-cell office:value-type="float" office:value="125" calcext:value-type="float">
            <text:p>125</text:p>
          </table:table-cell>
          <table:table-cell office:value-type="float" office:value="8138.4" calcext:value-type="float">
            <text:p>8138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801.8" calcext:value-type="float">
            <text:p>801,8</text:p>
          </table:table-cell>
          <table:table-cell office:value-type="float" office:value="1564" calcext:value-type="float">
            <text:p>156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208.4" calcext:value-type="float">
            <text:p>3208,4</text:p>
          </table:table-cell>
          <table:table-cell office:value-type="float" office:value="2281.3" calcext:value-type="float">
            <text:p>2281,3</text:p>
          </table:table-cell>
          <table:table-cell office:value-type="float" office:value="340.4" calcext:value-type="float">
            <text:p>340,4</text:p>
          </table:table-cell>
          <table:table-cell office:value-type="float" office:value="160.2" calcext:value-type="float">
            <text:p>160,2</text:p>
          </table:table-cell>
          <table:table-cell office:value-type="float" office:value="80383.8" calcext:value-type="float">
            <text:p>80383,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42.4" calcext:value-type="float">
            <text:p>1042,4</text:p>
          </table:table-cell>
          <table:table-cell office:value-type="float" office:value="200" calcext:value-type="float">
            <text:p>200</text:p>
          </table:table-cell>
          <table:table-cell office:value-type="float" office:value="3391" calcext:value-type="float">
            <text:p>33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office:value-type="float" office:value="2567" calcext:value-type="float">
            <text:p>2567</text:p>
          </table:table-cell>
          <table:table-cell office:value-type="float" office:value="300.4" calcext:value-type="float">
            <text:p>300,4</text:p>
          </table:table-cell>
          <table:table-cell office:value-type="float" office:value="2712.8" calcext:value-type="float">
            <text:p>2712,8</text:p>
          </table:table-cell>
          <table:table-cell office:value-type="float" office:value="674595.3" calcext:value-type="float">
            <text:p>674595,3</text:p>
          </table:table-cell>
          <table:table-cell office:value-type="float" office:value="3391" calcext:value-type="float">
            <text:p>3391</text:p>
          </table:table-cell>
          <table:table-cell office:value-type="float" office:value="1052.3" calcext:value-type="float">
            <text:p>1052,3</text:p>
          </table:table-cell>
          <table:table-cell office:value-type="float" office:value="1644.2" calcext:value-type="float">
            <text:p>164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67.6" calcext:value-type="float">
            <text:p>2867,6</text:p>
          </table:table-cell>
          <table:table-cell office:value-type="float" office:value="2581.8" calcext:value-type="float">
            <text:p>2581,8</text:p>
          </table:table-cell>
          <table:table-cell office:value-type="float" office:value="375.5" calcext:value-type="float">
            <text:p>375,5</text:p>
          </table:table-cell>
          <table:table-cell office:value-type="float" office:value="576.3" calcext:value-type="float">
            <text:p>576,3</text:p>
          </table:table-cell>
          <table:table-cell office:value-type="float" office:value="812364.8" calcext:value-type="float">
            <text:p>812364,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42" calcext:value-type="float">
            <text:p>942</text:p>
          </table:table-cell>
          <table:table-cell office:value-type="float" office:value="150" calcext:value-type="float">
            <text:p>150</text:p>
          </table:table-cell>
          <table:table-cell office:value-type="float" office:value="24415.3" calcext:value-type="float">
            <text:p>2441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office:value-type="float" office:value="3108" calcext:value-type="float">
            <text:p>3108</text:p>
          </table:table-cell>
          <table:table-cell office:value-type="float" office:value="922.2" calcext:value-type="float">
            <text:p>922,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184438" calcext:value-type="float">
            <text:p>2184438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165.6" calcext:value-type="float">
            <text:p>2165,6</text:p>
          </table:table-cell>
          <table:table-cell office:value-type="float" office:value="78834.3" calcext:value-type="float">
            <text:p>78834,3</text:p>
          </table:table-cell>
          <table:table-cell office:value-type="float" office:value="3369" calcext:value-type="float">
            <text:p>3369</text:p>
          </table:table-cell>
          <table:table-cell office:value-type="float" office:value="1905" calcext:value-type="float">
            <text:p>1905</text:p>
          </table:table-cell>
          <table:table-cell office:value-type="float" office:value="701.6" calcext:value-type="float">
            <text:p>701,6</text:p>
          </table:table-cell>
          <table:table-cell office:value-type="float" office:value="962.2" calcext:value-type="float">
            <text:p>962,2</text:p>
          </table:table-cell>
          <table:table-cell office:value-type="float" office:value="1686496" calcext:value-type="float">
            <text:p>168649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62.4" calcext:value-type="float">
            <text:p>962,4</text:p>
          </table:table-cell>
          <table:table-cell office:value-type="float" office:value="137.5" calcext:value-type="float">
            <text:p>137,5</text:p>
          </table:table-cell>
          <table:table-cell office:value-type="float" office:value="37979.4" calcext:value-type="float">
            <text:p>37979,4</text:p>
          </table:table-cell>
          <table:table-cell office:value-type="float" office:value="233.7" calcext:value-type="float">
            <text:p>233,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office:value-type="float" office:value="3328.8" calcext:value-type="float">
            <text:p>3328,8</text:p>
          </table:table-cell>
          <table:table-cell office:value-type="float" office:value="1543.8" calcext:value-type="float">
            <text:p>1543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725699.2" calcext:value-type="float">
            <text:p>2725699,2</text:p>
          </table:table-cell>
          <table:table-cell office:value-type="float" office:value="3391" calcext:value-type="float">
            <text:p>3391</text:p>
          </table:table-cell>
          <table:table-cell office:value-type="float" office:value="1278.3" calcext:value-type="float">
            <text:p>1278,3</text:p>
          </table:table-cell>
          <table:table-cell office:value-type="float" office:value="1684.4" calcext:value-type="float">
            <text:p>1684,4</text:p>
          </table:table-cell>
          <table:table-cell office:value-type="float" office:value="78807.2" calcext:value-type="float">
            <text:p>78807,2</text:p>
          </table:table-cell>
          <table:table-cell office:value-type="float" office:value="2847.6" calcext:value-type="float">
            <text:p>2847,6</text:p>
          </table:table-cell>
          <table:table-cell office:value-type="float" office:value="2030.5" calcext:value-type="float">
            <text:p>2030,5</text:p>
          </table:table-cell>
          <table:table-cell office:value-type="float" office:value="826.8" calcext:value-type="float">
            <text:p>826,8</text:p>
          </table:table-cell>
          <table:table-cell office:value-type="float" office:value="901.8" calcext:value-type="float">
            <text:p>901,8</text:p>
          </table:table-cell>
          <table:table-cell office:value-type="float" office:value="1664899.9" calcext:value-type="float">
            <text:p>1664899,9</text:p>
          </table:table-cell>
          <table:table-cell office:value-type="float" office:value="87.5" calcext:value-type="float">
            <text:p>87,5</text:p>
          </table:table-cell>
          <table:table-cell office:value-type="float" office:value="75" calcext:value-type="float">
            <text:p>75</text:p>
          </table:table-cell>
          <table:table-cell office:value-type="float" office:value="1162.8" calcext:value-type="float">
            <text:p>1162,8</text:p>
          </table:table-cell>
          <table:table-cell office:value-type="float" office:value="120" calcext:value-type="float">
            <text:p>120</text:p>
          </table:table-cell>
          <table:table-cell office:value-type="float" office:value="54324.1" calcext:value-type="float">
            <text:p>54324,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office:value-type="float" office:value="3228.4" calcext:value-type="float">
            <text:p>3228,4</text:p>
          </table:table-cell>
          <table:table-cell office:value-type="float" office:value="1744.4" calcext:value-type="float">
            <text:p>1744,4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022263.7" calcext:value-type="float">
            <text:p>3022263,7</text:p>
          </table:table-cell>
          <table:table-cell office:value-type="float" office:value="0" calcext:value-type="float">
            <text:p>0</text:p>
          </table:table-cell>
          <table:table-cell office:value-type="float" office:value="1353.3" calcext:value-type="float">
            <text:p>1353,3</text:p>
          </table:table-cell>
          <table:table-cell office:value-type="float" office:value="2506.6" calcext:value-type="float">
            <text:p>2506,6</text:p>
          </table:table-cell>
          <table:table-cell office:value-type="float" office:value="84260" calcext:value-type="float">
            <text:p>84260</text:p>
          </table:table-cell>
          <table:table-cell office:value-type="float" office:value="3108" calcext:value-type="float">
            <text:p>3108</text:p>
          </table:table-cell>
          <table:table-cell office:value-type="float" office:value="2882.5" calcext:value-type="float">
            <text:p>2882,5</text:p>
          </table:table-cell>
          <table:table-cell office:value-type="float" office:value="721.4" calcext:value-type="float">
            <text:p>721,4</text:p>
          </table:table-cell>
          <table:table-cell office:value-type="float" office:value="741.4" calcext:value-type="float">
            <text:p>741,4</text:p>
          </table:table-cell>
          <table:table-cell office:value-type="float" office:value="1830073.6" calcext:value-type="float">
            <text:p>1830073,6</text:p>
          </table:table-cell>
          <table:table-cell office:value-type="float" office:value="50" calcext:value-type="float">
            <text:p>50</text:p>
          </table:table-cell>
          <table:table-cell office:value-type="float" office:value="33.3" calcext:value-type="float">
            <text:p>33,3</text:p>
          </table:table-cell>
          <table:table-cell office:value-type="float" office:value="1323.4" calcext:value-type="float">
            <text:p>1323,4</text:p>
          </table:table-cell>
          <table:table-cell office:value-type="float" office:value="237.5" calcext:value-type="float">
            <text:p>237,5</text:p>
          </table:table-cell>
          <table:table-cell office:value-type="float" office:value="46172.1" calcext:value-type="float">
            <text:p>46172,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office:value-type="float" office:value="2546.6" calcext:value-type="float">
            <text:p>2546,6</text:p>
          </table:table-cell>
          <table:table-cell office:value-type="float" office:value="1764.4" calcext:value-type="float">
            <text:p>1764,4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2761101" calcext:value-type="float">
            <text:p>2761101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2546.6" calcext:value-type="float">
            <text:p>2546,6</text:p>
          </table:table-cell>
          <table:table-cell office:value-type="float" office:value="89685.6" calcext:value-type="float">
            <text:p>89685,6</text:p>
          </table:table-cell>
          <table:table-cell office:value-type="float" office:value="2887.6" calcext:value-type="float">
            <text:p>2887,6</text:p>
          </table:table-cell>
          <table:table-cell office:value-type="float" office:value="2607" calcext:value-type="float">
            <text:p>2607</text:p>
          </table:table-cell>
          <table:table-cell office:value-type="float" office:value="721.6" calcext:value-type="float">
            <text:p>721,6</text:p>
          </table:table-cell>
          <table:table-cell office:value-type="float" office:value="942" calcext:value-type="float">
            <text:p>942</text:p>
          </table:table-cell>
          <table:table-cell office:value-type="float" office:value="2025516.8" calcext:value-type="float">
            <text:p>2025516,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61.8" calcext:value-type="float">
            <text:p>861,8</text:p>
          </table:table-cell>
          <table:table-cell office:value-type="float" office:value="80" calcext:value-type="float">
            <text:p>80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office:value-type="float" office:value="3007.8" calcext:value-type="float">
            <text:p>3007,8</text:p>
          </table:table-cell>
          <table:table-cell office:value-type="float" office:value="2065.2" calcext:value-type="float">
            <text:p>2065,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3555439.8" calcext:value-type="float">
            <text:p>3555439,8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1779.5" calcext:value-type="float">
            <text:p>1779,5</text:p>
          </table:table-cell>
          <table:table-cell office:value-type="float" office:value="103303.9" calcext:value-type="float">
            <text:p>103303,9</text:p>
          </table:table-cell>
          <table:table-cell office:value-type="float" office:value="2546.4" calcext:value-type="float">
            <text:p>2546,4</text:p>
          </table:table-cell>
          <table:table-cell office:value-type="float" office:value="2456.5" calcext:value-type="float">
            <text:p>2456,5</text:p>
          </table:table-cell>
          <table:table-cell office:value-type="float" office:value="741.6" calcext:value-type="float">
            <text:p>741,6</text:p>
          </table:table-cell>
          <table:table-cell office:value-type="float" office:value="1323" calcext:value-type="float">
            <text:p>1323</text:p>
          </table:table-cell>
          <table:table-cell office:value-type="float" office:value="2357171.2" calcext:value-type="float">
            <text:p>2357171,2</text:p>
          </table:table-cell>
          <table:table-cell office:value-type="float" office:value="66.7" calcext:value-type="float">
            <text:p>66,7</text:p>
          </table:table-cell>
          <table:table-cell office:value-type="float" office:value="100" calcext:value-type="float">
            <text:p>100</text:p>
          </table:table-cell>
          <table:table-cell office:value-type="float" office:value="881.8" calcext:value-type="float">
            <text:p>881,8</text:p>
          </table:table-cell>
          <table:table-cell office:value-type="float" office:value="125" calcext:value-type="float">
            <text:p>125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90092.4" calcext:value-type="float">
            <text:p>389009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111469.5" calcext:value-type="float">
            <text:p>111469,5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354227.2" calcext:value-type="float">
            <text:p>2354227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3158.3" calcext:value-type="float">
            <text:p>3158,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85312" calcext:value-type="float">
            <text:p>39853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3162183.5" calcext:value-type="float">
            <text:p>3162183,5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61460.7" calcext:value-type="float">
            <text:p>4061460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1122.4" calcext:value-type="float">
            <text:p>1122,4</text:p>
          </table:table-cell>
          <table:table-cell table:style-name="ce2" office:value-type="float" office:value="2145600" calcext:value-type="float">
            <text:p>2145600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81520" calcext:value-type="float">
            <text:p>815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15879.8" calcext:value-type="float">
            <text:p>411587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2832.3" calcext:value-type="float">
            <text:p>2832,3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196499.2" calcext:value-type="float">
            <text:p>2196499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92398.4" calcext:value-type="float">
            <text:p>92398,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45775.1" calcext:value-type="float">
            <text:p>4145775,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135993.3" calcext:value-type="float">
            <text:p>135993,3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179270.4" calcext:value-type="float">
            <text:p>2179270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9658.5" calcext:value-type="float">
            <text:p>89658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2" office:value-type="float" office:value="2947.6" calcext:value-type="float">
            <text:p>2947,6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939004.4" calcext:value-type="float">
            <text:p>3939004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41418.9" calcext:value-type="float">
            <text:p>141418,9</text:p>
          </table:table-cell>
          <table:table-cell table:style-name="ce2" office:value-type="float" office:value="3047.8" calcext:value-type="float">
            <text:p>3047,8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018342.4" calcext:value-type="float">
            <text:p>201834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6945.6" calcext:value-type="float">
            <text:p>86945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2932.5" calcext:value-type="float">
            <text:p>2932,5</text:p>
          </table:table-cell>
          <table:table-cell table:style-name="ce2" office:value-type="float" office:value="1383.6" calcext:value-type="float">
            <text:p>138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18592.6" calcext:value-type="float">
            <text:p>4118592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144131.7" calcext:value-type="float">
            <text:p>144131,7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118169.6" calcext:value-type="float">
            <text:p>2118169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6972.8" calcext:value-type="float">
            <text:p>86972,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07741" calcext:value-type="float">
            <text:p>410774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55010.1" calcext:value-type="float">
            <text:p>155010,1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450.5" calcext:value-type="float">
            <text:p>450,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054348.8" calcext:value-type="float">
            <text:p>2054348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23372.9" calcext:value-type="float">
            <text:p>4023372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2105.2" calcext:value-type="float">
            <text:p>2105,2</text:p>
          </table:table-cell>
          <table:table-cell table:style-name="ce2" office:value-type="float" office:value="152270.2" calcext:value-type="float">
            <text:p>152270,2</text:p>
          </table:table-cell>
          <table:table-cell table:style-name="ce2" office:value-type="float" office:value="3108.3" calcext:value-type="float">
            <text:p>3108,3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2004057.6" calcext:value-type="float">
            <text:p>2004057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160.2" calcext:value-type="float">
            <text:p>16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45156.6" calcext:value-type="float">
            <text:p>4045156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163175.7" calcext:value-type="float">
            <text:p>163175,7</text:p>
          </table:table-cell>
          <table:table-cell table:style-name="ce2" office:value-type="float" office:value="3368.8" calcext:value-type="float">
            <text:p>3368,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990924.8" calcext:value-type="float">
            <text:p>1990924,8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02342.3" calcext:value-type="float">
            <text:p>410234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2265.6" calcext:value-type="float">
            <text:p>2265,6</text:p>
          </table:table-cell>
          <table:table-cell table:style-name="ce2" office:value-type="float" office:value="168601.3" calcext:value-type="float">
            <text:p>168601,3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996332.8" calcext:value-type="float">
            <text:p>1996332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65243.1" calcext:value-type="float">
            <text:p>65243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2" office:value-type="float" office:value="3168.6" calcext:value-type="float">
            <text:p>3168,6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43116.2" calcext:value-type="float">
            <text:p>4143116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171314.1" calcext:value-type="float">
            <text:p>171314,1</text:p>
          </table:table-cell>
          <table:table-cell table:style-name="ce2" office:value-type="float" office:value="3790.2" calcext:value-type="float">
            <text:p>3790,2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1991539.2" calcext:value-type="float">
            <text:p>1991539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62530.3" calcext:value-type="float">
            <text:p>62530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26785.1" calcext:value-type="float">
            <text:p>4126785,1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2025.4" calcext:value-type="float">
            <text:p>2025,4</text:p>
          </table:table-cell>
          <table:table-cell table:style-name="ce2" office:value-type="float" office:value="179479.7" calcext:value-type="float">
            <text:p>179479,7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1972121.6" calcext:value-type="float">
            <text:p>197212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5243.1" calcext:value-type="float">
            <text:p>65243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2" office:value-type="float" office:value="2988.2" calcext:value-type="float">
            <text:p>2988,2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15906.7" calcext:value-type="float">
            <text:p>4115906,7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184932.4" calcext:value-type="float">
            <text:p>184932,4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901516.8" calcext:value-type="float">
            <text:p>1901516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18538.3" calcext:value-type="float">
            <text:p>411853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95810.8" calcext:value-type="float">
            <text:p>195810,8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976467.2" calcext:value-type="float">
            <text:p>1976467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982545" calcext:value-type="float">
            <text:p>398254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190358.1" calcext:value-type="float">
            <text:p>190358,1</text:p>
          </table:table-cell>
          <table:table-cell table:style-name="ce2" office:value-type="float" office:value="3408.8" calcext:value-type="float">
            <text:p>3408,8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425.5" calcext:value-type="float">
            <text:p>425,5</text:p>
          </table:table-cell>
          <table:table-cell table:style-name="ce2" office:value-type="float" office:value="921.8" calcext:value-type="float">
            <text:p>921,8</text:p>
          </table:table-cell>
          <table:table-cell table:style-name="ce2" office:value-type="float" office:value="1993568" calcext:value-type="float">
            <text:p>199356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04382.8" calcext:value-type="float">
            <text:p>400438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190385.2" calcext:value-type="float">
            <text:p>190385,2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1885888" calcext:value-type="float">
            <text:p>188588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958129.3" calcext:value-type="float">
            <text:p>395812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95810.8" calcext:value-type="float">
            <text:p>195810,8</text:p>
          </table:table-cell>
          <table:table-cell table:style-name="ce2" office:value-type="float" office:value="3930.4" calcext:value-type="float">
            <text:p>3930,4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923468.8" calcext:value-type="float">
            <text:p>1923468,8</text:p>
          </table:table-cell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2503.2" calcext:value-type="float">
            <text:p>62503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2" office:value-type="float" office:value="3133.3" calcext:value-type="float">
            <text:p>3133,3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69007.9" calcext:value-type="float">
            <text:p>396900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206662.1" calcext:value-type="float">
            <text:p>206662,1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534.3" calcext:value-type="float">
            <text:p>534,3</text:p>
          </table:table-cell>
          <table:table-cell table:style-name="ce2" office:value-type="float" office:value="701.8" calcext:value-type="float">
            <text:p>701,8</text:p>
          </table:table-cell>
          <table:table-cell table:style-name="ce2" office:value-type="float" office:value="1913222.4" calcext:value-type="float">
            <text:p>1913222,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6094.4" calcext:value-type="float">
            <text:p>76094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32829.3" calcext:value-type="float">
            <text:p>423282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95783.7" calcext:value-type="float">
            <text:p>195783,7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945548.8" calcext:value-type="float">
            <text:p>1945548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8780.1" calcext:value-type="float">
            <text:p>78780,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01562" calcext:value-type="float">
            <text:p>40015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784.8" calcext:value-type="float">
            <text:p>1784,8</text:p>
          </table:table-cell>
          <table:table-cell table:style-name="ce2" office:value-type="float" office:value="198523.6" calcext:value-type="float">
            <text:p>198523,6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1964697.6" calcext:value-type="float">
            <text:p>1964697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3303.9" calcext:value-type="float">
            <text:p>103303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02261.4" calcext:value-type="float">
            <text:p>4102261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79479.7" calcext:value-type="float">
            <text:p>179479,7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3058" calcext:value-type="float">
            <text:p>3058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023705.6" calcext:value-type="float">
            <text:p>2023705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8679" calcext:value-type="float">
            <text:p>13867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1423.8" calcext:value-type="float">
            <text:p>142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80558.4" calcext:value-type="float">
            <text:p>408055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184932.4" calcext:value-type="float">
            <text:p>184932,4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141459.2" calcext:value-type="float">
            <text:p>2141459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163148.5" calcext:value-type="float">
            <text:p>163148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53967.6" calcext:value-type="float">
            <text:p>4153967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201209.3" calcext:value-type="float">
            <text:p>201209,3</text:p>
          </table:table-cell>
          <table:table-cell table:style-name="ce2" office:value-type="float" office:value="3670" calcext:value-type="float">
            <text:p>3670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143971.9" calcext:value-type="float">
            <text:p>2143971,9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8574.2" calcext:value-type="float">
            <text:p>168574,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15207.3" calcext:value-type="float">
            <text:p>401520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209374.9" calcext:value-type="float">
            <text:p>209374,9</text:p>
          </table:table-cell>
          <table:table-cell table:style-name="ce2" office:value-type="float" office:value="3870.2" calcext:value-type="float">
            <text:p>3870,2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200857.6" calcext:value-type="float">
            <text:p>2200857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55010.1" calcext:value-type="float">
            <text:p>155010,1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2" office:value-type="float" office:value="2887.8" calcext:value-type="float">
            <text:p>2887,8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02933.9" calcext:value-type="float">
            <text:p>420293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20280.4" calcext:value-type="float">
            <text:p>220280,4</text:p>
          </table:table-cell>
          <table:table-cell table:style-name="ce2" office:value-type="float" office:value="2667.2" calcext:value-type="float">
            <text:p>2667,2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353.5" calcext:value-type="float">
            <text:p>1353,5</text:p>
          </table:table-cell>
          <table:table-cell table:style-name="ce2" office:value-type="float" office:value="2301260.8" calcext:value-type="float">
            <text:p>2301260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92727.8" calcext:value-type="float">
            <text:p>429272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236584.6" calcext:value-type="float">
            <text:p>236584,6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360.4" calcext:value-type="float">
            <text:p>360,4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2245958.4" calcext:value-type="float">
            <text:p>2245958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54955.9" calcext:value-type="float">
            <text:p>154955,9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81822.5" calcext:value-type="float">
            <text:p>428182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233898.7" calcext:value-type="float">
            <text:p>233898,7</text:p>
          </table:table-cell>
          <table:table-cell table:style-name="ce2" office:value-type="float" office:value="2686.8" calcext:value-type="float">
            <text:p>2686,8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305024" calcext:value-type="float">
            <text:p>230502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54983" calcext:value-type="float">
            <text:p>15498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62805.7" calcext:value-type="float">
            <text:p>426280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250148.8" calcext:value-type="float">
            <text:p>250148,8</text:p>
          </table:table-cell>
          <table:table-cell table:style-name="ce2" office:value-type="float" office:value="2587" calcext:value-type="float">
            <text:p>2587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440.6" calcext:value-type="float">
            <text:p>440,6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268512" calcext:value-type="float">
            <text:p>2268512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418.9" calcext:value-type="float">
            <text:p>141418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style-name="ce2" office:value-type="float" office:value="3248.4" calcext:value-type="float">
            <text:p>3248,4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60065.8" calcext:value-type="float">
            <text:p>4260065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250202.9" calcext:value-type="float">
            <text:p>250202,9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244774.4" calcext:value-type="float">
            <text:p>2244774,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52243" calcext:value-type="float">
            <text:p>15224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97454.3" calcext:value-type="float">
            <text:p>419745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263713.1" calcext:value-type="float">
            <text:p>263713,1</text:p>
          </table:table-cell>
          <table:table-cell table:style-name="ce2" office:value-type="float" office:value="3288.6" calcext:value-type="float">
            <text:p>3288,6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340940.8" calcext:value-type="float">
            <text:p>2340940,8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2270.2" calcext:value-type="float">
            <text:p>152270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396059" calcext:value-type="float">
            <text:p>43960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260973.2" calcext:value-type="float">
            <text:p>260973,2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2406.5" calcext:value-type="float">
            <text:p>2406,5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2340556.8" calcext:value-type="float">
            <text:p>2340556,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55010.1" calcext:value-type="float">
            <text:p>155010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2025.4" calcext:value-type="float">
            <text:p>202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54639.8" calcext:value-type="float">
            <text:p>4254639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263686" calcext:value-type="float">
            <text:p>263686</text:p>
          </table:table-cell>
          <table:table-cell table:style-name="ce2" office:value-type="float" office:value="3188.6" calcext:value-type="float">
            <text:p>3188,6</text:p>
          </table:table-cell>
          <table:table-cell table:style-name="ce2" office:value-type="float" office:value="2255.5" calcext:value-type="float">
            <text:p>2255,5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1122.4" calcext:value-type="float">
            <text:p>1122,4</text:p>
          </table:table-cell>
          <table:table-cell table:style-name="ce2" office:value-type="float" office:value="1823468.8" calcext:value-type="float">
            <text:p>1823468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46844.5" calcext:value-type="float">
            <text:p>146844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70944.2" calcext:value-type="float">
            <text:p>427094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.3" calcext:value-type="float">
            <text:p>1253,3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301827.9" calcext:value-type="float">
            <text:p>301827,9</text:p>
          </table:table-cell>
          <table:table-cell table:style-name="ce2" office:value-type="float" office:value="2666.8" calcext:value-type="float">
            <text:p>2666,8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338233.6" calcext:value-type="float">
            <text:p>233823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41418.9" calcext:value-type="float">
            <text:p>141418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2366.4" calcext:value-type="float">
            <text:p>2366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97508.1" calcext:value-type="float">
            <text:p>4197508,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310074.5" calcext:value-type="float">
            <text:p>310074,5</text:p>
          </table:table-cell>
          <table:table-cell table:style-name="ce2" office:value-type="float" office:value="3308.6" calcext:value-type="float">
            <text:p>3308,6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2345241.6" calcext:value-type="float">
            <text:p>234524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5033.5" calcext:value-type="float">
            <text:p>125033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81203.9" calcext:value-type="float">
            <text:p>418120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339969.9" calcext:value-type="float">
            <text:p>339969,9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340083.2" calcext:value-type="float">
            <text:p>2340083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22320.7" calcext:value-type="float">
            <text:p>122320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45802.1" calcext:value-type="float">
            <text:p>4145802,1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361753.5" calcext:value-type="float">
            <text:p>361753,5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137081.6" calcext:value-type="float">
            <text:p>2137081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2320.7" calcext:value-type="float">
            <text:p>122320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314430.7" calcext:value-type="float">
            <text:p>4314430,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361753.5" calcext:value-type="float">
            <text:p>361753,5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757.5" calcext:value-type="float">
            <text:p>2757,5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2372108.8" calcext:value-type="float">
            <text:p>2372108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3226.2" calcext:value-type="float">
            <text:p>133226,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47792.2" calcext:value-type="float">
            <text:p>4447792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372631.9" calcext:value-type="float">
            <text:p>372631,9</text:p>
          </table:table-cell>
          <table:table-cell table:style-name="ce2" office:value-type="float" office:value="3289" calcext:value-type="float">
            <text:p>3289</text:p>
          </table:table-cell>
          <table:table-cell table:style-name="ce2" office:value-type="float" office:value="1578.8" calcext:value-type="float">
            <text:p>1578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455865.6" calcext:value-type="float">
            <text:p>2455865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8523.6" calcext:value-type="float">
            <text:p>198523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673552.7" calcext:value-type="float">
            <text:p>4673552,7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369946.3" calcext:value-type="float">
            <text:p>369946,3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2526176" calcext:value-type="float">
            <text:p>2526176</text:p>
          </table:table-cell>
          <table:table-cell table:style-name="ce2" office:value-type="float" office:value="114.3" calcext:value-type="float">
            <text:p>114,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244750.1" calcext:value-type="float">
            <text:p>244750,1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style-name="ce2" office:value-type="float" office:value="2747.4" calcext:value-type="float">
            <text:p>2747,4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409623.3" calcext:value-type="float">
            <text:p>440962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323611.8" calcext:value-type="float">
            <text:p>323611,8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549683.2" calcext:value-type="float">
            <text:p>2549683,2</text:p>
          </table:table-cell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271932.7" calcext:value-type="float">
            <text:p>271932,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style-name="ce2" office:value-type="float" office:value="2967.6" calcext:value-type="float">
            <text:p>2967,6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98153.5" calcext:value-type="float">
            <text:p>429815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312733.4" calcext:value-type="float">
            <text:p>312733,4</text:p>
          </table:table-cell>
          <table:table-cell table:style-name="ce2" office:value-type="float" office:value="2987.6" calcext:value-type="float">
            <text:p>2987,6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2491916.8" calcext:value-type="float">
            <text:p>2491916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80.2" calcext:value-type="float">
            <text:p>180,2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01882" calcext:value-type="float">
            <text:p>30188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42312.5" calcext:value-type="float">
            <text:p>4442312,5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529" calcext:value-type="float">
            <text:p>1529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342709.6" calcext:value-type="float">
            <text:p>342709,6</text:p>
          </table:table-cell>
          <table:table-cell table:style-name="ce2" office:value-type="float" office:value="4231.2" calcext:value-type="float">
            <text:p>4231,2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635993.6" calcext:value-type="float">
            <text:p>2635993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01881.8" calcext:value-type="float">
            <text:p>301881,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96731.3" calcext:value-type="float">
            <text:p>4496731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5" calcext:value-type="float">
            <text:p>1353,5</text:p>
          </table:table-cell>
          <table:table-cell table:style-name="ce2" office:value-type="float" office:value="1824.4" calcext:value-type="float">
            <text:p>1824,4</text:p>
          </table:table-cell>
          <table:table-cell table:style-name="ce2" office:value-type="float" office:value="372659.1" calcext:value-type="float">
            <text:p>372659,1</text:p>
          </table:table-cell>
          <table:table-cell table:style-name="ce2" office:value-type="float" office:value="3489.4" calcext:value-type="float">
            <text:p>3489,4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594432" calcext:value-type="float">
            <text:p>259443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90976.5" calcext:value-type="float">
            <text:p>290976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87248.1" calcext:value-type="float">
            <text:p>4287248,1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345449.5" calcext:value-type="float">
            <text:p>345449,5</text:p>
          </table:table-cell>
          <table:table-cell table:style-name="ce2" office:value-type="float" office:value="3589.6" calcext:value-type="float">
            <text:p>3589,6</text:p>
          </table:table-cell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544819.2" calcext:value-type="float">
            <text:p>2544819,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88263.7" calcext:value-type="float">
            <text:p>288263,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2145.2" calcext:value-type="float">
            <text:p>214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32856" calcext:value-type="float">
            <text:p>4232856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318213.1" calcext:value-type="float">
            <text:p>318213,1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531795.2" calcext:value-type="float">
            <text:p>2531795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88263.7" calcext:value-type="float">
            <text:p>288263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style-name="ce2" office:value-type="float" office:value="2947.4" calcext:value-type="float">
            <text:p>2947,4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79781.8" calcext:value-type="float">
            <text:p>437978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252861.7" calcext:value-type="float">
            <text:p>252861,7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2625478.4" calcext:value-type="float">
            <text:p>2625478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7358.3" calcext:value-type="float">
            <text:p>277358,3</text:p>
          </table:table-cell>
          <table:table-cell table:style-name="ce2" office:value-type="float" office:value="100.2" calcext:value-type="float">
            <text:p>1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84562.3" calcext:value-type="float">
            <text:p>428456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223020.3" calcext:value-type="float">
            <text:p>223020,3</text:p>
          </table:table-cell>
          <table:table-cell table:style-name="ce2" office:value-type="float" office:value="3128" calcext:value-type="float">
            <text:p>3128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512934.4" calcext:value-type="float">
            <text:p>2512934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82838" calcext:value-type="float">
            <text:p>28283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style-name="ce2" office:value-type="float" office:value="2807.6" calcext:value-type="float">
            <text:p>2807,6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26734.8" calcext:value-type="float">
            <text:p>452673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184905.3" calcext:value-type="float">
            <text:p>184905,3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540108.8" calcext:value-type="float">
            <text:p>2540108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93743.3" calcext:value-type="float">
            <text:p>293743,3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float" office:value="3158.3" calcext:value-type="float">
            <text:p>3158,3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469521.8" calcext:value-type="float">
            <text:p>446952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152270.2" calcext:value-type="float">
            <text:p>152270,2</text:p>
          </table:table-cell>
          <table:table-cell table:style-name="ce2" office:value-type="float" office:value="2646.8" calcext:value-type="float">
            <text:p>2646,8</text:p>
          </table:table-cell>
          <table:table-cell table:style-name="ce2" office:value-type="float" office:value="2331.3" calcext:value-type="float">
            <text:p>2331,3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2551084.8" calcext:value-type="float">
            <text:p>255108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91030.5" calcext:value-type="float">
            <text:p>291030,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594690.8" calcext:value-type="float">
            <text:p>459469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35966.2" calcext:value-type="float">
            <text:p>135966,2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653107.2" calcext:value-type="float">
            <text:p>2653107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90976.5" calcext:value-type="float">
            <text:p>290976,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49214.2" calcext:value-type="float">
            <text:p>4249214,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116922.2" calcext:value-type="float">
            <text:p>116922,2</text:p>
          </table:table-cell>
          <table:table-cell table:style-name="ce2" office:value-type="float" office:value="4070.8" calcext:value-type="float">
            <text:p>4070,8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2362368" calcext:value-type="float">
            <text:p>236236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60973.4" calcext:value-type="float">
            <text:p>260973,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1543.6" calcext:value-type="float">
            <text:p>154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371589.5" calcext:value-type="float">
            <text:p>437158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100564" calcext:value-type="float">
            <text:p>100564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543827.2" calcext:value-type="float">
            <text:p>2543827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4645.5" calcext:value-type="float">
            <text:p>274645,5</text:p>
          </table:table-cell>
          <table:table-cell table:style-name="ce2" office:value-type="float" office:value="100.2" calcext:value-type="float">
            <text:p>1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float" office:value="3028.2" calcext:value-type="float">
            <text:p>3028,2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72934" calcext:value-type="float">
            <text:p>45729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92425.5" calcext:value-type="float">
            <text:p>92425,5</text:p>
          </table:table-cell>
          <table:table-cell table:style-name="ce2" office:value-type="float" office:value="3128" calcext:value-type="float">
            <text:p>3128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503122.1" calcext:value-type="float">
            <text:p>2503122,1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55574.7" calcext:value-type="float">
            <text:p>255574,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38281.6" calcext:value-type="float">
            <text:p>4238281,6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177.5" calcext:value-type="float">
            <text:p>1177,5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3489.2" calcext:value-type="float">
            <text:p>3489,2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337753.6" calcext:value-type="float">
            <text:p>2337753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58287.5" calcext:value-type="float">
            <text:p>258287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83916.9" calcext:value-type="float">
            <text:p>4183916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448.8" calcext:value-type="float">
            <text:p>3448,8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2325337.6" calcext:value-type="float">
            <text:p>2325337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290976.5" calcext:value-type="float">
            <text:p>290976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24045.2" calcext:value-type="float">
            <text:p>4124045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73354.4" calcext:value-type="float">
            <text:p>73354,4</text:p>
          </table:table-cell>
          <table:table-cell table:style-name="ce2" office:value-type="float" office:value="3609.8" calcext:value-type="float">
            <text:p>3609,8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228595.2" calcext:value-type="float">
            <text:p>2228595,2</text:p>
          </table:table-cell>
          <table:table-cell table:style-name="ce2" office:value-type="float" office:value="71.4" calcext:value-type="float">
            <text:p>71,4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31858.4" calcext:value-type="float">
            <text:p>331858,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07660.1" calcext:value-type="float">
            <text:p>4107660,1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977.5" calcext:value-type="float">
            <text:p>977,5</text:p>
          </table:table-cell>
          <table:table-cell table:style-name="ce2" office:value-type="float" office:value="2245881.6" calcext:value-type="float">
            <text:p>224588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9118.6" calcext:value-type="float">
            <text:p>329118,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97481.2" calcext:value-type="float">
            <text:p>419748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876.8" calcext:value-type="float">
            <text:p>876,8</text:p>
          </table:table-cell>
          <table:table-cell table:style-name="ce2" office:value-type="float" office:value="400.6" calcext:value-type="float">
            <text:p>400,6</text:p>
          </table:table-cell>
          <table:table-cell table:style-name="ce2" office:value-type="float" office:value="2234195.2" calcext:value-type="float">
            <text:p>2234195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45395.5" calcext:value-type="float">
            <text:p>345395,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style-name="ce2" office:value-type="float" office:value="2983" calcext:value-type="float">
            <text:p>2983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27403.5" calcext:value-type="float">
            <text:p>4227403,5</text:p>
          </table:table-cell>
          <table:table-cell table:style-name="ce2" office:value-type="float" office:value="9042.7" calcext:value-type="float">
            <text:p>9042,7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584.5" calcext:value-type="float">
            <text:p>3584,5</text:p>
          </table:table-cell>
          <table:table-cell table:style-name="ce2" office:value-type="float" office:value="2055.5" calcext:value-type="float">
            <text:p>2055,5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190822.4" calcext:value-type="float">
            <text:p>219082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61780.7" calcext:value-type="float">
            <text:p>361780,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85903.4" calcext:value-type="float">
            <text:p>4085903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521.2" calcext:value-type="float">
            <text:p>521,2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282342.4" calcext:value-type="float">
            <text:p>228234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37256.9" calcext:value-type="float">
            <text:p>337256,9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style-name="ce2" office:value-type="float" office:value="2727.4" calcext:value-type="float">
            <text:p>2727,4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16606.1" calcext:value-type="float">
            <text:p>4216606,1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826.5" calcext:value-type="float">
            <text:p>826,5</text:p>
          </table:table-cell>
          <table:table-cell table:style-name="ce2" office:value-type="float" office:value="2264467.2" calcext:value-type="float">
            <text:p>2264467,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7334.5" calcext:value-type="float">
            <text:p>307334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32883" calcext:value-type="float">
            <text:p>4232883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260435.2" calcext:value-type="float">
            <text:p>2260435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1878.7" calcext:value-type="float">
            <text:p>271878,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style-name="ce2" office:value-type="float" office:value="3308.5" calcext:value-type="float">
            <text:p>3308,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28075.7" calcext:value-type="float">
            <text:p>432807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440.6" calcext:value-type="float">
            <text:p>440,6</text:p>
          </table:table-cell>
          <table:table-cell table:style-name="ce2" office:value-type="float" office:value="701.3" calcext:value-type="float">
            <text:p>701,3</text:p>
          </table:table-cell>
          <table:table-cell table:style-name="ce2" office:value-type="float" office:value="2274400" calcext:value-type="float">
            <text:p>22744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82.8" calcext:value-type="float">
            <text:p>108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39297.4" calcext:value-type="float">
            <text:p>239297,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style-name="ce2" office:value-type="float" office:value="2968.2" calcext:value-type="float">
            <text:p>2968,2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14511.5" calcext:value-type="float">
            <text:p>431451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550.8" calcext:value-type="float">
            <text:p>550,8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2296768" calcext:value-type="float">
            <text:p>229676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36584.6" calcext:value-type="float">
            <text:p>236584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19991.2" calcext:value-type="float">
            <text:p>431999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335078.4" calcext:value-type="float">
            <text:p>2335078,4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25706.2" calcext:value-type="float">
            <text:p>225706,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float" office:value="2827.2" calcext:value-type="float">
            <text:p>2827,2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47146.8" calcext:value-type="float">
            <text:p>434714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2155.5" calcext:value-type="float">
            <text:p>2155,5</text:p>
          </table:table-cell>
          <table:table-cell table:number-columns-repeated="2" table:style-name="ce2" office:value-type="float" office:value="601" calcext:value-type="float">
            <text:p>601</text:p>
          </table:table-cell>
          <table:table-cell table:style-name="ce2" office:value-type="float" office:value="2803919.5" calcext:value-type="float">
            <text:p>280391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1.8" calcext:value-type="float">
            <text:p>921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36611.5" calcext:value-type="float">
            <text:p>236611,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387893.5" calcext:value-type="float">
            <text:p>438789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300.2" calcext:value-type="float">
            <text:p>300,2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343488" calcext:value-type="float">
            <text:p>234348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21.8" calcext:value-type="float">
            <text:p>921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20307.5" calcext:value-type="float">
            <text:p>220307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85285" calcext:value-type="float">
            <text:p>39852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69.4" calcext:value-type="float">
            <text:p>3469,4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540.8" calcext:value-type="float">
            <text:p>540,8</text:p>
          </table:table-cell>
          <table:table-cell table:style-name="ce2" office:value-type="float" office:value="2264524.8" calcext:value-type="float">
            <text:p>2264524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17540.4" calcext:value-type="float">
            <text:p>217540,4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64846.1" calcext:value-type="float">
            <text:p>4164846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1964.8" calcext:value-type="float">
            <text:p>1964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248.4" calcext:value-type="float">
            <text:p>3248,4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460.6" calcext:value-type="float">
            <text:p>460,6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2246400" calcext:value-type="float">
            <text:p>224640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84932.4" calcext:value-type="float">
            <text:p>184932,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45751.7" calcext:value-type="float">
            <text:p>454575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2.8" calcext:value-type="float">
            <text:p>1252,8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2238854.4" calcext:value-type="float">
            <text:p>2238854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46844.5" calcext:value-type="float">
            <text:p>146844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style-name="ce2" office:value-type="float" office:value="2526.8" calcext:value-type="float">
            <text:p>2526,8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34923.8" calcext:value-type="float">
            <text:p>4134923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28" calcext:value-type="float">
            <text:p>312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2060928" calcext:value-type="float">
            <text:p>206092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24072.1" calcext:value-type="float">
            <text:p>412407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770.2" calcext:value-type="float">
            <text:p>3770,2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052640" calcext:value-type="float">
            <text:p>205264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0591.1" calcext:value-type="float">
            <text:p>100591,1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68204.2" calcext:value-type="float">
            <text:p>426820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2406" calcext:value-type="float">
            <text:p>240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480.6" calcext:value-type="float">
            <text:p>480,6</text:p>
          </table:table-cell>
          <table:table-cell table:style-name="ce2" office:value-type="float" office:value="941.8" calcext:value-type="float">
            <text:p>941,8</text:p>
          </table:table-cell>
          <table:table-cell table:style-name="ce2" office:value-type="float" office:value="2187225.6" calcext:value-type="float">
            <text:p>2187225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17197.4" calcext:value-type="float">
            <text:p>431719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1955.3" calcext:value-type="float">
            <text:p>1955,3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380.8" calcext:value-type="float">
            <text:p>380,8</text:p>
          </table:table-cell>
          <table:table-cell table:style-name="ce2" office:value-type="float" office:value="2067705.6" calcext:value-type="float">
            <text:p>2067705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style-name="ce2" office:value-type="float" office:value="2105.2" calcext:value-type="float">
            <text:p>2105,2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41721" calcext:value-type="float">
            <text:p>43417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2.8" calcext:value-type="float">
            <text:p>1082,8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1879.5" calcext:value-type="float">
            <text:p>1879,5</text:p>
          </table:table-cell>
          <table:table-cell table:style-name="ce2" office:value-type="float" office:value="340.6" calcext:value-type="float">
            <text:p>340,6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065766.4" calcext:value-type="float">
            <text:p>206576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1547.1" calcext:value-type="float">
            <text:p>81547,1</text:p>
          </table:table-cell>
          <table:table-cell table:style-name="ce2" office:value-type="float" office:value="100.2" calcext:value-type="float">
            <text:p>1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43089.1" calcext:value-type="float">
            <text:p>414308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6" calcext:value-type="float">
            <text:p>1002,6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27.8" calcext:value-type="float">
            <text:p>3027,8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1903430.4" calcext:value-type="float">
            <text:p>1903430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0668.8" calcext:value-type="float">
            <text:p>70668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60038.6" calcext:value-type="float">
            <text:p>426003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380.6" calcext:value-type="float">
            <text:p>380,6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2040383.5" calcext:value-type="float">
            <text:p>2040383,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273656.7" calcext:value-type="float">
            <text:p>427365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2958" calcext:value-type="float">
            <text:p>2958</text:p>
          </table:table-cell>
          <table:table-cell table:style-name="ce2" office:value-type="float" office:value="260.2" calcext:value-type="float">
            <text:p>260,2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886528" calcext:value-type="float">
            <text:p>18865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4391.9" calcext:value-type="float">
            <text:p>54391,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float" office:value="2707.3" calcext:value-type="float">
            <text:p>2707,3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92727.8" calcext:value-type="float">
            <text:p>429272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826400" calcext:value-type="float">
            <text:p>182640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30788.7" calcext:value-type="float">
            <text:p>4330788,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01209.6" calcext:value-type="float">
            <text:p>1901209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1651.9" calcext:value-type="float">
            <text:p>51651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510295.7" calcext:value-type="float">
            <text:p>451029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57104.7" calcext:value-type="float">
            <text:p>57104,7</text:p>
          </table:table-cell>
          <table:table-cell table:style-name="ce2" office:value-type="float" office:value="2867.4" calcext:value-type="float">
            <text:p>2867,4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440.6" calcext:value-type="float">
            <text:p>440,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776396.8" calcext:value-type="float">
            <text:p>1776396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46144.9" calcext:value-type="float">
            <text:p>46144,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578332.9" calcext:value-type="float">
            <text:p>4578332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5" calcext:value-type="float">
            <text:p>1152,5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350.3" calcext:value-type="float">
            <text:p>350,3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758432" calcext:value-type="float">
            <text:p>175843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05001.2" calcext:value-type="float">
            <text:p>410500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288.6" calcext:value-type="float">
            <text:p>3288,6</text:p>
          </table:table-cell>
          <table:table-cell table:style-name="ce2" office:value-type="float" office:value="2055.5" calcext:value-type="float">
            <text:p>2055,5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379778.1" calcext:value-type="float">
            <text:p>2379778,1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style-name="ce2" office:value-type="float" office:value="3469.2" calcext:value-type="float">
            <text:p>3469,2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35569" calcext:value-type="float">
            <text:p>4235569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804512" calcext:value-type="float">
            <text:p>18045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38006.5" calcext:value-type="float">
            <text:p>38006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style-name="ce2" office:value-type="float" office:value="2526.4" calcext:value-type="float">
            <text:p>2526,4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76369.8" calcext:value-type="float">
            <text:p>427636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814566.4" calcext:value-type="float">
            <text:p>1814566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266.6" calcext:value-type="float">
            <text:p>35266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396032.1" calcext:value-type="float">
            <text:p>439603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2230.5" calcext:value-type="float">
            <text:p>2230,5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787142.4" calcext:value-type="float">
            <text:p>1787142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483167.3" calcext:value-type="float">
            <text:p>448316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3248.8" calcext:value-type="float">
            <text:p>3248,8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450.5" calcext:value-type="float">
            <text:p>450,5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760339.2" calcext:value-type="float">
            <text:p>1760339,2</text:p>
          </table:table-cell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3459.3" calcext:value-type="float">
            <text:p>43459,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56603.1" calcext:value-type="float">
            <text:p>4556603,1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57104.7" calcext:value-type="float">
            <text:p>57104,7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843788.8" calcext:value-type="float">
            <text:p>1843788,8</text:p>
          </table:table-cell>
          <table:table-cell table:style-name="ce2" office:value-type="float" office:value="71.4" calcext:value-type="float">
            <text:p>71,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6199.2" calcext:value-type="float">
            <text:p>46199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style-name="ce2" office:value-type="float" office:value="2666.8" calcext:value-type="float">
            <text:p>2666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619133.8" calcext:value-type="float">
            <text:p>4619133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108" calcext:value-type="float">
            <text:p>3108</text:p>
          </table:table-cell>
          <table:table-cell table:style-name="ce2" office:value-type="float" office:value="2230.5" calcext:value-type="float">
            <text:p>2230,5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758038.1" calcext:value-type="float">
            <text:p>1758038,1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3486.4" calcext:value-type="float">
            <text:p>43486,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66863.3" calcext:value-type="float">
            <text:p>446686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673126.4" calcext:value-type="float">
            <text:p>167312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1062.2" calcext:value-type="float">
            <text:p>1062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466782.2" calcext:value-type="float">
            <text:p>4466782,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615270.4" calcext:value-type="float">
            <text:p>1615270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02130.3" calcext:value-type="float">
            <text:p>450213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3228.4" calcext:value-type="float">
            <text:p>3228,4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727084.8" calcext:value-type="float">
            <text:p>1727084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26.5" calcext:value-type="float">
            <text:p>82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style-name="ce2" office:value-type="float" office:value="2666.8" calcext:value-type="float">
            <text:p>2666,8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50400.7" calcext:value-type="float">
            <text:p>4850400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719718.4" calcext:value-type="float">
            <text:p>1719718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style-name="ce2" office:value-type="float" office:value="2546.4" calcext:value-type="float">
            <text:p>2546,4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32079.6" calcext:value-type="float">
            <text:p>453207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26.3" calcext:value-type="float">
            <text:p>526,3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585254.4" calcext:value-type="float">
            <text:p>158525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442339.4" calcext:value-type="float">
            <text:p>444233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549.8" calcext:value-type="float">
            <text:p>3549,8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575.8" calcext:value-type="float">
            <text:p>575,8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584819.2" calcext:value-type="float">
            <text:p>1584819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736137" calcext:value-type="float">
            <text:p>47361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1082.2" calcext:value-type="float">
            <text:p>1082,2</text:p>
          </table:table-cell>
          <table:table-cell table:style-name="ce2" office:value-type="float" office:value="1697497.6" calcext:value-type="float">
            <text:p>1697497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style-name="ce2" office:value-type="float" office:value="2857.3" calcext:value-type="float">
            <text:p>2857,3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676265.5" calcext:value-type="float">
            <text:p>467626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340.4" calcext:value-type="float">
            <text:p>340,4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683500.8" calcext:value-type="float">
            <text:p>1683500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81018.8" calcext:value-type="float">
            <text:p>4581018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052.3" calcext:value-type="float">
            <text:p>1052,3</text:p>
          </table:table-cell>
          <table:table-cell table:style-name="ce2" office:value-type="float" office:value="2225.6" calcext:value-type="float">
            <text:p>2225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876.8" calcext:value-type="float">
            <text:p>876,8</text:p>
          </table:table-cell>
          <table:table-cell table:style-name="ce2" office:value-type="float" office:value="1689817.6" calcext:value-type="float">
            <text:p>1689817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.5" calcext:value-type="float">
            <text:p>250,5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style-name="ce2" office:value-type="float" office:value="2587" calcext:value-type="float">
            <text:p>2587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752441.3" calcext:value-type="float">
            <text:p>4752441,3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676.8" calcext:value-type="float">
            <text:p>676,8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1670560" calcext:value-type="float">
            <text:p>167056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style-name="ce2" office:value-type="float" office:value="2526.8" calcext:value-type="float">
            <text:p>2526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651822.7" calcext:value-type="float">
            <text:p>4651822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771481.6" calcext:value-type="float">
            <text:p>1771481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918465" calcext:value-type="float">
            <text:p>49184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3489.4" calcext:value-type="float">
            <text:p>3489,4</text:p>
          </table:table-cell>
          <table:table-cell table:style-name="ce2" office:value-type="float" office:value="1754.3" calcext:value-type="float">
            <text:p>1754,3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1954912" calcext:value-type="float">
            <text:p>195491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182340.2" calcext:value-type="float">
            <text:p>5182340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893568" calcext:value-type="float">
            <text:p>189356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26630.3" calcext:value-type="float">
            <text:p>492663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240.2" calcext:value-type="float">
            <text:p>240,2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1719500.8" calcext:value-type="float">
            <text:p>1719500,8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649082.9" calcext:value-type="float">
            <text:p>4649082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57050.4" calcext:value-type="float">
            <text:p>57050,4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674713.6" calcext:value-type="float">
            <text:p>1674713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43.6" calcext:value-type="float">
            <text:p>1543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038100.2" calcext:value-type="float">
            <text:p>5038100,2</text:p>
          </table:table-cell>
          <table:table-cell table:style-name="ce2" office:value-type="float" office:value="9042.7" calcext:value-type="float">
            <text:p>9042,7</text:p>
          </table:table-cell>
          <table:table-cell table:style-name="ce2" office:value-type="float" office:value="1252.8" calcext:value-type="float">
            <text:p>1252,8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907.4" calcext:value-type="float">
            <text:p>2907,4</text:p>
          </table:table-cell>
          <table:table-cell table:style-name="ce2" office:value-type="float" office:value="3083" calcext:value-type="float">
            <text:p>3083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804640" calcext:value-type="float">
            <text:p>18046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50965.2" calcext:value-type="float">
            <text:p>4950965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7.3" calcext:value-type="float">
            <text:p>1077,3</text:p>
          </table:table-cell>
          <table:table-cell table:style-name="ce2" office:value-type="float" office:value="2526.4" calcext:value-type="float">
            <text:p>2526,4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776979.2" calcext:value-type="float">
            <text:p>1776979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1744.2" calcext:value-type="float">
            <text:p>1744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040786.3" calcext:value-type="float">
            <text:p>5040786,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89.6" calcext:value-type="float">
            <text:p>3689,6</text:p>
          </table:table-cell>
          <table:table-cell table:style-name="ce2" office:value-type="float" office:value="2481.3" calcext:value-type="float">
            <text:p>2481,3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997632" calcext:value-type="float">
            <text:p>199763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style-name="ce2" office:value-type="float" office:value="2832.3" calcext:value-type="float">
            <text:p>2832,3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83654.4" calcext:value-type="float">
            <text:p>498365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68.8" calcext:value-type="float">
            <text:p>3368,8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071872" calcext:value-type="float">
            <text:p>207187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443.8" calcext:value-type="float">
            <text:p>144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103397.8" calcext:value-type="float">
            <text:p>510339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2265635" calcext:value-type="float">
            <text:p>2265635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229.8" calcext:value-type="float">
            <text:p>229,8</text:p>
          </table:table-cell>
          <table:table-cell office:value-type="float" office:value="2331.3" calcext:value-type="float">
            <text:p>2331,3</text:p>
          </table:table-cell>
          <table:table-cell office:value-type="float" office:value="1504" calcext:value-type="float">
            <text:p>1504</text:p>
          </table:table-cell>
          <table:table-cell office:value-type="float" office:value="6782" calcext:value-type="float">
            <text:p>6782</text:p>
          </table:table-cell>
          <table:table-cell office:value-type="float" office:value="3903683.4" calcext:value-type="float">
            <text:p>3903683,4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2125.4" calcext:value-type="float">
            <text:p>2125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569.6" calcext:value-type="float">
            <text:p>3569,6</text:p>
          </table:table-cell>
          <table:table-cell office:value-type="float" office:value="2506.3" calcext:value-type="float">
            <text:p>2506,3</text:p>
          </table:table-cell>
          <table:table-cell office:value-type="float" office:value="651.5" calcext:value-type="float">
            <text:p>651,5</text:p>
          </table:table-cell>
          <table:table-cell office:value-type="float" office:value="982.2" calcext:value-type="float">
            <text:p>982,2</text:p>
          </table:table-cell>
          <table:table-cell office:value-type="float" office:value="1513075.2" calcext:value-type="float">
            <text:p>1513075,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22.4" calcext:value-type="float">
            <text:p>1022,4</text:p>
          </table:table-cell>
          <table:table-cell office:value-type="float" office:value="170" calcext:value-type="float">
            <text:p>170</text:p>
          </table:table-cell>
          <table:table-cell office:value-type="float" office:value="29840.9" calcext:value-type="float">
            <text:p>29840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1.6" calcext:value-type="float">
            <text:p>231,6</text:p>
          </table:table-cell>
          <table:table-cell office:value-type="float" office:value="2466.4" calcext:value-type="float">
            <text:p>2466,4</text:p>
          </table:table-cell>
          <table:table-cell office:value-type="float" office:value="1162.8" calcext:value-type="float">
            <text:p>1162,8</text:p>
          </table:table-cell>
          <table:table-cell office:value-type="float" office:value="6782" calcext:value-type="float">
            <text:p>6782</text:p>
          </table:table-cell>
          <table:table-cell office:value-type="float" office:value="2339448.8" calcext:value-type="float">
            <text:p>2339448,8</text:p>
          </table:table-cell>
          <table:table-cell office:value-type="float" office:value="0" calcext:value-type="float">
            <text:p>0</text:p>
          </table:table-cell>
          <table:table-cell office:value-type="float" office:value="1328.3" calcext:value-type="float">
            <text:p>1328,3</text:p>
          </table:table-cell>
          <table:table-cell office:value-type="float" office:value="2180.5" calcext:value-type="float">
            <text:p>2180,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87.8" calcext:value-type="float">
            <text:p>2987,8</text:p>
          </table:table-cell>
          <table:table-cell office:value-type="float" office:value="2230.8" calcext:value-type="float">
            <text:p>2230,8</text:p>
          </table:table-cell>
          <table:table-cell office:value-type="float" office:value="576" calcext:value-type="float">
            <text:p>576</text:p>
          </table:table-cell>
          <table:table-cell office:value-type="float" office:value="661.2" calcext:value-type="float">
            <text:p>661,2</text:p>
          </table:table-cell>
          <table:table-cell office:value-type="float" office:value="896601.6" calcext:value-type="float">
            <text:p>896601,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122.8" calcext:value-type="float">
            <text:p>1122,8</text:p>
          </table:table-cell>
          <table:table-cell office:value-type="float" office:value="190" calcext:value-type="float">
            <text:p>190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3.3" calcext:value-type="float">
            <text:p>233,3</text:p>
          </table:table-cell>
          <table:table-cell office:value-type="float" office:value="2707.2" calcext:value-type="float">
            <text:p>2707,2</text:p>
          </table:table-cell>
          <table:table-cell office:value-type="float" office:value="861.8" calcext:value-type="float">
            <text:p>861,8</text:p>
          </table:table-cell>
          <table:table-cell office:value-type="float" office:value="6782" calcext:value-type="float">
            <text:p>6782</text:p>
          </table:table-cell>
          <table:table-cell office:value-type="float" office:value="1479839.2" calcext:value-type="float">
            <text:p>1479839,2</text:p>
          </table:table-cell>
          <table:table-cell office:value-type="float" office:value="3391" calcext:value-type="float">
            <text:p>3391</text:p>
          </table:table-cell>
          <table:table-cell office:value-type="float" office:value="1228.3" calcext:value-type="float">
            <text:p>1228,3</text:p>
          </table:table-cell>
          <table:table-cell office:value-type="float" office:value="1784.6" calcext:value-type="float">
            <text:p>1784,6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2967.8" calcext:value-type="float">
            <text:p>2967,8</text:p>
          </table:table-cell>
          <table:table-cell office:value-type="float" office:value="1578.8" calcext:value-type="float">
            <text:p>1578,8</text:p>
          </table:table-cell>
          <table:table-cell office:value-type="float" office:value="641.2" calcext:value-type="float">
            <text:p>641,2</text:p>
          </table:table-cell>
          <table:table-cell office:value-type="float" office:value="200.2" calcext:value-type="float">
            <text:p>200,2</text:p>
          </table:table-cell>
          <table:table-cell office:value-type="float" office:value="564609.6" calcext:value-type="float">
            <text:p>564609,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02" calcext:value-type="float">
            <text:p>902</text:p>
          </table:table-cell>
          <table:table-cell office:value-type="float" office:value="100" calcext:value-type="float">
            <text:p>100</text:p>
          </table:table-cell>
          <table:table-cell office:value-type="float" office:value="13564.1" calcext:value-type="float">
            <text:p>1356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5.1" calcext:value-type="float">
            <text:p>235,1</text:p>
          </table:table-cell>
          <table:table-cell office:value-type="float" office:value="2165.4" calcext:value-type="float">
            <text:p>2165,4</text:p>
          </table:table-cell>
          <table:table-cell office:value-type="float" office:value="681.2" calcext:value-type="float">
            <text:p>681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01027.9" calcext:value-type="float">
            <text:p>1001027,9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1704.2" calcext:value-type="float">
            <text:p>170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47" calcext:value-type="float">
            <text:p>2647</text:p>
          </table:table-cell>
          <table:table-cell office:value-type="float" office:value="2105.5" calcext:value-type="float">
            <text:p>2105,5</text:p>
          </table:table-cell>
          <table:table-cell office:value-type="float" office:value="451" calcext:value-type="float">
            <text:p>451</text:p>
          </table:table-cell>
          <table:table-cell office:value-type="float" office:value="280.4" calcext:value-type="float">
            <text:p>280,4</text:p>
          </table:table-cell>
          <table:table-cell office:value-type="float" office:value="384492.8" calcext:value-type="float">
            <text:p>384492,8</text:p>
          </table:table-cell>
          <table:table-cell office:value-type="float" office:value="62.5" calcext:value-type="float">
            <text:p>62,5</text:p>
          </table:table-cell>
          <table:table-cell office:value-type="float" office:value="66.7" calcext:value-type="float">
            <text:p>66,7</text:p>
          </table:table-cell>
          <table:table-cell office:value-type="float" office:value="801.6" calcext:value-type="float">
            <text:p>801,6</text:p>
          </table:table-cell>
          <table:table-cell office:value-type="float" office:value="150" calcext:value-type="float">
            <text:p>150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6.9" calcext:value-type="float">
            <text:p>236,9</text:p>
          </table:table-cell>
          <table:table-cell office:value-type="float" office:value="2531.5" calcext:value-type="float">
            <text:p>2531,5</text:p>
          </table:table-cell>
          <table:table-cell office:value-type="float" office:value="581" calcext:value-type="float">
            <text:p>581</text:p>
          </table:table-cell>
          <table:table-cell office:value-type="float" office:value="5425.6" calcext:value-type="float">
            <text:p>5425,6</text:p>
          </table:table-cell>
          <table:table-cell office:value-type="float" office:value="674595.3" calcext:value-type="float">
            <text:p>674595,3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2245.8" calcext:value-type="float">
            <text:p>2245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328.8" calcext:value-type="float">
            <text:p>3328,8</text:p>
          </table:table-cell>
          <table:table-cell office:value-type="float" office:value="2005.3" calcext:value-type="float">
            <text:p>2005,3</text:p>
          </table:table-cell>
          <table:table-cell office:value-type="float" office:value="751.8" calcext:value-type="float">
            <text:p>751,8</text:p>
          </table:table-cell>
          <table:table-cell office:value-type="float" office:value="260.4" calcext:value-type="float">
            <text:p>260,4</text:p>
          </table:table-cell>
          <table:table-cell office:value-type="float" office:value="275366.4" calcext:value-type="float">
            <text:p>275366,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42" calcext:value-type="float">
            <text:p>942</text:p>
          </table:table-cell>
          <table:table-cell office:value-type="float" office:value="80" calcext:value-type="float">
            <text:p>80</text:p>
          </table:table-cell>
          <table:table-cell office:value-type="float" office:value="2712.8" calcext:value-type="float">
            <text:p>2712,8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8.6" calcext:value-type="float">
            <text:p>238,6</text:p>
          </table:table-cell>
          <table:table-cell office:value-type="float" office:value="1985" calcext:value-type="float">
            <text:p>1985</text:p>
          </table:table-cell>
          <table:table-cell office:value-type="float" office:value="380.4" calcext:value-type="float">
            <text:p>380,4</text:p>
          </table:table-cell>
          <table:table-cell office:value-type="float" office:value="6782" calcext:value-type="float">
            <text:p>6782</text:p>
          </table:table-cell>
          <table:table-cell office:value-type="float" office:value="473277.3" calcext:value-type="float">
            <text:p>473277,3</text:p>
          </table:table-cell>
          <table:table-cell office:value-type="float" office:value="0" calcext:value-type="float">
            <text:p>0</text:p>
          </table:table-cell>
          <table:table-cell office:value-type="float" office:value="1403.5" calcext:value-type="float">
            <text:p>1403,5</text:p>
          </table:table-cell>
          <table:table-cell office:value-type="float" office:value="1603.8" calcext:value-type="float">
            <text:p>1603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607" calcext:value-type="float">
            <text:p>2607</text:p>
          </table:table-cell>
          <table:table-cell office:value-type="float" office:value="2155.8" calcext:value-type="float">
            <text:p>2155,8</text:p>
          </table:table-cell>
          <table:table-cell office:value-type="float" office:value="280.4" calcext:value-type="float">
            <text:p>280,4</text:p>
          </table:table-cell>
          <table:table-cell office:value-type="float" office:value="160.2" calcext:value-type="float">
            <text:p>160,2</text:p>
          </table:table-cell>
          <table:table-cell office:value-type="float" office:value="206776" calcext:value-type="float">
            <text:p>20677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42" calcext:value-type="float">
            <text:p>942</text:p>
          </table:table-cell>
          <table:table-cell office:value-type="float" office:value="137.5" calcext:value-type="float">
            <text:p>137,5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0.4" calcext:value-type="float">
            <text:p>240,4</text:p>
          </table:table-cell>
          <table:table-cell office:value-type="float" office:value="2366.2" calcext:value-type="float">
            <text:p>2366,2</text:p>
          </table:table-cell>
          <table:table-cell office:value-type="float" office:value="260.4" calcext:value-type="float">
            <text:p>260,4</text:p>
          </table:table-cell>
          <table:table-cell office:value-type="float" office:value="3391" calcext:value-type="float">
            <text:p>3391</text:p>
          </table:table-cell>
          <table:table-cell office:value-type="float" office:value="345395.5" calcext:value-type="float">
            <text:p>345395,5</text:p>
          </table:table-cell>
          <table:table-cell office:value-type="float" office:value="0" calcext:value-type="float">
            <text:p>0</text:p>
          </table:table-cell>
          <table:table-cell office:value-type="float" office:value="1453.8" calcext:value-type="float">
            <text:p>1453,8</text:p>
          </table:table-cell>
          <table:table-cell office:value-type="float" office:value="2080.5" calcext:value-type="float">
            <text:p>2080,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48" calcext:value-type="float">
            <text:p>3048</text:p>
          </table:table-cell>
          <table:table-cell office:value-type="float" office:value="2431.3" calcext:value-type="float">
            <text:p>2431,3</text:p>
          </table:table-cell>
          <table:table-cell office:value-type="float" office:value="676.3" calcext:value-type="float">
            <text:p>676,3</text:p>
          </table:table-cell>
          <table:table-cell office:value-type="float" office:value="180.2" calcext:value-type="float">
            <text:p>180,2</text:p>
          </table:table-cell>
          <table:table-cell office:value-type="float" office:value="154270" calcext:value-type="float">
            <text:p>154270</text:p>
          </table:table-cell>
          <table:table-cell office:value-type="float" office:value="37.5" calcext:value-type="float">
            <text:p>37,5</text:p>
          </table:table-cell>
          <table:table-cell office:value-type="float" office:value="25" calcext:value-type="float">
            <text:p>25</text:p>
          </table:table-cell>
          <table:table-cell office:value-type="float" office:value="842" calcext:value-type="float">
            <text:p>84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2.2" calcext:value-type="float">
            <text:p>242,2</text:p>
          </table:table-cell>
          <table:table-cell office:value-type="float" office:value="3088.2" calcext:value-type="float">
            <text:p>3088,2</text:p>
          </table:table-cell>
          <table:table-cell office:value-type="float" office:value="220.2" calcext:value-type="float">
            <text:p>22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255682.6" calcext:value-type="float">
            <text:p>255682,6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1664" calcext:value-type="float">
            <text:p>1664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3048.2" calcext:value-type="float">
            <text:p>3048,2</text:p>
          </table:table-cell>
          <table:table-cell office:value-type="float" office:value="2080.5" calcext:value-type="float">
            <text:p>2080,5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17126.8" calcext:value-type="float">
            <text:p>117126,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82.2" calcext:value-type="float">
            <text:p>982,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3.9" calcext:value-type="float">
            <text:p>243,9</text:p>
          </table:table-cell>
          <table:table-cell office:value-type="float" office:value="2105.4" calcext:value-type="float">
            <text:p>2105,4</text:p>
          </table:table-cell>
          <table:table-cell office:value-type="float" office:value="200.2" calcext:value-type="float">
            <text:p>200,2</text:p>
          </table:table-cell>
          <table:table-cell office:value-type="float" office:value="6782" calcext:value-type="float">
            <text:p>6782</text:p>
          </table:table-cell>
          <table:table-cell office:value-type="float" office:value="190385.2" calcext:value-type="float">
            <text:p>190385,2</text:p>
          </table:table-cell>
          <table:table-cell office:value-type="float" office:value="0" calcext:value-type="float">
            <text:p>0</text:p>
          </table:table-cell>
          <table:table-cell office:value-type="float" office:value="1177.5" calcext:value-type="float">
            <text:p>1177,5</text:p>
          </table:table-cell>
          <table:table-cell office:value-type="float" office:value="1804.6" calcext:value-type="float">
            <text:p>180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67.8" calcext:value-type="float">
            <text:p>2967,8</text:p>
          </table:table-cell>
          <table:table-cell office:value-type="float" office:value="2531.5" calcext:value-type="float">
            <text:p>2531,5</text:p>
          </table:table-cell>
          <table:table-cell office:value-type="float" office:value="350.5" calcext:value-type="float">
            <text:p>350,5</text:p>
          </table:table-cell>
          <table:table-cell office:value-type="float" office:value="175.3" calcext:value-type="float">
            <text:p>175,3</text:p>
          </table:table-cell>
          <table:table-cell office:value-type="float" office:value="91896.4" calcext:value-type="float">
            <text:p>91896,4</text:p>
          </table:table-cell>
          <table:table-cell office:value-type="float" office:value="25" calcext:value-type="float">
            <text:p>25</text:p>
          </table:table-cell>
          <table:table-cell office:value-type="float" office:value="66.7" calcext:value-type="float">
            <text:p>66,7</text:p>
          </table:table-cell>
          <table:table-cell office:value-type="float" office:value="1177.8" calcext:value-type="float">
            <text:p>1177,8</text:p>
          </table:table-cell>
          <table:table-cell office:value-type="float" office:value="25" calcext:value-type="float">
            <text:p>25</text:p>
          </table:table-cell>
          <table:table-cell office:value-type="float" office:value="4521.4" calcext:value-type="float">
            <text:p>4521,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5.7" calcext:value-type="float">
            <text:p>245,7</text:p>
          </table:table-cell>
          <table:table-cell office:value-type="float" office:value="2286" calcext:value-type="float">
            <text:p>2286</text:p>
          </table:table-cell>
          <table:table-cell office:value-type="float" office:value="380.8" calcext:value-type="float">
            <text:p>380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180130.8" calcext:value-type="float">
            <text:p>180130,8</text:p>
          </table:table-cell>
          <table:table-cell office:value-type="float" office:value="4521.4" calcext:value-type="float">
            <text:p>4521,4</text:p>
          </table:table-cell>
          <table:table-cell office:value-type="float" office:value="1127.5" calcext:value-type="float">
            <text:p>1127,5</text:p>
          </table:table-cell>
          <table:table-cell office:value-type="float" office:value="1764.4" calcext:value-type="float">
            <text:p>1764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649.8" calcext:value-type="float">
            <text:p>3649,8</text:p>
          </table:table-cell>
          <table:table-cell office:value-type="float" office:value="2732" calcext:value-type="float">
            <text:p>2732</text:p>
          </table:table-cell>
          <table:table-cell office:value-type="float" office:value="581" calcext:value-type="float">
            <text:p>581</text:p>
          </table:table-cell>
          <table:table-cell office:value-type="float" office:value="20" calcext:value-type="float">
            <text:p>20</text:p>
          </table:table-cell>
          <table:table-cell office:value-type="float" office:value="70276" calcext:value-type="float">
            <text:p>70276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701.4" calcext:value-type="float">
            <text:p>701,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7.5" calcext:value-type="float">
            <text:p>247,5</text:p>
          </table:table-cell>
          <table:table-cell office:value-type="float" office:value="2466.4" calcext:value-type="float">
            <text:p>2466,4</text:p>
          </table:table-cell>
          <table:table-cell office:value-type="float" office:value="250.3" calcext:value-type="float">
            <text:p>250,3</text:p>
          </table:table-cell>
          <table:table-cell office:value-type="float" office:value="6782" calcext:value-type="float">
            <text:p>6782</text:p>
          </table:table-cell>
          <table:table-cell office:value-type="float" office:value="122347.8" calcext:value-type="float">
            <text:p>122347,8</text:p>
          </table:table-cell>
          <table:table-cell office:value-type="float" office:value="3391" calcext:value-type="float">
            <text:p>3391</text:p>
          </table:table-cell>
          <table:table-cell office:value-type="float" office:value="1203" calcext:value-type="float">
            <text:p>1203</text:p>
          </table:table-cell>
          <table:table-cell office:value-type="float" office:value="1764.6" calcext:value-type="float">
            <text:p>1764,6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707" calcext:value-type="float">
            <text:p>2707</text:p>
          </table:table-cell>
          <table:table-cell office:value-type="float" office:value="1804.5" calcext:value-type="float">
            <text:p>1804,5</text:p>
          </table:table-cell>
          <table:table-cell office:value-type="float" office:value="525.8" calcext:value-type="float">
            <text:p>525,8</text:p>
          </table:table-cell>
          <table:table-cell office:value-type="float" office:value="100" calcext:value-type="float">
            <text:p>100</text:p>
          </table:table-cell>
          <table:table-cell office:value-type="float" office:value="60569" calcext:value-type="float">
            <text:p>60569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182.8" calcext:value-type="float">
            <text:p>1182,8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9.2" calcext:value-type="float">
            <text:p>249,2</text:p>
          </table:table-cell>
          <table:table-cell office:value-type="float" office:value="2882.8" calcext:value-type="float">
            <text:p>2882,8</text:p>
          </table:table-cell>
          <table:table-cell office:value-type="float" office:value="160.2" calcext:value-type="float">
            <text:p>160,2</text:p>
          </table:table-cell>
          <table:table-cell office:value-type="float" office:value="3391" calcext:value-type="float">
            <text:p>3391</text:p>
          </table:table-cell>
          <table:table-cell office:value-type="float" office:value="84260" calcext:value-type="float">
            <text:p>8426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1563.8" calcext:value-type="float">
            <text:p>1563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68" calcext:value-type="float">
            <text:p>3068</text:p>
          </table:table-cell>
          <table:table-cell office:value-type="float" office:value="1954.8" calcext:value-type="float">
            <text:p>1954,8</text:p>
          </table:table-cell>
          <table:table-cell office:value-type="float" office:value="651.3" calcext:value-type="float">
            <text:p>651,3</text:p>
          </table:table-cell>
          <table:table-cell office:value-type="float" office:value="120" calcext:value-type="float">
            <text:p>120</text:p>
          </table:table-cell>
          <table:table-cell office:value-type="float" office:value="46028.2" calcext:value-type="float">
            <text:p>46028,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661.2" calcext:value-type="float">
            <text:p>661,2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1" calcext:value-type="float">
            <text:p>251</text:p>
          </table:table-cell>
          <table:table-cell office:value-type="float" office:value="2787.2" calcext:value-type="float">
            <text:p>2787,2</text:p>
          </table:table-cell>
          <table:table-cell office:value-type="float" office:value="80" calcext:value-type="float">
            <text:p>80</text:p>
          </table:table-cell>
          <table:table-cell office:value-type="float" office:value="3391" calcext:value-type="float">
            <text:p>3391</text:p>
          </table:table-cell>
          <table:table-cell office:value-type="float" office:value="67901.7" calcext:value-type="float">
            <text:p>67901,7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804.6" calcext:value-type="float">
            <text:p>1804,6</text:p>
          </table:table-cell>
          <table:table-cell office:value-type="float" office:value="51624.8" calcext:value-type="float">
            <text:p>51624,8</text:p>
          </table:table-cell>
          <table:table-cell office:value-type="float" office:value="2707.2" calcext:value-type="float">
            <text:p>2707,2</text:p>
          </table:table-cell>
          <table:table-cell office:value-type="float" office:value="1779.5" calcext:value-type="float">
            <text:p>1779,5</text:p>
          </table:table-cell>
          <table:table-cell office:value-type="float" office:value="420.8" calcext:value-type="float">
            <text:p>420,8</text:p>
          </table:table-cell>
          <table:table-cell office:value-type="float" office:value="25" calcext:value-type="float">
            <text:p>25</text:p>
          </table:table-cell>
          <table:table-cell office:value-type="float" office:value="44283.4" calcext:value-type="float">
            <text:p>44283,4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1142.6" calcext:value-type="float">
            <text:p>1142,6</text:p>
          </table:table-cell>
          <table:table-cell office:value-type="float" office:value="137.5" calcext:value-type="float">
            <text:p>137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2.8" calcext:value-type="float">
            <text:p>252,8</text:p>
          </table:table-cell>
          <table:table-cell office:value-type="float" office:value="3208.5" calcext:value-type="float">
            <text:p>3208,5</text:p>
          </table:table-cell>
          <table:table-cell office:value-type="float" office:value="160" calcext:value-type="float">
            <text:p>160</text:p>
          </table:table-cell>
          <table:table-cell office:value-type="float" office:value="3391" calcext:value-type="float">
            <text:p>3391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0" calcext:value-type="float">
            <text:p>0</text:p>
          </table:table-cell>
          <table:table-cell office:value-type="float" office:value="1177.8" calcext:value-type="float">
            <text:p>1177,8</text:p>
          </table:table-cell>
          <table:table-cell office:value-type="float" office:value="2165.8" calcext:value-type="float">
            <text:p>2165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747.2" calcext:value-type="float">
            <text:p>2747,2</text:p>
          </table:table-cell>
          <table:table-cell office:value-type="float" office:value="2381" calcext:value-type="float">
            <text:p>2381</text:p>
          </table:table-cell>
          <table:table-cell office:value-type="float" office:value="500.8" calcext:value-type="float">
            <text:p>500,8</text:p>
          </table:table-cell>
          <table:table-cell office:value-type="float" office:value="160.2" calcext:value-type="float">
            <text:p>160,2</text:p>
          </table:table-cell>
          <table:table-cell office:value-type="float" office:value="44383.8" calcext:value-type="float">
            <text:p>44383,8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4.5" calcext:value-type="float">
            <text:p>254,5</text:p>
          </table:table-cell>
          <table:table-cell office:value-type="float" office:value="2025.2" calcext:value-type="float">
            <text:p>2025,2</text:p>
          </table:table-cell>
          <table:table-cell office:value-type="float" office:value="75" calcext:value-type="float">
            <text:p>75</text:p>
          </table:table-cell>
          <table:table-cell office:value-type="float" office:value="5425.6" calcext:value-type="float">
            <text:p>5425,6</text:p>
          </table:table-cell>
          <table:table-cell office:value-type="float" office:value="38006.5" calcext:value-type="float">
            <text:p>38006,5</text:p>
          </table:table-cell>
          <table:table-cell office:value-type="float" office:value="0" calcext:value-type="float">
            <text:p>0</text:p>
          </table:table-cell>
          <table:table-cell office:value-type="float" office:value="1152.8" calcext:value-type="float">
            <text:p>1152,8</text:p>
          </table:table-cell>
          <table:table-cell office:value-type="float" office:value="1744.2" calcext:value-type="float">
            <text:p>174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28.4" calcext:value-type="float">
            <text:p>3128,4</text:p>
          </table:table-cell>
          <table:table-cell office:value-type="float" office:value="1779.5" calcext:value-type="float">
            <text:p>1779,5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2029.2" calcext:value-type="float">
            <text:p>32029,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42.2" calcext:value-type="float">
            <text:p>942,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6.3" calcext:value-type="float">
            <text:p>256,3</text:p>
          </table:table-cell>
          <table:table-cell office:value-type="float" office:value="2556.8" calcext:value-type="float">
            <text:p>2556,8</text:p>
          </table:table-cell>
          <table:table-cell office:value-type="float" office:value="180" calcext:value-type="float">
            <text:p>180</text:p>
          </table:table-cell>
          <table:table-cell office:value-type="float" office:value="10173" calcext:value-type="float">
            <text:p>10173</text:p>
          </table:table-cell>
          <table:table-cell office:value-type="float" office:value="43459.3" calcext:value-type="float">
            <text:p>43459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927.5" calcext:value-type="float">
            <text:p>927,5</text:p>
          </table:table-cell>
          <table:table-cell office:value-type="float" office:value="1965.2" calcext:value-type="float">
            <text:p>196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406.2" calcext:value-type="float">
            <text:p>2406,2</text:p>
          </table:table-cell>
          <table:table-cell office:value-type="float" office:value="2105.3" calcext:value-type="float">
            <text:p>2105,3</text:p>
          </table:table-cell>
          <table:table-cell office:value-type="float" office:value="325.5" calcext:value-type="float">
            <text:p>325,5</text:p>
          </table:table-cell>
          <table:table-cell office:value-type="float" office:value="25" calcext:value-type="float">
            <text:p>25</text:p>
          </table:table-cell>
          <table:table-cell office:value-type="float" office:value="27356" calcext:value-type="float">
            <text:p>27356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82.6" calcext:value-type="float">
            <text:p>1082,6</text:p>
          </table:table-cell>
          <table:table-cell office:value-type="float" office:value="80" calcext:value-type="float">
            <text:p>80</text:p>
          </table:table-cell>
          <table:table-cell office:value-type="float" office:value="3391" calcext:value-type="float">
            <text:p>339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8.1" calcext:value-type="float">
            <text:p>258,1</text:p>
          </table:table-cell>
          <table:table-cell office:value-type="float" office:value="2346.2" calcext:value-type="float">
            <text:p>2346,2</text:p>
          </table:table-cell>
          <table:table-cell office:value-type="float" office:value="75" calcext:value-type="float">
            <text:p>75</text:p>
          </table:table-cell>
          <table:table-cell office:value-type="float" office:value="6782" calcext:value-type="float">
            <text:p>6782</text:p>
          </table:table-cell>
          <table:table-cell office:value-type="float" office:value="37335.1" calcext:value-type="float">
            <text:p>37335,1</text:p>
          </table:table-cell>
          <table:table-cell office:value-type="float" office:value="0" calcext:value-type="float">
            <text:p>0</text:p>
          </table:table-cell>
          <table:table-cell office:value-type="float" office:value="1503.8" calcext:value-type="float">
            <text:p>1503,8</text:p>
          </table:table-cell>
          <table:table-cell office:value-type="float" office:value="1263.2" calcext:value-type="float">
            <text:p>1263,2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3248.6" calcext:value-type="float">
            <text:p>3248,6</text:p>
          </table:table-cell>
          <table:table-cell office:value-type="float" office:value="2055.3" calcext:value-type="float">
            <text:p>2055,3</text:p>
          </table:table-cell>
          <table:table-cell office:value-type="float" office:value="621" calcext:value-type="float">
            <text:p>621</text:p>
          </table:table-cell>
          <table:table-cell office:value-type="float" office:value="175.3" calcext:value-type="float">
            <text:p>175,3</text:p>
          </table:table-cell>
          <table:table-cell office:value-type="float" office:value="29201.4" calcext:value-type="float">
            <text:p>29201,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82.2" calcext:value-type="float">
            <text:p>982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9.8" calcext:value-type="float">
            <text:p>259,8</text:p>
          </table:table-cell>
          <table:table-cell office:value-type="float" office:value="2747.2" calcext:value-type="float">
            <text:p>2747,2</text:p>
          </table:table-cell>
          <table:table-cell office:value-type="float" office:value="225.3" calcext:value-type="float">
            <text:p>225,3</text:p>
          </table:table-cell>
          <table:table-cell office:value-type="float" office:value="6782" calcext:value-type="float">
            <text:p>6782</text:p>
          </table:table-cell>
          <table:table-cell office:value-type="float" office:value="29840.9" calcext:value-type="float">
            <text:p>29840,9</text:p>
          </table:table-cell>
          <table:table-cell office:value-type="float" office:value="0" calcext:value-type="float">
            <text:p>0</text:p>
          </table:table-cell>
          <table:table-cell office:value-type="float" office:value="952.3" calcext:value-type="float">
            <text:p>952,3</text:p>
          </table:table-cell>
          <table:table-cell office:value-type="float" office:value="1905" calcext:value-type="float">
            <text:p>190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88.2" calcext:value-type="float">
            <text:p>3088,2</text:p>
          </table:table-cell>
          <table:table-cell office:value-type="float" office:value="2130.5" calcext:value-type="float">
            <text:p>2130,5</text:p>
          </table:table-cell>
          <table:table-cell office:value-type="float" office:value="380.6" calcext:value-type="float">
            <text:p>380,6</text:p>
          </table:table-cell>
          <table:table-cell office:value-type="float" office:value="80" calcext:value-type="float">
            <text:p>80</text:p>
          </table:table-cell>
          <table:table-cell office:value-type="float" office:value="24327.6" calcext:value-type="float">
            <text:p>24327,6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23.4" calcext:value-type="float">
            <text:p>1423,4</text:p>
          </table:table-cell>
          <table:table-cell office:value-type="float" office:value="175" calcext:value-type="float">
            <text:p>175</text:p>
          </table:table-cell>
          <table:table-cell office:value-type="float" office:value="3391" calcext:value-type="float">
            <text:p>33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1.6" calcext:value-type="float">
            <text:p>261,6</text:p>
          </table:table-cell>
          <table:table-cell office:value-type="float" office:value="2506.4" calcext:value-type="float">
            <text:p>2506,4</text:p>
          </table:table-cell>
          <table:table-cell office:value-type="float" office:value="225.3" calcext:value-type="float">
            <text:p>225,3</text:p>
          </table:table-cell>
          <table:table-cell office:value-type="float" office:value="6782" calcext:value-type="float">
            <text:p>6782</text:p>
          </table:table-cell>
          <table:table-cell office:value-type="float" office:value="27128.1" calcext:value-type="float">
            <text:p>27128,1</text:p>
          </table:table-cell>
          <table:table-cell office:value-type="float" office:value="3391" calcext:value-type="float">
            <text:p>3391</text:p>
          </table:table-cell>
          <table:table-cell office:value-type="float" office:value="982" calcext:value-type="float">
            <text:p>982</text:p>
          </table:table-cell>
          <table:table-cell office:value-type="float" office:value="2005" calcext:value-type="float">
            <text:p>200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489.2" calcext:value-type="float">
            <text:p>3489,2</text:p>
          </table:table-cell>
          <table:table-cell office:value-type="float" office:value="2306" calcext:value-type="float">
            <text:p>2306</text:p>
          </table:table-cell>
          <table:table-cell office:value-type="float" office:value="726.5" calcext:value-type="float">
            <text:p>726,5</text:p>
          </table:table-cell>
          <table:table-cell office:value-type="float" office:value="60" calcext:value-type="float">
            <text:p>60</text:p>
          </table:table-cell>
          <table:table-cell office:value-type="float" office:value="26573.8" calcext:value-type="float">
            <text:p>26573,8</text:p>
          </table:table-cell>
          <table:table-cell office:value-type="float" office:value="12.5" calcext:value-type="float">
            <text:p>12,5</text:p>
          </table:table-cell>
          <table:table-cell office:value-type="float" office:value="66.7" calcext:value-type="float">
            <text:p>66,7</text:p>
          </table:table-cell>
          <table:table-cell office:value-type="float" office:value="982.2" calcext:value-type="float">
            <text:p>982,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3.4" calcext:value-type="float">
            <text:p>263,4</text:p>
          </table:table-cell>
          <table:table-cell office:value-type="float" office:value="2707.3" calcext:value-type="float">
            <text:p>2707,3</text:p>
          </table:table-cell>
          <table:table-cell office:value-type="float" office:value="125" calcext:value-type="float">
            <text:p>125</text:p>
          </table:table-cell>
          <table:table-cell office:value-type="float" office:value="2712.8" calcext:value-type="float">
            <text:p>2712,8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3391" calcext:value-type="float">
            <text:p>3391</text:p>
          </table:table-cell>
          <table:table-cell office:value-type="float" office:value="1228" calcext:value-type="float">
            <text:p>1228</text:p>
          </table:table-cell>
          <table:table-cell office:value-type="float" office:value="1684.4" calcext:value-type="float">
            <text:p>1684,4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3248.6" calcext:value-type="float">
            <text:p>3248,6</text:p>
          </table:table-cell>
          <table:table-cell office:value-type="float" office:value="2782.5" calcext:value-type="float">
            <text:p>2782,5</text:p>
          </table:table-cell>
          <table:table-cell office:value-type="float" office:value="520.8" calcext:value-type="float">
            <text:p>520,8</text:p>
          </table:table-cell>
          <table:table-cell office:value-type="float" office:value="133.3" calcext:value-type="float">
            <text:p>133,3</text:p>
          </table:table-cell>
          <table:table-cell office:value-type="float" office:value="24808.8" calcext:value-type="float">
            <text:p>24808,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82.2" calcext:value-type="float">
            <text:p>882,2</text:p>
          </table:table-cell>
          <table:table-cell office:value-type="float" office:value="162.5" calcext:value-type="float">
            <text:p>162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5.1" calcext:value-type="float">
            <text:p>265,1</text:p>
          </table:table-cell>
          <table:table-cell office:value-type="float" office:value="2265.8" calcext:value-type="float">
            <text:p>2265,8</text:p>
          </table:table-cell>
          <table:table-cell office:value-type="float" office:value="200.3" calcext:value-type="float">
            <text:p>200,3</text:p>
          </table:table-cell>
          <table:table-cell office:value-type="float" office:value="6782" calcext:value-type="float">
            <text:p>6782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1052.5" calcext:value-type="float">
            <text:p>1052,5</text:p>
          </table:table-cell>
          <table:table-cell office:value-type="float" office:value="1864.6" calcext:value-type="float">
            <text:p>1864,6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3007.8" calcext:value-type="float">
            <text:p>3007,8</text:p>
          </table:table-cell>
          <table:table-cell office:value-type="float" office:value="2030" calcext:value-type="float">
            <text:p>2030</text:p>
          </table:table-cell>
          <table:table-cell office:value-type="float" office:value="525.8" calcext:value-type="float">
            <text:p>525,8</text:p>
          </table:table-cell>
          <table:table-cell office:value-type="float" office:value="200.3" calcext:value-type="float">
            <text:p>200,3</text:p>
          </table:table-cell>
          <table:table-cell office:value-type="float" office:value="23445.2" calcext:value-type="float">
            <text:p>23445,2</text:p>
          </table:table-cell>
          <table:table-cell office:value-type="float" office:value="28.6" calcext:value-type="float">
            <text:p>28,6</text:p>
          </table:table-cell>
          <table:table-cell office:value-type="float" office:value="120" calcext:value-type="float">
            <text:p>120</text:p>
          </table:table-cell>
          <table:table-cell office:value-type="float" office:value="1363.4" calcext:value-type="float">
            <text:p>1363,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6.9" calcext:value-type="float">
            <text:p>266,9</text:p>
          </table:table-cell>
          <table:table-cell office:value-type="float" office:value="2426.6" calcext:value-type="float">
            <text:p>2426,6</text:p>
          </table:table-cell>
          <table:table-cell office:value-type="float" office:value="140" calcext:value-type="float">
            <text:p>140</text:p>
          </table:table-cell>
          <table:table-cell office:value-type="float" office:value="6782" calcext:value-type="float">
            <text:p>678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353.3" calcext:value-type="float">
            <text:p>1353,3</text:p>
          </table:table-cell>
          <table:table-cell office:value-type="float" office:value="1563.8" calcext:value-type="float">
            <text:p>1563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07.8" calcext:value-type="float">
            <text:p>2907,8</text:p>
          </table:table-cell>
          <table:table-cell office:value-type="float" office:value="1603.8" calcext:value-type="float">
            <text:p>1603,8</text:p>
          </table:table-cell>
          <table:table-cell office:value-type="float" office:value="525.8" calcext:value-type="float">
            <text:p>525,8</text:p>
          </table:table-cell>
          <table:table-cell office:value-type="float" office:value="167" calcext:value-type="float">
            <text:p>167</text:p>
          </table:table-cell>
          <table:table-cell office:value-type="float" office:value="23023.8" calcext:value-type="float">
            <text:p>23023,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02.6" calcext:value-type="float">
            <text:p>1202,6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8.7" calcext:value-type="float">
            <text:p>268,7</text:p>
          </table:table-cell>
          <table:table-cell office:value-type="float" office:value="2386" calcext:value-type="float">
            <text:p>2386</text:p>
          </table:table-cell>
          <table:table-cell office:value-type="float" office:value="200.3" calcext:value-type="float">
            <text:p>200,3</text:p>
          </table:table-cell>
          <table:table-cell office:value-type="float" office:value="6782" calcext:value-type="float">
            <text:p>6782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0" calcext:value-type="float">
            <text:p>0</text:p>
          </table:table-cell>
          <table:table-cell office:value-type="float" office:value="1328.3" calcext:value-type="float">
            <text:p>1328,3</text:p>
          </table:table-cell>
          <table:table-cell office:value-type="float" office:value="2065.4" calcext:value-type="float">
            <text:p>2065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526.6" calcext:value-type="float">
            <text:p>2526,6</text:p>
          </table:table-cell>
          <table:table-cell office:value-type="float" office:value="2080.3" calcext:value-type="float">
            <text:p>2080,3</text:p>
          </table:table-cell>
          <table:table-cell office:value-type="float" office:value="420.6" calcext:value-type="float">
            <text:p>420,6</text:p>
          </table:table-cell>
          <table:table-cell office:value-type="float" office:value="60" calcext:value-type="float">
            <text:p>60</text:p>
          </table:table-cell>
          <table:table-cell office:value-type="float" office:value="24267.6" calcext:value-type="float">
            <text:p>24267,6</text:p>
          </table:table-cell>
          <table:table-cell office:value-type="float" office:value="12.5" calcext:value-type="float">
            <text:p>12,5</text:p>
          </table:table-cell>
          <table:table-cell office:value-type="float" office:value="150" calcext:value-type="float">
            <text:p>150</text:p>
          </table:table-cell>
          <table:table-cell office:value-type="float" office:value="1122.6" calcext:value-type="float">
            <text:p>1122,6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0.4" calcext:value-type="float">
            <text:p>270,4</text:p>
          </table:table-cell>
          <table:table-cell office:value-type="float" office:value="2205.6" calcext:value-type="float">
            <text:p>2205,6</text:p>
          </table:table-cell>
          <table:table-cell office:value-type="float" office:value="125" calcext:value-type="float">
            <text:p>125</text:p>
          </table:table-cell>
          <table:table-cell office:value-type="float" office:value="3391" calcext:value-type="float">
            <text:p>3391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77.5" calcext:value-type="float">
            <text:p>1077,5</text:p>
          </table:table-cell>
          <table:table-cell office:value-type="float" office:value="1704.3" calcext:value-type="float">
            <text:p>1704,3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87.6" calcext:value-type="float">
            <text:p>2987,6</text:p>
          </table:table-cell>
          <table:table-cell office:value-type="float" office:value="2080.5" calcext:value-type="float">
            <text:p>2080,5</text:p>
          </table:table-cell>
          <table:table-cell office:value-type="float" office:value="350.5" calcext:value-type="float">
            <text:p>350,5</text:p>
          </table:table-cell>
          <table:table-cell office:value-type="float" office:value="220.2" calcext:value-type="float">
            <text:p>220,2</text:p>
          </table:table-cell>
          <table:table-cell office:value-type="float" office:value="21600.2" calcext:value-type="float">
            <text:p>21600,2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2.2" calcext:value-type="float">
            <text:p>272,2</text:p>
          </table:table-cell>
          <table:table-cell office:value-type="float" office:value="2245.8" calcext:value-type="float">
            <text:p>2245,8</text:p>
          </table:table-cell>
          <table:table-cell office:value-type="float" office:value="240.2" calcext:value-type="float">
            <text:p>240,2</text:p>
          </table:table-cell>
          <table:table-cell office:value-type="float" office:value="6782" calcext:value-type="float">
            <text:p>678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391" calcext:value-type="float">
            <text:p>3391</text:p>
          </table:table-cell>
          <table:table-cell office:value-type="float" office:value="1077.8" calcext:value-type="float">
            <text:p>1077,8</text:p>
          </table:table-cell>
          <table:table-cell office:value-type="float" office:value="1784.8" calcext:value-type="float">
            <text:p>1784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108.4" calcext:value-type="float">
            <text:p>3108,4</text:p>
          </table:table-cell>
          <table:table-cell office:value-type="float" office:value="2030.3" calcext:value-type="float">
            <text:p>2030,3</text:p>
          </table:table-cell>
          <table:table-cell office:value-type="float" office:value="541" calcext:value-type="float">
            <text:p>541</text:p>
          </table:table-cell>
          <table:table-cell office:value-type="float" office:value="100" calcext:value-type="float">
            <text:p>100</text:p>
          </table:table-cell>
          <table:table-cell office:value-type="float" office:value="21961" calcext:value-type="float">
            <text:p>219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42.8" calcext:value-type="float">
            <text:p>1242,8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4" calcext:value-type="float">
            <text:p>274</text:p>
          </table:table-cell>
          <table:table-cell office:value-type="float" office:value="1985" calcext:value-type="float">
            <text:p>1985</text:p>
          </table:table-cell>
          <table:table-cell office:value-type="float" office:value="220.2" calcext:value-type="float">
            <text:p>220,2</text:p>
          </table:table-cell>
          <table:table-cell office:value-type="float" office:value="3391" calcext:value-type="float">
            <text:p>3391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182.8" calcext:value-type="float">
            <text:p>1182,8</text:p>
          </table:table-cell>
          <table:table-cell office:value-type="float" office:value="1283.2" calcext:value-type="float">
            <text:p>1283,2</text:p>
          </table:table-cell>
          <table:table-cell office:value-type="float" office:value="51624.8" calcext:value-type="float">
            <text:p>51624,8</text:p>
          </table:table-cell>
          <table:table-cell office:value-type="float" office:value="3188.2" calcext:value-type="float">
            <text:p>3188,2</text:p>
          </table:table-cell>
          <table:table-cell office:value-type="float" office:value="2130.5" calcext:value-type="float">
            <text:p>2130,5</text:p>
          </table:table-cell>
          <table:table-cell office:value-type="float" office:value="450.8" calcext:value-type="float">
            <text:p>450,8</text:p>
          </table:table-cell>
          <table:table-cell office:value-type="float" office:value="0" calcext:value-type="float">
            <text:p>0</text:p>
          </table:table-cell>
          <table:table-cell office:value-type="float" office:value="22061.4" calcext:value-type="float">
            <text:p>22061,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62.6" calcext:value-type="float">
            <text:p>1062,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5.7" calcext:value-type="float">
            <text:p>275,7</text:p>
          </table:table-cell>
          <table:table-cell office:value-type="float" office:value="2506.5" calcext:value-type="float">
            <text:p>2506,5</text:p>
          </table:table-cell>
          <table:table-cell office:value-type="float" office:value="200.3" calcext:value-type="float">
            <text:p>200,3</text:p>
          </table:table-cell>
          <table:table-cell office:value-type="float" office:value="6782" calcext:value-type="float">
            <text:p>678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704.3" calcext:value-type="float">
            <text:p>1704,3</text:p>
          </table:table-cell>
          <table:table-cell office:value-type="float" office:value="1503.8" calcext:value-type="float">
            <text:p>1503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308.8" calcext:value-type="float">
            <text:p>3308,8</text:p>
          </table:table-cell>
          <table:table-cell office:value-type="float" office:value="1930" calcext:value-type="float">
            <text:p>1930</text:p>
          </table:table-cell>
          <table:table-cell office:value-type="float" office:value="480.8" calcext:value-type="float">
            <text:p>480,8</text:p>
          </table:table-cell>
          <table:table-cell office:value-type="float" office:value="100" calcext:value-type="float">
            <text:p>100</text:p>
          </table:table-cell>
          <table:table-cell office:value-type="float" office:value="19875" calcext:value-type="float">
            <text:p>19875</text:p>
          </table:table-cell>
          <table:table-cell office:value-type="float" office:value="37.5" calcext:value-type="float">
            <text:p>37,5</text:p>
          </table:table-cell>
          <table:table-cell office:value-type="float" office:value="75" calcext:value-type="float">
            <text:p>75</text:p>
          </table:table-cell>
          <table:table-cell office:value-type="float" office:value="922" calcext:value-type="float">
            <text:p>922</text:p>
          </table:table-cell>
          <table:table-cell office:value-type="float" office:value="162.5" calcext:value-type="float">
            <text:p>16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7.5" calcext:value-type="float">
            <text:p>277,5</text:p>
          </table:table-cell>
          <table:table-cell office:value-type="float" office:value="3083.3" calcext:value-type="float">
            <text:p>3083,3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1844.6" calcext:value-type="float">
            <text:p>184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08.2" calcext:value-type="float">
            <text:p>3108,2</text:p>
          </table:table-cell>
          <table:table-cell office:value-type="float" office:value="2280.8" calcext:value-type="float">
            <text:p>2280,8</text:p>
          </table:table-cell>
          <table:table-cell office:value-type="float" office:value="375.5" calcext:value-type="float">
            <text:p>375,5</text:p>
          </table:table-cell>
          <table:table-cell office:value-type="float" office:value="60" calcext:value-type="float">
            <text:p>60</text:p>
          </table:table-cell>
          <table:table-cell office:value-type="float" office:value="20536.8" calcext:value-type="float">
            <text:p>20536,8</text:p>
          </table:table-cell>
          <table:table-cell office:value-type="float" office:value="62.5" calcext:value-type="float">
            <text:p>62,5</text:p>
          </table:table-cell>
          <table:table-cell office:value-type="float" office:value="33.3" calcext:value-type="float">
            <text:p>33,3</text:p>
          </table:table-cell>
          <table:table-cell office:value-type="float" office:value="821.8" calcext:value-type="float">
            <text:p>821,8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9.3" calcext:value-type="float">
            <text:p>279,3</text:p>
          </table:table-cell>
          <table:table-cell office:value-type="float" office:value="2326" calcext:value-type="float">
            <text:p>2326</text:p>
          </table:table-cell>
          <table:table-cell office:value-type="float" office:value="275.5" calcext:value-type="float">
            <text:p>275,5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1278" calcext:value-type="float">
            <text:p>1278</text:p>
          </table:table-cell>
          <table:table-cell office:value-type="float" office:value="1744.6" calcext:value-type="float">
            <text:p>1744,6</text:p>
          </table:table-cell>
          <table:table-cell office:value-type="float" office:value="57104.7" calcext:value-type="float">
            <text:p>57104,7</text:p>
          </table:table-cell>
          <table:table-cell office:value-type="float" office:value="2847.8" calcext:value-type="float">
            <text:p>2847,8</text:p>
          </table:table-cell>
          <table:table-cell office:value-type="float" office:value="2155.8" calcext:value-type="float">
            <text:p>2155,8</text:p>
          </table:table-cell>
          <table:table-cell office:value-type="float" office:value="526.3" calcext:value-type="float">
            <text:p>526,3</text:p>
          </table:table-cell>
          <table:table-cell office:value-type="float" office:value="200" calcext:value-type="float">
            <text:p>200</text:p>
          </table:table-cell>
          <table:table-cell office:value-type="float" office:value="19634.6" calcext:value-type="float">
            <text:p>19634,6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1403.8" calcext:value-type="float">
            <text:p>1403,8</text:p>
          </table:table-cell>
          <table:table-cell office:value-type="float" office:value="187.5" calcext:value-type="float">
            <text:p>187,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1.1" calcext:value-type="float">
            <text:p>281,1</text:p>
          </table:table-cell>
          <table:table-cell office:value-type="float" office:value="2266" calcext:value-type="float">
            <text:p>2266</text:p>
          </table:table-cell>
          <table:table-cell office:value-type="float" office:value="175.3" calcext:value-type="float">
            <text:p>175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2025.2" calcext:value-type="float">
            <text:p>2025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08" calcext:value-type="float">
            <text:p>3108</text:p>
          </table:table-cell>
          <table:table-cell office:value-type="float" office:value="1654" calcext:value-type="float">
            <text:p>1654</text:p>
          </table:table-cell>
          <table:table-cell office:value-type="float" office:value="461" calcext:value-type="float">
            <text:p>461</text:p>
          </table:table-cell>
          <table:table-cell office:value-type="float" office:value="80" calcext:value-type="float">
            <text:p>80</text:p>
          </table:table-cell>
          <table:table-cell office:value-type="float" office:value="19494" calcext:value-type="float">
            <text:p>1949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182.8" calcext:value-type="float">
            <text:p>1182,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2.8" calcext:value-type="float">
            <text:p>282,8</text:p>
          </table:table-cell>
          <table:table-cell office:value-type="float" office:value="1884.8" calcext:value-type="float">
            <text:p>1884,8</text:p>
          </table:table-cell>
          <table:table-cell office:value-type="float" office:value="160" calcext:value-type="float">
            <text:p>16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1724.2" calcext:value-type="float">
            <text:p>1724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28" calcext:value-type="float">
            <text:p>3028</text:p>
          </table:table-cell>
          <table:table-cell office:value-type="float" office:value="1980" calcext:value-type="float">
            <text:p>1980</text:p>
          </table:table-cell>
          <table:table-cell office:value-type="float" office:value="776.8" calcext:value-type="float">
            <text:p>776,8</text:p>
          </table:table-cell>
          <table:table-cell office:value-type="float" office:value="125.3" calcext:value-type="float">
            <text:p>125,3</text:p>
          </table:table-cell>
          <table:table-cell office:value-type="float" office:value="19273.2" calcext:value-type="float">
            <text:p>19273,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22.6" calcext:value-type="float">
            <text:p>1022,6</text:p>
          </table:table-cell>
          <table:table-cell office:value-type="float" office:value="180" calcext:value-type="float">
            <text:p>18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4.6" calcext:value-type="float">
            <text:p>284,6</text:p>
          </table:table-cell>
          <table:table-cell office:value-type="float" office:value="2531.5" calcext:value-type="float">
            <text:p>2531,5</text:p>
          </table:table-cell>
          <table:table-cell office:value-type="float" office:value="175" calcext:value-type="float">
            <text:p>175</text:p>
          </table:table-cell>
          <table:table-cell office:value-type="float" office:value="4521.4" calcext:value-type="float">
            <text:p>4521,4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102.8" calcext:value-type="float">
            <text:p>1102,8</text:p>
          </table:table-cell>
          <table:table-cell office:value-type="float" office:value="1564" calcext:value-type="float">
            <text:p>1564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459.3" calcext:value-type="float">
            <text:p>3459,3</text:p>
          </table:table-cell>
          <table:table-cell office:value-type="float" office:value="2306" calcext:value-type="float">
            <text:p>2306</text:p>
          </table:table-cell>
          <table:table-cell office:value-type="float" office:value="501" calcext:value-type="float">
            <text:p>501</text:p>
          </table:table-cell>
          <table:table-cell office:value-type="float" office:value="75" calcext:value-type="float">
            <text:p>75</text:p>
          </table:table-cell>
          <table:table-cell office:value-type="float" office:value="19995.4" calcext:value-type="float">
            <text:p>19995,4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403.4" calcext:value-type="float">
            <text:p>1403,4</text:p>
          </table:table-cell>
          <table:table-cell office:value-type="float" office:value="125" calcext:value-type="float">
            <text:p>125</text:p>
          </table:table-cell>
          <table:table-cell office:value-type="float" office:value="3391" calcext:value-type="float">
            <text:p>339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6.4" calcext:value-type="float">
            <text:p>286,4</text:p>
          </table:table-cell>
          <table:table-cell office:value-type="float" office:value="2280.8" calcext:value-type="float">
            <text:p>2280,8</text:p>
          </table:table-cell>
          <table:table-cell office:value-type="float" office:value="150" calcext:value-type="float">
            <text:p>15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952.3" calcext:value-type="float">
            <text:p>952,3</text:p>
          </table:table-cell>
          <table:table-cell office:value-type="float" office:value="1804.8" calcext:value-type="float">
            <text:p>1804,8</text:p>
          </table:table-cell>
          <table:table-cell office:value-type="float" office:value="51624.8" calcext:value-type="float">
            <text:p>51624,8</text:p>
          </table:table-cell>
          <table:table-cell office:value-type="float" office:value="3048" calcext:value-type="float">
            <text:p>3048</text:p>
          </table:table-cell>
          <table:table-cell office:value-type="float" office:value="2080.5" calcext:value-type="float">
            <text:p>2080,5</text:p>
          </table:table-cell>
          <table:table-cell office:value-type="float" office:value="741.4" calcext:value-type="float">
            <text:p>741,4</text:p>
          </table:table-cell>
          <table:table-cell office:value-type="float" office:value="100" calcext:value-type="float">
            <text:p>100</text:p>
          </table:table-cell>
          <table:table-cell office:value-type="float" office:value="19855.2" calcext:value-type="float">
            <text:p>19855,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81.8" calcext:value-type="float">
            <text:p>781,8</text:p>
          </table:table-cell>
          <table:table-cell office:value-type="float" office:value="75" calcext:value-type="float">
            <text:p>75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8.1" calcext:value-type="float">
            <text:p>288,1</text:p>
          </table:table-cell>
          <table:table-cell office:value-type="float" office:value="2265.8" calcext:value-type="float">
            <text:p>2265,8</text:p>
          </table:table-cell>
          <table:table-cell office:value-type="float" office:value="180.2" calcext:value-type="float">
            <text:p>18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127.5" calcext:value-type="float">
            <text:p>1127,5</text:p>
          </table:table-cell>
          <table:table-cell office:value-type="float" office:value="1824.8" calcext:value-type="float">
            <text:p>1824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707.2" calcext:value-type="float">
            <text:p>2707,2</text:p>
          </table:table-cell>
          <table:table-cell office:value-type="float" office:value="1980" calcext:value-type="float">
            <text:p>1980</text:p>
          </table:table-cell>
          <table:table-cell office:value-type="float" office:value="551" calcext:value-type="float">
            <text:p>551</text:p>
          </table:table-cell>
          <table:table-cell office:value-type="float" office:value="80" calcext:value-type="float">
            <text:p>80</text:p>
          </table:table-cell>
          <table:table-cell office:value-type="float" office:value="20396.8" calcext:value-type="float">
            <text:p>20396,8</text:p>
          </table:table-cell>
          <table:table-cell office:value-type="float" office:value="12.5" calcext:value-type="float">
            <text:p>12,5</text:p>
          </table:table-cell>
          <table:table-cell office:value-type="float" office:value="40" calcext:value-type="float">
            <text:p>40</text:p>
          </table:table-cell>
          <table:table-cell office:value-type="float" office:value="1142.6" calcext:value-type="float">
            <text:p>1142,6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9.9" calcext:value-type="float">
            <text:p>289,9</text:p>
          </table:table-cell>
          <table:table-cell office:value-type="float" office:value="2626.8" calcext:value-type="float">
            <text:p>2626,8</text:p>
          </table:table-cell>
          <table:table-cell office:value-type="float" office:value="200" calcext:value-type="float">
            <text:p>20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2712.8" calcext:value-type="float">
            <text:p>2712,8</text:p>
          </table:table-cell>
          <table:table-cell office:value-type="float" office:value="1122.4" calcext:value-type="float">
            <text:p>1122,4</text:p>
          </table:table-cell>
          <table:table-cell office:value-type="float" office:value="1864.6" calcext:value-type="float">
            <text:p>186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747.2" calcext:value-type="float">
            <text:p>2747,2</text:p>
          </table:table-cell>
          <table:table-cell office:value-type="float" office:value="2080.5" calcext:value-type="float">
            <text:p>2080,5</text:p>
          </table:table-cell>
          <table:table-cell office:value-type="float" office:value="320.6" calcext:value-type="float">
            <text:p>320,6</text:p>
          </table:table-cell>
          <table:table-cell office:value-type="float" office:value="125" calcext:value-type="float">
            <text:p>125</text:p>
          </table:table-cell>
          <table:table-cell office:value-type="float" office:value="19714.8" calcext:value-type="float">
            <text:p>19714,8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781.6" calcext:value-type="float">
            <text:p>781,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1.7" calcext:value-type="float">
            <text:p>291,7</text:p>
          </table:table-cell>
          <table:table-cell office:value-type="float" office:value="2245.8" calcext:value-type="float">
            <text:p>2245,8</text:p>
          </table:table-cell>
          <table:table-cell office:value-type="float" office:value="160" calcext:value-type="float">
            <text:p>160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2045.4" calcext:value-type="float">
            <text:p>2045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28" calcext:value-type="float">
            <text:p>3028</text:p>
          </table:table-cell>
          <table:table-cell office:value-type="float" office:value="2080.3" calcext:value-type="float">
            <text:p>2080,3</text:p>
          </table:table-cell>
          <table:table-cell office:value-type="float" office:value="500.8" calcext:value-type="float">
            <text:p>500,8</text:p>
          </table:table-cell>
          <table:table-cell office:value-type="float" office:value="100" calcext:value-type="float">
            <text:p>100</text:p>
          </table:table-cell>
          <table:table-cell office:value-type="float" office:value="18451.2" calcext:value-type="float">
            <text:p>18451,2</text:p>
          </table:table-cell>
          <table:table-cell office:value-type="float" office:value="12.5" calcext:value-type="float">
            <text:p>12,5</text:p>
          </table:table-cell>
          <table:table-cell office:value-type="float" office:value="175.3" calcext:value-type="float">
            <text:p>175,3</text:p>
          </table:table-cell>
          <table:table-cell office:value-type="float" office:value="801.8" calcext:value-type="float">
            <text:p>801,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3.4" calcext:value-type="float">
            <text:p>293,4</text:p>
          </table:table-cell>
          <table:table-cell office:value-type="float" office:value="2506.6" calcext:value-type="float">
            <text:p>2506,6</text:p>
          </table:table-cell>
          <table:table-cell office:value-type="float" office:value="225.3" calcext:value-type="float">
            <text:p>225,3</text:p>
          </table:table-cell>
          <table:table-cell table:number-columns-repeated="2"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478.5" calcext:value-type="float">
            <text:p>1478,5</text:p>
          </table:table-cell>
          <table:table-cell office:value-type="float" office:value="1704.2" calcext:value-type="float">
            <text:p>1704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27.6" calcext:value-type="float">
            <text:p>2827,6</text:p>
          </table:table-cell>
          <table:table-cell office:value-type="float" office:value="2907.5" calcext:value-type="float">
            <text:p>2907,5</text:p>
          </table:table-cell>
          <table:table-cell office:value-type="float" office:value="676.3" calcext:value-type="float">
            <text:p>676,3</text:p>
          </table:table-cell>
          <table:table-cell office:value-type="float" office:value="100" calcext:value-type="float">
            <text:p>100</text:p>
          </table:table-cell>
          <table:table-cell office:value-type="float" office:value="20677.6" calcext:value-type="float">
            <text:p>20677,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82.2" calcext:value-type="float">
            <text:p>982,2</text:p>
          </table:table-cell>
          <table:table-cell office:value-type="float" office:value="80" calcext:value-type="float">
            <text:p>80</text:p>
          </table:table-cell>
          <table:table-cell office:value-type="float" office:value="2712.8" calcext:value-type="float">
            <text:p>2712,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5.2" calcext:value-type="float">
            <text:p>295,2</text:p>
          </table:table-cell>
          <table:table-cell office:value-type="float" office:value="2426.4" calcext:value-type="float">
            <text:p>2426,4</text:p>
          </table:table-cell>
          <table:table-cell office:value-type="float" office:value="160.2" calcext:value-type="float">
            <text:p>160,2</text:p>
          </table:table-cell>
          <table:table-cell office:value-type="float" office:value="4521.4" calcext:value-type="float">
            <text:p>4521,4</text:p>
          </table:table-cell>
          <table:table-cell table:number-columns-repeated="2" office:value-type="float" office:value="2712.8" calcext:value-type="float">
            <text:p>2712,8</text:p>
          </table:table-cell>
          <table:table-cell office:value-type="float" office:value="1042.4" calcext:value-type="float">
            <text:p>1042,4</text:p>
          </table:table-cell>
          <table:table-cell office:value-type="float" office:value="2230.8" calcext:value-type="float">
            <text:p>2230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67.6" calcext:value-type="float">
            <text:p>2967,6</text:p>
          </table:table-cell>
          <table:table-cell office:value-type="float" office:value="2682" calcext:value-type="float">
            <text:p>2682</text:p>
          </table:table-cell>
          <table:table-cell office:value-type="float" office:value="360.4" calcext:value-type="float">
            <text:p>360,4</text:p>
          </table:table-cell>
          <table:table-cell office:value-type="float" office:value="50" calcext:value-type="float">
            <text:p>50</text:p>
          </table:table-cell>
          <table:table-cell office:value-type="float" office:value="19594.2" calcext:value-type="float">
            <text:p>19594,2</text:p>
          </table:table-cell>
          <table:table-cell office:value-type="float" office:value="62.5" calcext:value-type="float">
            <text:p>62,5</text:p>
          </table:table-cell>
          <table:table-cell office:value-type="float" office:value="66.7" calcext:value-type="float">
            <text:p>66,7</text:p>
          </table:table-cell>
          <table:table-cell office:value-type="float" office:value="1022.4" calcext:value-type="float">
            <text:p>1022,4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7" calcext:value-type="float">
            <text:p>297</text:p>
          </table:table-cell>
          <table:table-cell office:value-type="float" office:value="2707.2" calcext:value-type="float">
            <text:p>2707,2</text:p>
          </table:table-cell>
          <table:table-cell office:value-type="float" office:value="160" calcext:value-type="float">
            <text:p>160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177.5" calcext:value-type="float">
            <text:p>1177,5</text:p>
          </table:table-cell>
          <table:table-cell office:value-type="float" office:value="2732.5" calcext:value-type="float">
            <text:p>2732,5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567" calcext:value-type="float">
            <text:p>2567</text:p>
          </table:table-cell>
          <table:table-cell office:value-type="float" office:value="1955" calcext:value-type="float">
            <text:p>1955</text:p>
          </table:table-cell>
          <table:table-cell office:value-type="float" office:value="400.8" calcext:value-type="float">
            <text:p>400,8</text:p>
          </table:table-cell>
          <table:table-cell office:value-type="float" office:value="75" calcext:value-type="float">
            <text:p>75</text:p>
          </table:table-cell>
          <table:table-cell office:value-type="float" office:value="17549" calcext:value-type="float">
            <text:p>17549</text:p>
          </table:table-cell>
          <table:table-cell office:value-type="float" office:value="12.5" calcext:value-type="float">
            <text:p>12,5</text:p>
          </table:table-cell>
          <table:table-cell office:value-type="float" office:value="133.7" calcext:value-type="float">
            <text:p>133,7</text:p>
          </table:table-cell>
          <table:table-cell office:value-type="float" office:value="1363.2" calcext:value-type="float">
            <text:p>1363,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8.7" calcext:value-type="float">
            <text:p>298,7</text:p>
          </table:table-cell>
          <table:table-cell office:value-type="float" office:value="2205.6" calcext:value-type="float">
            <text:p>2205,6</text:p>
          </table:table-cell>
          <table:table-cell office:value-type="float" office:value="300.5" calcext:value-type="float">
            <text:p>300,5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002.3" calcext:value-type="float">
            <text:p>1002,3</text:p>
          </table:table-cell>
          <table:table-cell office:value-type="float" office:value="2085.2" calcext:value-type="float">
            <text:p>208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569.6" calcext:value-type="float">
            <text:p>3569,6</text:p>
          </table:table-cell>
          <table:table-cell office:value-type="float" office:value="2105.5" calcext:value-type="float">
            <text:p>2105,5</text:p>
          </table:table-cell>
          <table:table-cell office:value-type="float" office:value="475.8" calcext:value-type="float">
            <text:p>475,8</text:p>
          </table:table-cell>
          <table:table-cell office:value-type="float" office:value="75" calcext:value-type="float">
            <text:p>75</text:p>
          </table:table-cell>
          <table:table-cell office:value-type="float" office:value="18611.8" calcext:value-type="float">
            <text:p>18611,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81.6" calcext:value-type="float">
            <text:p>781,6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0.5" calcext:value-type="float">
            <text:p>300,5</text:p>
          </table:table-cell>
          <table:table-cell office:value-type="float" office:value="2431.3" calcext:value-type="float">
            <text:p>2431,3</text:p>
          </table:table-cell>
          <table:table-cell office:value-type="float" office:value="200" calcext:value-type="float">
            <text:p>200</text:p>
          </table:table-cell>
          <table:table-cell office:value-type="float" office:value="2712.8" calcext:value-type="float">
            <text:p>2712,8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052.3" calcext:value-type="float">
            <text:p>1052,3</text:p>
          </table:table-cell>
          <table:table-cell office:value-type="float" office:value="2005.3" calcext:value-type="float">
            <text:p>2005,3</text:p>
          </table:table-cell>
          <table:table-cell office:value-type="float" office:value="51624.8" calcext:value-type="float">
            <text:p>51624,8</text:p>
          </table:table-cell>
          <table:table-cell office:value-type="float" office:value="3228.4" calcext:value-type="float">
            <text:p>3228,4</text:p>
          </table:table-cell>
          <table:table-cell office:value-type="float" office:value="2005.3" calcext:value-type="float">
            <text:p>2005,3</text:p>
          </table:table-cell>
          <table:table-cell office:value-type="float" office:value="601.3" calcext:value-type="float">
            <text:p>601,3</text:p>
          </table:table-cell>
          <table:table-cell office:value-type="float" office:value="200.3" calcext:value-type="float">
            <text:p>200,3</text:p>
          </table:table-cell>
          <table:table-cell office:value-type="float" office:value="18752" calcext:value-type="float">
            <text:p>1875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90" calcext:value-type="float">
            <text:p>19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2.3" calcext:value-type="float">
            <text:p>302,3</text:p>
          </table:table-cell>
          <table:table-cell office:value-type="float" office:value="2305.8" calcext:value-type="float">
            <text:p>2305,8</text:p>
          </table:table-cell>
          <table:table-cell office:value-type="float" office:value="160.2" calcext:value-type="float">
            <text:p>16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177.8" calcext:value-type="float">
            <text:p>1177,8</text:p>
          </table:table-cell>
          <table:table-cell office:value-type="float" office:value="2080.5" calcext:value-type="float">
            <text:p>2080,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767.4" calcext:value-type="float">
            <text:p>2767,4</text:p>
          </table:table-cell>
          <table:table-cell office:value-type="float" office:value="2155.5" calcext:value-type="float">
            <text:p>2155,5</text:p>
          </table:table-cell>
          <table:table-cell office:value-type="float" office:value="425.8" calcext:value-type="float">
            <text:p>425,8</text:p>
          </table:table-cell>
          <table:table-cell office:value-type="float" office:value="160" calcext:value-type="float">
            <text:p>160</text:p>
          </table:table-cell>
          <table:table-cell office:value-type="float" office:value="19474.2" calcext:value-type="float">
            <text:p>19474,2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922.2" calcext:value-type="float">
            <text:p>922,2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4" calcext:value-type="float">
            <text:p>304</text:p>
          </table:table-cell>
          <table:table-cell office:value-type="float" office:value="2807.5" calcext:value-type="float">
            <text:p>2807,5</text:p>
          </table:table-cell>
          <table:table-cell office:value-type="float" office:value="150" calcext:value-type="float">
            <text:p>150</text:p>
          </table:table-cell>
          <table:table-cell office:value-type="float" office:value="4521.4" calcext:value-type="float">
            <text:p>4521,4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27.8" calcext:value-type="float">
            <text:p>3027,8</text:p>
          </table:table-cell>
          <table:table-cell office:value-type="float" office:value="2330.8" calcext:value-type="float">
            <text:p>2330,8</text:p>
          </table:table-cell>
          <table:table-cell office:value-type="float" office:value="360.6" calcext:value-type="float">
            <text:p>360,6</text:p>
          </table:table-cell>
          <table:table-cell office:value-type="float" office:value="75" calcext:value-type="float">
            <text:p>75</text:p>
          </table:table-cell>
          <table:table-cell office:value-type="float" office:value="17588.6" calcext:value-type="float">
            <text:p>17588,6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841.8" calcext:value-type="float">
            <text:p>841,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2706.4375" calcext:value-type="float">
            <text:p>2706,4375</text:p>
          </table:table-cell>
          <table:table-cell table:formula="of:=AVERAGE([.C2:.C9])" office:value-type="float" office:value="223.4125" calcext:value-type="float">
            <text:p>223,4125</text:p>
          </table:table-cell>
          <table:table-cell table:formula="of:=AVERAGE([.D2:.D9])" office:value-type="float" office:value="1525.95" calcext:value-type="float">
            <text:p>1525,95</text:p>
          </table:table-cell>
          <table:table-cell table:formula="of:=AVERAGE([.E2:.E9])" office:value-type="float" office:value="5425.6" calcext:value-type="float">
            <text:p>5425,6</text:p>
          </table:table-cell>
          <table:table-cell table:formula="of:=AVERAGE([.F2:.F9])" office:value-type="float" office:value="1893.325" calcext:value-type="float">
            <text:p>1893,325</text:p>
          </table:table-cell>
          <table:table-cell table:formula="of:=AVERAGE([.G2:.G9])" office:value-type="float" office:value="1269.975" calcext:value-type="float">
            <text:p>1269,975</text:p>
          </table:table-cell>
          <table:table-cell table:formula="of:=AVERAGE([.H2:.H9])" office:value-type="float" office:value="1912.3375" calcext:value-type="float">
            <text:p>1912,3375</text:p>
          </table:table-cell>
          <table:table-cell table:formula="of:=AVERAGE([.I2:.I9])" office:value-type="float" office:value="2769.325" calcext:value-type="float">
            <text:p>2769,325</text:p>
          </table:table-cell>
          <table:table-cell table:formula="of:=AVERAGE([.J2:.J9])" office:value-type="float" office:value="3130.825" calcext:value-type="float">
            <text:p>3130,825</text:p>
          </table:table-cell>
          <table:table-cell table:formula="of:=AVERAGE([.K2:.K9])" office:value-type="float" office:value="2284.0625" calcext:value-type="float">
            <text:p>2284,0625</text:p>
          </table:table-cell>
          <table:table-cell table:formula="of:=AVERAGE([.L2:.L9])" office:value-type="float" office:value="499.6875" calcext:value-type="float">
            <text:p>499,6875</text:p>
          </table:table-cell>
          <table:table-cell table:formula="of:=AVERAGE([.M2:.M9])" office:value-type="float" office:value="135.7625" calcext:value-type="float">
            <text:p>135,7625</text:p>
          </table:table-cell>
          <table:table-cell table:formula="of:=AVERAGE([.N2:.N9])" office:value-type="float" office:value="18904.95" calcext:value-type="float">
            <text:p>18904,95</text:p>
          </table:table-cell>
          <table:table-cell table:formula="of:=AVERAGE([.O2:.O9])" office:value-type="float" office:value="9.375" calcext:value-type="float">
            <text:p>9,375</text:p>
          </table:table-cell>
          <table:table-cell table:formula="of:=AVERAGE([.P2:.P9])" office:value-type="float" office:value="83.6125" calcext:value-type="float">
            <text:p>83,6125</text:p>
          </table:table-cell>
          <table:table-cell table:formula="of:=AVERAGE([.Q2:.Q9])" office:value-type="float" office:value="1091.325" calcext:value-type="float">
            <text:p>1091,325</text:p>
          </table:table-cell>
          <table:table-cell table:formula="of:=AVERAGE([.R2:.R9])" office:value-type="float" office:value="138.125" calcext:value-type="float">
            <text:p>138,125</text:p>
          </table:table-cell>
          <table:table-cell table:formula="of:=AVERAGE([.S2:.S9])" office:value-type="float" office:value="2317.2" calcext:value-type="float">
            <text:p>2317,2</text:p>
          </table:table-cell>
          <table:table-cell table:formula="of:=AVERAGE([.T2:.T9])" office:value-type="float" office:value="18.325" calcext:value-type="float">
            <text:p>18,32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1093.46497812818" calcext:value-type="float">
            <text:p>1093,4649781282</text:p>
          </table:table-cell>
          <table:table-cell table:formula="of:=3*STDEV([.C2:.C9])" office:value-type="float" office:value="230.06479172802" calcext:value-type="float">
            <text:p>230,064791728</text:p>
          </table:table-cell>
          <table:table-cell table:formula="of:=3*STDEV([.D2:.D9])" office:value-type="float" office:value="4953.97794187373" calcext:value-type="float">
            <text:p>4953,9779418737</text:p>
          </table:table-cell>
          <table:table-cell table:formula="of:=3*STDEV([.E2:.E9])" office:value-type="float" office:value="4350.15778236015" calcext:value-type="float">
            <text:p>4350,1577823602</text:p>
          </table:table-cell>
          <table:table-cell table:formula="of:=3*STDEV([.F2:.F9])" office:value-type="float" office:value="6320.05423614839" calcext:value-type="float">
            <text:p>6320,0542361484</text:p>
          </table:table-cell>
          <table:table-cell table:formula="of:=3*STDEV([.G2:.G9])" office:value-type="float" office:value="427.438709892174" calcext:value-type="float">
            <text:p>427,4387098922</text:p>
          </table:table-cell>
          <table:table-cell table:formula="of:=3*STDEV([.H2:.H9])" office:value-type="float" office:value="901.45403882125" calcext:value-type="float">
            <text:p>901,4540388213</text:p>
          </table:table-cell>
          <table:table-cell table:formula="of:=3*STDEV([.I2:.I9])" office:value-type="float" office:value="5808.72641800987" calcext:value-type="float">
            <text:p>5808,7264180099</text:p>
          </table:table-cell>
          <table:table-cell table:formula="of:=3*STDEV([.J2:.J9])" office:value-type="float" office:value="920.602889027465" calcext:value-type="float">
            <text:p>920,6028890275</text:p>
          </table:table-cell>
          <table:table-cell table:formula="of:=3*STDEV([.K2:.K9])" office:value-type="float" office:value="1116.51792057463" calcext:value-type="float">
            <text:p>1116,5179205746</text:p>
          </table:table-cell>
          <table:table-cell table:formula="of:=3*STDEV([.L2:.L9])" office:value-type="float" office:value="274.836558898453" calcext:value-type="float">
            <text:p>274,8365588985</text:p>
          </table:table-cell>
          <table:table-cell table:formula="of:=3*STDEV([.M2:.M9])" office:value-type="float" office:value="322.201035014299" calcext:value-type="float">
            <text:p>322,2010350143</text:p>
          </table:table-cell>
          <table:table-cell table:formula="of:=3*STDEV([.N2:.N9])" office:value-type="float" office:value="2660.20211423332" calcext:value-type="float">
            <text:p>2660,2021142333</text:p>
          </table:table-cell>
          <table:table-cell table:formula="of:=3*STDEV([.O2:.O9])" office:value-type="float" office:value="38.8161877130074" calcext:value-type="float">
            <text:p>38,816187713</text:p>
          </table:table-cell>
          <table:table-cell table:formula="of:=3*STDEV([.P2:.P9])" office:value-type="float" office:value="158.454571565481" calcext:value-type="float">
            <text:p>158,4545715655</text:p>
          </table:table-cell>
          <table:table-cell table:formula="of:=3*STDEV([.Q2:.Q9])" office:value-type="float" office:value="718.922331886911" calcext:value-type="float">
            <text:p>718,9223318869</text:p>
          </table:table-cell>
          <table:table-cell table:formula="of:=3*STDEV([.R2:.R9])" office:value-type="float" office:value="198.502204017991" calcext:value-type="float">
            <text:p>198,502204018</text:p>
          </table:table-cell>
          <table:table-cell table:formula="of:=3*STDEV([.S2:.S9])" office:value-type="float" office:value="6030.76061727351" calcext:value-type="float">
            <text:p>6030,7606172735</text:p>
          </table:table-cell>
          <table:table-cell table:formula="of:=3*STDEV([.T2:.T9])" office:value-type="float" office:value="87.3269840476421" calcext:value-type="float">
            <text:p>87,3269840476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[.B21]-[.B$176]" office:value-type="float" office:value="361.7625" calcext:value-type="float">
            <text:p>361,7625</text:p>
          </table:table-cell>
          <table:table-cell table:style-name="ce3" table:formula="of:=[.C21]-[.C$176]" office:value-type="float" office:value="2383.3875" calcext:value-type="float">
            <text:p>2383,3875</text:p>
          </table:table-cell>
          <table:table-cell table:style-name="ce3" table:formula="of:=[.D21]-[.D$176]" office:value-type="float" office:value="12038.15" calcext:value-type="float">
            <text:p>12038,15</text:p>
          </table:table-cell>
          <table:table-cell table:style-name="ce3" table:formula="of:=[.E21]-[.E$176]" office:value-type="float" office:value="3884666.8" calcext:value-type="float">
            <text:p>3884666,8</text:p>
          </table:table-cell>
          <table:table-cell table:style-name="ce3" table:formula="of:=[.F21]-[.F$176]" office:value-type="float" office:value="-1893.325" calcext:value-type="float">
            <text:p>-1893,325</text:p>
          </table:table-cell>
          <table:table-cell table:style-name="ce3" table:formula="of:=[.G21]-[.G$176]" office:value-type="float" office:value="58.0250000000001" calcext:value-type="float">
            <text:p>58,025</text:p>
          </table:table-cell>
          <table:table-cell table:style-name="ce3" table:formula="of:=[.H21]-[.H$176]" office:value-type="float" office:value="494.0625" calcext:value-type="float">
            <text:p>494,0625</text:p>
          </table:table-cell>
          <table:table-cell table:style-name="ce3" table:formula="of:=[.I21]-[.I$176]" office:value-type="float" office:value="108700.175" calcext:value-type="float">
            <text:p>108700,175</text:p>
          </table:table-cell>
          <table:table-cell table:style-name="ce3" table:formula="of:=[.J21]-[.J$176]" office:value-type="float" office:value="77.7750000000001" calcext:value-type="float">
            <text:p>77,775</text:p>
          </table:table-cell>
          <table:table-cell table:style-name="ce3" table:formula="of:=[.K21]-[.K$176]" office:value-type="float" office:value="-128.5625" calcext:value-type="float">
            <text:p>-128,5625</text:p>
          </table:table-cell>
          <table:table-cell table:style-name="ce3" table:formula="of:=[.L21]-[.L$176]" office:value-type="float" office:value="161.7125" calcext:value-type="float">
            <text:p>161,7125</text:p>
          </table:table-cell>
          <table:table-cell table:style-name="ce3" table:formula="of:=[.M21]-[.M$176]" office:value-type="float" office:value="986.8375" calcext:value-type="float">
            <text:p>986,8375</text:p>
          </table:table-cell>
          <table:table-cell table:style-name="ce3" table:formula="of:=[.N21]-[.N$176]" office:value-type="float" office:value="2335322.25" calcext:value-type="float">
            <text:p>2335322,25</text:p>
          </table:table-cell>
          <table:table-cell table:style-name="ce3" table:formula="of:=[.O21]-[.O$176]" office:value-type="float" office:value="103.125" calcext:value-type="float">
            <text:p>103,125</text:p>
          </table:table-cell>
          <table:table-cell table:style-name="ce3" table:formula="of:=[.P21]-[.P$176]" office:value-type="float" office:value="-3.6125" calcext:value-type="float">
            <text:p>-3,6125</text:p>
          </table:table-cell>
          <table:table-cell table:style-name="ce3" table:formula="of:=[.Q21]-[.Q$176]" office:value-type="float" office:value="472.475" calcext:value-type="float">
            <text:p>472,475</text:p>
          </table:table-cell>
          <table:table-cell table:style-name="ce3" table:formula="of:=[.R21]-[.R$176]" office:value-type="float" office:value="-0.625" calcext:value-type="float">
            <text:p>-0,625</text:p>
          </table:table-cell>
          <table:table-cell table:style-name="ce3" table:formula="of:=[.S21]-[.S$176]" office:value-type="float" office:value="62925.9" calcext:value-type="float">
            <text:p>62925,9</text:p>
          </table:table-cell>
          <table:table-cell table:style-name="ce3" table:formula="of:=[.T21]-[.T$176]" office:value-type="float" office:value="41.675" calcext:value-type="float">
            <text:p>41,675</text:p>
          </table:table-cell>
          <table:table-cell table:style-name="ce3" table:formula="of:=[.U21]-[.U$176]" office:value-type="float" office:value="0" calcext:value-type="float">
            <text:p>0</text:p>
          </table:table-cell>
          <table:table-cell table:style-name="ce3"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261.3625" calcext:value-type="float">
            <text:p>261,3625</text:p>
          </table:table-cell>
          <table:table-cell table:style-name="ce3" table:formula="of:=[.C22]-[.C$176]" office:value-type="float" office:value="2934.8875" calcext:value-type="float">
            <text:p>2934,8875</text:p>
          </table:table-cell>
          <table:table-cell table:style-name="ce3" table:formula="of:=[.D22]-[.D$176]" office:value-type="float" office:value="12038.15" calcext:value-type="float">
            <text:p>12038,15</text:p>
          </table:table-cell>
          <table:table-cell table:style-name="ce3" table:formula="of:=[.E22]-[.E$176]" office:value-type="float" office:value="3979886.4" calcext:value-type="float">
            <text:p>3979886,4</text:p>
          </table:table-cell>
          <table:table-cell table:style-name="ce3" table:formula="of:=[.F22]-[.F$176]" office:value-type="float" office:value="-1893.325" calcext:value-type="float">
            <text:p>-1893,325</text:p>
          </table:table-cell>
          <table:table-cell table:style-name="ce3" table:formula="of:=[.G22]-[.G$176]" office:value-type="float" office:value="609.825" calcext:value-type="float">
            <text:p>609,825</text:p>
          </table:table-cell>
          <table:table-cell table:style-name="ce3" table:formula="of:=[.H22]-[.H$176]" office:value-type="float" office:value="654.2625" calcext:value-type="float">
            <text:p>654,2625</text:p>
          </table:table-cell>
          <table:table-cell table:style-name="ce3" table:formula="of:=[.I22]-[.I$176]" office:value-type="float" office:value="111412.975" calcext:value-type="float">
            <text:p>111412,975</text:p>
          </table:table-cell>
          <table:table-cell table:style-name="ce3" table:formula="of:=[.J22]-[.J$176]" office:value-type="float" office:value="177.975" calcext:value-type="float">
            <text:p>177,975</text:p>
          </table:table-cell>
          <table:table-cell table:style-name="ce3" table:formula="of:=[.K22]-[.K$176]" office:value-type="float" office:value="-203.7625" calcext:value-type="float">
            <text:p>-203,7625</text:p>
          </table:table-cell>
          <table:table-cell table:style-name="ce3" table:formula="of:=[.L22]-[.L$176]" office:value-type="float" office:value="-139.0875" calcext:value-type="float">
            <text:p>-139,0875</text:p>
          </table:table-cell>
          <table:table-cell table:style-name="ce3" table:formula="of:=[.M22]-[.M$176]" office:value-type="float" office:value="585.8375" calcext:value-type="float">
            <text:p>585,8375</text:p>
          </table:table-cell>
          <table:table-cell table:style-name="ce3" table:formula="of:=[.N22]-[.N$176]" office:value-type="float" office:value="3143278.55" calcext:value-type="float">
            <text:p>3143278,55</text:p>
          </table:table-cell>
          <table:table-cell table:style-name="ce3" table:formula="of:=[.O22]-[.O$176]" office:value-type="float" office:value="28.125" calcext:value-type="float">
            <text:p>28,125</text:p>
          </table:table-cell>
          <table:table-cell table:style-name="ce3" table:formula="of:=[.P22]-[.P$176]" office:value-type="float" office:value="-83.6125" calcext:value-type="float">
            <text:p>-83,6125</text:p>
          </table:table-cell>
          <table:table-cell table:style-name="ce3" table:formula="of:=[.Q22]-[.Q$176]" office:value-type="float" office:value="151.475" calcext:value-type="float">
            <text:p>151,475</text:p>
          </table:table-cell>
          <table:table-cell table:style-name="ce3" table:formula="of:=[.R22]-[.R$176]" office:value-type="float" office:value="81.875" calcext:value-type="float">
            <text:p>81,875</text:p>
          </table:table-cell>
          <table:table-cell table:style-name="ce3" table:formula="of:=[.S22]-[.S$176]" office:value-type="float" office:value="73777.2" calcext:value-type="float">
            <text:p>73777,2</text:p>
          </table:table-cell>
          <table:table-cell table:style-name="ce3" table:formula="of:=[.T22]-[.T$176]" office:value-type="float" office:value="56.675" calcext:value-type="float">
            <text:p>56,675</text:p>
          </table:table-cell>
          <table:table-cell table:style-name="ce3" table:formula="of:=[.U22]-[.U$176]" office:value-type="float" office:value="0" calcext:value-type="float">
            <text:p>0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361.5625" calcext:value-type="float">
            <text:p>361,5625</text:p>
          </table:table-cell>
          <table:table-cell table:style-name="ce3" table:formula="of:=[.C23]-[.C$176]" office:value-type="float" office:value="2443.5875" calcext:value-type="float">
            <text:p>2443,5875</text:p>
          </table:table-cell>
          <table:table-cell table:style-name="ce3" table:formula="of:=[.D23]-[.D$176]" office:value-type="float" office:value="12038.15" calcext:value-type="float">
            <text:p>12038,15</text:p>
          </table:table-cell>
          <table:table-cell table:style-name="ce3" table:formula="of:=[.E23]-[.E$176]" office:value-type="float" office:value="4056035.1" calcext:value-type="float">
            <text:p>4056035,1</text:p>
          </table:table-cell>
          <table:table-cell table:style-name="ce3" table:formula="of:=[.F23]-[.F$176]" office:value-type="float" office:value="-1893.325" calcext:value-type="float">
            <text:p>-1893,325</text:p>
          </table:table-cell>
          <table:table-cell table:style-name="ce3" table:formula="of:=[.G23]-[.G$176]" office:value-type="float" office:value="-307.775" calcext:value-type="float">
            <text:p>-307,775</text:p>
          </table:table-cell>
          <table:table-cell table:style-name="ce3" table:formula="of:=[.H23]-[.H$176]" office:value-type="float" office:value="-147.9375" calcext:value-type="float">
            <text:p>-147,9375</text:p>
          </table:table-cell>
          <table:table-cell table:style-name="ce3" table:formula="of:=[.I23]-[.I$176]" office:value-type="float" office:value="111412.975" calcext:value-type="float">
            <text:p>111412,975</text:p>
          </table:table-cell>
          <table:table-cell table:style-name="ce3" table:formula="of:=[.J23]-[.J$176]" office:value-type="float" office:value="177.975" calcext:value-type="float">
            <text:p>177,975</text:p>
          </table:table-cell>
          <table:table-cell table:style-name="ce3" table:formula="of:=[.K23]-[.K$176]" office:value-type="float" office:value="-178.7625" calcext:value-type="float">
            <text:p>-178,7625</text:p>
          </table:table-cell>
          <table:table-cell table:style-name="ce3" table:formula="of:=[.L23]-[.L$176]" office:value-type="float" office:value="252.1125" calcext:value-type="float">
            <text:p>252,1125</text:p>
          </table:table-cell>
          <table:table-cell table:style-name="ce3" table:formula="of:=[.M23]-[.M$176]" office:value-type="float" office:value="986.6375" calcext:value-type="float">
            <text:p>986,6375</text:p>
          </table:table-cell>
          <table:table-cell table:style-name="ce3" table:formula="of:=[.N23]-[.N$176]" office:value-type="float" office:value="2126695.05" calcext:value-type="float">
            <text:p>2126695,05</text:p>
          </table:table-cell>
          <table:table-cell table:style-name="ce3" table:formula="of:=[.O23]-[.O$176]" office:value-type="float" office:value="28.125" calcext:value-type="float">
            <text:p>28,125</text:p>
          </table:table-cell>
          <table:table-cell table:style-name="ce3" table:formula="of:=[.P23]-[.P$176]" office:value-type="float" office:value="76.3875" calcext:value-type="float">
            <text:p>76,3875</text:p>
          </table:table-cell>
          <table:table-cell table:style-name="ce3" table:formula="of:=[.Q23]-[.Q$176]" office:value-type="float" office:value="51.2749999999999" calcext:value-type="float">
            <text:p>51,275</text:p>
          </table:table-cell>
          <table:table-cell table:style-name="ce3" table:formula="of:=[.R23]-[.R$176]" office:value-type="float" office:value="-0.625" calcext:value-type="float">
            <text:p>-0,625</text:p>
          </table:table-cell>
          <table:table-cell table:style-name="ce3" table:formula="of:=[.S23]-[.S$176]" office:value-type="float" office:value="79202.8" calcext:value-type="float">
            <text:p>79202,8</text:p>
          </table:table-cell>
          <table:table-cell table:style-name="ce3" table:formula="of:=[.T23]-[.T$176]" office:value-type="float" office:value="-18.325" calcext:value-type="float">
            <text:p>-18,325</text:p>
          </table:table-cell>
          <table:table-cell table:style-name="ce3" table:formula="of:=[.U23]-[.U$176]" office:value-type="float" office:value="0" calcext:value-type="float">
            <text:p>0</text:p>
          </table:table-cell>
          <table:table-cell table:style-name="ce3"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502.1625" calcext:value-type="float">
            <text:p>502,1625</text:p>
          </table:table-cell>
          <table:table-cell table:style-name="ce3" table:formula="of:=[.C24]-[.C$176]" office:value-type="float" office:value="1881.9875" calcext:value-type="float">
            <text:p>1881,9875</text:p>
          </table:table-cell>
          <table:table-cell table:style-name="ce3" table:formula="of:=[.D24]-[.D$176]" office:value-type="float" office:value="12038.15" calcext:value-type="float">
            <text:p>12038,15</text:p>
          </table:table-cell>
          <table:table-cell table:style-name="ce3" table:formula="of:=[.E24]-[.E$176]" office:value-type="float" office:value="4110454.2" calcext:value-type="float">
            <text:p>4110454,2</text:p>
          </table:table-cell>
          <table:table-cell table:style-name="ce3" table:formula="of:=[.F24]-[.F$176]" office:value-type="float" office:value="-1893.325" calcext:value-type="float">
            <text:p>-1893,325</text:p>
          </table:table-cell>
          <table:table-cell table:style-name="ce3" table:formula="of:=[.G24]-[.G$176]" office:value-type="float" office:value="459.025" calcext:value-type="float">
            <text:p>459,025</text:p>
          </table:table-cell>
          <table:table-cell table:style-name="ce3" table:formula="of:=[.H24]-[.H$176]" office:value-type="float" office:value="-107.7375" calcext:value-type="float">
            <text:p>-107,7375</text:p>
          </table:table-cell>
          <table:table-cell table:style-name="ce3" table:formula="of:=[.I24]-[.I$176]" office:value-type="float" office:value="122291.375" calcext:value-type="float">
            <text:p>122291,375</text:p>
          </table:table-cell>
          <table:table-cell table:style-name="ce3" table:formula="of:=[.J24]-[.J$176]" office:value-type="float" office:value="217.975" calcext:value-type="float">
            <text:p>217,975</text:p>
          </table:table-cell>
          <table:table-cell table:style-name="ce3" table:formula="of:=[.K24]-[.K$176]" office:value-type="float" office:value="548.2375" calcext:value-type="float">
            <text:p>548,2375</text:p>
          </table:table-cell>
          <table:table-cell table:style-name="ce3" table:formula="of:=[.L24]-[.L$176]" office:value-type="float" office:value="51.6124999999999" calcext:value-type="float">
            <text:p>51,6125</text:p>
          </table:table-cell>
          <table:table-cell table:style-name="ce3" table:formula="of:=[.M24]-[.M$176]" office:value-type="float" office:value="726.0375" calcext:value-type="float">
            <text:p>726,0375</text:p>
          </table:table-cell>
          <table:table-cell table:style-name="ce3" table:formula="of:=[.N24]-[.N$176]" office:value-type="float" office:value="2177594.25" calcext:value-type="float">
            <text:p>2177594,25</text:p>
          </table:table-cell>
          <table:table-cell table:style-name="ce3" table:formula="of:=[.O24]-[.O$176]" office:value-type="float" office:value="165.625" calcext:value-type="float">
            <text:p>165,625</text:p>
          </table:table-cell>
          <table:table-cell table:style-name="ce3" table:formula="of:=[.P24]-[.P$176]" office:value-type="float" office:value="41.3875" calcext:value-type="float">
            <text:p>41,3875</text:p>
          </table:table-cell>
          <table:table-cell table:style-name="ce3" table:formula="of:=[.Q24]-[.Q$176]" office:value-type="float" office:value="211.875" calcext:value-type="float">
            <text:p>211,875</text:p>
          </table:table-cell>
          <table:table-cell table:style-name="ce3" table:formula="of:=[.R24]-[.R$176]" office:value-type="float" office:value="71.875" calcext:value-type="float">
            <text:p>71,875</text:p>
          </table:table-cell>
          <table:table-cell table:style-name="ce3" table:formula="of:=[.S24]-[.S$176]" office:value-type="float" office:value="90081.2" calcext:value-type="float">
            <text:p>90081,2</text:p>
          </table:table-cell>
          <table:table-cell table:style-name="ce3" table:formula="of:=[.T24]-[.T$176]" office:value-type="float" office:value="21.675" calcext:value-type="float">
            <text:p>21,675</text:p>
          </table:table-cell>
          <table:table-cell table:style-name="ce3" table:formula="of:=[.U24]-[.U$176]" office:value-type="float" office:value="0" calcext:value-type="float">
            <text:p>0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-119.8375" calcext:value-type="float">
            <text:p>-119,8375</text:p>
          </table:table-cell>
          <table:table-cell table:style-name="ce3" table:formula="of:=[.C25]-[.C$176]" office:value-type="float" office:value="1861.9875" calcext:value-type="float">
            <text:p>1861,9875</text:p>
          </table:table-cell>
          <table:table-cell table:style-name="ce3" table:formula="of:=[.D25]-[.D$176]" office:value-type="float" office:value="9325.35" calcext:value-type="float">
            <text:p>9325,35</text:p>
          </table:table-cell>
          <table:table-cell table:style-name="ce3" table:formula="of:=[.E25]-[.E$176]" office:value-type="float" office:value="4140349.5" calcext:value-type="float">
            <text:p>4140349,5</text:p>
          </table:table-cell>
          <table:table-cell table:style-name="ce3" table:formula="of:=[.F25]-[.F$176]" office:value-type="float" office:value="2628.075" calcext:value-type="float">
            <text:p>2628,075</text:p>
          </table:table-cell>
          <table:table-cell table:style-name="ce3" table:formula="of:=[.G25]-[.G$176]" office:value-type="float" office:value="133.525" calcext:value-type="float">
            <text:p>133,525</text:p>
          </table:table-cell>
          <table:table-cell table:style-name="ce3" table:formula="of:=[.H25]-[.H$176]" office:value-type="float" office:value="-187.9375" calcext:value-type="float">
            <text:p>-187,9375</text:p>
          </table:table-cell>
          <table:table-cell table:style-name="ce3" table:formula="of:=[.I25]-[.I$176]" office:value-type="float" office:value="133223.975" calcext:value-type="float">
            <text:p>133223,975</text:p>
          </table:table-cell>
          <table:table-cell table:style-name="ce3" table:formula="of:=[.J25]-[.J$176]" office:value-type="float" office:value="37.5750000000003" calcext:value-type="float">
            <text:p>37,575</text:p>
          </table:table-cell>
          <table:table-cell table:style-name="ce3" table:formula="of:=[.K25]-[.K$176]" office:value-type="float" office:value="347.7375" calcext:value-type="float">
            <text:p>347,7375</text:p>
          </table:table-cell>
          <table:table-cell table:style-name="ce3" table:formula="of:=[.L25]-[.L$176]" office:value-type="float" office:value="527.6125" calcext:value-type="float">
            <text:p>527,6125</text:p>
          </table:table-cell>
          <table:table-cell table:style-name="ce3" table:formula="of:=[.M25]-[.M$176]" office:value-type="float" office:value="706.0375" calcext:value-type="float">
            <text:p>706,0375</text:p>
          </table:table-cell>
          <table:table-cell table:style-name="ce3" table:formula="of:=[.N25]-[.N$176]" office:value-type="float" office:value="2160365.45" calcext:value-type="float">
            <text:p>2160365,45</text:p>
          </table:table-cell>
          <table:table-cell table:style-name="ce3" table:formula="of:=[.O25]-[.O$176]" office:value-type="float" office:value="15.625" calcext:value-type="float">
            <text:p>15,625</text:p>
          </table:table-cell>
          <table:table-cell table:style-name="ce3" table:formula="of:=[.P25]-[.P$176]" office:value-type="float" office:value="-8.6125" calcext:value-type="float">
            <text:p>-8,6125</text:p>
          </table:table-cell>
          <table:table-cell table:style-name="ce3" table:formula="of:=[.Q25]-[.Q$176]" office:value-type="float" office:value="-329.725" calcext:value-type="float">
            <text:p>-329,725</text:p>
          </table:table-cell>
          <table:table-cell table:style-name="ce3" table:formula="of:=[.R25]-[.R$176]" office:value-type="float" office:value="11.875" calcext:value-type="float">
            <text:p>11,875</text:p>
          </table:table-cell>
          <table:table-cell table:style-name="ce3" table:formula="of:=[.S25]-[.S$176]" office:value-type="float" office:value="87341.3" calcext:value-type="float">
            <text:p>87341,3</text:p>
          </table:table-cell>
          <table:table-cell table:style-name="ce3" table:formula="of:=[.T25]-[.T$176]" office:value-type="float" office:value="41.675" calcext:value-type="float">
            <text:p>41,675</text:p>
          </table:table-cell>
          <table:table-cell table:style-name="ce3" table:formula="of:=[.U25]-[.U$176]" office:value-type="float" office:value="25" calcext:value-type="float">
            <text:p>25</text:p>
          </table:table-cell>
          <table:table-cell table:style-name="ce3"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241.1625" calcext:value-type="float">
            <text:p>241,1625</text:p>
          </table:table-cell>
          <table:table-cell table:style-name="ce3" table:formula="of:=[.C26]-[.C$176]" office:value-type="float" office:value="1400.5875" calcext:value-type="float">
            <text:p>1400,5875</text:p>
          </table:table-cell>
          <table:table-cell table:style-name="ce3" table:formula="of:=[.D26]-[.D$176]" office:value-type="float" office:value="9325.35" calcext:value-type="float">
            <text:p>9325,35</text:p>
          </table:table-cell>
          <table:table-cell table:style-name="ce3" table:formula="of:=[.E26]-[.E$176]" office:value-type="float" office:value="3933578.8" calcext:value-type="float">
            <text:p>3933578,8</text:p>
          </table:table-cell>
          <table:table-cell table:style-name="ce3" table:formula="of:=[.F26]-[.F$176]" office:value-type="float" office:value="1497.675" calcext:value-type="float">
            <text:p>1497,675</text:p>
          </table:table-cell>
          <table:table-cell table:style-name="ce3" table:formula="of:=[.G26]-[.G$176]" office:value-type="float" office:value="-67.175" calcext:value-type="float">
            <text:p>-67,175</text:p>
          </table:table-cell>
          <table:table-cell table:style-name="ce3" table:formula="of:=[.H26]-[.H$176]" office:value-type="float" office:value="473.8625" calcext:value-type="float">
            <text:p>473,8625</text:p>
          </table:table-cell>
          <table:table-cell table:style-name="ce3" table:formula="of:=[.I26]-[.I$176]" office:value-type="float" office:value="138649.575" calcext:value-type="float">
            <text:p>138649,575</text:p>
          </table:table-cell>
          <table:table-cell table:style-name="ce3" table:formula="of:=[.J26]-[.J$176]" office:value-type="float" office:value="-83.0249999999996" calcext:value-type="float">
            <text:p>-83,025</text:p>
          </table:table-cell>
          <table:table-cell table:style-name="ce3" table:formula="of:=[.K26]-[.K$176]" office:value-type="float" office:value="397.9375" calcext:value-type="float">
            <text:p>397,9375</text:p>
          </table:table-cell>
          <table:table-cell table:style-name="ce3" table:formula="of:=[.L26]-[.L$176]" office:value-type="float" office:value="101.3125" calcext:value-type="float">
            <text:p>101,3125</text:p>
          </table:table-cell>
          <table:table-cell table:style-name="ce3" table:formula="of:=[.M26]-[.M$176]" office:value-type="float" office:value="1127.2375" calcext:value-type="float">
            <text:p>1127,2375</text:p>
          </table:table-cell>
          <table:table-cell table:style-name="ce3" table:formula="of:=[.N26]-[.N$176]" office:value-type="float" office:value="1999437.45" calcext:value-type="float">
            <text:p>1999437,45</text:p>
          </table:table-cell>
          <table:table-cell table:style-name="ce3" table:formula="of:=[.O26]-[.O$176]" office:value-type="float" office:value="115.625" calcext:value-type="float">
            <text:p>115,625</text:p>
          </table:table-cell>
          <table:table-cell table:style-name="ce3" table:formula="of:=[.P26]-[.P$176]" office:value-type="float" office:value="-43.6125" calcext:value-type="float">
            <text:p>-43,6125</text:p>
          </table:table-cell>
          <table:table-cell table:style-name="ce3" table:formula="of:=[.Q26]-[.Q$176]" office:value-type="float" office:value="-169.325" calcext:value-type="float">
            <text:p>-169,325</text:p>
          </table:table-cell>
          <table:table-cell table:style-name="ce3" table:formula="of:=[.R26]-[.R$176]" office:value-type="float" office:value="-8.125" calcext:value-type="float">
            <text:p>-8,125</text:p>
          </table:table-cell>
          <table:table-cell table:style-name="ce3" table:formula="of:=[.S26]-[.S$176]" office:value-type="float" office:value="84628.4" calcext:value-type="float">
            <text:p>84628,4</text:p>
          </table:table-cell>
          <table:table-cell table:style-name="ce3" table:formula="of:=[.T26]-[.T$176]" office:value-type="float" office:value="-18.325" calcext:value-type="float">
            <text:p>-18,325</text:p>
          </table:table-cell>
          <table:table-cell table:style-name="ce3" table:formula="of:=[.U26]-[.U$176]" office:value-type="float" office:value="0" calcext:value-type="float">
            <text:p>0</text:p>
          </table:table-cell>
          <table:table-cell table:style-name="ce3"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226.0625" calcext:value-type="float">
            <text:p>226,0625</text:p>
          </table:table-cell>
          <table:table-cell table:style-name="ce3" table:formula="of:=[.C27]-[.C$176]" office:value-type="float" office:value="1160.1875" calcext:value-type="float">
            <text:p>1160,1875</text:p>
          </table:table-cell>
          <table:table-cell table:style-name="ce3" table:formula="of:=[.D27]-[.D$176]" office:value-type="float" office:value="12038.15" calcext:value-type="float">
            <text:p>12038,15</text:p>
          </table:table-cell>
          <table:table-cell table:style-name="ce3" table:formula="of:=[.E27]-[.E$176]" office:value-type="float" office:value="4113167" calcext:value-type="float">
            <text:p>4113167</text:p>
          </table:table-cell>
          <table:table-cell table:style-name="ce3" table:formula="of:=[.F27]-[.F$176]" office:value-type="float" office:value="1497.675" calcext:value-type="float">
            <text:p>1497,675</text:p>
          </table:table-cell>
          <table:table-cell table:style-name="ce3" table:formula="of:=[.G27]-[.G$176]" office:value-type="float" office:value="-16.9749999999999" calcext:value-type="float">
            <text:p>-16,975</text:p>
          </table:table-cell>
          <table:table-cell table:style-name="ce3" table:formula="of:=[.H27]-[.H$176]" office:value-type="float" office:value="-147.7375" calcext:value-type="float">
            <text:p>-147,7375</text:p>
          </table:table-cell>
          <table:table-cell table:style-name="ce3" table:formula="of:=[.I27]-[.I$176]" office:value-type="float" office:value="141362.375" calcext:value-type="float">
            <text:p>141362,375</text:p>
          </table:table-cell>
          <table:table-cell table:style-name="ce3" table:formula="of:=[.J27]-[.J$176]" office:value-type="float" office:value="-82.8249999999998" calcext:value-type="float">
            <text:p>-82,825</text:p>
          </table:table-cell>
          <table:table-cell table:style-name="ce3" table:formula="of:=[.K27]-[.K$176]" office:value-type="float" office:value="-229.0625" calcext:value-type="float">
            <text:p>-229,0625</text:p>
          </table:table-cell>
          <table:table-cell table:style-name="ce3" table:formula="of:=[.L27]-[.L$176]" office:value-type="float" office:value="141.3125" calcext:value-type="float">
            <text:p>141,3125</text:p>
          </table:table-cell>
          <table:table-cell table:style-name="ce3" table:formula="of:=[.M27]-[.M$176]" office:value-type="float" office:value="605.8375" calcext:value-type="float">
            <text:p>605,8375</text:p>
          </table:table-cell>
          <table:table-cell table:style-name="ce3" table:formula="of:=[.N27]-[.N$176]" office:value-type="float" office:value="2099264.65" calcext:value-type="float">
            <text:p>2099264,65</text:p>
          </table:table-cell>
          <table:table-cell table:style-name="ce3" table:formula="of:=[.O27]-[.O$176]" office:value-type="float" office:value="53.125" calcext:value-type="float">
            <text:p>53,125</text:p>
          </table:table-cell>
          <table:table-cell table:style-name="ce3" table:formula="of:=[.P27]-[.P$176]" office:value-type="float" office:value="-58.6125" calcext:value-type="float">
            <text:p>-58,6125</text:p>
          </table:table-cell>
          <table:table-cell table:style-name="ce3" table:formula="of:=[.Q27]-[.Q$176]" office:value-type="float" office:value="-48.925" calcext:value-type="float">
            <text:p>-48,925</text:p>
          </table:table-cell>
          <table:table-cell table:style-name="ce3" table:formula="of:=[.R27]-[.R$176]" office:value-type="float" office:value="-13.125" calcext:value-type="float">
            <text:p>-13,125</text:p>
          </table:table-cell>
          <table:table-cell table:style-name="ce3" table:formula="of:=[.S27]-[.S$176]" office:value-type="float" office:value="84655.6" calcext:value-type="float">
            <text:p>84655,6</text:p>
          </table:table-cell>
          <table:table-cell table:style-name="ce3" table:formula="of:=[.T27]-[.T$176]" office:value-type="float" office:value="21.675" calcext:value-type="float">
            <text:p>21,675</text:p>
          </table:table-cell>
          <table:table-cell table:style-name="ce3" table:formula="of:=[.U27]-[.U$176]" office:value-type="float" office:value="0" calcext:value-type="float">
            <text:p>0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281.5625" calcext:value-type="float">
            <text:p>281,5625</text:p>
          </table:table-cell>
          <table:table-cell table:style-name="ce3" table:formula="of:=[.C28]-[.C$176]" office:value-type="float" office:value="1280.5875" calcext:value-type="float">
            <text:p>1280,5875</text:p>
          </table:table-cell>
          <table:table-cell table:style-name="ce3" table:formula="of:=[.D28]-[.D$176]" office:value-type="float" office:value="12038.15" calcext:value-type="float">
            <text:p>12038,15</text:p>
          </table:table-cell>
          <table:table-cell table:style-name="ce3" table:formula="of:=[.E28]-[.E$176]" office:value-type="float" office:value="4102315.4" calcext:value-type="float">
            <text:p>4102315,4</text:p>
          </table:table-cell>
          <table:table-cell table:style-name="ce3" table:formula="of:=[.F28]-[.F$176]" office:value-type="float" office:value="2628.075" calcext:value-type="float">
            <text:p>2628,075</text:p>
          </table:table-cell>
          <table:table-cell table:style-name="ce3" table:formula="of:=[.G28]-[.G$176]" office:value-type="float" office:value="73.4250000000002" calcext:value-type="float">
            <text:p>73,425</text:p>
          </table:table-cell>
          <table:table-cell table:style-name="ce3" table:formula="of:=[.H28]-[.H$176]" office:value-type="float" office:value="193.0625" calcext:value-type="float">
            <text:p>193,0625</text:p>
          </table:table-cell>
          <table:table-cell table:style-name="ce3" table:formula="of:=[.I28]-[.I$176]" office:value-type="float" office:value="152240.775" calcext:value-type="float">
            <text:p>152240,775</text:p>
          </table:table-cell>
          <table:table-cell table:style-name="ce3" table:formula="of:=[.J28]-[.J$176]" office:value-type="float" office:value="17.5750000000003" calcext:value-type="float">
            <text:p>17,575</text:p>
          </table:table-cell>
          <table:table-cell table:style-name="ce3" table:formula="of:=[.K28]-[.K$176]" office:value-type="float" office:value="222.4375" calcext:value-type="float">
            <text:p>222,4375</text:p>
          </table:table-cell>
          <table:table-cell table:style-name="ce3" table:formula="of:=[.L28]-[.L$176]" office:value-type="float" office:value="-49.1875000000001" calcext:value-type="float">
            <text:p>-49,1875</text:p>
          </table:table-cell>
          <table:table-cell table:style-name="ce3" table:formula="of:=[.M28]-[.M$176]" office:value-type="float" office:value="786.2375" calcext:value-type="float">
            <text:p>786,2375</text:p>
          </table:table-cell>
          <table:table-cell table:style-name="ce3" table:formula="of:=[.N28]-[.N$176]" office:value-type="float" office:value="2035443.85" calcext:value-type="float">
            <text:p>2035443,85</text:p>
          </table:table-cell>
          <table:table-cell table:style-name="ce3" table:formula="of:=[.O28]-[.O$176]" office:value-type="float" office:value="90.625" calcext:value-type="float">
            <text:p>90,625</text:p>
          </table:table-cell>
          <table:table-cell table:style-name="ce3" table:formula="of:=[.P28]-[.P$176]" office:value-type="float" office:value="-58.6125" calcext:value-type="float">
            <text:p>-58,6125</text:p>
          </table:table-cell>
          <table:table-cell table:style-name="ce3" table:formula="of:=[.Q28]-[.Q$176]" office:value-type="float" office:value="-309.725" calcext:value-type="float">
            <text:p>-309,725</text:p>
          </table:table-cell>
          <table:table-cell table:style-name="ce3" table:formula="of:=[.R28]-[.R$176]" office:value-type="float" office:value="21.875" calcext:value-type="float">
            <text:p>21,875</text:p>
          </table:table-cell>
          <table:table-cell table:style-name="ce3" table:formula="of:=[.S28]-[.S$176]" office:value-type="float" office:value="81915.6" calcext:value-type="float">
            <text:p>81915,6</text:p>
          </table:table-cell>
          <table:table-cell table:style-name="ce3" table:formula="of:=[.T28]-[.T$176]" office:value-type="float" office:value="61.675" calcext:value-type="float">
            <text:p>61,675</text:p>
          </table:table-cell>
          <table:table-cell table:style-name="ce3" table:formula="of:=[.U28]-[.U$176]" office:value-type="float" office:value="0" calcext:value-type="float">
            <text:p>0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-39.4375" calcext:value-type="float">
            <text:p>-39,4375</text:p>
          </table:table-cell>
          <table:table-cell table:style-name="ce3" table:formula="of:=[.C29]-[.C$176]" office:value-type="float" office:value="1059.5875" calcext:value-type="float">
            <text:p>1059,5875</text:p>
          </table:table-cell>
          <table:table-cell table:style-name="ce3" table:formula="of:=[.D29]-[.D$176]" office:value-type="float" office:value="9325.35" calcext:value-type="float">
            <text:p>9325,35</text:p>
          </table:table-cell>
          <table:table-cell table:style-name="ce3" table:formula="of:=[.E29]-[.E$176]" office:value-type="float" office:value="4017947.3" calcext:value-type="float">
            <text:p>4017947,3</text:p>
          </table:table-cell>
          <table:table-cell table:style-name="ce3" table:formula="of:=[.F29]-[.F$176]" office:value-type="float" office:value="-1893.325" calcext:value-type="float">
            <text:p>-1893,325</text:p>
          </table:table-cell>
          <table:table-cell table:style-name="ce3" table:formula="of:=[.G29]-[.G$176]" office:value-type="float" office:value="-142.175" calcext:value-type="float">
            <text:p>-142,175</text:p>
          </table:table-cell>
          <table:table-cell table:style-name="ce3" table:formula="of:=[.H29]-[.H$176]" office:value-type="float" office:value="192.8625" calcext:value-type="float">
            <text:p>192,8625</text:p>
          </table:table-cell>
          <table:table-cell table:style-name="ce3" table:formula="of:=[.I29]-[.I$176]" office:value-type="float" office:value="149500.875" calcext:value-type="float">
            <text:p>149500,875</text:p>
          </table:table-cell>
          <table:table-cell table:style-name="ce3" table:formula="of:=[.J29]-[.J$176]" office:value-type="float" office:value="-22.5249999999996" calcext:value-type="float">
            <text:p>-22,525</text:p>
          </table:table-cell>
          <table:table-cell table:style-name="ce3" table:formula="of:=[.K29]-[.K$176]" office:value-type="float" office:value="-178.7625" calcext:value-type="float">
            <text:p>-178,7625</text:p>
          </table:table-cell>
          <table:table-cell table:style-name="ce3" table:formula="of:=[.L29]-[.L$176]" office:value-type="float" office:value="126.6125" calcext:value-type="float">
            <text:p>126,6125</text:p>
          </table:table-cell>
          <table:table-cell table:style-name="ce3" table:formula="of:=[.M29]-[.M$176]" office:value-type="float" office:value="515.5375" calcext:value-type="float">
            <text:p>515,5375</text:p>
          </table:table-cell>
          <table:table-cell table:style-name="ce3" table:formula="of:=[.N29]-[.N$176]" office:value-type="float" office:value="1985152.65" calcext:value-type="float">
            <text:p>1985152,65</text:p>
          </table:table-cell>
          <table:table-cell table:style-name="ce3" table:formula="of:=[.O29]-[.O$176]" office:value-type="float" office:value="65.625" calcext:value-type="float">
            <text:p>65,625</text:p>
          </table:table-cell>
          <table:table-cell table:style-name="ce3" table:formula="of:=[.P29]-[.P$176]" office:value-type="float" office:value="-23.6125" calcext:value-type="float">
            <text:p>-23,6125</text:p>
          </table:table-cell>
          <table:table-cell table:style-name="ce3" table:formula="of:=[.Q29]-[.Q$176]" office:value-type="float" office:value="312.175" calcext:value-type="float">
            <text:p>312,175</text:p>
          </table:table-cell>
          <table:table-cell table:style-name="ce3" table:formula="of:=[.R29]-[.R$176]" office:value-type="float" office:value="41.875" calcext:value-type="float">
            <text:p>41,875</text:p>
          </table:table-cell>
          <table:table-cell table:style-name="ce3" table:formula="of:=[.S29]-[.S$176]" office:value-type="float" office:value="79202.8" calcext:value-type="float">
            <text:p>79202,8</text:p>
          </table:table-cell>
          <table:table-cell table:style-name="ce3" table:formula="of:=[.T29]-[.T$176]" office:value-type="float" office:value="141.875" calcext:value-type="float">
            <text:p>141,875</text:p>
          </table:table-cell>
          <table:table-cell table:style-name="ce3" table:formula="of:=[.U29]-[.U$176]" office:value-type="float" office:value="0" calcext:value-type="float">
            <text:p>0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301.3625" calcext:value-type="float">
            <text:p>301,3625</text:p>
          </table:table-cell>
          <table:table-cell table:style-name="ce3" table:formula="of:=[.C30]-[.C$176]" office:value-type="float" office:value="1179.9875" calcext:value-type="float">
            <text:p>1179,9875</text:p>
          </table:table-cell>
          <table:table-cell table:style-name="ce3" table:formula="of:=[.D30]-[.D$176]" office:value-type="float" office:value="8647.05" calcext:value-type="float">
            <text:p>8647,05</text:p>
          </table:table-cell>
          <table:table-cell table:style-name="ce3" table:formula="of:=[.E30]-[.E$176]" office:value-type="float" office:value="4039731" calcext:value-type="float">
            <text:p>4039731</text:p>
          </table:table-cell>
          <table:table-cell table:style-name="ce3" table:formula="of:=[.F30]-[.F$176]" office:value-type="float" office:value="-1893.325" calcext:value-type="float">
            <text:p>-1893,325</text:p>
          </table:table-cell>
          <table:table-cell table:style-name="ce3" table:formula="of:=[.G30]-[.G$176]" office:value-type="float" office:value="-608.575" calcext:value-type="float">
            <text:p>-608,575</text:p>
          </table:table-cell>
          <table:table-cell table:style-name="ce3" table:formula="of:=[.H30]-[.H$176]" office:value-type="float" office:value="293.2625" calcext:value-type="float">
            <text:p>293,2625</text:p>
          </table:table-cell>
          <table:table-cell table:style-name="ce3" table:formula="of:=[.I30]-[.I$176]" office:value-type="float" office:value="160406.375" calcext:value-type="float">
            <text:p>160406,375</text:p>
          </table:table-cell>
          <table:table-cell table:style-name="ce3" table:formula="of:=[.J30]-[.J$176]" office:value-type="float" office:value="237.975" calcext:value-type="float">
            <text:p>237,975</text:p>
          </table:table-cell>
          <table:table-cell table:style-name="ce3" table:formula="of:=[.K30]-[.K$176]" office:value-type="float" office:value="-53.2624999999998" calcext:value-type="float">
            <text:p>-53,2625</text:p>
          </table:table-cell>
          <table:table-cell table:style-name="ce3" table:formula="of:=[.L30]-[.L$176]" office:value-type="float" office:value="352.3125" calcext:value-type="float">
            <text:p>352,3125</text:p>
          </table:table-cell>
          <table:table-cell table:style-name="ce3" table:formula="of:=[.M30]-[.M$176]" office:value-type="float" office:value="445.2375" calcext:value-type="float">
            <text:p>445,2375</text:p>
          </table:table-cell>
          <table:table-cell table:style-name="ce3" table:formula="of:=[.N30]-[.N$176]" office:value-type="float" office:value="1972019.85" calcext:value-type="float">
            <text:p>1972019,85</text:p>
          </table:table-cell>
          <table:table-cell table:style-name="ce3" table:formula="of:=[.O30]-[.O$176]" office:value-type="float" office:value="3.125" calcext:value-type="float">
            <text:p>3,125</text:p>
          </table:table-cell>
          <table:table-cell table:style-name="ce3" table:formula="of:=[.P30]-[.P$176]" office:value-type="float" office:value="16.3875" calcext:value-type="float">
            <text:p>16,3875</text:p>
          </table:table-cell>
          <table:table-cell table:style-name="ce3" table:formula="of:=[.Q30]-[.Q$176]" office:value-type="float" office:value="-229.525" calcext:value-type="float">
            <text:p>-229,525</text:p>
          </table:table-cell>
          <table:table-cell table:style-name="ce3" table:formula="of:=[.R30]-[.R$176]" office:value-type="float" office:value="-8.125" calcext:value-type="float">
            <text:p>-8,125</text:p>
          </table:table-cell>
          <table:table-cell table:style-name="ce3" table:formula="of:=[.S30]-[.S$176]" office:value-type="float" office:value="65611.6" calcext:value-type="float">
            <text:p>65611,6</text:p>
          </table:table-cell>
          <table:table-cell table:style-name="ce3" table:formula="of:=[.T30]-[.T$176]" office:value-type="float" office:value="48.375" calcext:value-type="float">
            <text:p>48,375</text:p>
          </table:table-cell>
          <table:table-cell table:style-name="ce3" table:formula="of:=[.U30]-[.U$176]" office:value-type="float" office:value="0" calcext:value-type="float">
            <text:p>0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-340.2375" calcext:value-type="float">
            <text:p>-340,2375</text:p>
          </table:table-cell>
          <table:table-cell table:style-name="ce3" table:formula="of:=[.C31]-[.C$176]" office:value-type="float" office:value="1039.7875" calcext:value-type="float">
            <text:p>1039,7875</text:p>
          </table:table-cell>
          <table:table-cell table:style-name="ce3" table:formula="of:=[.D31]-[.D$176]" office:value-type="float" office:value="9325.35" calcext:value-type="float">
            <text:p>9325,35</text:p>
          </table:table-cell>
          <table:table-cell table:style-name="ce3" table:formula="of:=[.E31]-[.E$176]" office:value-type="float" office:value="4096916.7" calcext:value-type="float">
            <text:p>4096916,7</text:p>
          </table:table-cell>
          <table:table-cell table:style-name="ce3" table:formula="of:=[.F31]-[.F$176]" office:value-type="float" office:value="-1893.325" calcext:value-type="float">
            <text:p>-1893,325</text:p>
          </table:table-cell>
          <table:table-cell table:style-name="ce3" table:formula="of:=[.G31]-[.G$176]" office:value-type="float" office:value="384.325" calcext:value-type="float">
            <text:p>384,325</text:p>
          </table:table-cell>
          <table:table-cell table:style-name="ce3" table:formula="of:=[.H31]-[.H$176]" office:value-type="float" office:value="353.2625" calcext:value-type="float">
            <text:p>353,2625</text:p>
          </table:table-cell>
          <table:table-cell table:style-name="ce3" table:formula="of:=[.I31]-[.I$176]" office:value-type="float" office:value="165831.975" calcext:value-type="float">
            <text:p>165831,975</text:p>
          </table:table-cell>
          <table:table-cell table:style-name="ce3" table:formula="of:=[.J31]-[.J$176]" office:value-type="float" office:value="-283.425" calcext:value-type="float">
            <text:p>-283,425</text:p>
          </table:table-cell>
          <table:table-cell table:style-name="ce3" table:formula="of:=[.K31]-[.K$176]" office:value-type="float" office:value="-53.2624999999998" calcext:value-type="float">
            <text:p>-53,2625</text:p>
          </table:table-cell>
          <table:table-cell table:style-name="ce3" table:formula="of:=[.L31]-[.L$176]" office:value-type="float" office:value="277.1125" calcext:value-type="float">
            <text:p>277,1125</text:p>
          </table:table-cell>
          <table:table-cell table:style-name="ce3" table:formula="of:=[.M31]-[.M$176]" office:value-type="float" office:value="706.0375" calcext:value-type="float">
            <text:p>706,0375</text:p>
          </table:table-cell>
          <table:table-cell table:style-name="ce3" table:formula="of:=[.N31]-[.N$176]" office:value-type="float" office:value="1977427.85" calcext:value-type="float">
            <text:p>1977427,85</text:p>
          </table:table-cell>
          <table:table-cell table:style-name="ce3" table:formula="of:=[.O31]-[.O$176]" office:value-type="float" office:value="40.625" calcext:value-type="float">
            <text:p>40,625</text:p>
          </table:table-cell>
          <table:table-cell table:style-name="ce3" table:formula="of:=[.P31]-[.P$176]" office:value-type="float" office:value="-23.6125" calcext:value-type="float">
            <text:p>-23,6125</text:p>
          </table:table-cell>
          <table:table-cell table:style-name="ce3" table:formula="of:=[.Q31]-[.Q$176]" office:value-type="float" office:value="51.4749999999999" calcext:value-type="float">
            <text:p>51,475</text:p>
          </table:table-cell>
          <table:table-cell table:style-name="ce3" table:formula="of:=[.R31]-[.R$176]" office:value-type="float" office:value="186.875" calcext:value-type="float">
            <text:p>186,875</text:p>
          </table:table-cell>
          <table:table-cell table:style-name="ce3" table:formula="of:=[.S31]-[.S$176]" office:value-type="float" office:value="62925.9" calcext:value-type="float">
            <text:p>62925,9</text:p>
          </table:table-cell>
          <table:table-cell table:style-name="ce3" table:formula="of:=[.T31]-[.T$176]" office:value-type="float" office:value="-18.325" calcext:value-type="float">
            <text:p>-18,325</text:p>
          </table:table-cell>
          <table:table-cell table:style-name="ce3" table:formula="of:=[.U31]-[.U$176]" office:value-type="float" office:value="0" calcext:value-type="float">
            <text:p>0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462.1625" calcext:value-type="float">
            <text:p>462,1625</text:p>
          </table:table-cell>
          <table:table-cell table:style-name="ce3" table:formula="of:=[.C32]-[.C$176]" office:value-type="float" office:value="1255.0875" calcext:value-type="float">
            <text:p>1255,0875</text:p>
          </table:table-cell>
          <table:table-cell table:style-name="ce3" table:formula="of:=[.D32]-[.D$176]" office:value-type="float" office:value="9325.35" calcext:value-type="float">
            <text:p>9325,35</text:p>
          </table:table-cell>
          <table:table-cell table:style-name="ce3" table:formula="of:=[.E32]-[.E$176]" office:value-type="float" office:value="4137690.6" calcext:value-type="float">
            <text:p>4137690,6</text:p>
          </table:table-cell>
          <table:table-cell table:style-name="ce3" table:formula="of:=[.F32]-[.F$176]" office:value-type="float" office:value="-1893.325" calcext:value-type="float">
            <text:p>-1893,325</text:p>
          </table:table-cell>
          <table:table-cell table:style-name="ce3" table:formula="of:=[.G32]-[.G$176]" office:value-type="float" office:value="-307.775" calcext:value-type="float">
            <text:p>-307,775</text:p>
          </table:table-cell>
          <table:table-cell table:style-name="ce3" table:formula="of:=[.H32]-[.H$176]" office:value-type="float" office:value="32.4624999999999" calcext:value-type="float">
            <text:p>32,4625</text:p>
          </table:table-cell>
          <table:table-cell table:style-name="ce3" table:formula="of:=[.I32]-[.I$176]" office:value-type="float" office:value="168544.775" calcext:value-type="float">
            <text:p>168544,775</text:p>
          </table:table-cell>
          <table:table-cell table:style-name="ce3" table:formula="of:=[.J32]-[.J$176]" office:value-type="float" office:value="659.375" calcext:value-type="float">
            <text:p>659,375</text:p>
          </table:table-cell>
          <table:table-cell table:style-name="ce3" table:formula="of:=[.K32]-[.K$176]" office:value-type="float" office:value="-429.5625" calcext:value-type="float">
            <text:p>-429,5625</text:p>
          </table:table-cell>
          <table:table-cell table:style-name="ce3" table:formula="of:=[.L32]-[.L$176]" office:value-type="float" office:value="1.11249999999995" calcext:value-type="float">
            <text:p>1,1125</text:p>
          </table:table-cell>
          <table:table-cell table:style-name="ce3" table:formula="of:=[.M32]-[.M$176]" office:value-type="float" office:value="791.5375" calcext:value-type="float">
            <text:p>791,5375</text:p>
          </table:table-cell>
          <table:table-cell table:style-name="ce3" table:formula="of:=[.N32]-[.N$176]" office:value-type="float" office:value="1972634.25" calcext:value-type="float">
            <text:p>1972634,25</text:p>
          </table:table-cell>
          <table:table-cell table:style-name="ce3" table:formula="of:=[.O32]-[.O$176]" office:value-type="float" office:value="103.125" calcext:value-type="float">
            <text:p>103,125</text:p>
          </table:table-cell>
          <table:table-cell table:style-name="ce3" table:formula="of:=[.P32]-[.P$176]" office:value-type="float" office:value="-3.6125" calcext:value-type="float">
            <text:p>-3,6125</text:p>
          </table:table-cell>
          <table:table-cell table:style-name="ce3" table:formula="of:=[.Q32]-[.Q$176]" office:value-type="float" office:value="-309.725" calcext:value-type="float">
            <text:p>-309,725</text:p>
          </table:table-cell>
          <table:table-cell table:style-name="ce3" table:formula="of:=[.R32]-[.R$176]" office:value-type="float" office:value="74.375" calcext:value-type="float">
            <text:p>74,375</text:p>
          </table:table-cell>
          <table:table-cell table:style-name="ce3" table:formula="of:=[.S32]-[.S$176]" office:value-type="float" office:value="60213.1" calcext:value-type="float">
            <text:p>60213,1</text:p>
          </table:table-cell>
          <table:table-cell table:style-name="ce3" table:formula="of:=[.T32]-[.T$176]" office:value-type="float" office:value="-18.325" calcext:value-type="float">
            <text:p>-18,325</text:p>
          </table:table-cell>
          <table:table-cell table:style-name="ce3" table:formula="of:=[.U32]-[.U$176]" office:value-type="float" office:value="0" calcext:value-type="float">
            <text:p>0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241.3625" calcext:value-type="float">
            <text:p>241,3625</text:p>
          </table:table-cell>
          <table:table-cell table:style-name="ce3" table:formula="of:=[.C33]-[.C$176]" office:value-type="float" office:value="818.9875" calcext:value-type="float">
            <text:p>818,9875</text:p>
          </table:table-cell>
          <table:table-cell table:style-name="ce3" table:formula="of:=[.D33]-[.D$176]" office:value-type="float" office:value="12038.15" calcext:value-type="float">
            <text:p>12038,15</text:p>
          </table:table-cell>
          <table:table-cell table:style-name="ce3" table:formula="of:=[.E33]-[.E$176]" office:value-type="float" office:value="4121359.5" calcext:value-type="float">
            <text:p>4121359,5</text:p>
          </table:table-cell>
          <table:table-cell table:style-name="ce3" table:formula="of:=[.F33]-[.F$176]" office:value-type="float" office:value="819.475" calcext:value-type="float">
            <text:p>819,475</text:p>
          </table:table-cell>
          <table:table-cell table:style-name="ce3" table:formula="of:=[.G33]-[.G$176]" office:value-type="float" office:value="434.325" calcext:value-type="float">
            <text:p>434,325</text:p>
          </table:table-cell>
          <table:table-cell table:style-name="ce3" table:formula="of:=[.H33]-[.H$176]" office:value-type="float" office:value="113.0625" calcext:value-type="float">
            <text:p>113,0625</text:p>
          </table:table-cell>
          <table:table-cell table:style-name="ce3" table:formula="of:=[.I33]-[.I$176]" office:value-type="float" office:value="176710.375" calcext:value-type="float">
            <text:p>176710,375</text:p>
          </table:table-cell>
          <table:table-cell table:style-name="ce3" table:formula="of:=[.J33]-[.J$176]" office:value-type="float" office:value="-223.225" calcext:value-type="float">
            <text:p>-223,225</text:p>
          </table:table-cell>
          <table:table-cell table:style-name="ce3" table:formula="of:=[.K33]-[.K$176]" office:value-type="float" office:value="247.7375" calcext:value-type="float">
            <text:p>247,7375</text:p>
          </table:table-cell>
          <table:table-cell table:style-name="ce3" table:formula="of:=[.L33]-[.L$176]" office:value-type="float" office:value="151.6125" calcext:value-type="float">
            <text:p>151,6125</text:p>
          </table:table-cell>
          <table:table-cell table:style-name="ce3" table:formula="of:=[.M33]-[.M$176]" office:value-type="float" office:value="385.0375" calcext:value-type="float">
            <text:p>385,0375</text:p>
          </table:table-cell>
          <table:table-cell table:style-name="ce3" table:formula="of:=[.N33]-[.N$176]" office:value-type="float" office:value="1953216.65" calcext:value-type="float">
            <text:p>1953216,65</text:p>
          </table:table-cell>
          <table:table-cell table:style-name="ce3" table:formula="of:=[.O33]-[.O$176]" office:value-type="float" office:value="90.625" calcext:value-type="float">
            <text:p>90,625</text:p>
          </table:table-cell>
          <table:table-cell table:style-name="ce3" table:formula="of:=[.P33]-[.P$176]" office:value-type="float" office:value="-58.6125" calcext:value-type="float">
            <text:p>-58,6125</text:p>
          </table:table-cell>
          <table:table-cell table:style-name="ce3" table:formula="of:=[.Q33]-[.Q$176]" office:value-type="float" office:value="-169.325" calcext:value-type="float">
            <text:p>-169,325</text:p>
          </table:table-cell>
          <table:table-cell table:style-name="ce3" table:formula="of:=[.R33]-[.R$176]" office:value-type="float" office:value="-50.625" calcext:value-type="float">
            <text:p>-50,625</text:p>
          </table:table-cell>
          <table:table-cell table:style-name="ce3" table:formula="of:=[.S33]-[.S$176]" office:value-type="float" office:value="62925.9" calcext:value-type="float">
            <text:p>62925,9</text:p>
          </table:table-cell>
          <table:table-cell table:style-name="ce3" table:formula="of:=[.T33]-[.T$176]" office:value-type="float" office:value="-18.325" calcext:value-type="float">
            <text:p>-18,325</text:p>
          </table:table-cell>
          <table:table-cell table:style-name="ce3" table:formula="of:=[.U33]-[.U$176]" office:value-type="float" office:value="0" calcext:value-type="float">
            <text:p>0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281.7625" calcext:value-type="float">
            <text:p>281,7625</text:p>
          </table:table-cell>
          <table:table-cell table:style-name="ce3" table:formula="of:=[.C34]-[.C$176]" office:value-type="float" office:value="1054.8875" calcext:value-type="float">
            <text:p>1054,8875</text:p>
          </table:table-cell>
          <table:table-cell table:style-name="ce3" table:formula="of:=[.D34]-[.D$176]" office:value-type="float" office:value="12038.15" calcext:value-type="float">
            <text:p>12038,15</text:p>
          </table:table-cell>
          <table:table-cell table:style-name="ce3" table:formula="of:=[.E34]-[.E$176]" office:value-type="float" office:value="4110481.1" calcext:value-type="float">
            <text:p>4110481,1</text:p>
          </table:table-cell>
          <table:table-cell table:style-name="ce3" table:formula="of:=[.F34]-[.F$176]" office:value-type="float" office:value="1497.675" calcext:value-type="float">
            <text:p>1497,675</text:p>
          </table:table-cell>
          <table:table-cell table:style-name="ce3" table:formula="of:=[.G34]-[.G$176]" office:value-type="float" office:value="-92.175" calcext:value-type="float">
            <text:p>-92,175</text:p>
          </table:table-cell>
          <table:table-cell table:style-name="ce3" table:formula="of:=[.H34]-[.H$176]" office:value-type="float" office:value="433.6625" calcext:value-type="float">
            <text:p>433,6625</text:p>
          </table:table-cell>
          <table:table-cell table:style-name="ce3" table:formula="of:=[.I34]-[.I$176]" office:value-type="float" office:value="182163.075" calcext:value-type="float">
            <text:p>182163,075</text:p>
          </table:table-cell>
          <table:table-cell table:style-name="ce3" table:formula="of:=[.J34]-[.J$176]" office:value-type="float" office:value="17.5750000000003" calcext:value-type="float">
            <text:p>17,575</text:p>
          </table:table-cell>
          <table:table-cell table:style-name="ce3" table:formula="of:=[.K34]-[.K$176]" office:value-type="float" office:value="-840.6625" calcext:value-type="float">
            <text:p>-840,6625</text:p>
          </table:table-cell>
          <table:table-cell table:style-name="ce3" table:formula="of:=[.L34]-[.L$176]" office:value-type="float" office:value="101.6125" calcext:value-type="float">
            <text:p>101,6125</text:p>
          </table:table-cell>
          <table:table-cell table:style-name="ce3" table:formula="of:=[.M34]-[.M$176]" office:value-type="float" office:value="445.4375" calcext:value-type="float">
            <text:p>445,4375</text:p>
          </table:table-cell>
          <table:table-cell table:style-name="ce3" table:formula="of:=[.N34]-[.N$176]" office:value-type="float" office:value="1882611.85" calcext:value-type="float">
            <text:p>1882611,85</text:p>
          </table:table-cell>
          <table:table-cell table:style-name="ce3" table:formula="of:=[.O34]-[.O$176]" office:value-type="float" office:value="-9.375" calcext:value-type="float">
            <text:p>-9,375</text:p>
          </table:table-cell>
          <table:table-cell table:style-name="ce3" table:formula="of:=[.P34]-[.P$176]" office:value-type="float" office:value="-83.6125" calcext:value-type="float">
            <text:p>-83,6125</text:p>
          </table:table-cell>
          <table:table-cell table:style-name="ce3" table:formula="of:=[.Q34]-[.Q$176]" office:value-type="float" office:value="11.2749999999999" calcext:value-type="float">
            <text:p>11,275</text:p>
          </table:table-cell>
          <table:table-cell table:style-name="ce3" table:formula="of:=[.R34]-[.R$176]" office:value-type="float" office:value="36.875" calcext:value-type="float">
            <text:p>36,875</text:p>
          </table:table-cell>
          <table:table-cell table:style-name="ce3" table:formula="of:=[.S34]-[.S$176]" office:value-type="float" office:value="57473.2" calcext:value-type="float">
            <text:p>57473,2</text:p>
          </table:table-cell>
          <table:table-cell table:style-name="ce3" table:formula="of:=[.T34]-[.T$176]" office:value-type="float" office:value="48.375" calcext:value-type="float">
            <text:p>48,375</text:p>
          </table:table-cell>
          <table:table-cell table:style-name="ce3" table:formula="of:=[.U34]-[.U$176]" office:value-type="float" office:value="0" calcext:value-type="float">
            <text:p>0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141.1625" calcext:value-type="float">
            <text:p>141,1625</text:p>
          </table:table-cell>
          <table:table-cell table:style-name="ce3" table:formula="of:=[.C35]-[.C$176]" office:value-type="float" office:value="838.9875" calcext:value-type="float">
            <text:p>838,9875</text:p>
          </table:table-cell>
          <table:table-cell table:style-name="ce3" table:formula="of:=[.D35]-[.D$176]" office:value-type="float" office:value="9325.35" calcext:value-type="float">
            <text:p>9325,35</text:p>
          </table:table-cell>
          <table:table-cell table:style-name="ce3" table:formula="of:=[.E35]-[.E$176]" office:value-type="float" office:value="4113112.7" calcext:value-type="float">
            <text:p>4113112,7</text:p>
          </table:table-cell>
          <table:table-cell table:style-name="ce3" table:formula="of:=[.F35]-[.F$176]" office:value-type="float" office:value="-1893.325" calcext:value-type="float">
            <text:p>-1893,325</text:p>
          </table:table-cell>
          <table:table-cell table:style-name="ce3" table:formula="of:=[.G35]-[.G$176]" office:value-type="float" office:value="-66.9749999999999" calcext:value-type="float">
            <text:p>-66,975</text:p>
          </table:table-cell>
          <table:table-cell table:style-name="ce3" table:formula="of:=[.H35]-[.H$176]" office:value-type="float" office:value="112.8625" calcext:value-type="float">
            <text:p>112,8625</text:p>
          </table:table-cell>
          <table:table-cell table:style-name="ce3" table:formula="of:=[.I35]-[.I$176]" office:value-type="float" office:value="193041.475" calcext:value-type="float">
            <text:p>193041,475</text:p>
          </table:table-cell>
          <table:table-cell table:style-name="ce3" table:formula="of:=[.J35]-[.J$176]" office:value-type="float" office:value="-403.625" calcext:value-type="float">
            <text:p>-403,625</text:p>
          </table:table-cell>
          <table:table-cell table:style-name="ce3" table:formula="of:=[.K35]-[.K$176]" office:value-type="float" office:value="-329.0625" calcext:value-type="float">
            <text:p>-329,0625</text:p>
          </table:table-cell>
          <table:table-cell table:style-name="ce3" table:formula="of:=[.L35]-[.L$176]" office:value-type="float" office:value="252.1125" calcext:value-type="float">
            <text:p>252,1125</text:p>
          </table:table-cell>
          <table:table-cell table:style-name="ce3" table:formula="of:=[.M35]-[.M$176]" office:value-type="float" office:value="605.8375" calcext:value-type="float">
            <text:p>605,8375</text:p>
          </table:table-cell>
          <table:table-cell table:style-name="ce3" table:formula="of:=[.N35]-[.N$176]" office:value-type="float" office:value="1957562.25" calcext:value-type="float">
            <text:p>1957562,25</text:p>
          </table:table-cell>
          <table:table-cell table:style-name="ce3" table:formula="of:=[.O35]-[.O$176]" office:value-type="float" office:value="78.125" calcext:value-type="float">
            <text:p>78,125</text:p>
          </table:table-cell>
          <table:table-cell table:style-name="ce3" table:formula="of:=[.P35]-[.P$176]" office:value-type="float" office:value="-23.6125" calcext:value-type="float">
            <text:p>-23,6125</text:p>
          </table:table-cell>
          <table:table-cell table:style-name="ce3" table:formula="of:=[.Q35]-[.Q$176]" office:value-type="float" office:value="171.875" calcext:value-type="float">
            <text:p>171,875</text:p>
          </table:table-cell>
          <table:table-cell table:style-name="ce3" table:formula="of:=[.R35]-[.R$176]" office:value-type="float" office:value="-38.125" calcext:value-type="float">
            <text:p>-38,125</text:p>
          </table:table-cell>
          <table:table-cell table:style-name="ce3" table:formula="of:=[.S35]-[.S$176]" office:value-type="float" office:value="68351.6" calcext:value-type="float">
            <text:p>68351,6</text:p>
          </table:table-cell>
          <table:table-cell table:style-name="ce3" table:formula="of:=[.T35]-[.T$176]" office:value-type="float" office:value="6.675" calcext:value-type="float">
            <text:p>6,675</text:p>
          </table:table-cell>
          <table:table-cell table:style-name="ce3" table:formula="of:=[.U35]-[.U$176]" office:value-type="float" office:value="0" calcext:value-type="float">
            <text:p>0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542.1625" calcext:value-type="float">
            <text:p>542,1625</text:p>
          </table:table-cell>
          <table:table-cell table:style-name="ce3" table:formula="of:=[.C36]-[.C$176]" office:value-type="float" office:value="839.1875" calcext:value-type="float">
            <text:p>839,1875</text:p>
          </table:table-cell>
          <table:table-cell table:style-name="ce3" table:formula="of:=[.D36]-[.D$176]" office:value-type="float" office:value="9325.35" calcext:value-type="float">
            <text:p>9325,35</text:p>
          </table:table-cell>
          <table:table-cell table:style-name="ce3" table:formula="of:=[.E36]-[.E$176]" office:value-type="float" office:value="3977119.4" calcext:value-type="float">
            <text:p>3977119,4</text:p>
          </table:table-cell>
          <table:table-cell table:style-name="ce3" table:formula="of:=[.F36]-[.F$176]" office:value-type="float" office:value="1497.675" calcext:value-type="float">
            <text:p>1497,675</text:p>
          </table:table-cell>
          <table:table-cell table:style-name="ce3" table:formula="of:=[.G36]-[.G$176]" office:value-type="float" office:value="-192.475" calcext:value-type="float">
            <text:p>-192,475</text:p>
          </table:table-cell>
          <table:table-cell table:style-name="ce3" table:formula="of:=[.H36]-[.H$176]" office:value-type="float" office:value="894.9625" calcext:value-type="float">
            <text:p>894,9625</text:p>
          </table:table-cell>
          <table:table-cell table:style-name="ce3" table:formula="of:=[.I36]-[.I$176]" office:value-type="float" office:value="187588.775" calcext:value-type="float">
            <text:p>187588,775</text:p>
          </table:table-cell>
          <table:table-cell table:style-name="ce3" table:formula="of:=[.J36]-[.J$176]" office:value-type="float" office:value="277.975" calcext:value-type="float">
            <text:p>277,975</text:p>
          </table:table-cell>
          <table:table-cell table:style-name="ce3" table:formula="of:=[.K36]-[.K$176]" office:value-type="float" office:value="172.2375" calcext:value-type="float">
            <text:p>172,2375</text:p>
          </table:table-cell>
          <table:table-cell table:style-name="ce3" table:formula="of:=[.L36]-[.L$176]" office:value-type="float" office:value="-74.1875000000001" calcext:value-type="float">
            <text:p>-74,1875</text:p>
          </table:table-cell>
          <table:table-cell table:style-name="ce3" table:formula="of:=[.M36]-[.M$176]" office:value-type="float" office:value="786.0375" calcext:value-type="float">
            <text:p>786,0375</text:p>
          </table:table-cell>
          <table:table-cell table:style-name="ce3" table:formula="of:=[.N36]-[.N$176]" office:value-type="float" office:value="1974663.05" calcext:value-type="float">
            <text:p>1974663,05</text:p>
          </table:table-cell>
          <table:table-cell table:style-name="ce3" table:formula="of:=[.O36]-[.O$176]" office:value-type="float" office:value="65.625" calcext:value-type="float">
            <text:p>65,625</text:p>
          </table:table-cell>
          <table:table-cell table:style-name="ce3" table:formula="of:=[.P36]-[.P$176]" office:value-type="float" office:value="-33.6125" calcext:value-type="float">
            <text:p>-33,6125</text:p>
          </table:table-cell>
          <table:table-cell table:style-name="ce3" table:formula="of:=[.Q36]-[.Q$176]" office:value-type="float" office:value="171.675" calcext:value-type="float">
            <text:p>171,675</text:p>
          </table:table-cell>
          <table:table-cell table:style-name="ce3" table:formula="of:=[.R36]-[.R$176]" office:value-type="float" office:value="21.875" calcext:value-type="float">
            <text:p>21,875</text:p>
          </table:table-cell>
          <table:table-cell table:style-name="ce3" table:formula="of:=[.S36]-[.S$176]" office:value-type="float" office:value="73777.2" calcext:value-type="float">
            <text:p>73777,2</text:p>
          </table:table-cell>
          <table:table-cell table:style-name="ce3" table:formula="of:=[.T36]-[.T$176]" office:value-type="float" office:value="1.675" calcext:value-type="float">
            <text:p>1,675</text:p>
          </table:table-cell>
          <table:table-cell table:style-name="ce3" table:formula="of:=[.U36]-[.U$176]" office:value-type="float" office:value="0" calcext:value-type="float">
            <text:p>0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-79.4375" calcext:value-type="float">
            <text:p>-79,4375</text:p>
          </table:table-cell>
          <table:table-cell table:style-name="ce3" table:formula="of:=[.C37]-[.C$176]" office:value-type="float" office:value="919.1875" calcext:value-type="float">
            <text:p>919,1875</text:p>
          </table:table-cell>
          <table:table-cell table:style-name="ce3" table:formula="of:=[.D37]-[.D$176]" office:value-type="float" office:value="12038.15" calcext:value-type="float">
            <text:p>12038,15</text:p>
          </table:table-cell>
          <table:table-cell table:style-name="ce3" table:formula="of:=[.E37]-[.E$176]" office:value-type="float" office:value="3998957.2" calcext:value-type="float">
            <text:p>3998957,2</text:p>
          </table:table-cell>
          <table:table-cell table:style-name="ce3" table:formula="of:=[.F37]-[.F$176]" office:value-type="float" office:value="-1893.325" calcext:value-type="float">
            <text:p>-1893,325</text:p>
          </table:table-cell>
          <table:table-cell table:style-name="ce3" table:formula="of:=[.G37]-[.G$176]" office:value-type="float" office:value="-167.175" calcext:value-type="float">
            <text:p>-167,175</text:p>
          </table:table-cell>
          <table:table-cell table:style-name="ce3" table:formula="of:=[.H37]-[.H$176]" office:value-type="float" office:value="418.6625" calcext:value-type="float">
            <text:p>418,6625</text:p>
          </table:table-cell>
          <table:table-cell table:style-name="ce3" table:formula="of:=[.I37]-[.I$176]" office:value-type="float" office:value="187615.875" calcext:value-type="float">
            <text:p>187615,875</text:p>
          </table:table-cell>
          <table:table-cell table:style-name="ce3" table:formula="of:=[.J37]-[.J$176]" office:value-type="float" office:value="17.375" calcext:value-type="float">
            <text:p>17,375</text:p>
          </table:table-cell>
          <table:table-cell table:style-name="ce3" table:formula="of:=[.K37]-[.K$176]" office:value-type="float" office:value="-955.7625" calcext:value-type="float">
            <text:p>-955,7625</text:p>
          </table:table-cell>
          <table:table-cell table:style-name="ce3" table:formula="of:=[.L37]-[.L$176]" office:value-type="float" office:value="161.7125" calcext:value-type="float">
            <text:p>161,7125</text:p>
          </table:table-cell>
          <table:table-cell table:style-name="ce3" table:formula="of:=[.M37]-[.M$176]" office:value-type="float" office:value="891.5375" calcext:value-type="float">
            <text:p>891,5375</text:p>
          </table:table-cell>
          <table:table-cell table:style-name="ce3" table:formula="of:=[.N37]-[.N$176]" office:value-type="float" office:value="1866983.05" calcext:value-type="float">
            <text:p>1866983,05</text:p>
          </table:table-cell>
          <table:table-cell table:style-name="ce3" table:formula="of:=[.O37]-[.O$176]" office:value-type="float" office:value="28.125" calcext:value-type="float">
            <text:p>28,125</text:p>
          </table:table-cell>
          <table:table-cell table:style-name="ce3" table:formula="of:=[.P37]-[.P$176]" office:value-type="float" office:value="-16.9125" calcext:value-type="float">
            <text:p>-16,9125</text:p>
          </table:table-cell>
          <table:table-cell table:style-name="ce3" table:formula="of:=[.Q37]-[.Q$176]" office:value-type="float" office:value="-149.125" calcext:value-type="float">
            <text:p>-149,125</text:p>
          </table:table-cell>
          <table:table-cell table:style-name="ce3" table:formula="of:=[.R37]-[.R$176]" office:value-type="float" office:value="-13.125" calcext:value-type="float">
            <text:p>-13,125</text:p>
          </table:table-cell>
          <table:table-cell table:style-name="ce3" table:formula="of:=[.S37]-[.S$176]" office:value-type="float" office:value="65611.6" calcext:value-type="float">
            <text:p>65611,6</text:p>
          </table:table-cell>
          <table:table-cell table:style-name="ce3" table:formula="of:=[.T37]-[.T$176]" office:value-type="float" office:value="56.675" calcext:value-type="float">
            <text:p>56,675</text:p>
          </table:table-cell>
          <table:table-cell table:style-name="ce3" table:formula="of:=[.U37]-[.U$176]" office:value-type="float" office:value="0" calcext:value-type="float">
            <text:p>0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201.1625" calcext:value-type="float">
            <text:p>201,1625</text:p>
          </table:table-cell>
          <table:table-cell table:style-name="ce3" table:formula="of:=[.C38]-[.C$176]" office:value-type="float" office:value="899.1875" calcext:value-type="float">
            <text:p>899,1875</text:p>
          </table:table-cell>
          <table:table-cell table:style-name="ce3" table:formula="of:=[.D38]-[.D$176]" office:value-type="float" office:value="9325.35" calcext:value-type="float">
            <text:p>9325,35</text:p>
          </table:table-cell>
          <table:table-cell table:style-name="ce3" table:formula="of:=[.E38]-[.E$176]" office:value-type="float" office:value="3952703.7" calcext:value-type="float">
            <text:p>3952703,7</text:p>
          </table:table-cell>
          <table:table-cell table:style-name="ce3" table:formula="of:=[.F38]-[.F$176]" office:value-type="float" office:value="-1893.325" calcext:value-type="float">
            <text:p>-1893,325</text:p>
          </table:table-cell>
          <table:table-cell table:style-name="ce3" table:formula="of:=[.G38]-[.G$176]" office:value-type="float" office:value="359.025" calcext:value-type="float">
            <text:p>359,025</text:p>
          </table:table-cell>
          <table:table-cell table:style-name="ce3" table:formula="of:=[.H38]-[.H$176]" office:value-type="float" office:value="393.6625" calcext:value-type="float">
            <text:p>393,6625</text:p>
          </table:table-cell>
          <table:table-cell table:style-name="ce3" table:formula="of:=[.I38]-[.I$176]" office:value-type="float" office:value="193041.475" calcext:value-type="float">
            <text:p>193041,475</text:p>
          </table:table-cell>
          <table:table-cell table:style-name="ce3" table:formula="of:=[.J38]-[.J$176]" office:value-type="float" office:value="799.575" calcext:value-type="float">
            <text:p>799,575</text:p>
          </table:table-cell>
          <table:table-cell table:style-name="ce3" table:formula="of:=[.K38]-[.K$176]" office:value-type="float" office:value="-354.2625" calcext:value-type="float">
            <text:p>-354,2625</text:p>
          </table:table-cell>
          <table:table-cell table:style-name="ce3" table:formula="of:=[.L38]-[.L$176]" office:value-type="float" office:value="-18.8875" calcext:value-type="float">
            <text:p>-18,8875</text:p>
          </table:table-cell>
          <table:table-cell table:style-name="ce3" table:formula="of:=[.M38]-[.M$176]" office:value-type="float" office:value="786.4375" calcext:value-type="float">
            <text:p>786,4375</text:p>
          </table:table-cell>
          <table:table-cell table:style-name="ce3" table:formula="of:=[.N38]-[.N$176]" office:value-type="float" office:value="1904563.85" calcext:value-type="float">
            <text:p>1904563,85</text:p>
          </table:table-cell>
          <table:table-cell table:style-name="ce3" table:formula="of:=[.O38]-[.O$176]" office:value-type="float" office:value="47.725" calcext:value-type="float">
            <text:p>47,725</text:p>
          </table:table-cell>
          <table:table-cell table:style-name="ce3" table:formula="of:=[.P38]-[.P$176]" office:value-type="float" office:value="41.3875" calcext:value-type="float">
            <text:p>41,3875</text:p>
          </table:table-cell>
          <table:table-cell table:style-name="ce3" table:formula="of:=[.Q38]-[.Q$176]" office:value-type="float" office:value="-289.725" calcext:value-type="float">
            <text:p>-289,725</text:p>
          </table:table-cell>
          <table:table-cell table:style-name="ce3" table:formula="of:=[.R38]-[.R$176]" office:value-type="float" office:value="11.875" calcext:value-type="float">
            <text:p>11,875</text:p>
          </table:table-cell>
          <table:table-cell table:style-name="ce3" table:formula="of:=[.S38]-[.S$176]" office:value-type="float" office:value="60186" calcext:value-type="float">
            <text:p>60186</text:p>
          </table:table-cell>
          <table:table-cell table:style-name="ce3" table:formula="of:=[.T38]-[.T$176]" office:value-type="float" office:value="-18.325" calcext:value-type="float">
            <text:p>-18,325</text:p>
          </table:table-cell>
          <table:table-cell table:style-name="ce3" table:formula="of:=[.U38]-[.U$176]" office:value-type="float" office:value="0" calcext:value-type="float">
            <text:p>0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426.8625" calcext:value-type="float">
            <text:p>426,8625</text:p>
          </table:table-cell>
          <table:table-cell table:style-name="ce3" table:formula="of:=[.C39]-[.C$176]" office:value-type="float" office:value="939.3875" calcext:value-type="float">
            <text:p>939,3875</text:p>
          </table:table-cell>
          <table:table-cell table:style-name="ce3" table:formula="of:=[.D39]-[.D$176]" office:value-type="float" office:value="12038.15" calcext:value-type="float">
            <text:p>12038,15</text:p>
          </table:table-cell>
          <table:table-cell table:style-name="ce3" table:formula="of:=[.E39]-[.E$176]" office:value-type="float" office:value="3963582.3" calcext:value-type="float">
            <text:p>3963582,3</text:p>
          </table:table-cell>
          <table:table-cell table:style-name="ce3" table:formula="of:=[.F39]-[.F$176]" office:value-type="float" office:value="-1893.325" calcext:value-type="float">
            <text:p>-1893,325</text:p>
          </table:table-cell>
          <table:table-cell table:style-name="ce3" table:formula="of:=[.G39]-[.G$176]" office:value-type="float" office:value="-116.975" calcext:value-type="float">
            <text:p>-116,975</text:p>
          </table:table-cell>
          <table:table-cell table:style-name="ce3" table:formula="of:=[.H39]-[.H$176]" office:value-type="float" office:value="32.6624999999999" calcext:value-type="float">
            <text:p>32,6625</text:p>
          </table:table-cell>
          <table:table-cell table:style-name="ce3" table:formula="of:=[.I39]-[.I$176]" office:value-type="float" office:value="203892.775" calcext:value-type="float">
            <text:p>203892,775</text:p>
          </table:table-cell>
          <table:table-cell table:style-name="ce3" table:formula="of:=[.J39]-[.J$176]" office:value-type="float" office:value="-624.425" calcext:value-type="float">
            <text:p>-624,425</text:p>
          </table:table-cell>
          <table:table-cell table:style-name="ce3" table:formula="of:=[.K39]-[.K$176]" office:value-type="float" office:value="147.4375" calcext:value-type="float">
            <text:p>147,4375</text:p>
          </table:table-cell>
          <table:table-cell table:style-name="ce3" table:formula="of:=[.L39]-[.L$176]" office:value-type="float" office:value="34.6124999999999" calcext:value-type="float">
            <text:p>34,6125</text:p>
          </table:table-cell>
          <table:table-cell table:style-name="ce3" table:formula="of:=[.M39]-[.M$176]" office:value-type="float" office:value="566.0375" calcext:value-type="float">
            <text:p>566,0375</text:p>
          </table:table-cell>
          <table:table-cell table:style-name="ce3" table:formula="of:=[.N39]-[.N$176]" office:value-type="float" office:value="1894317.45" calcext:value-type="float">
            <text:p>1894317,45</text:p>
          </table:table-cell>
          <table:table-cell table:style-name="ce3" table:formula="of:=[.O39]-[.O$176]" office:value-type="float" office:value="40.625" calcext:value-type="float">
            <text:p>40,625</text:p>
          </table:table-cell>
          <table:table-cell table:style-name="ce3" table:formula="of:=[.P39]-[.P$176]" office:value-type="float" office:value="-33.6125" calcext:value-type="float">
            <text:p>-33,6125</text:p>
          </table:table-cell>
          <table:table-cell table:style-name="ce3" table:formula="of:=[.Q39]-[.Q$176]" office:value-type="float" office:value="31.2749999999999" calcext:value-type="float">
            <text:p>31,275</text:p>
          </table:table-cell>
          <table:table-cell table:style-name="ce3" table:formula="of:=[.R39]-[.R$176]" office:value-type="float" office:value="-28.125" calcext:value-type="float">
            <text:p>-28,125</text:p>
          </table:table-cell>
          <table:table-cell table:style-name="ce3" table:formula="of:=[.S39]-[.S$176]" office:value-type="float" office:value="73777.2" calcext:value-type="float">
            <text:p>73777,2</text:p>
          </table:table-cell>
          <table:table-cell table:style-name="ce3" table:formula="of:=[.T39]-[.T$176]" office:value-type="float" office:value="-18.325" calcext:value-type="float">
            <text:p>-18,325</text:p>
          </table:table-cell>
          <table:table-cell table:style-name="ce3" table:formula="of:=[.U39]-[.U$176]" office:value-type="float" office:value="0" calcext:value-type="float">
            <text:p>0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120.9625" calcext:value-type="float">
            <text:p>120,9625</text:p>
          </table:table-cell>
          <table:table-cell table:style-name="ce3" table:formula="of:=[.C40]-[.C$176]" office:value-type="float" office:value="1119.9875" calcext:value-type="float">
            <text:p>1119,9875</text:p>
          </table:table-cell>
          <table:table-cell table:style-name="ce3" table:formula="of:=[.D40]-[.D$176]" office:value-type="float" office:value="12038.15" calcext:value-type="float">
            <text:p>12038,15</text:p>
          </table:table-cell>
          <table:table-cell table:style-name="ce3" table:formula="of:=[.E40]-[.E$176]" office:value-type="float" office:value="4227403.7" calcext:value-type="float">
            <text:p>4227403,7</text:p>
          </table:table-cell>
          <table:table-cell table:style-name="ce3" table:formula="of:=[.F40]-[.F$176]" office:value-type="float" office:value="-1893.325" calcext:value-type="float">
            <text:p>-1893,325</text:p>
          </table:table-cell>
          <table:table-cell table:style-name="ce3" table:formula="of:=[.G40]-[.G$176]" office:value-type="float" office:value="-67.175" calcext:value-type="float">
            <text:p>-67,175</text:p>
          </table:table-cell>
          <table:table-cell table:style-name="ce3" table:formula="of:=[.H40]-[.H$176]" office:value-type="float" office:value="-7.53750000000014" calcext:value-type="float">
            <text:p>-7,5375</text:p>
          </table:table-cell>
          <table:table-cell table:style-name="ce3" table:formula="of:=[.I40]-[.I$176]" office:value-type="float" office:value="193014.375" calcext:value-type="float">
            <text:p>193014,375</text:p>
          </table:table-cell>
          <table:table-cell table:style-name="ce3" table:formula="of:=[.J40]-[.J$176]" office:value-type="float" office:value="238.175" calcext:value-type="float">
            <text:p>238,175</text:p>
          </table:table-cell>
          <table:table-cell table:style-name="ce3" table:formula="of:=[.K40]-[.K$176]" office:value-type="float" office:value="97.2375000000002" calcext:value-type="float">
            <text:p>97,2375</text:p>
          </table:table-cell>
          <table:table-cell table:style-name="ce3" table:formula="of:=[.L40]-[.L$176]" office:value-type="float" office:value="21.3124999999999" calcext:value-type="float">
            <text:p>21,3125</text:p>
          </table:table-cell>
          <table:table-cell table:style-name="ce3" table:formula="of:=[.M40]-[.M$176]" office:value-type="float" office:value="666.0375" calcext:value-type="float">
            <text:p>666,0375</text:p>
          </table:table-cell>
          <table:table-cell table:style-name="ce3" table:formula="of:=[.N40]-[.N$176]" office:value-type="float" office:value="1926643.85" calcext:value-type="float">
            <text:p>1926643,85</text:p>
          </table:table-cell>
          <table:table-cell table:style-name="ce3" table:formula="of:=[.O40]-[.O$176]" office:value-type="float" office:value="90.625" calcext:value-type="float">
            <text:p>90,625</text:p>
          </table:table-cell>
          <table:table-cell table:style-name="ce3" table:formula="of:=[.P40]-[.P$176]" office:value-type="float" office:value="-8.6125" calcext:value-type="float">
            <text:p>-8,6125</text:p>
          </table:table-cell>
          <table:table-cell table:style-name="ce3" table:formula="of:=[.Q40]-[.Q$176]" office:value-type="float" office:value="-209.325" calcext:value-type="float">
            <text:p>-209,325</text:p>
          </table:table-cell>
          <table:table-cell table:style-name="ce3" table:formula="of:=[.R40]-[.R$176]" office:value-type="float" office:value="-28.125" calcext:value-type="float">
            <text:p>-28,125</text:p>
          </table:table-cell>
          <table:table-cell table:style-name="ce3" table:formula="of:=[.S40]-[.S$176]" office:value-type="float" office:value="76462.9" calcext:value-type="float">
            <text:p>76462,9</text:p>
          </table:table-cell>
          <table:table-cell table:style-name="ce3" table:formula="of:=[.T40]-[.T$176]" office:value-type="float" office:value="21.675" calcext:value-type="float">
            <text:p>21,675</text:p>
          </table:table-cell>
          <table:table-cell table:style-name="ce3" table:formula="of:=[.U40]-[.U$176]" office:value-type="float" office:value="25" calcext:value-type="float">
            <text:p>25</text:p>
          </table:table-cell>
          <table:table-cell table:style-name="ce3"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-99.4375" calcext:value-type="float">
            <text:p>-99,4375</text:p>
          </table:table-cell>
          <table:table-cell table:style-name="ce3" table:formula="of:=[.C41]-[.C$176]" office:value-type="float" office:value="1360.3875" calcext:value-type="float">
            <text:p>1360,3875</text:p>
          </table:table-cell>
          <table:table-cell table:style-name="ce3" table:formula="of:=[.D41]-[.D$176]" office:value-type="float" office:value="9325.35" calcext:value-type="float">
            <text:p>9325,35</text:p>
          </table:table-cell>
          <table:table-cell table:style-name="ce3" table:formula="of:=[.E41]-[.E$176]" office:value-type="float" office:value="3996136.4" calcext:value-type="float">
            <text:p>3996136,4</text:p>
          </table:table-cell>
          <table:table-cell table:style-name="ce3" table:formula="of:=[.F41]-[.F$176]" office:value-type="float" office:value="-1893.325" calcext:value-type="float">
            <text:p>-1893,325</text:p>
          </table:table-cell>
          <table:table-cell table:style-name="ce3" table:formula="of:=[.G41]-[.G$176]" office:value-type="float" office:value="-147.175" calcext:value-type="float">
            <text:p>-147,175</text:p>
          </table:table-cell>
          <table:table-cell table:style-name="ce3" table:formula="of:=[.H41]-[.H$176]" office:value-type="float" office:value="-127.5375" calcext:value-type="float">
            <text:p>-127,5375</text:p>
          </table:table-cell>
          <table:table-cell table:style-name="ce3" table:formula="of:=[.I41]-[.I$176]" office:value-type="float" office:value="195754.275" calcext:value-type="float">
            <text:p>195754,275</text:p>
          </table:table-cell>
          <table:table-cell table:style-name="ce3" table:formula="of:=[.J41]-[.J$176]" office:value-type="float" office:value="57.5750000000003" calcext:value-type="float">
            <text:p>57,575</text:p>
          </table:table-cell>
          <table:table-cell table:style-name="ce3" table:formula="of:=[.K41]-[.K$176]" office:value-type="float" office:value="-604.7625" calcext:value-type="float">
            <text:p>-604,7625</text:p>
          </table:table-cell>
          <table:table-cell table:style-name="ce3" table:formula="of:=[.L41]-[.L$176]" office:value-type="float" office:value="1.11249999999995" calcext:value-type="float">
            <text:p>1,1125</text:p>
          </table:table-cell>
          <table:table-cell table:style-name="ce3" table:formula="of:=[.M41]-[.M$176]" office:value-type="float" office:value="505.6375" calcext:value-type="float">
            <text:p>505,6375</text:p>
          </table:table-cell>
          <table:table-cell table:style-name="ce3" table:formula="of:=[.N41]-[.N$176]" office:value-type="float" office:value="1945792.65" calcext:value-type="float">
            <text:p>1945792,65</text:p>
          </table:table-cell>
          <table:table-cell table:style-name="ce3" table:formula="of:=[.O41]-[.O$176]" office:value-type="float" office:value="78.125" calcext:value-type="float">
            <text:p>78,125</text:p>
          </table:table-cell>
          <table:table-cell table:style-name="ce3" table:formula="of:=[.P41]-[.P$176]" office:value-type="float" office:value="-43.6125" calcext:value-type="float">
            <text:p>-43,6125</text:p>
          </table:table-cell>
          <table:table-cell table:style-name="ce3" table:formula="of:=[.Q41]-[.Q$176]" office:value-type="float" office:value="-69.125" calcext:value-type="float">
            <text:p>-69,125</text:p>
          </table:table-cell>
          <table:table-cell table:style-name="ce3" table:formula="of:=[.R41]-[.R$176]" office:value-type="float" office:value="-25.625" calcext:value-type="float">
            <text:p>-25,625</text:p>
          </table:table-cell>
          <table:table-cell table:style-name="ce3" table:formula="of:=[.S41]-[.S$176]" office:value-type="float" office:value="100986.7" calcext:value-type="float">
            <text:p>100986,7</text:p>
          </table:table-cell>
          <table:table-cell table:style-name="ce3" table:formula="of:=[.T41]-[.T$176]" office:value-type="float" office:value="31.675" calcext:value-type="float">
            <text:p>31,675</text:p>
          </table:table-cell>
          <table:table-cell table:style-name="ce3" table:formula="of:=[.U41]-[.U$176]" office:value-type="float" office:value="0" calcext:value-type="float">
            <text:p>0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-400.4375" calcext:value-type="float">
            <text:p>-400,4375</text:p>
          </table:table-cell>
          <table:table-cell table:style-name="ce3" table:formula="of:=[.C42]-[.C$176]" office:value-type="float" office:value="1199.9875" calcext:value-type="float">
            <text:p>1199,9875</text:p>
          </table:table-cell>
          <table:table-cell table:style-name="ce3" table:formula="of:=[.D42]-[.D$176]" office:value-type="float" office:value="9325.35" calcext:value-type="float">
            <text:p>9325,35</text:p>
          </table:table-cell>
          <table:table-cell table:style-name="ce3" table:formula="of:=[.E42]-[.E$176]" office:value-type="float" office:value="4096835.8" calcext:value-type="float">
            <text:p>4096835,8</text:p>
          </table:table-cell>
          <table:table-cell table:style-name="ce3" table:formula="of:=[.F42]-[.F$176]" office:value-type="float" office:value="-1893.325" calcext:value-type="float">
            <text:p>-1893,325</text:p>
          </table:table-cell>
          <table:table-cell table:style-name="ce3" table:formula="of:=[.G42]-[.G$176]" office:value-type="float" office:value="-267.675" calcext:value-type="float">
            <text:p>-267,675</text:p>
          </table:table-cell>
          <table:table-cell table:style-name="ce3" table:formula="of:=[.H42]-[.H$176]" office:value-type="float" office:value="-368.5375" calcext:value-type="float">
            <text:p>-368,5375</text:p>
          </table:table-cell>
          <table:table-cell table:style-name="ce3" table:formula="of:=[.I42]-[.I$176]" office:value-type="float" office:value="176710.375" calcext:value-type="float">
            <text:p>176710,375</text:p>
          </table:table-cell>
          <table:table-cell table:style-name="ce3" table:formula="of:=[.J42]-[.J$176]" office:value-type="float" office:value="278.375" calcext:value-type="float">
            <text:p>278,375</text:p>
          </table:table-cell>
          <table:table-cell table:style-name="ce3" table:formula="of:=[.K42]-[.K$176]" office:value-type="float" office:value="773.9375" calcext:value-type="float">
            <text:p>773,9375</text:p>
          </table:table-cell>
          <table:table-cell table:style-name="ce3" table:formula="of:=[.L42]-[.L$176]" office:value-type="float" office:value="-139.0875" calcext:value-type="float">
            <text:p>-139,0875</text:p>
          </table:table-cell>
          <table:table-cell table:style-name="ce3" table:formula="of:=[.M42]-[.M$176]" office:value-type="float" office:value="866.4375" calcext:value-type="float">
            <text:p>866,4375</text:p>
          </table:table-cell>
          <table:table-cell table:style-name="ce3" table:formula="of:=[.N42]-[.N$176]" office:value-type="float" office:value="2004800.65" calcext:value-type="float">
            <text:p>2004800,65</text:p>
          </table:table-cell>
          <table:table-cell table:style-name="ce3" table:formula="of:=[.O42]-[.O$176]" office:value-type="float" office:value="65.625" calcext:value-type="float">
            <text:p>65,625</text:p>
          </table:table-cell>
          <table:table-cell table:style-name="ce3" table:formula="of:=[.P42]-[.P$176]" office:value-type="float" office:value="-83.6125" calcext:value-type="float">
            <text:p>-83,6125</text:p>
          </table:table-cell>
          <table:table-cell table:style-name="ce3" table:formula="of:=[.Q42]-[.Q$176]" office:value-type="float" office:value="-48.7250000000001" calcext:value-type="float">
            <text:p>-48,725</text:p>
          </table:table-cell>
          <table:table-cell table:style-name="ce3" table:formula="of:=[.R42]-[.R$176]" office:value-type="float" office:value="-28.125" calcext:value-type="float">
            <text:p>-28,125</text:p>
          </table:table-cell>
          <table:table-cell table:style-name="ce3" table:formula="of:=[.S42]-[.S$176]" office:value-type="float" office:value="136361.8" calcext:value-type="float">
            <text:p>136361,8</text:p>
          </table:table-cell>
          <table:table-cell table:style-name="ce3" table:formula="of:=[.T42]-[.T$176]" office:value-type="float" office:value="41.675" calcext:value-type="float">
            <text:p>41,675</text:p>
          </table:table-cell>
          <table:table-cell table:style-name="ce3" table:formula="of:=[.U42]-[.U$176]" office:value-type="float" office:value="0" calcext:value-type="float">
            <text:p>0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-179.8375" calcext:value-type="float">
            <text:p>-179,8375</text:p>
          </table:table-cell>
          <table:table-cell table:style-name="ce3" table:formula="of:=[.C43]-[.C$176]" office:value-type="float" office:value="1200.3875" calcext:value-type="float">
            <text:p>1200,3875</text:p>
          </table:table-cell>
          <table:table-cell table:style-name="ce3" table:formula="of:=[.D43]-[.D$176]" office:value-type="float" office:value="9325.35" calcext:value-type="float">
            <text:p>9325,35</text:p>
          </table:table-cell>
          <table:table-cell table:style-name="ce3" table:formula="of:=[.E43]-[.E$176]" office:value-type="float" office:value="4075132.8" calcext:value-type="float">
            <text:p>4075132,8</text:p>
          </table:table-cell>
          <table:table-cell table:style-name="ce3" table:formula="of:=[.F43]-[.F$176]" office:value-type="float" office:value="-1893.325" calcext:value-type="float">
            <text:p>-1893,325</text:p>
          </table:table-cell>
          <table:table-cell table:style-name="ce3" table:formula="of:=[.G43]-[.G$176]" office:value-type="float" office:value="-468.475" calcext:value-type="float">
            <text:p>-468,475</text:p>
          </table:table-cell>
          <table:table-cell table:style-name="ce3" table:formula="of:=[.H43]-[.H$176]" office:value-type="float" office:value="268.4625" calcext:value-type="float">
            <text:p>268,4625</text:p>
          </table:table-cell>
          <table:table-cell table:style-name="ce3" table:formula="of:=[.I43]-[.I$176]" office:value-type="float" office:value="182163.075" calcext:value-type="float">
            <text:p>182163,075</text:p>
          </table:table-cell>
          <table:table-cell table:style-name="ce3" table:formula="of:=[.J43]-[.J$176]" office:value-type="float" office:value="-423.825" calcext:value-type="float">
            <text:p>-423,825</text:p>
          </table:table-cell>
          <table:table-cell table:style-name="ce3" table:formula="of:=[.K43]-[.K$176]" office:value-type="float" office:value="-554.7625" calcext:value-type="float">
            <text:p>-554,7625</text:p>
          </table:table-cell>
          <table:table-cell table:style-name="ce3" table:formula="of:=[.L43]-[.L$176]" office:value-type="float" office:value="41.3124999999999" calcext:value-type="float">
            <text:p>41,3125</text:p>
          </table:table-cell>
          <table:table-cell table:style-name="ce3" table:formula="of:=[.M43]-[.M$176]" office:value-type="float" office:value="605.6375" calcext:value-type="float">
            <text:p>605,6375</text:p>
          </table:table-cell>
          <table:table-cell table:style-name="ce3" table:formula="of:=[.N43]-[.N$176]" office:value-type="float" office:value="2122554.25" calcext:value-type="float">
            <text:p>2122554,25</text:p>
          </table:table-cell>
          <table:table-cell table:style-name="ce3" table:formula="of:=[.O43]-[.O$176]" office:value-type="float" office:value="53.125" calcext:value-type="float">
            <text:p>53,125</text:p>
          </table:table-cell>
          <table:table-cell table:style-name="ce3" table:formula="of:=[.P43]-[.P$176]" office:value-type="float" office:value="-23.6125" calcext:value-type="float">
            <text:p>-23,6125</text:p>
          </table:table-cell>
          <table:table-cell table:style-name="ce3" table:formula="of:=[.Q43]-[.Q$176]" office:value-type="float" office:value="-249.525" calcext:value-type="float">
            <text:p>-249,525</text:p>
          </table:table-cell>
          <table:table-cell table:style-name="ce3" table:formula="of:=[.R43]-[.R$176]" office:value-type="float" office:value="99.375" calcext:value-type="float">
            <text:p>99,375</text:p>
          </table:table-cell>
          <table:table-cell table:style-name="ce3" table:formula="of:=[.S43]-[.S$176]" office:value-type="float" office:value="160831.3" calcext:value-type="float">
            <text:p>160831,3</text:p>
          </table:table-cell>
          <table:table-cell table:style-name="ce3" table:formula="of:=[.T43]-[.T$176]" office:value-type="float" office:value="-18.325" calcext:value-type="float">
            <text:p>-18,325</text:p>
          </table:table-cell>
          <table:table-cell table:style-name="ce3" table:formula="of:=[.U43]-[.U$176]" office:value-type="float" office:value="0" calcext:value-type="float">
            <text:p>0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-320.2375" calcext:value-type="float">
            <text:p>-320,2375</text:p>
          </table:table-cell>
          <table:table-cell table:style-name="ce3" table:formula="of:=[.C44]-[.C$176]" office:value-type="float" office:value="1119.9875" calcext:value-type="float">
            <text:p>1119,9875</text:p>
          </table:table-cell>
          <table:table-cell table:style-name="ce3" table:formula="of:=[.D44]-[.D$176]" office:value-type="float" office:value="9325.35" calcext:value-type="float">
            <text:p>9325,35</text:p>
          </table:table-cell>
          <table:table-cell table:style-name="ce3" table:formula="of:=[.E44]-[.E$176]" office:value-type="float" office:value="4148542" calcext:value-type="float">
            <text:p>4148542</text:p>
          </table:table-cell>
          <table:table-cell table:style-name="ce3" table:formula="of:=[.F44]-[.F$176]" office:value-type="float" office:value="1497.675" calcext:value-type="float">
            <text:p>1497,675</text:p>
          </table:table-cell>
          <table:table-cell table:style-name="ce3" table:formula="of:=[.G44]-[.G$176]" office:value-type="float" office:value="-42.175" calcext:value-type="float">
            <text:p>-42,175</text:p>
          </table:table-cell>
          <table:table-cell table:style-name="ce3" table:formula="of:=[.H44]-[.H$176]" office:value-type="float" office:value="468.9625" calcext:value-type="float">
            <text:p>468,9625</text:p>
          </table:table-cell>
          <table:table-cell table:style-name="ce3" table:formula="of:=[.I44]-[.I$176]" office:value-type="float" office:value="198439.975" calcext:value-type="float">
            <text:p>198439,975</text:p>
          </table:table-cell>
          <table:table-cell table:style-name="ce3" table:formula="of:=[.J44]-[.J$176]" office:value-type="float" office:value="539.175" calcext:value-type="float">
            <text:p>539,175</text:p>
          </table:table-cell>
          <table:table-cell table:style-name="ce3" table:formula="of:=[.K44]-[.K$176]" office:value-type="float" office:value="-53.2624999999998" calcext:value-type="float">
            <text:p>-53,2625</text:p>
          </table:table-cell>
          <table:table-cell table:style-name="ce3" table:formula="of:=[.L44]-[.L$176]" office:value-type="float" office:value="-73.8875" calcext:value-type="float">
            <text:p>-73,8875</text:p>
          </table:table-cell>
          <table:table-cell table:style-name="ce3" table:formula="of:=[.M44]-[.M$176]" office:value-type="float" office:value="866.4375" calcext:value-type="float">
            <text:p>866,4375</text:p>
          </table:table-cell>
          <table:table-cell table:style-name="ce3" table:formula="of:=[.N44]-[.N$176]" office:value-type="float" office:value="2125066.95" calcext:value-type="float">
            <text:p>2125066,95</text:p>
          </table:table-cell>
          <table:table-cell table:style-name="ce3" table:formula="of:=[.O44]-[.O$176]" office:value-type="float" office:value="28.125" calcext:value-type="float">
            <text:p>28,125</text:p>
          </table:table-cell>
          <table:table-cell table:style-name="ce3" table:formula="of:=[.P44]-[.P$176]" office:value-type="float" office:value="66.3875" calcext:value-type="float">
            <text:p>66,3875</text:p>
          </table:table-cell>
          <table:table-cell table:style-name="ce3" table:formula="of:=[.Q44]-[.Q$176]" office:value-type="float" office:value="-169.125" calcext:value-type="float">
            <text:p>-169,125</text:p>
          </table:table-cell>
          <table:table-cell table:style-name="ce3" table:formula="of:=[.R44]-[.R$176]" office:value-type="float" office:value="31.875" calcext:value-type="float">
            <text:p>31,875</text:p>
          </table:table-cell>
          <table:table-cell table:style-name="ce3" table:formula="of:=[.S44]-[.S$176]" office:value-type="float" office:value="166257" calcext:value-type="float">
            <text:p>166257</text:p>
          </table:table-cell>
          <table:table-cell table:style-name="ce3" table:formula="of:=[.T44]-[.T$176]" office:value-type="float" office:value="81.675" calcext:value-type="float">
            <text:p>81,675</text:p>
          </table:table-cell>
          <table:table-cell table:style-name="ce3" table:formula="of:=[.U44]-[.U$176]" office:value-type="float" office:value="0" calcext:value-type="float">
            <text:p>0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80.9625000000001" calcext:value-type="float">
            <text:p>80,9625</text:p>
          </table:table-cell>
          <table:table-cell table:style-name="ce3" table:formula="of:=[.C45]-[.C$176]" office:value-type="float" office:value="1059.5875" calcext:value-type="float">
            <text:p>1059,5875</text:p>
          </table:table-cell>
          <table:table-cell table:style-name="ce3" table:formula="of:=[.D45]-[.D$176]" office:value-type="float" office:value="6612.45" calcext:value-type="float">
            <text:p>6612,45</text:p>
          </table:table-cell>
          <table:table-cell table:style-name="ce3" table:formula="of:=[.E45]-[.E$176]" office:value-type="float" office:value="4009781.7" calcext:value-type="float">
            <text:p>4009781,7</text:p>
          </table:table-cell>
          <table:table-cell table:style-name="ce3" table:formula="of:=[.F45]-[.F$176]" office:value-type="float" office:value="-1893.325" calcext:value-type="float">
            <text:p>-1893,325</text:p>
          </table:table-cell>
          <table:table-cell table:style-name="ce3" table:formula="of:=[.G45]-[.G$176]" office:value-type="float" office:value="-242.675" calcext:value-type="float">
            <text:p>-242,675</text:p>
          </table:table-cell>
          <table:table-cell table:style-name="ce3" table:formula="of:=[.H45]-[.H$176]" office:value-type="float" office:value="173.0625" calcext:value-type="float">
            <text:p>173,0625</text:p>
          </table:table-cell>
          <table:table-cell table:style-name="ce3" table:formula="of:=[.I45]-[.I$176]" office:value-type="float" office:value="206605.575" calcext:value-type="float">
            <text:p>206605,575</text:p>
          </table:table-cell>
          <table:table-cell table:style-name="ce3" table:formula="of:=[.J45]-[.J$176]" office:value-type="float" office:value="739.375" calcext:value-type="float">
            <text:p>739,375</text:p>
          </table:table-cell>
          <table:table-cell table:style-name="ce3" table:formula="of:=[.K45]-[.K$176]" office:value-type="float" office:value="-78.5625" calcext:value-type="float">
            <text:p>-78,5625</text:p>
          </table:table-cell>
          <table:table-cell table:style-name="ce3" table:formula="of:=[.L45]-[.L$176]" office:value-type="float" office:value="26.3124999999999" calcext:value-type="float">
            <text:p>26,3125</text:p>
          </table:table-cell>
          <table:table-cell table:style-name="ce3" table:formula="of:=[.M45]-[.M$176]" office:value-type="float" office:value="806.4375" calcext:value-type="float">
            <text:p>806,4375</text:p>
          </table:table-cell>
          <table:table-cell table:style-name="ce3" table:formula="of:=[.N45]-[.N$176]" office:value-type="float" office:value="2181952.65" calcext:value-type="float">
            <text:p>2181952,65</text:p>
          </table:table-cell>
          <table:table-cell table:style-name="ce3" table:formula="of:=[.O45]-[.O$176]" office:value-type="float" office:value="40.625" calcext:value-type="float">
            <text:p>40,625</text:p>
          </table:table-cell>
          <table:table-cell table:style-name="ce3" table:formula="of:=[.P45]-[.P$176]" office:value-type="float" office:value="16.3875" calcext:value-type="float">
            <text:p>16,3875</text:p>
          </table:table-cell>
          <table:table-cell table:style-name="ce3" table:formula="of:=[.Q45]-[.Q$176]" office:value-type="float" office:value="211.875" calcext:value-type="float">
            <text:p>211,875</text:p>
          </table:table-cell>
          <table:table-cell table:style-name="ce3" table:formula="of:=[.R45]-[.R$176]" office:value-type="float" office:value="31.875" calcext:value-type="float">
            <text:p>31,875</text:p>
          </table:table-cell>
          <table:table-cell table:style-name="ce3" table:formula="of:=[.S45]-[.S$176]" office:value-type="float" office:value="152692.9" calcext:value-type="float">
            <text:p>152692,9</text:p>
          </table:table-cell>
          <table:table-cell table:style-name="ce3" table:formula="of:=[.T45]-[.T$176]" office:value-type="float" office:value="14.975" calcext:value-type="float">
            <text:p>14,975</text:p>
          </table:table-cell>
          <table:table-cell table:style-name="ce3" table:formula="of:=[.U45]-[.U$176]" office:value-type="float" office:value="0" calcext:value-type="float">
            <text:p>0</text:p>
          </table:table-cell>
          <table:table-cell table:style-name="ce3"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181.3625" calcext:value-type="float">
            <text:p>181,3625</text:p>
          </table:table-cell>
          <table:table-cell table:style-name="ce3" table:formula="of:=[.C46]-[.C$176]" office:value-type="float" office:value="1220.1875" calcext:value-type="float">
            <text:p>1220,1875</text:p>
          </table:table-cell>
          <table:table-cell table:style-name="ce3" table:formula="of:=[.D46]-[.D$176]" office:value-type="float" office:value="12038.15" calcext:value-type="float">
            <text:p>12038,15</text:p>
          </table:table-cell>
          <table:table-cell table:style-name="ce3" table:formula="of:=[.E46]-[.E$176]" office:value-type="float" office:value="4197508.3" calcext:value-type="float">
            <text:p>4197508,3</text:p>
          </table:table-cell>
          <table:table-cell table:style-name="ce3" table:formula="of:=[.F46]-[.F$176]" office:value-type="float" office:value="-1893.325" calcext:value-type="float">
            <text:p>-1893,325</text:p>
          </table:table-cell>
          <table:table-cell table:style-name="ce3" table:formula="of:=[.G46]-[.G$176]" office:value-type="float" office:value="-141.975" calcext:value-type="float">
            <text:p>-141,975</text:p>
          </table:table-cell>
          <table:table-cell table:style-name="ce3" table:formula="of:=[.H46]-[.H$176]" office:value-type="float" office:value="112.6625" calcext:value-type="float">
            <text:p>112,6625</text:p>
          </table:table-cell>
          <table:table-cell table:style-name="ce3" table:formula="of:=[.I46]-[.I$176]" office:value-type="float" office:value="217511.075" calcext:value-type="float">
            <text:p>217511,075</text:p>
          </table:table-cell>
          <table:table-cell table:style-name="ce3" table:formula="of:=[.J46]-[.J$176]" office:value-type="float" office:value="-463.625" calcext:value-type="float">
            <text:p>-463,625</text:p>
          </table:table-cell>
          <table:table-cell table:style-name="ce3" table:formula="of:=[.K46]-[.K$176]" office:value-type="float" office:value="-103.2625" calcext:value-type="float">
            <text:p>-103,2625</text:p>
          </table:table-cell>
          <table:table-cell table:style-name="ce3" table:formula="of:=[.L46]-[.L$176]" office:value-type="float" office:value="121.5125" calcext:value-type="float">
            <text:p>121,5125</text:p>
          </table:table-cell>
          <table:table-cell table:style-name="ce3" table:formula="of:=[.M46]-[.M$176]" office:value-type="float" office:value="1217.7375" calcext:value-type="float">
            <text:p>1217,7375</text:p>
          </table:table-cell>
          <table:table-cell table:style-name="ce3" table:formula="of:=[.N46]-[.N$176]" office:value-type="float" office:value="2282355.85" calcext:value-type="float">
            <text:p>2282355,85</text:p>
          </table:table-cell>
          <table:table-cell table:style-name="ce3" table:formula="of:=[.O46]-[.O$176]" office:value-type="float" office:value="78.125" calcext:value-type="float">
            <text:p>78,125</text:p>
          </table:table-cell>
          <table:table-cell table:style-name="ce3" table:formula="of:=[.P46]-[.P$176]" office:value-type="float" office:value="16.3875" calcext:value-type="float">
            <text:p>16,3875</text:p>
          </table:table-cell>
          <table:table-cell table:style-name="ce3" table:formula="of:=[.Q46]-[.Q$176]" office:value-type="float" office:value="-48.925" calcext:value-type="float">
            <text:p>-48,925</text:p>
          </table:table-cell>
          <table:table-cell table:style-name="ce3" table:formula="of:=[.R46]-[.R$176]" office:value-type="float" office:value="61.875" calcext:value-type="float">
            <text:p>61,875</text:p>
          </table:table-cell>
          <table:table-cell table:style-name="ce3" table:formula="of:=[.S46]-[.S$176]" office:value-type="float" office:value="147240.2" calcext:value-type="float">
            <text:p>147240,2</text:p>
          </table:table-cell>
          <table:table-cell table:style-name="ce3" table:formula="of:=[.T46]-[.T$176]" office:value-type="float" office:value="106.675" calcext:value-type="float">
            <text:p>106,675</text:p>
          </table:table-cell>
          <table:table-cell table:style-name="ce3" table:formula="of:=[.U46]-[.U$176]" office:value-type="float" office:value="0" calcext:value-type="float">
            <text:p>0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181.1625" calcext:value-type="float">
            <text:p>181,1625</text:p>
          </table:table-cell>
          <table:table-cell table:style-name="ce3" table:formula="of:=[.C47]-[.C$176]" office:value-type="float" office:value="1219.9875" calcext:value-type="float">
            <text:p>1219,9875</text:p>
          </table:table-cell>
          <table:table-cell table:style-name="ce3" table:formula="of:=[.D47]-[.D$176]" office:value-type="float" office:value="6612.45" calcext:value-type="float">
            <text:p>6612,45</text:p>
          </table:table-cell>
          <table:table-cell table:style-name="ce3" table:formula="of:=[.E47]-[.E$176]" office:value-type="float" office:value="4287302.2" calcext:value-type="float">
            <text:p>4287302,2</text:p>
          </table:table-cell>
          <table:table-cell table:style-name="ce3" table:formula="of:=[.F47]-[.F$176]" office:value-type="float" office:value="-1893.325" calcext:value-type="float">
            <text:p>-1893,325</text:p>
          </table:table-cell>
          <table:table-cell table:style-name="ce3" table:formula="of:=[.G47]-[.G$176]" office:value-type="float" office:value="-167.175" calcext:value-type="float">
            <text:p>-167,175</text:p>
          </table:table-cell>
          <table:table-cell table:style-name="ce3" table:formula="of:=[.H47]-[.H$176]" office:value-type="float" office:value="-7.33750000000009" calcext:value-type="float">
            <text:p>-7,3375</text:p>
          </table:table-cell>
          <table:table-cell table:style-name="ce3" table:formula="of:=[.I47]-[.I$176]" office:value-type="float" office:value="233815.275" calcext:value-type="float">
            <text:p>233815,275</text:p>
          </table:table-cell>
          <table:table-cell table:style-name="ce3" table:formula="of:=[.J47]-[.J$176]" office:value-type="float" office:value="-223.225" calcext:value-type="float">
            <text:p>-223,225</text:p>
          </table:table-cell>
          <table:table-cell table:style-name="ce3" table:formula="of:=[.K47]-[.K$176]" office:value-type="float" office:value="-78.2624999999998" calcext:value-type="float">
            <text:p>-78,2625</text:p>
          </table:table-cell>
          <table:table-cell table:style-name="ce3" table:formula="of:=[.L47]-[.L$176]" office:value-type="float" office:value="-139.2875" calcext:value-type="float">
            <text:p>-139,2875</text:p>
          </table:table-cell>
          <table:table-cell table:style-name="ce3" table:formula="of:=[.M47]-[.M$176]" office:value-type="float" office:value="746.0375" calcext:value-type="float">
            <text:p>746,0375</text:p>
          </table:table-cell>
          <table:table-cell table:style-name="ce3" table:formula="of:=[.N47]-[.N$176]" office:value-type="float" office:value="2227053.45" calcext:value-type="float">
            <text:p>2227053,45</text:p>
          </table:table-cell>
          <table:table-cell table:style-name="ce3" table:formula="of:=[.O47]-[.O$176]" office:value-type="float" office:value="78.125" calcext:value-type="float">
            <text:p>78,125</text:p>
          </table:table-cell>
          <table:table-cell table:style-name="ce3" table:formula="of:=[.P47]-[.P$176]" office:value-type="float" office:value="-8.6125" calcext:value-type="float">
            <text:p>-8,6125</text:p>
          </table:table-cell>
          <table:table-cell table:style-name="ce3" table:formula="of:=[.Q47]-[.Q$176]" office:value-type="float" office:value="-38.825" calcext:value-type="float">
            <text:p>-38,825</text:p>
          </table:table-cell>
          <table:table-cell table:style-name="ce3" table:formula="of:=[.R47]-[.R$176]" office:value-type="float" office:value="136.875" calcext:value-type="float">
            <text:p>136,875</text:p>
          </table:table-cell>
          <table:table-cell table:style-name="ce3" table:formula="of:=[.S47]-[.S$176]" office:value-type="float" office:value="152638.7" calcext:value-type="float">
            <text:p>152638,7</text:p>
          </table:table-cell>
          <table:table-cell table:style-name="ce3" table:formula="of:=[.T47]-[.T$176]" office:value-type="float" office:value="14.975" calcext:value-type="float">
            <text:p>14,975</text:p>
          </table:table-cell>
          <table:table-cell table:style-name="ce3" table:formula="of:=[.U47]-[.U$176]" office:value-type="float" office:value="0" calcext:value-type="float">
            <text:p>0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602.3625" calcext:value-type="float">
            <text:p>602,3625</text:p>
          </table:table-cell>
          <table:table-cell table:style-name="ce3" table:formula="of:=[.C48]-[.C$176]" office:value-type="float" office:value="2002.3875" calcext:value-type="float">
            <text:p>2002,3875</text:p>
          </table:table-cell>
          <table:table-cell table:style-name="ce3" table:formula="of:=[.D48]-[.D$176]" office:value-type="float" office:value="8647.05" calcext:value-type="float">
            <text:p>8647,05</text:p>
          </table:table-cell>
          <table:table-cell table:style-name="ce3" table:formula="of:=[.E48]-[.E$176]" office:value-type="float" office:value="4276396.9" calcext:value-type="float">
            <text:p>4276396,9</text:p>
          </table:table-cell>
          <table:table-cell table:style-name="ce3" table:formula="of:=[.F48]-[.F$176]" office:value-type="float" office:value="-1893.325" calcext:value-type="float">
            <text:p>-1893,325</text:p>
          </table:table-cell>
          <table:table-cell table:style-name="ce3" table:formula="of:=[.G48]-[.G$176]" office:value-type="float" office:value="208.525" calcext:value-type="float">
            <text:p>208,525</text:p>
          </table:table-cell>
          <table:table-cell table:style-name="ce3" table:formula="of:=[.H48]-[.H$176]" office:value-type="float" office:value="-187.9375" calcext:value-type="float">
            <text:p>-187,9375</text:p>
          </table:table-cell>
          <table:table-cell table:style-name="ce3" table:formula="of:=[.I48]-[.I$176]" office:value-type="float" office:value="231129.375" calcext:value-type="float">
            <text:p>231129,375</text:p>
          </table:table-cell>
          <table:table-cell table:style-name="ce3" table:formula="of:=[.J48]-[.J$176]" office:value-type="float" office:value="-444.025" calcext:value-type="float">
            <text:p>-444,025</text:p>
          </table:table-cell>
          <table:table-cell table:style-name="ce3" table:formula="of:=[.K48]-[.K$176]" office:value-type="float" office:value="-279.0625" calcext:value-type="float">
            <text:p>-279,0625</text:p>
          </table:table-cell>
          <table:table-cell table:style-name="ce3" table:formula="of:=[.L48]-[.L$176]" office:value-type="float" office:value="121.7125" calcext:value-type="float">
            <text:p>121,7125</text:p>
          </table:table-cell>
          <table:table-cell table:style-name="ce3" table:formula="of:=[.M48]-[.M$176]" office:value-type="float" office:value="946.8375" calcext:value-type="float">
            <text:p>946,8375</text:p>
          </table:table-cell>
          <table:table-cell table:style-name="ce3" table:formula="of:=[.N48]-[.N$176]" office:value-type="float" office:value="2286119.05" calcext:value-type="float">
            <text:p>2286119,05</text:p>
          </table:table-cell>
          <table:table-cell table:style-name="ce3" table:formula="of:=[.O48]-[.O$176]" office:value-type="float" office:value="78.125" calcext:value-type="float">
            <text:p>78,125</text:p>
          </table:table-cell>
          <table:table-cell table:style-name="ce3" table:formula="of:=[.P48]-[.P$176]" office:value-type="float" office:value="-83.6125" calcext:value-type="float">
            <text:p>-83,6125</text:p>
          </table:table-cell>
          <table:table-cell table:style-name="ce3" table:formula="of:=[.Q48]-[.Q$176]" office:value-type="float" office:value="51.2749999999999" calcext:value-type="float">
            <text:p>51,275</text:p>
          </table:table-cell>
          <table:table-cell table:style-name="ce3" table:formula="of:=[.R48]-[.R$176]" office:value-type="float" office:value="36.875" calcext:value-type="float">
            <text:p>36,875</text:p>
          </table:table-cell>
          <table:table-cell table:style-name="ce3" table:formula="of:=[.S48]-[.S$176]" office:value-type="float" office:value="152665.8" calcext:value-type="float">
            <text:p>152665,8</text:p>
          </table:table-cell>
          <table:table-cell table:style-name="ce3" table:formula="of:=[.T48]-[.T$176]" office:value-type="float" office:value="1.675" calcext:value-type="float">
            <text:p>1,675</text:p>
          </table:table-cell>
          <table:table-cell table:style-name="ce3" table:formula="of:=[.U48]-[.U$176]" office:value-type="float" office:value="0" calcext:value-type="float">
            <text:p>0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161.1625" calcext:value-type="float">
            <text:p>161,1625</text:p>
          </table:table-cell>
          <table:table-cell table:style-name="ce3" table:formula="of:=[.C49]-[.C$176]" office:value-type="float" office:value="1460.7875" calcext:value-type="float">
            <text:p>1460,7875</text:p>
          </table:table-cell>
          <table:table-cell table:style-name="ce3" table:formula="of:=[.D49]-[.D$176]" office:value-type="float" office:value="6612.45" calcext:value-type="float">
            <text:p>6612,45</text:p>
          </table:table-cell>
          <table:table-cell table:style-name="ce3" table:formula="of:=[.E49]-[.E$176]" office:value-type="float" office:value="4257380.1" calcext:value-type="float">
            <text:p>4257380,1</text:p>
          </table:table-cell>
          <table:table-cell table:style-name="ce3" table:formula="of:=[.F49]-[.F$176]" office:value-type="float" office:value="-1893.325" calcext:value-type="float">
            <text:p>-1893,325</text:p>
          </table:table-cell>
          <table:table-cell table:style-name="ce3" table:formula="of:=[.G49]-[.G$176]" office:value-type="float" office:value="-417.975" calcext:value-type="float">
            <text:p>-417,975</text:p>
          </table:table-cell>
          <table:table-cell table:style-name="ce3" table:formula="of:=[.H49]-[.H$176]" office:value-type="float" office:value="-87.7375000000002" calcext:value-type="float">
            <text:p>-87,7375</text:p>
          </table:table-cell>
          <table:table-cell table:style-name="ce3" table:formula="of:=[.I49]-[.I$176]" office:value-type="float" office:value="247379.475" calcext:value-type="float">
            <text:p>247379,475</text:p>
          </table:table-cell>
          <table:table-cell table:style-name="ce3" table:formula="of:=[.J49]-[.J$176]" office:value-type="float" office:value="-543.825" calcext:value-type="float">
            <text:p>-543,825</text:p>
          </table:table-cell>
          <table:table-cell table:style-name="ce3" table:formula="of:=[.K49]-[.K$176]" office:value-type="float" office:value="222.4375" calcext:value-type="float">
            <text:p>222,4375</text:p>
          </table:table-cell>
          <table:table-cell table:style-name="ce3" table:formula="of:=[.L49]-[.L$176]" office:value-type="float" office:value="-59.0875" calcext:value-type="float">
            <text:p>-59,0875</text:p>
          </table:table-cell>
          <table:table-cell table:style-name="ce3" table:formula="of:=[.M49]-[.M$176]" office:value-type="float" office:value="906.8375" calcext:value-type="float">
            <text:p>906,8375</text:p>
          </table:table-cell>
          <table:table-cell table:style-name="ce3" table:formula="of:=[.N49]-[.N$176]" office:value-type="float" office:value="2249607.05" calcext:value-type="float">
            <text:p>2249607,05</text:p>
          </table:table-cell>
          <table:table-cell table:style-name="ce3" table:formula="of:=[.O49]-[.O$176]" office:value-type="float" office:value="65.625" calcext:value-type="float">
            <text:p>65,625</text:p>
          </table:table-cell>
          <table:table-cell table:style-name="ce3" table:formula="of:=[.P49]-[.P$176]" office:value-type="float" office:value="-8.6125" calcext:value-type="float">
            <text:p>-8,6125</text:p>
          </table:table-cell>
          <table:table-cell table:style-name="ce3" table:formula="of:=[.Q49]-[.Q$176]" office:value-type="float" office:value="-48.7250000000001" calcext:value-type="float">
            <text:p>-48,725</text:p>
          </table:table-cell>
          <table:table-cell table:style-name="ce3" table:formula="of:=[.R49]-[.R$176]" office:value-type="float" office:value="1.875" calcext:value-type="float">
            <text:p>1,875</text:p>
          </table:table-cell>
          <table:table-cell table:style-name="ce3" table:formula="of:=[.S49]-[.S$176]" office:value-type="float" office:value="139101.7" calcext:value-type="float">
            <text:p>139101,7</text:p>
          </table:table-cell>
          <table:table-cell table:style-name="ce3" table:formula="of:=[.T49]-[.T$176]" office:value-type="float" office:value="21.675" calcext:value-type="float">
            <text:p>21,675</text:p>
          </table:table-cell>
          <table:table-cell table:style-name="ce3" table:formula="of:=[.U49]-[.U$176]" office:value-type="float" office:value="0" calcext:value-type="float">
            <text:p>0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541.9625" calcext:value-type="float">
            <text:p>541,9625</text:p>
          </table:table-cell>
          <table:table-cell table:style-name="ce3" table:formula="of:=[.C50]-[.C$176]" office:value-type="float" office:value="1360.5875" calcext:value-type="float">
            <text:p>1360,5875</text:p>
          </table:table-cell>
          <table:table-cell table:style-name="ce3" table:formula="of:=[.D50]-[.D$176]" office:value-type="float" office:value="9325.35" calcext:value-type="float">
            <text:p>9325,35</text:p>
          </table:table-cell>
          <table:table-cell table:style-name="ce3" table:formula="of:=[.E50]-[.E$176]" office:value-type="float" office:value="4254640.2" calcext:value-type="float">
            <text:p>4254640,2</text:p>
          </table:table-cell>
          <table:table-cell table:style-name="ce3" table:formula="of:=[.F50]-[.F$176]" office:value-type="float" office:value="1497.675" calcext:value-type="float">
            <text:p>1497,675</text:p>
          </table:table-cell>
          <table:table-cell table:style-name="ce3" table:formula="of:=[.G50]-[.G$176]" office:value-type="float" office:value="-192.475" calcext:value-type="float">
            <text:p>-192,475</text:p>
          </table:table-cell>
          <table:table-cell table:style-name="ce3" table:formula="of:=[.H50]-[.H$176]" office:value-type="float" office:value="-248.1375" calcext:value-type="float">
            <text:p>-248,1375</text:p>
          </table:table-cell>
          <table:table-cell table:style-name="ce3" table:formula="of:=[.I50]-[.I$176]" office:value-type="float" office:value="247433.575" calcext:value-type="float">
            <text:p>247433,575</text:p>
          </table:table-cell>
          <table:table-cell table:style-name="ce3" table:formula="of:=[.J50]-[.J$176]" office:value-type="float" office:value="-143.025" calcext:value-type="float">
            <text:p>-143,025</text:p>
          </table:table-cell>
          <table:table-cell table:style-name="ce3" table:formula="of:=[.K50]-[.K$176]" office:value-type="float" office:value="147.2375" calcext:value-type="float">
            <text:p>147,2375</text:p>
          </table:table-cell>
          <table:table-cell table:style-name="ce3" table:formula="of:=[.L50]-[.L$176]" office:value-type="float" office:value="302.3125" calcext:value-type="float">
            <text:p>302,3125</text:p>
          </table:table-cell>
          <table:table-cell table:style-name="ce3" table:formula="of:=[.M50]-[.M$176]" office:value-type="float" office:value="746.2375" calcext:value-type="float">
            <text:p>746,2375</text:p>
          </table:table-cell>
          <table:table-cell table:style-name="ce3" table:formula="of:=[.N50]-[.N$176]" office:value-type="float" office:value="2225869.45" calcext:value-type="float">
            <text:p>2225869,45</text:p>
          </table:table-cell>
          <table:table-cell table:style-name="ce3" table:formula="of:=[.O50]-[.O$176]" office:value-type="float" office:value="90.625" calcext:value-type="float">
            <text:p>90,625</text:p>
          </table:table-cell>
          <table:table-cell table:style-name="ce3" table:formula="of:=[.P50]-[.P$176]" office:value-type="float" office:value="16.3875" calcext:value-type="float">
            <text:p>16,3875</text:p>
          </table:table-cell>
          <table:table-cell table:style-name="ce3" table:formula="of:=[.Q50]-[.Q$176]" office:value-type="float" office:value="-169.325" calcext:value-type="float">
            <text:p>-169,325</text:p>
          </table:table-cell>
          <table:table-cell table:style-name="ce3" table:formula="of:=[.R50]-[.R$176]" office:value-type="float" office:value="-28.125" calcext:value-type="float">
            <text:p>-28,125</text:p>
          </table:table-cell>
          <table:table-cell table:style-name="ce3" table:formula="of:=[.S50]-[.S$176]" office:value-type="float" office:value="149925.8" calcext:value-type="float">
            <text:p>149925,8</text:p>
          </table:table-cell>
          <table:table-cell table:style-name="ce3" table:formula="of:=[.T50]-[.T$176]" office:value-type="float" office:value="-18.325" calcext:value-type="float">
            <text:p>-18,325</text:p>
          </table:table-cell>
          <table:table-cell table:style-name="ce3" table:formula="of:=[.U50]-[.U$176]" office:value-type="float" office:value="0" calcext:value-type="float">
            <text:p>0</text:p>
          </table:table-cell>
          <table:table-cell table:style-name="ce3" table:formula="of:=[.V5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261.3625" calcext:value-type="float">
            <text:p>261,3625</text:p>
          </table:table-cell>
          <table:table-cell table:style-name="ce3" table:formula="of:=[.C51]-[.C$176]" office:value-type="float" office:value="1741.7875" calcext:value-type="float">
            <text:p>1741,7875</text:p>
          </table:table-cell>
          <table:table-cell table:style-name="ce3" table:formula="of:=[.D51]-[.D$176]" office:value-type="float" office:value="6612.45" calcext:value-type="float">
            <text:p>6612,45</text:p>
          </table:table-cell>
          <table:table-cell table:style-name="ce3" table:formula="of:=[.E51]-[.E$176]" office:value-type="float" office:value="4192028.7" calcext:value-type="float">
            <text:p>4192028,7</text:p>
          </table:table-cell>
          <table:table-cell table:style-name="ce3" table:formula="of:=[.F51]-[.F$176]" office:value-type="float" office:value="-1893.325" calcext:value-type="float">
            <text:p>-1893,325</text:p>
          </table:table-cell>
          <table:table-cell table:style-name="ce3" table:formula="of:=[.G51]-[.G$176]" office:value-type="float" office:value="-267.575" calcext:value-type="float">
            <text:p>-267,575</text:p>
          </table:table-cell>
          <table:table-cell table:style-name="ce3" table:formula="of:=[.H51]-[.H$176]" office:value-type="float" office:value="153.0625" calcext:value-type="float">
            <text:p>153,0625</text:p>
          </table:table-cell>
          <table:table-cell table:style-name="ce3" table:formula="of:=[.I51]-[.I$176]" office:value-type="float" office:value="260943.775" calcext:value-type="float">
            <text:p>260943,775</text:p>
          </table:table-cell>
          <table:table-cell table:style-name="ce3" table:formula="of:=[.J51]-[.J$176]" office:value-type="float" office:value="157.775" calcext:value-type="float">
            <text:p>157,775</text:p>
          </table:table-cell>
          <table:table-cell table:style-name="ce3" table:formula="of:=[.K51]-[.K$176]" office:value-type="float" office:value="372.9375" calcext:value-type="float">
            <text:p>372,9375</text:p>
          </table:table-cell>
          <table:table-cell table:style-name="ce3" table:formula="of:=[.L51]-[.L$176]" office:value-type="float" office:value="81.3124999999999" calcext:value-type="float">
            <text:p>81,3125</text:p>
          </table:table-cell>
          <table:table-cell table:style-name="ce3" table:formula="of:=[.M51]-[.M$176]" office:value-type="float" office:value="665.8375" calcext:value-type="float">
            <text:p>665,8375</text:p>
          </table:table-cell>
          <table:table-cell table:style-name="ce3" table:formula="of:=[.N51]-[.N$176]" office:value-type="float" office:value="2322035.85" calcext:value-type="float">
            <text:p>2322035,85</text:p>
          </table:table-cell>
          <table:table-cell table:style-name="ce3" table:formula="of:=[.O51]-[.O$176]" office:value-type="float" office:value="40.625" calcext:value-type="float">
            <text:p>40,625</text:p>
          </table:table-cell>
          <table:table-cell table:style-name="ce3" table:formula="of:=[.P51]-[.P$176]" office:value-type="float" office:value="-33.6125" calcext:value-type="float">
            <text:p>-33,6125</text:p>
          </table:table-cell>
          <table:table-cell table:style-name="ce3" table:formula="of:=[.Q51]-[.Q$176]" office:value-type="float" office:value="352.275" calcext:value-type="float">
            <text:p>352,275</text:p>
          </table:table-cell>
          <table:table-cell table:style-name="ce3" table:formula="of:=[.R51]-[.R$176]" office:value-type="float" office:value="-48.125" calcext:value-type="float">
            <text:p>-48,125</text:p>
          </table:table-cell>
          <table:table-cell table:style-name="ce3" table:formula="of:=[.S51]-[.S$176]" office:value-type="float" office:value="149953" calcext:value-type="float">
            <text:p>149953</text:p>
          </table:table-cell>
          <table:table-cell table:style-name="ce3" table:formula="of:=[.T51]-[.T$176]" office:value-type="float" office:value="-18.325" calcext:value-type="float">
            <text:p>-18,325</text:p>
          </table:table-cell>
          <table:table-cell table:style-name="ce3" table:formula="of:=[.U51]-[.U$176]" office:value-type="float" office:value="0" calcext:value-type="float">
            <text:p>0</text:p>
          </table:table-cell>
          <table:table-cell table:style-name="ce3" table:formula="of:=[.V5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140.9625" calcext:value-type="float">
            <text:p>140,9625</text:p>
          </table:table-cell>
          <table:table-cell table:style-name="ce3" table:formula="of:=[.C52]-[.C$176]" office:value-type="float" office:value="1962.1875" calcext:value-type="float">
            <text:p>1962,1875</text:p>
          </table:table-cell>
          <table:table-cell table:style-name="ce3" table:formula="of:=[.D52]-[.D$176]" office:value-type="float" office:value="9325.35" calcext:value-type="float">
            <text:p>9325,35</text:p>
          </table:table-cell>
          <table:table-cell table:style-name="ce3" table:formula="of:=[.E52]-[.E$176]" office:value-type="float" office:value="4390633.4" calcext:value-type="float">
            <text:p>4390633,4</text:p>
          </table:table-cell>
          <table:table-cell table:style-name="ce3" table:formula="of:=[.F52]-[.F$176]" office:value-type="float" office:value="-1893.325" calcext:value-type="float">
            <text:p>-1893,325</text:p>
          </table:table-cell>
          <table:table-cell table:style-name="ce3" table:formula="of:=[.G52]-[.G$176]" office:value-type="float" office:value="-117.175" calcext:value-type="float">
            <text:p>-117,175</text:p>
          </table:table-cell>
          <table:table-cell table:style-name="ce3" table:formula="of:=[.H52]-[.H$176]" office:value-type="float" office:value="92.8625" calcext:value-type="float">
            <text:p>92,8625</text:p>
          </table:table-cell>
          <table:table-cell table:style-name="ce3" table:formula="of:=[.I52]-[.I$176]" office:value-type="float" office:value="258203.875" calcext:value-type="float">
            <text:p>258203,875</text:p>
          </table:table-cell>
          <table:table-cell table:style-name="ce3" table:formula="of:=[.J52]-[.J$176]" office:value-type="float" office:value="-343.425" calcext:value-type="float">
            <text:p>-343,425</text:p>
          </table:table-cell>
          <table:table-cell table:style-name="ce3" table:formula="of:=[.K52]-[.K$176]" office:value-type="float" office:value="122.4375" calcext:value-type="float">
            <text:p>122,4375</text:p>
          </table:table-cell>
          <table:table-cell table:style-name="ce3" table:formula="of:=[.L52]-[.L$176]" office:value-type="float" office:value="-18.8875" calcext:value-type="float">
            <text:p>-18,8875</text:p>
          </table:table-cell>
          <table:table-cell table:style-name="ce3" table:formula="of:=[.M52]-[.M$176]" office:value-type="float" office:value="1342.7375" calcext:value-type="float">
            <text:p>1342,7375</text:p>
          </table:table-cell>
          <table:table-cell table:style-name="ce3" table:formula="of:=[.N52]-[.N$176]" office:value-type="float" office:value="2321651.85" calcext:value-type="float">
            <text:p>2321651,85</text:p>
          </table:table-cell>
          <table:table-cell table:style-name="ce3" table:formula="of:=[.O52]-[.O$176]" office:value-type="float" office:value="90.625" calcext:value-type="float">
            <text:p>90,625</text:p>
          </table:table-cell>
          <table:table-cell table:style-name="ce3" table:formula="of:=[.P52]-[.P$176]" office:value-type="float" office:value="16.3875" calcext:value-type="float">
            <text:p>16,3875</text:p>
          </table:table-cell>
          <table:table-cell table:style-name="ce3" table:formula="of:=[.Q52]-[.Q$176]" office:value-type="float" office:value="-309.525" calcext:value-type="float">
            <text:p>-309,525</text:p>
          </table:table-cell>
          <table:table-cell table:style-name="ce3" table:formula="of:=[.R52]-[.R$176]" office:value-type="float" office:value="-8.125" calcext:value-type="float">
            <text:p>-8,125</text:p>
          </table:table-cell>
          <table:table-cell table:style-name="ce3" table:formula="of:=[.S52]-[.S$176]" office:value-type="float" office:value="152692.9" calcext:value-type="float">
            <text:p>152692,9</text:p>
          </table:table-cell>
          <table:table-cell table:style-name="ce3" table:formula="of:=[.T52]-[.T$176]" office:value-type="float" office:value="48.375" calcext:value-type="float">
            <text:p>48,375</text:p>
          </table:table-cell>
          <table:table-cell table:style-name="ce3" table:formula="of:=[.U52]-[.U$176]" office:value-type="float" office:value="0" calcext:value-type="float">
            <text:p>0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-460.6375" calcext:value-type="float">
            <text:p>-460,6375</text:p>
          </table:table-cell>
          <table:table-cell table:style-name="ce3" table:formula="of:=[.C53]-[.C$176]" office:value-type="float" office:value="1801.9875" calcext:value-type="float">
            <text:p>1801,9875</text:p>
          </table:table-cell>
          <table:table-cell table:style-name="ce3" table:formula="of:=[.D53]-[.D$176]" office:value-type="float" office:value="12038.15" calcext:value-type="float">
            <text:p>12038,15</text:p>
          </table:table-cell>
          <table:table-cell table:style-name="ce3" table:formula="of:=[.E53]-[.E$176]" office:value-type="float" office:value="4249214.2" calcext:value-type="float">
            <text:p>4249214,2</text:p>
          </table:table-cell>
          <table:table-cell table:style-name="ce3" table:formula="of:=[.F53]-[.F$176]" office:value-type="float" office:value="1497.675" calcext:value-type="float">
            <text:p>1497,675</text:p>
          </table:table-cell>
          <table:table-cell table:style-name="ce3" table:formula="of:=[.G53]-[.G$176]" office:value-type="float" office:value="-91.9749999999999" calcext:value-type="float">
            <text:p>-91,975</text:p>
          </table:table-cell>
          <table:table-cell table:style-name="ce3" table:formula="of:=[.H53]-[.H$176]" office:value-type="float" office:value="-228.1375" calcext:value-type="float">
            <text:p>-228,1375</text:p>
          </table:table-cell>
          <table:table-cell table:style-name="ce3" table:formula="of:=[.I53]-[.I$176]" office:value-type="float" office:value="260916.675" calcext:value-type="float">
            <text:p>260916,675</text:p>
          </table:table-cell>
          <table:table-cell table:style-name="ce3" table:formula="of:=[.J53]-[.J$176]" office:value-type="float" office:value="57.7750000000001" calcext:value-type="float">
            <text:p>57,775</text:p>
          </table:table-cell>
          <table:table-cell table:style-name="ce3" table:formula="of:=[.K53]-[.K$176]" office:value-type="float" office:value="-28.5625" calcext:value-type="float">
            <text:p>-28,5625</text:p>
          </table:table-cell>
          <table:table-cell table:style-name="ce3" table:formula="of:=[.L53]-[.L$176]" office:value-type="float" office:value="277.1125" calcext:value-type="float">
            <text:p>277,1125</text:p>
          </table:table-cell>
          <table:table-cell table:style-name="ce3" table:formula="of:=[.M53]-[.M$176]" office:value-type="float" office:value="986.6375" calcext:value-type="float">
            <text:p>986,6375</text:p>
          </table:table-cell>
          <table:table-cell table:style-name="ce3" table:formula="of:=[.N53]-[.N$176]" office:value-type="float" office:value="1804563.85" calcext:value-type="float">
            <text:p>1804563,85</text:p>
          </table:table-cell>
          <table:table-cell table:style-name="ce3" table:formula="of:=[.O53]-[.O$176]" office:value-type="float" office:value="28.125" calcext:value-type="float">
            <text:p>28,125</text:p>
          </table:table-cell>
          <table:table-cell table:style-name="ce3" table:formula="of:=[.P53]-[.P$176]" office:value-type="float" office:value="-43.6125" calcext:value-type="float">
            <text:p>-43,6125</text:p>
          </table:table-cell>
          <table:table-cell table:style-name="ce3" table:formula="of:=[.Q53]-[.Q$176]" office:value-type="float" office:value="51.2749999999999" calcext:value-type="float">
            <text:p>51,275</text:p>
          </table:table-cell>
          <table:table-cell table:style-name="ce3" table:formula="of:=[.R53]-[.R$176]" office:value-type="float" office:value="-75.625" calcext:value-type="float">
            <text:p>-75,625</text:p>
          </table:table-cell>
          <table:table-cell table:style-name="ce3" table:formula="of:=[.S53]-[.S$176]" office:value-type="float" office:value="144527.3" calcext:value-type="float">
            <text:p>144527,3</text:p>
          </table:table-cell>
          <table:table-cell table:style-name="ce3" table:formula="of:=[.T53]-[.T$176]" office:value-type="float" office:value="31.675" calcext:value-type="float">
            <text:p>31,675</text:p>
          </table:table-cell>
          <table:table-cell table:style-name="ce3" table:formula="of:=[.U53]-[.U$176]" office:value-type="float" office:value="0" calcext:value-type="float">
            <text:p>0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100.9625" calcext:value-type="float">
            <text:p>100,9625</text:p>
          </table:table-cell>
          <table:table-cell table:style-name="ce3" table:formula="of:=[.C54]-[.C$176]" office:value-type="float" office:value="2142.5875" calcext:value-type="float">
            <text:p>2142,5875</text:p>
          </table:table-cell>
          <table:table-cell table:style-name="ce3" table:formula="of:=[.D54]-[.D$176]" office:value-type="float" office:value="9325.35" calcext:value-type="float">
            <text:p>9325,35</text:p>
          </table:table-cell>
          <table:table-cell table:style-name="ce3" table:formula="of:=[.E54]-[.E$176]" office:value-type="float" office:value="4265518.6" calcext:value-type="float">
            <text:p>4265518,6</text:p>
          </table:table-cell>
          <table:table-cell table:style-name="ce3" table:formula="of:=[.F54]-[.F$176]" office:value-type="float" office:value="-1893.325" calcext:value-type="float">
            <text:p>-1893,325</text:p>
          </table:table-cell>
          <table:table-cell table:style-name="ce3" table:formula="of:=[.G54]-[.G$176]" office:value-type="float" office:value="-16.675" calcext:value-type="float">
            <text:p>-16,675</text:p>
          </table:table-cell>
          <table:table-cell table:style-name="ce3" table:formula="of:=[.H54]-[.H$176]" office:value-type="float" office:value="413.8625" calcext:value-type="float">
            <text:p>413,8625</text:p>
          </table:table-cell>
          <table:table-cell table:style-name="ce3" table:formula="of:=[.I54]-[.I$176]" office:value-type="float" office:value="299058.575" calcext:value-type="float">
            <text:p>299058,575</text:p>
          </table:table-cell>
          <table:table-cell table:style-name="ce3" table:formula="of:=[.J54]-[.J$176]" office:value-type="float" office:value="-464.025" calcext:value-type="float">
            <text:p>-464,025</text:p>
          </table:table-cell>
          <table:table-cell table:style-name="ce3" table:formula="of:=[.K54]-[.K$176]" office:value-type="float" office:value="97.2375000000002" calcext:value-type="float">
            <text:p>97,2375</text:p>
          </table:table-cell>
          <table:table-cell table:style-name="ce3" table:formula="of:=[.L54]-[.L$176]" office:value-type="float" office:value="41.3124999999999" calcext:value-type="float">
            <text:p>41,3125</text:p>
          </table:table-cell>
          <table:table-cell table:style-name="ce3" table:formula="of:=[.M54]-[.M$176]" office:value-type="float" office:value="605.8375" calcext:value-type="float">
            <text:p>605,8375</text:p>
          </table:table-cell>
          <table:table-cell table:style-name="ce3" table:formula="of:=[.N54]-[.N$176]" office:value-type="float" office:value="2319328.65" calcext:value-type="float">
            <text:p>2319328,65</text:p>
          </table:table-cell>
          <table:table-cell table:style-name="ce3" table:formula="of:=[.O54]-[.O$176]" office:value-type="float" office:value="90.625" calcext:value-type="float">
            <text:p>90,625</text:p>
          </table:table-cell>
          <table:table-cell table:style-name="ce3" table:formula="of:=[.P54]-[.P$176]" office:value-type="float" office:value="41.3875" calcext:value-type="float">
            <text:p>41,3875</text:p>
          </table:table-cell>
          <table:table-cell table:style-name="ce3" table:formula="of:=[.Q54]-[.Q$176]" office:value-type="float" office:value="-68.9250000000001" calcext:value-type="float">
            <text:p>-68,925</text:p>
          </table:table-cell>
          <table:table-cell table:style-name="ce3" table:formula="of:=[.R54]-[.R$176]" office:value-type="float" office:value="21.875" calcext:value-type="float">
            <text:p>21,875</text:p>
          </table:table-cell>
          <table:table-cell table:style-name="ce3" table:formula="of:=[.S54]-[.S$176]" office:value-type="float" office:value="139101.7" calcext:value-type="float">
            <text:p>139101,7</text:p>
          </table:table-cell>
          <table:table-cell table:style-name="ce3" table:formula="of:=[.T54]-[.T$176]" office:value-type="float" office:value="-18.325" calcext:value-type="float">
            <text:p>-18,325</text:p>
          </table:table-cell>
          <table:table-cell table:style-name="ce3" table:formula="of:=[.U54]-[.U$176]" office:value-type="float" office:value="0" calcext:value-type="float">
            <text:p>0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120.9625" calcext:value-type="float">
            <text:p>120,9625</text:p>
          </table:table-cell>
          <table:table-cell table:style-name="ce3" table:formula="of:=[.C55]-[.C$176]" office:value-type="float" office:value="2142.9875" calcext:value-type="float">
            <text:p>2142,9875</text:p>
          </table:table-cell>
          <table:table-cell table:style-name="ce3" table:formula="of:=[.D55]-[.D$176]" office:value-type="float" office:value="12038.15" calcext:value-type="float">
            <text:p>12038,15</text:p>
          </table:table-cell>
          <table:table-cell table:style-name="ce3" table:formula="of:=[.E55]-[.E$176]" office:value-type="float" office:value="4192082.5" calcext:value-type="float">
            <text:p>4192082,5</text:p>
          </table:table-cell>
          <table:table-cell table:style-name="ce3" table:formula="of:=[.F55]-[.F$176]" office:value-type="float" office:value="2628.075" calcext:value-type="float">
            <text:p>2628,075</text:p>
          </table:table-cell>
          <table:table-cell table:style-name="ce3" table:formula="of:=[.G55]-[.G$176]" office:value-type="float" office:value="158.825" calcext:value-type="float">
            <text:p>158,825</text:p>
          </table:table-cell>
          <table:table-cell table:style-name="ce3" table:formula="of:=[.H55]-[.H$176]" office:value-type="float" office:value="-207.9375" calcext:value-type="float">
            <text:p>-207,9375</text:p>
          </table:table-cell>
          <table:table-cell table:style-name="ce3" table:formula="of:=[.I55]-[.I$176]" office:value-type="float" office:value="307305.175" calcext:value-type="float">
            <text:p>307305,175</text:p>
          </table:table-cell>
          <table:table-cell table:style-name="ce3" table:formula="of:=[.J55]-[.J$176]" office:value-type="float" office:value="177.775" calcext:value-type="float">
            <text:p>177,775</text:p>
          </table:table-cell>
          <table:table-cell table:style-name="ce3" table:formula="of:=[.K55]-[.K$176]" office:value-type="float" office:value="-28.0625" calcext:value-type="float">
            <text:p>-28,0625</text:p>
          </table:table-cell>
          <table:table-cell table:style-name="ce3" table:formula="of:=[.L55]-[.L$176]" office:value-type="float" office:value="161.3125" calcext:value-type="float">
            <text:p>161,3125</text:p>
          </table:table-cell>
          <table:table-cell table:style-name="ce3" table:formula="of:=[.M55]-[.M$176]" office:value-type="float" office:value="906.4375" calcext:value-type="float">
            <text:p>906,4375</text:p>
          </table:table-cell>
          <table:table-cell table:style-name="ce3" table:formula="of:=[.N55]-[.N$176]" office:value-type="float" office:value="2326336.65" calcext:value-type="float">
            <text:p>2326336,65</text:p>
          </table:table-cell>
          <table:table-cell table:style-name="ce3" table:formula="of:=[.O55]-[.O$176]" office:value-type="float" office:value="90.625" calcext:value-type="float">
            <text:p>90,625</text:p>
          </table:table-cell>
          <table:table-cell table:style-name="ce3" table:formula="of:=[.P55]-[.P$176]" office:value-type="float" office:value="-8.6125" calcext:value-type="float">
            <text:p>-8,6125</text:p>
          </table:table-cell>
          <table:table-cell table:style-name="ce3" table:formula="of:=[.Q55]-[.Q$176]" office:value-type="float" office:value="-169.325" calcext:value-type="float">
            <text:p>-169,325</text:p>
          </table:table-cell>
          <table:table-cell table:style-name="ce3" table:formula="of:=[.R55]-[.R$176]" office:value-type="float" office:value="41.875" calcext:value-type="float">
            <text:p>41,875</text:p>
          </table:table-cell>
          <table:table-cell table:style-name="ce3" table:formula="of:=[.S55]-[.S$176]" office:value-type="float" office:value="122716.3" calcext:value-type="float">
            <text:p>122716,3</text:p>
          </table:table-cell>
          <table:table-cell table:style-name="ce3" table:formula="of:=[.T55]-[.T$176]" office:value-type="float" office:value="21.675" calcext:value-type="float">
            <text:p>21,675</text:p>
          </table:table-cell>
          <table:table-cell table:style-name="ce3" table:formula="of:=[.U55]-[.U$176]" office:value-type="float" office:value="0" calcext:value-type="float">
            <text:p>0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-219.8375" calcext:value-type="float">
            <text:p>-219,8375</text:p>
          </table:table-cell>
          <table:table-cell table:style-name="ce3" table:formula="of:=[.C56]-[.C$176]" office:value-type="float" office:value="1781.7875" calcext:value-type="float">
            <text:p>1781,7875</text:p>
          </table:table-cell>
          <table:table-cell table:style-name="ce3" table:formula="of:=[.D56]-[.D$176]" office:value-type="float" office:value="12038.15" calcext:value-type="float">
            <text:p>12038,15</text:p>
          </table:table-cell>
          <table:table-cell table:style-name="ce3" table:formula="of:=[.E56]-[.E$176]" office:value-type="float" office:value="4175778.3" calcext:value-type="float">
            <text:p>4175778,3</text:p>
          </table:table-cell>
          <table:table-cell table:style-name="ce3" table:formula="of:=[.F56]-[.F$176]" office:value-type="float" office:value="-1893.325" calcext:value-type="float">
            <text:p>-1893,325</text:p>
          </table:table-cell>
          <table:table-cell table:style-name="ce3" table:formula="of:=[.G56]-[.G$176]" office:value-type="float" office:value="108.525" calcext:value-type="float">
            <text:p>108,525</text:p>
          </table:table-cell>
          <table:table-cell table:style-name="ce3" table:formula="of:=[.H56]-[.H$176]" office:value-type="float" office:value="268.4625" calcext:value-type="float">
            <text:p>268,4625</text:p>
          </table:table-cell>
          <table:table-cell table:style-name="ce3" table:formula="of:=[.I56]-[.I$176]" office:value-type="float" office:value="337200.575" calcext:value-type="float">
            <text:p>337200,575</text:p>
          </table:table-cell>
          <table:table-cell table:style-name="ce3" table:formula="of:=[.J56]-[.J$176]" office:value-type="float" office:value="217.975" calcext:value-type="float">
            <text:p>217,975</text:p>
          </table:table-cell>
          <table:table-cell table:style-name="ce3" table:formula="of:=[.K56]-[.K$176]" office:value-type="float" office:value="-28.2624999999998" calcext:value-type="float">
            <text:p>-28,2625</text:p>
          </table:table-cell>
          <table:table-cell table:style-name="ce3" table:formula="of:=[.L56]-[.L$176]" office:value-type="float" office:value="-18.6875000000001" calcext:value-type="float">
            <text:p>-18,6875</text:p>
          </table:table-cell>
          <table:table-cell table:style-name="ce3" table:formula="of:=[.M56]-[.M$176]" office:value-type="float" office:value="826.4375" calcext:value-type="float">
            <text:p>826,4375</text:p>
          </table:table-cell>
          <table:table-cell table:style-name="ce3" table:formula="of:=[.N56]-[.N$176]" office:value-type="float" office:value="2321178.25" calcext:value-type="float">
            <text:p>2321178,25</text:p>
          </table:table-cell>
          <table:table-cell table:style-name="ce3" table:formula="of:=[.O56]-[.O$176]" office:value-type="float" office:value="28.125" calcext:value-type="float">
            <text:p>28,125</text:p>
          </table:table-cell>
          <table:table-cell table:style-name="ce3" table:formula="of:=[.P56]-[.P$176]" office:value-type="float" office:value="-23.6125" calcext:value-type="float">
            <text:p>-23,6125</text:p>
          </table:table-cell>
          <table:table-cell table:style-name="ce3" table:formula="of:=[.Q56]-[.Q$176]" office:value-type="float" office:value="-28.925" calcext:value-type="float">
            <text:p>-28,925</text:p>
          </table:table-cell>
          <table:table-cell table:style-name="ce3" table:formula="of:=[.R56]-[.R$176]" office:value-type="float" office:value="-0.625" calcext:value-type="float">
            <text:p>-0,625</text:p>
          </table:table-cell>
          <table:table-cell table:style-name="ce3" table:formula="of:=[.S56]-[.S$176]" office:value-type="float" office:value="120003.5" calcext:value-type="float">
            <text:p>120003,5</text:p>
          </table:table-cell>
          <table:table-cell table:style-name="ce3" table:formula="of:=[.T56]-[.T$176]" office:value-type="float" office:value="-18.325" calcext:value-type="float">
            <text:p>-18,325</text:p>
          </table:table-cell>
          <table:table-cell table:style-name="ce3" table:formula="of:=[.U56]-[.U$176]" office:value-type="float" office:value="0" calcext:value-type="float">
            <text:p>0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281.3625" calcext:value-type="float">
            <text:p>281,3625</text:p>
          </table:table-cell>
          <table:table-cell table:style-name="ce3" table:formula="of:=[.C57]-[.C$176]" office:value-type="float" office:value="1861.7875" calcext:value-type="float">
            <text:p>1861,7875</text:p>
          </table:table-cell>
          <table:table-cell table:style-name="ce3" table:formula="of:=[.D57]-[.D$176]" office:value-type="float" office:value="12038.15" calcext:value-type="float">
            <text:p>12038,15</text:p>
          </table:table-cell>
          <table:table-cell table:style-name="ce3" table:formula="of:=[.E57]-[.E$176]" office:value-type="float" office:value="4140376.5" calcext:value-type="float">
            <text:p>4140376,5</text:p>
          </table:table-cell>
          <table:table-cell table:style-name="ce3" table:formula="of:=[.F57]-[.F$176]" office:value-type="float" office:value="819.475" calcext:value-type="float">
            <text:p>819,475</text:p>
          </table:table-cell>
          <table:table-cell table:style-name="ce3" table:formula="of:=[.G57]-[.G$176]" office:value-type="float" office:value="58.0250000000001" calcext:value-type="float">
            <text:p>58,025</text:p>
          </table:table-cell>
          <table:table-cell table:style-name="ce3" table:formula="of:=[.H57]-[.H$176]" office:value-type="float" office:value="193.0625" calcext:value-type="float">
            <text:p>193,0625</text:p>
          </table:table-cell>
          <table:table-cell table:style-name="ce3" table:formula="of:=[.I57]-[.I$176]" office:value-type="float" office:value="358984.175" calcext:value-type="float">
            <text:p>358984,175</text:p>
          </table:table-cell>
          <table:table-cell table:style-name="ce3" table:formula="of:=[.J57]-[.J$176]" office:value-type="float" office:value="-343.625" calcext:value-type="float">
            <text:p>-343,625</text:p>
          </table:table-cell>
          <table:table-cell table:style-name="ce3" table:formula="of:=[.K57]-[.K$176]" office:value-type="float" office:value="-479.5625" calcext:value-type="float">
            <text:p>-479,5625</text:p>
          </table:table-cell>
          <table:table-cell table:style-name="ce3" table:formula="of:=[.L57]-[.L$176]" office:value-type="float" office:value="61.3124999999999" calcext:value-type="float">
            <text:p>61,3125</text:p>
          </table:table-cell>
          <table:table-cell table:style-name="ce3" table:formula="of:=[.M57]-[.M$176]" office:value-type="float" office:value="966.8375" calcext:value-type="float">
            <text:p>966,8375</text:p>
          </table:table-cell>
          <table:table-cell table:style-name="ce3" table:formula="of:=[.N57]-[.N$176]" office:value-type="float" office:value="2118176.65" calcext:value-type="float">
            <text:p>2118176,65</text:p>
          </table:table-cell>
          <table:table-cell table:style-name="ce3" table:formula="of:=[.O57]-[.O$176]" office:value-type="float" office:value="28.125" calcext:value-type="float">
            <text:p>28,125</text:p>
          </table:table-cell>
          <table:table-cell table:style-name="ce3" table:formula="of:=[.P57]-[.P$176]" office:value-type="float" office:value="116.3875" calcext:value-type="float">
            <text:p>116,3875</text:p>
          </table:table-cell>
          <table:table-cell table:style-name="ce3" table:formula="of:=[.Q57]-[.Q$176]" office:value-type="float" office:value="31.2749999999999" calcext:value-type="float">
            <text:p>31,275</text:p>
          </table:table-cell>
          <table:table-cell table:style-name="ce3" table:formula="of:=[.R57]-[.R$176]" office:value-type="float" office:value="21.875" calcext:value-type="float">
            <text:p>21,875</text:p>
          </table:table-cell>
          <table:table-cell table:style-name="ce3" table:formula="of:=[.S57]-[.S$176]" office:value-type="float" office:value="120003.5" calcext:value-type="float">
            <text:p>120003,5</text:p>
          </table:table-cell>
          <table:table-cell table:style-name="ce3" table:formula="of:=[.T57]-[.T$176]" office:value-type="float" office:value="-18.325" calcext:value-type="float">
            <text:p>-18,325</text:p>
          </table:table-cell>
          <table:table-cell table:style-name="ce3" table:formula="of:=[.U57]-[.U$176]" office:value-type="float" office:value="0" calcext:value-type="float">
            <text:p>0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301.5625" calcext:value-type="float">
            <text:p>301,5625</text:p>
          </table:table-cell>
          <table:table-cell table:style-name="ce3" table:formula="of:=[.C58]-[.C$176]" office:value-type="float" office:value="1861.7875" calcext:value-type="float">
            <text:p>1861,7875</text:p>
          </table:table-cell>
          <table:table-cell table:style-name="ce3" table:formula="of:=[.D58]-[.D$176]" office:value-type="float" office:value="9325.35" calcext:value-type="float">
            <text:p>9325,35</text:p>
          </table:table-cell>
          <table:table-cell table:style-name="ce3" table:formula="of:=[.E58]-[.E$176]" office:value-type="float" office:value="4309005.1" calcext:value-type="float">
            <text:p>4309005,1</text:p>
          </table:table-cell>
          <table:table-cell table:style-name="ce3" table:formula="of:=[.F58]-[.F$176]" office:value-type="float" office:value="2628.075" calcext:value-type="float">
            <text:p>2628,075</text:p>
          </table:table-cell>
          <table:table-cell table:style-name="ce3" table:formula="of:=[.G58]-[.G$176]" office:value-type="float" office:value="133.325" calcext:value-type="float">
            <text:p>133,325</text:p>
          </table:table-cell>
          <table:table-cell table:style-name="ce3" table:formula="of:=[.H58]-[.H$176]" office:value-type="float" office:value="-147.9375" calcext:value-type="float">
            <text:p>-147,9375</text:p>
          </table:table-cell>
          <table:table-cell table:style-name="ce3" table:formula="of:=[.I58]-[.I$176]" office:value-type="float" office:value="358984.175" calcext:value-type="float">
            <text:p>358984,175</text:p>
          </table:table-cell>
          <table:table-cell table:style-name="ce3" table:formula="of:=[.J58]-[.J$176]" office:value-type="float" office:value="-283.425" calcext:value-type="float">
            <text:p>-283,425</text:p>
          </table:table-cell>
          <table:table-cell table:style-name="ce3" table:formula="of:=[.K58]-[.K$176]" office:value-type="float" office:value="473.4375" calcext:value-type="float">
            <text:p>473,4375</text:p>
          </table:table-cell>
          <table:table-cell table:style-name="ce3" table:formula="of:=[.L58]-[.L$176]" office:value-type="float" office:value="41.3124999999999" calcext:value-type="float">
            <text:p>41,3125</text:p>
          </table:table-cell>
          <table:table-cell table:style-name="ce3" table:formula="of:=[.M58]-[.M$176]" office:value-type="float" office:value="1107.0375" calcext:value-type="float">
            <text:p>1107,0375</text:p>
          </table:table-cell>
          <table:table-cell table:style-name="ce3" table:formula="of:=[.N58]-[.N$176]" office:value-type="float" office:value="2353203.85" calcext:value-type="float">
            <text:p>2353203,85</text:p>
          </table:table-cell>
          <table:table-cell table:style-name="ce3" table:formula="of:=[.O58]-[.O$176]" office:value-type="float" office:value="65.625" calcext:value-type="float">
            <text:p>65,625</text:p>
          </table:table-cell>
          <table:table-cell table:style-name="ce3" table:formula="of:=[.P58]-[.P$176]" office:value-type="float" office:value="-58.6125" calcext:value-type="float">
            <text:p>-58,6125</text:p>
          </table:table-cell>
          <table:table-cell table:style-name="ce3" table:formula="of:=[.Q58]-[.Q$176]" office:value-type="float" office:value="-48.925" calcext:value-type="float">
            <text:p>-48,925</text:p>
          </table:table-cell>
          <table:table-cell table:style-name="ce3" table:formula="of:=[.R58]-[.R$176]" office:value-type="float" office:value="-68.125" calcext:value-type="float">
            <text:p>-68,125</text:p>
          </table:table-cell>
          <table:table-cell table:style-name="ce3" table:formula="of:=[.S58]-[.S$176]" office:value-type="float" office:value="130909" calcext:value-type="float">
            <text:p>130909</text:p>
          </table:table-cell>
          <table:table-cell table:style-name="ce3" table:formula="of:=[.T58]-[.T$176]" office:value-type="float" office:value="6.675" calcext:value-type="float">
            <text:p>6,675</text:p>
          </table:table-cell>
          <table:table-cell table:style-name="ce3" table:formula="of:=[.U58]-[.U$176]" office:value-type="float" office:value="0" calcext:value-type="float">
            <text:p>0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0.5625" calcext:value-type="float">
            <text:p>0,5625</text:p>
          </table:table-cell>
          <table:table-cell table:style-name="ce3" table:formula="of:=[.C59]-[.C$176]" office:value-type="float" office:value="1882.1875" calcext:value-type="float">
            <text:p>1882,1875</text:p>
          </table:table-cell>
          <table:table-cell table:style-name="ce3" table:formula="of:=[.D59]-[.D$176]" office:value-type="float" office:value="12038.15" calcext:value-type="float">
            <text:p>12038,15</text:p>
          </table:table-cell>
          <table:table-cell table:style-name="ce3" table:formula="of:=[.E59]-[.E$176]" office:value-type="float" office:value="4442366.6" calcext:value-type="float">
            <text:p>4442366,6</text:p>
          </table:table-cell>
          <table:table-cell table:style-name="ce3" table:formula="of:=[.F59]-[.F$176]" office:value-type="float" office:value="-1893.325" calcext:value-type="float">
            <text:p>-1893,325</text:p>
          </table:table-cell>
          <table:table-cell table:style-name="ce3" table:formula="of:=[.G59]-[.G$176]" office:value-type="float" office:value="83.3250000000001" calcext:value-type="float">
            <text:p>83,325</text:p>
          </table:table-cell>
          <table:table-cell table:style-name="ce3" table:formula="of:=[.H59]-[.H$176]" office:value-type="float" office:value="433.6625" calcext:value-type="float">
            <text:p>433,6625</text:p>
          </table:table-cell>
          <table:table-cell table:style-name="ce3" table:formula="of:=[.I59]-[.I$176]" office:value-type="float" office:value="369862.575" calcext:value-type="float">
            <text:p>369862,575</text:p>
          </table:table-cell>
          <table:table-cell table:style-name="ce3" table:formula="of:=[.J59]-[.J$176]" office:value-type="float" office:value="158.175" calcext:value-type="float">
            <text:p>158,175</text:p>
          </table:table-cell>
          <table:table-cell table:style-name="ce3" table:formula="of:=[.K59]-[.K$176]" office:value-type="float" office:value="-705.2625" calcext:value-type="float">
            <text:p>-705,2625</text:p>
          </table:table-cell>
          <table:table-cell table:style-name="ce3" table:formula="of:=[.L59]-[.L$176]" office:value-type="float" office:value="442.5125" calcext:value-type="float">
            <text:p>442,5125</text:p>
          </table:table-cell>
          <table:table-cell table:style-name="ce3" table:formula="of:=[.M59]-[.M$176]" office:value-type="float" office:value="1027.0375" calcext:value-type="float">
            <text:p>1027,0375</text:p>
          </table:table-cell>
          <table:table-cell table:style-name="ce3" table:formula="of:=[.N59]-[.N$176]" office:value-type="float" office:value="2436960.65" calcext:value-type="float">
            <text:p>2436960,65</text:p>
          </table:table-cell>
          <table:table-cell table:style-name="ce3" table:formula="of:=[.O59]-[.O$176]" office:value-type="float" office:value="128.125" calcext:value-type="float">
            <text:p>128,125</text:p>
          </table:table-cell>
          <table:table-cell table:style-name="ce3" table:formula="of:=[.P59]-[.P$176]" office:value-type="float" office:value="16.3875" calcext:value-type="float">
            <text:p>16,3875</text:p>
          </table:table-cell>
          <table:table-cell table:style-name="ce3" table:formula="of:=[.Q59]-[.Q$176]" office:value-type="float" office:value="-369.725" calcext:value-type="float">
            <text:p>-369,725</text:p>
          </table:table-cell>
          <table:table-cell table:style-name="ce3" table:formula="of:=[.R59]-[.R$176]" office:value-type="float" office:value="-18.125" calcext:value-type="float">
            <text:p>-18,125</text:p>
          </table:table-cell>
          <table:table-cell table:style-name="ce3" table:formula="of:=[.S59]-[.S$176]" office:value-type="float" office:value="196206.4" calcext:value-type="float">
            <text:p>196206,4</text:p>
          </table:table-cell>
          <table:table-cell table:style-name="ce3" table:formula="of:=[.T59]-[.T$176]" office:value-type="float" office:value="-18.325" calcext:value-type="float">
            <text:p>-18,325</text:p>
          </table:table-cell>
          <table:table-cell table:style-name="ce3" table:formula="of:=[.U59]-[.U$176]" office:value-type="float" office:value="0" calcext:value-type="float">
            <text:p>0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301.5625" calcext:value-type="float">
            <text:p>301,5625</text:p>
          </table:table-cell>
          <table:table-cell table:style-name="ce3" table:formula="of:=[.C60]-[.C$176]" office:value-type="float" office:value="2222.7875" calcext:value-type="float">
            <text:p>2222,7875</text:p>
          </table:table-cell>
          <table:table-cell table:style-name="ce3" table:formula="of:=[.D60]-[.D$176]" office:value-type="float" office:value="12038.15" calcext:value-type="float">
            <text:p>12038,15</text:p>
          </table:table-cell>
          <table:table-cell table:style-name="ce3" table:formula="of:=[.E60]-[.E$176]" office:value-type="float" office:value="4668127.1" calcext:value-type="float">
            <text:p>4668127,1</text:p>
          </table:table-cell>
          <table:table-cell table:style-name="ce3" table:formula="of:=[.F60]-[.F$176]" office:value-type="float" office:value="819.475" calcext:value-type="float">
            <text:p>819,475</text:p>
          </table:table-cell>
          <table:table-cell table:style-name="ce3" table:formula="of:=[.G60]-[.G$176]" office:value-type="float" office:value="83.3250000000001" calcext:value-type="float">
            <text:p>83,325</text:p>
          </table:table-cell>
          <table:table-cell table:style-name="ce3" table:formula="of:=[.H60]-[.H$176]" office:value-type="float" office:value="92.8625" calcext:value-type="float">
            <text:p>92,8625</text:p>
          </table:table-cell>
          <table:table-cell table:style-name="ce3" table:formula="of:=[.I60]-[.I$176]" office:value-type="float" office:value="367176.975" calcext:value-type="float">
            <text:p>367176,975</text:p>
          </table:table-cell>
          <table:table-cell table:style-name="ce3" table:formula="of:=[.J60]-[.J$176]" office:value-type="float" office:value="137.775" calcext:value-type="float">
            <text:p>137,775</text:p>
          </table:table-cell>
          <table:table-cell table:style-name="ce3" table:formula="of:=[.K60]-[.K$176]" office:value-type="float" office:value="-354.0625" calcext:value-type="float">
            <text:p>-354,0625</text:p>
          </table:table-cell>
          <table:table-cell table:style-name="ce3" table:formula="of:=[.L60]-[.L$176]" office:value-type="float" office:value="1.31249999999994" calcext:value-type="float">
            <text:p>1,3125</text:p>
          </table:table-cell>
          <table:table-cell table:style-name="ce3" table:formula="of:=[.M60]-[.M$176]" office:value-type="float" office:value="1192.2375" calcext:value-type="float">
            <text:p>1192,2375</text:p>
          </table:table-cell>
          <table:table-cell table:style-name="ce3" table:formula="of:=[.N60]-[.N$176]" office:value-type="float" office:value="2507271.05" calcext:value-type="float">
            <text:p>2507271,05</text:p>
          </table:table-cell>
          <table:table-cell table:style-name="ce3" table:formula="of:=[.O60]-[.O$176]" office:value-type="float" office:value="104.925" calcext:value-type="float">
            <text:p>104,925</text:p>
          </table:table-cell>
          <table:table-cell table:style-name="ce3" table:formula="of:=[.P60]-[.P$176]" office:value-type="float" office:value="-23.6125" calcext:value-type="float">
            <text:p>-23,6125</text:p>
          </table:table-cell>
          <table:table-cell table:style-name="ce3" table:formula="of:=[.Q60]-[.Q$176]" office:value-type="float" office:value="-169.325" calcext:value-type="float">
            <text:p>-169,325</text:p>
          </table:table-cell>
          <table:table-cell table:style-name="ce3" table:formula="of:=[.R60]-[.R$176]" office:value-type="float" office:value="99.375" calcext:value-type="float">
            <text:p>99,375</text:p>
          </table:table-cell>
          <table:table-cell table:style-name="ce3" table:formula="of:=[.S60]-[.S$176]" office:value-type="float" office:value="242432.9" calcext:value-type="float">
            <text:p>242432,9</text:p>
          </table:table-cell>
          <table:table-cell table:style-name="ce3" table:formula="of:=[.T60]-[.T$176]" office:value-type="float" office:value="14.975" calcext:value-type="float">
            <text:p>14,975</text:p>
          </table:table-cell>
          <table:table-cell table:style-name="ce3" table:formula="of:=[.U60]-[.U$176]" office:value-type="float" office:value="0" calcext:value-type="float">
            <text:p>0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40.9625000000001" calcext:value-type="float">
            <text:p>40,9625</text:p>
          </table:table-cell>
          <table:table-cell table:style-name="ce3" table:formula="of:=[.C61]-[.C$176]" office:value-type="float" office:value="1721.5875" calcext:value-type="float">
            <text:p>1721,5875</text:p>
          </table:table-cell>
          <table:table-cell table:style-name="ce3" table:formula="of:=[.D61]-[.D$176]" office:value-type="float" office:value="15429.15" calcext:value-type="float">
            <text:p>15429,15</text:p>
          </table:table-cell>
          <table:table-cell table:style-name="ce3" table:formula="of:=[.E61]-[.E$176]" office:value-type="float" office:value="4404197.7" calcext:value-type="float">
            <text:p>4404197,7</text:p>
          </table:table-cell>
          <table:table-cell table:style-name="ce3" table:formula="of:=[.F61]-[.F$176]" office:value-type="float" office:value="-1893.325" calcext:value-type="float">
            <text:p>-1893,325</text:p>
          </table:table-cell>
          <table:table-cell table:style-name="ce3" table:formula="of:=[.G61]-[.G$176]" office:value-type="float" office:value="133.325" calcext:value-type="float">
            <text:p>133,325</text:p>
          </table:table-cell>
          <table:table-cell table:style-name="ce3" table:formula="of:=[.H61]-[.H$176]" office:value-type="float" office:value="-7.53750000000014" calcext:value-type="float">
            <text:p>-7,5375</text:p>
          </table:table-cell>
          <table:table-cell table:style-name="ce3" table:formula="of:=[.I61]-[.I$176]" office:value-type="float" office:value="320842.475" calcext:value-type="float">
            <text:p>320842,475</text:p>
          </table:table-cell>
          <table:table-cell table:style-name="ce3" table:formula="of:=[.J61]-[.J$176]" office:value-type="float" office:value="17.375" calcext:value-type="float">
            <text:p>17,375</text:p>
          </table:table-cell>
          <table:table-cell table:style-name="ce3" table:formula="of:=[.K61]-[.K$176]" office:value-type="float" office:value="-153.5625" calcext:value-type="float">
            <text:p>-153,5625</text:p>
          </table:table-cell>
          <table:table-cell table:style-name="ce3" table:formula="of:=[.L61]-[.L$176]" office:value-type="float" office:value="201.9125" calcext:value-type="float">
            <text:p>201,9125</text:p>
          </table:table-cell>
          <table:table-cell table:style-name="ce3" table:formula="of:=[.M61]-[.M$176]" office:value-type="float" office:value="846.4375" calcext:value-type="float">
            <text:p>846,4375</text:p>
          </table:table-cell>
          <table:table-cell table:style-name="ce3" table:formula="of:=[.N61]-[.N$176]" office:value-type="float" office:value="2530778.25" calcext:value-type="float">
            <text:p>2530778,25</text:p>
          </table:table-cell>
          <table:table-cell table:style-name="ce3" table:formula="of:=[.O61]-[.O$176]" office:value-type="float" office:value="47.725" calcext:value-type="float">
            <text:p>47,725</text:p>
          </table:table-cell>
          <table:table-cell table:style-name="ce3" table:formula="of:=[.P61]-[.P$176]" office:value-type="float" office:value="-43.6125" calcext:value-type="float">
            <text:p>-43,6125</text:p>
          </table:table-cell>
          <table:table-cell table:style-name="ce3" table:formula="of:=[.Q61]-[.Q$176]" office:value-type="float" office:value="-28.7250000000001" calcext:value-type="float">
            <text:p>-28,725</text:p>
          </table:table-cell>
          <table:table-cell table:style-name="ce3" table:formula="of:=[.R61]-[.R$176]" office:value-type="float" office:value="74.375" calcext:value-type="float">
            <text:p>74,375</text:p>
          </table:table-cell>
          <table:table-cell table:style-name="ce3" table:formula="of:=[.S61]-[.S$176]" office:value-type="float" office:value="269615.5" calcext:value-type="float">
            <text:p>269615,5</text:p>
          </table:table-cell>
          <table:table-cell table:style-name="ce3" table:formula="of:=[.T61]-[.T$176]" office:value-type="float" office:value="31.675" calcext:value-type="float">
            <text:p>31,675</text:p>
          </table:table-cell>
          <table:table-cell table:style-name="ce3" table:formula="of:=[.U61]-[.U$176]" office:value-type="float" office:value="0" calcext:value-type="float">
            <text:p>0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261.1625" calcext:value-type="float">
            <text:p>261,1625</text:p>
          </table:table-cell>
          <table:table-cell table:style-name="ce3" table:formula="of:=[.C62]-[.C$176]" office:value-type="float" office:value="1801.5875" calcext:value-type="float">
            <text:p>1801,5875</text:p>
          </table:table-cell>
          <table:table-cell table:style-name="ce3" table:formula="of:=[.D62]-[.D$176]" office:value-type="float" office:value="12038.15" calcext:value-type="float">
            <text:p>12038,15</text:p>
          </table:table-cell>
          <table:table-cell table:style-name="ce3" table:formula="of:=[.E62]-[.E$176]" office:value-type="float" office:value="4292727.9" calcext:value-type="float">
            <text:p>4292727,9</text:p>
          </table:table-cell>
          <table:table-cell table:style-name="ce3" table:formula="of:=[.F62]-[.F$176]" office:value-type="float" office:value="-1893.325" calcext:value-type="float">
            <text:p>-1893,325</text:p>
          </table:table-cell>
          <table:table-cell table:style-name="ce3" table:formula="of:=[.G62]-[.G$176]" office:value-type="float" office:value="258.825" calcext:value-type="float">
            <text:p>258,825</text:p>
          </table:table-cell>
          <table:table-cell table:style-name="ce3" table:formula="of:=[.H62]-[.H$176]" office:value-type="float" office:value="393.6625" calcext:value-type="float">
            <text:p>393,6625</text:p>
          </table:table-cell>
          <table:table-cell table:style-name="ce3" table:formula="of:=[.I62]-[.I$176]" office:value-type="float" office:value="309964.075" calcext:value-type="float">
            <text:p>309964,075</text:p>
          </table:table-cell>
          <table:table-cell table:style-name="ce3" table:formula="of:=[.J62]-[.J$176]" office:value-type="float" office:value="-143.225" calcext:value-type="float">
            <text:p>-143,225</text:p>
          </table:table-cell>
          <table:table-cell table:style-name="ce3" table:formula="of:=[.K62]-[.K$176]" office:value-type="float" office:value="-379.2625" calcext:value-type="float">
            <text:p>-379,2625</text:p>
          </table:table-cell>
          <table:table-cell table:style-name="ce3" table:formula="of:=[.L62]-[.L$176]" office:value-type="float" office:value="121.5125" calcext:value-type="float">
            <text:p>121,5125</text:p>
          </table:table-cell>
          <table:table-cell table:style-name="ce3" table:formula="of:=[.M62]-[.M$176]" office:value-type="float" office:value="746.0375" calcext:value-type="float">
            <text:p>746,0375</text:p>
          </table:table-cell>
          <table:table-cell table:style-name="ce3" table:formula="of:=[.N62]-[.N$176]" office:value-type="float" office:value="2473011.85" calcext:value-type="float">
            <text:p>2473011,85</text:p>
          </table:table-cell>
          <table:table-cell table:style-name="ce3" table:formula="of:=[.O62]-[.O$176]" office:value-type="float" office:value="53.125" calcext:value-type="float">
            <text:p>53,125</text:p>
          </table:table-cell>
          <table:table-cell table:style-name="ce3" table:formula="of:=[.P62]-[.P$176]" office:value-type="float" office:value="96.5875" calcext:value-type="float">
            <text:p>96,5875</text:p>
          </table:table-cell>
          <table:table-cell table:style-name="ce3" table:formula="of:=[.Q62]-[.Q$176]" office:value-type="float" office:value="-309.725" calcext:value-type="float">
            <text:p>-309,725</text:p>
          </table:table-cell>
          <table:table-cell table:style-name="ce3" table:formula="of:=[.R62]-[.R$176]" office:value-type="float" office:value="-28.125" calcext:value-type="float">
            <text:p>-28,125</text:p>
          </table:table-cell>
          <table:table-cell table:style-name="ce3" table:formula="of:=[.S62]-[.S$176]" office:value-type="float" office:value="299564.8" calcext:value-type="float">
            <text:p>299564,8</text:p>
          </table:table-cell>
          <table:table-cell table:style-name="ce3" table:formula="of:=[.T62]-[.T$176]" office:value-type="float" office:value="-18.325" calcext:value-type="float">
            <text:p>-18,325</text:p>
          </table:table-cell>
          <table:table-cell table:style-name="ce3" table:formula="of:=[.U62]-[.U$176]" office:value-type="float" office:value="0" calcext:value-type="float">
            <text:p>0</text:p>
          </table:table-cell>
          <table:table-cell table:style-name="ce3" table:formula="of:=[.V6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261.3625" calcext:value-type="float">
            <text:p>261,3625</text:p>
          </table:table-cell>
          <table:table-cell table:style-name="ce3" table:formula="of:=[.C63]-[.C$176]" office:value-type="float" office:value="2042.5875" calcext:value-type="float">
            <text:p>2042,5875</text:p>
          </table:table-cell>
          <table:table-cell table:style-name="ce3" table:formula="of:=[.D63]-[.D$176]" office:value-type="float" office:value="12038.15" calcext:value-type="float">
            <text:p>12038,15</text:p>
          </table:table-cell>
          <table:table-cell table:style-name="ce3" table:formula="of:=[.E63]-[.E$176]" office:value-type="float" office:value="4436886.9" calcext:value-type="float">
            <text:p>4436886,9</text:p>
          </table:table-cell>
          <table:table-cell table:style-name="ce3" table:formula="of:=[.F63]-[.F$176]" office:value-type="float" office:value="2628.075" calcext:value-type="float">
            <text:p>2628,075</text:p>
          </table:table-cell>
          <table:table-cell table:style-name="ce3" table:formula="of:=[.G63]-[.G$176]" office:value-type="float" office:value="259.025" calcext:value-type="float">
            <text:p>259,025</text:p>
          </table:table-cell>
          <table:table-cell table:style-name="ce3" table:formula="of:=[.H63]-[.H$176]" office:value-type="float" office:value="-188.1375" calcext:value-type="float">
            <text:p>-188,1375</text:p>
          </table:table-cell>
          <table:table-cell table:style-name="ce3" table:formula="of:=[.I63]-[.I$176]" office:value-type="float" office:value="339940.275" calcext:value-type="float">
            <text:p>339940,275</text:p>
          </table:table-cell>
          <table:table-cell table:style-name="ce3" table:formula="of:=[.J63]-[.J$176]" office:value-type="float" office:value="1100.375" calcext:value-type="float">
            <text:p>1100,375</text:p>
          </table:table-cell>
          <table:table-cell table:style-name="ce3" table:formula="of:=[.K63]-[.K$176]" office:value-type="float" office:value="297.7375" calcext:value-type="float">
            <text:p>297,7375</text:p>
          </table:table-cell>
          <table:table-cell table:style-name="ce3" table:formula="of:=[.L63]-[.L$176]" office:value-type="float" office:value="61.3124999999999" calcext:value-type="float">
            <text:p>61,3125</text:p>
          </table:table-cell>
          <table:table-cell table:style-name="ce3" table:formula="of:=[.M63]-[.M$176]" office:value-type="float" office:value="926.6375" calcext:value-type="float">
            <text:p>926,6375</text:p>
          </table:table-cell>
          <table:table-cell table:style-name="ce3" table:formula="of:=[.N63]-[.N$176]" office:value-type="float" office:value="2617088.65" calcext:value-type="float">
            <text:p>2617088,65</text:p>
          </table:table-cell>
          <table:table-cell table:style-name="ce3" table:formula="of:=[.O63]-[.O$176]" office:value-type="float" office:value="65.625" calcext:value-type="float">
            <text:p>65,625</text:p>
          </table:table-cell>
          <table:table-cell table:style-name="ce3" table:formula="of:=[.P63]-[.P$176]" office:value-type="float" office:value="56.5875" calcext:value-type="float">
            <text:p>56,5875</text:p>
          </table:table-cell>
          <table:table-cell table:style-name="ce3" table:formula="of:=[.Q63]-[.Q$176]" office:value-type="float" office:value="51.2749999999999" calcext:value-type="float">
            <text:p>51,275</text:p>
          </table:table-cell>
          <table:table-cell table:style-name="ce3" table:formula="of:=[.R63]-[.R$176]" office:value-type="float" office:value="31.875" calcext:value-type="float">
            <text:p>31,875</text:p>
          </table:table-cell>
          <table:table-cell table:style-name="ce3" table:formula="of:=[.S63]-[.S$176]" office:value-type="float" office:value="299564.6" calcext:value-type="float">
            <text:p>299564,6</text:p>
          </table:table-cell>
          <table:table-cell table:style-name="ce3" table:formula="of:=[.T63]-[.T$176]" office:value-type="float" office:value="56.675" calcext:value-type="float">
            <text:p>56,675</text:p>
          </table:table-cell>
          <table:table-cell table:style-name="ce3" table:formula="of:=[.U63]-[.U$176]" office:value-type="float" office:value="0" calcext:value-type="float">
            <text:p>0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321.5625" calcext:value-type="float">
            <text:p>321,5625</text:p>
          </table:table-cell>
          <table:table-cell table:style-name="ce3" table:formula="of:=[.C64]-[.C$176]" office:value-type="float" office:value="2122.7875" calcext:value-type="float">
            <text:p>2122,7875</text:p>
          </table:table-cell>
          <table:table-cell table:style-name="ce3" table:formula="of:=[.D64]-[.D$176]" office:value-type="float" office:value="12038.15" calcext:value-type="float">
            <text:p>12038,15</text:p>
          </table:table-cell>
          <table:table-cell table:style-name="ce3" table:formula="of:=[.E64]-[.E$176]" office:value-type="float" office:value="4491305.7" calcext:value-type="float">
            <text:p>4491305,7</text:p>
          </table:table-cell>
          <table:table-cell table:style-name="ce3" table:formula="of:=[.F64]-[.F$176]" office:value-type="float" office:value="-1893.325" calcext:value-type="float">
            <text:p>-1893,325</text:p>
          </table:table-cell>
          <table:table-cell table:style-name="ce3" table:formula="of:=[.G64]-[.G$176]" office:value-type="float" office:value="83.5250000000001" calcext:value-type="float">
            <text:p>83,525</text:p>
          </table:table-cell>
          <table:table-cell table:style-name="ce3" table:formula="of:=[.H64]-[.H$176]" office:value-type="float" office:value="-87.9375" calcext:value-type="float">
            <text:p>-87,9375</text:p>
          </table:table-cell>
          <table:table-cell table:style-name="ce3" table:formula="of:=[.I64]-[.I$176]" office:value-type="float" office:value="369889.775" calcext:value-type="float">
            <text:p>369889,775</text:p>
          </table:table-cell>
          <table:table-cell table:style-name="ce3" table:formula="of:=[.J64]-[.J$176]" office:value-type="float" office:value="358.575" calcext:value-type="float">
            <text:p>358,575</text:p>
          </table:table-cell>
          <table:table-cell table:style-name="ce3" table:formula="of:=[.K64]-[.K$176]" office:value-type="float" office:value="-454.5625" calcext:value-type="float">
            <text:p>-454,5625</text:p>
          </table:table-cell>
          <table:table-cell table:style-name="ce3" table:formula="of:=[.L64]-[.L$176]" office:value-type="float" office:value="76.6124999999999" calcext:value-type="float">
            <text:p>76,6125</text:p>
          </table:table-cell>
          <table:table-cell table:style-name="ce3" table:formula="of:=[.M64]-[.M$176]" office:value-type="float" office:value="886.6375" calcext:value-type="float">
            <text:p>886,6375</text:p>
          </table:table-cell>
          <table:table-cell table:style-name="ce3" table:formula="of:=[.N64]-[.N$176]" office:value-type="float" office:value="2575527.05" calcext:value-type="float">
            <text:p>2575527,05</text:p>
          </table:table-cell>
          <table:table-cell table:style-name="ce3" table:formula="of:=[.O64]-[.O$176]" office:value-type="float" office:value="128.125" calcext:value-type="float">
            <text:p>128,125</text:p>
          </table:table-cell>
          <table:table-cell table:style-name="ce3" table:formula="of:=[.P64]-[.P$176]" office:value-type="float" office:value="-50.3125" calcext:value-type="float">
            <text:p>-50,3125</text:p>
          </table:table-cell>
          <table:table-cell table:style-name="ce3" table:formula="of:=[.Q64]-[.Q$176]" office:value-type="float" office:value="-169.125" calcext:value-type="float">
            <text:p>-169,125</text:p>
          </table:table-cell>
          <table:table-cell table:style-name="ce3" table:formula="of:=[.R64]-[.R$176]" office:value-type="float" office:value="51.875" calcext:value-type="float">
            <text:p>51,875</text:p>
          </table:table-cell>
          <table:table-cell table:style-name="ce3" table:formula="of:=[.S64]-[.S$176]" office:value-type="float" office:value="288659.3" calcext:value-type="float">
            <text:p>288659,3</text:p>
          </table:table-cell>
          <table:table-cell table:style-name="ce3" table:formula="of:=[.T64]-[.T$176]" office:value-type="float" office:value="14.975" calcext:value-type="float">
            <text:p>14,975</text:p>
          </table:table-cell>
          <table:table-cell table:style-name="ce3" table:formula="of:=[.U64]-[.U$176]" office:value-type="float" office:value="0" calcext:value-type="float">
            <text:p>0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241.3625" calcext:value-type="float">
            <text:p>241,3625</text:p>
          </table:table-cell>
          <table:table-cell table:style-name="ce3" table:formula="of:=[.C65]-[.C$176]" office:value-type="float" office:value="1741.5875" calcext:value-type="float">
            <text:p>1741,5875</text:p>
          </table:table-cell>
          <table:table-cell table:style-name="ce3" table:formula="of:=[.D65]-[.D$176]" office:value-type="float" office:value="9325.35" calcext:value-type="float">
            <text:p>9325,35</text:p>
          </table:table-cell>
          <table:table-cell table:style-name="ce3" table:formula="of:=[.E65]-[.E$176]" office:value-type="float" office:value="4281822.5" calcext:value-type="float">
            <text:p>4281822,5</text:p>
          </table:table-cell>
          <table:table-cell table:style-name="ce3" table:formula="of:=[.F65]-[.F$176]" office:value-type="float" office:value="1497.675" calcext:value-type="float">
            <text:p>1497,675</text:p>
          </table:table-cell>
          <table:table-cell table:style-name="ce3" table:formula="of:=[.G65]-[.G$176]" office:value-type="float" office:value="-317.975" calcext:value-type="float">
            <text:p>-317,975</text:p>
          </table:table-cell>
          <table:table-cell table:style-name="ce3" table:formula="of:=[.H65]-[.H$176]" office:value-type="float" office:value="72.6624999999999" calcext:value-type="float">
            <text:p>72,6625</text:p>
          </table:table-cell>
          <table:table-cell table:style-name="ce3" table:formula="of:=[.I65]-[.I$176]" office:value-type="float" office:value="342680.175" calcext:value-type="float">
            <text:p>342680,175</text:p>
          </table:table-cell>
          <table:table-cell table:style-name="ce3" table:formula="of:=[.J65]-[.J$176]" office:value-type="float" office:value="458.775" calcext:value-type="float">
            <text:p>458,775</text:p>
          </table:table-cell>
          <table:table-cell table:style-name="ce3" table:formula="of:=[.K65]-[.K$176]" office:value-type="float" office:value="347.9375" calcext:value-type="float">
            <text:p>347,9375</text:p>
          </table:table-cell>
          <table:table-cell table:style-name="ce3" table:formula="of:=[.L65]-[.L$176]" office:value-type="float" office:value="141.3125" calcext:value-type="float">
            <text:p>141,3125</text:p>
          </table:table-cell>
          <table:table-cell table:style-name="ce3" table:formula="of:=[.M65]-[.M$176]" office:value-type="float" office:value="946.8375" calcext:value-type="float">
            <text:p>946,8375</text:p>
          </table:table-cell>
          <table:table-cell table:style-name="ce3" table:formula="of:=[.N65]-[.N$176]" office:value-type="float" office:value="2525914.25" calcext:value-type="float">
            <text:p>2525914,25</text:p>
          </table:table-cell>
          <table:table-cell table:style-name="ce3" table:formula="of:=[.O65]-[.O$176]" office:value-type="float" office:value="90.625" calcext:value-type="float">
            <text:p>90,625</text:p>
          </table:table-cell>
          <table:table-cell table:style-name="ce3" table:formula="of:=[.P65]-[.P$176]" office:value-type="float" office:value="16.3875" calcext:value-type="float">
            <text:p>16,3875</text:p>
          </table:table-cell>
          <table:table-cell table:style-name="ce3" table:formula="of:=[.Q65]-[.Q$176]" office:value-type="float" office:value="-209.325" calcext:value-type="float">
            <text:p>-209,325</text:p>
          </table:table-cell>
          <table:table-cell table:style-name="ce3" table:formula="of:=[.R65]-[.R$176]" office:value-type="float" office:value="-38.125" calcext:value-type="float">
            <text:p>-38,125</text:p>
          </table:table-cell>
          <table:table-cell table:style-name="ce3" table:formula="of:=[.S65]-[.S$176]" office:value-type="float" office:value="285946.5" calcext:value-type="float">
            <text:p>285946,5</text:p>
          </table:table-cell>
          <table:table-cell table:style-name="ce3" table:formula="of:=[.T65]-[.T$176]" office:value-type="float" office:value="21.675" calcext:value-type="float">
            <text:p>21,675</text:p>
          </table:table-cell>
          <table:table-cell table:style-name="ce3" table:formula="of:=[.U65]-[.U$176]" office:value-type="float" office:value="0" calcext:value-type="float">
            <text:p>0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-380.4375" calcext:value-type="float">
            <text:p>-380,4375</text:p>
          </table:table-cell>
          <table:table-cell table:style-name="ce3" table:formula="of:=[.C66]-[.C$176]" office:value-type="float" office:value="1921.7875" calcext:value-type="float">
            <text:p>1921,7875</text:p>
          </table:table-cell>
          <table:table-cell table:style-name="ce3" table:formula="of:=[.D66]-[.D$176]" office:value-type="float" office:value="12038.15" calcext:value-type="float">
            <text:p>12038,15</text:p>
          </table:table-cell>
          <table:table-cell table:style-name="ce3" table:formula="of:=[.E66]-[.E$176]" office:value-type="float" office:value="4227430.4" calcext:value-type="float">
            <text:p>4227430,4</text:p>
          </table:table-cell>
          <table:table-cell table:style-name="ce3" table:formula="of:=[.F66]-[.F$176]" office:value-type="float" office:value="2628.075" calcext:value-type="float">
            <text:p>2628,075</text:p>
          </table:table-cell>
          <table:table-cell table:style-name="ce3" table:formula="of:=[.G66]-[.G$176]" office:value-type="float" office:value="-67.175" calcext:value-type="float">
            <text:p>-67,175</text:p>
          </table:table-cell>
          <table:table-cell table:style-name="ce3" table:formula="of:=[.H66]-[.H$176]" office:value-type="float" office:value="-288.3375" calcext:value-type="float">
            <text:p>-288,3375</text:p>
          </table:table-cell>
          <table:table-cell table:style-name="ce3" table:formula="of:=[.I66]-[.I$176]" office:value-type="float" office:value="315443.775" calcext:value-type="float">
            <text:p>315443,775</text:p>
          </table:table-cell>
          <table:table-cell table:style-name="ce3" table:formula="of:=[.J66]-[.J$176]" office:value-type="float" office:value="-203.225" calcext:value-type="float">
            <text:p>-203,225</text:p>
          </table:table-cell>
          <table:table-cell table:style-name="ce3" table:formula="of:=[.K66]-[.K$176]" office:value-type="float" office:value="-278.7625" calcext:value-type="float">
            <text:p>-278,7625</text:p>
          </table:table-cell>
          <table:table-cell table:style-name="ce3" table:formula="of:=[.L66]-[.L$176]" office:value-type="float" office:value="1.11249999999995" calcext:value-type="float">
            <text:p>1,1125</text:p>
          </table:table-cell>
          <table:table-cell table:style-name="ce3" table:formula="of:=[.M66]-[.M$176]" office:value-type="float" office:value="585.6375" calcext:value-type="float">
            <text:p>585,6375</text:p>
          </table:table-cell>
          <table:table-cell table:style-name="ce3" table:formula="of:=[.N66]-[.N$176]" office:value-type="float" office:value="2512890.25" calcext:value-type="float">
            <text:p>2512890,25</text:p>
          </table:table-cell>
          <table:table-cell table:style-name="ce3" table:formula="of:=[.O66]-[.O$176]" office:value-type="float" office:value="53.125" calcext:value-type="float">
            <text:p>53,125</text:p>
          </table:table-cell>
          <table:table-cell table:style-name="ce3" table:formula="of:=[.P66]-[.P$176]" office:value-type="float" office:value="-83.6125" calcext:value-type="float">
            <text:p>-83,6125</text:p>
          </table:table-cell>
          <table:table-cell table:style-name="ce3" table:formula="of:=[.Q66]-[.Q$176]" office:value-type="float" office:value="-108.925" calcext:value-type="float">
            <text:p>-108,925</text:p>
          </table:table-cell>
          <table:table-cell table:style-name="ce3" table:formula="of:=[.R66]-[.R$176]" office:value-type="float" office:value="41.875" calcext:value-type="float">
            <text:p>41,875</text:p>
          </table:table-cell>
          <table:table-cell table:style-name="ce3" table:formula="of:=[.S66]-[.S$176]" office:value-type="float" office:value="285946.5" calcext:value-type="float">
            <text:p>285946,5</text:p>
          </table:table-cell>
          <table:table-cell table:style-name="ce3" table:formula="of:=[.T66]-[.T$176]" office:value-type="float" office:value="-18.325" calcext:value-type="float">
            <text:p>-18,325</text:p>
          </table:table-cell>
          <table:table-cell table:style-name="ce3" table:formula="of:=[.U66]-[.U$176]" office:value-type="float" office:value="0" calcext:value-type="float">
            <text:p>0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240.9625" calcext:value-type="float">
            <text:p>240,9625</text:p>
          </table:table-cell>
          <table:table-cell table:style-name="ce3" table:formula="of:=[.C67]-[.C$176]" office:value-type="float" office:value="1821.7875" calcext:value-type="float">
            <text:p>1821,7875</text:p>
          </table:table-cell>
          <table:table-cell table:style-name="ce3" table:formula="of:=[.D67]-[.D$176]" office:value-type="float" office:value="12038.15" calcext:value-type="float">
            <text:p>12038,15</text:p>
          </table:table-cell>
          <table:table-cell table:style-name="ce3" table:formula="of:=[.E67]-[.E$176]" office:value-type="float" office:value="4374356.2" calcext:value-type="float">
            <text:p>4374356,2</text:p>
          </table:table-cell>
          <table:table-cell table:style-name="ce3" table:formula="of:=[.F67]-[.F$176]" office:value-type="float" office:value="-1893.325" calcext:value-type="float">
            <text:p>-1893,325</text:p>
          </table:table-cell>
          <table:table-cell table:style-name="ce3" table:formula="of:=[.G67]-[.G$176]" office:value-type="float" office:value="53.2250000000001" calcext:value-type="float">
            <text:p>53,225</text:p>
          </table:table-cell>
          <table:table-cell table:style-name="ce3" table:formula="of:=[.H67]-[.H$176]" office:value-type="float" office:value="253.2625" calcext:value-type="float">
            <text:p>253,2625</text:p>
          </table:table-cell>
          <table:table-cell table:style-name="ce3" table:formula="of:=[.I67]-[.I$176]" office:value-type="float" office:value="250092.375" calcext:value-type="float">
            <text:p>250092,375</text:p>
          </table:table-cell>
          <table:table-cell table:style-name="ce3" table:formula="of:=[.J67]-[.J$176]" office:value-type="float" office:value="-584.225" calcext:value-type="float">
            <text:p>-584,225</text:p>
          </table:table-cell>
          <table:table-cell table:style-name="ce3" table:formula="of:=[.K67]-[.K$176]" office:value-type="float" office:value="-303.7625" calcext:value-type="float">
            <text:p>-303,7625</text:p>
          </table:table-cell>
          <table:table-cell table:style-name="ce3" table:formula="of:=[.L67]-[.L$176]" office:value-type="float" office:value="-58.8875" calcext:value-type="float">
            <text:p>-58,8875</text:p>
          </table:table-cell>
          <table:table-cell table:style-name="ce3" table:formula="of:=[.M67]-[.M$176]" office:value-type="float" office:value="746.0375" calcext:value-type="float">
            <text:p>746,0375</text:p>
          </table:table-cell>
          <table:table-cell table:style-name="ce3" table:formula="of:=[.N67]-[.N$176]" office:value-type="float" office:value="2606573.45" calcext:value-type="float">
            <text:p>2606573,45</text:p>
          </table:table-cell>
          <table:table-cell table:style-name="ce3" table:formula="of:=[.O67]-[.O$176]" office:value-type="float" office:value="140.625" calcext:value-type="float">
            <text:p>140,625</text:p>
          </table:table-cell>
          <table:table-cell table:style-name="ce3" table:formula="of:=[.P67]-[.P$176]" office:value-type="float" office:value="-63.6125" calcext:value-type="float">
            <text:p>-63,6125</text:p>
          </table:table-cell>
          <table:table-cell table:style-name="ce3" table:formula="of:=[.Q67]-[.Q$176]" office:value-type="float" office:value="-129.125" calcext:value-type="float">
            <text:p>-129,125</text:p>
          </table:table-cell>
          <table:table-cell table:style-name="ce3" table:formula="of:=[.R67]-[.R$176]" office:value-type="float" office:value="131.875" calcext:value-type="float">
            <text:p>131,875</text:p>
          </table:table-cell>
          <table:table-cell table:style-name="ce3" table:formula="of:=[.S67]-[.S$176]" office:value-type="float" office:value="275041.1" calcext:value-type="float">
            <text:p>275041,1</text:p>
          </table:table-cell>
          <table:table-cell table:style-name="ce3" table:formula="of:=[.T67]-[.T$176]" office:value-type="float" office:value="81.875" calcext:value-type="float">
            <text:p>81,875</text:p>
          </table:table-cell>
          <table:table-cell table:style-name="ce3" table:formula="of:=[.U67]-[.U$176]" office:value-type="float" office:value="0" calcext:value-type="float">
            <text:p>0</text:p>
          </table:table-cell>
          <table:table-cell table:style-name="ce3" table:formula="of:=[.V6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100.9625" calcext:value-type="float">
            <text:p>100,9625</text:p>
          </table:table-cell>
          <table:table-cell table:style-name="ce3" table:formula="of:=[.C68]-[.C$176]" office:value-type="float" office:value="1500.7875" calcext:value-type="float">
            <text:p>1500,7875</text:p>
          </table:table-cell>
          <table:table-cell table:style-name="ce3" table:formula="of:=[.D68]-[.D$176]" office:value-type="float" office:value="12038.15" calcext:value-type="float">
            <text:p>12038,15</text:p>
          </table:table-cell>
          <table:table-cell table:style-name="ce3" table:formula="of:=[.E68]-[.E$176]" office:value-type="float" office:value="4279136.7" calcext:value-type="float">
            <text:p>4279136,7</text:p>
          </table:table-cell>
          <table:table-cell table:style-name="ce3" table:formula="of:=[.F68]-[.F$176]" office:value-type="float" office:value="-1893.325" calcext:value-type="float">
            <text:p>-1893,325</text:p>
          </table:table-cell>
          <table:table-cell table:style-name="ce3" table:formula="of:=[.G68]-[.G$176]" office:value-type="float" office:value="83.3250000000001" calcext:value-type="float">
            <text:p>83,325</text:p>
          </table:table-cell>
          <table:table-cell table:style-name="ce3" table:formula="of:=[.H68]-[.H$176]" office:value-type="float" office:value="72.8625" calcext:value-type="float">
            <text:p>72,8625</text:p>
          </table:table-cell>
          <table:table-cell table:style-name="ce3" table:formula="of:=[.I68]-[.I$176]" office:value-type="float" office:value="220250.975" calcext:value-type="float">
            <text:p>220250,975</text:p>
          </table:table-cell>
          <table:table-cell table:style-name="ce3" table:formula="of:=[.J68]-[.J$176]" office:value-type="float" office:value="-2.82499999999982" calcext:value-type="float">
            <text:p>-2,825</text:p>
          </table:table-cell>
          <table:table-cell table:style-name="ce3" table:formula="of:=[.K68]-[.K$176]" office:value-type="float" office:value="272.7375" calcext:value-type="float">
            <text:p>272,7375</text:p>
          </table:table-cell>
          <table:table-cell table:style-name="ce3" table:formula="of:=[.L68]-[.L$176]" office:value-type="float" office:value="151.6125" calcext:value-type="float">
            <text:p>151,6125</text:p>
          </table:table-cell>
          <table:table-cell table:style-name="ce3" table:formula="of:=[.M68]-[.M$176]" office:value-type="float" office:value="806.2375" calcext:value-type="float">
            <text:p>806,2375</text:p>
          </table:table-cell>
          <table:table-cell table:style-name="ce3" table:formula="of:=[.N68]-[.N$176]" office:value-type="float" office:value="2494029.45" calcext:value-type="float">
            <text:p>2494029,45</text:p>
          </table:table-cell>
          <table:table-cell table:style-name="ce3" table:formula="of:=[.O68]-[.O$176]" office:value-type="float" office:value="40.625" calcext:value-type="float">
            <text:p>40,625</text:p>
          </table:table-cell>
          <table:table-cell table:style-name="ce3" table:formula="of:=[.P68]-[.P$176]" office:value-type="float" office:value="16.3875" calcext:value-type="float">
            <text:p>16,3875</text:p>
          </table:table-cell>
          <table:table-cell table:style-name="ce3" table:formula="of:=[.Q68]-[.Q$176]" office:value-type="float" office:value="131.675" calcext:value-type="float">
            <text:p>131,675</text:p>
          </table:table-cell>
          <table:table-cell table:style-name="ce3" table:formula="of:=[.R68]-[.R$176]" office:value-type="float" office:value="-25.625" calcext:value-type="float">
            <text:p>-25,625</text:p>
          </table:table-cell>
          <table:table-cell table:style-name="ce3" table:formula="of:=[.S68]-[.S$176]" office:value-type="float" office:value="280520.8" calcext:value-type="float">
            <text:p>280520,8</text:p>
          </table:table-cell>
          <table:table-cell table:style-name="ce3" table:formula="of:=[.T68]-[.T$176]" office:value-type="float" office:value="31.675" calcext:value-type="float">
            <text:p>31,675</text:p>
          </table:table-cell>
          <table:table-cell table:style-name="ce3" table:formula="of:=[.U68]-[.U$176]" office:value-type="float" office:value="0" calcext:value-type="float">
            <text:p>0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101.1625" calcext:value-type="float">
            <text:p>101,1625</text:p>
          </table:table-cell>
          <table:table-cell table:style-name="ce3" table:formula="of:=[.C69]-[.C$176]" office:value-type="float" office:value="1360.3875" calcext:value-type="float">
            <text:p>1360,3875</text:p>
          </table:table-cell>
          <table:table-cell table:style-name="ce3" table:formula="of:=[.D69]-[.D$176]" office:value-type="float" office:value="6612.45" calcext:value-type="float">
            <text:p>6612,45</text:p>
          </table:table-cell>
          <table:table-cell table:style-name="ce3" table:formula="of:=[.E69]-[.E$176]" office:value-type="float" office:value="4521309.2" calcext:value-type="float">
            <text:p>4521309,2</text:p>
          </table:table-cell>
          <table:table-cell table:style-name="ce3" table:formula="of:=[.F69]-[.F$176]" office:value-type="float" office:value="-1893.325" calcext:value-type="float">
            <text:p>-1893,325</text:p>
          </table:table-cell>
          <table:table-cell table:style-name="ce3" table:formula="of:=[.G69]-[.G$176]" office:value-type="float" office:value="284.025" calcext:value-type="float">
            <text:p>284,025</text:p>
          </table:table-cell>
          <table:table-cell table:style-name="ce3" table:formula="of:=[.H69]-[.H$176]" office:value-type="float" office:value="333.6625" calcext:value-type="float">
            <text:p>333,6625</text:p>
          </table:table-cell>
          <table:table-cell table:style-name="ce3" table:formula="of:=[.I69]-[.I$176]" office:value-type="float" office:value="182135.975" calcext:value-type="float">
            <text:p>182135,975</text:p>
          </table:table-cell>
          <table:table-cell table:style-name="ce3" table:formula="of:=[.J69]-[.J$176]" office:value-type="float" office:value="177.975" calcext:value-type="float">
            <text:p>177,975</text:p>
          </table:table-cell>
          <table:table-cell table:style-name="ce3" table:formula="of:=[.K69]-[.K$176]" office:value-type="float" office:value="-329.0625" calcext:value-type="float">
            <text:p>-329,0625</text:p>
          </table:table-cell>
          <table:table-cell table:style-name="ce3" table:formula="of:=[.L69]-[.L$176]" office:value-type="float" office:value="126.6125" calcext:value-type="float">
            <text:p>126,6125</text:p>
          </table:table-cell>
          <table:table-cell table:style-name="ce3" table:formula="of:=[.M69]-[.M$176]" office:value-type="float" office:value="966.8375" calcext:value-type="float">
            <text:p>966,8375</text:p>
          </table:table-cell>
          <table:table-cell table:style-name="ce3" table:formula="of:=[.N69]-[.N$176]" office:value-type="float" office:value="2521203.85" calcext:value-type="float">
            <text:p>2521203,85</text:p>
          </table:table-cell>
          <table:table-cell table:style-name="ce3" table:formula="of:=[.O69]-[.O$176]" office:value-type="float" office:value="53.125" calcext:value-type="float">
            <text:p>53,125</text:p>
          </table:table-cell>
          <table:table-cell table:style-name="ce3" table:formula="of:=[.P69]-[.P$176]" office:value-type="float" office:value="-83.6125" calcext:value-type="float">
            <text:p>-83,6125</text:p>
          </table:table-cell>
          <table:table-cell table:style-name="ce3" table:formula="of:=[.Q69]-[.Q$176]" office:value-type="float" office:value="-369.925" calcext:value-type="float">
            <text:p>-369,925</text:p>
          </table:table-cell>
          <table:table-cell table:style-name="ce3" table:formula="of:=[.R69]-[.R$176]" office:value-type="float" office:value="-28.125" calcext:value-type="float">
            <text:p>-28,125</text:p>
          </table:table-cell>
          <table:table-cell table:style-name="ce3" table:formula="of:=[.S69]-[.S$176]" office:value-type="float" office:value="291426.1" calcext:value-type="float">
            <text:p>291426,1</text:p>
          </table:table-cell>
          <table:table-cell table:style-name="ce3" table:formula="of:=[.T69]-[.T$176]" office:value-type="float" office:value="14.975" calcext:value-type="float">
            <text:p>14,975</text:p>
          </table:table-cell>
          <table:table-cell table:style-name="ce3" table:formula="of:=[.U69]-[.U$176]" office:value-type="float" office:value="0" calcext:value-type="float">
            <text:p>0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451.8625" calcext:value-type="float">
            <text:p>451,8625</text:p>
          </table:table-cell>
          <table:table-cell table:style-name="ce3" table:formula="of:=[.C70]-[.C$176]" office:value-type="float" office:value="1681.3875" calcext:value-type="float">
            <text:p>1681,3875</text:p>
          </table:table-cell>
          <table:table-cell table:style-name="ce3" table:formula="of:=[.D70]-[.D$176]" office:value-type="float" office:value="9325.35" calcext:value-type="float">
            <text:p>9325,35</text:p>
          </table:table-cell>
          <table:table-cell table:style-name="ce3" table:formula="of:=[.E70]-[.E$176]" office:value-type="float" office:value="4464096.2" calcext:value-type="float">
            <text:p>4464096,2</text:p>
          </table:table-cell>
          <table:table-cell table:style-name="ce3" table:formula="of:=[.F70]-[.F$176]" office:value-type="float" office:value="-1893.325" calcext:value-type="float">
            <text:p>-1893,325</text:p>
          </table:table-cell>
          <table:table-cell table:style-name="ce3" table:formula="of:=[.G70]-[.G$176]" office:value-type="float" office:value="-86.9749999999999" calcext:value-type="float">
            <text:p>-86,975</text:p>
          </table:table-cell>
          <table:table-cell table:style-name="ce3" table:formula="of:=[.H70]-[.H$176]" office:value-type="float" office:value="213.2625" calcext:value-type="float">
            <text:p>213,2625</text:p>
          </table:table-cell>
          <table:table-cell table:style-name="ce3" table:formula="of:=[.I70]-[.I$176]" office:value-type="float" office:value="149500.875" calcext:value-type="float">
            <text:p>149500,875</text:p>
          </table:table-cell>
          <table:table-cell table:style-name="ce3" table:formula="of:=[.J70]-[.J$176]" office:value-type="float" office:value="-484.025" calcext:value-type="float">
            <text:p>-484,025</text:p>
          </table:table-cell>
          <table:table-cell table:style-name="ce3" table:formula="of:=[.K70]-[.K$176]" office:value-type="float" office:value="47.2375000000002" calcext:value-type="float">
            <text:p>47,2375</text:p>
          </table:table-cell>
          <table:table-cell table:style-name="ce3" table:formula="of:=[.L70]-[.L$176]" office:value-type="float" office:value="301.8125" calcext:value-type="float">
            <text:p>301,8125</text:p>
          </table:table-cell>
          <table:table-cell table:style-name="ce3" table:formula="of:=[.M70]-[.M$176]" office:value-type="float" office:value="1092.2375" calcext:value-type="float">
            <text:p>1092,2375</text:p>
          </table:table-cell>
          <table:table-cell table:style-name="ce3" table:formula="of:=[.N70]-[.N$176]" office:value-type="float" office:value="2532179.85" calcext:value-type="float">
            <text:p>2532179,85</text:p>
          </table:table-cell>
          <table:table-cell table:style-name="ce3" table:formula="of:=[.O70]-[.O$176]" office:value-type="float" office:value="53.125" calcext:value-type="float">
            <text:p>53,125</text:p>
          </table:table-cell>
          <table:table-cell table:style-name="ce3" table:formula="of:=[.P70]-[.P$176]" office:value-type="float" office:value="136.5875" calcext:value-type="float">
            <text:p>136,5875</text:p>
          </table:table-cell>
          <table:table-cell table:style-name="ce3" table:formula="of:=[.Q70]-[.Q$176]" office:value-type="float" office:value="-28.925" calcext:value-type="float">
            <text:p>-28,925</text:p>
          </table:table-cell>
          <table:table-cell table:style-name="ce3" table:formula="of:=[.R70]-[.R$176]" office:value-type="float" office:value="41.875" calcext:value-type="float">
            <text:p>41,875</text:p>
          </table:table-cell>
          <table:table-cell table:style-name="ce3" table:formula="of:=[.S70]-[.S$176]" office:value-type="float" office:value="288713.3" calcext:value-type="float">
            <text:p>288713,3</text:p>
          </table:table-cell>
          <table:table-cell table:style-name="ce3" table:formula="of:=[.T70]-[.T$176]" office:value-type="float" office:value="61.675" calcext:value-type="float">
            <text:p>61,675</text:p>
          </table:table-cell>
          <table:table-cell table:style-name="ce3" table:formula="of:=[.U70]-[.U$176]" office:value-type="float" office:value="0" calcext:value-type="float">
            <text:p>0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401.7625" calcext:value-type="float">
            <text:p>401,7625</text:p>
          </table:table-cell>
          <table:table-cell table:style-name="ce3" table:formula="of:=[.C71]-[.C$176]" office:value-type="float" office:value="2042.5875" calcext:value-type="float">
            <text:p>2042,5875</text:p>
          </table:table-cell>
          <table:table-cell table:style-name="ce3" table:formula="of:=[.D71]-[.D$176]" office:value-type="float" office:value="9325.35" calcext:value-type="float">
            <text:p>9325,35</text:p>
          </table:table-cell>
          <table:table-cell table:style-name="ce3" table:formula="of:=[.E71]-[.E$176]" office:value-type="float" office:value="4589265.2" calcext:value-type="float">
            <text:p>4589265,2</text:p>
          </table:table-cell>
          <table:table-cell table:style-name="ce3" table:formula="of:=[.F71]-[.F$176]" office:value-type="float" office:value="-1893.325" calcext:value-type="float">
            <text:p>-1893,325</text:p>
          </table:table-cell>
          <table:table-cell table:style-name="ce3" table:formula="of:=[.G71]-[.G$176]" office:value-type="float" office:value="283.825" calcext:value-type="float">
            <text:p>283,825</text:p>
          </table:table-cell>
          <table:table-cell table:style-name="ce3" table:formula="of:=[.H71]-[.H$176]" office:value-type="float" office:value="112.8625" calcext:value-type="float">
            <text:p>112,8625</text:p>
          </table:table-cell>
          <table:table-cell table:style-name="ce3" table:formula="of:=[.I71]-[.I$176]" office:value-type="float" office:value="133196.875" calcext:value-type="float">
            <text:p>133196,875</text:p>
          </table:table-cell>
          <table:table-cell table:style-name="ce3" table:formula="of:=[.J71]-[.J$176]" office:value-type="float" office:value="-243.225" calcext:value-type="float">
            <text:p>-243,225</text:p>
          </table:table-cell>
          <table:table-cell table:style-name="ce3" table:formula="of:=[.K71]-[.K$176]" office:value-type="float" office:value="-153.5625" calcext:value-type="float">
            <text:p>-153,5625</text:p>
          </table:table-cell>
          <table:table-cell table:style-name="ce3" table:formula="of:=[.L71]-[.L$176]" office:value-type="float" office:value="41.3124999999999" calcext:value-type="float">
            <text:p>41,3125</text:p>
          </table:table-cell>
          <table:table-cell table:style-name="ce3" table:formula="of:=[.M71]-[.M$176]" office:value-type="float" office:value="1067.0375" calcext:value-type="float">
            <text:p>1067,0375</text:p>
          </table:table-cell>
          <table:table-cell table:style-name="ce3" table:formula="of:=[.N71]-[.N$176]" office:value-type="float" office:value="2634202.25" calcext:value-type="float">
            <text:p>2634202,25</text:p>
          </table:table-cell>
          <table:table-cell table:style-name="ce3" table:formula="of:=[.O71]-[.O$176]" office:value-type="float" office:value="165.625" calcext:value-type="float">
            <text:p>165,625</text:p>
          </table:table-cell>
          <table:table-cell table:style-name="ce3" table:formula="of:=[.P71]-[.P$176]" office:value-type="float" office:value="-43.6125" calcext:value-type="float">
            <text:p>-43,6125</text:p>
          </table:table-cell>
          <table:table-cell table:style-name="ce3" table:formula="of:=[.Q71]-[.Q$176]" office:value-type="float" office:value="131.675" calcext:value-type="float">
            <text:p>131,675</text:p>
          </table:table-cell>
          <table:table-cell table:style-name="ce3" table:formula="of:=[.R71]-[.R$176]" office:value-type="float" office:value="81.875" calcext:value-type="float">
            <text:p>81,875</text:p>
          </table:table-cell>
          <table:table-cell table:style-name="ce3" table:formula="of:=[.S71]-[.S$176]" office:value-type="float" office:value="288659.3" calcext:value-type="float">
            <text:p>288659,3</text:p>
          </table:table-cell>
          <table:table-cell table:style-name="ce3" table:formula="of:=[.T71]-[.T$176]" office:value-type="float" office:value="61.675" calcext:value-type="float">
            <text:p>61,675</text:p>
          </table:table-cell>
          <table:table-cell table:style-name="ce3" table:formula="of:=[.U71]-[.U$176]" office:value-type="float" office:value="0" calcext:value-type="float">
            <text:p>0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0.762499999999818" calcext:value-type="float">
            <text:p>0,7625</text:p>
          </table:table-cell>
          <table:table-cell table:style-name="ce3" table:formula="of:=[.C72]-[.C$176]" office:value-type="float" office:value="1039.3875" calcext:value-type="float">
            <text:p>1039,3875</text:p>
          </table:table-cell>
          <table:table-cell table:style-name="ce3" table:formula="of:=[.D72]-[.D$176]" office:value-type="float" office:value="6612.45" calcext:value-type="float">
            <text:p>6612,45</text:p>
          </table:table-cell>
          <table:table-cell table:style-name="ce3" table:formula="of:=[.E72]-[.E$176]" office:value-type="float" office:value="4243788.6" calcext:value-type="float">
            <text:p>4243788,6</text:p>
          </table:table-cell>
          <table:table-cell table:style-name="ce3" table:formula="of:=[.F72]-[.F$176]" office:value-type="float" office:value="819.475" calcext:value-type="float">
            <text:p>819,475</text:p>
          </table:table-cell>
          <table:table-cell table:style-name="ce3" table:formula="of:=[.G72]-[.G$176]" office:value-type="float" office:value="-307.975" calcext:value-type="float">
            <text:p>-307,975</text:p>
          </table:table-cell>
          <table:table-cell table:style-name="ce3" table:formula="of:=[.H72]-[.H$176]" office:value-type="float" office:value="493.8625" calcext:value-type="float">
            <text:p>493,8625</text:p>
          </table:table-cell>
          <table:table-cell table:style-name="ce3" table:formula="of:=[.I72]-[.I$176]" office:value-type="float" office:value="114152.875" calcext:value-type="float">
            <text:p>114152,875</text:p>
          </table:table-cell>
          <table:table-cell table:style-name="ce3" table:formula="of:=[.J72]-[.J$176]" office:value-type="float" office:value="939.975" calcext:value-type="float">
            <text:p>939,975</text:p>
          </table:table-cell>
          <table:table-cell table:style-name="ce3" table:formula="of:=[.K72]-[.K$176]" office:value-type="float" office:value="122.2375" calcext:value-type="float">
            <text:p>122,2375</text:p>
          </table:table-cell>
          <table:table-cell table:style-name="ce3" table:formula="of:=[.L72]-[.L$176]" office:value-type="float" office:value="41.3124999999999" calcext:value-type="float">
            <text:p>41,3125</text:p>
          </table:table-cell>
          <table:table-cell table:style-name="ce3" table:formula="of:=[.M72]-[.M$176]" office:value-type="float" office:value="1307.6375" calcext:value-type="float">
            <text:p>1307,6375</text:p>
          </table:table-cell>
          <table:table-cell table:style-name="ce3" table:formula="of:=[.N72]-[.N$176]" office:value-type="float" office:value="2343463.05" calcext:value-type="float">
            <text:p>2343463,05</text:p>
          </table:table-cell>
          <table:table-cell table:style-name="ce3" table:formula="of:=[.O72]-[.O$176]" office:value-type="float" office:value="53.125" calcext:value-type="float">
            <text:p>53,125</text:p>
          </table:table-cell>
          <table:table-cell table:style-name="ce3" table:formula="of:=[.P72]-[.P$176]" office:value-type="float" office:value="16.5875" calcext:value-type="float">
            <text:p>16,5875</text:p>
          </table:table-cell>
          <table:table-cell table:style-name="ce3" table:formula="of:=[.Q72]-[.Q$176]" office:value-type="float" office:value="-149.325" calcext:value-type="float">
            <text:p>-149,325</text:p>
          </table:table-cell>
          <table:table-cell table:style-name="ce3" table:formula="of:=[.R72]-[.R$176]" office:value-type="float" office:value="-8.125" calcext:value-type="float">
            <text:p>-8,125</text:p>
          </table:table-cell>
          <table:table-cell table:style-name="ce3" table:formula="of:=[.S72]-[.S$176]" office:value-type="float" office:value="258656.2" calcext:value-type="float">
            <text:p>258656,2</text:p>
          </table:table-cell>
          <table:table-cell table:style-name="ce3" table:formula="of:=[.T72]-[.T$176]" office:value-type="float" office:value="6.675" calcext:value-type="float">
            <text:p>6,675</text:p>
          </table:table-cell>
          <table:table-cell table:style-name="ce3" table:formula="of:=[.U72]-[.U$176]" office:value-type="float" office:value="0" calcext:value-type="float">
            <text:p>0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-280.0375" calcext:value-type="float">
            <text:p>-280,0375</text:p>
          </table:table-cell>
          <table:table-cell table:style-name="ce3" table:formula="of:=[.C73]-[.C$176]" office:value-type="float" office:value="1320.1875" calcext:value-type="float">
            <text:p>1320,1875</text:p>
          </table:table-cell>
          <table:table-cell table:style-name="ce3" table:formula="of:=[.D73]-[.D$176]" office:value-type="float" office:value="6612.45" calcext:value-type="float">
            <text:p>6612,45</text:p>
          </table:table-cell>
          <table:table-cell table:style-name="ce3" table:formula="of:=[.E73]-[.E$176]" office:value-type="float" office:value="4366163.9" calcext:value-type="float">
            <text:p>4366163,9</text:p>
          </table:table-cell>
          <table:table-cell table:style-name="ce3" table:formula="of:=[.F73]-[.F$176]" office:value-type="float" office:value="-1893.325" calcext:value-type="float">
            <text:p>-1893,325</text:p>
          </table:table-cell>
          <table:table-cell table:style-name="ce3" table:formula="of:=[.G73]-[.G$176]" office:value-type="float" office:value="8.32500000000005" calcext:value-type="float">
            <text:p>8,325</text:p>
          </table:table-cell>
          <table:table-cell table:style-name="ce3" table:formula="of:=[.H73]-[.H$176]" office:value-type="float" office:value="-67.5375000000001" calcext:value-type="float">
            <text:p>-67,5375</text:p>
          </table:table-cell>
          <table:table-cell table:style-name="ce3" table:formula="of:=[.I73]-[.I$176]" office:value-type="float" office:value="97794.675" calcext:value-type="float">
            <text:p>97794,675</text:p>
          </table:table-cell>
          <table:table-cell table:style-name="ce3" table:formula="of:=[.J73]-[.J$176]" office:value-type="float" office:value="-82.8249999999998" calcext:value-type="float">
            <text:p>-82,825</text:p>
          </table:table-cell>
          <table:table-cell table:style-name="ce3" table:formula="of:=[.K73]-[.K$176]" office:value-type="float" office:value="-28.2624999999998" calcext:value-type="float">
            <text:p>-28,2625</text:p>
          </table:table-cell>
          <table:table-cell table:style-name="ce3" table:formula="of:=[.L73]-[.L$176]" office:value-type="float" office:value="76.6124999999999" calcext:value-type="float">
            <text:p>76,6125</text:p>
          </table:table-cell>
          <table:table-cell table:style-name="ce3" table:formula="of:=[.M73]-[.M$176]" office:value-type="float" office:value="786.4375" calcext:value-type="float">
            <text:p>786,4375</text:p>
          </table:table-cell>
          <table:table-cell table:style-name="ce3" table:formula="of:=[.N73]-[.N$176]" office:value-type="float" office:value="2524922.25" calcext:value-type="float">
            <text:p>2524922,25</text:p>
          </table:table-cell>
          <table:table-cell table:style-name="ce3" table:formula="of:=[.O73]-[.O$176]" office:value-type="float" office:value="165.625" calcext:value-type="float">
            <text:p>165,625</text:p>
          </table:table-cell>
          <table:table-cell table:style-name="ce3" table:formula="of:=[.P73]-[.P$176]" office:value-type="float" office:value="16.3875" calcext:value-type="float">
            <text:p>16,3875</text:p>
          </table:table-cell>
          <table:table-cell table:style-name="ce3" table:formula="of:=[.Q73]-[.Q$176]" office:value-type="float" office:value="-229.525" calcext:value-type="float">
            <text:p>-229,525</text:p>
          </table:table-cell>
          <table:table-cell table:style-name="ce3" table:formula="of:=[.R73]-[.R$176]" office:value-type="float" office:value="11.875" calcext:value-type="float">
            <text:p>11,875</text:p>
          </table:table-cell>
          <table:table-cell table:style-name="ce3" table:formula="of:=[.S73]-[.S$176]" office:value-type="float" office:value="272328.3" calcext:value-type="float">
            <text:p>272328,3</text:p>
          </table:table-cell>
          <table:table-cell table:style-name="ce3" table:formula="of:=[.T73]-[.T$176]" office:value-type="float" office:value="81.875" calcext:value-type="float">
            <text:p>81,875</text:p>
          </table:table-cell>
          <table:table-cell table:style-name="ce3" table:formula="of:=[.U73]-[.U$176]" office:value-type="float" office:value="0" calcext:value-type="float">
            <text:p>0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321.7625" calcext:value-type="float">
            <text:p>321,7625</text:p>
          </table:table-cell>
          <table:table-cell table:style-name="ce3" table:formula="of:=[.C74]-[.C$176]" office:value-type="float" office:value="1039.5875" calcext:value-type="float">
            <text:p>1039,5875</text:p>
          </table:table-cell>
          <table:table-cell table:style-name="ce3" table:formula="of:=[.D74]-[.D$176]" office:value-type="float" office:value="5256.05" calcext:value-type="float">
            <text:p>5256,05</text:p>
          </table:table-cell>
          <table:table-cell table:style-name="ce3" table:formula="of:=[.E74]-[.E$176]" office:value-type="float" office:value="4567508.4" calcext:value-type="float">
            <text:p>4567508,4</text:p>
          </table:table-cell>
          <table:table-cell table:style-name="ce3" table:formula="of:=[.F74]-[.F$176]" office:value-type="float" office:value="-1893.325" calcext:value-type="float">
            <text:p>-1893,325</text:p>
          </table:table-cell>
          <table:table-cell table:style-name="ce3" table:formula="of:=[.G74]-[.G$176]" office:value-type="float" office:value="58.0250000000001" calcext:value-type="float">
            <text:p>58,025</text:p>
          </table:table-cell>
          <table:table-cell table:style-name="ce3" table:formula="of:=[.H74]-[.H$176]" office:value-type="float" office:value="574.0625" calcext:value-type="float">
            <text:p>574,0625</text:p>
          </table:table-cell>
          <table:table-cell table:style-name="ce3" table:formula="of:=[.I74]-[.I$176]" office:value-type="float" office:value="89656.175" calcext:value-type="float">
            <text:p>89656,175</text:p>
          </table:table-cell>
          <table:table-cell table:style-name="ce3" table:formula="of:=[.J74]-[.J$176]" office:value-type="float" office:value="-2.82499999999982" calcext:value-type="float">
            <text:p>-2,825</text:p>
          </table:table-cell>
          <table:table-cell table:style-name="ce3" table:formula="of:=[.K74]-[.K$176]" office:value-type="float" office:value="-228.7625" calcext:value-type="float">
            <text:p>-228,7625</text:p>
          </table:table-cell>
          <table:table-cell table:style-name="ce3" table:formula="of:=[.L74]-[.L$176]" office:value-type="float" office:value="51.6124999999999" calcext:value-type="float">
            <text:p>51,6125</text:p>
          </table:table-cell>
          <table:table-cell table:style-name="ce3" table:formula="of:=[.M74]-[.M$176]" office:value-type="float" office:value="585.8375" calcext:value-type="float">
            <text:p>585,8375</text:p>
          </table:table-cell>
          <table:table-cell table:style-name="ce3" table:formula="of:=[.N74]-[.N$176]" office:value-type="float" office:value="2484217.15" calcext:value-type="float">
            <text:p>2484217,15</text:p>
          </table:table-cell>
          <table:table-cell table:style-name="ce3" table:formula="of:=[.O74]-[.O$176]" office:value-type="float" office:value="103.125" calcext:value-type="float">
            <text:p>103,125</text:p>
          </table:table-cell>
          <table:table-cell table:style-name="ce3" table:formula="of:=[.P74]-[.P$176]" office:value-type="float" office:value="41.3875" calcext:value-type="float">
            <text:p>41,3875</text:p>
          </table:table-cell>
          <table:table-cell table:style-name="ce3" table:formula="of:=[.Q74]-[.Q$176]" office:value-type="float" office:value="-28.925" calcext:value-type="float">
            <text:p>-28,925</text:p>
          </table:table-cell>
          <table:table-cell table:style-name="ce3" table:formula="of:=[.R74]-[.R$176]" office:value-type="float" office:value="-28.125" calcext:value-type="float">
            <text:p>-28,125</text:p>
          </table:table-cell>
          <table:table-cell table:style-name="ce3" table:formula="of:=[.S74]-[.S$176]" office:value-type="float" office:value="253257.5" calcext:value-type="float">
            <text:p>253257,5</text:p>
          </table:table-cell>
          <table:table-cell table:style-name="ce3" table:formula="of:=[.T74]-[.T$176]" office:value-type="float" office:value="1.675" calcext:value-type="float">
            <text:p>1,675</text:p>
          </table:table-cell>
          <table:table-cell table:style-name="ce3" table:formula="of:=[.U74]-[.U$176]" office:value-type="float" office:value="0" calcext:value-type="float">
            <text:p>0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502.1625" calcext:value-type="float">
            <text:p>502,1625</text:p>
          </table:table-cell>
          <table:table-cell table:style-name="ce3" table:formula="of:=[.C75]-[.C$176]" office:value-type="float" office:value="1099.9875" calcext:value-type="float">
            <text:p>1099,9875</text:p>
          </table:table-cell>
          <table:table-cell table:style-name="ce3" table:formula="of:=[.D75]-[.D$176]" office:value-type="float" office:value="8647.05" calcext:value-type="float">
            <text:p>8647,05</text:p>
          </table:table-cell>
          <table:table-cell table:style-name="ce3" table:formula="of:=[.E75]-[.E$176]" office:value-type="float" office:value="4232856" calcext:value-type="float">
            <text:p>4232856</text:p>
          </table:table-cell>
          <table:table-cell table:style-name="ce3" table:formula="of:=[.F75]-[.F$176]" office:value-type="float" office:value="2628.075" calcext:value-type="float">
            <text:p>2628,075</text:p>
          </table:table-cell>
          <table:table-cell table:style-name="ce3" table:formula="of:=[.G75]-[.G$176]" office:value-type="float" office:value="-92.4749999999999" calcext:value-type="float">
            <text:p>-92,475</text:p>
          </table:table-cell>
          <table:table-cell table:style-name="ce3" table:formula="of:=[.H75]-[.H$176]" office:value-type="float" office:value="-47.5375000000001" calcext:value-type="float">
            <text:p>-47,5375</text:p>
          </table:table-cell>
          <table:table-cell table:style-name="ce3" table:formula="of:=[.I75]-[.I$176]" office:value-type="float" office:value="81463.475" calcext:value-type="float">
            <text:p>81463,475</text:p>
          </table:table-cell>
          <table:table-cell table:style-name="ce3" table:formula="of:=[.J75]-[.J$176]" office:value-type="float" office:value="358.375" calcext:value-type="float">
            <text:p>358,375</text:p>
          </table:table-cell>
          <table:table-cell table:style-name="ce3" table:formula="of:=[.K75]-[.K$176]" office:value-type="float" office:value="172.4375" calcext:value-type="float">
            <text:p>172,4375</text:p>
          </table:table-cell>
          <table:table-cell table:style-name="ce3" table:formula="of:=[.L75]-[.L$176]" office:value-type="float" office:value="1.11249999999995" calcext:value-type="float">
            <text:p>1,1125</text:p>
          </table:table-cell>
          <table:table-cell table:style-name="ce3" table:formula="of:=[.M75]-[.M$176]" office:value-type="float" office:value="625.8375" calcext:value-type="float">
            <text:p>625,8375</text:p>
          </table:table-cell>
          <table:table-cell table:style-name="ce3" table:formula="of:=[.N75]-[.N$176]" office:value-type="float" office:value="2318848.65" calcext:value-type="float">
            <text:p>2318848,65</text:p>
          </table:table-cell>
          <table:table-cell table:style-name="ce3" table:formula="of:=[.O75]-[.O$176]" office:value-type="float" office:value="115.625" calcext:value-type="float">
            <text:p>115,625</text:p>
          </table:table-cell>
          <table:table-cell table:style-name="ce3" table:formula="of:=[.P75]-[.P$176]" office:value-type="float" office:value="-23.6125" calcext:value-type="float">
            <text:p>-23,6125</text:p>
          </table:table-cell>
          <table:table-cell table:style-name="ce3" table:formula="of:=[.Q75]-[.Q$176]" office:value-type="float" office:value="-289.725" calcext:value-type="float">
            <text:p>-289,725</text:p>
          </table:table-cell>
          <table:table-cell table:style-name="ce3" table:formula="of:=[.R75]-[.R$176]" office:value-type="float" office:value="41.875" calcext:value-type="float">
            <text:p>41,875</text:p>
          </table:table-cell>
          <table:table-cell table:style-name="ce3" table:formula="of:=[.S75]-[.S$176]" office:value-type="float" office:value="255970.3" calcext:value-type="float">
            <text:p>255970,3</text:p>
          </table:table-cell>
          <table:table-cell table:style-name="ce3" table:formula="of:=[.T75]-[.T$176]" office:value-type="float" office:value="-18.325" calcext:value-type="float">
            <text:p>-18,325</text:p>
          </table:table-cell>
          <table:table-cell table:style-name="ce3" table:formula="of:=[.U75]-[.U$176]" office:value-type="float" office:value="0" calcext:value-type="float">
            <text:p>0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-49.4375" calcext:value-type="float">
            <text:p>-49,4375</text:p>
          </table:table-cell>
          <table:table-cell table:style-name="ce3" table:formula="of:=[.C76]-[.C$176]" office:value-type="float" office:value="1179.9875" calcext:value-type="float">
            <text:p>1179,9875</text:p>
          </table:table-cell>
          <table:table-cell table:style-name="ce3" table:formula="of:=[.D76]-[.D$176]" office:value-type="float" office:value="8647.05" calcext:value-type="float">
            <text:p>8647,05</text:p>
          </table:table-cell>
          <table:table-cell table:style-name="ce3" table:formula="of:=[.E76]-[.E$176]" office:value-type="float" office:value="4178491.3" calcext:value-type="float">
            <text:p>4178491,3</text:p>
          </table:table-cell>
          <table:table-cell table:style-name="ce3" table:formula="of:=[.F76]-[.F$176]" office:value-type="float" office:value="-1893.325" calcext:value-type="float">
            <text:p>-1893,325</text:p>
          </table:table-cell>
          <table:table-cell table:style-name="ce3" table:formula="of:=[.G76]-[.G$176]" office:value-type="float" office:value="384.325" calcext:value-type="float">
            <text:p>384,325</text:p>
          </table:table-cell>
          <table:table-cell table:style-name="ce3" table:formula="of:=[.H76]-[.H$176]" office:value-type="float" office:value="92.8625" calcext:value-type="float">
            <text:p>92,8625</text:p>
          </table:table-cell>
          <table:table-cell table:style-name="ce3" table:formula="of:=[.I76]-[.I$176]" office:value-type="float" office:value="73325.075" calcext:value-type="float">
            <text:p>73325,075</text:p>
          </table:table-cell>
          <table:table-cell table:style-name="ce3" table:formula="of:=[.J76]-[.J$176]" office:value-type="float" office:value="317.975" calcext:value-type="float">
            <text:p>317,975</text:p>
          </table:table-cell>
          <table:table-cell table:style-name="ce3" table:formula="of:=[.K76]-[.K$176]" office:value-type="float" office:value="147.4375" calcext:value-type="float">
            <text:p>147,4375</text:p>
          </table:table-cell>
          <table:table-cell table:style-name="ce3" table:formula="of:=[.L76]-[.L$176]" office:value-type="float" office:value="126.6125" calcext:value-type="float">
            <text:p>126,6125</text:p>
          </table:table-cell>
          <table:table-cell table:style-name="ce3" table:formula="of:=[.M76]-[.M$176]" office:value-type="float" office:value="846.2375" calcext:value-type="float">
            <text:p>846,2375</text:p>
          </table:table-cell>
          <table:table-cell table:style-name="ce3" table:formula="of:=[.N76]-[.N$176]" office:value-type="float" office:value="2306432.65" calcext:value-type="float">
            <text:p>2306432,65</text:p>
          </table:table-cell>
          <table:table-cell table:style-name="ce3" table:formula="of:=[.O76]-[.O$176]" office:value-type="float" office:value="40.625" calcext:value-type="float">
            <text:p>40,625</text:p>
          </table:table-cell>
          <table:table-cell table:style-name="ce3" table:formula="of:=[.P76]-[.P$176]" office:value-type="float" office:value="-8.6125" calcext:value-type="float">
            <text:p>-8,6125</text:p>
          </table:table-cell>
          <table:table-cell table:style-name="ce3" table:formula="of:=[.Q76]-[.Q$176]" office:value-type="float" office:value="-88.9250000000001" calcext:value-type="float">
            <text:p>-88,925</text:p>
          </table:table-cell>
          <table:table-cell table:style-name="ce3" table:formula="of:=[.R76]-[.R$176]" office:value-type="float" office:value="49.375" calcext:value-type="float">
            <text:p>49,375</text:p>
          </table:table-cell>
          <table:table-cell table:style-name="ce3" table:formula="of:=[.S76]-[.S$176]" office:value-type="float" office:value="288659.3" calcext:value-type="float">
            <text:p>288659,3</text:p>
          </table:table-cell>
          <table:table-cell table:style-name="ce3" table:formula="of:=[.T76]-[.T$176]" office:value-type="float" office:value="14.975" calcext:value-type="float">
            <text:p>14,975</text:p>
          </table:table-cell>
          <table:table-cell table:style-name="ce3" table:formula="of:=[.U76]-[.U$176]" office:value-type="float" office:value="0" calcext:value-type="float">
            <text:p>0</text:p>
          </table:table-cell>
          <table:table-cell table:style-name="ce3" table:formula="of:=[.V7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60.9625000000001" calcext:value-type="float">
            <text:p>60,9625</text:p>
          </table:table-cell>
          <table:table-cell table:style-name="ce3" table:formula="of:=[.C77]-[.C$176]" office:value-type="float" office:value="999.3875" calcext:value-type="float">
            <text:p>999,3875</text:p>
          </table:table-cell>
          <table:table-cell table:style-name="ce3" table:formula="of:=[.D77]-[.D$176]" office:value-type="float" office:value="8647.05" calcext:value-type="float">
            <text:p>8647,05</text:p>
          </table:table-cell>
          <table:table-cell table:style-name="ce3" table:formula="of:=[.E77]-[.E$176]" office:value-type="float" office:value="4118619.6" calcext:value-type="float">
            <text:p>4118619,6</text:p>
          </table:table-cell>
          <table:table-cell table:style-name="ce3" table:formula="of:=[.F77]-[.F$176]" office:value-type="float" office:value="-1893.325" calcext:value-type="float">
            <text:p>-1893,325</text:p>
          </table:table-cell>
          <table:table-cell table:style-name="ce3" table:formula="of:=[.G77]-[.G$176]" office:value-type="float" office:value="33.0250000000001" calcext:value-type="float">
            <text:p>33,025</text:p>
          </table:table-cell>
          <table:table-cell table:style-name="ce3" table:formula="of:=[.H77]-[.H$176]" office:value-type="float" office:value="373.4625" calcext:value-type="float">
            <text:p>373,4625</text:p>
          </table:table-cell>
          <table:table-cell table:style-name="ce3" table:formula="of:=[.I77]-[.I$176]" office:value-type="float" office:value="70585.075" calcext:value-type="float">
            <text:p>70585,075</text:p>
          </table:table-cell>
          <table:table-cell table:style-name="ce3" table:formula="of:=[.J77]-[.J$176]" office:value-type="float" office:value="478.975" calcext:value-type="float">
            <text:p>478,975</text:p>
          </table:table-cell>
          <table:table-cell table:style-name="ce3" table:formula="of:=[.K77]-[.K$176]" office:value-type="float" office:value="-128.5625" calcext:value-type="float">
            <text:p>-128,5625</text:p>
          </table:table-cell>
          <table:table-cell table:style-name="ce3" table:formula="of:=[.L77]-[.L$176]" office:value-type="float" office:value="302.3125" calcext:value-type="float">
            <text:p>302,3125</text:p>
          </table:table-cell>
          <table:table-cell table:style-name="ce3" table:formula="of:=[.M77]-[.M$176]" office:value-type="float" office:value="485.4375" calcext:value-type="float">
            <text:p>485,4375</text:p>
          </table:table-cell>
          <table:table-cell table:style-name="ce3" table:formula="of:=[.N77]-[.N$176]" office:value-type="float" office:value="2209690.25" calcext:value-type="float">
            <text:p>2209690,25</text:p>
          </table:table-cell>
          <table:table-cell table:style-name="ce3" table:formula="of:=[.O77]-[.O$176]" office:value-type="float" office:value="62.025" calcext:value-type="float">
            <text:p>62,025</text:p>
          </table:table-cell>
          <table:table-cell table:style-name="ce3" table:formula="of:=[.P77]-[.P$176]" office:value-type="float" office:value="36.5875" calcext:value-type="float">
            <text:p>36,5875</text:p>
          </table:table-cell>
          <table:table-cell table:style-name="ce3" table:formula="of:=[.Q77]-[.Q$176]" office:value-type="float" office:value="-229.325" calcext:value-type="float">
            <text:p>-229,325</text:p>
          </table:table-cell>
          <table:table-cell table:style-name="ce3" table:formula="of:=[.R77]-[.R$176]" office:value-type="float" office:value="11.875" calcext:value-type="float">
            <text:p>11,875</text:p>
          </table:table-cell>
          <table:table-cell table:style-name="ce3" table:formula="of:=[.S77]-[.S$176]" office:value-type="float" office:value="329541.2" calcext:value-type="float">
            <text:p>329541,2</text:p>
          </table:table-cell>
          <table:table-cell table:style-name="ce3" table:formula="of:=[.T77]-[.T$176]" office:value-type="float" office:value="1.675" calcext:value-type="float">
            <text:p>1,675</text:p>
          </table:table-cell>
          <table:table-cell table:style-name="ce3" table:formula="of:=[.U77]-[.U$176]" office:value-type="float" office:value="0" calcext:value-type="float">
            <text:p>0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241.3625" calcext:value-type="float">
            <text:p>241,3625</text:p>
          </table:table-cell>
          <table:table-cell table:style-name="ce3" table:formula="of:=[.C78]-[.C$176]" office:value-type="float" office:value="1059.5875" calcext:value-type="float">
            <text:p>1059,5875</text:p>
          </table:table-cell>
          <table:table-cell table:style-name="ce3" table:formula="of:=[.D78]-[.D$176]" office:value-type="float" office:value="9325.35" calcext:value-type="float">
            <text:p>9325,35</text:p>
          </table:table-cell>
          <table:table-cell table:style-name="ce3" table:formula="of:=[.E78]-[.E$176]" office:value-type="float" office:value="4102234.5" calcext:value-type="float">
            <text:p>4102234,5</text:p>
          </table:table-cell>
          <table:table-cell table:style-name="ce3" table:formula="of:=[.F78]-[.F$176]" office:value-type="float" office:value="819.475" calcext:value-type="float">
            <text:p>819,475</text:p>
          </table:table-cell>
          <table:table-cell table:style-name="ce3" table:formula="of:=[.G78]-[.G$176]" office:value-type="float" office:value="53.2250000000001" calcext:value-type="float">
            <text:p>53,225</text:p>
          </table:table-cell>
          <table:table-cell table:style-name="ce3" table:formula="of:=[.H78]-[.H$176]" office:value-type="float" office:value="-248.1375" calcext:value-type="float">
            <text:p>-248,1375</text:p>
          </table:table-cell>
          <table:table-cell table:style-name="ce3" table:formula="of:=[.I78]-[.I$176]" office:value-type="float" office:value="65159.475" calcext:value-type="float">
            <text:p>65159,475</text:p>
          </table:table-cell>
          <table:table-cell table:style-name="ce3" table:formula="of:=[.J78]-[.J$176]" office:value-type="float" office:value="-283.425" calcext:value-type="float">
            <text:p>-283,425</text:p>
          </table:table-cell>
          <table:table-cell table:style-name="ce3" table:formula="of:=[.K78]-[.K$176]" office:value-type="float" office:value="473.2375" calcext:value-type="float">
            <text:p>473,2375</text:p>
          </table:table-cell>
          <table:table-cell table:style-name="ce3" table:formula="of:=[.L78]-[.L$176]" office:value-type="float" office:value="126.6125" calcext:value-type="float">
            <text:p>126,6125</text:p>
          </table:table-cell>
          <table:table-cell table:style-name="ce3" table:formula="of:=[.M78]-[.M$176]" office:value-type="float" office:value="841.7375" calcext:value-type="float">
            <text:p>841,7375</text:p>
          </table:table-cell>
          <table:table-cell table:style-name="ce3" table:formula="of:=[.N78]-[.N$176]" office:value-type="float" office:value="2226976.65" calcext:value-type="float">
            <text:p>2226976,65</text:p>
          </table:table-cell>
          <table:table-cell table:style-name="ce3" table:formula="of:=[.O78]-[.O$176]" office:value-type="float" office:value="90.625" calcext:value-type="float">
            <text:p>90,625</text:p>
          </table:table-cell>
          <table:table-cell table:style-name="ce3" table:formula="of:=[.P78]-[.P$176]" office:value-type="float" office:value="76.3875" calcext:value-type="float">
            <text:p>76,3875</text:p>
          </table:table-cell>
          <table:table-cell table:style-name="ce3" table:formula="of:=[.Q78]-[.Q$176]" office:value-type="float" office:value="31.4749999999999" calcext:value-type="float">
            <text:p>31,475</text:p>
          </table:table-cell>
          <table:table-cell table:style-name="ce3" table:formula="of:=[.R78]-[.R$176]" office:value-type="float" office:value="61.875" calcext:value-type="float">
            <text:p>61,875</text:p>
          </table:table-cell>
          <table:table-cell table:style-name="ce3" table:formula="of:=[.S78]-[.S$176]" office:value-type="float" office:value="326801.4" calcext:value-type="float">
            <text:p>326801,4</text:p>
          </table:table-cell>
          <table:table-cell table:style-name="ce3" table:formula="of:=[.T78]-[.T$176]" office:value-type="float" office:value="41.675" calcext:value-type="float">
            <text:p>41,675</text:p>
          </table:table-cell>
          <table:table-cell table:style-name="ce3" table:formula="of:=[.U78]-[.U$176]" office:value-type="float" office:value="0" calcext:value-type="float">
            <text:p>0</text:p>
          </table:table-cell>
          <table:table-cell table:style-name="ce3" table:formula="of:=[.V78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181.1625" calcext:value-type="float">
            <text:p>181,1625</text:p>
          </table:table-cell>
          <table:table-cell table:style-name="ce3" table:formula="of:=[.C79]-[.C$176]" office:value-type="float" office:value="678.5875" calcext:value-type="float">
            <text:p>678,5875</text:p>
          </table:table-cell>
          <table:table-cell table:style-name="ce3" table:formula="of:=[.D79]-[.D$176]" office:value-type="float" office:value="3899.65" calcext:value-type="float">
            <text:p>3899,65</text:p>
          </table:table-cell>
          <table:table-cell table:style-name="ce3" table:formula="of:=[.E79]-[.E$176]" office:value-type="float" office:value="4192055.6" calcext:value-type="float">
            <text:p>4192055,6</text:p>
          </table:table-cell>
          <table:table-cell table:style-name="ce3" table:formula="of:=[.F79]-[.F$176]" office:value-type="float" office:value="-1893.325" calcext:value-type="float">
            <text:p>-1893,325</text:p>
          </table:table-cell>
          <table:table-cell table:style-name="ce3" table:formula="of:=[.G79]-[.G$176]" office:value-type="float" office:value="-392.975" calcext:value-type="float">
            <text:p>-392,975</text:p>
          </table:table-cell>
          <table:table-cell table:style-name="ce3" table:formula="of:=[.H79]-[.H$176]" office:value-type="float" office:value="534.0625" calcext:value-type="float">
            <text:p>534,0625</text:p>
          </table:table-cell>
          <table:table-cell table:style-name="ce3" table:formula="of:=[.I79]-[.I$176]" office:value-type="float" office:value="65159.475" calcext:value-type="float">
            <text:p>65159,475</text:p>
          </table:table-cell>
          <table:table-cell table:style-name="ce3" table:formula="of:=[.J79]-[.J$176]" office:value-type="float" office:value="278.175" calcext:value-type="float">
            <text:p>278,175</text:p>
          </table:table-cell>
          <table:table-cell table:style-name="ce3" table:formula="of:=[.K79]-[.K$176]" office:value-type="float" office:value="-228.7625" calcext:value-type="float">
            <text:p>-228,7625</text:p>
          </table:table-cell>
          <table:table-cell table:style-name="ce3" table:formula="of:=[.L79]-[.L$176]" office:value-type="float" office:value="377.1125" calcext:value-type="float">
            <text:p>377,1125</text:p>
          </table:table-cell>
          <table:table-cell table:style-name="ce3" table:formula="of:=[.M79]-[.M$176]" office:value-type="float" office:value="264.8375" calcext:value-type="float">
            <text:p>264,8375</text:p>
          </table:table-cell>
          <table:table-cell table:style-name="ce3" table:formula="of:=[.N79]-[.N$176]" office:value-type="float" office:value="2215290.25" calcext:value-type="float">
            <text:p>2215290,25</text:p>
          </table:table-cell>
          <table:table-cell table:style-name="ce3" table:formula="of:=[.O79]-[.O$176]" office:value-type="float" office:value="103.125" calcext:value-type="float">
            <text:p>103,125</text:p>
          </table:table-cell>
          <table:table-cell table:style-name="ce3" table:formula="of:=[.P79]-[.P$176]" office:value-type="float" office:value="-33.6125" calcext:value-type="float">
            <text:p>-33,6125</text:p>
          </table:table-cell>
          <table:table-cell table:style-name="ce3" table:formula="of:=[.Q79]-[.Q$176]" office:value-type="float" office:value="-329.725" calcext:value-type="float">
            <text:p>-329,725</text:p>
          </table:table-cell>
          <table:table-cell table:style-name="ce3" table:formula="of:=[.R79]-[.R$176]" office:value-type="float" office:value="11.875" calcext:value-type="float">
            <text:p>11,875</text:p>
          </table:table-cell>
          <table:table-cell table:style-name="ce3" table:formula="of:=[.S79]-[.S$176]" office:value-type="float" office:value="343078.3" calcext:value-type="float">
            <text:p>343078,3</text:p>
          </table:table-cell>
          <table:table-cell table:style-name="ce3" table:formula="of:=[.T79]-[.T$176]" office:value-type="float" office:value="56.675" calcext:value-type="float">
            <text:p>56,675</text:p>
          </table:table-cell>
          <table:table-cell table:style-name="ce3" table:formula="of:=[.U79]-[.U$176]" office:value-type="float" office:value="0" calcext:value-type="float">
            <text:p>0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276.5625" calcext:value-type="float">
            <text:p>276,5625</text:p>
          </table:table-cell>
          <table:table-cell table:style-name="ce3" table:formula="of:=[.C80]-[.C$176]" office:value-type="float" office:value="1200.1875" calcext:value-type="float">
            <text:p>1200,1875</text:p>
          </table:table-cell>
          <table:table-cell table:style-name="ce3" table:formula="of:=[.D80]-[.D$176]" office:value-type="float" office:value="3899.65" calcext:value-type="float">
            <text:p>3899,65</text:p>
          </table:table-cell>
          <table:table-cell table:style-name="ce3" table:formula="of:=[.E80]-[.E$176]" office:value-type="float" office:value="4221977.9" calcext:value-type="float">
            <text:p>4221977,9</text:p>
          </table:table-cell>
          <table:table-cell table:style-name="ce3" table:formula="of:=[.F80]-[.F$176]" office:value-type="float" office:value="7149.375" calcext:value-type="float">
            <text:p>7149,375</text:p>
          </table:table-cell>
          <table:table-cell table:style-name="ce3" table:formula="of:=[.G80]-[.G$176]" office:value-type="float" office:value="-287.975" calcext:value-type="float">
            <text:p>-287,975</text:p>
          </table:table-cell>
          <table:table-cell table:style-name="ce3" table:formula="of:=[.H80]-[.H$176]" office:value-type="float" office:value="-7.53750000000014" calcext:value-type="float">
            <text:p>-7,5375</text:p>
          </table:table-cell>
          <table:table-cell table:style-name="ce3" table:formula="of:=[.I80]-[.I$176]" office:value-type="float" office:value="65159.475" calcext:value-type="float">
            <text:p>65159,475</text:p>
          </table:table-cell>
          <table:table-cell table:style-name="ce3" table:formula="of:=[.J80]-[.J$176]" office:value-type="float" office:value="453.675" calcext:value-type="float">
            <text:p>453,675</text:p>
          </table:table-cell>
          <table:table-cell table:style-name="ce3" table:formula="of:=[.K80]-[.K$176]" office:value-type="float" office:value="-228.5625" calcext:value-type="float">
            <text:p>-228,5625</text:p>
          </table:table-cell>
          <table:table-cell table:style-name="ce3" table:formula="of:=[.L80]-[.L$176]" office:value-type="float" office:value="301.8125" calcext:value-type="float">
            <text:p>301,8125</text:p>
          </table:table-cell>
          <table:table-cell table:style-name="ce3" table:formula="of:=[.M80]-[.M$176]" office:value-type="float" office:value="746.2375" calcext:value-type="float">
            <text:p>746,2375</text:p>
          </table:table-cell>
          <table:table-cell table:style-name="ce3" table:formula="of:=[.N80]-[.N$176]" office:value-type="float" office:value="2171917.45" calcext:value-type="float">
            <text:p>2171917,45</text:p>
          </table:table-cell>
          <table:table-cell table:style-name="ce3" table:formula="of:=[.O80]-[.O$176]" office:value-type="float" office:value="65.625" calcext:value-type="float">
            <text:p>65,625</text:p>
          </table:table-cell>
          <table:table-cell table:style-name="ce3" table:formula="of:=[.P80]-[.P$176]" office:value-type="float" office:value="76.3875" calcext:value-type="float">
            <text:p>76,3875</text:p>
          </table:table-cell>
          <table:table-cell table:style-name="ce3" table:formula="of:=[.Q80]-[.Q$176]" office:value-type="float" office:value="-189.525" calcext:value-type="float">
            <text:p>-189,525</text:p>
          </table:table-cell>
          <table:table-cell table:style-name="ce3" table:formula="of:=[.R80]-[.R$176]" office:value-type="float" office:value="-38.125" calcext:value-type="float">
            <text:p>-38,125</text:p>
          </table:table-cell>
          <table:table-cell table:style-name="ce3" table:formula="of:=[.S80]-[.S$176]" office:value-type="float" office:value="359463.5" calcext:value-type="float">
            <text:p>359463,5</text:p>
          </table:table-cell>
          <table:table-cell table:style-name="ce3" table:formula="of:=[.T80]-[.T$176]" office:value-type="float" office:value="61.675" calcext:value-type="float">
            <text:p>61,675</text:p>
          </table:table-cell>
          <table:table-cell table:style-name="ce3" table:formula="of:=[.U80]-[.U$176]" office:value-type="float" office:value="0" calcext:value-type="float">
            <text:p>0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361.5625" calcext:value-type="float">
            <text:p>361,5625</text:p>
          </table:table-cell>
          <table:table-cell table:style-name="ce3" table:formula="of:=[.C81]-[.C$176]" office:value-type="float" office:value="1255.0875" calcext:value-type="float">
            <text:p>1255,0875</text:p>
          </table:table-cell>
          <table:table-cell table:style-name="ce3" table:formula="of:=[.D81]-[.D$176]" office:value-type="float" office:value="6612.45" calcext:value-type="float">
            <text:p>6612,45</text:p>
          </table:table-cell>
          <table:table-cell table:style-name="ce3" table:formula="of:=[.E81]-[.E$176]" office:value-type="float" office:value="4080477.8" calcext:value-type="float">
            <text:p>4080477,8</text:p>
          </table:table-cell>
          <table:table-cell table:style-name="ce3" table:formula="of:=[.F81]-[.F$176]" office:value-type="float" office:value="-1893.325" calcext:value-type="float">
            <text:p>-1893,325</text:p>
          </table:table-cell>
          <table:table-cell table:style-name="ce3" table:formula="of:=[.G81]-[.G$176]" office:value-type="float" office:value="13.2250000000001" calcext:value-type="float">
            <text:p>13,225</text:p>
          </table:table-cell>
          <table:table-cell table:style-name="ce3" table:formula="of:=[.H81]-[.H$176]" office:value-type="float" office:value="112.8625" calcext:value-type="float">
            <text:p>112,8625</text:p>
          </table:table-cell>
          <table:table-cell table:style-name="ce3" table:formula="of:=[.I81]-[.I$176]" office:value-type="float" office:value="62446.675" calcext:value-type="float">
            <text:p>62446,675</text:p>
          </table:table-cell>
          <table:table-cell table:style-name="ce3" table:formula="of:=[.J81]-[.J$176]" office:value-type="float" office:value="-22.625" calcext:value-type="float">
            <text:p>-22,625</text:p>
          </table:table-cell>
          <table:table-cell table:style-name="ce3" table:formula="of:=[.K81]-[.K$176]" office:value-type="float" office:value="-303.7625" calcext:value-type="float">
            <text:p>-303,7625</text:p>
          </table:table-cell>
          <table:table-cell table:style-name="ce3" table:formula="of:=[.L81]-[.L$176]" office:value-type="float" office:value="21.5125" calcext:value-type="float">
            <text:p>21,5125</text:p>
          </table:table-cell>
          <table:table-cell table:style-name="ce3" table:formula="of:=[.M81]-[.M$176]" office:value-type="float" office:value="826.4375" calcext:value-type="float">
            <text:p>826,4375</text:p>
          </table:table-cell>
          <table:table-cell table:style-name="ce3" table:formula="of:=[.N81]-[.N$176]" office:value-type="float" office:value="2263437.45" calcext:value-type="float">
            <text:p>2263437,45</text:p>
          </table:table-cell>
          <table:table-cell table:style-name="ce3" table:formula="of:=[.O81]-[.O$176]" office:value-type="float" office:value="65.625" calcext:value-type="float">
            <text:p>65,625</text:p>
          </table:table-cell>
          <table:table-cell table:style-name="ce3" table:formula="of:=[.P81]-[.P$176]" office:value-type="float" office:value="16.3875" calcext:value-type="float">
            <text:p>16,3875</text:p>
          </table:table-cell>
          <table:table-cell table:style-name="ce3" table:formula="of:=[.Q81]-[.Q$176]" office:value-type="float" office:value="-49.125" calcext:value-type="float">
            <text:p>-49,125</text:p>
          </table:table-cell>
          <table:table-cell table:style-name="ce3" table:formula="of:=[.R81]-[.R$176]" office:value-type="float" office:value="-48.125" calcext:value-type="float">
            <text:p>-48,125</text:p>
          </table:table-cell>
          <table:table-cell table:style-name="ce3" table:formula="of:=[.S81]-[.S$176]" office:value-type="float" office:value="334939.7" calcext:value-type="float">
            <text:p>334939,7</text:p>
          </table:table-cell>
          <table:table-cell table:style-name="ce3" table:formula="of:=[.T81]-[.T$176]" office:value-type="float" office:value="48.375" calcext:value-type="float">
            <text:p>48,375</text:p>
          </table:table-cell>
          <table:table-cell table:style-name="ce3" table:formula="of:=[.U81]-[.U$176]" office:value-type="float" office:value="0" calcext:value-type="float">
            <text:p>0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20.9625000000001" calcext:value-type="float">
            <text:p>20,9625</text:p>
          </table:table-cell>
          <table:table-cell table:style-name="ce3" table:formula="of:=[.C82]-[.C$176]" office:value-type="float" office:value="1200.1875" calcext:value-type="float">
            <text:p>1200,1875</text:p>
          </table:table-cell>
          <table:table-cell table:style-name="ce3" table:formula="of:=[.D82]-[.D$176]" office:value-type="float" office:value="3899.65" calcext:value-type="float">
            <text:p>3899,65</text:p>
          </table:table-cell>
          <table:table-cell table:style-name="ce3" table:formula="of:=[.E82]-[.E$176]" office:value-type="float" office:value="4211180.5" calcext:value-type="float">
            <text:p>4211180,5</text:p>
          </table:table-cell>
          <table:table-cell table:style-name="ce3" table:formula="of:=[.F82]-[.F$176]" office:value-type="float" office:value="1497.675" calcext:value-type="float">
            <text:p>1497,675</text:p>
          </table:table-cell>
          <table:table-cell table:style-name="ce3" table:formula="of:=[.G82]-[.G$176]" office:value-type="float" office:value="534.525" calcext:value-type="float">
            <text:p>534,525</text:p>
          </table:table-cell>
          <table:table-cell table:style-name="ce3" table:formula="of:=[.H82]-[.H$176]" office:value-type="float" office:value="12.6624999999999" calcext:value-type="float">
            <text:p>12,6625</text:p>
          </table:table-cell>
          <table:table-cell table:style-name="ce3" table:formula="of:=[.I82]-[.I$176]" office:value-type="float" office:value="59733.875" calcext:value-type="float">
            <text:p>59733,875</text:p>
          </table:table-cell>
          <table:table-cell table:style-name="ce3" table:formula="of:=[.J82]-[.J$176]" office:value-type="float" office:value="-403.625" calcext:value-type="float">
            <text:p>-403,625</text:p>
          </table:table-cell>
          <table:table-cell table:style-name="ce3" table:formula="of:=[.K82]-[.K$176]" office:value-type="float" office:value="523.2375" calcext:value-type="float">
            <text:p>523,2375</text:p>
          </table:table-cell>
          <table:table-cell table:style-name="ce3" table:formula="of:=[.L82]-[.L$176]" office:value-type="float" office:value="176.8125" calcext:value-type="float">
            <text:p>176,8125</text:p>
          </table:table-cell>
          <table:table-cell table:style-name="ce3" table:formula="of:=[.M82]-[.M$176]" office:value-type="float" office:value="690.7375" calcext:value-type="float">
            <text:p>690,7375</text:p>
          </table:table-cell>
          <table:table-cell table:style-name="ce3" table:formula="of:=[.N82]-[.N$176]" office:value-type="float" office:value="2245562.25" calcext:value-type="float">
            <text:p>2245562,25</text:p>
          </table:table-cell>
          <table:table-cell table:style-name="ce3" table:formula="of:=[.O82]-[.O$176]" office:value-type="float" office:value="90.625" calcext:value-type="float">
            <text:p>90,625</text:p>
          </table:table-cell>
          <table:table-cell table:style-name="ce3" table:formula="of:=[.P82]-[.P$176]" office:value-type="float" office:value="16.3875" calcext:value-type="float">
            <text:p>16,3875</text:p>
          </table:table-cell>
          <table:table-cell table:style-name="ce3" table:formula="of:=[.Q82]-[.Q$176]" office:value-type="float" office:value="-68.9250000000001" calcext:value-type="float">
            <text:p>-68,925</text:p>
          </table:table-cell>
          <table:table-cell table:style-name="ce3" table:formula="of:=[.R82]-[.R$176]" office:value-type="float" office:value="11.875" calcext:value-type="float">
            <text:p>11,875</text:p>
          </table:table-cell>
          <table:table-cell table:style-name="ce3" table:formula="of:=[.S82]-[.S$176]" office:value-type="float" office:value="305017.3" calcext:value-type="float">
            <text:p>305017,3</text:p>
          </table:table-cell>
          <table:table-cell table:style-name="ce3" table:formula="of:=[.T82]-[.T$176]" office:value-type="float" office:value="-18.325" calcext:value-type="float">
            <text:p>-18,325</text:p>
          </table:table-cell>
          <table:table-cell table:style-name="ce3" table:formula="of:=[.U82]-[.U$176]" office:value-type="float" office:value="0" calcext:value-type="float">
            <text:p>0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100.9625" calcext:value-type="float">
            <text:p>100,9625</text:p>
          </table:table-cell>
          <table:table-cell table:style-name="ce3" table:formula="of:=[.C83]-[.C$176]" office:value-type="float" office:value="1220.1875" calcext:value-type="float">
            <text:p>1220,1875</text:p>
          </table:table-cell>
          <table:table-cell table:style-name="ce3" table:formula="of:=[.D83]-[.D$176]" office:value-type="float" office:value="6612.45" calcext:value-type="float">
            <text:p>6612,45</text:p>
          </table:table-cell>
          <table:table-cell table:style-name="ce3" table:formula="of:=[.E83]-[.E$176]" office:value-type="float" office:value="4227457.4" calcext:value-type="float">
            <text:p>4227457,4</text:p>
          </table:table-cell>
          <table:table-cell table:style-name="ce3" table:formula="of:=[.F83]-[.F$176]" office:value-type="float" office:value="2628.075" calcext:value-type="float">
            <text:p>2628,075</text:p>
          </table:table-cell>
          <table:table-cell table:style-name="ce3" table:formula="of:=[.G83]-[.G$176]" office:value-type="float" office:value="133.525" calcext:value-type="float">
            <text:p>133,525</text:p>
          </table:table-cell>
          <table:table-cell table:style-name="ce3" table:formula="of:=[.H83]-[.H$176]" office:value-type="float" office:value="-67.7375000000002" calcext:value-type="float">
            <text:p>-67,7375</text:p>
          </table:table-cell>
          <table:table-cell table:style-name="ce3" table:formula="of:=[.I83]-[.I$176]" office:value-type="float" office:value="54308.275" calcext:value-type="float">
            <text:p>54308,275</text:p>
          </table:table-cell>
          <table:table-cell table:style-name="ce3" table:formula="of:=[.J83]-[.J$176]" office:value-type="float" office:value="117.775" calcext:value-type="float">
            <text:p>117,775</text:p>
          </table:table-cell>
          <table:table-cell table:style-name="ce3" table:formula="of:=[.K83]-[.K$176]" office:value-type="float" office:value="147.4375" calcext:value-type="float">
            <text:p>147,4375</text:p>
          </table:table-cell>
          <table:table-cell table:style-name="ce3" table:formula="of:=[.L83]-[.L$176]" office:value-type="float" office:value="-48.8875" calcext:value-type="float">
            <text:p>-48,8875</text:p>
          </table:table-cell>
          <table:table-cell table:style-name="ce3" table:formula="of:=[.M83]-[.M$176]" office:value-type="float" office:value="726.0375" calcext:value-type="float">
            <text:p>726,0375</text:p>
          </table:table-cell>
          <table:table-cell table:style-name="ce3" table:formula="of:=[.N83]-[.N$176]" office:value-type="float" office:value="2241530.25" calcext:value-type="float">
            <text:p>2241530,25</text:p>
          </table:table-cell>
          <table:table-cell table:style-name="ce3" table:formula="of:=[.O83]-[.O$176]" office:value-type="float" office:value="40.625" calcext:value-type="float">
            <text:p>40,625</text:p>
          </table:table-cell>
          <table:table-cell table:style-name="ce3" table:formula="of:=[.P83]-[.P$176]" office:value-type="float" office:value="41.3875" calcext:value-type="float">
            <text:p>41,3875</text:p>
          </table:table-cell>
          <table:table-cell table:style-name="ce3" table:formula="of:=[.Q83]-[.Q$176]" office:value-type="float" office:value="-149.325" calcext:value-type="float">
            <text:p>-149,325</text:p>
          </table:table-cell>
          <table:table-cell table:style-name="ce3" table:formula="of:=[.R83]-[.R$176]" office:value-type="float" office:value="111.875" calcext:value-type="float">
            <text:p>111,875</text:p>
          </table:table-cell>
          <table:table-cell table:style-name="ce3" table:formula="of:=[.S83]-[.S$176]" office:value-type="float" office:value="269561.5" calcext:value-type="float">
            <text:p>269561,5</text:p>
          </table:table-cell>
          <table:table-cell table:style-name="ce3" table:formula="of:=[.T83]-[.T$176]" office:value-type="float" office:value="81.675" calcext:value-type="float">
            <text:p>81,675</text:p>
          </table:table-cell>
          <table:table-cell table:style-name="ce3" table:formula="of:=[.U83]-[.U$176]" office:value-type="float" office:value="0" calcext:value-type="float">
            <text:p>0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602.0625" calcext:value-type="float">
            <text:p>602,0625</text:p>
          </table:table-cell>
          <table:table-cell table:style-name="ce3" table:formula="of:=[.C84]-[.C$176]" office:value-type="float" office:value="1741.5875" calcext:value-type="float">
            <text:p>1741,5875</text:p>
          </table:table-cell>
          <table:table-cell table:style-name="ce3" table:formula="of:=[.D84]-[.D$176]" office:value-type="float" office:value="3899.65" calcext:value-type="float">
            <text:p>3899,65</text:p>
          </table:table-cell>
          <table:table-cell table:style-name="ce3" table:formula="of:=[.E84]-[.E$176]" office:value-type="float" office:value="4322650.1" calcext:value-type="float">
            <text:p>4322650,1</text:p>
          </table:table-cell>
          <table:table-cell table:style-name="ce3" table:formula="of:=[.F84]-[.F$176]" office:value-type="float" office:value="-1893.325" calcext:value-type="float">
            <text:p>-1893,325</text:p>
          </table:table-cell>
          <table:table-cell table:style-name="ce3" table:formula="of:=[.G84]-[.G$176]" office:value-type="float" office:value="108.525" calcext:value-type="float">
            <text:p>108,525</text:p>
          </table:table-cell>
          <table:table-cell table:style-name="ce3" table:formula="of:=[.H84]-[.H$176]" office:value-type="float" office:value="-27.7375000000002" calcext:value-type="float">
            <text:p>-27,7375</text:p>
          </table:table-cell>
          <table:table-cell table:style-name="ce3" table:formula="of:=[.I84]-[.I$176]" office:value-type="float" office:value="59733.875" calcext:value-type="float">
            <text:p>59733,875</text:p>
          </table:table-cell>
          <table:table-cell table:style-name="ce3" table:formula="of:=[.J84]-[.J$176]" office:value-type="float" office:value="-42.625" calcext:value-type="float">
            <text:p>-42,625</text:p>
          </table:table-cell>
          <table:table-cell table:style-name="ce3" table:formula="of:=[.K84]-[.K$176]" office:value-type="float" office:value="-78.2624999999998" calcext:value-type="float">
            <text:p>-78,2625</text:p>
          </table:table-cell>
          <table:table-cell table:style-name="ce3" table:formula="of:=[.L84]-[.L$176]" office:value-type="float" office:value="-59.0875" calcext:value-type="float">
            <text:p>-59,0875</text:p>
          </table:table-cell>
          <table:table-cell table:style-name="ce3" table:formula="of:=[.M84]-[.M$176]" office:value-type="float" office:value="565.5375" calcext:value-type="float">
            <text:p>565,5375</text:p>
          </table:table-cell>
          <table:table-cell table:style-name="ce3" table:formula="of:=[.N84]-[.N$176]" office:value-type="float" office:value="2255495.05" calcext:value-type="float">
            <text:p>2255495,05</text:p>
          </table:table-cell>
          <table:table-cell table:style-name="ce3" table:formula="of:=[.O84]-[.O$176]" office:value-type="float" office:value="115.625" calcext:value-type="float">
            <text:p>115,625</text:p>
          </table:table-cell>
          <table:table-cell table:style-name="ce3" table:formula="of:=[.P84]-[.P$176]" office:value-type="float" office:value="76.3875" calcext:value-type="float">
            <text:p>76,3875</text:p>
          </table:table-cell>
          <table:table-cell table:style-name="ce3" table:formula="of:=[.Q84]-[.Q$176]" office:value-type="float" office:value="-8.52500000000009" calcext:value-type="float">
            <text:p>-8,525</text:p>
          </table:table-cell>
          <table:table-cell table:style-name="ce3" table:formula="of:=[.R84]-[.R$176]" office:value-type="float" office:value="-50.625" calcext:value-type="float">
            <text:p>-50,625</text:p>
          </table:table-cell>
          <table:table-cell table:style-name="ce3" table:formula="of:=[.S84]-[.S$176]" office:value-type="float" office:value="236980.2" calcext:value-type="float">
            <text:p>236980,2</text:p>
          </table:table-cell>
          <table:table-cell table:style-name="ce3" table:formula="of:=[.T84]-[.T$176]" office:value-type="float" office:value="56.675" calcext:value-type="float">
            <text:p>56,675</text:p>
          </table:table-cell>
          <table:table-cell table:style-name="ce3" table:formula="of:=[.U84]-[.U$176]" office:value-type="float" office:value="0" calcext:value-type="float">
            <text:p>0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261.7625" calcext:value-type="float">
            <text:p>261,7625</text:p>
          </table:table-cell>
          <table:table-cell table:style-name="ce3" table:formula="of:=[.C85]-[.C$176]" office:value-type="float" office:value="1500.9875" calcext:value-type="float">
            <text:p>1500,9875</text:p>
          </table:table-cell>
          <table:table-cell table:style-name="ce3" table:formula="of:=[.D85]-[.D$176]" office:value-type="float" office:value="5256.05" calcext:value-type="float">
            <text:p>5256,05</text:p>
          </table:table-cell>
          <table:table-cell table:style-name="ce3" table:formula="of:=[.E85]-[.E$176]" office:value-type="float" office:value="4309085.9" calcext:value-type="float">
            <text:p>4309085,9</text:p>
          </table:table-cell>
          <table:table-cell table:style-name="ce3" table:formula="of:=[.F85]-[.F$176]" office:value-type="float" office:value="-1893.325" calcext:value-type="float">
            <text:p>-1893,325</text:p>
          </table:table-cell>
          <table:table-cell table:style-name="ce3" table:formula="of:=[.G85]-[.G$176]" office:value-type="float" office:value="173.625" calcext:value-type="float">
            <text:p>173,625</text:p>
          </table:table-cell>
          <table:table-cell table:style-name="ce3" table:formula="of:=[.H85]-[.H$176]" office:value-type="float" office:value="694.4625" calcext:value-type="float">
            <text:p>694,4625</text:p>
          </table:table-cell>
          <table:table-cell table:style-name="ce3" table:formula="of:=[.I85]-[.I$176]" office:value-type="float" office:value="57021.075" calcext:value-type="float">
            <text:p>57021,075</text:p>
          </table:table-cell>
          <table:table-cell table:style-name="ce3" table:formula="of:=[.J85]-[.J$176]" office:value-type="float" office:value="97.7750000000001" calcext:value-type="float">
            <text:p>97,775</text:p>
          </table:table-cell>
          <table:table-cell table:style-name="ce3" table:formula="of:=[.K85]-[.K$176]" office:value-type="float" office:value="-479.5625" calcext:value-type="float">
            <text:p>-479,5625</text:p>
          </table:table-cell>
          <table:table-cell table:style-name="ce3" table:formula="of:=[.L85]-[.L$176]" office:value-type="float" office:value="51.1124999999999" calcext:value-type="float">
            <text:p>51,1125</text:p>
          </table:table-cell>
          <table:table-cell table:style-name="ce3" table:formula="of:=[.M85]-[.M$176]" office:value-type="float" office:value="445.4375" calcext:value-type="float">
            <text:p>445,4375</text:p>
          </table:table-cell>
          <table:table-cell table:style-name="ce3" table:formula="of:=[.N85]-[.N$176]" office:value-type="float" office:value="2277863.05" calcext:value-type="float">
            <text:p>2277863,05</text:p>
          </table:table-cell>
          <table:table-cell table:style-name="ce3" table:formula="of:=[.O85]-[.O$176]" office:value-type="float" office:value="153.125" calcext:value-type="float">
            <text:p>153,125</text:p>
          </table:table-cell>
          <table:table-cell table:style-name="ce3" table:formula="of:=[.P85]-[.P$176]" office:value-type="float" office:value="-83.6125" calcext:value-type="float">
            <text:p>-83,6125</text:p>
          </table:table-cell>
          <table:table-cell table:style-name="ce3" table:formula="of:=[.Q85]-[.Q$176]" office:value-type="float" office:value="-149.125" calcext:value-type="float">
            <text:p>-149,125</text:p>
          </table:table-cell>
          <table:table-cell table:style-name="ce3" table:formula="of:=[.R85]-[.R$176]" office:value-type="float" office:value="-38.125" calcext:value-type="float">
            <text:p>-38,125</text:p>
          </table:table-cell>
          <table:table-cell table:style-name="ce3" table:formula="of:=[.S85]-[.S$176]" office:value-type="float" office:value="234267.4" calcext:value-type="float">
            <text:p>234267,4</text:p>
          </table:table-cell>
          <table:table-cell table:style-name="ce3" table:formula="of:=[.T85]-[.T$176]" office:value-type="float" office:value="-18.325" calcext:value-type="float">
            <text:p>-18,325</text:p>
          </table:table-cell>
          <table:table-cell table:style-name="ce3" table:formula="of:=[.U85]-[.U$176]" office:value-type="float" office:value="0" calcext:value-type="float">
            <text:p>0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-320.2375" calcext:value-type="float">
            <text:p>-320,2375</text:p>
          </table:table-cell>
          <table:table-cell table:style-name="ce3" table:formula="of:=[.C86]-[.C$176]" office:value-type="float" office:value="1440.7875" calcext:value-type="float">
            <text:p>1440,7875</text:p>
          </table:table-cell>
          <table:table-cell table:style-name="ce3" table:formula="of:=[.D86]-[.D$176]" office:value-type="float" office:value="5256.05" calcext:value-type="float">
            <text:p>5256,05</text:p>
          </table:table-cell>
          <table:table-cell table:style-name="ce3" table:formula="of:=[.E86]-[.E$176]" office:value-type="float" office:value="4314565.6" calcext:value-type="float">
            <text:p>4314565,6</text:p>
          </table:table-cell>
          <table:table-cell table:style-name="ce3" table:formula="of:=[.F86]-[.F$176]" office:value-type="float" office:value="-1893.325" calcext:value-type="float">
            <text:p>-1893,325</text:p>
          </table:table-cell>
          <table:table-cell table:style-name="ce3" table:formula="of:=[.G86]-[.G$176]" office:value-type="float" office:value="-92.175" calcext:value-type="float">
            <text:p>-92,175</text:p>
          </table:table-cell>
          <table:table-cell table:style-name="ce3" table:formula="of:=[.H86]-[.H$176]" office:value-type="float" office:value="132.8625" calcext:value-type="float">
            <text:p>132,8625</text:p>
          </table:table-cell>
          <table:table-cell table:style-name="ce3" table:formula="of:=[.I86]-[.I$176]" office:value-type="float" office:value="59733.875" calcext:value-type="float">
            <text:p>59733,875</text:p>
          </table:table-cell>
          <table:table-cell table:style-name="ce3" table:formula="of:=[.J86]-[.J$176]" office:value-type="float" office:value="197.975" calcext:value-type="float">
            <text:p>197,975</text:p>
          </table:table-cell>
          <table:table-cell table:style-name="ce3" table:formula="of:=[.K86]-[.K$176]" office:value-type="float" office:value="-429.2625" calcext:value-type="float">
            <text:p>-429,2625</text:p>
          </table:table-cell>
          <table:table-cell table:style-name="ce3" table:formula="of:=[.L86]-[.L$176]" office:value-type="float" office:value="226.8125" calcext:value-type="float">
            <text:p>226,8125</text:p>
          </table:table-cell>
          <table:table-cell table:style-name="ce3" table:formula="of:=[.M86]-[.M$176]" office:value-type="float" office:value="706.2375" calcext:value-type="float">
            <text:p>706,2375</text:p>
          </table:table-cell>
          <table:table-cell table:style-name="ce3" table:formula="of:=[.N86]-[.N$176]" office:value-type="float" office:value="2316173.45" calcext:value-type="float">
            <text:p>2316173,45</text:p>
          </table:table-cell>
          <table:table-cell table:style-name="ce3" table:formula="of:=[.O86]-[.O$176]" office:value-type="float" office:value="73.925" calcext:value-type="float">
            <text:p>73,925</text:p>
          </table:table-cell>
          <table:table-cell table:style-name="ce3" table:formula="of:=[.P86]-[.P$176]" office:value-type="float" office:value="-3.6125" calcext:value-type="float">
            <text:p>-3,6125</text:p>
          </table:table-cell>
          <table:table-cell table:style-name="ce3" table:formula="of:=[.Q86]-[.Q$176]" office:value-type="float" office:value="91.4749999999999" calcext:value-type="float">
            <text:p>91,475</text:p>
          </table:table-cell>
          <table:table-cell table:style-name="ce3" table:formula="of:=[.R86]-[.R$176]" office:value-type="float" office:value="-8.125" calcext:value-type="float">
            <text:p>-8,125</text:p>
          </table:table-cell>
          <table:table-cell table:style-name="ce3" table:formula="of:=[.S86]-[.S$176]" office:value-type="float" office:value="223389" calcext:value-type="float">
            <text:p>223389</text:p>
          </table:table-cell>
          <table:table-cell table:style-name="ce3" table:formula="of:=[.T86]-[.T$176]" office:value-type="float" office:value="31.675" calcext:value-type="float">
            <text:p>31,675</text:p>
          </table:table-cell>
          <table:table-cell table:style-name="ce3" table:formula="of:=[.U86]-[.U$176]" office:value-type="float" office:value="0" calcext:value-type="float">
            <text:p>0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120.7625" calcext:value-type="float">
            <text:p>120,7625</text:p>
          </table:table-cell>
          <table:table-cell table:style-name="ce3" table:formula="of:=[.C87]-[.C$176]" office:value-type="float" office:value="959.5875" calcext:value-type="float">
            <text:p>959,5875</text:p>
          </table:table-cell>
          <table:table-cell table:style-name="ce3" table:formula="of:=[.D87]-[.D$176]" office:value-type="float" office:value="5256.05" calcext:value-type="float">
            <text:p>5256,05</text:p>
          </table:table-cell>
          <table:table-cell table:style-name="ce3" table:formula="of:=[.E87]-[.E$176]" office:value-type="float" office:value="4341721.2" calcext:value-type="float">
            <text:p>4341721,2</text:p>
          </table:table-cell>
          <table:table-cell table:style-name="ce3" table:formula="of:=[.F87]-[.F$176]" office:value-type="float" office:value="-1893.325" calcext:value-type="float">
            <text:p>-1893,325</text:p>
          </table:table-cell>
          <table:table-cell table:style-name="ce3" table:formula="of:=[.G87]-[.G$176]" office:value-type="float" office:value="-242.675" calcext:value-type="float">
            <text:p>-242,675</text:p>
          </table:table-cell>
          <table:table-cell table:style-name="ce3" table:formula="of:=[.H87]-[.H$176]" office:value-type="float" office:value="393.6625" calcext:value-type="float">
            <text:p>393,6625</text:p>
          </table:table-cell>
          <table:table-cell table:style-name="ce3" table:formula="of:=[.I87]-[.I$176]" office:value-type="float" office:value="57021.075" calcext:value-type="float">
            <text:p>57021,075</text:p>
          </table:table-cell>
          <table:table-cell table:style-name="ce3" table:formula="of:=[.J87]-[.J$176]" office:value-type="float" office:value="37.5750000000003" calcext:value-type="float">
            <text:p>37,575</text:p>
          </table:table-cell>
          <table:table-cell table:style-name="ce3" table:formula="of:=[.K87]-[.K$176]" office:value-type="float" office:value="-128.5625" calcext:value-type="float">
            <text:p>-128,5625</text:p>
          </table:table-cell>
          <table:table-cell table:style-name="ce3" table:formula="of:=[.L87]-[.L$176]" office:value-type="float" office:value="101.3125" calcext:value-type="float">
            <text:p>101,3125</text:p>
          </table:table-cell>
          <table:table-cell table:style-name="ce3" table:formula="of:=[.M87]-[.M$176]" office:value-type="float" office:value="465.2375" calcext:value-type="float">
            <text:p>465,2375</text:p>
          </table:table-cell>
          <table:table-cell table:style-name="ce3" table:formula="of:=[.N87]-[.N$176]" office:value-type="float" office:value="2785014.55" calcext:value-type="float">
            <text:p>2785014,55</text:p>
          </table:table-cell>
          <table:table-cell table:style-name="ce3" table:formula="of:=[.O87]-[.O$176]" office:value-type="float" office:value="40.625" calcext:value-type="float">
            <text:p>40,625</text:p>
          </table:table-cell>
          <table:table-cell table:style-name="ce3" table:formula="of:=[.P87]-[.P$176]" office:value-type="float" office:value="-83.6125" calcext:value-type="float">
            <text:p>-83,6125</text:p>
          </table:table-cell>
          <table:table-cell table:style-name="ce3" table:formula="of:=[.Q87]-[.Q$176]" office:value-type="float" office:value="-169.525" calcext:value-type="float">
            <text:p>-169,525</text:p>
          </table:table-cell>
          <table:table-cell table:style-name="ce3" table:formula="of:=[.R87]-[.R$176]" office:value-type="float" office:value="-38.125" calcext:value-type="float">
            <text:p>-38,125</text:p>
          </table:table-cell>
          <table:table-cell table:style-name="ce3" table:formula="of:=[.S87]-[.S$176]" office:value-type="float" office:value="234294.3" calcext:value-type="float">
            <text:p>234294,3</text:p>
          </table:table-cell>
          <table:table-cell table:style-name="ce3" table:formula="of:=[.T87]-[.T$176]" office:value-type="float" office:value="56.675" calcext:value-type="float">
            <text:p>56,675</text:p>
          </table:table-cell>
          <table:table-cell table:style-name="ce3" table:formula="of:=[.U87]-[.U$176]" office:value-type="float" office:value="0" calcext:value-type="float">
            <text:p>0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161.1625" calcext:value-type="float">
            <text:p>161,1625</text:p>
          </table:table-cell>
          <table:table-cell table:style-name="ce3" table:formula="of:=[.C88]-[.C$176]" office:value-type="float" office:value="1420.5875" calcext:value-type="float">
            <text:p>1420,5875</text:p>
          </table:table-cell>
          <table:table-cell table:style-name="ce3" table:formula="of:=[.D88]-[.D$176]" office:value-type="float" office:value="8647.05" calcext:value-type="float">
            <text:p>8647,05</text:p>
          </table:table-cell>
          <table:table-cell table:style-name="ce3" table:formula="of:=[.E88]-[.E$176]" office:value-type="float" office:value="4382467.9" calcext:value-type="float">
            <text:p>4382467,9</text:p>
          </table:table-cell>
          <table:table-cell table:style-name="ce3" table:formula="of:=[.F88]-[.F$176]" office:value-type="float" office:value="-1893.325" calcext:value-type="float">
            <text:p>-1893,325</text:p>
          </table:table-cell>
          <table:table-cell table:style-name="ce3" table:formula="of:=[.G88]-[.G$176]" office:value-type="float" office:value="559.525" calcext:value-type="float">
            <text:p>559,525</text:p>
          </table:table-cell>
          <table:table-cell table:style-name="ce3" table:formula="of:=[.H88]-[.H$176]" office:value-type="float" office:value="313.4625" calcext:value-type="float">
            <text:p>313,4625</text:p>
          </table:table-cell>
          <table:table-cell table:style-name="ce3" table:formula="of:=[.I88]-[.I$176]" office:value-type="float" office:value="54308.275" calcext:value-type="float">
            <text:p>54308,275</text:p>
          </table:table-cell>
          <table:table-cell table:style-name="ce3" table:formula="of:=[.J88]-[.J$176]" office:value-type="float" office:value="238.175" calcext:value-type="float">
            <text:p>238,175</text:p>
          </table:table-cell>
          <table:table-cell table:style-name="ce3" table:formula="of:=[.K88]-[.K$176]" office:value-type="float" office:value="-3.0625" calcext:value-type="float">
            <text:p>-3,0625</text:p>
          </table:table-cell>
          <table:table-cell table:style-name="ce3" table:formula="of:=[.L88]-[.L$176]" office:value-type="float" office:value="-199.4875" calcext:value-type="float">
            <text:p>-199,4875</text:p>
          </table:table-cell>
          <table:table-cell table:style-name="ce3" table:formula="of:=[.M88]-[.M$176]" office:value-type="float" office:value="425.2375" calcext:value-type="float">
            <text:p>425,2375</text:p>
          </table:table-cell>
          <table:table-cell table:style-name="ce3" table:formula="of:=[.N88]-[.N$176]" office:value-type="float" office:value="2324583.05" calcext:value-type="float">
            <text:p>2324583,05</text:p>
          </table:table-cell>
          <table:table-cell table:style-name="ce3" table:formula="of:=[.O88]-[.O$176]" office:value-type="float" office:value="78.125" calcext:value-type="float">
            <text:p>78,125</text:p>
          </table:table-cell>
          <table:table-cell table:style-name="ce3" table:formula="of:=[.P88]-[.P$176]" office:value-type="float" office:value="-58.6125" calcext:value-type="float">
            <text:p>-58,6125</text:p>
          </table:table-cell>
          <table:table-cell table:style-name="ce3" table:formula="of:=[.Q88]-[.Q$176]" office:value-type="float" office:value="-169.525" calcext:value-type="float">
            <text:p>-169,525</text:p>
          </table:table-cell>
          <table:table-cell table:style-name="ce3" table:formula="of:=[.R88]-[.R$176]" office:value-type="float" office:value="21.875" calcext:value-type="float">
            <text:p>21,875</text:p>
          </table:table-cell>
          <table:table-cell table:style-name="ce3" table:formula="of:=[.S88]-[.S$176]" office:value-type="float" office:value="217990.3" calcext:value-type="float">
            <text:p>217990,3</text:p>
          </table:table-cell>
          <table:table-cell table:style-name="ce3" table:formula="of:=[.T88]-[.T$176]" office:value-type="float" office:value="21.675" calcext:value-type="float">
            <text:p>21,675</text:p>
          </table:table-cell>
          <table:table-cell table:style-name="ce3" table:formula="of:=[.U88]-[.U$176]" office:value-type="float" office:value="0" calcext:value-type="float">
            <text:p>0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120.9625" calcext:value-type="float">
            <text:p>120,9625</text:p>
          </table:table-cell>
          <table:table-cell table:style-name="ce3" table:formula="of:=[.C89]-[.C$176]" office:value-type="float" office:value="558.3875" calcext:value-type="float">
            <text:p>558,3875</text:p>
          </table:table-cell>
          <table:table-cell table:style-name="ce3" table:formula="of:=[.D89]-[.D$176]" office:value-type="float" office:value="5256.05" calcext:value-type="float">
            <text:p>5256,05</text:p>
          </table:table-cell>
          <table:table-cell table:style-name="ce3" table:formula="of:=[.E89]-[.E$176]" office:value-type="float" office:value="3979859.4" calcext:value-type="float">
            <text:p>3979859,4</text:p>
          </table:table-cell>
          <table:table-cell table:style-name="ce3" table:formula="of:=[.F89]-[.F$176]" office:value-type="float" office:value="-1893.325" calcext:value-type="float">
            <text:p>-1893,325</text:p>
          </table:table-cell>
          <table:table-cell table:style-name="ce3" table:formula="of:=[.G89]-[.G$176]" office:value-type="float" office:value="108.525" calcext:value-type="float">
            <text:p>108,525</text:p>
          </table:table-cell>
          <table:table-cell table:style-name="ce3" table:formula="of:=[.H89]-[.H$176]" office:value-type="float" office:value="473.8625" calcext:value-type="float">
            <text:p>473,8625</text:p>
          </table:table-cell>
          <table:table-cell table:style-name="ce3" table:formula="of:=[.I89]-[.I$176]" office:value-type="float" office:value="57021.075" calcext:value-type="float">
            <text:p>57021,075</text:p>
          </table:table-cell>
          <table:table-cell table:style-name="ce3" table:formula="of:=[.J89]-[.J$176]" office:value-type="float" office:value="338.575" calcext:value-type="float">
            <text:p>338,575</text:p>
          </table:table-cell>
          <table:table-cell table:style-name="ce3" table:formula="of:=[.K89]-[.K$176]" office:value-type="float" office:value="422.9375" calcext:value-type="float">
            <text:p>422,9375</text:p>
          </table:table-cell>
          <table:table-cell table:style-name="ce3" table:formula="of:=[.L89]-[.L$176]" office:value-type="float" office:value="1.11249999999995" calcext:value-type="float">
            <text:p>1,1125</text:p>
          </table:table-cell>
          <table:table-cell table:style-name="ce3" table:formula="of:=[.M89]-[.M$176]" office:value-type="float" office:value="405.0375" calcext:value-type="float">
            <text:p>405,0375</text:p>
          </table:table-cell>
          <table:table-cell table:style-name="ce3" table:formula="of:=[.N89]-[.N$176]" office:value-type="float" office:value="2245619.85" calcext:value-type="float">
            <text:p>2245619,85</text:p>
          </table:table-cell>
          <table:table-cell table:style-name="ce3" table:formula="of:=[.O89]-[.O$176]" office:value-type="float" office:value="70.625" calcext:value-type="float">
            <text:p>70,625</text:p>
          </table:table-cell>
          <table:table-cell table:style-name="ce3" table:formula="of:=[.P89]-[.P$176]" office:value-type="float" office:value="-33.6125" calcext:value-type="float">
            <text:p>-33,6125</text:p>
          </table:table-cell>
          <table:table-cell table:style-name="ce3" table:formula="of:=[.Q89]-[.Q$176]" office:value-type="float" office:value="-8.72500000000014" calcext:value-type="float">
            <text:p>-8,725</text:p>
          </table:table-cell>
          <table:table-cell table:style-name="ce3" table:formula="of:=[.R89]-[.R$176]" office:value-type="float" office:value="136.875" calcext:value-type="float">
            <text:p>136,875</text:p>
          </table:table-cell>
          <table:table-cell table:style-name="ce3" table:formula="of:=[.S89]-[.S$176]" office:value-type="float" office:value="215223.2" calcext:value-type="float">
            <text:p>215223,2</text:p>
          </table:table-cell>
          <table:table-cell table:style-name="ce3" table:formula="of:=[.T89]-[.T$176]" office:value-type="float" office:value="48.375" calcext:value-type="float">
            <text:p>48,375</text:p>
          </table:table-cell>
          <table:table-cell table:style-name="ce3" table:formula="of:=[.U89]-[.U$176]" office:value-type="float" office:value="0" calcext:value-type="float">
            <text:p>0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-19.4375" calcext:value-type="float">
            <text:p>-19,4375</text:p>
          </table:table-cell>
          <table:table-cell table:style-name="ce3" table:formula="of:=[.C90]-[.C$176]" office:value-type="float" office:value="858.9875" calcext:value-type="float">
            <text:p>858,9875</text:p>
          </table:table-cell>
          <table:table-cell table:style-name="ce3" table:formula="of:=[.D90]-[.D$176]" office:value-type="float" office:value="3899.65" calcext:value-type="float">
            <text:p>3899,65</text:p>
          </table:table-cell>
          <table:table-cell table:style-name="ce3" table:formula="of:=[.E90]-[.E$176]" office:value-type="float" office:value="4159420.5" calcext:value-type="float">
            <text:p>4159420,5</text:p>
          </table:table-cell>
          <table:table-cell table:style-name="ce3" table:formula="of:=[.F90]-[.F$176]" office:value-type="float" office:value="-1893.325" calcext:value-type="float">
            <text:p>-1893,325</text:p>
          </table:table-cell>
          <table:table-cell table:style-name="ce3" table:formula="of:=[.G90]-[.G$176]" office:value-type="float" office:value="-116.975" calcext:value-type="float">
            <text:p>-116,975</text:p>
          </table:table-cell>
          <table:table-cell table:style-name="ce3" table:formula="of:=[.H90]-[.H$176]" office:value-type="float" office:value="52.4624999999999" calcext:value-type="float">
            <text:p>52,4625</text:p>
          </table:table-cell>
          <table:table-cell table:style-name="ce3" table:formula="of:=[.I90]-[.I$176]" office:value-type="float" office:value="57021.075" calcext:value-type="float">
            <text:p>57021,075</text:p>
          </table:table-cell>
          <table:table-cell table:style-name="ce3" table:formula="of:=[.J90]-[.J$176]" office:value-type="float" office:value="117.575" calcext:value-type="float">
            <text:p>117,575</text:p>
          </table:table-cell>
          <table:table-cell table:style-name="ce3" table:formula="of:=[.K90]-[.K$176]" office:value-type="float" office:value="-379.2625" calcext:value-type="float">
            <text:p>-379,2625</text:p>
          </table:table-cell>
          <table:table-cell table:style-name="ce3" table:formula="of:=[.L90]-[.L$176]" office:value-type="float" office:value="-39.0875" calcext:value-type="float">
            <text:p>-39,0875</text:p>
          </table:table-cell>
          <table:table-cell table:style-name="ce3" table:formula="of:=[.M90]-[.M$176]" office:value-type="float" office:value="646.0375" calcext:value-type="float">
            <text:p>646,0375</text:p>
          </table:table-cell>
          <table:table-cell table:style-name="ce3" table:formula="of:=[.N90]-[.N$176]" office:value-type="float" office:value="2227495.05" calcext:value-type="float">
            <text:p>2227495,05</text:p>
          </table:table-cell>
          <table:table-cell table:style-name="ce3" table:formula="of:=[.O90]-[.O$176]" office:value-type="float" office:value="53.125" calcext:value-type="float">
            <text:p>53,125</text:p>
          </table:table-cell>
          <table:table-cell table:style-name="ce3" table:formula="of:=[.P90]-[.P$176]" office:value-type="float" office:value="41.3875" calcext:value-type="float">
            <text:p>41,3875</text:p>
          </table:table-cell>
          <table:table-cell table:style-name="ce3" table:formula="of:=[.Q90]-[.Q$176]" office:value-type="float" office:value="-109.125" calcext:value-type="float">
            <text:p>-109,125</text:p>
          </table:table-cell>
          <table:table-cell table:style-name="ce3" table:formula="of:=[.R90]-[.R$176]" office:value-type="float" office:value="-68.125" calcext:value-type="float">
            <text:p>-68,125</text:p>
          </table:table-cell>
          <table:table-cell table:style-name="ce3" table:formula="of:=[.S90]-[.S$176]" office:value-type="float" office:value="182615.2" calcext:value-type="float">
            <text:p>182615,2</text:p>
          </table:table-cell>
          <table:table-cell table:style-name="ce3" table:formula="of:=[.T90]-[.T$176]" office:value-type="float" office:value="81.675" calcext:value-type="float">
            <text:p>81,675</text:p>
          </table:table-cell>
          <table:table-cell table:style-name="ce3" table:formula="of:=[.U90]-[.U$176]" office:value-type="float" office:value="0" calcext:value-type="float">
            <text:p>0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20.5625" calcext:value-type="float">
            <text:p>20,5625</text:p>
          </table:table-cell>
          <table:table-cell table:style-name="ce3" table:formula="of:=[.C91]-[.C$176]" office:value-type="float" office:value="999.5875" calcext:value-type="float">
            <text:p>999,5875</text:p>
          </table:table-cell>
          <table:table-cell table:style-name="ce3" table:formula="of:=[.D91]-[.D$176]" office:value-type="float" office:value="5256.05" calcext:value-type="float">
            <text:p>5256,05</text:p>
          </table:table-cell>
          <table:table-cell table:style-name="ce3" table:formula="of:=[.E91]-[.E$176]" office:value-type="float" office:value="4540326.1" calcext:value-type="float">
            <text:p>4540326,1</text:p>
          </table:table-cell>
          <table:table-cell table:style-name="ce3" table:formula="of:=[.F91]-[.F$176]" office:value-type="float" office:value="-1893.325" calcext:value-type="float">
            <text:p>-1893,325</text:p>
          </table:table-cell>
          <table:table-cell table:style-name="ce3" table:formula="of:=[.G91]-[.G$176]" office:value-type="float" office:value="-17.175" calcext:value-type="float">
            <text:p>-17,175</text:p>
          </table:table-cell>
          <table:table-cell table:style-name="ce3" table:formula="of:=[.H91]-[.H$176]" office:value-type="float" office:value="12.6624999999999" calcext:value-type="float">
            <text:p>12,6625</text:p>
          </table:table-cell>
          <table:table-cell table:style-name="ce3" table:formula="of:=[.I91]-[.I$176]" office:value-type="float" office:value="59733.875" calcext:value-type="float">
            <text:p>59733,875</text:p>
          </table:table-cell>
          <table:table-cell table:style-name="ce3" table:formula="of:=[.J91]-[.J$176]" office:value-type="float" office:value="-62.8249999999998" calcext:value-type="float">
            <text:p>-62,825</text:p>
          </table:table-cell>
          <table:table-cell table:style-name="ce3" table:formula="of:=[.K91]-[.K$176]" office:value-type="float" office:value="-228.7625" calcext:value-type="float">
            <text:p>-228,7625</text:p>
          </table:table-cell>
          <table:table-cell table:style-name="ce3" table:formula="of:=[.L91]-[.L$176]" office:value-type="float" office:value="126.6125" calcext:value-type="float">
            <text:p>126,6125</text:p>
          </table:table-cell>
          <table:table-cell table:style-name="ce3" table:formula="of:=[.M91]-[.M$176]" office:value-type="float" office:value="826.2375" calcext:value-type="float">
            <text:p>826,2375</text:p>
          </table:table-cell>
          <table:table-cell table:style-name="ce3" table:formula="of:=[.N91]-[.N$176]" office:value-type="float" office:value="2219949.45" calcext:value-type="float">
            <text:p>2219949,45</text:p>
          </table:table-cell>
          <table:table-cell table:style-name="ce3" table:formula="of:=[.O91]-[.O$176]" office:value-type="float" office:value="115.625" calcext:value-type="float">
            <text:p>115,625</text:p>
          </table:table-cell>
          <table:table-cell table:style-name="ce3" table:formula="of:=[.P91]-[.P$176]" office:value-type="float" office:value="-33.6125" calcext:value-type="float">
            <text:p>-33,6125</text:p>
          </table:table-cell>
          <table:table-cell table:style-name="ce3" table:formula="of:=[.Q91]-[.Q$176]" office:value-type="float" office:value="-189.325" calcext:value-type="float">
            <text:p>-189,325</text:p>
          </table:table-cell>
          <table:table-cell table:style-name="ce3" table:formula="of:=[.R91]-[.R$176]" office:value-type="float" office:value="-0.625" calcext:value-type="float">
            <text:p>-0,625</text:p>
          </table:table-cell>
          <table:table-cell table:style-name="ce3" table:formula="of:=[.S91]-[.S$176]" office:value-type="float" office:value="144527.3" calcext:value-type="float">
            <text:p>144527,3</text:p>
          </table:table-cell>
          <table:table-cell table:style-name="ce3" table:formula="of:=[.T91]-[.T$176]" office:value-type="float" office:value="14.975" calcext:value-type="float">
            <text:p>14,975</text:p>
          </table:table-cell>
          <table:table-cell table:style-name="ce3" table:formula="of:=[.U91]-[.U$176]" office:value-type="float" office:value="0" calcext:value-type="float">
            <text:p>0</text:p>
          </table:table-cell>
          <table:table-cell table:style-name="ce3" table:formula="of:=[.V9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-179.6375" calcext:value-type="float">
            <text:p>-179,6375</text:p>
          </table:table-cell>
          <table:table-cell table:style-name="ce3" table:formula="of:=[.C92]-[.C$176]" office:value-type="float" office:value="698.5875" calcext:value-type="float">
            <text:p>698,5875</text:p>
          </table:table-cell>
          <table:table-cell table:style-name="ce3" table:formula="of:=[.D92]-[.D$176]" office:value-type="float" office:value="3899.65" calcext:value-type="float">
            <text:p>3899,65</text:p>
          </table:table-cell>
          <table:table-cell table:style-name="ce3" table:formula="of:=[.E92]-[.E$176]" office:value-type="float" office:value="4129498.2" calcext:value-type="float">
            <text:p>4129498,2</text:p>
          </table:table-cell>
          <table:table-cell table:style-name="ce3" table:formula="of:=[.F92]-[.F$176]" office:value-type="float" office:value="-1893.325" calcext:value-type="float">
            <text:p>-1893,325</text:p>
          </table:table-cell>
          <table:table-cell table:style-name="ce3" table:formula="of:=[.G92]-[.G$176]" office:value-type="float" office:value="8.02500000000009" calcext:value-type="float">
            <text:p>8,025</text:p>
          </table:table-cell>
          <table:table-cell table:style-name="ce3" table:formula="of:=[.H92]-[.H$176]" office:value-type="float" office:value="72.8625" calcext:value-type="float">
            <text:p>72,8625</text:p>
          </table:table-cell>
          <table:table-cell table:style-name="ce3" table:formula="of:=[.I92]-[.I$176]" office:value-type="float" office:value="57021.075" calcext:value-type="float">
            <text:p>57021,075</text:p>
          </table:table-cell>
          <table:table-cell table:style-name="ce3" table:formula="of:=[.J92]-[.J$176]" office:value-type="float" office:value="-2.82499999999982" calcext:value-type="float">
            <text:p>-2,825</text:p>
          </table:table-cell>
          <table:table-cell table:style-name="ce3" table:formula="of:=[.K92]-[.K$176]" office:value-type="float" office:value="-53.2624999999998" calcext:value-type="float">
            <text:p>-53,2625</text:p>
          </table:table-cell>
          <table:table-cell table:style-name="ce3" table:formula="of:=[.L92]-[.L$176]" office:value-type="float" office:value="51.6124999999999" calcext:value-type="float">
            <text:p>51,6125</text:p>
          </table:table-cell>
          <table:table-cell table:style-name="ce3" table:formula="of:=[.M92]-[.M$176]" office:value-type="float" office:value="525.6375" calcext:value-type="float">
            <text:p>525,6375</text:p>
          </table:table-cell>
          <table:table-cell table:style-name="ce3" table:formula="of:=[.N92]-[.N$176]" office:value-type="float" office:value="2042023.05" calcext:value-type="float">
            <text:p>2042023,05</text:p>
          </table:table-cell>
          <table:table-cell table:style-name="ce3" table:formula="of:=[.O92]-[.O$176]" office:value-type="float" office:value="28.125" calcext:value-type="float">
            <text:p>28,125</text:p>
          </table:table-cell>
          <table:table-cell table:style-name="ce3" table:formula="of:=[.P92]-[.P$176]" office:value-type="float" office:value="-33.6125" calcext:value-type="float">
            <text:p>-33,6125</text:p>
          </table:table-cell>
          <table:table-cell table:style-name="ce3" table:formula="of:=[.Q92]-[.Q$176]" office:value-type="float" office:value="-209.525" calcext:value-type="float">
            <text:p>-209,525</text:p>
          </table:table-cell>
          <table:table-cell table:style-name="ce3" table:formula="of:=[.R92]-[.R$176]" office:value-type="float" office:value="-0.625" calcext:value-type="float">
            <text:p>-0,625</text:p>
          </table:table-cell>
          <table:table-cell table:style-name="ce3" table:formula="of:=[.S92]-[.S$176]" office:value-type="float" office:value="114577.9" calcext:value-type="float">
            <text:p>114577,9</text:p>
          </table:table-cell>
          <table:table-cell table:style-name="ce3" table:formula="of:=[.T92]-[.T$176]" office:value-type="float" office:value="6.675" calcext:value-type="float">
            <text:p>6,675</text:p>
          </table:table-cell>
          <table:table-cell table:style-name="ce3" table:formula="of:=[.U92]-[.U$176]" office:value-type="float" office:value="0" calcext:value-type="float">
            <text:p>0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-260.0375" calcext:value-type="float">
            <text:p>-260,0375</text:p>
          </table:table-cell>
          <table:table-cell table:style-name="ce3" table:formula="of:=[.C93]-[.C$176]" office:value-type="float" office:value="1099.9875" calcext:value-type="float">
            <text:p>1099,9875</text:p>
          </table:table-cell>
          <table:table-cell table:style-name="ce3" table:formula="of:=[.D93]-[.D$176]" office:value-type="float" office:value="5256.05" calcext:value-type="float">
            <text:p>5256,05</text:p>
          </table:table-cell>
          <table:table-cell table:style-name="ce3" table:formula="of:=[.E93]-[.E$176]" office:value-type="float" office:value="4118646.5" calcext:value-type="float">
            <text:p>4118646,5</text:p>
          </table:table-cell>
          <table:table-cell table:style-name="ce3" table:formula="of:=[.F93]-[.F$176]" office:value-type="float" office:value="-1893.325" calcext:value-type="float">
            <text:p>-1893,325</text:p>
          </table:table-cell>
          <table:table-cell table:style-name="ce3" table:formula="of:=[.G93]-[.G$176]" office:value-type="float" office:value="333.825" calcext:value-type="float">
            <text:p>333,825</text:p>
          </table:table-cell>
          <table:table-cell table:style-name="ce3" table:formula="of:=[.H93]-[.H$176]" office:value-type="float" office:value="368.6625" calcext:value-type="float">
            <text:p>368,6625</text:p>
          </table:table-cell>
          <table:table-cell table:style-name="ce3" table:formula="of:=[.I93]-[.I$176]" office:value-type="float" office:value="54308.275" calcext:value-type="float">
            <text:p>54308,275</text:p>
          </table:table-cell>
          <table:table-cell table:style-name="ce3" table:formula="of:=[.J93]-[.J$176]" office:value-type="float" office:value="639.375" calcext:value-type="float">
            <text:p>639,375</text:p>
          </table:table-cell>
          <table:table-cell table:style-name="ce3" table:formula="of:=[.K93]-[.K$176]" office:value-type="float" office:value="-203.7625" calcext:value-type="float">
            <text:p>-203,7625</text:p>
          </table:table-cell>
          <table:table-cell table:style-name="ce3" table:formula="of:=[.L93]-[.L$176]" office:value-type="float" office:value="201.8125" calcext:value-type="float">
            <text:p>201,8125</text:p>
          </table:table-cell>
          <table:table-cell table:style-name="ce3" table:formula="of:=[.M93]-[.M$176]" office:value-type="float" office:value="605.6375" calcext:value-type="float">
            <text:p>605,6375</text:p>
          </table:table-cell>
          <table:table-cell table:style-name="ce3" table:formula="of:=[.N93]-[.N$176]" office:value-type="float" office:value="2033735.05" calcext:value-type="float">
            <text:p>2033735,05</text:p>
          </table:table-cell>
          <table:table-cell table:style-name="ce3" table:formula="of:=[.O93]-[.O$176]" office:value-type="float" office:value="53.125" calcext:value-type="float">
            <text:p>53,125</text:p>
          </table:table-cell>
          <table:table-cell table:style-name="ce3" table:formula="of:=[.P93]-[.P$176]" office:value-type="float" office:value="-23.6125" calcext:value-type="float">
            <text:p>-23,6125</text:p>
          </table:table-cell>
          <table:table-cell table:style-name="ce3" table:formula="of:=[.Q93]-[.Q$176]" office:value-type="float" office:value="-89.125" calcext:value-type="float">
            <text:p>-89,125</text:p>
          </table:table-cell>
          <table:table-cell table:style-name="ce3" table:formula="of:=[.R93]-[.R$176]" office:value-type="float" office:value="31.875" calcext:value-type="float">
            <text:p>31,875</text:p>
          </table:table-cell>
          <table:table-cell table:style-name="ce3" table:formula="of:=[.S93]-[.S$176]" office:value-type="float" office:value="98273.9" calcext:value-type="float">
            <text:p>98273,9</text:p>
          </table:table-cell>
          <table:table-cell table:style-name="ce3" table:formula="of:=[.T93]-[.T$176]" office:value-type="float" office:value="14.975" calcext:value-type="float">
            <text:p>14,975</text:p>
          </table:table-cell>
          <table:table-cell table:style-name="ce3" table:formula="of:=[.U93]-[.U$176]" office:value-type="float" office:value="50" calcext:value-type="float">
            <text:p>50</text:p>
          </table:table-cell>
          <table:table-cell table:style-name="ce3" table:formula="of:=[.V9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-79.4375" calcext:value-type="float">
            <text:p>-79,4375</text:p>
          </table:table-cell>
          <table:table-cell table:style-name="ce3" table:formula="of:=[.C94]-[.C$176]" office:value-type="float" office:value="1039.7875" calcext:value-type="float">
            <text:p>1039,7875</text:p>
          </table:table-cell>
          <table:table-cell table:style-name="ce3" table:formula="of:=[.D94]-[.D$176]" office:value-type="float" office:value="5256.05" calcext:value-type="float">
            <text:p>5256,05</text:p>
          </table:table-cell>
          <table:table-cell table:style-name="ce3" table:formula="of:=[.E94]-[.E$176]" office:value-type="float" office:value="4262778.6" calcext:value-type="float">
            <text:p>4262778,6</text:p>
          </table:table-cell>
          <table:table-cell table:style-name="ce3" table:formula="of:=[.F94]-[.F$176]" office:value-type="float" office:value="-1893.325" calcext:value-type="float">
            <text:p>-1893,325</text:p>
          </table:table-cell>
          <table:table-cell table:style-name="ce3" table:formula="of:=[.G94]-[.G$176]" office:value-type="float" office:value="-142.475" calcext:value-type="float">
            <text:p>-142,475</text:p>
          </table:table-cell>
          <table:table-cell table:style-name="ce3" table:formula="of:=[.H94]-[.H$176]" office:value-type="float" office:value="493.6625" calcext:value-type="float">
            <text:p>493,6625</text:p>
          </table:table-cell>
          <table:table-cell table:style-name="ce3" table:formula="of:=[.I94]-[.I$176]" office:value-type="float" office:value="54308.275" calcext:value-type="float">
            <text:p>54308,275</text:p>
          </table:table-cell>
          <table:table-cell table:style-name="ce3" table:formula="of:=[.J94]-[.J$176]" office:value-type="float" office:value="-323.425" calcext:value-type="float">
            <text:p>-323,425</text:p>
          </table:table-cell>
          <table:table-cell table:style-name="ce3" table:formula="of:=[.K94]-[.K$176]" office:value-type="float" office:value="347.7375" calcext:value-type="float">
            <text:p>347,7375</text:p>
          </table:table-cell>
          <table:table-cell table:style-name="ce3" table:formula="of:=[.L94]-[.L$176]" office:value-type="float" office:value="-19.0875" calcext:value-type="float">
            <text:p>-19,0875</text:p>
          </table:table-cell>
          <table:table-cell table:style-name="ce3" table:formula="of:=[.M94]-[.M$176]" office:value-type="float" office:value="806.0375" calcext:value-type="float">
            <text:p>806,0375</text:p>
          </table:table-cell>
          <table:table-cell table:style-name="ce3" table:formula="of:=[.N94]-[.N$176]" office:value-type="float" office:value="2168320.65" calcext:value-type="float">
            <text:p>2168320,65</text:p>
          </table:table-cell>
          <table:table-cell table:style-name="ce3" table:formula="of:=[.O94]-[.O$176]" office:value-type="float" office:value="40.625" calcext:value-type="float">
            <text:p>40,625</text:p>
          </table:table-cell>
          <table:table-cell table:style-name="ce3" table:formula="of:=[.P94]-[.P$176]" office:value-type="float" office:value="-8.6125" calcext:value-type="float">
            <text:p>-8,6125</text:p>
          </table:table-cell>
          <table:table-cell table:style-name="ce3" table:formula="of:=[.Q94]-[.Q$176]" office:value-type="float" office:value="191.875" calcext:value-type="float">
            <text:p>191,875</text:p>
          </table:table-cell>
          <table:table-cell table:style-name="ce3" table:formula="of:=[.R94]-[.R$176]" office:value-type="float" office:value="41.875" calcext:value-type="float">
            <text:p>41,875</text:p>
          </table:table-cell>
          <table:table-cell table:style-name="ce3" table:formula="of:=[.S94]-[.S$176]" office:value-type="float" office:value="87368.4" calcext:value-type="float">
            <text:p>87368,4</text:p>
          </table:table-cell>
          <table:table-cell table:style-name="ce3" table:formula="of:=[.T94]-[.T$176]" office:value-type="float" office:value="41.675" calcext:value-type="float">
            <text:p>41,675</text:p>
          </table:table-cell>
          <table:table-cell table:style-name="ce3" table:formula="of:=[.U94]-[.U$176]" office:value-type="float" office:value="0" calcext:value-type="float">
            <text:p>0</text:p>
          </table:table-cell>
          <table:table-cell table:style-name="ce3" table:formula="of:=[.V9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221.3625" calcext:value-type="float">
            <text:p>221,3625</text:p>
          </table:table-cell>
          <table:table-cell table:style-name="ce3" table:formula="of:=[.C95]-[.C$176]" office:value-type="float" office:value="698.7875" calcext:value-type="float">
            <text:p>698,7875</text:p>
          </table:table-cell>
          <table:table-cell table:style-name="ce3" table:formula="of:=[.D95]-[.D$176]" office:value-type="float" office:value="5256.05" calcext:value-type="float">
            <text:p>5256,05</text:p>
          </table:table-cell>
          <table:table-cell table:style-name="ce3" table:formula="of:=[.E95]-[.E$176]" office:value-type="float" office:value="4311771.8" calcext:value-type="float">
            <text:p>4311771,8</text:p>
          </table:table-cell>
          <table:table-cell table:style-name="ce3" table:formula="of:=[.F95]-[.F$176]" office:value-type="float" office:value="-1893.325" calcext:value-type="float">
            <text:p>-1893,325</text:p>
          </table:table-cell>
          <table:table-cell table:style-name="ce3" table:formula="of:=[.G95]-[.G$176]" office:value-type="float" office:value="-42.175" calcext:value-type="float">
            <text:p>-42,175</text:p>
          </table:table-cell>
          <table:table-cell table:style-name="ce3" table:formula="of:=[.H95]-[.H$176]" office:value-type="float" office:value="473.6625" calcext:value-type="float">
            <text:p>473,6625</text:p>
          </table:table-cell>
          <table:table-cell table:style-name="ce3" table:formula="of:=[.I95]-[.I$176]" office:value-type="float" office:value="54308.275" calcext:value-type="float">
            <text:p>54308,275</text:p>
          </table:table-cell>
          <table:table-cell table:style-name="ce3" table:formula="of:=[.J95]-[.J$176]" office:value-type="float" office:value="518.775" calcext:value-type="float">
            <text:p>518,775</text:p>
          </table:table-cell>
          <table:table-cell table:style-name="ce3" table:formula="of:=[.K95]-[.K$176]" office:value-type="float" office:value="-328.7625" calcext:value-type="float">
            <text:p>-328,7625</text:p>
          </table:table-cell>
          <table:table-cell table:style-name="ce3" table:formula="of:=[.L95]-[.L$176]" office:value-type="float" office:value="-58.8875" calcext:value-type="float">
            <text:p>-58,8875</text:p>
          </table:table-cell>
          <table:table-cell table:style-name="ce3" table:formula="of:=[.M95]-[.M$176]" office:value-type="float" office:value="245.0375" calcext:value-type="float">
            <text:p>245,0375</text:p>
          </table:table-cell>
          <table:table-cell table:style-name="ce3" table:formula="of:=[.N95]-[.N$176]" office:value-type="float" office:value="2048800.65" calcext:value-type="float">
            <text:p>2048800,65</text:p>
          </table:table-cell>
          <table:table-cell table:style-name="ce3" table:formula="of:=[.O95]-[.O$176]" office:value-type="float" office:value="15.625" calcext:value-type="float">
            <text:p>15,625</text:p>
          </table:table-cell>
          <table:table-cell table:style-name="ce3" table:formula="of:=[.P95]-[.P$176]" office:value-type="float" office:value="-8.6125" calcext:value-type="float">
            <text:p>-8,6125</text:p>
          </table:table-cell>
          <table:table-cell table:style-name="ce3" table:formula="of:=[.Q95]-[.Q$176]" office:value-type="float" office:value="-149.125" calcext:value-type="float">
            <text:p>-149,125</text:p>
          </table:table-cell>
          <table:table-cell table:style-name="ce3" table:formula="of:=[.R95]-[.R$176]" office:value-type="float" office:value="-18.125" calcext:value-type="float">
            <text:p>-18,125</text:p>
          </table:table-cell>
          <table:table-cell table:style-name="ce3" table:formula="of:=[.S95]-[.S$176]" office:value-type="float" office:value="79202.8" calcext:value-type="float">
            <text:p>79202,8</text:p>
          </table:table-cell>
          <table:table-cell table:style-name="ce3" table:formula="of:=[.T95]-[.T$176]" office:value-type="float" office:value="31.675" calcext:value-type="float">
            <text:p>31,675</text:p>
          </table:table-cell>
          <table:table-cell table:style-name="ce3" table:formula="of:=[.U95]-[.U$176]" office:value-type="float" office:value="0" calcext:value-type="float">
            <text:p>0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-601.2375" calcext:value-type="float">
            <text:p>-601,2375</text:p>
          </table:table-cell>
          <table:table-cell table:style-name="ce3" table:formula="of:=[.C96]-[.C$176]" office:value-type="float" office:value="919.1875" calcext:value-type="float">
            <text:p>919,1875</text:p>
          </table:table-cell>
          <table:table-cell table:style-name="ce3" table:formula="of:=[.D96]-[.D$176]" office:value-type="float" office:value="5256.05" calcext:value-type="float">
            <text:p>5256,05</text:p>
          </table:table-cell>
          <table:table-cell table:style-name="ce3" table:formula="of:=[.E96]-[.E$176]" office:value-type="float" office:value="4336295.4" calcext:value-type="float">
            <text:p>4336295,4</text:p>
          </table:table-cell>
          <table:table-cell table:style-name="ce3" table:formula="of:=[.F96]-[.F$176]" office:value-type="float" office:value="-1893.325" calcext:value-type="float">
            <text:p>-1893,325</text:p>
          </table:table-cell>
          <table:table-cell table:style-name="ce3" table:formula="of:=[.G96]-[.G$176]" office:value-type="float" office:value="-187.175" calcext:value-type="float">
            <text:p>-187,175</text:p>
          </table:table-cell>
          <table:table-cell table:style-name="ce3" table:formula="of:=[.H96]-[.H$176]" office:value-type="float" office:value="72.8625" calcext:value-type="float">
            <text:p>72,8625</text:p>
          </table:table-cell>
          <table:table-cell table:style-name="ce3" table:formula="of:=[.I96]-[.I$176]" office:value-type="float" office:value="57021.075" calcext:value-type="float">
            <text:p>57021,075</text:p>
          </table:table-cell>
          <table:table-cell table:style-name="ce3" table:formula="of:=[.J96]-[.J$176]" office:value-type="float" office:value="578.975" calcext:value-type="float">
            <text:p>578,975</text:p>
          </table:table-cell>
          <table:table-cell table:style-name="ce3" table:formula="of:=[.K96]-[.K$176]" office:value-type="float" office:value="-404.5625" calcext:value-type="float">
            <text:p>-404,5625</text:p>
          </table:table-cell>
          <table:table-cell table:style-name="ce3" table:formula="of:=[.L96]-[.L$176]" office:value-type="float" office:value="-159.0875" calcext:value-type="float">
            <text:p>-159,0875</text:p>
          </table:table-cell>
          <table:table-cell table:style-name="ce3" table:formula="of:=[.M96]-[.M$176]" office:value-type="float" office:value="886.4375" calcext:value-type="float">
            <text:p>886,4375</text:p>
          </table:table-cell>
          <table:table-cell table:style-name="ce3" table:formula="of:=[.N96]-[.N$176]" office:value-type="float" office:value="2046861.45" calcext:value-type="float">
            <text:p>2046861,45</text:p>
          </table:table-cell>
          <table:table-cell table:style-name="ce3" table:formula="of:=[.O96]-[.O$176]" office:value-type="float" office:value="40.625" calcext:value-type="float">
            <text:p>40,625</text:p>
          </table:table-cell>
          <table:table-cell table:style-name="ce3" table:formula="of:=[.P96]-[.P$176]" office:value-type="float" office:value="-3.6125" calcext:value-type="float">
            <text:p>-3,6125</text:p>
          </table:table-cell>
          <table:table-cell table:style-name="ce3" table:formula="of:=[.Q96]-[.Q$176]" office:value-type="float" office:value="-169.325" calcext:value-type="float">
            <text:p>-169,325</text:p>
          </table:table-cell>
          <table:table-cell table:style-name="ce3" table:formula="of:=[.R96]-[.R$176]" office:value-type="float" office:value="36.875" calcext:value-type="float">
            <text:p>36,875</text:p>
          </table:table-cell>
          <table:table-cell table:style-name="ce3" table:formula="of:=[.S96]-[.S$176]" office:value-type="float" office:value="79229.9" calcext:value-type="float">
            <text:p>79229,9</text:p>
          </table:table-cell>
          <table:table-cell table:style-name="ce3" table:formula="of:=[.T96]-[.T$176]" office:value-type="float" office:value="81.875" calcext:value-type="float">
            <text:p>81,875</text:p>
          </table:table-cell>
          <table:table-cell table:style-name="ce3" table:formula="of:=[.U96]-[.U$176]" office:value-type="float" office:value="0" calcext:value-type="float">
            <text:p>0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201.3625" calcext:value-type="float">
            <text:p>201,3625</text:p>
          </table:table-cell>
          <table:table-cell table:style-name="ce3" table:formula="of:=[.C97]-[.C$176]" office:value-type="float" office:value="979.1875" calcext:value-type="float">
            <text:p>979,1875</text:p>
          </table:table-cell>
          <table:table-cell table:style-name="ce3" table:formula="of:=[.D97]-[.D$176]" office:value-type="float" office:value="6612.45" calcext:value-type="float">
            <text:p>6612,45</text:p>
          </table:table-cell>
          <table:table-cell table:style-name="ce3" table:formula="of:=[.E97]-[.E$176]" office:value-type="float" office:value="4137663.5" calcext:value-type="float">
            <text:p>4137663,5</text:p>
          </table:table-cell>
          <table:table-cell table:style-name="ce3" table:formula="of:=[.F97]-[.F$176]" office:value-type="float" office:value="-1893.325" calcext:value-type="float">
            <text:p>-1893,325</text:p>
          </table:table-cell>
          <table:table-cell table:style-name="ce3" table:formula="of:=[.G97]-[.G$176]" office:value-type="float" office:value="-267.375" calcext:value-type="float">
            <text:p>-267,375</text:p>
          </table:table-cell>
          <table:table-cell table:style-name="ce3" table:formula="of:=[.H97]-[.H$176]" office:value-type="float" office:value="173.0625" calcext:value-type="float">
            <text:p>173,0625</text:p>
          </table:table-cell>
          <table:table-cell table:style-name="ce3" table:formula="of:=[.I97]-[.I$176]" office:value-type="float" office:value="59733.875" calcext:value-type="float">
            <text:p>59733,875</text:p>
          </table:table-cell>
          <table:table-cell table:style-name="ce3" table:formula="of:=[.J97]-[.J$176]" office:value-type="float" office:value="-103.025" calcext:value-type="float">
            <text:p>-103,025</text:p>
          </table:table-cell>
          <table:table-cell table:style-name="ce3" table:formula="of:=[.K97]-[.K$176]" office:value-type="float" office:value="-304.0625" calcext:value-type="float">
            <text:p>-304,0625</text:p>
          </table:table-cell>
          <table:table-cell table:style-name="ce3" table:formula="of:=[.L97]-[.L$176]" office:value-type="float" office:value="1.31249999999994" calcext:value-type="float">
            <text:p>1,3125</text:p>
          </table:table-cell>
          <table:table-cell table:style-name="ce3" table:formula="of:=[.M97]-[.M$176]" office:value-type="float" office:value="615.7375" calcext:value-type="float">
            <text:p>615,7375</text:p>
          </table:table-cell>
          <table:table-cell table:style-name="ce3" table:formula="of:=[.N97]-[.N$176]" office:value-type="float" office:value="1884525.45" calcext:value-type="float">
            <text:p>1884525,45</text:p>
          </table:table-cell>
          <table:table-cell table:style-name="ce3" table:formula="of:=[.O97]-[.O$176]" office:value-type="float" office:value="53.125" calcext:value-type="float">
            <text:p>53,125</text:p>
          </table:table-cell>
          <table:table-cell table:style-name="ce3" table:formula="of:=[.P97]-[.P$176]" office:value-type="float" office:value="56.5875" calcext:value-type="float">
            <text:p>56,5875</text:p>
          </table:table-cell>
          <table:table-cell table:style-name="ce3" table:formula="of:=[.Q97]-[.Q$176]" office:value-type="float" office:value="131.475" calcext:value-type="float">
            <text:p>131,475</text:p>
          </table:table-cell>
          <table:table-cell table:style-name="ce3" table:formula="of:=[.R97]-[.R$176]" office:value-type="float" office:value="-8.125" calcext:value-type="float">
            <text:p>-8,125</text:p>
          </table:table-cell>
          <table:table-cell table:style-name="ce3" table:formula="of:=[.S97]-[.S$176]" office:value-type="float" office:value="68351.6" calcext:value-type="float">
            <text:p>68351,6</text:p>
          </table:table-cell>
          <table:table-cell table:style-name="ce3" table:formula="of:=[.T97]-[.T$176]" office:value-type="float" office:value="-18.325" calcext:value-type="float">
            <text:p>-18,325</text:p>
          </table:table-cell>
          <table:table-cell table:style-name="ce3" table:formula="of:=[.U97]-[.U$176]" office:value-type="float" office:value="0" calcext:value-type="float">
            <text:p>0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-119.6375" calcext:value-type="float">
            <text:p>-119,6375</text:p>
          </table:table-cell>
          <table:table-cell table:style-name="ce3" table:formula="of:=[.C98]-[.C$176]" office:value-type="float" office:value="1059.7875" calcext:value-type="float">
            <text:p>1059,7875</text:p>
          </table:table-cell>
          <table:table-cell table:style-name="ce3" table:formula="of:=[.D98]-[.D$176]" office:value-type="float" office:value="5256.05" calcext:value-type="float">
            <text:p>5256,05</text:p>
          </table:table-cell>
          <table:table-cell table:style-name="ce3" table:formula="of:=[.E98]-[.E$176]" office:value-type="float" office:value="4254613" calcext:value-type="float">
            <text:p>4254613</text:p>
          </table:table-cell>
          <table:table-cell table:style-name="ce3" table:formula="of:=[.F98]-[.F$176]" office:value-type="float" office:value="-1893.325" calcext:value-type="float">
            <text:p>-1893,325</text:p>
          </table:table-cell>
          <table:table-cell table:style-name="ce3" table:formula="of:=[.G98]-[.G$176]" office:value-type="float" office:value="-442.975" calcext:value-type="float">
            <text:p>-442,975</text:p>
          </table:table-cell>
          <table:table-cell table:style-name="ce3" table:formula="of:=[.H98]-[.H$176]" office:value-type="float" office:value="253.0625" calcext:value-type="float">
            <text:p>253,0625</text:p>
          </table:table-cell>
          <table:table-cell table:style-name="ce3" table:formula="of:=[.I98]-[.I$176]" office:value-type="float" office:value="54308.275" calcext:value-type="float">
            <text:p>54308,275</text:p>
          </table:table-cell>
          <table:table-cell table:style-name="ce3" table:formula="of:=[.J98]-[.J$176]" office:value-type="float" office:value="77.5750000000003" calcext:value-type="float">
            <text:p>77,575</text:p>
          </table:table-cell>
          <table:table-cell table:style-name="ce3" table:formula="of:=[.K98]-[.K$176]" office:value-type="float" office:value="147.2375" calcext:value-type="float">
            <text:p>147,2375</text:p>
          </table:table-cell>
          <table:table-cell table:style-name="ce3" table:formula="of:=[.L98]-[.L$176]" office:value-type="float" office:value="-119.0875" calcext:value-type="float">
            <text:p>-119,0875</text:p>
          </table:table-cell>
          <table:table-cell table:style-name="ce3" table:formula="of:=[.M98]-[.M$176]" office:value-type="float" office:value="285.0375" calcext:value-type="float">
            <text:p>285,0375</text:p>
          </table:table-cell>
          <table:table-cell table:style-name="ce3" table:formula="of:=[.N98]-[.N$176]" office:value-type="float" office:value="2021478.55" calcext:value-type="float">
            <text:p>2021478,55</text:p>
          </table:table-cell>
          <table:table-cell table:style-name="ce3" table:formula="of:=[.O98]-[.O$176]" office:value-type="float" office:value="3.125" calcext:value-type="float">
            <text:p>3,125</text:p>
          </table:table-cell>
          <table:table-cell table:style-name="ce3" table:formula="of:=[.P98]-[.P$176]" office:value-type="float" office:value="-3.6125" calcext:value-type="float">
            <text:p>-3,6125</text:p>
          </table:table-cell>
          <table:table-cell table:style-name="ce3" table:formula="of:=[.Q98]-[.Q$176]" office:value-type="float" office:value="-8.72500000000014" calcext:value-type="float">
            <text:p>-8,725</text:p>
          </table:table-cell>
          <table:table-cell table:style-name="ce3" table:formula="of:=[.R98]-[.R$176]" office:value-type="float" office:value="-28.125" calcext:value-type="float">
            <text:p>-28,125</text:p>
          </table:table-cell>
          <table:table-cell table:style-name="ce3" table:formula="of:=[.S98]-[.S$176]" office:value-type="float" office:value="57500.3" calcext:value-type="float">
            <text:p>57500,3</text:p>
          </table:table-cell>
          <table:table-cell table:style-name="ce3" table:formula="of:=[.T98]-[.T$176]" office:value-type="float" office:value="14.975" calcext:value-type="float">
            <text:p>14,975</text:p>
          </table:table-cell>
          <table:table-cell table:style-name="ce3" table:formula="of:=[.U98]-[.U$176]" office:value-type="float" office:value="0" calcext:value-type="float">
            <text:p>0</text:p>
          </table:table-cell>
          <table:table-cell table:style-name="ce3" table:formula="of:=[.V9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-99.4375" calcext:value-type="float">
            <text:p>-99,4375</text:p>
          </table:table-cell>
          <table:table-cell table:style-name="ce3" table:formula="of:=[.C99]-[.C$176]" office:value-type="float" office:value="879.3875" calcext:value-type="float">
            <text:p>879,3875</text:p>
          </table:table-cell>
          <table:table-cell table:style-name="ce3" table:formula="of:=[.D99]-[.D$176]" office:value-type="float" office:value="1186.85" calcext:value-type="float">
            <text:p>1186,85</text:p>
          </table:table-cell>
          <table:table-cell table:style-name="ce3" table:formula="of:=[.E99]-[.E$176]" office:value-type="float" office:value="4268231.1" calcext:value-type="float">
            <text:p>4268231,1</text:p>
          </table:table-cell>
          <table:table-cell table:style-name="ce3" table:formula="of:=[.F99]-[.F$176]" office:value-type="float" office:value="-1893.325" calcext:value-type="float">
            <text:p>-1893,325</text:p>
          </table:table-cell>
          <table:table-cell table:style-name="ce3" table:formula="of:=[.G99]-[.G$176]" office:value-type="float" office:value="-217.475" calcext:value-type="float">
            <text:p>-217,475</text:p>
          </table:table-cell>
          <table:table-cell table:style-name="ce3" table:formula="of:=[.H99]-[.H$176]" office:value-type="float" office:value="32.6624999999999" calcext:value-type="float">
            <text:p>32,6625</text:p>
          </table:table-cell>
          <table:table-cell table:style-name="ce3" table:formula="of:=[.I99]-[.I$176]" office:value-type="float" office:value="54308.275" calcext:value-type="float">
            <text:p>54308,275</text:p>
          </table:table-cell>
          <table:table-cell table:style-name="ce3" table:formula="of:=[.J99]-[.J$176]" office:value-type="float" office:value="-123.025" calcext:value-type="float">
            <text:p>-123,025</text:p>
          </table:table-cell>
          <table:table-cell table:style-name="ce3" table:formula="of:=[.K99]-[.K$176]" office:value-type="float" office:value="673.9375" calcext:value-type="float">
            <text:p>673,9375</text:p>
          </table:table-cell>
          <table:table-cell table:style-name="ce3" table:formula="of:=[.L99]-[.L$176]" office:value-type="float" office:value="-239.4875" calcext:value-type="float">
            <text:p>-239,4875</text:p>
          </table:table-cell>
          <table:table-cell table:style-name="ce3" table:formula="of:=[.M99]-[.M$176]" office:value-type="float" office:value="445.2375" calcext:value-type="float">
            <text:p>445,2375</text:p>
          </table:table-cell>
          <table:table-cell table:style-name="ce3" table:formula="of:=[.N99]-[.N$176]" office:value-type="float" office:value="1867623.05" calcext:value-type="float">
            <text:p>1867623,05</text:p>
          </table:table-cell>
          <table:table-cell table:style-name="ce3" table:formula="of:=[.O99]-[.O$176]" office:value-type="float" office:value="15.625" calcext:value-type="float">
            <text:p>15,625</text:p>
          </table:table-cell>
          <table:table-cell table:style-name="ce3" table:formula="of:=[.P99]-[.P$176]" office:value-type="float" office:value="16.5875" calcext:value-type="float">
            <text:p>16,5875</text:p>
          </table:table-cell>
          <table:table-cell table:style-name="ce3" table:formula="of:=[.Q99]-[.Q$176]" office:value-type="float" office:value="-89.125" calcext:value-type="float">
            <text:p>-89,125</text:p>
          </table:table-cell>
          <table:table-cell table:style-name="ce3" table:formula="of:=[.R99]-[.R$176]" office:value-type="float" office:value="71.875" calcext:value-type="float">
            <text:p>71,875</text:p>
          </table:table-cell>
          <table:table-cell table:style-name="ce3" table:formula="of:=[.S99]-[.S$176]" office:value-type="float" office:value="52074.7" calcext:value-type="float">
            <text:p>52074,7</text:p>
          </table:table-cell>
          <table:table-cell table:style-name="ce3" table:formula="of:=[.T99]-[.T$176]" office:value-type="float" office:value="41.675" calcext:value-type="float">
            <text:p>41,675</text:p>
          </table:table-cell>
          <table:table-cell table:style-name="ce3" table:formula="of:=[.U99]-[.U$176]" office:value-type="float" office:value="0" calcext:value-type="float">
            <text:p>0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0.862500000000182" calcext:value-type="float">
            <text:p>0,8625</text:p>
          </table:table-cell>
          <table:table-cell table:style-name="ce3" table:formula="of:=[.C100]-[.C$176]" office:value-type="float" office:value="798.9875" calcext:value-type="float">
            <text:p>798,9875</text:p>
          </table:table-cell>
          <table:table-cell table:style-name="ce3" table:formula="of:=[.D100]-[.D$176]" office:value-type="float" office:value="5256.05" calcext:value-type="float">
            <text:p>5256,05</text:p>
          </table:table-cell>
          <table:table-cell table:style-name="ce3" table:formula="of:=[.E100]-[.E$176]" office:value-type="float" office:value="4287302.2" calcext:value-type="float">
            <text:p>4287302,2</text:p>
          </table:table-cell>
          <table:table-cell table:style-name="ce3" table:formula="of:=[.F100]-[.F$176]" office:value-type="float" office:value="-1893.325" calcext:value-type="float">
            <text:p>-1893,325</text:p>
          </table:table-cell>
          <table:table-cell table:style-name="ce3" table:formula="of:=[.G100]-[.G$176]" office:value-type="float" office:value="133.525" calcext:value-type="float">
            <text:p>133,525</text:p>
          </table:table-cell>
          <table:table-cell table:style-name="ce3" table:formula="of:=[.H100]-[.H$176]" office:value-type="float" office:value="-107.7375" calcext:value-type="float">
            <text:p>-107,7375</text:p>
          </table:table-cell>
          <table:table-cell table:style-name="ce3" table:formula="of:=[.I100]-[.I$176]" office:value-type="float" office:value="54308.275" calcext:value-type="float">
            <text:p>54308,275</text:p>
          </table:table-cell>
          <table:table-cell table:style-name="ce3" table:formula="of:=[.J100]-[.J$176]" office:value-type="float" office:value="-323.425" calcext:value-type="float">
            <text:p>-323,425</text:p>
          </table:table-cell>
          <table:table-cell table:style-name="ce3" table:formula="of:=[.K100]-[.K$176]" office:value-type="float" office:value="-28.2624999999998" calcext:value-type="float">
            <text:p>-28,2625</text:p>
          </table:table-cell>
          <table:table-cell table:style-name="ce3" table:formula="of:=[.L100]-[.L$176]" office:value-type="float" office:value="26.3124999999999" calcext:value-type="float">
            <text:p>26,3125</text:p>
          </table:table-cell>
          <table:table-cell table:style-name="ce3" table:formula="of:=[.M100]-[.M$176]" office:value-type="float" office:value="345.0375" calcext:value-type="float">
            <text:p>345,0375</text:p>
          </table:table-cell>
          <table:table-cell table:style-name="ce3" table:formula="of:=[.N100]-[.N$176]" office:value-type="float" office:value="1807495.05" calcext:value-type="float">
            <text:p>1807495,05</text:p>
          </table:table-cell>
          <table:table-cell table:style-name="ce3" table:formula="of:=[.O100]-[.O$176]" office:value-type="float" office:value="53.125" calcext:value-type="float">
            <text:p>53,125</text:p>
          </table:table-cell>
          <table:table-cell table:style-name="ce3" table:formula="of:=[.P100]-[.P$176]" office:value-type="float" office:value="-8.6125" calcext:value-type="float">
            <text:p>-8,6125</text:p>
          </table:table-cell>
          <table:table-cell table:style-name="ce3" table:formula="of:=[.Q100]-[.Q$176]" office:value-type="float" office:value="-109.125" calcext:value-type="float">
            <text:p>-109,125</text:p>
          </table:table-cell>
          <table:table-cell table:style-name="ce3" table:formula="of:=[.R100]-[.R$176]" office:value-type="float" office:value="-38.125" calcext:value-type="float">
            <text:p>-38,125</text:p>
          </table:table-cell>
          <table:table-cell table:style-name="ce3" table:formula="of:=[.S100]-[.S$176]" office:value-type="float" office:value="49334.7" calcext:value-type="float">
            <text:p>49334,7</text:p>
          </table:table-cell>
          <table:table-cell table:style-name="ce3" table:formula="of:=[.T100]-[.T$176]" office:value-type="float" office:value="81.675" calcext:value-type="float">
            <text:p>81,675</text:p>
          </table:table-cell>
          <table:table-cell table:style-name="ce3" table:formula="of:=[.U100]-[.U$176]" office:value-type="float" office:value="0" calcext:value-type="float">
            <text:p>0</text:p>
          </table:table-cell>
          <table:table-cell table:style-name="ce3" table:formula="of:=[.V10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0.762499999999818" calcext:value-type="float">
            <text:p>0,7625</text:p>
          </table:table-cell>
          <table:table-cell table:style-name="ce3" table:formula="of:=[.C101]-[.C$176]" office:value-type="float" office:value="818.9875" calcext:value-type="float">
            <text:p>818,9875</text:p>
          </table:table-cell>
          <table:table-cell table:style-name="ce3" table:formula="of:=[.D101]-[.D$176]" office:value-type="float" office:value="3899.65" calcext:value-type="float">
            <text:p>3899,65</text:p>
          </table:table-cell>
          <table:table-cell table:style-name="ce3" table:formula="of:=[.E101]-[.E$176]" office:value-type="float" office:value="4325363.1" calcext:value-type="float">
            <text:p>4325363,1</text:p>
          </table:table-cell>
          <table:table-cell table:style-name="ce3" table:formula="of:=[.F101]-[.F$176]" office:value-type="float" office:value="2628.075" calcext:value-type="float">
            <text:p>2628,075</text:p>
          </table:table-cell>
          <table:table-cell table:style-name="ce3" table:formula="of:=[.G101]-[.G$176]" office:value-type="float" office:value="-167.375" calcext:value-type="float">
            <text:p>-167,375</text:p>
          </table:table-cell>
          <table:table-cell table:style-name="ce3" table:formula="of:=[.H101]-[.H$176]" office:value-type="float" office:value="574.0625" calcext:value-type="float">
            <text:p>574,0625</text:p>
          </table:table-cell>
          <table:table-cell table:style-name="ce3" table:formula="of:=[.I101]-[.I$176]" office:value-type="float" office:value="57021.075" calcext:value-type="float">
            <text:p>57021,075</text:p>
          </table:table-cell>
          <table:table-cell table:style-name="ce3" table:formula="of:=[.J101]-[.J$176]" office:value-type="float" office:value="318.375" calcext:value-type="float">
            <text:p>318,375</text:p>
          </table:table-cell>
          <table:table-cell table:style-name="ce3" table:formula="of:=[.K101]-[.K$176]" office:value-type="float" office:value="-855.5625" calcext:value-type="float">
            <text:p>-855,5625</text:p>
          </table:table-cell>
          <table:table-cell table:style-name="ce3" table:formula="of:=[.L101]-[.L$176]" office:value-type="float" office:value="21.3124999999999" calcext:value-type="float">
            <text:p>21,3125</text:p>
          </table:table-cell>
          <table:table-cell table:style-name="ce3" table:formula="of:=[.M101]-[.M$176]" office:value-type="float" office:value="365.2375" calcext:value-type="float">
            <text:p>365,2375</text:p>
          </table:table-cell>
          <table:table-cell table:style-name="ce3" table:formula="of:=[.N101]-[.N$176]" office:value-type="float" office:value="1882304.65" calcext:value-type="float">
            <text:p>1882304,65</text:p>
          </table:table-cell>
          <table:table-cell table:style-name="ce3" table:formula="of:=[.O101]-[.O$176]" office:value-type="float" office:value="53.125" calcext:value-type="float">
            <text:p>53,125</text:p>
          </table:table-cell>
          <table:table-cell table:style-name="ce3" table:formula="of:=[.P101]-[.P$176]" office:value-type="float" office:value="-16.9125" calcext:value-type="float">
            <text:p>-16,9125</text:p>
          </table:table-cell>
          <table:table-cell table:style-name="ce3" table:formula="of:=[.Q101]-[.Q$176]" office:value-type="float" office:value="-189.125" calcext:value-type="float">
            <text:p>-189,125</text:p>
          </table:table-cell>
          <table:table-cell table:style-name="ce3" table:formula="of:=[.R101]-[.R$176]" office:value-type="float" office:value="-28.125" calcext:value-type="float">
            <text:p>-28,125</text:p>
          </table:table-cell>
          <table:table-cell table:style-name="ce3" table:formula="of:=[.S101]-[.S$176]" office:value-type="float" office:value="49334.7" calcext:value-type="float">
            <text:p>49334,7</text:p>
          </table:table-cell>
          <table:table-cell table:style-name="ce3" table:formula="of:=[.T101]-[.T$176]" office:value-type="float" office:value="-18.325" calcext:value-type="float">
            <text:p>-18,325</text:p>
          </table:table-cell>
          <table:table-cell table:style-name="ce3" table:formula="of:=[.U101]-[.U$176]" office:value-type="float" office:value="0" calcext:value-type="float">
            <text:p>0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-199.8375" calcext:value-type="float">
            <text:p>-199,8375</text:p>
          </table:table-cell>
          <table:table-cell table:style-name="ce3" table:formula="of:=[.C102]-[.C$176]" office:value-type="float" office:value="798.9875" calcext:value-type="float">
            <text:p>798,9875</text:p>
          </table:table-cell>
          <table:table-cell table:style-name="ce3" table:formula="of:=[.D102]-[.D$176]" office:value-type="float" office:value="3899.65" calcext:value-type="float">
            <text:p>3899,65</text:p>
          </table:table-cell>
          <table:table-cell table:style-name="ce3" table:formula="of:=[.E102]-[.E$176]" office:value-type="float" office:value="4504870.1" calcext:value-type="float">
            <text:p>4504870,1</text:p>
          </table:table-cell>
          <table:table-cell table:style-name="ce3" table:formula="of:=[.F102]-[.F$176]" office:value-type="float" office:value="-1893.325" calcext:value-type="float">
            <text:p>-1893,325</text:p>
          </table:table-cell>
          <table:table-cell table:style-name="ce3" table:formula="of:=[.G102]-[.G$176]" office:value-type="float" office:value="334.025" calcext:value-type="float">
            <text:p>334,025</text:p>
          </table:table-cell>
          <table:table-cell table:style-name="ce3" table:formula="of:=[.H102]-[.H$176]" office:value-type="float" office:value="243.4625" calcext:value-type="float">
            <text:p>243,4625</text:p>
          </table:table-cell>
          <table:table-cell table:style-name="ce3" table:formula="of:=[.I102]-[.I$176]" office:value-type="float" office:value="54335.375" calcext:value-type="float">
            <text:p>54335,375</text:p>
          </table:table-cell>
          <table:table-cell table:style-name="ce3" table:formula="of:=[.J102]-[.J$176]" office:value-type="float" office:value="-263.425" calcext:value-type="float">
            <text:p>-263,425</text:p>
          </table:table-cell>
          <table:table-cell table:style-name="ce3" table:formula="of:=[.K102]-[.K$176]" office:value-type="float" office:value="-178.7625" calcext:value-type="float">
            <text:p>-178,7625</text:p>
          </table:table-cell>
          <table:table-cell table:style-name="ce3" table:formula="of:=[.L102]-[.L$176]" office:value-type="float" office:value="-59.0875" calcext:value-type="float">
            <text:p>-59,0875</text:p>
          </table:table-cell>
          <table:table-cell table:style-name="ce3" table:formula="of:=[.M102]-[.M$176]" office:value-type="float" office:value="385.2375" calcext:value-type="float">
            <text:p>385,2375</text:p>
          </table:table-cell>
          <table:table-cell table:style-name="ce3" table:formula="of:=[.N102]-[.N$176]" office:value-type="float" office:value="1757491.85" calcext:value-type="float">
            <text:p>1757491,85</text:p>
          </table:table-cell>
          <table:table-cell table:style-name="ce3" table:formula="of:=[.O102]-[.O$176]" office:value-type="float" office:value="90.625" calcext:value-type="float">
            <text:p>90,625</text:p>
          </table:table-cell>
          <table:table-cell table:style-name="ce3" table:formula="of:=[.P102]-[.P$176]" office:value-type="float" office:value="41.3875" calcext:value-type="float">
            <text:p>41,3875</text:p>
          </table:table-cell>
          <table:table-cell table:style-name="ce3" table:formula="of:=[.Q102]-[.Q$176]" office:value-type="float" office:value="211.675" calcext:value-type="float">
            <text:p>211,675</text:p>
          </table:table-cell>
          <table:table-cell table:style-name="ce3" table:formula="of:=[.R102]-[.R$176]" office:value-type="float" office:value="-0.625" calcext:value-type="float">
            <text:p>-0,625</text:p>
          </table:table-cell>
          <table:table-cell table:style-name="ce3" table:formula="of:=[.S102]-[.S$176]" office:value-type="float" office:value="43827.7" calcext:value-type="float">
            <text:p>43827,7</text:p>
          </table:table-cell>
          <table:table-cell table:style-name="ce3" table:formula="of:=[.T102]-[.T$176]" office:value-type="float" office:value="1.675" calcext:value-type="float">
            <text:p>1,675</text:p>
          </table:table-cell>
          <table:table-cell table:style-name="ce3" table:formula="of:=[.U102]-[.U$176]" office:value-type="float" office:value="0" calcext:value-type="float">
            <text:p>0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-541.0375" calcext:value-type="float">
            <text:p>-541,0375</text:p>
          </table:table-cell>
          <table:table-cell table:style-name="ce3" table:formula="of:=[.C103]-[.C$176]" office:value-type="float" office:value="678.3875" calcext:value-type="float">
            <text:p>678,3875</text:p>
          </table:table-cell>
          <table:table-cell table:style-name="ce3" table:formula="of:=[.D103]-[.D$176]" office:value-type="float" office:value="1186.85" calcext:value-type="float">
            <text:p>1186,85</text:p>
          </table:table-cell>
          <table:table-cell table:style-name="ce3" table:formula="of:=[.E103]-[.E$176]" office:value-type="float" office:value="4572907.3" calcext:value-type="float">
            <text:p>4572907,3</text:p>
          </table:table-cell>
          <table:table-cell table:style-name="ce3" table:formula="of:=[.F103]-[.F$176]" office:value-type="float" office:value="-1893.325" calcext:value-type="float">
            <text:p>-1893,325</text:p>
          </table:table-cell>
          <table:table-cell table:style-name="ce3" table:formula="of:=[.G103]-[.G$176]" office:value-type="float" office:value="-117.475" calcext:value-type="float">
            <text:p>-117,475</text:p>
          </table:table-cell>
          <table:table-cell table:style-name="ce3" table:formula="of:=[.H103]-[.H$176]" office:value-type="float" office:value="814.8625" calcext:value-type="float">
            <text:p>814,8625</text:p>
          </table:table-cell>
          <table:table-cell table:style-name="ce3" table:formula="of:=[.I103]-[.I$176]" office:value-type="float" office:value="54308.275" calcext:value-type="float">
            <text:p>54308,275</text:p>
          </table:table-cell>
          <table:table-cell table:style-name="ce3" table:formula="of:=[.J103]-[.J$176]" office:value-type="float" office:value="779.575" calcext:value-type="float">
            <text:p>779,575</text:p>
          </table:table-cell>
          <table:table-cell table:style-name="ce3" table:formula="of:=[.K103]-[.K$176]" office:value-type="float" office:value="-630.0625" calcext:value-type="float">
            <text:p>-630,0625</text:p>
          </table:table-cell>
          <table:table-cell table:style-name="ce3" table:formula="of:=[.L103]-[.L$176]" office:value-type="float" office:value="-149.3875" calcext:value-type="float">
            <text:p>-149,3875</text:p>
          </table:table-cell>
          <table:table-cell table:style-name="ce3" table:formula="of:=[.M103]-[.M$176]" office:value-type="float" office:value="846.4375" calcext:value-type="float">
            <text:p>846,4375</text:p>
          </table:table-cell>
          <table:table-cell table:style-name="ce3" table:formula="of:=[.N103]-[.N$176]" office:value-type="float" office:value="1739527.05" calcext:value-type="float">
            <text:p>1739527,05</text:p>
          </table:table-cell>
          <table:table-cell table:style-name="ce3" table:formula="of:=[.O103]-[.O$176]" office:value-type="float" office:value="53.125" calcext:value-type="float">
            <text:p>53,125</text:p>
          </table:table-cell>
          <table:table-cell table:style-name="ce3" table:formula="of:=[.P103]-[.P$176]" office:value-type="float" office:value="-33.6125" calcext:value-type="float">
            <text:p>-33,6125</text:p>
          </table:table-cell>
          <table:table-cell table:style-name="ce3" table:formula="of:=[.Q103]-[.Q$176]" office:value-type="float" office:value="31.2749999999999" calcext:value-type="float">
            <text:p>31,275</text:p>
          </table:table-cell>
          <table:table-cell table:style-name="ce3" table:formula="of:=[.R103]-[.R$176]" office:value-type="float" office:value="-0.625" calcext:value-type="float">
            <text:p>-0,625</text:p>
          </table:table-cell>
          <table:table-cell table:style-name="ce3" table:formula="of:=[.S103]-[.S$176]" office:value-type="float" office:value="35662.2" calcext:value-type="float">
            <text:p>35662,2</text:p>
          </table:table-cell>
          <table:table-cell table:style-name="ce3" table:formula="of:=[.T103]-[.T$176]" office:value-type="float" office:value="-18.325" calcext:value-type="float">
            <text:p>-18,325</text:p>
          </table:table-cell>
          <table:table-cell table:style-name="ce3" table:formula="of:=[.U103]-[.U$176]" office:value-type="float" office:value="0" calcext:value-type="float">
            <text:p>0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321.5625" calcext:value-type="float">
            <text:p>321,5625</text:p>
          </table:table-cell>
          <table:table-cell table:style-name="ce3" table:formula="of:=[.C104]-[.C$176]" office:value-type="float" office:value="879.1875" calcext:value-type="float">
            <text:p>879,1875</text:p>
          </table:table-cell>
          <table:table-cell table:style-name="ce3" table:formula="of:=[.D104]-[.D$176]" office:value-type="float" office:value="5256.05" calcext:value-type="float">
            <text:p>5256,05</text:p>
          </table:table-cell>
          <table:table-cell table:style-name="ce3" table:formula="of:=[.E104]-[.E$176]" office:value-type="float" office:value="4099575.6" calcext:value-type="float">
            <text:p>4099575,6</text:p>
          </table:table-cell>
          <table:table-cell table:style-name="ce3" table:formula="of:=[.F104]-[.F$176]" office:value-type="float" office:value="-1893.325" calcext:value-type="float">
            <text:p>-1893,325</text:p>
          </table:table-cell>
          <table:table-cell table:style-name="ce3" table:formula="of:=[.G104]-[.G$176]" office:value-type="float" office:value="-41.9749999999999" calcext:value-type="float">
            <text:p>-41,975</text:p>
          </table:table-cell>
          <table:table-cell table:style-name="ce3" table:formula="of:=[.H104]-[.H$176]" office:value-type="float" office:value="719.4625" calcext:value-type="float">
            <text:p>719,4625</text:p>
          </table:table-cell>
          <table:table-cell table:style-name="ce3" table:formula="of:=[.I104]-[.I$176]" office:value-type="float" office:value="51595.475" calcext:value-type="float">
            <text:p>51595,475</text:p>
          </table:table-cell>
          <table:table-cell table:style-name="ce3" table:formula="of:=[.J104]-[.J$176]" office:value-type="float" office:value="157.775" calcext:value-type="float">
            <text:p>157,775</text:p>
          </table:table-cell>
          <table:table-cell table:style-name="ce3" table:formula="of:=[.K104]-[.K$176]" office:value-type="float" office:value="-228.5625" calcext:value-type="float">
            <text:p>-228,5625</text:p>
          </table:table-cell>
          <table:table-cell table:style-name="ce3" table:formula="of:=[.L104]-[.L$176]" office:value-type="float" office:value="-48.8875" calcext:value-type="float">
            <text:p>-48,8875</text:p>
          </table:table-cell>
          <table:table-cell table:style-name="ce3" table:formula="of:=[.M104]-[.M$176]" office:value-type="float" office:value="605.8375" calcext:value-type="float">
            <text:p>605,8375</text:p>
          </table:table-cell>
          <table:table-cell table:style-name="ce3" table:formula="of:=[.N104]-[.N$176]" office:value-type="float" office:value="2360873.15" calcext:value-type="float">
            <text:p>2360873,15</text:p>
          </table:table-cell>
          <table:table-cell table:style-name="ce3" table:formula="of:=[.O104]-[.O$176]" office:value-type="float" office:value="15.625" calcext:value-type="float">
            <text:p>15,625</text:p>
          </table:table-cell>
          <table:table-cell table:style-name="ce3" table:formula="of:=[.P104]-[.P$176]" office:value-type="float" office:value="-58.6125" calcext:value-type="float">
            <text:p>-58,6125</text:p>
          </table:table-cell>
          <table:table-cell table:style-name="ce3" table:formula="of:=[.Q104]-[.Q$176]" office:value-type="float" office:value="-209.325" calcext:value-type="float">
            <text:p>-209,325</text:p>
          </table:table-cell>
          <table:table-cell table:style-name="ce3" table:formula="of:=[.R104]-[.R$176]" office:value-type="float" office:value="-25.625" calcext:value-type="float">
            <text:p>-25,625</text:p>
          </table:table-cell>
          <table:table-cell table:style-name="ce3" table:formula="of:=[.S104]-[.S$176]" office:value-type="float" office:value="35689.3" calcext:value-type="float">
            <text:p>35689,3</text:p>
          </table:table-cell>
          <table:table-cell table:style-name="ce3" table:formula="of:=[.T104]-[.T$176]" office:value-type="float" office:value="106.675" calcext:value-type="float">
            <text:p>106,675</text:p>
          </table:table-cell>
          <table:table-cell table:style-name="ce3" table:formula="of:=[.U104]-[.U$176]" office:value-type="float" office:value="0" calcext:value-type="float">
            <text:p>0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762.7625" calcext:value-type="float">
            <text:p>762,7625</text:p>
          </table:table-cell>
          <table:table-cell table:style-name="ce3" table:formula="of:=[.C105]-[.C$176]" office:value-type="float" office:value="954.3875" calcext:value-type="float">
            <text:p>954,3875</text:p>
          </table:table-cell>
          <table:table-cell table:style-name="ce3" table:formula="of:=[.D105]-[.D$176]" office:value-type="float" office:value="5256.05" calcext:value-type="float">
            <text:p>5256,05</text:p>
          </table:table-cell>
          <table:table-cell table:style-name="ce3" table:formula="of:=[.E105]-[.E$176]" office:value-type="float" office:value="4230143.4" calcext:value-type="float">
            <text:p>4230143,4</text:p>
          </table:table-cell>
          <table:table-cell table:style-name="ce3" table:formula="of:=[.F105]-[.F$176]" office:value-type="float" office:value="1497.675" calcext:value-type="float">
            <text:p>1497,675</text:p>
          </table:table-cell>
          <table:table-cell table:style-name="ce3" table:formula="of:=[.G105]-[.G$176]" office:value-type="float" office:value="509.525" calcext:value-type="float">
            <text:p>509,525</text:p>
          </table:table-cell>
          <table:table-cell table:style-name="ce3" table:formula="of:=[.H105]-[.H$176]" office:value-type="float" office:value="-27.7375000000002" calcext:value-type="float">
            <text:p>-27,7375</text:p>
          </table:table-cell>
          <table:table-cell table:style-name="ce3" table:formula="of:=[.I105]-[.I$176]" office:value-type="float" office:value="54308.275" calcext:value-type="float">
            <text:p>54308,275</text:p>
          </table:table-cell>
          <table:table-cell table:style-name="ce3" table:formula="of:=[.J105]-[.J$176]" office:value-type="float" office:value="-2.625" calcext:value-type="float">
            <text:p>-2,625</text:p>
          </table:table-cell>
          <table:table-cell table:style-name="ce3" table:formula="of:=[.K105]-[.K$176]" office:value-type="float" office:value="-253.7625" calcext:value-type="float">
            <text:p>-253,7625</text:p>
          </table:table-cell>
          <table:table-cell table:style-name="ce3" table:formula="of:=[.L105]-[.L$176]" office:value-type="float" office:value="41.3124999999999" calcext:value-type="float">
            <text:p>41,3125</text:p>
          </table:table-cell>
          <table:table-cell table:style-name="ce3" table:formula="of:=[.M105]-[.M$176]" office:value-type="float" office:value="646.0375" calcext:value-type="float">
            <text:p>646,0375</text:p>
          </table:table-cell>
          <table:table-cell table:style-name="ce3" table:formula="of:=[.N105]-[.N$176]" office:value-type="float" office:value="1785607.05" calcext:value-type="float">
            <text:p>1785607,05</text:p>
          </table:table-cell>
          <table:table-cell table:style-name="ce3" table:formula="of:=[.O105]-[.O$176]" office:value-type="float" office:value="15.625" calcext:value-type="float">
            <text:p>15,625</text:p>
          </table:table-cell>
          <table:table-cell table:style-name="ce3" table:formula="of:=[.P105]-[.P$176]" office:value-type="float" office:value="116.3875" calcext:value-type="float">
            <text:p>116,3875</text:p>
          </table:table-cell>
          <table:table-cell table:style-name="ce3" table:formula="of:=[.Q105]-[.Q$176]" office:value-type="float" office:value="292.075" calcext:value-type="float">
            <text:p>292,075</text:p>
          </table:table-cell>
          <table:table-cell table:style-name="ce3" table:formula="of:=[.R105]-[.R$176]" office:value-type="float" office:value="-25.625" calcext:value-type="float">
            <text:p>-25,625</text:p>
          </table:table-cell>
          <table:table-cell table:style-name="ce3" table:formula="of:=[.S105]-[.S$176]" office:value-type="float" office:value="35689.3" calcext:value-type="float">
            <text:p>35689,3</text:p>
          </table:table-cell>
          <table:table-cell table:style-name="ce3" table:formula="of:=[.T105]-[.T$176]" office:value-type="float" office:value="-18.325" calcext:value-type="float">
            <text:p>-18,325</text:p>
          </table:table-cell>
          <table:table-cell table:style-name="ce3" table:formula="of:=[.U105]-[.U$176]" office:value-type="float" office:value="0" calcext:value-type="float">
            <text:p>0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-180.0375" calcext:value-type="float">
            <text:p>-180,0375</text:p>
          </table:table-cell>
          <table:table-cell table:style-name="ce3" table:formula="of:=[.C106]-[.C$176]" office:value-type="float" office:value="1019.7875" calcext:value-type="float">
            <text:p>1019,7875</text:p>
          </table:table-cell>
          <table:table-cell table:style-name="ce3" table:formula="of:=[.D106]-[.D$176]" office:value-type="float" office:value="6612.45" calcext:value-type="float">
            <text:p>6612,45</text:p>
          </table:table-cell>
          <table:table-cell table:style-name="ce3" table:formula="of:=[.E106]-[.E$176]" office:value-type="float" office:value="4270944.2" calcext:value-type="float">
            <text:p>4270944,2</text:p>
          </table:table-cell>
          <table:table-cell table:style-name="ce3" table:formula="of:=[.F106]-[.F$176]" office:value-type="float" office:value="-1893.325" calcext:value-type="float">
            <text:p>-1893,325</text:p>
          </table:table-cell>
          <table:table-cell table:style-name="ce3" table:formula="of:=[.G106]-[.G$176]" office:value-type="float" office:value="-247.775" calcext:value-type="float">
            <text:p>-247,775</text:p>
          </table:table-cell>
          <table:table-cell table:style-name="ce3" table:formula="of:=[.H106]-[.H$176]" office:value-type="float" office:value="819.6625" calcext:value-type="float">
            <text:p>819,6625</text:p>
          </table:table-cell>
          <table:table-cell table:style-name="ce3" table:formula="of:=[.I106]-[.I$176]" office:value-type="float" office:value="51568.275" calcext:value-type="float">
            <text:p>51568,275</text:p>
          </table:table-cell>
          <table:table-cell table:style-name="ce3" table:formula="of:=[.J106]-[.J$176]" office:value-type="float" office:value="-143.025" calcext:value-type="float">
            <text:p>-143,025</text:p>
          </table:table-cell>
          <table:table-cell table:style-name="ce3" table:formula="of:=[.K106]-[.K$176]" office:value-type="float" office:value="-404.0625" calcext:value-type="float">
            <text:p>-404,0625</text:p>
          </table:table-cell>
          <table:table-cell table:style-name="ce3" table:formula="of:=[.L106]-[.L$176]" office:value-type="float" office:value="51.6124999999999" calcext:value-type="float">
            <text:p>51,6125</text:p>
          </table:table-cell>
          <table:table-cell table:style-name="ce3" table:formula="of:=[.M106]-[.M$176]" office:value-type="float" office:value="766.2375" calcext:value-type="float">
            <text:p>766,2375</text:p>
          </table:table-cell>
          <table:table-cell table:style-name="ce3" table:formula="of:=[.N106]-[.N$176]" office:value-type="float" office:value="1795661.45" calcext:value-type="float">
            <text:p>1795661,45</text:p>
          </table:table-cell>
          <table:table-cell table:style-name="ce3" table:formula="of:=[.O106]-[.O$176]" office:value-type="float" office:value="65.625" calcext:value-type="float">
            <text:p>65,625</text:p>
          </table:table-cell>
          <table:table-cell table:style-name="ce3" table:formula="of:=[.P106]-[.P$176]" office:value-type="float" office:value="-43.6125" calcext:value-type="float">
            <text:p>-43,6125</text:p>
          </table:table-cell>
          <table:table-cell table:style-name="ce3" table:formula="of:=[.Q106]-[.Q$176]" office:value-type="float" office:value="-189.325" calcext:value-type="float">
            <text:p>-189,325</text:p>
          </table:table-cell>
          <table:table-cell table:style-name="ce3" table:formula="of:=[.R106]-[.R$176]" office:value-type="float" office:value="11.875" calcext:value-type="float">
            <text:p>11,875</text:p>
          </table:table-cell>
          <table:table-cell table:style-name="ce3" table:formula="of:=[.S106]-[.S$176]" office:value-type="float" office:value="32949.4" calcext:value-type="float">
            <text:p>32949,4</text:p>
          </table:table-cell>
          <table:table-cell table:style-name="ce3" table:formula="of:=[.T106]-[.T$176]" office:value-type="float" office:value="-18.325" calcext:value-type="float">
            <text:p>-18,325</text:p>
          </table:table-cell>
          <table:table-cell table:style-name="ce3" table:formula="of:=[.U106]-[.U$176]" office:value-type="float" office:value="0" calcext:value-type="float">
            <text:p>0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-520.8375" calcext:value-type="float">
            <text:p>-520,8375</text:p>
          </table:table-cell>
          <table:table-cell table:style-name="ce3" table:formula="of:=[.C107]-[.C$176]" office:value-type="float" office:value="1199.9875" calcext:value-type="float">
            <text:p>1199,9875</text:p>
          </table:table-cell>
          <table:table-cell table:style-name="ce3" table:formula="of:=[.D107]-[.D$176]" office:value-type="float" office:value="1865.05" calcext:value-type="float">
            <text:p>1865,05</text:p>
          </table:table-cell>
          <table:table-cell table:style-name="ce3" table:formula="of:=[.E107]-[.E$176]" office:value-type="float" office:value="4390606.5" calcext:value-type="float">
            <text:p>4390606,5</text:p>
          </table:table-cell>
          <table:table-cell table:style-name="ce3" table:formula="of:=[.F107]-[.F$176]" office:value-type="float" office:value="-1893.325" calcext:value-type="float">
            <text:p>-1893,325</text:p>
          </table:table-cell>
          <table:table-cell table:style-name="ce3" table:formula="of:=[.G107]-[.G$176]" office:value-type="float" office:value="-117.175" calcext:value-type="float">
            <text:p>-117,175</text:p>
          </table:table-cell>
          <table:table-cell table:style-name="ce3" table:formula="of:=[.H107]-[.H$176]" office:value-type="float" office:value="-107.7375" calcext:value-type="float">
            <text:p>-107,7375</text:p>
          </table:table-cell>
          <table:table-cell table:style-name="ce3" table:formula="of:=[.I107]-[.I$176]" office:value-type="float" office:value="51568.275" calcext:value-type="float">
            <text:p>51568,275</text:p>
          </table:table-cell>
          <table:table-cell table:style-name="ce3" table:formula="of:=[.J107]-[.J$176]" office:value-type="float" office:value="-42.8249999999998" calcext:value-type="float">
            <text:p>-42,825</text:p>
          </table:table-cell>
          <table:table-cell table:style-name="ce3" table:formula="of:=[.K107]-[.K$176]" office:value-type="float" office:value="-53.5625" calcext:value-type="float">
            <text:p>-53,5625</text:p>
          </table:table-cell>
          <table:table-cell table:style-name="ce3" table:formula="of:=[.L107]-[.L$176]" office:value-type="float" office:value="101.6125" calcext:value-type="float">
            <text:p>101,6125</text:p>
          </table:table-cell>
          <table:table-cell table:style-name="ce3" table:formula="of:=[.M107]-[.M$176]" office:value-type="float" office:value="585.6375" calcext:value-type="float">
            <text:p>585,6375</text:p>
          </table:table-cell>
          <table:table-cell table:style-name="ce3" table:formula="of:=[.N107]-[.N$176]" office:value-type="float" office:value="1768237.45" calcext:value-type="float">
            <text:p>1768237,45</text:p>
          </table:table-cell>
          <table:table-cell table:style-name="ce3" table:formula="of:=[.O107]-[.O$176]" office:value-type="float" office:value="40.625" calcext:value-type="float">
            <text:p>40,625</text:p>
          </table:table-cell>
          <table:table-cell table:style-name="ce3" table:formula="of:=[.P107]-[.P$176]" office:value-type="float" office:value="-83.6125" calcext:value-type="float">
            <text:p>-83,6125</text:p>
          </table:table-cell>
          <table:table-cell table:style-name="ce3" table:formula="of:=[.Q107]-[.Q$176]" office:value-type="float" office:value="11.2749999999999" calcext:value-type="float">
            <text:p>11,275</text:p>
          </table:table-cell>
          <table:table-cell table:style-name="ce3" table:formula="of:=[.R107]-[.R$176]" office:value-type="float" office:value="-13.125" calcext:value-type="float">
            <text:p>-13,125</text:p>
          </table:table-cell>
          <table:table-cell table:style-name="ce3" table:formula="of:=[.S107]-[.S$176]" office:value-type="float" office:value="38402.1" calcext:value-type="float">
            <text:p>38402,1</text:p>
          </table:table-cell>
          <table:table-cell table:style-name="ce3" table:formula="of:=[.T107]-[.T$176]" office:value-type="float" office:value="81.675" calcext:value-type="float">
            <text:p>81,675</text:p>
          </table:table-cell>
          <table:table-cell table:style-name="ce3" table:formula="of:=[.U107]-[.U$176]" office:value-type="float" office:value="0" calcext:value-type="float">
            <text:p>0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-199.8375" calcext:value-type="float">
            <text:p>-199,8375</text:p>
          </table:table-cell>
          <table:table-cell table:style-name="ce3" table:formula="of:=[.C108]-[.C$176]" office:value-type="float" office:value="939.5875" calcext:value-type="float">
            <text:p>939,5875</text:p>
          </table:table-cell>
          <table:table-cell table:style-name="ce3" table:formula="of:=[.D108]-[.D$176]" office:value-type="float" office:value="1186.85" calcext:value-type="float">
            <text:p>1186,85</text:p>
          </table:table-cell>
          <table:table-cell table:style-name="ce3" table:formula="of:=[.E108]-[.E$176]" office:value-type="float" office:value="4477741.7" calcext:value-type="float">
            <text:p>4477741,7</text:p>
          </table:table-cell>
          <table:table-cell table:style-name="ce3" table:formula="of:=[.F108]-[.F$176]" office:value-type="float" office:value="-1893.325" calcext:value-type="float">
            <text:p>-1893,325</text:p>
          </table:table-cell>
          <table:table-cell table:style-name="ce3" table:formula="of:=[.G108]-[.G$176]" office:value-type="float" office:value="-42.175" calcext:value-type="float">
            <text:p>-42,175</text:p>
          </table:table-cell>
          <table:table-cell table:style-name="ce3" table:formula="of:=[.H108]-[.H$176]" office:value-type="float" office:value="494.0625" calcext:value-type="float">
            <text:p>494,0625</text:p>
          </table:table-cell>
          <table:table-cell table:style-name="ce3" table:formula="of:=[.I108]-[.I$176]" office:value-type="float" office:value="48882.575" calcext:value-type="float">
            <text:p>48882,575</text:p>
          </table:table-cell>
          <table:table-cell table:style-name="ce3" table:formula="of:=[.J108]-[.J$176]" office:value-type="float" office:value="117.975" calcext:value-type="float">
            <text:p>117,975</text:p>
          </table:table-cell>
          <table:table-cell table:style-name="ce3" table:formula="of:=[.K108]-[.K$176]" office:value-type="float" office:value="322.9375" calcext:value-type="float">
            <text:p>322,9375</text:p>
          </table:table-cell>
          <table:table-cell table:style-name="ce3" table:formula="of:=[.L108]-[.L$176]" office:value-type="float" office:value="-49.1875000000001" calcext:value-type="float">
            <text:p>-49,1875</text:p>
          </table:table-cell>
          <table:table-cell table:style-name="ce3" table:formula="of:=[.M108]-[.M$176]" office:value-type="float" office:value="686.0375" calcext:value-type="float">
            <text:p>686,0375</text:p>
          </table:table-cell>
          <table:table-cell table:style-name="ce3" table:formula="of:=[.N108]-[.N$176]" office:value-type="float" office:value="1741434.25" calcext:value-type="float">
            <text:p>1741434,25</text:p>
          </table:table-cell>
          <table:table-cell table:style-name="ce3" table:formula="of:=[.O108]-[.O$176]" office:value-type="float" office:value="47.725" calcext:value-type="float">
            <text:p>47,725</text:p>
          </table:table-cell>
          <table:table-cell table:style-name="ce3" table:formula="of:=[.P108]-[.P$176]" office:value-type="float" office:value="36.3875" calcext:value-type="float">
            <text:p>36,3875</text:p>
          </table:table-cell>
          <table:table-cell table:style-name="ce3" table:formula="of:=[.Q108]-[.Q$176]" office:value-type="float" office:value="191.675" calcext:value-type="float">
            <text:p>191,675</text:p>
          </table:table-cell>
          <table:table-cell table:style-name="ce3" table:formula="of:=[.R108]-[.R$176]" office:value-type="float" office:value="-13.125" calcext:value-type="float">
            <text:p>-13,125</text:p>
          </table:table-cell>
          <table:table-cell table:style-name="ce3" table:formula="of:=[.S108]-[.S$176]" office:value-type="float" office:value="41142.1" calcext:value-type="float">
            <text:p>41142,1</text:p>
          </table:table-cell>
          <table:table-cell table:style-name="ce3" table:formula="of:=[.T108]-[.T$176]" office:value-type="float" office:value="21.675" calcext:value-type="float">
            <text:p>21,675</text:p>
          </table:table-cell>
          <table:table-cell table:style-name="ce3" table:formula="of:=[.U108]-[.U$176]" office:value-type="float" office:value="0" calcext:value-type="float">
            <text:p>0</text:p>
          </table:table-cell>
          <table:table-cell table:style-name="ce3" table:formula="of:=[.V10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-219.8375" calcext:value-type="float">
            <text:p>-219,8375</text:p>
          </table:table-cell>
          <table:table-cell table:style-name="ce3" table:formula="of:=[.C109]-[.C$176]" office:value-type="float" office:value="738.7875" calcext:value-type="float">
            <text:p>738,7875</text:p>
          </table:table-cell>
          <table:table-cell table:style-name="ce3" table:formula="of:=[.D109]-[.D$176]" office:value-type="float" office:value="5256.05" calcext:value-type="float">
            <text:p>5256,05</text:p>
          </table:table-cell>
          <table:table-cell table:style-name="ce3" table:formula="of:=[.E109]-[.E$176]" office:value-type="float" office:value="4551177.5" calcext:value-type="float">
            <text:p>4551177,5</text:p>
          </table:table-cell>
          <table:table-cell table:style-name="ce3" table:formula="of:=[.F109]-[.F$176]" office:value-type="float" office:value="1497.675" calcext:value-type="float">
            <text:p>1497,675</text:p>
          </table:table-cell>
          <table:table-cell table:style-name="ce3" table:formula="of:=[.G109]-[.G$176]" office:value-type="float" office:value="-66.9749999999999" calcext:value-type="float">
            <text:p>-66,975</text:p>
          </table:table-cell>
          <table:table-cell table:style-name="ce3" table:formula="of:=[.H109]-[.H$176]" office:value-type="float" office:value="313.4625" calcext:value-type="float">
            <text:p>313,4625</text:p>
          </table:table-cell>
          <table:table-cell table:style-name="ce3" table:formula="of:=[.I109]-[.I$176]" office:value-type="float" office:value="54335.375" calcext:value-type="float">
            <text:p>54335,375</text:p>
          </table:table-cell>
          <table:table-cell table:style-name="ce3" table:formula="of:=[.J109]-[.J$176]" office:value-type="float" office:value="198.175" calcext:value-type="float">
            <text:p>198,175</text:p>
          </table:table-cell>
          <table:table-cell table:style-name="ce3" table:formula="of:=[.K109]-[.K$176]" office:value-type="float" office:value="-228.7625" calcext:value-type="float">
            <text:p>-228,7625</text:p>
          </table:table-cell>
          <table:table-cell table:style-name="ce3" table:formula="of:=[.L109]-[.L$176]" office:value-type="float" office:value="51.3124999999999" calcext:value-type="float">
            <text:p>51,3125</text:p>
          </table:table-cell>
          <table:table-cell table:style-name="ce3" table:formula="of:=[.M109]-[.M$176]" office:value-type="float" office:value="645.8375" calcext:value-type="float">
            <text:p>645,8375</text:p>
          </table:table-cell>
          <table:table-cell table:style-name="ce3" table:formula="of:=[.N109]-[.N$176]" office:value-type="float" office:value="1824883.85" calcext:value-type="float">
            <text:p>1824883,85</text:p>
          </table:table-cell>
          <table:table-cell table:style-name="ce3" table:formula="of:=[.O109]-[.O$176]" office:value-type="float" office:value="62.025" calcext:value-type="float">
            <text:p>62,025</text:p>
          </table:table-cell>
          <table:table-cell table:style-name="ce3" table:formula="of:=[.P109]-[.P$176]" office:value-type="float" office:value="-23.6125" calcext:value-type="float">
            <text:p>-23,6125</text:p>
          </table:table-cell>
          <table:table-cell table:style-name="ce3" table:formula="of:=[.Q109]-[.Q$176]" office:value-type="float" office:value="-229.325" calcext:value-type="float">
            <text:p>-229,325</text:p>
          </table:table-cell>
          <table:table-cell table:style-name="ce3" table:formula="of:=[.R109]-[.R$176]" office:value-type="float" office:value="61.875" calcext:value-type="float">
            <text:p>61,875</text:p>
          </table:table-cell>
          <table:table-cell table:style-name="ce3" table:formula="of:=[.S109]-[.S$176]" office:value-type="float" office:value="43882" calcext:value-type="float">
            <text:p>43882</text:p>
          </table:table-cell>
          <table:table-cell table:style-name="ce3" table:formula="of:=[.T109]-[.T$176]" office:value-type="float" office:value="-18.325" calcext:value-type="float">
            <text:p>-18,325</text:p>
          </table:table-cell>
          <table:table-cell table:style-name="ce3" table:formula="of:=[.U109]-[.U$176]" office:value-type="float" office:value="0" calcext:value-type="float">
            <text:p>0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-39.6374999999998" calcext:value-type="float">
            <text:p>-39,6375</text:p>
          </table:table-cell>
          <table:table-cell table:style-name="ce3" table:formula="of:=[.C110]-[.C$176]" office:value-type="float" office:value="498.1875" calcext:value-type="float">
            <text:p>498,1875</text:p>
          </table:table-cell>
          <table:table-cell table:style-name="ce3" table:formula="of:=[.D110]-[.D$176]" office:value-type="float" office:value="3899.65" calcext:value-type="float">
            <text:p>3899,65</text:p>
          </table:table-cell>
          <table:table-cell table:style-name="ce3" table:formula="of:=[.E110]-[.E$176]" office:value-type="float" office:value="4613708.2" calcext:value-type="float">
            <text:p>4613708,2</text:p>
          </table:table-cell>
          <table:table-cell table:style-name="ce3" table:formula="of:=[.F110]-[.F$176]" office:value-type="float" office:value="-1893.325" calcext:value-type="float">
            <text:p>-1893,325</text:p>
          </table:table-cell>
          <table:table-cell table:style-name="ce3" table:formula="of:=[.G110]-[.G$176]" office:value-type="float" office:value="233.525" calcext:value-type="float">
            <text:p>233,525</text:p>
          </table:table-cell>
          <table:table-cell table:style-name="ce3" table:formula="of:=[.H110]-[.H$176]" office:value-type="float" office:value="-47.5375000000001" calcext:value-type="float">
            <text:p>-47,5375</text:p>
          </table:table-cell>
          <table:table-cell table:style-name="ce3" table:formula="of:=[.I110]-[.I$176]" office:value-type="float" office:value="54308.275" calcext:value-type="float">
            <text:p>54308,275</text:p>
          </table:table-cell>
          <table:table-cell table:style-name="ce3" table:formula="of:=[.J110]-[.J$176]" office:value-type="float" office:value="-22.8249999999998" calcext:value-type="float">
            <text:p>-22,825</text:p>
          </table:table-cell>
          <table:table-cell table:style-name="ce3" table:formula="of:=[.K110]-[.K$176]" office:value-type="float" office:value="-53.5625" calcext:value-type="float">
            <text:p>-53,5625</text:p>
          </table:table-cell>
          <table:table-cell table:style-name="ce3" table:formula="of:=[.L110]-[.L$176]" office:value-type="float" office:value="141.7125" calcext:value-type="float">
            <text:p>141,7125</text:p>
          </table:table-cell>
          <table:table-cell table:style-name="ce3" table:formula="of:=[.M110]-[.M$176]" office:value-type="float" office:value="525.6375" calcext:value-type="float">
            <text:p>525,6375</text:p>
          </table:table-cell>
          <table:table-cell table:style-name="ce3" table:formula="of:=[.N110]-[.N$176]" office:value-type="float" office:value="1739133.15" calcext:value-type="float">
            <text:p>1739133,15</text:p>
          </table:table-cell>
          <table:table-cell table:style-name="ce3" table:formula="of:=[.O110]-[.O$176]" office:value-type="float" office:value="28.125" calcext:value-type="float">
            <text:p>28,125</text:p>
          </table:table-cell>
          <table:table-cell table:style-name="ce3" table:formula="of:=[.P110]-[.P$176]" office:value-type="float" office:value="-58.6125" calcext:value-type="float">
            <text:p>-58,6125</text:p>
          </table:table-cell>
          <table:table-cell table:style-name="ce3" table:formula="of:=[.Q110]-[.Q$176]" office:value-type="float" office:value="-109.125" calcext:value-type="float">
            <text:p>-109,125</text:p>
          </table:table-cell>
          <table:table-cell table:style-name="ce3" table:formula="of:=[.R110]-[.R$176]" office:value-type="float" office:value="86.875" calcext:value-type="float">
            <text:p>86,875</text:p>
          </table:table-cell>
          <table:table-cell table:style-name="ce3" table:formula="of:=[.S110]-[.S$176]" office:value-type="float" office:value="41169.2" calcext:value-type="float">
            <text:p>41169,2</text:p>
          </table:table-cell>
          <table:table-cell table:style-name="ce3" table:formula="of:=[.T110]-[.T$176]" office:value-type="float" office:value="1.675" calcext:value-type="float">
            <text:p>1,675</text:p>
          </table:table-cell>
          <table:table-cell table:style-name="ce3" table:formula="of:=[.U110]-[.U$176]" office:value-type="float" office:value="0" calcext:value-type="float">
            <text:p>0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-220.0375" calcext:value-type="float">
            <text:p>-220,0375</text:p>
          </table:table-cell>
          <table:table-cell table:style-name="ce3" table:formula="of:=[.C111]-[.C$176]" office:value-type="float" office:value="999.5875" calcext:value-type="float">
            <text:p>999,5875</text:p>
          </table:table-cell>
          <table:table-cell table:style-name="ce3" table:formula="of:=[.D111]-[.D$176]" office:value-type="float" office:value="6612.45" calcext:value-type="float">
            <text:p>6612,45</text:p>
          </table:table-cell>
          <table:table-cell table:style-name="ce3" table:formula="of:=[.E111]-[.E$176]" office:value-type="float" office:value="4461437.7" calcext:value-type="float">
            <text:p>4461437,7</text:p>
          </table:table-cell>
          <table:table-cell table:style-name="ce3" table:formula="of:=[.F111]-[.F$176]" office:value-type="float" office:value="-1893.325" calcext:value-type="float">
            <text:p>-1893,325</text:p>
          </table:table-cell>
          <table:table-cell table:style-name="ce3" table:formula="of:=[.G111]-[.G$176]" office:value-type="float" office:value="-117.175" calcext:value-type="float">
            <text:p>-117,175</text:p>
          </table:table-cell>
          <table:table-cell table:style-name="ce3" table:formula="of:=[.H111]-[.H$176]" office:value-type="float" office:value="233.2625" calcext:value-type="float">
            <text:p>233,2625</text:p>
          </table:table-cell>
          <table:table-cell table:style-name="ce3" table:formula="of:=[.I111]-[.I$176]" office:value-type="float" office:value="54308.275" calcext:value-type="float">
            <text:p>54308,275</text:p>
          </table:table-cell>
          <table:table-cell table:style-name="ce3" table:formula="of:=[.J111]-[.J$176]" office:value-type="float" office:value="-102.825" calcext:value-type="float">
            <text:p>-102,825</text:p>
          </table:table-cell>
          <table:table-cell table:style-name="ce3" table:formula="of:=[.K111]-[.K$176]" office:value-type="float" office:value="-3.26249999999982" calcext:value-type="float">
            <text:p>-3,2625</text:p>
          </table:table-cell>
          <table:table-cell table:style-name="ce3" table:formula="of:=[.L111]-[.L$176]" office:value-type="float" office:value="-78.8875" calcext:value-type="float">
            <text:p>-78,8875</text:p>
          </table:table-cell>
          <table:table-cell table:style-name="ce3" table:formula="of:=[.M111]-[.M$176]" office:value-type="float" office:value="485.4375" calcext:value-type="float">
            <text:p>485,4375</text:p>
          </table:table-cell>
          <table:table-cell table:style-name="ce3" table:formula="of:=[.N111]-[.N$176]" office:value-type="float" office:value="1654221.45" calcext:value-type="float">
            <text:p>1654221,45</text:p>
          </table:table-cell>
          <table:table-cell table:style-name="ce3" table:formula="of:=[.O111]-[.O$176]" office:value-type="float" office:value="40.625" calcext:value-type="float">
            <text:p>40,625</text:p>
          </table:table-cell>
          <table:table-cell table:style-name="ce3" table:formula="of:=[.P111]-[.P$176]" office:value-type="float" office:value="16.3875" calcext:value-type="float">
            <text:p>16,3875</text:p>
          </table:table-cell>
          <table:table-cell table:style-name="ce3" table:formula="of:=[.Q111]-[.Q$176]" office:value-type="float" office:value="-369.925" calcext:value-type="float">
            <text:p>-369,925</text:p>
          </table:table-cell>
          <table:table-cell table:style-name="ce3" table:formula="of:=[.R111]-[.R$176]" office:value-type="float" office:value="51.875" calcext:value-type="float">
            <text:p>51,875</text:p>
          </table:table-cell>
          <table:table-cell table:style-name="ce3" table:formula="of:=[.S111]-[.S$176]" office:value-type="float" office:value="35689.3" calcext:value-type="float">
            <text:p>35689,3</text:p>
          </table:table-cell>
          <table:table-cell table:style-name="ce3" table:formula="of:=[.T111]-[.T$176]" office:value-type="float" office:value="6.675" calcext:value-type="float">
            <text:p>6,675</text:p>
          </table:table-cell>
          <table:table-cell table:style-name="ce3" table:formula="of:=[.U111]-[.U$176]" office:value-type="float" office:value="0" calcext:value-type="float">
            <text:p>0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341.5625" calcext:value-type="float">
            <text:p>341,5625</text:p>
          </table:table-cell>
          <table:table-cell table:style-name="ce3" table:formula="of:=[.C112]-[.C$176]" office:value-type="float" office:value="838.7875" calcext:value-type="float">
            <text:p>838,7875</text:p>
          </table:table-cell>
          <table:table-cell table:style-name="ce3" table:formula="of:=[.D112]-[.D$176]" office:value-type="float" office:value="8647.05" calcext:value-type="float">
            <text:p>8647,05</text:p>
          </table:table-cell>
          <table:table-cell table:style-name="ce3" table:formula="of:=[.E112]-[.E$176]" office:value-type="float" office:value="4461356.6" calcext:value-type="float">
            <text:p>4461356,6</text:p>
          </table:table-cell>
          <table:table-cell table:style-name="ce3" table:formula="of:=[.F112]-[.F$176]" office:value-type="float" office:value="819.475" calcext:value-type="float">
            <text:p>819,475</text:p>
          </table:table-cell>
          <table:table-cell table:style-name="ce3" table:formula="of:=[.G112]-[.G$176]" office:value-type="float" office:value="58.3250000000001" calcext:value-type="float">
            <text:p>58,325</text:p>
          </table:table-cell>
          <table:table-cell table:style-name="ce3" table:formula="of:=[.H112]-[.H$176]" office:value-type="float" office:value="393.6625" calcext:value-type="float">
            <text:p>393,6625</text:p>
          </table:table-cell>
          <table:table-cell table:style-name="ce3" table:formula="of:=[.I112]-[.I$176]" office:value-type="float" office:value="57021.075" calcext:value-type="float">
            <text:p>57021,075</text:p>
          </table:table-cell>
          <table:table-cell table:style-name="ce3" table:formula="of:=[.J112]-[.J$176]" office:value-type="float" office:value="77.5750000000003" calcext:value-type="float">
            <text:p>77,575</text:p>
          </table:table-cell>
          <table:table-cell table:style-name="ce3" table:formula="of:=[.K112]-[.K$176]" office:value-type="float" office:value="97.2375000000002" calcext:value-type="float">
            <text:p>97,2375</text:p>
          </table:table-cell>
          <table:table-cell table:style-name="ce3" table:formula="of:=[.L112]-[.L$176]" office:value-type="float" office:value="-99.1875000000001" calcext:value-type="float">
            <text:p>-99,1875</text:p>
          </table:table-cell>
          <table:table-cell table:style-name="ce3" table:formula="of:=[.M112]-[.M$176]" office:value-type="float" office:value="766.0375" calcext:value-type="float">
            <text:p>766,0375</text:p>
          </table:table-cell>
          <table:table-cell table:style-name="ce3" table:formula="of:=[.N112]-[.N$176]" office:value-type="float" office:value="1596365.45" calcext:value-type="float">
            <text:p>1596365,45</text:p>
          </table:table-cell>
          <table:table-cell table:style-name="ce3" table:formula="of:=[.O112]-[.O$176]" office:value-type="float" office:value="53.125" calcext:value-type="float">
            <text:p>53,125</text:p>
          </table:table-cell>
          <table:table-cell table:style-name="ce3" table:formula="of:=[.P112]-[.P$176]" office:value-type="float" office:value="49.6875" calcext:value-type="float">
            <text:p>49,6875</text:p>
          </table:table-cell>
          <table:table-cell table:style-name="ce3" table:formula="of:=[.Q112]-[.Q$176]" office:value-type="float" office:value="36.175" calcext:value-type="float">
            <text:p>36,175</text:p>
          </table:table-cell>
          <table:table-cell table:style-name="ce3" table:formula="of:=[.R112]-[.R$176]" office:value-type="float" office:value="24.375" calcext:value-type="float">
            <text:p>24,375</text:p>
          </table:table-cell>
          <table:table-cell table:style-name="ce3" table:formula="of:=[.S112]-[.S$176]" office:value-type="float" office:value="38402.1" calcext:value-type="float">
            <text:p>38402,1</text:p>
          </table:table-cell>
          <table:table-cell table:style-name="ce3" table:formula="of:=[.T112]-[.T$176]" office:value-type="float" office:value="14.975" calcext:value-type="float">
            <text:p>14,975</text:p>
          </table:table-cell>
          <table:table-cell table:style-name="ce3" table:formula="of:=[.U112]-[.U$176]" office:value-type="float" office:value="0" calcext:value-type="float">
            <text:p>0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-119.6375" calcext:value-type="float">
            <text:p>-119,6375</text:p>
          </table:table-cell>
          <table:table-cell table:style-name="ce3" table:formula="of:=[.C113]-[.C$176]" office:value-type="float" office:value="1240.1875" calcext:value-type="float">
            <text:p>1240,1875</text:p>
          </table:table-cell>
          <table:table-cell table:style-name="ce3" table:formula="of:=[.D113]-[.D$176]" office:value-type="float" office:value="6612.45" calcext:value-type="float">
            <text:p>6612,45</text:p>
          </table:table-cell>
          <table:table-cell table:style-name="ce3" table:formula="of:=[.E113]-[.E$176]" office:value-type="float" office:value="4496704.7" calcext:value-type="float">
            <text:p>4496704,7</text:p>
          </table:table-cell>
          <table:table-cell table:style-name="ce3" table:formula="of:=[.F113]-[.F$176]" office:value-type="float" office:value="-1893.325" calcext:value-type="float">
            <text:p>-1893,325</text:p>
          </table:table-cell>
          <table:table-cell table:style-name="ce3" table:formula="of:=[.G113]-[.G$176]" office:value-type="float" office:value="-117.175" calcext:value-type="float">
            <text:p>-117,175</text:p>
          </table:table-cell>
          <table:table-cell table:style-name="ce3" table:formula="of:=[.H113]-[.H$176]" office:value-type="float" office:value="-408.3375" calcext:value-type="float">
            <text:p>-408,3375</text:p>
          </table:table-cell>
          <table:table-cell table:style-name="ce3" table:formula="of:=[.I113]-[.I$176]" office:value-type="float" office:value="48882.575" calcext:value-type="float">
            <text:p>48882,575</text:p>
          </table:table-cell>
          <table:table-cell table:style-name="ce3" table:formula="of:=[.J113]-[.J$176]" office:value-type="float" office:value="97.5750000000003" calcext:value-type="float">
            <text:p>97,575</text:p>
          </table:table-cell>
          <table:table-cell table:style-name="ce3" table:formula="of:=[.K113]-[.K$176]" office:value-type="float" office:value="96.9375" calcext:value-type="float">
            <text:p>96,9375</text:p>
          </table:table-cell>
          <table:table-cell table:style-name="ce3" table:formula="of:=[.L113]-[.L$176]" office:value-type="float" office:value="126.3125" calcext:value-type="float">
            <text:p>126,3125</text:p>
          </table:table-cell>
          <table:table-cell table:style-name="ce3" table:formula="of:=[.M113]-[.M$176]" office:value-type="float" office:value="525.4375" calcext:value-type="float">
            <text:p>525,4375</text:p>
          </table:table-cell>
          <table:table-cell table:style-name="ce3" table:formula="of:=[.N113]-[.N$176]" office:value-type="float" office:value="1708179.85" calcext:value-type="float">
            <text:p>1708179,85</text:p>
          </table:table-cell>
          <table:table-cell table:style-name="ce3" table:formula="of:=[.O113]-[.O$176]" office:value-type="float" office:value="103.125" calcext:value-type="float">
            <text:p>103,125</text:p>
          </table:table-cell>
          <table:table-cell table:style-name="ce3" table:formula="of:=[.P113]-[.P$176]" office:value-type="float" office:value="16.3875" calcext:value-type="float">
            <text:p>16,3875</text:p>
          </table:table-cell>
          <table:table-cell table:style-name="ce3" table:formula="of:=[.Q113]-[.Q$176]" office:value-type="float" office:value="-264.825" calcext:value-type="float">
            <text:p>-264,825</text:p>
          </table:table-cell>
          <table:table-cell table:style-name="ce3" table:formula="of:=[.R113]-[.R$176]" office:value-type="float" office:value="11.875" calcext:value-type="float">
            <text:p>11,875</text:p>
          </table:table-cell>
          <table:table-cell table:style-name="ce3" table:formula="of:=[.S113]-[.S$176]" office:value-type="float" office:value="35662.2" calcext:value-type="float">
            <text:p>35662,2</text:p>
          </table:table-cell>
          <table:table-cell table:style-name="ce3" table:formula="of:=[.T113]-[.T$176]" office:value-type="float" office:value="-18.325" calcext:value-type="float">
            <text:p>-18,325</text:p>
          </table:table-cell>
          <table:table-cell table:style-name="ce3" table:formula="of:=[.U113]-[.U$176]" office:value-type="float" office:value="0" calcext:value-type="float">
            <text:p>0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-39.6374999999998" calcext:value-type="float">
            <text:p>-39,6375</text:p>
          </table:table-cell>
          <table:table-cell table:style-name="ce3" table:formula="of:=[.C114]-[.C$176]" office:value-type="float" office:value="919.3875" calcext:value-type="float">
            <text:p>919,3875</text:p>
          </table:table-cell>
          <table:table-cell table:style-name="ce3" table:formula="of:=[.D114]-[.D$176]" office:value-type="float" office:value="6612.45" calcext:value-type="float">
            <text:p>6612,45</text:p>
          </table:table-cell>
          <table:table-cell table:style-name="ce3" table:formula="of:=[.E114]-[.E$176]" office:value-type="float" office:value="4844975.1" calcext:value-type="float">
            <text:p>4844975,1</text:p>
          </table:table-cell>
          <table:table-cell table:style-name="ce3" table:formula="of:=[.F114]-[.F$176]" office:value-type="float" office:value="-1893.325" calcext:value-type="float">
            <text:p>-1893,325</text:p>
          </table:table-cell>
          <table:table-cell table:style-name="ce3" table:formula="of:=[.G114]-[.G$176]" office:value-type="float" office:value="-107.375" calcext:value-type="float">
            <text:p>-107,375</text:p>
          </table:table-cell>
          <table:table-cell table:style-name="ce3" table:formula="of:=[.H114]-[.H$176]" office:value-type="float" office:value="343.4625" calcext:value-type="float">
            <text:p>343,4625</text:p>
          </table:table-cell>
          <table:table-cell table:style-name="ce3" table:formula="of:=[.I114]-[.I$176]" office:value-type="float" office:value="54308.275" calcext:value-type="float">
            <text:p>54308,275</text:p>
          </table:table-cell>
          <table:table-cell table:style-name="ce3" table:formula="of:=[.J114]-[.J$176]" office:value-type="float" office:value="-62.8249999999998" calcext:value-type="float">
            <text:p>-62,825</text:p>
          </table:table-cell>
          <table:table-cell table:style-name="ce3" table:formula="of:=[.K114]-[.K$176]" office:value-type="float" office:value="-128.5625" calcext:value-type="float">
            <text:p>-128,5625</text:p>
          </table:table-cell>
          <table:table-cell table:style-name="ce3" table:formula="of:=[.L114]-[.L$176]" office:value-type="float" office:value="101.6125" calcext:value-type="float">
            <text:p>101,6125</text:p>
          </table:table-cell>
          <table:table-cell table:style-name="ce3" table:formula="of:=[.M114]-[.M$176]" office:value-type="float" office:value="906.8375" calcext:value-type="float">
            <text:p>906,8375</text:p>
          </table:table-cell>
          <table:table-cell table:style-name="ce3" table:formula="of:=[.N114]-[.N$176]" office:value-type="float" office:value="1700813.45" calcext:value-type="float">
            <text:p>1700813,45</text:p>
          </table:table-cell>
          <table:table-cell table:style-name="ce3" table:formula="of:=[.O114]-[.O$176]" office:value-type="float" office:value="65.625" calcext:value-type="float">
            <text:p>65,625</text:p>
          </table:table-cell>
          <table:table-cell table:style-name="ce3" table:formula="of:=[.P114]-[.P$176]" office:value-type="float" office:value="116.6875" calcext:value-type="float">
            <text:p>116,6875</text:p>
          </table:table-cell>
          <table:table-cell table:style-name="ce3" table:formula="of:=[.Q114]-[.Q$176]" office:value-type="float" office:value="-169.125" calcext:value-type="float">
            <text:p>-169,125</text:p>
          </table:table-cell>
          <table:table-cell table:style-name="ce3" table:formula="of:=[.R114]-[.R$176]" office:value-type="float" office:value="161.875" calcext:value-type="float">
            <text:p>161,875</text:p>
          </table:table-cell>
          <table:table-cell table:style-name="ce3" table:formula="of:=[.S114]-[.S$176]" office:value-type="float" office:value="30236.6" calcext:value-type="float">
            <text:p>30236,6</text:p>
          </table:table-cell>
          <table:table-cell table:style-name="ce3" table:formula="of:=[.T114]-[.T$176]" office:value-type="float" office:value="-18.325" calcext:value-type="float">
            <text:p>-18,325</text:p>
          </table:table-cell>
          <table:table-cell table:style-name="ce3" table:formula="of:=[.U114]-[.U$176]" office:value-type="float" office:value="0" calcext:value-type="float">
            <text:p>0</text:p>
          </table:table-cell>
          <table:table-cell table:style-name="ce3" table:formula="of:=[.V11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-160.0375" calcext:value-type="float">
            <text:p>-160,0375</text:p>
          </table:table-cell>
          <table:table-cell table:style-name="ce3" table:formula="of:=[.C115]-[.C$176]" office:value-type="float" office:value="819.1875" calcext:value-type="float">
            <text:p>819,1875</text:p>
          </table:table-cell>
          <table:table-cell table:style-name="ce3" table:formula="of:=[.D115]-[.D$176]" office:value-type="float" office:value="5256.05" calcext:value-type="float">
            <text:p>5256,05</text:p>
          </table:table-cell>
          <table:table-cell table:style-name="ce3" table:formula="of:=[.E115]-[.E$176]" office:value-type="float" office:value="4526654" calcext:value-type="float">
            <text:p>4526654</text:p>
          </table:table-cell>
          <table:table-cell table:style-name="ce3" table:formula="of:=[.F115]-[.F$176]" office:value-type="float" office:value="-1893.325" calcext:value-type="float">
            <text:p>-1893,325</text:p>
          </table:table-cell>
          <table:table-cell table:style-name="ce3" table:formula="of:=[.G115]-[.G$176]" office:value-type="float" office:value="58.3250000000001" calcext:value-type="float">
            <text:p>58,325</text:p>
          </table:table-cell>
          <table:table-cell table:style-name="ce3" table:formula="of:=[.H115]-[.H$176]" office:value-type="float" office:value="213.2625" calcext:value-type="float">
            <text:p>213,2625</text:p>
          </table:table-cell>
          <table:table-cell table:style-name="ce3" table:formula="of:=[.I115]-[.I$176]" office:value-type="float" office:value="54308.275" calcext:value-type="float">
            <text:p>54308,275</text:p>
          </table:table-cell>
          <table:table-cell table:style-name="ce3" table:formula="of:=[.J115]-[.J$176]" office:value-type="float" office:value="-283.425" calcext:value-type="float">
            <text:p>-283,425</text:p>
          </table:table-cell>
          <table:table-cell table:style-name="ce3" table:formula="of:=[.K115]-[.K$176]" office:value-type="float" office:value="-253.7625" calcext:value-type="float">
            <text:p>-253,7625</text:p>
          </table:table-cell>
          <table:table-cell table:style-name="ce3" table:formula="of:=[.L115]-[.L$176]" office:value-type="float" office:value="26.6124999999999" calcext:value-type="float">
            <text:p>26,6125</text:p>
          </table:table-cell>
          <table:table-cell table:style-name="ce3" table:formula="of:=[.M115]-[.M$176]" office:value-type="float" office:value="906.6375" calcext:value-type="float">
            <text:p>906,6375</text:p>
          </table:table-cell>
          <table:table-cell table:style-name="ce3" table:formula="of:=[.N115]-[.N$176]" office:value-type="float" office:value="1566349.45" calcext:value-type="float">
            <text:p>1566349,45</text:p>
          </table:table-cell>
          <table:table-cell table:style-name="ce3" table:formula="of:=[.O115]-[.O$176]" office:value-type="float" office:value="-9.375" calcext:value-type="float">
            <text:p>-9,375</text:p>
          </table:table-cell>
          <table:table-cell table:style-name="ce3" table:formula="of:=[.P115]-[.P$176]" office:value-type="float" office:value="-8.6125" calcext:value-type="float">
            <text:p>-8,6125</text:p>
          </table:table-cell>
          <table:table-cell table:style-name="ce3" table:formula="of:=[.Q115]-[.Q$176]" office:value-type="float" office:value="-289.525" calcext:value-type="float">
            <text:p>-289,525</text:p>
          </table:table-cell>
          <table:table-cell table:style-name="ce3" table:formula="of:=[.R115]-[.R$176]" office:value-type="float" office:value="136.875" calcext:value-type="float">
            <text:p>136,875</text:p>
          </table:table-cell>
          <table:table-cell table:style-name="ce3" table:formula="of:=[.S115]-[.S$176]" office:value-type="float" office:value="27523.7" calcext:value-type="float">
            <text:p>27523,7</text:p>
          </table:table-cell>
          <table:table-cell table:style-name="ce3" table:formula="of:=[.T115]-[.T$176]" office:value-type="float" office:value="1.675" calcext:value-type="float">
            <text:p>1,675</text:p>
          </table:table-cell>
          <table:table-cell table:style-name="ce3" table:formula="of:=[.U115]-[.U$176]" office:value-type="float" office:value="0" calcext:value-type="float">
            <text:p>0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141.1625" calcext:value-type="float">
            <text:p>141,1625</text:p>
          </table:table-cell>
          <table:table-cell table:style-name="ce3" table:formula="of:=[.C116]-[.C$176]" office:value-type="float" office:value="798.9875" calcext:value-type="float">
            <text:p>798,9875</text:p>
          </table:table-cell>
          <table:table-cell table:style-name="ce3" table:formula="of:=[.D116]-[.D$176]" office:value-type="float" office:value="5256.05" calcext:value-type="float">
            <text:p>5256,05</text:p>
          </table:table-cell>
          <table:table-cell table:style-name="ce3" table:formula="of:=[.E116]-[.E$176]" office:value-type="float" office:value="4436913.8" calcext:value-type="float">
            <text:p>4436913,8</text:p>
          </table:table-cell>
          <table:table-cell table:style-name="ce3" table:formula="of:=[.F116]-[.F$176]" office:value-type="float" office:value="-1893.325" calcext:value-type="float">
            <text:p>-1893,325</text:p>
          </table:table-cell>
          <table:table-cell table:style-name="ce3" table:formula="of:=[.G116]-[.G$176]" office:value-type="float" office:value="-227.575" calcext:value-type="float">
            <text:p>-227,575</text:p>
          </table:table-cell>
          <table:table-cell table:style-name="ce3" table:formula="of:=[.H116]-[.H$176]" office:value-type="float" office:value="453.8625" calcext:value-type="float">
            <text:p>453,8625</text:p>
          </table:table-cell>
          <table:table-cell table:style-name="ce3" table:formula="of:=[.I116]-[.I$176]" office:value-type="float" office:value="54308.275" calcext:value-type="float">
            <text:p>54308,275</text:p>
          </table:table-cell>
          <table:table-cell table:style-name="ce3" table:formula="of:=[.J116]-[.J$176]" office:value-type="float" office:value="418.975" calcext:value-type="float">
            <text:p>418,975</text:p>
          </table:table-cell>
          <table:table-cell table:style-name="ce3" table:formula="of:=[.K116]-[.K$176]" office:value-type="float" office:value="-178.7625" calcext:value-type="float">
            <text:p>-178,7625</text:p>
          </table:table-cell>
          <table:table-cell table:style-name="ce3" table:formula="of:=[.L116]-[.L$176]" office:value-type="float" office:value="76.1124999999999" calcext:value-type="float">
            <text:p>76,1125</text:p>
          </table:table-cell>
          <table:table-cell table:style-name="ce3" table:formula="of:=[.M116]-[.M$176]" office:value-type="float" office:value="826.2375" calcext:value-type="float">
            <text:p>826,2375</text:p>
          </table:table-cell>
          <table:table-cell table:style-name="ce3" table:formula="of:=[.N116]-[.N$176]" office:value-type="float" office:value="1565914.25" calcext:value-type="float">
            <text:p>1565914,25</text:p>
          </table:table-cell>
          <table:table-cell table:style-name="ce3" table:formula="of:=[.O116]-[.O$176]" office:value-type="float" office:value="15.625" calcext:value-type="float">
            <text:p>15,625</text:p>
          </table:table-cell>
          <table:table-cell table:style-name="ce3" table:formula="of:=[.P116]-[.P$176]" office:value-type="float" office:value="-83.6125" calcext:value-type="float">
            <text:p>-83,6125</text:p>
          </table:table-cell>
          <table:table-cell table:style-name="ce3" table:formula="of:=[.Q116]-[.Q$176]" office:value-type="float" office:value="-149.325" calcext:value-type="float">
            <text:p>-149,325</text:p>
          </table:table-cell>
          <table:table-cell table:style-name="ce3" table:formula="of:=[.R116]-[.R$176]" office:value-type="float" office:value="111.875" calcext:value-type="float">
            <text:p>111,875</text:p>
          </table:table-cell>
          <table:table-cell table:style-name="ce3" table:formula="of:=[.S116]-[.S$176]" office:value-type="float" office:value="24810.9" calcext:value-type="float">
            <text:p>24810,9</text:p>
          </table:table-cell>
          <table:table-cell table:style-name="ce3" table:formula="of:=[.T116]-[.T$176]" office:value-type="float" office:value="61.675" calcext:value-type="float">
            <text:p>61,675</text:p>
          </table:table-cell>
          <table:table-cell table:style-name="ce3" table:formula="of:=[.U116]-[.U$176]" office:value-type="float" office:value="0" calcext:value-type="float">
            <text:p>0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40.7624999999998" calcext:value-type="float">
            <text:p>40,7625</text:p>
          </table:table-cell>
          <table:table-cell table:style-name="ce3" table:formula="of:=[.C117]-[.C$176]" office:value-type="float" office:value="798.9875" calcext:value-type="float">
            <text:p>798,9875</text:p>
          </table:table-cell>
          <table:table-cell table:style-name="ce3" table:formula="of:=[.D117]-[.D$176]" office:value-type="float" office:value="5256.05" calcext:value-type="float">
            <text:p>5256,05</text:p>
          </table:table-cell>
          <table:table-cell table:style-name="ce3" table:formula="of:=[.E117]-[.E$176]" office:value-type="float" office:value="4730711.4" calcext:value-type="float">
            <text:p>4730711,4</text:p>
          </table:table-cell>
          <table:table-cell table:style-name="ce3" table:formula="of:=[.F117]-[.F$176]" office:value-type="float" office:value="-1893.325" calcext:value-type="float">
            <text:p>-1893,325</text:p>
          </table:table-cell>
          <table:table-cell table:style-name="ce3" table:formula="of:=[.G117]-[.G$176]" office:value-type="float" office:value="-87.375" calcext:value-type="float">
            <text:p>-87,375</text:p>
          </table:table-cell>
          <table:table-cell table:style-name="ce3" table:formula="of:=[.H117]-[.H$176]" office:value-type="float" office:value="273.4625" calcext:value-type="float">
            <text:p>273,4625</text:p>
          </table:table-cell>
          <table:table-cell table:style-name="ce3" table:formula="of:=[.I117]-[.I$176]" office:value-type="float" office:value="54308.275" calcext:value-type="float">
            <text:p>54308,275</text:p>
          </table:table-cell>
          <table:table-cell table:style-name="ce3" table:formula="of:=[.J117]-[.J$176]" office:value-type="float" office:value="198.175" calcext:value-type="float">
            <text:p>198,175</text:p>
          </table:table-cell>
          <table:table-cell table:style-name="ce3" table:formula="of:=[.K117]-[.K$176]" office:value-type="float" office:value="21.9375" calcext:value-type="float">
            <text:p>21,9375</text:p>
          </table:table-cell>
          <table:table-cell table:style-name="ce3" table:formula="of:=[.L117]-[.L$176]" office:value-type="float" office:value="-48.8875" calcext:value-type="float">
            <text:p>-48,8875</text:p>
          </table:table-cell>
          <table:table-cell table:style-name="ce3" table:formula="of:=[.M117]-[.M$176]" office:value-type="float" office:value="946.4375" calcext:value-type="float">
            <text:p>946,4375</text:p>
          </table:table-cell>
          <table:table-cell table:style-name="ce3" table:formula="of:=[.N117]-[.N$176]" office:value-type="float" office:value="1678592.65" calcext:value-type="float">
            <text:p>1678592,65</text:p>
          </table:table-cell>
          <table:table-cell table:style-name="ce3" table:formula="of:=[.O117]-[.O$176]" office:value-type="float" office:value="28.125" calcext:value-type="float">
            <text:p>28,125</text:p>
          </table:table-cell>
          <table:table-cell table:style-name="ce3" table:formula="of:=[.P117]-[.P$176]" office:value-type="float" office:value="56.3875" calcext:value-type="float">
            <text:p>56,3875</text:p>
          </table:table-cell>
          <table:table-cell table:style-name="ce3" table:formula="of:=[.Q117]-[.Q$176]" office:value-type="float" office:value="-269.325" calcext:value-type="float">
            <text:p>-269,325</text:p>
          </table:table-cell>
          <table:table-cell table:style-name="ce3" table:formula="of:=[.R117]-[.R$176]" office:value-type="float" office:value="-18.125" calcext:value-type="float">
            <text:p>-18,125</text:p>
          </table:table-cell>
          <table:table-cell table:style-name="ce3" table:formula="of:=[.S117]-[.S$176]" office:value-type="float" office:value="27523.7" calcext:value-type="float">
            <text:p>27523,7</text:p>
          </table:table-cell>
          <table:table-cell table:style-name="ce3" table:formula="of:=[.T117]-[.T$176]" office:value-type="float" office:value="-18.325" calcext:value-type="float">
            <text:p>-18,325</text:p>
          </table:table-cell>
          <table:table-cell table:style-name="ce3" table:formula="of:=[.U117]-[.U$176]" office:value-type="float" office:value="0" calcext:value-type="float">
            <text:p>0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150.8625" calcext:value-type="float">
            <text:p>150,8625</text:p>
          </table:table-cell>
          <table:table-cell table:style-name="ce3" table:formula="of:=[.C118]-[.C$176]" office:value-type="float" office:value="1059.7875" calcext:value-type="float">
            <text:p>1059,7875</text:p>
          </table:table-cell>
          <table:table-cell table:style-name="ce3" table:formula="of:=[.D118]-[.D$176]" office:value-type="float" office:value="3899.65" calcext:value-type="float">
            <text:p>3899,65</text:p>
          </table:table-cell>
          <table:table-cell table:style-name="ce3" table:formula="of:=[.E118]-[.E$176]" office:value-type="float" office:value="4670839.9" calcext:value-type="float">
            <text:p>4670839,9</text:p>
          </table:table-cell>
          <table:table-cell table:style-name="ce3" table:formula="of:=[.F118]-[.F$176]" office:value-type="float" office:value="-1893.325" calcext:value-type="float">
            <text:p>-1893,325</text:p>
          </table:table-cell>
          <table:table-cell table:style-name="ce3" table:formula="of:=[.G118]-[.G$176]" office:value-type="float" office:value="133.325" calcext:value-type="float">
            <text:p>133,325</text:p>
          </table:table-cell>
          <table:table-cell table:style-name="ce3" table:formula="of:=[.H118]-[.H$176]" office:value-type="float" office:value="393.6625" calcext:value-type="float">
            <text:p>393,6625</text:p>
          </table:table-cell>
          <table:table-cell table:style-name="ce3" table:formula="of:=[.I118]-[.I$176]" office:value-type="float" office:value="51568.275" calcext:value-type="float">
            <text:p>51568,275</text:p>
          </table:table-cell>
          <table:table-cell table:style-name="ce3" table:formula="of:=[.J118]-[.J$176]" office:value-type="float" office:value="-524.025" calcext:value-type="float">
            <text:p>-524,025</text:p>
          </table:table-cell>
          <table:table-cell table:style-name="ce3" table:formula="of:=[.K118]-[.K$176]" office:value-type="float" office:value="-254.0625" calcext:value-type="float">
            <text:p>-254,0625</text:p>
          </table:table-cell>
          <table:table-cell table:style-name="ce3" table:formula="of:=[.L118]-[.L$176]" office:value-type="float" office:value="-159.2875" calcext:value-type="float">
            <text:p>-159,2875</text:p>
          </table:table-cell>
          <table:table-cell table:style-name="ce3" table:formula="of:=[.M118]-[.M$176]" office:value-type="float" office:value="946.8375" calcext:value-type="float">
            <text:p>946,8375</text:p>
          </table:table-cell>
          <table:table-cell table:style-name="ce3" table:formula="of:=[.N118]-[.N$176]" office:value-type="float" office:value="1664595.85" calcext:value-type="float">
            <text:p>1664595,85</text:p>
          </table:table-cell>
          <table:table-cell table:style-name="ce3" table:formula="of:=[.O118]-[.O$176]" office:value-type="float" office:value="28.125" calcext:value-type="float">
            <text:p>28,125</text:p>
          </table:table-cell>
          <table:table-cell table:style-name="ce3" table:formula="of:=[.P118]-[.P$176]" office:value-type="float" office:value="-3.6125" calcext:value-type="float">
            <text:p>-3,6125</text:p>
          </table:table-cell>
          <table:table-cell table:style-name="ce3" table:formula="of:=[.Q118]-[.Q$176]" office:value-type="float" office:value="11.175" calcext:value-type="float">
            <text:p>11,175</text:p>
          </table:table-cell>
          <table:table-cell table:style-name="ce3" table:formula="of:=[.R118]-[.R$176]" office:value-type="float" office:value="51.875" calcext:value-type="float">
            <text:p>51,875</text:p>
          </table:table-cell>
          <table:table-cell table:style-name="ce3" table:formula="of:=[.S118]-[.S$176]" office:value-type="float" office:value="24810.9" calcext:value-type="float">
            <text:p>24810,9</text:p>
          </table:table-cell>
          <table:table-cell table:style-name="ce3" table:formula="of:=[.T118]-[.T$176]" office:value-type="float" office:value="41.675" calcext:value-type="float">
            <text:p>41,675</text:p>
          </table:table-cell>
          <table:table-cell table:style-name="ce3" table:formula="of:=[.U118]-[.U$176]" office:value-type="float" office:value="0" calcext:value-type="float">
            <text:p>0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style-name="ce3" table:formula="of:=[.B119]-[.B$176]" office:value-type="float" office:value="-139.6375" calcext:value-type="float">
            <text:p>-139,6375</text:p>
          </table:table-cell>
          <table:table-cell table:style-name="ce3" table:formula="of:=[.C119]-[.C$176]" office:value-type="float" office:value="1059.7875" calcext:value-type="float">
            <text:p>1059,7875</text:p>
          </table:table-cell>
          <table:table-cell table:style-name="ce3" table:formula="of:=[.D119]-[.D$176]" office:value-type="float" office:value="5256.05" calcext:value-type="float">
            <text:p>5256,05</text:p>
          </table:table-cell>
          <table:table-cell table:style-name="ce3" table:formula="of:=[.E119]-[.E$176]" office:value-type="float" office:value="4575593.2" calcext:value-type="float">
            <text:p>4575593,2</text:p>
          </table:table-cell>
          <table:table-cell table:style-name="ce3" table:formula="of:=[.F119]-[.F$176]" office:value-type="float" office:value="1497.675" calcext:value-type="float">
            <text:p>1497,675</text:p>
          </table:table-cell>
          <table:table-cell table:style-name="ce3" table:formula="of:=[.G119]-[.G$176]" office:value-type="float" office:value="-217.675" calcext:value-type="float">
            <text:p>-217,675</text:p>
          </table:table-cell>
          <table:table-cell table:style-name="ce3" table:formula="of:=[.H119]-[.H$176]" office:value-type="float" office:value="313.2625" calcext:value-type="float">
            <text:p>313,2625</text:p>
          </table:table-cell>
          <table:table-cell table:style-name="ce3" table:formula="of:=[.I119]-[.I$176]" office:value-type="float" office:value="59733.875" calcext:value-type="float">
            <text:p>59733,875</text:p>
          </table:table-cell>
          <table:table-cell table:style-name="ce3" table:formula="of:=[.J119]-[.J$176]" office:value-type="float" office:value="-363.825" calcext:value-type="float">
            <text:p>-363,825</text:p>
          </table:table-cell>
          <table:table-cell table:style-name="ce3" table:formula="of:=[.K119]-[.K$176]" office:value-type="float" office:value="-3.0625" calcext:value-type="float">
            <text:p>-3,0625</text:p>
          </table:table-cell>
          <table:table-cell table:style-name="ce3" table:formula="of:=[.L119]-[.L$176]" office:value-type="float" office:value="-73.8875" calcext:value-type="float">
            <text:p>-73,8875</text:p>
          </table:table-cell>
          <table:table-cell table:style-name="ce3" table:formula="of:=[.M119]-[.M$176]" office:value-type="float" office:value="741.0375" calcext:value-type="float">
            <text:p>741,0375</text:p>
          </table:table-cell>
          <table:table-cell table:style-name="ce3" table:formula="of:=[.N119]-[.N$176]" office:value-type="float" office:value="1670912.65" calcext:value-type="float">
            <text:p>1670912,65</text:p>
          </table:table-cell>
          <table:table-cell table:style-name="ce3" table:formula="of:=[.O119]-[.O$176]" office:value-type="float" office:value="90.625" calcext:value-type="float">
            <text:p>90,625</text:p>
          </table:table-cell>
          <table:table-cell table:style-name="ce3" table:formula="of:=[.P119]-[.P$176]" office:value-type="float" office:value="166.8875" calcext:value-type="float">
            <text:p>166,8875</text:p>
          </table:table-cell>
          <table:table-cell table:style-name="ce3" table:formula="of:=[.Q119]-[.Q$176]" office:value-type="float" office:value="151.675" calcext:value-type="float">
            <text:p>151,675</text:p>
          </table:table-cell>
          <table:table-cell table:style-name="ce3" table:formula="of:=[.R119]-[.R$176]" office:value-type="float" office:value="1.875" calcext:value-type="float">
            <text:p>1,875</text:p>
          </table:table-cell>
          <table:table-cell table:style-name="ce3" table:formula="of:=[.S119]-[.S$176]" office:value-type="float" office:value="24810.9" calcext:value-type="float">
            <text:p>24810,9</text:p>
          </table:table-cell>
          <table:table-cell table:style-name="ce3" table:formula="of:=[.T119]-[.T$176]" office:value-type="float" office:value="56.675" calcext:value-type="float">
            <text:p>56,675</text:p>
          </table:table-cell>
          <table:table-cell table:style-name="ce3" table:formula="of:=[.U119]-[.U$176]" office:value-type="float" office:value="0" calcext:value-type="float">
            <text:p>0</text:p>
          </table:table-cell>
          <table:table-cell table:style-name="ce3" table:formula="of:=[.V1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style-name="ce3" table:formula="of:=[.B120]-[.B$176]" office:value-type="float" office:value="-119.4375" calcext:value-type="float">
            <text:p>-119,4375</text:p>
          </table:table-cell>
          <table:table-cell table:style-name="ce3" table:formula="of:=[.C120]-[.C$176]" office:value-type="float" office:value="1019.7875" calcext:value-type="float">
            <text:p>1019,7875</text:p>
          </table:table-cell>
          <table:table-cell table:style-name="ce3" table:formula="of:=[.D120]-[.D$176]" office:value-type="float" office:value="5256.05" calcext:value-type="float">
            <text:p>5256,05</text:p>
          </table:table-cell>
          <table:table-cell table:style-name="ce3" table:formula="of:=[.E120]-[.E$176]" office:value-type="float" office:value="4747015.7" calcext:value-type="float">
            <text:p>4747015,7</text:p>
          </table:table-cell>
          <table:table-cell table:style-name="ce3" table:formula="of:=[.F120]-[.F$176]" office:value-type="float" office:value="819.475" calcext:value-type="float">
            <text:p>819,475</text:p>
          </table:table-cell>
          <table:table-cell table:style-name="ce3" table:formula="of:=[.G120]-[.G$176]" office:value-type="float" office:value="-92.175" calcext:value-type="float">
            <text:p>-92,175</text:p>
          </table:table-cell>
          <table:table-cell table:style-name="ce3" table:formula="of:=[.H120]-[.H$176]" office:value-type="float" office:value="694.4625" calcext:value-type="float">
            <text:p>694,4625</text:p>
          </table:table-cell>
          <table:table-cell table:style-name="ce3" table:formula="of:=[.I120]-[.I$176]" office:value-type="float" office:value="54308.275" calcext:value-type="float">
            <text:p>54308,275</text:p>
          </table:table-cell>
          <table:table-cell table:style-name="ce3" table:formula="of:=[.J120]-[.J$176]" office:value-type="float" office:value="77.5750000000003" calcext:value-type="float">
            <text:p>77,575</text:p>
          </table:table-cell>
          <table:table-cell table:style-name="ce3" table:formula="of:=[.K120]-[.K$176]" office:value-type="float" office:value="-78.2624999999998" calcext:value-type="float">
            <text:p>-78,2625</text:p>
          </table:table-cell>
          <table:table-cell table:style-name="ce3" table:formula="of:=[.L120]-[.L$176]" office:value-type="float" office:value="177.1125" calcext:value-type="float">
            <text:p>177,1125</text:p>
          </table:table-cell>
          <table:table-cell table:style-name="ce3" table:formula="of:=[.M120]-[.M$176]" office:value-type="float" office:value="966.7375" calcext:value-type="float">
            <text:p>966,7375</text:p>
          </table:table-cell>
          <table:table-cell table:style-name="ce3" table:formula="of:=[.N120]-[.N$176]" office:value-type="float" office:value="1651655.05" calcext:value-type="float">
            <text:p>1651655,05</text:p>
          </table:table-cell>
          <table:table-cell table:style-name="ce3" table:formula="of:=[.O120]-[.O$176]" office:value-type="float" office:value="53.125" calcext:value-type="float">
            <text:p>53,125</text:p>
          </table:table-cell>
          <table:table-cell table:style-name="ce3" table:formula="of:=[.P120]-[.P$176]" office:value-type="float" office:value="-43.6125" calcext:value-type="float">
            <text:p>-43,6125</text:p>
          </table:table-cell>
          <table:table-cell table:style-name="ce3" table:formula="of:=[.Q120]-[.Q$176]" office:value-type="float" office:value="231.875" calcext:value-type="float">
            <text:p>231,875</text:p>
          </table:table-cell>
          <table:table-cell table:style-name="ce3" table:formula="of:=[.R120]-[.R$176]" office:value-type="float" office:value="41.875" calcext:value-type="float">
            <text:p>41,875</text:p>
          </table:table-cell>
          <table:table-cell table:style-name="ce3" table:formula="of:=[.S120]-[.S$176]" office:value-type="float" office:value="24810.9" calcext:value-type="float">
            <text:p>24810,9</text:p>
          </table:table-cell>
          <table:table-cell table:style-name="ce3" table:formula="of:=[.T120]-[.T$176]" office:value-type="float" office:value="-18.325" calcext:value-type="float">
            <text:p>-18,325</text:p>
          </table:table-cell>
          <table:table-cell table:style-name="ce3" table:formula="of:=[.U120]-[.U$176]" office:value-type="float" office:value="0" calcext:value-type="float">
            <text:p>0</text:p>
          </table:table-cell>
          <table:table-cell table:style-name="ce3" table:formula="of:=[.V1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style-name="ce3" table:formula="of:=[.B121]-[.B$176]" office:value-type="float" office:value="-179.6375" calcext:value-type="float">
            <text:p>-179,6375</text:p>
          </table:table-cell>
          <table:table-cell table:style-name="ce3" table:formula="of:=[.C121]-[.C$176]" office:value-type="float" office:value="1099.7875" calcext:value-type="float">
            <text:p>1099,7875</text:p>
          </table:table-cell>
          <table:table-cell table:style-name="ce3" table:formula="of:=[.D121]-[.D$176]" office:value-type="float" office:value="3899.65" calcext:value-type="float">
            <text:p>3899,65</text:p>
          </table:table-cell>
          <table:table-cell table:style-name="ce3" table:formula="of:=[.E121]-[.E$176]" office:value-type="float" office:value="4646397.1" calcext:value-type="float">
            <text:p>4646397,1</text:p>
          </table:table-cell>
          <table:table-cell table:style-name="ce3" table:formula="of:=[.F121]-[.F$176]" office:value-type="float" office:value="-1893.325" calcext:value-type="float">
            <text:p>-1893,325</text:p>
          </table:table-cell>
          <table:table-cell table:style-name="ce3" table:formula="of:=[.G121]-[.G$176]" office:value-type="float" office:value="-408.175" calcext:value-type="float">
            <text:p>-408,175</text:p>
          </table:table-cell>
          <table:table-cell table:style-name="ce3" table:formula="of:=[.H121]-[.H$176]" office:value-type="float" office:value="-167.9375" calcext:value-type="float">
            <text:p>-167,9375</text:p>
          </table:table-cell>
          <table:table-cell table:style-name="ce3" table:formula="of:=[.I121]-[.I$176]" office:value-type="float" office:value="54308.275" calcext:value-type="float">
            <text:p>54308,275</text:p>
          </table:table-cell>
          <table:table-cell table:style-name="ce3" table:formula="of:=[.J121]-[.J$176]" office:value-type="float" office:value="-343.625" calcext:value-type="float">
            <text:p>-343,625</text:p>
          </table:table-cell>
          <table:table-cell table:style-name="ce3" table:formula="of:=[.K121]-[.K$176]" office:value-type="float" office:value="322.9375" calcext:value-type="float">
            <text:p>322,9375</text:p>
          </table:table-cell>
          <table:table-cell table:style-name="ce3" table:formula="of:=[.L121]-[.L$176]" office:value-type="float" office:value="126.6125" calcext:value-type="float">
            <text:p>126,6125</text:p>
          </table:table-cell>
          <table:table-cell table:style-name="ce3" table:formula="of:=[.M121]-[.M$176]" office:value-type="float" office:value="966.8375" calcext:value-type="float">
            <text:p>966,8375</text:p>
          </table:table-cell>
          <table:table-cell table:style-name="ce3" table:formula="of:=[.N121]-[.N$176]" office:value-type="float" office:value="1752576.65" calcext:value-type="float">
            <text:p>1752576,65</text:p>
          </table:table-cell>
          <table:table-cell table:style-name="ce3" table:formula="of:=[.O121]-[.O$176]" office:value-type="float" office:value="15.625" calcext:value-type="float">
            <text:p>15,625</text:p>
          </table:table-cell>
          <table:table-cell table:style-name="ce3" table:formula="of:=[.P121]-[.P$176]" office:value-type="float" office:value="-33.6125" calcext:value-type="float">
            <text:p>-33,6125</text:p>
          </table:table-cell>
          <table:table-cell table:style-name="ce3" table:formula="of:=[.Q121]-[.Q$176]" office:value-type="float" office:value="-249.525" calcext:value-type="float">
            <text:p>-249,525</text:p>
          </table:table-cell>
          <table:table-cell table:style-name="ce3" table:formula="of:=[.R121]-[.R$176]" office:value-type="float" office:value="-38.125" calcext:value-type="float">
            <text:p>-38,125</text:p>
          </table:table-cell>
          <table:table-cell table:style-name="ce3" table:formula="of:=[.S121]-[.S$176]" office:value-type="float" office:value="24810.9" calcext:value-type="float">
            <text:p>24810,9</text:p>
          </table:table-cell>
          <table:table-cell table:style-name="ce3" table:formula="of:=[.T121]-[.T$176]" office:value-type="float" office:value="6.675" calcext:value-type="float">
            <text:p>6,675</text:p>
          </table:table-cell>
          <table:table-cell table:style-name="ce3" table:formula="of:=[.U121]-[.U$176]" office:value-type="float" office:value="0" calcext:value-type="float">
            <text:p>0</text:p>
          </table:table-cell>
          <table:table-cell table:style-name="ce3" table:formula="of:=[.V1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style-name="ce3" table:formula="of:=[.B122]-[.B$176]" office:value-type="float" office:value="100.9625" calcext:value-type="float">
            <text:p>100,9625</text:p>
          </table:table-cell>
          <table:table-cell table:style-name="ce3" table:formula="of:=[.C122]-[.C$176]" office:value-type="float" office:value="1179.9875" calcext:value-type="float">
            <text:p>1179,9875</text:p>
          </table:table-cell>
          <table:table-cell table:style-name="ce3" table:formula="of:=[.D122]-[.D$176]" office:value-type="float" office:value="3899.65" calcext:value-type="float">
            <text:p>3899,65</text:p>
          </table:table-cell>
          <table:table-cell table:style-name="ce3" table:formula="of:=[.E122]-[.E$176]" office:value-type="float" office:value="4913039.4" calcext:value-type="float">
            <text:p>4913039,4</text:p>
          </table:table-cell>
          <table:table-cell table:style-name="ce3" table:formula="of:=[.F122]-[.F$176]" office:value-type="float" office:value="-1893.325" calcext:value-type="float">
            <text:p>-1893,325</text:p>
          </table:table-cell>
          <table:table-cell table:style-name="ce3" table:formula="of:=[.G122]-[.G$176]" office:value-type="float" office:value="-167.475" calcext:value-type="float">
            <text:p>-167,475</text:p>
          </table:table-cell>
          <table:table-cell table:style-name="ce3" table:formula="of:=[.H122]-[.H$176]" office:value-type="float" office:value="193.0625" calcext:value-type="float">
            <text:p>193,0625</text:p>
          </table:table-cell>
          <table:table-cell table:style-name="ce3" table:formula="of:=[.I122]-[.I$176]" office:value-type="float" office:value="51568.275" calcext:value-type="float">
            <text:p>51568,275</text:p>
          </table:table-cell>
          <table:table-cell table:style-name="ce3" table:formula="of:=[.J122]-[.J$176]" office:value-type="float" office:value="358.575" calcext:value-type="float">
            <text:p>358,575</text:p>
          </table:table-cell>
          <table:table-cell table:style-name="ce3" table:formula="of:=[.K122]-[.K$176]" office:value-type="float" office:value="-529.7625" calcext:value-type="float">
            <text:p>-529,7625</text:p>
          </table:table-cell>
          <table:table-cell table:style-name="ce3" table:formula="of:=[.L122]-[.L$176]" office:value-type="float" office:value="277.1125" calcext:value-type="float">
            <text:p>277,1125</text:p>
          </table:table-cell>
          <table:table-cell table:style-name="ce3" table:formula="of:=[.M122]-[.M$176]" office:value-type="float" office:value="625.6375" calcext:value-type="float">
            <text:p>625,6375</text:p>
          </table:table-cell>
          <table:table-cell table:style-name="ce3" table:formula="of:=[.N122]-[.N$176]" office:value-type="float" office:value="1936007.05" calcext:value-type="float">
            <text:p>1936007,05</text:p>
          </table:table-cell>
          <table:table-cell table:style-name="ce3" table:formula="of:=[.O122]-[.O$176]" office:value-type="float" office:value="78.125" calcext:value-type="float">
            <text:p>78,125</text:p>
          </table:table-cell>
          <table:table-cell table:style-name="ce3" table:formula="of:=[.P122]-[.P$176]" office:value-type="float" office:value="-8.6125" calcext:value-type="float">
            <text:p>-8,6125</text:p>
          </table:table-cell>
          <table:table-cell table:style-name="ce3" table:formula="of:=[.Q122]-[.Q$176]" office:value-type="float" office:value="-430.125" calcext:value-type="float">
            <text:p>-430,125</text:p>
          </table:table-cell>
          <table:table-cell table:style-name="ce3" table:formula="of:=[.R122]-[.R$176]" office:value-type="float" office:value="-18.125" calcext:value-type="float">
            <text:p>-18,125</text:p>
          </table:table-cell>
          <table:table-cell table:style-name="ce3" table:formula="of:=[.S122]-[.S$176]" office:value-type="float" office:value="24810.9" calcext:value-type="float">
            <text:p>24810,9</text:p>
          </table:table-cell>
          <table:table-cell table:style-name="ce3" table:formula="of:=[.T122]-[.T$176]" office:value-type="float" office:value="81.675" calcext:value-type="float">
            <text:p>81,675</text:p>
          </table:table-cell>
          <table:table-cell table:style-name="ce3" table:formula="of:=[.U122]-[.U$176]" office:value-type="float" office:value="0" calcext:value-type="float">
            <text:p>0</text:p>
          </table:table-cell>
          <table:table-cell table:style-name="ce3" table:formula="of:=[.V1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style-name="ce3" table:formula="of:=[.B123]-[.B$176]" office:value-type="float" office:value="0.5625" calcext:value-type="float">
            <text:p>0,5625</text:p>
          </table:table-cell>
          <table:table-cell table:style-name="ce3" table:formula="of:=[.C123]-[.C$176]" office:value-type="float" office:value="1099.7875" calcext:value-type="float">
            <text:p>1099,7875</text:p>
          </table:table-cell>
          <table:table-cell table:style-name="ce3" table:formula="of:=[.D123]-[.D$176]" office:value-type="float" office:value="6612.45" calcext:value-type="float">
            <text:p>6612,45</text:p>
          </table:table-cell>
          <table:table-cell table:style-name="ce3" table:formula="of:=[.E123]-[.E$176]" office:value-type="float" office:value="5176914.6" calcext:value-type="float">
            <text:p>5176914,6</text:p>
          </table:table-cell>
          <table:table-cell table:style-name="ce3" table:formula="of:=[.F123]-[.F$176]" office:value-type="float" office:value="-1893.325" calcext:value-type="float">
            <text:p>-1893,325</text:p>
          </table:table-cell>
          <table:table-cell table:style-name="ce3" table:formula="of:=[.G123]-[.G$176]" office:value-type="float" office:value="8.02500000000009" calcext:value-type="float">
            <text:p>8,025</text:p>
          </table:table-cell>
          <table:table-cell table:style-name="ce3" table:formula="of:=[.H123]-[.H$176]" office:value-type="float" office:value="42.6624999999999" calcext:value-type="float">
            <text:p>42,6625</text:p>
          </table:table-cell>
          <table:table-cell table:style-name="ce3" table:formula="of:=[.I123]-[.I$176]" office:value-type="float" office:value="51595.475" calcext:value-type="float">
            <text:p>51595,475</text:p>
          </table:table-cell>
          <table:table-cell table:style-name="ce3" table:formula="of:=[.J123]-[.J$176]" office:value-type="float" office:value="-143.025" calcext:value-type="float">
            <text:p>-143,025</text:p>
          </table:table-cell>
          <table:table-cell table:style-name="ce3" table:formula="of:=[.K123]-[.K$176]" office:value-type="float" office:value="-579.7625" calcext:value-type="float">
            <text:p>-579,7625</text:p>
          </table:table-cell>
          <table:table-cell table:style-name="ce3" table:formula="of:=[.L123]-[.L$176]" office:value-type="float" office:value="81.3124999999999" calcext:value-type="float">
            <text:p>81,3125</text:p>
          </table:table-cell>
          <table:table-cell table:style-name="ce3" table:formula="of:=[.M123]-[.M$176]" office:value-type="float" office:value="1267.8375" calcext:value-type="float">
            <text:p>1267,8375</text:p>
          </table:table-cell>
          <table:table-cell table:style-name="ce3" table:formula="of:=[.N123]-[.N$176]" office:value-type="float" office:value="1874663.05" calcext:value-type="float">
            <text:p>1874663,05</text:p>
          </table:table-cell>
          <table:table-cell table:style-name="ce3" table:formula="of:=[.O123]-[.O$176]" office:value-type="float" office:value="53.125" calcext:value-type="float">
            <text:p>53,125</text:p>
          </table:table-cell>
          <table:table-cell table:style-name="ce3" table:formula="of:=[.P123]-[.P$176]" office:value-type="float" office:value="56.3875" calcext:value-type="float">
            <text:p>56,3875</text:p>
          </table:table-cell>
          <table:table-cell table:style-name="ce3" table:formula="of:=[.Q123]-[.Q$176]" office:value-type="float" office:value="-189.325" calcext:value-type="float">
            <text:p>-189,325</text:p>
          </table:table-cell>
          <table:table-cell table:style-name="ce3" table:formula="of:=[.R123]-[.R$176]" office:value-type="float" office:value="81.875" calcext:value-type="float">
            <text:p>81,875</text:p>
          </table:table-cell>
          <table:table-cell table:style-name="ce3" table:formula="of:=[.S123]-[.S$176]" office:value-type="float" office:value="22098.1" calcext:value-type="float">
            <text:p>22098,1</text:p>
          </table:table-cell>
          <table:table-cell table:style-name="ce3" table:formula="of:=[.T123]-[.T$176]" office:value-type="float" office:value="31.675" calcext:value-type="float">
            <text:p>31,675</text:p>
          </table:table-cell>
          <table:table-cell table:style-name="ce3" table:formula="of:=[.U123]-[.U$176]" office:value-type="float" office:value="0" calcext:value-type="float">
            <text:p>0</text:p>
          </table:table-cell>
          <table:table-cell table:style-name="ce3" table:formula="of:=[.V1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style-name="ce3" table:formula="of:=[.B124]-[.B$176]" office:value-type="float" office:value="-79.4375" calcext:value-type="float">
            <text:p>-79,4375</text:p>
          </table:table-cell>
          <table:table-cell table:style-name="ce3" table:formula="of:=[.C124]-[.C$176]" office:value-type="float" office:value="1219.9875" calcext:value-type="float">
            <text:p>1219,9875</text:p>
          </table:table-cell>
          <table:table-cell table:style-name="ce3" table:formula="of:=[.D124]-[.D$176]" office:value-type="float" office:value="6612.45" calcext:value-type="float">
            <text:p>6612,45</text:p>
          </table:table-cell>
          <table:table-cell table:style-name="ce3" table:formula="of:=[.E124]-[.E$176]" office:value-type="float" office:value="4921204.7" calcext:value-type="float">
            <text:p>4921204,7</text:p>
          </table:table-cell>
          <table:table-cell table:style-name="ce3" table:formula="of:=[.F124]-[.F$176]" office:value-type="float" office:value="-1893.325" calcext:value-type="float">
            <text:p>-1893,325</text:p>
          </table:table-cell>
          <table:table-cell table:style-name="ce3" table:formula="of:=[.G124]-[.G$176]" office:value-type="float" office:value="83.3250000000001" calcext:value-type="float">
            <text:p>83,325</text:p>
          </table:table-cell>
          <table:table-cell table:style-name="ce3" table:formula="of:=[.H124]-[.H$176]" office:value-type="float" office:value="-228.1375" calcext:value-type="float">
            <text:p>-228,1375</text:p>
          </table:table-cell>
          <table:table-cell table:style-name="ce3" table:formula="of:=[.I124]-[.I$176]" office:value-type="float" office:value="51595.475" calcext:value-type="float">
            <text:p>51595,475</text:p>
          </table:table-cell>
          <table:table-cell table:style-name="ce3" table:formula="of:=[.J124]-[.J$176]" office:value-type="float" office:value="-303.425" calcext:value-type="float">
            <text:p>-303,425</text:p>
          </table:table-cell>
          <table:table-cell table:style-name="ce3" table:formula="of:=[.K124]-[.K$176]" office:value-type="float" office:value="97.2375000000002" calcext:value-type="float">
            <text:p>97,2375</text:p>
          </table:table-cell>
          <table:table-cell table:style-name="ce3" table:formula="of:=[.L124]-[.L$176]" office:value-type="float" office:value="-259.4875" calcext:value-type="float">
            <text:p>-259,4875</text:p>
          </table:table-cell>
          <table:table-cell table:style-name="ce3" table:formula="of:=[.M124]-[.M$176]" office:value-type="float" office:value="1307.6375" calcext:value-type="float">
            <text:p>1307,6375</text:p>
          </table:table-cell>
          <table:table-cell table:style-name="ce3" table:formula="of:=[.N124]-[.N$176]" office:value-type="float" office:value="1700595.85" calcext:value-type="float">
            <text:p>1700595,85</text:p>
          </table:table-cell>
          <table:table-cell table:style-name="ce3" table:formula="of:=[.O124]-[.O$176]" office:value-type="float" office:value="123.925" calcext:value-type="float">
            <text:p>123,925</text:p>
          </table:table-cell>
          <table:table-cell table:style-name="ce3" table:formula="of:=[.P124]-[.P$176]" office:value-type="float" office:value="-63.6125" calcext:value-type="float">
            <text:p>-63,6125</text:p>
          </table:table-cell>
          <table:table-cell table:style-name="ce3" table:formula="of:=[.Q124]-[.Q$176]" office:value-type="float" office:value="-189.525" calcext:value-type="float">
            <text:p>-189,525</text:p>
          </table:table-cell>
          <table:table-cell table:style-name="ce3" table:formula="of:=[.R124]-[.R$176]" office:value-type="float" office:value="11.875" calcext:value-type="float">
            <text:p>11,875</text:p>
          </table:table-cell>
          <table:table-cell table:style-name="ce3" table:formula="of:=[.S124]-[.S$176]" office:value-type="float" office:value="19385.3" calcext:value-type="float">
            <text:p>19385,3</text:p>
          </table:table-cell>
          <table:table-cell table:style-name="ce3" table:formula="of:=[.T124]-[.T$176]" office:value-type="float" office:value="131.675" calcext:value-type="float">
            <text:p>131,675</text:p>
          </table:table-cell>
          <table:table-cell table:style-name="ce3" table:formula="of:=[.U124]-[.U$176]" office:value-type="float" office:value="0" calcext:value-type="float">
            <text:p>0</text:p>
          </table:table-cell>
          <table:table-cell table:style-name="ce3" table:formula="of:=[.V1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style-name="ce3" table:formula="of:=[.B125]-[.B$176]" office:value-type="float" office:value="-19.4375" calcext:value-type="float">
            <text:p>-19,4375</text:p>
          </table:table-cell>
          <table:table-cell table:style-name="ce3" table:formula="of:=[.C125]-[.C$176]" office:value-type="float" office:value="1099.9875" calcext:value-type="float">
            <text:p>1099,9875</text:p>
          </table:table-cell>
          <table:table-cell table:style-name="ce3" table:formula="of:=[.D125]-[.D$176]" office:value-type="float" office:value="8647.05" calcext:value-type="float">
            <text:p>8647,05</text:p>
          </table:table-cell>
          <table:table-cell table:style-name="ce3" table:formula="of:=[.E125]-[.E$176]" office:value-type="float" office:value="4643657.3" calcext:value-type="float">
            <text:p>4643657,3</text:p>
          </table:table-cell>
          <table:table-cell table:style-name="ce3" table:formula="of:=[.F125]-[.F$176]" office:value-type="float" office:value="-1893.325" calcext:value-type="float">
            <text:p>-1893,325</text:p>
          </table:table-cell>
          <table:table-cell table:style-name="ce3" table:formula="of:=[.G125]-[.G$176]" office:value-type="float" office:value="-267.675" calcext:value-type="float">
            <text:p>-267,675</text:p>
          </table:table-cell>
          <table:table-cell table:style-name="ce3" table:formula="of:=[.H125]-[.H$176]" office:value-type="float" office:value="173.0625" calcext:value-type="float">
            <text:p>173,0625</text:p>
          </table:table-cell>
          <table:table-cell table:style-name="ce3" table:formula="of:=[.I125]-[.I$176]" office:value-type="float" office:value="54281.075" calcext:value-type="float">
            <text:p>54281,075</text:p>
          </table:table-cell>
          <table:table-cell table:style-name="ce3" table:formula="of:=[.J125]-[.J$176]" office:value-type="float" office:value="-423.825" calcext:value-type="float">
            <text:p>-423,825</text:p>
          </table:table-cell>
          <table:table-cell table:style-name="ce3" table:formula="of:=[.K125]-[.K$176]" office:value-type="float" office:value="21.9375" calcext:value-type="float">
            <text:p>21,9375</text:p>
          </table:table-cell>
          <table:table-cell table:style-name="ce3" table:formula="of:=[.L125]-[.L$176]" office:value-type="float" office:value="1.31249999999994" calcext:value-type="float">
            <text:p>1,3125</text:p>
          </table:table-cell>
          <table:table-cell table:style-name="ce3" table:formula="of:=[.M125]-[.M$176]" office:value-type="float" office:value="866.6375" calcext:value-type="float">
            <text:p>866,6375</text:p>
          </table:table-cell>
          <table:table-cell table:style-name="ce3" table:formula="of:=[.N125]-[.N$176]" office:value-type="float" office:value="1655808.65" calcext:value-type="float">
            <text:p>1655808,65</text:p>
          </table:table-cell>
          <table:table-cell table:style-name="ce3" table:formula="of:=[.O125]-[.O$176]" office:value-type="float" office:value="115.625" calcext:value-type="float">
            <text:p>115,625</text:p>
          </table:table-cell>
          <table:table-cell table:style-name="ce3" table:formula="of:=[.P125]-[.P$176]" office:value-type="float" office:value="-8.6125" calcext:value-type="float">
            <text:p>-8,6125</text:p>
          </table:table-cell>
          <table:table-cell table:style-name="ce3" table:formula="of:=[.Q125]-[.Q$176]" office:value-type="float" office:value="452.275" calcext:value-type="float">
            <text:p>452,275</text:p>
          </table:table-cell>
          <table:table-cell table:style-name="ce3" table:formula="of:=[.R125]-[.R$176]" office:value-type="float" office:value="111.875" calcext:value-type="float">
            <text:p>111,875</text:p>
          </table:table-cell>
          <table:table-cell table:style-name="ce3" table:formula="of:=[.S125]-[.S$176]" office:value-type="float" office:value="27523.7" calcext:value-type="float">
            <text:p>27523,7</text:p>
          </table:table-cell>
          <table:table-cell table:style-name="ce3" table:formula="of:=[.T125]-[.T$176]" office:value-type="float" office:value="14.975" calcext:value-type="float">
            <text:p>14,975</text:p>
          </table:table-cell>
          <table:table-cell table:style-name="ce3" table:formula="of:=[.U125]-[.U$176]" office:value-type="float" office:value="0" calcext:value-type="float">
            <text:p>0</text:p>
          </table:table-cell>
          <table:table-cell table:style-name="ce3" table:formula="of:=[.V1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[.B126]-[.B$176]" office:value-type="float" office:value="120.9625" calcext:value-type="float">
            <text:p>120,9625</text:p>
          </table:table-cell>
          <table:table-cell table:style-name="ce3" table:formula="of:=[.C126]-[.C$176]" office:value-type="float" office:value="1059.5875" calcext:value-type="float">
            <text:p>1059,5875</text:p>
          </table:table-cell>
          <table:table-cell table:style-name="ce3" table:formula="of:=[.D126]-[.D$176]" office:value-type="float" office:value="6612.45" calcext:value-type="float">
            <text:p>6612,45</text:p>
          </table:table-cell>
          <table:table-cell table:style-name="ce3" table:formula="of:=[.E126]-[.E$176]" office:value-type="float" office:value="5032674.6" calcext:value-type="float">
            <text:p>5032674,6</text:p>
          </table:table-cell>
          <table:table-cell table:style-name="ce3" table:formula="of:=[.F126]-[.F$176]" office:value-type="float" office:value="7149.375" calcext:value-type="float">
            <text:p>7149,375</text:p>
          </table:table-cell>
          <table:table-cell table:style-name="ce3" table:formula="of:=[.G126]-[.G$176]" office:value-type="float" office:value="-17.175" calcext:value-type="float">
            <text:p>-17,175</text:p>
          </table:table-cell>
          <table:table-cell table:style-name="ce3" table:formula="of:=[.H126]-[.H$176]" office:value-type="float" office:value="172.8625" calcext:value-type="float">
            <text:p>172,8625</text:p>
          </table:table-cell>
          <table:table-cell table:style-name="ce3" table:formula="of:=[.I126]-[.I$176]" office:value-type="float" office:value="51595.475" calcext:value-type="float">
            <text:p>51595,475</text:p>
          </table:table-cell>
          <table:table-cell table:style-name="ce3" table:formula="of:=[.J126]-[.J$176]" office:value-type="float" office:value="-223.425" calcext:value-type="float">
            <text:p>-223,425</text:p>
          </table:table-cell>
          <table:table-cell table:style-name="ce3" table:formula="of:=[.K126]-[.K$176]" office:value-type="float" office:value="798.9375" calcext:value-type="float">
            <text:p>798,9375</text:p>
          </table:table-cell>
          <table:table-cell table:style-name="ce3" table:formula="of:=[.L126]-[.L$176]" office:value-type="float" office:value="76.3124999999999" calcext:value-type="float">
            <text:p>76,3125</text:p>
          </table:table-cell>
          <table:table-cell table:style-name="ce3" table:formula="of:=[.M126]-[.M$176]" office:value-type="float" office:value="846.6375" calcext:value-type="float">
            <text:p>846,6375</text:p>
          </table:table-cell>
          <table:table-cell table:style-name="ce3" table:formula="of:=[.N126]-[.N$176]" office:value-type="float" office:value="1785735.05" calcext:value-type="float">
            <text:p>1785735,05</text:p>
          </table:table-cell>
          <table:table-cell table:style-name="ce3" table:formula="of:=[.O126]-[.O$176]" office:value-type="float" office:value="15.625" calcext:value-type="float">
            <text:p>15,625</text:p>
          </table:table-cell>
          <table:table-cell table:style-name="ce3" table:formula="of:=[.P126]-[.P$176]" office:value-type="float" office:value="16.3875" calcext:value-type="float">
            <text:p>16,3875</text:p>
          </table:table-cell>
          <table:table-cell table:style-name="ce3" table:formula="of:=[.Q126]-[.Q$176]" office:value-type="float" office:value="131.475" calcext:value-type="float">
            <text:p>131,475</text:p>
          </table:table-cell>
          <table:table-cell table:style-name="ce3" table:formula="of:=[.R126]-[.R$176]" office:value-type="float" office:value="21.875" calcext:value-type="float">
            <text:p>21,875</text:p>
          </table:table-cell>
          <table:table-cell table:style-name="ce3" table:formula="of:=[.S126]-[.S$176]" office:value-type="float" office:value="27523.7" calcext:value-type="float">
            <text:p>27523,7</text:p>
          </table:table-cell>
          <table:table-cell table:style-name="ce3" table:formula="of:=[.T126]-[.T$176]" office:value-type="float" office:value="-18.325" calcext:value-type="float">
            <text:p>-18,325</text:p>
          </table:table-cell>
          <table:table-cell table:style-name="ce3" table:formula="of:=[.U126]-[.U$176]" office:value-type="float" office:value="0" calcext:value-type="float">
            <text:p>0</text:p>
          </table:table-cell>
          <table:table-cell table:style-name="ce3" table:formula="of:=[.V1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style-name="ce3" table:formula="of:=[.B127]-[.B$176]" office:value-type="float" office:value="40.7624999999998" calcext:value-type="float">
            <text:p>40,7625</text:p>
          </table:table-cell>
          <table:table-cell table:style-name="ce3" table:formula="of:=[.C127]-[.C$176]" office:value-type="float" office:value="1681.3875" calcext:value-type="float">
            <text:p>1681,3875</text:p>
          </table:table-cell>
          <table:table-cell table:style-name="ce3" table:formula="of:=[.D127]-[.D$176]" office:value-type="float" office:value="6612.45" calcext:value-type="float">
            <text:p>6612,45</text:p>
          </table:table-cell>
          <table:table-cell table:style-name="ce3" table:formula="of:=[.E127]-[.E$176]" office:value-type="float" office:value="4945539.6" calcext:value-type="float">
            <text:p>4945539,6</text:p>
          </table:table-cell>
          <table:table-cell table:style-name="ce3" table:formula="of:=[.F127]-[.F$176]" office:value-type="float" office:value="-1893.325" calcext:value-type="float">
            <text:p>-1893,325</text:p>
          </table:table-cell>
          <table:table-cell table:style-name="ce3" table:formula="of:=[.G127]-[.G$176]" office:value-type="float" office:value="-192.675" calcext:value-type="float">
            <text:p>-192,675</text:p>
          </table:table-cell>
          <table:table-cell table:style-name="ce3" table:formula="of:=[.H127]-[.H$176]" office:value-type="float" office:value="614.0625" calcext:value-type="float">
            <text:p>614,0625</text:p>
          </table:table-cell>
          <table:table-cell table:style-name="ce3" table:formula="of:=[.I127]-[.I$176]" office:value-type="float" office:value="51595.475" calcext:value-type="float">
            <text:p>51595,475</text:p>
          </table:table-cell>
          <table:table-cell table:style-name="ce3" table:formula="of:=[.J127]-[.J$176]" office:value-type="float" office:value="-524.025" calcext:value-type="float">
            <text:p>-524,025</text:p>
          </table:table-cell>
          <table:table-cell table:style-name="ce3" table:formula="of:=[.K127]-[.K$176]" office:value-type="float" office:value="-178.5625" calcext:value-type="float">
            <text:p>-178,5625</text:p>
          </table:table-cell>
          <table:table-cell table:style-name="ce3" table:formula="of:=[.L127]-[.L$176]" office:value-type="float" office:value="101.3125" calcext:value-type="float">
            <text:p>101,3125</text:p>
          </table:table-cell>
          <table:table-cell table:style-name="ce3" table:formula="of:=[.M127]-[.M$176]" office:value-type="float" office:value="846.4375" calcext:value-type="float">
            <text:p>846,4375</text:p>
          </table:table-cell>
          <table:table-cell table:style-name="ce3" table:formula="of:=[.N127]-[.N$176]" office:value-type="float" office:value="1758074.25" calcext:value-type="float">
            <text:p>1758074,25</text:p>
          </table:table-cell>
          <table:table-cell table:style-name="ce3" table:formula="of:=[.O127]-[.O$176]" office:value-type="float" office:value="128.125" calcext:value-type="float">
            <text:p>128,125</text:p>
          </table:table-cell>
          <table:table-cell table:style-name="ce3" table:formula="of:=[.P127]-[.P$176]" office:value-type="float" office:value="-83.6125" calcext:value-type="float">
            <text:p>-83,6125</text:p>
          </table:table-cell>
          <table:table-cell table:style-name="ce3" table:formula="of:=[.Q127]-[.Q$176]" office:value-type="float" office:value="-89.125" calcext:value-type="float">
            <text:p>-89,125</text:p>
          </table:table-cell>
          <table:table-cell table:style-name="ce3" table:formula="of:=[.R127]-[.R$176]" office:value-type="float" office:value="11.875" calcext:value-type="float">
            <text:p>11,875</text:p>
          </table:table-cell>
          <table:table-cell table:style-name="ce3" table:formula="of:=[.S127]-[.S$176]" office:value-type="float" office:value="30236.6" calcext:value-type="float">
            <text:p>30236,6</text:p>
          </table:table-cell>
          <table:table-cell table:style-name="ce3" table:formula="of:=[.T127]-[.T$176]" office:value-type="float" office:value="-18.325" calcext:value-type="float">
            <text:p>-18,325</text:p>
          </table:table-cell>
          <table:table-cell table:style-name="ce3" table:formula="of:=[.U127]-[.U$176]" office:value-type="float" office:value="0" calcext:value-type="float">
            <text:p>0</text:p>
          </table:table-cell>
          <table:table-cell table:style-name="ce3" table:formula="of:=[.V1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style-name="ce3" table:formula="of:=[.B128]-[.B$176]" office:value-type="float" office:value="-99.6374999999998" calcext:value-type="float">
            <text:p>-99,6375</text:p>
          </table:table-cell>
          <table:table-cell table:style-name="ce3" table:formula="of:=[.C128]-[.C$176]" office:value-type="float" office:value="1520.7875" calcext:value-type="float">
            <text:p>1520,7875</text:p>
          </table:table-cell>
          <table:table-cell table:style-name="ce3" table:formula="of:=[.D128]-[.D$176]" office:value-type="float" office:value="8647.05" calcext:value-type="float">
            <text:p>8647,05</text:p>
          </table:table-cell>
          <table:table-cell table:style-name="ce3" table:formula="of:=[.E128]-[.E$176]" office:value-type="float" office:value="5035360.7" calcext:value-type="float">
            <text:p>5035360,7</text:p>
          </table:table-cell>
          <table:table-cell table:style-name="ce3" table:formula="of:=[.F128]-[.F$176]" office:value-type="float" office:value="1497.675" calcext:value-type="float">
            <text:p>1497,675</text:p>
          </table:table-cell>
          <table:table-cell table:style-name="ce3" table:formula="of:=[.G128]-[.G$176]" office:value-type="float" office:value="-167.175" calcext:value-type="float">
            <text:p>-167,175</text:p>
          </table:table-cell>
          <table:table-cell table:style-name="ce3" table:formula="of:=[.H128]-[.H$176]" office:value-type="float" office:value="353.6625" calcext:value-type="float">
            <text:p>353,6625</text:p>
          </table:table-cell>
          <table:table-cell table:style-name="ce3" table:formula="of:=[.I128]-[.I$176]" office:value-type="float" office:value="57021.075" calcext:value-type="float">
            <text:p>57021,075</text:p>
          </table:table-cell>
          <table:table-cell table:style-name="ce3" table:formula="of:=[.J128]-[.J$176]" office:value-type="float" office:value="558.775" calcext:value-type="float">
            <text:p>558,775</text:p>
          </table:table-cell>
          <table:table-cell table:style-name="ce3" table:formula="of:=[.K128]-[.K$176]" office:value-type="float" office:value="197.2375" calcext:value-type="float">
            <text:p>197,2375</text:p>
          </table:table-cell>
          <table:table-cell table:style-name="ce3" table:formula="of:=[.L128]-[.L$176]" office:value-type="float" office:value="61.3124999999999" calcext:value-type="float">
            <text:p>61,3125</text:p>
          </table:table-cell>
          <table:table-cell table:style-name="ce3" table:formula="of:=[.M128]-[.M$176]" office:value-type="float" office:value="806.4375" calcext:value-type="float">
            <text:p>806,4375</text:p>
          </table:table-cell>
          <table:table-cell table:style-name="ce3" table:formula="of:=[.N128]-[.N$176]" office:value-type="float" office:value="1978727.05" calcext:value-type="float">
            <text:p>1978727,05</text:p>
          </table:table-cell>
          <table:table-cell table:style-name="ce3" table:formula="of:=[.O128]-[.O$176]" office:value-type="float" office:value="28.125" calcext:value-type="float">
            <text:p>28,125</text:p>
          </table:table-cell>
          <table:table-cell table:style-name="ce3" table:formula="of:=[.P128]-[.P$176]" office:value-type="float" office:value="-8.6125" calcext:value-type="float">
            <text:p>-8,6125</text:p>
          </table:table-cell>
          <table:table-cell table:style-name="ce3" table:formula="of:=[.Q128]-[.Q$176]" office:value-type="float" office:value="71.4749999999999" calcext:value-type="float">
            <text:p>71,475</text:p>
          </table:table-cell>
          <table:table-cell table:style-name="ce3" table:formula="of:=[.R128]-[.R$176]" office:value-type="float" office:value="31.875" calcext:value-type="float">
            <text:p>31,875</text:p>
          </table:table-cell>
          <table:table-cell table:style-name="ce3" table:formula="of:=[.S128]-[.S$176]" office:value-type="float" office:value="52047.6" calcext:value-type="float">
            <text:p>52047,6</text:p>
          </table:table-cell>
          <table:table-cell table:style-name="ce3" table:formula="of:=[.T128]-[.T$176]" office:value-type="float" office:value="6.675" calcext:value-type="float">
            <text:p>6,675</text:p>
          </table:table-cell>
          <table:table-cell table:style-name="ce3" table:formula="of:=[.U128]-[.U$176]" office:value-type="float" office:value="0" calcext:value-type="float">
            <text:p>0</text:p>
          </table:table-cell>
          <table:table-cell table:style-name="ce3" table:formula="of:=[.V1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style-name="ce3" table:formula="of:=[.B129]-[.B$176]" office:value-type="float" office:value="125.8625" calcext:value-type="float">
            <text:p>125,8625</text:p>
          </table:table-cell>
          <table:table-cell table:style-name="ce3" table:formula="of:=[.C129]-[.C$176]" office:value-type="float" office:value="1541.1875" calcext:value-type="float">
            <text:p>1541,1875</text:p>
          </table:table-cell>
          <table:table-cell table:style-name="ce3" table:formula="of:=[.D129]-[.D$176]" office:value-type="float" office:value="6612.45" calcext:value-type="float">
            <text:p>6612,45</text:p>
          </table:table-cell>
          <table:table-cell table:style-name="ce3" table:formula="of:=[.E129]-[.E$176]" office:value-type="float" office:value="4978228.8" calcext:value-type="float">
            <text:p>4978228,8</text:p>
          </table:table-cell>
          <table:table-cell table:style-name="ce3" table:formula="of:=[.F129]-[.F$176]" office:value-type="float" office:value="-1893.325" calcext:value-type="float">
            <text:p>-1893,325</text:p>
          </table:table-cell>
          <table:table-cell table:style-name="ce3" table:formula="of:=[.G129]-[.G$176]" office:value-type="float" office:value="58.3250000000001" calcext:value-type="float">
            <text:p>58,325</text:p>
          </table:table-cell>
          <table:table-cell table:style-name="ce3" table:formula="of:=[.H129]-[.H$176]" office:value-type="float" office:value="233.0625" calcext:value-type="float">
            <text:p>233,0625</text:p>
          </table:table-cell>
          <table:table-cell table:style-name="ce3" table:formula="of:=[.I129]-[.I$176]" office:value-type="float" office:value="54308.275" calcext:value-type="float">
            <text:p>54308,275</text:p>
          </table:table-cell>
          <table:table-cell table:style-name="ce3" table:formula="of:=[.J129]-[.J$176]" office:value-type="float" office:value="237.975" calcext:value-type="float">
            <text:p>237,975</text:p>
          </table:table-cell>
          <table:table-cell table:style-name="ce3" table:formula="of:=[.K129]-[.K$176]" office:value-type="float" office:value="-579.7625" calcext:value-type="float">
            <text:p>-579,7625</text:p>
          </table:table-cell>
          <table:table-cell table:style-name="ce3" table:formula="of:=[.L129]-[.L$176]" office:value-type="float" office:value="1.31249999999994" calcext:value-type="float">
            <text:p>1,3125</text:p>
          </table:table-cell>
          <table:table-cell table:style-name="ce3" table:formula="of:=[.M129]-[.M$176]" office:value-type="float" office:value="786.2375" calcext:value-type="float">
            <text:p>786,2375</text:p>
          </table:table-cell>
          <table:table-cell table:style-name="ce3" table:formula="of:=[.N129]-[.N$176]" office:value-type="float" office:value="2052967.05" calcext:value-type="float">
            <text:p>2052967,05</text:p>
          </table:table-cell>
          <table:table-cell table:style-name="ce3" table:formula="of:=[.O129]-[.O$176]" office:value-type="float" office:value="115.625" calcext:value-type="float">
            <text:p>115,625</text:p>
          </table:table-cell>
          <table:table-cell table:style-name="ce3" table:formula="of:=[.P129]-[.P$176]" office:value-type="float" office:value="-63.6125" calcext:value-type="float">
            <text:p>-63,6125</text:p>
          </table:table-cell>
          <table:table-cell table:style-name="ce3" table:formula="of:=[.Q129]-[.Q$176]" office:value-type="float" office:value="-88.9250000000001" calcext:value-type="float">
            <text:p>-88,925</text:p>
          </table:table-cell>
          <table:table-cell table:style-name="ce3" table:formula="of:=[.R129]-[.R$176]" office:value-type="float" office:value="-38.125" calcext:value-type="float">
            <text:p>-38,125</text:p>
          </table:table-cell>
          <table:table-cell table:style-name="ce3" table:formula="of:=[.S129]-[.S$176]" office:value-type="float" office:value="52047.6" calcext:value-type="float">
            <text:p>52047,6</text:p>
          </table:table-cell>
          <table:table-cell table:style-name="ce3" table:formula="of:=[.T129]-[.T$176]" office:value-type="float" office:value="6.675" calcext:value-type="float">
            <text:p>6,675</text:p>
          </table:table-cell>
          <table:table-cell table:style-name="ce3" table:formula="of:=[.U129]-[.U$176]" office:value-type="float" office:value="0" calcext:value-type="float">
            <text:p>0</text:p>
          </table:table-cell>
          <table:table-cell table:style-name="ce3" table:formula="of:=[.V1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[.B130]-[.B$176]" office:value-type="float" office:value="-79.6374999999998" calcext:value-type="float">
            <text:p>-79,6375</text:p>
          </table:table-cell>
          <table:table-cell table:style-name="ce3" table:formula="of:=[.C130]-[.C$176]" office:value-type="float" office:value="1220.3875" calcext:value-type="float">
            <text:p>1220,3875</text:p>
          </table:table-cell>
          <table:table-cell table:style-name="ce3" table:formula="of:=[.D130]-[.D$176]" office:value-type="float" office:value="6612.45" calcext:value-type="float">
            <text:p>6612,45</text:p>
          </table:table-cell>
          <table:table-cell table:style-name="ce3" table:formula="of:=[.E130]-[.E$176]" office:value-type="float" office:value="5097972.2" calcext:value-type="float">
            <text:p>5097972,2</text:p>
          </table:table-cell>
          <table:table-cell table:style-name="ce3" table:formula="of:=[.F130]-[.F$176]" office:value-type="float" office:value="-1893.325" calcext:value-type="float">
            <text:p>-1893,325</text:p>
          </table:table-cell>
          <table:table-cell table:style-name="ce3" table:formula="of:=[.G130]-[.G$176]" office:value-type="float" office:value="133.525" calcext:value-type="float">
            <text:p>133,525</text:p>
          </table:table-cell>
          <table:table-cell table:style-name="ce3" table:formula="of:=[.H130]-[.H$176]" office:value-type="float" office:value="213.0625" calcext:value-type="float">
            <text:p>213,0625</text:p>
          </table:table-cell>
          <table:table-cell table:style-name="ce3" table:formula="of:=[.I130]-[.I$176]" office:value-type="float" office:value="54308.275" calcext:value-type="float">
            <text:p>54308,275</text:p>
          </table:table-cell>
          <table:table-cell table:style-name="ce3" table:formula="of:=[.J130]-[.J$176]" office:value-type="float" office:value="-383.625" calcext:value-type="float">
            <text:p>-383,625</text:p>
          </table:table-cell>
          <table:table-cell table:style-name="ce3" table:formula="of:=[.K130]-[.K$176]" office:value-type="float" office:value="-354.0625" calcext:value-type="float">
            <text:p>-354,0625</text:p>
          </table:table-cell>
          <table:table-cell table:style-name="ce3" table:formula="of:=[.L130]-[.L$176]" office:value-type="float" office:value="241.9125" calcext:value-type="float">
            <text:p>241,9125</text:p>
          </table:table-cell>
          <table:table-cell table:style-name="ce3" table:formula="of:=[.M130]-[.M$176]" office:value-type="float" office:value="846.6375" calcext:value-type="float">
            <text:p>846,6375</text:p>
          </table:table-cell>
          <table:table-cell table:style-name="ce3" table:formula="of:=[.N130]-[.N$176]" office:value-type="float" office:value="2246730.05" calcext:value-type="float">
            <text:p>2246730,05</text:p>
          </table:table-cell>
          <table:table-cell table:style-name="ce3" table:formula="of:=[.O130]-[.O$176]" office:value-type="float" office:value="53.125" calcext:value-type="float">
            <text:p>53,125</text:p>
          </table:table-cell>
          <table:table-cell table:style-name="ce3" table:formula="of:=[.P130]-[.P$176]" office:value-type="float" office:value="-8.6125" calcext:value-type="float">
            <text:p>-8,6125</text:p>
          </table:table-cell>
          <table:table-cell table:style-name="ce3" table:formula="of:=[.Q130]-[.Q$176]" office:value-type="float" office:value="-69.125" calcext:value-type="float">
            <text:p>-69,125</text:p>
          </table:table-cell>
          <table:table-cell table:style-name="ce3" table:formula="of:=[.R130]-[.R$176]" office:value-type="float" office:value="11.875" calcext:value-type="float">
            <text:p>11,875</text:p>
          </table:table-cell>
          <table:table-cell table:style-name="ce3" table:formula="of:=[.S130]-[.S$176]" office:value-type="float" office:value="49334.7" calcext:value-type="float">
            <text:p>49334,7</text:p>
          </table:table-cell>
          <table:table-cell table:style-name="ce3" table:formula="of:=[.T130]-[.T$176]" office:value-type="float" office:value="21.675" calcext:value-type="float">
            <text:p>21,675</text:p>
          </table:table-cell>
          <table:table-cell table:style-name="ce3" table:formula="of:=[.U130]-[.U$176]" office:value-type="float" office:value="0" calcext:value-type="float">
            <text:p>0</text:p>
          </table:table-cell>
          <table:table-cell table:style-name="ce3" table:formula="of:=[.V1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0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2383.3875" calcext:value-type="float">
            <text:p>2383,3875</text:p>
          </table:table-cell>
          <table:table-cell table:style-name="ce3" table:formula="of:=IF([.D180]&gt;[.D$177];[.D180];&quot;&quot;)" office:value-type="float" office:value="12038.15" calcext:value-type="float">
            <text:p>12038,15</text:p>
          </table:table-cell>
          <table:table-cell table:style-name="ce3" table:formula="of:=IF([.E180]&gt;[.E$177];[.E180];&quot;&quot;)" office:value-type="float" office:value="3884666.8" calcext:value-type="float">
            <text:p>3884666,8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>
            <text:p/>
          </table:table-cell>
          <table:table-cell table:style-name="ce3" table:formula="of:=IF([.I180]&gt;[.I$177];[.I180];&quot;&quot;)" office:value-type="float" office:value="108700.175" calcext:value-type="float">
            <text:p>108700,175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>
            <text:p/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 office:value-type="float" office:value="986.8375" calcext:value-type="float">
            <text:p>986,8375</text:p>
          </table:table-cell>
          <table:table-cell table:style-name="ce3" table:formula="of:=IF([.N180]&gt;[.N$177];[.N180];&quot;&quot;)" office:value-type="float" office:value="2335322.25" calcext:value-type="float">
            <text:p>2335322,25</text:p>
          </table:table-cell>
          <table:table-cell table:style-name="ce3" table:formula="of:=IF([.O180]&gt;[.O$177];[.O180];&quot;&quot;)" office:value-type="float" office:value="103.125" calcext:value-type="float">
            <text:p>103,125</text:p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>
            <text:p/>
          </table:table-cell>
          <table:table-cell table:style-name="ce3" table:formula="of:=IF([.S180]&gt;[.S$177];[.S180];&quot;&quot;)" office:value-type="float" office:value="62925.9" calcext:value-type="float">
            <text:p>62925,9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IF([.B181]&gt;[.B$177];[.B181];&quot;&quot;)">
            <text:p/>
          </table:table-cell>
          <table:table-cell table:style-name="ce3" table:formula="of:=IF([.C181]&gt;[.C$177];[.C181];&quot;&quot;)" office:value-type="float" office:value="2934.8875" calcext:value-type="float">
            <text:p>2934,8875</text:p>
          </table:table-cell>
          <table:table-cell table:style-name="ce3" table:formula="of:=IF([.D181]&gt;[.D$177];[.D181];&quot;&quot;)" office:value-type="float" office:value="12038.15" calcext:value-type="float">
            <text:p>12038,15</text:p>
          </table:table-cell>
          <table:table-cell table:style-name="ce3" table:formula="of:=IF([.E181]&gt;[.E$177];[.E181];&quot;&quot;)" office:value-type="float" office:value="3979886.4" calcext:value-type="float">
            <text:p>3979886,4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 office:value-type="float" office:value="609.825" calcext:value-type="float">
            <text:p>609,825</text:p>
          </table:table-cell>
          <table:table-cell table:style-name="ce3" table:formula="of:=IF([.H181]&gt;[.H$177];[.H181];&quot;&quot;)">
            <text:p/>
          </table:table-cell>
          <table:table-cell table:style-name="ce3" table:formula="of:=IF([.I181]&gt;[.I$177];[.I181];&quot;&quot;)" office:value-type="float" office:value="111412.975" calcext:value-type="float">
            <text:p>111412,975</text:p>
          </table:table-cell>
          <table:table-cell table:style-name="ce3" table:formula="of:=IF([.J181]&gt;[.J$177];[.J181];&quot;&quot;)">
            <text:p/>
          </table:table-cell>
          <table:table-cell table:style-name="ce3" table:formula="of:=IF([.K181]&gt;[.K$177];[.K181];&quot;&quot;)">
            <text:p/>
          </table:table-cell>
          <table:table-cell table:style-name="ce3" table:formula="of:=IF([.L181]&gt;[.L$177];[.L181];&quot;&quot;)">
            <text:p/>
          </table:table-cell>
          <table:table-cell table:style-name="ce3" table:formula="of:=IF([.M181]&gt;[.M$177];[.M181];&quot;&quot;)" office:value-type="float" office:value="585.8375" calcext:value-type="float">
            <text:p>585,8375</text:p>
          </table:table-cell>
          <table:table-cell table:style-name="ce3" table:formula="of:=IF([.N181]&gt;[.N$177];[.N181];&quot;&quot;)" office:value-type="float" office:value="3143278.55" calcext:value-type="float">
            <text:p>3143278,55</text:p>
          </table:table-cell>
          <table:table-cell table:style-name="ce3" table:formula="of:=IF([.O181]&gt;[.O$177];[.O181];&quot;&quot;)">
            <text:p/>
          </table:table-cell>
          <table:table-cell table:style-name="ce3" table:formula="of:=IF([.P181]&gt;[.P$177];[.P181];&quot;&quot;)">
            <text:p/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>
            <text:p/>
          </table:table-cell>
          <table:table-cell table:style-name="ce3" table:formula="of:=IF([.S181]&gt;[.S$177];[.S181];&quot;&quot;)" office:value-type="float" office:value="73777.2" calcext:value-type="float">
            <text:p>73777,2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IF([.B182]&gt;[.B$177];[.B182];&quot;&quot;)">
            <text:p/>
          </table:table-cell>
          <table:table-cell table:style-name="ce3" table:formula="of:=IF([.C182]&gt;[.C$177];[.C182];&quot;&quot;)" office:value-type="float" office:value="2443.5875" calcext:value-type="float">
            <text:p>2443,5875</text:p>
          </table:table-cell>
          <table:table-cell table:style-name="ce3" table:formula="of:=IF([.D182]&gt;[.D$177];[.D182];&quot;&quot;)" office:value-type="float" office:value="12038.15" calcext:value-type="float">
            <text:p>12038,15</text:p>
          </table:table-cell>
          <table:table-cell table:style-name="ce3" table:formula="of:=IF([.E182]&gt;[.E$177];[.E182];&quot;&quot;)" office:value-type="float" office:value="4056035.1" calcext:value-type="float">
            <text:p>4056035,1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111412.975" calcext:value-type="float">
            <text:p>111412,975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>
            <text:p/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 office:value-type="float" office:value="986.6375" calcext:value-type="float">
            <text:p>986,6375</text:p>
          </table:table-cell>
          <table:table-cell table:style-name="ce3" table:formula="of:=IF([.N182]&gt;[.N$177];[.N182];&quot;&quot;)" office:value-type="float" office:value="2126695.05" calcext:value-type="float">
            <text:p>2126695,05</text:p>
          </table:table-cell>
          <table:table-cell table:style-name="ce3" table:formula="of:=IF([.O182]&gt;[.O$177];[.O182];&quot;&quot;)">
            <text:p/>
          </table:table-cell>
          <table:table-cell table:style-name="ce3" table:formula="of:=IF([.P182]&gt;[.P$177];[.P182];&quot;&quot;)">
            <text:p/>
          </table:table-cell>
          <table:table-cell table:style-name="ce3" table:formula="of:=IF([.Q182]&gt;[.Q$177];[.Q182];&quot;&quot;)">
            <text:p/>
          </table:table-cell>
          <table:table-cell table:style-name="ce3" table:formula="of:=IF([.R182]&gt;[.R$177];[.R182];&quot;&quot;)">
            <text:p/>
          </table:table-cell>
          <table:table-cell table:style-name="ce3" table:formula="of:=IF([.S182]&gt;[.S$177];[.S182];&quot;&quot;)" office:value-type="float" office:value="79202.8" calcext:value-type="float">
            <text:p>79202,8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>
            <text:p/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1881.9875" calcext:value-type="float">
            <text:p>1881,9875</text:p>
          </table:table-cell>
          <table:table-cell table:style-name="ce3" table:formula="of:=IF([.D183]&gt;[.D$177];[.D183];&quot;&quot;)" office:value-type="float" office:value="12038.15" calcext:value-type="float">
            <text:p>12038,15</text:p>
          </table:table-cell>
          <table:table-cell table:style-name="ce3" table:formula="of:=IF([.E183]&gt;[.E$177];[.E183];&quot;&quot;)" office:value-type="float" office:value="4110454.2" calcext:value-type="float">
            <text:p>4110454,2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 office:value-type="float" office:value="459.025" calcext:value-type="float">
            <text:p>459,025</text:p>
          </table:table-cell>
          <table:table-cell table:style-name="ce3" table:formula="of:=IF([.H183]&gt;[.H$177];[.H183];&quot;&quot;)">
            <text:p/>
          </table:table-cell>
          <table:table-cell table:style-name="ce3" table:formula="of:=IF([.I183]&gt;[.I$177];[.I183];&quot;&quot;)" office:value-type="float" office:value="122291.375" calcext:value-type="float">
            <text:p>122291,375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>
            <text:p/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726.0375" calcext:value-type="float">
            <text:p>726,0375</text:p>
          </table:table-cell>
          <table:table-cell table:style-name="ce3" table:formula="of:=IF([.N183]&gt;[.N$177];[.N183];&quot;&quot;)" office:value-type="float" office:value="2177594.25" calcext:value-type="float">
            <text:p>2177594,25</text:p>
          </table:table-cell>
          <table:table-cell table:style-name="ce3" table:formula="of:=IF([.O183]&gt;[.O$177];[.O183];&quot;&quot;)" office:value-type="float" office:value="165.625" calcext:value-type="float">
            <text:p>165,625</text:p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90081.2" calcext:value-type="float">
            <text:p>90081,2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>
            <text:p/>
          </table:table-cell>
          <table:table-cell table:style-name="ce3"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IF([.B184]&gt;[.B$177];[.B184];&quot;&quot;)">
            <text:p/>
          </table:table-cell>
          <table:table-cell table:style-name="ce3" table:formula="of:=IF([.C184]&gt;[.C$177];[.C184];&quot;&quot;)" office:value-type="float" office:value="1861.9875" calcext:value-type="float">
            <text:p>1861,9875</text:p>
          </table:table-cell>
          <table:table-cell table:style-name="ce3" table:formula="of:=IF([.D184]&gt;[.D$177];[.D184];&quot;&quot;)" office:value-type="float" office:value="9325.35" calcext:value-type="float">
            <text:p>9325,35</text:p>
          </table:table-cell>
          <table:table-cell table:style-name="ce3" table:formula="of:=IF([.E184]&gt;[.E$177];[.E184];&quot;&quot;)" office:value-type="float" office:value="4140349.5" calcext:value-type="float">
            <text:p>4140349,5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>
            <text:p/>
          </table:table-cell>
          <table:table-cell table:style-name="ce3" table:formula="of:=IF([.I184]&gt;[.I$177];[.I184];&quot;&quot;)" office:value-type="float" office:value="133223.975" calcext:value-type="float">
            <text:p>133223,975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>
            <text:p/>
          </table:table-cell>
          <table:table-cell table:style-name="ce3" table:formula="of:=IF([.L184]&gt;[.L$177];[.L184];&quot;&quot;)" office:value-type="float" office:value="527.6125" calcext:value-type="float">
            <text:p>527,6125</text:p>
          </table:table-cell>
          <table:table-cell table:style-name="ce3" table:formula="of:=IF([.M184]&gt;[.M$177];[.M184];&quot;&quot;)" office:value-type="float" office:value="706.0375" calcext:value-type="float">
            <text:p>706,0375</text:p>
          </table:table-cell>
          <table:table-cell table:style-name="ce3" table:formula="of:=IF([.N184]&gt;[.N$177];[.N184];&quot;&quot;)" office:value-type="float" office:value="2160365.45" calcext:value-type="float">
            <text:p>2160365,45</text:p>
          </table:table-cell>
          <table:table-cell table:style-name="ce3" table:formula="of:=IF([.O184]&gt;[.O$177];[.O184];&quot;&quot;)">
            <text:p/>
          </table:table-cell>
          <table:table-cell table:style-name="ce3" table:formula="of:=IF([.P184]&gt;[.P$177];[.P184];&quot;&quot;)">
            <text:p/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87341.3" calcext:value-type="float">
            <text:p>87341,3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 office:value-type="float" office:value="25" calcext:value-type="float">
            <text:p>25</text:p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IF([.B185]&gt;[.B$177];[.B185];&quot;&quot;)">
            <text:p/>
          </table:table-cell>
          <table:table-cell table:style-name="ce3" table:formula="of:=IF([.C185]&gt;[.C$177];[.C185];&quot;&quot;)" office:value-type="float" office:value="1400.5875" calcext:value-type="float">
            <text:p>1400,5875</text:p>
          </table:table-cell>
          <table:table-cell table:style-name="ce3" table:formula="of:=IF([.D185]&gt;[.D$177];[.D185];&quot;&quot;)" office:value-type="float" office:value="9325.35" calcext:value-type="float">
            <text:p>9325,35</text:p>
          </table:table-cell>
          <table:table-cell table:style-name="ce3" table:formula="of:=IF([.E185]&gt;[.E$177];[.E185];&quot;&quot;)" office:value-type="float" office:value="3933578.8" calcext:value-type="float">
            <text:p>3933578,8</text:p>
          </table:table-cell>
          <table:table-cell table:style-name="ce3" table:formula="of:=IF([.F185]&gt;[.F$177];[.F185];&quot;&quot;)">
            <text:p/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138649.575" calcext:value-type="float">
            <text:p>138649,575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>
            <text:p/>
          </table:table-cell>
          <table:table-cell table:style-name="ce3" table:formula="of:=IF([.M185]&gt;[.M$177];[.M185];&quot;&quot;)" office:value-type="float" office:value="1127.2375" calcext:value-type="float">
            <text:p>1127,2375</text:p>
          </table:table-cell>
          <table:table-cell table:style-name="ce3" table:formula="of:=IF([.N185]&gt;[.N$177];[.N185];&quot;&quot;)" office:value-type="float" office:value="1999437.45" calcext:value-type="float">
            <text:p>1999437,45</text:p>
          </table:table-cell>
          <table:table-cell table:style-name="ce3" table:formula="of:=IF([.O185]&gt;[.O$177];[.O185];&quot;&quot;)" office:value-type="float" office:value="115.625" calcext:value-type="float">
            <text:p>115,625</text:p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>
            <text:p/>
          </table:table-cell>
          <table:table-cell table:style-name="ce3" table:formula="of:=IF([.S185]&gt;[.S$177];[.S185];&quot;&quot;)" office:value-type="float" office:value="84628.4" calcext:value-type="float">
            <text:p>84628,4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1160.1875" calcext:value-type="float">
            <text:p>1160,1875</text:p>
          </table:table-cell>
          <table:table-cell table:style-name="ce3" table:formula="of:=IF([.D186]&gt;[.D$177];[.D186];&quot;&quot;)" office:value-type="float" office:value="12038.15" calcext:value-type="float">
            <text:p>12038,15</text:p>
          </table:table-cell>
          <table:table-cell table:style-name="ce3" table:formula="of:=IF([.E186]&gt;[.E$177];[.E186];&quot;&quot;)" office:value-type="float" office:value="4113167" calcext:value-type="float">
            <text:p>4113167</text:p>
          </table:table-cell>
          <table:table-cell table:style-name="ce3" table:formula="of:=IF([.F186]&gt;[.F$177];[.F186];&quot;&quot;)">
            <text:p/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141362.375" calcext:value-type="float">
            <text:p>141362,375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>
            <text:p/>
          </table:table-cell>
          <table:table-cell table:style-name="ce3" table:formula="of:=IF([.M186]&gt;[.M$177];[.M186];&quot;&quot;)" office:value-type="float" office:value="605.8375" calcext:value-type="float">
            <text:p>605,8375</text:p>
          </table:table-cell>
          <table:table-cell table:style-name="ce3" table:formula="of:=IF([.N186]&gt;[.N$177];[.N186];&quot;&quot;)" office:value-type="float" office:value="2099264.65" calcext:value-type="float">
            <text:p>2099264,65</text:p>
          </table:table-cell>
          <table:table-cell table:style-name="ce3" table:formula="of:=IF([.O186]&gt;[.O$177];[.O186];&quot;&quot;)" office:value-type="float" office:value="53.125" calcext:value-type="float">
            <text:p>53,125</text:p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>
            <text:p/>
          </table:table-cell>
          <table:table-cell table:style-name="ce3" table:formula="of:=IF([.S186]&gt;[.S$177];[.S186];&quot;&quot;)" office:value-type="float" office:value="84655.6" calcext:value-type="float">
            <text:p>84655,6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IF([.B187]&gt;[.B$177];[.B187];&quot;&quot;)">
            <text:p/>
          </table:table-cell>
          <table:table-cell table:style-name="ce3" table:formula="of:=IF([.C187]&gt;[.C$177];[.C187];&quot;&quot;)" office:value-type="float" office:value="1280.5875" calcext:value-type="float">
            <text:p>1280,5875</text:p>
          </table:table-cell>
          <table:table-cell table:style-name="ce3" table:formula="of:=IF([.D187]&gt;[.D$177];[.D187];&quot;&quot;)" office:value-type="float" office:value="12038.15" calcext:value-type="float">
            <text:p>12038,15</text:p>
          </table:table-cell>
          <table:table-cell table:style-name="ce3" table:formula="of:=IF([.E187]&gt;[.E$177];[.E187];&quot;&quot;)" office:value-type="float" office:value="4102315.4" calcext:value-type="float">
            <text:p>4102315,4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>
            <text:p/>
          </table:table-cell>
          <table:table-cell table:style-name="ce3" table:formula="of:=IF([.I187]&gt;[.I$177];[.I187];&quot;&quot;)" office:value-type="float" office:value="152240.775" calcext:value-type="float">
            <text:p>152240,775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 office:value-type="float" office:value="786.2375" calcext:value-type="float">
            <text:p>786,2375</text:p>
          </table:table-cell>
          <table:table-cell table:style-name="ce3" table:formula="of:=IF([.N187]&gt;[.N$177];[.N187];&quot;&quot;)" office:value-type="float" office:value="2035443.85" calcext:value-type="float">
            <text:p>2035443,85</text:p>
          </table:table-cell>
          <table:table-cell table:style-name="ce3" table:formula="of:=IF([.O187]&gt;[.O$177];[.O187];&quot;&quot;)" office:value-type="float" office:value="90.625" calcext:value-type="float">
            <text:p>90,625</text:p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>
            <text:p/>
          </table:table-cell>
          <table:table-cell table:style-name="ce3" table:formula="of:=IF([.S187]&gt;[.S$177];[.S187];&quot;&quot;)" office:value-type="float" office:value="81915.6" calcext:value-type="float">
            <text:p>81915,6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059.5875" calcext:value-type="float">
            <text:p>1059,5875</text:p>
          </table:table-cell>
          <table:table-cell table:style-name="ce3" table:formula="of:=IF([.D188]&gt;[.D$177];[.D188];&quot;&quot;)" office:value-type="float" office:value="9325.35" calcext:value-type="float">
            <text:p>9325,35</text:p>
          </table:table-cell>
          <table:table-cell table:style-name="ce3" table:formula="of:=IF([.E188]&gt;[.E$177];[.E188];&quot;&quot;)" office:value-type="float" office:value="4017947.3" calcext:value-type="float">
            <text:p>4017947,3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>
            <text:p/>
          </table:table-cell>
          <table:table-cell table:style-name="ce3" table:formula="of:=IF([.I188]&gt;[.I$177];[.I188];&quot;&quot;)" office:value-type="float" office:value="149500.875" calcext:value-type="float">
            <text:p>149500,875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 office:value-type="float" office:value="515.5375" calcext:value-type="float">
            <text:p>515,5375</text:p>
          </table:table-cell>
          <table:table-cell table:style-name="ce3" table:formula="of:=IF([.N188]&gt;[.N$177];[.N188];&quot;&quot;)" office:value-type="float" office:value="1985152.65" calcext:value-type="float">
            <text:p>1985152,65</text:p>
          </table:table-cell>
          <table:table-cell table:style-name="ce3" table:formula="of:=IF([.O188]&gt;[.O$177];[.O188];&quot;&quot;)" office:value-type="float" office:value="65.625" calcext:value-type="float">
            <text:p>65,625</text:p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>
            <text:p/>
          </table:table-cell>
          <table:table-cell table:style-name="ce3" table:formula="of:=IF([.S188]&gt;[.S$177];[.S188];&quot;&quot;)" office:value-type="float" office:value="79202.8" calcext:value-type="float">
            <text:p>79202,8</text:p>
          </table:table-cell>
          <table:table-cell table:style-name="ce3" table:formula="of:=IF([.T188]&gt;[.T$177];[.T188];&quot;&quot;)" office:value-type="float" office:value="141.875" calcext:value-type="float">
            <text:p>141,875</text:p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1179.9875" calcext:value-type="float">
            <text:p>1179,9875</text:p>
          </table:table-cell>
          <table:table-cell table:style-name="ce3" table:formula="of:=IF([.D189]&gt;[.D$177];[.D189];&quot;&quot;)" office:value-type="float" office:value="8647.05" calcext:value-type="float">
            <text:p>8647,05</text:p>
          </table:table-cell>
          <table:table-cell table:style-name="ce3" table:formula="of:=IF([.E189]&gt;[.E$177];[.E189];&quot;&quot;)" office:value-type="float" office:value="4039731" calcext:value-type="float">
            <text:p>4039731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>
            <text:p/>
          </table:table-cell>
          <table:table-cell table:style-name="ce3" table:formula="of:=IF([.I189]&gt;[.I$177];[.I189];&quot;&quot;)" office:value-type="float" office:value="160406.375" calcext:value-type="float">
            <text:p>160406,375</text:p>
          </table:table-cell>
          <table:table-cell table:style-name="ce3" table:formula="of:=IF([.J189]&gt;[.J$177];[.J189];&quot;&quot;)">
            <text:p/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 office:value-type="float" office:value="352.3125" calcext:value-type="float">
            <text:p>352,3125</text:p>
          </table:table-cell>
          <table:table-cell table:style-name="ce3" table:formula="of:=IF([.M189]&gt;[.M$177];[.M189];&quot;&quot;)" office:value-type="float" office:value="445.2375" calcext:value-type="float">
            <text:p>445,2375</text:p>
          </table:table-cell>
          <table:table-cell table:style-name="ce3" table:formula="of:=IF([.N189]&gt;[.N$177];[.N189];&quot;&quot;)" office:value-type="float" office:value="1972019.85" calcext:value-type="float">
            <text:p>1972019,85</text:p>
          </table:table-cell>
          <table:table-cell table:style-name="ce3" table:formula="of:=IF([.O189]&gt;[.O$177];[.O189];&quot;&quot;)">
            <text:p/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>
            <text:p/>
          </table:table-cell>
          <table:table-cell table:style-name="ce3" table:formula="of:=IF([.S189]&gt;[.S$177];[.S189];&quot;&quot;)" office:value-type="float" office:value="65611.6" calcext:value-type="float">
            <text:p>65611,6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IF([.B190]&gt;[.B$177];[.B190];&quot;&quot;)">
            <text:p/>
          </table:table-cell>
          <table:table-cell table:style-name="ce3" table:formula="of:=IF([.C190]&gt;[.C$177];[.C190];&quot;&quot;)" office:value-type="float" office:value="1039.7875" calcext:value-type="float">
            <text:p>1039,7875</text:p>
          </table:table-cell>
          <table:table-cell table:style-name="ce3" table:formula="of:=IF([.D190]&gt;[.D$177];[.D190];&quot;&quot;)" office:value-type="float" office:value="9325.35" calcext:value-type="float">
            <text:p>9325,35</text:p>
          </table:table-cell>
          <table:table-cell table:style-name="ce3" table:formula="of:=IF([.E190]&gt;[.E$177];[.E190];&quot;&quot;)" office:value-type="float" office:value="4096916.7" calcext:value-type="float">
            <text:p>4096916,7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>
            <text:p/>
          </table:table-cell>
          <table:table-cell table:style-name="ce3" table:formula="of:=IF([.I190]&gt;[.I$177];[.I190];&quot;&quot;)" office:value-type="float" office:value="165831.975" calcext:value-type="float">
            <text:p>165831,975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 office:value-type="float" office:value="277.1125" calcext:value-type="float">
            <text:p>277,1125</text:p>
          </table:table-cell>
          <table:table-cell table:style-name="ce3" table:formula="of:=IF([.M190]&gt;[.M$177];[.M190];&quot;&quot;)" office:value-type="float" office:value="706.0375" calcext:value-type="float">
            <text:p>706,0375</text:p>
          </table:table-cell>
          <table:table-cell table:style-name="ce3" table:formula="of:=IF([.N190]&gt;[.N$177];[.N190];&quot;&quot;)" office:value-type="float" office:value="1977427.85" calcext:value-type="float">
            <text:p>1977427,85</text:p>
          </table:table-cell>
          <table:table-cell table:style-name="ce3" table:formula="of:=IF([.O190]&gt;[.O$177];[.O190];&quot;&quot;)" office:value-type="float" office:value="40.625" calcext:value-type="float">
            <text:p>40,625</text:p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>
            <text:p/>
          </table:table-cell>
          <table:table-cell table:style-name="ce3" table:formula="of:=IF([.R190]&gt;[.R$177];[.R190];&quot;&quot;)">
            <text:p/>
          </table:table-cell>
          <table:table-cell table:style-name="ce3" table:formula="of:=IF([.S190]&gt;[.S$177];[.S190];&quot;&quot;)" office:value-type="float" office:value="62925.9" calcext:value-type="float">
            <text:p>62925,9</text:p>
          </table:table-cell>
          <table:table-cell table:style-name="ce3" table:formula="of:=IF([.T190]&gt;[.T$177];[.T190];&quot;&quot;)">
            <text:p/>
          </table:table-cell>
          <table:table-cell table:style-name="ce3" table:formula="of:=IF([.U190]&gt;[.U$177];[.U190];&quot;&quot;)">
            <text:p/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255.0875" calcext:value-type="float">
            <text:p>1255,0875</text:p>
          </table:table-cell>
          <table:table-cell table:style-name="ce3" table:formula="of:=IF([.D191]&gt;[.D$177];[.D191];&quot;&quot;)" office:value-type="float" office:value="9325.35" calcext:value-type="float">
            <text:p>9325,35</text:p>
          </table:table-cell>
          <table:table-cell table:style-name="ce3" table:formula="of:=IF([.E191]&gt;[.E$177];[.E191];&quot;&quot;)" office:value-type="float" office:value="4137690.6" calcext:value-type="float">
            <text:p>4137690,6</text:p>
          </table:table-cell>
          <table:table-cell table:style-name="ce3" table:formula="of:=IF([.F191]&gt;[.F$177];[.F191];&quot;&quot;)">
            <text:p/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>
            <text:p/>
          </table:table-cell>
          <table:table-cell table:style-name="ce3" table:formula="of:=IF([.I191]&gt;[.I$177];[.I191];&quot;&quot;)" office:value-type="float" office:value="168544.775" calcext:value-type="float">
            <text:p>168544,775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 office:value-type="float" office:value="791.5375" calcext:value-type="float">
            <text:p>791,5375</text:p>
          </table:table-cell>
          <table:table-cell table:style-name="ce3" table:formula="of:=IF([.N191]&gt;[.N$177];[.N191];&quot;&quot;)" office:value-type="float" office:value="1972634.25" calcext:value-type="float">
            <text:p>1972634,25</text:p>
          </table:table-cell>
          <table:table-cell table:style-name="ce3" table:formula="of:=IF([.O191]&gt;[.O$177];[.O191];&quot;&quot;)" office:value-type="float" office:value="103.125" calcext:value-type="float">
            <text:p>103,125</text:p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>
            <text:p/>
          </table:table-cell>
          <table:table-cell table:style-name="ce3" table:formula="of:=IF([.S191]&gt;[.S$177];[.S191];&quot;&quot;)" office:value-type="float" office:value="60213.1" calcext:value-type="float">
            <text:p>60213,1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>
            <text:p/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818.9875" calcext:value-type="float">
            <text:p>818,9875</text:p>
          </table:table-cell>
          <table:table-cell table:style-name="ce3" table:formula="of:=IF([.D192]&gt;[.D$177];[.D192];&quot;&quot;)" office:value-type="float" office:value="12038.15" calcext:value-type="float">
            <text:p>12038,15</text:p>
          </table:table-cell>
          <table:table-cell table:style-name="ce3" table:formula="of:=IF([.E192]&gt;[.E$177];[.E192];&quot;&quot;)" office:value-type="float" office:value="4121359.5" calcext:value-type="float">
            <text:p>4121359,5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 office:value-type="float" office:value="434.325" calcext:value-type="float">
            <text:p>434,325</text:p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76710.375" calcext:value-type="float">
            <text:p>176710,375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 office:value-type="float" office:value="385.0375" calcext:value-type="float">
            <text:p>385,0375</text:p>
          </table:table-cell>
          <table:table-cell table:style-name="ce3" table:formula="of:=IF([.N192]&gt;[.N$177];[.N192];&quot;&quot;)" office:value-type="float" office:value="1953216.65" calcext:value-type="float">
            <text:p>1953216,65</text:p>
          </table:table-cell>
          <table:table-cell table:style-name="ce3" table:formula="of:=IF([.O192]&gt;[.O$177];[.O192];&quot;&quot;)" office:value-type="float" office:value="90.625" calcext:value-type="float">
            <text:p>90,625</text:p>
          </table:table-cell>
          <table:table-cell table:style-name="ce3" table:formula="of:=IF([.P192]&gt;[.P$177];[.P192];&quot;&quot;)">
            <text:p/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>
            <text:p/>
          </table:table-cell>
          <table:table-cell table:style-name="ce3" table:formula="of:=IF([.S192]&gt;[.S$177];[.S192];&quot;&quot;)" office:value-type="float" office:value="62925.9" calcext:value-type="float">
            <text:p>62925,9</text:p>
          </table:table-cell>
          <table:table-cell table:style-name="ce3" table:formula="of:=IF([.T192]&gt;[.T$177];[.T192];&quot;&quot;)">
            <text:p/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IF([.B193]&gt;[.B$177];[.B193];&quot;&quot;)">
            <text:p/>
          </table:table-cell>
          <table:table-cell table:style-name="ce3" table:formula="of:=IF([.C193]&gt;[.C$177];[.C193];&quot;&quot;)" office:value-type="float" office:value="1054.8875" calcext:value-type="float">
            <text:p>1054,8875</text:p>
          </table:table-cell>
          <table:table-cell table:style-name="ce3" table:formula="of:=IF([.D193]&gt;[.D$177];[.D193];&quot;&quot;)" office:value-type="float" office:value="12038.15" calcext:value-type="float">
            <text:p>12038,15</text:p>
          </table:table-cell>
          <table:table-cell table:style-name="ce3" table:formula="of:=IF([.E193]&gt;[.E$177];[.E193];&quot;&quot;)" office:value-type="float" office:value="4110481.1" calcext:value-type="float">
            <text:p>4110481,1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>
            <text:p/>
          </table:table-cell>
          <table:table-cell table:style-name="ce3" table:formula="of:=IF([.H193]&gt;[.H$177];[.H193];&quot;&quot;)">
            <text:p/>
          </table:table-cell>
          <table:table-cell table:style-name="ce3" table:formula="of:=IF([.I193]&gt;[.I$177];[.I193];&quot;&quot;)" office:value-type="float" office:value="182163.075" calcext:value-type="float">
            <text:p>182163,075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>
            <text:p/>
          </table:table-cell>
          <table:table-cell table:style-name="ce3" table:formula="of:=IF([.M193]&gt;[.M$177];[.M193];&quot;&quot;)" office:value-type="float" office:value="445.4375" calcext:value-type="float">
            <text:p>445,4375</text:p>
          </table:table-cell>
          <table:table-cell table:style-name="ce3" table:formula="of:=IF([.N193]&gt;[.N$177];[.N193];&quot;&quot;)" office:value-type="float" office:value="1882611.85" calcext:value-type="float">
            <text:p>1882611,85</text:p>
          </table:table-cell>
          <table:table-cell table:style-name="ce3" table:formula="of:=IF([.O193]&gt;[.O$177];[.O193];&quot;&quot;)">
            <text:p/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>
            <text:p/>
          </table:table-cell>
          <table:table-cell table:style-name="ce3" table:formula="of:=IF([.S193]&gt;[.S$177];[.S193];&quot;&quot;)" office:value-type="float" office:value="57473.2" calcext:value-type="float">
            <text:p>57473,2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>
            <text:p/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838.9875" calcext:value-type="float">
            <text:p>838,9875</text:p>
          </table:table-cell>
          <table:table-cell table:style-name="ce3" table:formula="of:=IF([.D194]&gt;[.D$177];[.D194];&quot;&quot;)" office:value-type="float" office:value="9325.35" calcext:value-type="float">
            <text:p>9325,35</text:p>
          </table:table-cell>
          <table:table-cell table:style-name="ce3" table:formula="of:=IF([.E194]&gt;[.E$177];[.E194];&quot;&quot;)" office:value-type="float" office:value="4113112.7" calcext:value-type="float">
            <text:p>4113112,7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>
            <text:p/>
          </table:table-cell>
          <table:table-cell table:style-name="ce3" table:formula="of:=IF([.I194]&gt;[.I$177];[.I194];&quot;&quot;)" office:value-type="float" office:value="193041.475" calcext:value-type="float">
            <text:p>193041,475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>
            <text:p/>
          </table:table-cell>
          <table:table-cell table:style-name="ce3" table:formula="of:=IF([.M194]&gt;[.M$177];[.M194];&quot;&quot;)" office:value-type="float" office:value="605.8375" calcext:value-type="float">
            <text:p>605,8375</text:p>
          </table:table-cell>
          <table:table-cell table:style-name="ce3" table:formula="of:=IF([.N194]&gt;[.N$177];[.N194];&quot;&quot;)" office:value-type="float" office:value="1957562.25" calcext:value-type="float">
            <text:p>1957562,25</text:p>
          </table:table-cell>
          <table:table-cell table:style-name="ce3" table:formula="of:=IF([.O194]&gt;[.O$177];[.O194];&quot;&quot;)" office:value-type="float" office:value="78.125" calcext:value-type="float">
            <text:p>78,125</text:p>
          </table:table-cell>
          <table:table-cell table:style-name="ce3" table:formula="of:=IF([.P194]&gt;[.P$177];[.P194];&quot;&quot;)">
            <text:p/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68351.6" calcext:value-type="float">
            <text:p>68351,6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IF([.B195]&gt;[.B$177];[.B195];&quot;&quot;)">
            <text:p/>
          </table:table-cell>
          <table:table-cell table:style-name="ce3" table:formula="of:=IF([.C195]&gt;[.C$177];[.C195];&quot;&quot;)" office:value-type="float" office:value="839.1875" calcext:value-type="float">
            <text:p>839,1875</text:p>
          </table:table-cell>
          <table:table-cell table:style-name="ce3" table:formula="of:=IF([.D195]&gt;[.D$177];[.D195];&quot;&quot;)" office:value-type="float" office:value="9325.35" calcext:value-type="float">
            <text:p>9325,35</text:p>
          </table:table-cell>
          <table:table-cell table:style-name="ce3" table:formula="of:=IF([.E195]&gt;[.E$177];[.E195];&quot;&quot;)" office:value-type="float" office:value="3977119.4" calcext:value-type="float">
            <text:p>3977119,4</text:p>
          </table:table-cell>
          <table:table-cell table:style-name="ce3" table:formula="of:=IF([.F195]&gt;[.F$177];[.F195];&quot;&quot;)">
            <text:p/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>
            <text:p/>
          </table:table-cell>
          <table:table-cell table:style-name="ce3" table:formula="of:=IF([.I195]&gt;[.I$177];[.I195];&quot;&quot;)" office:value-type="float" office:value="187588.775" calcext:value-type="float">
            <text:p>187588,775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>
            <text:p/>
          </table:table-cell>
          <table:table-cell table:style-name="ce3" table:formula="of:=IF([.M195]&gt;[.M$177];[.M195];&quot;&quot;)" office:value-type="float" office:value="786.0375" calcext:value-type="float">
            <text:p>786,0375</text:p>
          </table:table-cell>
          <table:table-cell table:style-name="ce3" table:formula="of:=IF([.N195]&gt;[.N$177];[.N195];&quot;&quot;)" office:value-type="float" office:value="1974663.05" calcext:value-type="float">
            <text:p>1974663,05</text:p>
          </table:table-cell>
          <table:table-cell table:style-name="ce3" table:formula="of:=IF([.O195]&gt;[.O$177];[.O195];&quot;&quot;)" office:value-type="float" office:value="65.625" calcext:value-type="float">
            <text:p>65,625</text:p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>
            <text:p/>
          </table:table-cell>
          <table:table-cell table:style-name="ce3" table:formula="of:=IF([.S195]&gt;[.S$177];[.S195];&quot;&quot;)" office:value-type="float" office:value="73777.2" calcext:value-type="float">
            <text:p>73777,2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919.1875" calcext:value-type="float">
            <text:p>919,1875</text:p>
          </table:table-cell>
          <table:table-cell table:style-name="ce3" table:formula="of:=IF([.D196]&gt;[.D$177];[.D196];&quot;&quot;)" office:value-type="float" office:value="12038.15" calcext:value-type="float">
            <text:p>12038,15</text:p>
          </table:table-cell>
          <table:table-cell table:style-name="ce3" table:formula="of:=IF([.E196]&gt;[.E$177];[.E196];&quot;&quot;)" office:value-type="float" office:value="3998957.2" calcext:value-type="float">
            <text:p>3998957,2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>
            <text:p/>
          </table:table-cell>
          <table:table-cell table:style-name="ce3" table:formula="of:=IF([.I196]&gt;[.I$177];[.I196];&quot;&quot;)" office:value-type="float" office:value="187615.875" calcext:value-type="float">
            <text:p>187615,875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>
            <text:p/>
          </table:table-cell>
          <table:table-cell table:style-name="ce3" table:formula="of:=IF([.M196]&gt;[.M$177];[.M196];&quot;&quot;)" office:value-type="float" office:value="891.5375" calcext:value-type="float">
            <text:p>891,5375</text:p>
          </table:table-cell>
          <table:table-cell table:style-name="ce3" table:formula="of:=IF([.N196]&gt;[.N$177];[.N196];&quot;&quot;)" office:value-type="float" office:value="1866983.05" calcext:value-type="float">
            <text:p>1866983,05</text:p>
          </table:table-cell>
          <table:table-cell table:style-name="ce3" table:formula="of:=IF([.O196]&gt;[.O$177];[.O196];&quot;&quot;)">
            <text:p/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>
            <text:p/>
          </table:table-cell>
          <table:table-cell table:style-name="ce3" table:formula="of:=IF([.S196]&gt;[.S$177];[.S196];&quot;&quot;)" office:value-type="float" office:value="65611.6" calcext:value-type="float">
            <text:p>65611,6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IF([.B197]&gt;[.B$177];[.B197];&quot;&quot;)">
            <text:p/>
          </table:table-cell>
          <table:table-cell table:style-name="ce3" table:formula="of:=IF([.C197]&gt;[.C$177];[.C197];&quot;&quot;)" office:value-type="float" office:value="899.1875" calcext:value-type="float">
            <text:p>899,1875</text:p>
          </table:table-cell>
          <table:table-cell table:style-name="ce3" table:formula="of:=IF([.D197]&gt;[.D$177];[.D197];&quot;&quot;)" office:value-type="float" office:value="9325.35" calcext:value-type="float">
            <text:p>9325,35</text:p>
          </table:table-cell>
          <table:table-cell table:style-name="ce3" table:formula="of:=IF([.E197]&gt;[.E$177];[.E197];&quot;&quot;)" office:value-type="float" office:value="3952703.7" calcext:value-type="float">
            <text:p>3952703,7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93041.475" calcext:value-type="float">
            <text:p>193041,475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786.4375" calcext:value-type="float">
            <text:p>786,4375</text:p>
          </table:table-cell>
          <table:table-cell table:style-name="ce3" table:formula="of:=IF([.N197]&gt;[.N$177];[.N197];&quot;&quot;)" office:value-type="float" office:value="1904563.85" calcext:value-type="float">
            <text:p>1904563,85</text:p>
          </table:table-cell>
          <table:table-cell table:style-name="ce3" table:formula="of:=IF([.O197]&gt;[.O$177];[.O197];&quot;&quot;)" office:value-type="float" office:value="47.725" calcext:value-type="float">
            <text:p>47,725</text:p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>
            <text:p/>
          </table:table-cell>
          <table:table-cell table:style-name="ce3" table:formula="of:=IF([.S197]&gt;[.S$177];[.S197];&quot;&quot;)" office:value-type="float" office:value="60186" calcext:value-type="float">
            <text:p>60186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939.3875" calcext:value-type="float">
            <text:p>939,3875</text:p>
          </table:table-cell>
          <table:table-cell table:style-name="ce3" table:formula="of:=IF([.D198]&gt;[.D$177];[.D198];&quot;&quot;)" office:value-type="float" office:value="12038.15" calcext:value-type="float">
            <text:p>12038,15</text:p>
          </table:table-cell>
          <table:table-cell table:style-name="ce3" table:formula="of:=IF([.E198]&gt;[.E$177];[.E198];&quot;&quot;)" office:value-type="float" office:value="3963582.3" calcext:value-type="float">
            <text:p>3963582,3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>
            <text:p/>
          </table:table-cell>
          <table:table-cell table:style-name="ce3" table:formula="of:=IF([.I198]&gt;[.I$177];[.I198];&quot;&quot;)" office:value-type="float" office:value="203892.775" calcext:value-type="float">
            <text:p>203892,775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>
            <text:p/>
          </table:table-cell>
          <table:table-cell table:style-name="ce3" table:formula="of:=IF([.M198]&gt;[.M$177];[.M198];&quot;&quot;)" office:value-type="float" office:value="566.0375" calcext:value-type="float">
            <text:p>566,0375</text:p>
          </table:table-cell>
          <table:table-cell table:style-name="ce3" table:formula="of:=IF([.N198]&gt;[.N$177];[.N198];&quot;&quot;)" office:value-type="float" office:value="1894317.45" calcext:value-type="float">
            <text:p>1894317,45</text:p>
          </table:table-cell>
          <table:table-cell table:style-name="ce3" table:formula="of:=IF([.O198]&gt;[.O$177];[.O198];&quot;&quot;)" office:value-type="float" office:value="40.625" calcext:value-type="float">
            <text:p>40,625</text:p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>
            <text:p/>
          </table:table-cell>
          <table:table-cell table:style-name="ce3" table:formula="of:=IF([.S198]&gt;[.S$177];[.S198];&quot;&quot;)" office:value-type="float" office:value="73777.2" calcext:value-type="float">
            <text:p>73777,2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>
            <text:p/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1119.9875" calcext:value-type="float">
            <text:p>1119,9875</text:p>
          </table:table-cell>
          <table:table-cell table:style-name="ce3" table:formula="of:=IF([.D199]&gt;[.D$177];[.D199];&quot;&quot;)" office:value-type="float" office:value="12038.15" calcext:value-type="float">
            <text:p>12038,15</text:p>
          </table:table-cell>
          <table:table-cell table:style-name="ce3" table:formula="of:=IF([.E199]&gt;[.E$177];[.E199];&quot;&quot;)" office:value-type="float" office:value="4227403.7" calcext:value-type="float">
            <text:p>4227403,7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93014.375" calcext:value-type="float">
            <text:p>193014,375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>
            <text:p/>
          </table:table-cell>
          <table:table-cell table:style-name="ce3" table:formula="of:=IF([.M199]&gt;[.M$177];[.M199];&quot;&quot;)" office:value-type="float" office:value="666.0375" calcext:value-type="float">
            <text:p>666,0375</text:p>
          </table:table-cell>
          <table:table-cell table:style-name="ce3" table:formula="of:=IF([.N199]&gt;[.N$177];[.N199];&quot;&quot;)" office:value-type="float" office:value="1926643.85" calcext:value-type="float">
            <text:p>1926643,85</text:p>
          </table:table-cell>
          <table:table-cell table:style-name="ce3" table:formula="of:=IF([.O199]&gt;[.O$177];[.O199];&quot;&quot;)" office:value-type="float" office:value="90.625" calcext:value-type="float">
            <text:p>90,625</text:p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76462.9" calcext:value-type="float">
            <text:p>76462,9</text:p>
          </table:table-cell>
          <table:table-cell table:style-name="ce3" table:formula="of:=IF([.T199]&gt;[.T$177];[.T199];&quot;&quot;)">
            <text:p/>
          </table:table-cell>
          <table:table-cell table:style-name="ce3" table:formula="of:=IF([.U199]&gt;[.U$177];[.U199];&quot;&quot;)" office:value-type="float" office:value="25" calcext:value-type="float">
            <text:p>25</text:p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1360.3875" calcext:value-type="float">
            <text:p>1360,3875</text:p>
          </table:table-cell>
          <table:table-cell table:style-name="ce3" table:formula="of:=IF([.D200]&gt;[.D$177];[.D200];&quot;&quot;)" office:value-type="float" office:value="9325.35" calcext:value-type="float">
            <text:p>9325,35</text:p>
          </table:table-cell>
          <table:table-cell table:style-name="ce3" table:formula="of:=IF([.E200]&gt;[.E$177];[.E200];&quot;&quot;)" office:value-type="float" office:value="3996136.4" calcext:value-type="float">
            <text:p>3996136,4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>
            <text:p/>
          </table:table-cell>
          <table:table-cell table:style-name="ce3" table:formula="of:=IF([.I200]&gt;[.I$177];[.I200];&quot;&quot;)" office:value-type="float" office:value="195754.275" calcext:value-type="float">
            <text:p>195754,275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>
            <text:p/>
          </table:table-cell>
          <table:table-cell table:style-name="ce3" table:formula="of:=IF([.M200]&gt;[.M$177];[.M200];&quot;&quot;)" office:value-type="float" office:value="505.6375" calcext:value-type="float">
            <text:p>505,6375</text:p>
          </table:table-cell>
          <table:table-cell table:style-name="ce3" table:formula="of:=IF([.N200]&gt;[.N$177];[.N200];&quot;&quot;)" office:value-type="float" office:value="1945792.65" calcext:value-type="float">
            <text:p>1945792,65</text:p>
          </table:table-cell>
          <table:table-cell table:style-name="ce3" table:formula="of:=IF([.O200]&gt;[.O$177];[.O200];&quot;&quot;)" office:value-type="float" office:value="78.125" calcext:value-type="float">
            <text:p>78,125</text:p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>
            <text:p/>
          </table:table-cell>
          <table:table-cell table:style-name="ce3" table:formula="of:=IF([.S200]&gt;[.S$177];[.S200];&quot;&quot;)" office:value-type="float" office:value="100986.7" calcext:value-type="float">
            <text:p>100986,7</text:p>
          </table:table-cell>
          <table:table-cell table:style-name="ce3" table:formula="of:=IF([.T200]&gt;[.T$177];[.T200];&quot;&quot;)">
            <text:p/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199.9875" calcext:value-type="float">
            <text:p>1199,9875</text:p>
          </table:table-cell>
          <table:table-cell table:style-name="ce3" table:formula="of:=IF([.D201]&gt;[.D$177];[.D201];&quot;&quot;)" office:value-type="float" office:value="9325.35" calcext:value-type="float">
            <text:p>9325,35</text:p>
          </table:table-cell>
          <table:table-cell table:style-name="ce3" table:formula="of:=IF([.E201]&gt;[.E$177];[.E201];&quot;&quot;)" office:value-type="float" office:value="4096835.8" calcext:value-type="float">
            <text:p>4096835,8</text:p>
          </table:table-cell>
          <table:table-cell table:style-name="ce3" table:formula="of:=IF([.F201]&gt;[.F$177];[.F201];&quot;&quot;)">
            <text:p/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176710.375" calcext:value-type="float">
            <text:p>176710,375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>
            <text:p/>
          </table:table-cell>
          <table:table-cell table:style-name="ce3" table:formula="of:=IF([.M201]&gt;[.M$177];[.M201];&quot;&quot;)" office:value-type="float" office:value="866.4375" calcext:value-type="float">
            <text:p>866,4375</text:p>
          </table:table-cell>
          <table:table-cell table:style-name="ce3" table:formula="of:=IF([.N201]&gt;[.N$177];[.N201];&quot;&quot;)" office:value-type="float" office:value="2004800.65" calcext:value-type="float">
            <text:p>2004800,65</text:p>
          </table:table-cell>
          <table:table-cell table:style-name="ce3" table:formula="of:=IF([.O201]&gt;[.O$177];[.O201];&quot;&quot;)" office:value-type="float" office:value="65.625" calcext:value-type="float">
            <text:p>65,625</text:p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>
            <text:p/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136361.8" calcext:value-type="float">
            <text:p>136361,8</text:p>
          </table:table-cell>
          <table:table-cell table:style-name="ce3" table:formula="of:=IF([.T201]&gt;[.T$177];[.T201];&quot;&quot;)">
            <text:p/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IF([.B202]&gt;[.B$177];[.B202];&quot;&quot;)">
            <text:p/>
          </table:table-cell>
          <table:table-cell table:style-name="ce3" table:formula="of:=IF([.C202]&gt;[.C$177];[.C202];&quot;&quot;)" office:value-type="float" office:value="1200.3875" calcext:value-type="float">
            <text:p>1200,3875</text:p>
          </table:table-cell>
          <table:table-cell table:style-name="ce3" table:formula="of:=IF([.D202]&gt;[.D$177];[.D202];&quot;&quot;)" office:value-type="float" office:value="9325.35" calcext:value-type="float">
            <text:p>9325,35</text:p>
          </table:table-cell>
          <table:table-cell table:style-name="ce3" table:formula="of:=IF([.E202]&gt;[.E$177];[.E202];&quot;&quot;)" office:value-type="float" office:value="4075132.8" calcext:value-type="float">
            <text:p>4075132,8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182163.075" calcext:value-type="float">
            <text:p>182163,075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>
            <text:p/>
          </table:table-cell>
          <table:table-cell table:style-name="ce3" table:formula="of:=IF([.L202]&gt;[.L$177];[.L202];&quot;&quot;)">
            <text:p/>
          </table:table-cell>
          <table:table-cell table:style-name="ce3" table:formula="of:=IF([.M202]&gt;[.M$177];[.M202];&quot;&quot;)" office:value-type="float" office:value="605.6375" calcext:value-type="float">
            <text:p>605,6375</text:p>
          </table:table-cell>
          <table:table-cell table:style-name="ce3" table:formula="of:=IF([.N202]&gt;[.N$177];[.N202];&quot;&quot;)" office:value-type="float" office:value="2122554.25" calcext:value-type="float">
            <text:p>2122554,25</text:p>
          </table:table-cell>
          <table:table-cell table:style-name="ce3" table:formula="of:=IF([.O202]&gt;[.O$177];[.O202];&quot;&quot;)" office:value-type="float" office:value="53.125" calcext:value-type="float">
            <text:p>53,125</text:p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>
            <text:p/>
          </table:table-cell>
          <table:table-cell table:style-name="ce3" table:formula="of:=IF([.S202]&gt;[.S$177];[.S202];&quot;&quot;)" office:value-type="float" office:value="160831.3" calcext:value-type="float">
            <text:p>160831,3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IF([.B203]&gt;[.B$177];[.B203];&quot;&quot;)">
            <text:p/>
          </table:table-cell>
          <table:table-cell table:style-name="ce3" table:formula="of:=IF([.C203]&gt;[.C$177];[.C203];&quot;&quot;)" office:value-type="float" office:value="1119.9875" calcext:value-type="float">
            <text:p>1119,9875</text:p>
          </table:table-cell>
          <table:table-cell table:style-name="ce3" table:formula="of:=IF([.D203]&gt;[.D$177];[.D203];&quot;&quot;)" office:value-type="float" office:value="9325.35" calcext:value-type="float">
            <text:p>9325,35</text:p>
          </table:table-cell>
          <table:table-cell table:style-name="ce3" table:formula="of:=IF([.E203]&gt;[.E$177];[.E203];&quot;&quot;)" office:value-type="float" office:value="4148542" calcext:value-type="float">
            <text:p>4148542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>
            <text:p/>
          </table:table-cell>
          <table:table-cell table:style-name="ce3" table:formula="of:=IF([.I203]&gt;[.I$177];[.I203];&quot;&quot;)" office:value-type="float" office:value="198439.975" calcext:value-type="float">
            <text:p>198439,975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>
            <text:p/>
          </table:table-cell>
          <table:table-cell table:style-name="ce3" table:formula="of:=IF([.M203]&gt;[.M$177];[.M203];&quot;&quot;)" office:value-type="float" office:value="866.4375" calcext:value-type="float">
            <text:p>866,4375</text:p>
          </table:table-cell>
          <table:table-cell table:style-name="ce3" table:formula="of:=IF([.N203]&gt;[.N$177];[.N203];&quot;&quot;)" office:value-type="float" office:value="2125066.95" calcext:value-type="float">
            <text:p>2125066,95</text:p>
          </table:table-cell>
          <table:table-cell table:style-name="ce3" table:formula="of:=IF([.O203]&gt;[.O$177];[.O203];&quot;&quot;)">
            <text:p/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>
            <text:p/>
          </table:table-cell>
          <table:table-cell table:style-name="ce3" table:formula="of:=IF([.S203]&gt;[.S$177];[.S203];&quot;&quot;)" office:value-type="float" office:value="166257" calcext:value-type="float">
            <text:p>166257</text:p>
          </table:table-cell>
          <table:table-cell table:style-name="ce3" table:formula="of:=IF([.T203]&gt;[.T$177];[.T203];&quot;&quot;)">
            <text:p/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IF([.B204]&gt;[.B$177];[.B204];&quot;&quot;)">
            <text:p/>
          </table:table-cell>
          <table:table-cell table:style-name="ce3" table:formula="of:=IF([.C204]&gt;[.C$177];[.C204];&quot;&quot;)" office:value-type="float" office:value="1059.5875" calcext:value-type="float">
            <text:p>1059,5875</text:p>
          </table:table-cell>
          <table:table-cell table:style-name="ce3" table:formula="of:=IF([.D204]&gt;[.D$177];[.D204];&quot;&quot;)" office:value-type="float" office:value="6612.45" calcext:value-type="float">
            <text:p>6612,45</text:p>
          </table:table-cell>
          <table:table-cell table:style-name="ce3" table:formula="of:=IF([.E204]&gt;[.E$177];[.E204];&quot;&quot;)" office:value-type="float" office:value="4009781.7" calcext:value-type="float">
            <text:p>4009781,7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>
            <text:p/>
          </table:table-cell>
          <table:table-cell table:style-name="ce3" table:formula="of:=IF([.I204]&gt;[.I$177];[.I204];&quot;&quot;)" office:value-type="float" office:value="206605.575" calcext:value-type="float">
            <text:p>206605,575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>
            <text:p/>
          </table:table-cell>
          <table:table-cell table:style-name="ce3" table:formula="of:=IF([.M204]&gt;[.M$177];[.M204];&quot;&quot;)" office:value-type="float" office:value="806.4375" calcext:value-type="float">
            <text:p>806,4375</text:p>
          </table:table-cell>
          <table:table-cell table:style-name="ce3" table:formula="of:=IF([.N204]&gt;[.N$177];[.N204];&quot;&quot;)" office:value-type="float" office:value="2181952.65" calcext:value-type="float">
            <text:p>2181952,65</text:p>
          </table:table-cell>
          <table:table-cell table:style-name="ce3" table:formula="of:=IF([.O204]&gt;[.O$177];[.O204];&quot;&quot;)" office:value-type="float" office:value="40.625" calcext:value-type="float">
            <text:p>40,625</text:p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>
            <text:p/>
          </table:table-cell>
          <table:table-cell table:style-name="ce3" table:formula="of:=IF([.S204]&gt;[.S$177];[.S204];&quot;&quot;)" office:value-type="float" office:value="152692.9" calcext:value-type="float">
            <text:p>152692,9</text:p>
          </table:table-cell>
          <table:table-cell table:style-name="ce3" table:formula="of:=IF([.T204]&gt;[.T$177];[.T204];&quot;&quot;)">
            <text:p/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1220.1875" calcext:value-type="float">
            <text:p>1220,1875</text:p>
          </table:table-cell>
          <table:table-cell table:style-name="ce3" table:formula="of:=IF([.D205]&gt;[.D$177];[.D205];&quot;&quot;)" office:value-type="float" office:value="12038.15" calcext:value-type="float">
            <text:p>12038,15</text:p>
          </table:table-cell>
          <table:table-cell table:style-name="ce3" table:formula="of:=IF([.E205]&gt;[.E$177];[.E205];&quot;&quot;)" office:value-type="float" office:value="4197508.3" calcext:value-type="float">
            <text:p>4197508,3</text:p>
          </table:table-cell>
          <table:table-cell table:style-name="ce3" table:formula="of:=IF([.F205]&gt;[.F$177];[.F205];&quot;&quot;)">
            <text:p/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217511.075" calcext:value-type="float">
            <text:p>217511,075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>
            <text:p/>
          </table:table-cell>
          <table:table-cell table:style-name="ce3" table:formula="of:=IF([.M205]&gt;[.M$177];[.M205];&quot;&quot;)" office:value-type="float" office:value="1217.7375" calcext:value-type="float">
            <text:p>1217,7375</text:p>
          </table:table-cell>
          <table:table-cell table:style-name="ce3" table:formula="of:=IF([.N205]&gt;[.N$177];[.N205];&quot;&quot;)" office:value-type="float" office:value="2282355.85" calcext:value-type="float">
            <text:p>2282355,85</text:p>
          </table:table-cell>
          <table:table-cell table:style-name="ce3" table:formula="of:=IF([.O205]&gt;[.O$177];[.O205];&quot;&quot;)" office:value-type="float" office:value="78.125" calcext:value-type="float">
            <text:p>78,125</text:p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>
            <text:p/>
          </table:table-cell>
          <table:table-cell table:style-name="ce3" table:formula="of:=IF([.S205]&gt;[.S$177];[.S205];&quot;&quot;)" office:value-type="float" office:value="147240.2" calcext:value-type="float">
            <text:p>147240,2</text:p>
          </table:table-cell>
          <table:table-cell table:style-name="ce3" table:formula="of:=IF([.T205]&gt;[.T$177];[.T205];&quot;&quot;)" office:value-type="float" office:value="106.675" calcext:value-type="float">
            <text:p>106,675</text:p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1219.9875" calcext:value-type="float">
            <text:p>1219,9875</text:p>
          </table:table-cell>
          <table:table-cell table:style-name="ce3" table:formula="of:=IF([.D206]&gt;[.D$177];[.D206];&quot;&quot;)" office:value-type="float" office:value="6612.45" calcext:value-type="float">
            <text:p>6612,45</text:p>
          </table:table-cell>
          <table:table-cell table:style-name="ce3" table:formula="of:=IF([.E206]&gt;[.E$177];[.E206];&quot;&quot;)" office:value-type="float" office:value="4287302.2" calcext:value-type="float">
            <text:p>4287302,2</text:p>
          </table:table-cell>
          <table:table-cell table:style-name="ce3" table:formula="of:=IF([.F206]&gt;[.F$177];[.F206];&quot;&quot;)">
            <text:p/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233815.275" calcext:value-type="float">
            <text:p>233815,275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 office:value-type="float" office:value="746.0375" calcext:value-type="float">
            <text:p>746,0375</text:p>
          </table:table-cell>
          <table:table-cell table:style-name="ce3" table:formula="of:=IF([.N206]&gt;[.N$177];[.N206];&quot;&quot;)" office:value-type="float" office:value="2227053.45" calcext:value-type="float">
            <text:p>2227053,45</text:p>
          </table:table-cell>
          <table:table-cell table:style-name="ce3" table:formula="of:=IF([.O206]&gt;[.O$177];[.O206];&quot;&quot;)" office:value-type="float" office:value="78.125" calcext:value-type="float">
            <text:p>78,125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>
            <text:p/>
          </table:table-cell>
          <table:table-cell table:style-name="ce3" table:formula="of:=IF([.S206]&gt;[.S$177];[.S206];&quot;&quot;)" office:value-type="float" office:value="152638.7" calcext:value-type="float">
            <text:p>152638,7</text:p>
          </table:table-cell>
          <table:table-cell table:style-name="ce3" table:formula="of:=IF([.T206]&gt;[.T$177];[.T206];&quot;&quot;)">
            <text:p/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2002.3875" calcext:value-type="float">
            <text:p>2002,3875</text:p>
          </table:table-cell>
          <table:table-cell table:style-name="ce3" table:formula="of:=IF([.D207]&gt;[.D$177];[.D207];&quot;&quot;)" office:value-type="float" office:value="8647.05" calcext:value-type="float">
            <text:p>8647,05</text:p>
          </table:table-cell>
          <table:table-cell table:style-name="ce3" table:formula="of:=IF([.E207]&gt;[.E$177];[.E207];&quot;&quot;)" office:value-type="float" office:value="4276396.9" calcext:value-type="float">
            <text:p>4276396,9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231129.375" calcext:value-type="float">
            <text:p>231129,375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 office:value-type="float" office:value="946.8375" calcext:value-type="float">
            <text:p>946,8375</text:p>
          </table:table-cell>
          <table:table-cell table:style-name="ce3" table:formula="of:=IF([.N207]&gt;[.N$177];[.N207];&quot;&quot;)" office:value-type="float" office:value="2286119.05" calcext:value-type="float">
            <text:p>2286119,05</text:p>
          </table:table-cell>
          <table:table-cell table:style-name="ce3" table:formula="of:=IF([.O207]&gt;[.O$177];[.O207];&quot;&quot;)" office:value-type="float" office:value="78.125" calcext:value-type="float">
            <text:p>78,125</text:p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152665.8" calcext:value-type="float">
            <text:p>152665,8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1460.7875" calcext:value-type="float">
            <text:p>1460,7875</text:p>
          </table:table-cell>
          <table:table-cell table:style-name="ce3" table:formula="of:=IF([.D208]&gt;[.D$177];[.D208];&quot;&quot;)" office:value-type="float" office:value="6612.45" calcext:value-type="float">
            <text:p>6612,45</text:p>
          </table:table-cell>
          <table:table-cell table:style-name="ce3" table:formula="of:=IF([.E208]&gt;[.E$177];[.E208];&quot;&quot;)" office:value-type="float" office:value="4257380.1" calcext:value-type="float">
            <text:p>4257380,1</text:p>
          </table:table-cell>
          <table:table-cell table:style-name="ce3" table:formula="of:=IF([.F208]&gt;[.F$177];[.F208];&quot;&quot;)">
            <text:p/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>
            <text:p/>
          </table:table-cell>
          <table:table-cell table:style-name="ce3" table:formula="of:=IF([.I208]&gt;[.I$177];[.I208];&quot;&quot;)" office:value-type="float" office:value="247379.475" calcext:value-type="float">
            <text:p>247379,475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>
            <text:p/>
          </table:table-cell>
          <table:table-cell table:style-name="ce3" table:formula="of:=IF([.M208]&gt;[.M$177];[.M208];&quot;&quot;)" office:value-type="float" office:value="906.8375" calcext:value-type="float">
            <text:p>906,8375</text:p>
          </table:table-cell>
          <table:table-cell table:style-name="ce3" table:formula="of:=IF([.N208]&gt;[.N$177];[.N208];&quot;&quot;)" office:value-type="float" office:value="2249607.05" calcext:value-type="float">
            <text:p>2249607,05</text:p>
          </table:table-cell>
          <table:table-cell table:style-name="ce3" table:formula="of:=IF([.O208]&gt;[.O$177];[.O208];&quot;&quot;)" office:value-type="float" office:value="65.625" calcext:value-type="float">
            <text:p>65,625</text:p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>
            <text:p/>
          </table:table-cell>
          <table:table-cell table:style-name="ce3" table:formula="of:=IF([.S208]&gt;[.S$177];[.S208];&quot;&quot;)" office:value-type="float" office:value="139101.7" calcext:value-type="float">
            <text:p>139101,7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1360.5875" calcext:value-type="float">
            <text:p>1360,5875</text:p>
          </table:table-cell>
          <table:table-cell table:style-name="ce3" table:formula="of:=IF([.D209]&gt;[.D$177];[.D209];&quot;&quot;)" office:value-type="float" office:value="9325.35" calcext:value-type="float">
            <text:p>9325,35</text:p>
          </table:table-cell>
          <table:table-cell table:style-name="ce3" table:formula="of:=IF([.E209]&gt;[.E$177];[.E209];&quot;&quot;)" office:value-type="float" office:value="4254640.2" calcext:value-type="float">
            <text:p>4254640,2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>
            <text:p/>
          </table:table-cell>
          <table:table-cell table:style-name="ce3" table:formula="of:=IF([.I209]&gt;[.I$177];[.I209];&quot;&quot;)" office:value-type="float" office:value="247433.575" calcext:value-type="float">
            <text:p>247433,575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 office:value-type="float" office:value="302.3125" calcext:value-type="float">
            <text:p>302,3125</text:p>
          </table:table-cell>
          <table:table-cell table:style-name="ce3" table:formula="of:=IF([.M209]&gt;[.M$177];[.M209];&quot;&quot;)" office:value-type="float" office:value="746.2375" calcext:value-type="float">
            <text:p>746,2375</text:p>
          </table:table-cell>
          <table:table-cell table:style-name="ce3" table:formula="of:=IF([.N209]&gt;[.N$177];[.N209];&quot;&quot;)" office:value-type="float" office:value="2225869.45" calcext:value-type="float">
            <text:p>2225869,45</text:p>
          </table:table-cell>
          <table:table-cell table:style-name="ce3" table:formula="of:=IF([.O209]&gt;[.O$177];[.O209];&quot;&quot;)" office:value-type="float" office:value="90.625" calcext:value-type="float">
            <text:p>90,625</text:p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>
            <text:p/>
          </table:table-cell>
          <table:table-cell table:style-name="ce3" table:formula="of:=IF([.S209]&gt;[.S$177];[.S209];&quot;&quot;)" office:value-type="float" office:value="149925.8" calcext:value-type="float">
            <text:p>149925,8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>
            <text:p/>
          </table:table-cell>
          <table:table-cell table:style-name="ce3"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style-name="ce3" table:formula="of:=IF([.B210]&gt;[.B$177];[.B210];&quot;&quot;)">
            <text:p/>
          </table:table-cell>
          <table:table-cell table:style-name="ce3" table:formula="of:=IF([.C210]&gt;[.C$177];[.C210];&quot;&quot;)" office:value-type="float" office:value="1741.7875" calcext:value-type="float">
            <text:p>1741,7875</text:p>
          </table:table-cell>
          <table:table-cell table:style-name="ce3" table:formula="of:=IF([.D210]&gt;[.D$177];[.D210];&quot;&quot;)" office:value-type="float" office:value="6612.45" calcext:value-type="float">
            <text:p>6612,45</text:p>
          </table:table-cell>
          <table:table-cell table:style-name="ce3" table:formula="of:=IF([.E210]&gt;[.E$177];[.E210];&quot;&quot;)" office:value-type="float" office:value="4192028.7" calcext:value-type="float">
            <text:p>4192028,7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>
            <text:p/>
          </table:table-cell>
          <table:table-cell table:style-name="ce3" table:formula="of:=IF([.I210]&gt;[.I$177];[.I210];&quot;&quot;)" office:value-type="float" office:value="260943.775" calcext:value-type="float">
            <text:p>260943,775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>
            <text:p/>
          </table:table-cell>
          <table:table-cell table:style-name="ce3" table:formula="of:=IF([.M210]&gt;[.M$177];[.M210];&quot;&quot;)" office:value-type="float" office:value="665.8375" calcext:value-type="float">
            <text:p>665,8375</text:p>
          </table:table-cell>
          <table:table-cell table:style-name="ce3" table:formula="of:=IF([.N210]&gt;[.N$177];[.N210];&quot;&quot;)" office:value-type="float" office:value="2322035.85" calcext:value-type="float">
            <text:p>2322035,85</text:p>
          </table:table-cell>
          <table:table-cell table:style-name="ce3" table:formula="of:=IF([.O210]&gt;[.O$177];[.O210];&quot;&quot;)" office:value-type="float" office:value="40.625" calcext:value-type="float">
            <text:p>40,625</text:p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>
            <text:p/>
          </table:table-cell>
          <table:table-cell table:style-name="ce3" table:formula="of:=IF([.S210]&gt;[.S$177];[.S210];&quot;&quot;)" office:value-type="float" office:value="149953" calcext:value-type="float">
            <text:p>149953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1962.1875" calcext:value-type="float">
            <text:p>1962,1875</text:p>
          </table:table-cell>
          <table:table-cell table:style-name="ce3" table:formula="of:=IF([.D211]&gt;[.D$177];[.D211];&quot;&quot;)" office:value-type="float" office:value="9325.35" calcext:value-type="float">
            <text:p>9325,35</text:p>
          </table:table-cell>
          <table:table-cell table:style-name="ce3" table:formula="of:=IF([.E211]&gt;[.E$177];[.E211];&quot;&quot;)" office:value-type="float" office:value="4390633.4" calcext:value-type="float">
            <text:p>4390633,4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>
            <text:p/>
          </table:table-cell>
          <table:table-cell table:style-name="ce3" table:formula="of:=IF([.I211]&gt;[.I$177];[.I211];&quot;&quot;)" office:value-type="float" office:value="258203.875" calcext:value-type="float">
            <text:p>258203,875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>
            <text:p/>
          </table:table-cell>
          <table:table-cell table:style-name="ce3" table:formula="of:=IF([.M211]&gt;[.M$177];[.M211];&quot;&quot;)" office:value-type="float" office:value="1342.7375" calcext:value-type="float">
            <text:p>1342,7375</text:p>
          </table:table-cell>
          <table:table-cell table:style-name="ce3" table:formula="of:=IF([.N211]&gt;[.N$177];[.N211];&quot;&quot;)" office:value-type="float" office:value="2321651.85" calcext:value-type="float">
            <text:p>2321651,85</text:p>
          </table:table-cell>
          <table:table-cell table:style-name="ce3" table:formula="of:=IF([.O211]&gt;[.O$177];[.O211];&quot;&quot;)" office:value-type="float" office:value="90.625" calcext:value-type="float">
            <text:p>90,625</text:p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>
            <text:p/>
          </table:table-cell>
          <table:table-cell table:style-name="ce3" table:formula="of:=IF([.S211]&gt;[.S$177];[.S211];&quot;&quot;)" office:value-type="float" office:value="152692.9" calcext:value-type="float">
            <text:p>152692,9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1801.9875" calcext:value-type="float">
            <text:p>1801,9875</text:p>
          </table:table-cell>
          <table:table-cell table:style-name="ce3" table:formula="of:=IF([.D212]&gt;[.D$177];[.D212];&quot;&quot;)" office:value-type="float" office:value="12038.15" calcext:value-type="float">
            <text:p>12038,15</text:p>
          </table:table-cell>
          <table:table-cell table:style-name="ce3" table:formula="of:=IF([.E212]&gt;[.E$177];[.E212];&quot;&quot;)" office:value-type="float" office:value="4249214.2" calcext:value-type="float">
            <text:p>4249214,2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>
            <text:p/>
          </table:table-cell>
          <table:table-cell table:style-name="ce3" table:formula="of:=IF([.I212]&gt;[.I$177];[.I212];&quot;&quot;)" office:value-type="float" office:value="260916.675" calcext:value-type="float">
            <text:p>260916,675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 office:value-type="float" office:value="277.1125" calcext:value-type="float">
            <text:p>277,1125</text:p>
          </table:table-cell>
          <table:table-cell table:style-name="ce3" table:formula="of:=IF([.M212]&gt;[.M$177];[.M212];&quot;&quot;)" office:value-type="float" office:value="986.6375" calcext:value-type="float">
            <text:p>986,6375</text:p>
          </table:table-cell>
          <table:table-cell table:style-name="ce3" table:formula="of:=IF([.N212]&gt;[.N$177];[.N212];&quot;&quot;)" office:value-type="float" office:value="1804563.85" calcext:value-type="float">
            <text:p>1804563,85</text:p>
          </table:table-cell>
          <table:table-cell table:style-name="ce3" table:formula="of:=IF([.O212]&gt;[.O$177];[.O212];&quot;&quot;)">
            <text:p/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>
            <text:p/>
          </table:table-cell>
          <table:table-cell table:style-name="ce3" table:formula="of:=IF([.S212]&gt;[.S$177];[.S212];&quot;&quot;)" office:value-type="float" office:value="144527.3" calcext:value-type="float">
            <text:p>144527,3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style-name="ce3" table:formula="of:=IF([.B213]&gt;[.B$177];[.B213];&quot;&quot;)">
            <text:p/>
          </table:table-cell>
          <table:table-cell table:style-name="ce3" table:formula="of:=IF([.C213]&gt;[.C$177];[.C213];&quot;&quot;)" office:value-type="float" office:value="2142.5875" calcext:value-type="float">
            <text:p>2142,5875</text:p>
          </table:table-cell>
          <table:table-cell table:style-name="ce3" table:formula="of:=IF([.D213]&gt;[.D$177];[.D213];&quot;&quot;)" office:value-type="float" office:value="9325.35" calcext:value-type="float">
            <text:p>9325,35</text:p>
          </table:table-cell>
          <table:table-cell table:style-name="ce3" table:formula="of:=IF([.E213]&gt;[.E$177];[.E213];&quot;&quot;)" office:value-type="float" office:value="4265518.6" calcext:value-type="float">
            <text:p>4265518,6</text:p>
          </table:table-cell>
          <table:table-cell table:style-name="ce3" table:formula="of:=IF([.F213]&gt;[.F$177];[.F213];&quot;&quot;)">
            <text:p/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>
            <text:p/>
          </table:table-cell>
          <table:table-cell table:style-name="ce3" table:formula="of:=IF([.I213]&gt;[.I$177];[.I213];&quot;&quot;)" office:value-type="float" office:value="299058.575" calcext:value-type="float">
            <text:p>299058,575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>
            <text:p/>
          </table:table-cell>
          <table:table-cell table:style-name="ce3" table:formula="of:=IF([.M213]&gt;[.M$177];[.M213];&quot;&quot;)" office:value-type="float" office:value="605.8375" calcext:value-type="float">
            <text:p>605,8375</text:p>
          </table:table-cell>
          <table:table-cell table:style-name="ce3" table:formula="of:=IF([.N213]&gt;[.N$177];[.N213];&quot;&quot;)" office:value-type="float" office:value="2319328.65" calcext:value-type="float">
            <text:p>2319328,65</text:p>
          </table:table-cell>
          <table:table-cell table:style-name="ce3" table:formula="of:=IF([.O213]&gt;[.O$177];[.O213];&quot;&quot;)" office:value-type="float" office:value="90.625" calcext:value-type="float">
            <text:p>90,625</text:p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>
            <text:p/>
          </table:table-cell>
          <table:table-cell table:style-name="ce3" table:formula="of:=IF([.S213]&gt;[.S$177];[.S213];&quot;&quot;)" office:value-type="float" office:value="139101.7" calcext:value-type="float">
            <text:p>139101,7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2142.9875" calcext:value-type="float">
            <text:p>2142,9875</text:p>
          </table:table-cell>
          <table:table-cell table:style-name="ce3" table:formula="of:=IF([.D214]&gt;[.D$177];[.D214];&quot;&quot;)" office:value-type="float" office:value="12038.15" calcext:value-type="float">
            <text:p>12038,15</text:p>
          </table:table-cell>
          <table:table-cell table:style-name="ce3" table:formula="of:=IF([.E214]&gt;[.E$177];[.E214];&quot;&quot;)" office:value-type="float" office:value="4192082.5" calcext:value-type="float">
            <text:p>4192082,5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>
            <text:p/>
          </table:table-cell>
          <table:table-cell table:style-name="ce3" table:formula="of:=IF([.I214]&gt;[.I$177];[.I214];&quot;&quot;)" office:value-type="float" office:value="307305.175" calcext:value-type="float">
            <text:p>307305,175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906.4375" calcext:value-type="float">
            <text:p>906,4375</text:p>
          </table:table-cell>
          <table:table-cell table:style-name="ce3" table:formula="of:=IF([.N214]&gt;[.N$177];[.N214];&quot;&quot;)" office:value-type="float" office:value="2326336.65" calcext:value-type="float">
            <text:p>2326336,65</text:p>
          </table:table-cell>
          <table:table-cell table:style-name="ce3" table:formula="of:=IF([.O214]&gt;[.O$177];[.O214];&quot;&quot;)" office:value-type="float" office:value="90.625" calcext:value-type="float">
            <text:p>90,625</text:p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>
            <text:p/>
          </table:table-cell>
          <table:table-cell table:style-name="ce3" table:formula="of:=IF([.S214]&gt;[.S$177];[.S214];&quot;&quot;)" office:value-type="float" office:value="122716.3" calcext:value-type="float">
            <text:p>122716,3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1781.7875" calcext:value-type="float">
            <text:p>1781,7875</text:p>
          </table:table-cell>
          <table:table-cell table:style-name="ce3" table:formula="of:=IF([.D215]&gt;[.D$177];[.D215];&quot;&quot;)" office:value-type="float" office:value="12038.15" calcext:value-type="float">
            <text:p>12038,15</text:p>
          </table:table-cell>
          <table:table-cell table:style-name="ce3" table:formula="of:=IF([.E215]&gt;[.E$177];[.E215];&quot;&quot;)" office:value-type="float" office:value="4175778.3" calcext:value-type="float">
            <text:p>4175778,3</text:p>
          </table:table-cell>
          <table:table-cell table:style-name="ce3" table:formula="of:=IF([.F215]&gt;[.F$177];[.F215];&quot;&quot;)">
            <text:p/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>
            <text:p/>
          </table:table-cell>
          <table:table-cell table:style-name="ce3" table:formula="of:=IF([.I215]&gt;[.I$177];[.I215];&quot;&quot;)" office:value-type="float" office:value="337200.575" calcext:value-type="float">
            <text:p>337200,575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>
            <text:p/>
          </table:table-cell>
          <table:table-cell table:style-name="ce3" table:formula="of:=IF([.M215]&gt;[.M$177];[.M215];&quot;&quot;)" office:value-type="float" office:value="826.4375" calcext:value-type="float">
            <text:p>826,4375</text:p>
          </table:table-cell>
          <table:table-cell table:style-name="ce3" table:formula="of:=IF([.N215]&gt;[.N$177];[.N215];&quot;&quot;)" office:value-type="float" office:value="2321178.25" calcext:value-type="float">
            <text:p>2321178,25</text:p>
          </table:table-cell>
          <table:table-cell table:style-name="ce3" table:formula="of:=IF([.O215]&gt;[.O$177];[.O215];&quot;&quot;)">
            <text:p/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>
            <text:p/>
          </table:table-cell>
          <table:table-cell table:style-name="ce3" table:formula="of:=IF([.S215]&gt;[.S$177];[.S215];&quot;&quot;)" office:value-type="float" office:value="120003.5" calcext:value-type="float">
            <text:p>120003,5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>
            <text:p/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IF([.B216]&gt;[.B$177];[.B216];&quot;&quot;)">
            <text:p/>
          </table:table-cell>
          <table:table-cell table:style-name="ce3" table:formula="of:=IF([.C216]&gt;[.C$177];[.C216];&quot;&quot;)" office:value-type="float" office:value="1861.7875" calcext:value-type="float">
            <text:p>1861,7875</text:p>
          </table:table-cell>
          <table:table-cell table:style-name="ce3" table:formula="of:=IF([.D216]&gt;[.D$177];[.D216];&quot;&quot;)" office:value-type="float" office:value="12038.15" calcext:value-type="float">
            <text:p>12038,15</text:p>
          </table:table-cell>
          <table:table-cell table:style-name="ce3" table:formula="of:=IF([.E216]&gt;[.E$177];[.E216];&quot;&quot;)" office:value-type="float" office:value="4140376.5" calcext:value-type="float">
            <text:p>4140376,5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>
            <text:p/>
          </table:table-cell>
          <table:table-cell table:style-name="ce3" table:formula="of:=IF([.I216]&gt;[.I$177];[.I216];&quot;&quot;)" office:value-type="float" office:value="358984.175" calcext:value-type="float">
            <text:p>358984,175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 office:value-type="float" office:value="966.8375" calcext:value-type="float">
            <text:p>966,8375</text:p>
          </table:table-cell>
          <table:table-cell table:style-name="ce3" table:formula="of:=IF([.N216]&gt;[.N$177];[.N216];&quot;&quot;)" office:value-type="float" office:value="2118176.65" calcext:value-type="float">
            <text:p>2118176,65</text:p>
          </table:table-cell>
          <table:table-cell table:style-name="ce3" table:formula="of:=IF([.O216]&gt;[.O$177];[.O216];&quot;&quot;)">
            <text:p/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>
            <text:p/>
          </table:table-cell>
          <table:table-cell table:style-name="ce3" table:formula="of:=IF([.S216]&gt;[.S$177];[.S216];&quot;&quot;)" office:value-type="float" office:value="120003.5" calcext:value-type="float">
            <text:p>120003,5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>
            <text:p/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1861.7875" calcext:value-type="float">
            <text:p>1861,7875</text:p>
          </table:table-cell>
          <table:table-cell table:style-name="ce3" table:formula="of:=IF([.D217]&gt;[.D$177];[.D217];&quot;&quot;)" office:value-type="float" office:value="9325.35" calcext:value-type="float">
            <text:p>9325,35</text:p>
          </table:table-cell>
          <table:table-cell table:style-name="ce3" table:formula="of:=IF([.E217]&gt;[.E$177];[.E217];&quot;&quot;)" office:value-type="float" office:value="4309005.1" calcext:value-type="float">
            <text:p>4309005,1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>
            <text:p/>
          </table:table-cell>
          <table:table-cell table:style-name="ce3" table:formula="of:=IF([.I217]&gt;[.I$177];[.I217];&quot;&quot;)" office:value-type="float" office:value="358984.175" calcext:value-type="float">
            <text:p>358984,175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1107.0375" calcext:value-type="float">
            <text:p>1107,0375</text:p>
          </table:table-cell>
          <table:table-cell table:style-name="ce3" table:formula="of:=IF([.N217]&gt;[.N$177];[.N217];&quot;&quot;)" office:value-type="float" office:value="2353203.85" calcext:value-type="float">
            <text:p>2353203,85</text:p>
          </table:table-cell>
          <table:table-cell table:style-name="ce3" table:formula="of:=IF([.O217]&gt;[.O$177];[.O217];&quot;&quot;)" office:value-type="float" office:value="65.625" calcext:value-type="float">
            <text:p>65,625</text:p>
          </table:table-cell>
          <table:table-cell table:style-name="ce3" table:formula="of:=IF([.P217]&gt;[.P$177];[.P217];&quot;&quot;)">
            <text:p/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>
            <text:p/>
          </table:table-cell>
          <table:table-cell table:style-name="ce3" table:formula="of:=IF([.S217]&gt;[.S$177];[.S217];&quot;&quot;)" office:value-type="float" office:value="130909" calcext:value-type="float">
            <text:p>130909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style-name="ce3" table:formula="of:=IF([.B218]&gt;[.B$177];[.B218];&quot;&quot;)">
            <text:p/>
          </table:table-cell>
          <table:table-cell table:style-name="ce3" table:formula="of:=IF([.C218]&gt;[.C$177];[.C218];&quot;&quot;)" office:value-type="float" office:value="1882.1875" calcext:value-type="float">
            <text:p>1882,1875</text:p>
          </table:table-cell>
          <table:table-cell table:style-name="ce3" table:formula="of:=IF([.D218]&gt;[.D$177];[.D218];&quot;&quot;)" office:value-type="float" office:value="12038.15" calcext:value-type="float">
            <text:p>12038,15</text:p>
          </table:table-cell>
          <table:table-cell table:style-name="ce3" table:formula="of:=IF([.E218]&gt;[.E$177];[.E218];&quot;&quot;)" office:value-type="float" office:value="4442366.6" calcext:value-type="float">
            <text:p>4442366,6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>
            <text:p/>
          </table:table-cell>
          <table:table-cell table:style-name="ce3" table:formula="of:=IF([.I218]&gt;[.I$177];[.I218];&quot;&quot;)" office:value-type="float" office:value="369862.575" calcext:value-type="float">
            <text:p>369862,575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 office:value-type="float" office:value="442.5125" calcext:value-type="float">
            <text:p>442,5125</text:p>
          </table:table-cell>
          <table:table-cell table:style-name="ce3" table:formula="of:=IF([.M218]&gt;[.M$177];[.M218];&quot;&quot;)" office:value-type="float" office:value="1027.0375" calcext:value-type="float">
            <text:p>1027,0375</text:p>
          </table:table-cell>
          <table:table-cell table:style-name="ce3" table:formula="of:=IF([.N218]&gt;[.N$177];[.N218];&quot;&quot;)" office:value-type="float" office:value="2436960.65" calcext:value-type="float">
            <text:p>2436960,65</text:p>
          </table:table-cell>
          <table:table-cell table:style-name="ce3" table:formula="of:=IF([.O218]&gt;[.O$177];[.O218];&quot;&quot;)" office:value-type="float" office:value="128.125" calcext:value-type="float">
            <text:p>128,125</text:p>
          </table:table-cell>
          <table:table-cell table:style-name="ce3" table:formula="of:=IF([.P218]&gt;[.P$177];[.P218];&quot;&quot;)">
            <text:p/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>
            <text:p/>
          </table:table-cell>
          <table:table-cell table:style-name="ce3" table:formula="of:=IF([.S218]&gt;[.S$177];[.S218];&quot;&quot;)" office:value-type="float" office:value="196206.4" calcext:value-type="float">
            <text:p>196206,4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>
            <text:p/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2222.7875" calcext:value-type="float">
            <text:p>2222,7875</text:p>
          </table:table-cell>
          <table:table-cell table:style-name="ce3" table:formula="of:=IF([.D219]&gt;[.D$177];[.D219];&quot;&quot;)" office:value-type="float" office:value="12038.15" calcext:value-type="float">
            <text:p>12038,15</text:p>
          </table:table-cell>
          <table:table-cell table:style-name="ce3" table:formula="of:=IF([.E219]&gt;[.E$177];[.E219];&quot;&quot;)" office:value-type="float" office:value="4668127.1" calcext:value-type="float">
            <text:p>4668127,1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>
            <text:p/>
          </table:table-cell>
          <table:table-cell table:style-name="ce3" table:formula="of:=IF([.I219]&gt;[.I$177];[.I219];&quot;&quot;)" office:value-type="float" office:value="367176.975" calcext:value-type="float">
            <text:p>367176,975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1192.2375" calcext:value-type="float">
            <text:p>1192,2375</text:p>
          </table:table-cell>
          <table:table-cell table:style-name="ce3" table:formula="of:=IF([.N219]&gt;[.N$177];[.N219];&quot;&quot;)" office:value-type="float" office:value="2507271.05" calcext:value-type="float">
            <text:p>2507271,05</text:p>
          </table:table-cell>
          <table:table-cell table:style-name="ce3" table:formula="of:=IF([.O219]&gt;[.O$177];[.O219];&quot;&quot;)" office:value-type="float" office:value="104.925" calcext:value-type="float">
            <text:p>104,925</text:p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242432.9" calcext:value-type="float">
            <text:p>242432,9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>
            <text:p/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style-name="ce3" table:formula="of:=IF([.B220]&gt;[.B$177];[.B220];&quot;&quot;)">
            <text:p/>
          </table:table-cell>
          <table:table-cell table:style-name="ce3" table:formula="of:=IF([.C220]&gt;[.C$177];[.C220];&quot;&quot;)" office:value-type="float" office:value="1721.5875" calcext:value-type="float">
            <text:p>1721,5875</text:p>
          </table:table-cell>
          <table:table-cell table:style-name="ce3" table:formula="of:=IF([.D220]&gt;[.D$177];[.D220];&quot;&quot;)" office:value-type="float" office:value="15429.15" calcext:value-type="float">
            <text:p>15429,15</text:p>
          </table:table-cell>
          <table:table-cell table:style-name="ce3" table:formula="of:=IF([.E220]&gt;[.E$177];[.E220];&quot;&quot;)" office:value-type="float" office:value="4404197.7" calcext:value-type="float">
            <text:p>4404197,7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>
            <text:p/>
          </table:table-cell>
          <table:table-cell table:style-name="ce3" table:formula="of:=IF([.I220]&gt;[.I$177];[.I220];&quot;&quot;)" office:value-type="float" office:value="320842.475" calcext:value-type="float">
            <text:p>320842,475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 office:value-type="float" office:value="846.4375" calcext:value-type="float">
            <text:p>846,4375</text:p>
          </table:table-cell>
          <table:table-cell table:style-name="ce3" table:formula="of:=IF([.N220]&gt;[.N$177];[.N220];&quot;&quot;)" office:value-type="float" office:value="2530778.25" calcext:value-type="float">
            <text:p>2530778,25</text:p>
          </table:table-cell>
          <table:table-cell table:style-name="ce3" table:formula="of:=IF([.O220]&gt;[.O$177];[.O220];&quot;&quot;)" office:value-type="float" office:value="47.725" calcext:value-type="float">
            <text:p>47,725</text:p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>
            <text:p/>
          </table:table-cell>
          <table:table-cell table:style-name="ce3" table:formula="of:=IF([.S220]&gt;[.S$177];[.S220];&quot;&quot;)" office:value-type="float" office:value="269615.5" calcext:value-type="float">
            <text:p>269615,5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>
            <text:p/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1801.5875" calcext:value-type="float">
            <text:p>1801,5875</text:p>
          </table:table-cell>
          <table:table-cell table:style-name="ce3" table:formula="of:=IF([.D221]&gt;[.D$177];[.D221];&quot;&quot;)" office:value-type="float" office:value="12038.15" calcext:value-type="float">
            <text:p>12038,15</text:p>
          </table:table-cell>
          <table:table-cell table:style-name="ce3" table:formula="of:=IF([.E221]&gt;[.E$177];[.E221];&quot;&quot;)" office:value-type="float" office:value="4292727.9" calcext:value-type="float">
            <text:p>4292727,9</text:p>
          </table:table-cell>
          <table:table-cell table:style-name="ce3" table:formula="of:=IF([.F221]&gt;[.F$177];[.F221];&quot;&quot;)">
            <text:p/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309964.075" calcext:value-type="float">
            <text:p>309964,075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>
            <text:p/>
          </table:table-cell>
          <table:table-cell table:style-name="ce3" table:formula="of:=IF([.M221]&gt;[.M$177];[.M221];&quot;&quot;)" office:value-type="float" office:value="746.0375" calcext:value-type="float">
            <text:p>746,0375</text:p>
          </table:table-cell>
          <table:table-cell table:style-name="ce3" table:formula="of:=IF([.N221]&gt;[.N$177];[.N221];&quot;&quot;)" office:value-type="float" office:value="2473011.85" calcext:value-type="float">
            <text:p>2473011,85</text:p>
          </table:table-cell>
          <table:table-cell table:style-name="ce3" table:formula="of:=IF([.O221]&gt;[.O$177];[.O221];&quot;&quot;)" office:value-type="float" office:value="53.125" calcext:value-type="float">
            <text:p>53,125</text:p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299564.8" calcext:value-type="float">
            <text:p>299564,8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2042.5875" calcext:value-type="float">
            <text:p>2042,5875</text:p>
          </table:table-cell>
          <table:table-cell table:style-name="ce3" table:formula="of:=IF([.D222]&gt;[.D$177];[.D222];&quot;&quot;)" office:value-type="float" office:value="12038.15" calcext:value-type="float">
            <text:p>12038,15</text:p>
          </table:table-cell>
          <table:table-cell table:style-name="ce3" table:formula="of:=IF([.E222]&gt;[.E$177];[.E222];&quot;&quot;)" office:value-type="float" office:value="4436886.9" calcext:value-type="float">
            <text:p>4436886,9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>
            <text:p/>
          </table:table-cell>
          <table:table-cell table:style-name="ce3" table:formula="of:=IF([.I222]&gt;[.I$177];[.I222];&quot;&quot;)" office:value-type="float" office:value="339940.275" calcext:value-type="float">
            <text:p>339940,275</text:p>
          </table:table-cell>
          <table:table-cell table:style-name="ce3" table:formula="of:=IF([.J222]&gt;[.J$177];[.J222];&quot;&quot;)" office:value-type="float" office:value="1100.375" calcext:value-type="float">
            <text:p>1100,375</text:p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>
            <text:p/>
          </table:table-cell>
          <table:table-cell table:style-name="ce3" table:formula="of:=IF([.M222]&gt;[.M$177];[.M222];&quot;&quot;)" office:value-type="float" office:value="926.6375" calcext:value-type="float">
            <text:p>926,6375</text:p>
          </table:table-cell>
          <table:table-cell table:style-name="ce3" table:formula="of:=IF([.N222]&gt;[.N$177];[.N222];&quot;&quot;)" office:value-type="float" office:value="2617088.65" calcext:value-type="float">
            <text:p>2617088,65</text:p>
          </table:table-cell>
          <table:table-cell table:style-name="ce3" table:formula="of:=IF([.O222]&gt;[.O$177];[.O222];&quot;&quot;)" office:value-type="float" office:value="65.625" calcext:value-type="float">
            <text:p>65,625</text:p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>
            <text:p/>
          </table:table-cell>
          <table:table-cell table:style-name="ce3" table:formula="of:=IF([.S222]&gt;[.S$177];[.S222];&quot;&quot;)" office:value-type="float" office:value="299564.6" calcext:value-type="float">
            <text:p>299564,6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>
            <text:p/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style-name="ce3" table:formula="of:=IF([.B223]&gt;[.B$177];[.B223];&quot;&quot;)">
            <text:p/>
          </table:table-cell>
          <table:table-cell table:style-name="ce3" table:formula="of:=IF([.C223]&gt;[.C$177];[.C223];&quot;&quot;)" office:value-type="float" office:value="2122.7875" calcext:value-type="float">
            <text:p>2122,7875</text:p>
          </table:table-cell>
          <table:table-cell table:style-name="ce3" table:formula="of:=IF([.D223]&gt;[.D$177];[.D223];&quot;&quot;)" office:value-type="float" office:value="12038.15" calcext:value-type="float">
            <text:p>12038,15</text:p>
          </table:table-cell>
          <table:table-cell table:style-name="ce3" table:formula="of:=IF([.E223]&gt;[.E$177];[.E223];&quot;&quot;)" office:value-type="float" office:value="4491305.7" calcext:value-type="float">
            <text:p>4491305,7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>
            <text:p/>
          </table:table-cell>
          <table:table-cell table:style-name="ce3" table:formula="of:=IF([.I223]&gt;[.I$177];[.I223];&quot;&quot;)" office:value-type="float" office:value="369889.775" calcext:value-type="float">
            <text:p>369889,775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 office:value-type="float" office:value="886.6375" calcext:value-type="float">
            <text:p>886,6375</text:p>
          </table:table-cell>
          <table:table-cell table:style-name="ce3" table:formula="of:=IF([.N223]&gt;[.N$177];[.N223];&quot;&quot;)" office:value-type="float" office:value="2575527.05" calcext:value-type="float">
            <text:p>2575527,05</text:p>
          </table:table-cell>
          <table:table-cell table:style-name="ce3" table:formula="of:=IF([.O223]&gt;[.O$177];[.O223];&quot;&quot;)" office:value-type="float" office:value="128.125" calcext:value-type="float">
            <text:p>128,125</text:p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>
            <text:p/>
          </table:table-cell>
          <table:table-cell table:style-name="ce3" table:formula="of:=IF([.S223]&gt;[.S$177];[.S223];&quot;&quot;)" office:value-type="float" office:value="288659.3" calcext:value-type="float">
            <text:p>288659,3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1741.5875" calcext:value-type="float">
            <text:p>1741,5875</text:p>
          </table:table-cell>
          <table:table-cell table:style-name="ce3" table:formula="of:=IF([.D224]&gt;[.D$177];[.D224];&quot;&quot;)" office:value-type="float" office:value="9325.35" calcext:value-type="float">
            <text:p>9325,35</text:p>
          </table:table-cell>
          <table:table-cell table:style-name="ce3" table:formula="of:=IF([.E224]&gt;[.E$177];[.E224];&quot;&quot;)" office:value-type="float" office:value="4281822.5" calcext:value-type="float">
            <text:p>4281822,5</text:p>
          </table:table-cell>
          <table:table-cell table:style-name="ce3" table:formula="of:=IF([.F224]&gt;[.F$177];[.F224];&quot;&quot;)">
            <text:p/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>
            <text:p/>
          </table:table-cell>
          <table:table-cell table:style-name="ce3" table:formula="of:=IF([.I224]&gt;[.I$177];[.I224];&quot;&quot;)" office:value-type="float" office:value="342680.175" calcext:value-type="float">
            <text:p>342680,175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 office:value-type="float" office:value="946.8375" calcext:value-type="float">
            <text:p>946,8375</text:p>
          </table:table-cell>
          <table:table-cell table:style-name="ce3" table:formula="of:=IF([.N224]&gt;[.N$177];[.N224];&quot;&quot;)" office:value-type="float" office:value="2525914.25" calcext:value-type="float">
            <text:p>2525914,25</text:p>
          </table:table-cell>
          <table:table-cell table:style-name="ce3" table:formula="of:=IF([.O224]&gt;[.O$177];[.O224];&quot;&quot;)" office:value-type="float" office:value="90.625" calcext:value-type="float">
            <text:p>90,625</text:p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>
            <text:p/>
          </table:table-cell>
          <table:table-cell table:style-name="ce3" table:formula="of:=IF([.S224]&gt;[.S$177];[.S224];&quot;&quot;)" office:value-type="float" office:value="285946.5" calcext:value-type="float">
            <text:p>285946,5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>
            <text:p/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style-name="ce3" table:formula="of:=IF([.B225]&gt;[.B$177];[.B225];&quot;&quot;)">
            <text:p/>
          </table:table-cell>
          <table:table-cell table:style-name="ce3" table:formula="of:=IF([.C225]&gt;[.C$177];[.C225];&quot;&quot;)" office:value-type="float" office:value="1921.7875" calcext:value-type="float">
            <text:p>1921,7875</text:p>
          </table:table-cell>
          <table:table-cell table:style-name="ce3" table:formula="of:=IF([.D225]&gt;[.D$177];[.D225];&quot;&quot;)" office:value-type="float" office:value="12038.15" calcext:value-type="float">
            <text:p>12038,15</text:p>
          </table:table-cell>
          <table:table-cell table:style-name="ce3" table:formula="of:=IF([.E225]&gt;[.E$177];[.E225];&quot;&quot;)" office:value-type="float" office:value="4227430.4" calcext:value-type="float">
            <text:p>4227430,4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315443.775" calcext:value-type="float">
            <text:p>315443,775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>
            <text:p/>
          </table:table-cell>
          <table:table-cell table:style-name="ce3" table:formula="of:=IF([.M225]&gt;[.M$177];[.M225];&quot;&quot;)" office:value-type="float" office:value="585.6375" calcext:value-type="float">
            <text:p>585,6375</text:p>
          </table:table-cell>
          <table:table-cell table:style-name="ce3" table:formula="of:=IF([.N225]&gt;[.N$177];[.N225];&quot;&quot;)" office:value-type="float" office:value="2512890.25" calcext:value-type="float">
            <text:p>2512890,25</text:p>
          </table:table-cell>
          <table:table-cell table:style-name="ce3" table:formula="of:=IF([.O225]&gt;[.O$177];[.O225];&quot;&quot;)" office:value-type="float" office:value="53.125" calcext:value-type="float">
            <text:p>53,125</text:p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>
            <text:p/>
          </table:table-cell>
          <table:table-cell table:style-name="ce3" table:formula="of:=IF([.S225]&gt;[.S$177];[.S225];&quot;&quot;)" office:value-type="float" office:value="285946.5" calcext:value-type="float">
            <text:p>285946,5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1821.7875" calcext:value-type="float">
            <text:p>1821,7875</text:p>
          </table:table-cell>
          <table:table-cell table:style-name="ce3" table:formula="of:=IF([.D226]&gt;[.D$177];[.D226];&quot;&quot;)" office:value-type="float" office:value="12038.15" calcext:value-type="float">
            <text:p>12038,15</text:p>
          </table:table-cell>
          <table:table-cell table:style-name="ce3" table:formula="of:=IF([.E226]&gt;[.E$177];[.E226];&quot;&quot;)" office:value-type="float" office:value="4374356.2" calcext:value-type="float">
            <text:p>4374356,2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>
            <text:p/>
          </table:table-cell>
          <table:table-cell table:style-name="ce3" table:formula="of:=IF([.I226]&gt;[.I$177];[.I226];&quot;&quot;)" office:value-type="float" office:value="250092.375" calcext:value-type="float">
            <text:p>250092,375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746.0375" calcext:value-type="float">
            <text:p>746,0375</text:p>
          </table:table-cell>
          <table:table-cell table:style-name="ce3" table:formula="of:=IF([.N226]&gt;[.N$177];[.N226];&quot;&quot;)" office:value-type="float" office:value="2606573.45" calcext:value-type="float">
            <text:p>2606573,45</text:p>
          </table:table-cell>
          <table:table-cell table:style-name="ce3" table:formula="of:=IF([.O226]&gt;[.O$177];[.O226];&quot;&quot;)" office:value-type="float" office:value="140.625" calcext:value-type="float">
            <text:p>140,625</text:p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>
            <text:p/>
          </table:table-cell>
          <table:table-cell table:style-name="ce3" table:formula="of:=IF([.S226]&gt;[.S$177];[.S226];&quot;&quot;)" office:value-type="float" office:value="275041.1" calcext:value-type="float">
            <text:p>275041,1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>
            <text:p/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1500.7875" calcext:value-type="float">
            <text:p>1500,7875</text:p>
          </table:table-cell>
          <table:table-cell table:style-name="ce3" table:formula="of:=IF([.D227]&gt;[.D$177];[.D227];&quot;&quot;)" office:value-type="float" office:value="12038.15" calcext:value-type="float">
            <text:p>12038,15</text:p>
          </table:table-cell>
          <table:table-cell table:style-name="ce3" table:formula="of:=IF([.E227]&gt;[.E$177];[.E227];&quot;&quot;)" office:value-type="float" office:value="4279136.7" calcext:value-type="float">
            <text:p>4279136,7</text:p>
          </table:table-cell>
          <table:table-cell table:style-name="ce3" table:formula="of:=IF([.F227]&gt;[.F$177];[.F227];&quot;&quot;)">
            <text:p/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220250.975" calcext:value-type="float">
            <text:p>220250,975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>
            <text:p/>
          </table:table-cell>
          <table:table-cell table:style-name="ce3" table:formula="of:=IF([.M227]&gt;[.M$177];[.M227];&quot;&quot;)" office:value-type="float" office:value="806.2375" calcext:value-type="float">
            <text:p>806,2375</text:p>
          </table:table-cell>
          <table:table-cell table:style-name="ce3" table:formula="of:=IF([.N227]&gt;[.N$177];[.N227];&quot;&quot;)" office:value-type="float" office:value="2494029.45" calcext:value-type="float">
            <text:p>2494029,45</text:p>
          </table:table-cell>
          <table:table-cell table:style-name="ce3" table:formula="of:=IF([.O227]&gt;[.O$177];[.O227];&quot;&quot;)" office:value-type="float" office:value="40.625" calcext:value-type="float">
            <text:p>40,625</text:p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>
            <text:p/>
          </table:table-cell>
          <table:table-cell table:style-name="ce3" table:formula="of:=IF([.S227]&gt;[.S$177];[.S227];&quot;&quot;)" office:value-type="float" office:value="280520.8" calcext:value-type="float">
            <text:p>280520,8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>
            <text:p/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1360.3875" calcext:value-type="float">
            <text:p>1360,3875</text:p>
          </table:table-cell>
          <table:table-cell table:style-name="ce3" table:formula="of:=IF([.D228]&gt;[.D$177];[.D228];&quot;&quot;)" office:value-type="float" office:value="6612.45" calcext:value-type="float">
            <text:p>6612,45</text:p>
          </table:table-cell>
          <table:table-cell table:style-name="ce3" table:formula="of:=IF([.E228]&gt;[.E$177];[.E228];&quot;&quot;)" office:value-type="float" office:value="4521309.2" calcext:value-type="float">
            <text:p>4521309,2</text:p>
          </table:table-cell>
          <table:table-cell table:style-name="ce3" table:formula="of:=IF([.F228]&gt;[.F$177];[.F228];&quot;&quot;)">
            <text:p/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>
            <text:p/>
          </table:table-cell>
          <table:table-cell table:style-name="ce3" table:formula="of:=IF([.I228]&gt;[.I$177];[.I228];&quot;&quot;)" office:value-type="float" office:value="182135.975" calcext:value-type="float">
            <text:p>182135,975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>
            <text:p/>
          </table:table-cell>
          <table:table-cell table:style-name="ce3" table:formula="of:=IF([.M228]&gt;[.M$177];[.M228];&quot;&quot;)" office:value-type="float" office:value="966.8375" calcext:value-type="float">
            <text:p>966,8375</text:p>
          </table:table-cell>
          <table:table-cell table:style-name="ce3" table:formula="of:=IF([.N228]&gt;[.N$177];[.N228];&quot;&quot;)" office:value-type="float" office:value="2521203.85" calcext:value-type="float">
            <text:p>2521203,85</text:p>
          </table:table-cell>
          <table:table-cell table:style-name="ce3" table:formula="of:=IF([.O228]&gt;[.O$177];[.O228];&quot;&quot;)" office:value-type="float" office:value="53.125" calcext:value-type="float">
            <text:p>53,125</text:p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>
            <text:p/>
          </table:table-cell>
          <table:table-cell table:style-name="ce3" table:formula="of:=IF([.S228]&gt;[.S$177];[.S228];&quot;&quot;)" office:value-type="float" office:value="291426.1" calcext:value-type="float">
            <text:p>291426,1</text:p>
          </table:table-cell>
          <table:table-cell table:style-name="ce3" table:formula="of:=IF([.T228]&gt;[.T$177];[.T228];&quot;&quot;)">
            <text:p/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1681.3875" calcext:value-type="float">
            <text:p>1681,3875</text:p>
          </table:table-cell>
          <table:table-cell table:style-name="ce3" table:formula="of:=IF([.D229]&gt;[.D$177];[.D229];&quot;&quot;)" office:value-type="float" office:value="9325.35" calcext:value-type="float">
            <text:p>9325,35</text:p>
          </table:table-cell>
          <table:table-cell table:style-name="ce3" table:formula="of:=IF([.E229]&gt;[.E$177];[.E229];&quot;&quot;)" office:value-type="float" office:value="4464096.2" calcext:value-type="float">
            <text:p>4464096,2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>
            <text:p/>
          </table:table-cell>
          <table:table-cell table:style-name="ce3" table:formula="of:=IF([.I229]&gt;[.I$177];[.I229];&quot;&quot;)" office:value-type="float" office:value="149500.875" calcext:value-type="float">
            <text:p>149500,875</text:p>
          </table:table-cell>
          <table:table-cell table:style-name="ce3" table:formula="of:=IF([.J229]&gt;[.J$177];[.J229];&quot;&quot;)">
            <text:p/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 office:value-type="float" office:value="301.8125" calcext:value-type="float">
            <text:p>301,8125</text:p>
          </table:table-cell>
          <table:table-cell table:style-name="ce3" table:formula="of:=IF([.M229]&gt;[.M$177];[.M229];&quot;&quot;)" office:value-type="float" office:value="1092.2375" calcext:value-type="float">
            <text:p>1092,2375</text:p>
          </table:table-cell>
          <table:table-cell table:style-name="ce3" table:formula="of:=IF([.N229]&gt;[.N$177];[.N229];&quot;&quot;)" office:value-type="float" office:value="2532179.85" calcext:value-type="float">
            <text:p>2532179,85</text:p>
          </table:table-cell>
          <table:table-cell table:style-name="ce3" table:formula="of:=IF([.O229]&gt;[.O$177];[.O229];&quot;&quot;)" office:value-type="float" office:value="53.125" calcext:value-type="float">
            <text:p>53,125</text:p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>
            <text:p/>
          </table:table-cell>
          <table:table-cell table:style-name="ce3" table:formula="of:=IF([.S229]&gt;[.S$177];[.S229];&quot;&quot;)" office:value-type="float" office:value="288713.3" calcext:value-type="float">
            <text:p>288713,3</text:p>
          </table:table-cell>
          <table:table-cell table:style-name="ce3" table:formula="of:=IF([.T229]&gt;[.T$177];[.T229];&quot;&quot;)">
            <text:p/>
          </table:table-cell>
          <table:table-cell table:style-name="ce3" table:formula="of:=IF([.U229]&gt;[.U$177];[.U229];&quot;&quot;)">
            <text:p/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style-name="ce3" table:formula="of:=IF([.B230]&gt;[.B$177];[.B230];&quot;&quot;)">
            <text:p/>
          </table:table-cell>
          <table:table-cell table:style-name="ce3" table:formula="of:=IF([.C230]&gt;[.C$177];[.C230];&quot;&quot;)" office:value-type="float" office:value="2042.5875" calcext:value-type="float">
            <text:p>2042,5875</text:p>
          </table:table-cell>
          <table:table-cell table:style-name="ce3" table:formula="of:=IF([.D230]&gt;[.D$177];[.D230];&quot;&quot;)" office:value-type="float" office:value="9325.35" calcext:value-type="float">
            <text:p>9325,35</text:p>
          </table:table-cell>
          <table:table-cell table:style-name="ce3" table:formula="of:=IF([.E230]&gt;[.E$177];[.E230];&quot;&quot;)" office:value-type="float" office:value="4589265.2" calcext:value-type="float">
            <text:p>4589265,2</text:p>
          </table:table-cell>
          <table:table-cell table:style-name="ce3" table:formula="of:=IF([.F230]&gt;[.F$177];[.F230];&quot;&quot;)">
            <text:p/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>
            <text:p/>
          </table:table-cell>
          <table:table-cell table:style-name="ce3" table:formula="of:=IF([.I230]&gt;[.I$177];[.I230];&quot;&quot;)" office:value-type="float" office:value="133196.875" calcext:value-type="float">
            <text:p>133196,875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>
            <text:p/>
          </table:table-cell>
          <table:table-cell table:style-name="ce3" table:formula="of:=IF([.M230]&gt;[.M$177];[.M230];&quot;&quot;)" office:value-type="float" office:value="1067.0375" calcext:value-type="float">
            <text:p>1067,0375</text:p>
          </table:table-cell>
          <table:table-cell table:style-name="ce3" table:formula="of:=IF([.N230]&gt;[.N$177];[.N230];&quot;&quot;)" office:value-type="float" office:value="2634202.25" calcext:value-type="float">
            <text:p>2634202,25</text:p>
          </table:table-cell>
          <table:table-cell table:style-name="ce3" table:formula="of:=IF([.O230]&gt;[.O$177];[.O230];&quot;&quot;)" office:value-type="float" office:value="165.625" calcext:value-type="float">
            <text:p>165,625</text:p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>
            <text:p/>
          </table:table-cell>
          <table:table-cell table:style-name="ce3" table:formula="of:=IF([.S230]&gt;[.S$177];[.S230];&quot;&quot;)" office:value-type="float" office:value="288659.3" calcext:value-type="float">
            <text:p>288659,3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style-name="ce3" table:formula="of:=IF([.B231]&gt;[.B$177];[.B231];&quot;&quot;)">
            <text:p/>
          </table:table-cell>
          <table:table-cell table:style-name="ce3" table:formula="of:=IF([.C231]&gt;[.C$177];[.C231];&quot;&quot;)" office:value-type="float" office:value="1039.3875" calcext:value-type="float">
            <text:p>1039,3875</text:p>
          </table:table-cell>
          <table:table-cell table:style-name="ce3" table:formula="of:=IF([.D231]&gt;[.D$177];[.D231];&quot;&quot;)" office:value-type="float" office:value="6612.45" calcext:value-type="float">
            <text:p>6612,45</text:p>
          </table:table-cell>
          <table:table-cell table:style-name="ce3" table:formula="of:=IF([.E231]&gt;[.E$177];[.E231];&quot;&quot;)" office:value-type="float" office:value="4243788.6" calcext:value-type="float">
            <text:p>4243788,6</text:p>
          </table:table-cell>
          <table:table-cell table:style-name="ce3" table:formula="of:=IF([.F231]&gt;[.F$177];[.F231];&quot;&quot;)">
            <text:p/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>
            <text:p/>
          </table:table-cell>
          <table:table-cell table:style-name="ce3" table:formula="of:=IF([.I231]&gt;[.I$177];[.I231];&quot;&quot;)" office:value-type="float" office:value="114152.875" calcext:value-type="float">
            <text:p>114152,875</text:p>
          </table:table-cell>
          <table:table-cell table:style-name="ce3" table:formula="of:=IF([.J231]&gt;[.J$177];[.J231];&quot;&quot;)" office:value-type="float" office:value="939.975" calcext:value-type="float">
            <text:p>939,975</text:p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>
            <text:p/>
          </table:table-cell>
          <table:table-cell table:style-name="ce3" table:formula="of:=IF([.M231]&gt;[.M$177];[.M231];&quot;&quot;)" office:value-type="float" office:value="1307.6375" calcext:value-type="float">
            <text:p>1307,6375</text:p>
          </table:table-cell>
          <table:table-cell table:style-name="ce3" table:formula="of:=IF([.N231]&gt;[.N$177];[.N231];&quot;&quot;)" office:value-type="float" office:value="2343463.05" calcext:value-type="float">
            <text:p>2343463,05</text:p>
          </table:table-cell>
          <table:table-cell table:style-name="ce3" table:formula="of:=IF([.O231]&gt;[.O$177];[.O231];&quot;&quot;)" office:value-type="float" office:value="53.125" calcext:value-type="float">
            <text:p>53,125</text:p>
          </table:table-cell>
          <table:table-cell table:style-name="ce3" table:formula="of:=IF([.P231]&gt;[.P$177];[.P231];&quot;&quot;)">
            <text:p/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258656.2" calcext:value-type="float">
            <text:p>258656,2</text:p>
          </table:table-cell>
          <table:table-cell table:style-name="ce3" table:formula="of:=IF([.T231]&gt;[.T$177];[.T231];&quot;&quot;)">
            <text:p/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1320.1875" calcext:value-type="float">
            <text:p>1320,1875</text:p>
          </table:table-cell>
          <table:table-cell table:style-name="ce3" table:formula="of:=IF([.D232]&gt;[.D$177];[.D232];&quot;&quot;)" office:value-type="float" office:value="6612.45" calcext:value-type="float">
            <text:p>6612,45</text:p>
          </table:table-cell>
          <table:table-cell table:style-name="ce3" table:formula="of:=IF([.E232]&gt;[.E$177];[.E232];&quot;&quot;)" office:value-type="float" office:value="4366163.9" calcext:value-type="float">
            <text:p>4366163,9</text:p>
          </table:table-cell>
          <table:table-cell table:style-name="ce3" table:formula="of:=IF([.F232]&gt;[.F$177];[.F232];&quot;&quot;)">
            <text:p/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97794.675" calcext:value-type="float">
            <text:p>97794,675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>
            <text:p/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786.4375" calcext:value-type="float">
            <text:p>786,4375</text:p>
          </table:table-cell>
          <table:table-cell table:style-name="ce3" table:formula="of:=IF([.N232]&gt;[.N$177];[.N232];&quot;&quot;)" office:value-type="float" office:value="2524922.25" calcext:value-type="float">
            <text:p>2524922,25</text:p>
          </table:table-cell>
          <table:table-cell table:style-name="ce3" table:formula="of:=IF([.O232]&gt;[.O$177];[.O232];&quot;&quot;)" office:value-type="float" office:value="165.625" calcext:value-type="float">
            <text:p>165,625</text:p>
          </table:table-cell>
          <table:table-cell table:style-name="ce3" table:formula="of:=IF([.P232]&gt;[.P$177];[.P232];&quot;&quot;)">
            <text:p/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>
            <text:p/>
          </table:table-cell>
          <table:table-cell table:style-name="ce3" table:formula="of:=IF([.S232]&gt;[.S$177];[.S232];&quot;&quot;)" office:value-type="float" office:value="272328.3" calcext:value-type="float">
            <text:p>272328,3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1039.5875" calcext:value-type="float">
            <text:p>1039,5875</text:p>
          </table:table-cell>
          <table:table-cell table:style-name="ce3" table:formula="of:=IF([.D233]&gt;[.D$177];[.D233];&quot;&quot;)" office:value-type="float" office:value="5256.05" calcext:value-type="float">
            <text:p>5256,05</text:p>
          </table:table-cell>
          <table:table-cell table:style-name="ce3" table:formula="of:=IF([.E233]&gt;[.E$177];[.E233];&quot;&quot;)" office:value-type="float" office:value="4567508.4" calcext:value-type="float">
            <text:p>4567508,4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>
            <text:p/>
          </table:table-cell>
          <table:table-cell table:style-name="ce3" table:formula="of:=IF([.I233]&gt;[.I$177];[.I233];&quot;&quot;)" office:value-type="float" office:value="89656.175" calcext:value-type="float">
            <text:p>89656,175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>
            <text:p/>
          </table:table-cell>
          <table:table-cell table:style-name="ce3" table:formula="of:=IF([.M233]&gt;[.M$177];[.M233];&quot;&quot;)" office:value-type="float" office:value="585.8375" calcext:value-type="float">
            <text:p>585,8375</text:p>
          </table:table-cell>
          <table:table-cell table:style-name="ce3" table:formula="of:=IF([.N233]&gt;[.N$177];[.N233];&quot;&quot;)" office:value-type="float" office:value="2484217.15" calcext:value-type="float">
            <text:p>2484217,15</text:p>
          </table:table-cell>
          <table:table-cell table:style-name="ce3" table:formula="of:=IF([.O233]&gt;[.O$177];[.O233];&quot;&quot;)" office:value-type="float" office:value="103.125" calcext:value-type="float">
            <text:p>103,125</text:p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>
            <text:p/>
          </table:table-cell>
          <table:table-cell table:style-name="ce3" table:formula="of:=IF([.S233]&gt;[.S$177];[.S233];&quot;&quot;)" office:value-type="float" office:value="253257.5" calcext:value-type="float">
            <text:p>253257,5</text:p>
          </table:table-cell>
          <table:table-cell table:style-name="ce3" table:formula="of:=IF([.T233]&gt;[.T$177];[.T233];&quot;&quot;)">
            <text:p/>
          </table:table-cell>
          <table:table-cell table:style-name="ce3" table:formula="of:=IF([.U233]&gt;[.U$177];[.U233];&quot;&quot;)">
            <text:p/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1099.9875" calcext:value-type="float">
            <text:p>1099,9875</text:p>
          </table:table-cell>
          <table:table-cell table:style-name="ce3" table:formula="of:=IF([.D234]&gt;[.D$177];[.D234];&quot;&quot;)" office:value-type="float" office:value="8647.05" calcext:value-type="float">
            <text:p>8647,05</text:p>
          </table:table-cell>
          <table:table-cell table:style-name="ce3" table:formula="of:=IF([.E234]&gt;[.E$177];[.E234];&quot;&quot;)" office:value-type="float" office:value="4232856" calcext:value-type="float">
            <text:p>4232856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81463.475" calcext:value-type="float">
            <text:p>81463,475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>
            <text:p/>
          </table:table-cell>
          <table:table-cell table:style-name="ce3" table:formula="of:=IF([.M234]&gt;[.M$177];[.M234];&quot;&quot;)" office:value-type="float" office:value="625.8375" calcext:value-type="float">
            <text:p>625,8375</text:p>
          </table:table-cell>
          <table:table-cell table:style-name="ce3" table:formula="of:=IF([.N234]&gt;[.N$177];[.N234];&quot;&quot;)" office:value-type="float" office:value="2318848.65" calcext:value-type="float">
            <text:p>2318848,65</text:p>
          </table:table-cell>
          <table:table-cell table:style-name="ce3" table:formula="of:=IF([.O234]&gt;[.O$177];[.O234];&quot;&quot;)" office:value-type="float" office:value="115.625" calcext:value-type="float">
            <text:p>115,625</text:p>
          </table:table-cell>
          <table:table-cell table:style-name="ce3" table:formula="of:=IF([.P234]&gt;[.P$177];[.P234];&quot;&quot;)">
            <text:p/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>
            <text:p/>
          </table:table-cell>
          <table:table-cell table:style-name="ce3" table:formula="of:=IF([.S234]&gt;[.S$177];[.S234];&quot;&quot;)" office:value-type="float" office:value="255970.3" calcext:value-type="float">
            <text:p>255970,3</text:p>
          </table:table-cell>
          <table:table-cell table:style-name="ce3" table:formula="of:=IF([.T234]&gt;[.T$177];[.T234];&quot;&quot;)">
            <text:p/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style-name="ce3" table:formula="of:=IF([.B235]&gt;[.B$177];[.B235];&quot;&quot;)">
            <text:p/>
          </table:table-cell>
          <table:table-cell table:style-name="ce3" table:formula="of:=IF([.C235]&gt;[.C$177];[.C235];&quot;&quot;)" office:value-type="float" office:value="1179.9875" calcext:value-type="float">
            <text:p>1179,9875</text:p>
          </table:table-cell>
          <table:table-cell table:style-name="ce3" table:formula="of:=IF([.D235]&gt;[.D$177];[.D235];&quot;&quot;)" office:value-type="float" office:value="8647.05" calcext:value-type="float">
            <text:p>8647,05</text:p>
          </table:table-cell>
          <table:table-cell table:style-name="ce3" table:formula="of:=IF([.E235]&gt;[.E$177];[.E235];&quot;&quot;)" office:value-type="float" office:value="4178491.3" calcext:value-type="float">
            <text:p>4178491,3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73325.075" calcext:value-type="float">
            <text:p>73325,075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>
            <text:p/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 office:value-type="float" office:value="846.2375" calcext:value-type="float">
            <text:p>846,2375</text:p>
          </table:table-cell>
          <table:table-cell table:style-name="ce3" table:formula="of:=IF([.N235]&gt;[.N$177];[.N235];&quot;&quot;)" office:value-type="float" office:value="2306432.65" calcext:value-type="float">
            <text:p>2306432,65</text:p>
          </table:table-cell>
          <table:table-cell table:style-name="ce3" table:formula="of:=IF([.O235]&gt;[.O$177];[.O235];&quot;&quot;)" office:value-type="float" office:value="40.625" calcext:value-type="float">
            <text:p>40,625</text:p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>
            <text:p/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288659.3" calcext:value-type="float">
            <text:p>288659,3</text:p>
          </table:table-cell>
          <table:table-cell table:style-name="ce3" table:formula="of:=IF([.T235]&gt;[.T$177];[.T235];&quot;&quot;)">
            <text:p/>
          </table:table-cell>
          <table:table-cell table:style-name="ce3" table:formula="of:=IF([.U235]&gt;[.U$177];[.U235];&quot;&quot;)">
            <text:p/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999.3875" calcext:value-type="float">
            <text:p>999,3875</text:p>
          </table:table-cell>
          <table:table-cell table:style-name="ce3" table:formula="of:=IF([.D236]&gt;[.D$177];[.D236];&quot;&quot;)" office:value-type="float" office:value="8647.05" calcext:value-type="float">
            <text:p>8647,05</text:p>
          </table:table-cell>
          <table:table-cell table:style-name="ce3" table:formula="of:=IF([.E236]&gt;[.E$177];[.E236];&quot;&quot;)" office:value-type="float" office:value="4118619.6" calcext:value-type="float">
            <text:p>4118619,6</text:p>
          </table:table-cell>
          <table:table-cell table:style-name="ce3" table:formula="of:=IF([.F236]&gt;[.F$177];[.F236];&quot;&quot;)">
            <text:p/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>
            <text:p/>
          </table:table-cell>
          <table:table-cell table:style-name="ce3" table:formula="of:=IF([.I236]&gt;[.I$177];[.I236];&quot;&quot;)" office:value-type="float" office:value="70585.075" calcext:value-type="float">
            <text:p>70585,075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 office:value-type="float" office:value="302.3125" calcext:value-type="float">
            <text:p>302,3125</text:p>
          </table:table-cell>
          <table:table-cell table:style-name="ce3" table:formula="of:=IF([.M236]&gt;[.M$177];[.M236];&quot;&quot;)" office:value-type="float" office:value="485.4375" calcext:value-type="float">
            <text:p>485,4375</text:p>
          </table:table-cell>
          <table:table-cell table:style-name="ce3" table:formula="of:=IF([.N236]&gt;[.N$177];[.N236];&quot;&quot;)" office:value-type="float" office:value="2209690.25" calcext:value-type="float">
            <text:p>2209690,25</text:p>
          </table:table-cell>
          <table:table-cell table:style-name="ce3" table:formula="of:=IF([.O236]&gt;[.O$177];[.O236];&quot;&quot;)" office:value-type="float" office:value="62.025" calcext:value-type="float">
            <text:p>62,025</text:p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>
            <text:p/>
          </table:table-cell>
          <table:table-cell table:style-name="ce3" table:formula="of:=IF([.S236]&gt;[.S$177];[.S236];&quot;&quot;)" office:value-type="float" office:value="329541.2" calcext:value-type="float">
            <text:p>329541,2</text:p>
          </table:table-cell>
          <table:table-cell table:style-name="ce3" table:formula="of:=IF([.T236]&gt;[.T$177];[.T236];&quot;&quot;)">
            <text:p/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1059.5875" calcext:value-type="float">
            <text:p>1059,5875</text:p>
          </table:table-cell>
          <table:table-cell table:style-name="ce3" table:formula="of:=IF([.D237]&gt;[.D$177];[.D237];&quot;&quot;)" office:value-type="float" office:value="9325.35" calcext:value-type="float">
            <text:p>9325,35</text:p>
          </table:table-cell>
          <table:table-cell table:style-name="ce3" table:formula="of:=IF([.E237]&gt;[.E$177];[.E237];&quot;&quot;)" office:value-type="float" office:value="4102234.5" calcext:value-type="float">
            <text:p>4102234,5</text:p>
          </table:table-cell>
          <table:table-cell table:style-name="ce3" table:formula="of:=IF([.F237]&gt;[.F$177];[.F237];&quot;&quot;)">
            <text:p/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>
            <text:p/>
          </table:table-cell>
          <table:table-cell table:style-name="ce3" table:formula="of:=IF([.I237]&gt;[.I$177];[.I237];&quot;&quot;)" office:value-type="float" office:value="65159.475" calcext:value-type="float">
            <text:p>65159,475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 office:value-type="float" office:value="841.7375" calcext:value-type="float">
            <text:p>841,7375</text:p>
          </table:table-cell>
          <table:table-cell table:style-name="ce3" table:formula="of:=IF([.N237]&gt;[.N$177];[.N237];&quot;&quot;)" office:value-type="float" office:value="2226976.65" calcext:value-type="float">
            <text:p>2226976,65</text:p>
          </table:table-cell>
          <table:table-cell table:style-name="ce3" table:formula="of:=IF([.O237]&gt;[.O$177];[.O237];&quot;&quot;)" office:value-type="float" office:value="90.625" calcext:value-type="float">
            <text:p>90,625</text:p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>
            <text:p/>
          </table:table-cell>
          <table:table-cell table:style-name="ce3" table:formula="of:=IF([.S237]&gt;[.S$177];[.S237];&quot;&quot;)" office:value-type="float" office:value="326801.4" calcext:value-type="float">
            <text:p>326801,4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style-name="ce3" table:formula="of:=IF([.B238]&gt;[.B$177];[.B238];&quot;&quot;)">
            <text:p/>
          </table:table-cell>
          <table:table-cell table:style-name="ce3" table:formula="of:=IF([.C238]&gt;[.C$177];[.C238];&quot;&quot;)" office:value-type="float" office:value="678.5875" calcext:value-type="float">
            <text:p>678,5875</text:p>
          </table:table-cell>
          <table:table-cell table:style-name="ce3" table:formula="of:=IF([.D238]&gt;[.D$177];[.D238];&quot;&quot;)">
            <text:p/>
          </table:table-cell>
          <table:table-cell table:style-name="ce3" table:formula="of:=IF([.E238]&gt;[.E$177];[.E238];&quot;&quot;)" office:value-type="float" office:value="4192055.6" calcext:value-type="float">
            <text:p>4192055,6</text:p>
          </table:table-cell>
          <table:table-cell table:style-name="ce3" table:formula="of:=IF([.F238]&gt;[.F$177];[.F238];&quot;&quot;)">
            <text:p/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>
            <text:p/>
          </table:table-cell>
          <table:table-cell table:style-name="ce3" table:formula="of:=IF([.I238]&gt;[.I$177];[.I238];&quot;&quot;)" office:value-type="float" office:value="65159.475" calcext:value-type="float">
            <text:p>65159,475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 office:value-type="float" office:value="377.1125" calcext:value-type="float">
            <text:p>377,1125</text:p>
          </table:table-cell>
          <table:table-cell table:style-name="ce3" table:formula="of:=IF([.M238]&gt;[.M$177];[.M238];&quot;&quot;)">
            <text:p/>
          </table:table-cell>
          <table:table-cell table:style-name="ce3" table:formula="of:=IF([.N238]&gt;[.N$177];[.N238];&quot;&quot;)" office:value-type="float" office:value="2215290.25" calcext:value-type="float">
            <text:p>2215290,25</text:p>
          </table:table-cell>
          <table:table-cell table:style-name="ce3" table:formula="of:=IF([.O238]&gt;[.O$177];[.O238];&quot;&quot;)" office:value-type="float" office:value="103.125" calcext:value-type="float">
            <text:p>103,125</text:p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>
            <text:p/>
          </table:table-cell>
          <table:table-cell table:style-name="ce3" table:formula="of:=IF([.S238]&gt;[.S$177];[.S238];&quot;&quot;)" office:value-type="float" office:value="343078.3" calcext:value-type="float">
            <text:p>343078,3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>
            <text:p/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1200.1875" calcext:value-type="float">
            <text:p>1200,1875</text:p>
          </table:table-cell>
          <table:table-cell table:style-name="ce3" table:formula="of:=IF([.D239]&gt;[.D$177];[.D239];&quot;&quot;)">
            <text:p/>
          </table:table-cell>
          <table:table-cell table:style-name="ce3" table:formula="of:=IF([.E239]&gt;[.E$177];[.E239];&quot;&quot;)" office:value-type="float" office:value="4221977.9" calcext:value-type="float">
            <text:p>4221977,9</text:p>
          </table:table-cell>
          <table:table-cell table:style-name="ce3" table:formula="of:=IF([.F239]&gt;[.F$177];[.F239];&quot;&quot;)" office:value-type="float" office:value="7149.375" calcext:value-type="float">
            <text:p>7149,375</text:p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65159.475" calcext:value-type="float">
            <text:p>65159,475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 office:value-type="float" office:value="301.8125" calcext:value-type="float">
            <text:p>301,8125</text:p>
          </table:table-cell>
          <table:table-cell table:style-name="ce3" table:formula="of:=IF([.M239]&gt;[.M$177];[.M239];&quot;&quot;)" office:value-type="float" office:value="746.2375" calcext:value-type="float">
            <text:p>746,2375</text:p>
          </table:table-cell>
          <table:table-cell table:style-name="ce3" table:formula="of:=IF([.N239]&gt;[.N$177];[.N239];&quot;&quot;)" office:value-type="float" office:value="2171917.45" calcext:value-type="float">
            <text:p>2171917,45</text:p>
          </table:table-cell>
          <table:table-cell table:style-name="ce3" table:formula="of:=IF([.O239]&gt;[.O$177];[.O239];&quot;&quot;)" office:value-type="float" office:value="65.625" calcext:value-type="float">
            <text:p>65,625</text:p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>
            <text:p/>
          </table:table-cell>
          <table:table-cell table:style-name="ce3" table:formula="of:=IF([.S239]&gt;[.S$177];[.S239];&quot;&quot;)" office:value-type="float" office:value="359463.5" calcext:value-type="float">
            <text:p>359463,5</text:p>
          </table:table-cell>
          <table:table-cell table:style-name="ce3" table:formula="of:=IF([.T239]&gt;[.T$177];[.T239];&quot;&quot;)">
            <text:p/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style-name="ce3" table:formula="of:=IF([.B240]&gt;[.B$177];[.B240];&quot;&quot;)">
            <text:p/>
          </table:table-cell>
          <table:table-cell table:style-name="ce3" table:formula="of:=IF([.C240]&gt;[.C$177];[.C240];&quot;&quot;)" office:value-type="float" office:value="1255.0875" calcext:value-type="float">
            <text:p>1255,0875</text:p>
          </table:table-cell>
          <table:table-cell table:style-name="ce3" table:formula="of:=IF([.D240]&gt;[.D$177];[.D240];&quot;&quot;)" office:value-type="float" office:value="6612.45" calcext:value-type="float">
            <text:p>6612,45</text:p>
          </table:table-cell>
          <table:table-cell table:style-name="ce3" table:formula="of:=IF([.E240]&gt;[.E$177];[.E240];&quot;&quot;)" office:value-type="float" office:value="4080477.8" calcext:value-type="float">
            <text:p>4080477,8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62446.675" calcext:value-type="float">
            <text:p>62446,675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>
            <text:p/>
          </table:table-cell>
          <table:table-cell table:style-name="ce3" table:formula="of:=IF([.M240]&gt;[.M$177];[.M240];&quot;&quot;)" office:value-type="float" office:value="826.4375" calcext:value-type="float">
            <text:p>826,4375</text:p>
          </table:table-cell>
          <table:table-cell table:style-name="ce3" table:formula="of:=IF([.N240]&gt;[.N$177];[.N240];&quot;&quot;)" office:value-type="float" office:value="2263437.45" calcext:value-type="float">
            <text:p>2263437,45</text:p>
          </table:table-cell>
          <table:table-cell table:style-name="ce3" table:formula="of:=IF([.O240]&gt;[.O$177];[.O240];&quot;&quot;)" office:value-type="float" office:value="65.625" calcext:value-type="float">
            <text:p>65,625</text:p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>
            <text:p/>
          </table:table-cell>
          <table:table-cell table:style-name="ce3" table:formula="of:=IF([.S240]&gt;[.S$177];[.S240];&quot;&quot;)" office:value-type="float" office:value="334939.7" calcext:value-type="float">
            <text:p>334939,7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1200.1875" calcext:value-type="float">
            <text:p>1200,1875</text:p>
          </table:table-cell>
          <table:table-cell table:style-name="ce3" table:formula="of:=IF([.D241]&gt;[.D$177];[.D241];&quot;&quot;)">
            <text:p/>
          </table:table-cell>
          <table:table-cell table:style-name="ce3" table:formula="of:=IF([.E241]&gt;[.E$177];[.E241];&quot;&quot;)" office:value-type="float" office:value="4211180.5" calcext:value-type="float">
            <text:p>4211180,5</text:p>
          </table:table-cell>
          <table:table-cell table:style-name="ce3" table:formula="of:=IF([.F241]&gt;[.F$177];[.F241];&quot;&quot;)">
            <text:p/>
          </table:table-cell>
          <table:table-cell table:style-name="ce3" table:formula="of:=IF([.G241]&gt;[.G$177];[.G241];&quot;&quot;)" office:value-type="float" office:value="534.525" calcext:value-type="float">
            <text:p>534,525</text:p>
          </table:table-cell>
          <table:table-cell table:style-name="ce3" table:formula="of:=IF([.H241]&gt;[.H$177];[.H241];&quot;&quot;)">
            <text:p/>
          </table:table-cell>
          <table:table-cell table:style-name="ce3" table:formula="of:=IF([.I241]&gt;[.I$177];[.I241];&quot;&quot;)" office:value-type="float" office:value="59733.875" calcext:value-type="float">
            <text:p>59733,875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>
            <text:p/>
          </table:table-cell>
          <table:table-cell table:style-name="ce3" table:formula="of:=IF([.M241]&gt;[.M$177];[.M241];&quot;&quot;)" office:value-type="float" office:value="690.7375" calcext:value-type="float">
            <text:p>690,7375</text:p>
          </table:table-cell>
          <table:table-cell table:style-name="ce3" table:formula="of:=IF([.N241]&gt;[.N$177];[.N241];&quot;&quot;)" office:value-type="float" office:value="2245562.25" calcext:value-type="float">
            <text:p>2245562,25</text:p>
          </table:table-cell>
          <table:table-cell table:style-name="ce3" table:formula="of:=IF([.O241]&gt;[.O$177];[.O241];&quot;&quot;)" office:value-type="float" office:value="90.625" calcext:value-type="float">
            <text:p>90,625</text:p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>
            <text:p/>
          </table:table-cell>
          <table:table-cell table:style-name="ce3" table:formula="of:=IF([.S241]&gt;[.S$177];[.S241];&quot;&quot;)" office:value-type="float" office:value="305017.3" calcext:value-type="float">
            <text:p>305017,3</text:p>
          </table:table-cell>
          <table:table-cell table:style-name="ce3" table:formula="of:=IF([.T241]&gt;[.T$177];[.T241];&quot;&quot;)">
            <text:p/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1220.1875" calcext:value-type="float">
            <text:p>1220,1875</text:p>
          </table:table-cell>
          <table:table-cell table:style-name="ce3" table:formula="of:=IF([.D242]&gt;[.D$177];[.D242];&quot;&quot;)" office:value-type="float" office:value="6612.45" calcext:value-type="float">
            <text:p>6612,45</text:p>
          </table:table-cell>
          <table:table-cell table:style-name="ce3" table:formula="of:=IF([.E242]&gt;[.E$177];[.E242];&quot;&quot;)" office:value-type="float" office:value="4227457.4" calcext:value-type="float">
            <text:p>4227457,4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>
            <text:p/>
          </table:table-cell>
          <table:table-cell table:style-name="ce3" table:formula="of:=IF([.I242]&gt;[.I$177];[.I242];&quot;&quot;)" office:value-type="float" office:value="54308.275" calcext:value-type="float">
            <text:p>54308,275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 office:value-type="float" office:value="726.0375" calcext:value-type="float">
            <text:p>726,0375</text:p>
          </table:table-cell>
          <table:table-cell table:style-name="ce3" table:formula="of:=IF([.N242]&gt;[.N$177];[.N242];&quot;&quot;)" office:value-type="float" office:value="2241530.25" calcext:value-type="float">
            <text:p>2241530,25</text:p>
          </table:table-cell>
          <table:table-cell table:style-name="ce3" table:formula="of:=IF([.O242]&gt;[.O$177];[.O242];&quot;&quot;)" office:value-type="float" office:value="40.625" calcext:value-type="float">
            <text:p>40,625</text:p>
          </table:table-cell>
          <table:table-cell table:style-name="ce3" table:formula="of:=IF([.P242]&gt;[.P$177];[.P242];&quot;&quot;)">
            <text:p/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>
            <text:p/>
          </table:table-cell>
          <table:table-cell table:style-name="ce3" table:formula="of:=IF([.S242]&gt;[.S$177];[.S242];&quot;&quot;)" office:value-type="float" office:value="269561.5" calcext:value-type="float">
            <text:p>269561,5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1741.5875" calcext:value-type="float">
            <text:p>1741,5875</text:p>
          </table:table-cell>
          <table:table-cell table:style-name="ce3" table:formula="of:=IF([.D243]&gt;[.D$177];[.D243];&quot;&quot;)">
            <text:p/>
          </table:table-cell>
          <table:table-cell table:style-name="ce3" table:formula="of:=IF([.E243]&gt;[.E$177];[.E243];&quot;&quot;)" office:value-type="float" office:value="4322650.1" calcext:value-type="float">
            <text:p>4322650,1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>
            <text:p/>
          </table:table-cell>
          <table:table-cell table:style-name="ce3" table:formula="of:=IF([.I243]&gt;[.I$177];[.I243];&quot;&quot;)" office:value-type="float" office:value="59733.875" calcext:value-type="float">
            <text:p>59733,875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>
            <text:p/>
          </table:table-cell>
          <table:table-cell table:style-name="ce3" table:formula="of:=IF([.L243]&gt;[.L$177];[.L243];&quot;&quot;)">
            <text:p/>
          </table:table-cell>
          <table:table-cell table:style-name="ce3" table:formula="of:=IF([.M243]&gt;[.M$177];[.M243];&quot;&quot;)" office:value-type="float" office:value="565.5375" calcext:value-type="float">
            <text:p>565,5375</text:p>
          </table:table-cell>
          <table:table-cell table:style-name="ce3" table:formula="of:=IF([.N243]&gt;[.N$177];[.N243];&quot;&quot;)" office:value-type="float" office:value="2255495.05" calcext:value-type="float">
            <text:p>2255495,05</text:p>
          </table:table-cell>
          <table:table-cell table:style-name="ce3" table:formula="of:=IF([.O243]&gt;[.O$177];[.O243];&quot;&quot;)" office:value-type="float" office:value="115.625" calcext:value-type="float">
            <text:p>115,625</text:p>
          </table:table-cell>
          <table:table-cell table:style-name="ce3" table:formula="of:=IF([.P243]&gt;[.P$177];[.P243];&quot;&quot;)">
            <text:p/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>
            <text:p/>
          </table:table-cell>
          <table:table-cell table:style-name="ce3" table:formula="of:=IF([.S243]&gt;[.S$177];[.S243];&quot;&quot;)" office:value-type="float" office:value="236980.2" calcext:value-type="float">
            <text:p>236980,2</text:p>
          </table:table-cell>
          <table:table-cell table:style-name="ce3" table:formula="of:=IF([.T243]&gt;[.T$177];[.T243];&quot;&quot;)">
            <text:p/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1500.9875" calcext:value-type="float">
            <text:p>1500,9875</text:p>
          </table:table-cell>
          <table:table-cell table:style-name="ce3" table:formula="of:=IF([.D244]&gt;[.D$177];[.D244];&quot;&quot;)" office:value-type="float" office:value="5256.05" calcext:value-type="float">
            <text:p>5256,05</text:p>
          </table:table-cell>
          <table:table-cell table:style-name="ce3" table:formula="of:=IF([.E244]&gt;[.E$177];[.E244];&quot;&quot;)" office:value-type="float" office:value="4309085.9" calcext:value-type="float">
            <text:p>4309085,9</text:p>
          </table:table-cell>
          <table:table-cell table:style-name="ce3" table:formula="of:=IF([.F244]&gt;[.F$177];[.F244];&quot;&quot;)">
            <text:p/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>
            <text:p/>
          </table:table-cell>
          <table:table-cell table:style-name="ce3" table:formula="of:=IF([.I244]&gt;[.I$177];[.I244];&quot;&quot;)" office:value-type="float" office:value="57021.075" calcext:value-type="float">
            <text:p>57021,075</text:p>
          </table:table-cell>
          <table:table-cell table:style-name="ce3" table:formula="of:=IF([.J244]&gt;[.J$177];[.J244];&quot;&quot;)">
            <text:p/>
          </table:table-cell>
          <table:table-cell table:style-name="ce3" table:formula="of:=IF([.K244]&gt;[.K$177];[.K244];&quot;&quot;)">
            <text:p/>
          </table:table-cell>
          <table:table-cell table:style-name="ce3" table:formula="of:=IF([.L244]&gt;[.L$177];[.L244];&quot;&quot;)">
            <text:p/>
          </table:table-cell>
          <table:table-cell table:style-name="ce3" table:formula="of:=IF([.M244]&gt;[.M$177];[.M244];&quot;&quot;)" office:value-type="float" office:value="445.4375" calcext:value-type="float">
            <text:p>445,4375</text:p>
          </table:table-cell>
          <table:table-cell table:style-name="ce3" table:formula="of:=IF([.N244]&gt;[.N$177];[.N244];&quot;&quot;)" office:value-type="float" office:value="2277863.05" calcext:value-type="float">
            <text:p>2277863,05</text:p>
          </table:table-cell>
          <table:table-cell table:style-name="ce3" table:formula="of:=IF([.O244]&gt;[.O$177];[.O244];&quot;&quot;)" office:value-type="float" office:value="153.125" calcext:value-type="float">
            <text:p>153,125</text:p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>
            <text:p/>
          </table:table-cell>
          <table:table-cell table:style-name="ce3" table:formula="of:=IF([.S244]&gt;[.S$177];[.S244];&quot;&quot;)" office:value-type="float" office:value="234267.4" calcext:value-type="float">
            <text:p>234267,4</text:p>
          </table:table-cell>
          <table:table-cell table:style-name="ce3" table:formula="of:=IF([.T244]&gt;[.T$177];[.T244];&quot;&quot;)">
            <text:p/>
          </table:table-cell>
          <table:table-cell table:style-name="ce3" table:formula="of:=IF([.U244]&gt;[.U$177];[.U244];&quot;&quot;)">
            <text:p/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style-name="ce3" table:formula="of:=IF([.B245]&gt;[.B$177];[.B245];&quot;&quot;)">
            <text:p/>
          </table:table-cell>
          <table:table-cell table:style-name="ce3" table:formula="of:=IF([.C245]&gt;[.C$177];[.C245];&quot;&quot;)" office:value-type="float" office:value="1440.7875" calcext:value-type="float">
            <text:p>1440,7875</text:p>
          </table:table-cell>
          <table:table-cell table:style-name="ce3" table:formula="of:=IF([.D245]&gt;[.D$177];[.D245];&quot;&quot;)" office:value-type="float" office:value="5256.05" calcext:value-type="float">
            <text:p>5256,05</text:p>
          </table:table-cell>
          <table:table-cell table:style-name="ce3" table:formula="of:=IF([.E245]&gt;[.E$177];[.E245];&quot;&quot;)" office:value-type="float" office:value="4314565.6" calcext:value-type="float">
            <text:p>4314565,6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59733.875" calcext:value-type="float">
            <text:p>59733,875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>
            <text:p/>
          </table:table-cell>
          <table:table-cell table:style-name="ce3" table:formula="of:=IF([.M245]&gt;[.M$177];[.M245];&quot;&quot;)" office:value-type="float" office:value="706.2375" calcext:value-type="float">
            <text:p>706,2375</text:p>
          </table:table-cell>
          <table:table-cell table:style-name="ce3" table:formula="of:=IF([.N245]&gt;[.N$177];[.N245];&quot;&quot;)" office:value-type="float" office:value="2316173.45" calcext:value-type="float">
            <text:p>2316173,45</text:p>
          </table:table-cell>
          <table:table-cell table:style-name="ce3" table:formula="of:=IF([.O245]&gt;[.O$177];[.O245];&quot;&quot;)" office:value-type="float" office:value="73.925" calcext:value-type="float">
            <text:p>73,925</text:p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>
            <text:p/>
          </table:table-cell>
          <table:table-cell table:style-name="ce3" table:formula="of:=IF([.S245]&gt;[.S$177];[.S245];&quot;&quot;)" office:value-type="float" office:value="223389" calcext:value-type="float">
            <text:p>223389</text:p>
          </table:table-cell>
          <table:table-cell table:style-name="ce3" table:formula="of:=IF([.T245]&gt;[.T$177];[.T245];&quot;&quot;)">
            <text:p/>
          </table:table-cell>
          <table:table-cell table:style-name="ce3" table:formula="of:=IF([.U245]&gt;[.U$177];[.U245];&quot;&quot;)">
            <text:p/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IF([.B246]&gt;[.B$177];[.B246];&quot;&quot;)">
            <text:p/>
          </table:table-cell>
          <table:table-cell table:style-name="ce3" table:formula="of:=IF([.C246]&gt;[.C$177];[.C246];&quot;&quot;)" office:value-type="float" office:value="959.5875" calcext:value-type="float">
            <text:p>959,5875</text:p>
          </table:table-cell>
          <table:table-cell table:style-name="ce3" table:formula="of:=IF([.D246]&gt;[.D$177];[.D246];&quot;&quot;)" office:value-type="float" office:value="5256.05" calcext:value-type="float">
            <text:p>5256,05</text:p>
          </table:table-cell>
          <table:table-cell table:style-name="ce3" table:formula="of:=IF([.E246]&gt;[.E$177];[.E246];&quot;&quot;)" office:value-type="float" office:value="4341721.2" calcext:value-type="float">
            <text:p>4341721,2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>
            <text:p/>
          </table:table-cell>
          <table:table-cell table:style-name="ce3" table:formula="of:=IF([.I246]&gt;[.I$177];[.I246];&quot;&quot;)" office:value-type="float" office:value="57021.075" calcext:value-type="float">
            <text:p>57021,075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>
            <text:p/>
          </table:table-cell>
          <table:table-cell table:style-name="ce3" table:formula="of:=IF([.M246]&gt;[.M$177];[.M246];&quot;&quot;)" office:value-type="float" office:value="465.2375" calcext:value-type="float">
            <text:p>465,2375</text:p>
          </table:table-cell>
          <table:table-cell table:style-name="ce3" table:formula="of:=IF([.N246]&gt;[.N$177];[.N246];&quot;&quot;)" office:value-type="float" office:value="2785014.55" calcext:value-type="float">
            <text:p>2785014,55</text:p>
          </table:table-cell>
          <table:table-cell table:style-name="ce3" table:formula="of:=IF([.O246]&gt;[.O$177];[.O246];&quot;&quot;)" office:value-type="float" office:value="40.625" calcext:value-type="float">
            <text:p>40,625</text:p>
          </table:table-cell>
          <table:table-cell table:style-name="ce3" table:formula="of:=IF([.P246]&gt;[.P$177];[.P246];&quot;&quot;)">
            <text:p/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>
            <text:p/>
          </table:table-cell>
          <table:table-cell table:style-name="ce3" table:formula="of:=IF([.S246]&gt;[.S$177];[.S246];&quot;&quot;)" office:value-type="float" office:value="234294.3" calcext:value-type="float">
            <text:p>234294,3</text:p>
          </table:table-cell>
          <table:table-cell table:style-name="ce3" table:formula="of:=IF([.T246]&gt;[.T$177];[.T246];&quot;&quot;)">
            <text:p/>
          </table:table-cell>
          <table:table-cell table:style-name="ce3" table:formula="of:=IF([.U246]&gt;[.U$177];[.U246];&quot;&quot;)">
            <text:p/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1420.5875" calcext:value-type="float">
            <text:p>1420,5875</text:p>
          </table:table-cell>
          <table:table-cell table:style-name="ce3" table:formula="of:=IF([.D247]&gt;[.D$177];[.D247];&quot;&quot;)" office:value-type="float" office:value="8647.05" calcext:value-type="float">
            <text:p>8647,05</text:p>
          </table:table-cell>
          <table:table-cell table:style-name="ce3" table:formula="of:=IF([.E247]&gt;[.E$177];[.E247];&quot;&quot;)" office:value-type="float" office:value="4382467.9" calcext:value-type="float">
            <text:p>4382467,9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 office:value-type="float" office:value="559.525" calcext:value-type="float">
            <text:p>559,525</text:p>
          </table:table-cell>
          <table:table-cell table:style-name="ce3" table:formula="of:=IF([.H247]&gt;[.H$177];[.H247];&quot;&quot;)">
            <text:p/>
          </table:table-cell>
          <table:table-cell table:style-name="ce3" table:formula="of:=IF([.I247]&gt;[.I$177];[.I247];&quot;&quot;)" office:value-type="float" office:value="54308.275" calcext:value-type="float">
            <text:p>54308,275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>
            <text:p/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 office:value-type="float" office:value="425.2375" calcext:value-type="float">
            <text:p>425,2375</text:p>
          </table:table-cell>
          <table:table-cell table:style-name="ce3" table:formula="of:=IF([.N247]&gt;[.N$177];[.N247];&quot;&quot;)" office:value-type="float" office:value="2324583.05" calcext:value-type="float">
            <text:p>2324583,05</text:p>
          </table:table-cell>
          <table:table-cell table:style-name="ce3" table:formula="of:=IF([.O247]&gt;[.O$177];[.O247];&quot;&quot;)" office:value-type="float" office:value="78.125" calcext:value-type="float">
            <text:p>78,125</text:p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>
            <text:p/>
          </table:table-cell>
          <table:table-cell table:style-name="ce3" table:formula="of:=IF([.S247]&gt;[.S$177];[.S247];&quot;&quot;)" office:value-type="float" office:value="217990.3" calcext:value-type="float">
            <text:p>217990,3</text:p>
          </table:table-cell>
          <table:table-cell table:style-name="ce3" table:formula="of:=IF([.T247]&gt;[.T$177];[.T247];&quot;&quot;)">
            <text:p/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558.3875" calcext:value-type="float">
            <text:p>558,3875</text:p>
          </table:table-cell>
          <table:table-cell table:style-name="ce3" table:formula="of:=IF([.D248]&gt;[.D$177];[.D248];&quot;&quot;)" office:value-type="float" office:value="5256.05" calcext:value-type="float">
            <text:p>5256,05</text:p>
          </table:table-cell>
          <table:table-cell table:style-name="ce3" table:formula="of:=IF([.E248]&gt;[.E$177];[.E248];&quot;&quot;)" office:value-type="float" office:value="3979859.4" calcext:value-type="float">
            <text:p>3979859,4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>
            <text:p/>
          </table:table-cell>
          <table:table-cell table:style-name="ce3" table:formula="of:=IF([.I248]&gt;[.I$177];[.I248];&quot;&quot;)" office:value-type="float" office:value="57021.075" calcext:value-type="float">
            <text:p>57021,075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>
            <text:p/>
          </table:table-cell>
          <table:table-cell table:style-name="ce3" table:formula="of:=IF([.M248]&gt;[.M$177];[.M248];&quot;&quot;)" office:value-type="float" office:value="405.0375" calcext:value-type="float">
            <text:p>405,0375</text:p>
          </table:table-cell>
          <table:table-cell table:style-name="ce3" table:formula="of:=IF([.N248]&gt;[.N$177];[.N248];&quot;&quot;)" office:value-type="float" office:value="2245619.85" calcext:value-type="float">
            <text:p>2245619,85</text:p>
          </table:table-cell>
          <table:table-cell table:style-name="ce3" table:formula="of:=IF([.O248]&gt;[.O$177];[.O248];&quot;&quot;)" office:value-type="float" office:value="70.625" calcext:value-type="float">
            <text:p>70,625</text:p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>
            <text:p/>
          </table:table-cell>
          <table:table-cell table:style-name="ce3" table:formula="of:=IF([.S248]&gt;[.S$177];[.S248];&quot;&quot;)" office:value-type="float" office:value="215223.2" calcext:value-type="float">
            <text:p>215223,2</text:p>
          </table:table-cell>
          <table:table-cell table:style-name="ce3" table:formula="of:=IF([.T248]&gt;[.T$177];[.T248];&quot;&quot;)">
            <text:p/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style-name="ce3" table:formula="of:=IF([.B249]&gt;[.B$177];[.B249];&quot;&quot;)">
            <text:p/>
          </table:table-cell>
          <table:table-cell table:style-name="ce3" table:formula="of:=IF([.C249]&gt;[.C$177];[.C249];&quot;&quot;)" office:value-type="float" office:value="858.9875" calcext:value-type="float">
            <text:p>858,9875</text:p>
          </table:table-cell>
          <table:table-cell table:style-name="ce3" table:formula="of:=IF([.D249]&gt;[.D$177];[.D249];&quot;&quot;)">
            <text:p/>
          </table:table-cell>
          <table:table-cell table:style-name="ce3" table:formula="of:=IF([.E249]&gt;[.E$177];[.E249];&quot;&quot;)" office:value-type="float" office:value="4159420.5" calcext:value-type="float">
            <text:p>4159420,5</text:p>
          </table:table-cell>
          <table:table-cell table:style-name="ce3" table:formula="of:=IF([.F249]&gt;[.F$177];[.F249];&quot;&quot;)">
            <text:p/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>
            <text:p/>
          </table:table-cell>
          <table:table-cell table:style-name="ce3" table:formula="of:=IF([.I249]&gt;[.I$177];[.I249];&quot;&quot;)" office:value-type="float" office:value="57021.075" calcext:value-type="float">
            <text:p>57021,075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>
            <text:p/>
          </table:table-cell>
          <table:table-cell table:style-name="ce3" table:formula="of:=IF([.M249]&gt;[.M$177];[.M249];&quot;&quot;)" office:value-type="float" office:value="646.0375" calcext:value-type="float">
            <text:p>646,0375</text:p>
          </table:table-cell>
          <table:table-cell table:style-name="ce3" table:formula="of:=IF([.N249]&gt;[.N$177];[.N249];&quot;&quot;)" office:value-type="float" office:value="2227495.05" calcext:value-type="float">
            <text:p>2227495,05</text:p>
          </table:table-cell>
          <table:table-cell table:style-name="ce3" table:formula="of:=IF([.O249]&gt;[.O$177];[.O249];&quot;&quot;)" office:value-type="float" office:value="53.125" calcext:value-type="float">
            <text:p>53,125</text:p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>
            <text:p/>
          </table:table-cell>
          <table:table-cell table:style-name="ce3" table:formula="of:=IF([.S249]&gt;[.S$177];[.S249];&quot;&quot;)" office:value-type="float" office:value="182615.2" calcext:value-type="float">
            <text:p>182615,2</text:p>
          </table:table-cell>
          <table:table-cell table:style-name="ce3" table:formula="of:=IF([.T249]&gt;[.T$177];[.T249];&quot;&quot;)">
            <text:p/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style-name="ce3" table:formula="of:=IF([.B250]&gt;[.B$177];[.B250];&quot;&quot;)">
            <text:p/>
          </table:table-cell>
          <table:table-cell table:style-name="ce3" table:formula="of:=IF([.C250]&gt;[.C$177];[.C250];&quot;&quot;)" office:value-type="float" office:value="999.5875" calcext:value-type="float">
            <text:p>999,5875</text:p>
          </table:table-cell>
          <table:table-cell table:style-name="ce3" table:formula="of:=IF([.D250]&gt;[.D$177];[.D250];&quot;&quot;)" office:value-type="float" office:value="5256.05" calcext:value-type="float">
            <text:p>5256,05</text:p>
          </table:table-cell>
          <table:table-cell table:style-name="ce3" table:formula="of:=IF([.E250]&gt;[.E$177];[.E250];&quot;&quot;)" office:value-type="float" office:value="4540326.1" calcext:value-type="float">
            <text:p>4540326,1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>
            <text:p/>
          </table:table-cell>
          <table:table-cell table:style-name="ce3" table:formula="of:=IF([.I250]&gt;[.I$177];[.I250];&quot;&quot;)" office:value-type="float" office:value="59733.875" calcext:value-type="float">
            <text:p>59733,875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>
            <text:p/>
          </table:table-cell>
          <table:table-cell table:style-name="ce3" table:formula="of:=IF([.L250]&gt;[.L$177];[.L250];&quot;&quot;)">
            <text:p/>
          </table:table-cell>
          <table:table-cell table:style-name="ce3" table:formula="of:=IF([.M250]&gt;[.M$177];[.M250];&quot;&quot;)" office:value-type="float" office:value="826.2375" calcext:value-type="float">
            <text:p>826,2375</text:p>
          </table:table-cell>
          <table:table-cell table:style-name="ce3" table:formula="of:=IF([.N250]&gt;[.N$177];[.N250];&quot;&quot;)" office:value-type="float" office:value="2219949.45" calcext:value-type="float">
            <text:p>2219949,45</text:p>
          </table:table-cell>
          <table:table-cell table:style-name="ce3" table:formula="of:=IF([.O250]&gt;[.O$177];[.O250];&quot;&quot;)" office:value-type="float" office:value="115.625" calcext:value-type="float">
            <text:p>115,625</text:p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>
            <text:p/>
          </table:table-cell>
          <table:table-cell table:style-name="ce3" table:formula="of:=IF([.S250]&gt;[.S$177];[.S250];&quot;&quot;)" office:value-type="float" office:value="144527.3" calcext:value-type="float">
            <text:p>144527,3</text:p>
          </table:table-cell>
          <table:table-cell table:style-name="ce3" table:formula="of:=IF([.T250]&gt;[.T$177];[.T250];&quot;&quot;)">
            <text:p/>
          </table:table-cell>
          <table:table-cell table:style-name="ce3" table:formula="of:=IF([.U250]&gt;[.U$177];[.U250];&quot;&quot;)">
            <text:p/>
          </table:table-cell>
          <table:table-cell table:style-name="ce3" table:formula="of:=IF([.V250]&gt;[.V$177];[.V25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698.5875" calcext:value-type="float">
            <text:p>698,5875</text:p>
          </table:table-cell>
          <table:table-cell table:style-name="ce3" table:formula="of:=IF([.D251]&gt;[.D$177];[.D251];&quot;&quot;)">
            <text:p/>
          </table:table-cell>
          <table:table-cell table:style-name="ce3" table:formula="of:=IF([.E251]&gt;[.E$177];[.E251];&quot;&quot;)" office:value-type="float" office:value="4129498.2" calcext:value-type="float">
            <text:p>4129498,2</text:p>
          </table:table-cell>
          <table:table-cell table:style-name="ce3" table:formula="of:=IF([.F251]&gt;[.F$177];[.F251];&quot;&quot;)">
            <text:p/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57021.075" calcext:value-type="float">
            <text:p>57021,075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>
            <text:p/>
          </table:table-cell>
          <table:table-cell table:style-name="ce3" table:formula="of:=IF([.M251]&gt;[.M$177];[.M251];&quot;&quot;)" office:value-type="float" office:value="525.6375" calcext:value-type="float">
            <text:p>525,6375</text:p>
          </table:table-cell>
          <table:table-cell table:style-name="ce3" table:formula="of:=IF([.N251]&gt;[.N$177];[.N251];&quot;&quot;)" office:value-type="float" office:value="2042023.05" calcext:value-type="float">
            <text:p>2042023,05</text:p>
          </table:table-cell>
          <table:table-cell table:style-name="ce3" table:formula="of:=IF([.O251]&gt;[.O$177];[.O251];&quot;&quot;)">
            <text:p/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>
            <text:p/>
          </table:table-cell>
          <table:table-cell table:style-name="ce3" table:formula="of:=IF([.S251]&gt;[.S$177];[.S251];&quot;&quot;)" office:value-type="float" office:value="114577.9" calcext:value-type="float">
            <text:p>114577,9</text:p>
          </table:table-cell>
          <table:table-cell table:style-name="ce3" table:formula="of:=IF([.T251]&gt;[.T$177];[.T251];&quot;&quot;)">
            <text:p/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1099.9875" calcext:value-type="float">
            <text:p>1099,9875</text:p>
          </table:table-cell>
          <table:table-cell table:style-name="ce3" table:formula="of:=IF([.D252]&gt;[.D$177];[.D252];&quot;&quot;)" office:value-type="float" office:value="5256.05" calcext:value-type="float">
            <text:p>5256,05</text:p>
          </table:table-cell>
          <table:table-cell table:style-name="ce3" table:formula="of:=IF([.E252]&gt;[.E$177];[.E252];&quot;&quot;)" office:value-type="float" office:value="4118646.5" calcext:value-type="float">
            <text:p>4118646,5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>
            <text:p/>
          </table:table-cell>
          <table:table-cell table:style-name="ce3" table:formula="of:=IF([.I252]&gt;[.I$177];[.I252];&quot;&quot;)" office:value-type="float" office:value="54308.275" calcext:value-type="float">
            <text:p>54308,275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>
            <text:p/>
          </table:table-cell>
          <table:table-cell table:style-name="ce3" table:formula="of:=IF([.M252]&gt;[.M$177];[.M252];&quot;&quot;)" office:value-type="float" office:value="605.6375" calcext:value-type="float">
            <text:p>605,6375</text:p>
          </table:table-cell>
          <table:table-cell table:style-name="ce3" table:formula="of:=IF([.N252]&gt;[.N$177];[.N252];&quot;&quot;)" office:value-type="float" office:value="2033735.05" calcext:value-type="float">
            <text:p>2033735,05</text:p>
          </table:table-cell>
          <table:table-cell table:style-name="ce3" table:formula="of:=IF([.O252]&gt;[.O$177];[.O252];&quot;&quot;)" office:value-type="float" office:value="53.125" calcext:value-type="float">
            <text:p>53,125</text:p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>
            <text:p/>
          </table:table-cell>
          <table:table-cell table:style-name="ce3" table:formula="of:=IF([.R252]&gt;[.R$177];[.R252];&quot;&quot;)">
            <text:p/>
          </table:table-cell>
          <table:table-cell table:style-name="ce3" table:formula="of:=IF([.S252]&gt;[.S$177];[.S252];&quot;&quot;)" office:value-type="float" office:value="98273.9" calcext:value-type="float">
            <text:p>98273,9</text:p>
          </table:table-cell>
          <table:table-cell table:style-name="ce3" table:formula="of:=IF([.T252]&gt;[.T$177];[.T252];&quot;&quot;)">
            <text:p/>
          </table:table-cell>
          <table:table-cell table:style-name="ce3" table:formula="of:=IF([.U252]&gt;[.U$177];[.U252];&quot;&quot;)" office:value-type="float" office:value="50" calcext:value-type="float">
            <text:p>50</text:p>
          </table:table-cell>
          <table:table-cell table:style-name="ce3" table:formula="of:=IF([.V252]&gt;[.V$177];[.V25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1039.7875" calcext:value-type="float">
            <text:p>1039,7875</text:p>
          </table:table-cell>
          <table:table-cell table:style-name="ce3" table:formula="of:=IF([.D253]&gt;[.D$177];[.D253];&quot;&quot;)" office:value-type="float" office:value="5256.05" calcext:value-type="float">
            <text:p>5256,05</text:p>
          </table:table-cell>
          <table:table-cell table:style-name="ce3" table:formula="of:=IF([.E253]&gt;[.E$177];[.E253];&quot;&quot;)" office:value-type="float" office:value="4262778.6" calcext:value-type="float">
            <text:p>4262778,6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54308.275" calcext:value-type="float">
            <text:p>54308,275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>
            <text:p/>
          </table:table-cell>
          <table:table-cell table:style-name="ce3" table:formula="of:=IF([.M253]&gt;[.M$177];[.M253];&quot;&quot;)" office:value-type="float" office:value="806.0375" calcext:value-type="float">
            <text:p>806,0375</text:p>
          </table:table-cell>
          <table:table-cell table:style-name="ce3" table:formula="of:=IF([.N253]&gt;[.N$177];[.N253];&quot;&quot;)" office:value-type="float" office:value="2168320.65" calcext:value-type="float">
            <text:p>2168320,65</text:p>
          </table:table-cell>
          <table:table-cell table:style-name="ce3" table:formula="of:=IF([.O253]&gt;[.O$177];[.O253];&quot;&quot;)" office:value-type="float" office:value="40.625" calcext:value-type="float">
            <text:p>40,625</text:p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>
            <text:p/>
          </table:table-cell>
          <table:table-cell table:style-name="ce3" table:formula="of:=IF([.S253]&gt;[.S$177];[.S253];&quot;&quot;)" office:value-type="float" office:value="87368.4" calcext:value-type="float">
            <text:p>87368,4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>
            <text:p/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698.7875" calcext:value-type="float">
            <text:p>698,7875</text:p>
          </table:table-cell>
          <table:table-cell table:style-name="ce3" table:formula="of:=IF([.D254]&gt;[.D$177];[.D254];&quot;&quot;)" office:value-type="float" office:value="5256.05" calcext:value-type="float">
            <text:p>5256,05</text:p>
          </table:table-cell>
          <table:table-cell table:style-name="ce3" table:formula="of:=IF([.E254]&gt;[.E$177];[.E254];&quot;&quot;)" office:value-type="float" office:value="4311771.8" calcext:value-type="float">
            <text:p>4311771,8</text:p>
          </table:table-cell>
          <table:table-cell table:style-name="ce3" table:formula="of:=IF([.F254]&gt;[.F$177];[.F254];&quot;&quot;)">
            <text:p/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>
            <text:p/>
          </table:table-cell>
          <table:table-cell table:style-name="ce3" table:formula="of:=IF([.I254]&gt;[.I$177];[.I254];&quot;&quot;)" office:value-type="float" office:value="54308.275" calcext:value-type="float">
            <text:p>54308,275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>
            <text:p/>
          </table:table-cell>
          <table:table-cell table:style-name="ce3" table:formula="of:=IF([.N254]&gt;[.N$177];[.N254];&quot;&quot;)" office:value-type="float" office:value="2048800.65" calcext:value-type="float">
            <text:p>2048800,65</text:p>
          </table:table-cell>
          <table:table-cell table:style-name="ce3" table:formula="of:=IF([.O254]&gt;[.O$177];[.O254];&quot;&quot;)">
            <text:p/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>
            <text:p/>
          </table:table-cell>
          <table:table-cell table:style-name="ce3" table:formula="of:=IF([.S254]&gt;[.S$177];[.S254];&quot;&quot;)" office:value-type="float" office:value="79202.8" calcext:value-type="float">
            <text:p>79202,8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919.1875" calcext:value-type="float">
            <text:p>919,1875</text:p>
          </table:table-cell>
          <table:table-cell table:style-name="ce3" table:formula="of:=IF([.D255]&gt;[.D$177];[.D255];&quot;&quot;)" office:value-type="float" office:value="5256.05" calcext:value-type="float">
            <text:p>5256,05</text:p>
          </table:table-cell>
          <table:table-cell table:style-name="ce3" table:formula="of:=IF([.E255]&gt;[.E$177];[.E255];&quot;&quot;)" office:value-type="float" office:value="4336295.4" calcext:value-type="float">
            <text:p>4336295,4</text:p>
          </table:table-cell>
          <table:table-cell table:style-name="ce3" table:formula="of:=IF([.F255]&gt;[.F$177];[.F255];&quot;&quot;)">
            <text:p/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>
            <text:p/>
          </table:table-cell>
          <table:table-cell table:style-name="ce3" table:formula="of:=IF([.I255]&gt;[.I$177];[.I255];&quot;&quot;)" office:value-type="float" office:value="57021.075" calcext:value-type="float">
            <text:p>57021,075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>
            <text:p/>
          </table:table-cell>
          <table:table-cell table:style-name="ce3" table:formula="of:=IF([.M255]&gt;[.M$177];[.M255];&quot;&quot;)" office:value-type="float" office:value="886.4375" calcext:value-type="float">
            <text:p>886,4375</text:p>
          </table:table-cell>
          <table:table-cell table:style-name="ce3" table:formula="of:=IF([.N255]&gt;[.N$177];[.N255];&quot;&quot;)" office:value-type="float" office:value="2046861.45" calcext:value-type="float">
            <text:p>2046861,45</text:p>
          </table:table-cell>
          <table:table-cell table:style-name="ce3" table:formula="of:=IF([.O255]&gt;[.O$177];[.O255];&quot;&quot;)" office:value-type="float" office:value="40.625" calcext:value-type="float">
            <text:p>40,625</text:p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>
            <text:p/>
          </table:table-cell>
          <table:table-cell table:style-name="ce3" table:formula="of:=IF([.S255]&gt;[.S$177];[.S255];&quot;&quot;)" office:value-type="float" office:value="79229.9" calcext:value-type="float">
            <text:p>79229,9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>
            <text:p/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979.1875" calcext:value-type="float">
            <text:p>979,1875</text:p>
          </table:table-cell>
          <table:table-cell table:style-name="ce3" table:formula="of:=IF([.D256]&gt;[.D$177];[.D256];&quot;&quot;)" office:value-type="float" office:value="6612.45" calcext:value-type="float">
            <text:p>6612,45</text:p>
          </table:table-cell>
          <table:table-cell table:style-name="ce3" table:formula="of:=IF([.E256]&gt;[.E$177];[.E256];&quot;&quot;)" office:value-type="float" office:value="4137663.5" calcext:value-type="float">
            <text:p>4137663,5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59733.875" calcext:value-type="float">
            <text:p>59733,875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>
            <text:p/>
          </table:table-cell>
          <table:table-cell table:style-name="ce3" table:formula="of:=IF([.M256]&gt;[.M$177];[.M256];&quot;&quot;)" office:value-type="float" office:value="615.7375" calcext:value-type="float">
            <text:p>615,7375</text:p>
          </table:table-cell>
          <table:table-cell table:style-name="ce3" table:formula="of:=IF([.N256]&gt;[.N$177];[.N256];&quot;&quot;)" office:value-type="float" office:value="1884525.45" calcext:value-type="float">
            <text:p>1884525,45</text:p>
          </table:table-cell>
          <table:table-cell table:style-name="ce3" table:formula="of:=IF([.O256]&gt;[.O$177];[.O256];&quot;&quot;)" office:value-type="float" office:value="53.125" calcext:value-type="float">
            <text:p>53,125</text:p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>
            <text:p/>
          </table:table-cell>
          <table:table-cell table:style-name="ce3" table:formula="of:=IF([.S256]&gt;[.S$177];[.S256];&quot;&quot;)" office:value-type="float" office:value="68351.6" calcext:value-type="float">
            <text:p>68351,6</text:p>
          </table:table-cell>
          <table:table-cell table:style-name="ce3" table:formula="of:=IF([.T256]&gt;[.T$177];[.T256];&quot;&quot;)">
            <text:p/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1059.7875" calcext:value-type="float">
            <text:p>1059,7875</text:p>
          </table:table-cell>
          <table:table-cell table:style-name="ce3" table:formula="of:=IF([.D257]&gt;[.D$177];[.D257];&quot;&quot;)" office:value-type="float" office:value="5256.05" calcext:value-type="float">
            <text:p>5256,05</text:p>
          </table:table-cell>
          <table:table-cell table:style-name="ce3" table:formula="of:=IF([.E257]&gt;[.E$177];[.E257];&quot;&quot;)" office:value-type="float" office:value="4254613" calcext:value-type="float">
            <text:p>4254613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>
            <text:p/>
          </table:table-cell>
          <table:table-cell table:style-name="ce3" table:formula="of:=IF([.I257]&gt;[.I$177];[.I257];&quot;&quot;)" office:value-type="float" office:value="54308.275" calcext:value-type="float">
            <text:p>54308,275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>
            <text:p/>
          </table:table-cell>
          <table:table-cell table:style-name="ce3" table:formula="of:=IF([.N257]&gt;[.N$177];[.N257];&quot;&quot;)" office:value-type="float" office:value="2021478.55" calcext:value-type="float">
            <text:p>2021478,55</text:p>
          </table:table-cell>
          <table:table-cell table:style-name="ce3" table:formula="of:=IF([.O257]&gt;[.O$177];[.O257];&quot;&quot;)">
            <text:p/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>
            <text:p/>
          </table:table-cell>
          <table:table-cell table:style-name="ce3" table:formula="of:=IF([.S257]&gt;[.S$177];[.S257];&quot;&quot;)" office:value-type="float" office:value="57500.3" calcext:value-type="float">
            <text:p>57500,3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879.3875" calcext:value-type="float">
            <text:p>879,3875</text:p>
          </table:table-cell>
          <table:table-cell table:style-name="ce3" table:formula="of:=IF([.D258]&gt;[.D$177];[.D258];&quot;&quot;)">
            <text:p/>
          </table:table-cell>
          <table:table-cell table:style-name="ce3" table:formula="of:=IF([.E258]&gt;[.E$177];[.E258];&quot;&quot;)" office:value-type="float" office:value="4268231.1" calcext:value-type="float">
            <text:p>4268231,1</text:p>
          </table:table-cell>
          <table:table-cell table:style-name="ce3" table:formula="of:=IF([.F258]&gt;[.F$177];[.F258];&quot;&quot;)">
            <text:p/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54308.275" calcext:value-type="float">
            <text:p>54308,275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>
            <text:p/>
          </table:table-cell>
          <table:table-cell table:style-name="ce3" table:formula="of:=IF([.M258]&gt;[.M$177];[.M258];&quot;&quot;)" office:value-type="float" office:value="445.2375" calcext:value-type="float">
            <text:p>445,2375</text:p>
          </table:table-cell>
          <table:table-cell table:style-name="ce3" table:formula="of:=IF([.N258]&gt;[.N$177];[.N258];&quot;&quot;)" office:value-type="float" office:value="1867623.05" calcext:value-type="float">
            <text:p>1867623,05</text:p>
          </table:table-cell>
          <table:table-cell table:style-name="ce3" table:formula="of:=IF([.O258]&gt;[.O$177];[.O258];&quot;&quot;)">
            <text:p/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>
            <text:p/>
          </table:table-cell>
          <table:table-cell table:style-name="ce3" table:formula="of:=IF([.S258]&gt;[.S$177];[.S258];&quot;&quot;)" office:value-type="float" office:value="52074.7" calcext:value-type="float">
            <text:p>52074,7</text:p>
          </table:table-cell>
          <table:table-cell table:style-name="ce3" table:formula="of:=IF([.T258]&gt;[.T$177];[.T258];&quot;&quot;)">
            <text:p/>
          </table:table-cell>
          <table:table-cell table:style-name="ce3" table:formula="of:=IF([.U258]&gt;[.U$177];[.U258];&quot;&quot;)">
            <text:p/>
          </table:table-cell>
          <table:table-cell table:style-name="ce3" table:formula="of:=IF([.V258]&gt;[.V$177];[.V25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IF([.B259]&gt;[.B$177];[.B259];&quot;&quot;)">
            <text:p/>
          </table:table-cell>
          <table:table-cell table:style-name="ce3" table:formula="of:=IF([.C259]&gt;[.C$177];[.C259];&quot;&quot;)" office:value-type="float" office:value="798.9875" calcext:value-type="float">
            <text:p>798,9875</text:p>
          </table:table-cell>
          <table:table-cell table:style-name="ce3" table:formula="of:=IF([.D259]&gt;[.D$177];[.D259];&quot;&quot;)" office:value-type="float" office:value="5256.05" calcext:value-type="float">
            <text:p>5256,05</text:p>
          </table:table-cell>
          <table:table-cell table:style-name="ce3" table:formula="of:=IF([.E259]&gt;[.E$177];[.E259];&quot;&quot;)" office:value-type="float" office:value="4287302.2" calcext:value-type="float">
            <text:p>4287302,2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54308.275" calcext:value-type="float">
            <text:p>54308,275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 office:value-type="float" office:value="345.0375" calcext:value-type="float">
            <text:p>345,0375</text:p>
          </table:table-cell>
          <table:table-cell table:style-name="ce3" table:formula="of:=IF([.N259]&gt;[.N$177];[.N259];&quot;&quot;)" office:value-type="float" office:value="1807495.05" calcext:value-type="float">
            <text:p>1807495,05</text:p>
          </table:table-cell>
          <table:table-cell table:style-name="ce3" table:formula="of:=IF([.O259]&gt;[.O$177];[.O259];&quot;&quot;)" office:value-type="float" office:value="53.125" calcext:value-type="float">
            <text:p>53,125</text:p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>
            <text:p/>
          </table:table-cell>
          <table:table-cell table:style-name="ce3" table:formula="of:=IF([.S259]&gt;[.S$177];[.S259];&quot;&quot;)" office:value-type="float" office:value="49334.7" calcext:value-type="float">
            <text:p>49334,7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818.9875" calcext:value-type="float">
            <text:p>818,9875</text:p>
          </table:table-cell>
          <table:table-cell table:style-name="ce3" table:formula="of:=IF([.D260]&gt;[.D$177];[.D260];&quot;&quot;)">
            <text:p/>
          </table:table-cell>
          <table:table-cell table:style-name="ce3" table:formula="of:=IF([.E260]&gt;[.E$177];[.E260];&quot;&quot;)" office:value-type="float" office:value="4325363.1" calcext:value-type="float">
            <text:p>4325363,1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57021.075" calcext:value-type="float">
            <text:p>57021,075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 office:value-type="float" office:value="365.2375" calcext:value-type="float">
            <text:p>365,2375</text:p>
          </table:table-cell>
          <table:table-cell table:style-name="ce3" table:formula="of:=IF([.N260]&gt;[.N$177];[.N260];&quot;&quot;)" office:value-type="float" office:value="1882304.65" calcext:value-type="float">
            <text:p>1882304,65</text:p>
          </table:table-cell>
          <table:table-cell table:style-name="ce3" table:formula="of:=IF([.O260]&gt;[.O$177];[.O260];&quot;&quot;)" office:value-type="float" office:value="53.125" calcext:value-type="float">
            <text:p>53,125</text:p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49334.7" calcext:value-type="float">
            <text:p>49334,7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798.9875" calcext:value-type="float">
            <text:p>798,9875</text:p>
          </table:table-cell>
          <table:table-cell table:style-name="ce3" table:formula="of:=IF([.D261]&gt;[.D$177];[.D261];&quot;&quot;)">
            <text:p/>
          </table:table-cell>
          <table:table-cell table:style-name="ce3" table:formula="of:=IF([.E261]&gt;[.E$177];[.E261];&quot;&quot;)" office:value-type="float" office:value="4504870.1" calcext:value-type="float">
            <text:p>4504870,1</text:p>
          </table:table-cell>
          <table:table-cell table:style-name="ce3" table:formula="of:=IF([.F261]&gt;[.F$177];[.F261];&quot;&quot;)">
            <text:p/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>
            <text:p/>
          </table:table-cell>
          <table:table-cell table:style-name="ce3" table:formula="of:=IF([.I261]&gt;[.I$177];[.I261];&quot;&quot;)" office:value-type="float" office:value="54335.375" calcext:value-type="float">
            <text:p>54335,375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 office:value-type="float" office:value="385.2375" calcext:value-type="float">
            <text:p>385,2375</text:p>
          </table:table-cell>
          <table:table-cell table:style-name="ce3" table:formula="of:=IF([.N261]&gt;[.N$177];[.N261];&quot;&quot;)" office:value-type="float" office:value="1757491.85" calcext:value-type="float">
            <text:p>1757491,85</text:p>
          </table:table-cell>
          <table:table-cell table:style-name="ce3" table:formula="of:=IF([.O261]&gt;[.O$177];[.O261];&quot;&quot;)" office:value-type="float" office:value="90.625" calcext:value-type="float">
            <text:p>90,625</text:p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>
            <text:p/>
          </table:table-cell>
          <table:table-cell table:style-name="ce3" table:formula="of:=IF([.S261]&gt;[.S$177];[.S261];&quot;&quot;)" office:value-type="float" office:value="43827.7" calcext:value-type="float">
            <text:p>43827,7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678.3875" calcext:value-type="float">
            <text:p>678,3875</text:p>
          </table:table-cell>
          <table:table-cell table:style-name="ce3" table:formula="of:=IF([.D262]&gt;[.D$177];[.D262];&quot;&quot;)">
            <text:p/>
          </table:table-cell>
          <table:table-cell table:style-name="ce3" table:formula="of:=IF([.E262]&gt;[.E$177];[.E262];&quot;&quot;)" office:value-type="float" office:value="4572907.3" calcext:value-type="float">
            <text:p>4572907,3</text:p>
          </table:table-cell>
          <table:table-cell table:style-name="ce3" table:formula="of:=IF([.F262]&gt;[.F$177];[.F262];&quot;&quot;)">
            <text:p/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>
            <text:p/>
          </table:table-cell>
          <table:table-cell table:style-name="ce3" table:formula="of:=IF([.I262]&gt;[.I$177];[.I262];&quot;&quot;)" office:value-type="float" office:value="54308.275" calcext:value-type="float">
            <text:p>54308,275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 office:value-type="float" office:value="846.4375" calcext:value-type="float">
            <text:p>846,4375</text:p>
          </table:table-cell>
          <table:table-cell table:style-name="ce3" table:formula="of:=IF([.N262]&gt;[.N$177];[.N262];&quot;&quot;)" office:value-type="float" office:value="1739527.05" calcext:value-type="float">
            <text:p>1739527,05</text:p>
          </table:table-cell>
          <table:table-cell table:style-name="ce3" table:formula="of:=IF([.O262]&gt;[.O$177];[.O262];&quot;&quot;)" office:value-type="float" office:value="53.125" calcext:value-type="float">
            <text:p>53,125</text:p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35662.2" calcext:value-type="float">
            <text:p>35662,2</text:p>
          </table:table-cell>
          <table:table-cell table:style-name="ce3" table:formula="of:=IF([.T262]&gt;[.T$177];[.T262];&quot;&quot;)">
            <text:p/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879.1875" calcext:value-type="float">
            <text:p>879,1875</text:p>
          </table:table-cell>
          <table:table-cell table:style-name="ce3" table:formula="of:=IF([.D263]&gt;[.D$177];[.D263];&quot;&quot;)" office:value-type="float" office:value="5256.05" calcext:value-type="float">
            <text:p>5256,05</text:p>
          </table:table-cell>
          <table:table-cell table:style-name="ce3" table:formula="of:=IF([.E263]&gt;[.E$177];[.E263];&quot;&quot;)" office:value-type="float" office:value="4099575.6" calcext:value-type="float">
            <text:p>4099575,6</text:p>
          </table:table-cell>
          <table:table-cell table:style-name="ce3" table:formula="of:=IF([.F263]&gt;[.F$177];[.F263];&quot;&quot;)">
            <text:p/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>
            <text:p/>
          </table:table-cell>
          <table:table-cell table:style-name="ce3" table:formula="of:=IF([.I263]&gt;[.I$177];[.I263];&quot;&quot;)" office:value-type="float" office:value="51595.475" calcext:value-type="float">
            <text:p>51595,475</text:p>
          </table:table-cell>
          <table:table-cell table:style-name="ce3" table:formula="of:=IF([.J263]&gt;[.J$177];[.J263];&quot;&quot;)">
            <text:p/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>
            <text:p/>
          </table:table-cell>
          <table:table-cell table:style-name="ce3" table:formula="of:=IF([.M263]&gt;[.M$177];[.M263];&quot;&quot;)" office:value-type="float" office:value="605.8375" calcext:value-type="float">
            <text:p>605,8375</text:p>
          </table:table-cell>
          <table:table-cell table:style-name="ce3" table:formula="of:=IF([.N263]&gt;[.N$177];[.N263];&quot;&quot;)" office:value-type="float" office:value="2360873.15" calcext:value-type="float">
            <text:p>2360873,15</text:p>
          </table:table-cell>
          <table:table-cell table:style-name="ce3" table:formula="of:=IF([.O263]&gt;[.O$177];[.O263];&quot;&quot;)">
            <text:p/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>
            <text:p/>
          </table:table-cell>
          <table:table-cell table:style-name="ce3" table:formula="of:=IF([.R263]&gt;[.R$177];[.R263];&quot;&quot;)">
            <text:p/>
          </table:table-cell>
          <table:table-cell table:style-name="ce3" table:formula="of:=IF([.S263]&gt;[.S$177];[.S263];&quot;&quot;)" office:value-type="float" office:value="35689.3" calcext:value-type="float">
            <text:p>35689,3</text:p>
          </table:table-cell>
          <table:table-cell table:style-name="ce3" table:formula="of:=IF([.T263]&gt;[.T$177];[.T263];&quot;&quot;)" office:value-type="float" office:value="106.675" calcext:value-type="float">
            <text:p>106,675</text:p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954.3875" calcext:value-type="float">
            <text:p>954,3875</text:p>
          </table:table-cell>
          <table:table-cell table:style-name="ce3" table:formula="of:=IF([.D264]&gt;[.D$177];[.D264];&quot;&quot;)" office:value-type="float" office:value="5256.05" calcext:value-type="float">
            <text:p>5256,05</text:p>
          </table:table-cell>
          <table:table-cell table:style-name="ce3" table:formula="of:=IF([.E264]&gt;[.E$177];[.E264];&quot;&quot;)" office:value-type="float" office:value="4230143.4" calcext:value-type="float">
            <text:p>4230143,4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 office:value-type="float" office:value="509.525" calcext:value-type="float">
            <text:p>509,525</text:p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54308.275" calcext:value-type="float">
            <text:p>54308,275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>
            <text:p/>
          </table:table-cell>
          <table:table-cell table:style-name="ce3" table:formula="of:=IF([.M264]&gt;[.M$177];[.M264];&quot;&quot;)" office:value-type="float" office:value="646.0375" calcext:value-type="float">
            <text:p>646,0375</text:p>
          </table:table-cell>
          <table:table-cell table:style-name="ce3" table:formula="of:=IF([.N264]&gt;[.N$177];[.N264];&quot;&quot;)" office:value-type="float" office:value="1785607.05" calcext:value-type="float">
            <text:p>1785607,05</text:p>
          </table:table-cell>
          <table:table-cell table:style-name="ce3" table:formula="of:=IF([.O264]&gt;[.O$177];[.O264];&quot;&quot;)">
            <text:p/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>
            <text:p/>
          </table:table-cell>
          <table:table-cell table:style-name="ce3" table:formula="of:=IF([.S264]&gt;[.S$177];[.S264];&quot;&quot;)" office:value-type="float" office:value="35689.3" calcext:value-type="float">
            <text:p>35689,3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1019.7875" calcext:value-type="float">
            <text:p>1019,7875</text:p>
          </table:table-cell>
          <table:table-cell table:style-name="ce3" table:formula="of:=IF([.D265]&gt;[.D$177];[.D265];&quot;&quot;)" office:value-type="float" office:value="6612.45" calcext:value-type="float">
            <text:p>6612,45</text:p>
          </table:table-cell>
          <table:table-cell table:style-name="ce3" table:formula="of:=IF([.E265]&gt;[.E$177];[.E265];&quot;&quot;)" office:value-type="float" office:value="4270944.2" calcext:value-type="float">
            <text:p>4270944,2</text:p>
          </table:table-cell>
          <table:table-cell table:style-name="ce3" table:formula="of:=IF([.F265]&gt;[.F$177];[.F265];&quot;&quot;)">
            <text:p/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51568.275" calcext:value-type="float">
            <text:p>51568,275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>
            <text:p/>
          </table:table-cell>
          <table:table-cell table:style-name="ce3" table:formula="of:=IF([.M265]&gt;[.M$177];[.M265];&quot;&quot;)" office:value-type="float" office:value="766.2375" calcext:value-type="float">
            <text:p>766,2375</text:p>
          </table:table-cell>
          <table:table-cell table:style-name="ce3" table:formula="of:=IF([.N265]&gt;[.N$177];[.N265];&quot;&quot;)" office:value-type="float" office:value="1795661.45" calcext:value-type="float">
            <text:p>1795661,45</text:p>
          </table:table-cell>
          <table:table-cell table:style-name="ce3" table:formula="of:=IF([.O265]&gt;[.O$177];[.O265];&quot;&quot;)" office:value-type="float" office:value="65.625" calcext:value-type="float">
            <text:p>65,625</text:p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>
            <text:p/>
          </table:table-cell>
          <table:table-cell table:style-name="ce3" table:formula="of:=IF([.S265]&gt;[.S$177];[.S265];&quot;&quot;)" office:value-type="float" office:value="32949.4" calcext:value-type="float">
            <text:p>32949,4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>
            <text:p/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1199.9875" calcext:value-type="float">
            <text:p>1199,9875</text:p>
          </table:table-cell>
          <table:table-cell table:style-name="ce3" table:formula="of:=IF([.D266]&gt;[.D$177];[.D266];&quot;&quot;)">
            <text:p/>
          </table:table-cell>
          <table:table-cell table:style-name="ce3" table:formula="of:=IF([.E266]&gt;[.E$177];[.E266];&quot;&quot;)" office:value-type="float" office:value="4390606.5" calcext:value-type="float">
            <text:p>4390606,5</text:p>
          </table:table-cell>
          <table:table-cell table:style-name="ce3" table:formula="of:=IF([.F266]&gt;[.F$177];[.F266];&quot;&quot;)">
            <text:p/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>
            <text:p/>
          </table:table-cell>
          <table:table-cell table:style-name="ce3" table:formula="of:=IF([.I266]&gt;[.I$177];[.I266];&quot;&quot;)" office:value-type="float" office:value="51568.275" calcext:value-type="float">
            <text:p>51568,275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>
            <text:p/>
          </table:table-cell>
          <table:table-cell table:style-name="ce3" table:formula="of:=IF([.M266]&gt;[.M$177];[.M266];&quot;&quot;)" office:value-type="float" office:value="585.6375" calcext:value-type="float">
            <text:p>585,6375</text:p>
          </table:table-cell>
          <table:table-cell table:style-name="ce3" table:formula="of:=IF([.N266]&gt;[.N$177];[.N266];&quot;&quot;)" office:value-type="float" office:value="1768237.45" calcext:value-type="float">
            <text:p>1768237,45</text:p>
          </table:table-cell>
          <table:table-cell table:style-name="ce3" table:formula="of:=IF([.O266]&gt;[.O$177];[.O266];&quot;&quot;)" office:value-type="float" office:value="40.625" calcext:value-type="float">
            <text:p>40,625</text:p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>
            <text:p/>
          </table:table-cell>
          <table:table-cell table:style-name="ce3" table:formula="of:=IF([.S266]&gt;[.S$177];[.S266];&quot;&quot;)" office:value-type="float" office:value="38402.1" calcext:value-type="float">
            <text:p>38402,1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>
            <text:p/>
          </table:table-cell>
          <table:table-cell table:style-name="ce3" table:formula="of:=IF([.V266]&gt;[.V$177];[.V26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939.5875" calcext:value-type="float">
            <text:p>939,5875</text:p>
          </table:table-cell>
          <table:table-cell table:style-name="ce3" table:formula="of:=IF([.D267]&gt;[.D$177];[.D267];&quot;&quot;)">
            <text:p/>
          </table:table-cell>
          <table:table-cell table:style-name="ce3" table:formula="of:=IF([.E267]&gt;[.E$177];[.E267];&quot;&quot;)" office:value-type="float" office:value="4477741.7" calcext:value-type="float">
            <text:p>4477741,7</text:p>
          </table:table-cell>
          <table:table-cell table:style-name="ce3" table:formula="of:=IF([.F267]&gt;[.F$177];[.F267];&quot;&quot;)">
            <text:p/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>
            <text:p/>
          </table:table-cell>
          <table:table-cell table:style-name="ce3" table:formula="of:=IF([.I267]&gt;[.I$177];[.I267];&quot;&quot;)" office:value-type="float" office:value="48882.575" calcext:value-type="float">
            <text:p>48882,575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>
            <text:p/>
          </table:table-cell>
          <table:table-cell table:style-name="ce3" table:formula="of:=IF([.M267]&gt;[.M$177];[.M267];&quot;&quot;)" office:value-type="float" office:value="686.0375" calcext:value-type="float">
            <text:p>686,0375</text:p>
          </table:table-cell>
          <table:table-cell table:style-name="ce3" table:formula="of:=IF([.N267]&gt;[.N$177];[.N267];&quot;&quot;)" office:value-type="float" office:value="1741434.25" calcext:value-type="float">
            <text:p>1741434,25</text:p>
          </table:table-cell>
          <table:table-cell table:style-name="ce3" table:formula="of:=IF([.O267]&gt;[.O$177];[.O267];&quot;&quot;)" office:value-type="float" office:value="47.725" calcext:value-type="float">
            <text:p>47,725</text:p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>
            <text:p/>
          </table:table-cell>
          <table:table-cell table:style-name="ce3" table:formula="of:=IF([.S267]&gt;[.S$177];[.S267];&quot;&quot;)" office:value-type="float" office:value="41142.1" calcext:value-type="float">
            <text:p>41142,1</text:p>
          </table:table-cell>
          <table:table-cell table:style-name="ce3" table:formula="of:=IF([.T267]&gt;[.T$177];[.T267];&quot;&quot;)">
            <text:p/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738.7875" calcext:value-type="float">
            <text:p>738,7875</text:p>
          </table:table-cell>
          <table:table-cell table:style-name="ce3" table:formula="of:=IF([.D268]&gt;[.D$177];[.D268];&quot;&quot;)" office:value-type="float" office:value="5256.05" calcext:value-type="float">
            <text:p>5256,05</text:p>
          </table:table-cell>
          <table:table-cell table:style-name="ce3" table:formula="of:=IF([.E268]&gt;[.E$177];[.E268];&quot;&quot;)" office:value-type="float" office:value="4551177.5" calcext:value-type="float">
            <text:p>4551177,5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>
            <text:p/>
          </table:table-cell>
          <table:table-cell table:style-name="ce3" table:formula="of:=IF([.I268]&gt;[.I$177];[.I268];&quot;&quot;)" office:value-type="float" office:value="54335.375" calcext:value-type="float">
            <text:p>54335,375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>
            <text:p/>
          </table:table-cell>
          <table:table-cell table:style-name="ce3" table:formula="of:=IF([.M268]&gt;[.M$177];[.M268];&quot;&quot;)" office:value-type="float" office:value="645.8375" calcext:value-type="float">
            <text:p>645,8375</text:p>
          </table:table-cell>
          <table:table-cell table:style-name="ce3" table:formula="of:=IF([.N268]&gt;[.N$177];[.N268];&quot;&quot;)" office:value-type="float" office:value="1824883.85" calcext:value-type="float">
            <text:p>1824883,85</text:p>
          </table:table-cell>
          <table:table-cell table:style-name="ce3" table:formula="of:=IF([.O268]&gt;[.O$177];[.O268];&quot;&quot;)" office:value-type="float" office:value="62.025" calcext:value-type="float">
            <text:p>62,025</text:p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>
            <text:p/>
          </table:table-cell>
          <table:table-cell table:style-name="ce3" table:formula="of:=IF([.S268]&gt;[.S$177];[.S268];&quot;&quot;)" office:value-type="float" office:value="43882" calcext:value-type="float">
            <text:p>43882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498.1875" calcext:value-type="float">
            <text:p>498,1875</text:p>
          </table:table-cell>
          <table:table-cell table:style-name="ce3" table:formula="of:=IF([.D269]&gt;[.D$177];[.D269];&quot;&quot;)">
            <text:p/>
          </table:table-cell>
          <table:table-cell table:style-name="ce3" table:formula="of:=IF([.E269]&gt;[.E$177];[.E269];&quot;&quot;)" office:value-type="float" office:value="4613708.2" calcext:value-type="float">
            <text:p>4613708,2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>
            <text:p/>
          </table:table-cell>
          <table:table-cell table:style-name="ce3" table:formula="of:=IF([.I269]&gt;[.I$177];[.I269];&quot;&quot;)" office:value-type="float" office:value="54308.275" calcext:value-type="float">
            <text:p>54308,275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 office:value-type="float" office:value="525.6375" calcext:value-type="float">
            <text:p>525,6375</text:p>
          </table:table-cell>
          <table:table-cell table:style-name="ce3" table:formula="of:=IF([.N269]&gt;[.N$177];[.N269];&quot;&quot;)" office:value-type="float" office:value="1739133.15" calcext:value-type="float">
            <text:p>1739133,15</text:p>
          </table:table-cell>
          <table:table-cell table:style-name="ce3" table:formula="of:=IF([.O269]&gt;[.O$177];[.O269];&quot;&quot;)">
            <text:p/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>
            <text:p/>
          </table:table-cell>
          <table:table-cell table:style-name="ce3" table:formula="of:=IF([.S269]&gt;[.S$177];[.S269];&quot;&quot;)" office:value-type="float" office:value="41169.2" calcext:value-type="float">
            <text:p>41169,2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999.5875" calcext:value-type="float">
            <text:p>999,5875</text:p>
          </table:table-cell>
          <table:table-cell table:style-name="ce3" table:formula="of:=IF([.D270]&gt;[.D$177];[.D270];&quot;&quot;)" office:value-type="float" office:value="6612.45" calcext:value-type="float">
            <text:p>6612,45</text:p>
          </table:table-cell>
          <table:table-cell table:style-name="ce3" table:formula="of:=IF([.E270]&gt;[.E$177];[.E270];&quot;&quot;)" office:value-type="float" office:value="4461437.7" calcext:value-type="float">
            <text:p>4461437,7</text:p>
          </table:table-cell>
          <table:table-cell table:style-name="ce3" table:formula="of:=IF([.F270]&gt;[.F$177];[.F270];&quot;&quot;)">
            <text:p/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54308.275" calcext:value-type="float">
            <text:p>54308,275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 office:value-type="float" office:value="485.4375" calcext:value-type="float">
            <text:p>485,4375</text:p>
          </table:table-cell>
          <table:table-cell table:style-name="ce3" table:formula="of:=IF([.N270]&gt;[.N$177];[.N270];&quot;&quot;)" office:value-type="float" office:value="1654221.45" calcext:value-type="float">
            <text:p>1654221,45</text:p>
          </table:table-cell>
          <table:table-cell table:style-name="ce3" table:formula="of:=IF([.O270]&gt;[.O$177];[.O270];&quot;&quot;)" office:value-type="float" office:value="40.625" calcext:value-type="float">
            <text:p>40,625</text:p>
          </table:table-cell>
          <table:table-cell table:style-name="ce3" table:formula="of:=IF([.P270]&gt;[.P$177];[.P270];&quot;&quot;)">
            <text:p/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>
            <text:p/>
          </table:table-cell>
          <table:table-cell table:style-name="ce3" table:formula="of:=IF([.S270]&gt;[.S$177];[.S270];&quot;&quot;)" office:value-type="float" office:value="35689.3" calcext:value-type="float">
            <text:p>35689,3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style-name="ce3" table:formula="of:=IF([.B271]&gt;[.B$177];[.B271];&quot;&quot;)">
            <text:p/>
          </table:table-cell>
          <table:table-cell table:style-name="ce3" table:formula="of:=IF([.C271]&gt;[.C$177];[.C271];&quot;&quot;)" office:value-type="float" office:value="838.7875" calcext:value-type="float">
            <text:p>838,7875</text:p>
          </table:table-cell>
          <table:table-cell table:style-name="ce3" table:formula="of:=IF([.D271]&gt;[.D$177];[.D271];&quot;&quot;)" office:value-type="float" office:value="8647.05" calcext:value-type="float">
            <text:p>8647,05</text:p>
          </table:table-cell>
          <table:table-cell table:style-name="ce3" table:formula="of:=IF([.E271]&gt;[.E$177];[.E271];&quot;&quot;)" office:value-type="float" office:value="4461356.6" calcext:value-type="float">
            <text:p>4461356,6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>
            <text:p/>
          </table:table-cell>
          <table:table-cell table:style-name="ce3" table:formula="of:=IF([.I271]&gt;[.I$177];[.I271];&quot;&quot;)" office:value-type="float" office:value="57021.075" calcext:value-type="float">
            <text:p>57021,075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>
            <text:p/>
          </table:table-cell>
          <table:table-cell table:style-name="ce3" table:formula="of:=IF([.M271]&gt;[.M$177];[.M271];&quot;&quot;)" office:value-type="float" office:value="766.0375" calcext:value-type="float">
            <text:p>766,0375</text:p>
          </table:table-cell>
          <table:table-cell table:style-name="ce3" table:formula="of:=IF([.N271]&gt;[.N$177];[.N271];&quot;&quot;)" office:value-type="float" office:value="1596365.45" calcext:value-type="float">
            <text:p>1596365,45</text:p>
          </table:table-cell>
          <table:table-cell table:style-name="ce3" table:formula="of:=IF([.O271]&gt;[.O$177];[.O271];&quot;&quot;)" office:value-type="float" office:value="53.125" calcext:value-type="float">
            <text:p>53,125</text:p>
          </table:table-cell>
          <table:table-cell table:style-name="ce3" table:formula="of:=IF([.P271]&gt;[.P$177];[.P271];&quot;&quot;)">
            <text:p/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>
            <text:p/>
          </table:table-cell>
          <table:table-cell table:style-name="ce3" table:formula="of:=IF([.S271]&gt;[.S$177];[.S271];&quot;&quot;)" office:value-type="float" office:value="38402.1" calcext:value-type="float">
            <text:p>38402,1</text:p>
          </table:table-cell>
          <table:table-cell table:style-name="ce3" table:formula="of:=IF([.T271]&gt;[.T$177];[.T271];&quot;&quot;)">
            <text:p/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IF([.B272]&gt;[.B$177];[.B272];&quot;&quot;)">
            <text:p/>
          </table:table-cell>
          <table:table-cell table:style-name="ce3" table:formula="of:=IF([.C272]&gt;[.C$177];[.C272];&quot;&quot;)" office:value-type="float" office:value="1240.1875" calcext:value-type="float">
            <text:p>1240,1875</text:p>
          </table:table-cell>
          <table:table-cell table:style-name="ce3" table:formula="of:=IF([.D272]&gt;[.D$177];[.D272];&quot;&quot;)" office:value-type="float" office:value="6612.45" calcext:value-type="float">
            <text:p>6612,45</text:p>
          </table:table-cell>
          <table:table-cell table:style-name="ce3" table:formula="of:=IF([.E272]&gt;[.E$177];[.E272];&quot;&quot;)" office:value-type="float" office:value="4496704.7" calcext:value-type="float">
            <text:p>4496704,7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48882.575" calcext:value-type="float">
            <text:p>48882,575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 office:value-type="float" office:value="525.4375" calcext:value-type="float">
            <text:p>525,4375</text:p>
          </table:table-cell>
          <table:table-cell table:style-name="ce3" table:formula="of:=IF([.N272]&gt;[.N$177];[.N272];&quot;&quot;)" office:value-type="float" office:value="1708179.85" calcext:value-type="float">
            <text:p>1708179,85</text:p>
          </table:table-cell>
          <table:table-cell table:style-name="ce3" table:formula="of:=IF([.O272]&gt;[.O$177];[.O272];&quot;&quot;)" office:value-type="float" office:value="103.125" calcext:value-type="float">
            <text:p>103,125</text:p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>
            <text:p/>
          </table:table-cell>
          <table:table-cell table:style-name="ce3" table:formula="of:=IF([.S272]&gt;[.S$177];[.S272];&quot;&quot;)" office:value-type="float" office:value="35662.2" calcext:value-type="float">
            <text:p>35662,2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919.3875" calcext:value-type="float">
            <text:p>919,3875</text:p>
          </table:table-cell>
          <table:table-cell table:style-name="ce3" table:formula="of:=IF([.D273]&gt;[.D$177];[.D273];&quot;&quot;)" office:value-type="float" office:value="6612.45" calcext:value-type="float">
            <text:p>6612,45</text:p>
          </table:table-cell>
          <table:table-cell table:style-name="ce3" table:formula="of:=IF([.E273]&gt;[.E$177];[.E273];&quot;&quot;)" office:value-type="float" office:value="4844975.1" calcext:value-type="float">
            <text:p>4844975,1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54308.275" calcext:value-type="float">
            <text:p>54308,275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 office:value-type="float" office:value="906.8375" calcext:value-type="float">
            <text:p>906,8375</text:p>
          </table:table-cell>
          <table:table-cell table:style-name="ce3" table:formula="of:=IF([.N273]&gt;[.N$177];[.N273];&quot;&quot;)" office:value-type="float" office:value="1700813.45" calcext:value-type="float">
            <text:p>1700813,45</text:p>
          </table:table-cell>
          <table:table-cell table:style-name="ce3" table:formula="of:=IF([.O273]&gt;[.O$177];[.O273];&quot;&quot;)" office:value-type="float" office:value="65.625" calcext:value-type="float">
            <text:p>65,625</text:p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>
            <text:p/>
          </table:table-cell>
          <table:table-cell table:style-name="ce3" table:formula="of:=IF([.S273]&gt;[.S$177];[.S273];&quot;&quot;)" office:value-type="float" office:value="30236.6" calcext:value-type="float">
            <text:p>30236,6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819.1875" calcext:value-type="float">
            <text:p>819,1875</text:p>
          </table:table-cell>
          <table:table-cell table:style-name="ce3" table:formula="of:=IF([.D274]&gt;[.D$177];[.D274];&quot;&quot;)" office:value-type="float" office:value="5256.05" calcext:value-type="float">
            <text:p>5256,05</text:p>
          </table:table-cell>
          <table:table-cell table:style-name="ce3" table:formula="of:=IF([.E274]&gt;[.E$177];[.E274];&quot;&quot;)" office:value-type="float" office:value="4526654" calcext:value-type="float">
            <text:p>4526654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54308.275" calcext:value-type="float">
            <text:p>54308,275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906.6375" calcext:value-type="float">
            <text:p>906,6375</text:p>
          </table:table-cell>
          <table:table-cell table:style-name="ce3" table:formula="of:=IF([.N274]&gt;[.N$177];[.N274];&quot;&quot;)" office:value-type="float" office:value="1566349.45" calcext:value-type="float">
            <text:p>1566349,45</text:p>
          </table:table-cell>
          <table:table-cell table:style-name="ce3" table:formula="of:=IF([.O274]&gt;[.O$177];[.O274];&quot;&quot;)">
            <text:p/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27523.7" calcext:value-type="float">
            <text:p>27523,7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>
            <text:p/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798.9875" calcext:value-type="float">
            <text:p>798,9875</text:p>
          </table:table-cell>
          <table:table-cell table:style-name="ce3" table:formula="of:=IF([.D275]&gt;[.D$177];[.D275];&quot;&quot;)" office:value-type="float" office:value="5256.05" calcext:value-type="float">
            <text:p>5256,05</text:p>
          </table:table-cell>
          <table:table-cell table:style-name="ce3" table:formula="of:=IF([.E275]&gt;[.E$177];[.E275];&quot;&quot;)" office:value-type="float" office:value="4436913.8" calcext:value-type="float">
            <text:p>4436913,8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>
            <text:p/>
          </table:table-cell>
          <table:table-cell table:style-name="ce3" table:formula="of:=IF([.I275]&gt;[.I$177];[.I275];&quot;&quot;)" office:value-type="float" office:value="54308.275" calcext:value-type="float">
            <text:p>54308,275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826.2375" calcext:value-type="float">
            <text:p>826,2375</text:p>
          </table:table-cell>
          <table:table-cell table:style-name="ce3" table:formula="of:=IF([.N275]&gt;[.N$177];[.N275];&quot;&quot;)" office:value-type="float" office:value="1565914.25" calcext:value-type="float">
            <text:p>1565914,25</text:p>
          </table:table-cell>
          <table:table-cell table:style-name="ce3" table:formula="of:=IF([.O275]&gt;[.O$177];[.O275];&quot;&quot;)">
            <text:p/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>
            <text:p/>
          </table:table-cell>
          <table:table-cell table:style-name="ce3" table:formula="of:=IF([.S275]&gt;[.S$177];[.S275];&quot;&quot;)" office:value-type="float" office:value="24810.9" calcext:value-type="float">
            <text:p>24810,9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>
            <text:p/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798.9875" calcext:value-type="float">
            <text:p>798,9875</text:p>
          </table:table-cell>
          <table:table-cell table:style-name="ce3" table:formula="of:=IF([.D276]&gt;[.D$177];[.D276];&quot;&quot;)" office:value-type="float" office:value="5256.05" calcext:value-type="float">
            <text:p>5256,05</text:p>
          </table:table-cell>
          <table:table-cell table:style-name="ce3" table:formula="of:=IF([.E276]&gt;[.E$177];[.E276];&quot;&quot;)" office:value-type="float" office:value="4730711.4" calcext:value-type="float">
            <text:p>4730711,4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>
            <text:p/>
          </table:table-cell>
          <table:table-cell table:style-name="ce3" table:formula="of:=IF([.I276]&gt;[.I$177];[.I276];&quot;&quot;)" office:value-type="float" office:value="54308.275" calcext:value-type="float">
            <text:p>54308,275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 office:value-type="float" office:value="946.4375" calcext:value-type="float">
            <text:p>946,4375</text:p>
          </table:table-cell>
          <table:table-cell table:style-name="ce3" table:formula="of:=IF([.N276]&gt;[.N$177];[.N276];&quot;&quot;)" office:value-type="float" office:value="1678592.65" calcext:value-type="float">
            <text:p>1678592,65</text:p>
          </table:table-cell>
          <table:table-cell table:style-name="ce3" table:formula="of:=IF([.O276]&gt;[.O$177];[.O276];&quot;&quot;)">
            <text:p/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>
            <text:p/>
          </table:table-cell>
          <table:table-cell table:style-name="ce3" table:formula="of:=IF([.S276]&gt;[.S$177];[.S276];&quot;&quot;)" office:value-type="float" office:value="27523.7" calcext:value-type="float">
            <text:p>27523,7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 office:value-type="float" office:value="1059.7875" calcext:value-type="float">
            <text:p>1059,7875</text:p>
          </table:table-cell>
          <table:table-cell table:style-name="ce3" table:formula="of:=IF([.D277]&gt;[.D$177];[.D277];&quot;&quot;)">
            <text:p/>
          </table:table-cell>
          <table:table-cell table:style-name="ce3" table:formula="of:=IF([.E277]&gt;[.E$177];[.E277];&quot;&quot;)" office:value-type="float" office:value="4670839.9" calcext:value-type="float">
            <text:p>4670839,9</text:p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>
            <text:p/>
          </table:table-cell>
          <table:table-cell table:style-name="ce3" table:formula="of:=IF([.I277]&gt;[.I$177];[.I277];&quot;&quot;)" office:value-type="float" office:value="51568.275" calcext:value-type="float">
            <text:p>51568,275</text:p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 office:value-type="float" office:value="946.8375" calcext:value-type="float">
            <text:p>946,8375</text:p>
          </table:table-cell>
          <table:table-cell table:style-name="ce3" table:formula="of:=IF([.N277]&gt;[.N$177];[.N277];&quot;&quot;)" office:value-type="float" office:value="1664595.85" calcext:value-type="float">
            <text:p>1664595,85</text:p>
          </table:table-cell>
          <table:table-cell table:style-name="ce3" table:formula="of:=IF([.O277]&gt;[.O$177];[.O277];&quot;&quot;)">
            <text:p/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 office:value-type="float" office:value="24810.9" calcext:value-type="float">
            <text:p>24810,9</text:p>
          </table:table-cell>
          <table:table-cell table:style-name="ce3" table:formula="of:=IF([.T277]&gt;[.T$177];[.T277];&quot;&quot;)">
            <text:p/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style-name="ce3" table:formula="of:=IF([.B278]&gt;[.B$177];[.B278];&quot;&quot;)">
            <text:p/>
          </table:table-cell>
          <table:table-cell table:style-name="ce3" table:formula="of:=IF([.C278]&gt;[.C$177];[.C278];&quot;&quot;)" office:value-type="float" office:value="1059.7875" calcext:value-type="float">
            <text:p>1059,7875</text:p>
          </table:table-cell>
          <table:table-cell table:style-name="ce3" table:formula="of:=IF([.D278]&gt;[.D$177];[.D278];&quot;&quot;)" office:value-type="float" office:value="5256.05" calcext:value-type="float">
            <text:p>5256,05</text:p>
          </table:table-cell>
          <table:table-cell table:style-name="ce3" table:formula="of:=IF([.E278]&gt;[.E$177];[.E278];&quot;&quot;)" office:value-type="float" office:value="4575593.2" calcext:value-type="float">
            <text:p>4575593,2</text:p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>
            <text:p/>
          </table:table-cell>
          <table:table-cell table:style-name="ce3" table:formula="of:=IF([.I278]&gt;[.I$177];[.I278];&quot;&quot;)" office:value-type="float" office:value="59733.875" calcext:value-type="float">
            <text:p>59733,875</text:p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>
            <text:p/>
          </table:table-cell>
          <table:table-cell table:style-name="ce3" table:formula="of:=IF([.M278]&gt;[.M$177];[.M278];&quot;&quot;)" office:value-type="float" office:value="741.0375" calcext:value-type="float">
            <text:p>741,0375</text:p>
          </table:table-cell>
          <table:table-cell table:style-name="ce3" table:formula="of:=IF([.N278]&gt;[.N$177];[.N278];&quot;&quot;)" office:value-type="float" office:value="1670912.65" calcext:value-type="float">
            <text:p>1670912,65</text:p>
          </table:table-cell>
          <table:table-cell table:style-name="ce3" table:formula="of:=IF([.O278]&gt;[.O$177];[.O278];&quot;&quot;)" office:value-type="float" office:value="90.625" calcext:value-type="float">
            <text:p>90,625</text:p>
          </table:table-cell>
          <table:table-cell table:style-name="ce3" table:formula="of:=IF([.P278]&gt;[.P$177];[.P278];&quot;&quot;)" office:value-type="float" office:value="166.8875" calcext:value-type="float">
            <text:p>166,8875</text:p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 office:value-type="float" office:value="24810.9" calcext:value-type="float">
            <text:p>24810,9</text:p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 office:value-type="float" office:value="1019.7875" calcext:value-type="float">
            <text:p>1019,7875</text:p>
          </table:table-cell>
          <table:table-cell table:style-name="ce3" table:formula="of:=IF([.D279]&gt;[.D$177];[.D279];&quot;&quot;)" office:value-type="float" office:value="5256.05" calcext:value-type="float">
            <text:p>5256,05</text:p>
          </table:table-cell>
          <table:table-cell table:style-name="ce3" table:formula="of:=IF([.E279]&gt;[.E$177];[.E279];&quot;&quot;)" office:value-type="float" office:value="4747015.7" calcext:value-type="float">
            <text:p>4747015,7</text:p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 office:value-type="float" office:value="54308.275" calcext:value-type="float">
            <text:p>54308,275</text:p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 office:value-type="float" office:value="966.7375" calcext:value-type="float">
            <text:p>966,7375</text:p>
          </table:table-cell>
          <table:table-cell table:style-name="ce3" table:formula="of:=IF([.N279]&gt;[.N$177];[.N279];&quot;&quot;)" office:value-type="float" office:value="1651655.05" calcext:value-type="float">
            <text:p>1651655,05</text:p>
          </table:table-cell>
          <table:table-cell table:style-name="ce3" table:formula="of:=IF([.O279]&gt;[.O$177];[.O279];&quot;&quot;)" office:value-type="float" office:value="53.125" calcext:value-type="float">
            <text:p>53,125</text:p>
          </table:table-cell>
          <table:table-cell table:style-name="ce3" table:formula="of:=IF([.P279]&gt;[.P$177];[.P279];&quot;&quot;)">
            <text:p/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 office:value-type="float" office:value="24810.9" calcext:value-type="float">
            <text:p>24810,9</text:p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style-name="ce3" table:formula="of:=IF([.B280]&gt;[.B$177];[.B280];&quot;&quot;)">
            <text:p/>
          </table:table-cell>
          <table:table-cell table:style-name="ce3" table:formula="of:=IF([.C280]&gt;[.C$177];[.C280];&quot;&quot;)" office:value-type="float" office:value="1099.7875" calcext:value-type="float">
            <text:p>1099,7875</text:p>
          </table:table-cell>
          <table:table-cell table:style-name="ce3" table:formula="of:=IF([.D280]&gt;[.D$177];[.D280];&quot;&quot;)">
            <text:p/>
          </table:table-cell>
          <table:table-cell table:style-name="ce3" table:formula="of:=IF([.E280]&gt;[.E$177];[.E280];&quot;&quot;)" office:value-type="float" office:value="4646397.1" calcext:value-type="float">
            <text:p>4646397,1</text:p>
          </table:table-cell>
          <table:table-cell table:style-name="ce3" table:formula="of:=IF([.F280]&gt;[.F$177];[.F280];&quot;&quot;)">
            <text:p/>
          </table:table-cell>
          <table:table-cell table:style-name="ce3" table:formula="of:=IF([.G280]&gt;[.G$177];[.G280];&quot;&quot;)">
            <text:p/>
          </table:table-cell>
          <table:table-cell table:style-name="ce3" table:formula="of:=IF([.H280]&gt;[.H$177];[.H280];&quot;&quot;)">
            <text:p/>
          </table:table-cell>
          <table:table-cell table:style-name="ce3" table:formula="of:=IF([.I280]&gt;[.I$177];[.I280];&quot;&quot;)" office:value-type="float" office:value="54308.275" calcext:value-type="float">
            <text:p>54308,275</text:p>
          </table:table-cell>
          <table:table-cell table:style-name="ce3" table:formula="of:=IF([.J280]&gt;[.J$177];[.J280];&quot;&quot;)">
            <text:p/>
          </table:table-cell>
          <table:table-cell table:style-name="ce3" table:formula="of:=IF([.K280]&gt;[.K$177];[.K280];&quot;&quot;)">
            <text:p/>
          </table:table-cell>
          <table:table-cell table:style-name="ce3" table:formula="of:=IF([.L280]&gt;[.L$177];[.L280];&quot;&quot;)">
            <text:p/>
          </table:table-cell>
          <table:table-cell table:style-name="ce3" table:formula="of:=IF([.M280]&gt;[.M$177];[.M280];&quot;&quot;)" office:value-type="float" office:value="966.8375" calcext:value-type="float">
            <text:p>966,8375</text:p>
          </table:table-cell>
          <table:table-cell table:style-name="ce3" table:formula="of:=IF([.N280]&gt;[.N$177];[.N280];&quot;&quot;)" office:value-type="float" office:value="1752576.65" calcext:value-type="float">
            <text:p>1752576,65</text:p>
          </table:table-cell>
          <table:table-cell table:style-name="ce3" table:formula="of:=IF([.O280]&gt;[.O$177];[.O280];&quot;&quot;)">
            <text:p/>
          </table:table-cell>
          <table:table-cell table:style-name="ce3" table:formula="of:=IF([.P280]&gt;[.P$177];[.P280];&quot;&quot;)">
            <text:p/>
          </table:table-cell>
          <table:table-cell table:style-name="ce3" table:formula="of:=IF([.Q280]&gt;[.Q$177];[.Q280];&quot;&quot;)">
            <text:p/>
          </table:table-cell>
          <table:table-cell table:style-name="ce3" table:formula="of:=IF([.R280]&gt;[.R$177];[.R280];&quot;&quot;)">
            <text:p/>
          </table:table-cell>
          <table:table-cell table:style-name="ce3" table:formula="of:=IF([.S280]&gt;[.S$177];[.S280];&quot;&quot;)" office:value-type="float" office:value="24810.9" calcext:value-type="float">
            <text:p>24810,9</text:p>
          </table:table-cell>
          <table:table-cell table:style-name="ce3" table:formula="of:=IF([.T280]&gt;[.T$177];[.T280];&quot;&quot;)">
            <text:p/>
          </table:table-cell>
          <table:table-cell table:style-name="ce3" table:formula="of:=IF([.U280]&gt;[.U$177];[.U280];&quot;&quot;)">
            <text:p/>
          </table:table-cell>
          <table:table-cell table:style-name="ce3" table:formula="of:=IF([.V280]&gt;[.V$177];[.V28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style-name="ce3" table:formula="of:=IF([.B281]&gt;[.B$177];[.B281];&quot;&quot;)">
            <text:p/>
          </table:table-cell>
          <table:table-cell table:style-name="ce3" table:formula="of:=IF([.C281]&gt;[.C$177];[.C281];&quot;&quot;)" office:value-type="float" office:value="1179.9875" calcext:value-type="float">
            <text:p>1179,9875</text:p>
          </table:table-cell>
          <table:table-cell table:style-name="ce3" table:formula="of:=IF([.D281]&gt;[.D$177];[.D281];&quot;&quot;)">
            <text:p/>
          </table:table-cell>
          <table:table-cell table:style-name="ce3" table:formula="of:=IF([.E281]&gt;[.E$177];[.E281];&quot;&quot;)" office:value-type="float" office:value="4913039.4" calcext:value-type="float">
            <text:p>4913039,4</text:p>
          </table:table-cell>
          <table:table-cell table:style-name="ce3" table:formula="of:=IF([.F281]&gt;[.F$177];[.F281];&quot;&quot;)">
            <text:p/>
          </table:table-cell>
          <table:table-cell table:style-name="ce3" table:formula="of:=IF([.G281]&gt;[.G$177];[.G281];&quot;&quot;)">
            <text:p/>
          </table:table-cell>
          <table:table-cell table:style-name="ce3" table:formula="of:=IF([.H281]&gt;[.H$177];[.H281];&quot;&quot;)">
            <text:p/>
          </table:table-cell>
          <table:table-cell table:style-name="ce3" table:formula="of:=IF([.I281]&gt;[.I$177];[.I281];&quot;&quot;)" office:value-type="float" office:value="51568.275" calcext:value-type="float">
            <text:p>51568,275</text:p>
          </table:table-cell>
          <table:table-cell table:style-name="ce3" table:formula="of:=IF([.J281]&gt;[.J$177];[.J281];&quot;&quot;)">
            <text:p/>
          </table:table-cell>
          <table:table-cell table:style-name="ce3" table:formula="of:=IF([.K281]&gt;[.K$177];[.K281];&quot;&quot;)">
            <text:p/>
          </table:table-cell>
          <table:table-cell table:style-name="ce3" table:formula="of:=IF([.L281]&gt;[.L$177];[.L281];&quot;&quot;)" office:value-type="float" office:value="277.1125" calcext:value-type="float">
            <text:p>277,1125</text:p>
          </table:table-cell>
          <table:table-cell table:style-name="ce3" table:formula="of:=IF([.M281]&gt;[.M$177];[.M281];&quot;&quot;)" office:value-type="float" office:value="625.6375" calcext:value-type="float">
            <text:p>625,6375</text:p>
          </table:table-cell>
          <table:table-cell table:style-name="ce3" table:formula="of:=IF([.N281]&gt;[.N$177];[.N281];&quot;&quot;)" office:value-type="float" office:value="1936007.05" calcext:value-type="float">
            <text:p>1936007,05</text:p>
          </table:table-cell>
          <table:table-cell table:style-name="ce3" table:formula="of:=IF([.O281]&gt;[.O$177];[.O281];&quot;&quot;)" office:value-type="float" office:value="78.125" calcext:value-type="float">
            <text:p>78,125</text:p>
          </table:table-cell>
          <table:table-cell table:style-name="ce3" table:formula="of:=IF([.P281]&gt;[.P$177];[.P281];&quot;&quot;)">
            <text:p/>
          </table:table-cell>
          <table:table-cell table:style-name="ce3" table:formula="of:=IF([.Q281]&gt;[.Q$177];[.Q281];&quot;&quot;)">
            <text:p/>
          </table:table-cell>
          <table:table-cell table:style-name="ce3" table:formula="of:=IF([.R281]&gt;[.R$177];[.R281];&quot;&quot;)">
            <text:p/>
          </table:table-cell>
          <table:table-cell table:style-name="ce3" table:formula="of:=IF([.S281]&gt;[.S$177];[.S281];&quot;&quot;)" office:value-type="float" office:value="24810.9" calcext:value-type="float">
            <text:p>24810,9</text:p>
          </table:table-cell>
          <table:table-cell table:style-name="ce3" table:formula="of:=IF([.T281]&gt;[.T$177];[.T281];&quot;&quot;)">
            <text:p/>
          </table:table-cell>
          <table:table-cell table:style-name="ce3" table:formula="of:=IF([.U281]&gt;[.U$177];[.U281];&quot;&quot;)">
            <text:p/>
          </table:table-cell>
          <table:table-cell table:style-name="ce3" table:formula="of:=IF([.V281]&gt;[.V$177];[.V28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style-name="ce3" table:formula="of:=IF([.B282]&gt;[.B$177];[.B282];&quot;&quot;)">
            <text:p/>
          </table:table-cell>
          <table:table-cell table:style-name="ce3" table:formula="of:=IF([.C282]&gt;[.C$177];[.C282];&quot;&quot;)" office:value-type="float" office:value="1099.7875" calcext:value-type="float">
            <text:p>1099,7875</text:p>
          </table:table-cell>
          <table:table-cell table:style-name="ce3" table:formula="of:=IF([.D282]&gt;[.D$177];[.D282];&quot;&quot;)" office:value-type="float" office:value="6612.45" calcext:value-type="float">
            <text:p>6612,45</text:p>
          </table:table-cell>
          <table:table-cell table:style-name="ce3" table:formula="of:=IF([.E282]&gt;[.E$177];[.E282];&quot;&quot;)" office:value-type="float" office:value="5176914.6" calcext:value-type="float">
            <text:p>5176914,6</text:p>
          </table:table-cell>
          <table:table-cell table:style-name="ce3" table:formula="of:=IF([.F282]&gt;[.F$177];[.F282];&quot;&quot;)">
            <text:p/>
          </table:table-cell>
          <table:table-cell table:style-name="ce3" table:formula="of:=IF([.G282]&gt;[.G$177];[.G282];&quot;&quot;)">
            <text:p/>
          </table:table-cell>
          <table:table-cell table:style-name="ce3" table:formula="of:=IF([.H282]&gt;[.H$177];[.H282];&quot;&quot;)">
            <text:p/>
          </table:table-cell>
          <table:table-cell table:style-name="ce3" table:formula="of:=IF([.I282]&gt;[.I$177];[.I282];&quot;&quot;)" office:value-type="float" office:value="51595.475" calcext:value-type="float">
            <text:p>51595,475</text:p>
          </table:table-cell>
          <table:table-cell table:style-name="ce3" table:formula="of:=IF([.J282]&gt;[.J$177];[.J282];&quot;&quot;)">
            <text:p/>
          </table:table-cell>
          <table:table-cell table:style-name="ce3" table:formula="of:=IF([.K282]&gt;[.K$177];[.K282];&quot;&quot;)">
            <text:p/>
          </table:table-cell>
          <table:table-cell table:style-name="ce3" table:formula="of:=IF([.L282]&gt;[.L$177];[.L282];&quot;&quot;)">
            <text:p/>
          </table:table-cell>
          <table:table-cell table:style-name="ce3" table:formula="of:=IF([.M282]&gt;[.M$177];[.M282];&quot;&quot;)" office:value-type="float" office:value="1267.8375" calcext:value-type="float">
            <text:p>1267,8375</text:p>
          </table:table-cell>
          <table:table-cell table:style-name="ce3" table:formula="of:=IF([.N282]&gt;[.N$177];[.N282];&quot;&quot;)" office:value-type="float" office:value="1874663.05" calcext:value-type="float">
            <text:p>1874663,05</text:p>
          </table:table-cell>
          <table:table-cell table:style-name="ce3" table:formula="of:=IF([.O282]&gt;[.O$177];[.O282];&quot;&quot;)" office:value-type="float" office:value="53.125" calcext:value-type="float">
            <text:p>53,125</text:p>
          </table:table-cell>
          <table:table-cell table:style-name="ce3" table:formula="of:=IF([.P282]&gt;[.P$177];[.P282];&quot;&quot;)">
            <text:p/>
          </table:table-cell>
          <table:table-cell table:style-name="ce3" table:formula="of:=IF([.Q282]&gt;[.Q$177];[.Q282];&quot;&quot;)">
            <text:p/>
          </table:table-cell>
          <table:table-cell table:style-name="ce3" table:formula="of:=IF([.R282]&gt;[.R$177];[.R282];&quot;&quot;)">
            <text:p/>
          </table:table-cell>
          <table:table-cell table:style-name="ce3" table:formula="of:=IF([.S282]&gt;[.S$177];[.S282];&quot;&quot;)" office:value-type="float" office:value="22098.1" calcext:value-type="float">
            <text:p>22098,1</text:p>
          </table:table-cell>
          <table:table-cell table:style-name="ce3" table:formula="of:=IF([.T282]&gt;[.T$177];[.T282];&quot;&quot;)">
            <text:p/>
          </table:table-cell>
          <table:table-cell table:style-name="ce3" table:formula="of:=IF([.U282]&gt;[.U$177];[.U282];&quot;&quot;)">
            <text:p/>
          </table:table-cell>
          <table:table-cell table:style-name="ce3" table:formula="of:=IF([.V282]&gt;[.V$177];[.V28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style-name="ce3" table:formula="of:=IF([.B283]&gt;[.B$177];[.B283];&quot;&quot;)">
            <text:p/>
          </table:table-cell>
          <table:table-cell table:style-name="ce3" table:formula="of:=IF([.C283]&gt;[.C$177];[.C283];&quot;&quot;)" office:value-type="float" office:value="1219.9875" calcext:value-type="float">
            <text:p>1219,9875</text:p>
          </table:table-cell>
          <table:table-cell table:style-name="ce3" table:formula="of:=IF([.D283]&gt;[.D$177];[.D283];&quot;&quot;)" office:value-type="float" office:value="6612.45" calcext:value-type="float">
            <text:p>6612,45</text:p>
          </table:table-cell>
          <table:table-cell table:style-name="ce3" table:formula="of:=IF([.E283]&gt;[.E$177];[.E283];&quot;&quot;)" office:value-type="float" office:value="4921204.7" calcext:value-type="float">
            <text:p>4921204,7</text:p>
          </table:table-cell>
          <table:table-cell table:style-name="ce3" table:formula="of:=IF([.F283]&gt;[.F$177];[.F283];&quot;&quot;)">
            <text:p/>
          </table:table-cell>
          <table:table-cell table:style-name="ce3" table:formula="of:=IF([.G283]&gt;[.G$177];[.G283];&quot;&quot;)">
            <text:p/>
          </table:table-cell>
          <table:table-cell table:style-name="ce3" table:formula="of:=IF([.H283]&gt;[.H$177];[.H283];&quot;&quot;)">
            <text:p/>
          </table:table-cell>
          <table:table-cell table:style-name="ce3" table:formula="of:=IF([.I283]&gt;[.I$177];[.I283];&quot;&quot;)" office:value-type="float" office:value="51595.475" calcext:value-type="float">
            <text:p>51595,475</text:p>
          </table:table-cell>
          <table:table-cell table:style-name="ce3" table:formula="of:=IF([.J283]&gt;[.J$177];[.J283];&quot;&quot;)">
            <text:p/>
          </table:table-cell>
          <table:table-cell table:style-name="ce3" table:formula="of:=IF([.K283]&gt;[.K$177];[.K283];&quot;&quot;)">
            <text:p/>
          </table:table-cell>
          <table:table-cell table:style-name="ce3" table:formula="of:=IF([.L283]&gt;[.L$177];[.L283];&quot;&quot;)">
            <text:p/>
          </table:table-cell>
          <table:table-cell table:style-name="ce3" table:formula="of:=IF([.M283]&gt;[.M$177];[.M283];&quot;&quot;)" office:value-type="float" office:value="1307.6375" calcext:value-type="float">
            <text:p>1307,6375</text:p>
          </table:table-cell>
          <table:table-cell table:style-name="ce3" table:formula="of:=IF([.N283]&gt;[.N$177];[.N283];&quot;&quot;)" office:value-type="float" office:value="1700595.85" calcext:value-type="float">
            <text:p>1700595,85</text:p>
          </table:table-cell>
          <table:table-cell table:style-name="ce3" table:formula="of:=IF([.O283]&gt;[.O$177];[.O283];&quot;&quot;)" office:value-type="float" office:value="123.925" calcext:value-type="float">
            <text:p>123,925</text:p>
          </table:table-cell>
          <table:table-cell table:style-name="ce3" table:formula="of:=IF([.P283]&gt;[.P$177];[.P283];&quot;&quot;)">
            <text:p/>
          </table:table-cell>
          <table:table-cell table:style-name="ce3" table:formula="of:=IF([.Q283]&gt;[.Q$177];[.Q283];&quot;&quot;)">
            <text:p/>
          </table:table-cell>
          <table:table-cell table:style-name="ce3" table:formula="of:=IF([.R283]&gt;[.R$177];[.R283];&quot;&quot;)">
            <text:p/>
          </table:table-cell>
          <table:table-cell table:style-name="ce3" table:formula="of:=IF([.S283]&gt;[.S$177];[.S283];&quot;&quot;)" office:value-type="float" office:value="19385.3" calcext:value-type="float">
            <text:p>19385,3</text:p>
          </table:table-cell>
          <table:table-cell table:style-name="ce3" table:formula="of:=IF([.T283]&gt;[.T$177];[.T283];&quot;&quot;)" office:value-type="float" office:value="131.675" calcext:value-type="float">
            <text:p>131,675</text:p>
          </table:table-cell>
          <table:table-cell table:style-name="ce3" table:formula="of:=IF([.U283]&gt;[.U$177];[.U283];&quot;&quot;)">
            <text:p/>
          </table:table-cell>
          <table:table-cell table:style-name="ce3" table:formula="of:=IF([.V283]&gt;[.V$177];[.V28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style-name="ce3" table:formula="of:=IF([.B284]&gt;[.B$177];[.B284];&quot;&quot;)">
            <text:p/>
          </table:table-cell>
          <table:table-cell table:style-name="ce3" table:formula="of:=IF([.C284]&gt;[.C$177];[.C284];&quot;&quot;)" office:value-type="float" office:value="1099.9875" calcext:value-type="float">
            <text:p>1099,9875</text:p>
          </table:table-cell>
          <table:table-cell table:style-name="ce3" table:formula="of:=IF([.D284]&gt;[.D$177];[.D284];&quot;&quot;)" office:value-type="float" office:value="8647.05" calcext:value-type="float">
            <text:p>8647,05</text:p>
          </table:table-cell>
          <table:table-cell table:style-name="ce3" table:formula="of:=IF([.E284]&gt;[.E$177];[.E284];&quot;&quot;)" office:value-type="float" office:value="4643657.3" calcext:value-type="float">
            <text:p>4643657,3</text:p>
          </table:table-cell>
          <table:table-cell table:style-name="ce3" table:formula="of:=IF([.F284]&gt;[.F$177];[.F284];&quot;&quot;)">
            <text:p/>
          </table:table-cell>
          <table:table-cell table:style-name="ce3" table:formula="of:=IF([.G284]&gt;[.G$177];[.G284];&quot;&quot;)">
            <text:p/>
          </table:table-cell>
          <table:table-cell table:style-name="ce3" table:formula="of:=IF([.H284]&gt;[.H$177];[.H284];&quot;&quot;)">
            <text:p/>
          </table:table-cell>
          <table:table-cell table:style-name="ce3" table:formula="of:=IF([.I284]&gt;[.I$177];[.I284];&quot;&quot;)" office:value-type="float" office:value="54281.075" calcext:value-type="float">
            <text:p>54281,075</text:p>
          </table:table-cell>
          <table:table-cell table:style-name="ce3" table:formula="of:=IF([.J284]&gt;[.J$177];[.J284];&quot;&quot;)">
            <text:p/>
          </table:table-cell>
          <table:table-cell table:style-name="ce3" table:formula="of:=IF([.K284]&gt;[.K$177];[.K284];&quot;&quot;)">
            <text:p/>
          </table:table-cell>
          <table:table-cell table:style-name="ce3" table:formula="of:=IF([.L284]&gt;[.L$177];[.L284];&quot;&quot;)">
            <text:p/>
          </table:table-cell>
          <table:table-cell table:style-name="ce3" table:formula="of:=IF([.M284]&gt;[.M$177];[.M284];&quot;&quot;)" office:value-type="float" office:value="866.6375" calcext:value-type="float">
            <text:p>866,6375</text:p>
          </table:table-cell>
          <table:table-cell table:style-name="ce3" table:formula="of:=IF([.N284]&gt;[.N$177];[.N284];&quot;&quot;)" office:value-type="float" office:value="1655808.65" calcext:value-type="float">
            <text:p>1655808,65</text:p>
          </table:table-cell>
          <table:table-cell table:style-name="ce3" table:formula="of:=IF([.O284]&gt;[.O$177];[.O284];&quot;&quot;)" office:value-type="float" office:value="115.625" calcext:value-type="float">
            <text:p>115,625</text:p>
          </table:table-cell>
          <table:table-cell table:style-name="ce3" table:formula="of:=IF([.P284]&gt;[.P$177];[.P284];&quot;&quot;)">
            <text:p/>
          </table:table-cell>
          <table:table-cell table:style-name="ce3" table:formula="of:=IF([.Q284]&gt;[.Q$177];[.Q284];&quot;&quot;)">
            <text:p/>
          </table:table-cell>
          <table:table-cell table:style-name="ce3" table:formula="of:=IF([.R284]&gt;[.R$177];[.R284];&quot;&quot;)">
            <text:p/>
          </table:table-cell>
          <table:table-cell table:style-name="ce3" table:formula="of:=IF([.S284]&gt;[.S$177];[.S284];&quot;&quot;)" office:value-type="float" office:value="27523.7" calcext:value-type="float">
            <text:p>27523,7</text:p>
          </table:table-cell>
          <table:table-cell table:style-name="ce3" table:formula="of:=IF([.T284]&gt;[.T$177];[.T284];&quot;&quot;)">
            <text:p/>
          </table:table-cell>
          <table:table-cell table:style-name="ce3" table:formula="of:=IF([.U284]&gt;[.U$177];[.U284];&quot;&quot;)">
            <text:p/>
          </table:table-cell>
          <table:table-cell table:style-name="ce3" table:formula="of:=IF([.V284]&gt;[.V$177];[.V28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IF([.B285]&gt;[.B$177];[.B285];&quot;&quot;)">
            <text:p/>
          </table:table-cell>
          <table:table-cell table:style-name="ce3" table:formula="of:=IF([.C285]&gt;[.C$177];[.C285];&quot;&quot;)" office:value-type="float" office:value="1059.5875" calcext:value-type="float">
            <text:p>1059,5875</text:p>
          </table:table-cell>
          <table:table-cell table:style-name="ce3" table:formula="of:=IF([.D285]&gt;[.D$177];[.D285];&quot;&quot;)" office:value-type="float" office:value="6612.45" calcext:value-type="float">
            <text:p>6612,45</text:p>
          </table:table-cell>
          <table:table-cell table:style-name="ce3" table:formula="of:=IF([.E285]&gt;[.E$177];[.E285];&quot;&quot;)" office:value-type="float" office:value="5032674.6" calcext:value-type="float">
            <text:p>5032674,6</text:p>
          </table:table-cell>
          <table:table-cell table:style-name="ce3" table:formula="of:=IF([.F285]&gt;[.F$177];[.F285];&quot;&quot;)" office:value-type="float" office:value="7149.375" calcext:value-type="float">
            <text:p>7149,375</text:p>
          </table:table-cell>
          <table:table-cell table:style-name="ce3" table:formula="of:=IF([.G285]&gt;[.G$177];[.G285];&quot;&quot;)">
            <text:p/>
          </table:table-cell>
          <table:table-cell table:style-name="ce3" table:formula="of:=IF([.H285]&gt;[.H$177];[.H285];&quot;&quot;)">
            <text:p/>
          </table:table-cell>
          <table:table-cell table:style-name="ce3" table:formula="of:=IF([.I285]&gt;[.I$177];[.I285];&quot;&quot;)" office:value-type="float" office:value="51595.475" calcext:value-type="float">
            <text:p>51595,475</text:p>
          </table:table-cell>
          <table:table-cell table:style-name="ce3" table:formula="of:=IF([.J285]&gt;[.J$177];[.J285];&quot;&quot;)">
            <text:p/>
          </table:table-cell>
          <table:table-cell table:style-name="ce3" table:formula="of:=IF([.K285]&gt;[.K$177];[.K285];&quot;&quot;)">
            <text:p/>
          </table:table-cell>
          <table:table-cell table:style-name="ce3" table:formula="of:=IF([.L285]&gt;[.L$177];[.L285];&quot;&quot;)">
            <text:p/>
          </table:table-cell>
          <table:table-cell table:style-name="ce3" table:formula="of:=IF([.M285]&gt;[.M$177];[.M285];&quot;&quot;)" office:value-type="float" office:value="846.6375" calcext:value-type="float">
            <text:p>846,6375</text:p>
          </table:table-cell>
          <table:table-cell table:style-name="ce3" table:formula="of:=IF([.N285]&gt;[.N$177];[.N285];&quot;&quot;)" office:value-type="float" office:value="1785735.05" calcext:value-type="float">
            <text:p>1785735,05</text:p>
          </table:table-cell>
          <table:table-cell table:style-name="ce3" table:formula="of:=IF([.O285]&gt;[.O$177];[.O285];&quot;&quot;)">
            <text:p/>
          </table:table-cell>
          <table:table-cell table:style-name="ce3" table:formula="of:=IF([.P285]&gt;[.P$177];[.P285];&quot;&quot;)">
            <text:p/>
          </table:table-cell>
          <table:table-cell table:style-name="ce3" table:formula="of:=IF([.Q285]&gt;[.Q$177];[.Q285];&quot;&quot;)">
            <text:p/>
          </table:table-cell>
          <table:table-cell table:style-name="ce3" table:formula="of:=IF([.R285]&gt;[.R$177];[.R285];&quot;&quot;)">
            <text:p/>
          </table:table-cell>
          <table:table-cell table:style-name="ce3" table:formula="of:=IF([.S285]&gt;[.S$177];[.S285];&quot;&quot;)" office:value-type="float" office:value="27523.7" calcext:value-type="float">
            <text:p>27523,7</text:p>
          </table:table-cell>
          <table:table-cell table:style-name="ce3" table:formula="of:=IF([.T285]&gt;[.T$177];[.T285];&quot;&quot;)">
            <text:p/>
          </table:table-cell>
          <table:table-cell table:style-name="ce3" table:formula="of:=IF([.U285]&gt;[.U$177];[.U285];&quot;&quot;)">
            <text:p/>
          </table:table-cell>
          <table:table-cell table:style-name="ce3" table:formula="of:=IF([.V285]&gt;[.V$177];[.V28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style-name="ce3" table:formula="of:=IF([.B286]&gt;[.B$177];[.B286];&quot;&quot;)">
            <text:p/>
          </table:table-cell>
          <table:table-cell table:style-name="ce3" table:formula="of:=IF([.C286]&gt;[.C$177];[.C286];&quot;&quot;)" office:value-type="float" office:value="1681.3875" calcext:value-type="float">
            <text:p>1681,3875</text:p>
          </table:table-cell>
          <table:table-cell table:style-name="ce3" table:formula="of:=IF([.D286]&gt;[.D$177];[.D286];&quot;&quot;)" office:value-type="float" office:value="6612.45" calcext:value-type="float">
            <text:p>6612,45</text:p>
          </table:table-cell>
          <table:table-cell table:style-name="ce3" table:formula="of:=IF([.E286]&gt;[.E$177];[.E286];&quot;&quot;)" office:value-type="float" office:value="4945539.6" calcext:value-type="float">
            <text:p>4945539,6</text:p>
          </table:table-cell>
          <table:table-cell table:style-name="ce3" table:formula="of:=IF([.F286]&gt;[.F$177];[.F286];&quot;&quot;)">
            <text:p/>
          </table:table-cell>
          <table:table-cell table:style-name="ce3" table:formula="of:=IF([.G286]&gt;[.G$177];[.G286];&quot;&quot;)">
            <text:p/>
          </table:table-cell>
          <table:table-cell table:style-name="ce3" table:formula="of:=IF([.H286]&gt;[.H$177];[.H286];&quot;&quot;)">
            <text:p/>
          </table:table-cell>
          <table:table-cell table:style-name="ce3" table:formula="of:=IF([.I286]&gt;[.I$177];[.I286];&quot;&quot;)" office:value-type="float" office:value="51595.475" calcext:value-type="float">
            <text:p>51595,475</text:p>
          </table:table-cell>
          <table:table-cell table:style-name="ce3" table:formula="of:=IF([.J286]&gt;[.J$177];[.J286];&quot;&quot;)">
            <text:p/>
          </table:table-cell>
          <table:table-cell table:style-name="ce3" table:formula="of:=IF([.K286]&gt;[.K$177];[.K286];&quot;&quot;)">
            <text:p/>
          </table:table-cell>
          <table:table-cell table:style-name="ce3" table:formula="of:=IF([.L286]&gt;[.L$177];[.L286];&quot;&quot;)">
            <text:p/>
          </table:table-cell>
          <table:table-cell table:style-name="ce3" table:formula="of:=IF([.M286]&gt;[.M$177];[.M286];&quot;&quot;)" office:value-type="float" office:value="846.4375" calcext:value-type="float">
            <text:p>846,4375</text:p>
          </table:table-cell>
          <table:table-cell table:style-name="ce3" table:formula="of:=IF([.N286]&gt;[.N$177];[.N286];&quot;&quot;)" office:value-type="float" office:value="1758074.25" calcext:value-type="float">
            <text:p>1758074,25</text:p>
          </table:table-cell>
          <table:table-cell table:style-name="ce3" table:formula="of:=IF([.O286]&gt;[.O$177];[.O286];&quot;&quot;)" office:value-type="float" office:value="128.125" calcext:value-type="float">
            <text:p>128,125</text:p>
          </table:table-cell>
          <table:table-cell table:style-name="ce3" table:formula="of:=IF([.P286]&gt;[.P$177];[.P286];&quot;&quot;)">
            <text:p/>
          </table:table-cell>
          <table:table-cell table:style-name="ce3" table:formula="of:=IF([.Q286]&gt;[.Q$177];[.Q286];&quot;&quot;)">
            <text:p/>
          </table:table-cell>
          <table:table-cell table:style-name="ce3" table:formula="of:=IF([.R286]&gt;[.R$177];[.R286];&quot;&quot;)">
            <text:p/>
          </table:table-cell>
          <table:table-cell table:style-name="ce3" table:formula="of:=IF([.S286]&gt;[.S$177];[.S286];&quot;&quot;)" office:value-type="float" office:value="30236.6" calcext:value-type="float">
            <text:p>30236,6</text:p>
          </table:table-cell>
          <table:table-cell table:style-name="ce3" table:formula="of:=IF([.T286]&gt;[.T$177];[.T286];&quot;&quot;)">
            <text:p/>
          </table:table-cell>
          <table:table-cell table:style-name="ce3" table:formula="of:=IF([.U286]&gt;[.U$177];[.U286];&quot;&quot;)">
            <text:p/>
          </table:table-cell>
          <table:table-cell table:style-name="ce3" table:formula="of:=IF([.V286]&gt;[.V$177];[.V28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style-name="ce3" table:formula="of:=IF([.B287]&gt;[.B$177];[.B287];&quot;&quot;)">
            <text:p/>
          </table:table-cell>
          <table:table-cell table:style-name="ce3" table:formula="of:=IF([.C287]&gt;[.C$177];[.C287];&quot;&quot;)" office:value-type="float" office:value="1520.7875" calcext:value-type="float">
            <text:p>1520,7875</text:p>
          </table:table-cell>
          <table:table-cell table:style-name="ce3" table:formula="of:=IF([.D287]&gt;[.D$177];[.D287];&quot;&quot;)" office:value-type="float" office:value="8647.05" calcext:value-type="float">
            <text:p>8647,05</text:p>
          </table:table-cell>
          <table:table-cell table:style-name="ce3" table:formula="of:=IF([.E287]&gt;[.E$177];[.E287];&quot;&quot;)" office:value-type="float" office:value="5035360.7" calcext:value-type="float">
            <text:p>5035360,7</text:p>
          </table:table-cell>
          <table:table-cell table:style-name="ce3" table:formula="of:=IF([.F287]&gt;[.F$177];[.F287];&quot;&quot;)">
            <text:p/>
          </table:table-cell>
          <table:table-cell table:style-name="ce3" table:formula="of:=IF([.G287]&gt;[.G$177];[.G287];&quot;&quot;)">
            <text:p/>
          </table:table-cell>
          <table:table-cell table:style-name="ce3" table:formula="of:=IF([.H287]&gt;[.H$177];[.H287];&quot;&quot;)">
            <text:p/>
          </table:table-cell>
          <table:table-cell table:style-name="ce3" table:formula="of:=IF([.I287]&gt;[.I$177];[.I287];&quot;&quot;)" office:value-type="float" office:value="57021.075" calcext:value-type="float">
            <text:p>57021,075</text:p>
          </table:table-cell>
          <table:table-cell table:style-name="ce3" table:formula="of:=IF([.J287]&gt;[.J$177];[.J287];&quot;&quot;)">
            <text:p/>
          </table:table-cell>
          <table:table-cell table:style-name="ce3" table:formula="of:=IF([.K287]&gt;[.K$177];[.K287];&quot;&quot;)">
            <text:p/>
          </table:table-cell>
          <table:table-cell table:style-name="ce3" table:formula="of:=IF([.L287]&gt;[.L$177];[.L287];&quot;&quot;)">
            <text:p/>
          </table:table-cell>
          <table:table-cell table:style-name="ce3" table:formula="of:=IF([.M287]&gt;[.M$177];[.M287];&quot;&quot;)" office:value-type="float" office:value="806.4375" calcext:value-type="float">
            <text:p>806,4375</text:p>
          </table:table-cell>
          <table:table-cell table:style-name="ce3" table:formula="of:=IF([.N287]&gt;[.N$177];[.N287];&quot;&quot;)" office:value-type="float" office:value="1978727.05" calcext:value-type="float">
            <text:p>1978727,05</text:p>
          </table:table-cell>
          <table:table-cell table:style-name="ce3" table:formula="of:=IF([.O287]&gt;[.O$177];[.O287];&quot;&quot;)">
            <text:p/>
          </table:table-cell>
          <table:table-cell table:style-name="ce3" table:formula="of:=IF([.P287]&gt;[.P$177];[.P287];&quot;&quot;)">
            <text:p/>
          </table:table-cell>
          <table:table-cell table:style-name="ce3" table:formula="of:=IF([.Q287]&gt;[.Q$177];[.Q287];&quot;&quot;)">
            <text:p/>
          </table:table-cell>
          <table:table-cell table:style-name="ce3" table:formula="of:=IF([.R287]&gt;[.R$177];[.R287];&quot;&quot;)">
            <text:p/>
          </table:table-cell>
          <table:table-cell table:style-name="ce3" table:formula="of:=IF([.S287]&gt;[.S$177];[.S287];&quot;&quot;)" office:value-type="float" office:value="52047.6" calcext:value-type="float">
            <text:p>52047,6</text:p>
          </table:table-cell>
          <table:table-cell table:style-name="ce3" table:formula="of:=IF([.T287]&gt;[.T$177];[.T287];&quot;&quot;)">
            <text:p/>
          </table:table-cell>
          <table:table-cell table:style-name="ce3" table:formula="of:=IF([.U287]&gt;[.U$177];[.U287];&quot;&quot;)">
            <text:p/>
          </table:table-cell>
          <table:table-cell table:style-name="ce3" table:formula="of:=IF([.V287]&gt;[.V$177];[.V28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style-name="ce3" table:formula="of:=IF([.B288]&gt;[.B$177];[.B288];&quot;&quot;)">
            <text:p/>
          </table:table-cell>
          <table:table-cell table:style-name="ce3" table:formula="of:=IF([.C288]&gt;[.C$177];[.C288];&quot;&quot;)" office:value-type="float" office:value="1541.1875" calcext:value-type="float">
            <text:p>1541,1875</text:p>
          </table:table-cell>
          <table:table-cell table:style-name="ce3" table:formula="of:=IF([.D288]&gt;[.D$177];[.D288];&quot;&quot;)" office:value-type="float" office:value="6612.45" calcext:value-type="float">
            <text:p>6612,45</text:p>
          </table:table-cell>
          <table:table-cell table:style-name="ce3" table:formula="of:=IF([.E288]&gt;[.E$177];[.E288];&quot;&quot;)" office:value-type="float" office:value="4978228.8" calcext:value-type="float">
            <text:p>4978228,8</text:p>
          </table:table-cell>
          <table:table-cell table:style-name="ce3" table:formula="of:=IF([.F288]&gt;[.F$177];[.F288];&quot;&quot;)">
            <text:p/>
          </table:table-cell>
          <table:table-cell table:style-name="ce3" table:formula="of:=IF([.G288]&gt;[.G$177];[.G288];&quot;&quot;)">
            <text:p/>
          </table:table-cell>
          <table:table-cell table:style-name="ce3" table:formula="of:=IF([.H288]&gt;[.H$177];[.H288];&quot;&quot;)">
            <text:p/>
          </table:table-cell>
          <table:table-cell table:style-name="ce3" table:formula="of:=IF([.I288]&gt;[.I$177];[.I288];&quot;&quot;)" office:value-type="float" office:value="54308.275" calcext:value-type="float">
            <text:p>54308,275</text:p>
          </table:table-cell>
          <table:table-cell table:style-name="ce3" table:formula="of:=IF([.J288]&gt;[.J$177];[.J288];&quot;&quot;)">
            <text:p/>
          </table:table-cell>
          <table:table-cell table:style-name="ce3" table:formula="of:=IF([.K288]&gt;[.K$177];[.K288];&quot;&quot;)">
            <text:p/>
          </table:table-cell>
          <table:table-cell table:style-name="ce3" table:formula="of:=IF([.L288]&gt;[.L$177];[.L288];&quot;&quot;)">
            <text:p/>
          </table:table-cell>
          <table:table-cell table:style-name="ce3" table:formula="of:=IF([.M288]&gt;[.M$177];[.M288];&quot;&quot;)" office:value-type="float" office:value="786.2375" calcext:value-type="float">
            <text:p>786,2375</text:p>
          </table:table-cell>
          <table:table-cell table:style-name="ce3" table:formula="of:=IF([.N288]&gt;[.N$177];[.N288];&quot;&quot;)" office:value-type="float" office:value="2052967.05" calcext:value-type="float">
            <text:p>2052967,05</text:p>
          </table:table-cell>
          <table:table-cell table:style-name="ce3" table:formula="of:=IF([.O288]&gt;[.O$177];[.O288];&quot;&quot;)" office:value-type="float" office:value="115.625" calcext:value-type="float">
            <text:p>115,625</text:p>
          </table:table-cell>
          <table:table-cell table:style-name="ce3" table:formula="of:=IF([.P288]&gt;[.P$177];[.P288];&quot;&quot;)">
            <text:p/>
          </table:table-cell>
          <table:table-cell table:style-name="ce3" table:formula="of:=IF([.Q288]&gt;[.Q$177];[.Q288];&quot;&quot;)">
            <text:p/>
          </table:table-cell>
          <table:table-cell table:style-name="ce3" table:formula="of:=IF([.R288]&gt;[.R$177];[.R288];&quot;&quot;)">
            <text:p/>
          </table:table-cell>
          <table:table-cell table:style-name="ce3" table:formula="of:=IF([.S288]&gt;[.S$177];[.S288];&quot;&quot;)" office:value-type="float" office:value="52047.6" calcext:value-type="float">
            <text:p>52047,6</text:p>
          </table:table-cell>
          <table:table-cell table:style-name="ce3" table:formula="of:=IF([.T288]&gt;[.T$177];[.T288];&quot;&quot;)">
            <text:p/>
          </table:table-cell>
          <table:table-cell table:style-name="ce3" table:formula="of:=IF([.U288]&gt;[.U$177];[.U288];&quot;&quot;)">
            <text:p/>
          </table:table-cell>
          <table:table-cell table:style-name="ce3" table:formula="of:=IF([.V288]&gt;[.V$177];[.V28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IF([.B289]&gt;[.B$177];[.B289];&quot;&quot;)">
            <text:p/>
          </table:table-cell>
          <table:table-cell table:style-name="ce3" table:formula="of:=IF([.C289]&gt;[.C$177];[.C289];&quot;&quot;)" office:value-type="float" office:value="1220.3875" calcext:value-type="float">
            <text:p>1220,3875</text:p>
          </table:table-cell>
          <table:table-cell table:style-name="ce3" table:formula="of:=IF([.D289]&gt;[.D$177];[.D289];&quot;&quot;)" office:value-type="float" office:value="6612.45" calcext:value-type="float">
            <text:p>6612,45</text:p>
          </table:table-cell>
          <table:table-cell table:style-name="ce3" table:formula="of:=IF([.E289]&gt;[.E$177];[.E289];&quot;&quot;)" office:value-type="float" office:value="5097972.2" calcext:value-type="float">
            <text:p>5097972,2</text:p>
          </table:table-cell>
          <table:table-cell table:style-name="ce3" table:formula="of:=IF([.F289]&gt;[.F$177];[.F289];&quot;&quot;)">
            <text:p/>
          </table:table-cell>
          <table:table-cell table:style-name="ce3" table:formula="of:=IF([.G289]&gt;[.G$177];[.G289];&quot;&quot;)">
            <text:p/>
          </table:table-cell>
          <table:table-cell table:style-name="ce3" table:formula="of:=IF([.H289]&gt;[.H$177];[.H289];&quot;&quot;)">
            <text:p/>
          </table:table-cell>
          <table:table-cell table:style-name="ce3" table:formula="of:=IF([.I289]&gt;[.I$177];[.I289];&quot;&quot;)" office:value-type="float" office:value="54308.275" calcext:value-type="float">
            <text:p>54308,275</text:p>
          </table:table-cell>
          <table:table-cell table:style-name="ce3" table:formula="of:=IF([.J289]&gt;[.J$177];[.J289];&quot;&quot;)">
            <text:p/>
          </table:table-cell>
          <table:table-cell table:style-name="ce3" table:formula="of:=IF([.K289]&gt;[.K$177];[.K289];&quot;&quot;)">
            <text:p/>
          </table:table-cell>
          <table:table-cell table:style-name="ce3" table:formula="of:=IF([.L289]&gt;[.L$177];[.L289];&quot;&quot;)">
            <text:p/>
          </table:table-cell>
          <table:table-cell table:style-name="ce3" table:formula="of:=IF([.M289]&gt;[.M$177];[.M289];&quot;&quot;)" office:value-type="float" office:value="846.6375" calcext:value-type="float">
            <text:p>846,6375</text:p>
          </table:table-cell>
          <table:table-cell table:style-name="ce3" table:formula="of:=IF([.N289]&gt;[.N$177];[.N289];&quot;&quot;)" office:value-type="float" office:value="2246730.05" calcext:value-type="float">
            <text:p>2246730,05</text:p>
          </table:table-cell>
          <table:table-cell table:style-name="ce3" table:formula="of:=IF([.O289]&gt;[.O$177];[.O289];&quot;&quot;)" office:value-type="float" office:value="53.125" calcext:value-type="float">
            <text:p>53,125</text:p>
          </table:table-cell>
          <table:table-cell table:style-name="ce3" table:formula="of:=IF([.P289]&gt;[.P$177];[.P289];&quot;&quot;)">
            <text:p/>
          </table:table-cell>
          <table:table-cell table:style-name="ce3" table:formula="of:=IF([.Q289]&gt;[.Q$177];[.Q289];&quot;&quot;)">
            <text:p/>
          </table:table-cell>
          <table:table-cell table:style-name="ce3" table:formula="of:=IF([.R289]&gt;[.R$177];[.R289];&quot;&quot;)">
            <text:p/>
          </table:table-cell>
          <table:table-cell table:style-name="ce3" table:formula="of:=IF([.S289]&gt;[.S$177];[.S289];&quot;&quot;)" office:value-type="float" office:value="49334.7" calcext:value-type="float">
            <text:p>49334,7</text:p>
          </table:table-cell>
          <table:table-cell table:style-name="ce3" table:formula="of:=IF([.T289]&gt;[.T$177];[.T289];&quot;&quot;)">
            <text:p/>
          </table:table-cell>
          <table:table-cell table:style-name="ce3" table:formula="of:=IF([.U289]&gt;[.U$177];[.U289];&quot;&quot;)">
            <text:p/>
          </table:table-cell>
          <table:table-cell table:style-name="ce3" table:formula="of:=IF([.V289]&gt;[.V$177];[.V289];&quot;&quot;)">
            <text:p/>
          </table:table-cell>
          <table:table-cell table:number-columns-repeated="1002"/>
        </table:table-row>
        <table:table-row table:style-name="ro2" table:number-rows-repeated="8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613537176470322" calcext:value-type="float">
            <text:p>0,0006135372</text:p>
          </table:table-cell>
          <table:table-cell table:style-name="ce3" table:formula="of:=IFERROR([.D302]/[.$E302];&quot;&quot; )" office:value-type="float" office:value="0.00309888868718419" calcext:value-type="float">
            <text:p>0,0030988887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>
            <text:p/>
          </table:table-cell>
          <table:table-cell table:style-name="ce3" table:formula="of:=IFERROR([.I302]/[.$E302];&quot;&quot; )" office:value-type="float" office:value="0.0279818529094954" calcext:value-type="float">
            <text:p>0,0279818529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>
            <text:p/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 office:value-type="float" office:value="0.000254034013933962" calcext:value-type="float">
            <text:p>0,000254034</text:p>
          </table:table-cell>
          <table:table-cell table:style-name="ce3" table:formula="of:=IFERROR([.N302]/[.$E302];&quot;&quot; )" office:value-type="float" office:value="0.601164107562584" calcext:value-type="float">
            <text:p>0,6011641076</text:p>
          </table:table-cell>
          <table:table-cell table:style-name="ce3" table:formula="of:=IFERROR([.O302]/[.$E302];&quot;&quot; )" office:value-type="float" office:value="0.000026546678340598" calcext:value-type="float">
            <text:p>2,6546678340598E-005</text:p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>
            <text:p/>
          </table:table-cell>
          <table:table-cell table:style-name="ce3" table:formula="of:=IFERROR([.S302]/[.$E302];&quot;&quot; )" office:value-type="float" office:value="0.0161985321366558" calcext:value-type="float">
            <text:p>0,0161985321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IFERROR([.B303]/[.$E303];&quot;&quot; )">
            <text:p/>
          </table:table-cell>
          <table:table-cell table:style-name="ce3" table:formula="of:=IFERROR([.C303]/[.$E303];&quot;&quot; )" office:value-type="float" office:value="0.000737429967850339" calcext:value-type="float">
            <text:p>0,00073743</text:p>
          </table:table-cell>
          <table:table-cell table:style-name="ce3" table:formula="of:=IFERROR([.D303]/[.$E303];&quot;&quot; )" office:value-type="float" office:value="0.00302474713851129" calcext:value-type="float">
            <text:p>0,0030247471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 office:value-type="float" office:value="0.000153226735315862" calcext:value-type="float">
            <text:p>0,0001532267</text:p>
          </table:table-cell>
          <table:table-cell table:style-name="ce3" table:formula="of:=IFERROR([.H303]/[.$E303];&quot;&quot; )">
            <text:p/>
          </table:table-cell>
          <table:table-cell table:style-name="ce3" table:formula="of:=IFERROR([.I303]/[.$E303];&quot;&quot; )" office:value-type="float" office:value="0.0279940088239705" calcext:value-type="float">
            <text:p>0,0279940088</text:p>
          </table:table-cell>
          <table:table-cell table:style-name="ce3" table:formula="of:=IFERROR([.J303]/[.$E303];&quot;&quot; )">
            <text:p/>
          </table:table-cell>
          <table:table-cell table:style-name="ce3" table:formula="of:=IFERROR([.K303]/[.$E303];&quot;&quot; )">
            <text:p/>
          </table:table-cell>
          <table:table-cell table:style-name="ce3" table:formula="of:=IFERROR([.L303]/[.$E303];&quot;&quot; )">
            <text:p/>
          </table:table-cell>
          <table:table-cell table:style-name="ce3" table:formula="of:=IFERROR([.M303]/[.$E303];&quot;&quot; )" office:value-type="float" office:value="0.000147199553233479" calcext:value-type="float">
            <text:p>0,0001471996</text:p>
          </table:table-cell>
          <table:table-cell table:style-name="ce3" table:formula="of:=IFERROR([.N303]/[.$E303];&quot;&quot; )" office:value-type="float" office:value="0.789791022678436" calcext:value-type="float">
            <text:p>0,7897910227</text:p>
          </table:table-cell>
          <table:table-cell table:style-name="ce3" table:formula="of:=IFERROR([.O303]/[.$E303];&quot;&quot; )">
            <text:p/>
          </table:table-cell>
          <table:table-cell table:style-name="ce3" table:formula="of:=IFERROR([.P303]/[.$E303];&quot;&quot; )">
            <text:p/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>
            <text:p/>
          </table:table-cell>
          <table:table-cell table:style-name="ce3" table:formula="of:=IFERROR([.S303]/[.$E303];&quot;&quot; )" office:value-type="float" office:value="0.0185375140355765" calcext:value-type="float">
            <text:p>0,018537514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IFERROR([.B304]/[.$E304];&quot;&quot; )">
            <text:p/>
          </table:table-cell>
          <table:table-cell table:style-name="ce3" table:formula="of:=IFERROR([.C304]/[.$E304];&quot;&quot; )" office:value-type="float" office:value="0.000602457187808853" calcext:value-type="float">
            <text:p>0,0006024572</text:p>
          </table:table-cell>
          <table:table-cell table:style-name="ce3" table:formula="of:=IFERROR([.D304]/[.$E304];&quot;&quot; )" office:value-type="float" office:value="0.00296796001592787" calcext:value-type="float">
            <text:p>0,00296796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274684444915183" calcext:value-type="float">
            <text:p>0,0274684445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>
            <text:p/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 office:value-type="float" office:value="0.000243251716436083" calcext:value-type="float">
            <text:p>0,0002432517</text:p>
          </table:table-cell>
          <table:table-cell table:style-name="ce3" table:formula="of:=IFERROR([.N304]/[.$E304];&quot;&quot; )" office:value-type="float" office:value="0.524328561653719" calcext:value-type="float">
            <text:p>0,5243285617</text:p>
          </table:table-cell>
          <table:table-cell table:style-name="ce3" table:formula="of:=IFERROR([.O304]/[.$E304];&quot;&quot; )">
            <text:p/>
          </table:table-cell>
          <table:table-cell table:style-name="ce3" table:formula="of:=IFERROR([.P304]/[.$E304];&quot;&quot; )">
            <text:p/>
          </table:table-cell>
          <table:table-cell table:style-name="ce3" table:formula="of:=IFERROR([.Q304]/[.$E304];&quot;&quot; )">
            <text:p/>
          </table:table-cell>
          <table:table-cell table:style-name="ce3" table:formula="of:=IFERROR([.R304]/[.$E304];&quot;&quot; )">
            <text:p/>
          </table:table-cell>
          <table:table-cell table:style-name="ce3" table:formula="of:=IFERROR([.S304]/[.$E304];&quot;&quot; )" office:value-type="float" office:value="0.0195271485693011" calcext:value-type="float">
            <text:p>0,0195271486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>
            <text:p/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457853903347226" calcext:value-type="float">
            <text:p>0,0004578539</text:p>
          </table:table-cell>
          <table:table-cell table:style-name="ce3" table:formula="of:=IFERROR([.D305]/[.$E305];&quot;&quot; )" office:value-type="float" office:value="0.00292866661791293" calcext:value-type="float">
            <text:p>0,0029286666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 office:value-type="float" office:value="0.000111672573799752" calcext:value-type="float">
            <text:p>0,0001116726</text:p>
          </table:table-cell>
          <table:table-cell table:style-name="ce3" table:formula="of:=IFERROR([.H305]/[.$E305];&quot;&quot; )">
            <text:p/>
          </table:table-cell>
          <table:table-cell table:style-name="ce3" table:formula="of:=IFERROR([.I305]/[.$E305];&quot;&quot; )" office:value-type="float" office:value="0.029751304612517" calcext:value-type="float">
            <text:p>0,0297513046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>
            <text:p/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176631940090708" calcext:value-type="float">
            <text:p>0,0001766319</text:p>
          </table:table-cell>
          <table:table-cell table:style-name="ce3" table:formula="of:=IFERROR([.N305]/[.$E305];&quot;&quot; )" office:value-type="float" office:value="0.52976973931494" calcext:value-type="float">
            <text:p>0,5297697393</text:p>
          </table:table-cell>
          <table:table-cell table:style-name="ce3" table:formula="of:=IFERROR([.O305]/[.$E305];&quot;&quot; )" office:value-type="float" office:value="0.0000402936006439386" calcext:value-type="float">
            <text:p>4,02936006439386E-005</text:p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219151450465012" calcext:value-type="float">
            <text:p>0,021915145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>
            <text:p/>
          </table:table-cell>
          <table:table-cell table:style-name="ce3"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IFERROR([.B306]/[.$E306];&quot;&quot; )">
            <text:p/>
          </table:table-cell>
          <table:table-cell table:style-name="ce3" table:formula="of:=IFERROR([.C306]/[.$E306];&quot;&quot; )" office:value-type="float" office:value="0.00044971746950348" calcext:value-type="float">
            <text:p>0,0004497175</text:p>
          </table:table-cell>
          <table:table-cell table:style-name="ce3" table:formula="of:=IFERROR([.D306]/[.$E306];&quot;&quot; )" office:value-type="float" office:value="0.00225230985934883" calcext:value-type="float">
            <text:p>0,0022523099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>
            <text:p/>
          </table:table-cell>
          <table:table-cell table:style-name="ce3" table:formula="of:=IFERROR([.I306]/[.$E306];&quot;&quot; )" office:value-type="float" office:value="0.0321769877156506" calcext:value-type="float">
            <text:p>0,0321769877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>
            <text:p/>
          </table:table-cell>
          <table:table-cell table:style-name="ce3" table:formula="of:=IFERROR([.L306]/[.$E306];&quot;&quot; )" office:value-type="float" office:value="0.000127431875014416" calcext:value-type="float">
            <text:p>0,0001274319</text:p>
          </table:table-cell>
          <table:table-cell table:style-name="ce3" table:formula="of:=IFERROR([.M306]/[.$E306];&quot;&quot; )" office:value-type="float" office:value="0.000170526063077525" calcext:value-type="float">
            <text:p>0,0001705261</text:p>
          </table:table-cell>
          <table:table-cell table:style-name="ce3" table:formula="of:=IFERROR([.N306]/[.$E306];&quot;&quot; )" office:value-type="float" office:value="0.521783354279633" calcext:value-type="float">
            <text:p>0,5217833543</text:p>
          </table:table-cell>
          <table:table-cell table:style-name="ce3" table:formula="of:=IFERROR([.O306]/[.$E306];&quot;&quot; )">
            <text:p/>
          </table:table-cell>
          <table:table-cell table:style-name="ce3" table:formula="of:=IFERROR([.P306]/[.$E306];&quot;&quot; )">
            <text:p/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210951515083449" calcext:value-type="float">
            <text:p>0,0210951515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 office:value-type="float" office:value="0.00000603813760166865" calcext:value-type="float">
            <text:p>6,03813760166865E-006</text:p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IFERROR([.B307]/[.$E307];&quot;&quot; )">
            <text:p/>
          </table:table-cell>
          <table:table-cell table:style-name="ce3" table:formula="of:=IFERROR([.C307]/[.$E307];&quot;&quot; )" office:value-type="float" office:value="0.000356059347279378" calcext:value-type="float">
            <text:p>0,0003560593</text:p>
          </table:table-cell>
          <table:table-cell table:style-name="ce3" table:formula="of:=IFERROR([.D307]/[.$E307];&quot;&quot; )" office:value-type="float" office:value="0.00237070374692888" calcext:value-type="float">
            <text:p>0,0023707037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>
            <text:p/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352476922541885" calcext:value-type="float">
            <text:p>0,0352476923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>
            <text:p/>
          </table:table-cell>
          <table:table-cell table:style-name="ce3" table:formula="of:=IFERROR([.M307]/[.$E307];&quot;&quot; )" office:value-type="float" office:value="0.000286567921303623" calcext:value-type="float">
            <text:p>0,0002865679</text:p>
          </table:table-cell>
          <table:table-cell table:style-name="ce3" table:formula="of:=IFERROR([.N307]/[.$E307];&quot;&quot; )" office:value-type="float" office:value="0.508299833729021" calcext:value-type="float">
            <text:p>0,5082998337</text:p>
          </table:table-cell>
          <table:table-cell table:style-name="ce3" table:formula="of:=IFERROR([.O307]/[.$E307];&quot;&quot; )" office:value-type="float" office:value="0.0000293943520338273" calcext:value-type="float">
            <text:p>2,93943520338273E-005</text:p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>
            <text:p/>
          </table:table-cell>
          <table:table-cell table:style-name="ce3" table:formula="of:=IFERROR([.S307]/[.$E307];&quot;&quot; )" office:value-type="float" office:value="0.0215143522738123" calcext:value-type="float">
            <text:p>0,0215143523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282066714042975" calcext:value-type="float">
            <text:p>0,0002820667</text:p>
          </table:table-cell>
          <table:table-cell table:style-name="ce3" table:formula="of:=IFERROR([.D308]/[.$E308];&quot;&quot; )" office:value-type="float" office:value="0.00292673504382389" calcext:value-type="float">
            <text:p>0,002926735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>
            <text:p/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343682556531257" calcext:value-type="float">
            <text:p>0,0343682557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>
            <text:p/>
          </table:table-cell>
          <table:table-cell table:style-name="ce3" table:formula="of:=IFERROR([.M308]/[.$E308];&quot;&quot; )" office:value-type="float" office:value="0.000147292220325603" calcext:value-type="float">
            <text:p>0,0001472922</text:p>
          </table:table-cell>
          <table:table-cell table:style-name="ce3" table:formula="of:=IFERROR([.N308]/[.$E308];&quot;&quot; )" office:value-type="float" office:value="0.510376712153919" calcext:value-type="float">
            <text:p>0,5103767122</text:p>
          </table:table-cell>
          <table:table-cell table:style-name="ce3" table:formula="of:=IFERROR([.O308]/[.$E308];&quot;&quot; )" office:value-type="float" office:value="0.0000129158383309017" calcext:value-type="float">
            <text:p>1,29158383309017E-005</text:p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>
            <text:p/>
          </table:table-cell>
          <table:table-cell table:style-name="ce3" table:formula="of:=IFERROR([.S308]/[.$E308];&quot;&quot; )" office:value-type="float" office:value="0.0205816102288091" calcext:value-type="float">
            <text:p>0,0205816102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IFERROR([.B309]/[.$E309];&quot;&quot; )">
            <text:p/>
          </table:table-cell>
          <table:table-cell table:style-name="ce3" table:formula="of:=IFERROR([.C309]/[.$E309];&quot;&quot; )" office:value-type="float" office:value="0.000312162126783328" calcext:value-type="float">
            <text:p>0,0003121621</text:p>
          </table:table-cell>
          <table:table-cell table:style-name="ce3" table:formula="of:=IFERROR([.D309]/[.$E309];&quot;&quot; )" office:value-type="float" office:value="0.00293447695416106" calcext:value-type="float">
            <text:p>0,002934477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>
            <text:p/>
          </table:table-cell>
          <table:table-cell table:style-name="ce3" table:formula="of:=IFERROR([.I309]/[.$E309];&quot;&quot; )" office:value-type="float" office:value="0.0371109386177377" calcext:value-type="float">
            <text:p>0,0371109386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 office:value-type="float" office:value="0.000191657009112464" calcext:value-type="float">
            <text:p>0,000191657</text:p>
          </table:table-cell>
          <table:table-cell table:style-name="ce3" table:formula="of:=IFERROR([.N309]/[.$E309];&quot;&quot; )" office:value-type="float" office:value="0.496169516853824" calcext:value-type="float">
            <text:p>0,4961695169</text:p>
          </table:table-cell>
          <table:table-cell table:style-name="ce3" table:formula="of:=IFERROR([.O309]/[.$E309];&quot;&quot; )" office:value-type="float" office:value="0.0000220911829451241" calcext:value-type="float">
            <text:p>2,20911829451241E-005</text:p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>
            <text:p/>
          </table:table-cell>
          <table:table-cell table:style-name="ce3" table:formula="of:=IFERROR([.S309]/[.$E309];&quot;&quot; )" office:value-type="float" office:value="0.0199681379934853" calcext:value-type="float">
            <text:p>0,019968138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26371363805593" calcext:value-type="float">
            <text:p>0,0002637136</text:p>
          </table:table-cell>
          <table:table-cell table:style-name="ce3" table:formula="of:=IFERROR([.D310]/[.$E310];&quot;&quot; )" office:value-type="float" office:value="0.00232092392053027" calcext:value-type="float">
            <text:p>0,0023209239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>
            <text:p/>
          </table:table-cell>
          <table:table-cell table:style-name="ce3" table:formula="of:=IFERROR([.I310]/[.$E310];&quot;&quot; )" office:value-type="float" office:value="0.0372082717461227" calcext:value-type="float">
            <text:p>0,0372082717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 office:value-type="float" office:value="0.000128308676422909" calcext:value-type="float">
            <text:p>0,0001283087</text:p>
          </table:table-cell>
          <table:table-cell table:style-name="ce3" table:formula="of:=IFERROR([.N310]/[.$E310];&quot;&quot; )" office:value-type="float" office:value="0.494071350811396" calcext:value-type="float">
            <text:p>0,4940713508</text:p>
          </table:table-cell>
          <table:table-cell table:style-name="ce3" table:formula="of:=IFERROR([.O310]/[.$E310];&quot;&quot; )" office:value-type="float" office:value="0.0000163329668360757" calcext:value-type="float">
            <text:p>0,000016333</text:p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>
            <text:p/>
          </table:table-cell>
          <table:table-cell table:style-name="ce3" table:formula="of:=IFERROR([.S310]/[.$E310];&quot;&quot; )" office:value-type="float" office:value="0.0197122545634185" calcext:value-type="float">
            <text:p>0,0197122546</text:p>
          </table:table-cell>
          <table:table-cell table:style-name="ce3" table:formula="of:=IFERROR([.T310]/[.$E310];&quot;&quot; )" office:value-type="float" office:value="0.0000353103187789447" calcext:value-type="float">
            <text:p>3,53103187789447E-005</text:p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292095562798612" calcext:value-type="float">
            <text:p>0,0002920956</text:p>
          </table:table-cell>
          <table:table-cell table:style-name="ce3" table:formula="of:=IFERROR([.D311]/[.$E311];&quot;&quot; )" office:value-type="float" office:value="0.00214050143437768" calcext:value-type="float">
            <text:p>0,0021405014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>
            <text:p/>
          </table:table-cell>
          <table:table-cell table:style-name="ce3" table:formula="of:=IFERROR([.I311]/[.$E311];&quot;&quot; )" office:value-type="float" office:value="0.0397071921372983" calcext:value-type="float">
            <text:p>0,0397071921</text:p>
          </table:table-cell>
          <table:table-cell table:style-name="ce3" table:formula="of:=IFERROR([.J311]/[.$E311];&quot;&quot; )">
            <text:p/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 office:value-type="float" office:value="0.000087211871285489" calcext:value-type="float">
            <text:p>8,7211871285489E-005</text:p>
          </table:table-cell>
          <table:table-cell table:style-name="ce3" table:formula="of:=IFERROR([.M311]/[.$E311];&quot;&quot; )" office:value-type="float" office:value="0.000110214640529283" calcext:value-type="float">
            <text:p>0,0001102146</text:p>
          </table:table-cell>
          <table:table-cell table:style-name="ce3" table:formula="of:=IFERROR([.N311]/[.$E311];&quot;&quot; )" office:value-type="float" office:value="0.48815622871919" calcext:value-type="float">
            <text:p>0,4881562287</text:p>
          </table:table-cell>
          <table:table-cell table:style-name="ce3" table:formula="of:=IFERROR([.O311]/[.$E311];&quot;&quot; )">
            <text:p/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>
            <text:p/>
          </table:table-cell>
          <table:table-cell table:style-name="ce3" table:formula="of:=IFERROR([.S311]/[.$E311];&quot;&quot; )" office:value-type="float" office:value="0.0162415764812063" calcext:value-type="float">
            <text:p>0,0162415765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IFERROR([.B312]/[.$E312];&quot;&quot; )">
            <text:p/>
          </table:table-cell>
          <table:table-cell table:style-name="ce3" table:formula="of:=IFERROR([.C312]/[.$E312];&quot;&quot; )" office:value-type="float" office:value="0.000253797569279356" calcext:value-type="float">
            <text:p>0,0002537976</text:p>
          </table:table-cell>
          <table:table-cell table:style-name="ce3" table:formula="of:=IFERROR([.D312]/[.$E312];&quot;&quot; )" office:value-type="float" office:value="0.0022761873581662" calcext:value-type="float">
            <text:p>0,0022761874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>
            <text:p/>
          </table:table-cell>
          <table:table-cell table:style-name="ce3" table:formula="of:=IFERROR([.I312]/[.$E312];&quot;&quot; )" office:value-type="float" office:value="0.040477263059803" calcext:value-type="float">
            <text:p>0,0404772631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 office:value-type="float" office:value="0.0000676392810232143" calcext:value-type="float">
            <text:p>6,76392810232143E-005</text:p>
          </table:table-cell>
          <table:table-cell table:style-name="ce3" table:formula="of:=IFERROR([.M312]/[.$E312];&quot;&quot; )" office:value-type="float" office:value="0.000172333867564356" calcext:value-type="float">
            <text:p>0,0001723339</text:p>
          </table:table-cell>
          <table:table-cell table:style-name="ce3" table:formula="of:=IFERROR([.N312]/[.$E312];&quot;&quot; )" office:value-type="float" office:value="0.482662449544068" calcext:value-type="float">
            <text:p>0,4826624495</text:p>
          </table:table-cell>
          <table:table-cell table:style-name="ce3" table:formula="of:=IFERROR([.O312]/[.$E312];&quot;&quot; )" office:value-type="float" office:value="0.0000099159936544475" calcext:value-type="float">
            <text:p>0,000009916</text:p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>
            <text:p/>
          </table:table-cell>
          <table:table-cell table:style-name="ce3" table:formula="of:=IFERROR([.R312]/[.$E312];&quot;&quot; )">
            <text:p/>
          </table:table-cell>
          <table:table-cell table:style-name="ce3" table:formula="of:=IFERROR([.S312]/[.$E312];&quot;&quot; )" office:value-type="float" office:value="0.0153593310793944" calcext:value-type="float">
            <text:p>0,0153593311</text:p>
          </table:table-cell>
          <table:table-cell table:style-name="ce3" table:formula="of:=IFERROR([.T312]/[.$E312];&quot;&quot; )">
            <text:p/>
          </table:table-cell>
          <table:table-cell table:style-name="ce3" table:formula="of:=IFERROR([.U312]/[.$E312];&quot;&quot; )">
            <text:p/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303330437515072" calcext:value-type="float">
            <text:p>0,0003033304</text:p>
          </table:table-cell>
          <table:table-cell table:style-name="ce3" table:formula="of:=IFERROR([.D313]/[.$E313];&quot;&quot; )" office:value-type="float" office:value="0.00225375720456237" calcext:value-type="float">
            <text:p>0,0022537572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>
            <text:p/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>
            <text:p/>
          </table:table-cell>
          <table:table-cell table:style-name="ce3" table:formula="of:=IFERROR([.I313]/[.$E313];&quot;&quot; )" office:value-type="float" office:value="0.0407340208086124" calcext:value-type="float">
            <text:p>0,0407340208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 office:value-type="float" office:value="0.000191299344615086" calcext:value-type="float">
            <text:p>0,0001912993</text:p>
          </table:table-cell>
          <table:table-cell table:style-name="ce3" table:formula="of:=IFERROR([.N313]/[.$E313];&quot;&quot; )" office:value-type="float" office:value="0.476747645171923" calcext:value-type="float">
            <text:p>0,4767476452</text:p>
          </table:table-cell>
          <table:table-cell table:style-name="ce3" table:formula="of:=IFERROR([.O313]/[.$E313];&quot;&quot; )" office:value-type="float" office:value="0.0000249233231696928" calcext:value-type="float">
            <text:p>2,49233231696928E-005</text:p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>
            <text:p/>
          </table:table-cell>
          <table:table-cell table:style-name="ce3" table:formula="of:=IFERROR([.S313]/[.$E313];&quot;&quot; )" office:value-type="float" office:value="0.0145523447306572" calcext:value-type="float">
            <text:p>0,0145523447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>
            <text:p/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198717801735083" calcext:value-type="float">
            <text:p>0,0001987178</text:p>
          </table:table-cell>
          <table:table-cell table:style-name="ce3" table:formula="of:=IFERROR([.D314]/[.$E314];&quot;&quot; )" office:value-type="float" office:value="0.00292091723616928" calcext:value-type="float">
            <text:p>0,0029209172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 office:value-type="float" office:value="0.000105383915186239" calcext:value-type="float">
            <text:p>0,0001053839</text:p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428767194417279" calcext:value-type="float">
            <text:p>0,0428767194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 office:value-type="float" office:value="0.0000934248759420284" calcext:value-type="float">
            <text:p>9,34248759420284E-005</text:p>
          </table:table-cell>
          <table:table-cell table:style-name="ce3" table:formula="of:=IFERROR([.N314]/[.$E314];&quot;&quot; )" office:value-type="float" office:value="0.473925327310078" calcext:value-type="float">
            <text:p>0,4739253273</text:p>
          </table:table-cell>
          <table:table-cell table:style-name="ce3" table:formula="of:=IFERROR([.O314]/[.$E314];&quot;&quot; )" office:value-type="float" office:value="0.0000219891033529106" calcext:value-type="float">
            <text:p>2,19891033529106E-005</text:p>
          </table:table-cell>
          <table:table-cell table:style-name="ce3" table:formula="of:=IFERROR([.P314]/[.$E314];&quot;&quot; )">
            <text:p/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>
            <text:p/>
          </table:table-cell>
          <table:table-cell table:style-name="ce3" table:formula="of:=IFERROR([.S314]/[.$E314];&quot;&quot; )" office:value-type="float" office:value="0.0152682385508956" calcext:value-type="float">
            <text:p>0,0152682386</text:p>
          </table:table-cell>
          <table:table-cell table:style-name="ce3" table:formula="of:=IFERROR([.T314]/[.$E314];&quot;&quot; )">
            <text:p/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IFERROR([.B315]/[.$E315];&quot;&quot; )">
            <text:p/>
          </table:table-cell>
          <table:table-cell table:style-name="ce3" table:formula="of:=IFERROR([.C315]/[.$E315];&quot;&quot; )" office:value-type="float" office:value="0.000256633584813223" calcext:value-type="float">
            <text:p>0,0002566336</text:p>
          </table:table-cell>
          <table:table-cell table:style-name="ce3" table:formula="of:=IFERROR([.D315]/[.$E315];&quot;&quot; )" office:value-type="float" office:value="0.00292864745199777" calcext:value-type="float">
            <text:p>0,0029286475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>
            <text:p/>
          </table:table-cell>
          <table:table-cell table:style-name="ce3" table:formula="of:=IFERROR([.H315]/[.$E315];&quot;&quot; )">
            <text:p/>
          </table:table-cell>
          <table:table-cell table:style-name="ce3" table:formula="of:=IFERROR([.I315]/[.$E315];&quot;&quot; )" office:value-type="float" office:value="0.0443167285211456" calcext:value-type="float">
            <text:p>0,0443167285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>
            <text:p/>
          </table:table-cell>
          <table:table-cell table:style-name="ce3" table:formula="of:=IFERROR([.M315]/[.$E315];&quot;&quot; )" office:value-type="float" office:value="0.000108366268853541" calcext:value-type="float">
            <text:p>0,0001083663</text:p>
          </table:table-cell>
          <table:table-cell table:style-name="ce3" table:formula="of:=IFERROR([.N315]/[.$E315];&quot;&quot; )" office:value-type="float" office:value="0.458002799234377" calcext:value-type="float">
            <text:p>0,4580027992</text:p>
          </table:table-cell>
          <table:table-cell table:style-name="ce3" table:formula="of:=IFERROR([.O315]/[.$E315];&quot;&quot; )">
            <text:p/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>
            <text:p/>
          </table:table-cell>
          <table:table-cell table:style-name="ce3" table:formula="of:=IFERROR([.S315]/[.$E315];&quot;&quot; )" office:value-type="float" office:value="0.0139821102692821" calcext:value-type="float">
            <text:p>0,0139821103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>
            <text:p/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203978728810421" calcext:value-type="float">
            <text:p>0,0002039787</text:p>
          </table:table-cell>
          <table:table-cell table:style-name="ce3" table:formula="of:=IFERROR([.D316]/[.$E316];&quot;&quot; )" office:value-type="float" office:value="0.00226722452803202" calcext:value-type="float">
            <text:p>0,0022672245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>
            <text:p/>
          </table:table-cell>
          <table:table-cell table:style-name="ce3" table:formula="of:=IFERROR([.I316]/[.$E316];&quot;&quot; )" office:value-type="float" office:value="0.0469331839606534" calcext:value-type="float">
            <text:p>0,046933184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>
            <text:p/>
          </table:table-cell>
          <table:table-cell table:style-name="ce3" table:formula="of:=IFERROR([.M316]/[.$E316];&quot;&quot; )" office:value-type="float" office:value="0.000147294164830446" calcext:value-type="float">
            <text:p>0,0001472942</text:p>
          </table:table-cell>
          <table:table-cell table:style-name="ce3" table:formula="of:=IFERROR([.N316]/[.$E316];&quot;&quot; )" office:value-type="float" office:value="0.475932072077675" calcext:value-type="float">
            <text:p>0,4759320721</text:p>
          </table:table-cell>
          <table:table-cell table:style-name="ce3" table:formula="of:=IFERROR([.O316]/[.$E316];&quot;&quot; )" office:value-type="float" office:value="0.00001899413064952" calcext:value-type="float">
            <text:p>1,899413064952E-005</text:p>
          </table:table-cell>
          <table:table-cell table:style-name="ce3" table:formula="of:=IFERROR([.P316]/[.$E316];&quot;&quot; )">
            <text:p/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166179740224478" calcext:value-type="float">
            <text:p>0,016617974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IFERROR([.B317]/[.$E317];&quot;&quot; )">
            <text:p/>
          </table:table-cell>
          <table:table-cell table:style-name="ce3" table:formula="of:=IFERROR([.C317]/[.$E317];&quot;&quot; )" office:value-type="float" office:value="0.000211003848664941" calcext:value-type="float">
            <text:p>0,0002110038</text:p>
          </table:table-cell>
          <table:table-cell table:style-name="ce3" table:formula="of:=IFERROR([.D317]/[.$E317];&quot;&quot; )" office:value-type="float" office:value="0.0023447498206868" calcext:value-type="float">
            <text:p>0,0023447498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>
            <text:p/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>
            <text:p/>
          </table:table-cell>
          <table:table-cell table:style-name="ce3" table:formula="of:=IFERROR([.I317]/[.$E317];&quot;&quot; )" office:value-type="float" office:value="0.047166996042412" calcext:value-type="float">
            <text:p>0,047166996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>
            <text:p/>
          </table:table-cell>
          <table:table-cell table:style-name="ce3" table:formula="of:=IFERROR([.M317]/[.$E317];&quot;&quot; )" office:value-type="float" office:value="0.000197639904902025" calcext:value-type="float">
            <text:p>0,0001976399</text:p>
          </table:table-cell>
          <table:table-cell table:style-name="ce3" table:formula="of:=IFERROR([.N317]/[.$E317];&quot;&quot; )" office:value-type="float" office:value="0.496505850440397" calcext:value-type="float">
            <text:p>0,4965058504</text:p>
          </table:table-cell>
          <table:table-cell table:style-name="ce3" table:formula="of:=IFERROR([.O317]/[.$E317];&quot;&quot; )" office:value-type="float" office:value="0.0000165006361136656" calcext:value-type="float">
            <text:p>1,65006361136656E-005</text:p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>
            <text:p/>
          </table:table-cell>
          <table:table-cell table:style-name="ce3" table:formula="of:=IFERROR([.S317]/[.$E317];&quot;&quot; )" office:value-type="float" office:value="0.0185504111342496" calcext:value-type="float">
            <text:p>0,0185504111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229856798667413" calcext:value-type="float">
            <text:p>0,0002298568</text:p>
          </table:table-cell>
          <table:table-cell table:style-name="ce3" table:formula="of:=IFERROR([.D318]/[.$E318];&quot;&quot; )" office:value-type="float" office:value="0.00301032229102127" calcext:value-type="float">
            <text:p>0,0030103223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>
            <text:p/>
          </table:table-cell>
          <table:table-cell table:style-name="ce3" table:formula="of:=IFERROR([.I318]/[.$E318];&quot;&quot; )" office:value-type="float" office:value="0.0469161998032887" calcext:value-type="float">
            <text:p>0,0469161998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>
            <text:p/>
          </table:table-cell>
          <table:table-cell table:style-name="ce3" table:formula="of:=IFERROR([.M318]/[.$E318];&quot;&quot; )" office:value-type="float" office:value="0.000222942496108736" calcext:value-type="float">
            <text:p>0,0002229425</text:p>
          </table:table-cell>
          <table:table-cell table:style-name="ce3" table:formula="of:=IFERROR([.N318]/[.$E318];&quot;&quot; )" office:value-type="float" office:value="0.466867474850694" calcext:value-type="float">
            <text:p>0,4668674749</text:p>
          </table:table-cell>
          <table:table-cell table:style-name="ce3" table:formula="of:=IFERROR([.O318]/[.$E318];&quot;&quot; )">
            <text:p/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>
            <text:p/>
          </table:table-cell>
          <table:table-cell table:style-name="ce3" table:formula="of:=IFERROR([.S318]/[.$E318];&quot;&quot; )" office:value-type="float" office:value="0.0164071773511354" calcext:value-type="float">
            <text:p>0,0164071774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IFERROR([.B319]/[.$E319];&quot;&quot; )">
            <text:p/>
          </table:table-cell>
          <table:table-cell table:style-name="ce3" table:formula="of:=IFERROR([.C319]/[.$E319];&quot;&quot; )" office:value-type="float" office:value="0.000227486694740109" calcext:value-type="float">
            <text:p>0,0002274867</text:p>
          </table:table-cell>
          <table:table-cell table:style-name="ce3" table:formula="of:=IFERROR([.D319]/[.$E319];&quot;&quot; )" office:value-type="float" office:value="0.00235923325090115" calcext:value-type="float">
            <text:p>0,0023592333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488378309257028" calcext:value-type="float">
            <text:p>0,0488378309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198961915612344" calcext:value-type="float">
            <text:p>0,0001989619</text:p>
          </table:table-cell>
          <table:table-cell table:style-name="ce3" table:formula="of:=IFERROR([.N319]/[.$E319];&quot;&quot; )" office:value-type="float" office:value="0.481838254154998" calcext:value-type="float">
            <text:p>0,4818382542</text:p>
          </table:table-cell>
          <table:table-cell table:style-name="ce3" table:formula="of:=IFERROR([.O319]/[.$E319];&quot;&quot; )" office:value-type="float" office:value="0.0000120740140476505" calcext:value-type="float">
            <text:p>0,000012074</text:p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>
            <text:p/>
          </table:table-cell>
          <table:table-cell table:style-name="ce3" table:formula="of:=IFERROR([.S319]/[.$E319];&quot;&quot; )" office:value-type="float" office:value="0.0152265397479705" calcext:value-type="float">
            <text:p>0,0152265397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237004666208142" calcext:value-type="float">
            <text:p>0,0002370047</text:p>
          </table:table-cell>
          <table:table-cell table:style-name="ce3" table:formula="of:=IFERROR([.D320]/[.$E320];&quot;&quot; )" office:value-type="float" office:value="0.00303718936276408" calcext:value-type="float">
            <text:p>0,0030371894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>
            <text:p/>
          </table:table-cell>
          <table:table-cell table:style-name="ce3" table:formula="of:=IFERROR([.I320]/[.$E320];&quot;&quot; )" office:value-type="float" office:value="0.0514415393872356" calcext:value-type="float">
            <text:p>0,0514415394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>
            <text:p/>
          </table:table-cell>
          <table:table-cell table:style-name="ce3" table:formula="of:=IFERROR([.M320]/[.$E320];&quot;&quot; )" office:value-type="float" office:value="0.000142809574056277" calcext:value-type="float">
            <text:p>0,0001428096</text:p>
          </table:table-cell>
          <table:table-cell table:style-name="ce3" table:formula="of:=IFERROR([.N320]/[.$E320];&quot;&quot; )" office:value-type="float" office:value="0.477930646223746" calcext:value-type="float">
            <text:p>0,4779306462</text:p>
          </table:table-cell>
          <table:table-cell table:style-name="ce3" table:formula="of:=IFERROR([.O320]/[.$E320];&quot;&quot; )" office:value-type="float" office:value="0.0000102495664086501" calcext:value-type="float">
            <text:p>1,02495664086501E-005</text:p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>
            <text:p/>
          </table:table-cell>
          <table:table-cell table:style-name="ce3" table:formula="of:=IFERROR([.S320]/[.$E320];&quot;&quot; )" office:value-type="float" office:value="0.018613767651551" calcext:value-type="float">
            <text:p>0,0186137677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>
            <text:p/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26493507114071" calcext:value-type="float">
            <text:p>0,0002649351</text:p>
          </table:table-cell>
          <table:table-cell table:style-name="ce3" table:formula="of:=IFERROR([.D321]/[.$E321];&quot;&quot; )" office:value-type="float" office:value="0.00284764618056231" calcext:value-type="float">
            <text:p>0,0028476462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456578999067442" calcext:value-type="float">
            <text:p>0,0456578999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>
            <text:p/>
          </table:table-cell>
          <table:table-cell table:style-name="ce3" table:formula="of:=IFERROR([.M321]/[.$E321];&quot;&quot; )" office:value-type="float" office:value="0.000157552376651418" calcext:value-type="float">
            <text:p>0,0001575524</text:p>
          </table:table-cell>
          <table:table-cell table:style-name="ce3" table:formula="of:=IFERROR([.N321]/[.$E321];&quot;&quot; )" office:value-type="float" office:value="0.455751091385003" calcext:value-type="float">
            <text:p>0,4557510914</text:p>
          </table:table-cell>
          <table:table-cell table:style-name="ce3" table:formula="of:=IFERROR([.O321]/[.$E321];&quot;&quot; )" office:value-type="float" office:value="0.0000214375078490848" calcext:value-type="float">
            <text:p>2,14375078490848E-005</text:p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180874374500831" calcext:value-type="float">
            <text:p>0,0180874375</text:p>
          </table:table-cell>
          <table:table-cell table:style-name="ce3" table:formula="of:=IFERROR([.T321]/[.$E321];&quot;&quot; )">
            <text:p/>
          </table:table-cell>
          <table:table-cell table:style-name="ce3" table:formula="of:=IFERROR([.U321]/[.$E321];&quot;&quot; )" office:value-type="float" office:value="0.00000591379526871304" calcext:value-type="float">
            <text:p>5,91379526871304E-006</text:p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340425692176073" calcext:value-type="float">
            <text:p>0,0003404257</text:p>
          </table:table-cell>
          <table:table-cell table:style-name="ce3" table:formula="of:=IFERROR([.D322]/[.$E322];&quot;&quot; )" office:value-type="float" office:value="0.00233359151604535" calcext:value-type="float">
            <text:p>0,0023335915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>
            <text:p/>
          </table:table-cell>
          <table:table-cell table:style-name="ce3" table:formula="of:=IFERROR([.I322]/[.$E322];&quot;&quot; )" office:value-type="float" office:value="0.0489858842155638" calcext:value-type="float">
            <text:p>0,0489858842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>
            <text:p/>
          </table:table-cell>
          <table:table-cell table:style-name="ce3" table:formula="of:=IFERROR([.M322]/[.$E322];&quot;&quot; )" office:value-type="float" office:value="0.000126531591864582" calcext:value-type="float">
            <text:p>0,0001265316</text:p>
          </table:table-cell>
          <table:table-cell table:style-name="ce3" table:formula="of:=IFERROR([.N322]/[.$E322];&quot;&quot; )" office:value-type="float" office:value="0.486918477056989" calcext:value-type="float">
            <text:p>0,4869184771</text:p>
          </table:table-cell>
          <table:table-cell table:style-name="ce3" table:formula="of:=IFERROR([.O322]/[.$E322];&quot;&quot; )" office:value-type="float" office:value="0.0000195501334739225" calcext:value-type="float">
            <text:p>1,95501334739225E-005</text:p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>
            <text:p/>
          </table:table-cell>
          <table:table-cell table:style-name="ce3" table:formula="of:=IFERROR([.S322]/[.$E322];&quot;&quot; )" office:value-type="float" office:value="0.0252710843403644" calcext:value-type="float">
            <text:p>0,0252710843</text:p>
          </table:table-cell>
          <table:table-cell table:style-name="ce3" table:formula="of:=IFERROR([.T322]/[.$E322];&quot;&quot; )">
            <text:p/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292905929986259" calcext:value-type="float">
            <text:p>0,0002929059</text:p>
          </table:table-cell>
          <table:table-cell table:style-name="ce3" table:formula="of:=IFERROR([.D323]/[.$E323];&quot;&quot; )" office:value-type="float" office:value="0.00227623230591765" calcext:value-type="float">
            <text:p>0,0022762323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>
            <text:p/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431333799123704" calcext:value-type="float">
            <text:p>0,0431333799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>
            <text:p/>
          </table:table-cell>
          <table:table-cell table:style-name="ce3" table:formula="of:=IFERROR([.M323]/[.$E323];&quot;&quot; )" office:value-type="float" office:value="0.000211489437775368" calcext:value-type="float">
            <text:p>0,0002114894</text:p>
          </table:table-cell>
          <table:table-cell table:style-name="ce3" table:formula="of:=IFERROR([.N323]/[.$E323];&quot;&quot; )" office:value-type="float" office:value="0.489353429785983" calcext:value-type="float">
            <text:p>0,4893534298</text:p>
          </table:table-cell>
          <table:table-cell table:style-name="ce3" table:formula="of:=IFERROR([.O323]/[.$E323];&quot;&quot; )" office:value-type="float" office:value="0.0000160184599050809" calcext:value-type="float">
            <text:p>1,60184599050809E-005</text:p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>
            <text:p/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332846632515758" calcext:value-type="float">
            <text:p>0,0332846633</text:p>
          </table:table-cell>
          <table:table-cell table:style-name="ce3" table:formula="of:=IFERROR([.T323]/[.$E323];&quot;&quot; )">
            <text:p/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IFERROR([.B324]/[.$E324];&quot;&quot; )">
            <text:p/>
          </table:table-cell>
          <table:table-cell table:style-name="ce3" table:formula="of:=IFERROR([.C324]/[.$E324];&quot;&quot; )" office:value-type="float" office:value="0.000294564020097701" calcext:value-type="float">
            <text:p>0,000294564</text:p>
          </table:table-cell>
          <table:table-cell table:style-name="ce3" table:formula="of:=IFERROR([.D324]/[.$E324];&quot;&quot; )" office:value-type="float" office:value="0.00228835487275409" calcext:value-type="float">
            <text:p>0,0022883549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447011383285472" calcext:value-type="float">
            <text:p>0,0447011383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>
            <text:p/>
          </table:table-cell>
          <table:table-cell table:style-name="ce3" table:formula="of:=IFERROR([.L324]/[.$E324];&quot;&quot; )">
            <text:p/>
          </table:table-cell>
          <table:table-cell table:style-name="ce3" table:formula="of:=IFERROR([.M324]/[.$E324];&quot;&quot; )" office:value-type="float" office:value="0.000148617856085573" calcext:value-type="float">
            <text:p>0,0001486179</text:p>
          </table:table-cell>
          <table:table-cell table:style-name="ce3" table:formula="of:=IFERROR([.N324]/[.$E324];&quot;&quot; )" office:value-type="float" office:value="0.520855234460089" calcext:value-type="float">
            <text:p>0,5208552345</text:p>
          </table:table-cell>
          <table:table-cell table:style-name="ce3" table:formula="of:=IFERROR([.O324]/[.$E324];&quot;&quot; )" office:value-type="float" office:value="0.0000130363849737609" calcext:value-type="float">
            <text:p>1,30363849737609E-005</text:p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>
            <text:p/>
          </table:table-cell>
          <table:table-cell table:style-name="ce3" table:formula="of:=IFERROR([.S324]/[.$E324];&quot;&quot; )" office:value-type="float" office:value="0.0394665175083374" calcext:value-type="float">
            <text:p>0,0394665175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IFERROR([.B325]/[.$E325];&quot;&quot; )">
            <text:p/>
          </table:table-cell>
          <table:table-cell table:style-name="ce3" table:formula="of:=IFERROR([.C325]/[.$E325];&quot;&quot; )" office:value-type="float" office:value="0.000269971353791284" calcext:value-type="float">
            <text:p>0,0002699714</text:p>
          </table:table-cell>
          <table:table-cell table:style-name="ce3" table:formula="of:=IFERROR([.D325]/[.$E325];&quot;&quot; )" office:value-type="float" office:value="0.00224786201995785" calcext:value-type="float">
            <text:p>0,002247862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>
            <text:p/>
          </table:table-cell>
          <table:table-cell table:style-name="ce3" table:formula="of:=IFERROR([.I325]/[.$E325];&quot;&quot; )" office:value-type="float" office:value="0.0478336666231172" calcext:value-type="float">
            <text:p>0,0478336666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>
            <text:p/>
          </table:table-cell>
          <table:table-cell table:style-name="ce3" table:formula="of:=IFERROR([.M325]/[.$E325];&quot;&quot; )" office:value-type="float" office:value="0.000208853495999317" calcext:value-type="float">
            <text:p>0,0002088535</text:p>
          </table:table-cell>
          <table:table-cell table:style-name="ce3" table:formula="of:=IFERROR([.N325]/[.$E325];&quot;&quot; )" office:value-type="float" office:value="0.512244289680567" calcext:value-type="float">
            <text:p>0,5122442897</text:p>
          </table:table-cell>
          <table:table-cell table:style-name="ce3" table:formula="of:=IFERROR([.O325]/[.$E325];&quot;&quot; )">
            <text:p/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>
            <text:p/>
          </table:table-cell>
          <table:table-cell table:style-name="ce3" table:formula="of:=IFERROR([.S325]/[.$E325];&quot;&quot; )" office:value-type="float" office:value="0.0400760074262235" calcext:value-type="float">
            <text:p>0,0400760074</text:p>
          </table:table-cell>
          <table:table-cell table:style-name="ce3" table:formula="of:=IFERROR([.T325]/[.$E325];&quot;&quot; )">
            <text:p/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IFERROR([.B326]/[.$E326];&quot;&quot; )">
            <text:p/>
          </table:table-cell>
          <table:table-cell table:style-name="ce3" table:formula="of:=IFERROR([.C326]/[.$E326];&quot;&quot; )" office:value-type="float" office:value="0.00026425066980579" calcext:value-type="float">
            <text:p>0,0002642507</text:p>
          </table:table-cell>
          <table:table-cell table:style-name="ce3" table:formula="of:=IFERROR([.D326]/[.$E326];&quot;&quot; )" office:value-type="float" office:value="0.00164907979903245" calcext:value-type="float">
            <text:p>0,0016490798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>
            <text:p/>
          </table:table-cell>
          <table:table-cell table:style-name="ce3" table:formula="of:=IFERROR([.I326]/[.$E326];&quot;&quot; )" office:value-type="float" office:value="0.051525392267614" calcext:value-type="float">
            <text:p>0,0515253923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>
            <text:p/>
          </table:table-cell>
          <table:table-cell table:style-name="ce3" table:formula="of:=IFERROR([.M326]/[.$E326];&quot;&quot; )" office:value-type="float" office:value="0.000201117557097934" calcext:value-type="float">
            <text:p>0,0002011176</text:p>
          </table:table-cell>
          <table:table-cell table:style-name="ce3" table:formula="of:=IFERROR([.N326]/[.$E326];&quot;&quot; )" office:value-type="float" office:value="0.544157466228149" calcext:value-type="float">
            <text:p>0,5441574662</text:p>
          </table:table-cell>
          <table:table-cell table:style-name="ce3" table:formula="of:=IFERROR([.O326]/[.$E326];&quot;&quot; )" office:value-type="float" office:value="0.0000101314742396076" calcext:value-type="float">
            <text:p>1,01314742396076E-005</text:p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>
            <text:p/>
          </table:table-cell>
          <table:table-cell table:style-name="ce3" table:formula="of:=IFERROR([.S326]/[.$E326];&quot;&quot; )" office:value-type="float" office:value="0.0380801029642088" calcext:value-type="float">
            <text:p>0,038080103</text:p>
          </table:table-cell>
          <table:table-cell table:style-name="ce3" table:formula="of:=IFERROR([.T326]/[.$E326];&quot;&quot; )">
            <text:p/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290693290588609" calcext:value-type="float">
            <text:p>0,0002906933</text:p>
          </table:table-cell>
          <table:table-cell table:style-name="ce3" table:formula="of:=IFERROR([.D327]/[.$E327];&quot;&quot; )" office:value-type="float" office:value="0.00286792762268034" calcext:value-type="float">
            <text:p>0,0028679276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>
            <text:p/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518190934845799" calcext:value-type="float">
            <text:p>0,0518190935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>
            <text:p/>
          </table:table-cell>
          <table:table-cell table:style-name="ce3" table:formula="of:=IFERROR([.M327]/[.$E327];&quot;&quot; )" office:value-type="float" office:value="0.0002901096109804" calcext:value-type="float">
            <text:p>0,0002901096</text:p>
          </table:table-cell>
          <table:table-cell table:style-name="ce3" table:formula="of:=IFERROR([.N327]/[.$E327];&quot;&quot; )" office:value-type="float" office:value="0.54374064013167" calcext:value-type="float">
            <text:p>0,5437406401</text:p>
          </table:table-cell>
          <table:table-cell table:style-name="ce3" table:formula="of:=IFERROR([.O327]/[.$E327];&quot;&quot; )" office:value-type="float" office:value="0.0000186122324046387" calcext:value-type="float">
            <text:p>1,86122324046387E-005</text:p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>
            <text:p/>
          </table:table-cell>
          <table:table-cell table:style-name="ce3" table:formula="of:=IFERROR([.S327]/[.$E327];&quot;&quot; )" office:value-type="float" office:value="0.0350780009178302" calcext:value-type="float">
            <text:p>0,0350780009</text:p>
          </table:table-cell>
          <table:table-cell table:style-name="ce3" table:formula="of:=IFERROR([.T327]/[.$E327];&quot;&quot; )" office:value-type="float" office:value="0.0000254138866145899" calcext:value-type="float">
            <text:p>2,54138866145899E-005</text:p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284558317349311" calcext:value-type="float">
            <text:p>0,0002845583</text:p>
          </table:table-cell>
          <table:table-cell table:style-name="ce3" table:formula="of:=IFERROR([.D328]/[.$E328];&quot;&quot; )" office:value-type="float" office:value="0.00154233354485718" calcext:value-type="float">
            <text:p>0,0015423335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>
            <text:p/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54536690928855" calcext:value-type="float">
            <text:p>0,0545366909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 office:value-type="float" office:value="0.000174010943292031" calcext:value-type="float">
            <text:p>0,0001740109</text:p>
          </table:table-cell>
          <table:table-cell table:style-name="ce3" table:formula="of:=IFERROR([.N328]/[.$E328];&quot;&quot; )" office:value-type="float" office:value="0.519453340611259" calcext:value-type="float">
            <text:p>0,5194533406</text:p>
          </table:table-cell>
          <table:table-cell table:style-name="ce3" table:formula="of:=IFERROR([.O328]/[.$E328];&quot;&quot; )" office:value-type="float" office:value="0.0000182224150189366" calcext:value-type="float">
            <text:p>1,82224150189366E-005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>
            <text:p/>
          </table:table-cell>
          <table:table-cell table:style-name="ce3" table:formula="of:=IFERROR([.S328]/[.$E328];&quot;&quot; )" office:value-type="float" office:value="0.0356025054636923" calcext:value-type="float">
            <text:p>0,0356025055</text:p>
          </table:table-cell>
          <table:table-cell table:style-name="ce3" table:formula="of:=IFERROR([.T328]/[.$E328];&quot;&quot; )">
            <text:p/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468241734063552" calcext:value-type="float">
            <text:p>0,0004682417</text:p>
          </table:table-cell>
          <table:table-cell table:style-name="ce3" table:formula="of:=IFERROR([.D329]/[.$E329];&quot;&quot; )" office:value-type="float" office:value="0.00202204103178543" calcext:value-type="float">
            <text:p>0,002022041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54047690241287" calcext:value-type="float">
            <text:p>0,0540476902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 office:value-type="float" office:value="0.000221410108121629" calcext:value-type="float">
            <text:p>0,0002214101</text:p>
          </table:table-cell>
          <table:table-cell table:style-name="ce3" table:formula="of:=IFERROR([.N329]/[.$E329];&quot;&quot; )" office:value-type="float" office:value="0.534590007302643" calcext:value-type="float">
            <text:p>0,5345900073</text:p>
          </table:table-cell>
          <table:table-cell table:style-name="ce3" table:formula="of:=IFERROR([.O329]/[.$E329];&quot;&quot; )" office:value-type="float" office:value="0.0000182688842562766" calcext:value-type="float">
            <text:p>1,82688842562766E-005</text:p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356996330251759" calcext:value-type="float">
            <text:p>0,035699633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343118881962172" calcext:value-type="float">
            <text:p>0,0003431189</text:p>
          </table:table-cell>
          <table:table-cell table:style-name="ce3" table:formula="of:=IFERROR([.D330]/[.$E330];&quot;&quot; )" office:value-type="float" office:value="0.00155317351156877" calcext:value-type="float">
            <text:p>0,0015531735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>
            <text:p/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>
            <text:p/>
          </table:table-cell>
          <table:table-cell table:style-name="ce3" table:formula="of:=IFERROR([.I330]/[.$E330];&quot;&quot; )" office:value-type="float" office:value="0.0581060345069964" calcext:value-type="float">
            <text:p>0,0581060345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>
            <text:p/>
          </table:table-cell>
          <table:table-cell table:style-name="ce3" table:formula="of:=IFERROR([.M330]/[.$E330];&quot;&quot; )" office:value-type="float" office:value="0.000213003649826803" calcext:value-type="float">
            <text:p>0,0002130036</text:p>
          </table:table-cell>
          <table:table-cell table:style-name="ce3" table:formula="of:=IFERROR([.N330]/[.$E330];&quot;&quot; )" office:value-type="float" office:value="0.528401739370182" calcext:value-type="float">
            <text:p>0,5284017394</text:p>
          </table:table-cell>
          <table:table-cell table:style-name="ce3" table:formula="of:=IFERROR([.O330]/[.$E330];&quot;&quot; )" office:value-type="float" office:value="0.0000154144094392699" calcext:value-type="float">
            <text:p>1,54144094392699E-005</text:p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>
            <text:p/>
          </table:table-cell>
          <table:table-cell table:style-name="ce3" table:formula="of:=IFERROR([.S330]/[.$E330];&quot;&quot; )" office:value-type="float" office:value="0.0326730751618818" calcext:value-type="float">
            <text:p>0,0326730752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319789085808008" calcext:value-type="float">
            <text:p>0,0003197891</text:p>
          </table:table-cell>
          <table:table-cell table:style-name="ce3" table:formula="of:=IFERROR([.D331]/[.$E331];&quot;&quot; )" office:value-type="float" office:value="0.00219180695937579" calcext:value-type="float">
            <text:p>0,002191807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>
            <text:p/>
          </table:table-cell>
          <table:table-cell table:style-name="ce3" table:formula="of:=IFERROR([.I331]/[.$E331];&quot;&quot; )" office:value-type="float" office:value="0.058156169116251" calcext:value-type="float">
            <text:p>0,0581561691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 office:value-type="float" office:value="0.0000710547745024362" calcext:value-type="float">
            <text:p>7,10547745024362E-005</text:p>
          </table:table-cell>
          <table:table-cell table:style-name="ce3" table:formula="of:=IFERROR([.M331]/[.$E331];&quot;&quot; )" office:value-type="float" office:value="0.00017539379710651" calcext:value-type="float">
            <text:p>0,0001753938</text:p>
          </table:table-cell>
          <table:table-cell table:style-name="ce3" table:formula="of:=IFERROR([.N331]/[.$E331];&quot;&quot; )" office:value-type="float" office:value="0.523162792943102" calcext:value-type="float">
            <text:p>0,5231627929</text:p>
          </table:table-cell>
          <table:table-cell table:style-name="ce3" table:formula="of:=IFERROR([.O331]/[.$E331];&quot;&quot; )" office:value-type="float" office:value="0.0000213002735225413" calcext:value-type="float">
            <text:p>2,13002735225413E-005</text:p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>
            <text:p/>
          </table:table-cell>
          <table:table-cell table:style-name="ce3" table:formula="of:=IFERROR([.S331]/[.$E331];&quot;&quot; )" office:value-type="float" office:value="0.0352381853581884" calcext:value-type="float">
            <text:p>0,0352381854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>
            <text:p/>
          </table:table-cell>
          <table:table-cell table:style-name="ce3"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style-name="ce3" table:formula="of:=IFERROR([.B332]/[.$E332];&quot;&quot; )">
            <text:p/>
          </table:table-cell>
          <table:table-cell table:style-name="ce3" table:formula="of:=IFERROR([.C332]/[.$E332];&quot;&quot; )" office:value-type="float" office:value="0.000415499898652889" calcext:value-type="float">
            <text:p>0,0004154999</text:p>
          </table:table-cell>
          <table:table-cell table:style-name="ce3" table:formula="of:=IFERROR([.D332]/[.$E332];&quot;&quot; )" office:value-type="float" office:value="0.00157738662428528" calcext:value-type="float">
            <text:p>0,0015773866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>
            <text:p/>
          </table:table-cell>
          <table:table-cell table:style-name="ce3" table:formula="of:=IFERROR([.I332]/[.$E332];&quot;&quot; )" office:value-type="float" office:value="0.0622476117589557" calcext:value-type="float">
            <text:p>0,0622476118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 office:value-type="float" office:value="0.000158834194050246" calcext:value-type="float">
            <text:p>0,0001588342</text:p>
          </table:table-cell>
          <table:table-cell table:style-name="ce3" table:formula="of:=IFERROR([.N332]/[.$E332];&quot;&quot; )" office:value-type="float" office:value="0.553916973421484" calcext:value-type="float">
            <text:p>0,5539169734</text:p>
          </table:table-cell>
          <table:table-cell table:style-name="ce3" table:formula="of:=IFERROR([.O332]/[.$E332];&quot;&quot; )" office:value-type="float" office:value="0.00000969101189598249" calcext:value-type="float">
            <text:p>0,000009691</text:p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>
            <text:p/>
          </table:table-cell>
          <table:table-cell table:style-name="ce3" table:formula="of:=IFERROR([.S332]/[.$E332];&quot;&quot; )" office:value-type="float" office:value="0.0357709860144803" calcext:value-type="float">
            <text:p>0,035770986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446903059590445" calcext:value-type="float">
            <text:p>0,0004469031</text:p>
          </table:table-cell>
          <table:table-cell table:style-name="ce3" table:formula="of:=IFERROR([.D333]/[.$E333];&quot;&quot; )" office:value-type="float" office:value="0.00212391906826017" calcext:value-type="float">
            <text:p>0,0021239191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>
            <text:p/>
          </table:table-cell>
          <table:table-cell table:style-name="ce3" table:formula="of:=IFERROR([.I333]/[.$E333];&quot;&quot; )" office:value-type="float" office:value="0.058807887490675" calcext:value-type="float">
            <text:p>0,0588078875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>
            <text:p/>
          </table:table-cell>
          <table:table-cell table:style-name="ce3" table:formula="of:=IFERROR([.M333]/[.$E333];&quot;&quot; )" office:value-type="float" office:value="0.000305818631999656" calcext:value-type="float">
            <text:p>0,0003058186</text:p>
          </table:table-cell>
          <table:table-cell table:style-name="ce3" table:formula="of:=IFERROR([.N333]/[.$E333];&quot;&quot; )" office:value-type="float" office:value="0.528773786943815" calcext:value-type="float">
            <text:p>0,5287737869</text:p>
          </table:table-cell>
          <table:table-cell table:style-name="ce3" table:formula="of:=IFERROR([.O333]/[.$E333];&quot;&quot; )" office:value-type="float" office:value="0.0000206405299062317" calcext:value-type="float">
            <text:p>2,06405299062317E-005</text:p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 office:value-type="float" office:value="0.0347769640708331" calcext:value-type="float">
            <text:p>0,0347769641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424075467882979" calcext:value-type="float">
            <text:p>0,0004240755</text:p>
          </table:table-cell>
          <table:table-cell table:style-name="ce3" table:formula="of:=IFERROR([.D334]/[.$E334];&quot;&quot; )" office:value-type="float" office:value="0.00283302969287827" calcext:value-type="float">
            <text:p>0,0028330297</text:p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 office:value-type="float" office:value="0.0614035119716958" calcext:value-type="float">
            <text:p>0,061403512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 office:value-type="float" office:value="0.0000652149990461766" calcext:value-type="float">
            <text:p>0,000065215</text:p>
          </table:table-cell>
          <table:table-cell table:style-name="ce3" table:formula="of:=IFERROR([.M334]/[.$E334];&quot;&quot; )" office:value-type="float" office:value="0.000232192931107121" calcext:value-type="float">
            <text:p>0,0002321929</text:p>
          </table:table-cell>
          <table:table-cell table:style-name="ce3" table:formula="of:=IFERROR([.N334]/[.$E334];&quot;&quot; )" office:value-type="float" office:value="0.424681779986521" calcext:value-type="float">
            <text:p>0,42468178</text:p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 office:value-type="float" office:value="0.0340127122798375" calcext:value-type="float">
            <text:p>0,0340127123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style-name="ce3" table:formula="of:=IFERROR([.B335]/[.$E335];&quot;&quot; )">
            <text:p/>
          </table:table-cell>
          <table:table-cell table:style-name="ce3" table:formula="of:=IFERROR([.C335]/[.$E335];&quot;&quot; )" office:value-type="float" office:value="0.000502304104359081" calcext:value-type="float">
            <text:p>0,0005023041</text:p>
          </table:table-cell>
          <table:table-cell table:style-name="ce3" table:formula="of:=IFERROR([.D335]/[.$E335];&quot;&quot; )" office:value-type="float" office:value="0.0021862171694668" calcext:value-type="float">
            <text:p>0,0021862172</text:p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>
            <text:p/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 office:value-type="float" office:value="0.0701107187763757" calcext:value-type="float">
            <text:p>0,0701107188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 office:value-type="float" office:value="0.000142031381600352" calcext:value-type="float">
            <text:p>0,0001420314</text:p>
          </table:table-cell>
          <table:table-cell table:style-name="ce3" table:formula="of:=IFERROR([.N335]/[.$E335];&quot;&quot; )" office:value-type="float" office:value="0.543738960603759" calcext:value-type="float">
            <text:p>0,5437389606</text:p>
          </table:table-cell>
          <table:table-cell table:style-name="ce3" table:formula="of:=IFERROR([.O335]/[.$E335];&quot;&quot; )" office:value-type="float" office:value="0.0000212459511957116" calcext:value-type="float">
            <text:p>0,000021246</text:p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 office:value-type="float" office:value="0.0326107357731367" calcext:value-type="float">
            <text:p>0,0326107358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511198789623057" calcext:value-type="float">
            <text:p>0,0005111988</text:p>
          </table:table-cell>
          <table:table-cell table:style-name="ce3" table:formula="of:=IFERROR([.D336]/[.$E336];&quot;&quot; )" office:value-type="float" office:value="0.00287163957293302" calcext:value-type="float">
            <text:p>0,0028716396</text:p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 office:value-type="float" office:value="0.0733060895151753" calcext:value-type="float">
            <text:p>0,0733060895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216226064253268" calcext:value-type="float">
            <text:p>0,0002162261</text:p>
          </table:table-cell>
          <table:table-cell table:style-name="ce3" table:formula="of:=IFERROR([.N336]/[.$E336];&quot;&quot; )" office:value-type="float" office:value="0.554935798615605" calcext:value-type="float">
            <text:p>0,5549357986</text:p>
          </table:table-cell>
          <table:table-cell table:style-name="ce3" table:formula="of:=IFERROR([.O336]/[.$E336];&quot;&quot; )" office:value-type="float" office:value="0.0000216181337080079" calcext:value-type="float">
            <text:p>2,16181337080079E-005</text:p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 office:value-type="float" office:value="0.0292733504171256" calcext:value-type="float">
            <text:p>0,0292733504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426695904808931" calcext:value-type="float">
            <text:p>0,0004266959</text:p>
          </table:table-cell>
          <table:table-cell table:style-name="ce3" table:formula="of:=IFERROR([.D337]/[.$E337];&quot;&quot; )" office:value-type="float" office:value="0.00288285180274058" calcext:value-type="float">
            <text:p>0,0028828518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>
            <text:p/>
          </table:table-cell>
          <table:table-cell table:style-name="ce3" table:formula="of:=IFERROR([.I337]/[.$E337];&quot;&quot; )" office:value-type="float" office:value="0.080751551153949" calcext:value-type="float">
            <text:p>0,0807515512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 office:value-type="float" office:value="0.000197912207168661" calcext:value-type="float">
            <text:p>0,0001979122</text:p>
          </table:table-cell>
          <table:table-cell table:style-name="ce3" table:formula="of:=IFERROR([.N337]/[.$E337];&quot;&quot; )" office:value-type="float" office:value="0.555867214023311" calcext:value-type="float">
            <text:p>0,555867214</text:p>
          </table:table-cell>
          <table:table-cell table:style-name="ce3" table:formula="of:=IFERROR([.O337]/[.$E337];&quot;&quot; )">
            <text:p/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 office:value-type="float" office:value="0.0287379959802943" calcext:value-type="float">
            <text:p>0,028737996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IFERROR([.B338]/[.$E338];&quot;&quot; )">
            <text:p/>
          </table:table-cell>
          <table:table-cell table:style-name="ce3" table:formula="of:=IFERROR([.C338]/[.$E338];&quot;&quot; )" office:value-type="float" office:value="0.000449666232044356" calcext:value-type="float">
            <text:p>0,0004496662</text:p>
          </table:table-cell>
          <table:table-cell table:style-name="ce3" table:formula="of:=IFERROR([.D338]/[.$E338];&quot;&quot; )" office:value-type="float" office:value="0.00290750128641683" calcext:value-type="float">
            <text:p>0,0029075013</text:p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 office:value-type="float" office:value="0.0867032684104936" calcext:value-type="float">
            <text:p>0,0867032684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 office:value-type="float" office:value="0.000233514391746741" calcext:value-type="float">
            <text:p>0,0002335144</text:p>
          </table:table-cell>
          <table:table-cell table:style-name="ce3" table:formula="of:=IFERROR([.N338]/[.$E338];&quot;&quot; )" office:value-type="float" office:value="0.511590346916518" calcext:value-type="float">
            <text:p>0,5115903469</text:p>
          </table:table-cell>
          <table:table-cell table:style-name="ce3" table:formula="of:=IFERROR([.O338]/[.$E338];&quot;&quot; )">
            <text:p/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 office:value-type="float" office:value="0.0289837168189898" calcext:value-type="float">
            <text:p>0,0289837168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432068994302188" calcext:value-type="float">
            <text:p>0,000432069</text:p>
          </table:table-cell>
          <table:table-cell table:style-name="ce3" table:formula="of:=IFERROR([.D339]/[.$E339];&quot;&quot; )" office:value-type="float" office:value="0.00216415385537603" calcext:value-type="float">
            <text:p>0,0021641539</text:p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 office:value-type="float" office:value="0.0833102228168632" calcext:value-type="float">
            <text:p>0,0833102228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256912552737522" calcext:value-type="float">
            <text:p>0,0002569126</text:p>
          </table:table-cell>
          <table:table-cell table:style-name="ce3" table:formula="of:=IFERROR([.N339]/[.$E339];&quot;&quot; )" office:value-type="float" office:value="0.546113034305761" calcext:value-type="float">
            <text:p>0,5461130343</text:p>
          </table:table-cell>
          <table:table-cell table:style-name="ce3" table:formula="of:=IFERROR([.O339]/[.$E339];&quot;&quot; )" office:value-type="float" office:value="0.0000152297336570801" calcext:value-type="float">
            <text:p>1,52297336570801E-005</text:p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 office:value-type="float" office:value="0.0303803307171765" calcext:value-type="float">
            <text:p>0,0303803307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style-name="ce3" table:formula="of:=IFERROR([.B340]/[.$E340];&quot;&quot; )">
            <text:p/>
          </table:table-cell>
          <table:table-cell table:style-name="ce3" table:formula="of:=IFERROR([.C340]/[.$E340];&quot;&quot; )" office:value-type="float" office:value="0.000423690269056138" calcext:value-type="float">
            <text:p>0,0004236903</text:p>
          </table:table-cell>
          <table:table-cell table:style-name="ce3" table:formula="of:=IFERROR([.D340]/[.$E340];&quot;&quot; )" office:value-type="float" office:value="0.00270985064582468" calcext:value-type="float">
            <text:p>0,0027098506</text:p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 office:value-type="float" office:value="0.0832580037406188" calcext:value-type="float">
            <text:p>0,0832580037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 office:value-type="float" office:value="0.00009961188254927" calcext:value-type="float">
            <text:p>9,961188254927E-005</text:p>
          </table:table-cell>
          <table:table-cell table:style-name="ce3" table:formula="of:=IFERROR([.M340]/[.$E340];&quot;&quot; )" office:value-type="float" office:value="0.000231191523004878" calcext:value-type="float">
            <text:p>0,0002311915</text:p>
          </table:table-cell>
          <table:table-cell table:style-name="ce3" table:formula="of:=IFERROR([.N340]/[.$E340];&quot;&quot; )" office:value-type="float" office:value="0.548572612174781" calcext:value-type="float">
            <text:p>0,5485726122</text:p>
          </table:table-cell>
          <table:table-cell table:style-name="ce3" table:formula="of:=IFERROR([.O340]/[.$E340];&quot;&quot; )" office:value-type="float" office:value="0.0000288416088847778" calcext:value-type="float">
            <text:p>2,88416088847778E-005</text:p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>
            <text:p/>
          </table:table-cell>
          <table:table-cell table:style-name="ce3" table:formula="of:=IFERROR([.S340]/[.$E340];&quot;&quot; )" office:value-type="float" office:value="0.0441670887765093" calcext:value-type="float">
            <text:p>0,0441670888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476162592059672" calcext:value-type="float">
            <text:p>0,0004761626</text:p>
          </table:table-cell>
          <table:table-cell table:style-name="ce3" table:formula="of:=IFERROR([.D341]/[.$E341];&quot;&quot; )" office:value-type="float" office:value="0.0025787965370523" calcext:value-type="float">
            <text:p>0,0025787965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 office:value-type="float" office:value="0.0786561649103342" calcext:value-type="float">
            <text:p>0,0786561649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25539953700061" calcext:value-type="float">
            <text:p>0,0002553995</text:p>
          </table:table-cell>
          <table:table-cell table:style-name="ce3" table:formula="of:=IFERROR([.N341]/[.$E341];&quot;&quot; )" office:value-type="float" office:value="0.537104281072381" calcext:value-type="float">
            <text:p>0,5371042811</text:p>
          </table:table-cell>
          <table:table-cell table:style-name="ce3" table:formula="of:=IFERROR([.O341]/[.$E341];&quot;&quot; )" office:value-type="float" office:value="0.0000224768944273175" calcext:value-type="float">
            <text:p>2,24768944273175E-005</text:p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519336545056796" calcext:value-type="float">
            <text:p>0,0519336545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style-name="ce3" table:formula="of:=IFERROR([.B342]/[.$E342];&quot;&quot; )">
            <text:p/>
          </table:table-cell>
          <table:table-cell table:style-name="ce3" table:formula="of:=IFERROR([.C342]/[.$E342];&quot;&quot; )" office:value-type="float" office:value="0.000390896961778078" calcext:value-type="float">
            <text:p>0,000390897</text:p>
          </table:table-cell>
          <table:table-cell table:style-name="ce3" table:formula="of:=IFERROR([.D342]/[.$E342];&quot;&quot; )" office:value-type="float" office:value="0.00350328278859961" calcext:value-type="float">
            <text:p>0,0035032828</text:p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 office:value-type="float" office:value="0.0728492444832801" calcext:value-type="float">
            <text:p>0,0728492445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 office:value-type="float" office:value="0.000192188806601484" calcext:value-type="float">
            <text:p>0,0001921888</text:p>
          </table:table-cell>
          <table:table-cell table:style-name="ce3" table:formula="of:=IFERROR([.N342]/[.$E342];&quot;&quot; )" office:value-type="float" office:value="0.57462866619271" calcext:value-type="float">
            <text:p>0,5746286662</text:p>
          </table:table-cell>
          <table:table-cell table:style-name="ce3" table:formula="of:=IFERROR([.O342]/[.$E342];&quot;&quot; )" office:value-type="float" office:value="0.0000108362528775672" calcext:value-type="float">
            <text:p>1,08362528775672E-005</text:p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 office:value-type="float" office:value="0.0612178467828545" calcext:value-type="float">
            <text:p>0,0612178468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419683600258008" calcext:value-type="float">
            <text:p>0,0004196836</text:p>
          </table:table-cell>
          <table:table-cell table:style-name="ce3" table:formula="of:=IFERROR([.D343]/[.$E343];&quot;&quot; )" office:value-type="float" office:value="0.00280431238141136" calcext:value-type="float">
            <text:p>0,0028043124</text:p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722067837097245" calcext:value-type="float">
            <text:p>0,0722067837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 office:value-type="float" office:value="0.000173791005947523" calcext:value-type="float">
            <text:p>0,000173791</text:p>
          </table:table-cell>
          <table:table-cell table:style-name="ce3" table:formula="of:=IFERROR([.N343]/[.$E343];&quot;&quot; )" office:value-type="float" office:value="0.576093315860994" calcext:value-type="float">
            <text:p>0,5760933159</text:p>
          </table:table-cell>
          <table:table-cell table:style-name="ce3" table:formula="of:=IFERROR([.O343]/[.$E343];&quot;&quot; )" office:value-type="float" office:value="0.0000123755805719715" calcext:value-type="float">
            <text:p>1,23755805719715E-005</text:p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697842507092052" calcext:value-type="float">
            <text:p>0,0697842507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460365014037207" calcext:value-type="float">
            <text:p>0,000460365</text:p>
          </table:table-cell>
          <table:table-cell table:style-name="ce3" table:formula="of:=IFERROR([.D344]/[.$E344];&quot;&quot; )" office:value-type="float" office:value="0.00271319739973539" calcext:value-type="float">
            <text:p>0,0027131974</text:p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 office:value-type="float" office:value="0.0766168447971933" calcext:value-type="float">
            <text:p>0,0766168448</text:p>
          </table:table-cell>
          <table:table-cell table:style-name="ce3" table:formula="of:=IFERROR([.J344]/[.$E344];&quot;&quot; )" office:value-type="float" office:value="0.000248006096346517" calcext:value-type="float">
            <text:p>0,0002480061</text:p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 office:value-type="float" office:value="0.000208848573534746" calcext:value-type="float">
            <text:p>0,0002088486</text:p>
          </table:table-cell>
          <table:table-cell table:style-name="ce3" table:formula="of:=IFERROR([.N344]/[.$E344];&quot;&quot; )" office:value-type="float" office:value="0.589847951724891" calcext:value-type="float">
            <text:p>0,5898479517</text:p>
          </table:table-cell>
          <table:table-cell table:style-name="ce3" table:formula="of:=IFERROR([.O344]/[.$E344];&quot;&quot; )" office:value-type="float" office:value="0.0000147907759379668" calcext:value-type="float">
            <text:p>1,47907759379668E-005</text:p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 office:value-type="float" office:value="0.0675168438483298" calcext:value-type="float">
            <text:p>0,0675168438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style-name="ce3" table:formula="of:=IFERROR([.B345]/[.$E345];&quot;&quot; )">
            <text:p/>
          </table:table-cell>
          <table:table-cell table:style-name="ce3" table:formula="of:=IFERROR([.C345]/[.$E345];&quot;&quot; )" office:value-type="float" office:value="0.000472643734760695" calcext:value-type="float">
            <text:p>0,0004726437</text:p>
          </table:table-cell>
          <table:table-cell table:style-name="ce3" table:formula="of:=IFERROR([.D345]/[.$E345];&quot;&quot; )" office:value-type="float" office:value="0.00268032300718252" calcext:value-type="float">
            <text:p>0,002680323</text:p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 office:value-type="float" office:value="0.082356846696051" calcext:value-type="float">
            <text:p>0,0823568467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 office:value-type="float" office:value="0.000197411968639766" calcext:value-type="float">
            <text:p>0,000197412</text:p>
          </table:table-cell>
          <table:table-cell table:style-name="ce3" table:formula="of:=IFERROR([.N345]/[.$E345];&quot;&quot; )" office:value-type="float" office:value="0.573447282824681" calcext:value-type="float">
            <text:p>0,5734472828</text:p>
          </table:table-cell>
          <table:table-cell table:style-name="ce3" table:formula="of:=IFERROR([.O345]/[.$E345];&quot;&quot; )" office:value-type="float" office:value="0.0000285273389428825" calcext:value-type="float">
            <text:p>2,85273389428825E-005</text:p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 office:value-type="float" office:value="0.0642706863618747" calcext:value-type="float">
            <text:p>0,0642706864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406739770273056" calcext:value-type="float">
            <text:p>0,0004067398</text:p>
          </table:table-cell>
          <table:table-cell table:style-name="ce3" table:formula="of:=IFERROR([.D346]/[.$E346];&quot;&quot; )" office:value-type="float" office:value="0.00217789270806999" calcext:value-type="float">
            <text:p>0,0021778927</text:p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 office:value-type="float" office:value="0.0800313826647415" calcext:value-type="float">
            <text:p>0,0800313827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 office:value-type="float" office:value="0.000221129554062552" calcext:value-type="float">
            <text:p>0,0002211296</text:p>
          </table:table-cell>
          <table:table-cell table:style-name="ce3" table:formula="of:=IFERROR([.N346]/[.$E346];&quot;&quot; )" office:value-type="float" office:value="0.589915684267622" calcext:value-type="float">
            <text:p>0,5899156843</text:p>
          </table:table-cell>
          <table:table-cell table:style-name="ce3" table:formula="of:=IFERROR([.O346]/[.$E346];&quot;&quot; )" office:value-type="float" office:value="0.0000211650529651801" calcext:value-type="float">
            <text:p>2,11650529651801E-005</text:p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 office:value-type="float" office:value="0.0667814931609145" calcext:value-type="float">
            <text:p>0,0667814932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style-name="ce3" table:formula="of:=IFERROR([.B347]/[.$E347];&quot;&quot; )">
            <text:p/>
          </table:table-cell>
          <table:table-cell table:style-name="ce3" table:formula="of:=IFERROR([.C347]/[.$E347];&quot;&quot; )" office:value-type="float" office:value="0.000454599441779101" calcext:value-type="float">
            <text:p>0,0004545994</text:p>
          </table:table-cell>
          <table:table-cell table:style-name="ce3" table:formula="of:=IFERROR([.D347]/[.$E347];&quot;&quot; )" office:value-type="float" office:value="0.00284762819513244" calcext:value-type="float">
            <text:p>0,0028476282</text:p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746183248812328" calcext:value-type="float">
            <text:p>0,0746183249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 office:value-type="float" office:value="0.00013853273610371" calcext:value-type="float">
            <text:p>0,0001385327</text:p>
          </table:table-cell>
          <table:table-cell table:style-name="ce3" table:formula="of:=IFERROR([.N347]/[.$E347];&quot;&quot; )" office:value-type="float" office:value="0.594424984501223" calcext:value-type="float">
            <text:p>0,5944249845</text:p>
          </table:table-cell>
          <table:table-cell table:style-name="ce3" table:formula="of:=IFERROR([.O347]/[.$E347];&quot;&quot; )" office:value-type="float" office:value="0.0000125667355753509" calcext:value-type="float">
            <text:p>1,25667355753509E-005</text:p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 office:value-type="float" office:value="0.0676407351378275" calcext:value-type="float">
            <text:p>0,0676407351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416469856752863" calcext:value-type="float">
            <text:p>0,0004164699</text:p>
          </table:table-cell>
          <table:table-cell table:style-name="ce3" table:formula="of:=IFERROR([.D348]/[.$E348];&quot;&quot; )" office:value-type="float" office:value="0.00275198210881866" calcext:value-type="float">
            <text:p>0,0027519821</text:p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 office:value-type="float" office:value="0.0571723845899883" calcext:value-type="float">
            <text:p>0,0571723846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170547954005209" calcext:value-type="float">
            <text:p>0,000170548</text:p>
          </table:table-cell>
          <table:table-cell table:style-name="ce3" table:formula="of:=IFERROR([.N348]/[.$E348];&quot;&quot; )" office:value-type="float" office:value="0.595875902835713" calcext:value-type="float">
            <text:p>0,5958759028</text:p>
          </table:table-cell>
          <table:table-cell table:style-name="ce3" table:formula="of:=IFERROR([.O348]/[.$E348];&quot;&quot; )" office:value-type="float" office:value="0.000032147587798177" calcext:value-type="float">
            <text:p>3,2147587798177E-005</text:p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 office:value-type="float" office:value="0.0628757895847622" calcext:value-type="float">
            <text:p>0,0628757896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350722027646371" calcext:value-type="float">
            <text:p>0,000350722</text:p>
          </table:table-cell>
          <table:table-cell table:style-name="ce3" table:formula="of:=IFERROR([.D349]/[.$E349];&quot;&quot; )" office:value-type="float" office:value="0.00281321931126902" calcext:value-type="float">
            <text:p>0,0028132193</text:p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514708901447341" calcext:value-type="float">
            <text:p>0,0514708901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 office:value-type="float" office:value="0.000188411251269444" calcext:value-type="float">
            <text:p>0,0001884113</text:p>
          </table:table-cell>
          <table:table-cell table:style-name="ce3" table:formula="of:=IFERROR([.N349]/[.$E349];&quot;&quot; )" office:value-type="float" office:value="0.582834722246662" calcext:value-type="float">
            <text:p>0,5828347222</text:p>
          </table:table-cell>
          <table:table-cell table:style-name="ce3" table:formula="of:=IFERROR([.O349]/[.$E349];&quot;&quot; )" office:value-type="float" office:value="0.00000949373736996997" calcext:value-type="float">
            <text:p>9,49373736996997E-006</text:p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 office:value-type="float" office:value="0.0655554658957261" calcext:value-type="float">
            <text:p>0,0655554659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300883536122679" calcext:value-type="float">
            <text:p>0,0003008835</text:p>
          </table:table-cell>
          <table:table-cell table:style-name="ce3" table:formula="of:=IFERROR([.D350]/[.$E350];&quot;&quot; )" office:value-type="float" office:value="0.00146250780636724" calcext:value-type="float">
            <text:p>0,0014625078</text:p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 office:value-type="float" office:value="0.0402839016185843" calcext:value-type="float">
            <text:p>0,0402839016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 office:value-type="float" office:value="0.000213840163818037" calcext:value-type="float">
            <text:p>0,0002138402</text:p>
          </table:table-cell>
          <table:table-cell table:style-name="ce3" table:formula="of:=IFERROR([.N350]/[.$E350];&quot;&quot; )" office:value-type="float" office:value="0.557626947964541" calcext:value-type="float">
            <text:p>0,557626948</text:p>
          </table:table-cell>
          <table:table-cell table:style-name="ce3" table:formula="of:=IFERROR([.O350]/[.$E350];&quot;&quot; )" office:value-type="float" office:value="0.0000117499152679051" calcext:value-type="float">
            <text:p>1,17499152679051E-005</text:p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 office:value-type="float" office:value="0.0644561314231727" calcext:value-type="float">
            <text:p>0,0644561314</text:p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376646789108174" calcext:value-type="float">
            <text:p>0,0003766468</text:p>
          </table:table-cell>
          <table:table-cell table:style-name="ce3" table:formula="of:=IFERROR([.D351]/[.$E351];&quot;&quot; )" office:value-type="float" office:value="0.00208896707915927" calcext:value-type="float">
            <text:p>0,0020889671</text:p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 office:value-type="float" office:value="0.0334896176744578" calcext:value-type="float">
            <text:p>0,0334896177</text:p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 office:value-type="float" office:value="0.0000676088700776654" calcext:value-type="float">
            <text:p>6,76088700776654E-005</text:p>
          </table:table-cell>
          <table:table-cell table:style-name="ce3" table:formula="of:=IFERROR([.M351]/[.$E351];&quot;&quot; )" office:value-type="float" office:value="0.000244671586602457" calcext:value-type="float">
            <text:p>0,0002446716</text:p>
          </table:table-cell>
          <table:table-cell table:style-name="ce3" table:formula="of:=IFERROR([.N351]/[.$E351];&quot;&quot; )" office:value-type="float" office:value="0.567232366094619" calcext:value-type="float">
            <text:p>0,5672323661</text:p>
          </table:table-cell>
          <table:table-cell table:style-name="ce3" table:formula="of:=IFERROR([.O351]/[.$E351];&quot;&quot; )" office:value-type="float" office:value="0.000011900505190726" calcext:value-type="float">
            <text:p>1,1900505190726E-005</text:p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 office:value-type="float" office:value="0.0646745247111834" calcext:value-type="float">
            <text:p>0,0646745247</text:p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style-name="ce3" table:formula="of:=IFERROR([.B352]/[.$E352];&quot;&quot; )">
            <text:p/>
          </table:table-cell>
          <table:table-cell table:style-name="ce3" table:formula="of:=IFERROR([.C352]/[.$E352];&quot;&quot; )" office:value-type="float" office:value="0.000445079421428947" calcext:value-type="float">
            <text:p>0,0004450794</text:p>
          </table:table-cell>
          <table:table-cell table:style-name="ce3" table:formula="of:=IFERROR([.D352]/[.$E352];&quot;&quot; )" office:value-type="float" office:value="0.00203199196246057" calcext:value-type="float">
            <text:p>0,002031992</text:p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 office:value-type="float" office:value="0.0290235733162686" calcext:value-type="float">
            <text:p>0,0290235733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 office:value-type="float" office:value="0.000232507264997455" calcext:value-type="float">
            <text:p>0,0002325073</text:p>
          </table:table-cell>
          <table:table-cell table:style-name="ce3" table:formula="of:=IFERROR([.N352]/[.$E352];&quot;&quot; )" office:value-type="float" office:value="0.573992161098034" calcext:value-type="float">
            <text:p>0,5739921611</text:p>
          </table:table-cell>
          <table:table-cell table:style-name="ce3" table:formula="of:=IFERROR([.O352]/[.$E352];&quot;&quot; )" office:value-type="float" office:value="0.0000360896554855884" calcext:value-type="float">
            <text:p>3,60896554855884E-005</text:p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 office:value-type="float" office:value="0.0628988056737275" calcext:value-type="float">
            <text:p>0,0628988057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style-name="ce3" table:formula="of:=IFERROR([.B353]/[.$E353];&quot;&quot; )">
            <text:p/>
          </table:table-cell>
          <table:table-cell table:style-name="ce3" table:formula="of:=IFERROR([.C353]/[.$E353];&quot;&quot; )" office:value-type="float" office:value="0.000244919716311976" calcext:value-type="float">
            <text:p>0,0002449197</text:p>
          </table:table-cell>
          <table:table-cell table:style-name="ce3" table:formula="of:=IFERROR([.D353]/[.$E353];&quot;&quot; )" office:value-type="float" office:value="0.00155814783045508" calcext:value-type="float">
            <text:p>0,0015581478</text:p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 office:value-type="float" office:value="0.0268988127730962" calcext:value-type="float">
            <text:p>0,0268988128</text:p>
          </table:table-cell>
          <table:table-cell table:style-name="ce3" table:formula="of:=IFERROR([.J353]/[.$E353];&quot;&quot; )" office:value-type="float" office:value="0.000221494303462713" calcext:value-type="float">
            <text:p>0,0002214943</text:p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 office:value-type="float" office:value="0.000308129745199843" calcext:value-type="float">
            <text:p>0,0003081297</text:p>
          </table:table-cell>
          <table:table-cell table:style-name="ce3" table:formula="of:=IFERROR([.N353]/[.$E353];&quot;&quot; )" office:value-type="float" office:value="0.552210128939976" calcext:value-type="float">
            <text:p>0,5522101289</text:p>
          </table:table-cell>
          <table:table-cell table:style-name="ce3" table:formula="of:=IFERROR([.O353]/[.$E353];&quot;&quot; )" office:value-type="float" office:value="0.0000125182955626018" calcext:value-type="float">
            <text:p>1,25182955626018E-005</text:p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609493602014012" calcext:value-type="float">
            <text:p>0,0609493602</text:p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302367829114248" calcext:value-type="float">
            <text:p>0,0003023678</text:p>
          </table:table-cell>
          <table:table-cell table:style-name="ce3" table:formula="of:=IFERROR([.D354]/[.$E354];&quot;&quot; )" office:value-type="float" office:value="0.00151447589954193" calcext:value-type="float">
            <text:p>0,0015144759</text:p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223983059820544" calcext:value-type="float">
            <text:p>0,022398306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180120929496027" calcext:value-type="float">
            <text:p>0,0001801209</text:p>
          </table:table-cell>
          <table:table-cell table:style-name="ce3" table:formula="of:=IFERROR([.N354]/[.$E354];&quot;&quot; )" office:value-type="float" office:value="0.578293052626815" calcext:value-type="float">
            <text:p>0,5782930526</text:p>
          </table:table-cell>
          <table:table-cell table:style-name="ce3" table:formula="of:=IFERROR([.O354]/[.$E354];&quot;&quot; )" office:value-type="float" office:value="0.0000379337569072934" calcext:value-type="float">
            <text:p>3,79337569072934E-005</text:p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 office:value-type="float" office:value="0.0623724409429522" calcext:value-type="float">
            <text:p>0,0623724409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227604945400867" calcext:value-type="float">
            <text:p>0,0002276049</text:p>
          </table:table-cell>
          <table:table-cell table:style-name="ce3" table:formula="of:=IFERROR([.D355]/[.$E355];&quot;&quot; )" office:value-type="float" office:value="0.00115074774684596" calcext:value-type="float">
            <text:p>0,0011507477</text:p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 office:value-type="float" office:value="0.0196291209885898" calcext:value-type="float">
            <text:p>0,019629121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>
            <text:p/>
          </table:table-cell>
          <table:table-cell table:style-name="ce3" table:formula="of:=IFERROR([.M355]/[.$E355];&quot;&quot; )" office:value-type="float" office:value="0.00012826194255056" calcext:value-type="float">
            <text:p>0,0001282619</text:p>
          </table:table-cell>
          <table:table-cell table:style-name="ce3" table:formula="of:=IFERROR([.N355]/[.$E355];&quot;&quot; )" office:value-type="float" office:value="0.543888906695826" calcext:value-type="float">
            <text:p>0,5438889067</text:p>
          </table:table-cell>
          <table:table-cell table:style-name="ce3" table:formula="of:=IFERROR([.O355]/[.$E355];&quot;&quot; )" office:value-type="float" office:value="0.0000225779551932515" calcext:value-type="float">
            <text:p>0,000022578</text:p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 office:value-type="float" office:value="0.0554476265440475" calcext:value-type="float">
            <text:p>0,0554476265</text:p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259868868678736" calcext:value-type="float">
            <text:p>0,0002598689</text:p>
          </table:table-cell>
          <table:table-cell table:style-name="ce3" table:formula="of:=IFERROR([.D356]/[.$E356];&quot;&quot; )" office:value-type="float" office:value="0.00204284057855972" calcext:value-type="float">
            <text:p>0,0020428406</text:p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192455105961554" calcext:value-type="float">
            <text:p>0,0192455106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 office:value-type="float" office:value="0.000147852301141357" calcext:value-type="float">
            <text:p>0,0001478523</text:p>
          </table:table-cell>
          <table:table-cell table:style-name="ce3" table:formula="of:=IFERROR([.N356]/[.$E356];&quot;&quot; )" office:value-type="float" office:value="0.547821293708078" calcext:value-type="float">
            <text:p>0,5478212937</text:p>
          </table:table-cell>
          <table:table-cell table:style-name="ce3" table:formula="of:=IFERROR([.O356]/[.$E356];&quot;&quot; )" office:value-type="float" office:value="0.0000273160721744373" calcext:value-type="float">
            <text:p>2,73160721744373E-005</text:p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 office:value-type="float" office:value="0.0604722437994583" calcext:value-type="float">
            <text:p>0,0604722438</text:p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style-name="ce3" table:formula="of:=IFERROR([.B357]/[.$E357];&quot;&quot; )">
            <text:p/>
          </table:table-cell>
          <table:table-cell table:style-name="ce3" table:formula="of:=IFERROR([.C357]/[.$E357];&quot;&quot; )" office:value-type="float" office:value="0.000282395586177241" calcext:value-type="float">
            <text:p>0,0002823956</text:p>
          </table:table-cell>
          <table:table-cell table:style-name="ce3" table:formula="of:=IFERROR([.D357]/[.$E357];&quot;&quot; )" office:value-type="float" office:value="0.002069419170503" calcext:value-type="float">
            <text:p>0,0020694192</text:p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175482177024037" calcext:value-type="float">
            <text:p>0,0175482177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 office:value-type="float" office:value="0.000202522259649075" calcext:value-type="float">
            <text:p>0,0002025223</text:p>
          </table:table-cell>
          <table:table-cell table:style-name="ce3" table:formula="of:=IFERROR([.N357]/[.$E357];&quot;&quot; )" office:value-type="float" office:value="0.551977372790031" calcext:value-type="float">
            <text:p>0,5519773728</text:p>
          </table:table-cell>
          <table:table-cell table:style-name="ce3" table:formula="of:=IFERROR([.O357]/[.$E357];&quot;&quot; )" office:value-type="float" office:value="0.00000972240865979546" calcext:value-type="float">
            <text:p>9,72240865979546E-006</text:p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690821828443199" calcext:value-type="float">
            <text:p>0,0690821828</text:p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242651081444861" calcext:value-type="float">
            <text:p>0,0002426511</text:p>
          </table:table-cell>
          <table:table-cell table:style-name="ce3" table:formula="of:=IFERROR([.D358]/[.$E358];&quot;&quot; )" office:value-type="float" office:value="0.00209950197876978" calcext:value-type="float">
            <text:p>0,002099502</text:p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 office:value-type="float" office:value="0.0171380418332395" calcext:value-type="float">
            <text:p>0,0171380418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 office:value-type="float" office:value="0.0000734014134250223" calcext:value-type="float">
            <text:p>7,34014134250223E-005</text:p>
          </table:table-cell>
          <table:table-cell table:style-name="ce3" table:formula="of:=IFERROR([.M358]/[.$E358];&quot;&quot; )" office:value-type="float" office:value="0.000117864126126142" calcext:value-type="float">
            <text:p>0,0001178641</text:p>
          </table:table-cell>
          <table:table-cell table:style-name="ce3" table:formula="of:=IFERROR([.N358]/[.$E358];&quot;&quot; )" office:value-type="float" office:value="0.536512342630526" calcext:value-type="float">
            <text:p>0,5365123426</text:p>
          </table:table-cell>
          <table:table-cell table:style-name="ce3" table:formula="of:=IFERROR([.O358]/[.$E358];&quot;&quot; )" office:value-type="float" office:value="0.0000150596573667546" calcext:value-type="float">
            <text:p>1,50596573667546E-005</text:p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 office:value-type="float" office:value="0.0800125362390836" calcext:value-type="float">
            <text:p>0,0800125362</text:p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258295204723182" calcext:value-type="float">
            <text:p>0,0002582952</text:p>
          </table:table-cell>
          <table:table-cell table:style-name="ce3" table:formula="of:=IFERROR([.D359]/[.$E359];&quot;&quot; )" office:value-type="float" office:value="0.00227323669575691" calcext:value-type="float">
            <text:p>0,0022732367</text:p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 office:value-type="float" office:value="0.0158838981535551" calcext:value-type="float">
            <text:p>0,0158838982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 office:value-type="float" office:value="0.000205190000717901" calcext:value-type="float">
            <text:p>0,00020519</text:p>
          </table:table-cell>
          <table:table-cell table:style-name="ce3" table:formula="of:=IFERROR([.N359]/[.$E359];&quot;&quot; )" office:value-type="float" office:value="0.542869172886143" calcext:value-type="float">
            <text:p>0,5428691729</text:p>
          </table:table-cell>
          <table:table-cell table:style-name="ce3" table:formula="of:=IFERROR([.O359]/[.$E359];&quot;&quot; )" office:value-type="float" office:value="0.0000220916186044459" calcext:value-type="float">
            <text:p>2,20916186044459E-005</text:p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 office:value-type="float" office:value="0.0796642415249543" calcext:value-type="float">
            <text:p>0,0796642415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 office:value-type="float" office:value="0.00000811752716720607" calcext:value-type="float">
            <text:p>8,11752716720607E-006</text:p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style-name="ce3" table:formula="of:=IFERROR([.B360]/[.$E360];&quot;&quot; )">
            <text:p/>
          </table:table-cell>
          <table:table-cell table:style-name="ce3" table:formula="of:=IFERROR([.C360]/[.$E360];&quot;&quot; )" office:value-type="float" office:value="0.000161874642120682" calcext:value-type="float">
            <text:p>0,0001618746</text:p>
          </table:table-cell>
          <table:table-cell table:style-name="ce3" table:formula="of:=IFERROR([.D360]/[.$E360];&quot;&quot; )">
            <text:p/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 office:value-type="float" office:value="0.0155435617313854" calcext:value-type="float">
            <text:p>0,0155435617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 office:value-type="float" office:value="0.0000899588497824313" calcext:value-type="float">
            <text:p>8,99588497824313E-005</text:p>
          </table:table-cell>
          <table:table-cell table:style-name="ce3" table:formula="of:=IFERROR([.M360]/[.$E360];&quot;&quot; )">
            <text:p/>
          </table:table-cell>
          <table:table-cell table:style-name="ce3" table:formula="of:=IFERROR([.N360]/[.$E360];&quot;&quot; )" office:value-type="float" office:value="0.52844963458977" calcext:value-type="float">
            <text:p>0,5284496346</text:p>
          </table:table-cell>
          <table:table-cell table:style-name="ce3" table:formula="of:=IFERROR([.O360]/[.$E360];&quot;&quot; )" office:value-type="float" office:value="0.0000246001031093194" calcext:value-type="float">
            <text:p>2,46001031093194E-005</text:p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 office:value-type="float" office:value="0.0818401120443154" calcext:value-type="float">
            <text:p>0,081840112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284271383798575" calcext:value-type="float">
            <text:p>0,0002842714</text:p>
          </table:table-cell>
          <table:table-cell table:style-name="ce3" table:formula="of:=IFERROR([.D361]/[.$E361];&quot;&quot; )">
            <text:p/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 office:value-type="float" office:value="0.00169337101456642" calcext:value-type="float">
            <text:p>0,001693371</text:p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54334003027349" calcext:value-type="float">
            <text:p>0,0154334003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 office:value-type="float" office:value="0.0000714860444911376" calcext:value-type="float">
            <text:p>0,000071486</text:p>
          </table:table-cell>
          <table:table-cell table:style-name="ce3" table:formula="of:=IFERROR([.M361]/[.$E361];&quot;&quot; )" office:value-type="float" office:value="0.000176750688344437" calcext:value-type="float">
            <text:p>0,0001767507</text:p>
          </table:table-cell>
          <table:table-cell table:style-name="ce3" table:formula="of:=IFERROR([.N361]/[.$E361];&quot;&quot; )" office:value-type="float" office:value="0.514431269287317" calcext:value-type="float">
            <text:p>0,5144312693</text:p>
          </table:table-cell>
          <table:table-cell table:style-name="ce3" table:formula="of:=IFERROR([.O361]/[.$E361];&quot;&quot; )" office:value-type="float" office:value="0.0000155436626042026" calcext:value-type="float">
            <text:p>1,55436626042026E-005</text:p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 office:value-type="float" office:value="0.0851410188575359" calcext:value-type="float">
            <text:p>0,0851410189</text:p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style-name="ce3" table:formula="of:=IFERROR([.B362]/[.$E362];&quot;&quot; )">
            <text:p/>
          </table:table-cell>
          <table:table-cell table:style-name="ce3" table:formula="of:=IFERROR([.C362]/[.$E362];&quot;&quot; )" office:value-type="float" office:value="0.000307583464857963" calcext:value-type="float">
            <text:p>0,0003075835</text:p>
          </table:table-cell>
          <table:table-cell table:style-name="ce3" table:formula="of:=IFERROR([.D362]/[.$E362];&quot;&quot; )" office:value-type="float" office:value="0.00162050875512667" calcext:value-type="float">
            <text:p>0,0016205088</text:p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53037654070805" calcext:value-type="float">
            <text:p>0,0153037654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 office:value-type="float" office:value="0.000202534492406747" calcext:value-type="float">
            <text:p>0,0002025345</text:p>
          </table:table-cell>
          <table:table-cell table:style-name="ce3" table:formula="of:=IFERROR([.N362]/[.$E362];&quot;&quot; )" office:value-type="float" office:value="0.554699121264672" calcext:value-type="float">
            <text:p>0,5546991213</text:p>
          </table:table-cell>
          <table:table-cell table:style-name="ce3" table:formula="of:=IFERROR([.O362]/[.$E362];&quot;&quot; )" office:value-type="float" office:value="0.0000160826754160996" calcext:value-type="float">
            <text:p>1,60826754160996E-005</text:p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 office:value-type="float" office:value="0.0820834511095735" calcext:value-type="float">
            <text:p>0,0820834511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285000251117234" calcext:value-type="float">
            <text:p>0,0002850003</text:p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 office:value-type="float" office:value="0.00012692996654976" calcext:value-type="float">
            <text:p>0,00012693</text:p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 office:value-type="float" office:value="0.014184591470254" calcext:value-type="float">
            <text:p>0,0141845915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 office:value-type="float" office:value="0.000164024671941751" calcext:value-type="float">
            <text:p>0,0001640247</text:p>
          </table:table-cell>
          <table:table-cell table:style-name="ce3" table:formula="of:=IFERROR([.N363]/[.$E363];&quot;&quot; )" office:value-type="float" office:value="0.533238185824616" calcext:value-type="float">
            <text:p>0,5332381858</text:p>
          </table:table-cell>
          <table:table-cell table:style-name="ce3" table:formula="of:=IFERROR([.O363]/[.$E363];&quot;&quot; )" office:value-type="float" office:value="0.0000215200939499031" calcext:value-type="float">
            <text:p>2,15200939499031E-005</text:p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 office:value-type="float" office:value="0.0724303553362294" calcext:value-type="float">
            <text:p>0,0724303553</text:p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288633896109751" calcext:value-type="float">
            <text:p>0,0002886339</text:p>
          </table:table-cell>
          <table:table-cell table:style-name="ce3" table:formula="of:=IFERROR([.D364]/[.$E364];&quot;&quot; )" office:value-type="float" office:value="0.00156416715163114" calcext:value-type="float">
            <text:p>0,0015641672</text:p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 office:value-type="float" office:value="0.0128465576022126" calcext:value-type="float">
            <text:p>0,0128465576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 office:value-type="float" office:value="0.000171743303669955" calcext:value-type="float">
            <text:p>0,0001717433</text:p>
          </table:table-cell>
          <table:table-cell table:style-name="ce3" table:formula="of:=IFERROR([.N364]/[.$E364];&quot;&quot; )" office:value-type="float" office:value="0.530231304045784" calcext:value-type="float">
            <text:p>0,530231304</text:p>
          </table:table-cell>
          <table:table-cell table:style-name="ce3" table:formula="of:=IFERROR([.O364]/[.$E364];&quot;&quot; )" office:value-type="float" office:value="0.00000960979524004192" calcext:value-type="float">
            <text:p>9,60979524004192E-006</text:p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 office:value-type="float" office:value="0.0637644509439646" calcext:value-type="float">
            <text:p>0,0637644509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402898097164977" calcext:value-type="float">
            <text:p>0,0004028981</text:p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 office:value-type="float" office:value="0.0138188087442007" calcext:value-type="float">
            <text:p>0,0138188087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 office:value-type="float" office:value="0.0001308312000548" calcext:value-type="float">
            <text:p>0,0001308312</text:p>
          </table:table-cell>
          <table:table-cell table:style-name="ce3" table:formula="of:=IFERROR([.N365]/[.$E365];&quot;&quot; )" office:value-type="float" office:value="0.521785246971528" calcext:value-type="float">
            <text:p>0,521785247</text:p>
          </table:table-cell>
          <table:table-cell table:style-name="ce3" table:formula="of:=IFERROR([.O365]/[.$E365];&quot;&quot; )" office:value-type="float" office:value="0.0000267486373694692" calcext:value-type="float">
            <text:p>2,67486373694692E-005</text:p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>
            <text:p/>
          </table:table-cell>
          <table:table-cell table:style-name="ce3" table:formula="of:=IFERROR([.S365]/[.$E365];&quot;&quot; )" office:value-type="float" office:value="0.0548228967225453" calcext:value-type="float">
            <text:p>0,0548228967</text:p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348330837405678" calcext:value-type="float">
            <text:p>0,0003483308</text:p>
          </table:table-cell>
          <table:table-cell table:style-name="ce3" table:formula="of:=IFERROR([.D366]/[.$E366];&quot;&quot; )" office:value-type="float" office:value="0.00121975985672507" calcext:value-type="float">
            <text:p>0,0012197599</text:p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 office:value-type="float" office:value="0.0132327543064296" calcext:value-type="float">
            <text:p>0,0132327543</text:p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 office:value-type="float" office:value="0.000103371691894098" calcext:value-type="float">
            <text:p>0,0001033717</text:p>
          </table:table-cell>
          <table:table-cell table:style-name="ce3" table:formula="of:=IFERROR([.N366]/[.$E366];&quot;&quot; )" office:value-type="float" office:value="0.528618621875233" calcext:value-type="float">
            <text:p>0,5286186219</text:p>
          </table:table-cell>
          <table:table-cell table:style-name="ce3" table:formula="of:=IFERROR([.O366]/[.$E366];&quot;&quot; )" office:value-type="float" office:value="0.0000355353788607463" calcext:value-type="float">
            <text:p>3,55353788607463E-005</text:p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 office:value-type="float" office:value="0.0543659155181845" calcext:value-type="float">
            <text:p>0,0543659155</text:p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style-name="ce3" table:formula="of:=IFERROR([.B367]/[.$E367];&quot;&quot; )">
            <text:p/>
          </table:table-cell>
          <table:table-cell table:style-name="ce3" table:formula="of:=IFERROR([.C367]/[.$E367];&quot;&quot; )" office:value-type="float" office:value="0.000333935703747325" calcext:value-type="float">
            <text:p>0,0003339357</text:p>
          </table:table-cell>
          <table:table-cell table:style-name="ce3" table:formula="of:=IFERROR([.D367]/[.$E367];&quot;&quot; )" office:value-type="float" office:value="0.00121821070468832" calcext:value-type="float">
            <text:p>0,0012182107</text:p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38447020019814" calcext:value-type="float">
            <text:p>0,013844702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 office:value-type="float" office:value="0.000163686814728231" calcext:value-type="float">
            <text:p>0,0001636868</text:p>
          </table:table-cell>
          <table:table-cell table:style-name="ce3" table:formula="of:=IFERROR([.N367]/[.$E367];&quot;&quot; )" office:value-type="float" office:value="0.53682656951606" calcext:value-type="float">
            <text:p>0,5368265695</text:p>
          </table:table-cell>
          <table:table-cell table:style-name="ce3" table:formula="of:=IFERROR([.O367]/[.$E367];&quot;&quot; )" office:value-type="float" office:value="0.0000171338222323007" calcext:value-type="float">
            <text:p>1,71338222323007E-005</text:p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 office:value-type="float" office:value="0.051775548388927" calcext:value-type="float">
            <text:p>0,0517755484</text:p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IFERROR([.B368]/[.$E368];&quot;&quot; )">
            <text:p/>
          </table:table-cell>
          <table:table-cell table:style-name="ce3" table:formula="of:=IFERROR([.C368]/[.$E368];&quot;&quot; )" office:value-type="float" office:value="0.000221015458109102" calcext:value-type="float">
            <text:p>0,0002210155</text:p>
          </table:table-cell>
          <table:table-cell table:style-name="ce3" table:formula="of:=IFERROR([.D368]/[.$E368];&quot;&quot; )" office:value-type="float" office:value="0.00121059132032706" calcext:value-type="float">
            <text:p>0,0012105913</text:p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 office:value-type="float" office:value="0.0131332880149006" calcext:value-type="float">
            <text:p>0,013133288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 office:value-type="float" office:value="0.000107155084025202" calcext:value-type="float">
            <text:p>0,0001071551</text:p>
          </table:table-cell>
          <table:table-cell table:style-name="ce3" table:formula="of:=IFERROR([.N368]/[.$E368];&quot;&quot; )" office:value-type="float" office:value="0.641454027494902" calcext:value-type="float">
            <text:p>0,6414540275</text:p>
          </table:table-cell>
          <table:table-cell table:style-name="ce3" table:formula="of:=IFERROR([.O368]/[.$E368];&quot;&quot; )" office:value-type="float" office:value="0.00000935688823133093" calcext:value-type="float">
            <text:p>9,35688823133093E-006</text:p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>
            <text:p/>
          </table:table-cell>
          <table:table-cell table:style-name="ce3" table:formula="of:=IFERROR([.S368]/[.$E368];&quot;&quot; )" office:value-type="float" office:value="0.0539634603898564" calcext:value-type="float">
            <text:p>0,0539634604</text:p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324152402804821" calcext:value-type="float">
            <text:p>0,0003241524</text:p>
          </table:table-cell>
          <table:table-cell table:style-name="ce3" table:formula="of:=IFERROR([.D369]/[.$E369];&quot;&quot; )" office:value-type="float" office:value="0.00197310059019485" calcext:value-type="float">
            <text:p>0,0019731006</text:p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 office:value-type="float" office:value="0.000127673496479004" calcext:value-type="float">
            <text:p>0,0001276735</text:p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 office:value-type="float" office:value="0.0123921672078876" calcext:value-type="float">
            <text:p>0,0123921672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 office:value-type="float" office:value="0.0000970315150511427" calcext:value-type="float">
            <text:p>9,70315150511427E-005</text:p>
          </table:table-cell>
          <table:table-cell table:style-name="ce3" table:formula="of:=IFERROR([.N369]/[.$E369];&quot;&quot; )" office:value-type="float" office:value="0.530427855501235" calcext:value-type="float">
            <text:p>0,5304278555</text:p>
          </table:table-cell>
          <table:table-cell table:style-name="ce3" table:formula="of:=IFERROR([.O369]/[.$E369];&quot;&quot; )" office:value-type="float" office:value="0.0000178267135738747" calcext:value-type="float">
            <text:p>1,78267135738747E-005</text:p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 office:value-type="float" office:value="0.0497414481917825" calcext:value-type="float">
            <text:p>0,0497414482</text:p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140303323278204" calcext:value-type="float">
            <text:p>0,0001403033</text:p>
          </table:table-cell>
          <table:table-cell table:style-name="ce3" table:formula="of:=IFERROR([.D370]/[.$E370];&quot;&quot; )" office:value-type="float" office:value="0.00132066223243967" calcext:value-type="float">
            <text:p>0,0013206622</text:p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 office:value-type="float" office:value="0.0143274094054679" calcext:value-type="float">
            <text:p>0,0143274094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 office:value-type="float" office:value="0.000101771811335848" calcext:value-type="float">
            <text:p>0,0001017718</text:p>
          </table:table-cell>
          <table:table-cell table:style-name="ce3" table:formula="of:=IFERROR([.N370]/[.$E370];&quot;&quot; )" office:value-type="float" office:value="0.564246025877196" calcext:value-type="float">
            <text:p>0,5642460259</text:p>
          </table:table-cell>
          <table:table-cell table:style-name="ce3" table:formula="of:=IFERROR([.O370]/[.$E370];&quot;&quot; )" office:value-type="float" office:value="0.0000177456017667358" calcext:value-type="float">
            <text:p>1,77456017667358E-005</text:p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>
            <text:p/>
          </table:table-cell>
          <table:table-cell table:style-name="ce3" table:formula="of:=IFERROR([.S370]/[.$E370];&quot;&quot; )" office:value-type="float" office:value="0.0540780913014163" calcext:value-type="float">
            <text:p>0,0540780913</text:p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style-name="ce3" table:formula="of:=IFERROR([.B371]/[.$E371];&quot;&quot; )">
            <text:p/>
          </table:table-cell>
          <table:table-cell table:style-name="ce3" table:formula="of:=IFERROR([.C371]/[.$E371];&quot;&quot; )" office:value-type="float" office:value="0.000206516148102843" calcext:value-type="float">
            <text:p>0,0002065161</text:p>
          </table:table-cell>
          <table:table-cell table:style-name="ce3" table:formula="of:=IFERROR([.D371]/[.$E371];&quot;&quot; )">
            <text:p/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 office:value-type="float" office:value="0.0137088988718501" calcext:value-type="float">
            <text:p>0,0137088989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 office:value-type="float" office:value="0.000155319112361926" calcext:value-type="float">
            <text:p>0,0001553191</text:p>
          </table:table-cell>
          <table:table-cell table:style-name="ce3" table:formula="of:=IFERROR([.N371]/[.$E371];&quot;&quot; )" office:value-type="float" office:value="0.53553014175893" calcext:value-type="float">
            <text:p>0,5355301418</text:p>
          </table:table-cell>
          <table:table-cell table:style-name="ce3" table:formula="of:=IFERROR([.O371]/[.$E371];&quot;&quot; )" office:value-type="float" office:value="0.000012772211898268" calcext:value-type="float">
            <text:p>1,2772211898268E-005</text:p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>
            <text:p/>
          </table:table-cell>
          <table:table-cell table:style-name="ce3" table:formula="of:=IFERROR([.S371]/[.$E371];&quot;&quot; )" office:value-type="float" office:value="0.0439040005693101" calcext:value-type="float">
            <text:p>0,0439040006</text:p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style-name="ce3" table:formula="of:=IFERROR([.B372]/[.$E372];&quot;&quot; )">
            <text:p/>
          </table:table-cell>
          <table:table-cell table:style-name="ce3" table:formula="of:=IFERROR([.C372]/[.$E372];&quot;&quot; )" office:value-type="float" office:value="0.000220157644623808" calcext:value-type="float">
            <text:p>0,0002201576</text:p>
          </table:table-cell>
          <table:table-cell table:style-name="ce3" table:formula="of:=IFERROR([.D372]/[.$E372];&quot;&quot; )" office:value-type="float" office:value="0.00115763711333422" calcext:value-type="float">
            <text:p>0,0011576371</text:p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 office:value-type="float" office:value="0.013156296196434" calcext:value-type="float">
            <text:p>0,0131562962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 office:value-type="float" office:value="0.000181977567646518" calcext:value-type="float">
            <text:p>0,0001819776</text:p>
          </table:table-cell>
          <table:table-cell table:style-name="ce3" table:formula="of:=IFERROR([.N372]/[.$E372];&quot;&quot; )" office:value-type="float" office:value="0.488940530064569" calcext:value-type="float">
            <text:p>0,4889405301</text:p>
          </table:table-cell>
          <table:table-cell table:style-name="ce3" table:formula="of:=IFERROR([.O372]/[.$E372];&quot;&quot; )" office:value-type="float" office:value="0.000025466232480526" calcext:value-type="float">
            <text:p>2,5466232480526E-005</text:p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 office:value-type="float" office:value="0.0318319206190939" calcext:value-type="float">
            <text:p>0,0318319206</text:p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169170070106823" calcext:value-type="float">
            <text:p>0,0001691701</text:p>
          </table:table-cell>
          <table:table-cell table:style-name="ce3" table:formula="of:=IFERROR([.D373]/[.$E373];&quot;&quot; )">
            <text:p/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38082334071486" calcext:value-type="float">
            <text:p>0,0138082334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 office:value-type="float" office:value="0.000127288468124287" calcext:value-type="float">
            <text:p>0,0001272885</text:p>
          </table:table-cell>
          <table:table-cell table:style-name="ce3" table:formula="of:=IFERROR([.N373]/[.$E373];&quot;&quot; )" office:value-type="float" office:value="0.494496655792222" calcext:value-type="float">
            <text:p>0,4944966558</text:p>
          </table:table-cell>
          <table:table-cell table:style-name="ce3" table:formula="of:=IFERROR([.O373]/[.$E373];&quot;&quot; )">
            <text:p/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>
            <text:p/>
          </table:table-cell>
          <table:table-cell table:style-name="ce3" table:formula="of:=IFERROR([.S373]/[.$E373];&quot;&quot; )" office:value-type="float" office:value="0.0277462041271746" calcext:value-type="float">
            <text:p>0,0277462041</text:p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26707499660386" calcext:value-type="float">
            <text:p>0,000267075</text:p>
          </table:table-cell>
          <table:table-cell table:style-name="ce3" table:formula="of:=IFERROR([.D374]/[.$E374];&quot;&quot; )" office:value-type="float" office:value="0.001276159534449" calcext:value-type="float">
            <text:p>0,0012761595</text:p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 office:value-type="float" office:value="0.0131859519868967" calcext:value-type="float">
            <text:p>0,013185952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 office:value-type="float" office:value="0.000147047701229032" calcext:value-type="float">
            <text:p>0,0001470477</text:p>
          </table:table-cell>
          <table:table-cell table:style-name="ce3" table:formula="of:=IFERROR([.N374]/[.$E374];&quot;&quot; )" office:value-type="float" office:value="0.493787230829351" calcext:value-type="float">
            <text:p>0,4937872308</text:p>
          </table:table-cell>
          <table:table-cell table:style-name="ce3" table:formula="of:=IFERROR([.O374]/[.$E374];&quot;&quot; )" office:value-type="float" office:value="0.0000128986549343334" calcext:value-type="float">
            <text:p>1,28986549343334E-005</text:p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 office:value-type="float" office:value="0.0238607270616694" calcext:value-type="float">
            <text:p>0,0238607271</text:p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 office:value-type="float" office:value="0.0000121399105264314" calcext:value-type="float">
            <text:p>1,21399105264314E-005</text:p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243922473477745" calcext:value-type="float">
            <text:p>0,0002439225</text:p>
          </table:table-cell>
          <table:table-cell table:style-name="ce3" table:formula="of:=IFERROR([.D375]/[.$E375];&quot;&quot; )" office:value-type="float" office:value="0.00123301031866867" calcext:value-type="float">
            <text:p>0,0012330103</text:p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27401115788655" calcext:value-type="float">
            <text:p>0,0127401116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 office:value-type="float" office:value="0.00018908734786273" calcext:value-type="float">
            <text:p>0,0001890873</text:p>
          </table:table-cell>
          <table:table-cell table:style-name="ce3" table:formula="of:=IFERROR([.N375]/[.$E375];&quot;&quot; )" office:value-type="float" office:value="0.508663680070084" calcext:value-type="float">
            <text:p>0,5086636801</text:p>
          </table:table-cell>
          <table:table-cell table:style-name="ce3" table:formula="of:=IFERROR([.O375]/[.$E375];&quot;&quot; )" office:value-type="float" office:value="0.00000953016889031018" calcext:value-type="float">
            <text:p>9,53016889031018E-006</text:p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 office:value-type="float" office:value="0.0204956457274136" calcext:value-type="float">
            <text:p>0,0204956457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162065047134452" calcext:value-type="float">
            <text:p>0,000162065</text:p>
          </table:table-cell>
          <table:table-cell table:style-name="ce3" table:formula="of:=IFERROR([.D376]/[.$E376];&quot;&quot; )" office:value-type="float" office:value="0.0012190000407721" calcext:value-type="float">
            <text:p>0,001219</text:p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 office:value-type="float" office:value="0.0125953500136533" calcext:value-type="float">
            <text:p>0,01259535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>
            <text:p/>
          </table:table-cell>
          <table:table-cell table:style-name="ce3" table:formula="of:=IFERROR([.N376]/[.$E376];&quot;&quot; )" office:value-type="float" office:value="0.475164443999564" calcext:value-type="float">
            <text:p>0,475164444</text:p>
          </table:table-cell>
          <table:table-cell table:style-name="ce3" table:formula="of:=IFERROR([.O376]/[.$E376];&quot;&quot; )">
            <text:p/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 office:value-type="float" office:value="0.0183689684134026" calcext:value-type="float">
            <text:p>0,0183689684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211975295778973" calcext:value-type="float">
            <text:p>0,0002119753</text:p>
          </table:table-cell>
          <table:table-cell table:style-name="ce3" table:formula="of:=IFERROR([.D377]/[.$E377];&quot;&quot; )" office:value-type="float" office:value="0.00121210607561468" calcext:value-type="float">
            <text:p>0,0012121061</text:p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 office:value-type="float" office:value="0.0131497210729693" calcext:value-type="float">
            <text:p>0,0131497211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 office:value-type="float" office:value="0.000204422766032037" calcext:value-type="float">
            <text:p>0,0002044228</text:p>
          </table:table-cell>
          <table:table-cell table:style-name="ce3" table:formula="of:=IFERROR([.N377]/[.$E377];&quot;&quot; )" office:value-type="float" office:value="0.472029984396358" calcext:value-type="float">
            <text:p>0,4720299844</text:p>
          </table:table-cell>
          <table:table-cell table:style-name="ce3" table:formula="of:=IFERROR([.O377]/[.$E377];&quot;&quot; )" office:value-type="float" office:value="0.00000936859606013003" calcext:value-type="float">
            <text:p>9,36859606013003E-006</text:p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>
            <text:p/>
          </table:table-cell>
          <table:table-cell table:style-name="ce3" table:formula="of:=IFERROR([.S377]/[.$E377];&quot;&quot; )" office:value-type="float" office:value="0.0182713336365415" calcext:value-type="float">
            <text:p>0,0182713336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236652279722602" calcext:value-type="float">
            <text:p>0,0002366523</text:p>
          </table:table-cell>
          <table:table-cell table:style-name="ce3" table:formula="of:=IFERROR([.D378]/[.$E378];&quot;&quot; )" office:value-type="float" office:value="0.00159811207460442" calcext:value-type="float">
            <text:p>0,0015981121</text:p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4436619845959" calcext:value-type="float">
            <text:p>0,0144366198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 office:value-type="float" office:value="0.000148812850537507" calcext:value-type="float">
            <text:p>0,0001488129</text:p>
          </table:table-cell>
          <table:table-cell table:style-name="ce3" table:formula="of:=IFERROR([.N378]/[.$E378];&quot;&quot; )" office:value-type="float" office:value="0.455456430905993" calcext:value-type="float">
            <text:p>0,4554564309</text:p>
          </table:table-cell>
          <table:table-cell table:style-name="ce3" table:formula="of:=IFERROR([.O378]/[.$E378];&quot;&quot; )" office:value-type="float" office:value="0.00001283937178555" calcext:value-type="float">
            <text:p>1,283937178555E-005</text:p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 office:value-type="float" office:value="0.0165193713795237" calcext:value-type="float">
            <text:p>0,0165193714</text:p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249091397972037" calcext:value-type="float">
            <text:p>0,0002490914</text:p>
          </table:table-cell>
          <table:table-cell table:style-name="ce3" table:formula="of:=IFERROR([.D379]/[.$E379];&quot;&quot; )" office:value-type="float" office:value="0.00123537675459554" calcext:value-type="float">
            <text:p>0,0012353768</text:p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 office:value-type="float" office:value="0.0127645628403805" calcext:value-type="float">
            <text:p>0,0127645628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>
            <text:p/>
          </table:table-cell>
          <table:table-cell table:style-name="ce3" table:formula="of:=IFERROR([.N379]/[.$E379];&quot;&quot; )" office:value-type="float" office:value="0.475126304084531" calcext:value-type="float">
            <text:p>0,4751263041</text:p>
          </table:table-cell>
          <table:table-cell table:style-name="ce3" table:formula="of:=IFERROR([.O379]/[.$E379];&quot;&quot; )">
            <text:p/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>
            <text:p/>
          </table:table-cell>
          <table:table-cell table:style-name="ce3" table:formula="of:=IFERROR([.S379]/[.$E379];&quot;&quot; )" office:value-type="float" office:value="0.0135148132156791" calcext:value-type="float">
            <text:p>0,0135148132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206030901185271" calcext:value-type="float">
            <text:p>0,0002060309</text:p>
          </table:table-cell>
          <table:table-cell table:style-name="ce3" table:formula="of:=IFERROR([.D380]/[.$E380];&quot;&quot; )">
            <text:p/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27238365795142" calcext:value-type="float">
            <text:p>0,0127238366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 office:value-type="float" office:value="0.000104314290760873" calcext:value-type="float">
            <text:p>0,0001043143</text:p>
          </table:table-cell>
          <table:table-cell table:style-name="ce3" table:formula="of:=IFERROR([.N380]/[.$E380];&quot;&quot; )" office:value-type="float" office:value="0.437563713454972" calcext:value-type="float">
            <text:p>0,4375637135</text:p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 office:value-type="float" office:value="0.0122005343150234" calcext:value-type="float">
            <text:p>0,0122005343</text:p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IFERROR([.B381]/[.$E381];&quot;&quot; )">
            <text:p/>
          </table:table-cell>
          <table:table-cell table:style-name="ce3" table:formula="of:=IFERROR([.C381]/[.$E381];&quot;&quot; )" office:value-type="float" office:value="0.000186361367295266" calcext:value-type="float">
            <text:p>0,0001863614</text:p>
          </table:table-cell>
          <table:table-cell table:style-name="ce3" table:formula="of:=IFERROR([.D381]/[.$E381];&quot;&quot; )" office:value-type="float" office:value="0.00122595743309161" calcext:value-type="float">
            <text:p>0,0012259574</text:p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126672374529605" calcext:value-type="float">
            <text:p>0,0126672375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 office:value-type="float" office:value="0.0000804789314828332" calcext:value-type="float">
            <text:p>8,04789314828332E-005</text:p>
          </table:table-cell>
          <table:table-cell table:style-name="ce3" table:formula="of:=IFERROR([.N381]/[.$E381];&quot;&quot; )" office:value-type="float" office:value="0.421592639305902" calcext:value-type="float">
            <text:p>0,4215926393</text:p>
          </table:table-cell>
          <table:table-cell table:style-name="ce3" table:formula="of:=IFERROR([.O381]/[.$E381];&quot;&quot; )" office:value-type="float" office:value="0.0000123912422128769" calcext:value-type="float">
            <text:p>1,23912422128769E-005</text:p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 office:value-type="float" office:value="0.0115071664414046" calcext:value-type="float">
            <text:p>0,0115071664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189345375420621" calcext:value-type="float">
            <text:p>0,0001893454</text:p>
          </table:table-cell>
          <table:table-cell table:style-name="ce3" table:formula="of:=IFERROR([.D382]/[.$E382];&quot;&quot; )">
            <text:p/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131829568250582" calcext:value-type="float">
            <text:p>0,0131829568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 office:value-type="float" office:value="0.0000844408877488227" calcext:value-type="float">
            <text:p>8,44408877488227E-005</text:p>
          </table:table-cell>
          <table:table-cell table:style-name="ce3" table:formula="of:=IFERROR([.N382]/[.$E382];&quot;&quot; )" office:value-type="float" office:value="0.435178413114034" calcext:value-type="float">
            <text:p>0,4351784131</text:p>
          </table:table-cell>
          <table:table-cell table:style-name="ce3" table:formula="of:=IFERROR([.O382]/[.$E382];&quot;&quot; )" office:value-type="float" office:value="0.0000122822058568909" calcext:value-type="float">
            <text:p>1,22822058568909E-005</text:p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114059094830674" calcext:value-type="float">
            <text:p>0,0114059095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177360830004843" calcext:value-type="float">
            <text:p>0,0001773608</text:p>
          </table:table-cell>
          <table:table-cell table:style-name="ce3" table:formula="of:=IFERROR([.D383]/[.$E383];&quot;&quot; )">
            <text:p/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 office:value-type="float" office:value="0.0120614743142094" calcext:value-type="float">
            <text:p>0,0120614743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 office:value-type="float" office:value="0.0000855157843508074" calcext:value-type="float">
            <text:p>8,55157843508074E-005</text:p>
          </table:table-cell>
          <table:table-cell table:style-name="ce3" table:formula="of:=IFERROR([.N383]/[.$E383];&quot;&quot; )" office:value-type="float" office:value="0.390131526766998" calcext:value-type="float">
            <text:p>0,3901315268</text:p>
          </table:table-cell>
          <table:table-cell table:style-name="ce3" table:formula="of:=IFERROR([.O383]/[.$E383];&quot;&quot; )" office:value-type="float" office:value="0.0000201171172505063" calcext:value-type="float">
            <text:p>2,01171172505063E-005</text:p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 office:value-type="float" office:value="0.00972895977622085" calcext:value-type="float">
            <text:p>0,0097289598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14834927880563" calcext:value-type="float">
            <text:p>0,0001483493</text:p>
          </table:table-cell>
          <table:table-cell table:style-name="ce3" table:formula="of:=IFERROR([.D384]/[.$E384];&quot;&quot; )">
            <text:p/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 office:value-type="float" office:value="0.0118760935739939" calcext:value-type="float">
            <text:p>0,0118760936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 office:value-type="float" office:value="0.000185098329021452" calcext:value-type="float">
            <text:p>0,0001850983</text:p>
          </table:table-cell>
          <table:table-cell table:style-name="ce3" table:formula="of:=IFERROR([.N384]/[.$E384];&quot;&quot; )" office:value-type="float" office:value="0.380398493973407" calcext:value-type="float">
            <text:p>0,380398494</text:p>
          </table:table-cell>
          <table:table-cell table:style-name="ce3" table:formula="of:=IFERROR([.O384]/[.$E384];&quot;&quot; )" office:value-type="float" office:value="0.0000116173358685841" calcext:value-type="float">
            <text:p>1,16173358685841E-005</text:p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779858362753166" calcext:value-type="float">
            <text:p>0,0077985836</text:p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214458174646176" calcext:value-type="float">
            <text:p>0,0002144582</text:p>
          </table:table-cell>
          <table:table-cell table:style-name="ce3" table:formula="of:=IFERROR([.D385]/[.$E385];&quot;&quot; )" office:value-type="float" office:value="0.00128209612721863" calcext:value-type="float">
            <text:p>0,0012820961</text:p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 office:value-type="float" office:value="0.0125855649545773" calcext:value-type="float">
            <text:p>0,012585565</text:p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 office:value-type="float" office:value="0.000147780540990633" calcext:value-type="float">
            <text:p>0,0001477805</text:p>
          </table:table-cell>
          <table:table-cell table:style-name="ce3" table:formula="of:=IFERROR([.N385]/[.$E385];&quot;&quot; )" office:value-type="float" office:value="0.575882330356342" calcext:value-type="float">
            <text:p>0,5758823304</text:p>
          </table:table-cell>
          <table:table-cell table:style-name="ce3" table:formula="of:=IFERROR([.O385]/[.$E385];&quot;&quot; )">
            <text:p/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 office:value-type="float" office:value="0.00870560845371409" calcext:value-type="float">
            <text:p>0,0087056085</text:p>
          </table:table-cell>
          <table:table-cell table:style-name="ce3" table:formula="of:=IFERROR([.T385]/[.$E385];&quot;&quot; )" office:value-type="float" office:value="0.0000260209861723248" calcext:value-type="float">
            <text:p>0,000026021</text:p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225615873920492" calcext:value-type="float">
            <text:p>0,0002256159</text:p>
          </table:table-cell>
          <table:table-cell table:style-name="ce3" table:formula="of:=IFERROR([.D386]/[.$E386];&quot;&quot; )" office:value-type="float" office:value="0.00124252288941316" calcext:value-type="float">
            <text:p>0,0012425229</text:p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 office:value-type="float" office:value="0.000120450999368012" calcext:value-type="float">
            <text:p>0,000120451</text:p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28384004665185" calcext:value-type="float">
            <text:p>0,0128384005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 office:value-type="float" office:value="0.000152722363974706" calcext:value-type="float">
            <text:p>0,0001527224</text:p>
          </table:table-cell>
          <table:table-cell table:style-name="ce3" table:formula="of:=IFERROR([.N386]/[.$E386];&quot;&quot; )" office:value-type="float" office:value="0.422115016242712" calcext:value-type="float">
            <text:p>0,4221150162</text:p>
          </table:table-cell>
          <table:table-cell table:style-name="ce3" table:formula="of:=IFERROR([.O386]/[.$E386];&quot;&quot; )">
            <text:p/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 office:value-type="float" office:value="0.00843690074431046" calcext:value-type="float">
            <text:p>0,0084369007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238773313872843" calcext:value-type="float">
            <text:p>0,0002387733</text:p>
          </table:table-cell>
          <table:table-cell table:style-name="ce3" table:formula="of:=IFERROR([.D387]/[.$E387];&quot;&quot; )" office:value-type="float" office:value="0.00154824078478946" calcext:value-type="float">
            <text:p>0,0015482408</text:p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20742094921306" calcext:value-type="float">
            <text:p>0,0120742095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 office:value-type="float" office:value="0.000179407050085084" calcext:value-type="float">
            <text:p>0,0001794071</text:p>
          </table:table-cell>
          <table:table-cell table:style-name="ce3" table:formula="of:=IFERROR([.N387]/[.$E387];&quot;&quot; )" office:value-type="float" office:value="0.420436644899271" calcext:value-type="float">
            <text:p>0,4204366449</text:p>
          </table:table-cell>
          <table:table-cell table:style-name="ce3" table:formula="of:=IFERROR([.O387]/[.$E387];&quot;&quot; )" office:value-type="float" office:value="0.000015365454786321" calcext:value-type="float">
            <text:p>1,5365454786321E-005</text:p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>
            <text:p/>
          </table:table-cell>
          <table:table-cell table:style-name="ce3" table:formula="of:=IFERROR([.S387]/[.$E387];&quot;&quot; )" office:value-type="float" office:value="0.00771478119522142" calcext:value-type="float">
            <text:p>0,0077147812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27330791315505" calcext:value-type="float">
            <text:p>0,0002733079</text:p>
          </table:table-cell>
          <table:table-cell table:style-name="ce3" table:formula="of:=IFERROR([.D388]/[.$E388];&quot;&quot; )">
            <text:p/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 office:value-type="float" office:value="0.0117451370328906" calcext:value-type="float">
            <text:p>0,011745137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 office:value-type="float" office:value="0.000133384191910616" calcext:value-type="float">
            <text:p>0,0001333842</text:p>
          </table:table-cell>
          <table:table-cell table:style-name="ce3" table:formula="of:=IFERROR([.N388]/[.$E388];&quot;&quot; )" office:value-type="float" office:value="0.402731934642742" calcext:value-type="float">
            <text:p>0,4027319346</text:p>
          </table:table-cell>
          <table:table-cell table:style-name="ce3" table:formula="of:=IFERROR([.O388]/[.$E388];&quot;&quot; )" office:value-type="float" office:value="0.0000092527080256452" calcext:value-type="float">
            <text:p>9,2527080256452E-006</text:p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 office:value-type="float" office:value="0.00874642261837858" calcext:value-type="float">
            <text:p>0,0087464226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209835127381287" calcext:value-type="float">
            <text:p>0,0002098351</text:p>
          </table:table-cell>
          <table:table-cell table:style-name="ce3" table:formula="of:=IFERROR([.D389]/[.$E389];&quot;&quot; )">
            <text:p/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 office:value-type="float" office:value="0.0109167920516719" calcext:value-type="float">
            <text:p>0,0109167921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 office:value-type="float" office:value="0.0001532106016745" calcext:value-type="float">
            <text:p>0,0001532106</text:p>
          </table:table-cell>
          <table:table-cell table:style-name="ce3" table:formula="of:=IFERROR([.N389]/[.$E389];&quot;&quot; )" office:value-type="float" office:value="0.388909045378835" calcext:value-type="float">
            <text:p>0,3889090454</text:p>
          </table:table-cell>
          <table:table-cell table:style-name="ce3" table:formula="of:=IFERROR([.O389]/[.$E389];&quot;&quot; )" office:value-type="float" office:value="0.0000106582744600922" calcext:value-type="float">
            <text:p>1,06582744600922E-005</text:p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 office:value-type="float" office:value="0.00918813606421291" calcext:value-type="float">
            <text:p>0,0091881361</text:p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162328869836432" calcext:value-type="float">
            <text:p>0,0001623289</text:p>
          </table:table-cell>
          <table:table-cell table:style-name="ce3" table:formula="of:=IFERROR([.D390]/[.$E390];&quot;&quot; )" office:value-type="float" office:value="0.00115487695217337" calcext:value-type="float">
            <text:p>0,001154877</text:p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 office:value-type="float" office:value="0.0119387510155339" calcext:value-type="float">
            <text:p>0,011938751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 office:value-type="float" office:value="0.000141905583774748" calcext:value-type="float">
            <text:p>0,0001419056</text:p>
          </table:table-cell>
          <table:table-cell table:style-name="ce3" table:formula="of:=IFERROR([.N390]/[.$E390];&quot;&quot; )" office:value-type="float" office:value="0.400969606217292" calcext:value-type="float">
            <text:p>0,4009696062</text:p>
          </table:table-cell>
          <table:table-cell table:style-name="ce3" table:formula="of:=IFERROR([.O390]/[.$E390];&quot;&quot; )" office:value-type="float" office:value="0.0000136283412369656" calcext:value-type="float">
            <text:p>1,36283412369656E-005</text:p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 office:value-type="float" office:value="0.00964190036534501" calcext:value-type="float">
            <text:p>0,0096419004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107979845799524" calcext:value-type="float">
            <text:p>0,0001079798</text:p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 office:value-type="float" office:value="0.0117710684433836" calcext:value-type="float">
            <text:p>0,0117710684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 office:value-type="float" office:value="0.000113929506855245" calcext:value-type="float">
            <text:p>0,0001139295</text:p>
          </table:table-cell>
          <table:table-cell table:style-name="ce3" table:formula="of:=IFERROR([.N391]/[.$E391];&quot;&quot; )" office:value-type="float" office:value="0.376949099208311" calcext:value-type="float">
            <text:p>0,3769490992</text:p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>
            <text:p/>
          </table:table-cell>
          <table:table-cell table:style-name="ce3" table:formula="of:=IFERROR([.S391]/[.$E391];&quot;&quot; )" office:value-type="float" office:value="0.00892323446029812" calcext:value-type="float">
            <text:p>0,0089232345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224050534203358" calcext:value-type="float">
            <text:p>0,0002240505</text:p>
          </table:table-cell>
          <table:table-cell table:style-name="ce3" table:formula="of:=IFERROR([.D392]/[.$E392];&quot;&quot; )" office:value-type="float" office:value="0.00148213433530631" calcext:value-type="float">
            <text:p>0,0014821343</text:p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21728193133796" calcext:value-type="float">
            <text:p>0,0121728193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 office:value-type="float" office:value="0.000108807414255723" calcext:value-type="float">
            <text:p>0,0001088074</text:p>
          </table:table-cell>
          <table:table-cell table:style-name="ce3" table:formula="of:=IFERROR([.N392]/[.$E392];&quot;&quot; )" office:value-type="float" office:value="0.370782147198873" calcext:value-type="float">
            <text:p>0,3707821472</text:p>
          </table:table-cell>
          <table:table-cell table:style-name="ce3" table:formula="of:=IFERROR([.O392]/[.$E392];&quot;&quot; )" office:value-type="float" office:value="0.00000910580909826444" calcext:value-type="float">
            <text:p>9,10580909826444E-006</text:p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 office:value-type="float" office:value="0.0079995065267862" calcext:value-type="float">
            <text:p>0,0079995065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style-name="ce3" table:formula="of:=IFERROR([.B393]/[.$E393];&quot;&quot; )">
            <text:p/>
          </table:table-cell>
          <table:table-cell table:style-name="ce3" table:formula="of:=IFERROR([.C393]/[.$E393];&quot;&quot; )" office:value-type="float" office:value="0.000188011758575856" calcext:value-type="float">
            <text:p>0,0001880118</text:p>
          </table:table-cell>
          <table:table-cell table:style-name="ce3" table:formula="of:=IFERROR([.D393]/[.$E393];&quot;&quot; )" office:value-type="float" office:value="0.00193821090203818" calcext:value-type="float">
            <text:p>0,0019382109</text:p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 office:value-type="float" office:value="0.0127811067602173" calcext:value-type="float">
            <text:p>0,0127811068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 office:value-type="float" office:value="0.0001717050593983" calcext:value-type="float">
            <text:p>0,0001717051</text:p>
          </table:table-cell>
          <table:table-cell table:style-name="ce3" table:formula="of:=IFERROR([.N393]/[.$E393];&quot;&quot; )" office:value-type="float" office:value="0.357820634647318" calcext:value-type="float">
            <text:p>0,3578206346</text:p>
          </table:table-cell>
          <table:table-cell table:style-name="ce3" table:formula="of:=IFERROR([.O393]/[.$E393];&quot;&quot; )" office:value-type="float" office:value="0.0000119078129733005" calcext:value-type="float">
            <text:p>1,19078129733005E-005</text:p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 office:value-type="float" office:value="0.00860771810977854" calcext:value-type="float">
            <text:p>0,0086077181</text:p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IFERROR([.B394]/[.$E394];&quot;&quot; )">
            <text:p/>
          </table:table-cell>
          <table:table-cell table:style-name="ce3" table:formula="of:=IFERROR([.C394]/[.$E394];&quot;&quot; )" office:value-type="float" office:value="0.000275799186902355" calcext:value-type="float">
            <text:p>0,0002757992</text:p>
          </table:table-cell>
          <table:table-cell table:style-name="ce3" table:formula="of:=IFERROR([.D394]/[.$E394];&quot;&quot; )" office:value-type="float" office:value="0.00147051017159299" calcext:value-type="float">
            <text:p>0,0014705102</text:p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08707549775283" calcext:value-type="float">
            <text:p>0,010870755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 office:value-type="float" office:value="0.000116849456447518" calcext:value-type="float">
            <text:p>0,0001168495</text:p>
          </table:table-cell>
          <table:table-cell table:style-name="ce3" table:formula="of:=IFERROR([.N394]/[.$E394];&quot;&quot; )" office:value-type="float" office:value="0.379873699511556" calcext:value-type="float">
            <text:p>0,3798736995</text:p>
          </table:table-cell>
          <table:table-cell table:style-name="ce3" table:formula="of:=IFERROR([.O394]/[.$E394];&quot;&quot; )" office:value-type="float" office:value="0.0000229334605850369" calcext:value-type="float">
            <text:p>2,29334605850369E-005</text:p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 office:value-type="float" office:value="0.00793074092679468" calcext:value-type="float">
            <text:p>0,0079307409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189761037161987" calcext:value-type="float">
            <text:p>0,000189761</text:p>
          </table:table-cell>
          <table:table-cell table:style-name="ce3" table:formula="of:=IFERROR([.D395]/[.$E395];&quot;&quot; )" office:value-type="float" office:value="0.00136480577578201" calcext:value-type="float">
            <text:p>0,0013648058</text:p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12091958945259" calcext:value-type="float">
            <text:p>0,0112091959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 office:value-type="float" office:value="0.000187170724571938" calcext:value-type="float">
            <text:p>0,0001871707</text:p>
          </table:table-cell>
          <table:table-cell table:style-name="ce3" table:formula="of:=IFERROR([.N395]/[.$E395];&quot;&quot; )" office:value-type="float" office:value="0.351046891861219" calcext:value-type="float">
            <text:p>0,3510468919</text:p>
          </table:table-cell>
          <table:table-cell table:style-name="ce3" table:formula="of:=IFERROR([.O395]/[.$E395];&quot;&quot; )" office:value-type="float" office:value="0.000013544961252742" calcext:value-type="float">
            <text:p>0,000013545</text:p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>
            <text:p/>
          </table:table-cell>
          <table:table-cell table:style-name="ce3" table:formula="of:=IFERROR([.S395]/[.$E395];&quot;&quot; )" office:value-type="float" office:value="0.00624081638727101" calcext:value-type="float">
            <text:p>0,0062408164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180969762654711" calcext:value-type="float">
            <text:p>0,0001809698</text:p>
          </table:table-cell>
          <table:table-cell table:style-name="ce3" table:formula="of:=IFERROR([.D396]/[.$E396];&quot;&quot; )" office:value-type="float" office:value="0.0011611335878554" calcext:value-type="float">
            <text:p>0,0011611336</text:p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19974433654527" calcext:value-type="float">
            <text:p>0,0119974434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200288667965345" calcext:value-type="float">
            <text:p>0,0002002887</text:p>
          </table:table-cell>
          <table:table-cell table:style-name="ce3" table:formula="of:=IFERROR([.N396]/[.$E396];&quot;&quot; )" office:value-type="float" office:value="0.34602809271484" calcext:value-type="float">
            <text:p>0,3460280927</text:p>
          </table:table-cell>
          <table:table-cell table:style-name="ce3" table:formula="of:=IFERROR([.O396]/[.$E396];&quot;&quot; )">
            <text:p/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608036311147262" calcext:value-type="float">
            <text:p>0,0060803631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180077309592988" calcext:value-type="float">
            <text:p>0,0001800773</text:p>
          </table:table-cell>
          <table:table-cell table:style-name="ce3" table:formula="of:=IFERROR([.D397]/[.$E397];&quot;&quot; )" office:value-type="float" office:value="0.00118461846159824" calcext:value-type="float">
            <text:p>0,0011846185</text:p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 office:value-type="float" office:value="0.0122401014416823" calcext:value-type="float">
            <text:p>0,0122401014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18621896598487" calcext:value-type="float">
            <text:p>0,000186219</text:p>
          </table:table-cell>
          <table:table-cell table:style-name="ce3" table:formula="of:=IFERROR([.N397]/[.$E397];&quot;&quot; )" office:value-type="float" office:value="0.352928706886305" calcext:value-type="float">
            <text:p>0,3529287069</text:p>
          </table:table-cell>
          <table:table-cell table:style-name="ce3" table:formula="of:=IFERROR([.O397]/[.$E397];&quot;&quot; )">
            <text:p/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 office:value-type="float" office:value="0.00559192743388434" calcext:value-type="float">
            <text:p>0,0055919274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168893731289548" calcext:value-type="float">
            <text:p>0,0001688937</text:p>
          </table:table-cell>
          <table:table-cell table:style-name="ce3" table:formula="of:=IFERROR([.D398]/[.$E398];&quot;&quot; )" office:value-type="float" office:value="0.00111104854124054" calcext:value-type="float">
            <text:p>0,0011110485</text:p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 office:value-type="float" office:value="0.0114799383027255" calcext:value-type="float">
            <text:p>0,0114799383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 office:value-type="float" office:value="0.000200062404990505" calcext:value-type="float">
            <text:p>0,0002000624</text:p>
          </table:table-cell>
          <table:table-cell table:style-name="ce3" table:formula="of:=IFERROR([.N398]/[.$E398];&quot;&quot; )" office:value-type="float" office:value="0.354828800167349" calcext:value-type="float">
            <text:p>0,3548288002</text:p>
          </table:table-cell>
          <table:table-cell table:style-name="ce3" table:formula="of:=IFERROR([.O398]/[.$E398];&quot;&quot; )">
            <text:p/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 office:value-type="float" office:value="0.00581808900876938" calcext:value-type="float">
            <text:p>0,005818089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style-name="ce3" table:formula="of:=IFERROR([.B399]/[.$E399];&quot;&quot; )">
            <text:p/>
          </table:table-cell>
          <table:table-cell table:style-name="ce3" table:formula="of:=IFERROR([.C399]/[.$E399];&quot;&quot; )" office:value-type="float" office:value="0.000226894417854057" calcext:value-type="float">
            <text:p>0,0002268944</text:p>
          </table:table-cell>
          <table:table-cell table:style-name="ce3" table:formula="of:=IFERROR([.D399]/[.$E399];&quot;&quot; )">
            <text:p/>
          </table:table-cell>
          <table:table-cell table:style-name="ce3" table:formula="of:=IFERROR([.E399]/[.$E399];&quot;&quot; )" office:value-type="float" office:value="1" calcext:value-type="float">
            <text:p>1</text:p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 office:value-type="float" office:value="0.0110404715434584" calcext:value-type="float">
            <text:p>0,0110404715</text:p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 office:value-type="float" office:value="0.00020271247147649" calcext:value-type="float">
            <text:p>0,0002027125</text:p>
          </table:table-cell>
          <table:table-cell table:style-name="ce3" table:formula="of:=IFERROR([.N399]/[.$E399];&quot;&quot; )" office:value-type="float" office:value="0.356380412439313" calcext:value-type="float">
            <text:p>0,3563804124</text:p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 office:value-type="float" office:value="0.00531187121185635" calcext:value-type="float">
            <text:p>0,0053118712</text:p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style-name="ce3" table:formula="of:=IFERROR([.B400]/[.$E400];&quot;&quot; )">
            <text:p/>
          </table:table-cell>
          <table:table-cell table:style-name="ce3" table:formula="of:=IFERROR([.C400]/[.$E400];&quot;&quot; )" office:value-type="float" office:value="0.000231617509178919" calcext:value-type="float">
            <text:p>0,0002316175</text:p>
          </table:table-cell>
          <table:table-cell table:style-name="ce3" table:formula="of:=IFERROR([.D400]/[.$E400];&quot;&quot; )" office:value-type="float" office:value="0.00114871444428233" calcext:value-type="float">
            <text:p>0,0011487144</text:p>
          </table:table-cell>
          <table:table-cell table:style-name="ce3" table:formula="of:=IFERROR([.E400]/[.$E400];&quot;&quot; )" office:value-type="float" office:value="1" calcext:value-type="float">
            <text:p>1</text:p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>
            <text:p/>
          </table:table-cell>
          <table:table-cell table:style-name="ce3" table:formula="of:=IFERROR([.I400]/[.$E400];&quot;&quot; )" office:value-type="float" office:value="0.0130548919864642" calcext:value-type="float">
            <text:p>0,013054892</text:p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>
            <text:p/>
          </table:table-cell>
          <table:table-cell table:style-name="ce3" table:formula="of:=IFERROR([.M400]/[.$E400];&quot;&quot; )" office:value-type="float" office:value="0.000161954410632484" calcext:value-type="float">
            <text:p>0,0001619544</text:p>
          </table:table-cell>
          <table:table-cell table:style-name="ce3" table:formula="of:=IFERROR([.N400]/[.$E400];&quot;&quot; )" office:value-type="float" office:value="0.365179459135484" calcext:value-type="float">
            <text:p>0,3651794591</text:p>
          </table:table-cell>
          <table:table-cell table:style-name="ce3" table:formula="of:=IFERROR([.O400]/[.$E400];&quot;&quot; )" office:value-type="float" office:value="0.0000198061750769277" calcext:value-type="float">
            <text:p>1,98061750769277E-005</text:p>
          </table:table-cell>
          <table:table-cell table:style-name="ce3" table:formula="of:=IFERROR([.P400]/[.$E400];&quot;&quot; )" office:value-type="float" office:value="0.0000364734128899396" calcext:value-type="float">
            <text:p>3,64734128899396E-005</text:p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 office:value-type="float" office:value="0.0054224444603161" calcext:value-type="float">
            <text:p>0,0054224445</text:p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style-name="ce3" table:formula="of:=IFERROR([.B401]/[.$E401];&quot;&quot; )">
            <text:p/>
          </table:table-cell>
          <table:table-cell table:style-name="ce3" table:formula="of:=IFERROR([.C401]/[.$E401];&quot;&quot; )" office:value-type="float" office:value="0.000214827075461326" calcext:value-type="float">
            <text:p>0,0002148271</text:p>
          </table:table-cell>
          <table:table-cell table:style-name="ce3" table:formula="of:=IFERROR([.D401]/[.$E401];&quot;&quot; )" office:value-type="float" office:value="0.00110723248713924" calcext:value-type="float">
            <text:p>0,0011072325</text:p>
          </table:table-cell>
          <table:table-cell table:style-name="ce3" table:formula="of:=IFERROR([.E401]/[.$E401];&quot;&quot; )" office:value-type="float" office:value="1" calcext:value-type="float">
            <text:p>1</text:p>
          </table:table-cell>
          <table:table-cell table:style-name="ce3" table:formula="of:=IFERROR([.F401]/[.$E401];&quot;&quot; )">
            <text:p/>
          </table:table-cell>
          <table:table-cell table:style-name="ce3" table:formula="of:=IFERROR([.G401]/[.$E401];&quot;&quot; )">
            <text:p/>
          </table:table-cell>
          <table:table-cell table:style-name="ce3" table:formula="of:=IFERROR([.H401]/[.$E401];&quot;&quot; )">
            <text:p/>
          </table:table-cell>
          <table:table-cell table:style-name="ce3" table:formula="of:=IFERROR([.I401]/[.$E401];&quot;&quot; )" office:value-type="float" office:value="0.0114405088232592" calcext:value-type="float">
            <text:p>0,0114405088</text:p>
          </table:table-cell>
          <table:table-cell table:style-name="ce3" table:formula="of:=IFERROR([.J401]/[.$E401];&quot;&quot; )">
            <text:p/>
          </table:table-cell>
          <table:table-cell table:style-name="ce3" table:formula="of:=IFERROR([.K401]/[.$E401];&quot;&quot; )">
            <text:p/>
          </table:table-cell>
          <table:table-cell table:style-name="ce3" table:formula="of:=IFERROR([.L401]/[.$E401];&quot;&quot; )">
            <text:p/>
          </table:table-cell>
          <table:table-cell table:style-name="ce3" table:formula="of:=IFERROR([.M401]/[.$E401];&quot;&quot; )" office:value-type="float" office:value="0.000203651633172395" calcext:value-type="float">
            <text:p>0,0002036516</text:p>
          </table:table-cell>
          <table:table-cell table:style-name="ce3" table:formula="of:=IFERROR([.N401]/[.$E401];&quot;&quot; )" office:value-type="float" office:value="0.347935451319447" calcext:value-type="float">
            <text:p>0,3479354513</text:p>
          </table:table-cell>
          <table:table-cell table:style-name="ce3" table:formula="of:=IFERROR([.O401]/[.$E401];&quot;&quot; )" office:value-type="float" office:value="0.0000111912416889626" calcext:value-type="float">
            <text:p>1,11912416889626E-005</text:p>
          </table:table-cell>
          <table:table-cell table:style-name="ce3" table:formula="of:=IFERROR([.P401]/[.$E401];&quot;&quot; )">
            <text:p/>
          </table:table-cell>
          <table:table-cell table:style-name="ce3" table:formula="of:=IFERROR([.Q401]/[.$E401];&quot;&quot; )">
            <text:p/>
          </table:table-cell>
          <table:table-cell table:style-name="ce3" table:formula="of:=IFERROR([.R401]/[.$E401];&quot;&quot; )">
            <text:p/>
          </table:table-cell>
          <table:table-cell table:style-name="ce3" table:formula="of:=IFERROR([.S401]/[.$E401];&quot;&quot; )" office:value-type="float" office:value="0.00522663112321284" calcext:value-type="float">
            <text:p>0,0052266311</text:p>
          </table:table-cell>
          <table:table-cell table:style-name="ce3" table:formula="of:=IFERROR([.T401]/[.$E401];&quot;&quot; )">
            <text:p/>
          </table:table-cell>
          <table:table-cell table:style-name="ce3" table:formula="of:=IFERROR([.U401]/[.$E401];&quot;&quot; )">
            <text:p/>
          </table:table-cell>
          <table:table-cell table:style-name="ce3"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style-name="ce3" table:formula="of:=IFERROR([.B402]/[.$E402];&quot;&quot; )">
            <text:p/>
          </table:table-cell>
          <table:table-cell table:style-name="ce3" table:formula="of:=IFERROR([.C402]/[.$E402];&quot;&quot; )" office:value-type="float" office:value="0.000236696837642224" calcext:value-type="float">
            <text:p>0,0002366968</text:p>
          </table:table-cell>
          <table:table-cell table:style-name="ce3" table:formula="of:=IFERROR([.D402]/[.$E402];&quot;&quot; )">
            <text:p/>
          </table:table-cell>
          <table:table-cell table:style-name="ce3" table:formula="of:=IFERROR([.E402]/[.$E402];&quot;&quot; )" office:value-type="float" office:value="1" calcext:value-type="float">
            <text:p>1</text:p>
          </table:table-cell>
          <table:table-cell table:style-name="ce3" table:formula="of:=IFERROR([.F402]/[.$E402];&quot;&quot; )">
            <text:p/>
          </table:table-cell>
          <table:table-cell table:style-name="ce3" table:formula="of:=IFERROR([.G402]/[.$E402];&quot;&quot; )">
            <text:p/>
          </table:table-cell>
          <table:table-cell table:style-name="ce3" table:formula="of:=IFERROR([.H402]/[.$E402];&quot;&quot; )">
            <text:p/>
          </table:table-cell>
          <table:table-cell table:style-name="ce3" table:formula="of:=IFERROR([.I402]/[.$E402];&quot;&quot; )" office:value-type="float" office:value="0.0116882551859375" calcext:value-type="float">
            <text:p>0,0116882552</text:p>
          </table:table-cell>
          <table:table-cell table:style-name="ce3" table:formula="of:=IFERROR([.J402]/[.$E402];&quot;&quot; )">
            <text:p/>
          </table:table-cell>
          <table:table-cell table:style-name="ce3" table:formula="of:=IFERROR([.K402]/[.$E402];&quot;&quot; )">
            <text:p/>
          </table:table-cell>
          <table:table-cell table:style-name="ce3" table:formula="of:=IFERROR([.L402]/[.$E402];&quot;&quot; )">
            <text:p/>
          </table:table-cell>
          <table:table-cell table:style-name="ce3" table:formula="of:=IFERROR([.M402]/[.$E402];&quot;&quot; )" office:value-type="float" office:value="0.000208083269507895" calcext:value-type="float">
            <text:p>0,0002080833</text:p>
          </table:table-cell>
          <table:table-cell table:style-name="ce3" table:formula="of:=IFERROR([.N402]/[.$E402];&quot;&quot; )" office:value-type="float" office:value="0.377190457957199" calcext:value-type="float">
            <text:p>0,377190458</text:p>
          </table:table-cell>
          <table:table-cell table:style-name="ce3" table:formula="of:=IFERROR([.O402]/[.$E402];&quot;&quot; )">
            <text:p/>
          </table:table-cell>
          <table:table-cell table:style-name="ce3" table:formula="of:=IFERROR([.P402]/[.$E402];&quot;&quot; )">
            <text:p/>
          </table:table-cell>
          <table:table-cell table:style-name="ce3" table:formula="of:=IFERROR([.Q402]/[.$E402];&quot;&quot; )">
            <text:p/>
          </table:table-cell>
          <table:table-cell table:style-name="ce3" table:formula="of:=IFERROR([.R402]/[.$E402];&quot;&quot; )">
            <text:p/>
          </table:table-cell>
          <table:table-cell table:style-name="ce3" table:formula="of:=IFERROR([.S402]/[.$E402];&quot;&quot; )" office:value-type="float" office:value="0.00533981479972945" calcext:value-type="float">
            <text:p>0,0053398148</text:p>
          </table:table-cell>
          <table:table-cell table:style-name="ce3" table:formula="of:=IFERROR([.T402]/[.$E402];&quot;&quot; )">
            <text:p/>
          </table:table-cell>
          <table:table-cell table:style-name="ce3" table:formula="of:=IFERROR([.U402]/[.$E402];&quot;&quot; )">
            <text:p/>
          </table:table-cell>
          <table:table-cell table:style-name="ce3"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style-name="ce3" table:formula="of:=IFERROR([.B403]/[.$E403];&quot;&quot; )">
            <text:p/>
          </table:table-cell>
          <table:table-cell table:style-name="ce3" table:formula="of:=IFERROR([.C403]/[.$E403];&quot;&quot; )" office:value-type="float" office:value="0.000240174646268866" calcext:value-type="float">
            <text:p>0,0002401746</text:p>
          </table:table-cell>
          <table:table-cell table:style-name="ce3" table:formula="of:=IFERROR([.D403]/[.$E403];&quot;&quot; )">
            <text:p/>
          </table:table-cell>
          <table:table-cell table:style-name="ce3" table:formula="of:=IFERROR([.E403]/[.$E403];&quot;&quot; )" office:value-type="float" office:value="1" calcext:value-type="float">
            <text:p>1</text:p>
          </table:table-cell>
          <table:table-cell table:style-name="ce3" table:formula="of:=IFERROR([.F403]/[.$E403];&quot;&quot; )">
            <text:p/>
          </table:table-cell>
          <table:table-cell table:style-name="ce3" table:formula="of:=IFERROR([.G403]/[.$E403];&quot;&quot; )">
            <text:p/>
          </table:table-cell>
          <table:table-cell table:style-name="ce3" table:formula="of:=IFERROR([.H403]/[.$E403];&quot;&quot; )">
            <text:p/>
          </table:table-cell>
          <table:table-cell table:style-name="ce3" table:formula="of:=IFERROR([.I403]/[.$E403];&quot;&quot; )" office:value-type="float" office:value="0.0104962062791518" calcext:value-type="float">
            <text:p>0,0104962063</text:p>
          </table:table-cell>
          <table:table-cell table:style-name="ce3" table:formula="of:=IFERROR([.J403]/[.$E403];&quot;&quot; )">
            <text:p/>
          </table:table-cell>
          <table:table-cell table:style-name="ce3" table:formula="of:=IFERROR([.K403]/[.$E403];&quot;&quot; )">
            <text:p/>
          </table:table-cell>
          <table:table-cell table:style-name="ce3" table:formula="of:=IFERROR([.L403]/[.$E403];&quot;&quot; )" office:value-type="float" office:value="0.0000564034760234164" calcext:value-type="float">
            <text:p>5,64034760234164E-005</text:p>
          </table:table-cell>
          <table:table-cell table:style-name="ce3" table:formula="of:=IFERROR([.M403]/[.$E403];&quot;&quot; )" office:value-type="float" office:value="0.000127342251723037" calcext:value-type="float">
            <text:p>0,0001273423</text:p>
          </table:table-cell>
          <table:table-cell table:style-name="ce3" table:formula="of:=IFERROR([.N403]/[.$E403];&quot;&quot; )" office:value-type="float" office:value="0.39405485940129" calcext:value-type="float">
            <text:p>0,3940548594</text:p>
          </table:table-cell>
          <table:table-cell table:style-name="ce3" table:formula="of:=IFERROR([.O403]/[.$E403];&quot;&quot; )" office:value-type="float" office:value="0.0000159015618722699" calcext:value-type="float">
            <text:p>1,59015618722699E-005</text:p>
          </table:table-cell>
          <table:table-cell table:style-name="ce3" table:formula="of:=IFERROR([.P403]/[.$E403];&quot;&quot; )">
            <text:p/>
          </table:table-cell>
          <table:table-cell table:style-name="ce3" table:formula="of:=IFERROR([.Q403]/[.$E403];&quot;&quot; )">
            <text:p/>
          </table:table-cell>
          <table:table-cell table:style-name="ce3" table:formula="of:=IFERROR([.R403]/[.$E403];&quot;&quot; )">
            <text:p/>
          </table:table-cell>
          <table:table-cell table:style-name="ce3" table:formula="of:=IFERROR([.S403]/[.$E403];&quot;&quot; )" office:value-type="float" office:value="0.00505001038664579" calcext:value-type="float">
            <text:p>0,0050500104</text:p>
          </table:table-cell>
          <table:table-cell table:style-name="ce3" table:formula="of:=IFERROR([.T403]/[.$E403];&quot;&quot; )">
            <text:p/>
          </table:table-cell>
          <table:table-cell table:style-name="ce3" table:formula="of:=IFERROR([.U403]/[.$E403];&quot;&quot; )">
            <text:p/>
          </table:table-cell>
          <table:table-cell table:style-name="ce3"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style-name="ce3" table:formula="of:=IFERROR([.B404]/[.$E404];&quot;&quot; )">
            <text:p/>
          </table:table-cell>
          <table:table-cell table:style-name="ce3" table:formula="of:=IFERROR([.C404]/[.$E404];&quot;&quot; )" office:value-type="float" office:value="0.000212440726760298" calcext:value-type="float">
            <text:p>0,0002124407</text:p>
          </table:table-cell>
          <table:table-cell table:style-name="ce3" table:formula="of:=IFERROR([.D404]/[.$E404];&quot;&quot; )" office:value-type="float" office:value="0.00127729555361025" calcext:value-type="float">
            <text:p>0,0012772956</text:p>
          </table:table-cell>
          <table:table-cell table:style-name="ce3" table:formula="of:=IFERROR([.E404]/[.$E404];&quot;&quot; )" office:value-type="float" office:value="1" calcext:value-type="float">
            <text:p>1</text:p>
          </table:table-cell>
          <table:table-cell table:style-name="ce3" table:formula="of:=IFERROR([.F404]/[.$E404];&quot;&quot; )">
            <text:p/>
          </table:table-cell>
          <table:table-cell table:style-name="ce3" table:formula="of:=IFERROR([.G404]/[.$E404];&quot;&quot; )">
            <text:p/>
          </table:table-cell>
          <table:table-cell table:style-name="ce3" table:formula="of:=IFERROR([.H404]/[.$E404];&quot;&quot; )">
            <text:p/>
          </table:table-cell>
          <table:table-cell table:style-name="ce3" table:formula="of:=IFERROR([.I404]/[.$E404];&quot;&quot; )" office:value-type="float" office:value="0.0099664527979658" calcext:value-type="float">
            <text:p>0,0099664528</text:p>
          </table:table-cell>
          <table:table-cell table:style-name="ce3" table:formula="of:=IFERROR([.J404]/[.$E404];&quot;&quot; )">
            <text:p/>
          </table:table-cell>
          <table:table-cell table:style-name="ce3" table:formula="of:=IFERROR([.K404]/[.$E404];&quot;&quot; )">
            <text:p/>
          </table:table-cell>
          <table:table-cell table:style-name="ce3" table:formula="of:=IFERROR([.L404]/[.$E404];&quot;&quot; )">
            <text:p/>
          </table:table-cell>
          <table:table-cell table:style-name="ce3" table:formula="of:=IFERROR([.M404]/[.$E404];&quot;&quot; )" office:value-type="float" office:value="0.000244902146927438" calcext:value-type="float">
            <text:p>0,0002449021</text:p>
          </table:table-cell>
          <table:table-cell table:style-name="ce3" table:formula="of:=IFERROR([.N404]/[.$E404];&quot;&quot; )" office:value-type="float" office:value="0.362119755655231" calcext:value-type="float">
            <text:p>0,3621197557</text:p>
          </table:table-cell>
          <table:table-cell table:style-name="ce3" table:formula="of:=IFERROR([.O404]/[.$E404];&quot;&quot; )" office:value-type="float" office:value="0.0000102619038761041" calcext:value-type="float">
            <text:p>1,02619038761041E-005</text:p>
          </table:table-cell>
          <table:table-cell table:style-name="ce3" table:formula="of:=IFERROR([.P404]/[.$E404];&quot;&quot; )">
            <text:p/>
          </table:table-cell>
          <table:table-cell table:style-name="ce3" table:formula="of:=IFERROR([.Q404]/[.$E404];&quot;&quot; )">
            <text:p/>
          </table:table-cell>
          <table:table-cell table:style-name="ce3" table:formula="of:=IFERROR([.R404]/[.$E404];&quot;&quot; )">
            <text:p/>
          </table:table-cell>
          <table:table-cell table:style-name="ce3" table:formula="of:=IFERROR([.S404]/[.$E404];&quot;&quot; )" office:value-type="float" office:value="0.00426858499848539" calcext:value-type="float">
            <text:p>0,004268585</text:p>
          </table:table-cell>
          <table:table-cell table:style-name="ce3" table:formula="of:=IFERROR([.T404]/[.$E404];&quot;&quot; )">
            <text:p/>
          </table:table-cell>
          <table:table-cell table:style-name="ce3" table:formula="of:=IFERROR([.U404]/[.$E404];&quot;&quot; )">
            <text:p/>
          </table:table-cell>
          <table:table-cell table:style-name="ce3"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style-name="ce3" table:formula="of:=IFERROR([.B405]/[.$E405];&quot;&quot; )">
            <text:p/>
          </table:table-cell>
          <table:table-cell table:style-name="ce3" table:formula="of:=IFERROR([.C405]/[.$E405];&quot;&quot; )" office:value-type="float" office:value="0.000247904237757068" calcext:value-type="float">
            <text:p>0,0002479042</text:p>
          </table:table-cell>
          <table:table-cell table:style-name="ce3" table:formula="of:=IFERROR([.D405]/[.$E405];&quot;&quot; )" office:value-type="float" office:value="0.00134366489571141" calcext:value-type="float">
            <text:p>0,0013436649</text:p>
          </table:table-cell>
          <table:table-cell table:style-name="ce3" table:formula="of:=IFERROR([.E405]/[.$E405];&quot;&quot; )" office:value-type="float" office:value="1" calcext:value-type="float">
            <text:p>1</text:p>
          </table:table-cell>
          <table:table-cell table:style-name="ce3" table:formula="of:=IFERROR([.F405]/[.$E405];&quot;&quot; )">
            <text:p/>
          </table:table-cell>
          <table:table-cell table:style-name="ce3" table:formula="of:=IFERROR([.G405]/[.$E405];&quot;&quot; )">
            <text:p/>
          </table:table-cell>
          <table:table-cell table:style-name="ce3" table:formula="of:=IFERROR([.H405]/[.$E405];&quot;&quot; )">
            <text:p/>
          </table:table-cell>
          <table:table-cell table:style-name="ce3" table:formula="of:=IFERROR([.I405]/[.$E405];&quot;&quot; )" office:value-type="float" office:value="0.0104843179963638" calcext:value-type="float">
            <text:p>0,010484318</text:p>
          </table:table-cell>
          <table:table-cell table:style-name="ce3" table:formula="of:=IFERROR([.J405]/[.$E405];&quot;&quot; )">
            <text:p/>
          </table:table-cell>
          <table:table-cell table:style-name="ce3" table:formula="of:=IFERROR([.K405]/[.$E405];&quot;&quot; )">
            <text:p/>
          </table:table-cell>
          <table:table-cell table:style-name="ce3" table:formula="of:=IFERROR([.L405]/[.$E405];&quot;&quot; )">
            <text:p/>
          </table:table-cell>
          <table:table-cell table:style-name="ce3" table:formula="of:=IFERROR([.M405]/[.$E405];&quot;&quot; )" office:value-type="float" office:value="0.00026571491732502" calcext:value-type="float">
            <text:p>0,0002657149</text:p>
          </table:table-cell>
          <table:table-cell table:style-name="ce3" table:formula="of:=IFERROR([.N405]/[.$E405];&quot;&quot; )" office:value-type="float" office:value="0.345564948761428" calcext:value-type="float">
            <text:p>0,3455649488</text:p>
          </table:table-cell>
          <table:table-cell table:style-name="ce3" table:formula="of:=IFERROR([.O405]/[.$E405];&quot;&quot; )" office:value-type="float" office:value="0.0000251818421615341" calcext:value-type="float">
            <text:p>2,51818421615341E-005</text:p>
          </table:table-cell>
          <table:table-cell table:style-name="ce3" table:formula="of:=IFERROR([.P405]/[.$E405];&quot;&quot; )">
            <text:p/>
          </table:table-cell>
          <table:table-cell table:style-name="ce3" table:formula="of:=IFERROR([.Q405]/[.$E405];&quot;&quot; )">
            <text:p/>
          </table:table-cell>
          <table:table-cell table:style-name="ce3" table:formula="of:=IFERROR([.R405]/[.$E405];&quot;&quot; )">
            <text:p/>
          </table:table-cell>
          <table:table-cell table:style-name="ce3" table:formula="of:=IFERROR([.S405]/[.$E405];&quot;&quot; )" office:value-type="float" office:value="0.00393913709787362" calcext:value-type="float">
            <text:p>0,0039391371</text:p>
          </table:table-cell>
          <table:table-cell table:style-name="ce3" table:formula="of:=IFERROR([.T405]/[.$E405];&quot;&quot; )" office:value-type="float" office:value="0.0000267566598073029" calcext:value-type="float">
            <text:p>2,67566598073029E-005</text:p>
          </table:table-cell>
          <table:table-cell table:style-name="ce3" table:formula="of:=IFERROR([.U405]/[.$E405];&quot;&quot; )">
            <text:p/>
          </table:table-cell>
          <table:table-cell table:style-name="ce3"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style-name="ce3" table:formula="of:=IFERROR([.B406]/[.$E406];&quot;&quot; )">
            <text:p/>
          </table:table-cell>
          <table:table-cell table:style-name="ce3" table:formula="of:=IFERROR([.C406]/[.$E406];&quot;&quot; )" office:value-type="float" office:value="0.00023687956042751" calcext:value-type="float">
            <text:p>0,0002368796</text:p>
          </table:table-cell>
          <table:table-cell table:style-name="ce3" table:formula="of:=IFERROR([.D406]/[.$E406];&quot;&quot; )" office:value-type="float" office:value="0.00186212061772948" calcext:value-type="float">
            <text:p>0,0018621206</text:p>
          </table:table-cell>
          <table:table-cell table:style-name="ce3" table:formula="of:=IFERROR([.E406]/[.$E406];&quot;&quot; )" office:value-type="float" office:value="1" calcext:value-type="float">
            <text:p>1</text:p>
          </table:table-cell>
          <table:table-cell table:style-name="ce3" table:formula="of:=IFERROR([.F406]/[.$E406];&quot;&quot; )">
            <text:p/>
          </table:table-cell>
          <table:table-cell table:style-name="ce3" table:formula="of:=IFERROR([.G406]/[.$E406];&quot;&quot; )">
            <text:p/>
          </table:table-cell>
          <table:table-cell table:style-name="ce3" table:formula="of:=IFERROR([.H406]/[.$E406];&quot;&quot; )">
            <text:p/>
          </table:table-cell>
          <table:table-cell table:style-name="ce3" table:formula="of:=IFERROR([.I406]/[.$E406];&quot;&quot; )" office:value-type="float" office:value="0.0116892939106424" calcext:value-type="float">
            <text:p>0,0116892939</text:p>
          </table:table-cell>
          <table:table-cell table:style-name="ce3" table:formula="of:=IFERROR([.J406]/[.$E406];&quot;&quot; )">
            <text:p/>
          </table:table-cell>
          <table:table-cell table:style-name="ce3" table:formula="of:=IFERROR([.K406]/[.$E406];&quot;&quot; )">
            <text:p/>
          </table:table-cell>
          <table:table-cell table:style-name="ce3" table:formula="of:=IFERROR([.L406]/[.$E406];&quot;&quot; )">
            <text:p/>
          </table:table-cell>
          <table:table-cell table:style-name="ce3" table:formula="of:=IFERROR([.M406]/[.$E406];&quot;&quot; )" office:value-type="float" office:value="0.000186628220820688" calcext:value-type="float">
            <text:p>0,0001866282</text:p>
          </table:table-cell>
          <table:table-cell table:style-name="ce3" table:formula="of:=IFERROR([.N406]/[.$E406];&quot;&quot; )" office:value-type="float" office:value="0.356574256674798" calcext:value-type="float">
            <text:p>0,3565742567</text:p>
          </table:table-cell>
          <table:table-cell table:style-name="ce3" table:formula="of:=IFERROR([.O406]/[.$E406];&quot;&quot; )" office:value-type="float" office:value="0.0000248995549262432" calcext:value-type="float">
            <text:p>2,48995549262432E-005</text:p>
          </table:table-cell>
          <table:table-cell table:style-name="ce3" table:formula="of:=IFERROR([.P406]/[.$E406];&quot;&quot; )">
            <text:p/>
          </table:table-cell>
          <table:table-cell table:style-name="ce3" table:formula="of:=IFERROR([.Q406]/[.$E406];&quot;&quot; )">
            <text:p/>
          </table:table-cell>
          <table:table-cell table:style-name="ce3" table:formula="of:=IFERROR([.R406]/[.$E406];&quot;&quot; )">
            <text:p/>
          </table:table-cell>
          <table:table-cell table:style-name="ce3" table:formula="of:=IFERROR([.S406]/[.$E406];&quot;&quot; )" office:value-type="float" office:value="0.00592716004258109" calcext:value-type="float">
            <text:p>0,00592716</text:p>
          </table:table-cell>
          <table:table-cell table:style-name="ce3" table:formula="of:=IFERROR([.T406]/[.$E406];&quot;&quot; )">
            <text:p/>
          </table:table-cell>
          <table:table-cell table:style-name="ce3" table:formula="of:=IFERROR([.U406]/[.$E406];&quot;&quot; )">
            <text:p/>
          </table:table-cell>
          <table:table-cell table:style-name="ce3"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IFERROR([.B407]/[.$E407];&quot;&quot; )">
            <text:p/>
          </table:table-cell>
          <table:table-cell table:style-name="ce3" table:formula="of:=IFERROR([.C407]/[.$E407];&quot;&quot; )" office:value-type="float" office:value="0.000210541627308867" calcext:value-type="float">
            <text:p>0,0002105416</text:p>
          </table:table-cell>
          <table:table-cell table:style-name="ce3" table:formula="of:=IFERROR([.D407]/[.$E407];&quot;&quot; )" office:value-type="float" office:value="0.00131390374414432" calcext:value-type="float">
            <text:p>0,0013139037</text:p>
          </table:table-cell>
          <table:table-cell table:style-name="ce3" table:formula="of:=IFERROR([.E407]/[.$E407];&quot;&quot; )" office:value-type="float" office:value="1" calcext:value-type="float">
            <text:p>1</text:p>
          </table:table-cell>
          <table:table-cell table:style-name="ce3" table:formula="of:=IFERROR([.F407]/[.$E407];&quot;&quot; )" office:value-type="float" office:value="0.00142059154788192" calcext:value-type="float">
            <text:p>0,0014205915</text:p>
          </table:table-cell>
          <table:table-cell table:style-name="ce3" table:formula="of:=IFERROR([.G407]/[.$E407];&quot;&quot; )">
            <text:p/>
          </table:table-cell>
          <table:table-cell table:style-name="ce3" table:formula="of:=IFERROR([.H407]/[.$E407];&quot;&quot; )">
            <text:p/>
          </table:table-cell>
          <table:table-cell table:style-name="ce3" table:formula="of:=IFERROR([.I407]/[.$E407];&quot;&quot; )" office:value-type="float" office:value="0.0102520983574022" calcext:value-type="float">
            <text:p>0,0102520984</text:p>
          </table:table-cell>
          <table:table-cell table:style-name="ce3" table:formula="of:=IFERROR([.J407]/[.$E407];&quot;&quot; )">
            <text:p/>
          </table:table-cell>
          <table:table-cell table:style-name="ce3" table:formula="of:=IFERROR([.K407]/[.$E407];&quot;&quot; )">
            <text:p/>
          </table:table-cell>
          <table:table-cell table:style-name="ce3" table:formula="of:=IFERROR([.L407]/[.$E407];&quot;&quot; )">
            <text:p/>
          </table:table-cell>
          <table:table-cell table:style-name="ce3" table:formula="of:=IFERROR([.M407]/[.$E407];&quot;&quot; )" office:value-type="float" office:value="0.000168228142546709" calcext:value-type="float">
            <text:p>0,0001682281</text:p>
          </table:table-cell>
          <table:table-cell table:style-name="ce3" table:formula="of:=IFERROR([.N407]/[.$E407];&quot;&quot; )" office:value-type="float" office:value="0.354828235864882" calcext:value-type="float">
            <text:p>0,3548282359</text:p>
          </table:table-cell>
          <table:table-cell table:style-name="ce3" table:formula="of:=IFERROR([.O407]/[.$E407];&quot;&quot; )">
            <text:p/>
          </table:table-cell>
          <table:table-cell table:style-name="ce3" table:formula="of:=IFERROR([.P407]/[.$E407];&quot;&quot; )">
            <text:p/>
          </table:table-cell>
          <table:table-cell table:style-name="ce3" table:formula="of:=IFERROR([.Q407]/[.$E407];&quot;&quot; )">
            <text:p/>
          </table:table-cell>
          <table:table-cell table:style-name="ce3" table:formula="of:=IFERROR([.R407]/[.$E407];&quot;&quot; )">
            <text:p/>
          </table:table-cell>
          <table:table-cell table:style-name="ce3" table:formula="of:=IFERROR([.S407]/[.$E407];&quot;&quot; )" office:value-type="float" office:value="0.00546900051912754" calcext:value-type="float">
            <text:p>0,0054690005</text:p>
          </table:table-cell>
          <table:table-cell table:style-name="ce3" table:formula="of:=IFERROR([.T407]/[.$E407];&quot;&quot; )">
            <text:p/>
          </table:table-cell>
          <table:table-cell table:style-name="ce3" table:formula="of:=IFERROR([.U407]/[.$E407];&quot;&quot; )">
            <text:p/>
          </table:table-cell>
          <table:table-cell table:style-name="ce3"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style-name="ce3" table:formula="of:=IFERROR([.B408]/[.$E408];&quot;&quot; )">
            <text:p/>
          </table:table-cell>
          <table:table-cell table:style-name="ce3" table:formula="of:=IFERROR([.C408]/[.$E408];&quot;&quot; )" office:value-type="float" office:value="0.000339980595848429" calcext:value-type="float">
            <text:p>0,0003399806</text:p>
          </table:table-cell>
          <table:table-cell table:style-name="ce3" table:formula="of:=IFERROR([.D408]/[.$E408];&quot;&quot; )" office:value-type="float" office:value="0.00133705329141435" calcext:value-type="float">
            <text:p>0,0013370533</text:p>
          </table:table-cell>
          <table:table-cell table:style-name="ce3" table:formula="of:=IFERROR([.E408]/[.$E408];&quot;&quot; )" office:value-type="float" office:value="1" calcext:value-type="float">
            <text:p>1</text:p>
          </table:table-cell>
          <table:table-cell table:style-name="ce3" table:formula="of:=IFERROR([.F408]/[.$E408];&quot;&quot; )">
            <text:p/>
          </table:table-cell>
          <table:table-cell table:style-name="ce3" table:formula="of:=IFERROR([.G408]/[.$E408];&quot;&quot; )">
            <text:p/>
          </table:table-cell>
          <table:table-cell table:style-name="ce3" table:formula="of:=IFERROR([.H408]/[.$E408];&quot;&quot; )">
            <text:p/>
          </table:table-cell>
          <table:table-cell table:style-name="ce3" table:formula="of:=IFERROR([.I408]/[.$E408];&quot;&quot; )" office:value-type="float" office:value="0.0104327291201955" calcext:value-type="float">
            <text:p>0,0104327291</text:p>
          </table:table-cell>
          <table:table-cell table:style-name="ce3" table:formula="of:=IFERROR([.J408]/[.$E408];&quot;&quot; )">
            <text:p/>
          </table:table-cell>
          <table:table-cell table:style-name="ce3" table:formula="of:=IFERROR([.K408]/[.$E408];&quot;&quot; )">
            <text:p/>
          </table:table-cell>
          <table:table-cell table:style-name="ce3" table:formula="of:=IFERROR([.L408]/[.$E408];&quot;&quot; )">
            <text:p/>
          </table:table-cell>
          <table:table-cell table:style-name="ce3" table:formula="of:=IFERROR([.M408]/[.$E408];&quot;&quot; )" office:value-type="float" office:value="0.000171151697986606" calcext:value-type="float">
            <text:p>0,0001711517</text:p>
          </table:table-cell>
          <table:table-cell table:style-name="ce3" table:formula="of:=IFERROR([.N408]/[.$E408];&quot;&quot; )" office:value-type="float" office:value="0.355486841112343" calcext:value-type="float">
            <text:p>0,3554868411</text:p>
          </table:table-cell>
          <table:table-cell table:style-name="ce3" table:formula="of:=IFERROR([.O408]/[.$E408];&quot;&quot; )" office:value-type="float" office:value="0.0000259071831110199" calcext:value-type="float">
            <text:p>2,59071831110199E-005</text:p>
          </table:table-cell>
          <table:table-cell table:style-name="ce3" table:formula="of:=IFERROR([.P408]/[.$E408];&quot;&quot; )">
            <text:p/>
          </table:table-cell>
          <table:table-cell table:style-name="ce3" table:formula="of:=IFERROR([.Q408]/[.$E408];&quot;&quot; )">
            <text:p/>
          </table:table-cell>
          <table:table-cell table:style-name="ce3" table:formula="of:=IFERROR([.R408]/[.$E408];&quot;&quot; )">
            <text:p/>
          </table:table-cell>
          <table:table-cell table:style-name="ce3" table:formula="of:=IFERROR([.S408]/[.$E408];&quot;&quot; )" office:value-type="float" office:value="0.0061139132320364" calcext:value-type="float">
            <text:p>0,0061139132</text:p>
          </table:table-cell>
          <table:table-cell table:style-name="ce3" table:formula="of:=IFERROR([.T408]/[.$E408];&quot;&quot; )">
            <text:p/>
          </table:table-cell>
          <table:table-cell table:style-name="ce3" table:formula="of:=IFERROR([.U408]/[.$E408];&quot;&quot; )">
            <text:p/>
          </table:table-cell>
          <table:table-cell table:style-name="ce3"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style-name="ce3" table:formula="of:=IFERROR([.B409]/[.$E409];&quot;&quot; )">
            <text:p/>
          </table:table-cell>
          <table:table-cell table:style-name="ce3" table:formula="of:=IFERROR([.C409]/[.$E409];&quot;&quot; )" office:value-type="float" office:value="0.000302021561235921" calcext:value-type="float">
            <text:p>0,0003020216</text:p>
          </table:table-cell>
          <table:table-cell table:style-name="ce3" table:formula="of:=IFERROR([.D409]/[.$E409];&quot;&quot; )" office:value-type="float" office:value="0.0017172652596665" calcext:value-type="float">
            <text:p>0,0017172653</text:p>
          </table:table-cell>
          <table:table-cell table:style-name="ce3" table:formula="of:=IFERROR([.E409]/[.$E409];&quot;&quot; )" office:value-type="float" office:value="1" calcext:value-type="float">
            <text:p>1</text:p>
          </table:table-cell>
          <table:table-cell table:style-name="ce3" table:formula="of:=IFERROR([.F409]/[.$E409];&quot;&quot; )">
            <text:p/>
          </table:table-cell>
          <table:table-cell table:style-name="ce3" table:formula="of:=IFERROR([.G409]/[.$E409];&quot;&quot; )">
            <text:p/>
          </table:table-cell>
          <table:table-cell table:style-name="ce3" table:formula="of:=IFERROR([.H409]/[.$E409];&quot;&quot; )">
            <text:p/>
          </table:table-cell>
          <table:table-cell table:style-name="ce3" table:formula="of:=IFERROR([.I409]/[.$E409];&quot;&quot; )" office:value-type="float" office:value="0.0113241291731097" calcext:value-type="float">
            <text:p>0,0113241292</text:p>
          </table:table-cell>
          <table:table-cell table:style-name="ce3" table:formula="of:=IFERROR([.J409]/[.$E409];&quot;&quot; )">
            <text:p/>
          </table:table-cell>
          <table:table-cell table:style-name="ce3" table:formula="of:=IFERROR([.K409]/[.$E409];&quot;&quot; )">
            <text:p/>
          </table:table-cell>
          <table:table-cell table:style-name="ce3" table:formula="of:=IFERROR([.L409]/[.$E409];&quot;&quot; )">
            <text:p/>
          </table:table-cell>
          <table:table-cell table:style-name="ce3" table:formula="of:=IFERROR([.M409]/[.$E409];&quot;&quot; )" office:value-type="float" office:value="0.000160154862391487" calcext:value-type="float">
            <text:p>0,0001601549</text:p>
          </table:table-cell>
          <table:table-cell table:style-name="ce3" table:formula="of:=IFERROR([.N409]/[.$E409];&quot;&quot; )" office:value-type="float" office:value="0.392966297330001" calcext:value-type="float">
            <text:p>0,3929662973</text:p>
          </table:table-cell>
          <table:table-cell table:style-name="ce3" table:formula="of:=IFERROR([.O409]/[.$E409];&quot;&quot; )">
            <text:p/>
          </table:table-cell>
          <table:table-cell table:style-name="ce3" table:formula="of:=IFERROR([.P409]/[.$E409];&quot;&quot; )">
            <text:p/>
          </table:table-cell>
          <table:table-cell table:style-name="ce3" table:formula="of:=IFERROR([.Q409]/[.$E409];&quot;&quot; )">
            <text:p/>
          </table:table-cell>
          <table:table-cell table:style-name="ce3" table:formula="of:=IFERROR([.R409]/[.$E409];&quot;&quot; )">
            <text:p/>
          </table:table-cell>
          <table:table-cell table:style-name="ce3" table:formula="of:=IFERROR([.S409]/[.$E409];&quot;&quot; )" office:value-type="float" office:value="0.0103364193949403" calcext:value-type="float">
            <text:p>0,0103364194</text:p>
          </table:table-cell>
          <table:table-cell table:style-name="ce3" table:formula="of:=IFERROR([.T409]/[.$E409];&quot;&quot; )">
            <text:p/>
          </table:table-cell>
          <table:table-cell table:style-name="ce3" table:formula="of:=IFERROR([.U409]/[.$E409];&quot;&quot; )">
            <text:p/>
          </table:table-cell>
          <table:table-cell table:style-name="ce3"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style-name="ce3" table:formula="of:=IFERROR([.B410]/[.$E410];&quot;&quot; )">
            <text:p/>
          </table:table-cell>
          <table:table-cell table:style-name="ce3" table:formula="of:=IFERROR([.C410]/[.$E410];&quot;&quot; )" office:value-type="float" office:value="0.000309585509609361" calcext:value-type="float">
            <text:p>0,0003095855</text:p>
          </table:table-cell>
          <table:table-cell table:style-name="ce3" table:formula="of:=IFERROR([.D410]/[.$E410];&quot;&quot; )" office:value-type="float" office:value="0.00132827362213645" calcext:value-type="float">
            <text:p>0,0013282736</text:p>
          </table:table-cell>
          <table:table-cell table:style-name="ce3" table:formula="of:=IFERROR([.E410]/[.$E410];&quot;&quot; )" office:value-type="float" office:value="1" calcext:value-type="float">
            <text:p>1</text:p>
          </table:table-cell>
          <table:table-cell table:style-name="ce3" table:formula="of:=IFERROR([.F410]/[.$E410];&quot;&quot; )">
            <text:p/>
          </table:table-cell>
          <table:table-cell table:style-name="ce3" table:formula="of:=IFERROR([.G410]/[.$E410];&quot;&quot; )">
            <text:p/>
          </table:table-cell>
          <table:table-cell table:style-name="ce3" table:formula="of:=IFERROR([.H410]/[.$E410];&quot;&quot; )">
            <text:p/>
          </table:table-cell>
          <table:table-cell table:style-name="ce3" table:formula="of:=IFERROR([.I410]/[.$E410];&quot;&quot; )" office:value-type="float" office:value="0.0109091560837863" calcext:value-type="float">
            <text:p>0,0109091561</text:p>
          </table:table-cell>
          <table:table-cell table:style-name="ce3" table:formula="of:=IFERROR([.J410]/[.$E410];&quot;&quot; )">
            <text:p/>
          </table:table-cell>
          <table:table-cell table:style-name="ce3" table:formula="of:=IFERROR([.K410]/[.$E410];&quot;&quot; )">
            <text:p/>
          </table:table-cell>
          <table:table-cell table:style-name="ce3" table:formula="of:=IFERROR([.L410]/[.$E410];&quot;&quot; )">
            <text:p/>
          </table:table-cell>
          <table:table-cell table:style-name="ce3" table:formula="of:=IFERROR([.M410]/[.$E410];&quot;&quot; )" office:value-type="float" office:value="0.000157935187711742" calcext:value-type="float">
            <text:p>0,0001579352</text:p>
          </table:table-cell>
          <table:table-cell table:style-name="ce3" table:formula="of:=IFERROR([.N410]/[.$E410];&quot;&quot; )" office:value-type="float" office:value="0.412389050900995" calcext:value-type="float">
            <text:p>0,4123890509</text:p>
          </table:table-cell>
          <table:table-cell table:style-name="ce3" table:formula="of:=IFERROR([.O410]/[.$E410];&quot;&quot; )" office:value-type="float" office:value="0.0000232261321536688" calcext:value-type="float">
            <text:p>2,32261321536688E-005</text:p>
          </table:table-cell>
          <table:table-cell table:style-name="ce3" table:formula="of:=IFERROR([.P410]/[.$E410];&quot;&quot; )">
            <text:p/>
          </table:table-cell>
          <table:table-cell table:style-name="ce3" table:formula="of:=IFERROR([.Q410]/[.$E410];&quot;&quot; )">
            <text:p/>
          </table:table-cell>
          <table:table-cell table:style-name="ce3" table:formula="of:=IFERROR([.R410]/[.$E410];&quot;&quot; )">
            <text:p/>
          </table:table-cell>
          <table:table-cell table:style-name="ce3" table:formula="of:=IFERROR([.S410]/[.$E410];&quot;&quot; )" office:value-type="float" office:value="0.0104550437697841" calcext:value-type="float">
            <text:p>0,0104550438</text:p>
          </table:table-cell>
          <table:table-cell table:style-name="ce3" table:formula="of:=IFERROR([.T410]/[.$E410];&quot;&quot; )">
            <text:p/>
          </table:table-cell>
          <table:table-cell table:style-name="ce3" table:formula="of:=IFERROR([.U410]/[.$E410];&quot;&quot; )">
            <text:p/>
          </table:table-cell>
          <table:table-cell table:style-name="ce3" table:formula="of:=IFERROR([.V410]/[.$E41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IFERROR([.B411]/[.$E411];&quot;&quot; )">
            <text:p/>
          </table:table-cell>
          <table:table-cell table:style-name="ce3" table:formula="of:=IFERROR([.C411]/[.$E411];&quot;&quot; )" office:value-type="float" office:value="0.000239386848755276" calcext:value-type="float">
            <text:p>0,0002393868</text:p>
          </table:table-cell>
          <table:table-cell table:style-name="ce3" table:formula="of:=IFERROR([.D411]/[.$E411];&quot;&quot; )" office:value-type="float" office:value="0.00129707455054384" calcext:value-type="float">
            <text:p>0,0012970746</text:p>
          </table:table-cell>
          <table:table-cell table:style-name="ce3" table:formula="of:=IFERROR([.E411]/[.$E411];&quot;&quot; )" office:value-type="float" office:value="1" calcext:value-type="float">
            <text:p>1</text:p>
          </table:table-cell>
          <table:table-cell table:style-name="ce3" table:formula="of:=IFERROR([.F411]/[.$E411];&quot;&quot; )">
            <text:p/>
          </table:table-cell>
          <table:table-cell table:style-name="ce3" table:formula="of:=IFERROR([.G411]/[.$E411];&quot;&quot; )">
            <text:p/>
          </table:table-cell>
          <table:table-cell table:style-name="ce3" table:formula="of:=IFERROR([.H411]/[.$E411];&quot;&quot; )">
            <text:p/>
          </table:table-cell>
          <table:table-cell table:style-name="ce3" table:formula="of:=IFERROR([.I411]/[.$E411];&quot;&quot; )" office:value-type="float" office:value="0.0106529170559227" calcext:value-type="float">
            <text:p>0,0106529171</text:p>
          </table:table-cell>
          <table:table-cell table:style-name="ce3" table:formula="of:=IFERROR([.J411]/[.$E411];&quot;&quot; )">
            <text:p/>
          </table:table-cell>
          <table:table-cell table:style-name="ce3" table:formula="of:=IFERROR([.K411]/[.$E411];&quot;&quot; )">
            <text:p/>
          </table:table-cell>
          <table:table-cell table:style-name="ce3" table:formula="of:=IFERROR([.L411]/[.$E411];&quot;&quot; )">
            <text:p/>
          </table:table-cell>
          <table:table-cell table:style-name="ce3" table:formula="of:=IFERROR([.M411]/[.$E411];&quot;&quot; )" office:value-type="float" office:value="0.000166073385021597" calcext:value-type="float">
            <text:p>0,0001660734</text:p>
          </table:table-cell>
          <table:table-cell table:style-name="ce3" table:formula="of:=IFERROR([.N411]/[.$E411];&quot;&quot; )" office:value-type="float" office:value="0.440710533886395" calcext:value-type="float">
            <text:p>0,4407105339</text:p>
          </table:table-cell>
          <table:table-cell table:style-name="ce3" table:formula="of:=IFERROR([.O411]/[.$E411];&quot;&quot; )" office:value-type="float" office:value="0.0000104208100624794" calcext:value-type="float">
            <text:p>1,04208100624794E-005</text:p>
          </table:table-cell>
          <table:table-cell table:style-name="ce3" table:formula="of:=IFERROR([.P411]/[.$E411];&quot;&quot; )">
            <text:p/>
          </table:table-cell>
          <table:table-cell table:style-name="ce3" table:formula="of:=IFERROR([.Q411]/[.$E411];&quot;&quot; )">
            <text:p/>
          </table:table-cell>
          <table:table-cell table:style-name="ce3" table:formula="of:=IFERROR([.R411]/[.$E411];&quot;&quot; )">
            <text:p/>
          </table:table-cell>
          <table:table-cell table:style-name="ce3" table:formula="of:=IFERROR([.S411]/[.$E411];&quot;&quot; )" office:value-type="float" office:value="0.00967731836591812" calcext:value-type="float">
            <text:p>0,0096773184</text:p>
          </table:table-cell>
          <table:table-cell table:style-name="ce3" table:formula="of:=IFERROR([.T411]/[.$E411];&quot;&quot; )">
            <text:p/>
          </table:table-cell>
          <table:table-cell table:style-name="ce3" table:formula="of:=IFERROR([.U411]/[.$E411];&quot;&quot; )">
            <text:p/>
          </table:table-cell>
          <table:table-cell table:style-name="ce3" table:formula="of:=IFERROR([.V411]/[.$E411];&quot;&quot; )">
            <text:p/>
          </table:table-cell>
          <table:table-cell table:number-columns-repeated="1002"/>
        </table:table-row>
        <table:table-row table:style-name="ro2" table:number-rows-repeated="16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valMin</text:p>
          </table:table-cell>
          <table:table-cell table:style-name="ce3" table:formula="of:=AVERAGE([.B422:.B531])-2*STDEV([.B422:.B531])" office:value-type="string" office:string-value="" calcext:value-type="error">
            <text:p>#DIV/0 !</text:p>
          </table:table-cell>
          <table:table-cell table:style-name="ce3" table:formula="of:=AVERAGE([.C422:.C531])-2*STDEV([.C422:.C531])" office:value-type="float" office:value="0.0000762117107360673" calcext:value-type="float">
            <text:p>7,62117107360673E-005</text:p>
          </table:table-cell>
          <table:table-cell table:style-name="ce3" table:formula="of:=AVERAGE([.D422:.D531])-2*STDEV([.D422:.D531])" office:value-type="float" office:value="0.000679859478203158" calcext:value-type="float">
            <text:p>0,0006798595</text:p>
          </table:table-cell>
          <table:table-cell table:style-name="ce3" table:formula="of:=AVERAGE([.E422:.E531])-2*STDEV([.E422:.E531])" office:value-type="float" office:value="1" calcext:value-type="float">
            <text:p>1</text:p>
          </table:table-cell>
          <table:table-cell table:style-name="ce3" table:formula="of:=AVERAGE([.F422:.F531])-2*STDEV([.F422:.F531])" office:value-type="float" office:value="0.00117121285990204" calcext:value-type="float">
            <text:p>0,0011712129</text:p>
          </table:table-cell>
          <table:table-cell table:style-name="ce3" table:formula="of:=AVERAGE([.G422:.G531])-2*STDEV([.G422:.G531])" office:value-type="float" office:value="0.000090911057301716" calcext:value-type="float">
            <text:p>9,0911057301716E-005</text:p>
          </table:table-cell>
          <table:table-cell table:style-name="ce3" table:formula="of:=AVERAGE([.H422:.H531])-2*STDEV([.H422:.H531])" office:value-type="string" office:string-value="" calcext:value-type="error">
            <text:p>#DIV/0 !</text:p>
          </table:table-cell>
          <table:table-cell table:style-name="ce3" table:formula="of:=AVERAGE([.I422:.I531])-2*STDEV([.I422:.I531])" office:value-type="float" office:value="-0.0146807655572677" calcext:value-type="float">
            <text:p>-0,0146807656</text:p>
          </table:table-cell>
          <table:table-cell table:style-name="ce3" table:formula="of:=AVERAGE([.J422:.J531])-2*STDEV([.J422:.J531])" office:value-type="float" office:value="0.000197256862845512" calcext:value-type="float">
            <text:p>0,0001972569</text:p>
          </table:table-cell>
          <table:table-cell table:style-name="ce3" table:formula="of:=AVERAGE([.K422:.K531])-2*STDEV([.K422:.K531])" office:value-type="string" office:string-value="" calcext:value-type="error">
            <text:p>#DIV/0 !</text:p>
          </table:table-cell>
          <table:table-cell table:style-name="ce3" table:formula="of:=AVERAGE([.L422:.L531])-2*STDEV([.L422:.L531])" office:value-type="float" office:value="0.0000394178153470096" calcext:value-type="float">
            <text:p>3,94178153470096E-005</text:p>
          </table:table-cell>
          <table:table-cell table:style-name="ce3" table:formula="of:=AVERAGE([.M422:.M531])-2*STDEV([.M422:.M531])" office:value-type="float" office:value="0.0000790236038366625" calcext:value-type="float">
            <text:p>7,90236038366625E-005</text:p>
          </table:table-cell>
          <table:table-cell table:style-name="ce3" table:formula="of:=AVERAGE([.N422:.N531])-2*STDEV([.N422:.N531])" office:value-type="float" office:value="0.327013247816617" calcext:value-type="float">
            <text:p>0,3270132478</text:p>
          </table:table-cell>
          <table:table-cell table:style-name="ce3" table:formula="of:=AVERAGE([.O422:.O531])-2*STDEV([.O422:.O531])" office:value-type="float" office:value="0.0000033501080307869" calcext:value-type="float">
            <text:p>3,3501080307869E-006</text:p>
          </table:table-cell>
          <table:table-cell table:style-name="ce3" table:formula="of:=AVERAGE([.P422:.P531])-2*STDEV([.P422:.P531])" office:value-type="string" office:string-value="" calcext:value-type="error">
            <text:p>#DIV/0 !</text:p>
          </table:table-cell>
          <table:table-cell table:style-name="ce3" table:formula="of:=AVERAGE([.Q422:.Q531])-2*STDEV([.Q422:.Q531])" office:value-type="string" office:string-value="" calcext:value-type="error">
            <text:p>#DIV/0 !</text:p>
          </table:table-cell>
          <table:table-cell table:style-name="ce3" table:formula="of:=AVERAGE([.R422:.R531])-2*STDEV([.R422:.R531])" office:value-type="string" office:string-value="" calcext:value-type="error">
            <text:p>#DIV/0 !</text:p>
          </table:table-cell>
          <table:table-cell table:style-name="ce3" table:formula="of:=AVERAGE([.S422:.S531])-2*STDEV([.S422:.S531])" office:value-type="float" office:value="-0.0158352583645499" calcext:value-type="float">
            <text:p>-0,0158352584</text:p>
          </table:table-cell>
          <table:table-cell table:style-name="ce3" table:formula="of:=AVERAGE([.T422:.T531])-2*STDEV([.T422:.T531])" office:value-type="float" office:value="0.0000190640186824652" calcext:value-type="float">
            <text:p>0,000019064</text:p>
          </table:table-cell>
          <table:table-cell table:style-name="ce3" table:formula="of:=AVERAGE([.U422:.U531])-2*STDEV([.U422:.U531])" office:value-type="float" office:value="0.000000912018862372565" calcext:value-type="float">
            <text:p>0,000000912</text:p>
          </table:table-cell>
          <table:table-cell table:style-name="ce3" table:formula="of:=AVERAGE([.V422:.V531])-2*STDEV([.V422:.V5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ValMax</text:p>
          </table:table-cell>
          <table:table-cell table:style-name="ce4" table:formula="of:=AVERAGE([.B422:.B531])+2*STDEV([.B422:.B531])" office:value-type="string" office:string-value="" calcext:value-type="error">
            <text:p>#DIV/0 !</text:p>
          </table:table-cell>
          <table:table-cell table:style-name="ce4" table:formula="of:=AVERAGE([.C422:.C531])+2*STDEV([.C422:.C531])" office:value-type="float" office:value="0.000520230873430651" calcext:value-type="float">
            <text:p>0,0005202309</text:p>
          </table:table-cell>
          <table:table-cell table:style-name="ce4" table:formula="of:=AVERAGE([.D422:.D531])+2*STDEV([.D422:.D531])" office:value-type="float" office:value="0.00333206326952167" calcext:value-type="float">
            <text:p>0,0033320633</text:p>
          </table:table-cell>
          <table:table-cell table:style-name="ce4" table:formula="of:=AVERAGE([.E422:.E531])+2*STDEV([.E422:.E531])" office:value-type="float" office:value="1" calcext:value-type="float">
            <text:p>1</text:p>
          </table:table-cell>
          <table:table-cell table:style-name="ce4" table:formula="of:=AVERAGE([.F422:.F531])+2*STDEV([.F422:.F531])" office:value-type="float" office:value="0.00194274970254629" calcext:value-type="float">
            <text:p>0,0019427497</text:p>
          </table:table-cell>
          <table:table-cell table:style-name="ce4" table:formula="of:=AVERAGE([.G422:.G531])+2*STDEV([.G422:.G531])" office:value-type="float" office:value="0.000157534838264494" calcext:value-type="float">
            <text:p>0,0001575348</text:p>
          </table:table-cell>
          <table:table-cell table:style-name="ce4" table:formula="of:=AVERAGE([.H422:.H531])+2*STDEV([.H422:.H531])" office:value-type="string" office:string-value="" calcext:value-type="error">
            <text:p>#DIV/0 !</text:p>
          </table:table-cell>
          <table:table-cell table:style-name="ce4" table:formula="of:=AVERAGE([.I422:.I531])+2*STDEV([.I422:.I531])" office:value-type="float" office:value="0.0781499703968118" calcext:value-type="float">
            <text:p>0,0781499704</text:p>
          </table:table-cell>
          <table:table-cell table:style-name="ce4" table:formula="of:=AVERAGE([.J422:.J531])+2*STDEV([.J422:.J531])" office:value-type="float" office:value="0.000272243536963718" calcext:value-type="float">
            <text:p>0,0002722435</text:p>
          </table:table-cell>
          <table:table-cell table:style-name="ce4" table:formula="of:=AVERAGE([.K422:.K531])+2*STDEV([.K422:.K531])" office:value-type="string" office:string-value="" calcext:value-type="error">
            <text:p>#DIV/0 !</text:p>
          </table:table-cell>
          <table:table-cell table:style-name="ce4" table:formula="of:=AVERAGE([.L422:.L531])+2*STDEV([.L422:.L531])" office:value-type="float" office:value="0.000120040973238568" calcext:value-type="float">
            <text:p>0,000120041</text:p>
          </table:table-cell>
          <table:table-cell table:style-name="ce4" table:formula="of:=AVERAGE([.M422:.M531])+2*STDEV([.M422:.M531])" office:value-type="float" office:value="0.000274086351632847" calcext:value-type="float">
            <text:p>0,0002740864</text:p>
          </table:table-cell>
          <table:table-cell table:style-name="ce4" table:formula="of:=AVERAGE([.N422:.N531])+2*STDEV([.N422:.N531])" office:value-type="float" office:value="0.650421111470842" calcext:value-type="float">
            <text:p>0,6504211115</text:p>
          </table:table-cell>
          <table:table-cell table:style-name="ce4" table:formula="of:=AVERAGE([.O422:.O531])+2*STDEV([.O422:.O531])" office:value-type="float" office:value="0.0000326266376593683" calcext:value-type="float">
            <text:p>3,26266376593683E-005</text:p>
          </table:table-cell>
          <table:table-cell table:style-name="ce4" table:formula="of:=AVERAGE([.P422:.P531])+2*STDEV([.P422:.P531])" office:value-type="string" office:string-value="" calcext:value-type="error">
            <text:p>#DIV/0 !</text:p>
          </table:table-cell>
          <table:table-cell table:style-name="ce4" table:formula="of:=AVERAGE([.Q422:.Q531])+2*STDEV([.Q422:.Q531])" office:value-type="string" office:string-value="" calcext:value-type="error">
            <text:p>#DIV/0 !</text:p>
          </table:table-cell>
          <table:table-cell table:style-name="ce4" table:formula="of:=AVERAGE([.R422:.R531])+2*STDEV([.R422:.R531])" office:value-type="string" office:string-value="" calcext:value-type="error">
            <text:p>#DIV/0 !</text:p>
          </table:table-cell>
          <table:table-cell table:style-name="ce4" table:formula="of:=AVERAGE([.S422:.S531])+2*STDEV([.S422:.S531])" office:value-type="float" office:value="0.0778001975097908" calcext:value-type="float">
            <text:p>0,0778001975</text:p>
          </table:table-cell>
          <table:table-cell table:style-name="ce4" table:formula="of:=AVERAGE([.T422:.T531])+2*STDEV([.T422:.T531])" office:value-type="float" office:value="0.0000376869070041159" calcext:value-type="float">
            <text:p>3,76869070041159E-005</text:p>
          </table:table-cell>
          <table:table-cell table:style-name="ce4" table:formula="of:=AVERAGE([.U422:.U531])+2*STDEV([.U422:.U531])" office:value-type="float" office:value="0.0000151492100688362" calcext:value-type="float">
            <text:p>1,51492100688362E-005</text:p>
          </table:table-cell>
          <table:table-cell table:style-name="ce4" table:formula="of:=AVERAGE([.V422:.V531])+2*STDEV([.V422:.V5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 office:value-type="float" office:value="0.00309888868718419" calcext:value-type="float">
            <text:p>0,0030988887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>
            <text:p/>
          </table:table-cell>
          <table:table-cell table:formula="of:=IF(OR([.G422]&lt;[.G$549];[.G422]&gt;[.G$550]);&quot;&quot;;[.G422])">
            <text:p/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279818529094954" calcext:value-type="float">
            <text:p>0,0279818529</text:p>
          </table:table-cell>
          <table:table-cell table:formula="of:=IF(OR([.J422]&lt;[.J$549];[.J422]&gt;[.J$550]);&quot;&quot;;[.J422])">
            <text:p/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 office:value-type="float" office:value="0.000254034013933962" calcext:value-type="float">
            <text:p>0,000254034</text:p>
          </table:table-cell>
          <table:table-cell table:formula="of:=IF(OR([.N422]&lt;[.N$549];[.N422]&gt;[.N$550]);&quot;&quot;;[.N422])" office:value-type="float" office:value="0.601164107562584" calcext:value-type="float">
            <text:p>0,6011641076</text:p>
          </table:table-cell>
          <table:table-cell table:formula="of:=IF(OR([.O422]&lt;[.O$549];[.O422]&gt;[.O$550]);&quot;&quot;;[.O422])" office:value-type="float" office:value="0.000026546678340598" calcext:value-type="float">
            <text:p>2,6546678340598E-005</text:p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float" office:value="0.0161985321366558" calcext:value-type="float">
            <text:p>0,0161985321</text:p>
          </table:table-cell>
          <table:table-cell table:formula="of:=IF(OR([.T422]&lt;[.T$549];[.T422]&gt;[.T$550]);&quot;&quot;;[.T422])">
            <text:p/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 office:value-type="float" office:value="0.00302474713851129" calcext:value-type="float">
            <text:p>0,0030247471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>
            <text:p/>
          </table:table-cell>
          <table:table-cell table:formula="of:=IF(OR([.G423]&lt;[.G$549];[.G423]&gt;[.G$550]);&quot;&quot;;[.G423])" office:value-type="float" office:value="0.000153226735315862" calcext:value-type="float">
            <text:p>0,0001532267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279940088239705" calcext:value-type="float">
            <text:p>0,0279940088</text:p>
          </table:table-cell>
          <table:table-cell table:formula="of:=IF(OR([.J423]&lt;[.J$549];[.J423]&gt;[.J$550]);&quot;&quot;;[.J423])">
            <text:p/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 office:value-type="float" office:value="0.000147199553233479" calcext:value-type="float">
            <text:p>0,0001471996</text:p>
          </table:table-cell>
          <table:table-cell table:formula="of:=IF(OR([.N423]&lt;[.N$549];[.N423]&gt;[.N$550]);&quot;&quot;;[.N423])">
            <text:p/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float" office:value="0.0185375140355765" calcext:value-type="float">
            <text:p>0,018537514</text:p>
          </table:table-cell>
          <table:table-cell table:formula="of:=IF(OR([.T423]&lt;[.T$549];[.T423]&gt;[.T$550]);&quot;&quot;;[.T423])">
            <text:p/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>
            <text:p/>
          </table:table-cell>
          <table:table-cell table:formula="of:=IF(OR([.D424]&lt;[.D$549];[.D424]&gt;[.D$550]);&quot;&quot;;[.D424])" office:value-type="float" office:value="0.00296796001592787" calcext:value-type="float">
            <text:p>0,00296796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>
            <text:p/>
          </table:table-cell>
          <table:table-cell table:formula="of:=IF(OR([.G424]&lt;[.G$549];[.G424]&gt;[.G$550]);&quot;&quot;;[.G424])">
            <text:p/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274684444915183" calcext:value-type="float">
            <text:p>0,0274684445</text:p>
          </table:table-cell>
          <table:table-cell table:formula="of:=IF(OR([.J424]&lt;[.J$549];[.J424]&gt;[.J$550]);&quot;&quot;;[.J424])">
            <text:p/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 office:value-type="float" office:value="0.000243251716436083" calcext:value-type="float">
            <text:p>0,0002432517</text:p>
          </table:table-cell>
          <table:table-cell table:formula="of:=IF(OR([.N424]&lt;[.N$549];[.N424]&gt;[.N$550]);&quot;&quot;;[.N424])" office:value-type="float" office:value="0.524328561653719" calcext:value-type="float">
            <text:p>0,5243285617</text:p>
          </table:table-cell>
          <table:table-cell table:formula="of:=IF(OR([.O424]&lt;[.O$549];[.O424]&gt;[.O$550]);&quot;&quot;;[.O424])">
            <text:p/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float" office:value="0.0195271485693011" calcext:value-type="float">
            <text:p>0,0195271486</text:p>
          </table:table-cell>
          <table:table-cell table:formula="of:=IF(OR([.T424]&lt;[.T$549];[.T424]&gt;[.T$550]);&quot;&quot;;[.T424])">
            <text:p/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457853903347226" calcext:value-type="float">
            <text:p>0,0004578539</text:p>
          </table:table-cell>
          <table:table-cell table:formula="of:=IF(OR([.D425]&lt;[.D$549];[.D425]&gt;[.D$550]);&quot;&quot;;[.D425])" office:value-type="float" office:value="0.00292866661791293" calcext:value-type="float">
            <text:p>0,0029286666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>
            <text:p/>
          </table:table-cell>
          <table:table-cell table:formula="of:=IF(OR([.G425]&lt;[.G$549];[.G425]&gt;[.G$550]);&quot;&quot;;[.G425])" office:value-type="float" office:value="0.000111672573799752" calcext:value-type="float">
            <text:p>0,0001116726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29751304612517" calcext:value-type="float">
            <text:p>0,0297513046</text:p>
          </table:table-cell>
          <table:table-cell table:formula="of:=IF(OR([.J425]&lt;[.J$549];[.J425]&gt;[.J$550]);&quot;&quot;;[.J425])">
            <text:p/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176631940090708" calcext:value-type="float">
            <text:p>0,0001766319</text:p>
          </table:table-cell>
          <table:table-cell table:formula="of:=IF(OR([.N425]&lt;[.N$549];[.N425]&gt;[.N$550]);&quot;&quot;;[.N425])" office:value-type="float" office:value="0.52976973931494" calcext:value-type="float">
            <text:p>0,5297697393</text:p>
          </table:table-cell>
          <table:table-cell table:formula="of:=IF(OR([.O425]&lt;[.O$549];[.O425]&gt;[.O$550]);&quot;&quot;;[.O425])">
            <text:p/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float" office:value="0.0219151450465012" calcext:value-type="float">
            <text:p>0,021915145</text:p>
          </table:table-cell>
          <table:table-cell table:formula="of:=IF(OR([.T425]&lt;[.T$549];[.T425]&gt;[.T$550]);&quot;&quot;;[.T425])">
            <text:p/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44971746950348" calcext:value-type="float">
            <text:p>0,0004497175</text:p>
          </table:table-cell>
          <table:table-cell table:formula="of:=IF(OR([.D426]&lt;[.D$549];[.D426]&gt;[.D$550]);&quot;&quot;;[.D426])" office:value-type="float" office:value="0.00225230985934883" calcext:value-type="float">
            <text:p>0,0022523099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>
            <text:p/>
          </table:table-cell>
          <table:table-cell table:formula="of:=IF(OR([.G426]&lt;[.G$549];[.G426]&gt;[.G$550]);&quot;&quot;;[.G426])">
            <text:p/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321769877156506" calcext:value-type="float">
            <text:p>0,0321769877</text:p>
          </table:table-cell>
          <table:table-cell table:formula="of:=IF(OR([.J426]&lt;[.J$549];[.J426]&gt;[.J$550]);&quot;&quot;;[.J426])">
            <text:p/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170526063077525" calcext:value-type="float">
            <text:p>0,0001705261</text:p>
          </table:table-cell>
          <table:table-cell table:formula="of:=IF(OR([.N426]&lt;[.N$549];[.N426]&gt;[.N$550]);&quot;&quot;;[.N426])" office:value-type="float" office:value="0.521783354279633" calcext:value-type="float">
            <text:p>0,5217833543</text:p>
          </table:table-cell>
          <table:table-cell table:formula="of:=IF(OR([.O426]&lt;[.O$549];[.O426]&gt;[.O$550]);&quot;&quot;;[.O426])">
            <text:p/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 office:value-type="float" office:value="0.0210951515083449" calcext:value-type="float">
            <text:p>0,0210951515</text:p>
          </table:table-cell>
          <table:table-cell table:formula="of:=IF(OR([.T426]&lt;[.T$549];[.T426]&gt;[.T$550]);&quot;&quot;;[.T426])">
            <text:p/>
          </table:table-cell>
          <table:table-cell table:formula="of:=IF(OR([.U426]&lt;[.U$549];[.U426]&gt;[.U$550]);&quot;&quot;;[.U426])" office:value-type="float" office:value="0.00000603813760166865" calcext:value-type="float">
            <text:p>6,03813760166865E-006</text:p>
          </table:table-cell>
          <table:table-cell table:formula="of:=IF(OR([.V426]&lt;[.V$549];[.V426]&gt;[.V$550]);&quot;&quot;;[.V4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356059347279378" calcext:value-type="float">
            <text:p>0,0003560593</text:p>
          </table:table-cell>
          <table:table-cell table:formula="of:=IF(OR([.D427]&lt;[.D$549];[.D427]&gt;[.D$550]);&quot;&quot;;[.D427])" office:value-type="float" office:value="0.00237070374692888" calcext:value-type="float">
            <text:p>0,0023707037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>
            <text:p/>
          </table:table-cell>
          <table:table-cell table:formula="of:=IF(OR([.G427]&lt;[.G$549];[.G427]&gt;[.G$550]);&quot;&quot;;[.G427])">
            <text:p/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352476922541885" calcext:value-type="float">
            <text:p>0,0352476923</text:p>
          </table:table-cell>
          <table:table-cell table:formula="of:=IF(OR([.J427]&lt;[.J$549];[.J427]&gt;[.J$550]);&quot;&quot;;[.J427])">
            <text:p/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>
            <text:p/>
          </table:table-cell>
          <table:table-cell table:formula="of:=IF(OR([.N427]&lt;[.N$549];[.N427]&gt;[.N$550]);&quot;&quot;;[.N427])" office:value-type="float" office:value="0.508299833729021" calcext:value-type="float">
            <text:p>0,5082998337</text:p>
          </table:table-cell>
          <table:table-cell table:formula="of:=IF(OR([.O427]&lt;[.O$549];[.O427]&gt;[.O$550]);&quot;&quot;;[.O427])" office:value-type="float" office:value="0.0000293943520338273" calcext:value-type="float">
            <text:p>2,93943520338273E-005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 office:value-type="float" office:value="0.0215143522738123" calcext:value-type="float">
            <text:p>0,0215143523</text:p>
          </table:table-cell>
          <table:table-cell table:formula="of:=IF(OR([.T427]&lt;[.T$549];[.T427]&gt;[.T$550]);&quot;&quot;;[.T427])">
            <text:p/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282066714042975" calcext:value-type="float">
            <text:p>0,0002820667</text:p>
          </table:table-cell>
          <table:table-cell table:formula="of:=IF(OR([.D428]&lt;[.D$549];[.D428]&gt;[.D$550]);&quot;&quot;;[.D428])" office:value-type="float" office:value="0.00292673504382389" calcext:value-type="float">
            <text:p>0,002926735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>
            <text:p/>
          </table:table-cell>
          <table:table-cell table:formula="of:=IF(OR([.G428]&lt;[.G$549];[.G428]&gt;[.G$550]);&quot;&quot;;[.G428])">
            <text:p/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343682556531257" calcext:value-type="float">
            <text:p>0,0343682557</text:p>
          </table:table-cell>
          <table:table-cell table:formula="of:=IF(OR([.J428]&lt;[.J$549];[.J428]&gt;[.J$550]);&quot;&quot;;[.J428])">
            <text:p/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 office:value-type="float" office:value="0.000147292220325603" calcext:value-type="float">
            <text:p>0,0001472922</text:p>
          </table:table-cell>
          <table:table-cell table:formula="of:=IF(OR([.N428]&lt;[.N$549];[.N428]&gt;[.N$550]);&quot;&quot;;[.N428])" office:value-type="float" office:value="0.510376712153919" calcext:value-type="float">
            <text:p>0,5103767122</text:p>
          </table:table-cell>
          <table:table-cell table:formula="of:=IF(OR([.O428]&lt;[.O$549];[.O428]&gt;[.O$550]);&quot;&quot;;[.O428])" office:value-type="float" office:value="0.0000129158383309017" calcext:value-type="float">
            <text:p>1,29158383309017E-005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float" office:value="0.0205816102288091" calcext:value-type="float">
            <text:p>0,0205816102</text:p>
          </table:table-cell>
          <table:table-cell table:formula="of:=IF(OR([.T428]&lt;[.T$549];[.T428]&gt;[.T$550]);&quot;&quot;;[.T428])">
            <text:p/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312162126783328" calcext:value-type="float">
            <text:p>0,0003121621</text:p>
          </table:table-cell>
          <table:table-cell table:formula="of:=IF(OR([.D429]&lt;[.D$549];[.D429]&gt;[.D$550]);&quot;&quot;;[.D429])" office:value-type="float" office:value="0.00293447695416106" calcext:value-type="float">
            <text:p>0,002934477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>
            <text:p/>
          </table:table-cell>
          <table:table-cell table:formula="of:=IF(OR([.G429]&lt;[.G$549];[.G429]&gt;[.G$550]);&quot;&quot;;[.G429])">
            <text:p/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371109386177377" calcext:value-type="float">
            <text:p>0,0371109386</text:p>
          </table:table-cell>
          <table:table-cell table:formula="of:=IF(OR([.J429]&lt;[.J$549];[.J429]&gt;[.J$550]);&quot;&quot;;[.J429])">
            <text:p/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 office:value-type="float" office:value="0.000191657009112464" calcext:value-type="float">
            <text:p>0,000191657</text:p>
          </table:table-cell>
          <table:table-cell table:formula="of:=IF(OR([.N429]&lt;[.N$549];[.N429]&gt;[.N$550]);&quot;&quot;;[.N429])" office:value-type="float" office:value="0.496169516853824" calcext:value-type="float">
            <text:p>0,4961695169</text:p>
          </table:table-cell>
          <table:table-cell table:formula="of:=IF(OR([.O429]&lt;[.O$549];[.O429]&gt;[.O$550]);&quot;&quot;;[.O429])" office:value-type="float" office:value="0.0000220911829451241" calcext:value-type="float">
            <text:p>2,20911829451241E-005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 office:value-type="float" office:value="0.0199681379934853" calcext:value-type="float">
            <text:p>0,019968138</text:p>
          </table:table-cell>
          <table:table-cell table:formula="of:=IF(OR([.T429]&lt;[.T$549];[.T429]&gt;[.T$550]);&quot;&quot;;[.T429])">
            <text:p/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26371363805593" calcext:value-type="float">
            <text:p>0,0002637136</text:p>
          </table:table-cell>
          <table:table-cell table:formula="of:=IF(OR([.D430]&lt;[.D$549];[.D430]&gt;[.D$550]);&quot;&quot;;[.D430])" office:value-type="float" office:value="0.00232092392053027" calcext:value-type="float">
            <text:p>0,0023209239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>
            <text:p/>
          </table:table-cell>
          <table:table-cell table:formula="of:=IF(OR([.G430]&lt;[.G$549];[.G430]&gt;[.G$550]);&quot;&quot;;[.G430])">
            <text:p/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372082717461227" calcext:value-type="float">
            <text:p>0,0372082717</text:p>
          </table:table-cell>
          <table:table-cell table:formula="of:=IF(OR([.J430]&lt;[.J$549];[.J430]&gt;[.J$550]);&quot;&quot;;[.J430])">
            <text:p/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 office:value-type="float" office:value="0.000128308676422909" calcext:value-type="float">
            <text:p>0,0001283087</text:p>
          </table:table-cell>
          <table:table-cell table:formula="of:=IF(OR([.N430]&lt;[.N$549];[.N430]&gt;[.N$550]);&quot;&quot;;[.N430])" office:value-type="float" office:value="0.494071350811396" calcext:value-type="float">
            <text:p>0,4940713508</text:p>
          </table:table-cell>
          <table:table-cell table:formula="of:=IF(OR([.O430]&lt;[.O$549];[.O430]&gt;[.O$550]);&quot;&quot;;[.O430])" office:value-type="float" office:value="0.0000163329668360757" calcext:value-type="float">
            <text:p>0,000016333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 office:value-type="float" office:value="0.0197122545634185" calcext:value-type="float">
            <text:p>0,0197122546</text:p>
          </table:table-cell>
          <table:table-cell table:formula="of:=IF(OR([.T430]&lt;[.T$549];[.T430]&gt;[.T$550]);&quot;&quot;;[.T430])" office:value-type="float" office:value="0.0000353103187789447" calcext:value-type="float">
            <text:p>3,53103187789447E-005</text:p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292095562798612" calcext:value-type="float">
            <text:p>0,0002920956</text:p>
          </table:table-cell>
          <table:table-cell table:formula="of:=IF(OR([.D431]&lt;[.D$549];[.D431]&gt;[.D$550]);&quot;&quot;;[.D431])" office:value-type="float" office:value="0.00214050143437768" calcext:value-type="float">
            <text:p>0,0021405014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>
            <text:p/>
          </table:table-cell>
          <table:table-cell table:formula="of:=IF(OR([.G431]&lt;[.G$549];[.G431]&gt;[.G$550]);&quot;&quot;;[.G431])">
            <text:p/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397071921372983" calcext:value-type="float">
            <text:p>0,0397071921</text:p>
          </table:table-cell>
          <table:table-cell table:formula="of:=IF(OR([.J431]&lt;[.J$549];[.J431]&gt;[.J$550]);&quot;&quot;;[.J431])">
            <text:p/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float" office:value="0.000087211871285489" calcext:value-type="float">
            <text:p>8,7211871285489E-005</text:p>
          </table:table-cell>
          <table:table-cell table:formula="of:=IF(OR([.M431]&lt;[.M$549];[.M431]&gt;[.M$550]);&quot;&quot;;[.M431])" office:value-type="float" office:value="0.000110214640529283" calcext:value-type="float">
            <text:p>0,0001102146</text:p>
          </table:table-cell>
          <table:table-cell table:formula="of:=IF(OR([.N431]&lt;[.N$549];[.N431]&gt;[.N$550]);&quot;&quot;;[.N431])" office:value-type="float" office:value="0.48815622871919" calcext:value-type="float">
            <text:p>0,4881562287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float" office:value="0.0162415764812063" calcext:value-type="float">
            <text:p>0,0162415765</text:p>
          </table:table-cell>
          <table:table-cell table:formula="of:=IF(OR([.T431]&lt;[.T$549];[.T431]&gt;[.T$550]);&quot;&quot;;[.T431])">
            <text:p/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253797569279356" calcext:value-type="float">
            <text:p>0,0002537976</text:p>
          </table:table-cell>
          <table:table-cell table:formula="of:=IF(OR([.D432]&lt;[.D$549];[.D432]&gt;[.D$550]);&quot;&quot;;[.D432])" office:value-type="float" office:value="0.0022761873581662" calcext:value-type="float">
            <text:p>0,0022761874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>
            <text:p/>
          </table:table-cell>
          <table:table-cell table:formula="of:=IF(OR([.G432]&lt;[.G$549];[.G432]&gt;[.G$550]);&quot;&quot;;[.G432])">
            <text:p/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40477263059803" calcext:value-type="float">
            <text:p>0,0404772631</text:p>
          </table:table-cell>
          <table:table-cell table:formula="of:=IF(OR([.J432]&lt;[.J$549];[.J432]&gt;[.J$550]);&quot;&quot;;[.J432])">
            <text:p/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 office:value-type="float" office:value="0.0000676392810232143" calcext:value-type="float">
            <text:p>6,76392810232143E-005</text:p>
          </table:table-cell>
          <table:table-cell table:formula="of:=IF(OR([.M432]&lt;[.M$549];[.M432]&gt;[.M$550]);&quot;&quot;;[.M432])" office:value-type="float" office:value="0.000172333867564356" calcext:value-type="float">
            <text:p>0,0001723339</text:p>
          </table:table-cell>
          <table:table-cell table:formula="of:=IF(OR([.N432]&lt;[.N$549];[.N432]&gt;[.N$550]);&quot;&quot;;[.N432])" office:value-type="float" office:value="0.482662449544068" calcext:value-type="float">
            <text:p>0,4826624495</text:p>
          </table:table-cell>
          <table:table-cell table:formula="of:=IF(OR([.O432]&lt;[.O$549];[.O432]&gt;[.O$550]);&quot;&quot;;[.O432])" office:value-type="float" office:value="0.0000099159936544475" calcext:value-type="float">
            <text:p>0,000009916</text:p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float" office:value="0.0153593310793944" calcext:value-type="float">
            <text:p>0,0153593311</text:p>
          </table:table-cell>
          <table:table-cell table:formula="of:=IF(OR([.T432]&lt;[.T$549];[.T432]&gt;[.T$550]);&quot;&quot;;[.T432])">
            <text:p/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303330437515072" calcext:value-type="float">
            <text:p>0,0003033304</text:p>
          </table:table-cell>
          <table:table-cell table:formula="of:=IF(OR([.D433]&lt;[.D$549];[.D433]&gt;[.D$550]);&quot;&quot;;[.D433])" office:value-type="float" office:value="0.00225375720456237" calcext:value-type="float">
            <text:p>0,0022537572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>
            <text:p/>
          </table:table-cell>
          <table:table-cell table:formula="of:=IF(OR([.G433]&lt;[.G$549];[.G433]&gt;[.G$550]);&quot;&quot;;[.G433])">
            <text:p/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407340208086124" calcext:value-type="float">
            <text:p>0,0407340208</text:p>
          </table:table-cell>
          <table:table-cell table:formula="of:=IF(OR([.J433]&lt;[.J$549];[.J433]&gt;[.J$550]);&quot;&quot;;[.J433])">
            <text:p/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000191299344615086" calcext:value-type="float">
            <text:p>0,0001912993</text:p>
          </table:table-cell>
          <table:table-cell table:formula="of:=IF(OR([.N433]&lt;[.N$549];[.N433]&gt;[.N$550]);&quot;&quot;;[.N433])" office:value-type="float" office:value="0.476747645171923" calcext:value-type="float">
            <text:p>0,4767476452</text:p>
          </table:table-cell>
          <table:table-cell table:formula="of:=IF(OR([.O433]&lt;[.O$549];[.O433]&gt;[.O$550]);&quot;&quot;;[.O433])" office:value-type="float" office:value="0.0000249233231696928" calcext:value-type="float">
            <text:p>2,49233231696928E-005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float" office:value="0.0145523447306572" calcext:value-type="float">
            <text:p>0,0145523447</text:p>
          </table:table-cell>
          <table:table-cell table:formula="of:=IF(OR([.T433]&lt;[.T$549];[.T433]&gt;[.T$550]);&quot;&quot;;[.T433])">
            <text:p/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198717801735083" calcext:value-type="float">
            <text:p>0,0001987178</text:p>
          </table:table-cell>
          <table:table-cell table:formula="of:=IF(OR([.D434]&lt;[.D$549];[.D434]&gt;[.D$550]);&quot;&quot;;[.D434])" office:value-type="float" office:value="0.00292091723616928" calcext:value-type="float">
            <text:p>0,0029209172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>
            <text:p/>
          </table:table-cell>
          <table:table-cell table:formula="of:=IF(OR([.G434]&lt;[.G$549];[.G434]&gt;[.G$550]);&quot;&quot;;[.G434])" office:value-type="float" office:value="0.000105383915186239" calcext:value-type="float">
            <text:p>0,0001053839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428767194417279" calcext:value-type="float">
            <text:p>0,0428767194</text:p>
          </table:table-cell>
          <table:table-cell table:formula="of:=IF(OR([.J434]&lt;[.J$549];[.J434]&gt;[.J$550]);&quot;&quot;;[.J434])">
            <text:p/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0934248759420284" calcext:value-type="float">
            <text:p>9,34248759420284E-005</text:p>
          </table:table-cell>
          <table:table-cell table:formula="of:=IF(OR([.N434]&lt;[.N$549];[.N434]&gt;[.N$550]);&quot;&quot;;[.N434])" office:value-type="float" office:value="0.473925327310078" calcext:value-type="float">
            <text:p>0,4739253273</text:p>
          </table:table-cell>
          <table:table-cell table:formula="of:=IF(OR([.O434]&lt;[.O$549];[.O434]&gt;[.O$550]);&quot;&quot;;[.O434])" office:value-type="float" office:value="0.0000219891033529106" calcext:value-type="float">
            <text:p>2,19891033529106E-005</text:p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 office:value-type="float" office:value="0.0152682385508956" calcext:value-type="float">
            <text:p>0,0152682386</text:p>
          </table:table-cell>
          <table:table-cell table:formula="of:=IF(OR([.T434]&lt;[.T$549];[.T434]&gt;[.T$550]);&quot;&quot;;[.T434])">
            <text:p/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256633584813223" calcext:value-type="float">
            <text:p>0,0002566336</text:p>
          </table:table-cell>
          <table:table-cell table:formula="of:=IF(OR([.D435]&lt;[.D$549];[.D435]&gt;[.D$550]);&quot;&quot;;[.D435])" office:value-type="float" office:value="0.00292864745199777" calcext:value-type="float">
            <text:p>0,0029286475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>
            <text:p/>
          </table:table-cell>
          <table:table-cell table:formula="of:=IF(OR([.G435]&lt;[.G$549];[.G435]&gt;[.G$550]);&quot;&quot;;[.G435])">
            <text:p/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443167285211456" calcext:value-type="float">
            <text:p>0,0443167285</text:p>
          </table:table-cell>
          <table:table-cell table:formula="of:=IF(OR([.J435]&lt;[.J$549];[.J435]&gt;[.J$550]);&quot;&quot;;[.J435])">
            <text:p/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 office:value-type="float" office:value="0.000108366268853541" calcext:value-type="float">
            <text:p>0,0001083663</text:p>
          </table:table-cell>
          <table:table-cell table:formula="of:=IF(OR([.N435]&lt;[.N$549];[.N435]&gt;[.N$550]);&quot;&quot;;[.N435])" office:value-type="float" office:value="0.458002799234377" calcext:value-type="float">
            <text:p>0,4580027992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float" office:value="0.0139821102692821" calcext:value-type="float">
            <text:p>0,0139821103</text:p>
          </table:table-cell>
          <table:table-cell table:formula="of:=IF(OR([.T435]&lt;[.T$549];[.T435]&gt;[.T$550]);&quot;&quot;;[.T435])">
            <text:p/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203978728810421" calcext:value-type="float">
            <text:p>0,0002039787</text:p>
          </table:table-cell>
          <table:table-cell table:formula="of:=IF(OR([.D436]&lt;[.D$549];[.D436]&gt;[.D$550]);&quot;&quot;;[.D436])" office:value-type="float" office:value="0.00226722452803202" calcext:value-type="float">
            <text:p>0,0022672245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>
            <text:p/>
          </table:table-cell>
          <table:table-cell table:formula="of:=IF(OR([.G436]&lt;[.G$549];[.G436]&gt;[.G$550]);&quot;&quot;;[.G436])">
            <text:p/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469331839606534" calcext:value-type="float">
            <text:p>0,046933184</text:p>
          </table:table-cell>
          <table:table-cell table:formula="of:=IF(OR([.J436]&lt;[.J$549];[.J436]&gt;[.J$550]);&quot;&quot;;[.J436])">
            <text:p/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 office:value-type="float" office:value="0.000147294164830446" calcext:value-type="float">
            <text:p>0,0001472942</text:p>
          </table:table-cell>
          <table:table-cell table:formula="of:=IF(OR([.N436]&lt;[.N$549];[.N436]&gt;[.N$550]);&quot;&quot;;[.N436])" office:value-type="float" office:value="0.475932072077675" calcext:value-type="float">
            <text:p>0,4759320721</text:p>
          </table:table-cell>
          <table:table-cell table:formula="of:=IF(OR([.O436]&lt;[.O$549];[.O436]&gt;[.O$550]);&quot;&quot;;[.O436])" office:value-type="float" office:value="0.00001899413064952" calcext:value-type="float">
            <text:p>1,899413064952E-005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float" office:value="0.0166179740224478" calcext:value-type="float">
            <text:p>0,016617974</text:p>
          </table:table-cell>
          <table:table-cell table:formula="of:=IF(OR([.T436]&lt;[.T$549];[.T436]&gt;[.T$550]);&quot;&quot;;[.T436])">
            <text:p/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211003848664941" calcext:value-type="float">
            <text:p>0,0002110038</text:p>
          </table:table-cell>
          <table:table-cell table:formula="of:=IF(OR([.D437]&lt;[.D$549];[.D437]&gt;[.D$550]);&quot;&quot;;[.D437])" office:value-type="float" office:value="0.0023447498206868" calcext:value-type="float">
            <text:p>0,0023447498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>
            <text:p/>
          </table:table-cell>
          <table:table-cell table:formula="of:=IF(OR([.G437]&lt;[.G$549];[.G437]&gt;[.G$550]);&quot;&quot;;[.G437])">
            <text:p/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47166996042412" calcext:value-type="float">
            <text:p>0,047166996</text:p>
          </table:table-cell>
          <table:table-cell table:formula="of:=IF(OR([.J437]&lt;[.J$549];[.J437]&gt;[.J$550]);&quot;&quot;;[.J437])">
            <text:p/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197639904902025" calcext:value-type="float">
            <text:p>0,0001976399</text:p>
          </table:table-cell>
          <table:table-cell table:formula="of:=IF(OR([.N437]&lt;[.N$549];[.N437]&gt;[.N$550]);&quot;&quot;;[.N437])" office:value-type="float" office:value="0.496505850440397" calcext:value-type="float">
            <text:p>0,4965058504</text:p>
          </table:table-cell>
          <table:table-cell table:formula="of:=IF(OR([.O437]&lt;[.O$549];[.O437]&gt;[.O$550]);&quot;&quot;;[.O437])" office:value-type="float" office:value="0.0000165006361136656" calcext:value-type="float">
            <text:p>1,65006361136656E-005</text:p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float" office:value="0.0185504111342496" calcext:value-type="float">
            <text:p>0,0185504111</text:p>
          </table:table-cell>
          <table:table-cell table:formula="of:=IF(OR([.T437]&lt;[.T$549];[.T437]&gt;[.T$550]);&quot;&quot;;[.T437])">
            <text:p/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229856798667413" calcext:value-type="float">
            <text:p>0,0002298568</text:p>
          </table:table-cell>
          <table:table-cell table:formula="of:=IF(OR([.D438]&lt;[.D$549];[.D438]&gt;[.D$550]);&quot;&quot;;[.D438])" office:value-type="float" office:value="0.00301032229102127" calcext:value-type="float">
            <text:p>0,0030103223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>
            <text:p/>
          </table:table-cell>
          <table:table-cell table:formula="of:=IF(OR([.G438]&lt;[.G$549];[.G438]&gt;[.G$550]);&quot;&quot;;[.G438])">
            <text:p/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469161998032887" calcext:value-type="float">
            <text:p>0,0469161998</text:p>
          </table:table-cell>
          <table:table-cell table:formula="of:=IF(OR([.J438]&lt;[.J$549];[.J438]&gt;[.J$550]);&quot;&quot;;[.J438])">
            <text:p/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 office:value-type="float" office:value="0.000222942496108736" calcext:value-type="float">
            <text:p>0,0002229425</text:p>
          </table:table-cell>
          <table:table-cell table:formula="of:=IF(OR([.N438]&lt;[.N$549];[.N438]&gt;[.N$550]);&quot;&quot;;[.N438])" office:value-type="float" office:value="0.466867474850694" calcext:value-type="float">
            <text:p>0,4668674749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float" office:value="0.0164071773511354" calcext:value-type="float">
            <text:p>0,0164071774</text:p>
          </table:table-cell>
          <table:table-cell table:formula="of:=IF(OR([.T438]&lt;[.T$549];[.T438]&gt;[.T$550]);&quot;&quot;;[.T438])">
            <text:p/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227486694740109" calcext:value-type="float">
            <text:p>0,0002274867</text:p>
          </table:table-cell>
          <table:table-cell table:formula="of:=IF(OR([.D439]&lt;[.D$549];[.D439]&gt;[.D$550]);&quot;&quot;;[.D439])" office:value-type="float" office:value="0.00235923325090115" calcext:value-type="float">
            <text:p>0,0023592333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>
            <text:p/>
          </table:table-cell>
          <table:table-cell table:formula="of:=IF(OR([.G439]&lt;[.G$549];[.G439]&gt;[.G$550]);&quot;&quot;;[.G439])">
            <text:p/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488378309257028" calcext:value-type="float">
            <text:p>0,0488378309</text:p>
          </table:table-cell>
          <table:table-cell table:formula="of:=IF(OR([.J439]&lt;[.J$549];[.J439]&gt;[.J$550]);&quot;&quot;;[.J439])">
            <text:p/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 office:value-type="float" office:value="0.000198961915612344" calcext:value-type="float">
            <text:p>0,0001989619</text:p>
          </table:table-cell>
          <table:table-cell table:formula="of:=IF(OR([.N439]&lt;[.N$549];[.N439]&gt;[.N$550]);&quot;&quot;;[.N439])" office:value-type="float" office:value="0.481838254154998" calcext:value-type="float">
            <text:p>0,4818382542</text:p>
          </table:table-cell>
          <table:table-cell table:formula="of:=IF(OR([.O439]&lt;[.O$549];[.O439]&gt;[.O$550]);&quot;&quot;;[.O439])" office:value-type="float" office:value="0.0000120740140476505" calcext:value-type="float">
            <text:p>0,000012074</text:p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float" office:value="0.0152265397479705" calcext:value-type="float">
            <text:p>0,0152265397</text:p>
          </table:table-cell>
          <table:table-cell table:formula="of:=IF(OR([.T439]&lt;[.T$549];[.T439]&gt;[.T$550]);&quot;&quot;;[.T439])">
            <text:p/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237004666208142" calcext:value-type="float">
            <text:p>0,0002370047</text:p>
          </table:table-cell>
          <table:table-cell table:formula="of:=IF(OR([.D440]&lt;[.D$549];[.D440]&gt;[.D$550]);&quot;&quot;;[.D440])" office:value-type="float" office:value="0.00303718936276408" calcext:value-type="float">
            <text:p>0,0030371894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>
            <text:p/>
          </table:table-cell>
          <table:table-cell table:formula="of:=IF(OR([.G440]&lt;[.G$549];[.G440]&gt;[.G$550]);&quot;&quot;;[.G440])">
            <text:p/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514415393872356" calcext:value-type="float">
            <text:p>0,0514415394</text:p>
          </table:table-cell>
          <table:table-cell table:formula="of:=IF(OR([.J440]&lt;[.J$549];[.J440]&gt;[.J$550]);&quot;&quot;;[.J440])">
            <text:p/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142809574056277" calcext:value-type="float">
            <text:p>0,0001428096</text:p>
          </table:table-cell>
          <table:table-cell table:formula="of:=IF(OR([.N440]&lt;[.N$549];[.N440]&gt;[.N$550]);&quot;&quot;;[.N440])" office:value-type="float" office:value="0.477930646223746" calcext:value-type="float">
            <text:p>0,4779306462</text:p>
          </table:table-cell>
          <table:table-cell table:formula="of:=IF(OR([.O440]&lt;[.O$549];[.O440]&gt;[.O$550]);&quot;&quot;;[.O440])" office:value-type="float" office:value="0.0000102495664086501" calcext:value-type="float">
            <text:p>1,02495664086501E-005</text:p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 office:value-type="float" office:value="0.018613767651551" calcext:value-type="float">
            <text:p>0,0186137677</text:p>
          </table:table-cell>
          <table:table-cell table:formula="of:=IF(OR([.T440]&lt;[.T$549];[.T440]&gt;[.T$550]);&quot;&quot;;[.T440])">
            <text:p/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26493507114071" calcext:value-type="float">
            <text:p>0,0002649351</text:p>
          </table:table-cell>
          <table:table-cell table:formula="of:=IF(OR([.D441]&lt;[.D$549];[.D441]&gt;[.D$550]);&quot;&quot;;[.D441])" office:value-type="float" office:value="0.00284764618056231" calcext:value-type="float">
            <text:p>0,0028476462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>
            <text:p/>
          </table:table-cell>
          <table:table-cell table:formula="of:=IF(OR([.G441]&lt;[.G$549];[.G441]&gt;[.G$550]);&quot;&quot;;[.G441])">
            <text:p/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456578999067442" calcext:value-type="float">
            <text:p>0,0456578999</text:p>
          </table:table-cell>
          <table:table-cell table:formula="of:=IF(OR([.J441]&lt;[.J$549];[.J441]&gt;[.J$550]);&quot;&quot;;[.J441])">
            <text:p/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157552376651418" calcext:value-type="float">
            <text:p>0,0001575524</text:p>
          </table:table-cell>
          <table:table-cell table:formula="of:=IF(OR([.N441]&lt;[.N$549];[.N441]&gt;[.N$550]);&quot;&quot;;[.N441])" office:value-type="float" office:value="0.455751091385003" calcext:value-type="float">
            <text:p>0,4557510914</text:p>
          </table:table-cell>
          <table:table-cell table:formula="of:=IF(OR([.O441]&lt;[.O$549];[.O441]&gt;[.O$550]);&quot;&quot;;[.O441])" office:value-type="float" office:value="0.0000214375078490848" calcext:value-type="float">
            <text:p>2,14375078490848E-005</text:p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float" office:value="0.0180874374500831" calcext:value-type="float">
            <text:p>0,0180874375</text:p>
          </table:table-cell>
          <table:table-cell table:formula="of:=IF(OR([.T441]&lt;[.T$549];[.T441]&gt;[.T$550]);&quot;&quot;;[.T441])">
            <text:p/>
          </table:table-cell>
          <table:table-cell table:formula="of:=IF(OR([.U441]&lt;[.U$549];[.U441]&gt;[.U$550]);&quot;&quot;;[.U441])" office:value-type="float" office:value="0.00000591379526871304" calcext:value-type="float">
            <text:p>5,91379526871304E-006</text:p>
          </table:table-cell>
          <table:table-cell table:formula="of:=IF(OR([.V441]&lt;[.V$549];[.V441]&gt;[.V$550]);&quot;&quot;;[.V44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340425692176073" calcext:value-type="float">
            <text:p>0,0003404257</text:p>
          </table:table-cell>
          <table:table-cell table:formula="of:=IF(OR([.D442]&lt;[.D$549];[.D442]&gt;[.D$550]);&quot;&quot;;[.D442])" office:value-type="float" office:value="0.00233359151604535" calcext:value-type="float">
            <text:p>0,0023335915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>
            <text:p/>
          </table:table-cell>
          <table:table-cell table:formula="of:=IF(OR([.G442]&lt;[.G$549];[.G442]&gt;[.G$550]);&quot;&quot;;[.G442])">
            <text:p/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489858842155638" calcext:value-type="float">
            <text:p>0,0489858842</text:p>
          </table:table-cell>
          <table:table-cell table:formula="of:=IF(OR([.J442]&lt;[.J$549];[.J442]&gt;[.J$550]);&quot;&quot;;[.J442])">
            <text:p/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126531591864582" calcext:value-type="float">
            <text:p>0,0001265316</text:p>
          </table:table-cell>
          <table:table-cell table:formula="of:=IF(OR([.N442]&lt;[.N$549];[.N442]&gt;[.N$550]);&quot;&quot;;[.N442])" office:value-type="float" office:value="0.486918477056989" calcext:value-type="float">
            <text:p>0,4869184771</text:p>
          </table:table-cell>
          <table:table-cell table:formula="of:=IF(OR([.O442]&lt;[.O$549];[.O442]&gt;[.O$550]);&quot;&quot;;[.O442])" office:value-type="float" office:value="0.0000195501334739225" calcext:value-type="float">
            <text:p>1,95501334739225E-005</text:p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 office:value-type="float" office:value="0.0252710843403644" calcext:value-type="float">
            <text:p>0,0252710843</text:p>
          </table:table-cell>
          <table:table-cell table:formula="of:=IF(OR([.T442]&lt;[.T$549];[.T442]&gt;[.T$550]);&quot;&quot;;[.T442])">
            <text:p/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292905929986259" calcext:value-type="float">
            <text:p>0,0002929059</text:p>
          </table:table-cell>
          <table:table-cell table:formula="of:=IF(OR([.D443]&lt;[.D$549];[.D443]&gt;[.D$550]);&quot;&quot;;[.D443])" office:value-type="float" office:value="0.00227623230591765" calcext:value-type="float">
            <text:p>0,0022762323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>
            <text:p/>
          </table:table-cell>
          <table:table-cell table:formula="of:=IF(OR([.G443]&lt;[.G$549];[.G443]&gt;[.G$550]);&quot;&quot;;[.G443])">
            <text:p/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431333799123704" calcext:value-type="float">
            <text:p>0,0431333799</text:p>
          </table:table-cell>
          <table:table-cell table:formula="of:=IF(OR([.J443]&lt;[.J$549];[.J443]&gt;[.J$550]);&quot;&quot;;[.J443])">
            <text:p/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 office:value-type="float" office:value="0.000211489437775368" calcext:value-type="float">
            <text:p>0,0002114894</text:p>
          </table:table-cell>
          <table:table-cell table:formula="of:=IF(OR([.N443]&lt;[.N$549];[.N443]&gt;[.N$550]);&quot;&quot;;[.N443])" office:value-type="float" office:value="0.489353429785983" calcext:value-type="float">
            <text:p>0,4893534298</text:p>
          </table:table-cell>
          <table:table-cell table:formula="of:=IF(OR([.O443]&lt;[.O$549];[.O443]&gt;[.O$550]);&quot;&quot;;[.O443])" office:value-type="float" office:value="0.0000160184599050809" calcext:value-type="float">
            <text:p>1,60184599050809E-005</text:p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float" office:value="0.0332846632515758" calcext:value-type="float">
            <text:p>0,0332846633</text:p>
          </table:table-cell>
          <table:table-cell table:formula="of:=IF(OR([.T443]&lt;[.T$549];[.T443]&gt;[.T$550]);&quot;&quot;;[.T443])">
            <text:p/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294564020097701" calcext:value-type="float">
            <text:p>0,000294564</text:p>
          </table:table-cell>
          <table:table-cell table:formula="of:=IF(OR([.D444]&lt;[.D$549];[.D444]&gt;[.D$550]);&quot;&quot;;[.D444])" office:value-type="float" office:value="0.00228835487275409" calcext:value-type="float">
            <text:p>0,0022883549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>
            <text:p/>
          </table:table-cell>
          <table:table-cell table:formula="of:=IF(OR([.G444]&lt;[.G$549];[.G444]&gt;[.G$550]);&quot;&quot;;[.G444])">
            <text:p/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447011383285472" calcext:value-type="float">
            <text:p>0,0447011383</text:p>
          </table:table-cell>
          <table:table-cell table:formula="of:=IF(OR([.J444]&lt;[.J$549];[.J444]&gt;[.J$550]);&quot;&quot;;[.J444])">
            <text:p/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48617856085573" calcext:value-type="float">
            <text:p>0,0001486179</text:p>
          </table:table-cell>
          <table:table-cell table:formula="of:=IF(OR([.N444]&lt;[.N$549];[.N444]&gt;[.N$550]);&quot;&quot;;[.N444])" office:value-type="float" office:value="0.520855234460089" calcext:value-type="float">
            <text:p>0,5208552345</text:p>
          </table:table-cell>
          <table:table-cell table:formula="of:=IF(OR([.O444]&lt;[.O$549];[.O444]&gt;[.O$550]);&quot;&quot;;[.O444])" office:value-type="float" office:value="0.0000130363849737609" calcext:value-type="float">
            <text:p>1,30363849737609E-005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float" office:value="0.0394665175083374" calcext:value-type="float">
            <text:p>0,0394665175</text:p>
          </table:table-cell>
          <table:table-cell table:formula="of:=IF(OR([.T444]&lt;[.T$549];[.T444]&gt;[.T$550]);&quot;&quot;;[.T444])">
            <text:p/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269971353791284" calcext:value-type="float">
            <text:p>0,0002699714</text:p>
          </table:table-cell>
          <table:table-cell table:formula="of:=IF(OR([.D445]&lt;[.D$549];[.D445]&gt;[.D$550]);&quot;&quot;;[.D445])" office:value-type="float" office:value="0.00224786201995785" calcext:value-type="float">
            <text:p>0,002247862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>
            <text:p/>
          </table:table-cell>
          <table:table-cell table:formula="of:=IF(OR([.G445]&lt;[.G$549];[.G445]&gt;[.G$550]);&quot;&quot;;[.G445])">
            <text:p/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478336666231172" calcext:value-type="float">
            <text:p>0,0478336666</text:p>
          </table:table-cell>
          <table:table-cell table:formula="of:=IF(OR([.J445]&lt;[.J$549];[.J445]&gt;[.J$550]);&quot;&quot;;[.J445])">
            <text:p/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 office:value-type="float" office:value="0.000208853495999317" calcext:value-type="float">
            <text:p>0,0002088535</text:p>
          </table:table-cell>
          <table:table-cell table:formula="of:=IF(OR([.N445]&lt;[.N$549];[.N445]&gt;[.N$550]);&quot;&quot;;[.N445])" office:value-type="float" office:value="0.512244289680567" calcext:value-type="float">
            <text:p>0,5122442897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float" office:value="0.0400760074262235" calcext:value-type="float">
            <text:p>0,0400760074</text:p>
          </table:table-cell>
          <table:table-cell table:formula="of:=IF(OR([.T445]&lt;[.T$549];[.T445]&gt;[.T$550]);&quot;&quot;;[.T445])">
            <text:p/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26425066980579" calcext:value-type="float">
            <text:p>0,0002642507</text:p>
          </table:table-cell>
          <table:table-cell table:formula="of:=IF(OR([.D446]&lt;[.D$549];[.D446]&gt;[.D$550]);&quot;&quot;;[.D446])" office:value-type="float" office:value="0.00164907979903245" calcext:value-type="float">
            <text:p>0,0016490798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>
            <text:p/>
          </table:table-cell>
          <table:table-cell table:formula="of:=IF(OR([.G446]&lt;[.G$549];[.G446]&gt;[.G$550]);&quot;&quot;;[.G446])">
            <text:p/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51525392267614" calcext:value-type="float">
            <text:p>0,0515253923</text:p>
          </table:table-cell>
          <table:table-cell table:formula="of:=IF(OR([.J446]&lt;[.J$549];[.J446]&gt;[.J$550]);&quot;&quot;;[.J446])">
            <text:p/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 office:value-type="float" office:value="0.000201117557097934" calcext:value-type="float">
            <text:p>0,0002011176</text:p>
          </table:table-cell>
          <table:table-cell table:formula="of:=IF(OR([.N446]&lt;[.N$549];[.N446]&gt;[.N$550]);&quot;&quot;;[.N446])" office:value-type="float" office:value="0.544157466228149" calcext:value-type="float">
            <text:p>0,5441574662</text:p>
          </table:table-cell>
          <table:table-cell table:formula="of:=IF(OR([.O446]&lt;[.O$549];[.O446]&gt;[.O$550]);&quot;&quot;;[.O446])" office:value-type="float" office:value="0.0000101314742396076" calcext:value-type="float">
            <text:p>1,01314742396076E-005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float" office:value="0.0380801029642088" calcext:value-type="float">
            <text:p>0,038080103</text:p>
          </table:table-cell>
          <table:table-cell table:formula="of:=IF(OR([.T446]&lt;[.T$549];[.T446]&gt;[.T$550]);&quot;&quot;;[.T446])">
            <text:p/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290693290588609" calcext:value-type="float">
            <text:p>0,0002906933</text:p>
          </table:table-cell>
          <table:table-cell table:formula="of:=IF(OR([.D447]&lt;[.D$549];[.D447]&gt;[.D$550]);&quot;&quot;;[.D447])" office:value-type="float" office:value="0.00286792762268034" calcext:value-type="float">
            <text:p>0,0028679276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>
            <text:p/>
          </table:table-cell>
          <table:table-cell table:formula="of:=IF(OR([.G447]&lt;[.G$549];[.G447]&gt;[.G$550]);&quot;&quot;;[.G447])">
            <text:p/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518190934845799" calcext:value-type="float">
            <text:p>0,0518190935</text:p>
          </table:table-cell>
          <table:table-cell table:formula="of:=IF(OR([.J447]&lt;[.J$549];[.J447]&gt;[.J$550]);&quot;&quot;;[.J447])">
            <text:p/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>
            <text:p/>
          </table:table-cell>
          <table:table-cell table:formula="of:=IF(OR([.N447]&lt;[.N$549];[.N447]&gt;[.N$550]);&quot;&quot;;[.N447])" office:value-type="float" office:value="0.54374064013167" calcext:value-type="float">
            <text:p>0,5437406401</text:p>
          </table:table-cell>
          <table:table-cell table:formula="of:=IF(OR([.O447]&lt;[.O$549];[.O447]&gt;[.O$550]);&quot;&quot;;[.O447])" office:value-type="float" office:value="0.0000186122324046387" calcext:value-type="float">
            <text:p>1,86122324046387E-005</text:p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float" office:value="0.0350780009178302" calcext:value-type="float">
            <text:p>0,0350780009</text:p>
          </table:table-cell>
          <table:table-cell table:formula="of:=IF(OR([.T447]&lt;[.T$549];[.T447]&gt;[.T$550]);&quot;&quot;;[.T447])" office:value-type="float" office:value="0.0000254138866145899" calcext:value-type="float">
            <text:p>2,54138866145899E-005</text:p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284558317349311" calcext:value-type="float">
            <text:p>0,0002845583</text:p>
          </table:table-cell>
          <table:table-cell table:formula="of:=IF(OR([.D448]&lt;[.D$549];[.D448]&gt;[.D$550]);&quot;&quot;;[.D448])" office:value-type="float" office:value="0.00154233354485718" calcext:value-type="float">
            <text:p>0,0015423335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>
            <text:p/>
          </table:table-cell>
          <table:table-cell table:formula="of:=IF(OR([.G448]&lt;[.G$549];[.G448]&gt;[.G$550]);&quot;&quot;;[.G448])">
            <text:p/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54536690928855" calcext:value-type="float">
            <text:p>0,0545366909</text:p>
          </table:table-cell>
          <table:table-cell table:formula="of:=IF(OR([.J448]&lt;[.J$549];[.J448]&gt;[.J$550]);&quot;&quot;;[.J448])">
            <text:p/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 office:value-type="float" office:value="0.000174010943292031" calcext:value-type="float">
            <text:p>0,0001740109</text:p>
          </table:table-cell>
          <table:table-cell table:formula="of:=IF(OR([.N448]&lt;[.N$549];[.N448]&gt;[.N$550]);&quot;&quot;;[.N448])" office:value-type="float" office:value="0.519453340611259" calcext:value-type="float">
            <text:p>0,5194533406</text:p>
          </table:table-cell>
          <table:table-cell table:formula="of:=IF(OR([.O448]&lt;[.O$549];[.O448]&gt;[.O$550]);&quot;&quot;;[.O448])" office:value-type="float" office:value="0.0000182224150189366" calcext:value-type="float">
            <text:p>1,82224150189366E-005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float" office:value="0.0356025054636923" calcext:value-type="float">
            <text:p>0,0356025055</text:p>
          </table:table-cell>
          <table:table-cell table:formula="of:=IF(OR([.T448]&lt;[.T$549];[.T448]&gt;[.T$550]);&quot;&quot;;[.T448])">
            <text:p/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468241734063552" calcext:value-type="float">
            <text:p>0,0004682417</text:p>
          </table:table-cell>
          <table:table-cell table:formula="of:=IF(OR([.D449]&lt;[.D$549];[.D449]&gt;[.D$550]);&quot;&quot;;[.D449])" office:value-type="float" office:value="0.00202204103178543" calcext:value-type="float">
            <text:p>0,002022041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>
            <text:p/>
          </table:table-cell>
          <table:table-cell table:formula="of:=IF(OR([.G449]&lt;[.G$549];[.G449]&gt;[.G$550]);&quot;&quot;;[.G449])">
            <text:p/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54047690241287" calcext:value-type="float">
            <text:p>0,0540476902</text:p>
          </table:table-cell>
          <table:table-cell table:formula="of:=IF(OR([.J449]&lt;[.J$549];[.J449]&gt;[.J$550]);&quot;&quot;;[.J449])">
            <text:p/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 office:value-type="float" office:value="0.000221410108121629" calcext:value-type="float">
            <text:p>0,0002214101</text:p>
          </table:table-cell>
          <table:table-cell table:formula="of:=IF(OR([.N449]&lt;[.N$549];[.N449]&gt;[.N$550]);&quot;&quot;;[.N449])" office:value-type="float" office:value="0.534590007302643" calcext:value-type="float">
            <text:p>0,5345900073</text:p>
          </table:table-cell>
          <table:table-cell table:formula="of:=IF(OR([.O449]&lt;[.O$549];[.O449]&gt;[.O$550]);&quot;&quot;;[.O449])" office:value-type="float" office:value="0.0000182688842562766" calcext:value-type="float">
            <text:p>1,82688842562766E-005</text:p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float" office:value="0.0356996330251759" calcext:value-type="float">
            <text:p>0,035699633</text:p>
          </table:table-cell>
          <table:table-cell table:formula="of:=IF(OR([.T449]&lt;[.T$549];[.T449]&gt;[.T$550]);&quot;&quot;;[.T449])">
            <text:p/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343118881962172" calcext:value-type="float">
            <text:p>0,0003431189</text:p>
          </table:table-cell>
          <table:table-cell table:formula="of:=IF(OR([.D450]&lt;[.D$549];[.D450]&gt;[.D$550]);&quot;&quot;;[.D450])" office:value-type="float" office:value="0.00155317351156877" calcext:value-type="float">
            <text:p>0,0015531735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>
            <text:p/>
          </table:table-cell>
          <table:table-cell table:formula="of:=IF(OR([.G450]&lt;[.G$549];[.G450]&gt;[.G$550]);&quot;&quot;;[.G450])">
            <text:p/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581060345069964" calcext:value-type="float">
            <text:p>0,0581060345</text:p>
          </table:table-cell>
          <table:table-cell table:formula="of:=IF(OR([.J450]&lt;[.J$549];[.J450]&gt;[.J$550]);&quot;&quot;;[.J450])">
            <text:p/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 office:value-type="float" office:value="0.000213003649826803" calcext:value-type="float">
            <text:p>0,0002130036</text:p>
          </table:table-cell>
          <table:table-cell table:formula="of:=IF(OR([.N450]&lt;[.N$549];[.N450]&gt;[.N$550]);&quot;&quot;;[.N450])" office:value-type="float" office:value="0.528401739370182" calcext:value-type="float">
            <text:p>0,5284017394</text:p>
          </table:table-cell>
          <table:table-cell table:formula="of:=IF(OR([.O450]&lt;[.O$549];[.O450]&gt;[.O$550]);&quot;&quot;;[.O450])" office:value-type="float" office:value="0.0000154144094392699" calcext:value-type="float">
            <text:p>1,54144094392699E-005</text:p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float" office:value="0.0326730751618818" calcext:value-type="float">
            <text:p>0,0326730752</text:p>
          </table:table-cell>
          <table:table-cell table:formula="of:=IF(OR([.T450]&lt;[.T$549];[.T450]&gt;[.T$550]);&quot;&quot;;[.T450])">
            <text:p/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319789085808008" calcext:value-type="float">
            <text:p>0,0003197891</text:p>
          </table:table-cell>
          <table:table-cell table:formula="of:=IF(OR([.D451]&lt;[.D$549];[.D451]&gt;[.D$550]);&quot;&quot;;[.D451])" office:value-type="float" office:value="0.00219180695937579" calcext:value-type="float">
            <text:p>0,002191807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>
            <text:p/>
          </table:table-cell>
          <table:table-cell table:formula="of:=IF(OR([.G451]&lt;[.G$549];[.G451]&gt;[.G$550]);&quot;&quot;;[.G451])">
            <text:p/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58156169116251" calcext:value-type="float">
            <text:p>0,0581561691</text:p>
          </table:table-cell>
          <table:table-cell table:formula="of:=IF(OR([.J451]&lt;[.J$549];[.J451]&gt;[.J$550]);&quot;&quot;;[.J451])">
            <text:p/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 office:value-type="float" office:value="0.0000710547745024362" calcext:value-type="float">
            <text:p>7,10547745024362E-005</text:p>
          </table:table-cell>
          <table:table-cell table:formula="of:=IF(OR([.M451]&lt;[.M$549];[.M451]&gt;[.M$550]);&quot;&quot;;[.M451])" office:value-type="float" office:value="0.00017539379710651" calcext:value-type="float">
            <text:p>0,0001753938</text:p>
          </table:table-cell>
          <table:table-cell table:formula="of:=IF(OR([.N451]&lt;[.N$549];[.N451]&gt;[.N$550]);&quot;&quot;;[.N451])" office:value-type="float" office:value="0.523162792943102" calcext:value-type="float">
            <text:p>0,5231627929</text:p>
          </table:table-cell>
          <table:table-cell table:formula="of:=IF(OR([.O451]&lt;[.O$549];[.O451]&gt;[.O$550]);&quot;&quot;;[.O451])" office:value-type="float" office:value="0.0000213002735225413" calcext:value-type="float">
            <text:p>2,13002735225413E-005</text:p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 office:value-type="float" office:value="0.0352381853581884" calcext:value-type="float">
            <text:p>0,0352381854</text:p>
          </table:table-cell>
          <table:table-cell table:formula="of:=IF(OR([.T451]&lt;[.T$549];[.T451]&gt;[.T$550]);&quot;&quot;;[.T451])">
            <text:p/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415499898652889" calcext:value-type="float">
            <text:p>0,0004154999</text:p>
          </table:table-cell>
          <table:table-cell table:formula="of:=IF(OR([.D452]&lt;[.D$549];[.D452]&gt;[.D$550]);&quot;&quot;;[.D452])" office:value-type="float" office:value="0.00157738662428528" calcext:value-type="float">
            <text:p>0,0015773866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>
            <text:p/>
          </table:table-cell>
          <table:table-cell table:formula="of:=IF(OR([.G452]&lt;[.G$549];[.G452]&gt;[.G$550]);&quot;&quot;;[.G452])">
            <text:p/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622476117589557" calcext:value-type="float">
            <text:p>0,0622476118</text:p>
          </table:table-cell>
          <table:table-cell table:formula="of:=IF(OR([.J452]&lt;[.J$549];[.J452]&gt;[.J$550]);&quot;&quot;;[.J452])">
            <text:p/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158834194050246" calcext:value-type="float">
            <text:p>0,0001588342</text:p>
          </table:table-cell>
          <table:table-cell table:formula="of:=IF(OR([.N452]&lt;[.N$549];[.N452]&gt;[.N$550]);&quot;&quot;;[.N452])" office:value-type="float" office:value="0.553916973421484" calcext:value-type="float">
            <text:p>0,5539169734</text:p>
          </table:table-cell>
          <table:table-cell table:formula="of:=IF(OR([.O452]&lt;[.O$549];[.O452]&gt;[.O$550]);&quot;&quot;;[.O452])" office:value-type="float" office:value="0.00000969101189598249" calcext:value-type="float">
            <text:p>0,000009691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 office:value-type="float" office:value="0.0357709860144803" calcext:value-type="float">
            <text:p>0,035770986</text:p>
          </table:table-cell>
          <table:table-cell table:formula="of:=IF(OR([.T452]&lt;[.T$549];[.T452]&gt;[.T$550]);&quot;&quot;;[.T452])">
            <text:p/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446903059590445" calcext:value-type="float">
            <text:p>0,0004469031</text:p>
          </table:table-cell>
          <table:table-cell table:formula="of:=IF(OR([.D453]&lt;[.D$549];[.D453]&gt;[.D$550]);&quot;&quot;;[.D453])" office:value-type="float" office:value="0.00212391906826017" calcext:value-type="float">
            <text:p>0,0021239191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>
            <text:p/>
          </table:table-cell>
          <table:table-cell table:formula="of:=IF(OR([.G453]&lt;[.G$549];[.G453]&gt;[.G$550]);&quot;&quot;;[.G453])">
            <text:p/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58807887490675" calcext:value-type="float">
            <text:p>0,0588078875</text:p>
          </table:table-cell>
          <table:table-cell table:formula="of:=IF(OR([.J453]&lt;[.J$549];[.J453]&gt;[.J$550]);&quot;&quot;;[.J453])">
            <text:p/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>
            <text:p/>
          </table:table-cell>
          <table:table-cell table:formula="of:=IF(OR([.N453]&lt;[.N$549];[.N453]&gt;[.N$550]);&quot;&quot;;[.N453])" office:value-type="float" office:value="0.528773786943815" calcext:value-type="float">
            <text:p>0,5287737869</text:p>
          </table:table-cell>
          <table:table-cell table:formula="of:=IF(OR([.O453]&lt;[.O$549];[.O453]&gt;[.O$550]);&quot;&quot;;[.O453])" office:value-type="float" office:value="0.0000206405299062317" calcext:value-type="float">
            <text:p>2,06405299062317E-005</text:p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 office:value-type="string" office:string-value="" calcext:value-type="error">
            <text:p>#DIV/0 !</text:p>
          </table:table-cell>
          <table:table-cell table:formula="of:=IF(OR([.S453]&lt;[.S$549];[.S453]&gt;[.S$550]);&quot;&quot;;[.S453])" office:value-type="float" office:value="0.0347769640708331" calcext:value-type="float">
            <text:p>0,0347769641</text:p>
          </table:table-cell>
          <table:table-cell table:formula="of:=IF(OR([.T453]&lt;[.T$549];[.T453]&gt;[.T$550]);&quot;&quot;;[.T453])">
            <text:p/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424075467882979" calcext:value-type="float">
            <text:p>0,0004240755</text:p>
          </table:table-cell>
          <table:table-cell table:formula="of:=IF(OR([.D454]&lt;[.D$549];[.D454]&gt;[.D$550]);&quot;&quot;;[.D454])" office:value-type="float" office:value="0.00283302969287827" calcext:value-type="float">
            <text:p>0,0028330297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>
            <text:p/>
          </table:table-cell>
          <table:table-cell table:formula="of:=IF(OR([.G454]&lt;[.G$549];[.G454]&gt;[.G$550]);&quot;&quot;;[.G454])">
            <text:p/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float" office:value="0.0614035119716958" calcext:value-type="float">
            <text:p>0,061403512</text:p>
          </table:table-cell>
          <table:table-cell table:formula="of:=IF(OR([.J454]&lt;[.J$549];[.J454]&gt;[.J$550]);&quot;&quot;;[.J454])">
            <text:p/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 office:value-type="float" office:value="0.0000652149990461766" calcext:value-type="float">
            <text:p>0,000065215</text:p>
          </table:table-cell>
          <table:table-cell table:formula="of:=IF(OR([.M454]&lt;[.M$549];[.M454]&gt;[.M$550]);&quot;&quot;;[.M454])" office:value-type="float" office:value="0.000232192931107121" calcext:value-type="float">
            <text:p>0,0002321929</text:p>
          </table:table-cell>
          <table:table-cell table:formula="of:=IF(OR([.N454]&lt;[.N$549];[.N454]&gt;[.N$550]);&quot;&quot;;[.N454])" office:value-type="float" office:value="0.424681779986521" calcext:value-type="float">
            <text:p>0,42468178</text:p>
          </table:table-cell>
          <table:table-cell table:formula="of:=IF(OR([.O454]&lt;[.O$549];[.O454]&gt;[.O$550]);&quot;&quot;;[.O454])">
            <text:p/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 office:value-type="string" office:string-value="" calcext:value-type="error">
            <text:p>#DIV/0 !</text:p>
          </table:table-cell>
          <table:table-cell table:formula="of:=IF(OR([.S454]&lt;[.S$549];[.S454]&gt;[.S$550]);&quot;&quot;;[.S454])" office:value-type="float" office:value="0.0340127122798375" calcext:value-type="float">
            <text:p>0,0340127123</text:p>
          </table:table-cell>
          <table:table-cell table:formula="of:=IF(OR([.T454]&lt;[.T$549];[.T454]&gt;[.T$550]);&quot;&quot;;[.T454])">
            <text:p/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 office:value-type="float" office:value="0.000502304104359081" calcext:value-type="float">
            <text:p>0,0005023041</text:p>
          </table:table-cell>
          <table:table-cell table:formula="of:=IF(OR([.D455]&lt;[.D$549];[.D455]&gt;[.D$550]);&quot;&quot;;[.D455])" office:value-type="float" office:value="0.0021862171694668" calcext:value-type="float">
            <text:p>0,0021862172</text:p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>
            <text:p/>
          </table:table-cell>
          <table:table-cell table:formula="of:=IF(OR([.G455]&lt;[.G$549];[.G455]&gt;[.G$550]);&quot;&quot;;[.G455])">
            <text:p/>
          </table:table-cell>
          <table:table-cell table:formula="of:=IF(OR([.H455]&lt;[.H$549];[.H455]&gt;[.H$550]);&quot;&quot;;[.H455])" office:value-type="string" office:string-value="" calcext:value-type="error">
            <text:p>#DIV/0 !</text:p>
          </table:table-cell>
          <table:table-cell table:formula="of:=IF(OR([.I455]&lt;[.I$549];[.I455]&gt;[.I$550]);&quot;&quot;;[.I455])" office:value-type="float" office:value="0.0701107187763757" calcext:value-type="float">
            <text:p>0,0701107188</text:p>
          </table:table-cell>
          <table:table-cell table:formula="of:=IF(OR([.J455]&lt;[.J$549];[.J455]&gt;[.J$550]);&quot;&quot;;[.J455])">
            <text:p/>
          </table:table-cell>
          <table:table-cell table:formula="of:=IF(OR([.K455]&lt;[.K$549];[.K455]&gt;[.K$550]);&quot;&quot;;[.K455])" office:value-type="string" office:string-value="" calcext:value-type="error">
            <text:p>#DIV/0 !</text:p>
          </table:table-cell>
          <table:table-cell table:formula="of:=IF(OR([.L455]&lt;[.L$549];[.L455]&gt;[.L$550]);&quot;&quot;;[.L455])">
            <text:p/>
          </table:table-cell>
          <table:table-cell table:formula="of:=IF(OR([.M455]&lt;[.M$549];[.M455]&gt;[.M$550]);&quot;&quot;;[.M455])" office:value-type="float" office:value="0.000142031381600352" calcext:value-type="float">
            <text:p>0,0001420314</text:p>
          </table:table-cell>
          <table:table-cell table:formula="of:=IF(OR([.N455]&lt;[.N$549];[.N455]&gt;[.N$550]);&quot;&quot;;[.N455])" office:value-type="float" office:value="0.543738960603759" calcext:value-type="float">
            <text:p>0,5437389606</text:p>
          </table:table-cell>
          <table:table-cell table:formula="of:=IF(OR([.O455]&lt;[.O$549];[.O455]&gt;[.O$550]);&quot;&quot;;[.O455])" office:value-type="float" office:value="0.0000212459511957116" calcext:value-type="float">
            <text:p>0,000021246</text:p>
          </table:table-cell>
          <table:table-cell table:formula="of:=IF(OR([.P455]&lt;[.P$549];[.P455]&gt;[.P$550]);&quot;&quot;;[.P455])" office:value-type="string" office:string-value="" calcext:value-type="error">
            <text:p>#DIV/0 !</text:p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 office:value-type="string" office:string-value="" calcext:value-type="error">
            <text:p>#DIV/0 !</text:p>
          </table:table-cell>
          <table:table-cell table:formula="of:=IF(OR([.S455]&lt;[.S$549];[.S455]&gt;[.S$550]);&quot;&quot;;[.S455])" office:value-type="float" office:value="0.0326107357731367" calcext:value-type="float">
            <text:p>0,0326107358</text:p>
          </table:table-cell>
          <table:table-cell table:formula="of:=IF(OR([.T455]&lt;[.T$549];[.T455]&gt;[.T$550]);&quot;&quot;;[.T455])">
            <text:p/>
          </table:table-cell>
          <table:table-cell table:formula="of:=IF(OR([.U455]&lt;[.U$549];[.U455]&gt;[.U$550]);&quot;&quot;;[.U455])">
            <text:p/>
          </table:table-cell>
          <table:table-cell table:formula="of:=IF(OR([.V455]&lt;[.V$549];[.V455]&gt;[.V$550]);&quot;&quot;;[.V45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float" office:value="0.000511198789623057" calcext:value-type="float">
            <text:p>0,0005111988</text:p>
          </table:table-cell>
          <table:table-cell table:formula="of:=IF(OR([.D456]&lt;[.D$549];[.D456]&gt;[.D$550]);&quot;&quot;;[.D456])" office:value-type="float" office:value="0.00287163957293302" calcext:value-type="float">
            <text:p>0,0028716396</text:p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>
            <text:p/>
          </table:table-cell>
          <table:table-cell table:formula="of:=IF(OR([.G456]&lt;[.G$549];[.G456]&gt;[.G$550]);&quot;&quot;;[.G456])">
            <text:p/>
          </table:table-cell>
          <table:table-cell table:formula="of:=IF(OR([.H456]&lt;[.H$549];[.H456]&gt;[.H$550]);&quot;&quot;;[.H456])" office:value-type="string" office:string-value="" calcext:value-type="error">
            <text:p>#DIV/0 !</text:p>
          </table:table-cell>
          <table:table-cell table:formula="of:=IF(OR([.I456]&lt;[.I$549];[.I456]&gt;[.I$550]);&quot;&quot;;[.I456])" office:value-type="float" office:value="0.0733060895151753" calcext:value-type="float">
            <text:p>0,0733060895</text:p>
          </table:table-cell>
          <table:table-cell table:formula="of:=IF(OR([.J456]&lt;[.J$549];[.J456]&gt;[.J$550]);&quot;&quot;;[.J456])">
            <text:p/>
          </table:table-cell>
          <table:table-cell table:formula="of:=IF(OR([.K456]&lt;[.K$549];[.K456]&gt;[.K$550]);&quot;&quot;;[.K456])" office:value-type="string" office:string-value="" calcext:value-type="error">
            <text:p>#DIV/0 !</text:p>
          </table:table-cell>
          <table:table-cell table:formula="of:=IF(OR([.L456]&lt;[.L$549];[.L456]&gt;[.L$550]);&quot;&quot;;[.L456])">
            <text:p/>
          </table:table-cell>
          <table:table-cell table:formula="of:=IF(OR([.M456]&lt;[.M$549];[.M456]&gt;[.M$550]);&quot;&quot;;[.M456])" office:value-type="float" office:value="0.000216226064253268" calcext:value-type="float">
            <text:p>0,0002162261</text:p>
          </table:table-cell>
          <table:table-cell table:formula="of:=IF(OR([.N456]&lt;[.N$549];[.N456]&gt;[.N$550]);&quot;&quot;;[.N456])" office:value-type="float" office:value="0.554935798615605" calcext:value-type="float">
            <text:p>0,5549357986</text:p>
          </table:table-cell>
          <table:table-cell table:formula="of:=IF(OR([.O456]&lt;[.O$549];[.O456]&gt;[.O$550]);&quot;&quot;;[.O456])" office:value-type="float" office:value="0.0000216181337080079" calcext:value-type="float">
            <text:p>2,16181337080079E-005</text:p>
          </table:table-cell>
          <table:table-cell table:formula="of:=IF(OR([.P456]&lt;[.P$549];[.P456]&gt;[.P$550]);&quot;&quot;;[.P456])" office:value-type="string" office:string-value="" calcext:value-type="error">
            <text:p>#DIV/0 !</text:p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 office:value-type="string" office:string-value="" calcext:value-type="error">
            <text:p>#DIV/0 !</text:p>
          </table:table-cell>
          <table:table-cell table:formula="of:=IF(OR([.S456]&lt;[.S$549];[.S456]&gt;[.S$550]);&quot;&quot;;[.S456])" office:value-type="float" office:value="0.0292733504171256" calcext:value-type="float">
            <text:p>0,0292733504</text:p>
          </table:table-cell>
          <table:table-cell table:formula="of:=IF(OR([.T456]&lt;[.T$549];[.T456]&gt;[.T$550]);&quot;&quot;;[.T456])">
            <text:p/>
          </table:table-cell>
          <table:table-cell table:formula="of:=IF(OR([.U456]&lt;[.U$549];[.U456]&gt;[.U$550]);&quot;&quot;;[.U456])">
            <text:p/>
          </table:table-cell>
          <table:table-cell table:formula="of:=IF(OR([.V456]&lt;[.V$549];[.V456]&gt;[.V$550]);&quot;&quot;;[.V45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float" office:value="0.000426695904808931" calcext:value-type="float">
            <text:p>0,0004266959</text:p>
          </table:table-cell>
          <table:table-cell table:formula="of:=IF(OR([.D457]&lt;[.D$549];[.D457]&gt;[.D$550]);&quot;&quot;;[.D457])" office:value-type="float" office:value="0.00288285180274058" calcext:value-type="float">
            <text:p>0,0028828518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>
            <text:p/>
          </table:table-cell>
          <table:table-cell table:formula="of:=IF(OR([.G457]&lt;[.G$549];[.G457]&gt;[.G$550]);&quot;&quot;;[.G457])">
            <text:p/>
          </table:table-cell>
          <table:table-cell table:formula="of:=IF(OR([.H457]&lt;[.H$549];[.H457]&gt;[.H$550]);&quot;&quot;;[.H457])" office:value-type="string" office:string-value="" calcext:value-type="error">
            <text:p>#DIV/0 !</text:p>
          </table:table-cell>
          <table:table-cell table:formula="of:=IF(OR([.I457]&lt;[.I$549];[.I457]&gt;[.I$550]);&quot;&quot;;[.I457])">
            <text:p/>
          </table:table-cell>
          <table:table-cell table:formula="of:=IF(OR([.J457]&lt;[.J$549];[.J457]&gt;[.J$550]);&quot;&quot;;[.J457])">
            <text:p/>
          </table:table-cell>
          <table:table-cell table:formula="of:=IF(OR([.K457]&lt;[.K$549];[.K457]&gt;[.K$550]);&quot;&quot;;[.K457])" office:value-type="string" office:string-value="" calcext:value-type="error">
            <text:p>#DIV/0 !</text:p>
          </table:table-cell>
          <table:table-cell table:formula="of:=IF(OR([.L457]&lt;[.L$549];[.L457]&gt;[.L$550]);&quot;&quot;;[.L457])">
            <text:p/>
          </table:table-cell>
          <table:table-cell table:formula="of:=IF(OR([.M457]&lt;[.M$549];[.M457]&gt;[.M$550]);&quot;&quot;;[.M457])" office:value-type="float" office:value="0.000197912207168661" calcext:value-type="float">
            <text:p>0,0001979122</text:p>
          </table:table-cell>
          <table:table-cell table:formula="of:=IF(OR([.N457]&lt;[.N$549];[.N457]&gt;[.N$550]);&quot;&quot;;[.N457])" office:value-type="float" office:value="0.555867214023311" calcext:value-type="float">
            <text:p>0,555867214</text:p>
          </table:table-cell>
          <table:table-cell table:formula="of:=IF(OR([.O457]&lt;[.O$549];[.O457]&gt;[.O$550]);&quot;&quot;;[.O457])">
            <text:p/>
          </table:table-cell>
          <table:table-cell table:formula="of:=IF(OR([.P457]&lt;[.P$549];[.P457]&gt;[.P$550]);&quot;&quot;;[.P457])" office:value-type="string" office:string-value="" calcext:value-type="error">
            <text:p>#DIV/0 !</text:p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 office:value-type="string" office:string-value="" calcext:value-type="error">
            <text:p>#DIV/0 !</text:p>
          </table:table-cell>
          <table:table-cell table:formula="of:=IF(OR([.S457]&lt;[.S$549];[.S457]&gt;[.S$550]);&quot;&quot;;[.S457])" office:value-type="float" office:value="0.0287379959802943" calcext:value-type="float">
            <text:p>0,028737996</text:p>
          </table:table-cell>
          <table:table-cell table:formula="of:=IF(OR([.T457]&lt;[.T$549];[.T457]&gt;[.T$550]);&quot;&quot;;[.T457])">
            <text:p/>
          </table:table-cell>
          <table:table-cell table:formula="of:=IF(OR([.U457]&lt;[.U$549];[.U457]&gt;[.U$550]);&quot;&quot;;[.U457])">
            <text:p/>
          </table:table-cell>
          <table:table-cell table:formula="of:=IF(OR([.V457]&lt;[.V$549];[.V457]&gt;[.V$550]);&quot;&quot;;[.V45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float" office:value="0.000449666232044356" calcext:value-type="float">
            <text:p>0,0004496662</text:p>
          </table:table-cell>
          <table:table-cell table:formula="of:=IF(OR([.D458]&lt;[.D$549];[.D458]&gt;[.D$550]);&quot;&quot;;[.D458])" office:value-type="float" office:value="0.00290750128641683" calcext:value-type="float">
            <text:p>0,0029075013</text:p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>
            <text:p/>
          </table:table-cell>
          <table:table-cell table:formula="of:=IF(OR([.G458]&lt;[.G$549];[.G458]&gt;[.G$550]);&quot;&quot;;[.G458])">
            <text:p/>
          </table:table-cell>
          <table:table-cell table:formula="of:=IF(OR([.H458]&lt;[.H$549];[.H458]&gt;[.H$550]);&quot;&quot;;[.H458])" office:value-type="string" office:string-value="" calcext:value-type="error">
            <text:p>#DIV/0 !</text:p>
          </table:table-cell>
          <table:table-cell table:formula="of:=IF(OR([.I458]&lt;[.I$549];[.I458]&gt;[.I$550]);&quot;&quot;;[.I458])">
            <text:p/>
          </table:table-cell>
          <table:table-cell table:formula="of:=IF(OR([.J458]&lt;[.J$549];[.J458]&gt;[.J$550]);&quot;&quot;;[.J458])">
            <text:p/>
          </table:table-cell>
          <table:table-cell table:formula="of:=IF(OR([.K458]&lt;[.K$549];[.K458]&gt;[.K$550]);&quot;&quot;;[.K458])" office:value-type="string" office:string-value="" calcext:value-type="error">
            <text:p>#DIV/0 !</text:p>
          </table:table-cell>
          <table:table-cell table:formula="of:=IF(OR([.L458]&lt;[.L$549];[.L458]&gt;[.L$550]);&quot;&quot;;[.L458])">
            <text:p/>
          </table:table-cell>
          <table:table-cell table:formula="of:=IF(OR([.M458]&lt;[.M$549];[.M458]&gt;[.M$550]);&quot;&quot;;[.M458])" office:value-type="float" office:value="0.000233514391746741" calcext:value-type="float">
            <text:p>0,0002335144</text:p>
          </table:table-cell>
          <table:table-cell table:formula="of:=IF(OR([.N458]&lt;[.N$549];[.N458]&gt;[.N$550]);&quot;&quot;;[.N458])" office:value-type="float" office:value="0.511590346916518" calcext:value-type="float">
            <text:p>0,5115903469</text:p>
          </table:table-cell>
          <table:table-cell table:formula="of:=IF(OR([.O458]&lt;[.O$549];[.O458]&gt;[.O$550]);&quot;&quot;;[.O458])">
            <text:p/>
          </table:table-cell>
          <table:table-cell table:formula="of:=IF(OR([.P458]&lt;[.P$549];[.P458]&gt;[.P$550]);&quot;&quot;;[.P458])" office:value-type="string" office:string-value="" calcext:value-type="error">
            <text:p>#DIV/0 !</text:p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 office:value-type="string" office:string-value="" calcext:value-type="error">
            <text:p>#DIV/0 !</text:p>
          </table:table-cell>
          <table:table-cell table:formula="of:=IF(OR([.S458]&lt;[.S$549];[.S458]&gt;[.S$550]);&quot;&quot;;[.S458])" office:value-type="float" office:value="0.0289837168189898" calcext:value-type="float">
            <text:p>0,0289837168</text:p>
          </table:table-cell>
          <table:table-cell table:formula="of:=IF(OR([.T458]&lt;[.T$549];[.T458]&gt;[.T$550]);&quot;&quot;;[.T458])">
            <text:p/>
          </table:table-cell>
          <table:table-cell table:formula="of:=IF(OR([.U458]&lt;[.U$549];[.U458]&gt;[.U$550]);&quot;&quot;;[.U458])">
            <text:p/>
          </table:table-cell>
          <table:table-cell table:formula="of:=IF(OR([.V458]&lt;[.V$549];[.V458]&gt;[.V$550]);&quot;&quot;;[.V45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 office:value-type="float" office:value="0.000432068994302188" calcext:value-type="float">
            <text:p>0,000432069</text:p>
          </table:table-cell>
          <table:table-cell table:formula="of:=IF(OR([.D459]&lt;[.D$549];[.D459]&gt;[.D$550]);&quot;&quot;;[.D459])" office:value-type="float" office:value="0.00216415385537603" calcext:value-type="float">
            <text:p>0,0021641539</text:p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>
            <text:p/>
          </table:table-cell>
          <table:table-cell table:formula="of:=IF(OR([.G459]&lt;[.G$549];[.G459]&gt;[.G$550]);&quot;&quot;;[.G459])">
            <text:p/>
          </table:table-cell>
          <table:table-cell table:formula="of:=IF(OR([.H459]&lt;[.H$549];[.H459]&gt;[.H$550]);&quot;&quot;;[.H459])" office:value-type="string" office:string-value="" calcext:value-type="error">
            <text:p>#DIV/0 !</text:p>
          </table:table-cell>
          <table:table-cell table:formula="of:=IF(OR([.I459]&lt;[.I$549];[.I459]&gt;[.I$550]);&quot;&quot;;[.I459])">
            <text:p/>
          </table:table-cell>
          <table:table-cell table:formula="of:=IF(OR([.J459]&lt;[.J$549];[.J459]&gt;[.J$550]);&quot;&quot;;[.J459])">
            <text:p/>
          </table:table-cell>
          <table:table-cell table:formula="of:=IF(OR([.K459]&lt;[.K$549];[.K459]&gt;[.K$550]);&quot;&quot;;[.K459])" office:value-type="string" office:string-value="" calcext:value-type="error">
            <text:p>#DIV/0 !</text:p>
          </table:table-cell>
          <table:table-cell table:formula="of:=IF(OR([.L459]&lt;[.L$549];[.L459]&gt;[.L$550]);&quot;&quot;;[.L459])">
            <text:p/>
          </table:table-cell>
          <table:table-cell table:formula="of:=IF(OR([.M459]&lt;[.M$549];[.M459]&gt;[.M$550]);&quot;&quot;;[.M459])" office:value-type="float" office:value="0.000256912552737522" calcext:value-type="float">
            <text:p>0,0002569126</text:p>
          </table:table-cell>
          <table:table-cell table:formula="of:=IF(OR([.N459]&lt;[.N$549];[.N459]&gt;[.N$550]);&quot;&quot;;[.N459])" office:value-type="float" office:value="0.546113034305761" calcext:value-type="float">
            <text:p>0,5461130343</text:p>
          </table:table-cell>
          <table:table-cell table:formula="of:=IF(OR([.O459]&lt;[.O$549];[.O459]&gt;[.O$550]);&quot;&quot;;[.O459])" office:value-type="float" office:value="0.0000152297336570801" calcext:value-type="float">
            <text:p>1,52297336570801E-005</text:p>
          </table:table-cell>
          <table:table-cell table:formula="of:=IF(OR([.P459]&lt;[.P$549];[.P459]&gt;[.P$550]);&quot;&quot;;[.P459])" office:value-type="string" office:string-value="" calcext:value-type="error">
            <text:p>#DIV/0 !</text:p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 office:value-type="string" office:string-value="" calcext:value-type="error">
            <text:p>#DIV/0 !</text:p>
          </table:table-cell>
          <table:table-cell table:formula="of:=IF(OR([.S459]&lt;[.S$549];[.S459]&gt;[.S$550]);&quot;&quot;;[.S459])" office:value-type="float" office:value="0.0303803307171765" calcext:value-type="float">
            <text:p>0,0303803307</text:p>
          </table:table-cell>
          <table:table-cell table:formula="of:=IF(OR([.T459]&lt;[.T$549];[.T459]&gt;[.T$550]);&quot;&quot;;[.T459])">
            <text:p/>
          </table:table-cell>
          <table:table-cell table:formula="of:=IF(OR([.U459]&lt;[.U$549];[.U459]&gt;[.U$550]);&quot;&quot;;[.U459])">
            <text:p/>
          </table:table-cell>
          <table:table-cell table:formula="of:=IF(OR([.V459]&lt;[.V$549];[.V459]&gt;[.V$550]);&quot;&quot;;[.V45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float" office:value="0.000423690269056138" calcext:value-type="float">
            <text:p>0,0004236903</text:p>
          </table:table-cell>
          <table:table-cell table:formula="of:=IF(OR([.D460]&lt;[.D$549];[.D460]&gt;[.D$550]);&quot;&quot;;[.D460])" office:value-type="float" office:value="0.00270985064582468" calcext:value-type="float">
            <text:p>0,0027098506</text:p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>
            <text:p/>
          </table:table-cell>
          <table:table-cell table:formula="of:=IF(OR([.G460]&lt;[.G$549];[.G460]&gt;[.G$550]);&quot;&quot;;[.G460])">
            <text:p/>
          </table:table-cell>
          <table:table-cell table:formula="of:=IF(OR([.H460]&lt;[.H$549];[.H460]&gt;[.H$550]);&quot;&quot;;[.H460])" office:value-type="string" office:string-value="" calcext:value-type="error">
            <text:p>#DIV/0 !</text:p>
          </table:table-cell>
          <table:table-cell table:formula="of:=IF(OR([.I460]&lt;[.I$549];[.I460]&gt;[.I$550]);&quot;&quot;;[.I460])">
            <text:p/>
          </table:table-cell>
          <table:table-cell table:formula="of:=IF(OR([.J460]&lt;[.J$549];[.J460]&gt;[.J$550]);&quot;&quot;;[.J460])">
            <text:p/>
          </table:table-cell>
          <table:table-cell table:formula="of:=IF(OR([.K460]&lt;[.K$549];[.K460]&gt;[.K$550]);&quot;&quot;;[.K460])" office:value-type="string" office:string-value="" calcext:value-type="error">
            <text:p>#DIV/0 !</text:p>
          </table:table-cell>
          <table:table-cell table:formula="of:=IF(OR([.L460]&lt;[.L$549];[.L460]&gt;[.L$550]);&quot;&quot;;[.L460])" office:value-type="float" office:value="0.00009961188254927" calcext:value-type="float">
            <text:p>9,961188254927E-005</text:p>
          </table:table-cell>
          <table:table-cell table:formula="of:=IF(OR([.M460]&lt;[.M$549];[.M460]&gt;[.M$550]);&quot;&quot;;[.M460])" office:value-type="float" office:value="0.000231191523004878" calcext:value-type="float">
            <text:p>0,0002311915</text:p>
          </table:table-cell>
          <table:table-cell table:formula="of:=IF(OR([.N460]&lt;[.N$549];[.N460]&gt;[.N$550]);&quot;&quot;;[.N460])" office:value-type="float" office:value="0.548572612174781" calcext:value-type="float">
            <text:p>0,5485726122</text:p>
          </table:table-cell>
          <table:table-cell table:formula="of:=IF(OR([.O460]&lt;[.O$549];[.O460]&gt;[.O$550]);&quot;&quot;;[.O460])" office:value-type="float" office:value="0.0000288416088847778" calcext:value-type="float">
            <text:p>2,88416088847778E-005</text:p>
          </table:table-cell>
          <table:table-cell table:formula="of:=IF(OR([.P460]&lt;[.P$549];[.P460]&gt;[.P$550]);&quot;&quot;;[.P460])" office:value-type="string" office:string-value="" calcext:value-type="error">
            <text:p>#DIV/0 !</text:p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 office:value-type="string" office:string-value="" calcext:value-type="error">
            <text:p>#DIV/0 !</text:p>
          </table:table-cell>
          <table:table-cell table:formula="of:=IF(OR([.S460]&lt;[.S$549];[.S460]&gt;[.S$550]);&quot;&quot;;[.S460])" office:value-type="float" office:value="0.0441670887765093" calcext:value-type="float">
            <text:p>0,0441670888</text:p>
          </table:table-cell>
          <table:table-cell table:formula="of:=IF(OR([.T460]&lt;[.T$549];[.T460]&gt;[.T$550]);&quot;&quot;;[.T460])">
            <text:p/>
          </table:table-cell>
          <table:table-cell table:formula="of:=IF(OR([.U460]&lt;[.U$549];[.U460]&gt;[.U$550]);&quot;&quot;;[.U460])">
            <text:p/>
          </table:table-cell>
          <table:table-cell table:formula="of:=IF(OR([.V460]&lt;[.V$549];[.V460]&gt;[.V$550]);&quot;&quot;;[.V46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 office:value-type="float" office:value="0.000476162592059672" calcext:value-type="float">
            <text:p>0,0004761626</text:p>
          </table:table-cell>
          <table:table-cell table:formula="of:=IF(OR([.D461]&lt;[.D$549];[.D461]&gt;[.D$550]);&quot;&quot;;[.D461])" office:value-type="float" office:value="0.0025787965370523" calcext:value-type="float">
            <text:p>0,0025787965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>
            <text:p/>
          </table:table-cell>
          <table:table-cell table:formula="of:=IF(OR([.G461]&lt;[.G$549];[.G461]&gt;[.G$550]);&quot;&quot;;[.G461])">
            <text:p/>
          </table:table-cell>
          <table:table-cell table:formula="of:=IF(OR([.H461]&lt;[.H$549];[.H461]&gt;[.H$550]);&quot;&quot;;[.H461])" office:value-type="string" office:string-value="" calcext:value-type="error">
            <text:p>#DIV/0 !</text:p>
          </table:table-cell>
          <table:table-cell table:formula="of:=IF(OR([.I461]&lt;[.I$549];[.I461]&gt;[.I$550]);&quot;&quot;;[.I461])">
            <text:p/>
          </table:table-cell>
          <table:table-cell table:formula="of:=IF(OR([.J461]&lt;[.J$549];[.J461]&gt;[.J$550]);&quot;&quot;;[.J461])">
            <text:p/>
          </table:table-cell>
          <table:table-cell table:formula="of:=IF(OR([.K461]&lt;[.K$549];[.K461]&gt;[.K$550]);&quot;&quot;;[.K461])" office:value-type="string" office:string-value="" calcext:value-type="error">
            <text:p>#DIV/0 !</text:p>
          </table:table-cell>
          <table:table-cell table:formula="of:=IF(OR([.L461]&lt;[.L$549];[.L461]&gt;[.L$550]);&quot;&quot;;[.L461])">
            <text:p/>
          </table:table-cell>
          <table:table-cell table:formula="of:=IF(OR([.M461]&lt;[.M$549];[.M461]&gt;[.M$550]);&quot;&quot;;[.M461])" office:value-type="float" office:value="0.00025539953700061" calcext:value-type="float">
            <text:p>0,0002553995</text:p>
          </table:table-cell>
          <table:table-cell table:formula="of:=IF(OR([.N461]&lt;[.N$549];[.N461]&gt;[.N$550]);&quot;&quot;;[.N461])" office:value-type="float" office:value="0.537104281072381" calcext:value-type="float">
            <text:p>0,5371042811</text:p>
          </table:table-cell>
          <table:table-cell table:formula="of:=IF(OR([.O461]&lt;[.O$549];[.O461]&gt;[.O$550]);&quot;&quot;;[.O461])" office:value-type="float" office:value="0.0000224768944273175" calcext:value-type="float">
            <text:p>2,24768944273175E-005</text:p>
          </table:table-cell>
          <table:table-cell table:formula="of:=IF(OR([.P461]&lt;[.P$549];[.P461]&gt;[.P$550]);&quot;&quot;;[.P461])" office:value-type="string" office:string-value="" calcext:value-type="error">
            <text:p>#DIV/0 !</text:p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 office:value-type="string" office:string-value="" calcext:value-type="error">
            <text:p>#DIV/0 !</text:p>
          </table:table-cell>
          <table:table-cell table:formula="of:=IF(OR([.S461]&lt;[.S$549];[.S461]&gt;[.S$550]);&quot;&quot;;[.S461])" office:value-type="float" office:value="0.0519336545056796" calcext:value-type="float">
            <text:p>0,0519336545</text:p>
          </table:table-cell>
          <table:table-cell table:formula="of:=IF(OR([.T461]&lt;[.T$549];[.T461]&gt;[.T$550]);&quot;&quot;;[.T461])">
            <text:p/>
          </table:table-cell>
          <table:table-cell table:formula="of:=IF(OR([.U461]&lt;[.U$549];[.U461]&gt;[.U$550]);&quot;&quot;;[.U461])">
            <text:p/>
          </table:table-cell>
          <table:table-cell table:formula="of:=IF(OR([.V461]&lt;[.V$549];[.V461]&gt;[.V$550]);&quot;&quot;;[.V46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float" office:value="0.000390896961778078" calcext:value-type="float">
            <text:p>0,000390897</text:p>
          </table:table-cell>
          <table:table-cell table:formula="of:=IF(OR([.D462]&lt;[.D$549];[.D462]&gt;[.D$550]);&quot;&quot;;[.D462])">
            <text:p/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>
            <text:p/>
          </table:table-cell>
          <table:table-cell table:formula="of:=IF(OR([.G462]&lt;[.G$549];[.G462]&gt;[.G$550]);&quot;&quot;;[.G462])">
            <text:p/>
          </table:table-cell>
          <table:table-cell table:formula="of:=IF(OR([.H462]&lt;[.H$549];[.H462]&gt;[.H$550]);&quot;&quot;;[.H462])" office:value-type="string" office:string-value="" calcext:value-type="error">
            <text:p>#DIV/0 !</text:p>
          </table:table-cell>
          <table:table-cell table:formula="of:=IF(OR([.I462]&lt;[.I$549];[.I462]&gt;[.I$550]);&quot;&quot;;[.I462])" office:value-type="float" office:value="0.0728492444832801" calcext:value-type="float">
            <text:p>0,0728492445</text:p>
          </table:table-cell>
          <table:table-cell table:formula="of:=IF(OR([.J462]&lt;[.J$549];[.J462]&gt;[.J$550]);&quot;&quot;;[.J462])">
            <text:p/>
          </table:table-cell>
          <table:table-cell table:formula="of:=IF(OR([.K462]&lt;[.K$549];[.K462]&gt;[.K$550]);&quot;&quot;;[.K462])" office:value-type="string" office:string-value="" calcext:value-type="error">
            <text:p>#DIV/0 !</text:p>
          </table:table-cell>
          <table:table-cell table:formula="of:=IF(OR([.L462]&lt;[.L$549];[.L462]&gt;[.L$550]);&quot;&quot;;[.L462])">
            <text:p/>
          </table:table-cell>
          <table:table-cell table:formula="of:=IF(OR([.M462]&lt;[.M$549];[.M462]&gt;[.M$550]);&quot;&quot;;[.M462])" office:value-type="float" office:value="0.000192188806601484" calcext:value-type="float">
            <text:p>0,0001921888</text:p>
          </table:table-cell>
          <table:table-cell table:formula="of:=IF(OR([.N462]&lt;[.N$549];[.N462]&gt;[.N$550]);&quot;&quot;;[.N462])" office:value-type="float" office:value="0.57462866619271" calcext:value-type="float">
            <text:p>0,5746286662</text:p>
          </table:table-cell>
          <table:table-cell table:formula="of:=IF(OR([.O462]&lt;[.O$549];[.O462]&gt;[.O$550]);&quot;&quot;;[.O462])" office:value-type="float" office:value="0.0000108362528775672" calcext:value-type="float">
            <text:p>1,08362528775672E-005</text:p>
          </table:table-cell>
          <table:table-cell table:formula="of:=IF(OR([.P462]&lt;[.P$549];[.P462]&gt;[.P$550]);&quot;&quot;;[.P462])" office:value-type="string" office:string-value="" calcext:value-type="error">
            <text:p>#DIV/0 !</text:p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 office:value-type="string" office:string-value="" calcext:value-type="error">
            <text:p>#DIV/0 !</text:p>
          </table:table-cell>
          <table:table-cell table:formula="of:=IF(OR([.S462]&lt;[.S$549];[.S462]&gt;[.S$550]);&quot;&quot;;[.S462])" office:value-type="float" office:value="0.0612178467828545" calcext:value-type="float">
            <text:p>0,0612178468</text:p>
          </table:table-cell>
          <table:table-cell table:formula="of:=IF(OR([.T462]&lt;[.T$549];[.T462]&gt;[.T$550]);&quot;&quot;;[.T462])">
            <text:p/>
          </table:table-cell>
          <table:table-cell table:formula="of:=IF(OR([.U462]&lt;[.U$549];[.U462]&gt;[.U$550]);&quot;&quot;;[.U462])">
            <text:p/>
          </table:table-cell>
          <table:table-cell table:formula="of:=IF(OR([.V462]&lt;[.V$549];[.V462]&gt;[.V$550]);&quot;&quot;;[.V46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 office:value-type="float" office:value="0.000419683600258008" calcext:value-type="float">
            <text:p>0,0004196836</text:p>
          </table:table-cell>
          <table:table-cell table:formula="of:=IF(OR([.D463]&lt;[.D$549];[.D463]&gt;[.D$550]);&quot;&quot;;[.D463])" office:value-type="float" office:value="0.00280431238141136" calcext:value-type="float">
            <text:p>0,0028043124</text:p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>
            <text:p/>
          </table:table-cell>
          <table:table-cell table:formula="of:=IF(OR([.G463]&lt;[.G$549];[.G463]&gt;[.G$550]);&quot;&quot;;[.G463])">
            <text:p/>
          </table:table-cell>
          <table:table-cell table:formula="of:=IF(OR([.H463]&lt;[.H$549];[.H463]&gt;[.H$550]);&quot;&quot;;[.H463])" office:value-type="string" office:string-value="" calcext:value-type="error">
            <text:p>#DIV/0 !</text:p>
          </table:table-cell>
          <table:table-cell table:formula="of:=IF(OR([.I463]&lt;[.I$549];[.I463]&gt;[.I$550]);&quot;&quot;;[.I463])" office:value-type="float" office:value="0.0722067837097245" calcext:value-type="float">
            <text:p>0,0722067837</text:p>
          </table:table-cell>
          <table:table-cell table:formula="of:=IF(OR([.J463]&lt;[.J$549];[.J463]&gt;[.J$550]);&quot;&quot;;[.J463])">
            <text:p/>
          </table:table-cell>
          <table:table-cell table:formula="of:=IF(OR([.K463]&lt;[.K$549];[.K463]&gt;[.K$550]);&quot;&quot;;[.K463])" office:value-type="string" office:string-value="" calcext:value-type="error">
            <text:p>#DIV/0 !</text:p>
          </table:table-cell>
          <table:table-cell table:formula="of:=IF(OR([.L463]&lt;[.L$549];[.L463]&gt;[.L$550]);&quot;&quot;;[.L463])">
            <text:p/>
          </table:table-cell>
          <table:table-cell table:formula="of:=IF(OR([.M463]&lt;[.M$549];[.M463]&gt;[.M$550]);&quot;&quot;;[.M463])" office:value-type="float" office:value="0.000173791005947523" calcext:value-type="float">
            <text:p>0,000173791</text:p>
          </table:table-cell>
          <table:table-cell table:formula="of:=IF(OR([.N463]&lt;[.N$549];[.N463]&gt;[.N$550]);&quot;&quot;;[.N463])" office:value-type="float" office:value="0.576093315860994" calcext:value-type="float">
            <text:p>0,5760933159</text:p>
          </table:table-cell>
          <table:table-cell table:formula="of:=IF(OR([.O463]&lt;[.O$549];[.O463]&gt;[.O$550]);&quot;&quot;;[.O463])" office:value-type="float" office:value="0.0000123755805719715" calcext:value-type="float">
            <text:p>1,23755805719715E-005</text:p>
          </table:table-cell>
          <table:table-cell table:formula="of:=IF(OR([.P463]&lt;[.P$549];[.P463]&gt;[.P$550]);&quot;&quot;;[.P463])" office:value-type="string" office:string-value="" calcext:value-type="error">
            <text:p>#DIV/0 !</text:p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 office:value-type="string" office:string-value="" calcext:value-type="error">
            <text:p>#DIV/0 !</text:p>
          </table:table-cell>
          <table:table-cell table:formula="of:=IF(OR([.S463]&lt;[.S$549];[.S463]&gt;[.S$550]);&quot;&quot;;[.S463])" office:value-type="float" office:value="0.0697842507092052" calcext:value-type="float">
            <text:p>0,0697842507</text:p>
          </table:table-cell>
          <table:table-cell table:formula="of:=IF(OR([.T463]&lt;[.T$549];[.T463]&gt;[.T$550]);&quot;&quot;;[.T463])">
            <text:p/>
          </table:table-cell>
          <table:table-cell table:formula="of:=IF(OR([.U463]&lt;[.U$549];[.U463]&gt;[.U$550]);&quot;&quot;;[.U463])">
            <text:p/>
          </table:table-cell>
          <table:table-cell table:formula="of:=IF(OR([.V463]&lt;[.V$549];[.V463]&gt;[.V$550]);&quot;&quot;;[.V46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float" office:value="0.000460365014037207" calcext:value-type="float">
            <text:p>0,000460365</text:p>
          </table:table-cell>
          <table:table-cell table:formula="of:=IF(OR([.D464]&lt;[.D$549];[.D464]&gt;[.D$550]);&quot;&quot;;[.D464])" office:value-type="float" office:value="0.00271319739973539" calcext:value-type="float">
            <text:p>0,0027131974</text:p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>
            <text:p/>
          </table:table-cell>
          <table:table-cell table:formula="of:=IF(OR([.G464]&lt;[.G$549];[.G464]&gt;[.G$550]);&quot;&quot;;[.G464])">
            <text:p/>
          </table:table-cell>
          <table:table-cell table:formula="of:=IF(OR([.H464]&lt;[.H$549];[.H464]&gt;[.H$550]);&quot;&quot;;[.H464])" office:value-type="string" office:string-value="" calcext:value-type="error">
            <text:p>#DIV/0 !</text:p>
          </table:table-cell>
          <table:table-cell table:formula="of:=IF(OR([.I464]&lt;[.I$549];[.I464]&gt;[.I$550]);&quot;&quot;;[.I464])" office:value-type="float" office:value="0.0766168447971933" calcext:value-type="float">
            <text:p>0,0766168448</text:p>
          </table:table-cell>
          <table:table-cell table:formula="of:=IF(OR([.J464]&lt;[.J$549];[.J464]&gt;[.J$550]);&quot;&quot;;[.J464])" office:value-type="float" office:value="0.000248006096346517" calcext:value-type="float">
            <text:p>0,0002480061</text:p>
          </table:table-cell>
          <table:table-cell table:formula="of:=IF(OR([.K464]&lt;[.K$549];[.K464]&gt;[.K$550]);&quot;&quot;;[.K464])" office:value-type="string" office:string-value="" calcext:value-type="error">
            <text:p>#DIV/0 !</text:p>
          </table:table-cell>
          <table:table-cell table:formula="of:=IF(OR([.L464]&lt;[.L$549];[.L464]&gt;[.L$550]);&quot;&quot;;[.L464])">
            <text:p/>
          </table:table-cell>
          <table:table-cell table:formula="of:=IF(OR([.M464]&lt;[.M$549];[.M464]&gt;[.M$550]);&quot;&quot;;[.M464])" office:value-type="float" office:value="0.000208848573534746" calcext:value-type="float">
            <text:p>0,0002088486</text:p>
          </table:table-cell>
          <table:table-cell table:formula="of:=IF(OR([.N464]&lt;[.N$549];[.N464]&gt;[.N$550]);&quot;&quot;;[.N464])" office:value-type="float" office:value="0.589847951724891" calcext:value-type="float">
            <text:p>0,5898479517</text:p>
          </table:table-cell>
          <table:table-cell table:formula="of:=IF(OR([.O464]&lt;[.O$549];[.O464]&gt;[.O$550]);&quot;&quot;;[.O464])" office:value-type="float" office:value="0.0000147907759379668" calcext:value-type="float">
            <text:p>1,47907759379668E-005</text:p>
          </table:table-cell>
          <table:table-cell table:formula="of:=IF(OR([.P464]&lt;[.P$549];[.P464]&gt;[.P$550]);&quot;&quot;;[.P464])" office:value-type="string" office:string-value="" calcext:value-type="error">
            <text:p>#DIV/0 !</text:p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 office:value-type="string" office:string-value="" calcext:value-type="error">
            <text:p>#DIV/0 !</text:p>
          </table:table-cell>
          <table:table-cell table:formula="of:=IF(OR([.S464]&lt;[.S$549];[.S464]&gt;[.S$550]);&quot;&quot;;[.S464])" office:value-type="float" office:value="0.0675168438483298" calcext:value-type="float">
            <text:p>0,0675168438</text:p>
          </table:table-cell>
          <table:table-cell table:formula="of:=IF(OR([.T464]&lt;[.T$549];[.T464]&gt;[.T$550]);&quot;&quot;;[.T464])">
            <text:p/>
          </table:table-cell>
          <table:table-cell table:formula="of:=IF(OR([.U464]&lt;[.U$549];[.U464]&gt;[.U$550]);&quot;&quot;;[.U464])">
            <text:p/>
          </table:table-cell>
          <table:table-cell table:formula="of:=IF(OR([.V464]&lt;[.V$549];[.V464]&gt;[.V$550]);&quot;&quot;;[.V46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float" office:value="0.000472643734760695" calcext:value-type="float">
            <text:p>0,0004726437</text:p>
          </table:table-cell>
          <table:table-cell table:formula="of:=IF(OR([.D465]&lt;[.D$549];[.D465]&gt;[.D$550]);&quot;&quot;;[.D465])" office:value-type="float" office:value="0.00268032300718252" calcext:value-type="float">
            <text:p>0,002680323</text:p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>
            <text:p/>
          </table:table-cell>
          <table:table-cell table:formula="of:=IF(OR([.G465]&lt;[.G$549];[.G465]&gt;[.G$550]);&quot;&quot;;[.G465])">
            <text:p/>
          </table:table-cell>
          <table:table-cell table:formula="of:=IF(OR([.H465]&lt;[.H$549];[.H465]&gt;[.H$550]);&quot;&quot;;[.H465])" office:value-type="string" office:string-value="" calcext:value-type="error">
            <text:p>#DIV/0 !</text:p>
          </table:table-cell>
          <table:table-cell table:formula="of:=IF(OR([.I465]&lt;[.I$549];[.I465]&gt;[.I$550]);&quot;&quot;;[.I465])">
            <text:p/>
          </table:table-cell>
          <table:table-cell table:formula="of:=IF(OR([.J465]&lt;[.J$549];[.J465]&gt;[.J$550]);&quot;&quot;;[.J465])">
            <text:p/>
          </table:table-cell>
          <table:table-cell table:formula="of:=IF(OR([.K465]&lt;[.K$549];[.K465]&gt;[.K$550]);&quot;&quot;;[.K465])" office:value-type="string" office:string-value="" calcext:value-type="error">
            <text:p>#DIV/0 !</text:p>
          </table:table-cell>
          <table:table-cell table:formula="of:=IF(OR([.L465]&lt;[.L$549];[.L465]&gt;[.L$550]);&quot;&quot;;[.L465])">
            <text:p/>
          </table:table-cell>
          <table:table-cell table:formula="of:=IF(OR([.M465]&lt;[.M$549];[.M465]&gt;[.M$550]);&quot;&quot;;[.M465])" office:value-type="float" office:value="0.000197411968639766" calcext:value-type="float">
            <text:p>0,000197412</text:p>
          </table:table-cell>
          <table:table-cell table:formula="of:=IF(OR([.N465]&lt;[.N$549];[.N465]&gt;[.N$550]);&quot;&quot;;[.N465])" office:value-type="float" office:value="0.573447282824681" calcext:value-type="float">
            <text:p>0,5734472828</text:p>
          </table:table-cell>
          <table:table-cell table:formula="of:=IF(OR([.O465]&lt;[.O$549];[.O465]&gt;[.O$550]);&quot;&quot;;[.O465])" office:value-type="float" office:value="0.0000285273389428825" calcext:value-type="float">
            <text:p>2,85273389428825E-005</text:p>
          </table:table-cell>
          <table:table-cell table:formula="of:=IF(OR([.P465]&lt;[.P$549];[.P465]&gt;[.P$550]);&quot;&quot;;[.P465])" office:value-type="string" office:string-value="" calcext:value-type="error">
            <text:p>#DIV/0 !</text:p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 office:value-type="string" office:string-value="" calcext:value-type="error">
            <text:p>#DIV/0 !</text:p>
          </table:table-cell>
          <table:table-cell table:formula="of:=IF(OR([.S465]&lt;[.S$549];[.S465]&gt;[.S$550]);&quot;&quot;;[.S465])" office:value-type="float" office:value="0.0642706863618747" calcext:value-type="float">
            <text:p>0,0642706864</text:p>
          </table:table-cell>
          <table:table-cell table:formula="of:=IF(OR([.T465]&lt;[.T$549];[.T465]&gt;[.T$550]);&quot;&quot;;[.T465])">
            <text:p/>
          </table:table-cell>
          <table:table-cell table:formula="of:=IF(OR([.U465]&lt;[.U$549];[.U465]&gt;[.U$550]);&quot;&quot;;[.U465])">
            <text:p/>
          </table:table-cell>
          <table:table-cell table:formula="of:=IF(OR([.V465]&lt;[.V$549];[.V465]&gt;[.V$550]);&quot;&quot;;[.V46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 office:value-type="float" office:value="0.000406739770273056" calcext:value-type="float">
            <text:p>0,0004067398</text:p>
          </table:table-cell>
          <table:table-cell table:formula="of:=IF(OR([.D466]&lt;[.D$549];[.D466]&gt;[.D$550]);&quot;&quot;;[.D466])" office:value-type="float" office:value="0.00217789270806999" calcext:value-type="float">
            <text:p>0,0021778927</text:p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>
            <text:p/>
          </table:table-cell>
          <table:table-cell table:formula="of:=IF(OR([.G466]&lt;[.G$549];[.G466]&gt;[.G$550]);&quot;&quot;;[.G466])">
            <text:p/>
          </table:table-cell>
          <table:table-cell table:formula="of:=IF(OR([.H466]&lt;[.H$549];[.H466]&gt;[.H$550]);&quot;&quot;;[.H466])" office:value-type="string" office:string-value="" calcext:value-type="error">
            <text:p>#DIV/0 !</text:p>
          </table:table-cell>
          <table:table-cell table:formula="of:=IF(OR([.I466]&lt;[.I$549];[.I466]&gt;[.I$550]);&quot;&quot;;[.I466])">
            <text:p/>
          </table:table-cell>
          <table:table-cell table:formula="of:=IF(OR([.J466]&lt;[.J$549];[.J466]&gt;[.J$550]);&quot;&quot;;[.J466])">
            <text:p/>
          </table:table-cell>
          <table:table-cell table:formula="of:=IF(OR([.K466]&lt;[.K$549];[.K466]&gt;[.K$550]);&quot;&quot;;[.K466])" office:value-type="string" office:string-value="" calcext:value-type="error">
            <text:p>#DIV/0 !</text:p>
          </table:table-cell>
          <table:table-cell table:formula="of:=IF(OR([.L466]&lt;[.L$549];[.L466]&gt;[.L$550]);&quot;&quot;;[.L466])">
            <text:p/>
          </table:table-cell>
          <table:table-cell table:formula="of:=IF(OR([.M466]&lt;[.M$549];[.M466]&gt;[.M$550]);&quot;&quot;;[.M466])" office:value-type="float" office:value="0.000221129554062552" calcext:value-type="float">
            <text:p>0,0002211296</text:p>
          </table:table-cell>
          <table:table-cell table:formula="of:=IF(OR([.N466]&lt;[.N$549];[.N466]&gt;[.N$550]);&quot;&quot;;[.N466])" office:value-type="float" office:value="0.589915684267622" calcext:value-type="float">
            <text:p>0,5899156843</text:p>
          </table:table-cell>
          <table:table-cell table:formula="of:=IF(OR([.O466]&lt;[.O$549];[.O466]&gt;[.O$550]);&quot;&quot;;[.O466])" office:value-type="float" office:value="0.0000211650529651801" calcext:value-type="float">
            <text:p>2,11650529651801E-005</text:p>
          </table:table-cell>
          <table:table-cell table:formula="of:=IF(OR([.P466]&lt;[.P$549];[.P466]&gt;[.P$550]);&quot;&quot;;[.P466])" office:value-type="string" office:string-value="" calcext:value-type="error">
            <text:p>#DIV/0 !</text:p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 office:value-type="string" office:string-value="" calcext:value-type="error">
            <text:p>#DIV/0 !</text:p>
          </table:table-cell>
          <table:table-cell table:formula="of:=IF(OR([.S466]&lt;[.S$549];[.S466]&gt;[.S$550]);&quot;&quot;;[.S466])" office:value-type="float" office:value="0.0667814931609145" calcext:value-type="float">
            <text:p>0,0667814932</text:p>
          </table:table-cell>
          <table:table-cell table:formula="of:=IF(OR([.T466]&lt;[.T$549];[.T466]&gt;[.T$550]);&quot;&quot;;[.T466])">
            <text:p/>
          </table:table-cell>
          <table:table-cell table:formula="of:=IF(OR([.U466]&lt;[.U$549];[.U466]&gt;[.U$550]);&quot;&quot;;[.U466])">
            <text:p/>
          </table:table-cell>
          <table:table-cell table:formula="of:=IF(OR([.V466]&lt;[.V$549];[.V466]&gt;[.V$550]);&quot;&quot;;[.V46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float" office:value="0.000454599441779101" calcext:value-type="float">
            <text:p>0,0004545994</text:p>
          </table:table-cell>
          <table:table-cell table:formula="of:=IF(OR([.D467]&lt;[.D$549];[.D467]&gt;[.D$550]);&quot;&quot;;[.D467])" office:value-type="float" office:value="0.00284762819513244" calcext:value-type="float">
            <text:p>0,0028476282</text:p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>
            <text:p/>
          </table:table-cell>
          <table:table-cell table:formula="of:=IF(OR([.G467]&lt;[.G$549];[.G467]&gt;[.G$550]);&quot;&quot;;[.G467])">
            <text:p/>
          </table:table-cell>
          <table:table-cell table:formula="of:=IF(OR([.H467]&lt;[.H$549];[.H467]&gt;[.H$550]);&quot;&quot;;[.H467])" office:value-type="string" office:string-value="" calcext:value-type="error">
            <text:p>#DIV/0 !</text:p>
          </table:table-cell>
          <table:table-cell table:formula="of:=IF(OR([.I467]&lt;[.I$549];[.I467]&gt;[.I$550]);&quot;&quot;;[.I467])" office:value-type="float" office:value="0.0746183248812328" calcext:value-type="float">
            <text:p>0,0746183249</text:p>
          </table:table-cell>
          <table:table-cell table:formula="of:=IF(OR([.J467]&lt;[.J$549];[.J467]&gt;[.J$550]);&quot;&quot;;[.J467])">
            <text:p/>
          </table:table-cell>
          <table:table-cell table:formula="of:=IF(OR([.K467]&lt;[.K$549];[.K467]&gt;[.K$550]);&quot;&quot;;[.K467])" office:value-type="string" office:string-value="" calcext:value-type="error">
            <text:p>#DIV/0 !</text:p>
          </table:table-cell>
          <table:table-cell table:formula="of:=IF(OR([.L467]&lt;[.L$549];[.L467]&gt;[.L$550]);&quot;&quot;;[.L467])">
            <text:p/>
          </table:table-cell>
          <table:table-cell table:formula="of:=IF(OR([.M467]&lt;[.M$549];[.M467]&gt;[.M$550]);&quot;&quot;;[.M467])" office:value-type="float" office:value="0.00013853273610371" calcext:value-type="float">
            <text:p>0,0001385327</text:p>
          </table:table-cell>
          <table:table-cell table:formula="of:=IF(OR([.N467]&lt;[.N$549];[.N467]&gt;[.N$550]);&quot;&quot;;[.N467])" office:value-type="float" office:value="0.594424984501223" calcext:value-type="float">
            <text:p>0,5944249845</text:p>
          </table:table-cell>
          <table:table-cell table:formula="of:=IF(OR([.O467]&lt;[.O$549];[.O467]&gt;[.O$550]);&quot;&quot;;[.O467])" office:value-type="float" office:value="0.0000125667355753509" calcext:value-type="float">
            <text:p>1,25667355753509E-005</text:p>
          </table:table-cell>
          <table:table-cell table:formula="of:=IF(OR([.P467]&lt;[.P$549];[.P467]&gt;[.P$550]);&quot;&quot;;[.P467])" office:value-type="string" office:string-value="" calcext:value-type="error">
            <text:p>#DIV/0 !</text:p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 office:value-type="string" office:string-value="" calcext:value-type="error">
            <text:p>#DIV/0 !</text:p>
          </table:table-cell>
          <table:table-cell table:formula="of:=IF(OR([.S467]&lt;[.S$549];[.S467]&gt;[.S$550]);&quot;&quot;;[.S467])" office:value-type="float" office:value="0.0676407351378275" calcext:value-type="float">
            <text:p>0,0676407351</text:p>
          </table:table-cell>
          <table:table-cell table:formula="of:=IF(OR([.T467]&lt;[.T$549];[.T467]&gt;[.T$550]);&quot;&quot;;[.T467])">
            <text:p/>
          </table:table-cell>
          <table:table-cell table:formula="of:=IF(OR([.U467]&lt;[.U$549];[.U467]&gt;[.U$550]);&quot;&quot;;[.U467])">
            <text:p/>
          </table:table-cell>
          <table:table-cell table:formula="of:=IF(OR([.V467]&lt;[.V$549];[.V467]&gt;[.V$550]);&quot;&quot;;[.V46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float" office:value="0.000416469856752863" calcext:value-type="float">
            <text:p>0,0004164699</text:p>
          </table:table-cell>
          <table:table-cell table:formula="of:=IF(OR([.D468]&lt;[.D$549];[.D468]&gt;[.D$550]);&quot;&quot;;[.D468])" office:value-type="float" office:value="0.00275198210881866" calcext:value-type="float">
            <text:p>0,0027519821</text:p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>
            <text:p/>
          </table:table-cell>
          <table:table-cell table:formula="of:=IF(OR([.G468]&lt;[.G$549];[.G468]&gt;[.G$550]);&quot;&quot;;[.G468])">
            <text:p/>
          </table:table-cell>
          <table:table-cell table:formula="of:=IF(OR([.H468]&lt;[.H$549];[.H468]&gt;[.H$550]);&quot;&quot;;[.H468])" office:value-type="string" office:string-value="" calcext:value-type="error">
            <text:p>#DIV/0 !</text:p>
          </table:table-cell>
          <table:table-cell table:formula="of:=IF(OR([.I468]&lt;[.I$549];[.I468]&gt;[.I$550]);&quot;&quot;;[.I468])" office:value-type="float" office:value="0.0571723845899883" calcext:value-type="float">
            <text:p>0,0571723846</text:p>
          </table:table-cell>
          <table:table-cell table:formula="of:=IF(OR([.J468]&lt;[.J$549];[.J468]&gt;[.J$550]);&quot;&quot;;[.J468])">
            <text:p/>
          </table:table-cell>
          <table:table-cell table:formula="of:=IF(OR([.K468]&lt;[.K$549];[.K468]&gt;[.K$550]);&quot;&quot;;[.K468])" office:value-type="string" office:string-value="" calcext:value-type="error">
            <text:p>#DIV/0 !</text:p>
          </table:table-cell>
          <table:table-cell table:formula="of:=IF(OR([.L468]&lt;[.L$549];[.L468]&gt;[.L$550]);&quot;&quot;;[.L468])">
            <text:p/>
          </table:table-cell>
          <table:table-cell table:formula="of:=IF(OR([.M468]&lt;[.M$549];[.M468]&gt;[.M$550]);&quot;&quot;;[.M468])" office:value-type="float" office:value="0.000170547954005209" calcext:value-type="float">
            <text:p>0,000170548</text:p>
          </table:table-cell>
          <table:table-cell table:formula="of:=IF(OR([.N468]&lt;[.N$549];[.N468]&gt;[.N$550]);&quot;&quot;;[.N468])" office:value-type="float" office:value="0.595875902835713" calcext:value-type="float">
            <text:p>0,5958759028</text:p>
          </table:table-cell>
          <table:table-cell table:formula="of:=IF(OR([.O468]&lt;[.O$549];[.O468]&gt;[.O$550]);&quot;&quot;;[.O468])" office:value-type="float" office:value="0.000032147587798177" calcext:value-type="float">
            <text:p>3,2147587798177E-005</text:p>
          </table:table-cell>
          <table:table-cell table:formula="of:=IF(OR([.P468]&lt;[.P$549];[.P468]&gt;[.P$550]);&quot;&quot;;[.P468])" office:value-type="string" office:string-value="" calcext:value-type="error">
            <text:p>#DIV/0 !</text:p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 office:value-type="string" office:string-value="" calcext:value-type="error">
            <text:p>#DIV/0 !</text:p>
          </table:table-cell>
          <table:table-cell table:formula="of:=IF(OR([.S468]&lt;[.S$549];[.S468]&gt;[.S$550]);&quot;&quot;;[.S468])" office:value-type="float" office:value="0.0628757895847622" calcext:value-type="float">
            <text:p>0,0628757896</text:p>
          </table:table-cell>
          <table:table-cell table:formula="of:=IF(OR([.T468]&lt;[.T$549];[.T468]&gt;[.T$550]);&quot;&quot;;[.T468])">
            <text:p/>
          </table:table-cell>
          <table:table-cell table:formula="of:=IF(OR([.U468]&lt;[.U$549];[.U468]&gt;[.U$550]);&quot;&quot;;[.U468])">
            <text:p/>
          </table:table-cell>
          <table:table-cell table:formula="of:=IF(OR([.V468]&lt;[.V$549];[.V468]&gt;[.V$550]);&quot;&quot;;[.V46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float" office:value="0.000350722027646371" calcext:value-type="float">
            <text:p>0,000350722</text:p>
          </table:table-cell>
          <table:table-cell table:formula="of:=IF(OR([.D469]&lt;[.D$549];[.D469]&gt;[.D$550]);&quot;&quot;;[.D469])" office:value-type="float" office:value="0.00281321931126902" calcext:value-type="float">
            <text:p>0,0028132193</text:p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>
            <text:p/>
          </table:table-cell>
          <table:table-cell table:formula="of:=IF(OR([.G469]&lt;[.G$549];[.G469]&gt;[.G$550]);&quot;&quot;;[.G469])">
            <text:p/>
          </table:table-cell>
          <table:table-cell table:formula="of:=IF(OR([.H469]&lt;[.H$549];[.H469]&gt;[.H$550]);&quot;&quot;;[.H469])" office:value-type="string" office:string-value="" calcext:value-type="error">
            <text:p>#DIV/0 !</text:p>
          </table:table-cell>
          <table:table-cell table:formula="of:=IF(OR([.I469]&lt;[.I$549];[.I469]&gt;[.I$550]);&quot;&quot;;[.I469])" office:value-type="float" office:value="0.0514708901447341" calcext:value-type="float">
            <text:p>0,0514708901</text:p>
          </table:table-cell>
          <table:table-cell table:formula="of:=IF(OR([.J469]&lt;[.J$549];[.J469]&gt;[.J$550]);&quot;&quot;;[.J469])">
            <text:p/>
          </table:table-cell>
          <table:table-cell table:formula="of:=IF(OR([.K469]&lt;[.K$549];[.K469]&gt;[.K$550]);&quot;&quot;;[.K469])" office:value-type="string" office:string-value="" calcext:value-type="error">
            <text:p>#DIV/0 !</text:p>
          </table:table-cell>
          <table:table-cell table:formula="of:=IF(OR([.L469]&lt;[.L$549];[.L469]&gt;[.L$550]);&quot;&quot;;[.L469])">
            <text:p/>
          </table:table-cell>
          <table:table-cell table:formula="of:=IF(OR([.M469]&lt;[.M$549];[.M469]&gt;[.M$550]);&quot;&quot;;[.M469])" office:value-type="float" office:value="0.000188411251269444" calcext:value-type="float">
            <text:p>0,0001884113</text:p>
          </table:table-cell>
          <table:table-cell table:formula="of:=IF(OR([.N469]&lt;[.N$549];[.N469]&gt;[.N$550]);&quot;&quot;;[.N469])" office:value-type="float" office:value="0.582834722246662" calcext:value-type="float">
            <text:p>0,5828347222</text:p>
          </table:table-cell>
          <table:table-cell table:formula="of:=IF(OR([.O469]&lt;[.O$549];[.O469]&gt;[.O$550]);&quot;&quot;;[.O469])" office:value-type="float" office:value="0.00000949373736996997" calcext:value-type="float">
            <text:p>9,49373736996997E-006</text:p>
          </table:table-cell>
          <table:table-cell table:formula="of:=IF(OR([.P469]&lt;[.P$549];[.P469]&gt;[.P$550]);&quot;&quot;;[.P469])" office:value-type="string" office:string-value="" calcext:value-type="error">
            <text:p>#DIV/0 !</text:p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 office:value-type="string" office:string-value="" calcext:value-type="error">
            <text:p>#DIV/0 !</text:p>
          </table:table-cell>
          <table:table-cell table:formula="of:=IF(OR([.S469]&lt;[.S$549];[.S469]&gt;[.S$550]);&quot;&quot;;[.S469])" office:value-type="float" office:value="0.0655554658957261" calcext:value-type="float">
            <text:p>0,0655554659</text:p>
          </table:table-cell>
          <table:table-cell table:formula="of:=IF(OR([.T469]&lt;[.T$549];[.T469]&gt;[.T$550]);&quot;&quot;;[.T469])">
            <text:p/>
          </table:table-cell>
          <table:table-cell table:formula="of:=IF(OR([.U469]&lt;[.U$549];[.U469]&gt;[.U$550]);&quot;&quot;;[.U469])">
            <text:p/>
          </table:table-cell>
          <table:table-cell table:formula="of:=IF(OR([.V469]&lt;[.V$549];[.V469]&gt;[.V$550]);&quot;&quot;;[.V46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float" office:value="0.000300883536122679" calcext:value-type="float">
            <text:p>0,0003008835</text:p>
          </table:table-cell>
          <table:table-cell table:formula="of:=IF(OR([.D470]&lt;[.D$549];[.D470]&gt;[.D$550]);&quot;&quot;;[.D470])" office:value-type="float" office:value="0.00146250780636724" calcext:value-type="float">
            <text:p>0,0014625078</text:p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>
            <text:p/>
          </table:table-cell>
          <table:table-cell table:formula="of:=IF(OR([.G470]&lt;[.G$549];[.G470]&gt;[.G$550]);&quot;&quot;;[.G470])">
            <text:p/>
          </table:table-cell>
          <table:table-cell table:formula="of:=IF(OR([.H470]&lt;[.H$549];[.H470]&gt;[.H$550]);&quot;&quot;;[.H470])" office:value-type="string" office:string-value="" calcext:value-type="error">
            <text:p>#DIV/0 !</text:p>
          </table:table-cell>
          <table:table-cell table:formula="of:=IF(OR([.I470]&lt;[.I$549];[.I470]&gt;[.I$550]);&quot;&quot;;[.I470])" office:value-type="float" office:value="0.0402839016185843" calcext:value-type="float">
            <text:p>0,0402839016</text:p>
          </table:table-cell>
          <table:table-cell table:formula="of:=IF(OR([.J470]&lt;[.J$549];[.J470]&gt;[.J$550]);&quot;&quot;;[.J470])">
            <text:p/>
          </table:table-cell>
          <table:table-cell table:formula="of:=IF(OR([.K470]&lt;[.K$549];[.K470]&gt;[.K$550]);&quot;&quot;;[.K470])" office:value-type="string" office:string-value="" calcext:value-type="error">
            <text:p>#DIV/0 !</text:p>
          </table:table-cell>
          <table:table-cell table:formula="of:=IF(OR([.L470]&lt;[.L$549];[.L470]&gt;[.L$550]);&quot;&quot;;[.L470])">
            <text:p/>
          </table:table-cell>
          <table:table-cell table:formula="of:=IF(OR([.M470]&lt;[.M$549];[.M470]&gt;[.M$550]);&quot;&quot;;[.M470])" office:value-type="float" office:value="0.000213840163818037" calcext:value-type="float">
            <text:p>0,0002138402</text:p>
          </table:table-cell>
          <table:table-cell table:formula="of:=IF(OR([.N470]&lt;[.N$549];[.N470]&gt;[.N$550]);&quot;&quot;;[.N470])" office:value-type="float" office:value="0.557626947964541" calcext:value-type="float">
            <text:p>0,557626948</text:p>
          </table:table-cell>
          <table:table-cell table:formula="of:=IF(OR([.O470]&lt;[.O$549];[.O470]&gt;[.O$550]);&quot;&quot;;[.O470])" office:value-type="float" office:value="0.0000117499152679051" calcext:value-type="float">
            <text:p>1,17499152679051E-005</text:p>
          </table:table-cell>
          <table:table-cell table:formula="of:=IF(OR([.P470]&lt;[.P$549];[.P470]&gt;[.P$550]);&quot;&quot;;[.P470])" office:value-type="string" office:string-value="" calcext:value-type="error">
            <text:p>#DIV/0 !</text:p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 office:value-type="string" office:string-value="" calcext:value-type="error">
            <text:p>#DIV/0 !</text:p>
          </table:table-cell>
          <table:table-cell table:formula="of:=IF(OR([.S470]&lt;[.S$549];[.S470]&gt;[.S$550]);&quot;&quot;;[.S470])" office:value-type="float" office:value="0.0644561314231727" calcext:value-type="float">
            <text:p>0,0644561314</text:p>
          </table:table-cell>
          <table:table-cell table:formula="of:=IF(OR([.T470]&lt;[.T$549];[.T470]&gt;[.T$550]);&quot;&quot;;[.T470])">
            <text:p/>
          </table:table-cell>
          <table:table-cell table:formula="of:=IF(OR([.U470]&lt;[.U$549];[.U470]&gt;[.U$550]);&quot;&quot;;[.U470])">
            <text:p/>
          </table:table-cell>
          <table:table-cell table:formula="of:=IF(OR([.V470]&lt;[.V$549];[.V470]&gt;[.V$550]);&quot;&quot;;[.V47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float" office:value="0.000376646789108174" calcext:value-type="float">
            <text:p>0,0003766468</text:p>
          </table:table-cell>
          <table:table-cell table:formula="of:=IF(OR([.D471]&lt;[.D$549];[.D471]&gt;[.D$550]);&quot;&quot;;[.D471])" office:value-type="float" office:value="0.00208896707915927" calcext:value-type="float">
            <text:p>0,0020889671</text:p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>
            <text:p/>
          </table:table-cell>
          <table:table-cell table:formula="of:=IF(OR([.G471]&lt;[.G$549];[.G471]&gt;[.G$550]);&quot;&quot;;[.G471])">
            <text:p/>
          </table:table-cell>
          <table:table-cell table:formula="of:=IF(OR([.H471]&lt;[.H$549];[.H471]&gt;[.H$550]);&quot;&quot;;[.H471])" office:value-type="string" office:string-value="" calcext:value-type="error">
            <text:p>#DIV/0 !</text:p>
          </table:table-cell>
          <table:table-cell table:formula="of:=IF(OR([.I471]&lt;[.I$549];[.I471]&gt;[.I$550]);&quot;&quot;;[.I471])" office:value-type="float" office:value="0.0334896176744578" calcext:value-type="float">
            <text:p>0,0334896177</text:p>
          </table:table-cell>
          <table:table-cell table:formula="of:=IF(OR([.J471]&lt;[.J$549];[.J471]&gt;[.J$550]);&quot;&quot;;[.J471])">
            <text:p/>
          </table:table-cell>
          <table:table-cell table:formula="of:=IF(OR([.K471]&lt;[.K$549];[.K471]&gt;[.K$550]);&quot;&quot;;[.K471])" office:value-type="string" office:string-value="" calcext:value-type="error">
            <text:p>#DIV/0 !</text:p>
          </table:table-cell>
          <table:table-cell table:formula="of:=IF(OR([.L471]&lt;[.L$549];[.L471]&gt;[.L$550]);&quot;&quot;;[.L471])" office:value-type="float" office:value="0.0000676088700776654" calcext:value-type="float">
            <text:p>6,76088700776654E-005</text:p>
          </table:table-cell>
          <table:table-cell table:formula="of:=IF(OR([.M471]&lt;[.M$549];[.M471]&gt;[.M$550]);&quot;&quot;;[.M471])" office:value-type="float" office:value="0.000244671586602457" calcext:value-type="float">
            <text:p>0,0002446716</text:p>
          </table:table-cell>
          <table:table-cell table:formula="of:=IF(OR([.N471]&lt;[.N$549];[.N471]&gt;[.N$550]);&quot;&quot;;[.N471])" office:value-type="float" office:value="0.567232366094619" calcext:value-type="float">
            <text:p>0,5672323661</text:p>
          </table:table-cell>
          <table:table-cell table:formula="of:=IF(OR([.O471]&lt;[.O$549];[.O471]&gt;[.O$550]);&quot;&quot;;[.O471])" office:value-type="float" office:value="0.000011900505190726" calcext:value-type="float">
            <text:p>1,1900505190726E-005</text:p>
          </table:table-cell>
          <table:table-cell table:formula="of:=IF(OR([.P471]&lt;[.P$549];[.P471]&gt;[.P$550]);&quot;&quot;;[.P471])" office:value-type="string" office:string-value="" calcext:value-type="error">
            <text:p>#DIV/0 !</text:p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 office:value-type="string" office:string-value="" calcext:value-type="error">
            <text:p>#DIV/0 !</text:p>
          </table:table-cell>
          <table:table-cell table:formula="of:=IF(OR([.S471]&lt;[.S$549];[.S471]&gt;[.S$550]);&quot;&quot;;[.S471])" office:value-type="float" office:value="0.0646745247111834" calcext:value-type="float">
            <text:p>0,0646745247</text:p>
          </table:table-cell>
          <table:table-cell table:formula="of:=IF(OR([.T471]&lt;[.T$549];[.T471]&gt;[.T$550]);&quot;&quot;;[.T471])">
            <text:p/>
          </table:table-cell>
          <table:table-cell table:formula="of:=IF(OR([.U471]&lt;[.U$549];[.U471]&gt;[.U$550]);&quot;&quot;;[.U471])">
            <text:p/>
          </table:table-cell>
          <table:table-cell table:formula="of:=IF(OR([.V471]&lt;[.V$549];[.V471]&gt;[.V$550]);&quot;&quot;;[.V47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float" office:value="0.000445079421428947" calcext:value-type="float">
            <text:p>0,0004450794</text:p>
          </table:table-cell>
          <table:table-cell table:formula="of:=IF(OR([.D472]&lt;[.D$549];[.D472]&gt;[.D$550]);&quot;&quot;;[.D472])" office:value-type="float" office:value="0.00203199196246057" calcext:value-type="float">
            <text:p>0,002031992</text:p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>
            <text:p/>
          </table:table-cell>
          <table:table-cell table:formula="of:=IF(OR([.G472]&lt;[.G$549];[.G472]&gt;[.G$550]);&quot;&quot;;[.G472])">
            <text:p/>
          </table:table-cell>
          <table:table-cell table:formula="of:=IF(OR([.H472]&lt;[.H$549];[.H472]&gt;[.H$550]);&quot;&quot;;[.H472])" office:value-type="string" office:string-value="" calcext:value-type="error">
            <text:p>#DIV/0 !</text:p>
          </table:table-cell>
          <table:table-cell table:formula="of:=IF(OR([.I472]&lt;[.I$549];[.I472]&gt;[.I$550]);&quot;&quot;;[.I472])" office:value-type="float" office:value="0.0290235733162686" calcext:value-type="float">
            <text:p>0,0290235733</text:p>
          </table:table-cell>
          <table:table-cell table:formula="of:=IF(OR([.J472]&lt;[.J$549];[.J472]&gt;[.J$550]);&quot;&quot;;[.J472])">
            <text:p/>
          </table:table-cell>
          <table:table-cell table:formula="of:=IF(OR([.K472]&lt;[.K$549];[.K472]&gt;[.K$550]);&quot;&quot;;[.K472])" office:value-type="string" office:string-value="" calcext:value-type="error">
            <text:p>#DIV/0 !</text:p>
          </table:table-cell>
          <table:table-cell table:formula="of:=IF(OR([.L472]&lt;[.L$549];[.L472]&gt;[.L$550]);&quot;&quot;;[.L472])">
            <text:p/>
          </table:table-cell>
          <table:table-cell table:formula="of:=IF(OR([.M472]&lt;[.M$549];[.M472]&gt;[.M$550]);&quot;&quot;;[.M472])" office:value-type="float" office:value="0.000232507264997455" calcext:value-type="float">
            <text:p>0,0002325073</text:p>
          </table:table-cell>
          <table:table-cell table:formula="of:=IF(OR([.N472]&lt;[.N$549];[.N472]&gt;[.N$550]);&quot;&quot;;[.N472])" office:value-type="float" office:value="0.573992161098034" calcext:value-type="float">
            <text:p>0,5739921611</text:p>
          </table:table-cell>
          <table:table-cell table:formula="of:=IF(OR([.O472]&lt;[.O$549];[.O472]&gt;[.O$550]);&quot;&quot;;[.O472])">
            <text:p/>
          </table:table-cell>
          <table:table-cell table:formula="of:=IF(OR([.P472]&lt;[.P$549];[.P472]&gt;[.P$550]);&quot;&quot;;[.P472])" office:value-type="string" office:string-value="" calcext:value-type="error">
            <text:p>#DIV/0 !</text:p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 office:value-type="string" office:string-value="" calcext:value-type="error">
            <text:p>#DIV/0 !</text:p>
          </table:table-cell>
          <table:table-cell table:formula="of:=IF(OR([.S472]&lt;[.S$549];[.S472]&gt;[.S$550]);&quot;&quot;;[.S472])" office:value-type="float" office:value="0.0628988056737275" calcext:value-type="float">
            <text:p>0,0628988057</text:p>
          </table:table-cell>
          <table:table-cell table:formula="of:=IF(OR([.T472]&lt;[.T$549];[.T472]&gt;[.T$550]);&quot;&quot;;[.T472])">
            <text:p/>
          </table:table-cell>
          <table:table-cell table:formula="of:=IF(OR([.U472]&lt;[.U$549];[.U472]&gt;[.U$550]);&quot;&quot;;[.U472])">
            <text:p/>
          </table:table-cell>
          <table:table-cell table:formula="of:=IF(OR([.V472]&lt;[.V$549];[.V472]&gt;[.V$550]);&quot;&quot;;[.V47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float" office:value="0.000244919716311976" calcext:value-type="float">
            <text:p>0,0002449197</text:p>
          </table:table-cell>
          <table:table-cell table:formula="of:=IF(OR([.D473]&lt;[.D$549];[.D473]&gt;[.D$550]);&quot;&quot;;[.D473])" office:value-type="float" office:value="0.00155814783045508" calcext:value-type="float">
            <text:p>0,0015581478</text:p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>
            <text:p/>
          </table:table-cell>
          <table:table-cell table:formula="of:=IF(OR([.G473]&lt;[.G$549];[.G473]&gt;[.G$550]);&quot;&quot;;[.G473])">
            <text:p/>
          </table:table-cell>
          <table:table-cell table:formula="of:=IF(OR([.H473]&lt;[.H$549];[.H473]&gt;[.H$550]);&quot;&quot;;[.H473])" office:value-type="string" office:string-value="" calcext:value-type="error">
            <text:p>#DIV/0 !</text:p>
          </table:table-cell>
          <table:table-cell table:formula="of:=IF(OR([.I473]&lt;[.I$549];[.I473]&gt;[.I$550]);&quot;&quot;;[.I473])" office:value-type="float" office:value="0.0268988127730962" calcext:value-type="float">
            <text:p>0,0268988128</text:p>
          </table:table-cell>
          <table:table-cell table:formula="of:=IF(OR([.J473]&lt;[.J$549];[.J473]&gt;[.J$550]);&quot;&quot;;[.J473])" office:value-type="float" office:value="0.000221494303462713" calcext:value-type="float">
            <text:p>0,0002214943</text:p>
          </table:table-cell>
          <table:table-cell table:formula="of:=IF(OR([.K473]&lt;[.K$549];[.K473]&gt;[.K$550]);&quot;&quot;;[.K473])" office:value-type="string" office:string-value="" calcext:value-type="error">
            <text:p>#DIV/0 !</text:p>
          </table:table-cell>
          <table:table-cell table:formula="of:=IF(OR([.L473]&lt;[.L$549];[.L473]&gt;[.L$550]);&quot;&quot;;[.L473])">
            <text:p/>
          </table:table-cell>
          <table:table-cell table:formula="of:=IF(OR([.M473]&lt;[.M$549];[.M473]&gt;[.M$550]);&quot;&quot;;[.M473])">
            <text:p/>
          </table:table-cell>
          <table:table-cell table:formula="of:=IF(OR([.N473]&lt;[.N$549];[.N473]&gt;[.N$550]);&quot;&quot;;[.N473])" office:value-type="float" office:value="0.552210128939976" calcext:value-type="float">
            <text:p>0,5522101289</text:p>
          </table:table-cell>
          <table:table-cell table:formula="of:=IF(OR([.O473]&lt;[.O$549];[.O473]&gt;[.O$550]);&quot;&quot;;[.O473])" office:value-type="float" office:value="0.0000125182955626018" calcext:value-type="float">
            <text:p>1,25182955626018E-005</text:p>
          </table:table-cell>
          <table:table-cell table:formula="of:=IF(OR([.P473]&lt;[.P$549];[.P473]&gt;[.P$550]);&quot;&quot;;[.P473])" office:value-type="string" office:string-value="" calcext:value-type="error">
            <text:p>#DIV/0 !</text:p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 office:value-type="string" office:string-value="" calcext:value-type="error">
            <text:p>#DIV/0 !</text:p>
          </table:table-cell>
          <table:table-cell table:formula="of:=IF(OR([.S473]&lt;[.S$549];[.S473]&gt;[.S$550]);&quot;&quot;;[.S473])" office:value-type="float" office:value="0.0609493602014012" calcext:value-type="float">
            <text:p>0,0609493602</text:p>
          </table:table-cell>
          <table:table-cell table:formula="of:=IF(OR([.T473]&lt;[.T$549];[.T473]&gt;[.T$550]);&quot;&quot;;[.T473])">
            <text:p/>
          </table:table-cell>
          <table:table-cell table:formula="of:=IF(OR([.U473]&lt;[.U$549];[.U473]&gt;[.U$550]);&quot;&quot;;[.U473])">
            <text:p/>
          </table:table-cell>
          <table:table-cell table:formula="of:=IF(OR([.V473]&lt;[.V$549];[.V473]&gt;[.V$550]);&quot;&quot;;[.V47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float" office:value="0.000302367829114248" calcext:value-type="float">
            <text:p>0,0003023678</text:p>
          </table:table-cell>
          <table:table-cell table:formula="of:=IF(OR([.D474]&lt;[.D$549];[.D474]&gt;[.D$550]);&quot;&quot;;[.D474])" office:value-type="float" office:value="0.00151447589954193" calcext:value-type="float">
            <text:p>0,0015144759</text:p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>
            <text:p/>
          </table:table-cell>
          <table:table-cell table:formula="of:=IF(OR([.G474]&lt;[.G$549];[.G474]&gt;[.G$550]);&quot;&quot;;[.G474])">
            <text:p/>
          </table:table-cell>
          <table:table-cell table:formula="of:=IF(OR([.H474]&lt;[.H$549];[.H474]&gt;[.H$550]);&quot;&quot;;[.H474])" office:value-type="string" office:string-value="" calcext:value-type="error">
            <text:p>#DIV/0 !</text:p>
          </table:table-cell>
          <table:table-cell table:formula="of:=IF(OR([.I474]&lt;[.I$549];[.I474]&gt;[.I$550]);&quot;&quot;;[.I474])" office:value-type="float" office:value="0.0223983059820544" calcext:value-type="float">
            <text:p>0,022398306</text:p>
          </table:table-cell>
          <table:table-cell table:formula="of:=IF(OR([.J474]&lt;[.J$549];[.J474]&gt;[.J$550]);&quot;&quot;;[.J474])">
            <text:p/>
          </table:table-cell>
          <table:table-cell table:formula="of:=IF(OR([.K474]&lt;[.K$549];[.K474]&gt;[.K$550]);&quot;&quot;;[.K474])" office:value-type="string" office:string-value="" calcext:value-type="error">
            <text:p>#DIV/0 !</text:p>
          </table:table-cell>
          <table:table-cell table:formula="of:=IF(OR([.L474]&lt;[.L$549];[.L474]&gt;[.L$550]);&quot;&quot;;[.L474])">
            <text:p/>
          </table:table-cell>
          <table:table-cell table:formula="of:=IF(OR([.M474]&lt;[.M$549];[.M474]&gt;[.M$550]);&quot;&quot;;[.M474])" office:value-type="float" office:value="0.000180120929496027" calcext:value-type="float">
            <text:p>0,0001801209</text:p>
          </table:table-cell>
          <table:table-cell table:formula="of:=IF(OR([.N474]&lt;[.N$549];[.N474]&gt;[.N$550]);&quot;&quot;;[.N474])" office:value-type="float" office:value="0.578293052626815" calcext:value-type="float">
            <text:p>0,5782930526</text:p>
          </table:table-cell>
          <table:table-cell table:formula="of:=IF(OR([.O474]&lt;[.O$549];[.O474]&gt;[.O$550]);&quot;&quot;;[.O474])">
            <text:p/>
          </table:table-cell>
          <table:table-cell table:formula="of:=IF(OR([.P474]&lt;[.P$549];[.P474]&gt;[.P$550]);&quot;&quot;;[.P474])" office:value-type="string" office:string-value="" calcext:value-type="error">
            <text:p>#DIV/0 !</text:p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 office:value-type="string" office:string-value="" calcext:value-type="error">
            <text:p>#DIV/0 !</text:p>
          </table:table-cell>
          <table:table-cell table:formula="of:=IF(OR([.S474]&lt;[.S$549];[.S474]&gt;[.S$550]);&quot;&quot;;[.S474])" office:value-type="float" office:value="0.0623724409429522" calcext:value-type="float">
            <text:p>0,0623724409</text:p>
          </table:table-cell>
          <table:table-cell table:formula="of:=IF(OR([.T474]&lt;[.T$549];[.T474]&gt;[.T$550]);&quot;&quot;;[.T474])">
            <text:p/>
          </table:table-cell>
          <table:table-cell table:formula="of:=IF(OR([.U474]&lt;[.U$549];[.U474]&gt;[.U$550]);&quot;&quot;;[.U474])">
            <text:p/>
          </table:table-cell>
          <table:table-cell table:formula="of:=IF(OR([.V474]&lt;[.V$549];[.V474]&gt;[.V$550]);&quot;&quot;;[.V47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float" office:value="0.000227604945400867" calcext:value-type="float">
            <text:p>0,0002276049</text:p>
          </table:table-cell>
          <table:table-cell table:formula="of:=IF(OR([.D475]&lt;[.D$549];[.D475]&gt;[.D$550]);&quot;&quot;;[.D475])" office:value-type="float" office:value="0.00115074774684596" calcext:value-type="float">
            <text:p>0,0011507477</text:p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>
            <text:p/>
          </table:table-cell>
          <table:table-cell table:formula="of:=IF(OR([.G475]&lt;[.G$549];[.G475]&gt;[.G$550]);&quot;&quot;;[.G475])">
            <text:p/>
          </table:table-cell>
          <table:table-cell table:formula="of:=IF(OR([.H475]&lt;[.H$549];[.H475]&gt;[.H$550]);&quot;&quot;;[.H475])" office:value-type="string" office:string-value="" calcext:value-type="error">
            <text:p>#DIV/0 !</text:p>
          </table:table-cell>
          <table:table-cell table:formula="of:=IF(OR([.I475]&lt;[.I$549];[.I475]&gt;[.I$550]);&quot;&quot;;[.I475])" office:value-type="float" office:value="0.0196291209885898" calcext:value-type="float">
            <text:p>0,019629121</text:p>
          </table:table-cell>
          <table:table-cell table:formula="of:=IF(OR([.J475]&lt;[.J$549];[.J475]&gt;[.J$550]);&quot;&quot;;[.J475])">
            <text:p/>
          </table:table-cell>
          <table:table-cell table:formula="of:=IF(OR([.K475]&lt;[.K$549];[.K475]&gt;[.K$550]);&quot;&quot;;[.K475])" office:value-type="string" office:string-value="" calcext:value-type="error">
            <text:p>#DIV/0 !</text:p>
          </table:table-cell>
          <table:table-cell table:formula="of:=IF(OR([.L475]&lt;[.L$549];[.L475]&gt;[.L$550]);&quot;&quot;;[.L475])">
            <text:p/>
          </table:table-cell>
          <table:table-cell table:formula="of:=IF(OR([.M475]&lt;[.M$549];[.M475]&gt;[.M$550]);&quot;&quot;;[.M475])" office:value-type="float" office:value="0.00012826194255056" calcext:value-type="float">
            <text:p>0,0001282619</text:p>
          </table:table-cell>
          <table:table-cell table:formula="of:=IF(OR([.N475]&lt;[.N$549];[.N475]&gt;[.N$550]);&quot;&quot;;[.N475])" office:value-type="float" office:value="0.543888906695826" calcext:value-type="float">
            <text:p>0,5438889067</text:p>
          </table:table-cell>
          <table:table-cell table:formula="of:=IF(OR([.O475]&lt;[.O$549];[.O475]&gt;[.O$550]);&quot;&quot;;[.O475])" office:value-type="float" office:value="0.0000225779551932515" calcext:value-type="float">
            <text:p>0,000022578</text:p>
          </table:table-cell>
          <table:table-cell table:formula="of:=IF(OR([.P475]&lt;[.P$549];[.P475]&gt;[.P$550]);&quot;&quot;;[.P475])" office:value-type="string" office:string-value="" calcext:value-type="error">
            <text:p>#DIV/0 !</text:p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 office:value-type="string" office:string-value="" calcext:value-type="error">
            <text:p>#DIV/0 !</text:p>
          </table:table-cell>
          <table:table-cell table:formula="of:=IF(OR([.S475]&lt;[.S$549];[.S475]&gt;[.S$550]);&quot;&quot;;[.S475])" office:value-type="float" office:value="0.0554476265440475" calcext:value-type="float">
            <text:p>0,0554476265</text:p>
          </table:table-cell>
          <table:table-cell table:formula="of:=IF(OR([.T475]&lt;[.T$549];[.T475]&gt;[.T$550]);&quot;&quot;;[.T475])">
            <text:p/>
          </table:table-cell>
          <table:table-cell table:formula="of:=IF(OR([.U475]&lt;[.U$549];[.U475]&gt;[.U$550]);&quot;&quot;;[.U475])">
            <text:p/>
          </table:table-cell>
          <table:table-cell table:formula="of:=IF(OR([.V475]&lt;[.V$549];[.V475]&gt;[.V$550]);&quot;&quot;;[.V47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float" office:value="0.000259868868678736" calcext:value-type="float">
            <text:p>0,0002598689</text:p>
          </table:table-cell>
          <table:table-cell table:formula="of:=IF(OR([.D476]&lt;[.D$549];[.D476]&gt;[.D$550]);&quot;&quot;;[.D476])" office:value-type="float" office:value="0.00204284057855972" calcext:value-type="float">
            <text:p>0,0020428406</text:p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>
            <text:p/>
          </table:table-cell>
          <table:table-cell table:formula="of:=IF(OR([.G476]&lt;[.G$549];[.G476]&gt;[.G$550]);&quot;&quot;;[.G476])">
            <text:p/>
          </table:table-cell>
          <table:table-cell table:formula="of:=IF(OR([.H476]&lt;[.H$549];[.H476]&gt;[.H$550]);&quot;&quot;;[.H476])" office:value-type="string" office:string-value="" calcext:value-type="error">
            <text:p>#DIV/0 !</text:p>
          </table:table-cell>
          <table:table-cell table:formula="of:=IF(OR([.I476]&lt;[.I$549];[.I476]&gt;[.I$550]);&quot;&quot;;[.I476])" office:value-type="float" office:value="0.0192455105961554" calcext:value-type="float">
            <text:p>0,0192455106</text:p>
          </table:table-cell>
          <table:table-cell table:formula="of:=IF(OR([.J476]&lt;[.J$549];[.J476]&gt;[.J$550]);&quot;&quot;;[.J476])">
            <text:p/>
          </table:table-cell>
          <table:table-cell table:formula="of:=IF(OR([.K476]&lt;[.K$549];[.K476]&gt;[.K$550]);&quot;&quot;;[.K476])" office:value-type="string" office:string-value="" calcext:value-type="error">
            <text:p>#DIV/0 !</text:p>
          </table:table-cell>
          <table:table-cell table:formula="of:=IF(OR([.L476]&lt;[.L$549];[.L476]&gt;[.L$550]);&quot;&quot;;[.L476])">
            <text:p/>
          </table:table-cell>
          <table:table-cell table:formula="of:=IF(OR([.M476]&lt;[.M$549];[.M476]&gt;[.M$550]);&quot;&quot;;[.M476])" office:value-type="float" office:value="0.000147852301141357" calcext:value-type="float">
            <text:p>0,0001478523</text:p>
          </table:table-cell>
          <table:table-cell table:formula="of:=IF(OR([.N476]&lt;[.N$549];[.N476]&gt;[.N$550]);&quot;&quot;;[.N476])" office:value-type="float" office:value="0.547821293708078" calcext:value-type="float">
            <text:p>0,5478212937</text:p>
          </table:table-cell>
          <table:table-cell table:formula="of:=IF(OR([.O476]&lt;[.O$549];[.O476]&gt;[.O$550]);&quot;&quot;;[.O476])" office:value-type="float" office:value="0.0000273160721744373" calcext:value-type="float">
            <text:p>2,73160721744373E-005</text:p>
          </table:table-cell>
          <table:table-cell table:formula="of:=IF(OR([.P476]&lt;[.P$549];[.P476]&gt;[.P$550]);&quot;&quot;;[.P476])" office:value-type="string" office:string-value="" calcext:value-type="error">
            <text:p>#DIV/0 !</text:p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 office:value-type="string" office:string-value="" calcext:value-type="error">
            <text:p>#DIV/0 !</text:p>
          </table:table-cell>
          <table:table-cell table:formula="of:=IF(OR([.S476]&lt;[.S$549];[.S476]&gt;[.S$550]);&quot;&quot;;[.S476])" office:value-type="float" office:value="0.0604722437994583" calcext:value-type="float">
            <text:p>0,0604722438</text:p>
          </table:table-cell>
          <table:table-cell table:formula="of:=IF(OR([.T476]&lt;[.T$549];[.T476]&gt;[.T$550]);&quot;&quot;;[.T476])">
            <text:p/>
          </table:table-cell>
          <table:table-cell table:formula="of:=IF(OR([.U476]&lt;[.U$549];[.U476]&gt;[.U$550]);&quot;&quot;;[.U476])">
            <text:p/>
          </table:table-cell>
          <table:table-cell table:formula="of:=IF(OR([.V476]&lt;[.V$549];[.V476]&gt;[.V$550]);&quot;&quot;;[.V47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float" office:value="0.000282395586177241" calcext:value-type="float">
            <text:p>0,0002823956</text:p>
          </table:table-cell>
          <table:table-cell table:formula="of:=IF(OR([.D477]&lt;[.D$549];[.D477]&gt;[.D$550]);&quot;&quot;;[.D477])" office:value-type="float" office:value="0.002069419170503" calcext:value-type="float">
            <text:p>0,0020694192</text:p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>
            <text:p/>
          </table:table-cell>
          <table:table-cell table:formula="of:=IF(OR([.G477]&lt;[.G$549];[.G477]&gt;[.G$550]);&quot;&quot;;[.G477])">
            <text:p/>
          </table:table-cell>
          <table:table-cell table:formula="of:=IF(OR([.H477]&lt;[.H$549];[.H477]&gt;[.H$550]);&quot;&quot;;[.H477])" office:value-type="string" office:string-value="" calcext:value-type="error">
            <text:p>#DIV/0 !</text:p>
          </table:table-cell>
          <table:table-cell table:formula="of:=IF(OR([.I477]&lt;[.I$549];[.I477]&gt;[.I$550]);&quot;&quot;;[.I477])" office:value-type="float" office:value="0.0175482177024037" calcext:value-type="float">
            <text:p>0,0175482177</text:p>
          </table:table-cell>
          <table:table-cell table:formula="of:=IF(OR([.J477]&lt;[.J$549];[.J477]&gt;[.J$550]);&quot;&quot;;[.J477])">
            <text:p/>
          </table:table-cell>
          <table:table-cell table:formula="of:=IF(OR([.K477]&lt;[.K$549];[.K477]&gt;[.K$550]);&quot;&quot;;[.K477])" office:value-type="string" office:string-value="" calcext:value-type="error">
            <text:p>#DIV/0 !</text:p>
          </table:table-cell>
          <table:table-cell table:formula="of:=IF(OR([.L477]&lt;[.L$549];[.L477]&gt;[.L$550]);&quot;&quot;;[.L477])">
            <text:p/>
          </table:table-cell>
          <table:table-cell table:formula="of:=IF(OR([.M477]&lt;[.M$549];[.M477]&gt;[.M$550]);&quot;&quot;;[.M477])" office:value-type="float" office:value="0.000202522259649075" calcext:value-type="float">
            <text:p>0,0002025223</text:p>
          </table:table-cell>
          <table:table-cell table:formula="of:=IF(OR([.N477]&lt;[.N$549];[.N477]&gt;[.N$550]);&quot;&quot;;[.N477])" office:value-type="float" office:value="0.551977372790031" calcext:value-type="float">
            <text:p>0,5519773728</text:p>
          </table:table-cell>
          <table:table-cell table:formula="of:=IF(OR([.O477]&lt;[.O$549];[.O477]&gt;[.O$550]);&quot;&quot;;[.O477])" office:value-type="float" office:value="0.00000972240865979546" calcext:value-type="float">
            <text:p>9,72240865979546E-006</text:p>
          </table:table-cell>
          <table:table-cell table:formula="of:=IF(OR([.P477]&lt;[.P$549];[.P477]&gt;[.P$550]);&quot;&quot;;[.P477])" office:value-type="string" office:string-value="" calcext:value-type="error">
            <text:p>#DIV/0 !</text:p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 office:value-type="string" office:string-value="" calcext:value-type="error">
            <text:p>#DIV/0 !</text:p>
          </table:table-cell>
          <table:table-cell table:formula="of:=IF(OR([.S477]&lt;[.S$549];[.S477]&gt;[.S$550]);&quot;&quot;;[.S477])" office:value-type="float" office:value="0.0690821828443199" calcext:value-type="float">
            <text:p>0,0690821828</text:p>
          </table:table-cell>
          <table:table-cell table:formula="of:=IF(OR([.T477]&lt;[.T$549];[.T477]&gt;[.T$550]);&quot;&quot;;[.T477])">
            <text:p/>
          </table:table-cell>
          <table:table-cell table:formula="of:=IF(OR([.U477]&lt;[.U$549];[.U477]&gt;[.U$550]);&quot;&quot;;[.U477])">
            <text:p/>
          </table:table-cell>
          <table:table-cell table:formula="of:=IF(OR([.V477]&lt;[.V$549];[.V477]&gt;[.V$550]);&quot;&quot;;[.V47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float" office:value="0.000242651081444861" calcext:value-type="float">
            <text:p>0,0002426511</text:p>
          </table:table-cell>
          <table:table-cell table:formula="of:=IF(OR([.D478]&lt;[.D$549];[.D478]&gt;[.D$550]);&quot;&quot;;[.D478])" office:value-type="float" office:value="0.00209950197876978" calcext:value-type="float">
            <text:p>0,002099502</text:p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>
            <text:p/>
          </table:table-cell>
          <table:table-cell table:formula="of:=IF(OR([.G478]&lt;[.G$549];[.G478]&gt;[.G$550]);&quot;&quot;;[.G478])">
            <text:p/>
          </table:table-cell>
          <table:table-cell table:formula="of:=IF(OR([.H478]&lt;[.H$549];[.H478]&gt;[.H$550]);&quot;&quot;;[.H478])" office:value-type="string" office:string-value="" calcext:value-type="error">
            <text:p>#DIV/0 !</text:p>
          </table:table-cell>
          <table:table-cell table:formula="of:=IF(OR([.I478]&lt;[.I$549];[.I478]&gt;[.I$550]);&quot;&quot;;[.I478])" office:value-type="float" office:value="0.0171380418332395" calcext:value-type="float">
            <text:p>0,0171380418</text:p>
          </table:table-cell>
          <table:table-cell table:formula="of:=IF(OR([.J478]&lt;[.J$549];[.J478]&gt;[.J$550]);&quot;&quot;;[.J478])">
            <text:p/>
          </table:table-cell>
          <table:table-cell table:formula="of:=IF(OR([.K478]&lt;[.K$549];[.K478]&gt;[.K$550]);&quot;&quot;;[.K478])" office:value-type="string" office:string-value="" calcext:value-type="error">
            <text:p>#DIV/0 !</text:p>
          </table:table-cell>
          <table:table-cell table:formula="of:=IF(OR([.L478]&lt;[.L$549];[.L478]&gt;[.L$550]);&quot;&quot;;[.L478])" office:value-type="float" office:value="0.0000734014134250223" calcext:value-type="float">
            <text:p>7,34014134250223E-005</text:p>
          </table:table-cell>
          <table:table-cell table:formula="of:=IF(OR([.M478]&lt;[.M$549];[.M478]&gt;[.M$550]);&quot;&quot;;[.M478])" office:value-type="float" office:value="0.000117864126126142" calcext:value-type="float">
            <text:p>0,0001178641</text:p>
          </table:table-cell>
          <table:table-cell table:formula="of:=IF(OR([.N478]&lt;[.N$549];[.N478]&gt;[.N$550]);&quot;&quot;;[.N478])" office:value-type="float" office:value="0.536512342630526" calcext:value-type="float">
            <text:p>0,5365123426</text:p>
          </table:table-cell>
          <table:table-cell table:formula="of:=IF(OR([.O478]&lt;[.O$549];[.O478]&gt;[.O$550]);&quot;&quot;;[.O478])" office:value-type="float" office:value="0.0000150596573667546" calcext:value-type="float">
            <text:p>1,50596573667546E-005</text:p>
          </table:table-cell>
          <table:table-cell table:formula="of:=IF(OR([.P478]&lt;[.P$549];[.P478]&gt;[.P$550]);&quot;&quot;;[.P478])" office:value-type="string" office:string-value="" calcext:value-type="error">
            <text:p>#DIV/0 !</text:p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 office:value-type="string" office:string-value="" calcext:value-type="error">
            <text:p>#DIV/0 !</text:p>
          </table:table-cell>
          <table:table-cell table:formula="of:=IF(OR([.S478]&lt;[.S$549];[.S478]&gt;[.S$550]);&quot;&quot;;[.S478])">
            <text:p/>
          </table:table-cell>
          <table:table-cell table:formula="of:=IF(OR([.T478]&lt;[.T$549];[.T478]&gt;[.T$550]);&quot;&quot;;[.T478])">
            <text:p/>
          </table:table-cell>
          <table:table-cell table:formula="of:=IF(OR([.U478]&lt;[.U$549];[.U478]&gt;[.U$550]);&quot;&quot;;[.U478])">
            <text:p/>
          </table:table-cell>
          <table:table-cell table:formula="of:=IF(OR([.V478]&lt;[.V$549];[.V478]&gt;[.V$550]);&quot;&quot;;[.V47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float" office:value="0.000258295204723182" calcext:value-type="float">
            <text:p>0,0002582952</text:p>
          </table:table-cell>
          <table:table-cell table:formula="of:=IF(OR([.D479]&lt;[.D$549];[.D479]&gt;[.D$550]);&quot;&quot;;[.D479])" office:value-type="float" office:value="0.00227323669575691" calcext:value-type="float">
            <text:p>0,0022732367</text:p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>
            <text:p/>
          </table:table-cell>
          <table:table-cell table:formula="of:=IF(OR([.G479]&lt;[.G$549];[.G479]&gt;[.G$550]);&quot;&quot;;[.G479])">
            <text:p/>
          </table:table-cell>
          <table:table-cell table:formula="of:=IF(OR([.H479]&lt;[.H$549];[.H479]&gt;[.H$550]);&quot;&quot;;[.H479])" office:value-type="string" office:string-value="" calcext:value-type="error">
            <text:p>#DIV/0 !</text:p>
          </table:table-cell>
          <table:table-cell table:formula="of:=IF(OR([.I479]&lt;[.I$549];[.I479]&gt;[.I$550]);&quot;&quot;;[.I479])" office:value-type="float" office:value="0.0158838981535551" calcext:value-type="float">
            <text:p>0,0158838982</text:p>
          </table:table-cell>
          <table:table-cell table:formula="of:=IF(OR([.J479]&lt;[.J$549];[.J479]&gt;[.J$550]);&quot;&quot;;[.J479])">
            <text:p/>
          </table:table-cell>
          <table:table-cell table:formula="of:=IF(OR([.K479]&lt;[.K$549];[.K479]&gt;[.K$550]);&quot;&quot;;[.K479])" office:value-type="string" office:string-value="" calcext:value-type="error">
            <text:p>#DIV/0 !</text:p>
          </table:table-cell>
          <table:table-cell table:formula="of:=IF(OR([.L479]&lt;[.L$549];[.L479]&gt;[.L$550]);&quot;&quot;;[.L479])">
            <text:p/>
          </table:table-cell>
          <table:table-cell table:formula="of:=IF(OR([.M479]&lt;[.M$549];[.M479]&gt;[.M$550]);&quot;&quot;;[.M479])" office:value-type="float" office:value="0.000205190000717901" calcext:value-type="float">
            <text:p>0,00020519</text:p>
          </table:table-cell>
          <table:table-cell table:formula="of:=IF(OR([.N479]&lt;[.N$549];[.N479]&gt;[.N$550]);&quot;&quot;;[.N479])" office:value-type="float" office:value="0.542869172886143" calcext:value-type="float">
            <text:p>0,5428691729</text:p>
          </table:table-cell>
          <table:table-cell table:formula="of:=IF(OR([.O479]&lt;[.O$549];[.O479]&gt;[.O$550]);&quot;&quot;;[.O479])" office:value-type="float" office:value="0.0000220916186044459" calcext:value-type="float">
            <text:p>2,20916186044459E-005</text:p>
          </table:table-cell>
          <table:table-cell table:formula="of:=IF(OR([.P479]&lt;[.P$549];[.P479]&gt;[.P$550]);&quot;&quot;;[.P479])" office:value-type="string" office:string-value="" calcext:value-type="error">
            <text:p>#DIV/0 !</text:p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 office:value-type="string" office:string-value="" calcext:value-type="error">
            <text:p>#DIV/0 !</text:p>
          </table:table-cell>
          <table:table-cell table:formula="of:=IF(OR([.S479]&lt;[.S$549];[.S479]&gt;[.S$550]);&quot;&quot;;[.S479])">
            <text:p/>
          </table:table-cell>
          <table:table-cell table:formula="of:=IF(OR([.T479]&lt;[.T$549];[.T479]&gt;[.T$550]);&quot;&quot;;[.T479])">
            <text:p/>
          </table:table-cell>
          <table:table-cell table:formula="of:=IF(OR([.U479]&lt;[.U$549];[.U479]&gt;[.U$550]);&quot;&quot;;[.U479])">
            <text:p/>
          </table:table-cell>
          <table:table-cell table:formula="of:=IF(OR([.V479]&lt;[.V$549];[.V479]&gt;[.V$550]);&quot;&quot;;[.V47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float" office:value="0.000161874642120682" calcext:value-type="float">
            <text:p>0,0001618746</text:p>
          </table:table-cell>
          <table:table-cell table:formula="of:=IF(OR([.D480]&lt;[.D$549];[.D480]&gt;[.D$550]);&quot;&quot;;[.D480])">
            <text:p/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>
            <text:p/>
          </table:table-cell>
          <table:table-cell table:formula="of:=IF(OR([.G480]&lt;[.G$549];[.G480]&gt;[.G$550]);&quot;&quot;;[.G480])">
            <text:p/>
          </table:table-cell>
          <table:table-cell table:formula="of:=IF(OR([.H480]&lt;[.H$549];[.H480]&gt;[.H$550]);&quot;&quot;;[.H480])" office:value-type="string" office:string-value="" calcext:value-type="error">
            <text:p>#DIV/0 !</text:p>
          </table:table-cell>
          <table:table-cell table:formula="of:=IF(OR([.I480]&lt;[.I$549];[.I480]&gt;[.I$550]);&quot;&quot;;[.I480])" office:value-type="float" office:value="0.0155435617313854" calcext:value-type="float">
            <text:p>0,0155435617</text:p>
          </table:table-cell>
          <table:table-cell table:formula="of:=IF(OR([.J480]&lt;[.J$549];[.J480]&gt;[.J$550]);&quot;&quot;;[.J480])">
            <text:p/>
          </table:table-cell>
          <table:table-cell table:formula="of:=IF(OR([.K480]&lt;[.K$549];[.K480]&gt;[.K$550]);&quot;&quot;;[.K480])" office:value-type="string" office:string-value="" calcext:value-type="error">
            <text:p>#DIV/0 !</text:p>
          </table:table-cell>
          <table:table-cell table:formula="of:=IF(OR([.L480]&lt;[.L$549];[.L480]&gt;[.L$550]);&quot;&quot;;[.L480])" office:value-type="float" office:value="0.0000899588497824313" calcext:value-type="float">
            <text:p>8,99588497824313E-005</text:p>
          </table:table-cell>
          <table:table-cell table:formula="of:=IF(OR([.M480]&lt;[.M$549];[.M480]&gt;[.M$550]);&quot;&quot;;[.M480])">
            <text:p/>
          </table:table-cell>
          <table:table-cell table:formula="of:=IF(OR([.N480]&lt;[.N$549];[.N480]&gt;[.N$550]);&quot;&quot;;[.N480])" office:value-type="float" office:value="0.52844963458977" calcext:value-type="float">
            <text:p>0,5284496346</text:p>
          </table:table-cell>
          <table:table-cell table:formula="of:=IF(OR([.O480]&lt;[.O$549];[.O480]&gt;[.O$550]);&quot;&quot;;[.O480])" office:value-type="float" office:value="0.0000246001031093194" calcext:value-type="float">
            <text:p>2,46001031093194E-005</text:p>
          </table:table-cell>
          <table:table-cell table:formula="of:=IF(OR([.P480]&lt;[.P$549];[.P480]&gt;[.P$550]);&quot;&quot;;[.P480])" office:value-type="string" office:string-value="" calcext:value-type="error">
            <text:p>#DIV/0 !</text:p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 office:value-type="string" office:string-value="" calcext:value-type="error">
            <text:p>#DIV/0 !</text:p>
          </table:table-cell>
          <table:table-cell table:formula="of:=IF(OR([.S480]&lt;[.S$549];[.S480]&gt;[.S$550]);&quot;&quot;;[.S480])">
            <text:p/>
          </table:table-cell>
          <table:table-cell table:formula="of:=IF(OR([.T480]&lt;[.T$549];[.T480]&gt;[.T$550]);&quot;&quot;;[.T480])">
            <text:p/>
          </table:table-cell>
          <table:table-cell table:formula="of:=IF(OR([.U480]&lt;[.U$549];[.U480]&gt;[.U$550]);&quot;&quot;;[.U480])">
            <text:p/>
          </table:table-cell>
          <table:table-cell table:formula="of:=IF(OR([.V480]&lt;[.V$549];[.V480]&gt;[.V$550]);&quot;&quot;;[.V48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float" office:value="0.000284271383798575" calcext:value-type="float">
            <text:p>0,0002842714</text:p>
          </table:table-cell>
          <table:table-cell table:formula="of:=IF(OR([.D481]&lt;[.D$549];[.D481]&gt;[.D$550]);&quot;&quot;;[.D481])">
            <text:p/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 office:value-type="float" office:value="0.00169337101456642" calcext:value-type="float">
            <text:p>0,001693371</text:p>
          </table:table-cell>
          <table:table-cell table:formula="of:=IF(OR([.G481]&lt;[.G$549];[.G481]&gt;[.G$550]);&quot;&quot;;[.G481])">
            <text:p/>
          </table:table-cell>
          <table:table-cell table:formula="of:=IF(OR([.H481]&lt;[.H$549];[.H481]&gt;[.H$550]);&quot;&quot;;[.H481])" office:value-type="string" office:string-value="" calcext:value-type="error">
            <text:p>#DIV/0 !</text:p>
          </table:table-cell>
          <table:table-cell table:formula="of:=IF(OR([.I481]&lt;[.I$549];[.I481]&gt;[.I$550]);&quot;&quot;;[.I481])" office:value-type="float" office:value="0.0154334003027349" calcext:value-type="float">
            <text:p>0,0154334003</text:p>
          </table:table-cell>
          <table:table-cell table:formula="of:=IF(OR([.J481]&lt;[.J$549];[.J481]&gt;[.J$550]);&quot;&quot;;[.J481])">
            <text:p/>
          </table:table-cell>
          <table:table-cell table:formula="of:=IF(OR([.K481]&lt;[.K$549];[.K481]&gt;[.K$550]);&quot;&quot;;[.K481])" office:value-type="string" office:string-value="" calcext:value-type="error">
            <text:p>#DIV/0 !</text:p>
          </table:table-cell>
          <table:table-cell table:formula="of:=IF(OR([.L481]&lt;[.L$549];[.L481]&gt;[.L$550]);&quot;&quot;;[.L481])" office:value-type="float" office:value="0.0000714860444911376" calcext:value-type="float">
            <text:p>0,000071486</text:p>
          </table:table-cell>
          <table:table-cell table:formula="of:=IF(OR([.M481]&lt;[.M$549];[.M481]&gt;[.M$550]);&quot;&quot;;[.M481])" office:value-type="float" office:value="0.000176750688344437" calcext:value-type="float">
            <text:p>0,0001767507</text:p>
          </table:table-cell>
          <table:table-cell table:formula="of:=IF(OR([.N481]&lt;[.N$549];[.N481]&gt;[.N$550]);&quot;&quot;;[.N481])" office:value-type="float" office:value="0.514431269287317" calcext:value-type="float">
            <text:p>0,5144312693</text:p>
          </table:table-cell>
          <table:table-cell table:formula="of:=IF(OR([.O481]&lt;[.O$549];[.O481]&gt;[.O$550]);&quot;&quot;;[.O481])" office:value-type="float" office:value="0.0000155436626042026" calcext:value-type="float">
            <text:p>1,55436626042026E-005</text:p>
          </table:table-cell>
          <table:table-cell table:formula="of:=IF(OR([.P481]&lt;[.P$549];[.P481]&gt;[.P$550]);&quot;&quot;;[.P481])" office:value-type="string" office:string-value="" calcext:value-type="error">
            <text:p>#DIV/0 !</text:p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 office:value-type="string" office:string-value="" calcext:value-type="error">
            <text:p>#DIV/0 !</text:p>
          </table:table-cell>
          <table:table-cell table:formula="of:=IF(OR([.S481]&lt;[.S$549];[.S481]&gt;[.S$550]);&quot;&quot;;[.S481])">
            <text:p/>
          </table:table-cell>
          <table:table-cell table:formula="of:=IF(OR([.T481]&lt;[.T$549];[.T481]&gt;[.T$550]);&quot;&quot;;[.T481])">
            <text:p/>
          </table:table-cell>
          <table:table-cell table:formula="of:=IF(OR([.U481]&lt;[.U$549];[.U481]&gt;[.U$550]);&quot;&quot;;[.U481])">
            <text:p/>
          </table:table-cell>
          <table:table-cell table:formula="of:=IF(OR([.V481]&lt;[.V$549];[.V481]&gt;[.V$550]);&quot;&quot;;[.V48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float" office:value="0.000307583464857963" calcext:value-type="float">
            <text:p>0,0003075835</text:p>
          </table:table-cell>
          <table:table-cell table:formula="of:=IF(OR([.D482]&lt;[.D$549];[.D482]&gt;[.D$550]);&quot;&quot;;[.D482])" office:value-type="float" office:value="0.00162050875512667" calcext:value-type="float">
            <text:p>0,0016205088</text:p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>
            <text:p/>
          </table:table-cell>
          <table:table-cell table:formula="of:=IF(OR([.G482]&lt;[.G$549];[.G482]&gt;[.G$550]);&quot;&quot;;[.G482])">
            <text:p/>
          </table:table-cell>
          <table:table-cell table:formula="of:=IF(OR([.H482]&lt;[.H$549];[.H482]&gt;[.H$550]);&quot;&quot;;[.H482])" office:value-type="string" office:string-value="" calcext:value-type="error">
            <text:p>#DIV/0 !</text:p>
          </table:table-cell>
          <table:table-cell table:formula="of:=IF(OR([.I482]&lt;[.I$549];[.I482]&gt;[.I$550]);&quot;&quot;;[.I482])" office:value-type="float" office:value="0.0153037654070805" calcext:value-type="float">
            <text:p>0,0153037654</text:p>
          </table:table-cell>
          <table:table-cell table:formula="of:=IF(OR([.J482]&lt;[.J$549];[.J482]&gt;[.J$550]);&quot;&quot;;[.J482])">
            <text:p/>
          </table:table-cell>
          <table:table-cell table:formula="of:=IF(OR([.K482]&lt;[.K$549];[.K482]&gt;[.K$550]);&quot;&quot;;[.K482])" office:value-type="string" office:string-value="" calcext:value-type="error">
            <text:p>#DIV/0 !</text:p>
          </table:table-cell>
          <table:table-cell table:formula="of:=IF(OR([.L482]&lt;[.L$549];[.L482]&gt;[.L$550]);&quot;&quot;;[.L482])">
            <text:p/>
          </table:table-cell>
          <table:table-cell table:formula="of:=IF(OR([.M482]&lt;[.M$549];[.M482]&gt;[.M$550]);&quot;&quot;;[.M482])" office:value-type="float" office:value="0.000202534492406747" calcext:value-type="float">
            <text:p>0,0002025345</text:p>
          </table:table-cell>
          <table:table-cell table:formula="of:=IF(OR([.N482]&lt;[.N$549];[.N482]&gt;[.N$550]);&quot;&quot;;[.N482])" office:value-type="float" office:value="0.554699121264672" calcext:value-type="float">
            <text:p>0,5546991213</text:p>
          </table:table-cell>
          <table:table-cell table:formula="of:=IF(OR([.O482]&lt;[.O$549];[.O482]&gt;[.O$550]);&quot;&quot;;[.O482])" office:value-type="float" office:value="0.0000160826754160996" calcext:value-type="float">
            <text:p>1,60826754160996E-005</text:p>
          </table:table-cell>
          <table:table-cell table:formula="of:=IF(OR([.P482]&lt;[.P$549];[.P482]&gt;[.P$550]);&quot;&quot;;[.P482])" office:value-type="string" office:string-value="" calcext:value-type="error">
            <text:p>#DIV/0 !</text:p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 office:value-type="string" office:string-value="" calcext:value-type="error">
            <text:p>#DIV/0 !</text:p>
          </table:table-cell>
          <table:table-cell table:formula="of:=IF(OR([.S482]&lt;[.S$549];[.S482]&gt;[.S$550]);&quot;&quot;;[.S482])">
            <text:p/>
          </table:table-cell>
          <table:table-cell table:formula="of:=IF(OR([.T482]&lt;[.T$549];[.T482]&gt;[.T$550]);&quot;&quot;;[.T482])">
            <text:p/>
          </table:table-cell>
          <table:table-cell table:formula="of:=IF(OR([.U482]&lt;[.U$549];[.U482]&gt;[.U$550]);&quot;&quot;;[.U482])">
            <text:p/>
          </table:table-cell>
          <table:table-cell table:formula="of:=IF(OR([.V482]&lt;[.V$549];[.V482]&gt;[.V$550]);&quot;&quot;;[.V48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float" office:value="0.000285000251117234" calcext:value-type="float">
            <text:p>0,0002850003</text:p>
          </table:table-cell>
          <table:table-cell table:formula="of:=IF(OR([.D483]&lt;[.D$549];[.D483]&gt;[.D$550]);&quot;&quot;;[.D483])">
            <text:p/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>
            <text:p/>
          </table:table-cell>
          <table:table-cell table:formula="of:=IF(OR([.G483]&lt;[.G$549];[.G483]&gt;[.G$550]);&quot;&quot;;[.G483])" office:value-type="float" office:value="0.00012692996654976" calcext:value-type="float">
            <text:p>0,00012693</text:p>
          </table:table-cell>
          <table:table-cell table:formula="of:=IF(OR([.H483]&lt;[.H$549];[.H483]&gt;[.H$550]);&quot;&quot;;[.H483])" office:value-type="string" office:string-value="" calcext:value-type="error">
            <text:p>#DIV/0 !</text:p>
          </table:table-cell>
          <table:table-cell table:formula="of:=IF(OR([.I483]&lt;[.I$549];[.I483]&gt;[.I$550]);&quot;&quot;;[.I483])" office:value-type="float" office:value="0.014184591470254" calcext:value-type="float">
            <text:p>0,0141845915</text:p>
          </table:table-cell>
          <table:table-cell table:formula="of:=IF(OR([.J483]&lt;[.J$549];[.J483]&gt;[.J$550]);&quot;&quot;;[.J483])">
            <text:p/>
          </table:table-cell>
          <table:table-cell table:formula="of:=IF(OR([.K483]&lt;[.K$549];[.K483]&gt;[.K$550]);&quot;&quot;;[.K483])" office:value-type="string" office:string-value="" calcext:value-type="error">
            <text:p>#DIV/0 !</text:p>
          </table:table-cell>
          <table:table-cell table:formula="of:=IF(OR([.L483]&lt;[.L$549];[.L483]&gt;[.L$550]);&quot;&quot;;[.L483])">
            <text:p/>
          </table:table-cell>
          <table:table-cell table:formula="of:=IF(OR([.M483]&lt;[.M$549];[.M483]&gt;[.M$550]);&quot;&quot;;[.M483])" office:value-type="float" office:value="0.000164024671941751" calcext:value-type="float">
            <text:p>0,0001640247</text:p>
          </table:table-cell>
          <table:table-cell table:formula="of:=IF(OR([.N483]&lt;[.N$549];[.N483]&gt;[.N$550]);&quot;&quot;;[.N483])" office:value-type="float" office:value="0.533238185824616" calcext:value-type="float">
            <text:p>0,5332381858</text:p>
          </table:table-cell>
          <table:table-cell table:formula="of:=IF(OR([.O483]&lt;[.O$549];[.O483]&gt;[.O$550]);&quot;&quot;;[.O483])" office:value-type="float" office:value="0.0000215200939499031" calcext:value-type="float">
            <text:p>2,15200939499031E-005</text:p>
          </table:table-cell>
          <table:table-cell table:formula="of:=IF(OR([.P483]&lt;[.P$549];[.P483]&gt;[.P$550]);&quot;&quot;;[.P483])" office:value-type="string" office:string-value="" calcext:value-type="error">
            <text:p>#DIV/0 !</text:p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 office:value-type="string" office:string-value="" calcext:value-type="error">
            <text:p>#DIV/0 !</text:p>
          </table:table-cell>
          <table:table-cell table:formula="of:=IF(OR([.S483]&lt;[.S$549];[.S483]&gt;[.S$550]);&quot;&quot;;[.S483])" office:value-type="float" office:value="0.0724303553362294" calcext:value-type="float">
            <text:p>0,0724303553</text:p>
          </table:table-cell>
          <table:table-cell table:formula="of:=IF(OR([.T483]&lt;[.T$549];[.T483]&gt;[.T$550]);&quot;&quot;;[.T483])">
            <text:p/>
          </table:table-cell>
          <table:table-cell table:formula="of:=IF(OR([.U483]&lt;[.U$549];[.U483]&gt;[.U$550]);&quot;&quot;;[.U483])">
            <text:p/>
          </table:table-cell>
          <table:table-cell table:formula="of:=IF(OR([.V483]&lt;[.V$549];[.V483]&gt;[.V$550]);&quot;&quot;;[.V48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float" office:value="0.000288633896109751" calcext:value-type="float">
            <text:p>0,0002886339</text:p>
          </table:table-cell>
          <table:table-cell table:formula="of:=IF(OR([.D484]&lt;[.D$549];[.D484]&gt;[.D$550]);&quot;&quot;;[.D484])" office:value-type="float" office:value="0.00156416715163114" calcext:value-type="float">
            <text:p>0,0015641672</text:p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>
            <text:p/>
          </table:table-cell>
          <table:table-cell table:formula="of:=IF(OR([.G484]&lt;[.G$549];[.G484]&gt;[.G$550]);&quot;&quot;;[.G484])">
            <text:p/>
          </table:table-cell>
          <table:table-cell table:formula="of:=IF(OR([.H484]&lt;[.H$549];[.H484]&gt;[.H$550]);&quot;&quot;;[.H484])" office:value-type="string" office:string-value="" calcext:value-type="error">
            <text:p>#DIV/0 !</text:p>
          </table:table-cell>
          <table:table-cell table:formula="of:=IF(OR([.I484]&lt;[.I$549];[.I484]&gt;[.I$550]);&quot;&quot;;[.I484])" office:value-type="float" office:value="0.0128465576022126" calcext:value-type="float">
            <text:p>0,0128465576</text:p>
          </table:table-cell>
          <table:table-cell table:formula="of:=IF(OR([.J484]&lt;[.J$549];[.J484]&gt;[.J$550]);&quot;&quot;;[.J484])">
            <text:p/>
          </table:table-cell>
          <table:table-cell table:formula="of:=IF(OR([.K484]&lt;[.K$549];[.K484]&gt;[.K$550]);&quot;&quot;;[.K484])" office:value-type="string" office:string-value="" calcext:value-type="error">
            <text:p>#DIV/0 !</text:p>
          </table:table-cell>
          <table:table-cell table:formula="of:=IF(OR([.L484]&lt;[.L$549];[.L484]&gt;[.L$550]);&quot;&quot;;[.L484])">
            <text:p/>
          </table:table-cell>
          <table:table-cell table:formula="of:=IF(OR([.M484]&lt;[.M$549];[.M484]&gt;[.M$550]);&quot;&quot;;[.M484])" office:value-type="float" office:value="0.000171743303669955" calcext:value-type="float">
            <text:p>0,0001717433</text:p>
          </table:table-cell>
          <table:table-cell table:formula="of:=IF(OR([.N484]&lt;[.N$549];[.N484]&gt;[.N$550]);&quot;&quot;;[.N484])" office:value-type="float" office:value="0.530231304045784" calcext:value-type="float">
            <text:p>0,530231304</text:p>
          </table:table-cell>
          <table:table-cell table:formula="of:=IF(OR([.O484]&lt;[.O$549];[.O484]&gt;[.O$550]);&quot;&quot;;[.O484])" office:value-type="float" office:value="0.00000960979524004192" calcext:value-type="float">
            <text:p>9,60979524004192E-006</text:p>
          </table:table-cell>
          <table:table-cell table:formula="of:=IF(OR([.P484]&lt;[.P$549];[.P484]&gt;[.P$550]);&quot;&quot;;[.P484])" office:value-type="string" office:string-value="" calcext:value-type="error">
            <text:p>#DIV/0 !</text:p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 office:value-type="string" office:string-value="" calcext:value-type="error">
            <text:p>#DIV/0 !</text:p>
          </table:table-cell>
          <table:table-cell table:formula="of:=IF(OR([.S484]&lt;[.S$549];[.S484]&gt;[.S$550]);&quot;&quot;;[.S484])" office:value-type="float" office:value="0.0637644509439646" calcext:value-type="float">
            <text:p>0,0637644509</text:p>
          </table:table-cell>
          <table:table-cell table:formula="of:=IF(OR([.T484]&lt;[.T$549];[.T484]&gt;[.T$550]);&quot;&quot;;[.T484])">
            <text:p/>
          </table:table-cell>
          <table:table-cell table:formula="of:=IF(OR([.U484]&lt;[.U$549];[.U484]&gt;[.U$550]);&quot;&quot;;[.U484])">
            <text:p/>
          </table:table-cell>
          <table:table-cell table:formula="of:=IF(OR([.V484]&lt;[.V$549];[.V484]&gt;[.V$550]);&quot;&quot;;[.V48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float" office:value="0.000402898097164977" calcext:value-type="float">
            <text:p>0,0004028981</text:p>
          </table:table-cell>
          <table:table-cell table:formula="of:=IF(OR([.D485]&lt;[.D$549];[.D485]&gt;[.D$550]);&quot;&quot;;[.D485])">
            <text:p/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>
            <text:p/>
          </table:table-cell>
          <table:table-cell table:formula="of:=IF(OR([.G485]&lt;[.G$549];[.G485]&gt;[.G$550]);&quot;&quot;;[.G485])">
            <text:p/>
          </table:table-cell>
          <table:table-cell table:formula="of:=IF(OR([.H485]&lt;[.H$549];[.H485]&gt;[.H$550]);&quot;&quot;;[.H485])" office:value-type="string" office:string-value="" calcext:value-type="error">
            <text:p>#DIV/0 !</text:p>
          </table:table-cell>
          <table:table-cell table:formula="of:=IF(OR([.I485]&lt;[.I$549];[.I485]&gt;[.I$550]);&quot;&quot;;[.I485])" office:value-type="float" office:value="0.0138188087442007" calcext:value-type="float">
            <text:p>0,0138188087</text:p>
          </table:table-cell>
          <table:table-cell table:formula="of:=IF(OR([.J485]&lt;[.J$549];[.J485]&gt;[.J$550]);&quot;&quot;;[.J485])">
            <text:p/>
          </table:table-cell>
          <table:table-cell table:formula="of:=IF(OR([.K485]&lt;[.K$549];[.K485]&gt;[.K$550]);&quot;&quot;;[.K485])" office:value-type="string" office:string-value="" calcext:value-type="error">
            <text:p>#DIV/0 !</text:p>
          </table:table-cell>
          <table:table-cell table:formula="of:=IF(OR([.L485]&lt;[.L$549];[.L485]&gt;[.L$550]);&quot;&quot;;[.L485])">
            <text:p/>
          </table:table-cell>
          <table:table-cell table:formula="of:=IF(OR([.M485]&lt;[.M$549];[.M485]&gt;[.M$550]);&quot;&quot;;[.M485])" office:value-type="float" office:value="0.0001308312000548" calcext:value-type="float">
            <text:p>0,0001308312</text:p>
          </table:table-cell>
          <table:table-cell table:formula="of:=IF(OR([.N485]&lt;[.N$549];[.N485]&gt;[.N$550]);&quot;&quot;;[.N485])" office:value-type="float" office:value="0.521785246971528" calcext:value-type="float">
            <text:p>0,521785247</text:p>
          </table:table-cell>
          <table:table-cell table:formula="of:=IF(OR([.O485]&lt;[.O$549];[.O485]&gt;[.O$550]);&quot;&quot;;[.O485])" office:value-type="float" office:value="0.0000267486373694692" calcext:value-type="float">
            <text:p>2,67486373694692E-005</text:p>
          </table:table-cell>
          <table:table-cell table:formula="of:=IF(OR([.P485]&lt;[.P$549];[.P485]&gt;[.P$550]);&quot;&quot;;[.P485])" office:value-type="string" office:string-value="" calcext:value-type="error">
            <text:p>#DIV/0 !</text:p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 office:value-type="string" office:string-value="" calcext:value-type="error">
            <text:p>#DIV/0 !</text:p>
          </table:table-cell>
          <table:table-cell table:formula="of:=IF(OR([.S485]&lt;[.S$549];[.S485]&gt;[.S$550]);&quot;&quot;;[.S485])" office:value-type="float" office:value="0.0548228967225453" calcext:value-type="float">
            <text:p>0,0548228967</text:p>
          </table:table-cell>
          <table:table-cell table:formula="of:=IF(OR([.T485]&lt;[.T$549];[.T485]&gt;[.T$550]);&quot;&quot;;[.T485])">
            <text:p/>
          </table:table-cell>
          <table:table-cell table:formula="of:=IF(OR([.U485]&lt;[.U$549];[.U485]&gt;[.U$550]);&quot;&quot;;[.U485])">
            <text:p/>
          </table:table-cell>
          <table:table-cell table:formula="of:=IF(OR([.V485]&lt;[.V$549];[.V485]&gt;[.V$550]);&quot;&quot;;[.V48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float" office:value="0.000348330837405678" calcext:value-type="float">
            <text:p>0,0003483308</text:p>
          </table:table-cell>
          <table:table-cell table:formula="of:=IF(OR([.D486]&lt;[.D$549];[.D486]&gt;[.D$550]);&quot;&quot;;[.D486])" office:value-type="float" office:value="0.00121975985672507" calcext:value-type="float">
            <text:p>0,0012197599</text:p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>
            <text:p/>
          </table:table-cell>
          <table:table-cell table:formula="of:=IF(OR([.G486]&lt;[.G$549];[.G486]&gt;[.G$550]);&quot;&quot;;[.G486])">
            <text:p/>
          </table:table-cell>
          <table:table-cell table:formula="of:=IF(OR([.H486]&lt;[.H$549];[.H486]&gt;[.H$550]);&quot;&quot;;[.H486])" office:value-type="string" office:string-value="" calcext:value-type="error">
            <text:p>#DIV/0 !</text:p>
          </table:table-cell>
          <table:table-cell table:formula="of:=IF(OR([.I486]&lt;[.I$549];[.I486]&gt;[.I$550]);&quot;&quot;;[.I486])" office:value-type="float" office:value="0.0132327543064296" calcext:value-type="float">
            <text:p>0,0132327543</text:p>
          </table:table-cell>
          <table:table-cell table:formula="of:=IF(OR([.J486]&lt;[.J$549];[.J486]&gt;[.J$550]);&quot;&quot;;[.J486])">
            <text:p/>
          </table:table-cell>
          <table:table-cell table:formula="of:=IF(OR([.K486]&lt;[.K$549];[.K486]&gt;[.K$550]);&quot;&quot;;[.K486])" office:value-type="string" office:string-value="" calcext:value-type="error">
            <text:p>#DIV/0 !</text:p>
          </table:table-cell>
          <table:table-cell table:formula="of:=IF(OR([.L486]&lt;[.L$549];[.L486]&gt;[.L$550]);&quot;&quot;;[.L486])">
            <text:p/>
          </table:table-cell>
          <table:table-cell table:formula="of:=IF(OR([.M486]&lt;[.M$549];[.M486]&gt;[.M$550]);&quot;&quot;;[.M486])" office:value-type="float" office:value="0.000103371691894098" calcext:value-type="float">
            <text:p>0,0001033717</text:p>
          </table:table-cell>
          <table:table-cell table:formula="of:=IF(OR([.N486]&lt;[.N$549];[.N486]&gt;[.N$550]);&quot;&quot;;[.N486])" office:value-type="float" office:value="0.528618621875233" calcext:value-type="float">
            <text:p>0,5286186219</text:p>
          </table:table-cell>
          <table:table-cell table:formula="of:=IF(OR([.O486]&lt;[.O$549];[.O486]&gt;[.O$550]);&quot;&quot;;[.O486])">
            <text:p/>
          </table:table-cell>
          <table:table-cell table:formula="of:=IF(OR([.P486]&lt;[.P$549];[.P486]&gt;[.P$550]);&quot;&quot;;[.P486])" office:value-type="string" office:string-value="" calcext:value-type="error">
            <text:p>#DIV/0 !</text:p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 office:value-type="string" office:string-value="" calcext:value-type="error">
            <text:p>#DIV/0 !</text:p>
          </table:table-cell>
          <table:table-cell table:formula="of:=IF(OR([.S486]&lt;[.S$549];[.S486]&gt;[.S$550]);&quot;&quot;;[.S486])" office:value-type="float" office:value="0.0543659155181845" calcext:value-type="float">
            <text:p>0,0543659155</text:p>
          </table:table-cell>
          <table:table-cell table:formula="of:=IF(OR([.T486]&lt;[.T$549];[.T486]&gt;[.T$550]);&quot;&quot;;[.T486])">
            <text:p/>
          </table:table-cell>
          <table:table-cell table:formula="of:=IF(OR([.U486]&lt;[.U$549];[.U486]&gt;[.U$550]);&quot;&quot;;[.U486])">
            <text:p/>
          </table:table-cell>
          <table:table-cell table:formula="of:=IF(OR([.V486]&lt;[.V$549];[.V486]&gt;[.V$550]);&quot;&quot;;[.V48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float" office:value="0.000333935703747325" calcext:value-type="float">
            <text:p>0,0003339357</text:p>
          </table:table-cell>
          <table:table-cell table:formula="of:=IF(OR([.D487]&lt;[.D$549];[.D487]&gt;[.D$550]);&quot;&quot;;[.D487])" office:value-type="float" office:value="0.00121821070468832" calcext:value-type="float">
            <text:p>0,0012182107</text:p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>
            <text:p/>
          </table:table-cell>
          <table:table-cell table:formula="of:=IF(OR([.G487]&lt;[.G$549];[.G487]&gt;[.G$550]);&quot;&quot;;[.G487])">
            <text:p/>
          </table:table-cell>
          <table:table-cell table:formula="of:=IF(OR([.H487]&lt;[.H$549];[.H487]&gt;[.H$550]);&quot;&quot;;[.H487])" office:value-type="string" office:string-value="" calcext:value-type="error">
            <text:p>#DIV/0 !</text:p>
          </table:table-cell>
          <table:table-cell table:formula="of:=IF(OR([.I487]&lt;[.I$549];[.I487]&gt;[.I$550]);&quot;&quot;;[.I487])" office:value-type="float" office:value="0.0138447020019814" calcext:value-type="float">
            <text:p>0,013844702</text:p>
          </table:table-cell>
          <table:table-cell table:formula="of:=IF(OR([.J487]&lt;[.J$549];[.J487]&gt;[.J$550]);&quot;&quot;;[.J487])">
            <text:p/>
          </table:table-cell>
          <table:table-cell table:formula="of:=IF(OR([.K487]&lt;[.K$549];[.K487]&gt;[.K$550]);&quot;&quot;;[.K487])" office:value-type="string" office:string-value="" calcext:value-type="error">
            <text:p>#DIV/0 !</text:p>
          </table:table-cell>
          <table:table-cell table:formula="of:=IF(OR([.L487]&lt;[.L$549];[.L487]&gt;[.L$550]);&quot;&quot;;[.L487])">
            <text:p/>
          </table:table-cell>
          <table:table-cell table:formula="of:=IF(OR([.M487]&lt;[.M$549];[.M487]&gt;[.M$550]);&quot;&quot;;[.M487])" office:value-type="float" office:value="0.000163686814728231" calcext:value-type="float">
            <text:p>0,0001636868</text:p>
          </table:table-cell>
          <table:table-cell table:formula="of:=IF(OR([.N487]&lt;[.N$549];[.N487]&gt;[.N$550]);&quot;&quot;;[.N487])" office:value-type="float" office:value="0.53682656951606" calcext:value-type="float">
            <text:p>0,5368265695</text:p>
          </table:table-cell>
          <table:table-cell table:formula="of:=IF(OR([.O487]&lt;[.O$549];[.O487]&gt;[.O$550]);&quot;&quot;;[.O487])" office:value-type="float" office:value="0.0000171338222323007" calcext:value-type="float">
            <text:p>1,71338222323007E-005</text:p>
          </table:table-cell>
          <table:table-cell table:formula="of:=IF(OR([.P487]&lt;[.P$549];[.P487]&gt;[.P$550]);&quot;&quot;;[.P487])" office:value-type="string" office:string-value="" calcext:value-type="error">
            <text:p>#DIV/0 !</text:p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 office:value-type="string" office:string-value="" calcext:value-type="error">
            <text:p>#DIV/0 !</text:p>
          </table:table-cell>
          <table:table-cell table:formula="of:=IF(OR([.S487]&lt;[.S$549];[.S487]&gt;[.S$550]);&quot;&quot;;[.S487])" office:value-type="float" office:value="0.051775548388927" calcext:value-type="float">
            <text:p>0,0517755484</text:p>
          </table:table-cell>
          <table:table-cell table:formula="of:=IF(OR([.T487]&lt;[.T$549];[.T487]&gt;[.T$550]);&quot;&quot;;[.T487])">
            <text:p/>
          </table:table-cell>
          <table:table-cell table:formula="of:=IF(OR([.U487]&lt;[.U$549];[.U487]&gt;[.U$550]);&quot;&quot;;[.U487])">
            <text:p/>
          </table:table-cell>
          <table:table-cell table:formula="of:=IF(OR([.V487]&lt;[.V$549];[.V487]&gt;[.V$550]);&quot;&quot;;[.V48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float" office:value="0.000221015458109102" calcext:value-type="float">
            <text:p>0,0002210155</text:p>
          </table:table-cell>
          <table:table-cell table:formula="of:=IF(OR([.D488]&lt;[.D$549];[.D488]&gt;[.D$550]);&quot;&quot;;[.D488])" office:value-type="float" office:value="0.00121059132032706" calcext:value-type="float">
            <text:p>0,0012105913</text:p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>
            <text:p/>
          </table:table-cell>
          <table:table-cell table:formula="of:=IF(OR([.G488]&lt;[.G$549];[.G488]&gt;[.G$550]);&quot;&quot;;[.G488])">
            <text:p/>
          </table:table-cell>
          <table:table-cell table:formula="of:=IF(OR([.H488]&lt;[.H$549];[.H488]&gt;[.H$550]);&quot;&quot;;[.H488])" office:value-type="string" office:string-value="" calcext:value-type="error">
            <text:p>#DIV/0 !</text:p>
          </table:table-cell>
          <table:table-cell table:formula="of:=IF(OR([.I488]&lt;[.I$549];[.I488]&gt;[.I$550]);&quot;&quot;;[.I488])" office:value-type="float" office:value="0.0131332880149006" calcext:value-type="float">
            <text:p>0,013133288</text:p>
          </table:table-cell>
          <table:table-cell table:formula="of:=IF(OR([.J488]&lt;[.J$549];[.J488]&gt;[.J$550]);&quot;&quot;;[.J488])">
            <text:p/>
          </table:table-cell>
          <table:table-cell table:formula="of:=IF(OR([.K488]&lt;[.K$549];[.K488]&gt;[.K$550]);&quot;&quot;;[.K488])" office:value-type="string" office:string-value="" calcext:value-type="error">
            <text:p>#DIV/0 !</text:p>
          </table:table-cell>
          <table:table-cell table:formula="of:=IF(OR([.L488]&lt;[.L$549];[.L488]&gt;[.L$550]);&quot;&quot;;[.L488])">
            <text:p/>
          </table:table-cell>
          <table:table-cell table:formula="of:=IF(OR([.M488]&lt;[.M$549];[.M488]&gt;[.M$550]);&quot;&quot;;[.M488])" office:value-type="float" office:value="0.000107155084025202" calcext:value-type="float">
            <text:p>0,0001071551</text:p>
          </table:table-cell>
          <table:table-cell table:formula="of:=IF(OR([.N488]&lt;[.N$549];[.N488]&gt;[.N$550]);&quot;&quot;;[.N488])" office:value-type="float" office:value="0.641454027494902" calcext:value-type="float">
            <text:p>0,6414540275</text:p>
          </table:table-cell>
          <table:table-cell table:formula="of:=IF(OR([.O488]&lt;[.O$549];[.O488]&gt;[.O$550]);&quot;&quot;;[.O488])" office:value-type="float" office:value="0.00000935688823133093" calcext:value-type="float">
            <text:p>9,35688823133093E-006</text:p>
          </table:table-cell>
          <table:table-cell table:formula="of:=IF(OR([.P488]&lt;[.P$549];[.P488]&gt;[.P$550]);&quot;&quot;;[.P488])" office:value-type="string" office:string-value="" calcext:value-type="error">
            <text:p>#DIV/0 !</text:p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 office:value-type="string" office:string-value="" calcext:value-type="error">
            <text:p>#DIV/0 !</text:p>
          </table:table-cell>
          <table:table-cell table:formula="of:=IF(OR([.S488]&lt;[.S$549];[.S488]&gt;[.S$550]);&quot;&quot;;[.S488])" office:value-type="float" office:value="0.0539634603898564" calcext:value-type="float">
            <text:p>0,0539634604</text:p>
          </table:table-cell>
          <table:table-cell table:formula="of:=IF(OR([.T488]&lt;[.T$549];[.T488]&gt;[.T$550]);&quot;&quot;;[.T488])">
            <text:p/>
          </table:table-cell>
          <table:table-cell table:formula="of:=IF(OR([.U488]&lt;[.U$549];[.U488]&gt;[.U$550]);&quot;&quot;;[.U488])">
            <text:p/>
          </table:table-cell>
          <table:table-cell table:formula="of:=IF(OR([.V488]&lt;[.V$549];[.V488]&gt;[.V$550]);&quot;&quot;;[.V48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float" office:value="0.000324152402804821" calcext:value-type="float">
            <text:p>0,0003241524</text:p>
          </table:table-cell>
          <table:table-cell table:formula="of:=IF(OR([.D489]&lt;[.D$549];[.D489]&gt;[.D$550]);&quot;&quot;;[.D489])" office:value-type="float" office:value="0.00197310059019485" calcext:value-type="float">
            <text:p>0,0019731006</text:p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>
            <text:p/>
          </table:table-cell>
          <table:table-cell table:formula="of:=IF(OR([.G489]&lt;[.G$549];[.G489]&gt;[.G$550]);&quot;&quot;;[.G489])" office:value-type="float" office:value="0.000127673496479004" calcext:value-type="float">
            <text:p>0,0001276735</text:p>
          </table:table-cell>
          <table:table-cell table:formula="of:=IF(OR([.H489]&lt;[.H$549];[.H489]&gt;[.H$550]);&quot;&quot;;[.H489])" office:value-type="string" office:string-value="" calcext:value-type="error">
            <text:p>#DIV/0 !</text:p>
          </table:table-cell>
          <table:table-cell table:formula="of:=IF(OR([.I489]&lt;[.I$549];[.I489]&gt;[.I$550]);&quot;&quot;;[.I489])" office:value-type="float" office:value="0.0123921672078876" calcext:value-type="float">
            <text:p>0,0123921672</text:p>
          </table:table-cell>
          <table:table-cell table:formula="of:=IF(OR([.J489]&lt;[.J$549];[.J489]&gt;[.J$550]);&quot;&quot;;[.J489])">
            <text:p/>
          </table:table-cell>
          <table:table-cell table:formula="of:=IF(OR([.K489]&lt;[.K$549];[.K489]&gt;[.K$550]);&quot;&quot;;[.K489])" office:value-type="string" office:string-value="" calcext:value-type="error">
            <text:p>#DIV/0 !</text:p>
          </table:table-cell>
          <table:table-cell table:formula="of:=IF(OR([.L489]&lt;[.L$549];[.L489]&gt;[.L$550]);&quot;&quot;;[.L489])">
            <text:p/>
          </table:table-cell>
          <table:table-cell table:formula="of:=IF(OR([.M489]&lt;[.M$549];[.M489]&gt;[.M$550]);&quot;&quot;;[.M489])" office:value-type="float" office:value="0.0000970315150511427" calcext:value-type="float">
            <text:p>9,70315150511427E-005</text:p>
          </table:table-cell>
          <table:table-cell table:formula="of:=IF(OR([.N489]&lt;[.N$549];[.N489]&gt;[.N$550]);&quot;&quot;;[.N489])" office:value-type="float" office:value="0.530427855501235" calcext:value-type="float">
            <text:p>0,5304278555</text:p>
          </table:table-cell>
          <table:table-cell table:formula="of:=IF(OR([.O489]&lt;[.O$549];[.O489]&gt;[.O$550]);&quot;&quot;;[.O489])" office:value-type="float" office:value="0.0000178267135738747" calcext:value-type="float">
            <text:p>1,78267135738747E-005</text:p>
          </table:table-cell>
          <table:table-cell table:formula="of:=IF(OR([.P489]&lt;[.P$549];[.P489]&gt;[.P$550]);&quot;&quot;;[.P489])" office:value-type="string" office:string-value="" calcext:value-type="error">
            <text:p>#DIV/0 !</text:p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 office:value-type="string" office:string-value="" calcext:value-type="error">
            <text:p>#DIV/0 !</text:p>
          </table:table-cell>
          <table:table-cell table:formula="of:=IF(OR([.S489]&lt;[.S$549];[.S489]&gt;[.S$550]);&quot;&quot;;[.S489])" office:value-type="float" office:value="0.0497414481917825" calcext:value-type="float">
            <text:p>0,0497414482</text:p>
          </table:table-cell>
          <table:table-cell table:formula="of:=IF(OR([.T489]&lt;[.T$549];[.T489]&gt;[.T$550]);&quot;&quot;;[.T489])">
            <text:p/>
          </table:table-cell>
          <table:table-cell table:formula="of:=IF(OR([.U489]&lt;[.U$549];[.U489]&gt;[.U$550]);&quot;&quot;;[.U489])">
            <text:p/>
          </table:table-cell>
          <table:table-cell table:formula="of:=IF(OR([.V489]&lt;[.V$549];[.V489]&gt;[.V$550]);&quot;&quot;;[.V48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float" office:value="0.000140303323278204" calcext:value-type="float">
            <text:p>0,0001403033</text:p>
          </table:table-cell>
          <table:table-cell table:formula="of:=IF(OR([.D490]&lt;[.D$549];[.D490]&gt;[.D$550]);&quot;&quot;;[.D490])" office:value-type="float" office:value="0.00132066223243967" calcext:value-type="float">
            <text:p>0,0013206622</text:p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>
            <text:p/>
          </table:table-cell>
          <table:table-cell table:formula="of:=IF(OR([.G490]&lt;[.G$549];[.G490]&gt;[.G$550]);&quot;&quot;;[.G490])">
            <text:p/>
          </table:table-cell>
          <table:table-cell table:formula="of:=IF(OR([.H490]&lt;[.H$549];[.H490]&gt;[.H$550]);&quot;&quot;;[.H490])" office:value-type="string" office:string-value="" calcext:value-type="error">
            <text:p>#DIV/0 !</text:p>
          </table:table-cell>
          <table:table-cell table:formula="of:=IF(OR([.I490]&lt;[.I$549];[.I490]&gt;[.I$550]);&quot;&quot;;[.I490])" office:value-type="float" office:value="0.0143274094054679" calcext:value-type="float">
            <text:p>0,0143274094</text:p>
          </table:table-cell>
          <table:table-cell table:formula="of:=IF(OR([.J490]&lt;[.J$549];[.J490]&gt;[.J$550]);&quot;&quot;;[.J490])">
            <text:p/>
          </table:table-cell>
          <table:table-cell table:formula="of:=IF(OR([.K490]&lt;[.K$549];[.K490]&gt;[.K$550]);&quot;&quot;;[.K490])" office:value-type="string" office:string-value="" calcext:value-type="error">
            <text:p>#DIV/0 !</text:p>
          </table:table-cell>
          <table:table-cell table:formula="of:=IF(OR([.L490]&lt;[.L$549];[.L490]&gt;[.L$550]);&quot;&quot;;[.L490])">
            <text:p/>
          </table:table-cell>
          <table:table-cell table:formula="of:=IF(OR([.M490]&lt;[.M$549];[.M490]&gt;[.M$550]);&quot;&quot;;[.M490])" office:value-type="float" office:value="0.000101771811335848" calcext:value-type="float">
            <text:p>0,0001017718</text:p>
          </table:table-cell>
          <table:table-cell table:formula="of:=IF(OR([.N490]&lt;[.N$549];[.N490]&gt;[.N$550]);&quot;&quot;;[.N490])" office:value-type="float" office:value="0.564246025877196" calcext:value-type="float">
            <text:p>0,5642460259</text:p>
          </table:table-cell>
          <table:table-cell table:formula="of:=IF(OR([.O490]&lt;[.O$549];[.O490]&gt;[.O$550]);&quot;&quot;;[.O490])" office:value-type="float" office:value="0.0000177456017667358" calcext:value-type="float">
            <text:p>1,77456017667358E-005</text:p>
          </table:table-cell>
          <table:table-cell table:formula="of:=IF(OR([.P490]&lt;[.P$549];[.P490]&gt;[.P$550]);&quot;&quot;;[.P490])" office:value-type="string" office:string-value="" calcext:value-type="error">
            <text:p>#DIV/0 !</text:p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 office:value-type="string" office:string-value="" calcext:value-type="error">
            <text:p>#DIV/0 !</text:p>
          </table:table-cell>
          <table:table-cell table:formula="of:=IF(OR([.S490]&lt;[.S$549];[.S490]&gt;[.S$550]);&quot;&quot;;[.S490])" office:value-type="float" office:value="0.0540780913014163" calcext:value-type="float">
            <text:p>0,0540780913</text:p>
          </table:table-cell>
          <table:table-cell table:formula="of:=IF(OR([.T490]&lt;[.T$549];[.T490]&gt;[.T$550]);&quot;&quot;;[.T490])">
            <text:p/>
          </table:table-cell>
          <table:table-cell table:formula="of:=IF(OR([.U490]&lt;[.U$549];[.U490]&gt;[.U$550]);&quot;&quot;;[.U490])">
            <text:p/>
          </table:table-cell>
          <table:table-cell table:formula="of:=IF(OR([.V490]&lt;[.V$549];[.V490]&gt;[.V$550]);&quot;&quot;;[.V49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float" office:value="0.000206516148102843" calcext:value-type="float">
            <text:p>0,0002065161</text:p>
          </table:table-cell>
          <table:table-cell table:formula="of:=IF(OR([.D491]&lt;[.D$549];[.D491]&gt;[.D$550]);&quot;&quot;;[.D491])">
            <text:p/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>
            <text:p/>
          </table:table-cell>
          <table:table-cell table:formula="of:=IF(OR([.G491]&lt;[.G$549];[.G491]&gt;[.G$550]);&quot;&quot;;[.G491])">
            <text:p/>
          </table:table-cell>
          <table:table-cell table:formula="of:=IF(OR([.H491]&lt;[.H$549];[.H491]&gt;[.H$550]);&quot;&quot;;[.H491])" office:value-type="string" office:string-value="" calcext:value-type="error">
            <text:p>#DIV/0 !</text:p>
          </table:table-cell>
          <table:table-cell table:formula="of:=IF(OR([.I491]&lt;[.I$549];[.I491]&gt;[.I$550]);&quot;&quot;;[.I491])" office:value-type="float" office:value="0.0137088988718501" calcext:value-type="float">
            <text:p>0,0137088989</text:p>
          </table:table-cell>
          <table:table-cell table:formula="of:=IF(OR([.J491]&lt;[.J$549];[.J491]&gt;[.J$550]);&quot;&quot;;[.J491])">
            <text:p/>
          </table:table-cell>
          <table:table-cell table:formula="of:=IF(OR([.K491]&lt;[.K$549];[.K491]&gt;[.K$550]);&quot;&quot;;[.K491])" office:value-type="string" office:string-value="" calcext:value-type="error">
            <text:p>#DIV/0 !</text:p>
          </table:table-cell>
          <table:table-cell table:formula="of:=IF(OR([.L491]&lt;[.L$549];[.L491]&gt;[.L$550]);&quot;&quot;;[.L491])">
            <text:p/>
          </table:table-cell>
          <table:table-cell table:formula="of:=IF(OR([.M491]&lt;[.M$549];[.M491]&gt;[.M$550]);&quot;&quot;;[.M491])" office:value-type="float" office:value="0.000155319112361926" calcext:value-type="float">
            <text:p>0,0001553191</text:p>
          </table:table-cell>
          <table:table-cell table:formula="of:=IF(OR([.N491]&lt;[.N$549];[.N491]&gt;[.N$550]);&quot;&quot;;[.N491])" office:value-type="float" office:value="0.53553014175893" calcext:value-type="float">
            <text:p>0,5355301418</text:p>
          </table:table-cell>
          <table:table-cell table:formula="of:=IF(OR([.O491]&lt;[.O$549];[.O491]&gt;[.O$550]);&quot;&quot;;[.O491])" office:value-type="float" office:value="0.000012772211898268" calcext:value-type="float">
            <text:p>1,2772211898268E-005</text:p>
          </table:table-cell>
          <table:table-cell table:formula="of:=IF(OR([.P491]&lt;[.P$549];[.P491]&gt;[.P$550]);&quot;&quot;;[.P491])" office:value-type="string" office:string-value="" calcext:value-type="error">
            <text:p>#DIV/0 !</text:p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 office:value-type="string" office:string-value="" calcext:value-type="error">
            <text:p>#DIV/0 !</text:p>
          </table:table-cell>
          <table:table-cell table:formula="of:=IF(OR([.S491]&lt;[.S$549];[.S491]&gt;[.S$550]);&quot;&quot;;[.S491])" office:value-type="float" office:value="0.0439040005693101" calcext:value-type="float">
            <text:p>0,0439040006</text:p>
          </table:table-cell>
          <table:table-cell table:formula="of:=IF(OR([.T491]&lt;[.T$549];[.T491]&gt;[.T$550]);&quot;&quot;;[.T491])">
            <text:p/>
          </table:table-cell>
          <table:table-cell table:formula="of:=IF(OR([.U491]&lt;[.U$549];[.U491]&gt;[.U$550]);&quot;&quot;;[.U491])">
            <text:p/>
          </table:table-cell>
          <table:table-cell table:formula="of:=IF(OR([.V491]&lt;[.V$549];[.V491]&gt;[.V$550]);&quot;&quot;;[.V49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float" office:value="0.000220157644623808" calcext:value-type="float">
            <text:p>0,0002201576</text:p>
          </table:table-cell>
          <table:table-cell table:formula="of:=IF(OR([.D492]&lt;[.D$549];[.D492]&gt;[.D$550]);&quot;&quot;;[.D492])" office:value-type="float" office:value="0.00115763711333422" calcext:value-type="float">
            <text:p>0,0011576371</text:p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>
            <text:p/>
          </table:table-cell>
          <table:table-cell table:formula="of:=IF(OR([.G492]&lt;[.G$549];[.G492]&gt;[.G$550]);&quot;&quot;;[.G492])">
            <text:p/>
          </table:table-cell>
          <table:table-cell table:formula="of:=IF(OR([.H492]&lt;[.H$549];[.H492]&gt;[.H$550]);&quot;&quot;;[.H492])" office:value-type="string" office:string-value="" calcext:value-type="error">
            <text:p>#DIV/0 !</text:p>
          </table:table-cell>
          <table:table-cell table:formula="of:=IF(OR([.I492]&lt;[.I$549];[.I492]&gt;[.I$550]);&quot;&quot;;[.I492])" office:value-type="float" office:value="0.013156296196434" calcext:value-type="float">
            <text:p>0,0131562962</text:p>
          </table:table-cell>
          <table:table-cell table:formula="of:=IF(OR([.J492]&lt;[.J$549];[.J492]&gt;[.J$550]);&quot;&quot;;[.J492])">
            <text:p/>
          </table:table-cell>
          <table:table-cell table:formula="of:=IF(OR([.K492]&lt;[.K$549];[.K492]&gt;[.K$550]);&quot;&quot;;[.K492])" office:value-type="string" office:string-value="" calcext:value-type="error">
            <text:p>#DIV/0 !</text:p>
          </table:table-cell>
          <table:table-cell table:formula="of:=IF(OR([.L492]&lt;[.L$549];[.L492]&gt;[.L$550]);&quot;&quot;;[.L492])">
            <text:p/>
          </table:table-cell>
          <table:table-cell table:formula="of:=IF(OR([.M492]&lt;[.M$549];[.M492]&gt;[.M$550]);&quot;&quot;;[.M492])" office:value-type="float" office:value="0.000181977567646518" calcext:value-type="float">
            <text:p>0,0001819776</text:p>
          </table:table-cell>
          <table:table-cell table:formula="of:=IF(OR([.N492]&lt;[.N$549];[.N492]&gt;[.N$550]);&quot;&quot;;[.N492])" office:value-type="float" office:value="0.488940530064569" calcext:value-type="float">
            <text:p>0,4889405301</text:p>
          </table:table-cell>
          <table:table-cell table:formula="of:=IF(OR([.O492]&lt;[.O$549];[.O492]&gt;[.O$550]);&quot;&quot;;[.O492])" office:value-type="float" office:value="0.000025466232480526" calcext:value-type="float">
            <text:p>2,5466232480526E-005</text:p>
          </table:table-cell>
          <table:table-cell table:formula="of:=IF(OR([.P492]&lt;[.P$549];[.P492]&gt;[.P$550]);&quot;&quot;;[.P492])" office:value-type="string" office:string-value="" calcext:value-type="error">
            <text:p>#DIV/0 !</text:p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 office:value-type="string" office:string-value="" calcext:value-type="error">
            <text:p>#DIV/0 !</text:p>
          </table:table-cell>
          <table:table-cell table:formula="of:=IF(OR([.S492]&lt;[.S$549];[.S492]&gt;[.S$550]);&quot;&quot;;[.S492])" office:value-type="float" office:value="0.0318319206190939" calcext:value-type="float">
            <text:p>0,0318319206</text:p>
          </table:table-cell>
          <table:table-cell table:formula="of:=IF(OR([.T492]&lt;[.T$549];[.T492]&gt;[.T$550]);&quot;&quot;;[.T492])">
            <text:p/>
          </table:table-cell>
          <table:table-cell table:formula="of:=IF(OR([.U492]&lt;[.U$549];[.U492]&gt;[.U$550]);&quot;&quot;;[.U492])">
            <text:p/>
          </table:table-cell>
          <table:table-cell table:formula="of:=IF(OR([.V492]&lt;[.V$549];[.V492]&gt;[.V$550]);&quot;&quot;;[.V49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float" office:value="0.000169170070106823" calcext:value-type="float">
            <text:p>0,0001691701</text:p>
          </table:table-cell>
          <table:table-cell table:formula="of:=IF(OR([.D493]&lt;[.D$549];[.D493]&gt;[.D$550]);&quot;&quot;;[.D493])">
            <text:p/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>
            <text:p/>
          </table:table-cell>
          <table:table-cell table:formula="of:=IF(OR([.G493]&lt;[.G$549];[.G493]&gt;[.G$550]);&quot;&quot;;[.G493])">
            <text:p/>
          </table:table-cell>
          <table:table-cell table:formula="of:=IF(OR([.H493]&lt;[.H$549];[.H493]&gt;[.H$550]);&quot;&quot;;[.H493])" office:value-type="string" office:string-value="" calcext:value-type="error">
            <text:p>#DIV/0 !</text:p>
          </table:table-cell>
          <table:table-cell table:formula="of:=IF(OR([.I493]&lt;[.I$549];[.I493]&gt;[.I$550]);&quot;&quot;;[.I493])" office:value-type="float" office:value="0.0138082334071486" calcext:value-type="float">
            <text:p>0,0138082334</text:p>
          </table:table-cell>
          <table:table-cell table:formula="of:=IF(OR([.J493]&lt;[.J$549];[.J493]&gt;[.J$550]);&quot;&quot;;[.J493])">
            <text:p/>
          </table:table-cell>
          <table:table-cell table:formula="of:=IF(OR([.K493]&lt;[.K$549];[.K493]&gt;[.K$550]);&quot;&quot;;[.K493])" office:value-type="string" office:string-value="" calcext:value-type="error">
            <text:p>#DIV/0 !</text:p>
          </table:table-cell>
          <table:table-cell table:formula="of:=IF(OR([.L493]&lt;[.L$549];[.L493]&gt;[.L$550]);&quot;&quot;;[.L493])">
            <text:p/>
          </table:table-cell>
          <table:table-cell table:formula="of:=IF(OR([.M493]&lt;[.M$549];[.M493]&gt;[.M$550]);&quot;&quot;;[.M493])" office:value-type="float" office:value="0.000127288468124287" calcext:value-type="float">
            <text:p>0,0001272885</text:p>
          </table:table-cell>
          <table:table-cell table:formula="of:=IF(OR([.N493]&lt;[.N$549];[.N493]&gt;[.N$550]);&quot;&quot;;[.N493])" office:value-type="float" office:value="0.494496655792222" calcext:value-type="float">
            <text:p>0,4944966558</text:p>
          </table:table-cell>
          <table:table-cell table:formula="of:=IF(OR([.O493]&lt;[.O$549];[.O493]&gt;[.O$550]);&quot;&quot;;[.O493])">
            <text:p/>
          </table:table-cell>
          <table:table-cell table:formula="of:=IF(OR([.P493]&lt;[.P$549];[.P493]&gt;[.P$550]);&quot;&quot;;[.P493])" office:value-type="string" office:string-value="" calcext:value-type="error">
            <text:p>#DIV/0 !</text:p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 office:value-type="string" office:string-value="" calcext:value-type="error">
            <text:p>#DIV/0 !</text:p>
          </table:table-cell>
          <table:table-cell table:formula="of:=IF(OR([.S493]&lt;[.S$549];[.S493]&gt;[.S$550]);&quot;&quot;;[.S493])" office:value-type="float" office:value="0.0277462041271746" calcext:value-type="float">
            <text:p>0,0277462041</text:p>
          </table:table-cell>
          <table:table-cell table:formula="of:=IF(OR([.T493]&lt;[.T$549];[.T493]&gt;[.T$550]);&quot;&quot;;[.T493])">
            <text:p/>
          </table:table-cell>
          <table:table-cell table:formula="of:=IF(OR([.U493]&lt;[.U$549];[.U493]&gt;[.U$550]);&quot;&quot;;[.U493])">
            <text:p/>
          </table:table-cell>
          <table:table-cell table:formula="of:=IF(OR([.V493]&lt;[.V$549];[.V493]&gt;[.V$550]);&quot;&quot;;[.V49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float" office:value="0.00026707499660386" calcext:value-type="float">
            <text:p>0,000267075</text:p>
          </table:table-cell>
          <table:table-cell table:formula="of:=IF(OR([.D494]&lt;[.D$549];[.D494]&gt;[.D$550]);&quot;&quot;;[.D494])" office:value-type="float" office:value="0.001276159534449" calcext:value-type="float">
            <text:p>0,0012761595</text:p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>
            <text:p/>
          </table:table-cell>
          <table:table-cell table:formula="of:=IF(OR([.G494]&lt;[.G$549];[.G494]&gt;[.G$550]);&quot;&quot;;[.G494])">
            <text:p/>
          </table:table-cell>
          <table:table-cell table:formula="of:=IF(OR([.H494]&lt;[.H$549];[.H494]&gt;[.H$550]);&quot;&quot;;[.H494])" office:value-type="string" office:string-value="" calcext:value-type="error">
            <text:p>#DIV/0 !</text:p>
          </table:table-cell>
          <table:table-cell table:formula="of:=IF(OR([.I494]&lt;[.I$549];[.I494]&gt;[.I$550]);&quot;&quot;;[.I494])" office:value-type="float" office:value="0.0131859519868967" calcext:value-type="float">
            <text:p>0,013185952</text:p>
          </table:table-cell>
          <table:table-cell table:formula="of:=IF(OR([.J494]&lt;[.J$549];[.J494]&gt;[.J$550]);&quot;&quot;;[.J494])">
            <text:p/>
          </table:table-cell>
          <table:table-cell table:formula="of:=IF(OR([.K494]&lt;[.K$549];[.K494]&gt;[.K$550]);&quot;&quot;;[.K494])" office:value-type="string" office:string-value="" calcext:value-type="error">
            <text:p>#DIV/0 !</text:p>
          </table:table-cell>
          <table:table-cell table:formula="of:=IF(OR([.L494]&lt;[.L$549];[.L494]&gt;[.L$550]);&quot;&quot;;[.L494])">
            <text:p/>
          </table:table-cell>
          <table:table-cell table:formula="of:=IF(OR([.M494]&lt;[.M$549];[.M494]&gt;[.M$550]);&quot;&quot;;[.M494])" office:value-type="float" office:value="0.000147047701229032" calcext:value-type="float">
            <text:p>0,0001470477</text:p>
          </table:table-cell>
          <table:table-cell table:formula="of:=IF(OR([.N494]&lt;[.N$549];[.N494]&gt;[.N$550]);&quot;&quot;;[.N494])" office:value-type="float" office:value="0.493787230829351" calcext:value-type="float">
            <text:p>0,4937872308</text:p>
          </table:table-cell>
          <table:table-cell table:formula="of:=IF(OR([.O494]&lt;[.O$549];[.O494]&gt;[.O$550]);&quot;&quot;;[.O494])" office:value-type="float" office:value="0.0000128986549343334" calcext:value-type="float">
            <text:p>1,28986549343334E-005</text:p>
          </table:table-cell>
          <table:table-cell table:formula="of:=IF(OR([.P494]&lt;[.P$549];[.P494]&gt;[.P$550]);&quot;&quot;;[.P494])" office:value-type="string" office:string-value="" calcext:value-type="error">
            <text:p>#DIV/0 !</text:p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 office:value-type="string" office:string-value="" calcext:value-type="error">
            <text:p>#DIV/0 !</text:p>
          </table:table-cell>
          <table:table-cell table:formula="of:=IF(OR([.S494]&lt;[.S$549];[.S494]&gt;[.S$550]);&quot;&quot;;[.S494])" office:value-type="float" office:value="0.0238607270616694" calcext:value-type="float">
            <text:p>0,0238607271</text:p>
          </table:table-cell>
          <table:table-cell table:formula="of:=IF(OR([.T494]&lt;[.T$549];[.T494]&gt;[.T$550]);&quot;&quot;;[.T494])">
            <text:p/>
          </table:table-cell>
          <table:table-cell table:formula="of:=IF(OR([.U494]&lt;[.U$549];[.U494]&gt;[.U$550]);&quot;&quot;;[.U494])" office:value-type="float" office:value="0.0000121399105264314" calcext:value-type="float">
            <text:p>1,21399105264314E-005</text:p>
          </table:table-cell>
          <table:table-cell table:formula="of:=IF(OR([.V494]&lt;[.V$549];[.V494]&gt;[.V$550]);&quot;&quot;;[.V49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float" office:value="0.000243922473477745" calcext:value-type="float">
            <text:p>0,0002439225</text:p>
          </table:table-cell>
          <table:table-cell table:formula="of:=IF(OR([.D495]&lt;[.D$549];[.D495]&gt;[.D$550]);&quot;&quot;;[.D495])" office:value-type="float" office:value="0.00123301031866867" calcext:value-type="float">
            <text:p>0,0012330103</text:p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>
            <text:p/>
          </table:table-cell>
          <table:table-cell table:formula="of:=IF(OR([.G495]&lt;[.G$549];[.G495]&gt;[.G$550]);&quot;&quot;;[.G495])">
            <text:p/>
          </table:table-cell>
          <table:table-cell table:formula="of:=IF(OR([.H495]&lt;[.H$549];[.H495]&gt;[.H$550]);&quot;&quot;;[.H495])" office:value-type="string" office:string-value="" calcext:value-type="error">
            <text:p>#DIV/0 !</text:p>
          </table:table-cell>
          <table:table-cell table:formula="of:=IF(OR([.I495]&lt;[.I$549];[.I495]&gt;[.I$550]);&quot;&quot;;[.I495])" office:value-type="float" office:value="0.0127401115788655" calcext:value-type="float">
            <text:p>0,0127401116</text:p>
          </table:table-cell>
          <table:table-cell table:formula="of:=IF(OR([.J495]&lt;[.J$549];[.J495]&gt;[.J$550]);&quot;&quot;;[.J495])">
            <text:p/>
          </table:table-cell>
          <table:table-cell table:formula="of:=IF(OR([.K495]&lt;[.K$549];[.K495]&gt;[.K$550]);&quot;&quot;;[.K495])" office:value-type="string" office:string-value="" calcext:value-type="error">
            <text:p>#DIV/0 !</text:p>
          </table:table-cell>
          <table:table-cell table:formula="of:=IF(OR([.L495]&lt;[.L$549];[.L495]&gt;[.L$550]);&quot;&quot;;[.L495])">
            <text:p/>
          </table:table-cell>
          <table:table-cell table:formula="of:=IF(OR([.M495]&lt;[.M$549];[.M495]&gt;[.M$550]);&quot;&quot;;[.M495])" office:value-type="float" office:value="0.00018908734786273" calcext:value-type="float">
            <text:p>0,0001890873</text:p>
          </table:table-cell>
          <table:table-cell table:formula="of:=IF(OR([.N495]&lt;[.N$549];[.N495]&gt;[.N$550]);&quot;&quot;;[.N495])" office:value-type="float" office:value="0.508663680070084" calcext:value-type="float">
            <text:p>0,5086636801</text:p>
          </table:table-cell>
          <table:table-cell table:formula="of:=IF(OR([.O495]&lt;[.O$549];[.O495]&gt;[.O$550]);&quot;&quot;;[.O495])" office:value-type="float" office:value="0.00000953016889031018" calcext:value-type="float">
            <text:p>9,53016889031018E-006</text:p>
          </table:table-cell>
          <table:table-cell table:formula="of:=IF(OR([.P495]&lt;[.P$549];[.P495]&gt;[.P$550]);&quot;&quot;;[.P495])" office:value-type="string" office:string-value="" calcext:value-type="error">
            <text:p>#DIV/0 !</text:p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 office:value-type="string" office:string-value="" calcext:value-type="error">
            <text:p>#DIV/0 !</text:p>
          </table:table-cell>
          <table:table-cell table:formula="of:=IF(OR([.S495]&lt;[.S$549];[.S495]&gt;[.S$550]);&quot;&quot;;[.S495])" office:value-type="float" office:value="0.0204956457274136" calcext:value-type="float">
            <text:p>0,0204956457</text:p>
          </table:table-cell>
          <table:table-cell table:formula="of:=IF(OR([.T495]&lt;[.T$549];[.T495]&gt;[.T$550]);&quot;&quot;;[.T495])">
            <text:p/>
          </table:table-cell>
          <table:table-cell table:formula="of:=IF(OR([.U495]&lt;[.U$549];[.U495]&gt;[.U$550]);&quot;&quot;;[.U495])">
            <text:p/>
          </table:table-cell>
          <table:table-cell table:formula="of:=IF(OR([.V495]&lt;[.V$549];[.V495]&gt;[.V$550]);&quot;&quot;;[.V49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float" office:value="0.000162065047134452" calcext:value-type="float">
            <text:p>0,000162065</text:p>
          </table:table-cell>
          <table:table-cell table:formula="of:=IF(OR([.D496]&lt;[.D$549];[.D496]&gt;[.D$550]);&quot;&quot;;[.D496])" office:value-type="float" office:value="0.0012190000407721" calcext:value-type="float">
            <text:p>0,001219</text:p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>
            <text:p/>
          </table:table-cell>
          <table:table-cell table:formula="of:=IF(OR([.G496]&lt;[.G$549];[.G496]&gt;[.G$550]);&quot;&quot;;[.G496])">
            <text:p/>
          </table:table-cell>
          <table:table-cell table:formula="of:=IF(OR([.H496]&lt;[.H$549];[.H496]&gt;[.H$550]);&quot;&quot;;[.H496])" office:value-type="string" office:string-value="" calcext:value-type="error">
            <text:p>#DIV/0 !</text:p>
          </table:table-cell>
          <table:table-cell table:formula="of:=IF(OR([.I496]&lt;[.I$549];[.I496]&gt;[.I$550]);&quot;&quot;;[.I496])" office:value-type="float" office:value="0.0125953500136533" calcext:value-type="float">
            <text:p>0,01259535</text:p>
          </table:table-cell>
          <table:table-cell table:formula="of:=IF(OR([.J496]&lt;[.J$549];[.J496]&gt;[.J$550]);&quot;&quot;;[.J496])">
            <text:p/>
          </table:table-cell>
          <table:table-cell table:formula="of:=IF(OR([.K496]&lt;[.K$549];[.K496]&gt;[.K$550]);&quot;&quot;;[.K496])" office:value-type="string" office:string-value="" calcext:value-type="error">
            <text:p>#DIV/0 !</text:p>
          </table:table-cell>
          <table:table-cell table:formula="of:=IF(OR([.L496]&lt;[.L$549];[.L496]&gt;[.L$550]);&quot;&quot;;[.L496])">
            <text:p/>
          </table:table-cell>
          <table:table-cell table:formula="of:=IF(OR([.M496]&lt;[.M$549];[.M496]&gt;[.M$550]);&quot;&quot;;[.M496])">
            <text:p/>
          </table:table-cell>
          <table:table-cell table:formula="of:=IF(OR([.N496]&lt;[.N$549];[.N496]&gt;[.N$550]);&quot;&quot;;[.N496])" office:value-type="float" office:value="0.475164443999564" calcext:value-type="float">
            <text:p>0,475164444</text:p>
          </table:table-cell>
          <table:table-cell table:formula="of:=IF(OR([.O496]&lt;[.O$549];[.O496]&gt;[.O$550]);&quot;&quot;;[.O496])">
            <text:p/>
          </table:table-cell>
          <table:table-cell table:formula="of:=IF(OR([.P496]&lt;[.P$549];[.P496]&gt;[.P$550]);&quot;&quot;;[.P496])" office:value-type="string" office:string-value="" calcext:value-type="error">
            <text:p>#DIV/0 !</text:p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 office:value-type="string" office:string-value="" calcext:value-type="error">
            <text:p>#DIV/0 !</text:p>
          </table:table-cell>
          <table:table-cell table:formula="of:=IF(OR([.S496]&lt;[.S$549];[.S496]&gt;[.S$550]);&quot;&quot;;[.S496])" office:value-type="float" office:value="0.0183689684134026" calcext:value-type="float">
            <text:p>0,0183689684</text:p>
          </table:table-cell>
          <table:table-cell table:formula="of:=IF(OR([.T496]&lt;[.T$549];[.T496]&gt;[.T$550]);&quot;&quot;;[.T496])">
            <text:p/>
          </table:table-cell>
          <table:table-cell table:formula="of:=IF(OR([.U496]&lt;[.U$549];[.U496]&gt;[.U$550]);&quot;&quot;;[.U496])">
            <text:p/>
          </table:table-cell>
          <table:table-cell table:formula="of:=IF(OR([.V496]&lt;[.V$549];[.V496]&gt;[.V$550]);&quot;&quot;;[.V49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float" office:value="0.000211975295778973" calcext:value-type="float">
            <text:p>0,0002119753</text:p>
          </table:table-cell>
          <table:table-cell table:formula="of:=IF(OR([.D497]&lt;[.D$549];[.D497]&gt;[.D$550]);&quot;&quot;;[.D497])" office:value-type="float" office:value="0.00121210607561468" calcext:value-type="float">
            <text:p>0,0012121061</text:p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>
            <text:p/>
          </table:table-cell>
          <table:table-cell table:formula="of:=IF(OR([.G497]&lt;[.G$549];[.G497]&gt;[.G$550]);&quot;&quot;;[.G497])">
            <text:p/>
          </table:table-cell>
          <table:table-cell table:formula="of:=IF(OR([.H497]&lt;[.H$549];[.H497]&gt;[.H$550]);&quot;&quot;;[.H497])" office:value-type="string" office:string-value="" calcext:value-type="error">
            <text:p>#DIV/0 !</text:p>
          </table:table-cell>
          <table:table-cell table:formula="of:=IF(OR([.I497]&lt;[.I$549];[.I497]&gt;[.I$550]);&quot;&quot;;[.I497])" office:value-type="float" office:value="0.0131497210729693" calcext:value-type="float">
            <text:p>0,0131497211</text:p>
          </table:table-cell>
          <table:table-cell table:formula="of:=IF(OR([.J497]&lt;[.J$549];[.J497]&gt;[.J$550]);&quot;&quot;;[.J497])">
            <text:p/>
          </table:table-cell>
          <table:table-cell table:formula="of:=IF(OR([.K497]&lt;[.K$549];[.K497]&gt;[.K$550]);&quot;&quot;;[.K497])" office:value-type="string" office:string-value="" calcext:value-type="error">
            <text:p>#DIV/0 !</text:p>
          </table:table-cell>
          <table:table-cell table:formula="of:=IF(OR([.L497]&lt;[.L$549];[.L497]&gt;[.L$550]);&quot;&quot;;[.L497])">
            <text:p/>
          </table:table-cell>
          <table:table-cell table:formula="of:=IF(OR([.M497]&lt;[.M$549];[.M497]&gt;[.M$550]);&quot;&quot;;[.M497])" office:value-type="float" office:value="0.000204422766032037" calcext:value-type="float">
            <text:p>0,0002044228</text:p>
          </table:table-cell>
          <table:table-cell table:formula="of:=IF(OR([.N497]&lt;[.N$549];[.N497]&gt;[.N$550]);&quot;&quot;;[.N497])" office:value-type="float" office:value="0.472029984396358" calcext:value-type="float">
            <text:p>0,4720299844</text:p>
          </table:table-cell>
          <table:table-cell table:formula="of:=IF(OR([.O497]&lt;[.O$549];[.O497]&gt;[.O$550]);&quot;&quot;;[.O497])" office:value-type="float" office:value="0.00000936859606013003" calcext:value-type="float">
            <text:p>9,36859606013003E-006</text:p>
          </table:table-cell>
          <table:table-cell table:formula="of:=IF(OR([.P497]&lt;[.P$549];[.P497]&gt;[.P$550]);&quot;&quot;;[.P497])" office:value-type="string" office:string-value="" calcext:value-type="error">
            <text:p>#DIV/0 !</text:p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 office:value-type="string" office:string-value="" calcext:value-type="error">
            <text:p>#DIV/0 !</text:p>
          </table:table-cell>
          <table:table-cell table:formula="of:=IF(OR([.S497]&lt;[.S$549];[.S497]&gt;[.S$550]);&quot;&quot;;[.S497])" office:value-type="float" office:value="0.0182713336365415" calcext:value-type="float">
            <text:p>0,0182713336</text:p>
          </table:table-cell>
          <table:table-cell table:formula="of:=IF(OR([.T497]&lt;[.T$549];[.T497]&gt;[.T$550]);&quot;&quot;;[.T497])">
            <text:p/>
          </table:table-cell>
          <table:table-cell table:formula="of:=IF(OR([.U497]&lt;[.U$549];[.U497]&gt;[.U$550]);&quot;&quot;;[.U497])">
            <text:p/>
          </table:table-cell>
          <table:table-cell table:formula="of:=IF(OR([.V497]&lt;[.V$549];[.V497]&gt;[.V$550]);&quot;&quot;;[.V49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float" office:value="0.000236652279722602" calcext:value-type="float">
            <text:p>0,0002366523</text:p>
          </table:table-cell>
          <table:table-cell table:formula="of:=IF(OR([.D498]&lt;[.D$549];[.D498]&gt;[.D$550]);&quot;&quot;;[.D498])" office:value-type="float" office:value="0.00159811207460442" calcext:value-type="float">
            <text:p>0,0015981121</text:p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>
            <text:p/>
          </table:table-cell>
          <table:table-cell table:formula="of:=IF(OR([.G498]&lt;[.G$549];[.G498]&gt;[.G$550]);&quot;&quot;;[.G498])">
            <text:p/>
          </table:table-cell>
          <table:table-cell table:formula="of:=IF(OR([.H498]&lt;[.H$549];[.H498]&gt;[.H$550]);&quot;&quot;;[.H498])" office:value-type="string" office:string-value="" calcext:value-type="error">
            <text:p>#DIV/0 !</text:p>
          </table:table-cell>
          <table:table-cell table:formula="of:=IF(OR([.I498]&lt;[.I$549];[.I498]&gt;[.I$550]);&quot;&quot;;[.I498])" office:value-type="float" office:value="0.014436619845959" calcext:value-type="float">
            <text:p>0,0144366198</text:p>
          </table:table-cell>
          <table:table-cell table:formula="of:=IF(OR([.J498]&lt;[.J$549];[.J498]&gt;[.J$550]);&quot;&quot;;[.J498])">
            <text:p/>
          </table:table-cell>
          <table:table-cell table:formula="of:=IF(OR([.K498]&lt;[.K$549];[.K498]&gt;[.K$550]);&quot;&quot;;[.K498])" office:value-type="string" office:string-value="" calcext:value-type="error">
            <text:p>#DIV/0 !</text:p>
          </table:table-cell>
          <table:table-cell table:formula="of:=IF(OR([.L498]&lt;[.L$549];[.L498]&gt;[.L$550]);&quot;&quot;;[.L498])">
            <text:p/>
          </table:table-cell>
          <table:table-cell table:formula="of:=IF(OR([.M498]&lt;[.M$549];[.M498]&gt;[.M$550]);&quot;&quot;;[.M498])" office:value-type="float" office:value="0.000148812850537507" calcext:value-type="float">
            <text:p>0,0001488129</text:p>
          </table:table-cell>
          <table:table-cell table:formula="of:=IF(OR([.N498]&lt;[.N$549];[.N498]&gt;[.N$550]);&quot;&quot;;[.N498])" office:value-type="float" office:value="0.455456430905993" calcext:value-type="float">
            <text:p>0,4554564309</text:p>
          </table:table-cell>
          <table:table-cell table:formula="of:=IF(OR([.O498]&lt;[.O$549];[.O498]&gt;[.O$550]);&quot;&quot;;[.O498])" office:value-type="float" office:value="0.00001283937178555" calcext:value-type="float">
            <text:p>1,283937178555E-005</text:p>
          </table:table-cell>
          <table:table-cell table:formula="of:=IF(OR([.P498]&lt;[.P$549];[.P498]&gt;[.P$550]);&quot;&quot;;[.P498])" office:value-type="string" office:string-value="" calcext:value-type="error">
            <text:p>#DIV/0 !</text:p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 office:value-type="string" office:string-value="" calcext:value-type="error">
            <text:p>#DIV/0 !</text:p>
          </table:table-cell>
          <table:table-cell table:formula="of:=IF(OR([.S498]&lt;[.S$549];[.S498]&gt;[.S$550]);&quot;&quot;;[.S498])" office:value-type="float" office:value="0.0165193713795237" calcext:value-type="float">
            <text:p>0,0165193714</text:p>
          </table:table-cell>
          <table:table-cell table:formula="of:=IF(OR([.T498]&lt;[.T$549];[.T498]&gt;[.T$550]);&quot;&quot;;[.T498])">
            <text:p/>
          </table:table-cell>
          <table:table-cell table:formula="of:=IF(OR([.U498]&lt;[.U$549];[.U498]&gt;[.U$550]);&quot;&quot;;[.U498])">
            <text:p/>
          </table:table-cell>
          <table:table-cell table:formula="of:=IF(OR([.V498]&lt;[.V$549];[.V498]&gt;[.V$550]);&quot;&quot;;[.V49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float" office:value="0.000249091397972037" calcext:value-type="float">
            <text:p>0,0002490914</text:p>
          </table:table-cell>
          <table:table-cell table:formula="of:=IF(OR([.D499]&lt;[.D$549];[.D499]&gt;[.D$550]);&quot;&quot;;[.D499])" office:value-type="float" office:value="0.00123537675459554" calcext:value-type="float">
            <text:p>0,0012353768</text:p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>
            <text:p/>
          </table:table-cell>
          <table:table-cell table:formula="of:=IF(OR([.G499]&lt;[.G$549];[.G499]&gt;[.G$550]);&quot;&quot;;[.G499])">
            <text:p/>
          </table:table-cell>
          <table:table-cell table:formula="of:=IF(OR([.H499]&lt;[.H$549];[.H499]&gt;[.H$550]);&quot;&quot;;[.H499])" office:value-type="string" office:string-value="" calcext:value-type="error">
            <text:p>#DIV/0 !</text:p>
          </table:table-cell>
          <table:table-cell table:formula="of:=IF(OR([.I499]&lt;[.I$549];[.I499]&gt;[.I$550]);&quot;&quot;;[.I499])" office:value-type="float" office:value="0.0127645628403805" calcext:value-type="float">
            <text:p>0,0127645628</text:p>
          </table:table-cell>
          <table:table-cell table:formula="of:=IF(OR([.J499]&lt;[.J$549];[.J499]&gt;[.J$550]);&quot;&quot;;[.J499])">
            <text:p/>
          </table:table-cell>
          <table:table-cell table:formula="of:=IF(OR([.K499]&lt;[.K$549];[.K499]&gt;[.K$550]);&quot;&quot;;[.K499])" office:value-type="string" office:string-value="" calcext:value-type="error">
            <text:p>#DIV/0 !</text:p>
          </table:table-cell>
          <table:table-cell table:formula="of:=IF(OR([.L499]&lt;[.L$549];[.L499]&gt;[.L$550]);&quot;&quot;;[.L499])">
            <text:p/>
          </table:table-cell>
          <table:table-cell table:formula="of:=IF(OR([.M499]&lt;[.M$549];[.M499]&gt;[.M$550]);&quot;&quot;;[.M499])">
            <text:p/>
          </table:table-cell>
          <table:table-cell table:formula="of:=IF(OR([.N499]&lt;[.N$549];[.N499]&gt;[.N$550]);&quot;&quot;;[.N499])" office:value-type="float" office:value="0.475126304084531" calcext:value-type="float">
            <text:p>0,4751263041</text:p>
          </table:table-cell>
          <table:table-cell table:formula="of:=IF(OR([.O499]&lt;[.O$549];[.O499]&gt;[.O$550]);&quot;&quot;;[.O499])">
            <text:p/>
          </table:table-cell>
          <table:table-cell table:formula="of:=IF(OR([.P499]&lt;[.P$549];[.P499]&gt;[.P$550]);&quot;&quot;;[.P499])" office:value-type="string" office:string-value="" calcext:value-type="error">
            <text:p>#DIV/0 !</text:p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 office:value-type="string" office:string-value="" calcext:value-type="error">
            <text:p>#DIV/0 !</text:p>
          </table:table-cell>
          <table:table-cell table:formula="of:=IF(OR([.S499]&lt;[.S$549];[.S499]&gt;[.S$550]);&quot;&quot;;[.S499])" office:value-type="float" office:value="0.0135148132156791" calcext:value-type="float">
            <text:p>0,0135148132</text:p>
          </table:table-cell>
          <table:table-cell table:formula="of:=IF(OR([.T499]&lt;[.T$549];[.T499]&gt;[.T$550]);&quot;&quot;;[.T499])">
            <text:p/>
          </table:table-cell>
          <table:table-cell table:formula="of:=IF(OR([.U499]&lt;[.U$549];[.U499]&gt;[.U$550]);&quot;&quot;;[.U499])">
            <text:p/>
          </table:table-cell>
          <table:table-cell table:formula="of:=IF(OR([.V499]&lt;[.V$549];[.V499]&gt;[.V$550]);&quot;&quot;;[.V49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float" office:value="0.000206030901185271" calcext:value-type="float">
            <text:p>0,0002060309</text:p>
          </table:table-cell>
          <table:table-cell table:formula="of:=IF(OR([.D500]&lt;[.D$549];[.D500]&gt;[.D$550]);&quot;&quot;;[.D500])">
            <text:p/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>
            <text:p/>
          </table:table-cell>
          <table:table-cell table:formula="of:=IF(OR([.G500]&lt;[.G$549];[.G500]&gt;[.G$550]);&quot;&quot;;[.G500])">
            <text:p/>
          </table:table-cell>
          <table:table-cell table:formula="of:=IF(OR([.H500]&lt;[.H$549];[.H500]&gt;[.H$550]);&quot;&quot;;[.H500])" office:value-type="string" office:string-value="" calcext:value-type="error">
            <text:p>#DIV/0 !</text:p>
          </table:table-cell>
          <table:table-cell table:formula="of:=IF(OR([.I500]&lt;[.I$549];[.I500]&gt;[.I$550]);&quot;&quot;;[.I500])" office:value-type="float" office:value="0.0127238365795142" calcext:value-type="float">
            <text:p>0,0127238366</text:p>
          </table:table-cell>
          <table:table-cell table:formula="of:=IF(OR([.J500]&lt;[.J$549];[.J500]&gt;[.J$550]);&quot;&quot;;[.J500])">
            <text:p/>
          </table:table-cell>
          <table:table-cell table:formula="of:=IF(OR([.K500]&lt;[.K$549];[.K500]&gt;[.K$550]);&quot;&quot;;[.K500])" office:value-type="string" office:string-value="" calcext:value-type="error">
            <text:p>#DIV/0 !</text:p>
          </table:table-cell>
          <table:table-cell table:formula="of:=IF(OR([.L500]&lt;[.L$549];[.L500]&gt;[.L$550]);&quot;&quot;;[.L500])">
            <text:p/>
          </table:table-cell>
          <table:table-cell table:formula="of:=IF(OR([.M500]&lt;[.M$549];[.M500]&gt;[.M$550]);&quot;&quot;;[.M500])" office:value-type="float" office:value="0.000104314290760873" calcext:value-type="float">
            <text:p>0,0001043143</text:p>
          </table:table-cell>
          <table:table-cell table:formula="of:=IF(OR([.N500]&lt;[.N$549];[.N500]&gt;[.N$550]);&quot;&quot;;[.N500])" office:value-type="float" office:value="0.437563713454972" calcext:value-type="float">
            <text:p>0,4375637135</text:p>
          </table:table-cell>
          <table:table-cell table:formula="of:=IF(OR([.O500]&lt;[.O$549];[.O500]&gt;[.O$550]);&quot;&quot;;[.O500])">
            <text:p/>
          </table:table-cell>
          <table:table-cell table:formula="of:=IF(OR([.P500]&lt;[.P$549];[.P500]&gt;[.P$550]);&quot;&quot;;[.P500])" office:value-type="string" office:string-value="" calcext:value-type="error">
            <text:p>#DIV/0 !</text:p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 office:value-type="string" office:string-value="" calcext:value-type="error">
            <text:p>#DIV/0 !</text:p>
          </table:table-cell>
          <table:table-cell table:formula="of:=IF(OR([.S500]&lt;[.S$549];[.S500]&gt;[.S$550]);&quot;&quot;;[.S500])" office:value-type="float" office:value="0.0122005343150234" calcext:value-type="float">
            <text:p>0,0122005343</text:p>
          </table:table-cell>
          <table:table-cell table:formula="of:=IF(OR([.T500]&lt;[.T$549];[.T500]&gt;[.T$550]);&quot;&quot;;[.T500])">
            <text:p/>
          </table:table-cell>
          <table:table-cell table:formula="of:=IF(OR([.U500]&lt;[.U$549];[.U500]&gt;[.U$550]);&quot;&quot;;[.U500])">
            <text:p/>
          </table:table-cell>
          <table:table-cell table:formula="of:=IF(OR([.V500]&lt;[.V$549];[.V500]&gt;[.V$550]);&quot;&quot;;[.V50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float" office:value="0.000186361367295266" calcext:value-type="float">
            <text:p>0,0001863614</text:p>
          </table:table-cell>
          <table:table-cell table:formula="of:=IF(OR([.D501]&lt;[.D$549];[.D501]&gt;[.D$550]);&quot;&quot;;[.D501])" office:value-type="float" office:value="0.00122595743309161" calcext:value-type="float">
            <text:p>0,0012259574</text:p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>
            <text:p/>
          </table:table-cell>
          <table:table-cell table:formula="of:=IF(OR([.G501]&lt;[.G$549];[.G501]&gt;[.G$550]);&quot;&quot;;[.G501])">
            <text:p/>
          </table:table-cell>
          <table:table-cell table:formula="of:=IF(OR([.H501]&lt;[.H$549];[.H501]&gt;[.H$550]);&quot;&quot;;[.H501])" office:value-type="string" office:string-value="" calcext:value-type="error">
            <text:p>#DIV/0 !</text:p>
          </table:table-cell>
          <table:table-cell table:formula="of:=IF(OR([.I501]&lt;[.I$549];[.I501]&gt;[.I$550]);&quot;&quot;;[.I501])" office:value-type="float" office:value="0.0126672374529605" calcext:value-type="float">
            <text:p>0,0126672375</text:p>
          </table:table-cell>
          <table:table-cell table:formula="of:=IF(OR([.J501]&lt;[.J$549];[.J501]&gt;[.J$550]);&quot;&quot;;[.J501])">
            <text:p/>
          </table:table-cell>
          <table:table-cell table:formula="of:=IF(OR([.K501]&lt;[.K$549];[.K501]&gt;[.K$550]);&quot;&quot;;[.K501])" office:value-type="string" office:string-value="" calcext:value-type="error">
            <text:p>#DIV/0 !</text:p>
          </table:table-cell>
          <table:table-cell table:formula="of:=IF(OR([.L501]&lt;[.L$549];[.L501]&gt;[.L$550]);&quot;&quot;;[.L501])">
            <text:p/>
          </table:table-cell>
          <table:table-cell table:formula="of:=IF(OR([.M501]&lt;[.M$549];[.M501]&gt;[.M$550]);&quot;&quot;;[.M501])" office:value-type="float" office:value="0.0000804789314828332" calcext:value-type="float">
            <text:p>8,04789314828332E-005</text:p>
          </table:table-cell>
          <table:table-cell table:formula="of:=IF(OR([.N501]&lt;[.N$549];[.N501]&gt;[.N$550]);&quot;&quot;;[.N501])" office:value-type="float" office:value="0.421592639305902" calcext:value-type="float">
            <text:p>0,4215926393</text:p>
          </table:table-cell>
          <table:table-cell table:formula="of:=IF(OR([.O501]&lt;[.O$549];[.O501]&gt;[.O$550]);&quot;&quot;;[.O501])" office:value-type="float" office:value="0.0000123912422128769" calcext:value-type="float">
            <text:p>1,23912422128769E-005</text:p>
          </table:table-cell>
          <table:table-cell table:formula="of:=IF(OR([.P501]&lt;[.P$549];[.P501]&gt;[.P$550]);&quot;&quot;;[.P501])" office:value-type="string" office:string-value="" calcext:value-type="error">
            <text:p>#DIV/0 !</text:p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 office:value-type="string" office:string-value="" calcext:value-type="error">
            <text:p>#DIV/0 !</text:p>
          </table:table-cell>
          <table:table-cell table:formula="of:=IF(OR([.S501]&lt;[.S$549];[.S501]&gt;[.S$550]);&quot;&quot;;[.S501])" office:value-type="float" office:value="0.0115071664414046" calcext:value-type="float">
            <text:p>0,0115071664</text:p>
          </table:table-cell>
          <table:table-cell table:formula="of:=IF(OR([.T501]&lt;[.T$549];[.T501]&gt;[.T$550]);&quot;&quot;;[.T501])">
            <text:p/>
          </table:table-cell>
          <table:table-cell table:formula="of:=IF(OR([.U501]&lt;[.U$549];[.U501]&gt;[.U$550]);&quot;&quot;;[.U501])">
            <text:p/>
          </table:table-cell>
          <table:table-cell table:formula="of:=IF(OR([.V501]&lt;[.V$549];[.V501]&gt;[.V$550]);&quot;&quot;;[.V50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 office:value-type="float" office:value="0.000189345375420621" calcext:value-type="float">
            <text:p>0,0001893454</text:p>
          </table:table-cell>
          <table:table-cell table:formula="of:=IF(OR([.D502]&lt;[.D$549];[.D502]&gt;[.D$550]);&quot;&quot;;[.D502])">
            <text:p/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>
            <text:p/>
          </table:table-cell>
          <table:table-cell table:formula="of:=IF(OR([.G502]&lt;[.G$549];[.G502]&gt;[.G$550]);&quot;&quot;;[.G502])">
            <text:p/>
          </table:table-cell>
          <table:table-cell table:formula="of:=IF(OR([.H502]&lt;[.H$549];[.H502]&gt;[.H$550]);&quot;&quot;;[.H502])" office:value-type="string" office:string-value="" calcext:value-type="error">
            <text:p>#DIV/0 !</text:p>
          </table:table-cell>
          <table:table-cell table:formula="of:=IF(OR([.I502]&lt;[.I$549];[.I502]&gt;[.I$550]);&quot;&quot;;[.I502])" office:value-type="float" office:value="0.0131829568250582" calcext:value-type="float">
            <text:p>0,0131829568</text:p>
          </table:table-cell>
          <table:table-cell table:formula="of:=IF(OR([.J502]&lt;[.J$549];[.J502]&gt;[.J$550]);&quot;&quot;;[.J502])">
            <text:p/>
          </table:table-cell>
          <table:table-cell table:formula="of:=IF(OR([.K502]&lt;[.K$549];[.K502]&gt;[.K$550]);&quot;&quot;;[.K502])" office:value-type="string" office:string-value="" calcext:value-type="error">
            <text:p>#DIV/0 !</text:p>
          </table:table-cell>
          <table:table-cell table:formula="of:=IF(OR([.L502]&lt;[.L$549];[.L502]&gt;[.L$550]);&quot;&quot;;[.L502])">
            <text:p/>
          </table:table-cell>
          <table:table-cell table:formula="of:=IF(OR([.M502]&lt;[.M$549];[.M502]&gt;[.M$550]);&quot;&quot;;[.M502])" office:value-type="float" office:value="0.0000844408877488227" calcext:value-type="float">
            <text:p>8,44408877488227E-005</text:p>
          </table:table-cell>
          <table:table-cell table:formula="of:=IF(OR([.N502]&lt;[.N$549];[.N502]&gt;[.N$550]);&quot;&quot;;[.N502])" office:value-type="float" office:value="0.435178413114034" calcext:value-type="float">
            <text:p>0,4351784131</text:p>
          </table:table-cell>
          <table:table-cell table:formula="of:=IF(OR([.O502]&lt;[.O$549];[.O502]&gt;[.O$550]);&quot;&quot;;[.O502])" office:value-type="float" office:value="0.0000122822058568909" calcext:value-type="float">
            <text:p>1,22822058568909E-005</text:p>
          </table:table-cell>
          <table:table-cell table:formula="of:=IF(OR([.P502]&lt;[.P$549];[.P502]&gt;[.P$550]);&quot;&quot;;[.P502])" office:value-type="string" office:string-value="" calcext:value-type="error">
            <text:p>#DIV/0 !</text:p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 office:value-type="string" office:string-value="" calcext:value-type="error">
            <text:p>#DIV/0 !</text:p>
          </table:table-cell>
          <table:table-cell table:formula="of:=IF(OR([.S502]&lt;[.S$549];[.S502]&gt;[.S$550]);&quot;&quot;;[.S502])" office:value-type="float" office:value="0.0114059094830674" calcext:value-type="float">
            <text:p>0,0114059095</text:p>
          </table:table-cell>
          <table:table-cell table:formula="of:=IF(OR([.T502]&lt;[.T$549];[.T502]&gt;[.T$550]);&quot;&quot;;[.T502])">
            <text:p/>
          </table:table-cell>
          <table:table-cell table:formula="of:=IF(OR([.U502]&lt;[.U$549];[.U502]&gt;[.U$550]);&quot;&quot;;[.U502])">
            <text:p/>
          </table:table-cell>
          <table:table-cell table:formula="of:=IF(OR([.V502]&lt;[.V$549];[.V502]&gt;[.V$550]);&quot;&quot;;[.V50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float" office:value="0.000177360830004843" calcext:value-type="float">
            <text:p>0,0001773608</text:p>
          </table:table-cell>
          <table:table-cell table:formula="of:=IF(OR([.D503]&lt;[.D$549];[.D503]&gt;[.D$550]);&quot;&quot;;[.D503])">
            <text:p/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>
            <text:p/>
          </table:table-cell>
          <table:table-cell table:formula="of:=IF(OR([.G503]&lt;[.G$549];[.G503]&gt;[.G$550]);&quot;&quot;;[.G503])">
            <text:p/>
          </table:table-cell>
          <table:table-cell table:formula="of:=IF(OR([.H503]&lt;[.H$549];[.H503]&gt;[.H$550]);&quot;&quot;;[.H503])" office:value-type="string" office:string-value="" calcext:value-type="error">
            <text:p>#DIV/0 !</text:p>
          </table:table-cell>
          <table:table-cell table:formula="of:=IF(OR([.I503]&lt;[.I$549];[.I503]&gt;[.I$550]);&quot;&quot;;[.I503])" office:value-type="float" office:value="0.0120614743142094" calcext:value-type="float">
            <text:p>0,0120614743</text:p>
          </table:table-cell>
          <table:table-cell table:formula="of:=IF(OR([.J503]&lt;[.J$549];[.J503]&gt;[.J$550]);&quot;&quot;;[.J503])">
            <text:p/>
          </table:table-cell>
          <table:table-cell table:formula="of:=IF(OR([.K503]&lt;[.K$549];[.K503]&gt;[.K$550]);&quot;&quot;;[.K503])" office:value-type="string" office:string-value="" calcext:value-type="error">
            <text:p>#DIV/0 !</text:p>
          </table:table-cell>
          <table:table-cell table:formula="of:=IF(OR([.L503]&lt;[.L$549];[.L503]&gt;[.L$550]);&quot;&quot;;[.L503])">
            <text:p/>
          </table:table-cell>
          <table:table-cell table:formula="of:=IF(OR([.M503]&lt;[.M$549];[.M503]&gt;[.M$550]);&quot;&quot;;[.M503])" office:value-type="float" office:value="0.0000855157843508074" calcext:value-type="float">
            <text:p>8,55157843508074E-005</text:p>
          </table:table-cell>
          <table:table-cell table:formula="of:=IF(OR([.N503]&lt;[.N$549];[.N503]&gt;[.N$550]);&quot;&quot;;[.N503])" office:value-type="float" office:value="0.390131526766998" calcext:value-type="float">
            <text:p>0,3901315268</text:p>
          </table:table-cell>
          <table:table-cell table:formula="of:=IF(OR([.O503]&lt;[.O$549];[.O503]&gt;[.O$550]);&quot;&quot;;[.O503])" office:value-type="float" office:value="0.0000201171172505063" calcext:value-type="float">
            <text:p>2,01171172505063E-005</text:p>
          </table:table-cell>
          <table:table-cell table:formula="of:=IF(OR([.P503]&lt;[.P$549];[.P503]&gt;[.P$550]);&quot;&quot;;[.P503])" office:value-type="string" office:string-value="" calcext:value-type="error">
            <text:p>#DIV/0 !</text:p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 office:value-type="string" office:string-value="" calcext:value-type="error">
            <text:p>#DIV/0 !</text:p>
          </table:table-cell>
          <table:table-cell table:formula="of:=IF(OR([.S503]&lt;[.S$549];[.S503]&gt;[.S$550]);&quot;&quot;;[.S503])" office:value-type="float" office:value="0.00972895977622085" calcext:value-type="float">
            <text:p>0,0097289598</text:p>
          </table:table-cell>
          <table:table-cell table:formula="of:=IF(OR([.T503]&lt;[.T$549];[.T503]&gt;[.T$550]);&quot;&quot;;[.T503])">
            <text:p/>
          </table:table-cell>
          <table:table-cell table:formula="of:=IF(OR([.U503]&lt;[.U$549];[.U503]&gt;[.U$550]);&quot;&quot;;[.U503])">
            <text:p/>
          </table:table-cell>
          <table:table-cell table:formula="of:=IF(OR([.V503]&lt;[.V$549];[.V503]&gt;[.V$550]);&quot;&quot;;[.V50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float" office:value="0.00014834927880563" calcext:value-type="float">
            <text:p>0,0001483493</text:p>
          </table:table-cell>
          <table:table-cell table:formula="of:=IF(OR([.D504]&lt;[.D$549];[.D504]&gt;[.D$550]);&quot;&quot;;[.D504])">
            <text:p/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>
            <text:p/>
          </table:table-cell>
          <table:table-cell table:formula="of:=IF(OR([.G504]&lt;[.G$549];[.G504]&gt;[.G$550]);&quot;&quot;;[.G504])">
            <text:p/>
          </table:table-cell>
          <table:table-cell table:formula="of:=IF(OR([.H504]&lt;[.H$549];[.H504]&gt;[.H$550]);&quot;&quot;;[.H504])" office:value-type="string" office:string-value="" calcext:value-type="error">
            <text:p>#DIV/0 !</text:p>
          </table:table-cell>
          <table:table-cell table:formula="of:=IF(OR([.I504]&lt;[.I$549];[.I504]&gt;[.I$550]);&quot;&quot;;[.I504])" office:value-type="float" office:value="0.0118760935739939" calcext:value-type="float">
            <text:p>0,0118760936</text:p>
          </table:table-cell>
          <table:table-cell table:formula="of:=IF(OR([.J504]&lt;[.J$549];[.J504]&gt;[.J$550]);&quot;&quot;;[.J504])">
            <text:p/>
          </table:table-cell>
          <table:table-cell table:formula="of:=IF(OR([.K504]&lt;[.K$549];[.K504]&gt;[.K$550]);&quot;&quot;;[.K504])" office:value-type="string" office:string-value="" calcext:value-type="error">
            <text:p>#DIV/0 !</text:p>
          </table:table-cell>
          <table:table-cell table:formula="of:=IF(OR([.L504]&lt;[.L$549];[.L504]&gt;[.L$550]);&quot;&quot;;[.L504])">
            <text:p/>
          </table:table-cell>
          <table:table-cell table:formula="of:=IF(OR([.M504]&lt;[.M$549];[.M504]&gt;[.M$550]);&quot;&quot;;[.M504])" office:value-type="float" office:value="0.000185098329021452" calcext:value-type="float">
            <text:p>0,0001850983</text:p>
          </table:table-cell>
          <table:table-cell table:formula="of:=IF(OR([.N504]&lt;[.N$549];[.N504]&gt;[.N$550]);&quot;&quot;;[.N504])" office:value-type="float" office:value="0.380398493973407" calcext:value-type="float">
            <text:p>0,380398494</text:p>
          </table:table-cell>
          <table:table-cell table:formula="of:=IF(OR([.O504]&lt;[.O$549];[.O504]&gt;[.O$550]);&quot;&quot;;[.O504])" office:value-type="float" office:value="0.0000116173358685841" calcext:value-type="float">
            <text:p>1,16173358685841E-005</text:p>
          </table:table-cell>
          <table:table-cell table:formula="of:=IF(OR([.P504]&lt;[.P$549];[.P504]&gt;[.P$550]);&quot;&quot;;[.P504])" office:value-type="string" office:string-value="" calcext:value-type="error">
            <text:p>#DIV/0 !</text:p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 office:value-type="string" office:string-value="" calcext:value-type="error">
            <text:p>#DIV/0 !</text:p>
          </table:table-cell>
          <table:table-cell table:formula="of:=IF(OR([.S504]&lt;[.S$549];[.S504]&gt;[.S$550]);&quot;&quot;;[.S504])" office:value-type="float" office:value="0.00779858362753166" calcext:value-type="float">
            <text:p>0,0077985836</text:p>
          </table:table-cell>
          <table:table-cell table:formula="of:=IF(OR([.T504]&lt;[.T$549];[.T504]&gt;[.T$550]);&quot;&quot;;[.T504])">
            <text:p/>
          </table:table-cell>
          <table:table-cell table:formula="of:=IF(OR([.U504]&lt;[.U$549];[.U504]&gt;[.U$550]);&quot;&quot;;[.U504])">
            <text:p/>
          </table:table-cell>
          <table:table-cell table:formula="of:=IF(OR([.V504]&lt;[.V$549];[.V504]&gt;[.V$550]);&quot;&quot;;[.V50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float" office:value="0.000214458174646176" calcext:value-type="float">
            <text:p>0,0002144582</text:p>
          </table:table-cell>
          <table:table-cell table:formula="of:=IF(OR([.D505]&lt;[.D$549];[.D505]&gt;[.D$550]);&quot;&quot;;[.D505])" office:value-type="float" office:value="0.00128209612721863" calcext:value-type="float">
            <text:p>0,0012820961</text:p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>
            <text:p/>
          </table:table-cell>
          <table:table-cell table:formula="of:=IF(OR([.G505]&lt;[.G$549];[.G505]&gt;[.G$550]);&quot;&quot;;[.G505])">
            <text:p/>
          </table:table-cell>
          <table:table-cell table:formula="of:=IF(OR([.H505]&lt;[.H$549];[.H505]&gt;[.H$550]);&quot;&quot;;[.H505])" office:value-type="string" office:string-value="" calcext:value-type="error">
            <text:p>#DIV/0 !</text:p>
          </table:table-cell>
          <table:table-cell table:formula="of:=IF(OR([.I505]&lt;[.I$549];[.I505]&gt;[.I$550]);&quot;&quot;;[.I505])" office:value-type="float" office:value="0.0125855649545773" calcext:value-type="float">
            <text:p>0,012585565</text:p>
          </table:table-cell>
          <table:table-cell table:formula="of:=IF(OR([.J505]&lt;[.J$549];[.J505]&gt;[.J$550]);&quot;&quot;;[.J505])">
            <text:p/>
          </table:table-cell>
          <table:table-cell table:formula="of:=IF(OR([.K505]&lt;[.K$549];[.K505]&gt;[.K$550]);&quot;&quot;;[.K505])" office:value-type="string" office:string-value="" calcext:value-type="error">
            <text:p>#DIV/0 !</text:p>
          </table:table-cell>
          <table:table-cell table:formula="of:=IF(OR([.L505]&lt;[.L$549];[.L505]&gt;[.L$550]);&quot;&quot;;[.L505])">
            <text:p/>
          </table:table-cell>
          <table:table-cell table:formula="of:=IF(OR([.M505]&lt;[.M$549];[.M505]&gt;[.M$550]);&quot;&quot;;[.M505])" office:value-type="float" office:value="0.000147780540990633" calcext:value-type="float">
            <text:p>0,0001477805</text:p>
          </table:table-cell>
          <table:table-cell table:formula="of:=IF(OR([.N505]&lt;[.N$549];[.N505]&gt;[.N$550]);&quot;&quot;;[.N505])" office:value-type="float" office:value="0.575882330356342" calcext:value-type="float">
            <text:p>0,5758823304</text:p>
          </table:table-cell>
          <table:table-cell table:formula="of:=IF(OR([.O505]&lt;[.O$549];[.O505]&gt;[.O$550]);&quot;&quot;;[.O505])">
            <text:p/>
          </table:table-cell>
          <table:table-cell table:formula="of:=IF(OR([.P505]&lt;[.P$549];[.P505]&gt;[.P$550]);&quot;&quot;;[.P505])" office:value-type="string" office:string-value="" calcext:value-type="error">
            <text:p>#DIV/0 !</text:p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 office:value-type="string" office:string-value="" calcext:value-type="error">
            <text:p>#DIV/0 !</text:p>
          </table:table-cell>
          <table:table-cell table:formula="of:=IF(OR([.S505]&lt;[.S$549];[.S505]&gt;[.S$550]);&quot;&quot;;[.S505])" office:value-type="float" office:value="0.00870560845371409" calcext:value-type="float">
            <text:p>0,0087056085</text:p>
          </table:table-cell>
          <table:table-cell table:formula="of:=IF(OR([.T505]&lt;[.T$549];[.T505]&gt;[.T$550]);&quot;&quot;;[.T505])" office:value-type="float" office:value="0.0000260209861723248" calcext:value-type="float">
            <text:p>0,000026021</text:p>
          </table:table-cell>
          <table:table-cell table:formula="of:=IF(OR([.U505]&lt;[.U$549];[.U505]&gt;[.U$550]);&quot;&quot;;[.U505])">
            <text:p/>
          </table:table-cell>
          <table:table-cell table:formula="of:=IF(OR([.V505]&lt;[.V$549];[.V505]&gt;[.V$550]);&quot;&quot;;[.V50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float" office:value="0.000225615873920492" calcext:value-type="float">
            <text:p>0,0002256159</text:p>
          </table:table-cell>
          <table:table-cell table:formula="of:=IF(OR([.D506]&lt;[.D$549];[.D506]&gt;[.D$550]);&quot;&quot;;[.D506])" office:value-type="float" office:value="0.00124252288941316" calcext:value-type="float">
            <text:p>0,0012425229</text:p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>
            <text:p/>
          </table:table-cell>
          <table:table-cell table:formula="of:=IF(OR([.G506]&lt;[.G$549];[.G506]&gt;[.G$550]);&quot;&quot;;[.G506])" office:value-type="float" office:value="0.000120450999368012" calcext:value-type="float">
            <text:p>0,000120451</text:p>
          </table:table-cell>
          <table:table-cell table:formula="of:=IF(OR([.H506]&lt;[.H$549];[.H506]&gt;[.H$550]);&quot;&quot;;[.H506])" office:value-type="string" office:string-value="" calcext:value-type="error">
            <text:p>#DIV/0 !</text:p>
          </table:table-cell>
          <table:table-cell table:formula="of:=IF(OR([.I506]&lt;[.I$549];[.I506]&gt;[.I$550]);&quot;&quot;;[.I506])" office:value-type="float" office:value="0.0128384004665185" calcext:value-type="float">
            <text:p>0,0128384005</text:p>
          </table:table-cell>
          <table:table-cell table:formula="of:=IF(OR([.J506]&lt;[.J$549];[.J506]&gt;[.J$550]);&quot;&quot;;[.J506])">
            <text:p/>
          </table:table-cell>
          <table:table-cell table:formula="of:=IF(OR([.K506]&lt;[.K$549];[.K506]&gt;[.K$550]);&quot;&quot;;[.K506])" office:value-type="string" office:string-value="" calcext:value-type="error">
            <text:p>#DIV/0 !</text:p>
          </table:table-cell>
          <table:table-cell table:formula="of:=IF(OR([.L506]&lt;[.L$549];[.L506]&gt;[.L$550]);&quot;&quot;;[.L506])">
            <text:p/>
          </table:table-cell>
          <table:table-cell table:formula="of:=IF(OR([.M506]&lt;[.M$549];[.M506]&gt;[.M$550]);&quot;&quot;;[.M506])" office:value-type="float" office:value="0.000152722363974706" calcext:value-type="float">
            <text:p>0,0001527224</text:p>
          </table:table-cell>
          <table:table-cell table:formula="of:=IF(OR([.N506]&lt;[.N$549];[.N506]&gt;[.N$550]);&quot;&quot;;[.N506])" office:value-type="float" office:value="0.422115016242712" calcext:value-type="float">
            <text:p>0,4221150162</text:p>
          </table:table-cell>
          <table:table-cell table:formula="of:=IF(OR([.O506]&lt;[.O$549];[.O506]&gt;[.O$550]);&quot;&quot;;[.O506])">
            <text:p/>
          </table:table-cell>
          <table:table-cell table:formula="of:=IF(OR([.P506]&lt;[.P$549];[.P506]&gt;[.P$550]);&quot;&quot;;[.P506])" office:value-type="string" office:string-value="" calcext:value-type="error">
            <text:p>#DIV/0 !</text:p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 office:value-type="string" office:string-value="" calcext:value-type="error">
            <text:p>#DIV/0 !</text:p>
          </table:table-cell>
          <table:table-cell table:formula="of:=IF(OR([.S506]&lt;[.S$549];[.S506]&gt;[.S$550]);&quot;&quot;;[.S506])" office:value-type="float" office:value="0.00843690074431046" calcext:value-type="float">
            <text:p>0,0084369007</text:p>
          </table:table-cell>
          <table:table-cell table:formula="of:=IF(OR([.T506]&lt;[.T$549];[.T506]&gt;[.T$550]);&quot;&quot;;[.T506])">
            <text:p/>
          </table:table-cell>
          <table:table-cell table:formula="of:=IF(OR([.U506]&lt;[.U$549];[.U506]&gt;[.U$550]);&quot;&quot;;[.U506])">
            <text:p/>
          </table:table-cell>
          <table:table-cell table:formula="of:=IF(OR([.V506]&lt;[.V$549];[.V506]&gt;[.V$550]);&quot;&quot;;[.V50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float" office:value="0.000238773313872843" calcext:value-type="float">
            <text:p>0,0002387733</text:p>
          </table:table-cell>
          <table:table-cell table:formula="of:=IF(OR([.D507]&lt;[.D$549];[.D507]&gt;[.D$550]);&quot;&quot;;[.D507])" office:value-type="float" office:value="0.00154824078478946" calcext:value-type="float">
            <text:p>0,0015482408</text:p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>
            <text:p/>
          </table:table-cell>
          <table:table-cell table:formula="of:=IF(OR([.G507]&lt;[.G$549];[.G507]&gt;[.G$550]);&quot;&quot;;[.G507])">
            <text:p/>
          </table:table-cell>
          <table:table-cell table:formula="of:=IF(OR([.H507]&lt;[.H$549];[.H507]&gt;[.H$550]);&quot;&quot;;[.H507])" office:value-type="string" office:string-value="" calcext:value-type="error">
            <text:p>#DIV/0 !</text:p>
          </table:table-cell>
          <table:table-cell table:formula="of:=IF(OR([.I507]&lt;[.I$549];[.I507]&gt;[.I$550]);&quot;&quot;;[.I507])" office:value-type="float" office:value="0.0120742094921306" calcext:value-type="float">
            <text:p>0,0120742095</text:p>
          </table:table-cell>
          <table:table-cell table:formula="of:=IF(OR([.J507]&lt;[.J$549];[.J507]&gt;[.J$550]);&quot;&quot;;[.J507])">
            <text:p/>
          </table:table-cell>
          <table:table-cell table:formula="of:=IF(OR([.K507]&lt;[.K$549];[.K507]&gt;[.K$550]);&quot;&quot;;[.K507])" office:value-type="string" office:string-value="" calcext:value-type="error">
            <text:p>#DIV/0 !</text:p>
          </table:table-cell>
          <table:table-cell table:formula="of:=IF(OR([.L507]&lt;[.L$549];[.L507]&gt;[.L$550]);&quot;&quot;;[.L507])">
            <text:p/>
          </table:table-cell>
          <table:table-cell table:formula="of:=IF(OR([.M507]&lt;[.M$549];[.M507]&gt;[.M$550]);&quot;&quot;;[.M507])" office:value-type="float" office:value="0.000179407050085084" calcext:value-type="float">
            <text:p>0,0001794071</text:p>
          </table:table-cell>
          <table:table-cell table:formula="of:=IF(OR([.N507]&lt;[.N$549];[.N507]&gt;[.N$550]);&quot;&quot;;[.N507])" office:value-type="float" office:value="0.420436644899271" calcext:value-type="float">
            <text:p>0,4204366449</text:p>
          </table:table-cell>
          <table:table-cell table:formula="of:=IF(OR([.O507]&lt;[.O$549];[.O507]&gt;[.O$550]);&quot;&quot;;[.O507])" office:value-type="float" office:value="0.000015365454786321" calcext:value-type="float">
            <text:p>1,5365454786321E-005</text:p>
          </table:table-cell>
          <table:table-cell table:formula="of:=IF(OR([.P507]&lt;[.P$549];[.P507]&gt;[.P$550]);&quot;&quot;;[.P507])" office:value-type="string" office:string-value="" calcext:value-type="error">
            <text:p>#DIV/0 !</text:p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 office:value-type="string" office:string-value="" calcext:value-type="error">
            <text:p>#DIV/0 !</text:p>
          </table:table-cell>
          <table:table-cell table:formula="of:=IF(OR([.S507]&lt;[.S$549];[.S507]&gt;[.S$550]);&quot;&quot;;[.S507])" office:value-type="float" office:value="0.00771478119522142" calcext:value-type="float">
            <text:p>0,0077147812</text:p>
          </table:table-cell>
          <table:table-cell table:formula="of:=IF(OR([.T507]&lt;[.T$549];[.T507]&gt;[.T$550]);&quot;&quot;;[.T507])">
            <text:p/>
          </table:table-cell>
          <table:table-cell table:formula="of:=IF(OR([.U507]&lt;[.U$549];[.U507]&gt;[.U$550]);&quot;&quot;;[.U507])">
            <text:p/>
          </table:table-cell>
          <table:table-cell table:formula="of:=IF(OR([.V507]&lt;[.V$549];[.V507]&gt;[.V$550]);&quot;&quot;;[.V50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float" office:value="0.00027330791315505" calcext:value-type="float">
            <text:p>0,0002733079</text:p>
          </table:table-cell>
          <table:table-cell table:formula="of:=IF(OR([.D508]&lt;[.D$549];[.D508]&gt;[.D$550]);&quot;&quot;;[.D508])">
            <text:p/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>
            <text:p/>
          </table:table-cell>
          <table:table-cell table:formula="of:=IF(OR([.G508]&lt;[.G$549];[.G508]&gt;[.G$550]);&quot;&quot;;[.G508])">
            <text:p/>
          </table:table-cell>
          <table:table-cell table:formula="of:=IF(OR([.H508]&lt;[.H$549];[.H508]&gt;[.H$550]);&quot;&quot;;[.H508])" office:value-type="string" office:string-value="" calcext:value-type="error">
            <text:p>#DIV/0 !</text:p>
          </table:table-cell>
          <table:table-cell table:formula="of:=IF(OR([.I508]&lt;[.I$549];[.I508]&gt;[.I$550]);&quot;&quot;;[.I508])" office:value-type="float" office:value="0.0117451370328906" calcext:value-type="float">
            <text:p>0,011745137</text:p>
          </table:table-cell>
          <table:table-cell table:formula="of:=IF(OR([.J508]&lt;[.J$549];[.J508]&gt;[.J$550]);&quot;&quot;;[.J508])">
            <text:p/>
          </table:table-cell>
          <table:table-cell table:formula="of:=IF(OR([.K508]&lt;[.K$549];[.K508]&gt;[.K$550]);&quot;&quot;;[.K508])" office:value-type="string" office:string-value="" calcext:value-type="error">
            <text:p>#DIV/0 !</text:p>
          </table:table-cell>
          <table:table-cell table:formula="of:=IF(OR([.L508]&lt;[.L$549];[.L508]&gt;[.L$550]);&quot;&quot;;[.L508])">
            <text:p/>
          </table:table-cell>
          <table:table-cell table:formula="of:=IF(OR([.M508]&lt;[.M$549];[.M508]&gt;[.M$550]);&quot;&quot;;[.M508])" office:value-type="float" office:value="0.000133384191910616" calcext:value-type="float">
            <text:p>0,0001333842</text:p>
          </table:table-cell>
          <table:table-cell table:formula="of:=IF(OR([.N508]&lt;[.N$549];[.N508]&gt;[.N$550]);&quot;&quot;;[.N508])" office:value-type="float" office:value="0.402731934642742" calcext:value-type="float">
            <text:p>0,4027319346</text:p>
          </table:table-cell>
          <table:table-cell table:formula="of:=IF(OR([.O508]&lt;[.O$549];[.O508]&gt;[.O$550]);&quot;&quot;;[.O508])" office:value-type="float" office:value="0.0000092527080256452" calcext:value-type="float">
            <text:p>9,2527080256452E-006</text:p>
          </table:table-cell>
          <table:table-cell table:formula="of:=IF(OR([.P508]&lt;[.P$549];[.P508]&gt;[.P$550]);&quot;&quot;;[.P508])" office:value-type="string" office:string-value="" calcext:value-type="error">
            <text:p>#DIV/0 !</text:p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 office:value-type="string" office:string-value="" calcext:value-type="error">
            <text:p>#DIV/0 !</text:p>
          </table:table-cell>
          <table:table-cell table:formula="of:=IF(OR([.S508]&lt;[.S$549];[.S508]&gt;[.S$550]);&quot;&quot;;[.S508])" office:value-type="float" office:value="0.00874642261837858" calcext:value-type="float">
            <text:p>0,0087464226</text:p>
          </table:table-cell>
          <table:table-cell table:formula="of:=IF(OR([.T508]&lt;[.T$549];[.T508]&gt;[.T$550]);&quot;&quot;;[.T508])">
            <text:p/>
          </table:table-cell>
          <table:table-cell table:formula="of:=IF(OR([.U508]&lt;[.U$549];[.U508]&gt;[.U$550]);&quot;&quot;;[.U508])">
            <text:p/>
          </table:table-cell>
          <table:table-cell table:formula="of:=IF(OR([.V508]&lt;[.V$549];[.V508]&gt;[.V$550]);&quot;&quot;;[.V50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float" office:value="0.000209835127381287" calcext:value-type="float">
            <text:p>0,0002098351</text:p>
          </table:table-cell>
          <table:table-cell table:formula="of:=IF(OR([.D509]&lt;[.D$549];[.D509]&gt;[.D$550]);&quot;&quot;;[.D509])">
            <text:p/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>
            <text:p/>
          </table:table-cell>
          <table:table-cell table:formula="of:=IF(OR([.G509]&lt;[.G$549];[.G509]&gt;[.G$550]);&quot;&quot;;[.G509])">
            <text:p/>
          </table:table-cell>
          <table:table-cell table:formula="of:=IF(OR([.H509]&lt;[.H$549];[.H509]&gt;[.H$550]);&quot;&quot;;[.H509])" office:value-type="string" office:string-value="" calcext:value-type="error">
            <text:p>#DIV/0 !</text:p>
          </table:table-cell>
          <table:table-cell table:formula="of:=IF(OR([.I509]&lt;[.I$549];[.I509]&gt;[.I$550]);&quot;&quot;;[.I509])" office:value-type="float" office:value="0.0109167920516719" calcext:value-type="float">
            <text:p>0,0109167921</text:p>
          </table:table-cell>
          <table:table-cell table:formula="of:=IF(OR([.J509]&lt;[.J$549];[.J509]&gt;[.J$550]);&quot;&quot;;[.J509])">
            <text:p/>
          </table:table-cell>
          <table:table-cell table:formula="of:=IF(OR([.K509]&lt;[.K$549];[.K509]&gt;[.K$550]);&quot;&quot;;[.K509])" office:value-type="string" office:string-value="" calcext:value-type="error">
            <text:p>#DIV/0 !</text:p>
          </table:table-cell>
          <table:table-cell table:formula="of:=IF(OR([.L509]&lt;[.L$549];[.L509]&gt;[.L$550]);&quot;&quot;;[.L509])">
            <text:p/>
          </table:table-cell>
          <table:table-cell table:formula="of:=IF(OR([.M509]&lt;[.M$549];[.M509]&gt;[.M$550]);&quot;&quot;;[.M509])" office:value-type="float" office:value="0.0001532106016745" calcext:value-type="float">
            <text:p>0,0001532106</text:p>
          </table:table-cell>
          <table:table-cell table:formula="of:=IF(OR([.N509]&lt;[.N$549];[.N509]&gt;[.N$550]);&quot;&quot;;[.N509])" office:value-type="float" office:value="0.388909045378835" calcext:value-type="float">
            <text:p>0,3889090454</text:p>
          </table:table-cell>
          <table:table-cell table:formula="of:=IF(OR([.O509]&lt;[.O$549];[.O509]&gt;[.O$550]);&quot;&quot;;[.O509])" office:value-type="float" office:value="0.0000106582744600922" calcext:value-type="float">
            <text:p>1,06582744600922E-005</text:p>
          </table:table-cell>
          <table:table-cell table:formula="of:=IF(OR([.P509]&lt;[.P$549];[.P509]&gt;[.P$550]);&quot;&quot;;[.P509])" office:value-type="string" office:string-value="" calcext:value-type="error">
            <text:p>#DIV/0 !</text:p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 office:value-type="string" office:string-value="" calcext:value-type="error">
            <text:p>#DIV/0 !</text:p>
          </table:table-cell>
          <table:table-cell table:formula="of:=IF(OR([.S509]&lt;[.S$549];[.S509]&gt;[.S$550]);&quot;&quot;;[.S509])" office:value-type="float" office:value="0.00918813606421291" calcext:value-type="float">
            <text:p>0,0091881361</text:p>
          </table:table-cell>
          <table:table-cell table:formula="of:=IF(OR([.T509]&lt;[.T$549];[.T509]&gt;[.T$550]);&quot;&quot;;[.T509])">
            <text:p/>
          </table:table-cell>
          <table:table-cell table:formula="of:=IF(OR([.U509]&lt;[.U$549];[.U509]&gt;[.U$550]);&quot;&quot;;[.U509])">
            <text:p/>
          </table:table-cell>
          <table:table-cell table:formula="of:=IF(OR([.V509]&lt;[.V$549];[.V509]&gt;[.V$550]);&quot;&quot;;[.V50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float" office:value="0.000162328869836432" calcext:value-type="float">
            <text:p>0,0001623289</text:p>
          </table:table-cell>
          <table:table-cell table:formula="of:=IF(OR([.D510]&lt;[.D$549];[.D510]&gt;[.D$550]);&quot;&quot;;[.D510])" office:value-type="float" office:value="0.00115487695217337" calcext:value-type="float">
            <text:p>0,001154877</text:p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>
            <text:p/>
          </table:table-cell>
          <table:table-cell table:formula="of:=IF(OR([.G510]&lt;[.G$549];[.G510]&gt;[.G$550]);&quot;&quot;;[.G510])">
            <text:p/>
          </table:table-cell>
          <table:table-cell table:formula="of:=IF(OR([.H510]&lt;[.H$549];[.H510]&gt;[.H$550]);&quot;&quot;;[.H510])" office:value-type="string" office:string-value="" calcext:value-type="error">
            <text:p>#DIV/0 !</text:p>
          </table:table-cell>
          <table:table-cell table:formula="of:=IF(OR([.I510]&lt;[.I$549];[.I510]&gt;[.I$550]);&quot;&quot;;[.I510])" office:value-type="float" office:value="0.0119387510155339" calcext:value-type="float">
            <text:p>0,011938751</text:p>
          </table:table-cell>
          <table:table-cell table:formula="of:=IF(OR([.J510]&lt;[.J$549];[.J510]&gt;[.J$550]);&quot;&quot;;[.J510])">
            <text:p/>
          </table:table-cell>
          <table:table-cell table:formula="of:=IF(OR([.K510]&lt;[.K$549];[.K510]&gt;[.K$550]);&quot;&quot;;[.K510])" office:value-type="string" office:string-value="" calcext:value-type="error">
            <text:p>#DIV/0 !</text:p>
          </table:table-cell>
          <table:table-cell table:formula="of:=IF(OR([.L510]&lt;[.L$549];[.L510]&gt;[.L$550]);&quot;&quot;;[.L510])">
            <text:p/>
          </table:table-cell>
          <table:table-cell table:formula="of:=IF(OR([.M510]&lt;[.M$549];[.M510]&gt;[.M$550]);&quot;&quot;;[.M510])" office:value-type="float" office:value="0.000141905583774748" calcext:value-type="float">
            <text:p>0,0001419056</text:p>
          </table:table-cell>
          <table:table-cell table:formula="of:=IF(OR([.N510]&lt;[.N$549];[.N510]&gt;[.N$550]);&quot;&quot;;[.N510])" office:value-type="float" office:value="0.400969606217292" calcext:value-type="float">
            <text:p>0,4009696062</text:p>
          </table:table-cell>
          <table:table-cell table:formula="of:=IF(OR([.O510]&lt;[.O$549];[.O510]&gt;[.O$550]);&quot;&quot;;[.O510])" office:value-type="float" office:value="0.0000136283412369656" calcext:value-type="float">
            <text:p>1,36283412369656E-005</text:p>
          </table:table-cell>
          <table:table-cell table:formula="of:=IF(OR([.P510]&lt;[.P$549];[.P510]&gt;[.P$550]);&quot;&quot;;[.P510])" office:value-type="string" office:string-value="" calcext:value-type="error">
            <text:p>#DIV/0 !</text:p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 office:value-type="string" office:string-value="" calcext:value-type="error">
            <text:p>#DIV/0 !</text:p>
          </table:table-cell>
          <table:table-cell table:formula="of:=IF(OR([.S510]&lt;[.S$549];[.S510]&gt;[.S$550]);&quot;&quot;;[.S510])" office:value-type="float" office:value="0.00964190036534501" calcext:value-type="float">
            <text:p>0,0096419004</text:p>
          </table:table-cell>
          <table:table-cell table:formula="of:=IF(OR([.T510]&lt;[.T$549];[.T510]&gt;[.T$550]);&quot;&quot;;[.T510])">
            <text:p/>
          </table:table-cell>
          <table:table-cell table:formula="of:=IF(OR([.U510]&lt;[.U$549];[.U510]&gt;[.U$550]);&quot;&quot;;[.U510])">
            <text:p/>
          </table:table-cell>
          <table:table-cell table:formula="of:=IF(OR([.V510]&lt;[.V$549];[.V510]&gt;[.V$550]);&quot;&quot;;[.V51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float" office:value="0.000107979845799524" calcext:value-type="float">
            <text:p>0,0001079798</text:p>
          </table:table-cell>
          <table:table-cell table:formula="of:=IF(OR([.D511]&lt;[.D$549];[.D511]&gt;[.D$550]);&quot;&quot;;[.D511])">
            <text:p/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>
            <text:p/>
          </table:table-cell>
          <table:table-cell table:formula="of:=IF(OR([.G511]&lt;[.G$549];[.G511]&gt;[.G$550]);&quot;&quot;;[.G511])">
            <text:p/>
          </table:table-cell>
          <table:table-cell table:formula="of:=IF(OR([.H511]&lt;[.H$549];[.H511]&gt;[.H$550]);&quot;&quot;;[.H511])" office:value-type="string" office:string-value="" calcext:value-type="error">
            <text:p>#DIV/0 !</text:p>
          </table:table-cell>
          <table:table-cell table:formula="of:=IF(OR([.I511]&lt;[.I$549];[.I511]&gt;[.I$550]);&quot;&quot;;[.I511])" office:value-type="float" office:value="0.0117710684433836" calcext:value-type="float">
            <text:p>0,0117710684</text:p>
          </table:table-cell>
          <table:table-cell table:formula="of:=IF(OR([.J511]&lt;[.J$549];[.J511]&gt;[.J$550]);&quot;&quot;;[.J511])">
            <text:p/>
          </table:table-cell>
          <table:table-cell table:formula="of:=IF(OR([.K511]&lt;[.K$549];[.K511]&gt;[.K$550]);&quot;&quot;;[.K511])" office:value-type="string" office:string-value="" calcext:value-type="error">
            <text:p>#DIV/0 !</text:p>
          </table:table-cell>
          <table:table-cell table:formula="of:=IF(OR([.L511]&lt;[.L$549];[.L511]&gt;[.L$550]);&quot;&quot;;[.L511])">
            <text:p/>
          </table:table-cell>
          <table:table-cell table:formula="of:=IF(OR([.M511]&lt;[.M$549];[.M511]&gt;[.M$550]);&quot;&quot;;[.M511])" office:value-type="float" office:value="0.000113929506855245" calcext:value-type="float">
            <text:p>0,0001139295</text:p>
          </table:table-cell>
          <table:table-cell table:formula="of:=IF(OR([.N511]&lt;[.N$549];[.N511]&gt;[.N$550]);&quot;&quot;;[.N511])" office:value-type="float" office:value="0.376949099208311" calcext:value-type="float">
            <text:p>0,3769490992</text:p>
          </table:table-cell>
          <table:table-cell table:formula="of:=IF(OR([.O511]&lt;[.O$549];[.O511]&gt;[.O$550]);&quot;&quot;;[.O511])">
            <text:p/>
          </table:table-cell>
          <table:table-cell table:formula="of:=IF(OR([.P511]&lt;[.P$549];[.P511]&gt;[.P$550]);&quot;&quot;;[.P511])" office:value-type="string" office:string-value="" calcext:value-type="error">
            <text:p>#DIV/0 !</text:p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 office:value-type="string" office:string-value="" calcext:value-type="error">
            <text:p>#DIV/0 !</text:p>
          </table:table-cell>
          <table:table-cell table:formula="of:=IF(OR([.S511]&lt;[.S$549];[.S511]&gt;[.S$550]);&quot;&quot;;[.S511])" office:value-type="float" office:value="0.00892323446029812" calcext:value-type="float">
            <text:p>0,0089232345</text:p>
          </table:table-cell>
          <table:table-cell table:formula="of:=IF(OR([.T511]&lt;[.T$549];[.T511]&gt;[.T$550]);&quot;&quot;;[.T511])">
            <text:p/>
          </table:table-cell>
          <table:table-cell table:formula="of:=IF(OR([.U511]&lt;[.U$549];[.U511]&gt;[.U$550]);&quot;&quot;;[.U511])">
            <text:p/>
          </table:table-cell>
          <table:table-cell table:formula="of:=IF(OR([.V511]&lt;[.V$549];[.V511]&gt;[.V$550]);&quot;&quot;;[.V51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 office:value-type="float" office:value="0.000224050534203358" calcext:value-type="float">
            <text:p>0,0002240505</text:p>
          </table:table-cell>
          <table:table-cell table:formula="of:=IF(OR([.D512]&lt;[.D$549];[.D512]&gt;[.D$550]);&quot;&quot;;[.D512])" office:value-type="float" office:value="0.00148213433530631" calcext:value-type="float">
            <text:p>0,0014821343</text:p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>
            <text:p/>
          </table:table-cell>
          <table:table-cell table:formula="of:=IF(OR([.G512]&lt;[.G$549];[.G512]&gt;[.G$550]);&quot;&quot;;[.G512])">
            <text:p/>
          </table:table-cell>
          <table:table-cell table:formula="of:=IF(OR([.H512]&lt;[.H$549];[.H512]&gt;[.H$550]);&quot;&quot;;[.H512])" office:value-type="string" office:string-value="" calcext:value-type="error">
            <text:p>#DIV/0 !</text:p>
          </table:table-cell>
          <table:table-cell table:formula="of:=IF(OR([.I512]&lt;[.I$549];[.I512]&gt;[.I$550]);&quot;&quot;;[.I512])" office:value-type="float" office:value="0.0121728193133796" calcext:value-type="float">
            <text:p>0,0121728193</text:p>
          </table:table-cell>
          <table:table-cell table:formula="of:=IF(OR([.J512]&lt;[.J$549];[.J512]&gt;[.J$550]);&quot;&quot;;[.J512])">
            <text:p/>
          </table:table-cell>
          <table:table-cell table:formula="of:=IF(OR([.K512]&lt;[.K$549];[.K512]&gt;[.K$550]);&quot;&quot;;[.K512])" office:value-type="string" office:string-value="" calcext:value-type="error">
            <text:p>#DIV/0 !</text:p>
          </table:table-cell>
          <table:table-cell table:formula="of:=IF(OR([.L512]&lt;[.L$549];[.L512]&gt;[.L$550]);&quot;&quot;;[.L512])">
            <text:p/>
          </table:table-cell>
          <table:table-cell table:formula="of:=IF(OR([.M512]&lt;[.M$549];[.M512]&gt;[.M$550]);&quot;&quot;;[.M512])" office:value-type="float" office:value="0.000108807414255723" calcext:value-type="float">
            <text:p>0,0001088074</text:p>
          </table:table-cell>
          <table:table-cell table:formula="of:=IF(OR([.N512]&lt;[.N$549];[.N512]&gt;[.N$550]);&quot;&quot;;[.N512])" office:value-type="float" office:value="0.370782147198873" calcext:value-type="float">
            <text:p>0,3707821472</text:p>
          </table:table-cell>
          <table:table-cell table:formula="of:=IF(OR([.O512]&lt;[.O$549];[.O512]&gt;[.O$550]);&quot;&quot;;[.O512])" office:value-type="float" office:value="0.00000910580909826444" calcext:value-type="float">
            <text:p>9,10580909826444E-006</text:p>
          </table:table-cell>
          <table:table-cell table:formula="of:=IF(OR([.P512]&lt;[.P$549];[.P512]&gt;[.P$550]);&quot;&quot;;[.P512])" office:value-type="string" office:string-value="" calcext:value-type="error">
            <text:p>#DIV/0 !</text:p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 office:value-type="string" office:string-value="" calcext:value-type="error">
            <text:p>#DIV/0 !</text:p>
          </table:table-cell>
          <table:table-cell table:formula="of:=IF(OR([.S512]&lt;[.S$549];[.S512]&gt;[.S$550]);&quot;&quot;;[.S512])" office:value-type="float" office:value="0.0079995065267862" calcext:value-type="float">
            <text:p>0,0079995065</text:p>
          </table:table-cell>
          <table:table-cell table:formula="of:=IF(OR([.T512]&lt;[.T$549];[.T512]&gt;[.T$550]);&quot;&quot;;[.T512])">
            <text:p/>
          </table:table-cell>
          <table:table-cell table:formula="of:=IF(OR([.U512]&lt;[.U$549];[.U512]&gt;[.U$550]);&quot;&quot;;[.U512])">
            <text:p/>
          </table:table-cell>
          <table:table-cell table:formula="of:=IF(OR([.V512]&lt;[.V$549];[.V512]&gt;[.V$550]);&quot;&quot;;[.V51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float" office:value="0.000188011758575856" calcext:value-type="float">
            <text:p>0,0001880118</text:p>
          </table:table-cell>
          <table:table-cell table:formula="of:=IF(OR([.D513]&lt;[.D$549];[.D513]&gt;[.D$550]);&quot;&quot;;[.D513])" office:value-type="float" office:value="0.00193821090203818" calcext:value-type="float">
            <text:p>0,0019382109</text:p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>
            <text:p/>
          </table:table-cell>
          <table:table-cell table:formula="of:=IF(OR([.G513]&lt;[.G$549];[.G513]&gt;[.G$550]);&quot;&quot;;[.G513])">
            <text:p/>
          </table:table-cell>
          <table:table-cell table:formula="of:=IF(OR([.H513]&lt;[.H$549];[.H513]&gt;[.H$550]);&quot;&quot;;[.H513])" office:value-type="string" office:string-value="" calcext:value-type="error">
            <text:p>#DIV/0 !</text:p>
          </table:table-cell>
          <table:table-cell table:formula="of:=IF(OR([.I513]&lt;[.I$549];[.I513]&gt;[.I$550]);&quot;&quot;;[.I513])" office:value-type="float" office:value="0.0127811067602173" calcext:value-type="float">
            <text:p>0,0127811068</text:p>
          </table:table-cell>
          <table:table-cell table:formula="of:=IF(OR([.J513]&lt;[.J$549];[.J513]&gt;[.J$550]);&quot;&quot;;[.J513])">
            <text:p/>
          </table:table-cell>
          <table:table-cell table:formula="of:=IF(OR([.K513]&lt;[.K$549];[.K513]&gt;[.K$550]);&quot;&quot;;[.K513])" office:value-type="string" office:string-value="" calcext:value-type="error">
            <text:p>#DIV/0 !</text:p>
          </table:table-cell>
          <table:table-cell table:formula="of:=IF(OR([.L513]&lt;[.L$549];[.L513]&gt;[.L$550]);&quot;&quot;;[.L513])">
            <text:p/>
          </table:table-cell>
          <table:table-cell table:formula="of:=IF(OR([.M513]&lt;[.M$549];[.M513]&gt;[.M$550]);&quot;&quot;;[.M513])" office:value-type="float" office:value="0.0001717050593983" calcext:value-type="float">
            <text:p>0,0001717051</text:p>
          </table:table-cell>
          <table:table-cell table:formula="of:=IF(OR([.N513]&lt;[.N$549];[.N513]&gt;[.N$550]);&quot;&quot;;[.N513])" office:value-type="float" office:value="0.357820634647318" calcext:value-type="float">
            <text:p>0,3578206346</text:p>
          </table:table-cell>
          <table:table-cell table:formula="of:=IF(OR([.O513]&lt;[.O$549];[.O513]&gt;[.O$550]);&quot;&quot;;[.O513])" office:value-type="float" office:value="0.0000119078129733005" calcext:value-type="float">
            <text:p>1,19078129733005E-005</text:p>
          </table:table-cell>
          <table:table-cell table:formula="of:=IF(OR([.P513]&lt;[.P$549];[.P513]&gt;[.P$550]);&quot;&quot;;[.P513])" office:value-type="string" office:string-value="" calcext:value-type="error">
            <text:p>#DIV/0 !</text:p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 office:value-type="string" office:string-value="" calcext:value-type="error">
            <text:p>#DIV/0 !</text:p>
          </table:table-cell>
          <table:table-cell table:formula="of:=IF(OR([.S513]&lt;[.S$549];[.S513]&gt;[.S$550]);&quot;&quot;;[.S513])" office:value-type="float" office:value="0.00860771810977854" calcext:value-type="float">
            <text:p>0,0086077181</text:p>
          </table:table-cell>
          <table:table-cell table:formula="of:=IF(OR([.T513]&lt;[.T$549];[.T513]&gt;[.T$550]);&quot;&quot;;[.T513])">
            <text:p/>
          </table:table-cell>
          <table:table-cell table:formula="of:=IF(OR([.U513]&lt;[.U$549];[.U513]&gt;[.U$550]);&quot;&quot;;[.U513])">
            <text:p/>
          </table:table-cell>
          <table:table-cell table:formula="of:=IF(OR([.V513]&lt;[.V$549];[.V513]&gt;[.V$550]);&quot;&quot;;[.V51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float" office:value="0.000275799186902355" calcext:value-type="float">
            <text:p>0,0002757992</text:p>
          </table:table-cell>
          <table:table-cell table:formula="of:=IF(OR([.D514]&lt;[.D$549];[.D514]&gt;[.D$550]);&quot;&quot;;[.D514])" office:value-type="float" office:value="0.00147051017159299" calcext:value-type="float">
            <text:p>0,0014705102</text:p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>
            <text:p/>
          </table:table-cell>
          <table:table-cell table:formula="of:=IF(OR([.G514]&lt;[.G$549];[.G514]&gt;[.G$550]);&quot;&quot;;[.G514])">
            <text:p/>
          </table:table-cell>
          <table:table-cell table:formula="of:=IF(OR([.H514]&lt;[.H$549];[.H514]&gt;[.H$550]);&quot;&quot;;[.H514])" office:value-type="string" office:string-value="" calcext:value-type="error">
            <text:p>#DIV/0 !</text:p>
          </table:table-cell>
          <table:table-cell table:formula="of:=IF(OR([.I514]&lt;[.I$549];[.I514]&gt;[.I$550]);&quot;&quot;;[.I514])" office:value-type="float" office:value="0.0108707549775283" calcext:value-type="float">
            <text:p>0,010870755</text:p>
          </table:table-cell>
          <table:table-cell table:formula="of:=IF(OR([.J514]&lt;[.J$549];[.J514]&gt;[.J$550]);&quot;&quot;;[.J514])">
            <text:p/>
          </table:table-cell>
          <table:table-cell table:formula="of:=IF(OR([.K514]&lt;[.K$549];[.K514]&gt;[.K$550]);&quot;&quot;;[.K514])" office:value-type="string" office:string-value="" calcext:value-type="error">
            <text:p>#DIV/0 !</text:p>
          </table:table-cell>
          <table:table-cell table:formula="of:=IF(OR([.L514]&lt;[.L$549];[.L514]&gt;[.L$550]);&quot;&quot;;[.L514])">
            <text:p/>
          </table:table-cell>
          <table:table-cell table:formula="of:=IF(OR([.M514]&lt;[.M$549];[.M514]&gt;[.M$550]);&quot;&quot;;[.M514])" office:value-type="float" office:value="0.000116849456447518" calcext:value-type="float">
            <text:p>0,0001168495</text:p>
          </table:table-cell>
          <table:table-cell table:formula="of:=IF(OR([.N514]&lt;[.N$549];[.N514]&gt;[.N$550]);&quot;&quot;;[.N514])" office:value-type="float" office:value="0.379873699511556" calcext:value-type="float">
            <text:p>0,3798736995</text:p>
          </table:table-cell>
          <table:table-cell table:formula="of:=IF(OR([.O514]&lt;[.O$549];[.O514]&gt;[.O$550]);&quot;&quot;;[.O514])" office:value-type="float" office:value="0.0000229334605850369" calcext:value-type="float">
            <text:p>2,29334605850369E-005</text:p>
          </table:table-cell>
          <table:table-cell table:formula="of:=IF(OR([.P514]&lt;[.P$549];[.P514]&gt;[.P$550]);&quot;&quot;;[.P514])" office:value-type="string" office:string-value="" calcext:value-type="error">
            <text:p>#DIV/0 !</text:p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 office:value-type="string" office:string-value="" calcext:value-type="error">
            <text:p>#DIV/0 !</text:p>
          </table:table-cell>
          <table:table-cell table:formula="of:=IF(OR([.S514]&lt;[.S$549];[.S514]&gt;[.S$550]);&quot;&quot;;[.S514])" office:value-type="float" office:value="0.00793074092679468" calcext:value-type="float">
            <text:p>0,0079307409</text:p>
          </table:table-cell>
          <table:table-cell table:formula="of:=IF(OR([.T514]&lt;[.T$549];[.T514]&gt;[.T$550]);&quot;&quot;;[.T514])">
            <text:p/>
          </table:table-cell>
          <table:table-cell table:formula="of:=IF(OR([.U514]&lt;[.U$549];[.U514]&gt;[.U$550]);&quot;&quot;;[.U514])">
            <text:p/>
          </table:table-cell>
          <table:table-cell table:formula="of:=IF(OR([.V514]&lt;[.V$549];[.V514]&gt;[.V$550]);&quot;&quot;;[.V51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float" office:value="0.000189761037161987" calcext:value-type="float">
            <text:p>0,000189761</text:p>
          </table:table-cell>
          <table:table-cell table:formula="of:=IF(OR([.D515]&lt;[.D$549];[.D515]&gt;[.D$550]);&quot;&quot;;[.D515])" office:value-type="float" office:value="0.00136480577578201" calcext:value-type="float">
            <text:p>0,0013648058</text:p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>
            <text:p/>
          </table:table-cell>
          <table:table-cell table:formula="of:=IF(OR([.G515]&lt;[.G$549];[.G515]&gt;[.G$550]);&quot;&quot;;[.G515])">
            <text:p/>
          </table:table-cell>
          <table:table-cell table:formula="of:=IF(OR([.H515]&lt;[.H$549];[.H515]&gt;[.H$550]);&quot;&quot;;[.H515])" office:value-type="string" office:string-value="" calcext:value-type="error">
            <text:p>#DIV/0 !</text:p>
          </table:table-cell>
          <table:table-cell table:formula="of:=IF(OR([.I515]&lt;[.I$549];[.I515]&gt;[.I$550]);&quot;&quot;;[.I515])" office:value-type="float" office:value="0.0112091958945259" calcext:value-type="float">
            <text:p>0,0112091959</text:p>
          </table:table-cell>
          <table:table-cell table:formula="of:=IF(OR([.J515]&lt;[.J$549];[.J515]&gt;[.J$550]);&quot;&quot;;[.J515])">
            <text:p/>
          </table:table-cell>
          <table:table-cell table:formula="of:=IF(OR([.K515]&lt;[.K$549];[.K515]&gt;[.K$550]);&quot;&quot;;[.K515])" office:value-type="string" office:string-value="" calcext:value-type="error">
            <text:p>#DIV/0 !</text:p>
          </table:table-cell>
          <table:table-cell table:formula="of:=IF(OR([.L515]&lt;[.L$549];[.L515]&gt;[.L$550]);&quot;&quot;;[.L515])">
            <text:p/>
          </table:table-cell>
          <table:table-cell table:formula="of:=IF(OR([.M515]&lt;[.M$549];[.M515]&gt;[.M$550]);&quot;&quot;;[.M515])" office:value-type="float" office:value="0.000187170724571938" calcext:value-type="float">
            <text:p>0,0001871707</text:p>
          </table:table-cell>
          <table:table-cell table:formula="of:=IF(OR([.N515]&lt;[.N$549];[.N515]&gt;[.N$550]);&quot;&quot;;[.N515])" office:value-type="float" office:value="0.351046891861219" calcext:value-type="float">
            <text:p>0,3510468919</text:p>
          </table:table-cell>
          <table:table-cell table:formula="of:=IF(OR([.O515]&lt;[.O$549];[.O515]&gt;[.O$550]);&quot;&quot;;[.O515])" office:value-type="float" office:value="0.000013544961252742" calcext:value-type="float">
            <text:p>0,000013545</text:p>
          </table:table-cell>
          <table:table-cell table:formula="of:=IF(OR([.P515]&lt;[.P$549];[.P515]&gt;[.P$550]);&quot;&quot;;[.P515])" office:value-type="string" office:string-value="" calcext:value-type="error">
            <text:p>#DIV/0 !</text:p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 office:value-type="string" office:string-value="" calcext:value-type="error">
            <text:p>#DIV/0 !</text:p>
          </table:table-cell>
          <table:table-cell table:formula="of:=IF(OR([.S515]&lt;[.S$549];[.S515]&gt;[.S$550]);&quot;&quot;;[.S515])" office:value-type="float" office:value="0.00624081638727101" calcext:value-type="float">
            <text:p>0,0062408164</text:p>
          </table:table-cell>
          <table:table-cell table:formula="of:=IF(OR([.T515]&lt;[.T$549];[.T515]&gt;[.T$550]);&quot;&quot;;[.T515])">
            <text:p/>
          </table:table-cell>
          <table:table-cell table:formula="of:=IF(OR([.U515]&lt;[.U$549];[.U515]&gt;[.U$550]);&quot;&quot;;[.U515])">
            <text:p/>
          </table:table-cell>
          <table:table-cell table:formula="of:=IF(OR([.V515]&lt;[.V$549];[.V515]&gt;[.V$550]);&quot;&quot;;[.V51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float" office:value="0.000180969762654711" calcext:value-type="float">
            <text:p>0,0001809698</text:p>
          </table:table-cell>
          <table:table-cell table:formula="of:=IF(OR([.D516]&lt;[.D$549];[.D516]&gt;[.D$550]);&quot;&quot;;[.D516])" office:value-type="float" office:value="0.0011611335878554" calcext:value-type="float">
            <text:p>0,0011611336</text:p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>
            <text:p/>
          </table:table-cell>
          <table:table-cell table:formula="of:=IF(OR([.G516]&lt;[.G$549];[.G516]&gt;[.G$550]);&quot;&quot;;[.G516])">
            <text:p/>
          </table:table-cell>
          <table:table-cell table:formula="of:=IF(OR([.H516]&lt;[.H$549];[.H516]&gt;[.H$550]);&quot;&quot;;[.H516])" office:value-type="string" office:string-value="" calcext:value-type="error">
            <text:p>#DIV/0 !</text:p>
          </table:table-cell>
          <table:table-cell table:formula="of:=IF(OR([.I516]&lt;[.I$549];[.I516]&gt;[.I$550]);&quot;&quot;;[.I516])" office:value-type="float" office:value="0.0119974433654527" calcext:value-type="float">
            <text:p>0,0119974434</text:p>
          </table:table-cell>
          <table:table-cell table:formula="of:=IF(OR([.J516]&lt;[.J$549];[.J516]&gt;[.J$550]);&quot;&quot;;[.J516])">
            <text:p/>
          </table:table-cell>
          <table:table-cell table:formula="of:=IF(OR([.K516]&lt;[.K$549];[.K516]&gt;[.K$550]);&quot;&quot;;[.K516])" office:value-type="string" office:string-value="" calcext:value-type="error">
            <text:p>#DIV/0 !</text:p>
          </table:table-cell>
          <table:table-cell table:formula="of:=IF(OR([.L516]&lt;[.L$549];[.L516]&gt;[.L$550]);&quot;&quot;;[.L516])">
            <text:p/>
          </table:table-cell>
          <table:table-cell table:formula="of:=IF(OR([.M516]&lt;[.M$549];[.M516]&gt;[.M$550]);&quot;&quot;;[.M516])" office:value-type="float" office:value="0.000200288667965345" calcext:value-type="float">
            <text:p>0,0002002887</text:p>
          </table:table-cell>
          <table:table-cell table:formula="of:=IF(OR([.N516]&lt;[.N$549];[.N516]&gt;[.N$550]);&quot;&quot;;[.N516])" office:value-type="float" office:value="0.34602809271484" calcext:value-type="float">
            <text:p>0,3460280927</text:p>
          </table:table-cell>
          <table:table-cell table:formula="of:=IF(OR([.O516]&lt;[.O$549];[.O516]&gt;[.O$550]);&quot;&quot;;[.O516])">
            <text:p/>
          </table:table-cell>
          <table:table-cell table:formula="of:=IF(OR([.P516]&lt;[.P$549];[.P516]&gt;[.P$550]);&quot;&quot;;[.P516])" office:value-type="string" office:string-value="" calcext:value-type="error">
            <text:p>#DIV/0 !</text:p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 office:value-type="string" office:string-value="" calcext:value-type="error">
            <text:p>#DIV/0 !</text:p>
          </table:table-cell>
          <table:table-cell table:formula="of:=IF(OR([.S516]&lt;[.S$549];[.S516]&gt;[.S$550]);&quot;&quot;;[.S516])" office:value-type="float" office:value="0.00608036311147262" calcext:value-type="float">
            <text:p>0,0060803631</text:p>
          </table:table-cell>
          <table:table-cell table:formula="of:=IF(OR([.T516]&lt;[.T$549];[.T516]&gt;[.T$550]);&quot;&quot;;[.T516])">
            <text:p/>
          </table:table-cell>
          <table:table-cell table:formula="of:=IF(OR([.U516]&lt;[.U$549];[.U516]&gt;[.U$550]);&quot;&quot;;[.U516])">
            <text:p/>
          </table:table-cell>
          <table:table-cell table:formula="of:=IF(OR([.V516]&lt;[.V$549];[.V516]&gt;[.V$550]);&quot;&quot;;[.V51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float" office:value="0.000180077309592988" calcext:value-type="float">
            <text:p>0,0001800773</text:p>
          </table:table-cell>
          <table:table-cell table:formula="of:=IF(OR([.D517]&lt;[.D$549];[.D517]&gt;[.D$550]);&quot;&quot;;[.D517])" office:value-type="float" office:value="0.00118461846159824" calcext:value-type="float">
            <text:p>0,0011846185</text:p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>
            <text:p/>
          </table:table-cell>
          <table:table-cell table:formula="of:=IF(OR([.G517]&lt;[.G$549];[.G517]&gt;[.G$550]);&quot;&quot;;[.G517])">
            <text:p/>
          </table:table-cell>
          <table:table-cell table:formula="of:=IF(OR([.H517]&lt;[.H$549];[.H517]&gt;[.H$550]);&quot;&quot;;[.H517])" office:value-type="string" office:string-value="" calcext:value-type="error">
            <text:p>#DIV/0 !</text:p>
          </table:table-cell>
          <table:table-cell table:formula="of:=IF(OR([.I517]&lt;[.I$549];[.I517]&gt;[.I$550]);&quot;&quot;;[.I517])" office:value-type="float" office:value="0.0122401014416823" calcext:value-type="float">
            <text:p>0,0122401014</text:p>
          </table:table-cell>
          <table:table-cell table:formula="of:=IF(OR([.J517]&lt;[.J$549];[.J517]&gt;[.J$550]);&quot;&quot;;[.J517])">
            <text:p/>
          </table:table-cell>
          <table:table-cell table:formula="of:=IF(OR([.K517]&lt;[.K$549];[.K517]&gt;[.K$550]);&quot;&quot;;[.K517])" office:value-type="string" office:string-value="" calcext:value-type="error">
            <text:p>#DIV/0 !</text:p>
          </table:table-cell>
          <table:table-cell table:formula="of:=IF(OR([.L517]&lt;[.L$549];[.L517]&gt;[.L$550]);&quot;&quot;;[.L517])">
            <text:p/>
          </table:table-cell>
          <table:table-cell table:formula="of:=IF(OR([.M517]&lt;[.M$549];[.M517]&gt;[.M$550]);&quot;&quot;;[.M517])" office:value-type="float" office:value="0.00018621896598487" calcext:value-type="float">
            <text:p>0,000186219</text:p>
          </table:table-cell>
          <table:table-cell table:formula="of:=IF(OR([.N517]&lt;[.N$549];[.N517]&gt;[.N$550]);&quot;&quot;;[.N517])" office:value-type="float" office:value="0.352928706886305" calcext:value-type="float">
            <text:p>0,3529287069</text:p>
          </table:table-cell>
          <table:table-cell table:formula="of:=IF(OR([.O517]&lt;[.O$549];[.O517]&gt;[.O$550]);&quot;&quot;;[.O517])">
            <text:p/>
          </table:table-cell>
          <table:table-cell table:formula="of:=IF(OR([.P517]&lt;[.P$549];[.P517]&gt;[.P$550]);&quot;&quot;;[.P517])" office:value-type="string" office:string-value="" calcext:value-type="error">
            <text:p>#DIV/0 !</text:p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 office:value-type="string" office:string-value="" calcext:value-type="error">
            <text:p>#DIV/0 !</text:p>
          </table:table-cell>
          <table:table-cell table:formula="of:=IF(OR([.S517]&lt;[.S$549];[.S517]&gt;[.S$550]);&quot;&quot;;[.S517])" office:value-type="float" office:value="0.00559192743388434" calcext:value-type="float">
            <text:p>0,0055919274</text:p>
          </table:table-cell>
          <table:table-cell table:formula="of:=IF(OR([.T517]&lt;[.T$549];[.T517]&gt;[.T$550]);&quot;&quot;;[.T517])">
            <text:p/>
          </table:table-cell>
          <table:table-cell table:formula="of:=IF(OR([.U517]&lt;[.U$549];[.U517]&gt;[.U$550]);&quot;&quot;;[.U517])">
            <text:p/>
          </table:table-cell>
          <table:table-cell table:formula="of:=IF(OR([.V517]&lt;[.V$549];[.V517]&gt;[.V$550]);&quot;&quot;;[.V51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float" office:value="0.000168893731289548" calcext:value-type="float">
            <text:p>0,0001688937</text:p>
          </table:table-cell>
          <table:table-cell table:formula="of:=IF(OR([.D518]&lt;[.D$549];[.D518]&gt;[.D$550]);&quot;&quot;;[.D518])" office:value-type="float" office:value="0.00111104854124054" calcext:value-type="float">
            <text:p>0,0011110485</text:p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>
            <text:p/>
          </table:table-cell>
          <table:table-cell table:formula="of:=IF(OR([.G518]&lt;[.G$549];[.G518]&gt;[.G$550]);&quot;&quot;;[.G518])">
            <text:p/>
          </table:table-cell>
          <table:table-cell table:formula="of:=IF(OR([.H518]&lt;[.H$549];[.H518]&gt;[.H$550]);&quot;&quot;;[.H518])" office:value-type="string" office:string-value="" calcext:value-type="error">
            <text:p>#DIV/0 !</text:p>
          </table:table-cell>
          <table:table-cell table:formula="of:=IF(OR([.I518]&lt;[.I$549];[.I518]&gt;[.I$550]);&quot;&quot;;[.I518])" office:value-type="float" office:value="0.0114799383027255" calcext:value-type="float">
            <text:p>0,0114799383</text:p>
          </table:table-cell>
          <table:table-cell table:formula="of:=IF(OR([.J518]&lt;[.J$549];[.J518]&gt;[.J$550]);&quot;&quot;;[.J518])">
            <text:p/>
          </table:table-cell>
          <table:table-cell table:formula="of:=IF(OR([.K518]&lt;[.K$549];[.K518]&gt;[.K$550]);&quot;&quot;;[.K518])" office:value-type="string" office:string-value="" calcext:value-type="error">
            <text:p>#DIV/0 !</text:p>
          </table:table-cell>
          <table:table-cell table:formula="of:=IF(OR([.L518]&lt;[.L$549];[.L518]&gt;[.L$550]);&quot;&quot;;[.L518])">
            <text:p/>
          </table:table-cell>
          <table:table-cell table:formula="of:=IF(OR([.M518]&lt;[.M$549];[.M518]&gt;[.M$550]);&quot;&quot;;[.M518])" office:value-type="float" office:value="0.000200062404990505" calcext:value-type="float">
            <text:p>0,0002000624</text:p>
          </table:table-cell>
          <table:table-cell table:formula="of:=IF(OR([.N518]&lt;[.N$549];[.N518]&gt;[.N$550]);&quot;&quot;;[.N518])" office:value-type="float" office:value="0.354828800167349" calcext:value-type="float">
            <text:p>0,3548288002</text:p>
          </table:table-cell>
          <table:table-cell table:formula="of:=IF(OR([.O518]&lt;[.O$549];[.O518]&gt;[.O$550]);&quot;&quot;;[.O518])">
            <text:p/>
          </table:table-cell>
          <table:table-cell table:formula="of:=IF(OR([.P518]&lt;[.P$549];[.P518]&gt;[.P$550]);&quot;&quot;;[.P518])" office:value-type="string" office:string-value="" calcext:value-type="error">
            <text:p>#DIV/0 !</text:p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 office:value-type="string" office:string-value="" calcext:value-type="error">
            <text:p>#DIV/0 !</text:p>
          </table:table-cell>
          <table:table-cell table:formula="of:=IF(OR([.S518]&lt;[.S$549];[.S518]&gt;[.S$550]);&quot;&quot;;[.S518])" office:value-type="float" office:value="0.00581808900876938" calcext:value-type="float">
            <text:p>0,005818089</text:p>
          </table:table-cell>
          <table:table-cell table:formula="of:=IF(OR([.T518]&lt;[.T$549];[.T518]&gt;[.T$550]);&quot;&quot;;[.T518])">
            <text:p/>
          </table:table-cell>
          <table:table-cell table:formula="of:=IF(OR([.U518]&lt;[.U$549];[.U518]&gt;[.U$550]);&quot;&quot;;[.U518])">
            <text:p/>
          </table:table-cell>
          <table:table-cell table:formula="of:=IF(OR([.V518]&lt;[.V$549];[.V518]&gt;[.V$550]);&quot;&quot;;[.V51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formula="of:=IF(OR([.B519]&lt;[.B$549];[.B519]&gt;[.B$550]);&quot;&quot;;[.B519])" office:value-type="string" office:string-value="" calcext:value-type="error">
            <text:p>#DIV/0 !</text:p>
          </table:table-cell>
          <table:table-cell table:formula="of:=IF(OR([.C519]&lt;[.C$549];[.C519]&gt;[.C$550]);&quot;&quot;;[.C519])" office:value-type="float" office:value="0.000226894417854057" calcext:value-type="float">
            <text:p>0,0002268944</text:p>
          </table:table-cell>
          <table:table-cell table:formula="of:=IF(OR([.D519]&lt;[.D$549];[.D519]&gt;[.D$550]);&quot;&quot;;[.D519])">
            <text:p/>
          </table:table-cell>
          <table:table-cell table:formula="of:=IF(OR([.E519]&lt;[.E$549];[.E519]&gt;[.E$550]);&quot;&quot;;[.E519])" office:value-type="float" office:value="1" calcext:value-type="float">
            <text:p>1</text:p>
          </table:table-cell>
          <table:table-cell table:formula="of:=IF(OR([.F519]&lt;[.F$549];[.F519]&gt;[.F$550]);&quot;&quot;;[.F519])">
            <text:p/>
          </table:table-cell>
          <table:table-cell table:formula="of:=IF(OR([.G519]&lt;[.G$549];[.G519]&gt;[.G$550]);&quot;&quot;;[.G519])">
            <text:p/>
          </table:table-cell>
          <table:table-cell table:formula="of:=IF(OR([.H519]&lt;[.H$549];[.H519]&gt;[.H$550]);&quot;&quot;;[.H519])" office:value-type="string" office:string-value="" calcext:value-type="error">
            <text:p>#DIV/0 !</text:p>
          </table:table-cell>
          <table:table-cell table:formula="of:=IF(OR([.I519]&lt;[.I$549];[.I519]&gt;[.I$550]);&quot;&quot;;[.I519])" office:value-type="float" office:value="0.0110404715434584" calcext:value-type="float">
            <text:p>0,0110404715</text:p>
          </table:table-cell>
          <table:table-cell table:formula="of:=IF(OR([.J519]&lt;[.J$549];[.J519]&gt;[.J$550]);&quot;&quot;;[.J519])">
            <text:p/>
          </table:table-cell>
          <table:table-cell table:formula="of:=IF(OR([.K519]&lt;[.K$549];[.K519]&gt;[.K$550]);&quot;&quot;;[.K519])" office:value-type="string" office:string-value="" calcext:value-type="error">
            <text:p>#DIV/0 !</text:p>
          </table:table-cell>
          <table:table-cell table:formula="of:=IF(OR([.L519]&lt;[.L$549];[.L519]&gt;[.L$550]);&quot;&quot;;[.L519])">
            <text:p/>
          </table:table-cell>
          <table:table-cell table:formula="of:=IF(OR([.M519]&lt;[.M$549];[.M519]&gt;[.M$550]);&quot;&quot;;[.M519])" office:value-type="float" office:value="0.00020271247147649" calcext:value-type="float">
            <text:p>0,0002027125</text:p>
          </table:table-cell>
          <table:table-cell table:formula="of:=IF(OR([.N519]&lt;[.N$549];[.N519]&gt;[.N$550]);&quot;&quot;;[.N519])" office:value-type="float" office:value="0.356380412439313" calcext:value-type="float">
            <text:p>0,3563804124</text:p>
          </table:table-cell>
          <table:table-cell table:formula="of:=IF(OR([.O519]&lt;[.O$549];[.O519]&gt;[.O$550]);&quot;&quot;;[.O519])">
            <text:p/>
          </table:table-cell>
          <table:table-cell table:formula="of:=IF(OR([.P519]&lt;[.P$549];[.P519]&gt;[.P$550]);&quot;&quot;;[.P519])" office:value-type="string" office:string-value="" calcext:value-type="error">
            <text:p>#DIV/0 !</text:p>
          </table:table-cell>
          <table:table-cell table:formula="of:=IF(OR([.Q519]&lt;[.Q$549];[.Q519]&gt;[.Q$550]);&quot;&quot;;[.Q519])" office:value-type="string" office:string-value="" calcext:value-type="error">
            <text:p>#DIV/0 !</text:p>
          </table:table-cell>
          <table:table-cell table:formula="of:=IF(OR([.R519]&lt;[.R$549];[.R519]&gt;[.R$550]);&quot;&quot;;[.R519])" office:value-type="string" office:string-value="" calcext:value-type="error">
            <text:p>#DIV/0 !</text:p>
          </table:table-cell>
          <table:table-cell table:formula="of:=IF(OR([.S519]&lt;[.S$549];[.S519]&gt;[.S$550]);&quot;&quot;;[.S519])" office:value-type="float" office:value="0.00531187121185635" calcext:value-type="float">
            <text:p>0,0053118712</text:p>
          </table:table-cell>
          <table:table-cell table:formula="of:=IF(OR([.T519]&lt;[.T$549];[.T519]&gt;[.T$550]);&quot;&quot;;[.T519])">
            <text:p/>
          </table:table-cell>
          <table:table-cell table:formula="of:=IF(OR([.U519]&lt;[.U$549];[.U519]&gt;[.U$550]);&quot;&quot;;[.U519])">
            <text:p/>
          </table:table-cell>
          <table:table-cell table:formula="of:=IF(OR([.V519]&lt;[.V$549];[.V519]&gt;[.V$550]);&quot;&quot;;[.V51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formula="of:=IF(OR([.B520]&lt;[.B$549];[.B520]&gt;[.B$550]);&quot;&quot;;[.B520])" office:value-type="string" office:string-value="" calcext:value-type="error">
            <text:p>#DIV/0 !</text:p>
          </table:table-cell>
          <table:table-cell table:formula="of:=IF(OR([.C520]&lt;[.C$549];[.C520]&gt;[.C$550]);&quot;&quot;;[.C520])" office:value-type="float" office:value="0.000231617509178919" calcext:value-type="float">
            <text:p>0,0002316175</text:p>
          </table:table-cell>
          <table:table-cell table:formula="of:=IF(OR([.D520]&lt;[.D$549];[.D520]&gt;[.D$550]);&quot;&quot;;[.D520])" office:value-type="float" office:value="0.00114871444428233" calcext:value-type="float">
            <text:p>0,0011487144</text:p>
          </table:table-cell>
          <table:table-cell table:formula="of:=IF(OR([.E520]&lt;[.E$549];[.E520]&gt;[.E$550]);&quot;&quot;;[.E520])" office:value-type="float" office:value="1" calcext:value-type="float">
            <text:p>1</text:p>
          </table:table-cell>
          <table:table-cell table:formula="of:=IF(OR([.F520]&lt;[.F$549];[.F520]&gt;[.F$550]);&quot;&quot;;[.F520])">
            <text:p/>
          </table:table-cell>
          <table:table-cell table:formula="of:=IF(OR([.G520]&lt;[.G$549];[.G520]&gt;[.G$550]);&quot;&quot;;[.G520])">
            <text:p/>
          </table:table-cell>
          <table:table-cell table:formula="of:=IF(OR([.H520]&lt;[.H$549];[.H520]&gt;[.H$550]);&quot;&quot;;[.H520])" office:value-type="string" office:string-value="" calcext:value-type="error">
            <text:p>#DIV/0 !</text:p>
          </table:table-cell>
          <table:table-cell table:formula="of:=IF(OR([.I520]&lt;[.I$549];[.I520]&gt;[.I$550]);&quot;&quot;;[.I520])" office:value-type="float" office:value="0.0130548919864642" calcext:value-type="float">
            <text:p>0,013054892</text:p>
          </table:table-cell>
          <table:table-cell table:formula="of:=IF(OR([.J520]&lt;[.J$549];[.J520]&gt;[.J$550]);&quot;&quot;;[.J520])">
            <text:p/>
          </table:table-cell>
          <table:table-cell table:formula="of:=IF(OR([.K520]&lt;[.K$549];[.K520]&gt;[.K$550]);&quot;&quot;;[.K520])" office:value-type="string" office:string-value="" calcext:value-type="error">
            <text:p>#DIV/0 !</text:p>
          </table:table-cell>
          <table:table-cell table:formula="of:=IF(OR([.L520]&lt;[.L$549];[.L520]&gt;[.L$550]);&quot;&quot;;[.L520])">
            <text:p/>
          </table:table-cell>
          <table:table-cell table:formula="of:=IF(OR([.M520]&lt;[.M$549];[.M520]&gt;[.M$550]);&quot;&quot;;[.M520])" office:value-type="float" office:value="0.000161954410632484" calcext:value-type="float">
            <text:p>0,0001619544</text:p>
          </table:table-cell>
          <table:table-cell table:formula="of:=IF(OR([.N520]&lt;[.N$549];[.N520]&gt;[.N$550]);&quot;&quot;;[.N520])" office:value-type="float" office:value="0.365179459135484" calcext:value-type="float">
            <text:p>0,3651794591</text:p>
          </table:table-cell>
          <table:table-cell table:formula="of:=IF(OR([.O520]&lt;[.O$549];[.O520]&gt;[.O$550]);&quot;&quot;;[.O520])" office:value-type="float" office:value="0.0000198061750769277" calcext:value-type="float">
            <text:p>1,98061750769277E-005</text:p>
          </table:table-cell>
          <table:table-cell table:formula="of:=IF(OR([.P520]&lt;[.P$549];[.P520]&gt;[.P$550]);&quot;&quot;;[.P520])" office:value-type="string" office:string-value="" calcext:value-type="error">
            <text:p>#DIV/0 !</text:p>
          </table:table-cell>
          <table:table-cell table:formula="of:=IF(OR([.Q520]&lt;[.Q$549];[.Q520]&gt;[.Q$550]);&quot;&quot;;[.Q520])" office:value-type="string" office:string-value="" calcext:value-type="error">
            <text:p>#DIV/0 !</text:p>
          </table:table-cell>
          <table:table-cell table:formula="of:=IF(OR([.R520]&lt;[.R$549];[.R520]&gt;[.R$550]);&quot;&quot;;[.R520])" office:value-type="string" office:string-value="" calcext:value-type="error">
            <text:p>#DIV/0 !</text:p>
          </table:table-cell>
          <table:table-cell table:formula="of:=IF(OR([.S520]&lt;[.S$549];[.S520]&gt;[.S$550]);&quot;&quot;;[.S520])" office:value-type="float" office:value="0.0054224444603161" calcext:value-type="float">
            <text:p>0,0054224445</text:p>
          </table:table-cell>
          <table:table-cell table:formula="of:=IF(OR([.T520]&lt;[.T$549];[.T520]&gt;[.T$550]);&quot;&quot;;[.T520])">
            <text:p/>
          </table:table-cell>
          <table:table-cell table:formula="of:=IF(OR([.U520]&lt;[.U$549];[.U520]&gt;[.U$550]);&quot;&quot;;[.U520])">
            <text:p/>
          </table:table-cell>
          <table:table-cell table:formula="of:=IF(OR([.V520]&lt;[.V$549];[.V520]&gt;[.V$550]);&quot;&quot;;[.V52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formula="of:=IF(OR([.B521]&lt;[.B$549];[.B521]&gt;[.B$550]);&quot;&quot;;[.B521])" office:value-type="string" office:string-value="" calcext:value-type="error">
            <text:p>#DIV/0 !</text:p>
          </table:table-cell>
          <table:table-cell table:formula="of:=IF(OR([.C521]&lt;[.C$549];[.C521]&gt;[.C$550]);&quot;&quot;;[.C521])" office:value-type="float" office:value="0.000214827075461326" calcext:value-type="float">
            <text:p>0,0002148271</text:p>
          </table:table-cell>
          <table:table-cell table:formula="of:=IF(OR([.D521]&lt;[.D$549];[.D521]&gt;[.D$550]);&quot;&quot;;[.D521])" office:value-type="float" office:value="0.00110723248713924" calcext:value-type="float">
            <text:p>0,0011072325</text:p>
          </table:table-cell>
          <table:table-cell table:formula="of:=IF(OR([.E521]&lt;[.E$549];[.E521]&gt;[.E$550]);&quot;&quot;;[.E521])" office:value-type="float" office:value="1" calcext:value-type="float">
            <text:p>1</text:p>
          </table:table-cell>
          <table:table-cell table:formula="of:=IF(OR([.F521]&lt;[.F$549];[.F521]&gt;[.F$550]);&quot;&quot;;[.F521])">
            <text:p/>
          </table:table-cell>
          <table:table-cell table:formula="of:=IF(OR([.G521]&lt;[.G$549];[.G521]&gt;[.G$550]);&quot;&quot;;[.G521])">
            <text:p/>
          </table:table-cell>
          <table:table-cell table:formula="of:=IF(OR([.H521]&lt;[.H$549];[.H521]&gt;[.H$550]);&quot;&quot;;[.H521])" office:value-type="string" office:string-value="" calcext:value-type="error">
            <text:p>#DIV/0 !</text:p>
          </table:table-cell>
          <table:table-cell table:formula="of:=IF(OR([.I521]&lt;[.I$549];[.I521]&gt;[.I$550]);&quot;&quot;;[.I521])" office:value-type="float" office:value="0.0114405088232592" calcext:value-type="float">
            <text:p>0,0114405088</text:p>
          </table:table-cell>
          <table:table-cell table:formula="of:=IF(OR([.J521]&lt;[.J$549];[.J521]&gt;[.J$550]);&quot;&quot;;[.J521])">
            <text:p/>
          </table:table-cell>
          <table:table-cell table:formula="of:=IF(OR([.K521]&lt;[.K$549];[.K521]&gt;[.K$550]);&quot;&quot;;[.K521])" office:value-type="string" office:string-value="" calcext:value-type="error">
            <text:p>#DIV/0 !</text:p>
          </table:table-cell>
          <table:table-cell table:formula="of:=IF(OR([.L521]&lt;[.L$549];[.L521]&gt;[.L$550]);&quot;&quot;;[.L521])">
            <text:p/>
          </table:table-cell>
          <table:table-cell table:formula="of:=IF(OR([.M521]&lt;[.M$549];[.M521]&gt;[.M$550]);&quot;&quot;;[.M521])" office:value-type="float" office:value="0.000203651633172395" calcext:value-type="float">
            <text:p>0,0002036516</text:p>
          </table:table-cell>
          <table:table-cell table:formula="of:=IF(OR([.N521]&lt;[.N$549];[.N521]&gt;[.N$550]);&quot;&quot;;[.N521])" office:value-type="float" office:value="0.347935451319447" calcext:value-type="float">
            <text:p>0,3479354513</text:p>
          </table:table-cell>
          <table:table-cell table:formula="of:=IF(OR([.O521]&lt;[.O$549];[.O521]&gt;[.O$550]);&quot;&quot;;[.O521])" office:value-type="float" office:value="0.0000111912416889626" calcext:value-type="float">
            <text:p>1,11912416889626E-005</text:p>
          </table:table-cell>
          <table:table-cell table:formula="of:=IF(OR([.P521]&lt;[.P$549];[.P521]&gt;[.P$550]);&quot;&quot;;[.P521])" office:value-type="string" office:string-value="" calcext:value-type="error">
            <text:p>#DIV/0 !</text:p>
          </table:table-cell>
          <table:table-cell table:formula="of:=IF(OR([.Q521]&lt;[.Q$549];[.Q521]&gt;[.Q$550]);&quot;&quot;;[.Q521])" office:value-type="string" office:string-value="" calcext:value-type="error">
            <text:p>#DIV/0 !</text:p>
          </table:table-cell>
          <table:table-cell table:formula="of:=IF(OR([.R521]&lt;[.R$549];[.R521]&gt;[.R$550]);&quot;&quot;;[.R521])" office:value-type="string" office:string-value="" calcext:value-type="error">
            <text:p>#DIV/0 !</text:p>
          </table:table-cell>
          <table:table-cell table:formula="of:=IF(OR([.S521]&lt;[.S$549];[.S521]&gt;[.S$550]);&quot;&quot;;[.S521])" office:value-type="float" office:value="0.00522663112321284" calcext:value-type="float">
            <text:p>0,0052266311</text:p>
          </table:table-cell>
          <table:table-cell table:formula="of:=IF(OR([.T521]&lt;[.T$549];[.T521]&gt;[.T$550]);&quot;&quot;;[.T521])">
            <text:p/>
          </table:table-cell>
          <table:table-cell table:formula="of:=IF(OR([.U521]&lt;[.U$549];[.U521]&gt;[.U$550]);&quot;&quot;;[.U521])">
            <text:p/>
          </table:table-cell>
          <table:table-cell table:formula="of:=IF(OR([.V521]&lt;[.V$549];[.V521]&gt;[.V$550]);&quot;&quot;;[.V52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formula="of:=IF(OR([.B522]&lt;[.B$549];[.B522]&gt;[.B$550]);&quot;&quot;;[.B522])" office:value-type="string" office:string-value="" calcext:value-type="error">
            <text:p>#DIV/0 !</text:p>
          </table:table-cell>
          <table:table-cell table:formula="of:=IF(OR([.C522]&lt;[.C$549];[.C522]&gt;[.C$550]);&quot;&quot;;[.C522])" office:value-type="float" office:value="0.000236696837642224" calcext:value-type="float">
            <text:p>0,0002366968</text:p>
          </table:table-cell>
          <table:table-cell table:formula="of:=IF(OR([.D522]&lt;[.D$549];[.D522]&gt;[.D$550]);&quot;&quot;;[.D522])">
            <text:p/>
          </table:table-cell>
          <table:table-cell table:formula="of:=IF(OR([.E522]&lt;[.E$549];[.E522]&gt;[.E$550]);&quot;&quot;;[.E522])" office:value-type="float" office:value="1" calcext:value-type="float">
            <text:p>1</text:p>
          </table:table-cell>
          <table:table-cell table:formula="of:=IF(OR([.F522]&lt;[.F$549];[.F522]&gt;[.F$550]);&quot;&quot;;[.F522])">
            <text:p/>
          </table:table-cell>
          <table:table-cell table:formula="of:=IF(OR([.G522]&lt;[.G$549];[.G522]&gt;[.G$550]);&quot;&quot;;[.G522])">
            <text:p/>
          </table:table-cell>
          <table:table-cell table:formula="of:=IF(OR([.H522]&lt;[.H$549];[.H522]&gt;[.H$550]);&quot;&quot;;[.H522])" office:value-type="string" office:string-value="" calcext:value-type="error">
            <text:p>#DIV/0 !</text:p>
          </table:table-cell>
          <table:table-cell table:formula="of:=IF(OR([.I522]&lt;[.I$549];[.I522]&gt;[.I$550]);&quot;&quot;;[.I522])" office:value-type="float" office:value="0.0116882551859375" calcext:value-type="float">
            <text:p>0,0116882552</text:p>
          </table:table-cell>
          <table:table-cell table:formula="of:=IF(OR([.J522]&lt;[.J$549];[.J522]&gt;[.J$550]);&quot;&quot;;[.J522])">
            <text:p/>
          </table:table-cell>
          <table:table-cell table:formula="of:=IF(OR([.K522]&lt;[.K$549];[.K522]&gt;[.K$550]);&quot;&quot;;[.K522])" office:value-type="string" office:string-value="" calcext:value-type="error">
            <text:p>#DIV/0 !</text:p>
          </table:table-cell>
          <table:table-cell table:formula="of:=IF(OR([.L522]&lt;[.L$549];[.L522]&gt;[.L$550]);&quot;&quot;;[.L522])">
            <text:p/>
          </table:table-cell>
          <table:table-cell table:formula="of:=IF(OR([.M522]&lt;[.M$549];[.M522]&gt;[.M$550]);&quot;&quot;;[.M522])" office:value-type="float" office:value="0.000208083269507895" calcext:value-type="float">
            <text:p>0,0002080833</text:p>
          </table:table-cell>
          <table:table-cell table:formula="of:=IF(OR([.N522]&lt;[.N$549];[.N522]&gt;[.N$550]);&quot;&quot;;[.N522])" office:value-type="float" office:value="0.377190457957199" calcext:value-type="float">
            <text:p>0,377190458</text:p>
          </table:table-cell>
          <table:table-cell table:formula="of:=IF(OR([.O522]&lt;[.O$549];[.O522]&gt;[.O$550]);&quot;&quot;;[.O522])">
            <text:p/>
          </table:table-cell>
          <table:table-cell table:formula="of:=IF(OR([.P522]&lt;[.P$549];[.P522]&gt;[.P$550]);&quot;&quot;;[.P522])" office:value-type="string" office:string-value="" calcext:value-type="error">
            <text:p>#DIV/0 !</text:p>
          </table:table-cell>
          <table:table-cell table:formula="of:=IF(OR([.Q522]&lt;[.Q$549];[.Q522]&gt;[.Q$550]);&quot;&quot;;[.Q522])" office:value-type="string" office:string-value="" calcext:value-type="error">
            <text:p>#DIV/0 !</text:p>
          </table:table-cell>
          <table:table-cell table:formula="of:=IF(OR([.R522]&lt;[.R$549];[.R522]&gt;[.R$550]);&quot;&quot;;[.R522])" office:value-type="string" office:string-value="" calcext:value-type="error">
            <text:p>#DIV/0 !</text:p>
          </table:table-cell>
          <table:table-cell table:formula="of:=IF(OR([.S522]&lt;[.S$549];[.S522]&gt;[.S$550]);&quot;&quot;;[.S522])" office:value-type="float" office:value="0.00533981479972945" calcext:value-type="float">
            <text:p>0,0053398148</text:p>
          </table:table-cell>
          <table:table-cell table:formula="of:=IF(OR([.T522]&lt;[.T$549];[.T522]&gt;[.T$550]);&quot;&quot;;[.T522])">
            <text:p/>
          </table:table-cell>
          <table:table-cell table:formula="of:=IF(OR([.U522]&lt;[.U$549];[.U522]&gt;[.U$550]);&quot;&quot;;[.U522])">
            <text:p/>
          </table:table-cell>
          <table:table-cell table:formula="of:=IF(OR([.V522]&lt;[.V$549];[.V522]&gt;[.V$550]);&quot;&quot;;[.V5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formula="of:=IF(OR([.B523]&lt;[.B$549];[.B523]&gt;[.B$550]);&quot;&quot;;[.B523])" office:value-type="string" office:string-value="" calcext:value-type="error">
            <text:p>#DIV/0 !</text:p>
          </table:table-cell>
          <table:table-cell table:formula="of:=IF(OR([.C523]&lt;[.C$549];[.C523]&gt;[.C$550]);&quot;&quot;;[.C523])" office:value-type="float" office:value="0.000240174646268866" calcext:value-type="float">
            <text:p>0,0002401746</text:p>
          </table:table-cell>
          <table:table-cell table:formula="of:=IF(OR([.D523]&lt;[.D$549];[.D523]&gt;[.D$550]);&quot;&quot;;[.D523])">
            <text:p/>
          </table:table-cell>
          <table:table-cell table:formula="of:=IF(OR([.E523]&lt;[.E$549];[.E523]&gt;[.E$550]);&quot;&quot;;[.E523])" office:value-type="float" office:value="1" calcext:value-type="float">
            <text:p>1</text:p>
          </table:table-cell>
          <table:table-cell table:formula="of:=IF(OR([.F523]&lt;[.F$549];[.F523]&gt;[.F$550]);&quot;&quot;;[.F523])">
            <text:p/>
          </table:table-cell>
          <table:table-cell table:formula="of:=IF(OR([.G523]&lt;[.G$549];[.G523]&gt;[.G$550]);&quot;&quot;;[.G523])">
            <text:p/>
          </table:table-cell>
          <table:table-cell table:formula="of:=IF(OR([.H523]&lt;[.H$549];[.H523]&gt;[.H$550]);&quot;&quot;;[.H523])" office:value-type="string" office:string-value="" calcext:value-type="error">
            <text:p>#DIV/0 !</text:p>
          </table:table-cell>
          <table:table-cell table:formula="of:=IF(OR([.I523]&lt;[.I$549];[.I523]&gt;[.I$550]);&quot;&quot;;[.I523])" office:value-type="float" office:value="0.0104962062791518" calcext:value-type="float">
            <text:p>0,0104962063</text:p>
          </table:table-cell>
          <table:table-cell table:formula="of:=IF(OR([.J523]&lt;[.J$549];[.J523]&gt;[.J$550]);&quot;&quot;;[.J523])">
            <text:p/>
          </table:table-cell>
          <table:table-cell table:formula="of:=IF(OR([.K523]&lt;[.K$549];[.K523]&gt;[.K$550]);&quot;&quot;;[.K523])" office:value-type="string" office:string-value="" calcext:value-type="error">
            <text:p>#DIV/0 !</text:p>
          </table:table-cell>
          <table:table-cell table:formula="of:=IF(OR([.L523]&lt;[.L$549];[.L523]&gt;[.L$550]);&quot;&quot;;[.L523])" office:value-type="float" office:value="0.0000564034760234164" calcext:value-type="float">
            <text:p>5,64034760234164E-005</text:p>
          </table:table-cell>
          <table:table-cell table:formula="of:=IF(OR([.M523]&lt;[.M$549];[.M523]&gt;[.M$550]);&quot;&quot;;[.M523])" office:value-type="float" office:value="0.000127342251723037" calcext:value-type="float">
            <text:p>0,0001273423</text:p>
          </table:table-cell>
          <table:table-cell table:formula="of:=IF(OR([.N523]&lt;[.N$549];[.N523]&gt;[.N$550]);&quot;&quot;;[.N523])" office:value-type="float" office:value="0.39405485940129" calcext:value-type="float">
            <text:p>0,3940548594</text:p>
          </table:table-cell>
          <table:table-cell table:formula="of:=IF(OR([.O523]&lt;[.O$549];[.O523]&gt;[.O$550]);&quot;&quot;;[.O523])" office:value-type="float" office:value="0.0000159015618722699" calcext:value-type="float">
            <text:p>1,59015618722699E-005</text:p>
          </table:table-cell>
          <table:table-cell table:formula="of:=IF(OR([.P523]&lt;[.P$549];[.P523]&gt;[.P$550]);&quot;&quot;;[.P523])" office:value-type="string" office:string-value="" calcext:value-type="error">
            <text:p>#DIV/0 !</text:p>
          </table:table-cell>
          <table:table-cell table:formula="of:=IF(OR([.Q523]&lt;[.Q$549];[.Q523]&gt;[.Q$550]);&quot;&quot;;[.Q523])" office:value-type="string" office:string-value="" calcext:value-type="error">
            <text:p>#DIV/0 !</text:p>
          </table:table-cell>
          <table:table-cell table:formula="of:=IF(OR([.R523]&lt;[.R$549];[.R523]&gt;[.R$550]);&quot;&quot;;[.R523])" office:value-type="string" office:string-value="" calcext:value-type="error">
            <text:p>#DIV/0 !</text:p>
          </table:table-cell>
          <table:table-cell table:formula="of:=IF(OR([.S523]&lt;[.S$549];[.S523]&gt;[.S$550]);&quot;&quot;;[.S523])" office:value-type="float" office:value="0.00505001038664579" calcext:value-type="float">
            <text:p>0,0050500104</text:p>
          </table:table-cell>
          <table:table-cell table:formula="of:=IF(OR([.T523]&lt;[.T$549];[.T523]&gt;[.T$550]);&quot;&quot;;[.T523])">
            <text:p/>
          </table:table-cell>
          <table:table-cell table:formula="of:=IF(OR([.U523]&lt;[.U$549];[.U523]&gt;[.U$550]);&quot;&quot;;[.U523])">
            <text:p/>
          </table:table-cell>
          <table:table-cell table:formula="of:=IF(OR([.V523]&lt;[.V$549];[.V523]&gt;[.V$550]);&quot;&quot;;[.V5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formula="of:=IF(OR([.B524]&lt;[.B$549];[.B524]&gt;[.B$550]);&quot;&quot;;[.B524])" office:value-type="string" office:string-value="" calcext:value-type="error">
            <text:p>#DIV/0 !</text:p>
          </table:table-cell>
          <table:table-cell table:formula="of:=IF(OR([.C524]&lt;[.C$549];[.C524]&gt;[.C$550]);&quot;&quot;;[.C524])" office:value-type="float" office:value="0.000212440726760298" calcext:value-type="float">
            <text:p>0,0002124407</text:p>
          </table:table-cell>
          <table:table-cell table:formula="of:=IF(OR([.D524]&lt;[.D$549];[.D524]&gt;[.D$550]);&quot;&quot;;[.D524])" office:value-type="float" office:value="0.00127729555361025" calcext:value-type="float">
            <text:p>0,0012772956</text:p>
          </table:table-cell>
          <table:table-cell table:formula="of:=IF(OR([.E524]&lt;[.E$549];[.E524]&gt;[.E$550]);&quot;&quot;;[.E524])" office:value-type="float" office:value="1" calcext:value-type="float">
            <text:p>1</text:p>
          </table:table-cell>
          <table:table-cell table:formula="of:=IF(OR([.F524]&lt;[.F$549];[.F524]&gt;[.F$550]);&quot;&quot;;[.F524])">
            <text:p/>
          </table:table-cell>
          <table:table-cell table:formula="of:=IF(OR([.G524]&lt;[.G$549];[.G524]&gt;[.G$550]);&quot;&quot;;[.G524])">
            <text:p/>
          </table:table-cell>
          <table:table-cell table:formula="of:=IF(OR([.H524]&lt;[.H$549];[.H524]&gt;[.H$550]);&quot;&quot;;[.H524])" office:value-type="string" office:string-value="" calcext:value-type="error">
            <text:p>#DIV/0 !</text:p>
          </table:table-cell>
          <table:table-cell table:formula="of:=IF(OR([.I524]&lt;[.I$549];[.I524]&gt;[.I$550]);&quot;&quot;;[.I524])" office:value-type="float" office:value="0.0099664527979658" calcext:value-type="float">
            <text:p>0,0099664528</text:p>
          </table:table-cell>
          <table:table-cell table:formula="of:=IF(OR([.J524]&lt;[.J$549];[.J524]&gt;[.J$550]);&quot;&quot;;[.J524])">
            <text:p/>
          </table:table-cell>
          <table:table-cell table:formula="of:=IF(OR([.K524]&lt;[.K$549];[.K524]&gt;[.K$550]);&quot;&quot;;[.K524])" office:value-type="string" office:string-value="" calcext:value-type="error">
            <text:p>#DIV/0 !</text:p>
          </table:table-cell>
          <table:table-cell table:formula="of:=IF(OR([.L524]&lt;[.L$549];[.L524]&gt;[.L$550]);&quot;&quot;;[.L524])">
            <text:p/>
          </table:table-cell>
          <table:table-cell table:formula="of:=IF(OR([.M524]&lt;[.M$549];[.M524]&gt;[.M$550]);&quot;&quot;;[.M524])" office:value-type="float" office:value="0.000244902146927438" calcext:value-type="float">
            <text:p>0,0002449021</text:p>
          </table:table-cell>
          <table:table-cell table:formula="of:=IF(OR([.N524]&lt;[.N$549];[.N524]&gt;[.N$550]);&quot;&quot;;[.N524])" office:value-type="float" office:value="0.362119755655231" calcext:value-type="float">
            <text:p>0,3621197557</text:p>
          </table:table-cell>
          <table:table-cell table:formula="of:=IF(OR([.O524]&lt;[.O$549];[.O524]&gt;[.O$550]);&quot;&quot;;[.O524])" office:value-type="float" office:value="0.0000102619038761041" calcext:value-type="float">
            <text:p>1,02619038761041E-005</text:p>
          </table:table-cell>
          <table:table-cell table:formula="of:=IF(OR([.P524]&lt;[.P$549];[.P524]&gt;[.P$550]);&quot;&quot;;[.P524])" office:value-type="string" office:string-value="" calcext:value-type="error">
            <text:p>#DIV/0 !</text:p>
          </table:table-cell>
          <table:table-cell table:formula="of:=IF(OR([.Q524]&lt;[.Q$549];[.Q524]&gt;[.Q$550]);&quot;&quot;;[.Q524])" office:value-type="string" office:string-value="" calcext:value-type="error">
            <text:p>#DIV/0 !</text:p>
          </table:table-cell>
          <table:table-cell table:formula="of:=IF(OR([.R524]&lt;[.R$549];[.R524]&gt;[.R$550]);&quot;&quot;;[.R524])" office:value-type="string" office:string-value="" calcext:value-type="error">
            <text:p>#DIV/0 !</text:p>
          </table:table-cell>
          <table:table-cell table:formula="of:=IF(OR([.S524]&lt;[.S$549];[.S524]&gt;[.S$550]);&quot;&quot;;[.S524])" office:value-type="float" office:value="0.00426858499848539" calcext:value-type="float">
            <text:p>0,004268585</text:p>
          </table:table-cell>
          <table:table-cell table:formula="of:=IF(OR([.T524]&lt;[.T$549];[.T524]&gt;[.T$550]);&quot;&quot;;[.T524])">
            <text:p/>
          </table:table-cell>
          <table:table-cell table:formula="of:=IF(OR([.U524]&lt;[.U$549];[.U524]&gt;[.U$550]);&quot;&quot;;[.U524])">
            <text:p/>
          </table:table-cell>
          <table:table-cell table:formula="of:=IF(OR([.V524]&lt;[.V$549];[.V524]&gt;[.V$550]);&quot;&quot;;[.V5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formula="of:=IF(OR([.B525]&lt;[.B$549];[.B525]&gt;[.B$550]);&quot;&quot;;[.B525])" office:value-type="string" office:string-value="" calcext:value-type="error">
            <text:p>#DIV/0 !</text:p>
          </table:table-cell>
          <table:table-cell table:formula="of:=IF(OR([.C525]&lt;[.C$549];[.C525]&gt;[.C$550]);&quot;&quot;;[.C525])" office:value-type="float" office:value="0.000247904237757068" calcext:value-type="float">
            <text:p>0,0002479042</text:p>
          </table:table-cell>
          <table:table-cell table:formula="of:=IF(OR([.D525]&lt;[.D$549];[.D525]&gt;[.D$550]);&quot;&quot;;[.D525])" office:value-type="float" office:value="0.00134366489571141" calcext:value-type="float">
            <text:p>0,0013436649</text:p>
          </table:table-cell>
          <table:table-cell table:formula="of:=IF(OR([.E525]&lt;[.E$549];[.E525]&gt;[.E$550]);&quot;&quot;;[.E525])" office:value-type="float" office:value="1" calcext:value-type="float">
            <text:p>1</text:p>
          </table:table-cell>
          <table:table-cell table:formula="of:=IF(OR([.F525]&lt;[.F$549];[.F525]&gt;[.F$550]);&quot;&quot;;[.F525])">
            <text:p/>
          </table:table-cell>
          <table:table-cell table:formula="of:=IF(OR([.G525]&lt;[.G$549];[.G525]&gt;[.G$550]);&quot;&quot;;[.G525])">
            <text:p/>
          </table:table-cell>
          <table:table-cell table:formula="of:=IF(OR([.H525]&lt;[.H$549];[.H525]&gt;[.H$550]);&quot;&quot;;[.H525])" office:value-type="string" office:string-value="" calcext:value-type="error">
            <text:p>#DIV/0 !</text:p>
          </table:table-cell>
          <table:table-cell table:formula="of:=IF(OR([.I525]&lt;[.I$549];[.I525]&gt;[.I$550]);&quot;&quot;;[.I525])" office:value-type="float" office:value="0.0104843179963638" calcext:value-type="float">
            <text:p>0,010484318</text:p>
          </table:table-cell>
          <table:table-cell table:formula="of:=IF(OR([.J525]&lt;[.J$549];[.J525]&gt;[.J$550]);&quot;&quot;;[.J525])">
            <text:p/>
          </table:table-cell>
          <table:table-cell table:formula="of:=IF(OR([.K525]&lt;[.K$549];[.K525]&gt;[.K$550]);&quot;&quot;;[.K525])" office:value-type="string" office:string-value="" calcext:value-type="error">
            <text:p>#DIV/0 !</text:p>
          </table:table-cell>
          <table:table-cell table:formula="of:=IF(OR([.L525]&lt;[.L$549];[.L525]&gt;[.L$550]);&quot;&quot;;[.L525])">
            <text:p/>
          </table:table-cell>
          <table:table-cell table:formula="of:=IF(OR([.M525]&lt;[.M$549];[.M525]&gt;[.M$550]);&quot;&quot;;[.M525])" office:value-type="float" office:value="0.00026571491732502" calcext:value-type="float">
            <text:p>0,0002657149</text:p>
          </table:table-cell>
          <table:table-cell table:formula="of:=IF(OR([.N525]&lt;[.N$549];[.N525]&gt;[.N$550]);&quot;&quot;;[.N525])" office:value-type="float" office:value="0.345564948761428" calcext:value-type="float">
            <text:p>0,3455649488</text:p>
          </table:table-cell>
          <table:table-cell table:formula="of:=IF(OR([.O525]&lt;[.O$549];[.O525]&gt;[.O$550]);&quot;&quot;;[.O525])" office:value-type="float" office:value="0.0000251818421615341" calcext:value-type="float">
            <text:p>2,51818421615341E-005</text:p>
          </table:table-cell>
          <table:table-cell table:formula="of:=IF(OR([.P525]&lt;[.P$549];[.P525]&gt;[.P$550]);&quot;&quot;;[.P525])" office:value-type="string" office:string-value="" calcext:value-type="error">
            <text:p>#DIV/0 !</text:p>
          </table:table-cell>
          <table:table-cell table:formula="of:=IF(OR([.Q525]&lt;[.Q$549];[.Q525]&gt;[.Q$550]);&quot;&quot;;[.Q525])" office:value-type="string" office:string-value="" calcext:value-type="error">
            <text:p>#DIV/0 !</text:p>
          </table:table-cell>
          <table:table-cell table:formula="of:=IF(OR([.R525]&lt;[.R$549];[.R525]&gt;[.R$550]);&quot;&quot;;[.R525])" office:value-type="string" office:string-value="" calcext:value-type="error">
            <text:p>#DIV/0 !</text:p>
          </table:table-cell>
          <table:table-cell table:formula="of:=IF(OR([.S525]&lt;[.S$549];[.S525]&gt;[.S$550]);&quot;&quot;;[.S525])" office:value-type="float" office:value="0.00393913709787362" calcext:value-type="float">
            <text:p>0,0039391371</text:p>
          </table:table-cell>
          <table:table-cell table:formula="of:=IF(OR([.T525]&lt;[.T$549];[.T525]&gt;[.T$550]);&quot;&quot;;[.T525])" office:value-type="float" office:value="0.0000267566598073029" calcext:value-type="float">
            <text:p>2,67566598073029E-005</text:p>
          </table:table-cell>
          <table:table-cell table:formula="of:=IF(OR([.U525]&lt;[.U$549];[.U525]&gt;[.U$550]);&quot;&quot;;[.U525])">
            <text:p/>
          </table:table-cell>
          <table:table-cell table:formula="of:=IF(OR([.V525]&lt;[.V$549];[.V525]&gt;[.V$550]);&quot;&quot;;[.V5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formula="of:=IF(OR([.B526]&lt;[.B$549];[.B526]&gt;[.B$550]);&quot;&quot;;[.B526])" office:value-type="string" office:string-value="" calcext:value-type="error">
            <text:p>#DIV/0 !</text:p>
          </table:table-cell>
          <table:table-cell table:formula="of:=IF(OR([.C526]&lt;[.C$549];[.C526]&gt;[.C$550]);&quot;&quot;;[.C526])" office:value-type="float" office:value="0.00023687956042751" calcext:value-type="float">
            <text:p>0,0002368796</text:p>
          </table:table-cell>
          <table:table-cell table:formula="of:=IF(OR([.D526]&lt;[.D$549];[.D526]&gt;[.D$550]);&quot;&quot;;[.D526])" office:value-type="float" office:value="0.00186212061772948" calcext:value-type="float">
            <text:p>0,0018621206</text:p>
          </table:table-cell>
          <table:table-cell table:formula="of:=IF(OR([.E526]&lt;[.E$549];[.E526]&gt;[.E$550]);&quot;&quot;;[.E526])" office:value-type="float" office:value="1" calcext:value-type="float">
            <text:p>1</text:p>
          </table:table-cell>
          <table:table-cell table:formula="of:=IF(OR([.F526]&lt;[.F$549];[.F526]&gt;[.F$550]);&quot;&quot;;[.F526])">
            <text:p/>
          </table:table-cell>
          <table:table-cell table:formula="of:=IF(OR([.G526]&lt;[.G$549];[.G526]&gt;[.G$550]);&quot;&quot;;[.G526])">
            <text:p/>
          </table:table-cell>
          <table:table-cell table:formula="of:=IF(OR([.H526]&lt;[.H$549];[.H526]&gt;[.H$550]);&quot;&quot;;[.H526])" office:value-type="string" office:string-value="" calcext:value-type="error">
            <text:p>#DIV/0 !</text:p>
          </table:table-cell>
          <table:table-cell table:formula="of:=IF(OR([.I526]&lt;[.I$549];[.I526]&gt;[.I$550]);&quot;&quot;;[.I526])" office:value-type="float" office:value="0.0116892939106424" calcext:value-type="float">
            <text:p>0,0116892939</text:p>
          </table:table-cell>
          <table:table-cell table:formula="of:=IF(OR([.J526]&lt;[.J$549];[.J526]&gt;[.J$550]);&quot;&quot;;[.J526])">
            <text:p/>
          </table:table-cell>
          <table:table-cell table:formula="of:=IF(OR([.K526]&lt;[.K$549];[.K526]&gt;[.K$550]);&quot;&quot;;[.K526])" office:value-type="string" office:string-value="" calcext:value-type="error">
            <text:p>#DIV/0 !</text:p>
          </table:table-cell>
          <table:table-cell table:formula="of:=IF(OR([.L526]&lt;[.L$549];[.L526]&gt;[.L$550]);&quot;&quot;;[.L526])">
            <text:p/>
          </table:table-cell>
          <table:table-cell table:formula="of:=IF(OR([.M526]&lt;[.M$549];[.M526]&gt;[.M$550]);&quot;&quot;;[.M526])" office:value-type="float" office:value="0.000186628220820688" calcext:value-type="float">
            <text:p>0,0001866282</text:p>
          </table:table-cell>
          <table:table-cell table:formula="of:=IF(OR([.N526]&lt;[.N$549];[.N526]&gt;[.N$550]);&quot;&quot;;[.N526])" office:value-type="float" office:value="0.356574256674798" calcext:value-type="float">
            <text:p>0,3565742567</text:p>
          </table:table-cell>
          <table:table-cell table:formula="of:=IF(OR([.O526]&lt;[.O$549];[.O526]&gt;[.O$550]);&quot;&quot;;[.O526])" office:value-type="float" office:value="0.0000248995549262432" calcext:value-type="float">
            <text:p>2,48995549262432E-005</text:p>
          </table:table-cell>
          <table:table-cell table:formula="of:=IF(OR([.P526]&lt;[.P$549];[.P526]&gt;[.P$550]);&quot;&quot;;[.P526])" office:value-type="string" office:string-value="" calcext:value-type="error">
            <text:p>#DIV/0 !</text:p>
          </table:table-cell>
          <table:table-cell table:formula="of:=IF(OR([.Q526]&lt;[.Q$549];[.Q526]&gt;[.Q$550]);&quot;&quot;;[.Q526])" office:value-type="string" office:string-value="" calcext:value-type="error">
            <text:p>#DIV/0 !</text:p>
          </table:table-cell>
          <table:table-cell table:formula="of:=IF(OR([.R526]&lt;[.R$549];[.R526]&gt;[.R$550]);&quot;&quot;;[.R526])" office:value-type="string" office:string-value="" calcext:value-type="error">
            <text:p>#DIV/0 !</text:p>
          </table:table-cell>
          <table:table-cell table:formula="of:=IF(OR([.S526]&lt;[.S$549];[.S526]&gt;[.S$550]);&quot;&quot;;[.S526])" office:value-type="float" office:value="0.00592716004258109" calcext:value-type="float">
            <text:p>0,00592716</text:p>
          </table:table-cell>
          <table:table-cell table:formula="of:=IF(OR([.T526]&lt;[.T$549];[.T526]&gt;[.T$550]);&quot;&quot;;[.T526])">
            <text:p/>
          </table:table-cell>
          <table:table-cell table:formula="of:=IF(OR([.U526]&lt;[.U$549];[.U526]&gt;[.U$550]);&quot;&quot;;[.U526])">
            <text:p/>
          </table:table-cell>
          <table:table-cell table:formula="of:=IF(OR([.V526]&lt;[.V$549];[.V526]&gt;[.V$550]);&quot;&quot;;[.V5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IF(OR([.B527]&lt;[.B$549];[.B527]&gt;[.B$550]);&quot;&quot;;[.B527])" office:value-type="string" office:string-value="" calcext:value-type="error">
            <text:p>#DIV/0 !</text:p>
          </table:table-cell>
          <table:table-cell table:formula="of:=IF(OR([.C527]&lt;[.C$549];[.C527]&gt;[.C$550]);&quot;&quot;;[.C527])" office:value-type="float" office:value="0.000210541627308867" calcext:value-type="float">
            <text:p>0,0002105416</text:p>
          </table:table-cell>
          <table:table-cell table:formula="of:=IF(OR([.D527]&lt;[.D$549];[.D527]&gt;[.D$550]);&quot;&quot;;[.D527])" office:value-type="float" office:value="0.00131390374414432" calcext:value-type="float">
            <text:p>0,0013139037</text:p>
          </table:table-cell>
          <table:table-cell table:formula="of:=IF(OR([.E527]&lt;[.E$549];[.E527]&gt;[.E$550]);&quot;&quot;;[.E527])" office:value-type="float" office:value="1" calcext:value-type="float">
            <text:p>1</text:p>
          </table:table-cell>
          <table:table-cell table:formula="of:=IF(OR([.F527]&lt;[.F$549];[.F527]&gt;[.F$550]);&quot;&quot;;[.F527])" office:value-type="float" office:value="0.00142059154788192" calcext:value-type="float">
            <text:p>0,0014205915</text:p>
          </table:table-cell>
          <table:table-cell table:formula="of:=IF(OR([.G527]&lt;[.G$549];[.G527]&gt;[.G$550]);&quot;&quot;;[.G527])">
            <text:p/>
          </table:table-cell>
          <table:table-cell table:formula="of:=IF(OR([.H527]&lt;[.H$549];[.H527]&gt;[.H$550]);&quot;&quot;;[.H527])" office:value-type="string" office:string-value="" calcext:value-type="error">
            <text:p>#DIV/0 !</text:p>
          </table:table-cell>
          <table:table-cell table:formula="of:=IF(OR([.I527]&lt;[.I$549];[.I527]&gt;[.I$550]);&quot;&quot;;[.I527])" office:value-type="float" office:value="0.0102520983574022" calcext:value-type="float">
            <text:p>0,0102520984</text:p>
          </table:table-cell>
          <table:table-cell table:formula="of:=IF(OR([.J527]&lt;[.J$549];[.J527]&gt;[.J$550]);&quot;&quot;;[.J527])">
            <text:p/>
          </table:table-cell>
          <table:table-cell table:formula="of:=IF(OR([.K527]&lt;[.K$549];[.K527]&gt;[.K$550]);&quot;&quot;;[.K527])" office:value-type="string" office:string-value="" calcext:value-type="error">
            <text:p>#DIV/0 !</text:p>
          </table:table-cell>
          <table:table-cell table:formula="of:=IF(OR([.L527]&lt;[.L$549];[.L527]&gt;[.L$550]);&quot;&quot;;[.L527])">
            <text:p/>
          </table:table-cell>
          <table:table-cell table:formula="of:=IF(OR([.M527]&lt;[.M$549];[.M527]&gt;[.M$550]);&quot;&quot;;[.M527])" office:value-type="float" office:value="0.000168228142546709" calcext:value-type="float">
            <text:p>0,0001682281</text:p>
          </table:table-cell>
          <table:table-cell table:formula="of:=IF(OR([.N527]&lt;[.N$549];[.N527]&gt;[.N$550]);&quot;&quot;;[.N527])" office:value-type="float" office:value="0.354828235864882" calcext:value-type="float">
            <text:p>0,3548282359</text:p>
          </table:table-cell>
          <table:table-cell table:formula="of:=IF(OR([.O527]&lt;[.O$549];[.O527]&gt;[.O$550]);&quot;&quot;;[.O527])">
            <text:p/>
          </table:table-cell>
          <table:table-cell table:formula="of:=IF(OR([.P527]&lt;[.P$549];[.P527]&gt;[.P$550]);&quot;&quot;;[.P527])" office:value-type="string" office:string-value="" calcext:value-type="error">
            <text:p>#DIV/0 !</text:p>
          </table:table-cell>
          <table:table-cell table:formula="of:=IF(OR([.Q527]&lt;[.Q$549];[.Q527]&gt;[.Q$550]);&quot;&quot;;[.Q527])" office:value-type="string" office:string-value="" calcext:value-type="error">
            <text:p>#DIV/0 !</text:p>
          </table:table-cell>
          <table:table-cell table:formula="of:=IF(OR([.R527]&lt;[.R$549];[.R527]&gt;[.R$550]);&quot;&quot;;[.R527])" office:value-type="string" office:string-value="" calcext:value-type="error">
            <text:p>#DIV/0 !</text:p>
          </table:table-cell>
          <table:table-cell table:formula="of:=IF(OR([.S527]&lt;[.S$549];[.S527]&gt;[.S$550]);&quot;&quot;;[.S527])" office:value-type="float" office:value="0.00546900051912754" calcext:value-type="float">
            <text:p>0,0054690005</text:p>
          </table:table-cell>
          <table:table-cell table:formula="of:=IF(OR([.T527]&lt;[.T$549];[.T527]&gt;[.T$550]);&quot;&quot;;[.T527])">
            <text:p/>
          </table:table-cell>
          <table:table-cell table:formula="of:=IF(OR([.U527]&lt;[.U$549];[.U527]&gt;[.U$550]);&quot;&quot;;[.U527])">
            <text:p/>
          </table:table-cell>
          <table:table-cell table:formula="of:=IF(OR([.V527]&lt;[.V$549];[.V527]&gt;[.V$550]);&quot;&quot;;[.V5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formula="of:=IF(OR([.B528]&lt;[.B$549];[.B528]&gt;[.B$550]);&quot;&quot;;[.B528])" office:value-type="string" office:string-value="" calcext:value-type="error">
            <text:p>#DIV/0 !</text:p>
          </table:table-cell>
          <table:table-cell table:formula="of:=IF(OR([.C528]&lt;[.C$549];[.C528]&gt;[.C$550]);&quot;&quot;;[.C528])" office:value-type="float" office:value="0.000339980595848429" calcext:value-type="float">
            <text:p>0,0003399806</text:p>
          </table:table-cell>
          <table:table-cell table:formula="of:=IF(OR([.D528]&lt;[.D$549];[.D528]&gt;[.D$550]);&quot;&quot;;[.D528])" office:value-type="float" office:value="0.00133705329141435" calcext:value-type="float">
            <text:p>0,0013370533</text:p>
          </table:table-cell>
          <table:table-cell table:formula="of:=IF(OR([.E528]&lt;[.E$549];[.E528]&gt;[.E$550]);&quot;&quot;;[.E528])" office:value-type="float" office:value="1" calcext:value-type="float">
            <text:p>1</text:p>
          </table:table-cell>
          <table:table-cell table:formula="of:=IF(OR([.F528]&lt;[.F$549];[.F528]&gt;[.F$550]);&quot;&quot;;[.F528])">
            <text:p/>
          </table:table-cell>
          <table:table-cell table:formula="of:=IF(OR([.G528]&lt;[.G$549];[.G528]&gt;[.G$550]);&quot;&quot;;[.G528])">
            <text:p/>
          </table:table-cell>
          <table:table-cell table:formula="of:=IF(OR([.H528]&lt;[.H$549];[.H528]&gt;[.H$550]);&quot;&quot;;[.H528])" office:value-type="string" office:string-value="" calcext:value-type="error">
            <text:p>#DIV/0 !</text:p>
          </table:table-cell>
          <table:table-cell table:formula="of:=IF(OR([.I528]&lt;[.I$549];[.I528]&gt;[.I$550]);&quot;&quot;;[.I528])" office:value-type="float" office:value="0.0104327291201955" calcext:value-type="float">
            <text:p>0,0104327291</text:p>
          </table:table-cell>
          <table:table-cell table:formula="of:=IF(OR([.J528]&lt;[.J$549];[.J528]&gt;[.J$550]);&quot;&quot;;[.J528])">
            <text:p/>
          </table:table-cell>
          <table:table-cell table:formula="of:=IF(OR([.K528]&lt;[.K$549];[.K528]&gt;[.K$550]);&quot;&quot;;[.K528])" office:value-type="string" office:string-value="" calcext:value-type="error">
            <text:p>#DIV/0 !</text:p>
          </table:table-cell>
          <table:table-cell table:formula="of:=IF(OR([.L528]&lt;[.L$549];[.L528]&gt;[.L$550]);&quot;&quot;;[.L528])">
            <text:p/>
          </table:table-cell>
          <table:table-cell table:formula="of:=IF(OR([.M528]&lt;[.M$549];[.M528]&gt;[.M$550]);&quot;&quot;;[.M528])" office:value-type="float" office:value="0.000171151697986606" calcext:value-type="float">
            <text:p>0,0001711517</text:p>
          </table:table-cell>
          <table:table-cell table:formula="of:=IF(OR([.N528]&lt;[.N$549];[.N528]&gt;[.N$550]);&quot;&quot;;[.N528])" office:value-type="float" office:value="0.355486841112343" calcext:value-type="float">
            <text:p>0,3554868411</text:p>
          </table:table-cell>
          <table:table-cell table:formula="of:=IF(OR([.O528]&lt;[.O$549];[.O528]&gt;[.O$550]);&quot;&quot;;[.O528])" office:value-type="float" office:value="0.0000259071831110199" calcext:value-type="float">
            <text:p>2,59071831110199E-005</text:p>
          </table:table-cell>
          <table:table-cell table:formula="of:=IF(OR([.P528]&lt;[.P$549];[.P528]&gt;[.P$550]);&quot;&quot;;[.P528])" office:value-type="string" office:string-value="" calcext:value-type="error">
            <text:p>#DIV/0 !</text:p>
          </table:table-cell>
          <table:table-cell table:formula="of:=IF(OR([.Q528]&lt;[.Q$549];[.Q528]&gt;[.Q$550]);&quot;&quot;;[.Q528])" office:value-type="string" office:string-value="" calcext:value-type="error">
            <text:p>#DIV/0 !</text:p>
          </table:table-cell>
          <table:table-cell table:formula="of:=IF(OR([.R528]&lt;[.R$549];[.R528]&gt;[.R$550]);&quot;&quot;;[.R528])" office:value-type="string" office:string-value="" calcext:value-type="error">
            <text:p>#DIV/0 !</text:p>
          </table:table-cell>
          <table:table-cell table:formula="of:=IF(OR([.S528]&lt;[.S$549];[.S528]&gt;[.S$550]);&quot;&quot;;[.S528])" office:value-type="float" office:value="0.0061139132320364" calcext:value-type="float">
            <text:p>0,0061139132</text:p>
          </table:table-cell>
          <table:table-cell table:formula="of:=IF(OR([.T528]&lt;[.T$549];[.T528]&gt;[.T$550]);&quot;&quot;;[.T528])">
            <text:p/>
          </table:table-cell>
          <table:table-cell table:formula="of:=IF(OR([.U528]&lt;[.U$549];[.U528]&gt;[.U$550]);&quot;&quot;;[.U528])">
            <text:p/>
          </table:table-cell>
          <table:table-cell table:formula="of:=IF(OR([.V528]&lt;[.V$549];[.V528]&gt;[.V$550]);&quot;&quot;;[.V5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formula="of:=IF(OR([.B529]&lt;[.B$549];[.B529]&gt;[.B$550]);&quot;&quot;;[.B529])" office:value-type="string" office:string-value="" calcext:value-type="error">
            <text:p>#DIV/0 !</text:p>
          </table:table-cell>
          <table:table-cell table:formula="of:=IF(OR([.C529]&lt;[.C$549];[.C529]&gt;[.C$550]);&quot;&quot;;[.C529])" office:value-type="float" office:value="0.000302021561235921" calcext:value-type="float">
            <text:p>0,0003020216</text:p>
          </table:table-cell>
          <table:table-cell table:formula="of:=IF(OR([.D529]&lt;[.D$549];[.D529]&gt;[.D$550]);&quot;&quot;;[.D529])" office:value-type="float" office:value="0.0017172652596665" calcext:value-type="float">
            <text:p>0,0017172653</text:p>
          </table:table-cell>
          <table:table-cell table:formula="of:=IF(OR([.E529]&lt;[.E$549];[.E529]&gt;[.E$550]);&quot;&quot;;[.E529])" office:value-type="float" office:value="1" calcext:value-type="float">
            <text:p>1</text:p>
          </table:table-cell>
          <table:table-cell table:formula="of:=IF(OR([.F529]&lt;[.F$549];[.F529]&gt;[.F$550]);&quot;&quot;;[.F529])">
            <text:p/>
          </table:table-cell>
          <table:table-cell table:formula="of:=IF(OR([.G529]&lt;[.G$549];[.G529]&gt;[.G$550]);&quot;&quot;;[.G529])">
            <text:p/>
          </table:table-cell>
          <table:table-cell table:formula="of:=IF(OR([.H529]&lt;[.H$549];[.H529]&gt;[.H$550]);&quot;&quot;;[.H529])" office:value-type="string" office:string-value="" calcext:value-type="error">
            <text:p>#DIV/0 !</text:p>
          </table:table-cell>
          <table:table-cell table:formula="of:=IF(OR([.I529]&lt;[.I$549];[.I529]&gt;[.I$550]);&quot;&quot;;[.I529])" office:value-type="float" office:value="0.0113241291731097" calcext:value-type="float">
            <text:p>0,0113241292</text:p>
          </table:table-cell>
          <table:table-cell table:formula="of:=IF(OR([.J529]&lt;[.J$549];[.J529]&gt;[.J$550]);&quot;&quot;;[.J529])">
            <text:p/>
          </table:table-cell>
          <table:table-cell table:formula="of:=IF(OR([.K529]&lt;[.K$549];[.K529]&gt;[.K$550]);&quot;&quot;;[.K529])" office:value-type="string" office:string-value="" calcext:value-type="error">
            <text:p>#DIV/0 !</text:p>
          </table:table-cell>
          <table:table-cell table:formula="of:=IF(OR([.L529]&lt;[.L$549];[.L529]&gt;[.L$550]);&quot;&quot;;[.L529])">
            <text:p/>
          </table:table-cell>
          <table:table-cell table:formula="of:=IF(OR([.M529]&lt;[.M$549];[.M529]&gt;[.M$550]);&quot;&quot;;[.M529])" office:value-type="float" office:value="0.000160154862391487" calcext:value-type="float">
            <text:p>0,0001601549</text:p>
          </table:table-cell>
          <table:table-cell table:formula="of:=IF(OR([.N529]&lt;[.N$549];[.N529]&gt;[.N$550]);&quot;&quot;;[.N529])" office:value-type="float" office:value="0.392966297330001" calcext:value-type="float">
            <text:p>0,3929662973</text:p>
          </table:table-cell>
          <table:table-cell table:formula="of:=IF(OR([.O529]&lt;[.O$549];[.O529]&gt;[.O$550]);&quot;&quot;;[.O529])">
            <text:p/>
          </table:table-cell>
          <table:table-cell table:formula="of:=IF(OR([.P529]&lt;[.P$549];[.P529]&gt;[.P$550]);&quot;&quot;;[.P529])" office:value-type="string" office:string-value="" calcext:value-type="error">
            <text:p>#DIV/0 !</text:p>
          </table:table-cell>
          <table:table-cell table:formula="of:=IF(OR([.Q529]&lt;[.Q$549];[.Q529]&gt;[.Q$550]);&quot;&quot;;[.Q529])" office:value-type="string" office:string-value="" calcext:value-type="error">
            <text:p>#DIV/0 !</text:p>
          </table:table-cell>
          <table:table-cell table:formula="of:=IF(OR([.R529]&lt;[.R$549];[.R529]&gt;[.R$550]);&quot;&quot;;[.R529])" office:value-type="string" office:string-value="" calcext:value-type="error">
            <text:p>#DIV/0 !</text:p>
          </table:table-cell>
          <table:table-cell table:formula="of:=IF(OR([.S529]&lt;[.S$549];[.S529]&gt;[.S$550]);&quot;&quot;;[.S529])" office:value-type="float" office:value="0.0103364193949403" calcext:value-type="float">
            <text:p>0,0103364194</text:p>
          </table:table-cell>
          <table:table-cell table:formula="of:=IF(OR([.T529]&lt;[.T$549];[.T529]&gt;[.T$550]);&quot;&quot;;[.T529])">
            <text:p/>
          </table:table-cell>
          <table:table-cell table:formula="of:=IF(OR([.U529]&lt;[.U$549];[.U529]&gt;[.U$550]);&quot;&quot;;[.U529])">
            <text:p/>
          </table:table-cell>
          <table:table-cell table:formula="of:=IF(OR([.V529]&lt;[.V$549];[.V529]&gt;[.V$550]);&quot;&quot;;[.V5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formula="of:=IF(OR([.B530]&lt;[.B$549];[.B530]&gt;[.B$550]);&quot;&quot;;[.B530])" office:value-type="string" office:string-value="" calcext:value-type="error">
            <text:p>#DIV/0 !</text:p>
          </table:table-cell>
          <table:table-cell table:formula="of:=IF(OR([.C530]&lt;[.C$549];[.C530]&gt;[.C$550]);&quot;&quot;;[.C530])" office:value-type="float" office:value="0.000309585509609361" calcext:value-type="float">
            <text:p>0,0003095855</text:p>
          </table:table-cell>
          <table:table-cell table:formula="of:=IF(OR([.D530]&lt;[.D$549];[.D530]&gt;[.D$550]);&quot;&quot;;[.D530])" office:value-type="float" office:value="0.00132827362213645" calcext:value-type="float">
            <text:p>0,0013282736</text:p>
          </table:table-cell>
          <table:table-cell table:formula="of:=IF(OR([.E530]&lt;[.E$549];[.E530]&gt;[.E$550]);&quot;&quot;;[.E530])" office:value-type="float" office:value="1" calcext:value-type="float">
            <text:p>1</text:p>
          </table:table-cell>
          <table:table-cell table:formula="of:=IF(OR([.F530]&lt;[.F$549];[.F530]&gt;[.F$550]);&quot;&quot;;[.F530])">
            <text:p/>
          </table:table-cell>
          <table:table-cell table:formula="of:=IF(OR([.G530]&lt;[.G$549];[.G530]&gt;[.G$550]);&quot;&quot;;[.G530])">
            <text:p/>
          </table:table-cell>
          <table:table-cell table:formula="of:=IF(OR([.H530]&lt;[.H$549];[.H530]&gt;[.H$550]);&quot;&quot;;[.H530])" office:value-type="string" office:string-value="" calcext:value-type="error">
            <text:p>#DIV/0 !</text:p>
          </table:table-cell>
          <table:table-cell table:formula="of:=IF(OR([.I530]&lt;[.I$549];[.I530]&gt;[.I$550]);&quot;&quot;;[.I530])" office:value-type="float" office:value="0.0109091560837863" calcext:value-type="float">
            <text:p>0,0109091561</text:p>
          </table:table-cell>
          <table:table-cell table:formula="of:=IF(OR([.J530]&lt;[.J$549];[.J530]&gt;[.J$550]);&quot;&quot;;[.J530])">
            <text:p/>
          </table:table-cell>
          <table:table-cell table:formula="of:=IF(OR([.K530]&lt;[.K$549];[.K530]&gt;[.K$550]);&quot;&quot;;[.K530])" office:value-type="string" office:string-value="" calcext:value-type="error">
            <text:p>#DIV/0 !</text:p>
          </table:table-cell>
          <table:table-cell table:formula="of:=IF(OR([.L530]&lt;[.L$549];[.L530]&gt;[.L$550]);&quot;&quot;;[.L530])">
            <text:p/>
          </table:table-cell>
          <table:table-cell table:formula="of:=IF(OR([.M530]&lt;[.M$549];[.M530]&gt;[.M$550]);&quot;&quot;;[.M530])" office:value-type="float" office:value="0.000157935187711742" calcext:value-type="float">
            <text:p>0,0001579352</text:p>
          </table:table-cell>
          <table:table-cell table:formula="of:=IF(OR([.N530]&lt;[.N$549];[.N530]&gt;[.N$550]);&quot;&quot;;[.N530])" office:value-type="float" office:value="0.412389050900995" calcext:value-type="float">
            <text:p>0,4123890509</text:p>
          </table:table-cell>
          <table:table-cell table:formula="of:=IF(OR([.O530]&lt;[.O$549];[.O530]&gt;[.O$550]);&quot;&quot;;[.O530])" office:value-type="float" office:value="0.0000232261321536688" calcext:value-type="float">
            <text:p>2,32261321536688E-005</text:p>
          </table:table-cell>
          <table:table-cell table:formula="of:=IF(OR([.P530]&lt;[.P$549];[.P530]&gt;[.P$550]);&quot;&quot;;[.P530])" office:value-type="string" office:string-value="" calcext:value-type="error">
            <text:p>#DIV/0 !</text:p>
          </table:table-cell>
          <table:table-cell table:formula="of:=IF(OR([.Q530]&lt;[.Q$549];[.Q530]&gt;[.Q$550]);&quot;&quot;;[.Q530])" office:value-type="string" office:string-value="" calcext:value-type="error">
            <text:p>#DIV/0 !</text:p>
          </table:table-cell>
          <table:table-cell table:formula="of:=IF(OR([.R530]&lt;[.R$549];[.R530]&gt;[.R$550]);&quot;&quot;;[.R530])" office:value-type="string" office:string-value="" calcext:value-type="error">
            <text:p>#DIV/0 !</text:p>
          </table:table-cell>
          <table:table-cell table:formula="of:=IF(OR([.S530]&lt;[.S$549];[.S530]&gt;[.S$550]);&quot;&quot;;[.S530])" office:value-type="float" office:value="0.0104550437697841" calcext:value-type="float">
            <text:p>0,0104550438</text:p>
          </table:table-cell>
          <table:table-cell table:formula="of:=IF(OR([.T530]&lt;[.T$549];[.T530]&gt;[.T$550]);&quot;&quot;;[.T530])">
            <text:p/>
          </table:table-cell>
          <table:table-cell table:formula="of:=IF(OR([.U530]&lt;[.U$549];[.U530]&gt;[.U$550]);&quot;&quot;;[.U530])">
            <text:p/>
          </table:table-cell>
          <table:table-cell table:formula="of:=IF(OR([.V530]&lt;[.V$549];[.V530]&gt;[.V$550]);&quot;&quot;;[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IF(OR([.B531]&lt;[.B$549];[.B531]&gt;[.B$550]);&quot;&quot;;[.B531])" office:value-type="string" office:string-value="" calcext:value-type="error">
            <text:p>#DIV/0 !</text:p>
          </table:table-cell>
          <table:table-cell table:formula="of:=IF(OR([.C531]&lt;[.C$549];[.C531]&gt;[.C$550]);&quot;&quot;;[.C531])" office:value-type="float" office:value="0.000239386848755276" calcext:value-type="float">
            <text:p>0,0002393868</text:p>
          </table:table-cell>
          <table:table-cell table:formula="of:=IF(OR([.D531]&lt;[.D$549];[.D531]&gt;[.D$550]);&quot;&quot;;[.D531])" office:value-type="float" office:value="0.00129707455054384" calcext:value-type="float">
            <text:p>0,0012970746</text:p>
          </table:table-cell>
          <table:table-cell table:formula="of:=IF(OR([.E531]&lt;[.E$549];[.E531]&gt;[.E$550]);&quot;&quot;;[.E531])" office:value-type="float" office:value="1" calcext:value-type="float">
            <text:p>1</text:p>
          </table:table-cell>
          <table:table-cell table:formula="of:=IF(OR([.F531]&lt;[.F$549];[.F531]&gt;[.F$550]);&quot;&quot;;[.F531])">
            <text:p/>
          </table:table-cell>
          <table:table-cell table:formula="of:=IF(OR([.G531]&lt;[.G$549];[.G531]&gt;[.G$550]);&quot;&quot;;[.G531])">
            <text:p/>
          </table:table-cell>
          <table:table-cell table:formula="of:=IF(OR([.H531]&lt;[.H$549];[.H531]&gt;[.H$550]);&quot;&quot;;[.H531])" office:value-type="string" office:string-value="" calcext:value-type="error">
            <text:p>#DIV/0 !</text:p>
          </table:table-cell>
          <table:table-cell table:formula="of:=IF(OR([.I531]&lt;[.I$549];[.I531]&gt;[.I$550]);&quot;&quot;;[.I531])" office:value-type="float" office:value="0.0106529170559227" calcext:value-type="float">
            <text:p>0,0106529171</text:p>
          </table:table-cell>
          <table:table-cell table:formula="of:=IF(OR([.J531]&lt;[.J$549];[.J531]&gt;[.J$550]);&quot;&quot;;[.J531])">
            <text:p/>
          </table:table-cell>
          <table:table-cell table:formula="of:=IF(OR([.K531]&lt;[.K$549];[.K531]&gt;[.K$550]);&quot;&quot;;[.K531])" office:value-type="string" office:string-value="" calcext:value-type="error">
            <text:p>#DIV/0 !</text:p>
          </table:table-cell>
          <table:table-cell table:formula="of:=IF(OR([.L531]&lt;[.L$549];[.L531]&gt;[.L$550]);&quot;&quot;;[.L531])">
            <text:p/>
          </table:table-cell>
          <table:table-cell table:formula="of:=IF(OR([.M531]&lt;[.M$549];[.M531]&gt;[.M$550]);&quot;&quot;;[.M531])" office:value-type="float" office:value="0.000166073385021597" calcext:value-type="float">
            <text:p>0,0001660734</text:p>
          </table:table-cell>
          <table:table-cell table:formula="of:=IF(OR([.N531]&lt;[.N$549];[.N531]&gt;[.N$550]);&quot;&quot;;[.N531])" office:value-type="float" office:value="0.440710533886395" calcext:value-type="float">
            <text:p>0,4407105339</text:p>
          </table:table-cell>
          <table:table-cell table:formula="of:=IF(OR([.O531]&lt;[.O$549];[.O531]&gt;[.O$550]);&quot;&quot;;[.O531])" office:value-type="float" office:value="0.0000104208100624794" calcext:value-type="float">
            <text:p>1,04208100624794E-005</text:p>
          </table:table-cell>
          <table:table-cell table:formula="of:=IF(OR([.P531]&lt;[.P$549];[.P531]&gt;[.P$550]);&quot;&quot;;[.P531])" office:value-type="string" office:string-value="" calcext:value-type="error">
            <text:p>#DIV/0 !</text:p>
          </table:table-cell>
          <table:table-cell table:formula="of:=IF(OR([.Q531]&lt;[.Q$549];[.Q531]&gt;[.Q$550]);&quot;&quot;;[.Q531])" office:value-type="string" office:string-value="" calcext:value-type="error">
            <text:p>#DIV/0 !</text:p>
          </table:table-cell>
          <table:table-cell table:formula="of:=IF(OR([.R531]&lt;[.R$549];[.R531]&gt;[.R$550]);&quot;&quot;;[.R531])" office:value-type="string" office:string-value="" calcext:value-type="error">
            <text:p>#DIV/0 !</text:p>
          </table:table-cell>
          <table:table-cell table:formula="of:=IF(OR([.S531]&lt;[.S$549];[.S531]&gt;[.S$550]);&quot;&quot;;[.S531])" office:value-type="float" office:value="0.00967731836591812" calcext:value-type="float">
            <text:p>0,0096773184</text:p>
          </table:table-cell>
          <table:table-cell table:formula="of:=IF(OR([.T531]&lt;[.T$549];[.T531]&gt;[.T$550]);&quot;&quot;;[.T531])">
            <text:p/>
          </table:table-cell>
          <table:table-cell table:formula="of:=IF(OR([.U531]&lt;[.U$549];[.U531]&gt;[.U$550]);&quot;&quot;;[.U531])">
            <text:p/>
          </table:table-cell>
          <table:table-cell table:formula="of:=IF(OR([.V531]&lt;[.V$549];[.V531]&gt;[.V$550]);&quot;&quot;;[.V5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number-columns-repeated="1023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number-columns-repeated="1023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number-columns-repeated="1023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number-columns-repeated="1023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number-columns-repeated="1023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number-columns-repeated="1023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number-columns-repeated="1023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number-columns-repeated="1023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number-columns-repeated="1023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number-columns-repeated="1023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number-columns-repeated="1023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2" table:number-rows-repeated="47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float" office:value="0.00309888868718419" calcext:value-type="float">
            <text:p>0,0030988887</text:p>
          </table:table-cell>
          <table:table-cell table:formula="of:=[.E554]-[.E676]" office:value-type="float" office:value="1" calcext:value-type="float">
            <text:p>1</text:p>
          </table:table-cell>
          <table:table-cell table:formula="of:=[.F554]-[.F676]" office:value-type="string" office:string-value="" calcext:value-type="error">
            <text:p>#VALEUR !</text:p>
          </table:table-cell>
          <table:table-cell table:formula="of:=[.G554]-[.G676]" office:value-type="string" office:string-value="" calcext:value-type="error">
            <text:p>#VALEUR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.0279818529094954" calcext:value-type="float">
            <text:p>0,0279818529</text:p>
          </table:table-cell>
          <table:table-cell table:formula="of:=[.J554]-[.J676]" office:value-type="string" office:string-value="" calcext:value-type="error">
            <text:p>#VALEUR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float" office:value="0.000254034013933962" calcext:value-type="float">
            <text:p>0,000254034</text:p>
          </table:table-cell>
          <table:table-cell table:formula="of:=[.N554]-[.N676]" office:value-type="float" office:value="0.601164107562584" calcext:value-type="float">
            <text:p>0,6011641076</text:p>
          </table:table-cell>
          <table:table-cell table:formula="of:=[.O554]-[.O676]" office:value-type="float" office:value="0.000026546678340598" calcext:value-type="float">
            <text:p>2,6546678340598E-005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float" office:value="0.0161985321366558" calcext:value-type="float">
            <text:p>0,0161985321</text:p>
          </table:table-cell>
          <table:table-cell table:formula="of:=[.T554]-[.T676]" office:value-type="string" office:string-value="" calcext:value-type="error">
            <text:p>#VALEUR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float" office:value="0.00302474713851129" calcext:value-type="float">
            <text:p>0,0030247471</text:p>
          </table:table-cell>
          <table:table-cell table:formula="of:=[.E555]-[.E677]" office:value-type="float" office:value="1" calcext:value-type="float">
            <text:p>1</text:p>
          </table:table-cell>
          <table:table-cell table:formula="of:=[.F555]-[.F677]" office:value-type="string" office:string-value="" calcext:value-type="error">
            <text:p>#VALEUR !</text:p>
          </table:table-cell>
          <table:table-cell table:formula="of:=[.G555]-[.G677]" office:value-type="float" office:value="0.000153226735315862" calcext:value-type="float">
            <text:p>0,0001532267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.0279940088239705" calcext:value-type="float">
            <text:p>0,0279940088</text:p>
          </table:table-cell>
          <table:table-cell table:formula="of:=[.J555]-[.J677]" office:value-type="string" office:string-value="" calcext:value-type="error">
            <text:p>#VALEUR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float" office:value="0.000147199553233479" calcext:value-type="float">
            <text:p>0,0001471996</text:p>
          </table:table-cell>
          <table:table-cell table:formula="of:=[.N555]-[.N677]" office:value-type="string" office:string-value="" calcext:value-type="error">
            <text:p>#VALEUR !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float" office:value="0.0185375140355765" calcext:value-type="float">
            <text:p>0,018537514</text:p>
          </table:table-cell>
          <table:table-cell table:formula="of:=[.T555]-[.T677]" office:value-type="string" office:string-value="" calcext:value-type="error">
            <text:p>#VALEUR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string" office:string-value="" calcext:value-type="error">
            <text:p>#VALEUR !</text:p>
          </table:table-cell>
          <table:table-cell table:formula="of:=[.D556]-[.D678]" office:value-type="float" office:value="0.00296796001592787" calcext:value-type="float">
            <text:p>0,00296796</text:p>
          </table:table-cell>
          <table:table-cell table:formula="of:=[.E556]-[.E678]" office:value-type="float" office:value="1" calcext:value-type="float">
            <text:p>1</text:p>
          </table:table-cell>
          <table:table-cell table:formula="of:=[.F556]-[.F678]" office:value-type="string" office:string-value="" calcext:value-type="error">
            <text:p>#VALEUR !</text:p>
          </table:table-cell>
          <table:table-cell table:formula="of:=[.G556]-[.G678]" office:value-type="string" office:string-value="" calcext:value-type="error">
            <text:p>#VALEUR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.0274684444915183" calcext:value-type="float">
            <text:p>0,0274684445</text:p>
          </table:table-cell>
          <table:table-cell table:formula="of:=[.J556]-[.J678]" office:value-type="string" office:string-value="" calcext:value-type="error">
            <text:p>#VALEUR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float" office:value="0.000243251716436083" calcext:value-type="float">
            <text:p>0,0002432517</text:p>
          </table:table-cell>
          <table:table-cell table:formula="of:=[.N556]-[.N678]" office:value-type="float" office:value="0.524328561653719" calcext:value-type="float">
            <text:p>0,5243285617</text:p>
          </table:table-cell>
          <table:table-cell table:formula="of:=[.O556]-[.O678]" office:value-type="string" office:string-value="" calcext:value-type="error">
            <text:p>#VALEUR !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float" office:value="0.0195271485693011" calcext:value-type="float">
            <text:p>0,0195271486</text:p>
          </table:table-cell>
          <table:table-cell table:formula="of:=[.T556]-[.T678]" office:value-type="string" office:string-value="" calcext:value-type="error">
            <text:p>#VALEUR !</text:p>
          </table:table-cell>
          <table:table-cell table:formula="of:=[.U556]-[.U678]" office:value-type="string" office:string-value="" calcext:value-type="error">
            <text:p>#VALEUR !</text:p>
          </table:table-cell>
          <table:table-cell table:formula="of:=[.V556]-[.V6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.000457853903347226" calcext:value-type="float">
            <text:p>0,0004578539</text:p>
          </table:table-cell>
          <table:table-cell table:formula="of:=[.D557]-[.D679]" office:value-type="float" office:value="0.00292866661791293" calcext:value-type="float">
            <text:p>0,0029286666</text:p>
          </table:table-cell>
          <table:table-cell table:formula="of:=[.E557]-[.E679]" office:value-type="float" office:value="1" calcext:value-type="float">
            <text:p>1</text:p>
          </table:table-cell>
          <table:table-cell table:formula="of:=[.F557]-[.F679]" office:value-type="string" office:string-value="" calcext:value-type="error">
            <text:p>#VALEUR !</text:p>
          </table:table-cell>
          <table:table-cell table:formula="of:=[.G557]-[.G679]" office:value-type="float" office:value="0.000111672573799752" calcext:value-type="float">
            <text:p>0,0001116726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.029751304612517" calcext:value-type="float">
            <text:p>0,0297513046</text:p>
          </table:table-cell>
          <table:table-cell table:formula="of:=[.J557]-[.J679]" office:value-type="string" office:string-value="" calcext:value-type="error">
            <text:p>#VALEUR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.000176631940090708" calcext:value-type="float">
            <text:p>0,0001766319</text:p>
          </table:table-cell>
          <table:table-cell table:formula="of:=[.N557]-[.N679]" office:value-type="float" office:value="0.52976973931494" calcext:value-type="float">
            <text:p>0,5297697393</text:p>
          </table:table-cell>
          <table:table-cell table:formula="of:=[.O557]-[.O679]" office:value-type="string" office:string-value="" calcext:value-type="error">
            <text:p>#VALEUR !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float" office:value="0.0219151450465012" calcext:value-type="float">
            <text:p>0,021915145</text:p>
          </table:table-cell>
          <table:table-cell table:formula="of:=[.T557]-[.T679]" office:value-type="string" office:string-value="" calcext:value-type="error">
            <text:p>#VALEUR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.00044971746950348" calcext:value-type="float">
            <text:p>0,0004497175</text:p>
          </table:table-cell>
          <table:table-cell table:formula="of:=[.D558]-[.D680]" office:value-type="float" office:value="0.00225230985934883" calcext:value-type="float">
            <text:p>0,0022523099</text:p>
          </table:table-cell>
          <table:table-cell table:formula="of:=[.E558]-[.E680]" office:value-type="float" office:value="1" calcext:value-type="float">
            <text:p>1</text:p>
          </table:table-cell>
          <table:table-cell table:formula="of:=[.F558]-[.F680]" office:value-type="string" office:string-value="" calcext:value-type="error">
            <text:p>#VALEUR !</text:p>
          </table:table-cell>
          <table:table-cell table:formula="of:=[.G558]-[.G680]" office:value-type="string" office:string-value="" calcext:value-type="error">
            <text:p>#VALEUR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.0321769877156506" calcext:value-type="float">
            <text:p>0,0321769877</text:p>
          </table:table-cell>
          <table:table-cell table:formula="of:=[.J558]-[.J680]" office:value-type="string" office:string-value="" calcext:value-type="error">
            <text:p>#VALEUR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0.000170526063077525" calcext:value-type="float">
            <text:p>0,0001705261</text:p>
          </table:table-cell>
          <table:table-cell table:formula="of:=[.N558]-[.N680]" office:value-type="float" office:value="0.521783354279633" calcext:value-type="float">
            <text:p>0,5217833543</text:p>
          </table:table-cell>
          <table:table-cell table:formula="of:=[.O558]-[.O680]" office:value-type="string" office:string-value="" calcext:value-type="error">
            <text:p>#VALEUR !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float" office:value="0.0210951515083449" calcext:value-type="float">
            <text:p>0,0210951515</text:p>
          </table:table-cell>
          <table:table-cell table:formula="of:=[.T558]-[.T680]" office:value-type="string" office:string-value="" calcext:value-type="error">
            <text:p>#VALEUR !</text:p>
          </table:table-cell>
          <table:table-cell table:formula="of:=[.U558]-[.U680]" office:value-type="float" office:value="0.00000603813760166865" calcext:value-type="float">
            <text:p>6,03813760166865E-006</text:p>
          </table:table-cell>
          <table:table-cell table:formula="of:=[.V558]-[.V68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.000356059347279378" calcext:value-type="float">
            <text:p>0,0003560593</text:p>
          </table:table-cell>
          <table:table-cell table:formula="of:=[.D559]-[.D681]" office:value-type="float" office:value="0.00237070374692888" calcext:value-type="float">
            <text:p>0,0023707037</text:p>
          </table:table-cell>
          <table:table-cell table:formula="of:=[.E559]-[.E681]" office:value-type="float" office:value="1" calcext:value-type="float">
            <text:p>1</text:p>
          </table:table-cell>
          <table:table-cell table:formula="of:=[.F559]-[.F681]" office:value-type="string" office:string-value="" calcext:value-type="error">
            <text:p>#VALEUR !</text:p>
          </table:table-cell>
          <table:table-cell table:formula="of:=[.G559]-[.G681]" office:value-type="string" office:string-value="" calcext:value-type="error">
            <text:p>#VALEUR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.0352476922541885" calcext:value-type="float">
            <text:p>0,0352476923</text:p>
          </table:table-cell>
          <table:table-cell table:formula="of:=[.J559]-[.J681]" office:value-type="string" office:string-value="" calcext:value-type="error">
            <text:p>#VALEUR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string" office:string-value="" calcext:value-type="error">
            <text:p>#VALEUR !</text:p>
          </table:table-cell>
          <table:table-cell table:formula="of:=[.N559]-[.N681]" office:value-type="float" office:value="0.508299833729021" calcext:value-type="float">
            <text:p>0,5082998337</text:p>
          </table:table-cell>
          <table:table-cell table:formula="of:=[.O559]-[.O681]" office:value-type="float" office:value="0.0000293943520338273" calcext:value-type="float">
            <text:p>2,93943520338273E-005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float" office:value="0.0215143522738123" calcext:value-type="float">
            <text:p>0,0215143523</text:p>
          </table:table-cell>
          <table:table-cell table:formula="of:=[.T559]-[.T681]" office:value-type="string" office:string-value="" calcext:value-type="error">
            <text:p>#VALEUR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.000282066714042975" calcext:value-type="float">
            <text:p>0,0002820667</text:p>
          </table:table-cell>
          <table:table-cell table:formula="of:=[.D560]-[.D682]" office:value-type="float" office:value="0.00292673504382389" calcext:value-type="float">
            <text:p>0,002926735</text:p>
          </table:table-cell>
          <table:table-cell table:formula="of:=[.E560]-[.E682]" office:value-type="float" office:value="1" calcext:value-type="float">
            <text:p>1</text:p>
          </table:table-cell>
          <table:table-cell table:formula="of:=[.F560]-[.F682]" office:value-type="string" office:string-value="" calcext:value-type="error">
            <text:p>#VALEUR !</text:p>
          </table:table-cell>
          <table:table-cell table:formula="of:=[.G560]-[.G682]" office:value-type="string" office:string-value="" calcext:value-type="error">
            <text:p>#VALEUR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.0343682556531257" calcext:value-type="float">
            <text:p>0,0343682557</text:p>
          </table:table-cell>
          <table:table-cell table:formula="of:=[.J560]-[.J682]" office:value-type="string" office:string-value="" calcext:value-type="error">
            <text:p>#VALEUR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float" office:value="0.000147292220325603" calcext:value-type="float">
            <text:p>0,0001472922</text:p>
          </table:table-cell>
          <table:table-cell table:formula="of:=[.N560]-[.N682]" office:value-type="float" office:value="0.510376712153919" calcext:value-type="float">
            <text:p>0,5103767122</text:p>
          </table:table-cell>
          <table:table-cell table:formula="of:=[.O560]-[.O682]" office:value-type="float" office:value="0.0000129158383309017" calcext:value-type="float">
            <text:p>1,29158383309017E-005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float" office:value="0.0205816102288091" calcext:value-type="float">
            <text:p>0,0205816102</text:p>
          </table:table-cell>
          <table:table-cell table:formula="of:=[.T560]-[.T682]" office:value-type="string" office:string-value="" calcext:value-type="error">
            <text:p>#VALEUR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.000312162126783328" calcext:value-type="float">
            <text:p>0,0003121621</text:p>
          </table:table-cell>
          <table:table-cell table:formula="of:=[.D561]-[.D683]" office:value-type="float" office:value="0.00293447695416106" calcext:value-type="float">
            <text:p>0,002934477</text:p>
          </table:table-cell>
          <table:table-cell table:formula="of:=[.E561]-[.E683]" office:value-type="float" office:value="1" calcext:value-type="float">
            <text:p>1</text:p>
          </table:table-cell>
          <table:table-cell table:formula="of:=[.F561]-[.F683]" office:value-type="string" office:string-value="" calcext:value-type="error">
            <text:p>#VALEUR !</text:p>
          </table:table-cell>
          <table:table-cell table:formula="of:=[.G561]-[.G683]" office:value-type="string" office:string-value="" calcext:value-type="error">
            <text:p>#VALEUR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.0371109386177377" calcext:value-type="float">
            <text:p>0,0371109386</text:p>
          </table:table-cell>
          <table:table-cell table:formula="of:=[.J561]-[.J683]" office:value-type="string" office:string-value="" calcext:value-type="error">
            <text:p>#VALEUR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float" office:value="0.000191657009112464" calcext:value-type="float">
            <text:p>0,000191657</text:p>
          </table:table-cell>
          <table:table-cell table:formula="of:=[.N561]-[.N683]" office:value-type="float" office:value="0.496169516853824" calcext:value-type="float">
            <text:p>0,4961695169</text:p>
          </table:table-cell>
          <table:table-cell table:formula="of:=[.O561]-[.O683]" office:value-type="float" office:value="0.0000220911829451241" calcext:value-type="float">
            <text:p>2,20911829451241E-005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float" office:value="0.0199681379934853" calcext:value-type="float">
            <text:p>0,019968138</text:p>
          </table:table-cell>
          <table:table-cell table:formula="of:=[.T561]-[.T683]" office:value-type="string" office:string-value="" calcext:value-type="error">
            <text:p>#VALEUR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.00026371363805593" calcext:value-type="float">
            <text:p>0,0002637136</text:p>
          </table:table-cell>
          <table:table-cell table:formula="of:=[.D562]-[.D684]" office:value-type="float" office:value="0.00232092392053027" calcext:value-type="float">
            <text:p>0,0023209239</text:p>
          </table:table-cell>
          <table:table-cell table:formula="of:=[.E562]-[.E684]" office:value-type="float" office:value="1" calcext:value-type="float">
            <text:p>1</text:p>
          </table:table-cell>
          <table:table-cell table:formula="of:=[.F562]-[.F684]" office:value-type="string" office:string-value="" calcext:value-type="error">
            <text:p>#VALEUR !</text:p>
          </table:table-cell>
          <table:table-cell table:formula="of:=[.G562]-[.G684]" office:value-type="string" office:string-value="" calcext:value-type="error">
            <text:p>#VALEUR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.0372082717461227" calcext:value-type="float">
            <text:p>0,0372082717</text:p>
          </table:table-cell>
          <table:table-cell table:formula="of:=[.J562]-[.J684]" office:value-type="string" office:string-value="" calcext:value-type="error">
            <text:p>#VALEUR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float" office:value="0.000128308676422909" calcext:value-type="float">
            <text:p>0,0001283087</text:p>
          </table:table-cell>
          <table:table-cell table:formula="of:=[.N562]-[.N684]" office:value-type="float" office:value="0.494071350811396" calcext:value-type="float">
            <text:p>0,4940713508</text:p>
          </table:table-cell>
          <table:table-cell table:formula="of:=[.O562]-[.O684]" office:value-type="float" office:value="0.0000163329668360757" calcext:value-type="float">
            <text:p>0,000016333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float" office:value="0.0197122545634185" calcext:value-type="float">
            <text:p>0,0197122546</text:p>
          </table:table-cell>
          <table:table-cell table:formula="of:=[.T562]-[.T684]" office:value-type="float" office:value="0.0000353103187789447" calcext:value-type="float">
            <text:p>3,53103187789447E-005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.000292095562798612" calcext:value-type="float">
            <text:p>0,0002920956</text:p>
          </table:table-cell>
          <table:table-cell table:formula="of:=[.D563]-[.D685]" office:value-type="float" office:value="0.00214050143437768" calcext:value-type="float">
            <text:p>0,0021405014</text:p>
          </table:table-cell>
          <table:table-cell table:formula="of:=[.E563]-[.E685]" office:value-type="float" office:value="1" calcext:value-type="float">
            <text:p>1</text:p>
          </table:table-cell>
          <table:table-cell table:formula="of:=[.F563]-[.F685]" office:value-type="string" office:string-value="" calcext:value-type="error">
            <text:p>#VALEUR !</text:p>
          </table:table-cell>
          <table:table-cell table:formula="of:=[.G563]-[.G685]" office:value-type="string" office:string-value="" calcext:value-type="error">
            <text:p>#VALEUR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.0397071921372983" calcext:value-type="float">
            <text:p>0,0397071921</text:p>
          </table:table-cell>
          <table:table-cell table:formula="of:=[.J563]-[.J685]" office:value-type="string" office:string-value="" calcext:value-type="error">
            <text:p>#VALEUR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float" office:value="0.000087211871285489" calcext:value-type="float">
            <text:p>8,7211871285489E-005</text:p>
          </table:table-cell>
          <table:table-cell table:formula="of:=[.M563]-[.M685]" office:value-type="float" office:value="0.000110214640529283" calcext:value-type="float">
            <text:p>0,0001102146</text:p>
          </table:table-cell>
          <table:table-cell table:formula="of:=[.N563]-[.N685]" office:value-type="float" office:value="0.48815622871919" calcext:value-type="float">
            <text:p>0,4881562287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float" office:value="0.0162415764812063" calcext:value-type="float">
            <text:p>0,0162415765</text:p>
          </table:table-cell>
          <table:table-cell table:formula="of:=[.T563]-[.T685]" office:value-type="string" office:string-value="" calcext:value-type="error">
            <text:p>#VALEUR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.000253797569279356" calcext:value-type="float">
            <text:p>0,0002537976</text:p>
          </table:table-cell>
          <table:table-cell table:formula="of:=[.D564]-[.D686]" office:value-type="float" office:value="0.0022761873581662" calcext:value-type="float">
            <text:p>0,0022761874</text:p>
          </table:table-cell>
          <table:table-cell table:formula="of:=[.E564]-[.E686]" office:value-type="float" office:value="1" calcext:value-type="float">
            <text:p>1</text:p>
          </table:table-cell>
          <table:table-cell table:formula="of:=[.F564]-[.F686]" office:value-type="string" office:string-value="" calcext:value-type="error">
            <text:p>#VALEUR !</text:p>
          </table:table-cell>
          <table:table-cell table:formula="of:=[.G564]-[.G686]" office:value-type="string" office:string-value="" calcext:value-type="error">
            <text:p>#VALEUR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.040477263059803" calcext:value-type="float">
            <text:p>0,0404772631</text:p>
          </table:table-cell>
          <table:table-cell table:formula="of:=[.J564]-[.J686]" office:value-type="string" office:string-value="" calcext:value-type="error">
            <text:p>#VALEUR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float" office:value="0.0000676392810232143" calcext:value-type="float">
            <text:p>6,76392810232143E-005</text:p>
          </table:table-cell>
          <table:table-cell table:formula="of:=[.M564]-[.M686]" office:value-type="float" office:value="0.000172333867564356" calcext:value-type="float">
            <text:p>0,0001723339</text:p>
          </table:table-cell>
          <table:table-cell table:formula="of:=[.N564]-[.N686]" office:value-type="float" office:value="0.482662449544068" calcext:value-type="float">
            <text:p>0,4826624495</text:p>
          </table:table-cell>
          <table:table-cell table:formula="of:=[.O564]-[.O686]" office:value-type="float" office:value="0.0000099159936544475" calcext:value-type="float">
            <text:p>0,000009916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float" office:value="0.0153593310793944" calcext:value-type="float">
            <text:p>0,0153593311</text:p>
          </table:table-cell>
          <table:table-cell table:formula="of:=[.T564]-[.T686]" office:value-type="string" office:string-value="" calcext:value-type="error">
            <text:p>#VALEUR !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.000303330437515072" calcext:value-type="float">
            <text:p>0,0003033304</text:p>
          </table:table-cell>
          <table:table-cell table:formula="of:=[.D565]-[.D687]" office:value-type="float" office:value="0.00225375720456237" calcext:value-type="float">
            <text:p>0,0022537572</text:p>
          </table:table-cell>
          <table:table-cell table:formula="of:=[.E565]-[.E687]" office:value-type="float" office:value="1" calcext:value-type="float">
            <text:p>1</text:p>
          </table:table-cell>
          <table:table-cell table:formula="of:=[.F565]-[.F687]" office:value-type="string" office:string-value="" calcext:value-type="error">
            <text:p>#VALEUR !</text:p>
          </table:table-cell>
          <table:table-cell table:formula="of:=[.G565]-[.G687]" office:value-type="string" office:string-value="" calcext:value-type="error">
            <text:p>#VALEUR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.0407340208086124" calcext:value-type="float">
            <text:p>0,0407340208</text:p>
          </table:table-cell>
          <table:table-cell table:formula="of:=[.J565]-[.J687]" office:value-type="string" office:string-value="" calcext:value-type="error">
            <text:p>#VALEUR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.000191299344615086" calcext:value-type="float">
            <text:p>0,0001912993</text:p>
          </table:table-cell>
          <table:table-cell table:formula="of:=[.N565]-[.N687]" office:value-type="float" office:value="0.476747645171923" calcext:value-type="float">
            <text:p>0,4767476452</text:p>
          </table:table-cell>
          <table:table-cell table:formula="of:=[.O565]-[.O687]" office:value-type="float" office:value="0.0000249233231696928" calcext:value-type="float">
            <text:p>2,49233231696928E-005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float" office:value="0.0145523447306572" calcext:value-type="float">
            <text:p>0,0145523447</text:p>
          </table:table-cell>
          <table:table-cell table:formula="of:=[.T565]-[.T687]" office:value-type="string" office:string-value="" calcext:value-type="error">
            <text:p>#VALEUR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.000198717801735083" calcext:value-type="float">
            <text:p>0,0001987178</text:p>
          </table:table-cell>
          <table:table-cell table:formula="of:=[.D566]-[.D688]" office:value-type="float" office:value="0.00292091723616928" calcext:value-type="float">
            <text:p>0,0029209172</text:p>
          </table:table-cell>
          <table:table-cell table:formula="of:=[.E566]-[.E688]" office:value-type="float" office:value="1" calcext:value-type="float">
            <text:p>1</text:p>
          </table:table-cell>
          <table:table-cell table:formula="of:=[.F566]-[.F688]" office:value-type="string" office:string-value="" calcext:value-type="error">
            <text:p>#VALEUR !</text:p>
          </table:table-cell>
          <table:table-cell table:formula="of:=[.G566]-[.G688]" office:value-type="float" office:value="0.000105383915186239" calcext:value-type="float">
            <text:p>0,0001053839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.0428767194417279" calcext:value-type="float">
            <text:p>0,0428767194</text:p>
          </table:table-cell>
          <table:table-cell table:formula="of:=[.J566]-[.J688]" office:value-type="string" office:string-value="" calcext:value-type="error">
            <text:p>#VALEUR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.0000934248759420284" calcext:value-type="float">
            <text:p>9,34248759420284E-005</text:p>
          </table:table-cell>
          <table:table-cell table:formula="of:=[.N566]-[.N688]" office:value-type="float" office:value="0.473925327310078" calcext:value-type="float">
            <text:p>0,4739253273</text:p>
          </table:table-cell>
          <table:table-cell table:formula="of:=[.O566]-[.O688]" office:value-type="float" office:value="0.0000219891033529106" calcext:value-type="float">
            <text:p>2,19891033529106E-005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float" office:value="0.0152682385508956" calcext:value-type="float">
            <text:p>0,0152682386</text:p>
          </table:table-cell>
          <table:table-cell table:formula="of:=[.T566]-[.T688]" office:value-type="string" office:string-value="" calcext:value-type="error">
            <text:p>#VALEUR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.000256633584813223" calcext:value-type="float">
            <text:p>0,0002566336</text:p>
          </table:table-cell>
          <table:table-cell table:formula="of:=[.D567]-[.D689]" office:value-type="float" office:value="0.00292864745199777" calcext:value-type="float">
            <text:p>0,0029286475</text:p>
          </table:table-cell>
          <table:table-cell table:formula="of:=[.E567]-[.E689]" office:value-type="float" office:value="1" calcext:value-type="float">
            <text:p>1</text:p>
          </table:table-cell>
          <table:table-cell table:formula="of:=[.F567]-[.F689]" office:value-type="string" office:string-value="" calcext:value-type="error">
            <text:p>#VALEUR !</text:p>
          </table:table-cell>
          <table:table-cell table:formula="of:=[.G567]-[.G689]" office:value-type="string" office:string-value="" calcext:value-type="error">
            <text:p>#VALEUR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.0443167285211456" calcext:value-type="float">
            <text:p>0,0443167285</text:p>
          </table:table-cell>
          <table:table-cell table:formula="of:=[.J567]-[.J689]" office:value-type="string" office:string-value="" calcext:value-type="error">
            <text:p>#VALEUR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float" office:value="0.000108366268853541" calcext:value-type="float">
            <text:p>0,0001083663</text:p>
          </table:table-cell>
          <table:table-cell table:formula="of:=[.N567]-[.N689]" office:value-type="float" office:value="0.458002799234377" calcext:value-type="float">
            <text:p>0,4580027992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float" office:value="0.0139821102692821" calcext:value-type="float">
            <text:p>0,0139821103</text:p>
          </table:table-cell>
          <table:table-cell table:formula="of:=[.T567]-[.T689]" office:value-type="string" office:string-value="" calcext:value-type="error">
            <text:p>#VALEUR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.000203978728810421" calcext:value-type="float">
            <text:p>0,0002039787</text:p>
          </table:table-cell>
          <table:table-cell table:formula="of:=[.D568]-[.D690]" office:value-type="float" office:value="0.00226722452803202" calcext:value-type="float">
            <text:p>0,0022672245</text:p>
          </table:table-cell>
          <table:table-cell table:formula="of:=[.E568]-[.E690]" office:value-type="float" office:value="1" calcext:value-type="float">
            <text:p>1</text:p>
          </table:table-cell>
          <table:table-cell table:formula="of:=[.F568]-[.F690]" office:value-type="string" office:string-value="" calcext:value-type="error">
            <text:p>#VALEUR !</text:p>
          </table:table-cell>
          <table:table-cell table:formula="of:=[.G568]-[.G690]" office:value-type="string" office:string-value="" calcext:value-type="error">
            <text:p>#VALEUR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.0469331839606534" calcext:value-type="float">
            <text:p>0,046933184</text:p>
          </table:table-cell>
          <table:table-cell table:formula="of:=[.J568]-[.J690]" office:value-type="string" office:string-value="" calcext:value-type="error">
            <text:p>#VALEUR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float" office:value="0.000147294164830446" calcext:value-type="float">
            <text:p>0,0001472942</text:p>
          </table:table-cell>
          <table:table-cell table:formula="of:=[.N568]-[.N690]" office:value-type="float" office:value="0.475932072077675" calcext:value-type="float">
            <text:p>0,4759320721</text:p>
          </table:table-cell>
          <table:table-cell table:formula="of:=[.O568]-[.O690]" office:value-type="float" office:value="0.00001899413064952" calcext:value-type="float">
            <text:p>1,899413064952E-005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float" office:value="0.0166179740224478" calcext:value-type="float">
            <text:p>0,016617974</text:p>
          </table:table-cell>
          <table:table-cell table:formula="of:=[.T568]-[.T690]" office:value-type="string" office:string-value="" calcext:value-type="error">
            <text:p>#VALEUR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.000211003848664941" calcext:value-type="float">
            <text:p>0,0002110038</text:p>
          </table:table-cell>
          <table:table-cell table:formula="of:=[.D569]-[.D691]" office:value-type="float" office:value="0.0023447498206868" calcext:value-type="float">
            <text:p>0,0023447498</text:p>
          </table:table-cell>
          <table:table-cell table:formula="of:=[.E569]-[.E691]" office:value-type="float" office:value="1" calcext:value-type="float">
            <text:p>1</text:p>
          </table:table-cell>
          <table:table-cell table:formula="of:=[.F569]-[.F691]" office:value-type="string" office:string-value="" calcext:value-type="error">
            <text:p>#VALEUR !</text:p>
          </table:table-cell>
          <table:table-cell table:formula="of:=[.G569]-[.G691]" office:value-type="string" office:string-value="" calcext:value-type="error">
            <text:p>#VALEUR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.047166996042412" calcext:value-type="float">
            <text:p>0,047166996</text:p>
          </table:table-cell>
          <table:table-cell table:formula="of:=[.J569]-[.J691]" office:value-type="string" office:string-value="" calcext:value-type="error">
            <text:p>#VALEUR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.000197639904902025" calcext:value-type="float">
            <text:p>0,0001976399</text:p>
          </table:table-cell>
          <table:table-cell table:formula="of:=[.N569]-[.N691]" office:value-type="float" office:value="0.496505850440397" calcext:value-type="float">
            <text:p>0,4965058504</text:p>
          </table:table-cell>
          <table:table-cell table:formula="of:=[.O569]-[.O691]" office:value-type="float" office:value="0.0000165006361136656" calcext:value-type="float">
            <text:p>1,65006361136656E-005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float" office:value="0.0185504111342496" calcext:value-type="float">
            <text:p>0,0185504111</text:p>
          </table:table-cell>
          <table:table-cell table:formula="of:=[.T569]-[.T691]" office:value-type="string" office:string-value="" calcext:value-type="error">
            <text:p>#VALEUR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.000229856798667413" calcext:value-type="float">
            <text:p>0,0002298568</text:p>
          </table:table-cell>
          <table:table-cell table:formula="of:=[.D570]-[.D692]" office:value-type="float" office:value="0.00301032229102127" calcext:value-type="float">
            <text:p>0,0030103223</text:p>
          </table:table-cell>
          <table:table-cell table:formula="of:=[.E570]-[.E692]" office:value-type="float" office:value="1" calcext:value-type="float">
            <text:p>1</text:p>
          </table:table-cell>
          <table:table-cell table:formula="of:=[.F570]-[.F692]" office:value-type="string" office:string-value="" calcext:value-type="error">
            <text:p>#VALEUR !</text:p>
          </table:table-cell>
          <table:table-cell table:formula="of:=[.G570]-[.G692]" office:value-type="string" office:string-value="" calcext:value-type="error">
            <text:p>#VALEUR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.0469161998032887" calcext:value-type="float">
            <text:p>0,0469161998</text:p>
          </table:table-cell>
          <table:table-cell table:formula="of:=[.J570]-[.J692]" office:value-type="string" office:string-value="" calcext:value-type="error">
            <text:p>#VALEUR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float" office:value="0.000222942496108736" calcext:value-type="float">
            <text:p>0,0002229425</text:p>
          </table:table-cell>
          <table:table-cell table:formula="of:=[.N570]-[.N692]" office:value-type="float" office:value="0.466867474850694" calcext:value-type="float">
            <text:p>0,4668674749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float" office:value="0.0164071773511354" calcext:value-type="float">
            <text:p>0,0164071774</text:p>
          </table:table-cell>
          <table:table-cell table:formula="of:=[.T570]-[.T692]" office:value-type="string" office:string-value="" calcext:value-type="error">
            <text:p>#VALEUR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.000227486694740109" calcext:value-type="float">
            <text:p>0,0002274867</text:p>
          </table:table-cell>
          <table:table-cell table:formula="of:=[.D571]-[.D693]" office:value-type="float" office:value="0.00235923325090115" calcext:value-type="float">
            <text:p>0,0023592333</text:p>
          </table:table-cell>
          <table:table-cell table:formula="of:=[.E571]-[.E693]" office:value-type="float" office:value="1" calcext:value-type="float">
            <text:p>1</text:p>
          </table:table-cell>
          <table:table-cell table:formula="of:=[.F571]-[.F693]" office:value-type="string" office:string-value="" calcext:value-type="error">
            <text:p>#VALEUR !</text:p>
          </table:table-cell>
          <table:table-cell table:formula="of:=[.G571]-[.G693]" office:value-type="string" office:string-value="" calcext:value-type="error">
            <text:p>#VALEUR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.0488378309257028" calcext:value-type="float">
            <text:p>0,0488378309</text:p>
          </table:table-cell>
          <table:table-cell table:formula="of:=[.J571]-[.J693]" office:value-type="string" office:string-value="" calcext:value-type="error">
            <text:p>#VALEUR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float" office:value="0.000198961915612344" calcext:value-type="float">
            <text:p>0,0001989619</text:p>
          </table:table-cell>
          <table:table-cell table:formula="of:=[.N571]-[.N693]" office:value-type="float" office:value="0.481838254154998" calcext:value-type="float">
            <text:p>0,4818382542</text:p>
          </table:table-cell>
          <table:table-cell table:formula="of:=[.O571]-[.O693]" office:value-type="float" office:value="0.0000120740140476505" calcext:value-type="float">
            <text:p>0,000012074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float" office:value="0.0152265397479705" calcext:value-type="float">
            <text:p>0,0152265397</text:p>
          </table:table-cell>
          <table:table-cell table:formula="of:=[.T571]-[.T693]" office:value-type="string" office:string-value="" calcext:value-type="error">
            <text:p>#VALEUR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.000237004666208142" calcext:value-type="float">
            <text:p>0,0002370047</text:p>
          </table:table-cell>
          <table:table-cell table:formula="of:=[.D572]-[.D694]" office:value-type="float" office:value="0.00303718936276408" calcext:value-type="float">
            <text:p>0,0030371894</text:p>
          </table:table-cell>
          <table:table-cell table:formula="of:=[.E572]-[.E694]" office:value-type="float" office:value="1" calcext:value-type="float">
            <text:p>1</text:p>
          </table:table-cell>
          <table:table-cell table:formula="of:=[.F572]-[.F694]" office:value-type="string" office:string-value="" calcext:value-type="error">
            <text:p>#VALEUR !</text:p>
          </table:table-cell>
          <table:table-cell table:formula="of:=[.G572]-[.G694]" office:value-type="string" office:string-value="" calcext:value-type="error">
            <text:p>#VALEUR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.0514415393872356" calcext:value-type="float">
            <text:p>0,0514415394</text:p>
          </table:table-cell>
          <table:table-cell table:formula="of:=[.J572]-[.J694]" office:value-type="string" office:string-value="" calcext:value-type="error">
            <text:p>#VALEUR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0.000142809574056277" calcext:value-type="float">
            <text:p>0,0001428096</text:p>
          </table:table-cell>
          <table:table-cell table:formula="of:=[.N572]-[.N694]" office:value-type="float" office:value="0.477930646223746" calcext:value-type="float">
            <text:p>0,4779306462</text:p>
          </table:table-cell>
          <table:table-cell table:formula="of:=[.O572]-[.O694]" office:value-type="float" office:value="0.0000102495664086501" calcext:value-type="float">
            <text:p>1,02495664086501E-005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float" office:value="0.018613767651551" calcext:value-type="float">
            <text:p>0,0186137677</text:p>
          </table:table-cell>
          <table:table-cell table:formula="of:=[.T572]-[.T694]" office:value-type="string" office:string-value="" calcext:value-type="error">
            <text:p>#VALEUR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.00026493507114071" calcext:value-type="float">
            <text:p>0,0002649351</text:p>
          </table:table-cell>
          <table:table-cell table:formula="of:=[.D573]-[.D695]" office:value-type="float" office:value="0.00284764618056231" calcext:value-type="float">
            <text:p>0,0028476462</text:p>
          </table:table-cell>
          <table:table-cell table:formula="of:=[.E573]-[.E695]" office:value-type="float" office:value="1" calcext:value-type="float">
            <text:p>1</text:p>
          </table:table-cell>
          <table:table-cell table:formula="of:=[.F573]-[.F695]" office:value-type="string" office:string-value="" calcext:value-type="error">
            <text:p>#VALEUR !</text:p>
          </table:table-cell>
          <table:table-cell table:formula="of:=[.G573]-[.G695]" office:value-type="string" office:string-value="" calcext:value-type="error">
            <text:p>#VALEUR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.0456578999067442" calcext:value-type="float">
            <text:p>0,0456578999</text:p>
          </table:table-cell>
          <table:table-cell table:formula="of:=[.J573]-[.J695]" office:value-type="string" office:string-value="" calcext:value-type="error">
            <text:p>#VALEUR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.000157552376651418" calcext:value-type="float">
            <text:p>0,0001575524</text:p>
          </table:table-cell>
          <table:table-cell table:formula="of:=[.N573]-[.N695]" office:value-type="float" office:value="0.455751091385003" calcext:value-type="float">
            <text:p>0,4557510914</text:p>
          </table:table-cell>
          <table:table-cell table:formula="of:=[.O573]-[.O695]" office:value-type="float" office:value="0.0000214375078490848" calcext:value-type="float">
            <text:p>2,14375078490848E-005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float" office:value="0.0180874374500831" calcext:value-type="float">
            <text:p>0,0180874375</text:p>
          </table:table-cell>
          <table:table-cell table:formula="of:=[.T573]-[.T695]" office:value-type="string" office:string-value="" calcext:value-type="error">
            <text:p>#VALEUR !</text:p>
          </table:table-cell>
          <table:table-cell table:formula="of:=[.U573]-[.U695]" office:value-type="float" office:value="0.00000591379526871304" calcext:value-type="float">
            <text:p>5,91379526871304E-006</text:p>
          </table:table-cell>
          <table:table-cell table:formula="of:=[.V573]-[.V69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.000340425692176073" calcext:value-type="float">
            <text:p>0,0003404257</text:p>
          </table:table-cell>
          <table:table-cell table:formula="of:=[.D574]-[.D696]" office:value-type="float" office:value="0.00233359151604535" calcext:value-type="float">
            <text:p>0,0023335915</text:p>
          </table:table-cell>
          <table:table-cell table:formula="of:=[.E574]-[.E696]" office:value-type="float" office:value="1" calcext:value-type="float">
            <text:p>1</text:p>
          </table:table-cell>
          <table:table-cell table:formula="of:=[.F574]-[.F696]" office:value-type="string" office:string-value="" calcext:value-type="error">
            <text:p>#VALEUR !</text:p>
          </table:table-cell>
          <table:table-cell table:formula="of:=[.G574]-[.G696]" office:value-type="string" office:string-value="" calcext:value-type="error">
            <text:p>#VALEUR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.0489858842155638" calcext:value-type="float">
            <text:p>0,0489858842</text:p>
          </table:table-cell>
          <table:table-cell table:formula="of:=[.J574]-[.J696]" office:value-type="string" office:string-value="" calcext:value-type="error">
            <text:p>#VALEUR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.000126531591864582" calcext:value-type="float">
            <text:p>0,0001265316</text:p>
          </table:table-cell>
          <table:table-cell table:formula="of:=[.N574]-[.N696]" office:value-type="float" office:value="0.486918477056989" calcext:value-type="float">
            <text:p>0,4869184771</text:p>
          </table:table-cell>
          <table:table-cell table:formula="of:=[.O574]-[.O696]" office:value-type="float" office:value="0.0000195501334739225" calcext:value-type="float">
            <text:p>1,95501334739225E-005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float" office:value="0.0252710843403644" calcext:value-type="float">
            <text:p>0,0252710843</text:p>
          </table:table-cell>
          <table:table-cell table:formula="of:=[.T574]-[.T696]" office:value-type="string" office:string-value="" calcext:value-type="error">
            <text:p>#VALEUR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.000292905929986259" calcext:value-type="float">
            <text:p>0,0002929059</text:p>
          </table:table-cell>
          <table:table-cell table:formula="of:=[.D575]-[.D697]" office:value-type="float" office:value="0.00227623230591765" calcext:value-type="float">
            <text:p>0,0022762323</text:p>
          </table:table-cell>
          <table:table-cell table:formula="of:=[.E575]-[.E697]" office:value-type="float" office:value="1" calcext:value-type="float">
            <text:p>1</text:p>
          </table:table-cell>
          <table:table-cell table:formula="of:=[.F575]-[.F697]" office:value-type="string" office:string-value="" calcext:value-type="error">
            <text:p>#VALEUR !</text:p>
          </table:table-cell>
          <table:table-cell table:formula="of:=[.G575]-[.G697]" office:value-type="string" office:string-value="" calcext:value-type="error">
            <text:p>#VALEUR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.0431333799123704" calcext:value-type="float">
            <text:p>0,0431333799</text:p>
          </table:table-cell>
          <table:table-cell table:formula="of:=[.J575]-[.J697]" office:value-type="string" office:string-value="" calcext:value-type="error">
            <text:p>#VALEUR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float" office:value="0.000211489437775368" calcext:value-type="float">
            <text:p>0,0002114894</text:p>
          </table:table-cell>
          <table:table-cell table:formula="of:=[.N575]-[.N697]" office:value-type="float" office:value="0.489353429785983" calcext:value-type="float">
            <text:p>0,4893534298</text:p>
          </table:table-cell>
          <table:table-cell table:formula="of:=[.O575]-[.O697]" office:value-type="float" office:value="0.0000160184599050809" calcext:value-type="float">
            <text:p>1,60184599050809E-005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float" office:value="0.0332846632515758" calcext:value-type="float">
            <text:p>0,0332846633</text:p>
          </table:table-cell>
          <table:table-cell table:formula="of:=[.T575]-[.T697]" office:value-type="string" office:string-value="" calcext:value-type="error">
            <text:p>#VALEUR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.000294564020097701" calcext:value-type="float">
            <text:p>0,000294564</text:p>
          </table:table-cell>
          <table:table-cell table:formula="of:=[.D576]-[.D698]" office:value-type="float" office:value="0.00228835487275409" calcext:value-type="float">
            <text:p>0,0022883549</text:p>
          </table:table-cell>
          <table:table-cell table:formula="of:=[.E576]-[.E698]" office:value-type="float" office:value="1" calcext:value-type="float">
            <text:p>1</text:p>
          </table:table-cell>
          <table:table-cell table:formula="of:=[.F576]-[.F698]" office:value-type="string" office:string-value="" calcext:value-type="error">
            <text:p>#VALEUR !</text:p>
          </table:table-cell>
          <table:table-cell table:formula="of:=[.G576]-[.G698]" office:value-type="string" office:string-value="" calcext:value-type="error">
            <text:p>#VALEUR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.0447011383285472" calcext:value-type="float">
            <text:p>0,0447011383</text:p>
          </table:table-cell>
          <table:table-cell table:formula="of:=[.J576]-[.J698]" office:value-type="string" office:string-value="" calcext:value-type="error">
            <text:p>#VALEUR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.000148617856085573" calcext:value-type="float">
            <text:p>0,0001486179</text:p>
          </table:table-cell>
          <table:table-cell table:formula="of:=[.N576]-[.N698]" office:value-type="float" office:value="0.520855234460089" calcext:value-type="float">
            <text:p>0,5208552345</text:p>
          </table:table-cell>
          <table:table-cell table:formula="of:=[.O576]-[.O698]" office:value-type="float" office:value="0.0000130363849737609" calcext:value-type="float">
            <text:p>1,30363849737609E-005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float" office:value="0.0394665175083374" calcext:value-type="float">
            <text:p>0,0394665175</text:p>
          </table:table-cell>
          <table:table-cell table:formula="of:=[.T576]-[.T698]" office:value-type="string" office:string-value="" calcext:value-type="error">
            <text:p>#VALEUR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.000269971353791284" calcext:value-type="float">
            <text:p>0,0002699714</text:p>
          </table:table-cell>
          <table:table-cell table:formula="of:=[.D577]-[.D699]" office:value-type="float" office:value="0.00224786201995785" calcext:value-type="float">
            <text:p>0,002247862</text:p>
          </table:table-cell>
          <table:table-cell table:formula="of:=[.E577]-[.E699]" office:value-type="float" office:value="1" calcext:value-type="float">
            <text:p>1</text:p>
          </table:table-cell>
          <table:table-cell table:formula="of:=[.F577]-[.F699]" office:value-type="string" office:string-value="" calcext:value-type="error">
            <text:p>#VALEUR !</text:p>
          </table:table-cell>
          <table:table-cell table:formula="of:=[.G577]-[.G699]" office:value-type="string" office:string-value="" calcext:value-type="error">
            <text:p>#VALEUR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.0478336666231172" calcext:value-type="float">
            <text:p>0,0478336666</text:p>
          </table:table-cell>
          <table:table-cell table:formula="of:=[.J577]-[.J699]" office:value-type="string" office:string-value="" calcext:value-type="error">
            <text:p>#VALEUR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float" office:value="0.000208853495999317" calcext:value-type="float">
            <text:p>0,0002088535</text:p>
          </table:table-cell>
          <table:table-cell table:formula="of:=[.N577]-[.N699]" office:value-type="float" office:value="0.512244289680567" calcext:value-type="float">
            <text:p>0,5122442897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float" office:value="0.0400760074262235" calcext:value-type="float">
            <text:p>0,0400760074</text:p>
          </table:table-cell>
          <table:table-cell table:formula="of:=[.T577]-[.T699]" office:value-type="string" office:string-value="" calcext:value-type="error">
            <text:p>#VALEUR !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.00026425066980579" calcext:value-type="float">
            <text:p>0,0002642507</text:p>
          </table:table-cell>
          <table:table-cell table:formula="of:=[.D578]-[.D700]" office:value-type="float" office:value="0.00164907979903245" calcext:value-type="float">
            <text:p>0,0016490798</text:p>
          </table:table-cell>
          <table:table-cell table:formula="of:=[.E578]-[.E700]" office:value-type="float" office:value="1" calcext:value-type="float">
            <text:p>1</text:p>
          </table:table-cell>
          <table:table-cell table:formula="of:=[.F578]-[.F700]" office:value-type="string" office:string-value="" calcext:value-type="error">
            <text:p>#VALEUR !</text:p>
          </table:table-cell>
          <table:table-cell table:formula="of:=[.G578]-[.G700]" office:value-type="string" office:string-value="" calcext:value-type="error">
            <text:p>#VALEUR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.051525392267614" calcext:value-type="float">
            <text:p>0,0515253923</text:p>
          </table:table-cell>
          <table:table-cell table:formula="of:=[.J578]-[.J700]" office:value-type="string" office:string-value="" calcext:value-type="error">
            <text:p>#VALEUR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float" office:value="0.000201117557097934" calcext:value-type="float">
            <text:p>0,0002011176</text:p>
          </table:table-cell>
          <table:table-cell table:formula="of:=[.N578]-[.N700]" office:value-type="float" office:value="0.544157466228149" calcext:value-type="float">
            <text:p>0,5441574662</text:p>
          </table:table-cell>
          <table:table-cell table:formula="of:=[.O578]-[.O700]" office:value-type="float" office:value="0.0000101314742396076" calcext:value-type="float">
            <text:p>1,01314742396076E-005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float" office:value="0.0380801029642088" calcext:value-type="float">
            <text:p>0,038080103</text:p>
          </table:table-cell>
          <table:table-cell table:formula="of:=[.T578]-[.T700]" office:value-type="string" office:string-value="" calcext:value-type="error">
            <text:p>#VALEUR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.000290693290588609" calcext:value-type="float">
            <text:p>0,0002906933</text:p>
          </table:table-cell>
          <table:table-cell table:formula="of:=[.D579]-[.D701]" office:value-type="float" office:value="0.00286792762268034" calcext:value-type="float">
            <text:p>0,0028679276</text:p>
          </table:table-cell>
          <table:table-cell table:formula="of:=[.E579]-[.E701]" office:value-type="float" office:value="1" calcext:value-type="float">
            <text:p>1</text:p>
          </table:table-cell>
          <table:table-cell table:formula="of:=[.F579]-[.F701]" office:value-type="string" office:string-value="" calcext:value-type="error">
            <text:p>#VALEUR !</text:p>
          </table:table-cell>
          <table:table-cell table:formula="of:=[.G579]-[.G701]" office:value-type="string" office:string-value="" calcext:value-type="error">
            <text:p>#VALEUR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.0518190934845799" calcext:value-type="float">
            <text:p>0,0518190935</text:p>
          </table:table-cell>
          <table:table-cell table:formula="of:=[.J579]-[.J701]" office:value-type="string" office:string-value="" calcext:value-type="error">
            <text:p>#VALEUR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string" office:string-value="" calcext:value-type="error">
            <text:p>#VALEUR !</text:p>
          </table:table-cell>
          <table:table-cell table:formula="of:=[.N579]-[.N701]" office:value-type="float" office:value="0.54374064013167" calcext:value-type="float">
            <text:p>0,5437406401</text:p>
          </table:table-cell>
          <table:table-cell table:formula="of:=[.O579]-[.O701]" office:value-type="float" office:value="0.0000186122324046387" calcext:value-type="float">
            <text:p>1,86122324046387E-005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float" office:value="0.0350780009178302" calcext:value-type="float">
            <text:p>0,0350780009</text:p>
          </table:table-cell>
          <table:table-cell table:formula="of:=[.T579]-[.T701]" office:value-type="float" office:value="0.0000254138866145899" calcext:value-type="float">
            <text:p>2,54138866145899E-005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.000284558317349311" calcext:value-type="float">
            <text:p>0,0002845583</text:p>
          </table:table-cell>
          <table:table-cell table:formula="of:=[.D580]-[.D702]" office:value-type="float" office:value="0.00154233354485718" calcext:value-type="float">
            <text:p>0,0015423335</text:p>
          </table:table-cell>
          <table:table-cell table:formula="of:=[.E580]-[.E702]" office:value-type="float" office:value="1" calcext:value-type="float">
            <text:p>1</text:p>
          </table:table-cell>
          <table:table-cell table:formula="of:=[.F580]-[.F702]" office:value-type="string" office:string-value="" calcext:value-type="error">
            <text:p>#VALEUR !</text:p>
          </table:table-cell>
          <table:table-cell table:formula="of:=[.G580]-[.G702]" office:value-type="string" office:string-value="" calcext:value-type="error">
            <text:p>#VALEUR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.054536690928855" calcext:value-type="float">
            <text:p>0,0545366909</text:p>
          </table:table-cell>
          <table:table-cell table:formula="of:=[.J580]-[.J702]" office:value-type="string" office:string-value="" calcext:value-type="error">
            <text:p>#VALEUR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float" office:value="0.000174010943292031" calcext:value-type="float">
            <text:p>0,0001740109</text:p>
          </table:table-cell>
          <table:table-cell table:formula="of:=[.N580]-[.N702]" office:value-type="float" office:value="0.519453340611259" calcext:value-type="float">
            <text:p>0,5194533406</text:p>
          </table:table-cell>
          <table:table-cell table:formula="of:=[.O580]-[.O702]" office:value-type="float" office:value="0.0000182224150189366" calcext:value-type="float">
            <text:p>1,82224150189366E-005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float" office:value="0.0356025054636923" calcext:value-type="float">
            <text:p>0,0356025055</text:p>
          </table:table-cell>
          <table:table-cell table:formula="of:=[.T580]-[.T702]" office:value-type="string" office:string-value="" calcext:value-type="error">
            <text:p>#VALEUR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.000468241734063552" calcext:value-type="float">
            <text:p>0,0004682417</text:p>
          </table:table-cell>
          <table:table-cell table:formula="of:=[.D581]-[.D703]" office:value-type="float" office:value="0.00202204103178543" calcext:value-type="float">
            <text:p>0,002022041</text:p>
          </table:table-cell>
          <table:table-cell table:formula="of:=[.E581]-[.E703]" office:value-type="float" office:value="1" calcext:value-type="float">
            <text:p>1</text:p>
          </table:table-cell>
          <table:table-cell table:formula="of:=[.F581]-[.F703]" office:value-type="string" office:string-value="" calcext:value-type="error">
            <text:p>#VALEUR !</text:p>
          </table:table-cell>
          <table:table-cell table:formula="of:=[.G581]-[.G703]" office:value-type="string" office:string-value="" calcext:value-type="error">
            <text:p>#VALEUR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.054047690241287" calcext:value-type="float">
            <text:p>0,0540476902</text:p>
          </table:table-cell>
          <table:table-cell table:formula="of:=[.J581]-[.J703]" office:value-type="string" office:string-value="" calcext:value-type="error">
            <text:p>#VALEUR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float" office:value="0.000221410108121629" calcext:value-type="float">
            <text:p>0,0002214101</text:p>
          </table:table-cell>
          <table:table-cell table:formula="of:=[.N581]-[.N703]" office:value-type="float" office:value="0.534590007302643" calcext:value-type="float">
            <text:p>0,5345900073</text:p>
          </table:table-cell>
          <table:table-cell table:formula="of:=[.O581]-[.O703]" office:value-type="float" office:value="0.0000182688842562766" calcext:value-type="float">
            <text:p>1,82688842562766E-005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float" office:value="0.0356996330251759" calcext:value-type="float">
            <text:p>0,035699633</text:p>
          </table:table-cell>
          <table:table-cell table:formula="of:=[.T581]-[.T703]" office:value-type="string" office:string-value="" calcext:value-type="error">
            <text:p>#VALEUR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.000343118881962172" calcext:value-type="float">
            <text:p>0,0003431189</text:p>
          </table:table-cell>
          <table:table-cell table:formula="of:=[.D582]-[.D704]" office:value-type="float" office:value="0.00155317351156877" calcext:value-type="float">
            <text:p>0,0015531735</text:p>
          </table:table-cell>
          <table:table-cell table:formula="of:=[.E582]-[.E704]" office:value-type="float" office:value="1" calcext:value-type="float">
            <text:p>1</text:p>
          </table:table-cell>
          <table:table-cell table:formula="of:=[.F582]-[.F704]" office:value-type="string" office:string-value="" calcext:value-type="error">
            <text:p>#VALEUR !</text:p>
          </table:table-cell>
          <table:table-cell table:formula="of:=[.G582]-[.G704]" office:value-type="string" office:string-value="" calcext:value-type="error">
            <text:p>#VALEUR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.0581060345069964" calcext:value-type="float">
            <text:p>0,0581060345</text:p>
          </table:table-cell>
          <table:table-cell table:formula="of:=[.J582]-[.J704]" office:value-type="string" office:string-value="" calcext:value-type="error">
            <text:p>#VALEUR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float" office:value="0.000213003649826803" calcext:value-type="float">
            <text:p>0,0002130036</text:p>
          </table:table-cell>
          <table:table-cell table:formula="of:=[.N582]-[.N704]" office:value-type="float" office:value="0.528401739370182" calcext:value-type="float">
            <text:p>0,5284017394</text:p>
          </table:table-cell>
          <table:table-cell table:formula="of:=[.O582]-[.O704]" office:value-type="float" office:value="0.0000154144094392699" calcext:value-type="float">
            <text:p>1,54144094392699E-005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float" office:value="0.0326730751618818" calcext:value-type="float">
            <text:p>0,0326730752</text:p>
          </table:table-cell>
          <table:table-cell table:formula="of:=[.T582]-[.T704]" office:value-type="string" office:string-value="" calcext:value-type="error">
            <text:p>#VALEUR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.000319789085808008" calcext:value-type="float">
            <text:p>0,0003197891</text:p>
          </table:table-cell>
          <table:table-cell table:formula="of:=[.D583]-[.D705]" office:value-type="float" office:value="0.00219180695937579" calcext:value-type="float">
            <text:p>0,002191807</text:p>
          </table:table-cell>
          <table:table-cell table:formula="of:=[.E583]-[.E705]" office:value-type="float" office:value="1" calcext:value-type="float">
            <text:p>1</text:p>
          </table:table-cell>
          <table:table-cell table:formula="of:=[.F583]-[.F705]" office:value-type="string" office:string-value="" calcext:value-type="error">
            <text:p>#VALEUR !</text:p>
          </table:table-cell>
          <table:table-cell table:formula="of:=[.G583]-[.G705]" office:value-type="string" office:string-value="" calcext:value-type="error">
            <text:p>#VALEUR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.058156169116251" calcext:value-type="float">
            <text:p>0,0581561691</text:p>
          </table:table-cell>
          <table:table-cell table:formula="of:=[.J583]-[.J705]" office:value-type="string" office:string-value="" calcext:value-type="error">
            <text:p>#VALEUR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float" office:value="0.0000710547745024362" calcext:value-type="float">
            <text:p>7,10547745024362E-005</text:p>
          </table:table-cell>
          <table:table-cell table:formula="of:=[.M583]-[.M705]" office:value-type="float" office:value="0.00017539379710651" calcext:value-type="float">
            <text:p>0,0001753938</text:p>
          </table:table-cell>
          <table:table-cell table:formula="of:=[.N583]-[.N705]" office:value-type="float" office:value="0.523162792943102" calcext:value-type="float">
            <text:p>0,5231627929</text:p>
          </table:table-cell>
          <table:table-cell table:formula="of:=[.O583]-[.O705]" office:value-type="float" office:value="0.0000213002735225413" calcext:value-type="float">
            <text:p>2,13002735225413E-005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float" office:value="0.0352381853581884" calcext:value-type="float">
            <text:p>0,0352381854</text:p>
          </table:table-cell>
          <table:table-cell table:formula="of:=[.T583]-[.T705]" office:value-type="string" office:string-value="" calcext:value-type="error">
            <text:p>#VALEUR !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.000415499898652889" calcext:value-type="float">
            <text:p>0,0004154999</text:p>
          </table:table-cell>
          <table:table-cell table:formula="of:=[.D584]-[.D706]" office:value-type="float" office:value="0.00157738662428528" calcext:value-type="float">
            <text:p>0,0015773866</text:p>
          </table:table-cell>
          <table:table-cell table:formula="of:=[.E584]-[.E706]" office:value-type="float" office:value="1" calcext:value-type="float">
            <text:p>1</text:p>
          </table:table-cell>
          <table:table-cell table:formula="of:=[.F584]-[.F706]" office:value-type="string" office:string-value="" calcext:value-type="error">
            <text:p>#VALEUR !</text:p>
          </table:table-cell>
          <table:table-cell table:formula="of:=[.G584]-[.G706]" office:value-type="string" office:string-value="" calcext:value-type="error">
            <text:p>#VALEUR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.0622476117589557" calcext:value-type="float">
            <text:p>0,0622476118</text:p>
          </table:table-cell>
          <table:table-cell table:formula="of:=[.J584]-[.J706]" office:value-type="string" office:string-value="" calcext:value-type="error">
            <text:p>#VALEUR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.000158834194050246" calcext:value-type="float">
            <text:p>0,0001588342</text:p>
          </table:table-cell>
          <table:table-cell table:formula="of:=[.N584]-[.N706]" office:value-type="float" office:value="0.553916973421484" calcext:value-type="float">
            <text:p>0,5539169734</text:p>
          </table:table-cell>
          <table:table-cell table:formula="of:=[.O584]-[.O706]" office:value-type="float" office:value="0.00000969101189598249" calcext:value-type="float">
            <text:p>0,000009691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float" office:value="0.0357709860144803" calcext:value-type="float">
            <text:p>0,035770986</text:p>
          </table:table-cell>
          <table:table-cell table:formula="of:=[.T584]-[.T706]" office:value-type="string" office:string-value="" calcext:value-type="error">
            <text:p>#VALEUR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.000446903059590445" calcext:value-type="float">
            <text:p>0,0004469031</text:p>
          </table:table-cell>
          <table:table-cell table:formula="of:=[.D585]-[.D707]" office:value-type="float" office:value="0.00212391906826017" calcext:value-type="float">
            <text:p>0,0021239191</text:p>
          </table:table-cell>
          <table:table-cell table:formula="of:=[.E585]-[.E707]" office:value-type="float" office:value="1" calcext:value-type="float">
            <text:p>1</text:p>
          </table:table-cell>
          <table:table-cell table:formula="of:=[.F585]-[.F707]" office:value-type="string" office:string-value="" calcext:value-type="error">
            <text:p>#VALEUR !</text:p>
          </table:table-cell>
          <table:table-cell table:formula="of:=[.G585]-[.G707]" office:value-type="string" office:string-value="" calcext:value-type="error">
            <text:p>#VALEUR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.058807887490675" calcext:value-type="float">
            <text:p>0,0588078875</text:p>
          </table:table-cell>
          <table:table-cell table:formula="of:=[.J585]-[.J707]" office:value-type="string" office:string-value="" calcext:value-type="error">
            <text:p>#VALEUR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string" office:string-value="" calcext:value-type="error">
            <text:p>#VALEUR !</text:p>
          </table:table-cell>
          <table:table-cell table:formula="of:=[.N585]-[.N707]" office:value-type="float" office:value="0.528773786943815" calcext:value-type="float">
            <text:p>0,5287737869</text:p>
          </table:table-cell>
          <table:table-cell table:formula="of:=[.O585]-[.O707]" office:value-type="float" office:value="0.0000206405299062317" calcext:value-type="float">
            <text:p>2,06405299062317E-005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DIV/0 !</text:p>
          </table:table-cell>
          <table:table-cell table:formula="of:=[.S585]-[.S707]" office:value-type="float" office:value="0.0347769640708331" calcext:value-type="float">
            <text:p>0,0347769641</text:p>
          </table:table-cell>
          <table:table-cell table:formula="of:=[.T585]-[.T707]" office:value-type="string" office:string-value="" calcext:value-type="error">
            <text:p>#VALEUR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formula="of:=[.B586]-[.B708]" office:value-type="string" office:string-value="" calcext:value-type="error">
            <text:p>#DIV/0 !</text:p>
          </table:table-cell>
          <table:table-cell table:formula="of:=[.C586]-[.C708]" office:value-type="float" office:value="0.000424075467882979" calcext:value-type="float">
            <text:p>0,0004240755</text:p>
          </table:table-cell>
          <table:table-cell table:formula="of:=[.D586]-[.D708]" office:value-type="float" office:value="0.00283302969287827" calcext:value-type="float">
            <text:p>0,0028330297</text:p>
          </table:table-cell>
          <table:table-cell table:formula="of:=[.E586]-[.E708]" office:value-type="float" office:value="1" calcext:value-type="float">
            <text:p>1</text:p>
          </table:table-cell>
          <table:table-cell table:formula="of:=[.F586]-[.F708]" office:value-type="string" office:string-value="" calcext:value-type="error">
            <text:p>#VALEUR !</text:p>
          </table:table-cell>
          <table:table-cell table:formula="of:=[.G586]-[.G708]" office:value-type="string" office:string-value="" calcext:value-type="error">
            <text:p>#VALEUR !</text:p>
          </table:table-cell>
          <table:table-cell table:formula="of:=[.H586]-[.H708]" office:value-type="string" office:string-value="" calcext:value-type="error">
            <text:p>#DIV/0 !</text:p>
          </table:table-cell>
          <table:table-cell table:formula="of:=[.I586]-[.I708]" office:value-type="float" office:value="0.0614035119716958" calcext:value-type="float">
            <text:p>0,061403512</text:p>
          </table:table-cell>
          <table:table-cell table:formula="of:=[.J586]-[.J708]" office:value-type="string" office:string-value="" calcext:value-type="error">
            <text:p>#VALEUR !</text:p>
          </table:table-cell>
          <table:table-cell table:formula="of:=[.K586]-[.K708]" office:value-type="string" office:string-value="" calcext:value-type="error">
            <text:p>#DIV/0 !</text:p>
          </table:table-cell>
          <table:table-cell table:formula="of:=[.L586]-[.L708]" office:value-type="float" office:value="0.0000652149990461766" calcext:value-type="float">
            <text:p>0,000065215</text:p>
          </table:table-cell>
          <table:table-cell table:formula="of:=[.M586]-[.M708]" office:value-type="float" office:value="0.000232192931107121" calcext:value-type="float">
            <text:p>0,0002321929</text:p>
          </table:table-cell>
          <table:table-cell table:formula="of:=[.N586]-[.N708]" office:value-type="float" office:value="0.424681779986521" calcext:value-type="float">
            <text:p>0,42468178</text:p>
          </table:table-cell>
          <table:table-cell table:formula="of:=[.O586]-[.O708]" office:value-type="string" office:string-value="" calcext:value-type="error">
            <text:p>#VALEUR !</text:p>
          </table:table-cell>
          <table:table-cell table:formula="of:=[.P586]-[.P708]" office:value-type="string" office:string-value="" calcext:value-type="error">
            <text:p>#DIV/0 !</text:p>
          </table:table-cell>
          <table:table-cell table:formula="of:=[.Q586]-[.Q708]" office:value-type="string" office:string-value="" calcext:value-type="error">
            <text:p>#DIV/0 !</text:p>
          </table:table-cell>
          <table:table-cell table:formula="of:=[.R586]-[.R708]" office:value-type="string" office:string-value="" calcext:value-type="error">
            <text:p>#DIV/0 !</text:p>
          </table:table-cell>
          <table:table-cell table:formula="of:=[.S586]-[.S708]" office:value-type="float" office:value="0.0340127122798375" calcext:value-type="float">
            <text:p>0,0340127123</text:p>
          </table:table-cell>
          <table:table-cell table:formula="of:=[.T586]-[.T708]" office:value-type="string" office:string-value="" calcext:value-type="error">
            <text:p>#VALEUR !</text:p>
          </table:table-cell>
          <table:table-cell table:formula="of:=[.U586]-[.U708]" office:value-type="string" office:string-value="" calcext:value-type="error">
            <text:p>#VALEUR !</text:p>
          </table:table-cell>
          <table:table-cell table:formula="of:=[.V586]-[.V70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formula="of:=[.B587]-[.B709]" office:value-type="string" office:string-value="" calcext:value-type="error">
            <text:p>#DIV/0 !</text:p>
          </table:table-cell>
          <table:table-cell table:formula="of:=[.C587]-[.C709]" office:value-type="float" office:value="0.000502304104359081" calcext:value-type="float">
            <text:p>0,0005023041</text:p>
          </table:table-cell>
          <table:table-cell table:formula="of:=[.D587]-[.D709]" office:value-type="float" office:value="0.0021862171694668" calcext:value-type="float">
            <text:p>0,0021862172</text:p>
          </table:table-cell>
          <table:table-cell table:formula="of:=[.E587]-[.E709]" office:value-type="float" office:value="1" calcext:value-type="float">
            <text:p>1</text:p>
          </table:table-cell>
          <table:table-cell table:formula="of:=[.F587]-[.F709]" office:value-type="string" office:string-value="" calcext:value-type="error">
            <text:p>#VALEUR !</text:p>
          </table:table-cell>
          <table:table-cell table:formula="of:=[.G587]-[.G709]" office:value-type="string" office:string-value="" calcext:value-type="error">
            <text:p>#VALEUR !</text:p>
          </table:table-cell>
          <table:table-cell table:formula="of:=[.H587]-[.H709]" office:value-type="string" office:string-value="" calcext:value-type="error">
            <text:p>#DIV/0 !</text:p>
          </table:table-cell>
          <table:table-cell table:formula="of:=[.I587]-[.I709]" office:value-type="float" office:value="0.0701107187763757" calcext:value-type="float">
            <text:p>0,0701107188</text:p>
          </table:table-cell>
          <table:table-cell table:formula="of:=[.J587]-[.J709]" office:value-type="string" office:string-value="" calcext:value-type="error">
            <text:p>#VALEUR !</text:p>
          </table:table-cell>
          <table:table-cell table:formula="of:=[.K587]-[.K709]" office:value-type="string" office:string-value="" calcext:value-type="error">
            <text:p>#DIV/0 !</text:p>
          </table:table-cell>
          <table:table-cell table:formula="of:=[.L587]-[.L709]" office:value-type="string" office:string-value="" calcext:value-type="error">
            <text:p>#VALEUR !</text:p>
          </table:table-cell>
          <table:table-cell table:formula="of:=[.M587]-[.M709]" office:value-type="float" office:value="0.000142031381600352" calcext:value-type="float">
            <text:p>0,0001420314</text:p>
          </table:table-cell>
          <table:table-cell table:formula="of:=[.N587]-[.N709]" office:value-type="float" office:value="0.543738960603759" calcext:value-type="float">
            <text:p>0,5437389606</text:p>
          </table:table-cell>
          <table:table-cell table:formula="of:=[.O587]-[.O709]" office:value-type="float" office:value="0.0000212459511957116" calcext:value-type="float">
            <text:p>0,000021246</text:p>
          </table:table-cell>
          <table:table-cell table:formula="of:=[.P587]-[.P709]" office:value-type="string" office:string-value="" calcext:value-type="error">
            <text:p>#DIV/0 !</text:p>
          </table:table-cell>
          <table:table-cell table:formula="of:=[.Q587]-[.Q709]" office:value-type="string" office:string-value="" calcext:value-type="error">
            <text:p>#DIV/0 !</text:p>
          </table:table-cell>
          <table:table-cell table:formula="of:=[.R587]-[.R709]" office:value-type="string" office:string-value="" calcext:value-type="error">
            <text:p>#DIV/0 !</text:p>
          </table:table-cell>
          <table:table-cell table:formula="of:=[.S587]-[.S709]" office:value-type="float" office:value="0.0326107357731367" calcext:value-type="float">
            <text:p>0,0326107358</text:p>
          </table:table-cell>
          <table:table-cell table:formula="of:=[.T587]-[.T709]" office:value-type="string" office:string-value="" calcext:value-type="error">
            <text:p>#VALEUR !</text:p>
          </table:table-cell>
          <table:table-cell table:formula="of:=[.U587]-[.U709]" office:value-type="string" office:string-value="" calcext:value-type="error">
            <text:p>#VALEUR !</text:p>
          </table:table-cell>
          <table:table-cell table:formula="of:=[.V587]-[.V70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formula="of:=[.B588]-[.B710]" office:value-type="string" office:string-value="" calcext:value-type="error">
            <text:p>#DIV/0 !</text:p>
          </table:table-cell>
          <table:table-cell table:formula="of:=[.C588]-[.C710]" office:value-type="float" office:value="0.000511198789623057" calcext:value-type="float">
            <text:p>0,0005111988</text:p>
          </table:table-cell>
          <table:table-cell table:formula="of:=[.D588]-[.D710]" office:value-type="float" office:value="0.00287163957293302" calcext:value-type="float">
            <text:p>0,0028716396</text:p>
          </table:table-cell>
          <table:table-cell table:formula="of:=[.E588]-[.E710]" office:value-type="float" office:value="1" calcext:value-type="float">
            <text:p>1</text:p>
          </table:table-cell>
          <table:table-cell table:formula="of:=[.F588]-[.F710]" office:value-type="string" office:string-value="" calcext:value-type="error">
            <text:p>#VALEUR !</text:p>
          </table:table-cell>
          <table:table-cell table:formula="of:=[.G588]-[.G710]" office:value-type="string" office:string-value="" calcext:value-type="error">
            <text:p>#VALEUR !</text:p>
          </table:table-cell>
          <table:table-cell table:formula="of:=[.H588]-[.H710]" office:value-type="string" office:string-value="" calcext:value-type="error">
            <text:p>#DIV/0 !</text:p>
          </table:table-cell>
          <table:table-cell table:formula="of:=[.I588]-[.I710]" office:value-type="float" office:value="0.0733060895151753" calcext:value-type="float">
            <text:p>0,0733060895</text:p>
          </table:table-cell>
          <table:table-cell table:formula="of:=[.J588]-[.J710]" office:value-type="string" office:string-value="" calcext:value-type="error">
            <text:p>#VALEUR !</text:p>
          </table:table-cell>
          <table:table-cell table:formula="of:=[.K588]-[.K710]" office:value-type="string" office:string-value="" calcext:value-type="error">
            <text:p>#DIV/0 !</text:p>
          </table:table-cell>
          <table:table-cell table:formula="of:=[.L588]-[.L710]" office:value-type="string" office:string-value="" calcext:value-type="error">
            <text:p>#VALEUR !</text:p>
          </table:table-cell>
          <table:table-cell table:formula="of:=[.M588]-[.M710]" office:value-type="float" office:value="0.000216226064253268" calcext:value-type="float">
            <text:p>0,0002162261</text:p>
          </table:table-cell>
          <table:table-cell table:formula="of:=[.N588]-[.N710]" office:value-type="float" office:value="0.554935798615605" calcext:value-type="float">
            <text:p>0,5549357986</text:p>
          </table:table-cell>
          <table:table-cell table:formula="of:=[.O588]-[.O710]" office:value-type="float" office:value="0.0000216181337080079" calcext:value-type="float">
            <text:p>2,16181337080079E-005</text:p>
          </table:table-cell>
          <table:table-cell table:formula="of:=[.P588]-[.P710]" office:value-type="string" office:string-value="" calcext:value-type="error">
            <text:p>#DIV/0 !</text:p>
          </table:table-cell>
          <table:table-cell table:formula="of:=[.Q588]-[.Q710]" office:value-type="string" office:string-value="" calcext:value-type="error">
            <text:p>#DIV/0 !</text:p>
          </table:table-cell>
          <table:table-cell table:formula="of:=[.R588]-[.R710]" office:value-type="string" office:string-value="" calcext:value-type="error">
            <text:p>#DIV/0 !</text:p>
          </table:table-cell>
          <table:table-cell table:formula="of:=[.S588]-[.S710]" office:value-type="float" office:value="0.0292733504171256" calcext:value-type="float">
            <text:p>0,0292733504</text:p>
          </table:table-cell>
          <table:table-cell table:formula="of:=[.T588]-[.T710]" office:value-type="string" office:string-value="" calcext:value-type="error">
            <text:p>#VALEUR !</text:p>
          </table:table-cell>
          <table:table-cell table:formula="of:=[.U588]-[.U710]" office:value-type="string" office:string-value="" calcext:value-type="error">
            <text:p>#VALEUR !</text:p>
          </table:table-cell>
          <table:table-cell table:formula="of:=[.V588]-[.V71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formula="of:=[.B589]-[.B711]" office:value-type="string" office:string-value="" calcext:value-type="error">
            <text:p>#DIV/0 !</text:p>
          </table:table-cell>
          <table:table-cell table:formula="of:=[.C589]-[.C711]" office:value-type="float" office:value="0.000426695904808931" calcext:value-type="float">
            <text:p>0,0004266959</text:p>
          </table:table-cell>
          <table:table-cell table:formula="of:=[.D589]-[.D711]" office:value-type="float" office:value="0.00288285180274058" calcext:value-type="float">
            <text:p>0,0028828518</text:p>
          </table:table-cell>
          <table:table-cell table:formula="of:=[.E589]-[.E711]" office:value-type="float" office:value="1" calcext:value-type="float">
            <text:p>1</text:p>
          </table:table-cell>
          <table:table-cell table:formula="of:=[.F589]-[.F711]" office:value-type="string" office:string-value="" calcext:value-type="error">
            <text:p>#VALEUR !</text:p>
          </table:table-cell>
          <table:table-cell table:formula="of:=[.G589]-[.G711]" office:value-type="string" office:string-value="" calcext:value-type="error">
            <text:p>#VALEUR !</text:p>
          </table:table-cell>
          <table:table-cell table:formula="of:=[.H589]-[.H711]" office:value-type="string" office:string-value="" calcext:value-type="error">
            <text:p>#DIV/0 !</text:p>
          </table:table-cell>
          <table:table-cell table:formula="of:=[.I589]-[.I711]" office:value-type="string" office:string-value="" calcext:value-type="error">
            <text:p>#VALEUR !</text:p>
          </table:table-cell>
          <table:table-cell table:formula="of:=[.J589]-[.J711]" office:value-type="string" office:string-value="" calcext:value-type="error">
            <text:p>#VALEUR !</text:p>
          </table:table-cell>
          <table:table-cell table:formula="of:=[.K589]-[.K711]" office:value-type="string" office:string-value="" calcext:value-type="error">
            <text:p>#DIV/0 !</text:p>
          </table:table-cell>
          <table:table-cell table:formula="of:=[.L589]-[.L711]" office:value-type="string" office:string-value="" calcext:value-type="error">
            <text:p>#VALEUR !</text:p>
          </table:table-cell>
          <table:table-cell table:formula="of:=[.M589]-[.M711]" office:value-type="float" office:value="0.000197912207168661" calcext:value-type="float">
            <text:p>0,0001979122</text:p>
          </table:table-cell>
          <table:table-cell table:formula="of:=[.N589]-[.N711]" office:value-type="float" office:value="0.555867214023311" calcext:value-type="float">
            <text:p>0,555867214</text:p>
          </table:table-cell>
          <table:table-cell table:formula="of:=[.O589]-[.O711]" office:value-type="string" office:string-value="" calcext:value-type="error">
            <text:p>#VALEUR !</text:p>
          </table:table-cell>
          <table:table-cell table:formula="of:=[.P589]-[.P711]" office:value-type="string" office:string-value="" calcext:value-type="error">
            <text:p>#DIV/0 !</text:p>
          </table:table-cell>
          <table:table-cell table:formula="of:=[.Q589]-[.Q711]" office:value-type="string" office:string-value="" calcext:value-type="error">
            <text:p>#DIV/0 !</text:p>
          </table:table-cell>
          <table:table-cell table:formula="of:=[.R589]-[.R711]" office:value-type="string" office:string-value="" calcext:value-type="error">
            <text:p>#DIV/0 !</text:p>
          </table:table-cell>
          <table:table-cell table:formula="of:=[.S589]-[.S711]" office:value-type="float" office:value="0.0287379959802943" calcext:value-type="float">
            <text:p>0,028737996</text:p>
          </table:table-cell>
          <table:table-cell table:formula="of:=[.T589]-[.T711]" office:value-type="string" office:string-value="" calcext:value-type="error">
            <text:p>#VALEUR !</text:p>
          </table:table-cell>
          <table:table-cell table:formula="of:=[.U589]-[.U711]" office:value-type="string" office:string-value="" calcext:value-type="error">
            <text:p>#VALEUR !</text:p>
          </table:table-cell>
          <table:table-cell table:formula="of:=[.V589]-[.V71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B590]-[.B712]" office:value-type="string" office:string-value="" calcext:value-type="error">
            <text:p>#DIV/0 !</text:p>
          </table:table-cell>
          <table:table-cell table:formula="of:=[.C590]-[.C712]" office:value-type="float" office:value="0.000449666232044356" calcext:value-type="float">
            <text:p>0,0004496662</text:p>
          </table:table-cell>
          <table:table-cell table:formula="of:=[.D590]-[.D712]" office:value-type="float" office:value="0.00290750128641683" calcext:value-type="float">
            <text:p>0,0029075013</text:p>
          </table:table-cell>
          <table:table-cell table:formula="of:=[.E590]-[.E712]" office:value-type="float" office:value="1" calcext:value-type="float">
            <text:p>1</text:p>
          </table:table-cell>
          <table:table-cell table:formula="of:=[.F590]-[.F712]" office:value-type="string" office:string-value="" calcext:value-type="error">
            <text:p>#VALEUR !</text:p>
          </table:table-cell>
          <table:table-cell table:formula="of:=[.G590]-[.G712]" office:value-type="string" office:string-value="" calcext:value-type="error">
            <text:p>#VALEUR !</text:p>
          </table:table-cell>
          <table:table-cell table:formula="of:=[.H590]-[.H712]" office:value-type="string" office:string-value="" calcext:value-type="error">
            <text:p>#DIV/0 !</text:p>
          </table:table-cell>
          <table:table-cell table:formula="of:=[.I590]-[.I712]" office:value-type="string" office:string-value="" calcext:value-type="error">
            <text:p>#VALEUR !</text:p>
          </table:table-cell>
          <table:table-cell table:formula="of:=[.J590]-[.J712]" office:value-type="string" office:string-value="" calcext:value-type="error">
            <text:p>#VALEUR !</text:p>
          </table:table-cell>
          <table:table-cell table:formula="of:=[.K590]-[.K712]" office:value-type="string" office:string-value="" calcext:value-type="error">
            <text:p>#DIV/0 !</text:p>
          </table:table-cell>
          <table:table-cell table:formula="of:=[.L590]-[.L712]" office:value-type="string" office:string-value="" calcext:value-type="error">
            <text:p>#VALEUR !</text:p>
          </table:table-cell>
          <table:table-cell table:formula="of:=[.M590]-[.M712]" office:value-type="float" office:value="0.000233514391746741" calcext:value-type="float">
            <text:p>0,0002335144</text:p>
          </table:table-cell>
          <table:table-cell table:formula="of:=[.N590]-[.N712]" office:value-type="float" office:value="0.511590346916518" calcext:value-type="float">
            <text:p>0,5115903469</text:p>
          </table:table-cell>
          <table:table-cell table:formula="of:=[.O590]-[.O712]" office:value-type="string" office:string-value="" calcext:value-type="error">
            <text:p>#VALEUR !</text:p>
          </table:table-cell>
          <table:table-cell table:formula="of:=[.P590]-[.P712]" office:value-type="string" office:string-value="" calcext:value-type="error">
            <text:p>#DIV/0 !</text:p>
          </table:table-cell>
          <table:table-cell table:formula="of:=[.Q590]-[.Q712]" office:value-type="string" office:string-value="" calcext:value-type="error">
            <text:p>#DIV/0 !</text:p>
          </table:table-cell>
          <table:table-cell table:formula="of:=[.R590]-[.R712]" office:value-type="string" office:string-value="" calcext:value-type="error">
            <text:p>#DIV/0 !</text:p>
          </table:table-cell>
          <table:table-cell table:formula="of:=[.S590]-[.S712]" office:value-type="float" office:value="0.0289837168189898" calcext:value-type="float">
            <text:p>0,0289837168</text:p>
          </table:table-cell>
          <table:table-cell table:formula="of:=[.T590]-[.T712]" office:value-type="string" office:string-value="" calcext:value-type="error">
            <text:p>#VALEUR !</text:p>
          </table:table-cell>
          <table:table-cell table:formula="of:=[.U590]-[.U712]" office:value-type="string" office:string-value="" calcext:value-type="error">
            <text:p>#VALEUR !</text:p>
          </table:table-cell>
          <table:table-cell table:formula="of:=[.V590]-[.V71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formula="of:=[.B591]-[.B713]" office:value-type="string" office:string-value="" calcext:value-type="error">
            <text:p>#DIV/0 !</text:p>
          </table:table-cell>
          <table:table-cell table:formula="of:=[.C591]-[.C713]" office:value-type="float" office:value="0.000432068994302188" calcext:value-type="float">
            <text:p>0,000432069</text:p>
          </table:table-cell>
          <table:table-cell table:formula="of:=[.D591]-[.D713]" office:value-type="float" office:value="0.00216415385537603" calcext:value-type="float">
            <text:p>0,0021641539</text:p>
          </table:table-cell>
          <table:table-cell table:formula="of:=[.E591]-[.E713]" office:value-type="float" office:value="1" calcext:value-type="float">
            <text:p>1</text:p>
          </table:table-cell>
          <table:table-cell table:formula="of:=[.F591]-[.F713]" office:value-type="string" office:string-value="" calcext:value-type="error">
            <text:p>#VALEUR !</text:p>
          </table:table-cell>
          <table:table-cell table:formula="of:=[.G591]-[.G713]" office:value-type="string" office:string-value="" calcext:value-type="error">
            <text:p>#VALEUR !</text:p>
          </table:table-cell>
          <table:table-cell table:formula="of:=[.H591]-[.H713]" office:value-type="string" office:string-value="" calcext:value-type="error">
            <text:p>#DIV/0 !</text:p>
          </table:table-cell>
          <table:table-cell table:formula="of:=[.I591]-[.I713]" office:value-type="string" office:string-value="" calcext:value-type="error">
            <text:p>#VALEUR !</text:p>
          </table:table-cell>
          <table:table-cell table:formula="of:=[.J591]-[.J713]" office:value-type="string" office:string-value="" calcext:value-type="error">
            <text:p>#VALEUR !</text:p>
          </table:table-cell>
          <table:table-cell table:formula="of:=[.K591]-[.K713]" office:value-type="string" office:string-value="" calcext:value-type="error">
            <text:p>#DIV/0 !</text:p>
          </table:table-cell>
          <table:table-cell table:formula="of:=[.L591]-[.L713]" office:value-type="string" office:string-value="" calcext:value-type="error">
            <text:p>#VALEUR !</text:p>
          </table:table-cell>
          <table:table-cell table:formula="of:=[.M591]-[.M713]" office:value-type="float" office:value="0.000256912552737522" calcext:value-type="float">
            <text:p>0,0002569126</text:p>
          </table:table-cell>
          <table:table-cell table:formula="of:=[.N591]-[.N713]" office:value-type="float" office:value="0.546113034305761" calcext:value-type="float">
            <text:p>0,5461130343</text:p>
          </table:table-cell>
          <table:table-cell table:formula="of:=[.O591]-[.O713]" office:value-type="float" office:value="0.0000152297336570801" calcext:value-type="float">
            <text:p>1,52297336570801E-005</text:p>
          </table:table-cell>
          <table:table-cell table:formula="of:=[.P591]-[.P713]" office:value-type="string" office:string-value="" calcext:value-type="error">
            <text:p>#DIV/0 !</text:p>
          </table:table-cell>
          <table:table-cell table:formula="of:=[.Q591]-[.Q713]" office:value-type="string" office:string-value="" calcext:value-type="error">
            <text:p>#DIV/0 !</text:p>
          </table:table-cell>
          <table:table-cell table:formula="of:=[.R591]-[.R713]" office:value-type="string" office:string-value="" calcext:value-type="error">
            <text:p>#DIV/0 !</text:p>
          </table:table-cell>
          <table:table-cell table:formula="of:=[.S591]-[.S713]" office:value-type="float" office:value="0.0303803307171765" calcext:value-type="float">
            <text:p>0,0303803307</text:p>
          </table:table-cell>
          <table:table-cell table:formula="of:=[.T591]-[.T713]" office:value-type="string" office:string-value="" calcext:value-type="error">
            <text:p>#VALEUR !</text:p>
          </table:table-cell>
          <table:table-cell table:formula="of:=[.U591]-[.U713]" office:value-type="string" office:string-value="" calcext:value-type="error">
            <text:p>#VALEUR !</text:p>
          </table:table-cell>
          <table:table-cell table:formula="of:=[.V591]-[.V71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formula="of:=[.B592]-[.B714]" office:value-type="string" office:string-value="" calcext:value-type="error">
            <text:p>#DIV/0 !</text:p>
          </table:table-cell>
          <table:table-cell table:formula="of:=[.C592]-[.C714]" office:value-type="float" office:value="0.000423690269056138" calcext:value-type="float">
            <text:p>0,0004236903</text:p>
          </table:table-cell>
          <table:table-cell table:formula="of:=[.D592]-[.D714]" office:value-type="float" office:value="0.00270985064582468" calcext:value-type="float">
            <text:p>0,0027098506</text:p>
          </table:table-cell>
          <table:table-cell table:formula="of:=[.E592]-[.E714]" office:value-type="float" office:value="1" calcext:value-type="float">
            <text:p>1</text:p>
          </table:table-cell>
          <table:table-cell table:formula="of:=[.F592]-[.F714]" office:value-type="string" office:string-value="" calcext:value-type="error">
            <text:p>#VALEUR !</text:p>
          </table:table-cell>
          <table:table-cell table:formula="of:=[.G592]-[.G714]" office:value-type="string" office:string-value="" calcext:value-type="error">
            <text:p>#VALEUR !</text:p>
          </table:table-cell>
          <table:table-cell table:formula="of:=[.H592]-[.H714]" office:value-type="string" office:string-value="" calcext:value-type="error">
            <text:p>#DIV/0 !</text:p>
          </table:table-cell>
          <table:table-cell table:formula="of:=[.I592]-[.I714]" office:value-type="string" office:string-value="" calcext:value-type="error">
            <text:p>#VALEUR !</text:p>
          </table:table-cell>
          <table:table-cell table:formula="of:=[.J592]-[.J714]" office:value-type="string" office:string-value="" calcext:value-type="error">
            <text:p>#VALEUR !</text:p>
          </table:table-cell>
          <table:table-cell table:formula="of:=[.K592]-[.K714]" office:value-type="string" office:string-value="" calcext:value-type="error">
            <text:p>#DIV/0 !</text:p>
          </table:table-cell>
          <table:table-cell table:formula="of:=[.L592]-[.L714]" office:value-type="float" office:value="0.00009961188254927" calcext:value-type="float">
            <text:p>9,961188254927E-005</text:p>
          </table:table-cell>
          <table:table-cell table:formula="of:=[.M592]-[.M714]" office:value-type="float" office:value="0.000231191523004878" calcext:value-type="float">
            <text:p>0,0002311915</text:p>
          </table:table-cell>
          <table:table-cell table:formula="of:=[.N592]-[.N714]" office:value-type="float" office:value="0.548572612174781" calcext:value-type="float">
            <text:p>0,5485726122</text:p>
          </table:table-cell>
          <table:table-cell table:formula="of:=[.O592]-[.O714]" office:value-type="float" office:value="0.0000288416088847778" calcext:value-type="float">
            <text:p>2,88416088847778E-005</text:p>
          </table:table-cell>
          <table:table-cell table:formula="of:=[.P592]-[.P714]" office:value-type="string" office:string-value="" calcext:value-type="error">
            <text:p>#DIV/0 !</text:p>
          </table:table-cell>
          <table:table-cell table:formula="of:=[.Q592]-[.Q714]" office:value-type="string" office:string-value="" calcext:value-type="error">
            <text:p>#DIV/0 !</text:p>
          </table:table-cell>
          <table:table-cell table:formula="of:=[.R592]-[.R714]" office:value-type="string" office:string-value="" calcext:value-type="error">
            <text:p>#DIV/0 !</text:p>
          </table:table-cell>
          <table:table-cell table:formula="of:=[.S592]-[.S714]" office:value-type="float" office:value="0.0441670887765093" calcext:value-type="float">
            <text:p>0,0441670888</text:p>
          </table:table-cell>
          <table:table-cell table:formula="of:=[.T592]-[.T714]" office:value-type="string" office:string-value="" calcext:value-type="error">
            <text:p>#VALEUR !</text:p>
          </table:table-cell>
          <table:table-cell table:formula="of:=[.U592]-[.U714]" office:value-type="string" office:string-value="" calcext:value-type="error">
            <text:p>#VALEUR !</text:p>
          </table:table-cell>
          <table:table-cell table:formula="of:=[.V592]-[.V71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formula="of:=[.B593]-[.B715]" office:value-type="string" office:string-value="" calcext:value-type="error">
            <text:p>#DIV/0 !</text:p>
          </table:table-cell>
          <table:table-cell table:formula="of:=[.C593]-[.C715]" office:value-type="float" office:value="0.000476162592059672" calcext:value-type="float">
            <text:p>0,0004761626</text:p>
          </table:table-cell>
          <table:table-cell table:formula="of:=[.D593]-[.D715]" office:value-type="float" office:value="0.0025787965370523" calcext:value-type="float">
            <text:p>0,0025787965</text:p>
          </table:table-cell>
          <table:table-cell table:formula="of:=[.E593]-[.E715]" office:value-type="float" office:value="1" calcext:value-type="float">
            <text:p>1</text:p>
          </table:table-cell>
          <table:table-cell table:formula="of:=[.F593]-[.F715]" office:value-type="string" office:string-value="" calcext:value-type="error">
            <text:p>#VALEUR !</text:p>
          </table:table-cell>
          <table:table-cell table:formula="of:=[.G593]-[.G715]" office:value-type="string" office:string-value="" calcext:value-type="error">
            <text:p>#VALEUR !</text:p>
          </table:table-cell>
          <table:table-cell table:formula="of:=[.H593]-[.H715]" office:value-type="string" office:string-value="" calcext:value-type="error">
            <text:p>#DIV/0 !</text:p>
          </table:table-cell>
          <table:table-cell table:formula="of:=[.I593]-[.I715]" office:value-type="string" office:string-value="" calcext:value-type="error">
            <text:p>#VALEUR !</text:p>
          </table:table-cell>
          <table:table-cell table:formula="of:=[.J593]-[.J715]" office:value-type="string" office:string-value="" calcext:value-type="error">
            <text:p>#VALEUR !</text:p>
          </table:table-cell>
          <table:table-cell table:formula="of:=[.K593]-[.K715]" office:value-type="string" office:string-value="" calcext:value-type="error">
            <text:p>#DIV/0 !</text:p>
          </table:table-cell>
          <table:table-cell table:formula="of:=[.L593]-[.L715]" office:value-type="string" office:string-value="" calcext:value-type="error">
            <text:p>#VALEUR !</text:p>
          </table:table-cell>
          <table:table-cell table:formula="of:=[.M593]-[.M715]" office:value-type="float" office:value="0.00025539953700061" calcext:value-type="float">
            <text:p>0,0002553995</text:p>
          </table:table-cell>
          <table:table-cell table:formula="of:=[.N593]-[.N715]" office:value-type="float" office:value="0.537104281072381" calcext:value-type="float">
            <text:p>0,5371042811</text:p>
          </table:table-cell>
          <table:table-cell table:formula="of:=[.O593]-[.O715]" office:value-type="float" office:value="0.0000224768944273175" calcext:value-type="float">
            <text:p>2,24768944273175E-005</text:p>
          </table:table-cell>
          <table:table-cell table:formula="of:=[.P593]-[.P715]" office:value-type="string" office:string-value="" calcext:value-type="error">
            <text:p>#DIV/0 !</text:p>
          </table:table-cell>
          <table:table-cell table:formula="of:=[.Q593]-[.Q715]" office:value-type="string" office:string-value="" calcext:value-type="error">
            <text:p>#DIV/0 !</text:p>
          </table:table-cell>
          <table:table-cell table:formula="of:=[.R593]-[.R715]" office:value-type="string" office:string-value="" calcext:value-type="error">
            <text:p>#DIV/0 !</text:p>
          </table:table-cell>
          <table:table-cell table:formula="of:=[.S593]-[.S715]" office:value-type="float" office:value="0.0519336545056796" calcext:value-type="float">
            <text:p>0,0519336545</text:p>
          </table:table-cell>
          <table:table-cell table:formula="of:=[.T593]-[.T715]" office:value-type="string" office:string-value="" calcext:value-type="error">
            <text:p>#VALEUR !</text:p>
          </table:table-cell>
          <table:table-cell table:formula="of:=[.U593]-[.U715]" office:value-type="string" office:string-value="" calcext:value-type="error">
            <text:p>#VALEUR !</text:p>
          </table:table-cell>
          <table:table-cell table:formula="of:=[.V593]-[.V71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formula="of:=[.B594]-[.B716]" office:value-type="string" office:string-value="" calcext:value-type="error">
            <text:p>#DIV/0 !</text:p>
          </table:table-cell>
          <table:table-cell table:formula="of:=[.C594]-[.C716]" office:value-type="float" office:value="0.000390896961778078" calcext:value-type="float">
            <text:p>0,000390897</text:p>
          </table:table-cell>
          <table:table-cell table:formula="of:=[.D594]-[.D716]" office:value-type="string" office:string-value="" calcext:value-type="error">
            <text:p>#VALEUR !</text:p>
          </table:table-cell>
          <table:table-cell table:formula="of:=[.E594]-[.E716]" office:value-type="float" office:value="1" calcext:value-type="float">
            <text:p>1</text:p>
          </table:table-cell>
          <table:table-cell table:formula="of:=[.F594]-[.F716]" office:value-type="string" office:string-value="" calcext:value-type="error">
            <text:p>#VALEUR !</text:p>
          </table:table-cell>
          <table:table-cell table:formula="of:=[.G594]-[.G716]" office:value-type="string" office:string-value="" calcext:value-type="error">
            <text:p>#VALEUR !</text:p>
          </table:table-cell>
          <table:table-cell table:formula="of:=[.H594]-[.H716]" office:value-type="string" office:string-value="" calcext:value-type="error">
            <text:p>#DIV/0 !</text:p>
          </table:table-cell>
          <table:table-cell table:formula="of:=[.I594]-[.I716]" office:value-type="float" office:value="0.0728492444832801" calcext:value-type="float">
            <text:p>0,0728492445</text:p>
          </table:table-cell>
          <table:table-cell table:formula="of:=[.J594]-[.J716]" office:value-type="string" office:string-value="" calcext:value-type="error">
            <text:p>#VALEUR !</text:p>
          </table:table-cell>
          <table:table-cell table:formula="of:=[.K594]-[.K716]" office:value-type="string" office:string-value="" calcext:value-type="error">
            <text:p>#DIV/0 !</text:p>
          </table:table-cell>
          <table:table-cell table:formula="of:=[.L594]-[.L716]" office:value-type="string" office:string-value="" calcext:value-type="error">
            <text:p>#VALEUR !</text:p>
          </table:table-cell>
          <table:table-cell table:formula="of:=[.M594]-[.M716]" office:value-type="float" office:value="0.000192188806601484" calcext:value-type="float">
            <text:p>0,0001921888</text:p>
          </table:table-cell>
          <table:table-cell table:formula="of:=[.N594]-[.N716]" office:value-type="float" office:value="0.57462866619271" calcext:value-type="float">
            <text:p>0,5746286662</text:p>
          </table:table-cell>
          <table:table-cell table:formula="of:=[.O594]-[.O716]" office:value-type="float" office:value="0.0000108362528775672" calcext:value-type="float">
            <text:p>1,08362528775672E-005</text:p>
          </table:table-cell>
          <table:table-cell table:formula="of:=[.P594]-[.P716]" office:value-type="string" office:string-value="" calcext:value-type="error">
            <text:p>#DIV/0 !</text:p>
          </table:table-cell>
          <table:table-cell table:formula="of:=[.Q594]-[.Q716]" office:value-type="string" office:string-value="" calcext:value-type="error">
            <text:p>#DIV/0 !</text:p>
          </table:table-cell>
          <table:table-cell table:formula="of:=[.R594]-[.R716]" office:value-type="string" office:string-value="" calcext:value-type="error">
            <text:p>#DIV/0 !</text:p>
          </table:table-cell>
          <table:table-cell table:formula="of:=[.S594]-[.S716]" office:value-type="float" office:value="0.0612178467828545" calcext:value-type="float">
            <text:p>0,0612178468</text:p>
          </table:table-cell>
          <table:table-cell table:formula="of:=[.T594]-[.T716]" office:value-type="string" office:string-value="" calcext:value-type="error">
            <text:p>#VALEUR !</text:p>
          </table:table-cell>
          <table:table-cell table:formula="of:=[.U594]-[.U716]" office:value-type="string" office:string-value="" calcext:value-type="error">
            <text:p>#VALEUR !</text:p>
          </table:table-cell>
          <table:table-cell table:formula="of:=[.V594]-[.V71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formula="of:=[.B595]-[.B717]" office:value-type="string" office:string-value="" calcext:value-type="error">
            <text:p>#DIV/0 !</text:p>
          </table:table-cell>
          <table:table-cell table:formula="of:=[.C595]-[.C717]" office:value-type="float" office:value="0.000419683600258008" calcext:value-type="float">
            <text:p>0,0004196836</text:p>
          </table:table-cell>
          <table:table-cell table:formula="of:=[.D595]-[.D717]" office:value-type="float" office:value="0.00280431238141136" calcext:value-type="float">
            <text:p>0,0028043124</text:p>
          </table:table-cell>
          <table:table-cell table:formula="of:=[.E595]-[.E717]" office:value-type="float" office:value="1" calcext:value-type="float">
            <text:p>1</text:p>
          </table:table-cell>
          <table:table-cell table:formula="of:=[.F595]-[.F717]" office:value-type="string" office:string-value="" calcext:value-type="error">
            <text:p>#VALEUR !</text:p>
          </table:table-cell>
          <table:table-cell table:formula="of:=[.G595]-[.G717]" office:value-type="string" office:string-value="" calcext:value-type="error">
            <text:p>#VALEUR !</text:p>
          </table:table-cell>
          <table:table-cell table:formula="of:=[.H595]-[.H717]" office:value-type="string" office:string-value="" calcext:value-type="error">
            <text:p>#DIV/0 !</text:p>
          </table:table-cell>
          <table:table-cell table:formula="of:=[.I595]-[.I717]" office:value-type="float" office:value="0.0722067837097245" calcext:value-type="float">
            <text:p>0,0722067837</text:p>
          </table:table-cell>
          <table:table-cell table:formula="of:=[.J595]-[.J717]" office:value-type="string" office:string-value="" calcext:value-type="error">
            <text:p>#VALEUR !</text:p>
          </table:table-cell>
          <table:table-cell table:formula="of:=[.K595]-[.K717]" office:value-type="string" office:string-value="" calcext:value-type="error">
            <text:p>#DIV/0 !</text:p>
          </table:table-cell>
          <table:table-cell table:formula="of:=[.L595]-[.L717]" office:value-type="string" office:string-value="" calcext:value-type="error">
            <text:p>#VALEUR !</text:p>
          </table:table-cell>
          <table:table-cell table:formula="of:=[.M595]-[.M717]" office:value-type="float" office:value="0.000173791005947523" calcext:value-type="float">
            <text:p>0,000173791</text:p>
          </table:table-cell>
          <table:table-cell table:formula="of:=[.N595]-[.N717]" office:value-type="float" office:value="0.576093315860994" calcext:value-type="float">
            <text:p>0,5760933159</text:p>
          </table:table-cell>
          <table:table-cell table:formula="of:=[.O595]-[.O717]" office:value-type="float" office:value="0.0000123755805719715" calcext:value-type="float">
            <text:p>1,23755805719715E-005</text:p>
          </table:table-cell>
          <table:table-cell table:formula="of:=[.P595]-[.P717]" office:value-type="string" office:string-value="" calcext:value-type="error">
            <text:p>#DIV/0 !</text:p>
          </table:table-cell>
          <table:table-cell table:formula="of:=[.Q595]-[.Q717]" office:value-type="string" office:string-value="" calcext:value-type="error">
            <text:p>#DIV/0 !</text:p>
          </table:table-cell>
          <table:table-cell table:formula="of:=[.R595]-[.R717]" office:value-type="string" office:string-value="" calcext:value-type="error">
            <text:p>#DIV/0 !</text:p>
          </table:table-cell>
          <table:table-cell table:formula="of:=[.S595]-[.S717]" office:value-type="float" office:value="0.0697842507092052" calcext:value-type="float">
            <text:p>0,0697842507</text:p>
          </table:table-cell>
          <table:table-cell table:formula="of:=[.T595]-[.T717]" office:value-type="string" office:string-value="" calcext:value-type="error">
            <text:p>#VALEUR !</text:p>
          </table:table-cell>
          <table:table-cell table:formula="of:=[.U595]-[.U717]" office:value-type="string" office:string-value="" calcext:value-type="error">
            <text:p>#VALEUR !</text:p>
          </table:table-cell>
          <table:table-cell table:formula="of:=[.V595]-[.V71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formula="of:=[.B596]-[.B718]" office:value-type="string" office:string-value="" calcext:value-type="error">
            <text:p>#DIV/0 !</text:p>
          </table:table-cell>
          <table:table-cell table:formula="of:=[.C596]-[.C718]" office:value-type="float" office:value="0.000460365014037207" calcext:value-type="float">
            <text:p>0,000460365</text:p>
          </table:table-cell>
          <table:table-cell table:formula="of:=[.D596]-[.D718]" office:value-type="float" office:value="0.00271319739973539" calcext:value-type="float">
            <text:p>0,0027131974</text:p>
          </table:table-cell>
          <table:table-cell table:formula="of:=[.E596]-[.E718]" office:value-type="float" office:value="1" calcext:value-type="float">
            <text:p>1</text:p>
          </table:table-cell>
          <table:table-cell table:formula="of:=[.F596]-[.F718]" office:value-type="string" office:string-value="" calcext:value-type="error">
            <text:p>#VALEUR !</text:p>
          </table:table-cell>
          <table:table-cell table:formula="of:=[.G596]-[.G718]" office:value-type="string" office:string-value="" calcext:value-type="error">
            <text:p>#VALEUR !</text:p>
          </table:table-cell>
          <table:table-cell table:formula="of:=[.H596]-[.H718]" office:value-type="string" office:string-value="" calcext:value-type="error">
            <text:p>#DIV/0 !</text:p>
          </table:table-cell>
          <table:table-cell table:formula="of:=[.I596]-[.I718]" office:value-type="float" office:value="0.0766168447971933" calcext:value-type="float">
            <text:p>0,0766168448</text:p>
          </table:table-cell>
          <table:table-cell table:formula="of:=[.J596]-[.J718]" office:value-type="float" office:value="0.000248006096346517" calcext:value-type="float">
            <text:p>0,0002480061</text:p>
          </table:table-cell>
          <table:table-cell table:formula="of:=[.K596]-[.K718]" office:value-type="string" office:string-value="" calcext:value-type="error">
            <text:p>#DIV/0 !</text:p>
          </table:table-cell>
          <table:table-cell table:formula="of:=[.L596]-[.L718]" office:value-type="string" office:string-value="" calcext:value-type="error">
            <text:p>#VALEUR !</text:p>
          </table:table-cell>
          <table:table-cell table:formula="of:=[.M596]-[.M718]" office:value-type="float" office:value="0.000208848573534746" calcext:value-type="float">
            <text:p>0,0002088486</text:p>
          </table:table-cell>
          <table:table-cell table:formula="of:=[.N596]-[.N718]" office:value-type="float" office:value="0.589847951724891" calcext:value-type="float">
            <text:p>0,5898479517</text:p>
          </table:table-cell>
          <table:table-cell table:formula="of:=[.O596]-[.O718]" office:value-type="float" office:value="0.0000147907759379668" calcext:value-type="float">
            <text:p>1,47907759379668E-005</text:p>
          </table:table-cell>
          <table:table-cell table:formula="of:=[.P596]-[.P718]" office:value-type="string" office:string-value="" calcext:value-type="error">
            <text:p>#DIV/0 !</text:p>
          </table:table-cell>
          <table:table-cell table:formula="of:=[.Q596]-[.Q718]" office:value-type="string" office:string-value="" calcext:value-type="error">
            <text:p>#DIV/0 !</text:p>
          </table:table-cell>
          <table:table-cell table:formula="of:=[.R596]-[.R718]" office:value-type="string" office:string-value="" calcext:value-type="error">
            <text:p>#DIV/0 !</text:p>
          </table:table-cell>
          <table:table-cell table:formula="of:=[.S596]-[.S718]" office:value-type="float" office:value="0.0675168438483298" calcext:value-type="float">
            <text:p>0,0675168438</text:p>
          </table:table-cell>
          <table:table-cell table:formula="of:=[.T596]-[.T718]" office:value-type="string" office:string-value="" calcext:value-type="error">
            <text:p>#VALEUR !</text:p>
          </table:table-cell>
          <table:table-cell table:formula="of:=[.U596]-[.U718]" office:value-type="string" office:string-value="" calcext:value-type="error">
            <text:p>#VALEUR !</text:p>
          </table:table-cell>
          <table:table-cell table:formula="of:=[.V596]-[.V71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formula="of:=[.B597]-[.B719]" office:value-type="string" office:string-value="" calcext:value-type="error">
            <text:p>#DIV/0 !</text:p>
          </table:table-cell>
          <table:table-cell table:formula="of:=[.C597]-[.C719]" office:value-type="float" office:value="0.000472643734760695" calcext:value-type="float">
            <text:p>0,0004726437</text:p>
          </table:table-cell>
          <table:table-cell table:formula="of:=[.D597]-[.D719]" office:value-type="float" office:value="0.00268032300718252" calcext:value-type="float">
            <text:p>0,002680323</text:p>
          </table:table-cell>
          <table:table-cell table:formula="of:=[.E597]-[.E719]" office:value-type="float" office:value="1" calcext:value-type="float">
            <text:p>1</text:p>
          </table:table-cell>
          <table:table-cell table:formula="of:=[.F597]-[.F719]" office:value-type="string" office:string-value="" calcext:value-type="error">
            <text:p>#VALEUR !</text:p>
          </table:table-cell>
          <table:table-cell table:formula="of:=[.G597]-[.G719]" office:value-type="string" office:string-value="" calcext:value-type="error">
            <text:p>#VALEUR !</text:p>
          </table:table-cell>
          <table:table-cell table:formula="of:=[.H597]-[.H719]" office:value-type="string" office:string-value="" calcext:value-type="error">
            <text:p>#DIV/0 !</text:p>
          </table:table-cell>
          <table:table-cell table:formula="of:=[.I597]-[.I719]" office:value-type="string" office:string-value="" calcext:value-type="error">
            <text:p>#VALEUR !</text:p>
          </table:table-cell>
          <table:table-cell table:formula="of:=[.J597]-[.J719]" office:value-type="string" office:string-value="" calcext:value-type="error">
            <text:p>#VALEUR !</text:p>
          </table:table-cell>
          <table:table-cell table:formula="of:=[.K597]-[.K719]" office:value-type="string" office:string-value="" calcext:value-type="error">
            <text:p>#DIV/0 !</text:p>
          </table:table-cell>
          <table:table-cell table:formula="of:=[.L597]-[.L719]" office:value-type="string" office:string-value="" calcext:value-type="error">
            <text:p>#VALEUR !</text:p>
          </table:table-cell>
          <table:table-cell table:formula="of:=[.M597]-[.M719]" office:value-type="float" office:value="0.000197411968639766" calcext:value-type="float">
            <text:p>0,000197412</text:p>
          </table:table-cell>
          <table:table-cell table:formula="of:=[.N597]-[.N719]" office:value-type="float" office:value="0.573447282824681" calcext:value-type="float">
            <text:p>0,5734472828</text:p>
          </table:table-cell>
          <table:table-cell table:formula="of:=[.O597]-[.O719]" office:value-type="float" office:value="0.0000285273389428825" calcext:value-type="float">
            <text:p>2,85273389428825E-005</text:p>
          </table:table-cell>
          <table:table-cell table:formula="of:=[.P597]-[.P719]" office:value-type="string" office:string-value="" calcext:value-type="error">
            <text:p>#DIV/0 !</text:p>
          </table:table-cell>
          <table:table-cell table:formula="of:=[.Q597]-[.Q719]" office:value-type="string" office:string-value="" calcext:value-type="error">
            <text:p>#DIV/0 !</text:p>
          </table:table-cell>
          <table:table-cell table:formula="of:=[.R597]-[.R719]" office:value-type="string" office:string-value="" calcext:value-type="error">
            <text:p>#DIV/0 !</text:p>
          </table:table-cell>
          <table:table-cell table:formula="of:=[.S597]-[.S719]" office:value-type="float" office:value="0.0642706863618747" calcext:value-type="float">
            <text:p>0,0642706864</text:p>
          </table:table-cell>
          <table:table-cell table:formula="of:=[.T597]-[.T719]" office:value-type="string" office:string-value="" calcext:value-type="error">
            <text:p>#VALEUR !</text:p>
          </table:table-cell>
          <table:table-cell table:formula="of:=[.U597]-[.U719]" office:value-type="string" office:string-value="" calcext:value-type="error">
            <text:p>#VALEUR !</text:p>
          </table:table-cell>
          <table:table-cell table:formula="of:=[.V597]-[.V71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formula="of:=[.B598]-[.B720]" office:value-type="string" office:string-value="" calcext:value-type="error">
            <text:p>#DIV/0 !</text:p>
          </table:table-cell>
          <table:table-cell table:formula="of:=[.C598]-[.C720]" office:value-type="float" office:value="0.000406739770273056" calcext:value-type="float">
            <text:p>0,0004067398</text:p>
          </table:table-cell>
          <table:table-cell table:formula="of:=[.D598]-[.D720]" office:value-type="float" office:value="0.00217789270806999" calcext:value-type="float">
            <text:p>0,0021778927</text:p>
          </table:table-cell>
          <table:table-cell table:formula="of:=[.E598]-[.E720]" office:value-type="float" office:value="1" calcext:value-type="float">
            <text:p>1</text:p>
          </table:table-cell>
          <table:table-cell table:formula="of:=[.F598]-[.F720]" office:value-type="string" office:string-value="" calcext:value-type="error">
            <text:p>#VALEUR !</text:p>
          </table:table-cell>
          <table:table-cell table:formula="of:=[.G598]-[.G720]" office:value-type="string" office:string-value="" calcext:value-type="error">
            <text:p>#VALEUR !</text:p>
          </table:table-cell>
          <table:table-cell table:formula="of:=[.H598]-[.H720]" office:value-type="string" office:string-value="" calcext:value-type="error">
            <text:p>#DIV/0 !</text:p>
          </table:table-cell>
          <table:table-cell table:formula="of:=[.I598]-[.I720]" office:value-type="string" office:string-value="" calcext:value-type="error">
            <text:p>#VALEUR !</text:p>
          </table:table-cell>
          <table:table-cell table:formula="of:=[.J598]-[.J720]" office:value-type="string" office:string-value="" calcext:value-type="error">
            <text:p>#VALEUR !</text:p>
          </table:table-cell>
          <table:table-cell table:formula="of:=[.K598]-[.K720]" office:value-type="string" office:string-value="" calcext:value-type="error">
            <text:p>#DIV/0 !</text:p>
          </table:table-cell>
          <table:table-cell table:formula="of:=[.L598]-[.L720]" office:value-type="string" office:string-value="" calcext:value-type="error">
            <text:p>#VALEUR !</text:p>
          </table:table-cell>
          <table:table-cell table:formula="of:=[.M598]-[.M720]" office:value-type="float" office:value="0.000221129554062552" calcext:value-type="float">
            <text:p>0,0002211296</text:p>
          </table:table-cell>
          <table:table-cell table:formula="of:=[.N598]-[.N720]" office:value-type="float" office:value="0.589915684267622" calcext:value-type="float">
            <text:p>0,5899156843</text:p>
          </table:table-cell>
          <table:table-cell table:formula="of:=[.O598]-[.O720]" office:value-type="float" office:value="0.0000211650529651801" calcext:value-type="float">
            <text:p>2,11650529651801E-005</text:p>
          </table:table-cell>
          <table:table-cell table:formula="of:=[.P598]-[.P720]" office:value-type="string" office:string-value="" calcext:value-type="error">
            <text:p>#DIV/0 !</text:p>
          </table:table-cell>
          <table:table-cell table:formula="of:=[.Q598]-[.Q720]" office:value-type="string" office:string-value="" calcext:value-type="error">
            <text:p>#DIV/0 !</text:p>
          </table:table-cell>
          <table:table-cell table:formula="of:=[.R598]-[.R720]" office:value-type="string" office:string-value="" calcext:value-type="error">
            <text:p>#DIV/0 !</text:p>
          </table:table-cell>
          <table:table-cell table:formula="of:=[.S598]-[.S720]" office:value-type="float" office:value="0.0667814931609145" calcext:value-type="float">
            <text:p>0,0667814932</text:p>
          </table:table-cell>
          <table:table-cell table:formula="of:=[.T598]-[.T720]" office:value-type="string" office:string-value="" calcext:value-type="error">
            <text:p>#VALEUR !</text:p>
          </table:table-cell>
          <table:table-cell table:formula="of:=[.U598]-[.U720]" office:value-type="string" office:string-value="" calcext:value-type="error">
            <text:p>#VALEUR !</text:p>
          </table:table-cell>
          <table:table-cell table:formula="of:=[.V598]-[.V72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formula="of:=[.B599]-[.B721]" office:value-type="string" office:string-value="" calcext:value-type="error">
            <text:p>#DIV/0 !</text:p>
          </table:table-cell>
          <table:table-cell table:formula="of:=[.C599]-[.C721]" office:value-type="float" office:value="0.000454599441779101" calcext:value-type="float">
            <text:p>0,0004545994</text:p>
          </table:table-cell>
          <table:table-cell table:formula="of:=[.D599]-[.D721]" office:value-type="float" office:value="0.00284762819513244" calcext:value-type="float">
            <text:p>0,0028476282</text:p>
          </table:table-cell>
          <table:table-cell table:formula="of:=[.E599]-[.E721]" office:value-type="float" office:value="1" calcext:value-type="float">
            <text:p>1</text:p>
          </table:table-cell>
          <table:table-cell table:formula="of:=[.F599]-[.F721]" office:value-type="string" office:string-value="" calcext:value-type="error">
            <text:p>#VALEUR !</text:p>
          </table:table-cell>
          <table:table-cell table:formula="of:=[.G599]-[.G721]" office:value-type="string" office:string-value="" calcext:value-type="error">
            <text:p>#VALEUR !</text:p>
          </table:table-cell>
          <table:table-cell table:formula="of:=[.H599]-[.H721]" office:value-type="string" office:string-value="" calcext:value-type="error">
            <text:p>#DIV/0 !</text:p>
          </table:table-cell>
          <table:table-cell table:formula="of:=[.I599]-[.I721]" office:value-type="float" office:value="0.0746183248812328" calcext:value-type="float">
            <text:p>0,0746183249</text:p>
          </table:table-cell>
          <table:table-cell table:formula="of:=[.J599]-[.J721]" office:value-type="string" office:string-value="" calcext:value-type="error">
            <text:p>#VALEUR !</text:p>
          </table:table-cell>
          <table:table-cell table:formula="of:=[.K599]-[.K721]" office:value-type="string" office:string-value="" calcext:value-type="error">
            <text:p>#DIV/0 !</text:p>
          </table:table-cell>
          <table:table-cell table:formula="of:=[.L599]-[.L721]" office:value-type="string" office:string-value="" calcext:value-type="error">
            <text:p>#VALEUR !</text:p>
          </table:table-cell>
          <table:table-cell table:formula="of:=[.M599]-[.M721]" office:value-type="float" office:value="0.00013853273610371" calcext:value-type="float">
            <text:p>0,0001385327</text:p>
          </table:table-cell>
          <table:table-cell table:formula="of:=[.N599]-[.N721]" office:value-type="float" office:value="0.594424984501223" calcext:value-type="float">
            <text:p>0,5944249845</text:p>
          </table:table-cell>
          <table:table-cell table:formula="of:=[.O599]-[.O721]" office:value-type="float" office:value="0.0000125667355753509" calcext:value-type="float">
            <text:p>1,25667355753509E-005</text:p>
          </table:table-cell>
          <table:table-cell table:formula="of:=[.P599]-[.P721]" office:value-type="string" office:string-value="" calcext:value-type="error">
            <text:p>#DIV/0 !</text:p>
          </table:table-cell>
          <table:table-cell table:formula="of:=[.Q599]-[.Q721]" office:value-type="string" office:string-value="" calcext:value-type="error">
            <text:p>#DIV/0 !</text:p>
          </table:table-cell>
          <table:table-cell table:formula="of:=[.R599]-[.R721]" office:value-type="string" office:string-value="" calcext:value-type="error">
            <text:p>#DIV/0 !</text:p>
          </table:table-cell>
          <table:table-cell table:formula="of:=[.S599]-[.S721]" office:value-type="float" office:value="0.0676407351378275" calcext:value-type="float">
            <text:p>0,0676407351</text:p>
          </table:table-cell>
          <table:table-cell table:formula="of:=[.T599]-[.T721]" office:value-type="string" office:string-value="" calcext:value-type="error">
            <text:p>#VALEUR !</text:p>
          </table:table-cell>
          <table:table-cell table:formula="of:=[.U599]-[.U721]" office:value-type="string" office:string-value="" calcext:value-type="error">
            <text:p>#VALEUR !</text:p>
          </table:table-cell>
          <table:table-cell table:formula="of:=[.V599]-[.V72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formula="of:=[.B600]-[.B722]" office:value-type="string" office:string-value="" calcext:value-type="error">
            <text:p>#DIV/0 !</text:p>
          </table:table-cell>
          <table:table-cell table:formula="of:=[.C600]-[.C722]" office:value-type="float" office:value="0.000416469856752863" calcext:value-type="float">
            <text:p>0,0004164699</text:p>
          </table:table-cell>
          <table:table-cell table:formula="of:=[.D600]-[.D722]" office:value-type="float" office:value="0.00275198210881866" calcext:value-type="float">
            <text:p>0,0027519821</text:p>
          </table:table-cell>
          <table:table-cell table:formula="of:=[.E600]-[.E722]" office:value-type="float" office:value="1" calcext:value-type="float">
            <text:p>1</text:p>
          </table:table-cell>
          <table:table-cell table:formula="of:=[.F600]-[.F722]" office:value-type="string" office:string-value="" calcext:value-type="error">
            <text:p>#VALEUR !</text:p>
          </table:table-cell>
          <table:table-cell table:formula="of:=[.G600]-[.G722]" office:value-type="string" office:string-value="" calcext:value-type="error">
            <text:p>#VALEUR !</text:p>
          </table:table-cell>
          <table:table-cell table:formula="of:=[.H600]-[.H722]" office:value-type="string" office:string-value="" calcext:value-type="error">
            <text:p>#DIV/0 !</text:p>
          </table:table-cell>
          <table:table-cell table:formula="of:=[.I600]-[.I722]" office:value-type="float" office:value="0.0571723845899883" calcext:value-type="float">
            <text:p>0,0571723846</text:p>
          </table:table-cell>
          <table:table-cell table:formula="of:=[.J600]-[.J722]" office:value-type="string" office:string-value="" calcext:value-type="error">
            <text:p>#VALEUR !</text:p>
          </table:table-cell>
          <table:table-cell table:formula="of:=[.K600]-[.K722]" office:value-type="string" office:string-value="" calcext:value-type="error">
            <text:p>#DIV/0 !</text:p>
          </table:table-cell>
          <table:table-cell table:formula="of:=[.L600]-[.L722]" office:value-type="string" office:string-value="" calcext:value-type="error">
            <text:p>#VALEUR !</text:p>
          </table:table-cell>
          <table:table-cell table:formula="of:=[.M600]-[.M722]" office:value-type="float" office:value="0.000170547954005209" calcext:value-type="float">
            <text:p>0,000170548</text:p>
          </table:table-cell>
          <table:table-cell table:formula="of:=[.N600]-[.N722]" office:value-type="float" office:value="0.595875902835713" calcext:value-type="float">
            <text:p>0,5958759028</text:p>
          </table:table-cell>
          <table:table-cell table:formula="of:=[.O600]-[.O722]" office:value-type="float" office:value="0.000032147587798177" calcext:value-type="float">
            <text:p>3,2147587798177E-005</text:p>
          </table:table-cell>
          <table:table-cell table:formula="of:=[.P600]-[.P722]" office:value-type="string" office:string-value="" calcext:value-type="error">
            <text:p>#DIV/0 !</text:p>
          </table:table-cell>
          <table:table-cell table:formula="of:=[.Q600]-[.Q722]" office:value-type="string" office:string-value="" calcext:value-type="error">
            <text:p>#DIV/0 !</text:p>
          </table:table-cell>
          <table:table-cell table:formula="of:=[.R600]-[.R722]" office:value-type="string" office:string-value="" calcext:value-type="error">
            <text:p>#DIV/0 !</text:p>
          </table:table-cell>
          <table:table-cell table:formula="of:=[.S600]-[.S722]" office:value-type="float" office:value="0.0628757895847622" calcext:value-type="float">
            <text:p>0,0628757896</text:p>
          </table:table-cell>
          <table:table-cell table:formula="of:=[.T600]-[.T722]" office:value-type="string" office:string-value="" calcext:value-type="error">
            <text:p>#VALEUR !</text:p>
          </table:table-cell>
          <table:table-cell table:formula="of:=[.U600]-[.U722]" office:value-type="string" office:string-value="" calcext:value-type="error">
            <text:p>#VALEUR !</text:p>
          </table:table-cell>
          <table:table-cell table:formula="of:=[.V600]-[.V72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formula="of:=[.B601]-[.B723]" office:value-type="string" office:string-value="" calcext:value-type="error">
            <text:p>#DIV/0 !</text:p>
          </table:table-cell>
          <table:table-cell table:formula="of:=[.C601]-[.C723]" office:value-type="float" office:value="0.000350722027646371" calcext:value-type="float">
            <text:p>0,000350722</text:p>
          </table:table-cell>
          <table:table-cell table:formula="of:=[.D601]-[.D723]" office:value-type="float" office:value="0.00281321931126902" calcext:value-type="float">
            <text:p>0,0028132193</text:p>
          </table:table-cell>
          <table:table-cell table:formula="of:=[.E601]-[.E723]" office:value-type="float" office:value="1" calcext:value-type="float">
            <text:p>1</text:p>
          </table:table-cell>
          <table:table-cell table:formula="of:=[.F601]-[.F723]" office:value-type="string" office:string-value="" calcext:value-type="error">
            <text:p>#VALEUR !</text:p>
          </table:table-cell>
          <table:table-cell table:formula="of:=[.G601]-[.G723]" office:value-type="string" office:string-value="" calcext:value-type="error">
            <text:p>#VALEUR !</text:p>
          </table:table-cell>
          <table:table-cell table:formula="of:=[.H601]-[.H723]" office:value-type="string" office:string-value="" calcext:value-type="error">
            <text:p>#DIV/0 !</text:p>
          </table:table-cell>
          <table:table-cell table:formula="of:=[.I601]-[.I723]" office:value-type="float" office:value="0.0514708901447341" calcext:value-type="float">
            <text:p>0,0514708901</text:p>
          </table:table-cell>
          <table:table-cell table:formula="of:=[.J601]-[.J723]" office:value-type="string" office:string-value="" calcext:value-type="error">
            <text:p>#VALEUR !</text:p>
          </table:table-cell>
          <table:table-cell table:formula="of:=[.K601]-[.K723]" office:value-type="string" office:string-value="" calcext:value-type="error">
            <text:p>#DIV/0 !</text:p>
          </table:table-cell>
          <table:table-cell table:formula="of:=[.L601]-[.L723]" office:value-type="string" office:string-value="" calcext:value-type="error">
            <text:p>#VALEUR !</text:p>
          </table:table-cell>
          <table:table-cell table:formula="of:=[.M601]-[.M723]" office:value-type="float" office:value="0.000188411251269444" calcext:value-type="float">
            <text:p>0,0001884113</text:p>
          </table:table-cell>
          <table:table-cell table:formula="of:=[.N601]-[.N723]" office:value-type="float" office:value="0.582834722246662" calcext:value-type="float">
            <text:p>0,5828347222</text:p>
          </table:table-cell>
          <table:table-cell table:formula="of:=[.O601]-[.O723]" office:value-type="float" office:value="0.00000949373736996997" calcext:value-type="float">
            <text:p>9,49373736996997E-006</text:p>
          </table:table-cell>
          <table:table-cell table:formula="of:=[.P601]-[.P723]" office:value-type="string" office:string-value="" calcext:value-type="error">
            <text:p>#DIV/0 !</text:p>
          </table:table-cell>
          <table:table-cell table:formula="of:=[.Q601]-[.Q723]" office:value-type="string" office:string-value="" calcext:value-type="error">
            <text:p>#DIV/0 !</text:p>
          </table:table-cell>
          <table:table-cell table:formula="of:=[.R601]-[.R723]" office:value-type="string" office:string-value="" calcext:value-type="error">
            <text:p>#DIV/0 !</text:p>
          </table:table-cell>
          <table:table-cell table:formula="of:=[.S601]-[.S723]" office:value-type="float" office:value="0.0655554658957261" calcext:value-type="float">
            <text:p>0,0655554659</text:p>
          </table:table-cell>
          <table:table-cell table:formula="of:=[.T601]-[.T723]" office:value-type="string" office:string-value="" calcext:value-type="error">
            <text:p>#VALEUR !</text:p>
          </table:table-cell>
          <table:table-cell table:formula="of:=[.U601]-[.U723]" office:value-type="string" office:string-value="" calcext:value-type="error">
            <text:p>#VALEUR !</text:p>
          </table:table-cell>
          <table:table-cell table:formula="of:=[.V601]-[.V72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formula="of:=[.B602]-[.B724]" office:value-type="string" office:string-value="" calcext:value-type="error">
            <text:p>#DIV/0 !</text:p>
          </table:table-cell>
          <table:table-cell table:formula="of:=[.C602]-[.C724]" office:value-type="float" office:value="0.000300883536122679" calcext:value-type="float">
            <text:p>0,0003008835</text:p>
          </table:table-cell>
          <table:table-cell table:formula="of:=[.D602]-[.D724]" office:value-type="float" office:value="0.00146250780636724" calcext:value-type="float">
            <text:p>0,0014625078</text:p>
          </table:table-cell>
          <table:table-cell table:formula="of:=[.E602]-[.E724]" office:value-type="float" office:value="1" calcext:value-type="float">
            <text:p>1</text:p>
          </table:table-cell>
          <table:table-cell table:formula="of:=[.F602]-[.F724]" office:value-type="string" office:string-value="" calcext:value-type="error">
            <text:p>#VALEUR !</text:p>
          </table:table-cell>
          <table:table-cell table:formula="of:=[.G602]-[.G724]" office:value-type="string" office:string-value="" calcext:value-type="error">
            <text:p>#VALEUR !</text:p>
          </table:table-cell>
          <table:table-cell table:formula="of:=[.H602]-[.H724]" office:value-type="string" office:string-value="" calcext:value-type="error">
            <text:p>#DIV/0 !</text:p>
          </table:table-cell>
          <table:table-cell table:formula="of:=[.I602]-[.I724]" office:value-type="float" office:value="0.0402839016185843" calcext:value-type="float">
            <text:p>0,0402839016</text:p>
          </table:table-cell>
          <table:table-cell table:formula="of:=[.J602]-[.J724]" office:value-type="string" office:string-value="" calcext:value-type="error">
            <text:p>#VALEUR !</text:p>
          </table:table-cell>
          <table:table-cell table:formula="of:=[.K602]-[.K724]" office:value-type="string" office:string-value="" calcext:value-type="error">
            <text:p>#DIV/0 !</text:p>
          </table:table-cell>
          <table:table-cell table:formula="of:=[.L602]-[.L724]" office:value-type="string" office:string-value="" calcext:value-type="error">
            <text:p>#VALEUR !</text:p>
          </table:table-cell>
          <table:table-cell table:formula="of:=[.M602]-[.M724]" office:value-type="float" office:value="0.000213840163818037" calcext:value-type="float">
            <text:p>0,0002138402</text:p>
          </table:table-cell>
          <table:table-cell table:formula="of:=[.N602]-[.N724]" office:value-type="float" office:value="0.557626947964541" calcext:value-type="float">
            <text:p>0,557626948</text:p>
          </table:table-cell>
          <table:table-cell table:formula="of:=[.O602]-[.O724]" office:value-type="float" office:value="0.0000117499152679051" calcext:value-type="float">
            <text:p>1,17499152679051E-005</text:p>
          </table:table-cell>
          <table:table-cell table:formula="of:=[.P602]-[.P724]" office:value-type="string" office:string-value="" calcext:value-type="error">
            <text:p>#DIV/0 !</text:p>
          </table:table-cell>
          <table:table-cell table:formula="of:=[.Q602]-[.Q724]" office:value-type="string" office:string-value="" calcext:value-type="error">
            <text:p>#DIV/0 !</text:p>
          </table:table-cell>
          <table:table-cell table:formula="of:=[.R602]-[.R724]" office:value-type="string" office:string-value="" calcext:value-type="error">
            <text:p>#DIV/0 !</text:p>
          </table:table-cell>
          <table:table-cell table:formula="of:=[.S602]-[.S724]" office:value-type="float" office:value="0.0644561314231727" calcext:value-type="float">
            <text:p>0,0644561314</text:p>
          </table:table-cell>
          <table:table-cell table:formula="of:=[.T602]-[.T724]" office:value-type="string" office:string-value="" calcext:value-type="error">
            <text:p>#VALEUR !</text:p>
          </table:table-cell>
          <table:table-cell table:formula="of:=[.U602]-[.U724]" office:value-type="string" office:string-value="" calcext:value-type="error">
            <text:p>#VALEUR !</text:p>
          </table:table-cell>
          <table:table-cell table:formula="of:=[.V602]-[.V72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B603]-[.B725]" office:value-type="string" office:string-value="" calcext:value-type="error">
            <text:p>#DIV/0 !</text:p>
          </table:table-cell>
          <table:table-cell table:formula="of:=[.C603]-[.C725]" office:value-type="float" office:value="0.000376646789108174" calcext:value-type="float">
            <text:p>0,0003766468</text:p>
          </table:table-cell>
          <table:table-cell table:formula="of:=[.D603]-[.D725]" office:value-type="float" office:value="0.00208896707915927" calcext:value-type="float">
            <text:p>0,0020889671</text:p>
          </table:table-cell>
          <table:table-cell table:formula="of:=[.E603]-[.E725]" office:value-type="float" office:value="1" calcext:value-type="float">
            <text:p>1</text:p>
          </table:table-cell>
          <table:table-cell table:formula="of:=[.F603]-[.F725]" office:value-type="string" office:string-value="" calcext:value-type="error">
            <text:p>#VALEUR !</text:p>
          </table:table-cell>
          <table:table-cell table:formula="of:=[.G603]-[.G725]" office:value-type="string" office:string-value="" calcext:value-type="error">
            <text:p>#VALEUR !</text:p>
          </table:table-cell>
          <table:table-cell table:formula="of:=[.H603]-[.H725]" office:value-type="string" office:string-value="" calcext:value-type="error">
            <text:p>#DIV/0 !</text:p>
          </table:table-cell>
          <table:table-cell table:formula="of:=[.I603]-[.I725]" office:value-type="float" office:value="0.0334896176744578" calcext:value-type="float">
            <text:p>0,0334896177</text:p>
          </table:table-cell>
          <table:table-cell table:formula="of:=[.J603]-[.J725]" office:value-type="string" office:string-value="" calcext:value-type="error">
            <text:p>#VALEUR !</text:p>
          </table:table-cell>
          <table:table-cell table:formula="of:=[.K603]-[.K725]" office:value-type="string" office:string-value="" calcext:value-type="error">
            <text:p>#DIV/0 !</text:p>
          </table:table-cell>
          <table:table-cell table:formula="of:=[.L603]-[.L725]" office:value-type="float" office:value="0.0000676088700776654" calcext:value-type="float">
            <text:p>6,76088700776654E-005</text:p>
          </table:table-cell>
          <table:table-cell table:formula="of:=[.M603]-[.M725]" office:value-type="float" office:value="0.000244671586602457" calcext:value-type="float">
            <text:p>0,0002446716</text:p>
          </table:table-cell>
          <table:table-cell table:formula="of:=[.N603]-[.N725]" office:value-type="float" office:value="0.567232366094619" calcext:value-type="float">
            <text:p>0,5672323661</text:p>
          </table:table-cell>
          <table:table-cell table:formula="of:=[.O603]-[.O725]" office:value-type="float" office:value="0.000011900505190726" calcext:value-type="float">
            <text:p>1,1900505190726E-005</text:p>
          </table:table-cell>
          <table:table-cell table:formula="of:=[.P603]-[.P725]" office:value-type="string" office:string-value="" calcext:value-type="error">
            <text:p>#DIV/0 !</text:p>
          </table:table-cell>
          <table:table-cell table:formula="of:=[.Q603]-[.Q725]" office:value-type="string" office:string-value="" calcext:value-type="error">
            <text:p>#DIV/0 !</text:p>
          </table:table-cell>
          <table:table-cell table:formula="of:=[.R603]-[.R725]" office:value-type="string" office:string-value="" calcext:value-type="error">
            <text:p>#DIV/0 !</text:p>
          </table:table-cell>
          <table:table-cell table:formula="of:=[.S603]-[.S725]" office:value-type="float" office:value="0.0646745247111834" calcext:value-type="float">
            <text:p>0,0646745247</text:p>
          </table:table-cell>
          <table:table-cell table:formula="of:=[.T603]-[.T725]" office:value-type="string" office:string-value="" calcext:value-type="error">
            <text:p>#VALEUR !</text:p>
          </table:table-cell>
          <table:table-cell table:formula="of:=[.U603]-[.U725]" office:value-type="string" office:string-value="" calcext:value-type="error">
            <text:p>#VALEUR !</text:p>
          </table:table-cell>
          <table:table-cell table:formula="of:=[.V603]-[.V72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formula="of:=[.B604]-[.B726]" office:value-type="string" office:string-value="" calcext:value-type="error">
            <text:p>#DIV/0 !</text:p>
          </table:table-cell>
          <table:table-cell table:formula="of:=[.C604]-[.C726]" office:value-type="float" office:value="0.000445079421428947" calcext:value-type="float">
            <text:p>0,0004450794</text:p>
          </table:table-cell>
          <table:table-cell table:formula="of:=[.D604]-[.D726]" office:value-type="float" office:value="0.00203199196246057" calcext:value-type="float">
            <text:p>0,002031992</text:p>
          </table:table-cell>
          <table:table-cell table:formula="of:=[.E604]-[.E726]" office:value-type="float" office:value="1" calcext:value-type="float">
            <text:p>1</text:p>
          </table:table-cell>
          <table:table-cell table:formula="of:=[.F604]-[.F726]" office:value-type="string" office:string-value="" calcext:value-type="error">
            <text:p>#VALEUR !</text:p>
          </table:table-cell>
          <table:table-cell table:formula="of:=[.G604]-[.G726]" office:value-type="string" office:string-value="" calcext:value-type="error">
            <text:p>#VALEUR !</text:p>
          </table:table-cell>
          <table:table-cell table:formula="of:=[.H604]-[.H726]" office:value-type="string" office:string-value="" calcext:value-type="error">
            <text:p>#DIV/0 !</text:p>
          </table:table-cell>
          <table:table-cell table:formula="of:=[.I604]-[.I726]" office:value-type="float" office:value="0.0290235733162686" calcext:value-type="float">
            <text:p>0,0290235733</text:p>
          </table:table-cell>
          <table:table-cell table:formula="of:=[.J604]-[.J726]" office:value-type="string" office:string-value="" calcext:value-type="error">
            <text:p>#VALEUR !</text:p>
          </table:table-cell>
          <table:table-cell table:formula="of:=[.K604]-[.K726]" office:value-type="string" office:string-value="" calcext:value-type="error">
            <text:p>#DIV/0 !</text:p>
          </table:table-cell>
          <table:table-cell table:formula="of:=[.L604]-[.L726]" office:value-type="string" office:string-value="" calcext:value-type="error">
            <text:p>#VALEUR !</text:p>
          </table:table-cell>
          <table:table-cell table:formula="of:=[.M604]-[.M726]" office:value-type="float" office:value="0.000232507264997455" calcext:value-type="float">
            <text:p>0,0002325073</text:p>
          </table:table-cell>
          <table:table-cell table:formula="of:=[.N604]-[.N726]" office:value-type="float" office:value="0.573992161098034" calcext:value-type="float">
            <text:p>0,5739921611</text:p>
          </table:table-cell>
          <table:table-cell table:formula="of:=[.O604]-[.O726]" office:value-type="string" office:string-value="" calcext:value-type="error">
            <text:p>#VALEUR !</text:p>
          </table:table-cell>
          <table:table-cell table:formula="of:=[.P604]-[.P726]" office:value-type="string" office:string-value="" calcext:value-type="error">
            <text:p>#DIV/0 !</text:p>
          </table:table-cell>
          <table:table-cell table:formula="of:=[.Q604]-[.Q726]" office:value-type="string" office:string-value="" calcext:value-type="error">
            <text:p>#DIV/0 !</text:p>
          </table:table-cell>
          <table:table-cell table:formula="of:=[.R604]-[.R726]" office:value-type="string" office:string-value="" calcext:value-type="error">
            <text:p>#DIV/0 !</text:p>
          </table:table-cell>
          <table:table-cell table:formula="of:=[.S604]-[.S726]" office:value-type="float" office:value="0.0628988056737275" calcext:value-type="float">
            <text:p>0,0628988057</text:p>
          </table:table-cell>
          <table:table-cell table:formula="of:=[.T604]-[.T726]" office:value-type="string" office:string-value="" calcext:value-type="error">
            <text:p>#VALEUR !</text:p>
          </table:table-cell>
          <table:table-cell table:formula="of:=[.U604]-[.U726]" office:value-type="string" office:string-value="" calcext:value-type="error">
            <text:p>#VALEUR !</text:p>
          </table:table-cell>
          <table:table-cell table:formula="of:=[.V604]-[.V72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formula="of:=[.B605]-[.B727]" office:value-type="string" office:string-value="" calcext:value-type="error">
            <text:p>#DIV/0 !</text:p>
          </table:table-cell>
          <table:table-cell table:formula="of:=[.C605]-[.C727]" office:value-type="float" office:value="0.000244919716311976" calcext:value-type="float">
            <text:p>0,0002449197</text:p>
          </table:table-cell>
          <table:table-cell table:formula="of:=[.D605]-[.D727]" office:value-type="float" office:value="0.00155814783045508" calcext:value-type="float">
            <text:p>0,0015581478</text:p>
          </table:table-cell>
          <table:table-cell table:formula="of:=[.E605]-[.E727]" office:value-type="float" office:value="1" calcext:value-type="float">
            <text:p>1</text:p>
          </table:table-cell>
          <table:table-cell table:formula="of:=[.F605]-[.F727]" office:value-type="string" office:string-value="" calcext:value-type="error">
            <text:p>#VALEUR !</text:p>
          </table:table-cell>
          <table:table-cell table:formula="of:=[.G605]-[.G727]" office:value-type="string" office:string-value="" calcext:value-type="error">
            <text:p>#VALEUR !</text:p>
          </table:table-cell>
          <table:table-cell table:formula="of:=[.H605]-[.H727]" office:value-type="string" office:string-value="" calcext:value-type="error">
            <text:p>#DIV/0 !</text:p>
          </table:table-cell>
          <table:table-cell table:formula="of:=[.I605]-[.I727]" office:value-type="float" office:value="0.0268988127730962" calcext:value-type="float">
            <text:p>0,0268988128</text:p>
          </table:table-cell>
          <table:table-cell table:formula="of:=[.J605]-[.J727]" office:value-type="float" office:value="0.000221494303462713" calcext:value-type="float">
            <text:p>0,0002214943</text:p>
          </table:table-cell>
          <table:table-cell table:formula="of:=[.K605]-[.K727]" office:value-type="string" office:string-value="" calcext:value-type="error">
            <text:p>#DIV/0 !</text:p>
          </table:table-cell>
          <table:table-cell table:formula="of:=[.L605]-[.L727]" office:value-type="string" office:string-value="" calcext:value-type="error">
            <text:p>#VALEUR !</text:p>
          </table:table-cell>
          <table:table-cell table:formula="of:=[.M605]-[.M727]" office:value-type="string" office:string-value="" calcext:value-type="error">
            <text:p>#VALEUR !</text:p>
          </table:table-cell>
          <table:table-cell table:formula="of:=[.N605]-[.N727]" office:value-type="float" office:value="0.552210128939976" calcext:value-type="float">
            <text:p>0,5522101289</text:p>
          </table:table-cell>
          <table:table-cell table:formula="of:=[.O605]-[.O727]" office:value-type="float" office:value="0.0000125182955626018" calcext:value-type="float">
            <text:p>1,25182955626018E-005</text:p>
          </table:table-cell>
          <table:table-cell table:formula="of:=[.P605]-[.P727]" office:value-type="string" office:string-value="" calcext:value-type="error">
            <text:p>#DIV/0 !</text:p>
          </table:table-cell>
          <table:table-cell table:formula="of:=[.Q605]-[.Q727]" office:value-type="string" office:string-value="" calcext:value-type="error">
            <text:p>#DIV/0 !</text:p>
          </table:table-cell>
          <table:table-cell table:formula="of:=[.R605]-[.R727]" office:value-type="string" office:string-value="" calcext:value-type="error">
            <text:p>#DIV/0 !</text:p>
          </table:table-cell>
          <table:table-cell table:formula="of:=[.S605]-[.S727]" office:value-type="float" office:value="0.0609493602014012" calcext:value-type="float">
            <text:p>0,0609493602</text:p>
          </table:table-cell>
          <table:table-cell table:formula="of:=[.T605]-[.T727]" office:value-type="string" office:string-value="" calcext:value-type="error">
            <text:p>#VALEUR !</text:p>
          </table:table-cell>
          <table:table-cell table:formula="of:=[.U605]-[.U727]" office:value-type="string" office:string-value="" calcext:value-type="error">
            <text:p>#VALEUR !</text:p>
          </table:table-cell>
          <table:table-cell table:formula="of:=[.V605]-[.V72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formula="of:=[.B606]-[.B728]" office:value-type="string" office:string-value="" calcext:value-type="error">
            <text:p>#DIV/0 !</text:p>
          </table:table-cell>
          <table:table-cell table:formula="of:=[.C606]-[.C728]" office:value-type="float" office:value="0.000302367829114248" calcext:value-type="float">
            <text:p>0,0003023678</text:p>
          </table:table-cell>
          <table:table-cell table:formula="of:=[.D606]-[.D728]" office:value-type="float" office:value="0.00151447589954193" calcext:value-type="float">
            <text:p>0,0015144759</text:p>
          </table:table-cell>
          <table:table-cell table:formula="of:=[.E606]-[.E728]" office:value-type="float" office:value="1" calcext:value-type="float">
            <text:p>1</text:p>
          </table:table-cell>
          <table:table-cell table:formula="of:=[.F606]-[.F728]" office:value-type="string" office:string-value="" calcext:value-type="error">
            <text:p>#VALEUR !</text:p>
          </table:table-cell>
          <table:table-cell table:formula="of:=[.G606]-[.G728]" office:value-type="string" office:string-value="" calcext:value-type="error">
            <text:p>#VALEUR !</text:p>
          </table:table-cell>
          <table:table-cell table:formula="of:=[.H606]-[.H728]" office:value-type="string" office:string-value="" calcext:value-type="error">
            <text:p>#DIV/0 !</text:p>
          </table:table-cell>
          <table:table-cell table:formula="of:=[.I606]-[.I728]" office:value-type="float" office:value="0.0223983059820544" calcext:value-type="float">
            <text:p>0,022398306</text:p>
          </table:table-cell>
          <table:table-cell table:formula="of:=[.J606]-[.J728]" office:value-type="string" office:string-value="" calcext:value-type="error">
            <text:p>#VALEUR !</text:p>
          </table:table-cell>
          <table:table-cell table:formula="of:=[.K606]-[.K728]" office:value-type="string" office:string-value="" calcext:value-type="error">
            <text:p>#DIV/0 !</text:p>
          </table:table-cell>
          <table:table-cell table:formula="of:=[.L606]-[.L728]" office:value-type="string" office:string-value="" calcext:value-type="error">
            <text:p>#VALEUR !</text:p>
          </table:table-cell>
          <table:table-cell table:formula="of:=[.M606]-[.M728]" office:value-type="float" office:value="0.000180120929496027" calcext:value-type="float">
            <text:p>0,0001801209</text:p>
          </table:table-cell>
          <table:table-cell table:formula="of:=[.N606]-[.N728]" office:value-type="float" office:value="0.578293052626815" calcext:value-type="float">
            <text:p>0,5782930526</text:p>
          </table:table-cell>
          <table:table-cell table:formula="of:=[.O606]-[.O728]" office:value-type="string" office:string-value="" calcext:value-type="error">
            <text:p>#VALEUR !</text:p>
          </table:table-cell>
          <table:table-cell table:formula="of:=[.P606]-[.P728]" office:value-type="string" office:string-value="" calcext:value-type="error">
            <text:p>#DIV/0 !</text:p>
          </table:table-cell>
          <table:table-cell table:formula="of:=[.Q606]-[.Q728]" office:value-type="string" office:string-value="" calcext:value-type="error">
            <text:p>#DIV/0 !</text:p>
          </table:table-cell>
          <table:table-cell table:formula="of:=[.R606]-[.R728]" office:value-type="string" office:string-value="" calcext:value-type="error">
            <text:p>#DIV/0 !</text:p>
          </table:table-cell>
          <table:table-cell table:formula="of:=[.S606]-[.S728]" office:value-type="float" office:value="0.0623724409429522" calcext:value-type="float">
            <text:p>0,0623724409</text:p>
          </table:table-cell>
          <table:table-cell table:formula="of:=[.T606]-[.T728]" office:value-type="string" office:string-value="" calcext:value-type="error">
            <text:p>#VALEUR !</text:p>
          </table:table-cell>
          <table:table-cell table:formula="of:=[.U606]-[.U728]" office:value-type="string" office:string-value="" calcext:value-type="error">
            <text:p>#VALEUR !</text:p>
          </table:table-cell>
          <table:table-cell table:formula="of:=[.V606]-[.V72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B607]-[.B729]" office:value-type="string" office:string-value="" calcext:value-type="error">
            <text:p>#DIV/0 !</text:p>
          </table:table-cell>
          <table:table-cell table:formula="of:=[.C607]-[.C729]" office:value-type="float" office:value="0.000227604945400867" calcext:value-type="float">
            <text:p>0,0002276049</text:p>
          </table:table-cell>
          <table:table-cell table:formula="of:=[.D607]-[.D729]" office:value-type="float" office:value="0.00115074774684596" calcext:value-type="float">
            <text:p>0,0011507477</text:p>
          </table:table-cell>
          <table:table-cell table:formula="of:=[.E607]-[.E729]" office:value-type="float" office:value="1" calcext:value-type="float">
            <text:p>1</text:p>
          </table:table-cell>
          <table:table-cell table:formula="of:=[.F607]-[.F729]" office:value-type="string" office:string-value="" calcext:value-type="error">
            <text:p>#VALEUR !</text:p>
          </table:table-cell>
          <table:table-cell table:formula="of:=[.G607]-[.G729]" office:value-type="string" office:string-value="" calcext:value-type="error">
            <text:p>#VALEUR !</text:p>
          </table:table-cell>
          <table:table-cell table:formula="of:=[.H607]-[.H729]" office:value-type="string" office:string-value="" calcext:value-type="error">
            <text:p>#DIV/0 !</text:p>
          </table:table-cell>
          <table:table-cell table:formula="of:=[.I607]-[.I729]" office:value-type="float" office:value="0.0196291209885898" calcext:value-type="float">
            <text:p>0,019629121</text:p>
          </table:table-cell>
          <table:table-cell table:formula="of:=[.J607]-[.J729]" office:value-type="string" office:string-value="" calcext:value-type="error">
            <text:p>#VALEUR !</text:p>
          </table:table-cell>
          <table:table-cell table:formula="of:=[.K607]-[.K729]" office:value-type="string" office:string-value="" calcext:value-type="error">
            <text:p>#DIV/0 !</text:p>
          </table:table-cell>
          <table:table-cell table:formula="of:=[.L607]-[.L729]" office:value-type="string" office:string-value="" calcext:value-type="error">
            <text:p>#VALEUR !</text:p>
          </table:table-cell>
          <table:table-cell table:formula="of:=[.M607]-[.M729]" office:value-type="float" office:value="0.00012826194255056" calcext:value-type="float">
            <text:p>0,0001282619</text:p>
          </table:table-cell>
          <table:table-cell table:formula="of:=[.N607]-[.N729]" office:value-type="float" office:value="0.543888906695826" calcext:value-type="float">
            <text:p>0,5438889067</text:p>
          </table:table-cell>
          <table:table-cell table:formula="of:=[.O607]-[.O729]" office:value-type="float" office:value="0.0000225779551932515" calcext:value-type="float">
            <text:p>0,000022578</text:p>
          </table:table-cell>
          <table:table-cell table:formula="of:=[.P607]-[.P729]" office:value-type="string" office:string-value="" calcext:value-type="error">
            <text:p>#DIV/0 !</text:p>
          </table:table-cell>
          <table:table-cell table:formula="of:=[.Q607]-[.Q729]" office:value-type="string" office:string-value="" calcext:value-type="error">
            <text:p>#DIV/0 !</text:p>
          </table:table-cell>
          <table:table-cell table:formula="of:=[.R607]-[.R729]" office:value-type="string" office:string-value="" calcext:value-type="error">
            <text:p>#DIV/0 !</text:p>
          </table:table-cell>
          <table:table-cell table:formula="of:=[.S607]-[.S729]" office:value-type="float" office:value="0.0554476265440475" calcext:value-type="float">
            <text:p>0,0554476265</text:p>
          </table:table-cell>
          <table:table-cell table:formula="of:=[.T607]-[.T729]" office:value-type="string" office:string-value="" calcext:value-type="error">
            <text:p>#VALEUR !</text:p>
          </table:table-cell>
          <table:table-cell table:formula="of:=[.U607]-[.U729]" office:value-type="string" office:string-value="" calcext:value-type="error">
            <text:p>#VALEUR !</text:p>
          </table:table-cell>
          <table:table-cell table:formula="of:=[.V607]-[.V72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formula="of:=[.B608]-[.B730]" office:value-type="string" office:string-value="" calcext:value-type="error">
            <text:p>#DIV/0 !</text:p>
          </table:table-cell>
          <table:table-cell table:formula="of:=[.C608]-[.C730]" office:value-type="float" office:value="0.000259868868678736" calcext:value-type="float">
            <text:p>0,0002598689</text:p>
          </table:table-cell>
          <table:table-cell table:formula="of:=[.D608]-[.D730]" office:value-type="float" office:value="0.00204284057855972" calcext:value-type="float">
            <text:p>0,0020428406</text:p>
          </table:table-cell>
          <table:table-cell table:formula="of:=[.E608]-[.E730]" office:value-type="float" office:value="1" calcext:value-type="float">
            <text:p>1</text:p>
          </table:table-cell>
          <table:table-cell table:formula="of:=[.F608]-[.F730]" office:value-type="string" office:string-value="" calcext:value-type="error">
            <text:p>#VALEUR !</text:p>
          </table:table-cell>
          <table:table-cell table:formula="of:=[.G608]-[.G730]" office:value-type="string" office:string-value="" calcext:value-type="error">
            <text:p>#VALEUR !</text:p>
          </table:table-cell>
          <table:table-cell table:formula="of:=[.H608]-[.H730]" office:value-type="string" office:string-value="" calcext:value-type="error">
            <text:p>#DIV/0 !</text:p>
          </table:table-cell>
          <table:table-cell table:formula="of:=[.I608]-[.I730]" office:value-type="float" office:value="0.0192455105961554" calcext:value-type="float">
            <text:p>0,0192455106</text:p>
          </table:table-cell>
          <table:table-cell table:formula="of:=[.J608]-[.J730]" office:value-type="string" office:string-value="" calcext:value-type="error">
            <text:p>#VALEUR !</text:p>
          </table:table-cell>
          <table:table-cell table:formula="of:=[.K608]-[.K730]" office:value-type="string" office:string-value="" calcext:value-type="error">
            <text:p>#DIV/0 !</text:p>
          </table:table-cell>
          <table:table-cell table:formula="of:=[.L608]-[.L730]" office:value-type="string" office:string-value="" calcext:value-type="error">
            <text:p>#VALEUR !</text:p>
          </table:table-cell>
          <table:table-cell table:formula="of:=[.M608]-[.M730]" office:value-type="float" office:value="0.000147852301141357" calcext:value-type="float">
            <text:p>0,0001478523</text:p>
          </table:table-cell>
          <table:table-cell table:formula="of:=[.N608]-[.N730]" office:value-type="float" office:value="0.547821293708078" calcext:value-type="float">
            <text:p>0,5478212937</text:p>
          </table:table-cell>
          <table:table-cell table:formula="of:=[.O608]-[.O730]" office:value-type="float" office:value="0.0000273160721744373" calcext:value-type="float">
            <text:p>2,73160721744373E-005</text:p>
          </table:table-cell>
          <table:table-cell table:formula="of:=[.P608]-[.P730]" office:value-type="string" office:string-value="" calcext:value-type="error">
            <text:p>#DIV/0 !</text:p>
          </table:table-cell>
          <table:table-cell table:formula="of:=[.Q608]-[.Q730]" office:value-type="string" office:string-value="" calcext:value-type="error">
            <text:p>#DIV/0 !</text:p>
          </table:table-cell>
          <table:table-cell table:formula="of:=[.R608]-[.R730]" office:value-type="string" office:string-value="" calcext:value-type="error">
            <text:p>#DIV/0 !</text:p>
          </table:table-cell>
          <table:table-cell table:formula="of:=[.S608]-[.S730]" office:value-type="float" office:value="0.0604722437994583" calcext:value-type="float">
            <text:p>0,0604722438</text:p>
          </table:table-cell>
          <table:table-cell table:formula="of:=[.T608]-[.T730]" office:value-type="string" office:string-value="" calcext:value-type="error">
            <text:p>#VALEUR !</text:p>
          </table:table-cell>
          <table:table-cell table:formula="of:=[.U608]-[.U730]" office:value-type="string" office:string-value="" calcext:value-type="error">
            <text:p>#VALEUR !</text:p>
          </table:table-cell>
          <table:table-cell table:formula="of:=[.V608]-[.V73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formula="of:=[.B609]-[.B731]" office:value-type="string" office:string-value="" calcext:value-type="error">
            <text:p>#DIV/0 !</text:p>
          </table:table-cell>
          <table:table-cell table:formula="of:=[.C609]-[.C731]" office:value-type="float" office:value="0.000282395586177241" calcext:value-type="float">
            <text:p>0,0002823956</text:p>
          </table:table-cell>
          <table:table-cell table:formula="of:=[.D609]-[.D731]" office:value-type="float" office:value="0.002069419170503" calcext:value-type="float">
            <text:p>0,0020694192</text:p>
          </table:table-cell>
          <table:table-cell table:formula="of:=[.E609]-[.E731]" office:value-type="float" office:value="1" calcext:value-type="float">
            <text:p>1</text:p>
          </table:table-cell>
          <table:table-cell table:formula="of:=[.F609]-[.F731]" office:value-type="string" office:string-value="" calcext:value-type="error">
            <text:p>#VALEUR !</text:p>
          </table:table-cell>
          <table:table-cell table:formula="of:=[.G609]-[.G731]" office:value-type="string" office:string-value="" calcext:value-type="error">
            <text:p>#VALEUR !</text:p>
          </table:table-cell>
          <table:table-cell table:formula="of:=[.H609]-[.H731]" office:value-type="string" office:string-value="" calcext:value-type="error">
            <text:p>#DIV/0 !</text:p>
          </table:table-cell>
          <table:table-cell table:formula="of:=[.I609]-[.I731]" office:value-type="float" office:value="0.0175482177024037" calcext:value-type="float">
            <text:p>0,0175482177</text:p>
          </table:table-cell>
          <table:table-cell table:formula="of:=[.J609]-[.J731]" office:value-type="string" office:string-value="" calcext:value-type="error">
            <text:p>#VALEUR !</text:p>
          </table:table-cell>
          <table:table-cell table:formula="of:=[.K609]-[.K731]" office:value-type="string" office:string-value="" calcext:value-type="error">
            <text:p>#DIV/0 !</text:p>
          </table:table-cell>
          <table:table-cell table:formula="of:=[.L609]-[.L731]" office:value-type="string" office:string-value="" calcext:value-type="error">
            <text:p>#VALEUR !</text:p>
          </table:table-cell>
          <table:table-cell table:formula="of:=[.M609]-[.M731]" office:value-type="float" office:value="0.000202522259649075" calcext:value-type="float">
            <text:p>0,0002025223</text:p>
          </table:table-cell>
          <table:table-cell table:formula="of:=[.N609]-[.N731]" office:value-type="float" office:value="0.551977372790031" calcext:value-type="float">
            <text:p>0,5519773728</text:p>
          </table:table-cell>
          <table:table-cell table:formula="of:=[.O609]-[.O731]" office:value-type="float" office:value="0.00000972240865979546" calcext:value-type="float">
            <text:p>9,72240865979546E-006</text:p>
          </table:table-cell>
          <table:table-cell table:formula="of:=[.P609]-[.P731]" office:value-type="string" office:string-value="" calcext:value-type="error">
            <text:p>#DIV/0 !</text:p>
          </table:table-cell>
          <table:table-cell table:formula="of:=[.Q609]-[.Q731]" office:value-type="string" office:string-value="" calcext:value-type="error">
            <text:p>#DIV/0 !</text:p>
          </table:table-cell>
          <table:table-cell table:formula="of:=[.R609]-[.R731]" office:value-type="string" office:string-value="" calcext:value-type="error">
            <text:p>#DIV/0 !</text:p>
          </table:table-cell>
          <table:table-cell table:formula="of:=[.S609]-[.S731]" office:value-type="float" office:value="0.0690821828443199" calcext:value-type="float">
            <text:p>0,0690821828</text:p>
          </table:table-cell>
          <table:table-cell table:formula="of:=[.T609]-[.T731]" office:value-type="string" office:string-value="" calcext:value-type="error">
            <text:p>#VALEUR !</text:p>
          </table:table-cell>
          <table:table-cell table:formula="of:=[.U609]-[.U731]" office:value-type="string" office:string-value="" calcext:value-type="error">
            <text:p>#VALEUR !</text:p>
          </table:table-cell>
          <table:table-cell table:formula="of:=[.V609]-[.V73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formula="of:=[.B610]-[.B732]" office:value-type="string" office:string-value="" calcext:value-type="error">
            <text:p>#DIV/0 !</text:p>
          </table:table-cell>
          <table:table-cell table:formula="of:=[.C610]-[.C732]" office:value-type="float" office:value="0.000242651081444861" calcext:value-type="float">
            <text:p>0,0002426511</text:p>
          </table:table-cell>
          <table:table-cell table:formula="of:=[.D610]-[.D732]" office:value-type="float" office:value="0.00209950197876978" calcext:value-type="float">
            <text:p>0,002099502</text:p>
          </table:table-cell>
          <table:table-cell table:formula="of:=[.E610]-[.E732]" office:value-type="float" office:value="1" calcext:value-type="float">
            <text:p>1</text:p>
          </table:table-cell>
          <table:table-cell table:formula="of:=[.F610]-[.F732]" office:value-type="string" office:string-value="" calcext:value-type="error">
            <text:p>#VALEUR !</text:p>
          </table:table-cell>
          <table:table-cell table:formula="of:=[.G610]-[.G732]" office:value-type="string" office:string-value="" calcext:value-type="error">
            <text:p>#VALEUR !</text:p>
          </table:table-cell>
          <table:table-cell table:formula="of:=[.H610]-[.H732]" office:value-type="string" office:string-value="" calcext:value-type="error">
            <text:p>#DIV/0 !</text:p>
          </table:table-cell>
          <table:table-cell table:formula="of:=[.I610]-[.I732]" office:value-type="float" office:value="0.0171380418332395" calcext:value-type="float">
            <text:p>0,0171380418</text:p>
          </table:table-cell>
          <table:table-cell table:formula="of:=[.J610]-[.J732]" office:value-type="string" office:string-value="" calcext:value-type="error">
            <text:p>#VALEUR !</text:p>
          </table:table-cell>
          <table:table-cell table:formula="of:=[.K610]-[.K732]" office:value-type="string" office:string-value="" calcext:value-type="error">
            <text:p>#DIV/0 !</text:p>
          </table:table-cell>
          <table:table-cell table:formula="of:=[.L610]-[.L732]" office:value-type="float" office:value="0.0000734014134250223" calcext:value-type="float">
            <text:p>7,34014134250223E-005</text:p>
          </table:table-cell>
          <table:table-cell table:formula="of:=[.M610]-[.M732]" office:value-type="float" office:value="0.000117864126126142" calcext:value-type="float">
            <text:p>0,0001178641</text:p>
          </table:table-cell>
          <table:table-cell table:formula="of:=[.N610]-[.N732]" office:value-type="float" office:value="0.536512342630526" calcext:value-type="float">
            <text:p>0,5365123426</text:p>
          </table:table-cell>
          <table:table-cell table:formula="of:=[.O610]-[.O732]" office:value-type="float" office:value="0.0000150596573667546" calcext:value-type="float">
            <text:p>1,50596573667546E-005</text:p>
          </table:table-cell>
          <table:table-cell table:formula="of:=[.P610]-[.P732]" office:value-type="string" office:string-value="" calcext:value-type="error">
            <text:p>#DIV/0 !</text:p>
          </table:table-cell>
          <table:table-cell table:formula="of:=[.Q610]-[.Q732]" office:value-type="string" office:string-value="" calcext:value-type="error">
            <text:p>#DIV/0 !</text:p>
          </table:table-cell>
          <table:table-cell table:formula="of:=[.R610]-[.R732]" office:value-type="string" office:string-value="" calcext:value-type="error">
            <text:p>#DIV/0 !</text:p>
          </table:table-cell>
          <table:table-cell table:formula="of:=[.S610]-[.S732]" office:value-type="string" office:string-value="" calcext:value-type="error">
            <text:p>#VALEUR !</text:p>
          </table:table-cell>
          <table:table-cell table:formula="of:=[.T610]-[.T732]" office:value-type="string" office:string-value="" calcext:value-type="error">
            <text:p>#VALEUR !</text:p>
          </table:table-cell>
          <table:table-cell table:formula="of:=[.U610]-[.U732]" office:value-type="string" office:string-value="" calcext:value-type="error">
            <text:p>#VALEUR !</text:p>
          </table:table-cell>
          <table:table-cell table:formula="of:=[.V610]-[.V73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formula="of:=[.B611]-[.B733]" office:value-type="string" office:string-value="" calcext:value-type="error">
            <text:p>#DIV/0 !</text:p>
          </table:table-cell>
          <table:table-cell table:formula="of:=[.C611]-[.C733]" office:value-type="float" office:value="0.000258295204723182" calcext:value-type="float">
            <text:p>0,0002582952</text:p>
          </table:table-cell>
          <table:table-cell table:formula="of:=[.D611]-[.D733]" office:value-type="float" office:value="0.00227323669575691" calcext:value-type="float">
            <text:p>0,0022732367</text:p>
          </table:table-cell>
          <table:table-cell table:formula="of:=[.E611]-[.E733]" office:value-type="float" office:value="1" calcext:value-type="float">
            <text:p>1</text:p>
          </table:table-cell>
          <table:table-cell table:formula="of:=[.F611]-[.F733]" office:value-type="string" office:string-value="" calcext:value-type="error">
            <text:p>#VALEUR !</text:p>
          </table:table-cell>
          <table:table-cell table:formula="of:=[.G611]-[.G733]" office:value-type="string" office:string-value="" calcext:value-type="error">
            <text:p>#VALEUR !</text:p>
          </table:table-cell>
          <table:table-cell table:formula="of:=[.H611]-[.H733]" office:value-type="string" office:string-value="" calcext:value-type="error">
            <text:p>#DIV/0 !</text:p>
          </table:table-cell>
          <table:table-cell table:formula="of:=[.I611]-[.I733]" office:value-type="float" office:value="0.0158838981535551" calcext:value-type="float">
            <text:p>0,0158838982</text:p>
          </table:table-cell>
          <table:table-cell table:formula="of:=[.J611]-[.J733]" office:value-type="string" office:string-value="" calcext:value-type="error">
            <text:p>#VALEUR !</text:p>
          </table:table-cell>
          <table:table-cell table:formula="of:=[.K611]-[.K733]" office:value-type="string" office:string-value="" calcext:value-type="error">
            <text:p>#DIV/0 !</text:p>
          </table:table-cell>
          <table:table-cell table:formula="of:=[.L611]-[.L733]" office:value-type="string" office:string-value="" calcext:value-type="error">
            <text:p>#VALEUR !</text:p>
          </table:table-cell>
          <table:table-cell table:formula="of:=[.M611]-[.M733]" office:value-type="float" office:value="0.000205190000717901" calcext:value-type="float">
            <text:p>0,00020519</text:p>
          </table:table-cell>
          <table:table-cell table:formula="of:=[.N611]-[.N733]" office:value-type="float" office:value="0.542869172886143" calcext:value-type="float">
            <text:p>0,5428691729</text:p>
          </table:table-cell>
          <table:table-cell table:formula="of:=[.O611]-[.O733]" office:value-type="float" office:value="0.0000220916186044459" calcext:value-type="float">
            <text:p>2,20916186044459E-005</text:p>
          </table:table-cell>
          <table:table-cell table:formula="of:=[.P611]-[.P733]" office:value-type="string" office:string-value="" calcext:value-type="error">
            <text:p>#DIV/0 !</text:p>
          </table:table-cell>
          <table:table-cell table:formula="of:=[.Q611]-[.Q733]" office:value-type="string" office:string-value="" calcext:value-type="error">
            <text:p>#DIV/0 !</text:p>
          </table:table-cell>
          <table:table-cell table:formula="of:=[.R611]-[.R733]" office:value-type="string" office:string-value="" calcext:value-type="error">
            <text:p>#DIV/0 !</text:p>
          </table:table-cell>
          <table:table-cell table:formula="of:=[.S611]-[.S733]" office:value-type="string" office:string-value="" calcext:value-type="error">
            <text:p>#VALEUR !</text:p>
          </table:table-cell>
          <table:table-cell table:formula="of:=[.T611]-[.T733]" office:value-type="string" office:string-value="" calcext:value-type="error">
            <text:p>#VALEUR !</text:p>
          </table:table-cell>
          <table:table-cell table:formula="of:=[.U611]-[.U733]" office:value-type="string" office:string-value="" calcext:value-type="error">
            <text:p>#VALEUR !</text:p>
          </table:table-cell>
          <table:table-cell table:formula="of:=[.V611]-[.V73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formula="of:=[.B612]-[.B734]" office:value-type="string" office:string-value="" calcext:value-type="error">
            <text:p>#DIV/0 !</text:p>
          </table:table-cell>
          <table:table-cell table:formula="of:=[.C612]-[.C734]" office:value-type="float" office:value="0.000161874642120682" calcext:value-type="float">
            <text:p>0,0001618746</text:p>
          </table:table-cell>
          <table:table-cell table:formula="of:=[.D612]-[.D734]" office:value-type="string" office:string-value="" calcext:value-type="error">
            <text:p>#VALEUR !</text:p>
          </table:table-cell>
          <table:table-cell table:formula="of:=[.E612]-[.E734]" office:value-type="float" office:value="1" calcext:value-type="float">
            <text:p>1</text:p>
          </table:table-cell>
          <table:table-cell table:formula="of:=[.F612]-[.F734]" office:value-type="string" office:string-value="" calcext:value-type="error">
            <text:p>#VALEUR !</text:p>
          </table:table-cell>
          <table:table-cell table:formula="of:=[.G612]-[.G734]" office:value-type="string" office:string-value="" calcext:value-type="error">
            <text:p>#VALEUR !</text:p>
          </table:table-cell>
          <table:table-cell table:formula="of:=[.H612]-[.H734]" office:value-type="string" office:string-value="" calcext:value-type="error">
            <text:p>#DIV/0 !</text:p>
          </table:table-cell>
          <table:table-cell table:formula="of:=[.I612]-[.I734]" office:value-type="float" office:value="0.0155435617313854" calcext:value-type="float">
            <text:p>0,0155435617</text:p>
          </table:table-cell>
          <table:table-cell table:formula="of:=[.J612]-[.J734]" office:value-type="string" office:string-value="" calcext:value-type="error">
            <text:p>#VALEUR !</text:p>
          </table:table-cell>
          <table:table-cell table:formula="of:=[.K612]-[.K734]" office:value-type="string" office:string-value="" calcext:value-type="error">
            <text:p>#DIV/0 !</text:p>
          </table:table-cell>
          <table:table-cell table:formula="of:=[.L612]-[.L734]" office:value-type="float" office:value="0.0000899588497824313" calcext:value-type="float">
            <text:p>8,99588497824313E-005</text:p>
          </table:table-cell>
          <table:table-cell table:formula="of:=[.M612]-[.M734]" office:value-type="string" office:string-value="" calcext:value-type="error">
            <text:p>#VALEUR !</text:p>
          </table:table-cell>
          <table:table-cell table:formula="of:=[.N612]-[.N734]" office:value-type="float" office:value="0.52844963458977" calcext:value-type="float">
            <text:p>0,5284496346</text:p>
          </table:table-cell>
          <table:table-cell table:formula="of:=[.O612]-[.O734]" office:value-type="float" office:value="0.0000246001031093194" calcext:value-type="float">
            <text:p>2,46001031093194E-005</text:p>
          </table:table-cell>
          <table:table-cell table:formula="of:=[.P612]-[.P734]" office:value-type="string" office:string-value="" calcext:value-type="error">
            <text:p>#DIV/0 !</text:p>
          </table:table-cell>
          <table:table-cell table:formula="of:=[.Q612]-[.Q734]" office:value-type="string" office:string-value="" calcext:value-type="error">
            <text:p>#DIV/0 !</text:p>
          </table:table-cell>
          <table:table-cell table:formula="of:=[.R612]-[.R734]" office:value-type="string" office:string-value="" calcext:value-type="error">
            <text:p>#DIV/0 !</text:p>
          </table:table-cell>
          <table:table-cell table:formula="of:=[.S612]-[.S734]" office:value-type="string" office:string-value="" calcext:value-type="error">
            <text:p>#VALEUR !</text:p>
          </table:table-cell>
          <table:table-cell table:formula="of:=[.T612]-[.T734]" office:value-type="string" office:string-value="" calcext:value-type="error">
            <text:p>#VALEUR !</text:p>
          </table:table-cell>
          <table:table-cell table:formula="of:=[.U612]-[.U734]" office:value-type="string" office:string-value="" calcext:value-type="error">
            <text:p>#VALEUR !</text:p>
          </table:table-cell>
          <table:table-cell table:formula="of:=[.V612]-[.V73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formula="of:=[.B613]-[.B735]" office:value-type="string" office:string-value="" calcext:value-type="error">
            <text:p>#DIV/0 !</text:p>
          </table:table-cell>
          <table:table-cell table:formula="of:=[.C613]-[.C735]" office:value-type="float" office:value="0.000284271383798575" calcext:value-type="float">
            <text:p>0,0002842714</text:p>
          </table:table-cell>
          <table:table-cell table:formula="of:=[.D613]-[.D735]" office:value-type="string" office:string-value="" calcext:value-type="error">
            <text:p>#VALEUR !</text:p>
          </table:table-cell>
          <table:table-cell table:formula="of:=[.E613]-[.E735]" office:value-type="float" office:value="1" calcext:value-type="float">
            <text:p>1</text:p>
          </table:table-cell>
          <table:table-cell table:formula="of:=[.F613]-[.F735]" office:value-type="float" office:value="0.00169337101456642" calcext:value-type="float">
            <text:p>0,001693371</text:p>
          </table:table-cell>
          <table:table-cell table:formula="of:=[.G613]-[.G735]" office:value-type="string" office:string-value="" calcext:value-type="error">
            <text:p>#VALEUR !</text:p>
          </table:table-cell>
          <table:table-cell table:formula="of:=[.H613]-[.H735]" office:value-type="string" office:string-value="" calcext:value-type="error">
            <text:p>#DIV/0 !</text:p>
          </table:table-cell>
          <table:table-cell table:formula="of:=[.I613]-[.I735]" office:value-type="float" office:value="0.0154334003027349" calcext:value-type="float">
            <text:p>0,0154334003</text:p>
          </table:table-cell>
          <table:table-cell table:formula="of:=[.J613]-[.J735]" office:value-type="string" office:string-value="" calcext:value-type="error">
            <text:p>#VALEUR !</text:p>
          </table:table-cell>
          <table:table-cell table:formula="of:=[.K613]-[.K735]" office:value-type="string" office:string-value="" calcext:value-type="error">
            <text:p>#DIV/0 !</text:p>
          </table:table-cell>
          <table:table-cell table:formula="of:=[.L613]-[.L735]" office:value-type="float" office:value="0.0000714860444911376" calcext:value-type="float">
            <text:p>0,000071486</text:p>
          </table:table-cell>
          <table:table-cell table:formula="of:=[.M613]-[.M735]" office:value-type="float" office:value="0.000176750688344437" calcext:value-type="float">
            <text:p>0,0001767507</text:p>
          </table:table-cell>
          <table:table-cell table:formula="of:=[.N613]-[.N735]" office:value-type="float" office:value="0.514431269287317" calcext:value-type="float">
            <text:p>0,5144312693</text:p>
          </table:table-cell>
          <table:table-cell table:formula="of:=[.O613]-[.O735]" office:value-type="float" office:value="0.0000155436626042026" calcext:value-type="float">
            <text:p>1,55436626042026E-005</text:p>
          </table:table-cell>
          <table:table-cell table:formula="of:=[.P613]-[.P735]" office:value-type="string" office:string-value="" calcext:value-type="error">
            <text:p>#DIV/0 !</text:p>
          </table:table-cell>
          <table:table-cell table:formula="of:=[.Q613]-[.Q735]" office:value-type="string" office:string-value="" calcext:value-type="error">
            <text:p>#DIV/0 !</text:p>
          </table:table-cell>
          <table:table-cell table:formula="of:=[.R613]-[.R735]" office:value-type="string" office:string-value="" calcext:value-type="error">
            <text:p>#DIV/0 !</text:p>
          </table:table-cell>
          <table:table-cell table:formula="of:=[.S613]-[.S735]" office:value-type="string" office:string-value="" calcext:value-type="error">
            <text:p>#VALEUR !</text:p>
          </table:table-cell>
          <table:table-cell table:formula="of:=[.T613]-[.T735]" office:value-type="string" office:string-value="" calcext:value-type="error">
            <text:p>#VALEUR !</text:p>
          </table:table-cell>
          <table:table-cell table:formula="of:=[.U613]-[.U735]" office:value-type="string" office:string-value="" calcext:value-type="error">
            <text:p>#VALEUR !</text:p>
          </table:table-cell>
          <table:table-cell table:formula="of:=[.V613]-[.V73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formula="of:=[.B614]-[.B736]" office:value-type="string" office:string-value="" calcext:value-type="error">
            <text:p>#DIV/0 !</text:p>
          </table:table-cell>
          <table:table-cell table:formula="of:=[.C614]-[.C736]" office:value-type="float" office:value="0.000307583464857963" calcext:value-type="float">
            <text:p>0,0003075835</text:p>
          </table:table-cell>
          <table:table-cell table:formula="of:=[.D614]-[.D736]" office:value-type="float" office:value="0.00162050875512667" calcext:value-type="float">
            <text:p>0,0016205088</text:p>
          </table:table-cell>
          <table:table-cell table:formula="of:=[.E614]-[.E736]" office:value-type="float" office:value="1" calcext:value-type="float">
            <text:p>1</text:p>
          </table:table-cell>
          <table:table-cell table:formula="of:=[.F614]-[.F736]" office:value-type="string" office:string-value="" calcext:value-type="error">
            <text:p>#VALEUR !</text:p>
          </table:table-cell>
          <table:table-cell table:formula="of:=[.G614]-[.G736]" office:value-type="string" office:string-value="" calcext:value-type="error">
            <text:p>#VALEUR !</text:p>
          </table:table-cell>
          <table:table-cell table:formula="of:=[.H614]-[.H736]" office:value-type="string" office:string-value="" calcext:value-type="error">
            <text:p>#DIV/0 !</text:p>
          </table:table-cell>
          <table:table-cell table:formula="of:=[.I614]-[.I736]" office:value-type="float" office:value="0.0153037654070805" calcext:value-type="float">
            <text:p>0,0153037654</text:p>
          </table:table-cell>
          <table:table-cell table:formula="of:=[.J614]-[.J736]" office:value-type="string" office:string-value="" calcext:value-type="error">
            <text:p>#VALEUR !</text:p>
          </table:table-cell>
          <table:table-cell table:formula="of:=[.K614]-[.K736]" office:value-type="string" office:string-value="" calcext:value-type="error">
            <text:p>#DIV/0 !</text:p>
          </table:table-cell>
          <table:table-cell table:formula="of:=[.L614]-[.L736]" office:value-type="string" office:string-value="" calcext:value-type="error">
            <text:p>#VALEUR !</text:p>
          </table:table-cell>
          <table:table-cell table:formula="of:=[.M614]-[.M736]" office:value-type="float" office:value="0.000202534492406747" calcext:value-type="float">
            <text:p>0,0002025345</text:p>
          </table:table-cell>
          <table:table-cell table:formula="of:=[.N614]-[.N736]" office:value-type="float" office:value="0.554699121264672" calcext:value-type="float">
            <text:p>0,5546991213</text:p>
          </table:table-cell>
          <table:table-cell table:formula="of:=[.O614]-[.O736]" office:value-type="float" office:value="0.0000160826754160996" calcext:value-type="float">
            <text:p>1,60826754160996E-005</text:p>
          </table:table-cell>
          <table:table-cell table:formula="of:=[.P614]-[.P736]" office:value-type="string" office:string-value="" calcext:value-type="error">
            <text:p>#DIV/0 !</text:p>
          </table:table-cell>
          <table:table-cell table:formula="of:=[.Q614]-[.Q736]" office:value-type="string" office:string-value="" calcext:value-type="error">
            <text:p>#DIV/0 !</text:p>
          </table:table-cell>
          <table:table-cell table:formula="of:=[.R614]-[.R736]" office:value-type="string" office:string-value="" calcext:value-type="error">
            <text:p>#DIV/0 !</text:p>
          </table:table-cell>
          <table:table-cell table:formula="of:=[.S614]-[.S736]" office:value-type="string" office:string-value="" calcext:value-type="error">
            <text:p>#VALEUR !</text:p>
          </table:table-cell>
          <table:table-cell table:formula="of:=[.T614]-[.T736]" office:value-type="string" office:string-value="" calcext:value-type="error">
            <text:p>#VALEUR !</text:p>
          </table:table-cell>
          <table:table-cell table:formula="of:=[.U614]-[.U736]" office:value-type="string" office:string-value="" calcext:value-type="error">
            <text:p>#VALEUR !</text:p>
          </table:table-cell>
          <table:table-cell table:formula="of:=[.V614]-[.V73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formula="of:=[.B615]-[.B737]" office:value-type="string" office:string-value="" calcext:value-type="error">
            <text:p>#DIV/0 !</text:p>
          </table:table-cell>
          <table:table-cell table:formula="of:=[.C615]-[.C737]" office:value-type="float" office:value="0.000285000251117234" calcext:value-type="float">
            <text:p>0,0002850003</text:p>
          </table:table-cell>
          <table:table-cell table:formula="of:=[.D615]-[.D737]" office:value-type="string" office:string-value="" calcext:value-type="error">
            <text:p>#VALEUR !</text:p>
          </table:table-cell>
          <table:table-cell table:formula="of:=[.E615]-[.E737]" office:value-type="float" office:value="1" calcext:value-type="float">
            <text:p>1</text:p>
          </table:table-cell>
          <table:table-cell table:formula="of:=[.F615]-[.F737]" office:value-type="string" office:string-value="" calcext:value-type="error">
            <text:p>#VALEUR !</text:p>
          </table:table-cell>
          <table:table-cell table:formula="of:=[.G615]-[.G737]" office:value-type="float" office:value="0.00012692996654976" calcext:value-type="float">
            <text:p>0,00012693</text:p>
          </table:table-cell>
          <table:table-cell table:formula="of:=[.H615]-[.H737]" office:value-type="string" office:string-value="" calcext:value-type="error">
            <text:p>#DIV/0 !</text:p>
          </table:table-cell>
          <table:table-cell table:formula="of:=[.I615]-[.I737]" office:value-type="float" office:value="0.014184591470254" calcext:value-type="float">
            <text:p>0,0141845915</text:p>
          </table:table-cell>
          <table:table-cell table:formula="of:=[.J615]-[.J737]" office:value-type="string" office:string-value="" calcext:value-type="error">
            <text:p>#VALEUR !</text:p>
          </table:table-cell>
          <table:table-cell table:formula="of:=[.K615]-[.K737]" office:value-type="string" office:string-value="" calcext:value-type="error">
            <text:p>#DIV/0 !</text:p>
          </table:table-cell>
          <table:table-cell table:formula="of:=[.L615]-[.L737]" office:value-type="string" office:string-value="" calcext:value-type="error">
            <text:p>#VALEUR !</text:p>
          </table:table-cell>
          <table:table-cell table:formula="of:=[.M615]-[.M737]" office:value-type="float" office:value="0.000164024671941751" calcext:value-type="float">
            <text:p>0,0001640247</text:p>
          </table:table-cell>
          <table:table-cell table:formula="of:=[.N615]-[.N737]" office:value-type="float" office:value="0.533238185824616" calcext:value-type="float">
            <text:p>0,5332381858</text:p>
          </table:table-cell>
          <table:table-cell table:formula="of:=[.O615]-[.O737]" office:value-type="float" office:value="0.0000215200939499031" calcext:value-type="float">
            <text:p>2,15200939499031E-005</text:p>
          </table:table-cell>
          <table:table-cell table:formula="of:=[.P615]-[.P737]" office:value-type="string" office:string-value="" calcext:value-type="error">
            <text:p>#DIV/0 !</text:p>
          </table:table-cell>
          <table:table-cell table:formula="of:=[.Q615]-[.Q737]" office:value-type="string" office:string-value="" calcext:value-type="error">
            <text:p>#DIV/0 !</text:p>
          </table:table-cell>
          <table:table-cell table:formula="of:=[.R615]-[.R737]" office:value-type="string" office:string-value="" calcext:value-type="error">
            <text:p>#DIV/0 !</text:p>
          </table:table-cell>
          <table:table-cell table:formula="of:=[.S615]-[.S737]" office:value-type="float" office:value="0.0724303553362294" calcext:value-type="float">
            <text:p>0,0724303553</text:p>
          </table:table-cell>
          <table:table-cell table:formula="of:=[.T615]-[.T737]" office:value-type="string" office:string-value="" calcext:value-type="error">
            <text:p>#VALEUR !</text:p>
          </table:table-cell>
          <table:table-cell table:formula="of:=[.U615]-[.U737]" office:value-type="string" office:string-value="" calcext:value-type="error">
            <text:p>#VALEUR !</text:p>
          </table:table-cell>
          <table:table-cell table:formula="of:=[.V615]-[.V73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formula="of:=[.B616]-[.B738]" office:value-type="string" office:string-value="" calcext:value-type="error">
            <text:p>#DIV/0 !</text:p>
          </table:table-cell>
          <table:table-cell table:formula="of:=[.C616]-[.C738]" office:value-type="float" office:value="0.000288633896109751" calcext:value-type="float">
            <text:p>0,0002886339</text:p>
          </table:table-cell>
          <table:table-cell table:formula="of:=[.D616]-[.D738]" office:value-type="float" office:value="0.00156416715163114" calcext:value-type="float">
            <text:p>0,0015641672</text:p>
          </table:table-cell>
          <table:table-cell table:formula="of:=[.E616]-[.E738]" office:value-type="float" office:value="1" calcext:value-type="float">
            <text:p>1</text:p>
          </table:table-cell>
          <table:table-cell table:formula="of:=[.F616]-[.F738]" office:value-type="string" office:string-value="" calcext:value-type="error">
            <text:p>#VALEUR !</text:p>
          </table:table-cell>
          <table:table-cell table:formula="of:=[.G616]-[.G738]" office:value-type="string" office:string-value="" calcext:value-type="error">
            <text:p>#VALEUR !</text:p>
          </table:table-cell>
          <table:table-cell table:formula="of:=[.H616]-[.H738]" office:value-type="string" office:string-value="" calcext:value-type="error">
            <text:p>#DIV/0 !</text:p>
          </table:table-cell>
          <table:table-cell table:formula="of:=[.I616]-[.I738]" office:value-type="float" office:value="0.0128465576022126" calcext:value-type="float">
            <text:p>0,0128465576</text:p>
          </table:table-cell>
          <table:table-cell table:formula="of:=[.J616]-[.J738]" office:value-type="string" office:string-value="" calcext:value-type="error">
            <text:p>#VALEUR !</text:p>
          </table:table-cell>
          <table:table-cell table:formula="of:=[.K616]-[.K738]" office:value-type="string" office:string-value="" calcext:value-type="error">
            <text:p>#DIV/0 !</text:p>
          </table:table-cell>
          <table:table-cell table:formula="of:=[.L616]-[.L738]" office:value-type="string" office:string-value="" calcext:value-type="error">
            <text:p>#VALEUR !</text:p>
          </table:table-cell>
          <table:table-cell table:formula="of:=[.M616]-[.M738]" office:value-type="float" office:value="0.000171743303669955" calcext:value-type="float">
            <text:p>0,0001717433</text:p>
          </table:table-cell>
          <table:table-cell table:formula="of:=[.N616]-[.N738]" office:value-type="float" office:value="0.530231304045784" calcext:value-type="float">
            <text:p>0,530231304</text:p>
          </table:table-cell>
          <table:table-cell table:formula="of:=[.O616]-[.O738]" office:value-type="float" office:value="0.00000960979524004192" calcext:value-type="float">
            <text:p>9,60979524004192E-006</text:p>
          </table:table-cell>
          <table:table-cell table:formula="of:=[.P616]-[.P738]" office:value-type="string" office:string-value="" calcext:value-type="error">
            <text:p>#DIV/0 !</text:p>
          </table:table-cell>
          <table:table-cell table:formula="of:=[.Q616]-[.Q738]" office:value-type="string" office:string-value="" calcext:value-type="error">
            <text:p>#DIV/0 !</text:p>
          </table:table-cell>
          <table:table-cell table:formula="of:=[.R616]-[.R738]" office:value-type="string" office:string-value="" calcext:value-type="error">
            <text:p>#DIV/0 !</text:p>
          </table:table-cell>
          <table:table-cell table:formula="of:=[.S616]-[.S738]" office:value-type="float" office:value="0.0637644509439646" calcext:value-type="float">
            <text:p>0,0637644509</text:p>
          </table:table-cell>
          <table:table-cell table:formula="of:=[.T616]-[.T738]" office:value-type="string" office:string-value="" calcext:value-type="error">
            <text:p>#VALEUR !</text:p>
          </table:table-cell>
          <table:table-cell table:formula="of:=[.U616]-[.U738]" office:value-type="string" office:string-value="" calcext:value-type="error">
            <text:p>#VALEUR !</text:p>
          </table:table-cell>
          <table:table-cell table:formula="of:=[.V616]-[.V73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formula="of:=[.B617]-[.B739]" office:value-type="string" office:string-value="" calcext:value-type="error">
            <text:p>#DIV/0 !</text:p>
          </table:table-cell>
          <table:table-cell table:formula="of:=[.C617]-[.C739]" office:value-type="float" office:value="0.000402898097164977" calcext:value-type="float">
            <text:p>0,0004028981</text:p>
          </table:table-cell>
          <table:table-cell table:formula="of:=[.D617]-[.D739]" office:value-type="string" office:string-value="" calcext:value-type="error">
            <text:p>#VALEUR !</text:p>
          </table:table-cell>
          <table:table-cell table:formula="of:=[.E617]-[.E739]" office:value-type="float" office:value="1" calcext:value-type="float">
            <text:p>1</text:p>
          </table:table-cell>
          <table:table-cell table:formula="of:=[.F617]-[.F739]" office:value-type="string" office:string-value="" calcext:value-type="error">
            <text:p>#VALEUR !</text:p>
          </table:table-cell>
          <table:table-cell table:formula="of:=[.G617]-[.G739]" office:value-type="string" office:string-value="" calcext:value-type="error">
            <text:p>#VALEUR !</text:p>
          </table:table-cell>
          <table:table-cell table:formula="of:=[.H617]-[.H739]" office:value-type="string" office:string-value="" calcext:value-type="error">
            <text:p>#DIV/0 !</text:p>
          </table:table-cell>
          <table:table-cell table:formula="of:=[.I617]-[.I739]" office:value-type="float" office:value="0.0138188087442007" calcext:value-type="float">
            <text:p>0,0138188087</text:p>
          </table:table-cell>
          <table:table-cell table:formula="of:=[.J617]-[.J739]" office:value-type="string" office:string-value="" calcext:value-type="error">
            <text:p>#VALEUR !</text:p>
          </table:table-cell>
          <table:table-cell table:formula="of:=[.K617]-[.K739]" office:value-type="string" office:string-value="" calcext:value-type="error">
            <text:p>#DIV/0 !</text:p>
          </table:table-cell>
          <table:table-cell table:formula="of:=[.L617]-[.L739]" office:value-type="string" office:string-value="" calcext:value-type="error">
            <text:p>#VALEUR !</text:p>
          </table:table-cell>
          <table:table-cell table:formula="of:=[.M617]-[.M739]" office:value-type="float" office:value="0.0001308312000548" calcext:value-type="float">
            <text:p>0,0001308312</text:p>
          </table:table-cell>
          <table:table-cell table:formula="of:=[.N617]-[.N739]" office:value-type="float" office:value="0.521785246971528" calcext:value-type="float">
            <text:p>0,521785247</text:p>
          </table:table-cell>
          <table:table-cell table:formula="of:=[.O617]-[.O739]" office:value-type="float" office:value="0.0000267486373694692" calcext:value-type="float">
            <text:p>2,67486373694692E-005</text:p>
          </table:table-cell>
          <table:table-cell table:formula="of:=[.P617]-[.P739]" office:value-type="string" office:string-value="" calcext:value-type="error">
            <text:p>#DIV/0 !</text:p>
          </table:table-cell>
          <table:table-cell table:formula="of:=[.Q617]-[.Q739]" office:value-type="string" office:string-value="" calcext:value-type="error">
            <text:p>#DIV/0 !</text:p>
          </table:table-cell>
          <table:table-cell table:formula="of:=[.R617]-[.R739]" office:value-type="string" office:string-value="" calcext:value-type="error">
            <text:p>#DIV/0 !</text:p>
          </table:table-cell>
          <table:table-cell table:formula="of:=[.S617]-[.S739]" office:value-type="float" office:value="0.0548228967225453" calcext:value-type="float">
            <text:p>0,0548228967</text:p>
          </table:table-cell>
          <table:table-cell table:formula="of:=[.T617]-[.T739]" office:value-type="string" office:string-value="" calcext:value-type="error">
            <text:p>#VALEUR !</text:p>
          </table:table-cell>
          <table:table-cell table:formula="of:=[.U617]-[.U739]" office:value-type="string" office:string-value="" calcext:value-type="error">
            <text:p>#VALEUR !</text:p>
          </table:table-cell>
          <table:table-cell table:formula="of:=[.V617]-[.V73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formula="of:=[.B618]-[.B740]" office:value-type="string" office:string-value="" calcext:value-type="error">
            <text:p>#DIV/0 !</text:p>
          </table:table-cell>
          <table:table-cell table:formula="of:=[.C618]-[.C740]" office:value-type="float" office:value="0.000348330837405678" calcext:value-type="float">
            <text:p>0,0003483308</text:p>
          </table:table-cell>
          <table:table-cell table:formula="of:=[.D618]-[.D740]" office:value-type="float" office:value="0.00121975985672507" calcext:value-type="float">
            <text:p>0,0012197599</text:p>
          </table:table-cell>
          <table:table-cell table:formula="of:=[.E618]-[.E740]" office:value-type="float" office:value="1" calcext:value-type="float">
            <text:p>1</text:p>
          </table:table-cell>
          <table:table-cell table:formula="of:=[.F618]-[.F740]" office:value-type="string" office:string-value="" calcext:value-type="error">
            <text:p>#VALEUR !</text:p>
          </table:table-cell>
          <table:table-cell table:formula="of:=[.G618]-[.G740]" office:value-type="string" office:string-value="" calcext:value-type="error">
            <text:p>#VALEUR !</text:p>
          </table:table-cell>
          <table:table-cell table:formula="of:=[.H618]-[.H740]" office:value-type="string" office:string-value="" calcext:value-type="error">
            <text:p>#DIV/0 !</text:p>
          </table:table-cell>
          <table:table-cell table:formula="of:=[.I618]-[.I740]" office:value-type="float" office:value="0.0132327543064296" calcext:value-type="float">
            <text:p>0,0132327543</text:p>
          </table:table-cell>
          <table:table-cell table:formula="of:=[.J618]-[.J740]" office:value-type="string" office:string-value="" calcext:value-type="error">
            <text:p>#VALEUR !</text:p>
          </table:table-cell>
          <table:table-cell table:formula="of:=[.K618]-[.K740]" office:value-type="string" office:string-value="" calcext:value-type="error">
            <text:p>#DIV/0 !</text:p>
          </table:table-cell>
          <table:table-cell table:formula="of:=[.L618]-[.L740]" office:value-type="string" office:string-value="" calcext:value-type="error">
            <text:p>#VALEUR !</text:p>
          </table:table-cell>
          <table:table-cell table:formula="of:=[.M618]-[.M740]" office:value-type="float" office:value="0.000103371691894098" calcext:value-type="float">
            <text:p>0,0001033717</text:p>
          </table:table-cell>
          <table:table-cell table:formula="of:=[.N618]-[.N740]" office:value-type="float" office:value="0.528618621875233" calcext:value-type="float">
            <text:p>0,5286186219</text:p>
          </table:table-cell>
          <table:table-cell table:formula="of:=[.O618]-[.O740]" office:value-type="string" office:string-value="" calcext:value-type="error">
            <text:p>#VALEUR !</text:p>
          </table:table-cell>
          <table:table-cell table:formula="of:=[.P618]-[.P740]" office:value-type="string" office:string-value="" calcext:value-type="error">
            <text:p>#DIV/0 !</text:p>
          </table:table-cell>
          <table:table-cell table:formula="of:=[.Q618]-[.Q740]" office:value-type="string" office:string-value="" calcext:value-type="error">
            <text:p>#DIV/0 !</text:p>
          </table:table-cell>
          <table:table-cell table:formula="of:=[.R618]-[.R740]" office:value-type="string" office:string-value="" calcext:value-type="error">
            <text:p>#DIV/0 !</text:p>
          </table:table-cell>
          <table:table-cell table:formula="of:=[.S618]-[.S740]" office:value-type="float" office:value="0.0543659155181845" calcext:value-type="float">
            <text:p>0,0543659155</text:p>
          </table:table-cell>
          <table:table-cell table:formula="of:=[.T618]-[.T740]" office:value-type="string" office:string-value="" calcext:value-type="error">
            <text:p>#VALEUR !</text:p>
          </table:table-cell>
          <table:table-cell table:formula="of:=[.U618]-[.U740]" office:value-type="string" office:string-value="" calcext:value-type="error">
            <text:p>#VALEUR !</text:p>
          </table:table-cell>
          <table:table-cell table:formula="of:=[.V618]-[.V74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formula="of:=[.B619]-[.B741]" office:value-type="string" office:string-value="" calcext:value-type="error">
            <text:p>#DIV/0 !</text:p>
          </table:table-cell>
          <table:table-cell table:formula="of:=[.C619]-[.C741]" office:value-type="float" office:value="0.000333935703747325" calcext:value-type="float">
            <text:p>0,0003339357</text:p>
          </table:table-cell>
          <table:table-cell table:formula="of:=[.D619]-[.D741]" office:value-type="float" office:value="0.00121821070468832" calcext:value-type="float">
            <text:p>0,0012182107</text:p>
          </table:table-cell>
          <table:table-cell table:formula="of:=[.E619]-[.E741]" office:value-type="float" office:value="1" calcext:value-type="float">
            <text:p>1</text:p>
          </table:table-cell>
          <table:table-cell table:formula="of:=[.F619]-[.F741]" office:value-type="string" office:string-value="" calcext:value-type="error">
            <text:p>#VALEUR !</text:p>
          </table:table-cell>
          <table:table-cell table:formula="of:=[.G619]-[.G741]" office:value-type="string" office:string-value="" calcext:value-type="error">
            <text:p>#VALEUR !</text:p>
          </table:table-cell>
          <table:table-cell table:formula="of:=[.H619]-[.H741]" office:value-type="string" office:string-value="" calcext:value-type="error">
            <text:p>#DIV/0 !</text:p>
          </table:table-cell>
          <table:table-cell table:formula="of:=[.I619]-[.I741]" office:value-type="float" office:value="0.0138447020019814" calcext:value-type="float">
            <text:p>0,013844702</text:p>
          </table:table-cell>
          <table:table-cell table:formula="of:=[.J619]-[.J741]" office:value-type="string" office:string-value="" calcext:value-type="error">
            <text:p>#VALEUR !</text:p>
          </table:table-cell>
          <table:table-cell table:formula="of:=[.K619]-[.K741]" office:value-type="string" office:string-value="" calcext:value-type="error">
            <text:p>#DIV/0 !</text:p>
          </table:table-cell>
          <table:table-cell table:formula="of:=[.L619]-[.L741]" office:value-type="string" office:string-value="" calcext:value-type="error">
            <text:p>#VALEUR !</text:p>
          </table:table-cell>
          <table:table-cell table:formula="of:=[.M619]-[.M741]" office:value-type="float" office:value="0.000163686814728231" calcext:value-type="float">
            <text:p>0,0001636868</text:p>
          </table:table-cell>
          <table:table-cell table:formula="of:=[.N619]-[.N741]" office:value-type="float" office:value="0.53682656951606" calcext:value-type="float">
            <text:p>0,5368265695</text:p>
          </table:table-cell>
          <table:table-cell table:formula="of:=[.O619]-[.O741]" office:value-type="float" office:value="0.0000171338222323007" calcext:value-type="float">
            <text:p>1,71338222323007E-005</text:p>
          </table:table-cell>
          <table:table-cell table:formula="of:=[.P619]-[.P741]" office:value-type="string" office:string-value="" calcext:value-type="error">
            <text:p>#DIV/0 !</text:p>
          </table:table-cell>
          <table:table-cell table:formula="of:=[.Q619]-[.Q741]" office:value-type="string" office:string-value="" calcext:value-type="error">
            <text:p>#DIV/0 !</text:p>
          </table:table-cell>
          <table:table-cell table:formula="of:=[.R619]-[.R741]" office:value-type="string" office:string-value="" calcext:value-type="error">
            <text:p>#DIV/0 !</text:p>
          </table:table-cell>
          <table:table-cell table:formula="of:=[.S619]-[.S741]" office:value-type="float" office:value="0.051775548388927" calcext:value-type="float">
            <text:p>0,0517755484</text:p>
          </table:table-cell>
          <table:table-cell table:formula="of:=[.T619]-[.T741]" office:value-type="string" office:string-value="" calcext:value-type="error">
            <text:p>#VALEUR !</text:p>
          </table:table-cell>
          <table:table-cell table:formula="of:=[.U619]-[.U741]" office:value-type="string" office:string-value="" calcext:value-type="error">
            <text:p>#VALEUR !</text:p>
          </table:table-cell>
          <table:table-cell table:formula="of:=[.V619]-[.V74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B620]-[.B742]" office:value-type="string" office:string-value="" calcext:value-type="error">
            <text:p>#DIV/0 !</text:p>
          </table:table-cell>
          <table:table-cell table:formula="of:=[.C620]-[.C742]" office:value-type="float" office:value="0.000221015458109102" calcext:value-type="float">
            <text:p>0,0002210155</text:p>
          </table:table-cell>
          <table:table-cell table:formula="of:=[.D620]-[.D742]" office:value-type="float" office:value="0.00121059132032706" calcext:value-type="float">
            <text:p>0,0012105913</text:p>
          </table:table-cell>
          <table:table-cell table:formula="of:=[.E620]-[.E742]" office:value-type="float" office:value="1" calcext:value-type="float">
            <text:p>1</text:p>
          </table:table-cell>
          <table:table-cell table:formula="of:=[.F620]-[.F742]" office:value-type="string" office:string-value="" calcext:value-type="error">
            <text:p>#VALEUR !</text:p>
          </table:table-cell>
          <table:table-cell table:formula="of:=[.G620]-[.G742]" office:value-type="string" office:string-value="" calcext:value-type="error">
            <text:p>#VALEUR !</text:p>
          </table:table-cell>
          <table:table-cell table:formula="of:=[.H620]-[.H742]" office:value-type="string" office:string-value="" calcext:value-type="error">
            <text:p>#DIV/0 !</text:p>
          </table:table-cell>
          <table:table-cell table:formula="of:=[.I620]-[.I742]" office:value-type="float" office:value="0.0131332880149006" calcext:value-type="float">
            <text:p>0,013133288</text:p>
          </table:table-cell>
          <table:table-cell table:formula="of:=[.J620]-[.J742]" office:value-type="string" office:string-value="" calcext:value-type="error">
            <text:p>#VALEUR !</text:p>
          </table:table-cell>
          <table:table-cell table:formula="of:=[.K620]-[.K742]" office:value-type="string" office:string-value="" calcext:value-type="error">
            <text:p>#DIV/0 !</text:p>
          </table:table-cell>
          <table:table-cell table:formula="of:=[.L620]-[.L742]" office:value-type="string" office:string-value="" calcext:value-type="error">
            <text:p>#VALEUR !</text:p>
          </table:table-cell>
          <table:table-cell table:formula="of:=[.M620]-[.M742]" office:value-type="float" office:value="0.000107155084025202" calcext:value-type="float">
            <text:p>0,0001071551</text:p>
          </table:table-cell>
          <table:table-cell table:formula="of:=[.N620]-[.N742]" office:value-type="float" office:value="0.641454027494902" calcext:value-type="float">
            <text:p>0,6414540275</text:p>
          </table:table-cell>
          <table:table-cell table:formula="of:=[.O620]-[.O742]" office:value-type="float" office:value="0.00000935688823133093" calcext:value-type="float">
            <text:p>9,35688823133093E-006</text:p>
          </table:table-cell>
          <table:table-cell table:formula="of:=[.P620]-[.P742]" office:value-type="string" office:string-value="" calcext:value-type="error">
            <text:p>#DIV/0 !</text:p>
          </table:table-cell>
          <table:table-cell table:formula="of:=[.Q620]-[.Q742]" office:value-type="string" office:string-value="" calcext:value-type="error">
            <text:p>#DIV/0 !</text:p>
          </table:table-cell>
          <table:table-cell table:formula="of:=[.R620]-[.R742]" office:value-type="string" office:string-value="" calcext:value-type="error">
            <text:p>#DIV/0 !</text:p>
          </table:table-cell>
          <table:table-cell table:formula="of:=[.S620]-[.S742]" office:value-type="float" office:value="0.0539634603898564" calcext:value-type="float">
            <text:p>0,0539634604</text:p>
          </table:table-cell>
          <table:table-cell table:formula="of:=[.T620]-[.T742]" office:value-type="string" office:string-value="" calcext:value-type="error">
            <text:p>#VALEUR !</text:p>
          </table:table-cell>
          <table:table-cell table:formula="of:=[.U620]-[.U742]" office:value-type="string" office:string-value="" calcext:value-type="error">
            <text:p>#VALEUR !</text:p>
          </table:table-cell>
          <table:table-cell table:formula="of:=[.V620]-[.V74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formula="of:=[.B621]-[.B743]" office:value-type="string" office:string-value="" calcext:value-type="error">
            <text:p>#DIV/0 !</text:p>
          </table:table-cell>
          <table:table-cell table:formula="of:=[.C621]-[.C743]" office:value-type="float" office:value="0.000324152402804821" calcext:value-type="float">
            <text:p>0,0003241524</text:p>
          </table:table-cell>
          <table:table-cell table:formula="of:=[.D621]-[.D743]" office:value-type="float" office:value="0.00197310059019485" calcext:value-type="float">
            <text:p>0,0019731006</text:p>
          </table:table-cell>
          <table:table-cell table:formula="of:=[.E621]-[.E743]" office:value-type="float" office:value="1" calcext:value-type="float">
            <text:p>1</text:p>
          </table:table-cell>
          <table:table-cell table:formula="of:=[.F621]-[.F743]" office:value-type="string" office:string-value="" calcext:value-type="error">
            <text:p>#VALEUR !</text:p>
          </table:table-cell>
          <table:table-cell table:formula="of:=[.G621]-[.G743]" office:value-type="float" office:value="0.000127673496479004" calcext:value-type="float">
            <text:p>0,0001276735</text:p>
          </table:table-cell>
          <table:table-cell table:formula="of:=[.H621]-[.H743]" office:value-type="string" office:string-value="" calcext:value-type="error">
            <text:p>#DIV/0 !</text:p>
          </table:table-cell>
          <table:table-cell table:formula="of:=[.I621]-[.I743]" office:value-type="float" office:value="0.0123921672078876" calcext:value-type="float">
            <text:p>0,0123921672</text:p>
          </table:table-cell>
          <table:table-cell table:formula="of:=[.J621]-[.J743]" office:value-type="string" office:string-value="" calcext:value-type="error">
            <text:p>#VALEUR !</text:p>
          </table:table-cell>
          <table:table-cell table:formula="of:=[.K621]-[.K743]" office:value-type="string" office:string-value="" calcext:value-type="error">
            <text:p>#DIV/0 !</text:p>
          </table:table-cell>
          <table:table-cell table:formula="of:=[.L621]-[.L743]" office:value-type="string" office:string-value="" calcext:value-type="error">
            <text:p>#VALEUR !</text:p>
          </table:table-cell>
          <table:table-cell table:formula="of:=[.M621]-[.M743]" office:value-type="float" office:value="0.0000970315150511427" calcext:value-type="float">
            <text:p>9,70315150511427E-005</text:p>
          </table:table-cell>
          <table:table-cell table:formula="of:=[.N621]-[.N743]" office:value-type="float" office:value="0.530427855501235" calcext:value-type="float">
            <text:p>0,5304278555</text:p>
          </table:table-cell>
          <table:table-cell table:formula="of:=[.O621]-[.O743]" office:value-type="float" office:value="0.0000178267135738747" calcext:value-type="float">
            <text:p>1,78267135738747E-005</text:p>
          </table:table-cell>
          <table:table-cell table:formula="of:=[.P621]-[.P743]" office:value-type="string" office:string-value="" calcext:value-type="error">
            <text:p>#DIV/0 !</text:p>
          </table:table-cell>
          <table:table-cell table:formula="of:=[.Q621]-[.Q743]" office:value-type="string" office:string-value="" calcext:value-type="error">
            <text:p>#DIV/0 !</text:p>
          </table:table-cell>
          <table:table-cell table:formula="of:=[.R621]-[.R743]" office:value-type="string" office:string-value="" calcext:value-type="error">
            <text:p>#DIV/0 !</text:p>
          </table:table-cell>
          <table:table-cell table:formula="of:=[.S621]-[.S743]" office:value-type="float" office:value="0.0497414481917825" calcext:value-type="float">
            <text:p>0,0497414482</text:p>
          </table:table-cell>
          <table:table-cell table:formula="of:=[.T621]-[.T743]" office:value-type="string" office:string-value="" calcext:value-type="error">
            <text:p>#VALEUR !</text:p>
          </table:table-cell>
          <table:table-cell table:formula="of:=[.U621]-[.U743]" office:value-type="string" office:string-value="" calcext:value-type="error">
            <text:p>#VALEUR !</text:p>
          </table:table-cell>
          <table:table-cell table:formula="of:=[.V621]-[.V74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formula="of:=[.B622]-[.B744]" office:value-type="string" office:string-value="" calcext:value-type="error">
            <text:p>#DIV/0 !</text:p>
          </table:table-cell>
          <table:table-cell table:formula="of:=[.C622]-[.C744]" office:value-type="float" office:value="0.000140303323278204" calcext:value-type="float">
            <text:p>0,0001403033</text:p>
          </table:table-cell>
          <table:table-cell table:formula="of:=[.D622]-[.D744]" office:value-type="float" office:value="0.00132066223243967" calcext:value-type="float">
            <text:p>0,0013206622</text:p>
          </table:table-cell>
          <table:table-cell table:formula="of:=[.E622]-[.E744]" office:value-type="float" office:value="1" calcext:value-type="float">
            <text:p>1</text:p>
          </table:table-cell>
          <table:table-cell table:formula="of:=[.F622]-[.F744]" office:value-type="string" office:string-value="" calcext:value-type="error">
            <text:p>#VALEUR !</text:p>
          </table:table-cell>
          <table:table-cell table:formula="of:=[.G622]-[.G744]" office:value-type="string" office:string-value="" calcext:value-type="error">
            <text:p>#VALEUR !</text:p>
          </table:table-cell>
          <table:table-cell table:formula="of:=[.H622]-[.H744]" office:value-type="string" office:string-value="" calcext:value-type="error">
            <text:p>#DIV/0 !</text:p>
          </table:table-cell>
          <table:table-cell table:formula="of:=[.I622]-[.I744]" office:value-type="float" office:value="0.0143274094054679" calcext:value-type="float">
            <text:p>0,0143274094</text:p>
          </table:table-cell>
          <table:table-cell table:formula="of:=[.J622]-[.J744]" office:value-type="string" office:string-value="" calcext:value-type="error">
            <text:p>#VALEUR !</text:p>
          </table:table-cell>
          <table:table-cell table:formula="of:=[.K622]-[.K744]" office:value-type="string" office:string-value="" calcext:value-type="error">
            <text:p>#DIV/0 !</text:p>
          </table:table-cell>
          <table:table-cell table:formula="of:=[.L622]-[.L744]" office:value-type="string" office:string-value="" calcext:value-type="error">
            <text:p>#VALEUR !</text:p>
          </table:table-cell>
          <table:table-cell table:formula="of:=[.M622]-[.M744]" office:value-type="float" office:value="0.000101771811335848" calcext:value-type="float">
            <text:p>0,0001017718</text:p>
          </table:table-cell>
          <table:table-cell table:formula="of:=[.N622]-[.N744]" office:value-type="float" office:value="0.564246025877196" calcext:value-type="float">
            <text:p>0,5642460259</text:p>
          </table:table-cell>
          <table:table-cell table:formula="of:=[.O622]-[.O744]" office:value-type="float" office:value="0.0000177456017667358" calcext:value-type="float">
            <text:p>1,77456017667358E-005</text:p>
          </table:table-cell>
          <table:table-cell table:formula="of:=[.P622]-[.P744]" office:value-type="string" office:string-value="" calcext:value-type="error">
            <text:p>#DIV/0 !</text:p>
          </table:table-cell>
          <table:table-cell table:formula="of:=[.Q622]-[.Q744]" office:value-type="string" office:string-value="" calcext:value-type="error">
            <text:p>#DIV/0 !</text:p>
          </table:table-cell>
          <table:table-cell table:formula="of:=[.R622]-[.R744]" office:value-type="string" office:string-value="" calcext:value-type="error">
            <text:p>#DIV/0 !</text:p>
          </table:table-cell>
          <table:table-cell table:formula="of:=[.S622]-[.S744]" office:value-type="float" office:value="0.0540780913014163" calcext:value-type="float">
            <text:p>0,0540780913</text:p>
          </table:table-cell>
          <table:table-cell table:formula="of:=[.T622]-[.T744]" office:value-type="string" office:string-value="" calcext:value-type="error">
            <text:p>#VALEUR !</text:p>
          </table:table-cell>
          <table:table-cell table:formula="of:=[.U622]-[.U744]" office:value-type="string" office:string-value="" calcext:value-type="error">
            <text:p>#VALEUR !</text:p>
          </table:table-cell>
          <table:table-cell table:formula="of:=[.V622]-[.V74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formula="of:=[.B623]-[.B745]" office:value-type="string" office:string-value="" calcext:value-type="error">
            <text:p>#DIV/0 !</text:p>
          </table:table-cell>
          <table:table-cell table:formula="of:=[.C623]-[.C745]" office:value-type="float" office:value="0.000206516148102843" calcext:value-type="float">
            <text:p>0,0002065161</text:p>
          </table:table-cell>
          <table:table-cell table:formula="of:=[.D623]-[.D745]" office:value-type="string" office:string-value="" calcext:value-type="error">
            <text:p>#VALEUR !</text:p>
          </table:table-cell>
          <table:table-cell table:formula="of:=[.E623]-[.E745]" office:value-type="float" office:value="1" calcext:value-type="float">
            <text:p>1</text:p>
          </table:table-cell>
          <table:table-cell table:formula="of:=[.F623]-[.F745]" office:value-type="string" office:string-value="" calcext:value-type="error">
            <text:p>#VALEUR !</text:p>
          </table:table-cell>
          <table:table-cell table:formula="of:=[.G623]-[.G745]" office:value-type="string" office:string-value="" calcext:value-type="error">
            <text:p>#VALEUR !</text:p>
          </table:table-cell>
          <table:table-cell table:formula="of:=[.H623]-[.H745]" office:value-type="string" office:string-value="" calcext:value-type="error">
            <text:p>#DIV/0 !</text:p>
          </table:table-cell>
          <table:table-cell table:formula="of:=[.I623]-[.I745]" office:value-type="float" office:value="0.0137088988718501" calcext:value-type="float">
            <text:p>0,0137088989</text:p>
          </table:table-cell>
          <table:table-cell table:formula="of:=[.J623]-[.J745]" office:value-type="string" office:string-value="" calcext:value-type="error">
            <text:p>#VALEUR !</text:p>
          </table:table-cell>
          <table:table-cell table:formula="of:=[.K623]-[.K745]" office:value-type="string" office:string-value="" calcext:value-type="error">
            <text:p>#DIV/0 !</text:p>
          </table:table-cell>
          <table:table-cell table:formula="of:=[.L623]-[.L745]" office:value-type="string" office:string-value="" calcext:value-type="error">
            <text:p>#VALEUR !</text:p>
          </table:table-cell>
          <table:table-cell table:formula="of:=[.M623]-[.M745]" office:value-type="float" office:value="0.000155319112361926" calcext:value-type="float">
            <text:p>0,0001553191</text:p>
          </table:table-cell>
          <table:table-cell table:formula="of:=[.N623]-[.N745]" office:value-type="float" office:value="0.53553014175893" calcext:value-type="float">
            <text:p>0,5355301418</text:p>
          </table:table-cell>
          <table:table-cell table:formula="of:=[.O623]-[.O745]" office:value-type="float" office:value="0.000012772211898268" calcext:value-type="float">
            <text:p>1,2772211898268E-005</text:p>
          </table:table-cell>
          <table:table-cell table:formula="of:=[.P623]-[.P745]" office:value-type="string" office:string-value="" calcext:value-type="error">
            <text:p>#DIV/0 !</text:p>
          </table:table-cell>
          <table:table-cell table:formula="of:=[.Q623]-[.Q745]" office:value-type="string" office:string-value="" calcext:value-type="error">
            <text:p>#DIV/0 !</text:p>
          </table:table-cell>
          <table:table-cell table:formula="of:=[.R623]-[.R745]" office:value-type="string" office:string-value="" calcext:value-type="error">
            <text:p>#DIV/0 !</text:p>
          </table:table-cell>
          <table:table-cell table:formula="of:=[.S623]-[.S745]" office:value-type="float" office:value="0.0439040005693101" calcext:value-type="float">
            <text:p>0,0439040006</text:p>
          </table:table-cell>
          <table:table-cell table:formula="of:=[.T623]-[.T745]" office:value-type="string" office:string-value="" calcext:value-type="error">
            <text:p>#VALEUR !</text:p>
          </table:table-cell>
          <table:table-cell table:formula="of:=[.U623]-[.U745]" office:value-type="string" office:string-value="" calcext:value-type="error">
            <text:p>#VALEUR !</text:p>
          </table:table-cell>
          <table:table-cell table:formula="of:=[.V623]-[.V74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formula="of:=[.B624]-[.B746]" office:value-type="string" office:string-value="" calcext:value-type="error">
            <text:p>#DIV/0 !</text:p>
          </table:table-cell>
          <table:table-cell table:formula="of:=[.C624]-[.C746]" office:value-type="float" office:value="0.000220157644623808" calcext:value-type="float">
            <text:p>0,0002201576</text:p>
          </table:table-cell>
          <table:table-cell table:formula="of:=[.D624]-[.D746]" office:value-type="float" office:value="0.00115763711333422" calcext:value-type="float">
            <text:p>0,0011576371</text:p>
          </table:table-cell>
          <table:table-cell table:formula="of:=[.E624]-[.E746]" office:value-type="float" office:value="1" calcext:value-type="float">
            <text:p>1</text:p>
          </table:table-cell>
          <table:table-cell table:formula="of:=[.F624]-[.F746]" office:value-type="string" office:string-value="" calcext:value-type="error">
            <text:p>#VALEUR !</text:p>
          </table:table-cell>
          <table:table-cell table:formula="of:=[.G624]-[.G746]" office:value-type="string" office:string-value="" calcext:value-type="error">
            <text:p>#VALEUR !</text:p>
          </table:table-cell>
          <table:table-cell table:formula="of:=[.H624]-[.H746]" office:value-type="string" office:string-value="" calcext:value-type="error">
            <text:p>#DIV/0 !</text:p>
          </table:table-cell>
          <table:table-cell table:formula="of:=[.I624]-[.I746]" office:value-type="float" office:value="0.013156296196434" calcext:value-type="float">
            <text:p>0,0131562962</text:p>
          </table:table-cell>
          <table:table-cell table:formula="of:=[.J624]-[.J746]" office:value-type="string" office:string-value="" calcext:value-type="error">
            <text:p>#VALEUR !</text:p>
          </table:table-cell>
          <table:table-cell table:formula="of:=[.K624]-[.K746]" office:value-type="string" office:string-value="" calcext:value-type="error">
            <text:p>#DIV/0 !</text:p>
          </table:table-cell>
          <table:table-cell table:formula="of:=[.L624]-[.L746]" office:value-type="string" office:string-value="" calcext:value-type="error">
            <text:p>#VALEUR !</text:p>
          </table:table-cell>
          <table:table-cell table:formula="of:=[.M624]-[.M746]" office:value-type="float" office:value="0.000181977567646518" calcext:value-type="float">
            <text:p>0,0001819776</text:p>
          </table:table-cell>
          <table:table-cell table:formula="of:=[.N624]-[.N746]" office:value-type="float" office:value="0.488940530064569" calcext:value-type="float">
            <text:p>0,4889405301</text:p>
          </table:table-cell>
          <table:table-cell table:formula="of:=[.O624]-[.O746]" office:value-type="float" office:value="0.000025466232480526" calcext:value-type="float">
            <text:p>2,5466232480526E-005</text:p>
          </table:table-cell>
          <table:table-cell table:formula="of:=[.P624]-[.P746]" office:value-type="string" office:string-value="" calcext:value-type="error">
            <text:p>#DIV/0 !</text:p>
          </table:table-cell>
          <table:table-cell table:formula="of:=[.Q624]-[.Q746]" office:value-type="string" office:string-value="" calcext:value-type="error">
            <text:p>#DIV/0 !</text:p>
          </table:table-cell>
          <table:table-cell table:formula="of:=[.R624]-[.R746]" office:value-type="string" office:string-value="" calcext:value-type="error">
            <text:p>#DIV/0 !</text:p>
          </table:table-cell>
          <table:table-cell table:formula="of:=[.S624]-[.S746]" office:value-type="float" office:value="0.0318319206190939" calcext:value-type="float">
            <text:p>0,0318319206</text:p>
          </table:table-cell>
          <table:table-cell table:formula="of:=[.T624]-[.T746]" office:value-type="string" office:string-value="" calcext:value-type="error">
            <text:p>#VALEUR !</text:p>
          </table:table-cell>
          <table:table-cell table:formula="of:=[.U624]-[.U746]" office:value-type="string" office:string-value="" calcext:value-type="error">
            <text:p>#VALEUR !</text:p>
          </table:table-cell>
          <table:table-cell table:formula="of:=[.V624]-[.V74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formula="of:=[.B625]-[.B747]" office:value-type="string" office:string-value="" calcext:value-type="error">
            <text:p>#DIV/0 !</text:p>
          </table:table-cell>
          <table:table-cell table:formula="of:=[.C625]-[.C747]" office:value-type="float" office:value="0.000169170070106823" calcext:value-type="float">
            <text:p>0,0001691701</text:p>
          </table:table-cell>
          <table:table-cell table:formula="of:=[.D625]-[.D747]" office:value-type="string" office:string-value="" calcext:value-type="error">
            <text:p>#VALEUR !</text:p>
          </table:table-cell>
          <table:table-cell table:formula="of:=[.E625]-[.E747]" office:value-type="float" office:value="1" calcext:value-type="float">
            <text:p>1</text:p>
          </table:table-cell>
          <table:table-cell table:formula="of:=[.F625]-[.F747]" office:value-type="string" office:string-value="" calcext:value-type="error">
            <text:p>#VALEUR !</text:p>
          </table:table-cell>
          <table:table-cell table:formula="of:=[.G625]-[.G747]" office:value-type="string" office:string-value="" calcext:value-type="error">
            <text:p>#VALEUR !</text:p>
          </table:table-cell>
          <table:table-cell table:formula="of:=[.H625]-[.H747]" office:value-type="string" office:string-value="" calcext:value-type="error">
            <text:p>#DIV/0 !</text:p>
          </table:table-cell>
          <table:table-cell table:formula="of:=[.I625]-[.I747]" office:value-type="float" office:value="0.0138082334071486" calcext:value-type="float">
            <text:p>0,0138082334</text:p>
          </table:table-cell>
          <table:table-cell table:formula="of:=[.J625]-[.J747]" office:value-type="string" office:string-value="" calcext:value-type="error">
            <text:p>#VALEUR !</text:p>
          </table:table-cell>
          <table:table-cell table:formula="of:=[.K625]-[.K747]" office:value-type="string" office:string-value="" calcext:value-type="error">
            <text:p>#DIV/0 !</text:p>
          </table:table-cell>
          <table:table-cell table:formula="of:=[.L625]-[.L747]" office:value-type="string" office:string-value="" calcext:value-type="error">
            <text:p>#VALEUR !</text:p>
          </table:table-cell>
          <table:table-cell table:formula="of:=[.M625]-[.M747]" office:value-type="float" office:value="0.000127288468124287" calcext:value-type="float">
            <text:p>0,0001272885</text:p>
          </table:table-cell>
          <table:table-cell table:formula="of:=[.N625]-[.N747]" office:value-type="float" office:value="0.494496655792222" calcext:value-type="float">
            <text:p>0,4944966558</text:p>
          </table:table-cell>
          <table:table-cell table:formula="of:=[.O625]-[.O747]" office:value-type="string" office:string-value="" calcext:value-type="error">
            <text:p>#VALEUR !</text:p>
          </table:table-cell>
          <table:table-cell table:formula="of:=[.P625]-[.P747]" office:value-type="string" office:string-value="" calcext:value-type="error">
            <text:p>#DIV/0 !</text:p>
          </table:table-cell>
          <table:table-cell table:formula="of:=[.Q625]-[.Q747]" office:value-type="string" office:string-value="" calcext:value-type="error">
            <text:p>#DIV/0 !</text:p>
          </table:table-cell>
          <table:table-cell table:formula="of:=[.R625]-[.R747]" office:value-type="string" office:string-value="" calcext:value-type="error">
            <text:p>#DIV/0 !</text:p>
          </table:table-cell>
          <table:table-cell table:formula="of:=[.S625]-[.S747]" office:value-type="float" office:value="0.0277462041271746" calcext:value-type="float">
            <text:p>0,0277462041</text:p>
          </table:table-cell>
          <table:table-cell table:formula="of:=[.T625]-[.T747]" office:value-type="string" office:string-value="" calcext:value-type="error">
            <text:p>#VALEUR !</text:p>
          </table:table-cell>
          <table:table-cell table:formula="of:=[.U625]-[.U747]" office:value-type="string" office:string-value="" calcext:value-type="error">
            <text:p>#VALEUR !</text:p>
          </table:table-cell>
          <table:table-cell table:formula="of:=[.V625]-[.V74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formula="of:=[.B626]-[.B748]" office:value-type="string" office:string-value="" calcext:value-type="error">
            <text:p>#DIV/0 !</text:p>
          </table:table-cell>
          <table:table-cell table:formula="of:=[.C626]-[.C748]" office:value-type="float" office:value="0.00026707499660386" calcext:value-type="float">
            <text:p>0,000267075</text:p>
          </table:table-cell>
          <table:table-cell table:formula="of:=[.D626]-[.D748]" office:value-type="float" office:value="0.001276159534449" calcext:value-type="float">
            <text:p>0,0012761595</text:p>
          </table:table-cell>
          <table:table-cell table:formula="of:=[.E626]-[.E748]" office:value-type="float" office:value="1" calcext:value-type="float">
            <text:p>1</text:p>
          </table:table-cell>
          <table:table-cell table:formula="of:=[.F626]-[.F748]" office:value-type="string" office:string-value="" calcext:value-type="error">
            <text:p>#VALEUR !</text:p>
          </table:table-cell>
          <table:table-cell table:formula="of:=[.G626]-[.G748]" office:value-type="string" office:string-value="" calcext:value-type="error">
            <text:p>#VALEUR !</text:p>
          </table:table-cell>
          <table:table-cell table:formula="of:=[.H626]-[.H748]" office:value-type="string" office:string-value="" calcext:value-type="error">
            <text:p>#DIV/0 !</text:p>
          </table:table-cell>
          <table:table-cell table:formula="of:=[.I626]-[.I748]" office:value-type="float" office:value="0.0131859519868967" calcext:value-type="float">
            <text:p>0,013185952</text:p>
          </table:table-cell>
          <table:table-cell table:formula="of:=[.J626]-[.J748]" office:value-type="string" office:string-value="" calcext:value-type="error">
            <text:p>#VALEUR !</text:p>
          </table:table-cell>
          <table:table-cell table:formula="of:=[.K626]-[.K748]" office:value-type="string" office:string-value="" calcext:value-type="error">
            <text:p>#DIV/0 !</text:p>
          </table:table-cell>
          <table:table-cell table:formula="of:=[.L626]-[.L748]" office:value-type="string" office:string-value="" calcext:value-type="error">
            <text:p>#VALEUR !</text:p>
          </table:table-cell>
          <table:table-cell table:formula="of:=[.M626]-[.M748]" office:value-type="float" office:value="0.000147047701229032" calcext:value-type="float">
            <text:p>0,0001470477</text:p>
          </table:table-cell>
          <table:table-cell table:formula="of:=[.N626]-[.N748]" office:value-type="float" office:value="0.493787230829351" calcext:value-type="float">
            <text:p>0,4937872308</text:p>
          </table:table-cell>
          <table:table-cell table:formula="of:=[.O626]-[.O748]" office:value-type="float" office:value="0.0000128986549343334" calcext:value-type="float">
            <text:p>1,28986549343334E-005</text:p>
          </table:table-cell>
          <table:table-cell table:formula="of:=[.P626]-[.P748]" office:value-type="string" office:string-value="" calcext:value-type="error">
            <text:p>#DIV/0 !</text:p>
          </table:table-cell>
          <table:table-cell table:formula="of:=[.Q626]-[.Q748]" office:value-type="string" office:string-value="" calcext:value-type="error">
            <text:p>#DIV/0 !</text:p>
          </table:table-cell>
          <table:table-cell table:formula="of:=[.R626]-[.R748]" office:value-type="string" office:string-value="" calcext:value-type="error">
            <text:p>#DIV/0 !</text:p>
          </table:table-cell>
          <table:table-cell table:formula="of:=[.S626]-[.S748]" office:value-type="float" office:value="0.0238607270616694" calcext:value-type="float">
            <text:p>0,0238607271</text:p>
          </table:table-cell>
          <table:table-cell table:formula="of:=[.T626]-[.T748]" office:value-type="string" office:string-value="" calcext:value-type="error">
            <text:p>#VALEUR !</text:p>
          </table:table-cell>
          <table:table-cell table:formula="of:=[.U626]-[.U748]" office:value-type="float" office:value="0.0000121399105264314" calcext:value-type="float">
            <text:p>1,21399105264314E-005</text:p>
          </table:table-cell>
          <table:table-cell table:formula="of:=[.V626]-[.V74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formula="of:=[.B627]-[.B749]" office:value-type="string" office:string-value="" calcext:value-type="error">
            <text:p>#DIV/0 !</text:p>
          </table:table-cell>
          <table:table-cell table:formula="of:=[.C627]-[.C749]" office:value-type="float" office:value="0.000243922473477745" calcext:value-type="float">
            <text:p>0,0002439225</text:p>
          </table:table-cell>
          <table:table-cell table:formula="of:=[.D627]-[.D749]" office:value-type="float" office:value="0.00123301031866867" calcext:value-type="float">
            <text:p>0,0012330103</text:p>
          </table:table-cell>
          <table:table-cell table:formula="of:=[.E627]-[.E749]" office:value-type="float" office:value="1" calcext:value-type="float">
            <text:p>1</text:p>
          </table:table-cell>
          <table:table-cell table:formula="of:=[.F627]-[.F749]" office:value-type="string" office:string-value="" calcext:value-type="error">
            <text:p>#VALEUR !</text:p>
          </table:table-cell>
          <table:table-cell table:formula="of:=[.G627]-[.G749]" office:value-type="string" office:string-value="" calcext:value-type="error">
            <text:p>#VALEUR !</text:p>
          </table:table-cell>
          <table:table-cell table:formula="of:=[.H627]-[.H749]" office:value-type="string" office:string-value="" calcext:value-type="error">
            <text:p>#DIV/0 !</text:p>
          </table:table-cell>
          <table:table-cell table:formula="of:=[.I627]-[.I749]" office:value-type="float" office:value="0.0127401115788655" calcext:value-type="float">
            <text:p>0,0127401116</text:p>
          </table:table-cell>
          <table:table-cell table:formula="of:=[.J627]-[.J749]" office:value-type="string" office:string-value="" calcext:value-type="error">
            <text:p>#VALEUR !</text:p>
          </table:table-cell>
          <table:table-cell table:formula="of:=[.K627]-[.K749]" office:value-type="string" office:string-value="" calcext:value-type="error">
            <text:p>#DIV/0 !</text:p>
          </table:table-cell>
          <table:table-cell table:formula="of:=[.L627]-[.L749]" office:value-type="string" office:string-value="" calcext:value-type="error">
            <text:p>#VALEUR !</text:p>
          </table:table-cell>
          <table:table-cell table:formula="of:=[.M627]-[.M749]" office:value-type="float" office:value="0.00018908734786273" calcext:value-type="float">
            <text:p>0,0001890873</text:p>
          </table:table-cell>
          <table:table-cell table:formula="of:=[.N627]-[.N749]" office:value-type="float" office:value="0.508663680070084" calcext:value-type="float">
            <text:p>0,5086636801</text:p>
          </table:table-cell>
          <table:table-cell table:formula="of:=[.O627]-[.O749]" office:value-type="float" office:value="0.00000953016889031018" calcext:value-type="float">
            <text:p>9,53016889031018E-006</text:p>
          </table:table-cell>
          <table:table-cell table:formula="of:=[.P627]-[.P749]" office:value-type="string" office:string-value="" calcext:value-type="error">
            <text:p>#DIV/0 !</text:p>
          </table:table-cell>
          <table:table-cell table:formula="of:=[.Q627]-[.Q749]" office:value-type="string" office:string-value="" calcext:value-type="error">
            <text:p>#DIV/0 !</text:p>
          </table:table-cell>
          <table:table-cell table:formula="of:=[.R627]-[.R749]" office:value-type="string" office:string-value="" calcext:value-type="error">
            <text:p>#DIV/0 !</text:p>
          </table:table-cell>
          <table:table-cell table:formula="of:=[.S627]-[.S749]" office:value-type="float" office:value="0.0204956457274136" calcext:value-type="float">
            <text:p>0,0204956457</text:p>
          </table:table-cell>
          <table:table-cell table:formula="of:=[.T627]-[.T749]" office:value-type="string" office:string-value="" calcext:value-type="error">
            <text:p>#VALEUR !</text:p>
          </table:table-cell>
          <table:table-cell table:formula="of:=[.U627]-[.U749]" office:value-type="string" office:string-value="" calcext:value-type="error">
            <text:p>#VALEUR !</text:p>
          </table:table-cell>
          <table:table-cell table:formula="of:=[.V627]-[.V74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formula="of:=[.B628]-[.B750]" office:value-type="string" office:string-value="" calcext:value-type="error">
            <text:p>#DIV/0 !</text:p>
          </table:table-cell>
          <table:table-cell table:formula="of:=[.C628]-[.C750]" office:value-type="float" office:value="0.000162065047134452" calcext:value-type="float">
            <text:p>0,000162065</text:p>
          </table:table-cell>
          <table:table-cell table:formula="of:=[.D628]-[.D750]" office:value-type="float" office:value="0.0012190000407721" calcext:value-type="float">
            <text:p>0,001219</text:p>
          </table:table-cell>
          <table:table-cell table:formula="of:=[.E628]-[.E750]" office:value-type="float" office:value="1" calcext:value-type="float">
            <text:p>1</text:p>
          </table:table-cell>
          <table:table-cell table:formula="of:=[.F628]-[.F750]" office:value-type="string" office:string-value="" calcext:value-type="error">
            <text:p>#VALEUR !</text:p>
          </table:table-cell>
          <table:table-cell table:formula="of:=[.G628]-[.G750]" office:value-type="string" office:string-value="" calcext:value-type="error">
            <text:p>#VALEUR !</text:p>
          </table:table-cell>
          <table:table-cell table:formula="of:=[.H628]-[.H750]" office:value-type="string" office:string-value="" calcext:value-type="error">
            <text:p>#DIV/0 !</text:p>
          </table:table-cell>
          <table:table-cell table:formula="of:=[.I628]-[.I750]" office:value-type="float" office:value="0.0125953500136533" calcext:value-type="float">
            <text:p>0,01259535</text:p>
          </table:table-cell>
          <table:table-cell table:formula="of:=[.J628]-[.J750]" office:value-type="string" office:string-value="" calcext:value-type="error">
            <text:p>#VALEUR !</text:p>
          </table:table-cell>
          <table:table-cell table:formula="of:=[.K628]-[.K750]" office:value-type="string" office:string-value="" calcext:value-type="error">
            <text:p>#DIV/0 !</text:p>
          </table:table-cell>
          <table:table-cell table:formula="of:=[.L628]-[.L750]" office:value-type="string" office:string-value="" calcext:value-type="error">
            <text:p>#VALEUR !</text:p>
          </table:table-cell>
          <table:table-cell table:formula="of:=[.M628]-[.M750]" office:value-type="string" office:string-value="" calcext:value-type="error">
            <text:p>#VALEUR !</text:p>
          </table:table-cell>
          <table:table-cell table:formula="of:=[.N628]-[.N750]" office:value-type="float" office:value="0.475164443999564" calcext:value-type="float">
            <text:p>0,475164444</text:p>
          </table:table-cell>
          <table:table-cell table:formula="of:=[.O628]-[.O750]" office:value-type="string" office:string-value="" calcext:value-type="error">
            <text:p>#VALEUR !</text:p>
          </table:table-cell>
          <table:table-cell table:formula="of:=[.P628]-[.P750]" office:value-type="string" office:string-value="" calcext:value-type="error">
            <text:p>#DIV/0 !</text:p>
          </table:table-cell>
          <table:table-cell table:formula="of:=[.Q628]-[.Q750]" office:value-type="string" office:string-value="" calcext:value-type="error">
            <text:p>#DIV/0 !</text:p>
          </table:table-cell>
          <table:table-cell table:formula="of:=[.R628]-[.R750]" office:value-type="string" office:string-value="" calcext:value-type="error">
            <text:p>#DIV/0 !</text:p>
          </table:table-cell>
          <table:table-cell table:formula="of:=[.S628]-[.S750]" office:value-type="float" office:value="0.0183689684134026" calcext:value-type="float">
            <text:p>0,0183689684</text:p>
          </table:table-cell>
          <table:table-cell table:formula="of:=[.T628]-[.T750]" office:value-type="string" office:string-value="" calcext:value-type="error">
            <text:p>#VALEUR !</text:p>
          </table:table-cell>
          <table:table-cell table:formula="of:=[.U628]-[.U750]" office:value-type="string" office:string-value="" calcext:value-type="error">
            <text:p>#VALEUR !</text:p>
          </table:table-cell>
          <table:table-cell table:formula="of:=[.V628]-[.V75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formula="of:=[.B629]-[.B751]" office:value-type="string" office:string-value="" calcext:value-type="error">
            <text:p>#DIV/0 !</text:p>
          </table:table-cell>
          <table:table-cell table:formula="of:=[.C629]-[.C751]" office:value-type="float" office:value="0.000211975295778973" calcext:value-type="float">
            <text:p>0,0002119753</text:p>
          </table:table-cell>
          <table:table-cell table:formula="of:=[.D629]-[.D751]" office:value-type="float" office:value="0.00121210607561468" calcext:value-type="float">
            <text:p>0,0012121061</text:p>
          </table:table-cell>
          <table:table-cell table:formula="of:=[.E629]-[.E751]" office:value-type="float" office:value="1" calcext:value-type="float">
            <text:p>1</text:p>
          </table:table-cell>
          <table:table-cell table:formula="of:=[.F629]-[.F751]" office:value-type="string" office:string-value="" calcext:value-type="error">
            <text:p>#VALEUR !</text:p>
          </table:table-cell>
          <table:table-cell table:formula="of:=[.G629]-[.G751]" office:value-type="string" office:string-value="" calcext:value-type="error">
            <text:p>#VALEUR !</text:p>
          </table:table-cell>
          <table:table-cell table:formula="of:=[.H629]-[.H751]" office:value-type="string" office:string-value="" calcext:value-type="error">
            <text:p>#DIV/0 !</text:p>
          </table:table-cell>
          <table:table-cell table:formula="of:=[.I629]-[.I751]" office:value-type="float" office:value="0.0131497210729693" calcext:value-type="float">
            <text:p>0,0131497211</text:p>
          </table:table-cell>
          <table:table-cell table:formula="of:=[.J629]-[.J751]" office:value-type="string" office:string-value="" calcext:value-type="error">
            <text:p>#VALEUR !</text:p>
          </table:table-cell>
          <table:table-cell table:formula="of:=[.K629]-[.K751]" office:value-type="string" office:string-value="" calcext:value-type="error">
            <text:p>#DIV/0 !</text:p>
          </table:table-cell>
          <table:table-cell table:formula="of:=[.L629]-[.L751]" office:value-type="string" office:string-value="" calcext:value-type="error">
            <text:p>#VALEUR !</text:p>
          </table:table-cell>
          <table:table-cell table:formula="of:=[.M629]-[.M751]" office:value-type="float" office:value="0.000204422766032037" calcext:value-type="float">
            <text:p>0,0002044228</text:p>
          </table:table-cell>
          <table:table-cell table:formula="of:=[.N629]-[.N751]" office:value-type="float" office:value="0.472029984396358" calcext:value-type="float">
            <text:p>0,4720299844</text:p>
          </table:table-cell>
          <table:table-cell table:formula="of:=[.O629]-[.O751]" office:value-type="float" office:value="0.00000936859606013003" calcext:value-type="float">
            <text:p>9,36859606013003E-006</text:p>
          </table:table-cell>
          <table:table-cell table:formula="of:=[.P629]-[.P751]" office:value-type="string" office:string-value="" calcext:value-type="error">
            <text:p>#DIV/0 !</text:p>
          </table:table-cell>
          <table:table-cell table:formula="of:=[.Q629]-[.Q751]" office:value-type="string" office:string-value="" calcext:value-type="error">
            <text:p>#DIV/0 !</text:p>
          </table:table-cell>
          <table:table-cell table:formula="of:=[.R629]-[.R751]" office:value-type="string" office:string-value="" calcext:value-type="error">
            <text:p>#DIV/0 !</text:p>
          </table:table-cell>
          <table:table-cell table:formula="of:=[.S629]-[.S751]" office:value-type="float" office:value="0.0182713336365415" calcext:value-type="float">
            <text:p>0,0182713336</text:p>
          </table:table-cell>
          <table:table-cell table:formula="of:=[.T629]-[.T751]" office:value-type="string" office:string-value="" calcext:value-type="error">
            <text:p>#VALEUR !</text:p>
          </table:table-cell>
          <table:table-cell table:formula="of:=[.U629]-[.U751]" office:value-type="string" office:string-value="" calcext:value-type="error">
            <text:p>#VALEUR !</text:p>
          </table:table-cell>
          <table:table-cell table:formula="of:=[.V629]-[.V75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formula="of:=[.B630]-[.B752]" office:value-type="string" office:string-value="" calcext:value-type="error">
            <text:p>#DIV/0 !</text:p>
          </table:table-cell>
          <table:table-cell table:formula="of:=[.C630]-[.C752]" office:value-type="float" office:value="0.000236652279722602" calcext:value-type="float">
            <text:p>0,0002366523</text:p>
          </table:table-cell>
          <table:table-cell table:formula="of:=[.D630]-[.D752]" office:value-type="float" office:value="0.00159811207460442" calcext:value-type="float">
            <text:p>0,0015981121</text:p>
          </table:table-cell>
          <table:table-cell table:formula="of:=[.E630]-[.E752]" office:value-type="float" office:value="1" calcext:value-type="float">
            <text:p>1</text:p>
          </table:table-cell>
          <table:table-cell table:formula="of:=[.F630]-[.F752]" office:value-type="string" office:string-value="" calcext:value-type="error">
            <text:p>#VALEUR !</text:p>
          </table:table-cell>
          <table:table-cell table:formula="of:=[.G630]-[.G752]" office:value-type="string" office:string-value="" calcext:value-type="error">
            <text:p>#VALEUR !</text:p>
          </table:table-cell>
          <table:table-cell table:formula="of:=[.H630]-[.H752]" office:value-type="string" office:string-value="" calcext:value-type="error">
            <text:p>#DIV/0 !</text:p>
          </table:table-cell>
          <table:table-cell table:formula="of:=[.I630]-[.I752]" office:value-type="float" office:value="0.014436619845959" calcext:value-type="float">
            <text:p>0,0144366198</text:p>
          </table:table-cell>
          <table:table-cell table:formula="of:=[.J630]-[.J752]" office:value-type="string" office:string-value="" calcext:value-type="error">
            <text:p>#VALEUR !</text:p>
          </table:table-cell>
          <table:table-cell table:formula="of:=[.K630]-[.K752]" office:value-type="string" office:string-value="" calcext:value-type="error">
            <text:p>#DIV/0 !</text:p>
          </table:table-cell>
          <table:table-cell table:formula="of:=[.L630]-[.L752]" office:value-type="string" office:string-value="" calcext:value-type="error">
            <text:p>#VALEUR !</text:p>
          </table:table-cell>
          <table:table-cell table:formula="of:=[.M630]-[.M752]" office:value-type="float" office:value="0.000148812850537507" calcext:value-type="float">
            <text:p>0,0001488129</text:p>
          </table:table-cell>
          <table:table-cell table:formula="of:=[.N630]-[.N752]" office:value-type="float" office:value="0.455456430905993" calcext:value-type="float">
            <text:p>0,4554564309</text:p>
          </table:table-cell>
          <table:table-cell table:formula="of:=[.O630]-[.O752]" office:value-type="float" office:value="0.00001283937178555" calcext:value-type="float">
            <text:p>1,283937178555E-005</text:p>
          </table:table-cell>
          <table:table-cell table:formula="of:=[.P630]-[.P752]" office:value-type="string" office:string-value="" calcext:value-type="error">
            <text:p>#DIV/0 !</text:p>
          </table:table-cell>
          <table:table-cell table:formula="of:=[.Q630]-[.Q752]" office:value-type="string" office:string-value="" calcext:value-type="error">
            <text:p>#DIV/0 !</text:p>
          </table:table-cell>
          <table:table-cell table:formula="of:=[.R630]-[.R752]" office:value-type="string" office:string-value="" calcext:value-type="error">
            <text:p>#DIV/0 !</text:p>
          </table:table-cell>
          <table:table-cell table:formula="of:=[.S630]-[.S752]" office:value-type="float" office:value="0.0165193713795237" calcext:value-type="float">
            <text:p>0,0165193714</text:p>
          </table:table-cell>
          <table:table-cell table:formula="of:=[.T630]-[.T752]" office:value-type="string" office:string-value="" calcext:value-type="error">
            <text:p>#VALEUR !</text:p>
          </table:table-cell>
          <table:table-cell table:formula="of:=[.U630]-[.U752]" office:value-type="string" office:string-value="" calcext:value-type="error">
            <text:p>#VALEUR !</text:p>
          </table:table-cell>
          <table:table-cell table:formula="of:=[.V630]-[.V75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formula="of:=[.B631]-[.B753]" office:value-type="string" office:string-value="" calcext:value-type="error">
            <text:p>#DIV/0 !</text:p>
          </table:table-cell>
          <table:table-cell table:formula="of:=[.C631]-[.C753]" office:value-type="float" office:value="0.000249091397972037" calcext:value-type="float">
            <text:p>0,0002490914</text:p>
          </table:table-cell>
          <table:table-cell table:formula="of:=[.D631]-[.D753]" office:value-type="float" office:value="0.00123537675459554" calcext:value-type="float">
            <text:p>0,0012353768</text:p>
          </table:table-cell>
          <table:table-cell table:formula="of:=[.E631]-[.E753]" office:value-type="float" office:value="1" calcext:value-type="float">
            <text:p>1</text:p>
          </table:table-cell>
          <table:table-cell table:formula="of:=[.F631]-[.F753]" office:value-type="string" office:string-value="" calcext:value-type="error">
            <text:p>#VALEUR !</text:p>
          </table:table-cell>
          <table:table-cell table:formula="of:=[.G631]-[.G753]" office:value-type="string" office:string-value="" calcext:value-type="error">
            <text:p>#VALEUR !</text:p>
          </table:table-cell>
          <table:table-cell table:formula="of:=[.H631]-[.H753]" office:value-type="string" office:string-value="" calcext:value-type="error">
            <text:p>#DIV/0 !</text:p>
          </table:table-cell>
          <table:table-cell table:formula="of:=[.I631]-[.I753]" office:value-type="float" office:value="0.0127645628403805" calcext:value-type="float">
            <text:p>0,0127645628</text:p>
          </table:table-cell>
          <table:table-cell table:formula="of:=[.J631]-[.J753]" office:value-type="string" office:string-value="" calcext:value-type="error">
            <text:p>#VALEUR !</text:p>
          </table:table-cell>
          <table:table-cell table:formula="of:=[.K631]-[.K753]" office:value-type="string" office:string-value="" calcext:value-type="error">
            <text:p>#DIV/0 !</text:p>
          </table:table-cell>
          <table:table-cell table:formula="of:=[.L631]-[.L753]" office:value-type="string" office:string-value="" calcext:value-type="error">
            <text:p>#VALEUR !</text:p>
          </table:table-cell>
          <table:table-cell table:formula="of:=[.M631]-[.M753]" office:value-type="string" office:string-value="" calcext:value-type="error">
            <text:p>#VALEUR !</text:p>
          </table:table-cell>
          <table:table-cell table:formula="of:=[.N631]-[.N753]" office:value-type="float" office:value="0.475126304084531" calcext:value-type="float">
            <text:p>0,4751263041</text:p>
          </table:table-cell>
          <table:table-cell table:formula="of:=[.O631]-[.O753]" office:value-type="string" office:string-value="" calcext:value-type="error">
            <text:p>#VALEUR !</text:p>
          </table:table-cell>
          <table:table-cell table:formula="of:=[.P631]-[.P753]" office:value-type="string" office:string-value="" calcext:value-type="error">
            <text:p>#DIV/0 !</text:p>
          </table:table-cell>
          <table:table-cell table:formula="of:=[.Q631]-[.Q753]" office:value-type="string" office:string-value="" calcext:value-type="error">
            <text:p>#DIV/0 !</text:p>
          </table:table-cell>
          <table:table-cell table:formula="of:=[.R631]-[.R753]" office:value-type="string" office:string-value="" calcext:value-type="error">
            <text:p>#DIV/0 !</text:p>
          </table:table-cell>
          <table:table-cell table:formula="of:=[.S631]-[.S753]" office:value-type="float" office:value="0.0135148132156791" calcext:value-type="float">
            <text:p>0,0135148132</text:p>
          </table:table-cell>
          <table:table-cell table:formula="of:=[.T631]-[.T753]" office:value-type="string" office:string-value="" calcext:value-type="error">
            <text:p>#VALEUR !</text:p>
          </table:table-cell>
          <table:table-cell table:formula="of:=[.U631]-[.U753]" office:value-type="string" office:string-value="" calcext:value-type="error">
            <text:p>#VALEUR !</text:p>
          </table:table-cell>
          <table:table-cell table:formula="of:=[.V631]-[.V75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formula="of:=[.B632]-[.B754]" office:value-type="string" office:string-value="" calcext:value-type="error">
            <text:p>#DIV/0 !</text:p>
          </table:table-cell>
          <table:table-cell table:formula="of:=[.C632]-[.C754]" office:value-type="float" office:value="0.000206030901185271" calcext:value-type="float">
            <text:p>0,0002060309</text:p>
          </table:table-cell>
          <table:table-cell table:formula="of:=[.D632]-[.D754]" office:value-type="string" office:string-value="" calcext:value-type="error">
            <text:p>#VALEUR !</text:p>
          </table:table-cell>
          <table:table-cell table:formula="of:=[.E632]-[.E754]" office:value-type="float" office:value="1" calcext:value-type="float">
            <text:p>1</text:p>
          </table:table-cell>
          <table:table-cell table:formula="of:=[.F632]-[.F754]" office:value-type="string" office:string-value="" calcext:value-type="error">
            <text:p>#VALEUR !</text:p>
          </table:table-cell>
          <table:table-cell table:formula="of:=[.G632]-[.G754]" office:value-type="string" office:string-value="" calcext:value-type="error">
            <text:p>#VALEUR !</text:p>
          </table:table-cell>
          <table:table-cell table:formula="of:=[.H632]-[.H754]" office:value-type="string" office:string-value="" calcext:value-type="error">
            <text:p>#DIV/0 !</text:p>
          </table:table-cell>
          <table:table-cell table:formula="of:=[.I632]-[.I754]" office:value-type="float" office:value="0.0127238365795142" calcext:value-type="float">
            <text:p>0,0127238366</text:p>
          </table:table-cell>
          <table:table-cell table:formula="of:=[.J632]-[.J754]" office:value-type="string" office:string-value="" calcext:value-type="error">
            <text:p>#VALEUR !</text:p>
          </table:table-cell>
          <table:table-cell table:formula="of:=[.K632]-[.K754]" office:value-type="string" office:string-value="" calcext:value-type="error">
            <text:p>#DIV/0 !</text:p>
          </table:table-cell>
          <table:table-cell table:formula="of:=[.L632]-[.L754]" office:value-type="string" office:string-value="" calcext:value-type="error">
            <text:p>#VALEUR !</text:p>
          </table:table-cell>
          <table:table-cell table:formula="of:=[.M632]-[.M754]" office:value-type="float" office:value="0.000104314290760873" calcext:value-type="float">
            <text:p>0,0001043143</text:p>
          </table:table-cell>
          <table:table-cell table:formula="of:=[.N632]-[.N754]" office:value-type="float" office:value="0.437563713454972" calcext:value-type="float">
            <text:p>0,4375637135</text:p>
          </table:table-cell>
          <table:table-cell table:formula="of:=[.O632]-[.O754]" office:value-type="string" office:string-value="" calcext:value-type="error">
            <text:p>#VALEUR !</text:p>
          </table:table-cell>
          <table:table-cell table:formula="of:=[.P632]-[.P754]" office:value-type="string" office:string-value="" calcext:value-type="error">
            <text:p>#DIV/0 !</text:p>
          </table:table-cell>
          <table:table-cell table:formula="of:=[.Q632]-[.Q754]" office:value-type="string" office:string-value="" calcext:value-type="error">
            <text:p>#DIV/0 !</text:p>
          </table:table-cell>
          <table:table-cell table:formula="of:=[.R632]-[.R754]" office:value-type="string" office:string-value="" calcext:value-type="error">
            <text:p>#DIV/0 !</text:p>
          </table:table-cell>
          <table:table-cell table:formula="of:=[.S632]-[.S754]" office:value-type="float" office:value="0.0122005343150234" calcext:value-type="float">
            <text:p>0,0122005343</text:p>
          </table:table-cell>
          <table:table-cell table:formula="of:=[.T632]-[.T754]" office:value-type="string" office:string-value="" calcext:value-type="error">
            <text:p>#VALEUR !</text:p>
          </table:table-cell>
          <table:table-cell table:formula="of:=[.U632]-[.U754]" office:value-type="string" office:string-value="" calcext:value-type="error">
            <text:p>#VALEUR !</text:p>
          </table:table-cell>
          <table:table-cell table:formula="of:=[.V632]-[.V75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B633]-[.B755]" office:value-type="string" office:string-value="" calcext:value-type="error">
            <text:p>#DIV/0 !</text:p>
          </table:table-cell>
          <table:table-cell table:formula="of:=[.C633]-[.C755]" office:value-type="float" office:value="0.000186361367295266" calcext:value-type="float">
            <text:p>0,0001863614</text:p>
          </table:table-cell>
          <table:table-cell table:formula="of:=[.D633]-[.D755]" office:value-type="float" office:value="0.00122595743309161" calcext:value-type="float">
            <text:p>0,0012259574</text:p>
          </table:table-cell>
          <table:table-cell table:formula="of:=[.E633]-[.E755]" office:value-type="float" office:value="1" calcext:value-type="float">
            <text:p>1</text:p>
          </table:table-cell>
          <table:table-cell table:formula="of:=[.F633]-[.F755]" office:value-type="string" office:string-value="" calcext:value-type="error">
            <text:p>#VALEUR !</text:p>
          </table:table-cell>
          <table:table-cell table:formula="of:=[.G633]-[.G755]" office:value-type="string" office:string-value="" calcext:value-type="error">
            <text:p>#VALEUR !</text:p>
          </table:table-cell>
          <table:table-cell table:formula="of:=[.H633]-[.H755]" office:value-type="string" office:string-value="" calcext:value-type="error">
            <text:p>#DIV/0 !</text:p>
          </table:table-cell>
          <table:table-cell table:formula="of:=[.I633]-[.I755]" office:value-type="float" office:value="0.0126672374529605" calcext:value-type="float">
            <text:p>0,0126672375</text:p>
          </table:table-cell>
          <table:table-cell table:formula="of:=[.J633]-[.J755]" office:value-type="string" office:string-value="" calcext:value-type="error">
            <text:p>#VALEUR !</text:p>
          </table:table-cell>
          <table:table-cell table:formula="of:=[.K633]-[.K755]" office:value-type="string" office:string-value="" calcext:value-type="error">
            <text:p>#DIV/0 !</text:p>
          </table:table-cell>
          <table:table-cell table:formula="of:=[.L633]-[.L755]" office:value-type="string" office:string-value="" calcext:value-type="error">
            <text:p>#VALEUR !</text:p>
          </table:table-cell>
          <table:table-cell table:formula="of:=[.M633]-[.M755]" office:value-type="float" office:value="0.0000804789314828332" calcext:value-type="float">
            <text:p>8,04789314828332E-005</text:p>
          </table:table-cell>
          <table:table-cell table:formula="of:=[.N633]-[.N755]" office:value-type="float" office:value="0.421592639305902" calcext:value-type="float">
            <text:p>0,4215926393</text:p>
          </table:table-cell>
          <table:table-cell table:formula="of:=[.O633]-[.O755]" office:value-type="float" office:value="0.0000123912422128769" calcext:value-type="float">
            <text:p>1,23912422128769E-005</text:p>
          </table:table-cell>
          <table:table-cell table:formula="of:=[.P633]-[.P755]" office:value-type="string" office:string-value="" calcext:value-type="error">
            <text:p>#DIV/0 !</text:p>
          </table:table-cell>
          <table:table-cell table:formula="of:=[.Q633]-[.Q755]" office:value-type="string" office:string-value="" calcext:value-type="error">
            <text:p>#DIV/0 !</text:p>
          </table:table-cell>
          <table:table-cell table:formula="of:=[.R633]-[.R755]" office:value-type="string" office:string-value="" calcext:value-type="error">
            <text:p>#DIV/0 !</text:p>
          </table:table-cell>
          <table:table-cell table:formula="of:=[.S633]-[.S755]" office:value-type="float" office:value="0.0115071664414046" calcext:value-type="float">
            <text:p>0,0115071664</text:p>
          </table:table-cell>
          <table:table-cell table:formula="of:=[.T633]-[.T755]" office:value-type="string" office:string-value="" calcext:value-type="error">
            <text:p>#VALEUR !</text:p>
          </table:table-cell>
          <table:table-cell table:formula="of:=[.U633]-[.U755]" office:value-type="string" office:string-value="" calcext:value-type="error">
            <text:p>#VALEUR !</text:p>
          </table:table-cell>
          <table:table-cell table:formula="of:=[.V633]-[.V75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formula="of:=[.B634]-[.B756]" office:value-type="string" office:string-value="" calcext:value-type="error">
            <text:p>#DIV/0 !</text:p>
          </table:table-cell>
          <table:table-cell table:formula="of:=[.C634]-[.C756]" office:value-type="float" office:value="0.000189345375420621" calcext:value-type="float">
            <text:p>0,0001893454</text:p>
          </table:table-cell>
          <table:table-cell table:formula="of:=[.D634]-[.D756]" office:value-type="string" office:string-value="" calcext:value-type="error">
            <text:p>#VALEUR !</text:p>
          </table:table-cell>
          <table:table-cell table:formula="of:=[.E634]-[.E756]" office:value-type="float" office:value="1" calcext:value-type="float">
            <text:p>1</text:p>
          </table:table-cell>
          <table:table-cell table:formula="of:=[.F634]-[.F756]" office:value-type="string" office:string-value="" calcext:value-type="error">
            <text:p>#VALEUR !</text:p>
          </table:table-cell>
          <table:table-cell table:formula="of:=[.G634]-[.G756]" office:value-type="string" office:string-value="" calcext:value-type="error">
            <text:p>#VALEUR !</text:p>
          </table:table-cell>
          <table:table-cell table:formula="of:=[.H634]-[.H756]" office:value-type="string" office:string-value="" calcext:value-type="error">
            <text:p>#DIV/0 !</text:p>
          </table:table-cell>
          <table:table-cell table:formula="of:=[.I634]-[.I756]" office:value-type="float" office:value="0.0131829568250582" calcext:value-type="float">
            <text:p>0,0131829568</text:p>
          </table:table-cell>
          <table:table-cell table:formula="of:=[.J634]-[.J756]" office:value-type="string" office:string-value="" calcext:value-type="error">
            <text:p>#VALEUR !</text:p>
          </table:table-cell>
          <table:table-cell table:formula="of:=[.K634]-[.K756]" office:value-type="string" office:string-value="" calcext:value-type="error">
            <text:p>#DIV/0 !</text:p>
          </table:table-cell>
          <table:table-cell table:formula="of:=[.L634]-[.L756]" office:value-type="string" office:string-value="" calcext:value-type="error">
            <text:p>#VALEUR !</text:p>
          </table:table-cell>
          <table:table-cell table:formula="of:=[.M634]-[.M756]" office:value-type="float" office:value="0.0000844408877488227" calcext:value-type="float">
            <text:p>8,44408877488227E-005</text:p>
          </table:table-cell>
          <table:table-cell table:formula="of:=[.N634]-[.N756]" office:value-type="float" office:value="0.435178413114034" calcext:value-type="float">
            <text:p>0,4351784131</text:p>
          </table:table-cell>
          <table:table-cell table:formula="of:=[.O634]-[.O756]" office:value-type="float" office:value="0.0000122822058568909" calcext:value-type="float">
            <text:p>1,22822058568909E-005</text:p>
          </table:table-cell>
          <table:table-cell table:formula="of:=[.P634]-[.P756]" office:value-type="string" office:string-value="" calcext:value-type="error">
            <text:p>#DIV/0 !</text:p>
          </table:table-cell>
          <table:table-cell table:formula="of:=[.Q634]-[.Q756]" office:value-type="string" office:string-value="" calcext:value-type="error">
            <text:p>#DIV/0 !</text:p>
          </table:table-cell>
          <table:table-cell table:formula="of:=[.R634]-[.R756]" office:value-type="string" office:string-value="" calcext:value-type="error">
            <text:p>#DIV/0 !</text:p>
          </table:table-cell>
          <table:table-cell table:formula="of:=[.S634]-[.S756]" office:value-type="float" office:value="0.0114059094830674" calcext:value-type="float">
            <text:p>0,0114059095</text:p>
          </table:table-cell>
          <table:table-cell table:formula="of:=[.T634]-[.T756]" office:value-type="string" office:string-value="" calcext:value-type="error">
            <text:p>#VALEUR !</text:p>
          </table:table-cell>
          <table:table-cell table:formula="of:=[.U634]-[.U756]" office:value-type="string" office:string-value="" calcext:value-type="error">
            <text:p>#VALEUR !</text:p>
          </table:table-cell>
          <table:table-cell table:formula="of:=[.V634]-[.V75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formula="of:=[.B635]-[.B757]" office:value-type="string" office:string-value="" calcext:value-type="error">
            <text:p>#DIV/0 !</text:p>
          </table:table-cell>
          <table:table-cell table:formula="of:=[.C635]-[.C757]" office:value-type="float" office:value="0.000177360830004843" calcext:value-type="float">
            <text:p>0,0001773608</text:p>
          </table:table-cell>
          <table:table-cell table:formula="of:=[.D635]-[.D757]" office:value-type="string" office:string-value="" calcext:value-type="error">
            <text:p>#VALEUR !</text:p>
          </table:table-cell>
          <table:table-cell table:formula="of:=[.E635]-[.E757]" office:value-type="float" office:value="1" calcext:value-type="float">
            <text:p>1</text:p>
          </table:table-cell>
          <table:table-cell table:formula="of:=[.F635]-[.F757]" office:value-type="string" office:string-value="" calcext:value-type="error">
            <text:p>#VALEUR !</text:p>
          </table:table-cell>
          <table:table-cell table:formula="of:=[.G635]-[.G757]" office:value-type="string" office:string-value="" calcext:value-type="error">
            <text:p>#VALEUR !</text:p>
          </table:table-cell>
          <table:table-cell table:formula="of:=[.H635]-[.H757]" office:value-type="string" office:string-value="" calcext:value-type="error">
            <text:p>#DIV/0 !</text:p>
          </table:table-cell>
          <table:table-cell table:formula="of:=[.I635]-[.I757]" office:value-type="float" office:value="0.0120614743142094" calcext:value-type="float">
            <text:p>0,0120614743</text:p>
          </table:table-cell>
          <table:table-cell table:formula="of:=[.J635]-[.J757]" office:value-type="string" office:string-value="" calcext:value-type="error">
            <text:p>#VALEUR !</text:p>
          </table:table-cell>
          <table:table-cell table:formula="of:=[.K635]-[.K757]" office:value-type="string" office:string-value="" calcext:value-type="error">
            <text:p>#DIV/0 !</text:p>
          </table:table-cell>
          <table:table-cell table:formula="of:=[.L635]-[.L757]" office:value-type="string" office:string-value="" calcext:value-type="error">
            <text:p>#VALEUR !</text:p>
          </table:table-cell>
          <table:table-cell table:formula="of:=[.M635]-[.M757]" office:value-type="float" office:value="0.0000855157843508074" calcext:value-type="float">
            <text:p>8,55157843508074E-005</text:p>
          </table:table-cell>
          <table:table-cell table:formula="of:=[.N635]-[.N757]" office:value-type="float" office:value="0.390131526766998" calcext:value-type="float">
            <text:p>0,3901315268</text:p>
          </table:table-cell>
          <table:table-cell table:formula="of:=[.O635]-[.O757]" office:value-type="float" office:value="0.0000201171172505063" calcext:value-type="float">
            <text:p>2,01171172505063E-005</text:p>
          </table:table-cell>
          <table:table-cell table:formula="of:=[.P635]-[.P757]" office:value-type="string" office:string-value="" calcext:value-type="error">
            <text:p>#DIV/0 !</text:p>
          </table:table-cell>
          <table:table-cell table:formula="of:=[.Q635]-[.Q757]" office:value-type="string" office:string-value="" calcext:value-type="error">
            <text:p>#DIV/0 !</text:p>
          </table:table-cell>
          <table:table-cell table:formula="of:=[.R635]-[.R757]" office:value-type="string" office:string-value="" calcext:value-type="error">
            <text:p>#DIV/0 !</text:p>
          </table:table-cell>
          <table:table-cell table:formula="of:=[.S635]-[.S757]" office:value-type="float" office:value="0.00972895977622085" calcext:value-type="float">
            <text:p>0,0097289598</text:p>
          </table:table-cell>
          <table:table-cell table:formula="of:=[.T635]-[.T757]" office:value-type="string" office:string-value="" calcext:value-type="error">
            <text:p>#VALEUR !</text:p>
          </table:table-cell>
          <table:table-cell table:formula="of:=[.U635]-[.U757]" office:value-type="string" office:string-value="" calcext:value-type="error">
            <text:p>#VALEUR !</text:p>
          </table:table-cell>
          <table:table-cell table:formula="of:=[.V635]-[.V75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formula="of:=[.B636]-[.B758]" office:value-type="string" office:string-value="" calcext:value-type="error">
            <text:p>#DIV/0 !</text:p>
          </table:table-cell>
          <table:table-cell table:formula="of:=[.C636]-[.C758]" office:value-type="float" office:value="0.00014834927880563" calcext:value-type="float">
            <text:p>0,0001483493</text:p>
          </table:table-cell>
          <table:table-cell table:formula="of:=[.D636]-[.D758]" office:value-type="string" office:string-value="" calcext:value-type="error">
            <text:p>#VALEUR !</text:p>
          </table:table-cell>
          <table:table-cell table:formula="of:=[.E636]-[.E758]" office:value-type="float" office:value="1" calcext:value-type="float">
            <text:p>1</text:p>
          </table:table-cell>
          <table:table-cell table:formula="of:=[.F636]-[.F758]" office:value-type="string" office:string-value="" calcext:value-type="error">
            <text:p>#VALEUR !</text:p>
          </table:table-cell>
          <table:table-cell table:formula="of:=[.G636]-[.G758]" office:value-type="string" office:string-value="" calcext:value-type="error">
            <text:p>#VALEUR !</text:p>
          </table:table-cell>
          <table:table-cell table:formula="of:=[.H636]-[.H758]" office:value-type="string" office:string-value="" calcext:value-type="error">
            <text:p>#DIV/0 !</text:p>
          </table:table-cell>
          <table:table-cell table:formula="of:=[.I636]-[.I758]" office:value-type="float" office:value="0.0118760935739939" calcext:value-type="float">
            <text:p>0,0118760936</text:p>
          </table:table-cell>
          <table:table-cell table:formula="of:=[.J636]-[.J758]" office:value-type="string" office:string-value="" calcext:value-type="error">
            <text:p>#VALEUR !</text:p>
          </table:table-cell>
          <table:table-cell table:formula="of:=[.K636]-[.K758]" office:value-type="string" office:string-value="" calcext:value-type="error">
            <text:p>#DIV/0 !</text:p>
          </table:table-cell>
          <table:table-cell table:formula="of:=[.L636]-[.L758]" office:value-type="string" office:string-value="" calcext:value-type="error">
            <text:p>#VALEUR !</text:p>
          </table:table-cell>
          <table:table-cell table:formula="of:=[.M636]-[.M758]" office:value-type="float" office:value="0.000185098329021452" calcext:value-type="float">
            <text:p>0,0001850983</text:p>
          </table:table-cell>
          <table:table-cell table:formula="of:=[.N636]-[.N758]" office:value-type="float" office:value="0.380398493973407" calcext:value-type="float">
            <text:p>0,380398494</text:p>
          </table:table-cell>
          <table:table-cell table:formula="of:=[.O636]-[.O758]" office:value-type="float" office:value="0.0000116173358685841" calcext:value-type="float">
            <text:p>1,16173358685841E-005</text:p>
          </table:table-cell>
          <table:table-cell table:formula="of:=[.P636]-[.P758]" office:value-type="string" office:string-value="" calcext:value-type="error">
            <text:p>#DIV/0 !</text:p>
          </table:table-cell>
          <table:table-cell table:formula="of:=[.Q636]-[.Q758]" office:value-type="string" office:string-value="" calcext:value-type="error">
            <text:p>#DIV/0 !</text:p>
          </table:table-cell>
          <table:table-cell table:formula="of:=[.R636]-[.R758]" office:value-type="string" office:string-value="" calcext:value-type="error">
            <text:p>#DIV/0 !</text:p>
          </table:table-cell>
          <table:table-cell table:formula="of:=[.S636]-[.S758]" office:value-type="float" office:value="0.00779858362753166" calcext:value-type="float">
            <text:p>0,0077985836</text:p>
          </table:table-cell>
          <table:table-cell table:formula="of:=[.T636]-[.T758]" office:value-type="string" office:string-value="" calcext:value-type="error">
            <text:p>#VALEUR !</text:p>
          </table:table-cell>
          <table:table-cell table:formula="of:=[.U636]-[.U758]" office:value-type="string" office:string-value="" calcext:value-type="error">
            <text:p>#VALEUR !</text:p>
          </table:table-cell>
          <table:table-cell table:formula="of:=[.V636]-[.V75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formula="of:=[.B637]-[.B759]" office:value-type="string" office:string-value="" calcext:value-type="error">
            <text:p>#DIV/0 !</text:p>
          </table:table-cell>
          <table:table-cell table:formula="of:=[.C637]-[.C759]" office:value-type="float" office:value="0.000214458174646176" calcext:value-type="float">
            <text:p>0,0002144582</text:p>
          </table:table-cell>
          <table:table-cell table:formula="of:=[.D637]-[.D759]" office:value-type="float" office:value="0.00128209612721863" calcext:value-type="float">
            <text:p>0,0012820961</text:p>
          </table:table-cell>
          <table:table-cell table:formula="of:=[.E637]-[.E759]" office:value-type="float" office:value="1" calcext:value-type="float">
            <text:p>1</text:p>
          </table:table-cell>
          <table:table-cell table:formula="of:=[.F637]-[.F759]" office:value-type="string" office:string-value="" calcext:value-type="error">
            <text:p>#VALEUR !</text:p>
          </table:table-cell>
          <table:table-cell table:formula="of:=[.G637]-[.G759]" office:value-type="string" office:string-value="" calcext:value-type="error">
            <text:p>#VALEUR !</text:p>
          </table:table-cell>
          <table:table-cell table:formula="of:=[.H637]-[.H759]" office:value-type="string" office:string-value="" calcext:value-type="error">
            <text:p>#DIV/0 !</text:p>
          </table:table-cell>
          <table:table-cell table:formula="of:=[.I637]-[.I759]" office:value-type="float" office:value="0.0125855649545773" calcext:value-type="float">
            <text:p>0,012585565</text:p>
          </table:table-cell>
          <table:table-cell table:formula="of:=[.J637]-[.J759]" office:value-type="string" office:string-value="" calcext:value-type="error">
            <text:p>#VALEUR !</text:p>
          </table:table-cell>
          <table:table-cell table:formula="of:=[.K637]-[.K759]" office:value-type="string" office:string-value="" calcext:value-type="error">
            <text:p>#DIV/0 !</text:p>
          </table:table-cell>
          <table:table-cell table:formula="of:=[.L637]-[.L759]" office:value-type="string" office:string-value="" calcext:value-type="error">
            <text:p>#VALEUR !</text:p>
          </table:table-cell>
          <table:table-cell table:formula="of:=[.M637]-[.M759]" office:value-type="float" office:value="0.000147780540990633" calcext:value-type="float">
            <text:p>0,0001477805</text:p>
          </table:table-cell>
          <table:table-cell table:formula="of:=[.N637]-[.N759]" office:value-type="float" office:value="0.575882330356342" calcext:value-type="float">
            <text:p>0,5758823304</text:p>
          </table:table-cell>
          <table:table-cell table:formula="of:=[.O637]-[.O759]" office:value-type="string" office:string-value="" calcext:value-type="error">
            <text:p>#VALEUR !</text:p>
          </table:table-cell>
          <table:table-cell table:formula="of:=[.P637]-[.P759]" office:value-type="string" office:string-value="" calcext:value-type="error">
            <text:p>#DIV/0 !</text:p>
          </table:table-cell>
          <table:table-cell table:formula="of:=[.Q637]-[.Q759]" office:value-type="string" office:string-value="" calcext:value-type="error">
            <text:p>#DIV/0 !</text:p>
          </table:table-cell>
          <table:table-cell table:formula="of:=[.R637]-[.R759]" office:value-type="string" office:string-value="" calcext:value-type="error">
            <text:p>#DIV/0 !</text:p>
          </table:table-cell>
          <table:table-cell table:formula="of:=[.S637]-[.S759]" office:value-type="float" office:value="0.00870560845371409" calcext:value-type="float">
            <text:p>0,0087056085</text:p>
          </table:table-cell>
          <table:table-cell table:formula="of:=[.T637]-[.T759]" office:value-type="float" office:value="0.0000260209861723248" calcext:value-type="float">
            <text:p>0,000026021</text:p>
          </table:table-cell>
          <table:table-cell table:formula="of:=[.U637]-[.U759]" office:value-type="string" office:string-value="" calcext:value-type="error">
            <text:p>#VALEUR !</text:p>
          </table:table-cell>
          <table:table-cell table:formula="of:=[.V637]-[.V75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formula="of:=[.B638]-[.B760]" office:value-type="string" office:string-value="" calcext:value-type="error">
            <text:p>#DIV/0 !</text:p>
          </table:table-cell>
          <table:table-cell table:formula="of:=[.C638]-[.C760]" office:value-type="float" office:value="0.000225615873920492" calcext:value-type="float">
            <text:p>0,0002256159</text:p>
          </table:table-cell>
          <table:table-cell table:formula="of:=[.D638]-[.D760]" office:value-type="float" office:value="0.00124252288941316" calcext:value-type="float">
            <text:p>0,0012425229</text:p>
          </table:table-cell>
          <table:table-cell table:formula="of:=[.E638]-[.E760]" office:value-type="float" office:value="1" calcext:value-type="float">
            <text:p>1</text:p>
          </table:table-cell>
          <table:table-cell table:formula="of:=[.F638]-[.F760]" office:value-type="string" office:string-value="" calcext:value-type="error">
            <text:p>#VALEUR !</text:p>
          </table:table-cell>
          <table:table-cell table:formula="of:=[.G638]-[.G760]" office:value-type="float" office:value="0.000120450999368012" calcext:value-type="float">
            <text:p>0,000120451</text:p>
          </table:table-cell>
          <table:table-cell table:formula="of:=[.H638]-[.H760]" office:value-type="string" office:string-value="" calcext:value-type="error">
            <text:p>#DIV/0 !</text:p>
          </table:table-cell>
          <table:table-cell table:formula="of:=[.I638]-[.I760]" office:value-type="float" office:value="0.0128384004665185" calcext:value-type="float">
            <text:p>0,0128384005</text:p>
          </table:table-cell>
          <table:table-cell table:formula="of:=[.J638]-[.J760]" office:value-type="string" office:string-value="" calcext:value-type="error">
            <text:p>#VALEUR !</text:p>
          </table:table-cell>
          <table:table-cell table:formula="of:=[.K638]-[.K760]" office:value-type="string" office:string-value="" calcext:value-type="error">
            <text:p>#DIV/0 !</text:p>
          </table:table-cell>
          <table:table-cell table:formula="of:=[.L638]-[.L760]" office:value-type="string" office:string-value="" calcext:value-type="error">
            <text:p>#VALEUR !</text:p>
          </table:table-cell>
          <table:table-cell table:formula="of:=[.M638]-[.M760]" office:value-type="float" office:value="0.000152722363974706" calcext:value-type="float">
            <text:p>0,0001527224</text:p>
          </table:table-cell>
          <table:table-cell table:formula="of:=[.N638]-[.N760]" office:value-type="float" office:value="0.422115016242712" calcext:value-type="float">
            <text:p>0,4221150162</text:p>
          </table:table-cell>
          <table:table-cell table:formula="of:=[.O638]-[.O760]" office:value-type="string" office:string-value="" calcext:value-type="error">
            <text:p>#VALEUR !</text:p>
          </table:table-cell>
          <table:table-cell table:formula="of:=[.P638]-[.P760]" office:value-type="string" office:string-value="" calcext:value-type="error">
            <text:p>#DIV/0 !</text:p>
          </table:table-cell>
          <table:table-cell table:formula="of:=[.Q638]-[.Q760]" office:value-type="string" office:string-value="" calcext:value-type="error">
            <text:p>#DIV/0 !</text:p>
          </table:table-cell>
          <table:table-cell table:formula="of:=[.R638]-[.R760]" office:value-type="string" office:string-value="" calcext:value-type="error">
            <text:p>#DIV/0 !</text:p>
          </table:table-cell>
          <table:table-cell table:formula="of:=[.S638]-[.S760]" office:value-type="float" office:value="0.00843690074431046" calcext:value-type="float">
            <text:p>0,0084369007</text:p>
          </table:table-cell>
          <table:table-cell table:formula="of:=[.T638]-[.T760]" office:value-type="string" office:string-value="" calcext:value-type="error">
            <text:p>#VALEUR !</text:p>
          </table:table-cell>
          <table:table-cell table:formula="of:=[.U638]-[.U760]" office:value-type="string" office:string-value="" calcext:value-type="error">
            <text:p>#VALEUR !</text:p>
          </table:table-cell>
          <table:table-cell table:formula="of:=[.V638]-[.V76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formula="of:=[.B639]-[.B761]" office:value-type="string" office:string-value="" calcext:value-type="error">
            <text:p>#DIV/0 !</text:p>
          </table:table-cell>
          <table:table-cell table:formula="of:=[.C639]-[.C761]" office:value-type="float" office:value="0.000238773313872843" calcext:value-type="float">
            <text:p>0,0002387733</text:p>
          </table:table-cell>
          <table:table-cell table:formula="of:=[.D639]-[.D761]" office:value-type="float" office:value="0.00154824078478946" calcext:value-type="float">
            <text:p>0,0015482408</text:p>
          </table:table-cell>
          <table:table-cell table:formula="of:=[.E639]-[.E761]" office:value-type="float" office:value="1" calcext:value-type="float">
            <text:p>1</text:p>
          </table:table-cell>
          <table:table-cell table:formula="of:=[.F639]-[.F761]" office:value-type="string" office:string-value="" calcext:value-type="error">
            <text:p>#VALEUR !</text:p>
          </table:table-cell>
          <table:table-cell table:formula="of:=[.G639]-[.G761]" office:value-type="string" office:string-value="" calcext:value-type="error">
            <text:p>#VALEUR !</text:p>
          </table:table-cell>
          <table:table-cell table:formula="of:=[.H639]-[.H761]" office:value-type="string" office:string-value="" calcext:value-type="error">
            <text:p>#DIV/0 !</text:p>
          </table:table-cell>
          <table:table-cell table:formula="of:=[.I639]-[.I761]" office:value-type="float" office:value="0.0120742094921306" calcext:value-type="float">
            <text:p>0,0120742095</text:p>
          </table:table-cell>
          <table:table-cell table:formula="of:=[.J639]-[.J761]" office:value-type="string" office:string-value="" calcext:value-type="error">
            <text:p>#VALEUR !</text:p>
          </table:table-cell>
          <table:table-cell table:formula="of:=[.K639]-[.K761]" office:value-type="string" office:string-value="" calcext:value-type="error">
            <text:p>#DIV/0 !</text:p>
          </table:table-cell>
          <table:table-cell table:formula="of:=[.L639]-[.L761]" office:value-type="string" office:string-value="" calcext:value-type="error">
            <text:p>#VALEUR !</text:p>
          </table:table-cell>
          <table:table-cell table:formula="of:=[.M639]-[.M761]" office:value-type="float" office:value="0.000179407050085084" calcext:value-type="float">
            <text:p>0,0001794071</text:p>
          </table:table-cell>
          <table:table-cell table:formula="of:=[.N639]-[.N761]" office:value-type="float" office:value="0.420436644899271" calcext:value-type="float">
            <text:p>0,4204366449</text:p>
          </table:table-cell>
          <table:table-cell table:formula="of:=[.O639]-[.O761]" office:value-type="float" office:value="0.000015365454786321" calcext:value-type="float">
            <text:p>1,5365454786321E-005</text:p>
          </table:table-cell>
          <table:table-cell table:formula="of:=[.P639]-[.P761]" office:value-type="string" office:string-value="" calcext:value-type="error">
            <text:p>#DIV/0 !</text:p>
          </table:table-cell>
          <table:table-cell table:formula="of:=[.Q639]-[.Q761]" office:value-type="string" office:string-value="" calcext:value-type="error">
            <text:p>#DIV/0 !</text:p>
          </table:table-cell>
          <table:table-cell table:formula="of:=[.R639]-[.R761]" office:value-type="string" office:string-value="" calcext:value-type="error">
            <text:p>#DIV/0 !</text:p>
          </table:table-cell>
          <table:table-cell table:formula="of:=[.S639]-[.S761]" office:value-type="float" office:value="0.00771478119522142" calcext:value-type="float">
            <text:p>0,0077147812</text:p>
          </table:table-cell>
          <table:table-cell table:formula="of:=[.T639]-[.T761]" office:value-type="string" office:string-value="" calcext:value-type="error">
            <text:p>#VALEUR !</text:p>
          </table:table-cell>
          <table:table-cell table:formula="of:=[.U639]-[.U761]" office:value-type="string" office:string-value="" calcext:value-type="error">
            <text:p>#VALEUR !</text:p>
          </table:table-cell>
          <table:table-cell table:formula="of:=[.V639]-[.V76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formula="of:=[.B640]-[.B762]" office:value-type="string" office:string-value="" calcext:value-type="error">
            <text:p>#DIV/0 !</text:p>
          </table:table-cell>
          <table:table-cell table:formula="of:=[.C640]-[.C762]" office:value-type="float" office:value="0.00027330791315505" calcext:value-type="float">
            <text:p>0,0002733079</text:p>
          </table:table-cell>
          <table:table-cell table:formula="of:=[.D640]-[.D762]" office:value-type="string" office:string-value="" calcext:value-type="error">
            <text:p>#VALEUR !</text:p>
          </table:table-cell>
          <table:table-cell table:formula="of:=[.E640]-[.E762]" office:value-type="float" office:value="1" calcext:value-type="float">
            <text:p>1</text:p>
          </table:table-cell>
          <table:table-cell table:formula="of:=[.F640]-[.F762]" office:value-type="string" office:string-value="" calcext:value-type="error">
            <text:p>#VALEUR !</text:p>
          </table:table-cell>
          <table:table-cell table:formula="of:=[.G640]-[.G762]" office:value-type="string" office:string-value="" calcext:value-type="error">
            <text:p>#VALEUR !</text:p>
          </table:table-cell>
          <table:table-cell table:formula="of:=[.H640]-[.H762]" office:value-type="string" office:string-value="" calcext:value-type="error">
            <text:p>#DIV/0 !</text:p>
          </table:table-cell>
          <table:table-cell table:formula="of:=[.I640]-[.I762]" office:value-type="float" office:value="0.0117451370328906" calcext:value-type="float">
            <text:p>0,011745137</text:p>
          </table:table-cell>
          <table:table-cell table:formula="of:=[.J640]-[.J762]" office:value-type="string" office:string-value="" calcext:value-type="error">
            <text:p>#VALEUR !</text:p>
          </table:table-cell>
          <table:table-cell table:formula="of:=[.K640]-[.K762]" office:value-type="string" office:string-value="" calcext:value-type="error">
            <text:p>#DIV/0 !</text:p>
          </table:table-cell>
          <table:table-cell table:formula="of:=[.L640]-[.L762]" office:value-type="string" office:string-value="" calcext:value-type="error">
            <text:p>#VALEUR !</text:p>
          </table:table-cell>
          <table:table-cell table:formula="of:=[.M640]-[.M762]" office:value-type="float" office:value="0.000133384191910616" calcext:value-type="float">
            <text:p>0,0001333842</text:p>
          </table:table-cell>
          <table:table-cell table:formula="of:=[.N640]-[.N762]" office:value-type="float" office:value="0.402731934642742" calcext:value-type="float">
            <text:p>0,4027319346</text:p>
          </table:table-cell>
          <table:table-cell table:formula="of:=[.O640]-[.O762]" office:value-type="float" office:value="0.0000092527080256452" calcext:value-type="float">
            <text:p>9,2527080256452E-006</text:p>
          </table:table-cell>
          <table:table-cell table:formula="of:=[.P640]-[.P762]" office:value-type="string" office:string-value="" calcext:value-type="error">
            <text:p>#DIV/0 !</text:p>
          </table:table-cell>
          <table:table-cell table:formula="of:=[.Q640]-[.Q762]" office:value-type="string" office:string-value="" calcext:value-type="error">
            <text:p>#DIV/0 !</text:p>
          </table:table-cell>
          <table:table-cell table:formula="of:=[.R640]-[.R762]" office:value-type="string" office:string-value="" calcext:value-type="error">
            <text:p>#DIV/0 !</text:p>
          </table:table-cell>
          <table:table-cell table:formula="of:=[.S640]-[.S762]" office:value-type="float" office:value="0.00874642261837858" calcext:value-type="float">
            <text:p>0,0087464226</text:p>
          </table:table-cell>
          <table:table-cell table:formula="of:=[.T640]-[.T762]" office:value-type="string" office:string-value="" calcext:value-type="error">
            <text:p>#VALEUR !</text:p>
          </table:table-cell>
          <table:table-cell table:formula="of:=[.U640]-[.U762]" office:value-type="string" office:string-value="" calcext:value-type="error">
            <text:p>#VALEUR !</text:p>
          </table:table-cell>
          <table:table-cell table:formula="of:=[.V640]-[.V76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formula="of:=[.B641]-[.B763]" office:value-type="string" office:string-value="" calcext:value-type="error">
            <text:p>#DIV/0 !</text:p>
          </table:table-cell>
          <table:table-cell table:formula="of:=[.C641]-[.C763]" office:value-type="float" office:value="0.000209835127381287" calcext:value-type="float">
            <text:p>0,0002098351</text:p>
          </table:table-cell>
          <table:table-cell table:formula="of:=[.D641]-[.D763]" office:value-type="string" office:string-value="" calcext:value-type="error">
            <text:p>#VALEUR !</text:p>
          </table:table-cell>
          <table:table-cell table:formula="of:=[.E641]-[.E763]" office:value-type="float" office:value="1" calcext:value-type="float">
            <text:p>1</text:p>
          </table:table-cell>
          <table:table-cell table:formula="of:=[.F641]-[.F763]" office:value-type="string" office:string-value="" calcext:value-type="error">
            <text:p>#VALEUR !</text:p>
          </table:table-cell>
          <table:table-cell table:formula="of:=[.G641]-[.G763]" office:value-type="string" office:string-value="" calcext:value-type="error">
            <text:p>#VALEUR !</text:p>
          </table:table-cell>
          <table:table-cell table:formula="of:=[.H641]-[.H763]" office:value-type="string" office:string-value="" calcext:value-type="error">
            <text:p>#DIV/0 !</text:p>
          </table:table-cell>
          <table:table-cell table:formula="of:=[.I641]-[.I763]" office:value-type="float" office:value="0.0109167920516719" calcext:value-type="float">
            <text:p>0,0109167921</text:p>
          </table:table-cell>
          <table:table-cell table:formula="of:=[.J641]-[.J763]" office:value-type="string" office:string-value="" calcext:value-type="error">
            <text:p>#VALEUR !</text:p>
          </table:table-cell>
          <table:table-cell table:formula="of:=[.K641]-[.K763]" office:value-type="string" office:string-value="" calcext:value-type="error">
            <text:p>#DIV/0 !</text:p>
          </table:table-cell>
          <table:table-cell table:formula="of:=[.L641]-[.L763]" office:value-type="string" office:string-value="" calcext:value-type="error">
            <text:p>#VALEUR !</text:p>
          </table:table-cell>
          <table:table-cell table:formula="of:=[.M641]-[.M763]" office:value-type="float" office:value="0.0001532106016745" calcext:value-type="float">
            <text:p>0,0001532106</text:p>
          </table:table-cell>
          <table:table-cell table:formula="of:=[.N641]-[.N763]" office:value-type="float" office:value="0.388909045378835" calcext:value-type="float">
            <text:p>0,3889090454</text:p>
          </table:table-cell>
          <table:table-cell table:formula="of:=[.O641]-[.O763]" office:value-type="float" office:value="0.0000106582744600922" calcext:value-type="float">
            <text:p>1,06582744600922E-005</text:p>
          </table:table-cell>
          <table:table-cell table:formula="of:=[.P641]-[.P763]" office:value-type="string" office:string-value="" calcext:value-type="error">
            <text:p>#DIV/0 !</text:p>
          </table:table-cell>
          <table:table-cell table:formula="of:=[.Q641]-[.Q763]" office:value-type="string" office:string-value="" calcext:value-type="error">
            <text:p>#DIV/0 !</text:p>
          </table:table-cell>
          <table:table-cell table:formula="of:=[.R641]-[.R763]" office:value-type="string" office:string-value="" calcext:value-type="error">
            <text:p>#DIV/0 !</text:p>
          </table:table-cell>
          <table:table-cell table:formula="of:=[.S641]-[.S763]" office:value-type="float" office:value="0.00918813606421291" calcext:value-type="float">
            <text:p>0,0091881361</text:p>
          </table:table-cell>
          <table:table-cell table:formula="of:=[.T641]-[.T763]" office:value-type="string" office:string-value="" calcext:value-type="error">
            <text:p>#VALEUR !</text:p>
          </table:table-cell>
          <table:table-cell table:formula="of:=[.U641]-[.U763]" office:value-type="string" office:string-value="" calcext:value-type="error">
            <text:p>#VALEUR !</text:p>
          </table:table-cell>
          <table:table-cell table:formula="of:=[.V641]-[.V76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formula="of:=[.B642]-[.B764]" office:value-type="string" office:string-value="" calcext:value-type="error">
            <text:p>#DIV/0 !</text:p>
          </table:table-cell>
          <table:table-cell table:formula="of:=[.C642]-[.C764]" office:value-type="float" office:value="0.000162328869836432" calcext:value-type="float">
            <text:p>0,0001623289</text:p>
          </table:table-cell>
          <table:table-cell table:formula="of:=[.D642]-[.D764]" office:value-type="float" office:value="0.00115487695217337" calcext:value-type="float">
            <text:p>0,001154877</text:p>
          </table:table-cell>
          <table:table-cell table:formula="of:=[.E642]-[.E764]" office:value-type="float" office:value="1" calcext:value-type="float">
            <text:p>1</text:p>
          </table:table-cell>
          <table:table-cell table:formula="of:=[.F642]-[.F764]" office:value-type="string" office:string-value="" calcext:value-type="error">
            <text:p>#VALEUR !</text:p>
          </table:table-cell>
          <table:table-cell table:formula="of:=[.G642]-[.G764]" office:value-type="string" office:string-value="" calcext:value-type="error">
            <text:p>#VALEUR !</text:p>
          </table:table-cell>
          <table:table-cell table:formula="of:=[.H642]-[.H764]" office:value-type="string" office:string-value="" calcext:value-type="error">
            <text:p>#DIV/0 !</text:p>
          </table:table-cell>
          <table:table-cell table:formula="of:=[.I642]-[.I764]" office:value-type="float" office:value="0.0119387510155339" calcext:value-type="float">
            <text:p>0,011938751</text:p>
          </table:table-cell>
          <table:table-cell table:formula="of:=[.J642]-[.J764]" office:value-type="string" office:string-value="" calcext:value-type="error">
            <text:p>#VALEUR !</text:p>
          </table:table-cell>
          <table:table-cell table:formula="of:=[.K642]-[.K764]" office:value-type="string" office:string-value="" calcext:value-type="error">
            <text:p>#DIV/0 !</text:p>
          </table:table-cell>
          <table:table-cell table:formula="of:=[.L642]-[.L764]" office:value-type="string" office:string-value="" calcext:value-type="error">
            <text:p>#VALEUR !</text:p>
          </table:table-cell>
          <table:table-cell table:formula="of:=[.M642]-[.M764]" office:value-type="float" office:value="0.000141905583774748" calcext:value-type="float">
            <text:p>0,0001419056</text:p>
          </table:table-cell>
          <table:table-cell table:formula="of:=[.N642]-[.N764]" office:value-type="float" office:value="0.400969606217292" calcext:value-type="float">
            <text:p>0,4009696062</text:p>
          </table:table-cell>
          <table:table-cell table:formula="of:=[.O642]-[.O764]" office:value-type="float" office:value="0.0000136283412369656" calcext:value-type="float">
            <text:p>1,36283412369656E-005</text:p>
          </table:table-cell>
          <table:table-cell table:formula="of:=[.P642]-[.P764]" office:value-type="string" office:string-value="" calcext:value-type="error">
            <text:p>#DIV/0 !</text:p>
          </table:table-cell>
          <table:table-cell table:formula="of:=[.Q642]-[.Q764]" office:value-type="string" office:string-value="" calcext:value-type="error">
            <text:p>#DIV/0 !</text:p>
          </table:table-cell>
          <table:table-cell table:formula="of:=[.R642]-[.R764]" office:value-type="string" office:string-value="" calcext:value-type="error">
            <text:p>#DIV/0 !</text:p>
          </table:table-cell>
          <table:table-cell table:formula="of:=[.S642]-[.S764]" office:value-type="float" office:value="0.00964190036534501" calcext:value-type="float">
            <text:p>0,0096419004</text:p>
          </table:table-cell>
          <table:table-cell table:formula="of:=[.T642]-[.T764]" office:value-type="string" office:string-value="" calcext:value-type="error">
            <text:p>#VALEUR !</text:p>
          </table:table-cell>
          <table:table-cell table:formula="of:=[.U642]-[.U764]" office:value-type="string" office:string-value="" calcext:value-type="error">
            <text:p>#VALEUR !</text:p>
          </table:table-cell>
          <table:table-cell table:formula="of:=[.V642]-[.V76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formula="of:=[.B643]-[.B765]" office:value-type="string" office:string-value="" calcext:value-type="error">
            <text:p>#DIV/0 !</text:p>
          </table:table-cell>
          <table:table-cell table:formula="of:=[.C643]-[.C765]" office:value-type="float" office:value="0.000107979845799524" calcext:value-type="float">
            <text:p>0,0001079798</text:p>
          </table:table-cell>
          <table:table-cell table:formula="of:=[.D643]-[.D765]" office:value-type="string" office:string-value="" calcext:value-type="error">
            <text:p>#VALEUR !</text:p>
          </table:table-cell>
          <table:table-cell table:formula="of:=[.E643]-[.E765]" office:value-type="float" office:value="1" calcext:value-type="float">
            <text:p>1</text:p>
          </table:table-cell>
          <table:table-cell table:formula="of:=[.F643]-[.F765]" office:value-type="string" office:string-value="" calcext:value-type="error">
            <text:p>#VALEUR !</text:p>
          </table:table-cell>
          <table:table-cell table:formula="of:=[.G643]-[.G765]" office:value-type="string" office:string-value="" calcext:value-type="error">
            <text:p>#VALEUR !</text:p>
          </table:table-cell>
          <table:table-cell table:formula="of:=[.H643]-[.H765]" office:value-type="string" office:string-value="" calcext:value-type="error">
            <text:p>#DIV/0 !</text:p>
          </table:table-cell>
          <table:table-cell table:formula="of:=[.I643]-[.I765]" office:value-type="float" office:value="0.0117710684433836" calcext:value-type="float">
            <text:p>0,0117710684</text:p>
          </table:table-cell>
          <table:table-cell table:formula="of:=[.J643]-[.J765]" office:value-type="string" office:string-value="" calcext:value-type="error">
            <text:p>#VALEUR !</text:p>
          </table:table-cell>
          <table:table-cell table:formula="of:=[.K643]-[.K765]" office:value-type="string" office:string-value="" calcext:value-type="error">
            <text:p>#DIV/0 !</text:p>
          </table:table-cell>
          <table:table-cell table:formula="of:=[.L643]-[.L765]" office:value-type="string" office:string-value="" calcext:value-type="error">
            <text:p>#VALEUR !</text:p>
          </table:table-cell>
          <table:table-cell table:formula="of:=[.M643]-[.M765]" office:value-type="float" office:value="0.000113929506855245" calcext:value-type="float">
            <text:p>0,0001139295</text:p>
          </table:table-cell>
          <table:table-cell table:formula="of:=[.N643]-[.N765]" office:value-type="float" office:value="0.376949099208311" calcext:value-type="float">
            <text:p>0,3769490992</text:p>
          </table:table-cell>
          <table:table-cell table:formula="of:=[.O643]-[.O765]" office:value-type="string" office:string-value="" calcext:value-type="error">
            <text:p>#VALEUR !</text:p>
          </table:table-cell>
          <table:table-cell table:formula="of:=[.P643]-[.P765]" office:value-type="string" office:string-value="" calcext:value-type="error">
            <text:p>#DIV/0 !</text:p>
          </table:table-cell>
          <table:table-cell table:formula="of:=[.Q643]-[.Q765]" office:value-type="string" office:string-value="" calcext:value-type="error">
            <text:p>#DIV/0 !</text:p>
          </table:table-cell>
          <table:table-cell table:formula="of:=[.R643]-[.R765]" office:value-type="string" office:string-value="" calcext:value-type="error">
            <text:p>#DIV/0 !</text:p>
          </table:table-cell>
          <table:table-cell table:formula="of:=[.S643]-[.S765]" office:value-type="float" office:value="0.00892323446029812" calcext:value-type="float">
            <text:p>0,0089232345</text:p>
          </table:table-cell>
          <table:table-cell table:formula="of:=[.T643]-[.T765]" office:value-type="string" office:string-value="" calcext:value-type="error">
            <text:p>#VALEUR !</text:p>
          </table:table-cell>
          <table:table-cell table:formula="of:=[.U643]-[.U765]" office:value-type="string" office:string-value="" calcext:value-type="error">
            <text:p>#VALEUR !</text:p>
          </table:table-cell>
          <table:table-cell table:formula="of:=[.V643]-[.V76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formula="of:=[.B644]-[.B766]" office:value-type="string" office:string-value="" calcext:value-type="error">
            <text:p>#DIV/0 !</text:p>
          </table:table-cell>
          <table:table-cell table:formula="of:=[.C644]-[.C766]" office:value-type="float" office:value="0.000224050534203358" calcext:value-type="float">
            <text:p>0,0002240505</text:p>
          </table:table-cell>
          <table:table-cell table:formula="of:=[.D644]-[.D766]" office:value-type="float" office:value="0.00148213433530631" calcext:value-type="float">
            <text:p>0,0014821343</text:p>
          </table:table-cell>
          <table:table-cell table:formula="of:=[.E644]-[.E766]" office:value-type="float" office:value="1" calcext:value-type="float">
            <text:p>1</text:p>
          </table:table-cell>
          <table:table-cell table:formula="of:=[.F644]-[.F766]" office:value-type="string" office:string-value="" calcext:value-type="error">
            <text:p>#VALEUR !</text:p>
          </table:table-cell>
          <table:table-cell table:formula="of:=[.G644]-[.G766]" office:value-type="string" office:string-value="" calcext:value-type="error">
            <text:p>#VALEUR !</text:p>
          </table:table-cell>
          <table:table-cell table:formula="of:=[.H644]-[.H766]" office:value-type="string" office:string-value="" calcext:value-type="error">
            <text:p>#DIV/0 !</text:p>
          </table:table-cell>
          <table:table-cell table:formula="of:=[.I644]-[.I766]" office:value-type="float" office:value="0.0121728193133796" calcext:value-type="float">
            <text:p>0,0121728193</text:p>
          </table:table-cell>
          <table:table-cell table:formula="of:=[.J644]-[.J766]" office:value-type="string" office:string-value="" calcext:value-type="error">
            <text:p>#VALEUR !</text:p>
          </table:table-cell>
          <table:table-cell table:formula="of:=[.K644]-[.K766]" office:value-type="string" office:string-value="" calcext:value-type="error">
            <text:p>#DIV/0 !</text:p>
          </table:table-cell>
          <table:table-cell table:formula="of:=[.L644]-[.L766]" office:value-type="string" office:string-value="" calcext:value-type="error">
            <text:p>#VALEUR !</text:p>
          </table:table-cell>
          <table:table-cell table:formula="of:=[.M644]-[.M766]" office:value-type="float" office:value="0.000108807414255723" calcext:value-type="float">
            <text:p>0,0001088074</text:p>
          </table:table-cell>
          <table:table-cell table:formula="of:=[.N644]-[.N766]" office:value-type="float" office:value="0.370782147198873" calcext:value-type="float">
            <text:p>0,3707821472</text:p>
          </table:table-cell>
          <table:table-cell table:formula="of:=[.O644]-[.O766]" office:value-type="float" office:value="0.00000910580909826444" calcext:value-type="float">
            <text:p>9,10580909826444E-006</text:p>
          </table:table-cell>
          <table:table-cell table:formula="of:=[.P644]-[.P766]" office:value-type="string" office:string-value="" calcext:value-type="error">
            <text:p>#DIV/0 !</text:p>
          </table:table-cell>
          <table:table-cell table:formula="of:=[.Q644]-[.Q766]" office:value-type="string" office:string-value="" calcext:value-type="error">
            <text:p>#DIV/0 !</text:p>
          </table:table-cell>
          <table:table-cell table:formula="of:=[.R644]-[.R766]" office:value-type="string" office:string-value="" calcext:value-type="error">
            <text:p>#DIV/0 !</text:p>
          </table:table-cell>
          <table:table-cell table:formula="of:=[.S644]-[.S766]" office:value-type="float" office:value="0.0079995065267862" calcext:value-type="float">
            <text:p>0,0079995065</text:p>
          </table:table-cell>
          <table:table-cell table:formula="of:=[.T644]-[.T766]" office:value-type="string" office:string-value="" calcext:value-type="error">
            <text:p>#VALEUR !</text:p>
          </table:table-cell>
          <table:table-cell table:formula="of:=[.U644]-[.U766]" office:value-type="string" office:string-value="" calcext:value-type="error">
            <text:p>#VALEUR !</text:p>
          </table:table-cell>
          <table:table-cell table:formula="of:=[.V644]-[.V76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formula="of:=[.B645]-[.B767]" office:value-type="string" office:string-value="" calcext:value-type="error">
            <text:p>#DIV/0 !</text:p>
          </table:table-cell>
          <table:table-cell table:formula="of:=[.C645]-[.C767]" office:value-type="float" office:value="0.000188011758575856" calcext:value-type="float">
            <text:p>0,0001880118</text:p>
          </table:table-cell>
          <table:table-cell table:formula="of:=[.D645]-[.D767]" office:value-type="float" office:value="0.00193821090203818" calcext:value-type="float">
            <text:p>0,0019382109</text:p>
          </table:table-cell>
          <table:table-cell table:formula="of:=[.E645]-[.E767]" office:value-type="float" office:value="1" calcext:value-type="float">
            <text:p>1</text:p>
          </table:table-cell>
          <table:table-cell table:formula="of:=[.F645]-[.F767]" office:value-type="string" office:string-value="" calcext:value-type="error">
            <text:p>#VALEUR !</text:p>
          </table:table-cell>
          <table:table-cell table:formula="of:=[.G645]-[.G767]" office:value-type="string" office:string-value="" calcext:value-type="error">
            <text:p>#VALEUR !</text:p>
          </table:table-cell>
          <table:table-cell table:formula="of:=[.H645]-[.H767]" office:value-type="string" office:string-value="" calcext:value-type="error">
            <text:p>#DIV/0 !</text:p>
          </table:table-cell>
          <table:table-cell table:formula="of:=[.I645]-[.I767]" office:value-type="float" office:value="0.0127811067602173" calcext:value-type="float">
            <text:p>0,0127811068</text:p>
          </table:table-cell>
          <table:table-cell table:formula="of:=[.J645]-[.J767]" office:value-type="string" office:string-value="" calcext:value-type="error">
            <text:p>#VALEUR !</text:p>
          </table:table-cell>
          <table:table-cell table:formula="of:=[.K645]-[.K767]" office:value-type="string" office:string-value="" calcext:value-type="error">
            <text:p>#DIV/0 !</text:p>
          </table:table-cell>
          <table:table-cell table:formula="of:=[.L645]-[.L767]" office:value-type="string" office:string-value="" calcext:value-type="error">
            <text:p>#VALEUR !</text:p>
          </table:table-cell>
          <table:table-cell table:formula="of:=[.M645]-[.M767]" office:value-type="float" office:value="0.0001717050593983" calcext:value-type="float">
            <text:p>0,0001717051</text:p>
          </table:table-cell>
          <table:table-cell table:formula="of:=[.N645]-[.N767]" office:value-type="float" office:value="0.357820634647318" calcext:value-type="float">
            <text:p>0,3578206346</text:p>
          </table:table-cell>
          <table:table-cell table:formula="of:=[.O645]-[.O767]" office:value-type="float" office:value="0.0000119078129733005" calcext:value-type="float">
            <text:p>1,19078129733005E-005</text:p>
          </table:table-cell>
          <table:table-cell table:formula="of:=[.P645]-[.P767]" office:value-type="string" office:string-value="" calcext:value-type="error">
            <text:p>#DIV/0 !</text:p>
          </table:table-cell>
          <table:table-cell table:formula="of:=[.Q645]-[.Q767]" office:value-type="string" office:string-value="" calcext:value-type="error">
            <text:p>#DIV/0 !</text:p>
          </table:table-cell>
          <table:table-cell table:formula="of:=[.R645]-[.R767]" office:value-type="string" office:string-value="" calcext:value-type="error">
            <text:p>#DIV/0 !</text:p>
          </table:table-cell>
          <table:table-cell table:formula="of:=[.S645]-[.S767]" office:value-type="float" office:value="0.00860771810977854" calcext:value-type="float">
            <text:p>0,0086077181</text:p>
          </table:table-cell>
          <table:table-cell table:formula="of:=[.T645]-[.T767]" office:value-type="string" office:string-value="" calcext:value-type="error">
            <text:p>#VALEUR !</text:p>
          </table:table-cell>
          <table:table-cell table:formula="of:=[.U645]-[.U767]" office:value-type="string" office:string-value="" calcext:value-type="error">
            <text:p>#VALEUR !</text:p>
          </table:table-cell>
          <table:table-cell table:formula="of:=[.V645]-[.V76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[.B646]-[.B768]" office:value-type="string" office:string-value="" calcext:value-type="error">
            <text:p>#DIV/0 !</text:p>
          </table:table-cell>
          <table:table-cell table:formula="of:=[.C646]-[.C768]" office:value-type="float" office:value="0.000275799186902355" calcext:value-type="float">
            <text:p>0,0002757992</text:p>
          </table:table-cell>
          <table:table-cell table:formula="of:=[.D646]-[.D768]" office:value-type="float" office:value="0.00147051017159299" calcext:value-type="float">
            <text:p>0,0014705102</text:p>
          </table:table-cell>
          <table:table-cell table:formula="of:=[.E646]-[.E768]" office:value-type="float" office:value="1" calcext:value-type="float">
            <text:p>1</text:p>
          </table:table-cell>
          <table:table-cell table:formula="of:=[.F646]-[.F768]" office:value-type="string" office:string-value="" calcext:value-type="error">
            <text:p>#VALEUR !</text:p>
          </table:table-cell>
          <table:table-cell table:formula="of:=[.G646]-[.G768]" office:value-type="string" office:string-value="" calcext:value-type="error">
            <text:p>#VALEUR !</text:p>
          </table:table-cell>
          <table:table-cell table:formula="of:=[.H646]-[.H768]" office:value-type="string" office:string-value="" calcext:value-type="error">
            <text:p>#DIV/0 !</text:p>
          </table:table-cell>
          <table:table-cell table:formula="of:=[.I646]-[.I768]" office:value-type="float" office:value="0.0108707549775283" calcext:value-type="float">
            <text:p>0,010870755</text:p>
          </table:table-cell>
          <table:table-cell table:formula="of:=[.J646]-[.J768]" office:value-type="string" office:string-value="" calcext:value-type="error">
            <text:p>#VALEUR !</text:p>
          </table:table-cell>
          <table:table-cell table:formula="of:=[.K646]-[.K768]" office:value-type="string" office:string-value="" calcext:value-type="error">
            <text:p>#DIV/0 !</text:p>
          </table:table-cell>
          <table:table-cell table:formula="of:=[.L646]-[.L768]" office:value-type="string" office:string-value="" calcext:value-type="error">
            <text:p>#VALEUR !</text:p>
          </table:table-cell>
          <table:table-cell table:formula="of:=[.M646]-[.M768]" office:value-type="float" office:value="0.000116849456447518" calcext:value-type="float">
            <text:p>0,0001168495</text:p>
          </table:table-cell>
          <table:table-cell table:formula="of:=[.N646]-[.N768]" office:value-type="float" office:value="0.379873699511556" calcext:value-type="float">
            <text:p>0,3798736995</text:p>
          </table:table-cell>
          <table:table-cell table:formula="of:=[.O646]-[.O768]" office:value-type="float" office:value="0.0000229334605850369" calcext:value-type="float">
            <text:p>2,29334605850369E-005</text:p>
          </table:table-cell>
          <table:table-cell table:formula="of:=[.P646]-[.P768]" office:value-type="string" office:string-value="" calcext:value-type="error">
            <text:p>#DIV/0 !</text:p>
          </table:table-cell>
          <table:table-cell table:formula="of:=[.Q646]-[.Q768]" office:value-type="string" office:string-value="" calcext:value-type="error">
            <text:p>#DIV/0 !</text:p>
          </table:table-cell>
          <table:table-cell table:formula="of:=[.R646]-[.R768]" office:value-type="string" office:string-value="" calcext:value-type="error">
            <text:p>#DIV/0 !</text:p>
          </table:table-cell>
          <table:table-cell table:formula="of:=[.S646]-[.S768]" office:value-type="float" office:value="0.00793074092679468" calcext:value-type="float">
            <text:p>0,0079307409</text:p>
          </table:table-cell>
          <table:table-cell table:formula="of:=[.T646]-[.T768]" office:value-type="string" office:string-value="" calcext:value-type="error">
            <text:p>#VALEUR !</text:p>
          </table:table-cell>
          <table:table-cell table:formula="of:=[.U646]-[.U768]" office:value-type="string" office:string-value="" calcext:value-type="error">
            <text:p>#VALEUR !</text:p>
          </table:table-cell>
          <table:table-cell table:formula="of:=[.V646]-[.V76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formula="of:=[.B647]-[.B769]" office:value-type="string" office:string-value="" calcext:value-type="error">
            <text:p>#DIV/0 !</text:p>
          </table:table-cell>
          <table:table-cell table:formula="of:=[.C647]-[.C769]" office:value-type="float" office:value="0.000189761037161987" calcext:value-type="float">
            <text:p>0,000189761</text:p>
          </table:table-cell>
          <table:table-cell table:formula="of:=[.D647]-[.D769]" office:value-type="float" office:value="0.00136480577578201" calcext:value-type="float">
            <text:p>0,0013648058</text:p>
          </table:table-cell>
          <table:table-cell table:formula="of:=[.E647]-[.E769]" office:value-type="float" office:value="1" calcext:value-type="float">
            <text:p>1</text:p>
          </table:table-cell>
          <table:table-cell table:formula="of:=[.F647]-[.F769]" office:value-type="string" office:string-value="" calcext:value-type="error">
            <text:p>#VALEUR !</text:p>
          </table:table-cell>
          <table:table-cell table:formula="of:=[.G647]-[.G769]" office:value-type="string" office:string-value="" calcext:value-type="error">
            <text:p>#VALEUR !</text:p>
          </table:table-cell>
          <table:table-cell table:formula="of:=[.H647]-[.H769]" office:value-type="string" office:string-value="" calcext:value-type="error">
            <text:p>#DIV/0 !</text:p>
          </table:table-cell>
          <table:table-cell table:formula="of:=[.I647]-[.I769]" office:value-type="float" office:value="0.0112091958945259" calcext:value-type="float">
            <text:p>0,0112091959</text:p>
          </table:table-cell>
          <table:table-cell table:formula="of:=[.J647]-[.J769]" office:value-type="string" office:string-value="" calcext:value-type="error">
            <text:p>#VALEUR !</text:p>
          </table:table-cell>
          <table:table-cell table:formula="of:=[.K647]-[.K769]" office:value-type="string" office:string-value="" calcext:value-type="error">
            <text:p>#DIV/0 !</text:p>
          </table:table-cell>
          <table:table-cell table:formula="of:=[.L647]-[.L769]" office:value-type="string" office:string-value="" calcext:value-type="error">
            <text:p>#VALEUR !</text:p>
          </table:table-cell>
          <table:table-cell table:formula="of:=[.M647]-[.M769]" office:value-type="float" office:value="0.000187170724571938" calcext:value-type="float">
            <text:p>0,0001871707</text:p>
          </table:table-cell>
          <table:table-cell table:formula="of:=[.N647]-[.N769]" office:value-type="float" office:value="0.351046891861219" calcext:value-type="float">
            <text:p>0,3510468919</text:p>
          </table:table-cell>
          <table:table-cell table:formula="of:=[.O647]-[.O769]" office:value-type="float" office:value="0.000013544961252742" calcext:value-type="float">
            <text:p>0,000013545</text:p>
          </table:table-cell>
          <table:table-cell table:formula="of:=[.P647]-[.P769]" office:value-type="string" office:string-value="" calcext:value-type="error">
            <text:p>#DIV/0 !</text:p>
          </table:table-cell>
          <table:table-cell table:formula="of:=[.Q647]-[.Q769]" office:value-type="string" office:string-value="" calcext:value-type="error">
            <text:p>#DIV/0 !</text:p>
          </table:table-cell>
          <table:table-cell table:formula="of:=[.R647]-[.R769]" office:value-type="string" office:string-value="" calcext:value-type="error">
            <text:p>#DIV/0 !</text:p>
          </table:table-cell>
          <table:table-cell table:formula="of:=[.S647]-[.S769]" office:value-type="float" office:value="0.00624081638727101" calcext:value-type="float">
            <text:p>0,0062408164</text:p>
          </table:table-cell>
          <table:table-cell table:formula="of:=[.T647]-[.T769]" office:value-type="string" office:string-value="" calcext:value-type="error">
            <text:p>#VALEUR !</text:p>
          </table:table-cell>
          <table:table-cell table:formula="of:=[.U647]-[.U769]" office:value-type="string" office:string-value="" calcext:value-type="error">
            <text:p>#VALEUR !</text:p>
          </table:table-cell>
          <table:table-cell table:formula="of:=[.V647]-[.V76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formula="of:=[.B648]-[.B770]" office:value-type="string" office:string-value="" calcext:value-type="error">
            <text:p>#DIV/0 !</text:p>
          </table:table-cell>
          <table:table-cell table:formula="of:=[.C648]-[.C770]" office:value-type="float" office:value="0.000180969762654711" calcext:value-type="float">
            <text:p>0,0001809698</text:p>
          </table:table-cell>
          <table:table-cell table:formula="of:=[.D648]-[.D770]" office:value-type="float" office:value="0.0011611335878554" calcext:value-type="float">
            <text:p>0,0011611336</text:p>
          </table:table-cell>
          <table:table-cell table:formula="of:=[.E648]-[.E770]" office:value-type="float" office:value="1" calcext:value-type="float">
            <text:p>1</text:p>
          </table:table-cell>
          <table:table-cell table:formula="of:=[.F648]-[.F770]" office:value-type="string" office:string-value="" calcext:value-type="error">
            <text:p>#VALEUR !</text:p>
          </table:table-cell>
          <table:table-cell table:formula="of:=[.G648]-[.G770]" office:value-type="string" office:string-value="" calcext:value-type="error">
            <text:p>#VALEUR !</text:p>
          </table:table-cell>
          <table:table-cell table:formula="of:=[.H648]-[.H770]" office:value-type="string" office:string-value="" calcext:value-type="error">
            <text:p>#DIV/0 !</text:p>
          </table:table-cell>
          <table:table-cell table:formula="of:=[.I648]-[.I770]" office:value-type="float" office:value="0.0119974433654527" calcext:value-type="float">
            <text:p>0,0119974434</text:p>
          </table:table-cell>
          <table:table-cell table:formula="of:=[.J648]-[.J770]" office:value-type="string" office:string-value="" calcext:value-type="error">
            <text:p>#VALEUR !</text:p>
          </table:table-cell>
          <table:table-cell table:formula="of:=[.K648]-[.K770]" office:value-type="string" office:string-value="" calcext:value-type="error">
            <text:p>#DIV/0 !</text:p>
          </table:table-cell>
          <table:table-cell table:formula="of:=[.L648]-[.L770]" office:value-type="string" office:string-value="" calcext:value-type="error">
            <text:p>#VALEUR !</text:p>
          </table:table-cell>
          <table:table-cell table:formula="of:=[.M648]-[.M770]" office:value-type="float" office:value="0.000200288667965345" calcext:value-type="float">
            <text:p>0,0002002887</text:p>
          </table:table-cell>
          <table:table-cell table:formula="of:=[.N648]-[.N770]" office:value-type="float" office:value="0.34602809271484" calcext:value-type="float">
            <text:p>0,3460280927</text:p>
          </table:table-cell>
          <table:table-cell table:formula="of:=[.O648]-[.O770]" office:value-type="string" office:string-value="" calcext:value-type="error">
            <text:p>#VALEUR !</text:p>
          </table:table-cell>
          <table:table-cell table:formula="of:=[.P648]-[.P770]" office:value-type="string" office:string-value="" calcext:value-type="error">
            <text:p>#DIV/0 !</text:p>
          </table:table-cell>
          <table:table-cell table:formula="of:=[.Q648]-[.Q770]" office:value-type="string" office:string-value="" calcext:value-type="error">
            <text:p>#DIV/0 !</text:p>
          </table:table-cell>
          <table:table-cell table:formula="of:=[.R648]-[.R770]" office:value-type="string" office:string-value="" calcext:value-type="error">
            <text:p>#DIV/0 !</text:p>
          </table:table-cell>
          <table:table-cell table:formula="of:=[.S648]-[.S770]" office:value-type="float" office:value="0.00608036311147262" calcext:value-type="float">
            <text:p>0,0060803631</text:p>
          </table:table-cell>
          <table:table-cell table:formula="of:=[.T648]-[.T770]" office:value-type="string" office:string-value="" calcext:value-type="error">
            <text:p>#VALEUR !</text:p>
          </table:table-cell>
          <table:table-cell table:formula="of:=[.U648]-[.U770]" office:value-type="string" office:string-value="" calcext:value-type="error">
            <text:p>#VALEUR !</text:p>
          </table:table-cell>
          <table:table-cell table:formula="of:=[.V648]-[.V77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formula="of:=[.B649]-[.B771]" office:value-type="string" office:string-value="" calcext:value-type="error">
            <text:p>#DIV/0 !</text:p>
          </table:table-cell>
          <table:table-cell table:formula="of:=[.C649]-[.C771]" office:value-type="float" office:value="0.000180077309592988" calcext:value-type="float">
            <text:p>0,0001800773</text:p>
          </table:table-cell>
          <table:table-cell table:formula="of:=[.D649]-[.D771]" office:value-type="float" office:value="0.00118461846159824" calcext:value-type="float">
            <text:p>0,0011846185</text:p>
          </table:table-cell>
          <table:table-cell table:formula="of:=[.E649]-[.E771]" office:value-type="float" office:value="1" calcext:value-type="float">
            <text:p>1</text:p>
          </table:table-cell>
          <table:table-cell table:formula="of:=[.F649]-[.F771]" office:value-type="string" office:string-value="" calcext:value-type="error">
            <text:p>#VALEUR !</text:p>
          </table:table-cell>
          <table:table-cell table:formula="of:=[.G649]-[.G771]" office:value-type="string" office:string-value="" calcext:value-type="error">
            <text:p>#VALEUR !</text:p>
          </table:table-cell>
          <table:table-cell table:formula="of:=[.H649]-[.H771]" office:value-type="string" office:string-value="" calcext:value-type="error">
            <text:p>#DIV/0 !</text:p>
          </table:table-cell>
          <table:table-cell table:formula="of:=[.I649]-[.I771]" office:value-type="float" office:value="0.0122401014416823" calcext:value-type="float">
            <text:p>0,0122401014</text:p>
          </table:table-cell>
          <table:table-cell table:formula="of:=[.J649]-[.J771]" office:value-type="string" office:string-value="" calcext:value-type="error">
            <text:p>#VALEUR !</text:p>
          </table:table-cell>
          <table:table-cell table:formula="of:=[.K649]-[.K771]" office:value-type="string" office:string-value="" calcext:value-type="error">
            <text:p>#DIV/0 !</text:p>
          </table:table-cell>
          <table:table-cell table:formula="of:=[.L649]-[.L771]" office:value-type="string" office:string-value="" calcext:value-type="error">
            <text:p>#VALEUR !</text:p>
          </table:table-cell>
          <table:table-cell table:formula="of:=[.M649]-[.M771]" office:value-type="float" office:value="0.00018621896598487" calcext:value-type="float">
            <text:p>0,000186219</text:p>
          </table:table-cell>
          <table:table-cell table:formula="of:=[.N649]-[.N771]" office:value-type="float" office:value="0.352928706886305" calcext:value-type="float">
            <text:p>0,3529287069</text:p>
          </table:table-cell>
          <table:table-cell table:formula="of:=[.O649]-[.O771]" office:value-type="string" office:string-value="" calcext:value-type="error">
            <text:p>#VALEUR !</text:p>
          </table:table-cell>
          <table:table-cell table:formula="of:=[.P649]-[.P771]" office:value-type="string" office:string-value="" calcext:value-type="error">
            <text:p>#DIV/0 !</text:p>
          </table:table-cell>
          <table:table-cell table:formula="of:=[.Q649]-[.Q771]" office:value-type="string" office:string-value="" calcext:value-type="error">
            <text:p>#DIV/0 !</text:p>
          </table:table-cell>
          <table:table-cell table:formula="of:=[.R649]-[.R771]" office:value-type="string" office:string-value="" calcext:value-type="error">
            <text:p>#DIV/0 !</text:p>
          </table:table-cell>
          <table:table-cell table:formula="of:=[.S649]-[.S771]" office:value-type="float" office:value="0.00559192743388434" calcext:value-type="float">
            <text:p>0,0055919274</text:p>
          </table:table-cell>
          <table:table-cell table:formula="of:=[.T649]-[.T771]" office:value-type="string" office:string-value="" calcext:value-type="error">
            <text:p>#VALEUR !</text:p>
          </table:table-cell>
          <table:table-cell table:formula="of:=[.U649]-[.U771]" office:value-type="string" office:string-value="" calcext:value-type="error">
            <text:p>#VALEUR !</text:p>
          </table:table-cell>
          <table:table-cell table:formula="of:=[.V649]-[.V77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[.B650]-[.B772]" office:value-type="string" office:string-value="" calcext:value-type="error">
            <text:p>#DIV/0 !</text:p>
          </table:table-cell>
          <table:table-cell table:formula="of:=[.C650]-[.C772]" office:value-type="float" office:value="0.000168893731289548" calcext:value-type="float">
            <text:p>0,0001688937</text:p>
          </table:table-cell>
          <table:table-cell table:formula="of:=[.D650]-[.D772]" office:value-type="float" office:value="0.00111104854124054" calcext:value-type="float">
            <text:p>0,0011110485</text:p>
          </table:table-cell>
          <table:table-cell table:formula="of:=[.E650]-[.E772]" office:value-type="float" office:value="1" calcext:value-type="float">
            <text:p>1</text:p>
          </table:table-cell>
          <table:table-cell table:formula="of:=[.F650]-[.F772]" office:value-type="string" office:string-value="" calcext:value-type="error">
            <text:p>#VALEUR !</text:p>
          </table:table-cell>
          <table:table-cell table:formula="of:=[.G650]-[.G772]" office:value-type="string" office:string-value="" calcext:value-type="error">
            <text:p>#VALEUR !</text:p>
          </table:table-cell>
          <table:table-cell table:formula="of:=[.H650]-[.H772]" office:value-type="string" office:string-value="" calcext:value-type="error">
            <text:p>#DIV/0 !</text:p>
          </table:table-cell>
          <table:table-cell table:formula="of:=[.I650]-[.I772]" office:value-type="float" office:value="0.0114799383027255" calcext:value-type="float">
            <text:p>0,0114799383</text:p>
          </table:table-cell>
          <table:table-cell table:formula="of:=[.J650]-[.J772]" office:value-type="string" office:string-value="" calcext:value-type="error">
            <text:p>#VALEUR !</text:p>
          </table:table-cell>
          <table:table-cell table:formula="of:=[.K650]-[.K772]" office:value-type="string" office:string-value="" calcext:value-type="error">
            <text:p>#DIV/0 !</text:p>
          </table:table-cell>
          <table:table-cell table:formula="of:=[.L650]-[.L772]" office:value-type="string" office:string-value="" calcext:value-type="error">
            <text:p>#VALEUR !</text:p>
          </table:table-cell>
          <table:table-cell table:formula="of:=[.M650]-[.M772]" office:value-type="float" office:value="0.000200062404990505" calcext:value-type="float">
            <text:p>0,0002000624</text:p>
          </table:table-cell>
          <table:table-cell table:formula="of:=[.N650]-[.N772]" office:value-type="float" office:value="0.354828800167349" calcext:value-type="float">
            <text:p>0,3548288002</text:p>
          </table:table-cell>
          <table:table-cell table:formula="of:=[.O650]-[.O772]" office:value-type="string" office:string-value="" calcext:value-type="error">
            <text:p>#VALEUR !</text:p>
          </table:table-cell>
          <table:table-cell table:formula="of:=[.P650]-[.P772]" office:value-type="string" office:string-value="" calcext:value-type="error">
            <text:p>#DIV/0 !</text:p>
          </table:table-cell>
          <table:table-cell table:formula="of:=[.Q650]-[.Q772]" office:value-type="string" office:string-value="" calcext:value-type="error">
            <text:p>#DIV/0 !</text:p>
          </table:table-cell>
          <table:table-cell table:formula="of:=[.R650]-[.R772]" office:value-type="string" office:string-value="" calcext:value-type="error">
            <text:p>#DIV/0 !</text:p>
          </table:table-cell>
          <table:table-cell table:formula="of:=[.S650]-[.S772]" office:value-type="float" office:value="0.00581808900876938" calcext:value-type="float">
            <text:p>0,005818089</text:p>
          </table:table-cell>
          <table:table-cell table:formula="of:=[.T650]-[.T772]" office:value-type="string" office:string-value="" calcext:value-type="error">
            <text:p>#VALEUR !</text:p>
          </table:table-cell>
          <table:table-cell table:formula="of:=[.U650]-[.U772]" office:value-type="string" office:string-value="" calcext:value-type="error">
            <text:p>#VALEUR !</text:p>
          </table:table-cell>
          <table:table-cell table:formula="of:=[.V650]-[.V77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formula="of:=[.B651]-[.B773]" office:value-type="string" office:string-value="" calcext:value-type="error">
            <text:p>#DIV/0 !</text:p>
          </table:table-cell>
          <table:table-cell table:formula="of:=[.C651]-[.C773]" office:value-type="float" office:value="0.000226894417854057" calcext:value-type="float">
            <text:p>0,0002268944</text:p>
          </table:table-cell>
          <table:table-cell table:formula="of:=[.D651]-[.D773]" office:value-type="string" office:string-value="" calcext:value-type="error">
            <text:p>#VALEUR !</text:p>
          </table:table-cell>
          <table:table-cell table:formula="of:=[.E651]-[.E773]" office:value-type="float" office:value="1" calcext:value-type="float">
            <text:p>1</text:p>
          </table:table-cell>
          <table:table-cell table:formula="of:=[.F651]-[.F773]" office:value-type="string" office:string-value="" calcext:value-type="error">
            <text:p>#VALEUR !</text:p>
          </table:table-cell>
          <table:table-cell table:formula="of:=[.G651]-[.G773]" office:value-type="string" office:string-value="" calcext:value-type="error">
            <text:p>#VALEUR !</text:p>
          </table:table-cell>
          <table:table-cell table:formula="of:=[.H651]-[.H773]" office:value-type="string" office:string-value="" calcext:value-type="error">
            <text:p>#DIV/0 !</text:p>
          </table:table-cell>
          <table:table-cell table:formula="of:=[.I651]-[.I773]" office:value-type="float" office:value="0.0110404715434584" calcext:value-type="float">
            <text:p>0,0110404715</text:p>
          </table:table-cell>
          <table:table-cell table:formula="of:=[.J651]-[.J773]" office:value-type="string" office:string-value="" calcext:value-type="error">
            <text:p>#VALEUR !</text:p>
          </table:table-cell>
          <table:table-cell table:formula="of:=[.K651]-[.K773]" office:value-type="string" office:string-value="" calcext:value-type="error">
            <text:p>#DIV/0 !</text:p>
          </table:table-cell>
          <table:table-cell table:formula="of:=[.L651]-[.L773]" office:value-type="string" office:string-value="" calcext:value-type="error">
            <text:p>#VALEUR !</text:p>
          </table:table-cell>
          <table:table-cell table:formula="of:=[.M651]-[.M773]" office:value-type="float" office:value="0.00020271247147649" calcext:value-type="float">
            <text:p>0,0002027125</text:p>
          </table:table-cell>
          <table:table-cell table:formula="of:=[.N651]-[.N773]" office:value-type="float" office:value="0.356380412439313" calcext:value-type="float">
            <text:p>0,3563804124</text:p>
          </table:table-cell>
          <table:table-cell table:formula="of:=[.O651]-[.O773]" office:value-type="string" office:string-value="" calcext:value-type="error">
            <text:p>#VALEUR !</text:p>
          </table:table-cell>
          <table:table-cell table:formula="of:=[.P651]-[.P773]" office:value-type="string" office:string-value="" calcext:value-type="error">
            <text:p>#DIV/0 !</text:p>
          </table:table-cell>
          <table:table-cell table:formula="of:=[.Q651]-[.Q773]" office:value-type="string" office:string-value="" calcext:value-type="error">
            <text:p>#DIV/0 !</text:p>
          </table:table-cell>
          <table:table-cell table:formula="of:=[.R651]-[.R773]" office:value-type="string" office:string-value="" calcext:value-type="error">
            <text:p>#DIV/0 !</text:p>
          </table:table-cell>
          <table:table-cell table:formula="of:=[.S651]-[.S773]" office:value-type="float" office:value="0.00531187121185635" calcext:value-type="float">
            <text:p>0,0053118712</text:p>
          </table:table-cell>
          <table:table-cell table:formula="of:=[.T651]-[.T773]" office:value-type="string" office:string-value="" calcext:value-type="error">
            <text:p>#VALEUR !</text:p>
          </table:table-cell>
          <table:table-cell table:formula="of:=[.U651]-[.U773]" office:value-type="string" office:string-value="" calcext:value-type="error">
            <text:p>#VALEUR !</text:p>
          </table:table-cell>
          <table:table-cell table:formula="of:=[.V651]-[.V77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formula="of:=[.B652]-[.B774]" office:value-type="string" office:string-value="" calcext:value-type="error">
            <text:p>#DIV/0 !</text:p>
          </table:table-cell>
          <table:table-cell table:formula="of:=[.C652]-[.C774]" office:value-type="float" office:value="0.000231617509178919" calcext:value-type="float">
            <text:p>0,0002316175</text:p>
          </table:table-cell>
          <table:table-cell table:formula="of:=[.D652]-[.D774]" office:value-type="float" office:value="0.00114871444428233" calcext:value-type="float">
            <text:p>0,0011487144</text:p>
          </table:table-cell>
          <table:table-cell table:formula="of:=[.E652]-[.E774]" office:value-type="float" office:value="1" calcext:value-type="float">
            <text:p>1</text:p>
          </table:table-cell>
          <table:table-cell table:formula="of:=[.F652]-[.F774]" office:value-type="string" office:string-value="" calcext:value-type="error">
            <text:p>#VALEUR !</text:p>
          </table:table-cell>
          <table:table-cell table:formula="of:=[.G652]-[.G774]" office:value-type="string" office:string-value="" calcext:value-type="error">
            <text:p>#VALEUR !</text:p>
          </table:table-cell>
          <table:table-cell table:formula="of:=[.H652]-[.H774]" office:value-type="string" office:string-value="" calcext:value-type="error">
            <text:p>#DIV/0 !</text:p>
          </table:table-cell>
          <table:table-cell table:formula="of:=[.I652]-[.I774]" office:value-type="float" office:value="0.0130548919864642" calcext:value-type="float">
            <text:p>0,013054892</text:p>
          </table:table-cell>
          <table:table-cell table:formula="of:=[.J652]-[.J774]" office:value-type="string" office:string-value="" calcext:value-type="error">
            <text:p>#VALEUR !</text:p>
          </table:table-cell>
          <table:table-cell table:formula="of:=[.K652]-[.K774]" office:value-type="string" office:string-value="" calcext:value-type="error">
            <text:p>#DIV/0 !</text:p>
          </table:table-cell>
          <table:table-cell table:formula="of:=[.L652]-[.L774]" office:value-type="string" office:string-value="" calcext:value-type="error">
            <text:p>#VALEUR !</text:p>
          </table:table-cell>
          <table:table-cell table:formula="of:=[.M652]-[.M774]" office:value-type="float" office:value="0.000161954410632484" calcext:value-type="float">
            <text:p>0,0001619544</text:p>
          </table:table-cell>
          <table:table-cell table:formula="of:=[.N652]-[.N774]" office:value-type="float" office:value="0.365179459135484" calcext:value-type="float">
            <text:p>0,3651794591</text:p>
          </table:table-cell>
          <table:table-cell table:formula="of:=[.O652]-[.O774]" office:value-type="float" office:value="0.0000198061750769277" calcext:value-type="float">
            <text:p>1,98061750769277E-005</text:p>
          </table:table-cell>
          <table:table-cell table:formula="of:=[.P652]-[.P774]" office:value-type="string" office:string-value="" calcext:value-type="error">
            <text:p>#DIV/0 !</text:p>
          </table:table-cell>
          <table:table-cell table:formula="of:=[.Q652]-[.Q774]" office:value-type="string" office:string-value="" calcext:value-type="error">
            <text:p>#DIV/0 !</text:p>
          </table:table-cell>
          <table:table-cell table:formula="of:=[.R652]-[.R774]" office:value-type="string" office:string-value="" calcext:value-type="error">
            <text:p>#DIV/0 !</text:p>
          </table:table-cell>
          <table:table-cell table:formula="of:=[.S652]-[.S774]" office:value-type="float" office:value="0.0054224444603161" calcext:value-type="float">
            <text:p>0,0054224445</text:p>
          </table:table-cell>
          <table:table-cell table:formula="of:=[.T652]-[.T774]" office:value-type="string" office:string-value="" calcext:value-type="error">
            <text:p>#VALEUR !</text:p>
          </table:table-cell>
          <table:table-cell table:formula="of:=[.U652]-[.U774]" office:value-type="string" office:string-value="" calcext:value-type="error">
            <text:p>#VALEUR !</text:p>
          </table:table-cell>
          <table:table-cell table:formula="of:=[.V652]-[.V77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formula="of:=[.B653]-[.B775]" office:value-type="string" office:string-value="" calcext:value-type="error">
            <text:p>#DIV/0 !</text:p>
          </table:table-cell>
          <table:table-cell table:formula="of:=[.C653]-[.C775]" office:value-type="float" office:value="0.000214827075461326" calcext:value-type="float">
            <text:p>0,0002148271</text:p>
          </table:table-cell>
          <table:table-cell table:formula="of:=[.D653]-[.D775]" office:value-type="float" office:value="0.00110723248713924" calcext:value-type="float">
            <text:p>0,0011072325</text:p>
          </table:table-cell>
          <table:table-cell table:formula="of:=[.E653]-[.E775]" office:value-type="float" office:value="1" calcext:value-type="float">
            <text:p>1</text:p>
          </table:table-cell>
          <table:table-cell table:formula="of:=[.F653]-[.F775]" office:value-type="string" office:string-value="" calcext:value-type="error">
            <text:p>#VALEUR !</text:p>
          </table:table-cell>
          <table:table-cell table:formula="of:=[.G653]-[.G775]" office:value-type="string" office:string-value="" calcext:value-type="error">
            <text:p>#VALEUR !</text:p>
          </table:table-cell>
          <table:table-cell table:formula="of:=[.H653]-[.H775]" office:value-type="string" office:string-value="" calcext:value-type="error">
            <text:p>#DIV/0 !</text:p>
          </table:table-cell>
          <table:table-cell table:formula="of:=[.I653]-[.I775]" office:value-type="float" office:value="0.0114405088232592" calcext:value-type="float">
            <text:p>0,0114405088</text:p>
          </table:table-cell>
          <table:table-cell table:formula="of:=[.J653]-[.J775]" office:value-type="string" office:string-value="" calcext:value-type="error">
            <text:p>#VALEUR !</text:p>
          </table:table-cell>
          <table:table-cell table:formula="of:=[.K653]-[.K775]" office:value-type="string" office:string-value="" calcext:value-type="error">
            <text:p>#DIV/0 !</text:p>
          </table:table-cell>
          <table:table-cell table:formula="of:=[.L653]-[.L775]" office:value-type="string" office:string-value="" calcext:value-type="error">
            <text:p>#VALEUR !</text:p>
          </table:table-cell>
          <table:table-cell table:formula="of:=[.M653]-[.M775]" office:value-type="float" office:value="0.000203651633172395" calcext:value-type="float">
            <text:p>0,0002036516</text:p>
          </table:table-cell>
          <table:table-cell table:formula="of:=[.N653]-[.N775]" office:value-type="float" office:value="0.347935451319447" calcext:value-type="float">
            <text:p>0,3479354513</text:p>
          </table:table-cell>
          <table:table-cell table:formula="of:=[.O653]-[.O775]" office:value-type="float" office:value="0.0000111912416889626" calcext:value-type="float">
            <text:p>1,11912416889626E-005</text:p>
          </table:table-cell>
          <table:table-cell table:formula="of:=[.P653]-[.P775]" office:value-type="string" office:string-value="" calcext:value-type="error">
            <text:p>#DIV/0 !</text:p>
          </table:table-cell>
          <table:table-cell table:formula="of:=[.Q653]-[.Q775]" office:value-type="string" office:string-value="" calcext:value-type="error">
            <text:p>#DIV/0 !</text:p>
          </table:table-cell>
          <table:table-cell table:formula="of:=[.R653]-[.R775]" office:value-type="string" office:string-value="" calcext:value-type="error">
            <text:p>#DIV/0 !</text:p>
          </table:table-cell>
          <table:table-cell table:formula="of:=[.S653]-[.S775]" office:value-type="float" office:value="0.00522663112321284" calcext:value-type="float">
            <text:p>0,0052266311</text:p>
          </table:table-cell>
          <table:table-cell table:formula="of:=[.T653]-[.T775]" office:value-type="string" office:string-value="" calcext:value-type="error">
            <text:p>#VALEUR !</text:p>
          </table:table-cell>
          <table:table-cell table:formula="of:=[.U653]-[.U775]" office:value-type="string" office:string-value="" calcext:value-type="error">
            <text:p>#VALEUR !</text:p>
          </table:table-cell>
          <table:table-cell table:formula="of:=[.V653]-[.V77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formula="of:=[.B654]-[.B776]" office:value-type="string" office:string-value="" calcext:value-type="error">
            <text:p>#DIV/0 !</text:p>
          </table:table-cell>
          <table:table-cell table:formula="of:=[.C654]-[.C776]" office:value-type="float" office:value="0.000236696837642224" calcext:value-type="float">
            <text:p>0,0002366968</text:p>
          </table:table-cell>
          <table:table-cell table:formula="of:=[.D654]-[.D776]" office:value-type="string" office:string-value="" calcext:value-type="error">
            <text:p>#VALEUR !</text:p>
          </table:table-cell>
          <table:table-cell table:formula="of:=[.E654]-[.E776]" office:value-type="float" office:value="1" calcext:value-type="float">
            <text:p>1</text:p>
          </table:table-cell>
          <table:table-cell table:formula="of:=[.F654]-[.F776]" office:value-type="string" office:string-value="" calcext:value-type="error">
            <text:p>#VALEUR !</text:p>
          </table:table-cell>
          <table:table-cell table:formula="of:=[.G654]-[.G776]" office:value-type="string" office:string-value="" calcext:value-type="error">
            <text:p>#VALEUR !</text:p>
          </table:table-cell>
          <table:table-cell table:formula="of:=[.H654]-[.H776]" office:value-type="string" office:string-value="" calcext:value-type="error">
            <text:p>#DIV/0 !</text:p>
          </table:table-cell>
          <table:table-cell table:formula="of:=[.I654]-[.I776]" office:value-type="float" office:value="0.0116882551859375" calcext:value-type="float">
            <text:p>0,0116882552</text:p>
          </table:table-cell>
          <table:table-cell table:formula="of:=[.J654]-[.J776]" office:value-type="string" office:string-value="" calcext:value-type="error">
            <text:p>#VALEUR !</text:p>
          </table:table-cell>
          <table:table-cell table:formula="of:=[.K654]-[.K776]" office:value-type="string" office:string-value="" calcext:value-type="error">
            <text:p>#DIV/0 !</text:p>
          </table:table-cell>
          <table:table-cell table:formula="of:=[.L654]-[.L776]" office:value-type="string" office:string-value="" calcext:value-type="error">
            <text:p>#VALEUR !</text:p>
          </table:table-cell>
          <table:table-cell table:formula="of:=[.M654]-[.M776]" office:value-type="float" office:value="0.000208083269507895" calcext:value-type="float">
            <text:p>0,0002080833</text:p>
          </table:table-cell>
          <table:table-cell table:formula="of:=[.N654]-[.N776]" office:value-type="float" office:value="0.377190457957199" calcext:value-type="float">
            <text:p>0,377190458</text:p>
          </table:table-cell>
          <table:table-cell table:formula="of:=[.O654]-[.O776]" office:value-type="string" office:string-value="" calcext:value-type="error">
            <text:p>#VALEUR !</text:p>
          </table:table-cell>
          <table:table-cell table:formula="of:=[.P654]-[.P776]" office:value-type="string" office:string-value="" calcext:value-type="error">
            <text:p>#DIV/0 !</text:p>
          </table:table-cell>
          <table:table-cell table:formula="of:=[.Q654]-[.Q776]" office:value-type="string" office:string-value="" calcext:value-type="error">
            <text:p>#DIV/0 !</text:p>
          </table:table-cell>
          <table:table-cell table:formula="of:=[.R654]-[.R776]" office:value-type="string" office:string-value="" calcext:value-type="error">
            <text:p>#DIV/0 !</text:p>
          </table:table-cell>
          <table:table-cell table:formula="of:=[.S654]-[.S776]" office:value-type="float" office:value="0.00533981479972945" calcext:value-type="float">
            <text:p>0,0053398148</text:p>
          </table:table-cell>
          <table:table-cell table:formula="of:=[.T654]-[.T776]" office:value-type="string" office:string-value="" calcext:value-type="error">
            <text:p>#VALEUR !</text:p>
          </table:table-cell>
          <table:table-cell table:formula="of:=[.U654]-[.U776]" office:value-type="string" office:string-value="" calcext:value-type="error">
            <text:p>#VALEUR !</text:p>
          </table:table-cell>
          <table:table-cell table:formula="of:=[.V654]-[.V7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formula="of:=[.B655]-[.B777]" office:value-type="string" office:string-value="" calcext:value-type="error">
            <text:p>#DIV/0 !</text:p>
          </table:table-cell>
          <table:table-cell table:formula="of:=[.C655]-[.C777]" office:value-type="float" office:value="0.000240174646268866" calcext:value-type="float">
            <text:p>0,0002401746</text:p>
          </table:table-cell>
          <table:table-cell table:formula="of:=[.D655]-[.D777]" office:value-type="string" office:string-value="" calcext:value-type="error">
            <text:p>#VALEUR !</text:p>
          </table:table-cell>
          <table:table-cell table:formula="of:=[.E655]-[.E777]" office:value-type="float" office:value="1" calcext:value-type="float">
            <text:p>1</text:p>
          </table:table-cell>
          <table:table-cell table:formula="of:=[.F655]-[.F777]" office:value-type="string" office:string-value="" calcext:value-type="error">
            <text:p>#VALEUR !</text:p>
          </table:table-cell>
          <table:table-cell table:formula="of:=[.G655]-[.G777]" office:value-type="string" office:string-value="" calcext:value-type="error">
            <text:p>#VALEUR !</text:p>
          </table:table-cell>
          <table:table-cell table:formula="of:=[.H655]-[.H777]" office:value-type="string" office:string-value="" calcext:value-type="error">
            <text:p>#DIV/0 !</text:p>
          </table:table-cell>
          <table:table-cell table:formula="of:=[.I655]-[.I777]" office:value-type="float" office:value="0.0104962062791518" calcext:value-type="float">
            <text:p>0,0104962063</text:p>
          </table:table-cell>
          <table:table-cell table:formula="of:=[.J655]-[.J777]" office:value-type="string" office:string-value="" calcext:value-type="error">
            <text:p>#VALEUR !</text:p>
          </table:table-cell>
          <table:table-cell table:formula="of:=[.K655]-[.K777]" office:value-type="string" office:string-value="" calcext:value-type="error">
            <text:p>#DIV/0 !</text:p>
          </table:table-cell>
          <table:table-cell table:formula="of:=[.L655]-[.L777]" office:value-type="float" office:value="0.0000564034760234164" calcext:value-type="float">
            <text:p>5,64034760234164E-005</text:p>
          </table:table-cell>
          <table:table-cell table:formula="of:=[.M655]-[.M777]" office:value-type="float" office:value="0.000127342251723037" calcext:value-type="float">
            <text:p>0,0001273423</text:p>
          </table:table-cell>
          <table:table-cell table:formula="of:=[.N655]-[.N777]" office:value-type="float" office:value="0.39405485940129" calcext:value-type="float">
            <text:p>0,3940548594</text:p>
          </table:table-cell>
          <table:table-cell table:formula="of:=[.O655]-[.O777]" office:value-type="float" office:value="0.0000159015618722699" calcext:value-type="float">
            <text:p>1,59015618722699E-005</text:p>
          </table:table-cell>
          <table:table-cell table:formula="of:=[.P655]-[.P777]" office:value-type="string" office:string-value="" calcext:value-type="error">
            <text:p>#DIV/0 !</text:p>
          </table:table-cell>
          <table:table-cell table:formula="of:=[.Q655]-[.Q777]" office:value-type="string" office:string-value="" calcext:value-type="error">
            <text:p>#DIV/0 !</text:p>
          </table:table-cell>
          <table:table-cell table:formula="of:=[.R655]-[.R777]" office:value-type="string" office:string-value="" calcext:value-type="error">
            <text:p>#DIV/0 !</text:p>
          </table:table-cell>
          <table:table-cell table:formula="of:=[.S655]-[.S777]" office:value-type="float" office:value="0.00505001038664579" calcext:value-type="float">
            <text:p>0,0050500104</text:p>
          </table:table-cell>
          <table:table-cell table:formula="of:=[.T655]-[.T777]" office:value-type="string" office:string-value="" calcext:value-type="error">
            <text:p>#VALEUR !</text:p>
          </table:table-cell>
          <table:table-cell table:formula="of:=[.U655]-[.U777]" office:value-type="string" office:string-value="" calcext:value-type="error">
            <text:p>#VALEUR !</text:p>
          </table:table-cell>
          <table:table-cell table:formula="of:=[.V655]-[.V7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formula="of:=[.B656]-[.B778]" office:value-type="string" office:string-value="" calcext:value-type="error">
            <text:p>#DIV/0 !</text:p>
          </table:table-cell>
          <table:table-cell table:formula="of:=[.C656]-[.C778]" office:value-type="float" office:value="0.000212440726760298" calcext:value-type="float">
            <text:p>0,0002124407</text:p>
          </table:table-cell>
          <table:table-cell table:formula="of:=[.D656]-[.D778]" office:value-type="float" office:value="0.00127729555361025" calcext:value-type="float">
            <text:p>0,0012772956</text:p>
          </table:table-cell>
          <table:table-cell table:formula="of:=[.E656]-[.E778]" office:value-type="float" office:value="1" calcext:value-type="float">
            <text:p>1</text:p>
          </table:table-cell>
          <table:table-cell table:formula="of:=[.F656]-[.F778]" office:value-type="string" office:string-value="" calcext:value-type="error">
            <text:p>#VALEUR !</text:p>
          </table:table-cell>
          <table:table-cell table:formula="of:=[.G656]-[.G778]" office:value-type="string" office:string-value="" calcext:value-type="error">
            <text:p>#VALEUR !</text:p>
          </table:table-cell>
          <table:table-cell table:formula="of:=[.H656]-[.H778]" office:value-type="string" office:string-value="" calcext:value-type="error">
            <text:p>#DIV/0 !</text:p>
          </table:table-cell>
          <table:table-cell table:formula="of:=[.I656]-[.I778]" office:value-type="float" office:value="0.0099664527979658" calcext:value-type="float">
            <text:p>0,0099664528</text:p>
          </table:table-cell>
          <table:table-cell table:formula="of:=[.J656]-[.J778]" office:value-type="string" office:string-value="" calcext:value-type="error">
            <text:p>#VALEUR !</text:p>
          </table:table-cell>
          <table:table-cell table:formula="of:=[.K656]-[.K778]" office:value-type="string" office:string-value="" calcext:value-type="error">
            <text:p>#DIV/0 !</text:p>
          </table:table-cell>
          <table:table-cell table:formula="of:=[.L656]-[.L778]" office:value-type="string" office:string-value="" calcext:value-type="error">
            <text:p>#VALEUR !</text:p>
          </table:table-cell>
          <table:table-cell table:formula="of:=[.M656]-[.M778]" office:value-type="float" office:value="0.000244902146927438" calcext:value-type="float">
            <text:p>0,0002449021</text:p>
          </table:table-cell>
          <table:table-cell table:formula="of:=[.N656]-[.N778]" office:value-type="float" office:value="0.362119755655231" calcext:value-type="float">
            <text:p>0,3621197557</text:p>
          </table:table-cell>
          <table:table-cell table:formula="of:=[.O656]-[.O778]" office:value-type="float" office:value="0.0000102619038761041" calcext:value-type="float">
            <text:p>1,02619038761041E-005</text:p>
          </table:table-cell>
          <table:table-cell table:formula="of:=[.P656]-[.P778]" office:value-type="string" office:string-value="" calcext:value-type="error">
            <text:p>#DIV/0 !</text:p>
          </table:table-cell>
          <table:table-cell table:formula="of:=[.Q656]-[.Q778]" office:value-type="string" office:string-value="" calcext:value-type="error">
            <text:p>#DIV/0 !</text:p>
          </table:table-cell>
          <table:table-cell table:formula="of:=[.R656]-[.R778]" office:value-type="string" office:string-value="" calcext:value-type="error">
            <text:p>#DIV/0 !</text:p>
          </table:table-cell>
          <table:table-cell table:formula="of:=[.S656]-[.S778]" office:value-type="float" office:value="0.00426858499848539" calcext:value-type="float">
            <text:p>0,004268585</text:p>
          </table:table-cell>
          <table:table-cell table:formula="of:=[.T656]-[.T778]" office:value-type="string" office:string-value="" calcext:value-type="error">
            <text:p>#VALEUR !</text:p>
          </table:table-cell>
          <table:table-cell table:formula="of:=[.U656]-[.U778]" office:value-type="string" office:string-value="" calcext:value-type="error">
            <text:p>#VALEUR !</text:p>
          </table:table-cell>
          <table:table-cell table:formula="of:=[.V656]-[.V7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number-columns-repeated="1023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number-columns-repeated="1023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number-columns-repeated="1023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number-columns-repeated="1023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number-columns-repeated="1023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11:52.05298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6:24:10.165492785</dc:date>
    <meta:generator>LibreOffice/4.2.8.2$Linux_X86_64 LibreOffice_project/420m0$Build-2</meta:generator>
    <meta:editing-duration>PT57M28S</meta:editing-duration>
    <meta:editing-cycles>13</meta:editing-cycles>
    <meta:document-statistic meta:table-count="1" meta:cell-count="15984" meta:object-count="0"/>
  </office:meta>
</office:document-meta>
</file>